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46.6pt"/>
    </style:style>
    <style:style style:name="ro1" style:family="table-row">
      <style:table-row-properties style:row-height="17.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ff66"/>
    </style:style>
    <style:style style:name="ce2" style:family="table-cell" style:parent-style-name="Default" style:data-style-name="N61"/>
  </office:automatic-styles>
  <office:body>
    <office:spreadsheet>
      <table:calculation-settings table:automatic-find-labels="false"/>
      <table:table table:name="gen_obs2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randomseedNo</text:p>
          </table:table-cell>
          <table:table-cell office:value-type="string" calcext:value-type="string">
            <text:p>tick</text:p>
          </table:table-cell>
          <table:table-cell office:value-type="string" calcext:value-type="string">
            <text:p>Tick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and</text:p>
          </table:table-cell>
          <table:table-cell/>
          <table:table-cell table:style-name="ce1" office:value-type="string" calcext:value-type="string">
            <text:p>$arg1</text:p>
          </table:table-cell>
          <table:table-cell table:style-name="ce1" office:value-type="string" calcext:value-type="string">
            <text:p>$arg2</text:p>
          </table:table-cell>
          <table:table-cell/>
          <table:table-cell office:value-type="string" calcext:value-type="string">
            <text:p>word로 옮겨서 \t없에고 sh로 옮기세요</text:p>
          </table:table-cell>
          <table:table-cell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table:formula="of:=[.C2]-[.$E$1]" office:value-type="float" office:value="155" calcext:value-type="float">
            <text:p>155</text:p>
          </table:table-cell>
          <table:table-cell/>
          <table:table-cell office:value-type="string" calcext:value-type="string">
            <text:p>python src/layered_planner/planner.py 2</text:p>
          </table:table-cell>
          <table:table-cell office:value-type="float" office:value="1" calcext:value-type="float">
            <text:p>1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141" calcext:value-type="float">
            <text:p>141</text:p>
          </table:table-cell>
          <table:table-cell table:formula="of:=[.C3]-[.$E$1]" office:value-type="float" office:value="141" calcext:value-type="float">
            <text:p>141</text:p>
          </table:table-cell>
          <table:table-cell/>
          <table:table-cell office:value-type="string" calcext:value-type="string">
            <text:p>python src/layered_planner/planner.py 2</text:p>
          </table:table-cell>
          <table:table-cell office:value-type="float" office:value="2" calcext:value-type="float">
            <text:p>2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134" calcext:value-type="float">
            <text:p>134</text:p>
          </table:table-cell>
          <table:table-cell table:formula="of:=[.C4]-[.$E$1]" office:value-type="float" office:value="134" calcext:value-type="float">
            <text:p>134</text:p>
          </table:table-cell>
          <table:table-cell/>
          <table:table-cell office:value-type="string" calcext:value-type="string">
            <text:p>python src/layered_planner/planner.py 2</text:p>
          </table:table-cell>
          <table:table-cell office:value-type="float" office:value="3" calcext:value-type="float">
            <text:p>3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python src/layered_planner/planner.py 2</text:p>
          </table:table-cell>
          <table:table-cell office:value-type="float" office:value="4" calcext:value-type="float">
            <text:p>4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float" office:value="157" calcext:value-type="float">
            <text:p>157</text:p>
          </table:table-cell>
          <table:table-cell table:formula="of:=[.C6]-[.$E$1]" office:value-type="float" office:value="157" calcext:value-type="float">
            <text:p>157</text:p>
          </table:table-cell>
          <table:table-cell/>
          <table:table-cell office:value-type="string" calcext:value-type="string">
            <text:p>python src/layered_planner/planner.py 2</text:p>
          </table:table-cell>
          <table:table-cell office:value-type="float" office:value="5" calcext:value-type="float">
            <text:p>5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float" office:value="138" calcext:value-type="float">
            <text:p>138</text:p>
          </table:table-cell>
          <table:table-cell table:formula="of:=[.C7]-[.$E$1]" office:value-type="float" office:value="138" calcext:value-type="float">
            <text:p>138</text:p>
          </table:table-cell>
          <table:table-cell/>
          <table:table-cell office:value-type="string" calcext:value-type="string">
            <text:p>python src/layered_planner/planner.py 2</text:p>
          </table:table-cell>
          <table:table-cell office:value-type="float" office:value="7" calcext:value-type="float">
            <text:p>7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float" office:value="141" calcext:value-type="float">
            <text:p>141</text:p>
          </table:table-cell>
          <table:table-cell table:formula="of:=[.C8]-[.$E$1]" office:value-type="float" office:value="141" calcext:value-type="float">
            <text:p>141</text:p>
          </table:table-cell>
          <table:table-cell/>
          <table:table-cell office:value-type="string" calcext:value-type="string">
            <text:p>python src/layered_planner/planner.py 2</text:p>
          </table:table-cell>
          <table:table-cell office:value-type="float" office:value="8" calcext:value-type="float">
            <text:p>8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table:formula="of:=[.C9]-[.$E$1]" office:value-type="float" office:value="140" calcext:value-type="float">
            <text:p>140</text:p>
          </table:table-cell>
          <table:table-cell/>
          <table:table-cell office:value-type="string" calcext:value-type="string">
            <text:p>python src/layered_planner/planner.py 2</text:p>
          </table:table-cell>
          <table:table-cell office:value-type="float" office:value="9" calcext:value-type="float">
            <text:p>9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office:value-type="float" office:value="139" calcext:value-type="float">
            <text:p>139</text:p>
          </table:table-cell>
          <table:table-cell table:formula="of:=[.C10]-[.$E$1]" office:value-type="float" office:value="139" calcext:value-type="float">
            <text:p>139</text:p>
          </table:table-cell>
          <table:table-cell/>
          <table:table-cell office:value-type="string" calcext:value-type="string">
            <text:p>python src/layered_planner/planner.py 2</text:p>
          </table:table-cell>
          <table:table-cell office:value-type="float" office:value="10" calcext:value-type="float">
            <text:p>10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office:value-type="float" office:value="133" calcext:value-type="float">
            <text:p>133</text:p>
          </table:table-cell>
          <table:table-cell table:formula="of:=[.C11]-[.$E$1]" office:value-type="float" office:value="133" calcext:value-type="float">
            <text:p>133</text:p>
          </table:table-cell>
          <table:table-cell/>
          <table:table-cell office:value-type="string" calcext:value-type="string">
            <text:p>python src/layered_planner/planner.py 2</text:p>
          </table:table-cell>
          <table:table-cell office:value-type="float" office:value="13" calcext:value-type="float">
            <text:p>13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table:number-columns-repeated="2" office:value-type="float" office:value="11" calcext:value-type="float">
            <text:p>11</text:p>
          </table:table-cell>
          <table:table-cell office:value-type="float" office:value="136" calcext:value-type="float">
            <text:p>136</text:p>
          </table:table-cell>
          <table:table-cell table:formula="of:=[.C12]-[.$E$1]" office:value-type="float" office:value="136" calcext:value-type="float">
            <text:p>136</text:p>
          </table:table-cell>
          <table:table-cell/>
          <table:table-cell office:value-type="string" calcext:value-type="string">
            <text:p>python src/layered_planner/planner.py 2</text:p>
          </table:table-cell>
          <table:table-cell office:value-type="float" office:value="14" calcext:value-type="float">
            <text:p>14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table:number-columns-repeated="2"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  <table:table-cell table:formula="of:=[.C13]-[.$E$1]" office:value-type="float" office:value="150" calcext:value-type="float">
            <text:p>150</text:p>
          </table:table-cell>
          <table:table-cell/>
          <table:table-cell office:value-type="string" calcext:value-type="string">
            <text:p>python src/layered_planner/planner.py 2</text:p>
          </table:table-cell>
          <table:table-cell office:value-type="float" office:value="16" calcext:value-type="float">
            <text:p>16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table:number-columns-repeated="2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table:formula="of:=[.C14]-[.$E$1]" office:value-type="float" office:value="143" calcext:value-type="float">
            <text:p>143</text:p>
          </table:table-cell>
          <table:table-cell/>
          <table:table-cell office:value-type="string" calcext:value-type="string">
            <text:p>python src/layered_planner/planner.py 2</text:p>
          </table:table-cell>
          <table:table-cell office:value-type="float" office:value="17" calcext:value-type="float">
            <text:p>17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table:number-columns-repeated="2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table:formula="of:=[.C15]-[.$E$1]" office:value-type="float" office:value="154" calcext:value-type="float">
            <text:p>154</text:p>
          </table:table-cell>
          <table:table-cell/>
          <table:table-cell office:value-type="string" calcext:value-type="string">
            <text:p>python src/layered_planner/planner.py 2</text:p>
          </table:table-cell>
          <table:table-cell office:value-type="float" office:value="19" calcext:value-type="float">
            <text:p>19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table:number-columns-repeated="2" office:value-type="float" office:value="15" calcext:value-type="float">
            <text:p>15</text:p>
          </table:table-cell>
          <table:table-cell office:value-type="float" office:value="142" calcext:value-type="float">
            <text:p>142</text:p>
          </table:table-cell>
          <table:table-cell table:formula="of:=[.C16]-[.$E$1]" office:value-type="float" office:value="142" calcext:value-type="float">
            <text:p>142</text:p>
          </table:table-cell>
          <table:table-cell/>
          <table:table-cell office:value-type="string" calcext:value-type="string">
            <text:p>python src/layered_planner/planner.py 2</text:p>
          </table:table-cell>
          <table:table-cell office:value-type="float" office:value="20" calcext:value-type="float">
            <text:p>20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office:value-type="float" office:value="161" calcext:value-type="float">
            <text:p>161</text:p>
          </table:table-cell>
          <table:table-cell table:formula="of:=[.C17]-[.$E$1]" office:value-type="float" office:value="161" calcext:value-type="float">
            <text:p>161</text:p>
          </table:table-cell>
          <table:table-cell/>
          <table:table-cell office:value-type="string" calcext:value-type="string">
            <text:p>python src/layered_planner/planner.py 2</text:p>
          </table:table-cell>
          <table:table-cell office:value-type="float" office:value="21" calcext:value-type="float">
            <text:p>21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table:number-columns-repeated="2" office:value-type="float" office:value="17" calcext:value-type="float">
            <text:p>17</text:p>
          </table:table-cell>
          <table:table-cell office:value-type="float" office:value="141" calcext:value-type="float">
            <text:p>141</text:p>
          </table:table-cell>
          <table:table-cell table:formula="of:=[.C18]-[.$E$1]" office:value-type="float" office:value="141" calcext:value-type="float">
            <text:p>141</text:p>
          </table:table-cell>
          <table:table-cell/>
          <table:table-cell office:value-type="string" calcext:value-type="string">
            <text:p>python src/layered_planner/planner.py 2</text:p>
          </table:table-cell>
          <table:table-cell office:value-type="float" office:value="22" calcext:value-type="float">
            <text:p>22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table:number-columns-repeated="2" office:value-type="float" office:value="18" calcext:value-type="float">
            <text:p>18</text:p>
          </table:table-cell>
          <table:table-cell office:value-type="float" office:value="145" calcext:value-type="float">
            <text:p>145</text:p>
          </table:table-cell>
          <table:table-cell table:formula="of:=[.C19]-[.$E$1]" office:value-type="float" office:value="145" calcext:value-type="float">
            <text:p>145</text:p>
          </table:table-cell>
          <table:table-cell/>
          <table:table-cell office:value-type="string" calcext:value-type="string">
            <text:p>python src/layered_planner/planner.py 2</text:p>
          </table:table-cell>
          <table:table-cell office:value-type="float" office:value="23" calcext:value-type="float">
            <text:p>23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table:number-columns-repeated="2" office:value-type="float" office:value="19" calcext:value-type="float">
            <text:p>19</text:p>
          </table:table-cell>
          <table:table-cell office:value-type="float" office:value="145" calcext:value-type="float">
            <text:p>145</text:p>
          </table:table-cell>
          <table:table-cell table:formula="of:=[.C20]-[.$E$1]" office:value-type="float" office:value="145" calcext:value-type="float">
            <text:p>145</text:p>
          </table:table-cell>
          <table:table-cell/>
          <table:table-cell office:value-type="string" calcext:value-type="string">
            <text:p>python src/layered_planner/planner.py 2</text:p>
          </table:table-cell>
          <table:table-cell office:value-type="float" office:value="24" calcext:value-type="float">
            <text:p>24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table:number-columns-repeated="2" office:value-type="float" office:value="20" calcext:value-type="float">
            <text:p>20</text:p>
          </table:table-cell>
          <table:table-cell office:value-type="float" office:value="140" calcext:value-type="float">
            <text:p>140</text:p>
          </table:table-cell>
          <table:table-cell table:formula="of:=[.C21]-[.$E$1]" office:value-type="float" office:value="140" calcext:value-type="float">
            <text:p>140</text:p>
          </table:table-cell>
          <table:table-cell/>
          <table:table-cell office:value-type="string" calcext:value-type="string">
            <text:p>python src/layered_planner/planner.py 2</text:p>
          </table:table-cell>
          <table:table-cell office:value-type="float" office:value="25" calcext:value-type="float">
            <text:p>25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table:number-columns-repeated="2" office:value-type="float" office:value="21" calcext:value-type="float">
            <text:p>21</text:p>
          </table:table-cell>
          <table:table-cell office:value-type="float" office:value="143" calcext:value-type="float">
            <text:p>143</text:p>
          </table:table-cell>
          <table:table-cell table:formula="of:=[.C22]-[.$E$1]" office:value-type="float" office:value="143" calcext:value-type="float">
            <text:p>143</text:p>
          </table:table-cell>
          <table:table-cell/>
          <table:table-cell office:value-type="string" calcext:value-type="string">
            <text:p>python src/layered_planner/planner.py 2</text:p>
          </table:table-cell>
          <table:table-cell office:value-type="float" office:value="26" calcext:value-type="float">
            <text:p>26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table:number-columns-repeated="2" office:value-type="float" office:value="22" calcext:value-type="float">
            <text:p>22</text:p>
          </table:table-cell>
          <table:table-cell office:value-type="float" office:value="141" calcext:value-type="float">
            <text:p>141</text:p>
          </table:table-cell>
          <table:table-cell table:formula="of:=[.C23]-[.$E$1]" office:value-type="float" office:value="141" calcext:value-type="float">
            <text:p>141</text:p>
          </table:table-cell>
          <table:table-cell/>
          <table:table-cell office:value-type="string" calcext:value-type="string">
            <text:p>python src/layered_planner/planner.py 2</text:p>
          </table:table-cell>
          <table:table-cell office:value-type="float" office:value="27" calcext:value-type="float">
            <text:p>27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table:number-columns-repeated="2" office:value-type="float" office:value="23" calcext:value-type="float">
            <text:p>23</text:p>
          </table:table-cell>
          <table:table-cell office:value-type="float" office:value="143" calcext:value-type="float">
            <text:p>143</text:p>
          </table:table-cell>
          <table:table-cell table:formula="of:=[.C24]-[.$E$1]" office:value-type="float" office:value="143" calcext:value-type="float">
            <text:p>143</text:p>
          </table:table-cell>
          <table:table-cell/>
          <table:table-cell office:value-type="string" calcext:value-type="string">
            <text:p>python src/layered_planner/planner.py 2</text:p>
          </table:table-cell>
          <table:table-cell office:value-type="float" office:value="28" calcext:value-type="float">
            <text:p>28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table:number-columns-repeated="2" office:value-type="float" office:value="24" calcext:value-type="float">
            <text:p>24</text:p>
          </table:table-cell>
          <table:table-cell office:value-type="float" office:value="140" calcext:value-type="float">
            <text:p>140</text:p>
          </table:table-cell>
          <table:table-cell table:formula="of:=[.C25]-[.$E$1]" office:value-type="float" office:value="140" calcext:value-type="float">
            <text:p>140</text:p>
          </table:table-cell>
          <table:table-cell/>
          <table:table-cell office:value-type="string" calcext:value-type="string">
            <text:p>python src/layered_planner/planner.py 2</text:p>
          </table:table-cell>
          <table:table-cell office:value-type="float" office:value="31" calcext:value-type="float">
            <text:p>31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office:value-type="float" office:value="142" calcext:value-type="float">
            <text:p>142</text:p>
          </table:table-cell>
          <table:table-cell table:formula="of:=[.C26]-[.$E$1]" office:value-type="float" office:value="142" calcext:value-type="float">
            <text:p>142</text:p>
          </table:table-cell>
          <table:table-cell/>
          <table:table-cell office:value-type="string" calcext:value-type="string">
            <text:p>python src/layered_planner/planner.py 2</text:p>
          </table:table-cell>
          <table:table-cell office:value-type="float" office:value="32" calcext:value-type="float">
            <text:p>32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table:number-columns-repeated="2" office:value-type="float" office:value="26" calcext:value-type="float">
            <text:p>26</text:p>
          </table:table-cell>
          <table:table-cell office:value-type="float" office:value="138" calcext:value-type="float">
            <text:p>138</text:p>
          </table:table-cell>
          <table:table-cell table:formula="of:=[.C27]-[.$E$1]" office:value-type="float" office:value="138" calcext:value-type="float">
            <text:p>138</text:p>
          </table:table-cell>
          <table:table-cell/>
          <table:table-cell office:value-type="string" calcext:value-type="string">
            <text:p>python src/layered_planner/planner.py 2</text:p>
          </table:table-cell>
          <table:table-cell office:value-type="float" office:value="33" calcext:value-type="float">
            <text:p>33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table:number-columns-repeated="2" office:value-type="float" office:value="27" calcext:value-type="float">
            <text:p>27</text:p>
          </table:table-cell>
          <table:table-cell office:value-type="float" office:value="134" calcext:value-type="float">
            <text:p>134</text:p>
          </table:table-cell>
          <table:table-cell table:formula="of:=[.C28]-[.$E$1]" office:value-type="float" office:value="134" calcext:value-type="float">
            <text:p>134</text:p>
          </table:table-cell>
          <table:table-cell/>
          <table:table-cell office:value-type="string" calcext:value-type="string">
            <text:p>python src/layered_planner/planner.py 2</text:p>
          </table:table-cell>
          <table:table-cell office:value-type="float" office:value="34" calcext:value-type="float">
            <text:p>34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table:number-columns-repeated="2" office:value-type="float" office:value="28" calcext:value-type="float">
            <text:p>28</text:p>
          </table:table-cell>
          <table:table-cell office:value-type="float" office:value="138" calcext:value-type="float">
            <text:p>138</text:p>
          </table:table-cell>
          <table:table-cell table:formula="of:=[.C29]-[.$E$1]" office:value-type="float" office:value="138" calcext:value-type="float">
            <text:p>138</text:p>
          </table:table-cell>
          <table:table-cell/>
          <table:table-cell office:value-type="string" calcext:value-type="string">
            <text:p>python src/layered_planner/planner.py 2</text:p>
          </table:table-cell>
          <table:table-cell office:value-type="float" office:value="35" calcext:value-type="float">
            <text:p>35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table:number-columns-repeated="2" office:value-type="float" office:value="29" calcext:value-type="float">
            <text:p>29</text:p>
          </table:table-cell>
          <table:table-cell office:value-type="float" office:value="139" calcext:value-type="float">
            <text:p>139</text:p>
          </table:table-cell>
          <table:table-cell table:formula="of:=[.C30]-[.$E$1]" office:value-type="float" office:value="139" calcext:value-type="float">
            <text:p>139</text:p>
          </table:table-cell>
          <table:table-cell/>
          <table:table-cell office:value-type="string" calcext:value-type="string">
            <text:p>python src/layered_planner/planner.py 2</text:p>
          </table:table-cell>
          <table:table-cell office:value-type="float" office:value="36" calcext:value-type="float">
            <text:p>36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table:number-columns-repeated="2"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table:formula="of:=[.C31]-[.$E$1]" office:value-type="float" office:value="146" calcext:value-type="float">
            <text:p>146</text:p>
          </table:table-cell>
          <table:table-cell/>
          <table:table-cell office:value-type="string" calcext:value-type="string">
            <text:p>python src/layered_planner/planner.py 2</text:p>
          </table:table-cell>
          <table:table-cell office:value-type="float" office:value="38" calcext:value-type="float">
            <text:p>38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table:number-columns-repeated="2" office:value-type="float" office:value="31" calcext:value-type="float">
            <text:p>31</text:p>
          </table:table-cell>
          <table:table-cell office:value-type="float" office:value="138" calcext:value-type="float">
            <text:p>138</text:p>
          </table:table-cell>
          <table:table-cell table:formula="of:=[.C32]-[.$E$1]" office:value-type="float" office:value="138" calcext:value-type="float">
            <text:p>138</text:p>
          </table:table-cell>
          <table:table-cell/>
          <table:table-cell office:value-type="string" calcext:value-type="string">
            <text:p>python src/layered_planner/planner.py 2</text:p>
          </table:table-cell>
          <table:table-cell office:value-type="float" office:value="39" calcext:value-type="float">
            <text:p>39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table:number-columns-repeated="2" office:value-type="float" office:value="32" calcext:value-type="float">
            <text:p>32</text:p>
          </table:table-cell>
          <table:table-cell office:value-type="float" office:value="147" calcext:value-type="float">
            <text:p>147</text:p>
          </table:table-cell>
          <table:table-cell table:formula="of:=[.C33]-[.$E$1]" office:value-type="float" office:value="147" calcext:value-type="float">
            <text:p>147</text:p>
          </table:table-cell>
          <table:table-cell/>
          <table:table-cell office:value-type="string" calcext:value-type="string">
            <text:p>python src/layered_planner/planner.py 2</text:p>
          </table:table-cell>
          <table:table-cell office:value-type="float" office:value="40" calcext:value-type="float">
            <text:p>40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table:number-columns-repeated="2" office:value-type="float" office:value="33" calcext:value-type="float">
            <text:p>33</text:p>
          </table:table-cell>
          <table:table-cell office:value-type="float" office:value="145" calcext:value-type="float">
            <text:p>145</text:p>
          </table:table-cell>
          <table:table-cell table:formula="of:=[.C34]-[.$E$1]" office:value-type="float" office:value="145" calcext:value-type="float">
            <text:p>145</text:p>
          </table:table-cell>
          <table:table-cell/>
          <table:table-cell office:value-type="string" calcext:value-type="string">
            <text:p>python src/layered_planner/planner.py 2</text:p>
          </table:table-cell>
          <table:table-cell office:value-type="float" office:value="41" calcext:value-type="float">
            <text:p>41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table:number-columns-repeated="2" office:value-type="float" office:value="34" calcext:value-type="float">
            <text:p>34</text:p>
          </table:table-cell>
          <table:table-cell office:value-type="float" office:value="147" calcext:value-type="float">
            <text:p>147</text:p>
          </table:table-cell>
          <table:table-cell table:formula="of:=[.C35]-[.$E$1]" office:value-type="float" office:value="147" calcext:value-type="float">
            <text:p>147</text:p>
          </table:table-cell>
          <table:table-cell/>
          <table:table-cell office:value-type="string" calcext:value-type="string">
            <text:p>python src/layered_planner/planner.py 2</text:p>
          </table:table-cell>
          <table:table-cell office:value-type="float" office:value="43" calcext:value-type="float">
            <text:p>43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table:number-columns-repeated="2" office:value-type="float" office:value="35" calcext:value-type="float">
            <text:p>35</text:p>
          </table:table-cell>
          <table:table-cell office:value-type="float" office:value="137" calcext:value-type="float">
            <text:p>137</text:p>
          </table:table-cell>
          <table:table-cell table:formula="of:=[.C36]-[.$E$1]" office:value-type="float" office:value="137" calcext:value-type="float">
            <text:p>137</text:p>
          </table:table-cell>
          <table:table-cell/>
          <table:table-cell office:value-type="string" calcext:value-type="string">
            <text:p>python src/layered_planner/planner.py 2</text:p>
          </table:table-cell>
          <table:table-cell office:value-type="float" office:value="47" calcext:value-type="float">
            <text:p>47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table:number-columns-repeated="2" office:value-type="float" office:value="36" calcext:value-type="float">
            <text:p>36</text:p>
          </table:table-cell>
          <table:table-cell office:value-type="float" office:value="140" calcext:value-type="float">
            <text:p>140</text:p>
          </table:table-cell>
          <table:table-cell table:formula="of:=[.C37]-[.$E$1]" office:value-type="float" office:value="140" calcext:value-type="float">
            <text:p>140</text:p>
          </table:table-cell>
          <table:table-cell/>
          <table:table-cell office:value-type="string" calcext:value-type="string">
            <text:p>python src/layered_planner/planner.py 2</text:p>
          </table:table-cell>
          <table:table-cell office:value-type="float" office:value="48" calcext:value-type="float">
            <text:p>48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table:number-columns-repeated="2" office:value-type="float" office:value="37" calcext:value-type="float">
            <text:p>37</text:p>
          </table:table-cell>
          <table:table-cell office:value-type="float" office:value="132" calcext:value-type="float">
            <text:p>132</text:p>
          </table:table-cell>
          <table:table-cell table:formula="of:=[.C38]-[.$E$1]" office:value-type="float" office:value="132" calcext:value-type="float">
            <text:p>132</text:p>
          </table:table-cell>
          <table:table-cell/>
          <table:table-cell office:value-type="string" calcext:value-type="string">
            <text:p>python src/layered_planner/planner.py 2</text:p>
          </table:table-cell>
          <table:table-cell office:value-type="float" office:value="49" calcext:value-type="float">
            <text:p>49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table:number-columns-repeated="2" office:value-type="float" office:value="38" calcext:value-type="float">
            <text:p>38</text:p>
          </table:table-cell>
          <table:table-cell office:value-type="float" office:value="154" calcext:value-type="float">
            <text:p>154</text:p>
          </table:table-cell>
          <table:table-cell table:formula="of:=[.C39]-[.$E$1]" office:value-type="float" office:value="154" calcext:value-type="float">
            <text:p>154</text:p>
          </table:table-cell>
          <table:table-cell/>
          <table:table-cell office:value-type="string" calcext:value-type="string">
            <text:p>python src/layered_planner/planner.py 2</text:p>
          </table:table-cell>
          <table:table-cell office:value-type="float" office:value="50" calcext:value-type="float">
            <text:p>50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table:number-columns-repeated="2" office:value-type="float" office:value="39" calcext:value-type="float">
            <text:p>39</text:p>
          </table:table-cell>
          <table:table-cell office:value-type="float" office:value="135" calcext:value-type="float">
            <text:p>135</text:p>
          </table:table-cell>
          <table:table-cell table:formula="of:=[.C40]-[.$E$1]" office:value-type="float" office:value="135" calcext:value-type="float">
            <text:p>135</text:p>
          </table:table-cell>
          <table:table-cell/>
          <table:table-cell office:value-type="string" calcext:value-type="string">
            <text:p>python src/layered_planner/planner.py 2</text:p>
          </table:table-cell>
          <table:table-cell office:value-type="float" office:value="52" calcext:value-type="float">
            <text:p>52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table:number-columns-repeated="2"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  <table:table-cell table:formula="of:=[.C41]-[.$E$1]" office:value-type="float" office:value="147" calcext:value-type="float">
            <text:p>147</text:p>
          </table:table-cell>
          <table:table-cell/>
          <table:table-cell office:value-type="string" calcext:value-type="string">
            <text:p>python src/layered_planner/planner.py 2</text:p>
          </table:table-cell>
          <table:table-cell office:value-type="float" office:value="55" calcext:value-type="float">
            <text:p>55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table:number-columns-repeated="2" office:value-type="float" office:value="41" calcext:value-type="float">
            <text:p>41</text:p>
          </table:table-cell>
          <table:table-cell office:value-type="float" office:value="148" calcext:value-type="float">
            <text:p>148</text:p>
          </table:table-cell>
          <table:table-cell table:formula="of:=[.C42]-[.$E$1]" office:value-type="float" office:value="148" calcext:value-type="float">
            <text:p>148</text:p>
          </table:table-cell>
          <table:table-cell/>
          <table:table-cell office:value-type="string" calcext:value-type="string">
            <text:p>python src/layered_planner/planner.py 2</text:p>
          </table:table-cell>
          <table:table-cell office:value-type="float" office:value="56" calcext:value-type="float">
            <text:p>56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table:number-columns-repeated="2"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table:formula="of:=[.C43]-[.$E$1]" office:value-type="float" office:value="145" calcext:value-type="float">
            <text:p>145</text:p>
          </table:table-cell>
          <table:table-cell/>
          <table:table-cell office:value-type="string" calcext:value-type="string">
            <text:p>python src/layered_planner/planner.py 2</text:p>
          </table:table-cell>
          <table:table-cell office:value-type="float" office:value="57" calcext:value-type="float">
            <text:p>57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table:number-columns-repeated="2" office:value-type="float" office:value="43" calcext:value-type="float">
            <text:p>43</text:p>
          </table:table-cell>
          <table:table-cell office:value-type="float" office:value="140" calcext:value-type="float">
            <text:p>140</text:p>
          </table:table-cell>
          <table:table-cell table:formula="of:=[.C44]-[.$E$1]" office:value-type="float" office:value="140" calcext:value-type="float">
            <text:p>140</text:p>
          </table:table-cell>
          <table:table-cell/>
          <table:table-cell office:value-type="string" calcext:value-type="string">
            <text:p>python src/layered_planner/planner.py 2</text:p>
          </table:table-cell>
          <table:table-cell office:value-type="float" office:value="60" calcext:value-type="float">
            <text:p>60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table:number-columns-repeated="2" office:value-type="float" office:value="44" calcext:value-type="float">
            <text:p>44</text:p>
          </table:table-cell>
          <table:table-cell office:value-type="float" office:value="133" calcext:value-type="float">
            <text:p>133</text:p>
          </table:table-cell>
          <table:table-cell table:formula="of:=[.C45]-[.$E$1]" office:value-type="float" office:value="133" calcext:value-type="float">
            <text:p>133</text:p>
          </table:table-cell>
          <table:table-cell/>
          <table:table-cell office:value-type="string" calcext:value-type="string">
            <text:p>python src/layered_planner/planner.py 2</text:p>
          </table:table-cell>
          <table:table-cell office:value-type="float" office:value="61" calcext:value-type="float">
            <text:p>61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table:number-columns-repeated="2" office:value-type="float" office:value="45" calcext:value-type="float">
            <text:p>45</text:p>
          </table:table-cell>
          <table:table-cell office:value-type="float" office:value="134" calcext:value-type="float">
            <text:p>134</text:p>
          </table:table-cell>
          <table:table-cell table:formula="of:=[.C46]-[.$E$1]" office:value-type="float" office:value="134" calcext:value-type="float">
            <text:p>134</text:p>
          </table:table-cell>
          <table:table-cell/>
          <table:table-cell office:value-type="string" calcext:value-type="string">
            <text:p>python src/layered_planner/planner.py 2</text:p>
          </table:table-cell>
          <table:table-cell office:value-type="float" office:value="62" calcext:value-type="float">
            <text:p>62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table:number-columns-repeated="2" office:value-type="float" office:value="46" calcext:value-type="float">
            <text:p>46</text:p>
          </table:table-cell>
          <table:table-cell office:value-type="float" office:value="143" calcext:value-type="float">
            <text:p>143</text:p>
          </table:table-cell>
          <table:table-cell table:formula="of:=[.C47]-[.$E$1]" office:value-type="float" office:value="143" calcext:value-type="float">
            <text:p>143</text:p>
          </table:table-cell>
          <table:table-cell/>
          <table:table-cell office:value-type="string" calcext:value-type="string">
            <text:p>python src/layered_planner/planner.py 2</text:p>
          </table:table-cell>
          <table:table-cell office:value-type="float" office:value="63" calcext:value-type="float">
            <text:p>63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table:number-columns-repeated="2"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table:formula="of:=[.C48]-[.$E$1]" office:value-type="float" office:value="145" calcext:value-type="float">
            <text:p>145</text:p>
          </table:table-cell>
          <table:table-cell/>
          <table:table-cell office:value-type="string" calcext:value-type="string">
            <text:p>python src/layered_planner/planner.py 2</text:p>
          </table:table-cell>
          <table:table-cell office:value-type="float" office:value="64" calcext:value-type="float">
            <text:p>64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table:number-columns-repeated="2" office:value-type="float" office:value="48" calcext:value-type="float">
            <text:p>48</text:p>
          </table:table-cell>
          <table:table-cell office:value-type="float" office:value="154" calcext:value-type="float">
            <text:p>154</text:p>
          </table:table-cell>
          <table:table-cell table:formula="of:=[.C49]-[.$E$1]" office:value-type="float" office:value="154" calcext:value-type="float">
            <text:p>154</text:p>
          </table:table-cell>
          <table:table-cell/>
          <table:table-cell office:value-type="string" calcext:value-type="string">
            <text:p>python src/layered_planner/planner.py 2</text:p>
          </table:table-cell>
          <table:table-cell office:value-type="float" office:value="65" calcext:value-type="float">
            <text:p>65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table:number-columns-repeated="2" office:value-type="float" office:value="49" calcext:value-type="float">
            <text:p>49</text:p>
          </table:table-cell>
          <table:table-cell office:value-type="float" office:value="146" calcext:value-type="float">
            <text:p>146</text:p>
          </table:table-cell>
          <table:table-cell table:formula="of:=[.C50]-[.$E$1]" office:value-type="float" office:value="146" calcext:value-type="float">
            <text:p>146</text:p>
          </table:table-cell>
          <table:table-cell/>
          <table:table-cell office:value-type="string" calcext:value-type="string">
            <text:p>python src/layered_planner/planner.py 2</text:p>
          </table:table-cell>
          <table:table-cell office:value-type="float" office:value="68" calcext:value-type="float">
            <text:p>68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table:number-columns-repeated="2" office:value-type="float" office:value="50" calcext:value-type="float">
            <text:p>50</text:p>
          </table:table-cell>
          <table:table-cell office:value-type="float" office:value="136" calcext:value-type="float">
            <text:p>136</text:p>
          </table:table-cell>
          <table:table-cell table:formula="of:=[.C51]-[.$E$1]" office:value-type="float" office:value="136" calcext:value-type="float">
            <text:p>136</text:p>
          </table:table-cell>
          <table:table-cell/>
          <table:table-cell office:value-type="string" calcext:value-type="string">
            <text:p>python src/layered_planner/planner.py 2</text:p>
          </table:table-cell>
          <table:table-cell office:value-type="float" office:value="71" calcext:value-type="float">
            <text:p>71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table:number-columns-repeated="2" office:value-type="float" office:value="51" calcext:value-type="float">
            <text:p>51</text:p>
          </table:table-cell>
          <table:table-cell office:value-type="float" office:value="141" calcext:value-type="float">
            <text:p>141</text:p>
          </table:table-cell>
          <table:table-cell table:formula="of:=[.C52]-[.$E$1]" office:value-type="float" office:value="141" calcext:value-type="float">
            <text:p>141</text:p>
          </table:table-cell>
          <table:table-cell/>
          <table:table-cell office:value-type="string" calcext:value-type="string">
            <text:p>python src/layered_planner/planner.py 2</text:p>
          </table:table-cell>
          <table:table-cell office:value-type="float" office:value="72" calcext:value-type="float">
            <text:p>72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table:number-columns-repeated="2" office:value-type="float" office:value="52" calcext:value-type="float">
            <text:p>52</text:p>
          </table:table-cell>
          <table:table-cell office:value-type="float" office:value="161" calcext:value-type="float">
            <text:p>161</text:p>
          </table:table-cell>
          <table:table-cell table:formula="of:=[.C53]-[.$E$1]" office:value-type="float" office:value="161" calcext:value-type="float">
            <text:p>161</text:p>
          </table:table-cell>
          <table:table-cell/>
          <table:table-cell office:value-type="string" calcext:value-type="string">
            <text:p>python src/layered_planner/planner.py 2</text:p>
          </table:table-cell>
          <table:table-cell office:value-type="float" office:value="73" calcext:value-type="float">
            <text:p>73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table:number-columns-repeated="2" office:value-type="float" office:value="53" calcext:value-type="float">
            <text:p>53</text:p>
          </table:table-cell>
          <table:table-cell office:value-type="float" office:value="141" calcext:value-type="float">
            <text:p>141</text:p>
          </table:table-cell>
          <table:table-cell table:formula="of:=[.C54]-[.$E$1]" office:value-type="float" office:value="141" calcext:value-type="float">
            <text:p>141</text:p>
          </table:table-cell>
          <table:table-cell/>
          <table:table-cell office:value-type="string" calcext:value-type="string">
            <text:p>python src/layered_planner/planner.py 2</text:p>
          </table:table-cell>
          <table:table-cell office:value-type="float" office:value="74" calcext:value-type="float">
            <text:p>74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table:number-columns-repeated="2" office:value-type="float" office:value="54" calcext:value-type="float">
            <text:p>54</text:p>
          </table:table-cell>
          <table:table-cell office:value-type="float" office:value="136" calcext:value-type="float">
            <text:p>136</text:p>
          </table:table-cell>
          <table:table-cell table:formula="of:=[.C55]-[.$E$1]" office:value-type="float" office:value="136" calcext:value-type="float">
            <text:p>136</text:p>
          </table:table-cell>
          <table:table-cell/>
          <table:table-cell office:value-type="string" calcext:value-type="string">
            <text:p>python src/layered_planner/planner.py 2</text:p>
          </table:table-cell>
          <table:table-cell office:value-type="float" office:value="76" calcext:value-type="float">
            <text:p>76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table:number-columns-repeated="2" office:value-type="float" office:value="55" calcext:value-type="float">
            <text:p>55</text:p>
          </table:table-cell>
          <table:table-cell office:value-type="float" office:value="139" calcext:value-type="float">
            <text:p>139</text:p>
          </table:table-cell>
          <table:table-cell table:formula="of:=[.C56]-[.$E$1]" office:value-type="float" office:value="139" calcext:value-type="float">
            <text:p>139</text:p>
          </table:table-cell>
          <table:table-cell/>
          <table:table-cell office:value-type="string" calcext:value-type="string">
            <text:p>python src/layered_planner/planner.py 2</text:p>
          </table:table-cell>
          <table:table-cell office:value-type="float" office:value="77" calcext:value-type="float">
            <text:p>77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table:number-columns-repeated="2" office:value-type="float" office:value="56" calcext:value-type="float">
            <text:p>56</text:p>
          </table:table-cell>
          <table:table-cell office:value-type="float" office:value="147" calcext:value-type="float">
            <text:p>147</text:p>
          </table:table-cell>
          <table:table-cell table:formula="of:=[.C57]-[.$E$1]" office:value-type="float" office:value="147" calcext:value-type="float">
            <text:p>147</text:p>
          </table:table-cell>
          <table:table-cell/>
          <table:table-cell office:value-type="string" calcext:value-type="string">
            <text:p>python src/layered_planner/planner.py 2</text:p>
          </table:table-cell>
          <table:table-cell office:value-type="float" office:value="79" calcext:value-type="float">
            <text:p>79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table:number-columns-repeated="2" office:value-type="float" office:value="57" calcext:value-type="float">
            <text:p>57</text:p>
          </table:table-cell>
          <table:table-cell office:value-type="float" office:value="138" calcext:value-type="float">
            <text:p>138</text:p>
          </table:table-cell>
          <table:table-cell table:formula="of:=[.C58]-[.$E$1]" office:value-type="float" office:value="138" calcext:value-type="float">
            <text:p>138</text:p>
          </table:table-cell>
          <table:table-cell/>
          <table:table-cell office:value-type="string" calcext:value-type="string">
            <text:p>python src/layered_planner/planner.py 2</text:p>
          </table:table-cell>
          <table:table-cell office:value-type="float" office:value="80" calcext:value-type="float">
            <text:p>80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table:number-columns-repeated="2" office:value-type="float" office:value="58" calcext:value-type="float">
            <text:p>58</text:p>
          </table:table-cell>
          <table:table-cell office:value-type="float" office:value="138" calcext:value-type="float">
            <text:p>138</text:p>
          </table:table-cell>
          <table:table-cell table:formula="of:=[.C59]-[.$E$1]" office:value-type="float" office:value="138" calcext:value-type="float">
            <text:p>138</text:p>
          </table:table-cell>
          <table:table-cell/>
          <table:table-cell office:value-type="string" calcext:value-type="string">
            <text:p>python src/layered_planner/planner.py 2</text:p>
          </table:table-cell>
          <table:table-cell office:value-type="float" office:value="81" calcext:value-type="float">
            <text:p>81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table:number-columns-repeated="2" office:value-type="float" office:value="59" calcext:value-type="float">
            <text:p>59</text:p>
          </table:table-cell>
          <table:table-cell office:value-type="float" office:value="145" calcext:value-type="float">
            <text:p>145</text:p>
          </table:table-cell>
          <table:table-cell table:formula="of:=[.C60]-[.$E$1]" office:value-type="float" office:value="145" calcext:value-type="float">
            <text:p>145</text:p>
          </table:table-cell>
          <table:table-cell/>
          <table:table-cell office:value-type="string" calcext:value-type="string">
            <text:p>python src/layered_planner/planner.py 2</text:p>
          </table:table-cell>
          <table:table-cell office:value-type="float" office:value="84" calcext:value-type="float">
            <text:p>84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table:number-columns-repeated="2" office:value-type="float" office:value="60" calcext:value-type="float">
            <text:p>60</text:p>
          </table:table-cell>
          <table:table-cell office:value-type="float" office:value="137" calcext:value-type="float">
            <text:p>137</text:p>
          </table:table-cell>
          <table:table-cell table:formula="of:=[.C61]-[.$E$1]" office:value-type="float" office:value="137" calcext:value-type="float">
            <text:p>137</text:p>
          </table:table-cell>
          <table:table-cell/>
          <table:table-cell office:value-type="string" calcext:value-type="string">
            <text:p>python src/layered_planner/planner.py 2</text:p>
          </table:table-cell>
          <table:table-cell office:value-type="float" office:value="85" calcext:value-type="float">
            <text:p>85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table:number-columns-repeated="2" office:value-type="float" office:value="61" calcext:value-type="float">
            <text:p>61</text:p>
          </table:table-cell>
          <table:table-cell office:value-type="float" office:value="150" calcext:value-type="float">
            <text:p>150</text:p>
          </table:table-cell>
          <table:table-cell table:formula="of:=[.C62]-[.$E$1]" office:value-type="float" office:value="150" calcext:value-type="float">
            <text:p>150</text:p>
          </table:table-cell>
          <table:table-cell/>
          <table:table-cell office:value-type="string" calcext:value-type="string">
            <text:p>python src/layered_planner/planner.py 2</text:p>
          </table:table-cell>
          <table:table-cell office:value-type="float" office:value="86" calcext:value-type="float">
            <text:p>86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table:number-columns-repeated="2" office:value-type="float" office:value="62" calcext:value-type="float">
            <text:p>62</text:p>
          </table:table-cell>
          <table:table-cell office:value-type="float" office:value="136" calcext:value-type="float">
            <text:p>136</text:p>
          </table:table-cell>
          <table:table-cell table:formula="of:=[.C63]-[.$E$1]" office:value-type="float" office:value="136" calcext:value-type="float">
            <text:p>136</text:p>
          </table:table-cell>
          <table:table-cell/>
          <table:table-cell office:value-type="string" calcext:value-type="string">
            <text:p>python src/layered_planner/planner.py 2</text:p>
          </table:table-cell>
          <table:table-cell office:value-type="float" office:value="88" calcext:value-type="float">
            <text:p>88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table:number-columns-repeated="2" office:value-type="float" office:value="63" calcext:value-type="float">
            <text:p>63</text:p>
          </table:table-cell>
          <table:table-cell office:value-type="float" office:value="142" calcext:value-type="float">
            <text:p>142</text:p>
          </table:table-cell>
          <table:table-cell table:formula="of:=[.C64]-[.$E$1]" office:value-type="float" office:value="142" calcext:value-type="float">
            <text:p>142</text:p>
          </table:table-cell>
          <table:table-cell/>
          <table:table-cell office:value-type="string" calcext:value-type="string">
            <text:p>python src/layered_planner/planner.py 2</text:p>
          </table:table-cell>
          <table:table-cell office:value-type="float" office:value="89" calcext:value-type="float">
            <text:p>89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table:number-columns-repeated="2" office:value-type="float" office:value="64" calcext:value-type="float">
            <text:p>64</text:p>
          </table:table-cell>
          <table:table-cell office:value-type="float" office:value="138" calcext:value-type="float">
            <text:p>138</text:p>
          </table:table-cell>
          <table:table-cell table:formula="of:=[.C65]-[.$E$1]" office:value-type="float" office:value="138" calcext:value-type="float">
            <text:p>138</text:p>
          </table:table-cell>
          <table:table-cell/>
          <table:table-cell office:value-type="string" calcext:value-type="string">
            <text:p>python src/layered_planner/planner.py 2</text:p>
          </table:table-cell>
          <table:table-cell office:value-type="float" office:value="90" calcext:value-type="float">
            <text:p>90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table:number-columns-repeated="2" office:value-type="float" office:value="65" calcext:value-type="float">
            <text:p>65</text:p>
          </table:table-cell>
          <table:table-cell office:value-type="float" office:value="139" calcext:value-type="float">
            <text:p>139</text:p>
          </table:table-cell>
          <table:table-cell table:formula="of:=[.C66]-[.$E$1]" office:value-type="float" office:value="139" calcext:value-type="float">
            <text:p>139</text:p>
          </table:table-cell>
          <table:table-cell/>
          <table:table-cell office:value-type="string" calcext:value-type="string">
            <text:p>python src/layered_planner/planner.py 2</text:p>
          </table:table-cell>
          <table:table-cell office:value-type="float" office:value="92" calcext:value-type="float">
            <text:p>92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table:number-columns-repeated="2" office:value-type="float" office:value="66" calcext:value-type="float">
            <text:p>66</text:p>
          </table:table-cell>
          <table:table-cell office:value-type="float" office:value="151" calcext:value-type="float">
            <text:p>151</text:p>
          </table:table-cell>
          <table:table-cell table:formula="of:=[.C67]-[.$E$1]" office:value-type="float" office:value="151" calcext:value-type="float">
            <text:p>151</text:p>
          </table:table-cell>
          <table:table-cell table:number-columns-repeated="8"/>
        </table:table-row>
        <table:table-row table:style-name="ro2">
          <table:table-cell table:number-columns-repeated="2" office:value-type="float" office:value="67" calcext:value-type="float">
            <text:p>67</text:p>
          </table:table-cell>
          <table:table-cell office:value-type="float" office:value="154" calcext:value-type="float">
            <text:p>154</text:p>
          </table:table-cell>
          <table:table-cell table:formula="of:=[.C68]-[.$E$1]" office:value-type="float" office:value="154" calcext:value-type="float">
            <text:p>154</text:p>
          </table:table-cell>
          <table:table-cell table:number-columns-repeated="8"/>
        </table:table-row>
        <table:table-row table:style-name="ro2">
          <table:table-cell table:number-columns-repeated="2" office:value-type="float" office:value="68" calcext:value-type="float">
            <text:p>68</text:p>
          </table:table-cell>
          <table:table-cell office:value-type="float" office:value="148" calcext:value-type="float">
            <text:p>148</text:p>
          </table:table-cell>
          <table:table-cell table:formula="of:=[.C69]-[.$E$1]" office:value-type="float" office:value="148" calcext:value-type="float">
            <text:p>148</text:p>
          </table:table-cell>
          <table:table-cell table:number-columns-repeated="8"/>
        </table:table-row>
        <table:table-row table:style-name="ro2">
          <table:table-cell table:number-columns-repeated="2" office:value-type="float" office:value="69" calcext:value-type="float">
            <text:p>69</text:p>
          </table:table-cell>
          <table:table-cell office:value-type="float" office:value="168" calcext:value-type="float">
            <text:p>168</text:p>
          </table:table-cell>
          <table:table-cell table:formula="of:=[.C70]-[.$E$1]" office:value-type="float" office:value="168" calcext:value-type="float">
            <text:p>168</text:p>
          </table:table-cell>
          <table:table-cell table:number-columns-repeated="8"/>
        </table:table-row>
        <table:table-row table:style-name="ro2">
          <table:table-cell table:number-columns-repeated="2"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table:formula="of:=[.C71]-[.$E$1]" office:value-type="float" office:value="135" calcext:value-type="float">
            <text:p>135</text:p>
          </table:table-cell>
          <table:table-cell table:number-columns-repeated="8"/>
        </table:table-row>
        <table:table-row table:style-name="ro2">
          <table:table-cell table:number-columns-repeated="2" office:value-type="float" office:value="71" calcext:value-type="float">
            <text:p>71</text:p>
          </table:table-cell>
          <table:table-cell office:value-type="float" office:value="138" calcext:value-type="float">
            <text:p>138</text:p>
          </table:table-cell>
          <table:table-cell table:formula="of:=[.C72]-[.$E$1]" office:value-type="float" office:value="138" calcext:value-type="float">
            <text:p>138</text:p>
          </table:table-cell>
          <table:table-cell table:number-columns-repeated="8"/>
        </table:table-row>
        <table:table-row table:style-name="ro2">
          <table:table-cell table:number-columns-repeated="2" office:value-type="float" office:value="72" calcext:value-type="float">
            <text:p>72</text:p>
          </table:table-cell>
          <table:table-cell office:value-type="float" office:value="142" calcext:value-type="float">
            <text:p>142</text:p>
          </table:table-cell>
          <table:table-cell table:formula="of:=[.C73]-[.$E$1]" office:value-type="float" office:value="142" calcext:value-type="float">
            <text:p>142</text:p>
          </table:table-cell>
          <table:table-cell table:number-columns-repeated="8"/>
        </table:table-row>
        <table:table-row table:style-name="ro2">
          <table:table-cell table:number-columns-repeated="2" office:value-type="float" office:value="73" calcext:value-type="float">
            <text:p>73</text:p>
          </table:table-cell>
          <table:table-cell office:value-type="float" office:value="151" calcext:value-type="float">
            <text:p>151</text:p>
          </table:table-cell>
          <table:table-cell table:formula="of:=[.C74]-[.$E$1]" office:value-type="float" office:value="151" calcext:value-type="float">
            <text:p>151</text:p>
          </table:table-cell>
          <table:table-cell table:number-columns-repeated="8"/>
        </table:table-row>
        <table:table-row table:style-name="ro2">
          <table:table-cell table:number-columns-repeated="2" office:value-type="float" office:value="74" calcext:value-type="float">
            <text:p>74</text:p>
          </table:table-cell>
          <table:table-cell office:value-type="float" office:value="142" calcext:value-type="float">
            <text:p>142</text:p>
          </table:table-cell>
          <table:table-cell table:formula="of:=[.C75]-[.$E$1]" office:value-type="float" office:value="142" calcext:value-type="float">
            <text:p>142</text:p>
          </table:table-cell>
          <table:table-cell table:number-columns-repeated="8"/>
        </table:table-row>
        <table:table-row table:style-name="ro2">
          <table:table-cell table:number-columns-repeated="2"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table:formula="of:=[.C76]-[.$E$1]" office:value-type="float" office:value="145" calcext:value-type="float">
            <text:p>145</text:p>
          </table:table-cell>
          <table:table-cell table:number-columns-repeated="8"/>
        </table:table-row>
        <table:table-row table:style-name="ro2">
          <table:table-cell table:number-columns-repeated="2" office:value-type="float" office:value="76" calcext:value-type="float">
            <text:p>76</text:p>
          </table:table-cell>
          <table:table-cell office:value-type="float" office:value="153" calcext:value-type="float">
            <text:p>153</text:p>
          </table:table-cell>
          <table:table-cell table:formula="of:=[.C77]-[.$E$1]" office:value-type="float" office:value="153" calcext:value-type="float">
            <text:p>153</text:p>
          </table:table-cell>
          <table:table-cell table:number-columns-repeated="8"/>
        </table:table-row>
        <table:table-row table:style-name="ro2">
          <table:table-cell table:number-columns-repeated="2" office:value-type="float" office:value="77" calcext:value-type="float">
            <text:p>77</text:p>
          </table:table-cell>
          <table:table-cell office:value-type="float" office:value="132" calcext:value-type="float">
            <text:p>132</text:p>
          </table:table-cell>
          <table:table-cell table:formula="of:=[.C78]-[.$E$1]" office:value-type="float" office:value="132" calcext:value-type="float">
            <text:p>132</text:p>
          </table:table-cell>
          <table:table-cell table:number-columns-repeated="8"/>
        </table:table-row>
        <table:table-row table:style-name="ro2">
          <table:table-cell table:number-columns-repeated="2" office:value-type="float" office:value="78" calcext:value-type="float">
            <text:p>78</text:p>
          </table:table-cell>
          <table:table-cell office:value-type="float" office:value="142" calcext:value-type="float">
            <text:p>142</text:p>
          </table:table-cell>
          <table:table-cell table:formula="of:=[.C79]-[.$E$1]" office:value-type="float" office:value="142" calcext:value-type="float">
            <text:p>142</text:p>
          </table:table-cell>
          <table:table-cell table:number-columns-repeated="8"/>
        </table:table-row>
        <table:table-row table:style-name="ro2">
          <table:table-cell table:number-columns-repeated="2" office:value-type="float" office:value="79" calcext:value-type="float">
            <text:p>79</text:p>
          </table:table-cell>
          <table:table-cell office:value-type="float" office:value="147" calcext:value-type="float">
            <text:p>147</text:p>
          </table:table-cell>
          <table:table-cell table:formula="of:=[.C80]-[.$E$1]" office:value-type="float" office:value="147" calcext:value-type="float">
            <text:p>147</text:p>
          </table:table-cell>
          <table:table-cell table:number-columns-repeated="8"/>
        </table:table-row>
        <table:table-row table:style-name="ro2"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formula="of:=[.C81]-[.$E$1]" office:value-type="float" office:value="140" calcext:value-type="float">
            <text:p>140</text:p>
          </table:table-cell>
          <table:table-cell table:number-columns-repeated="8"/>
        </table:table-row>
        <table:table-row table:style-name="ro2">
          <table:table-cell table:number-columns-repeated="2" office:value-type="float" office:value="81" calcext:value-type="float">
            <text:p>81</text:p>
          </table:table-cell>
          <table:table-cell office:value-type="float" office:value="151" calcext:value-type="float">
            <text:p>151</text:p>
          </table:table-cell>
          <table:table-cell table:formula="of:=[.C82]-[.$E$1]" office:value-type="float" office:value="151" calcext:value-type="float">
            <text:p>151</text:p>
          </table:table-cell>
          <table:table-cell table:number-columns-repeated="8"/>
        </table:table-row>
        <table:table-row table:style-name="ro2">
          <table:table-cell table:number-columns-repeated="2" office:value-type="float" office:value="82" calcext:value-type="float">
            <text:p>82</text:p>
          </table:table-cell>
          <table:table-cell office:value-type="float" office:value="131" calcext:value-type="float">
            <text:p>131</text:p>
          </table:table-cell>
          <table:table-cell table:formula="of:=[.C83]-[.$E$1]" office:value-type="float" office:value="131" calcext:value-type="float">
            <text:p>131</text:p>
          </table:table-cell>
          <table:table-cell table:number-columns-repeated="8"/>
        </table:table-row>
        <table:table-row table:style-name="ro2">
          <table:table-cell table:number-columns-repeated="2" office:value-type="float" office:value="83" calcext:value-type="float">
            <text:p>83</text:p>
          </table:table-cell>
          <table:table-cell office:value-type="float" office:value="137" calcext:value-type="float">
            <text:p>137</text:p>
          </table:table-cell>
          <table:table-cell table:formula="of:=[.C84]-[.$E$1]" office:value-type="float" office:value="137" calcext:value-type="float">
            <text:p>137</text:p>
          </table:table-cell>
          <table:table-cell table:number-columns-repeated="8"/>
        </table:table-row>
        <table:table-row table:style-name="ro2">
          <table:table-cell table:number-columns-repeated="2" office:value-type="float" office:value="84" calcext:value-type="float">
            <text:p>84</text:p>
          </table:table-cell>
          <table:table-cell office:value-type="float" office:value="139" calcext:value-type="float">
            <text:p>139</text:p>
          </table:table-cell>
          <table:table-cell table:formula="of:=[.C85]-[.$E$1]" office:value-type="float" office:value="139" calcext:value-type="float">
            <text:p>139</text:p>
          </table:table-cell>
          <table:table-cell table:number-columns-repeated="8"/>
        </table:table-row>
        <table:table-row table:style-name="ro2">
          <table:table-cell table:number-columns-repeated="2" office:value-type="float" office:value="85" calcext:value-type="float">
            <text:p>85</text:p>
          </table:table-cell>
          <table:table-cell office:value-type="float" office:value="138" calcext:value-type="float">
            <text:p>138</text:p>
          </table:table-cell>
          <table:table-cell table:formula="of:=[.C86]-[.$E$1]" office:value-type="float" office:value="138" calcext:value-type="float">
            <text:p>138</text:p>
          </table:table-cell>
          <table:table-cell table:number-columns-repeated="8"/>
        </table:table-row>
        <table:table-row table:style-name="ro2">
          <table:table-cell table:number-columns-repeated="2" office:value-type="float" office:value="86" calcext:value-type="float">
            <text:p>86</text:p>
          </table:table-cell>
          <table:table-cell office:value-type="float" office:value="151" calcext:value-type="float">
            <text:p>151</text:p>
          </table:table-cell>
          <table:table-cell table:formula="of:=[.C87]-[.$E$1]" office:value-type="float" office:value="151" calcext:value-type="float">
            <text:p>151</text:p>
          </table:table-cell>
          <table:table-cell table:number-columns-repeated="8"/>
        </table:table-row>
        <table:table-row table:style-name="ro2">
          <table:table-cell table:number-columns-repeated="2" office:value-type="float" office:value="87" calcext:value-type="float">
            <text:p>87</text:p>
          </table:table-cell>
          <table:table-cell office:value-type="float" office:value="146" calcext:value-type="float">
            <text:p>146</text:p>
          </table:table-cell>
          <table:table-cell table:formula="of:=[.C88]-[.$E$1]" office:value-type="float" office:value="146" calcext:value-type="float">
            <text:p>146</text:p>
          </table:table-cell>
          <table:table-cell table:number-columns-repeated="8"/>
        </table:table-row>
        <table:table-row table:style-name="ro2">
          <table:table-cell table:number-columns-repeated="2" office:value-type="float" office:value="88" calcext:value-type="float">
            <text:p>88</text:p>
          </table:table-cell>
          <table:table-cell office:value-type="float" office:value="138" calcext:value-type="float">
            <text:p>138</text:p>
          </table:table-cell>
          <table:table-cell table:formula="of:=[.C89]-[.$E$1]" office:value-type="float" office:value="138" calcext:value-type="float">
            <text:p>138</text:p>
          </table:table-cell>
          <table:table-cell table:number-columns-repeated="8"/>
        </table:table-row>
        <table:table-row table:style-name="ro2">
          <table:table-cell table:number-columns-repeated="2" office:value-type="float" office:value="89" calcext:value-type="float">
            <text:p>89</text:p>
          </table:table-cell>
          <table:table-cell office:value-type="float" office:value="137" calcext:value-type="float">
            <text:p>137</text:p>
          </table:table-cell>
          <table:table-cell table:formula="of:=[.C90]-[.$E$1]" office:value-type="float" office:value="137" calcext:value-type="float">
            <text:p>137</text:p>
          </table:table-cell>
          <table:table-cell table:number-columns-repeated="8"/>
        </table:table-row>
        <table:table-row table:style-name="ro2">
          <table:table-cell table:number-columns-repeated="2" office:value-type="float" office:value="90" calcext:value-type="float">
            <text:p>90</text:p>
          </table:table-cell>
          <table:table-cell office:value-type="float" office:value="144" calcext:value-type="float">
            <text:p>144</text:p>
          </table:table-cell>
          <table:table-cell table:formula="of:=[.C91]-[.$E$1]" office:value-type="float" office:value="144" calcext:value-type="float">
            <text:p>144</text:p>
          </table:table-cell>
          <table:table-cell table:number-columns-repeated="8"/>
        </table:table-row>
        <table:table-row table:style-name="ro2">
          <table:table-cell table:number-columns-repeated="2" office:value-type="float" office:value="91" calcext:value-type="float">
            <text:p>91</text:p>
          </table:table-cell>
          <table:table-cell office:value-type="float" office:value="141" calcext:value-type="float">
            <text:p>141</text:p>
          </table:table-cell>
          <table:table-cell table:formula="of:=[.C92]-[.$E$1]" office:value-type="float" office:value="141" calcext:value-type="float">
            <text:p>141</text:p>
          </table:table-cell>
          <table:table-cell table:number-columns-repeated="8"/>
        </table:table-row>
        <table:table-row table:style-name="ro2">
          <table:table-cell table:number-columns-repeated="2" office:value-type="float" office:value="92" calcext:value-type="float">
            <text:p>92</text:p>
          </table:table-cell>
          <table:table-cell office:value-type="float" office:value="141" calcext:value-type="float">
            <text:p>141</text:p>
          </table:table-cell>
          <table:table-cell table:formula="of:=[.C93]-[.$E$1]" office:value-type="float" office:value="141" calcext:value-type="float">
            <text:p>141</text:p>
          </table:table-cell>
          <table:table-cell table:number-columns-repeated="8"/>
        </table:table-row>
        <table:table-row table:style-name="ro2">
          <table:table-cell table:number-columns-repeated="2"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table:formula="of:=[.C94]-[.$E$1]" office:value-type="float" office:value="144" calcext:value-type="float">
            <text:p>144</text:p>
          </table:table-cell>
          <table:table-cell table:number-columns-repeated="8"/>
        </table:table-row>
        <table:table-row table:style-name="ro2">
          <table:table-cell table:number-columns-repeated="2" office:value-type="float" office:value="94" calcext:value-type="float">
            <text:p>94</text:p>
          </table:table-cell>
          <table:table-cell office:value-type="float" office:value="132" calcext:value-type="float">
            <text:p>132</text:p>
          </table:table-cell>
          <table:table-cell table:formula="of:=[.C95]-[.$E$1]" office:value-type="float" office:value="132" calcext:value-type="float">
            <text:p>132</text:p>
          </table:table-cell>
          <table:table-cell table:number-columns-repeated="8"/>
        </table:table-row>
        <table:table-row table:style-name="ro2">
          <table:table-cell table:number-columns-repeated="2" office:value-type="float" office:value="95" calcext:value-type="float">
            <text:p>95</text:p>
          </table:table-cell>
          <table:table-cell office:value-type="float" office:value="148" calcext:value-type="float">
            <text:p>148</text:p>
          </table:table-cell>
          <table:table-cell table:formula="of:=[.C96]-[.$E$1]" office:value-type="float" office:value="148" calcext:value-type="float">
            <text:p>148</text:p>
          </table:table-cell>
          <table:table-cell table:number-columns-repeated="8"/>
        </table:table-row>
        <table:table-row table:style-name="ro2">
          <table:table-cell table:number-columns-repeated="2" office:value-type="float" office:value="96" calcext:value-type="float">
            <text:p>96</text:p>
          </table:table-cell>
          <table:table-cell office:value-type="float" office:value="136" calcext:value-type="float">
            <text:p>136</text:p>
          </table:table-cell>
          <table:table-cell table:formula="of:=[.C97]-[.$E$1]" office:value-type="float" office:value="136" calcext:value-type="float">
            <text:p>136</text:p>
          </table:table-cell>
          <table:table-cell table:number-columns-repeated="8"/>
        </table:table-row>
        <table:table-row table:style-name="ro2">
          <table:table-cell table:number-columns-repeated="2" office:value-type="float" office:value="97" calcext:value-type="float">
            <text:p>97</text:p>
          </table:table-cell>
          <table:table-cell office:value-type="float" office:value="138" calcext:value-type="float">
            <text:p>138</text:p>
          </table:table-cell>
          <table:table-cell table:formula="of:=[.C98]-[.$E$1]" office:value-type="float" office:value="138" calcext:value-type="float">
            <text:p>138</text:p>
          </table:table-cell>
          <table:table-cell table:number-columns-repeated="8"/>
        </table:table-row>
        <table:table-row table:style-name="ro2">
          <table:table-cell table:number-columns-repeated="2" office:value-type="float" office:value="98" calcext:value-type="float">
            <text:p>98</text:p>
          </table:table-cell>
          <table:table-cell office:value-type="float" office:value="153" calcext:value-type="float">
            <text:p>153</text:p>
          </table:table-cell>
          <table:table-cell table:formula="of:=[.C99]-[.$E$1]" office:value-type="float" office:value="153" calcext:value-type="float">
            <text:p>153</text:p>
          </table:table-cell>
          <table:table-cell table:number-columns-repeated="8"/>
        </table:table-row>
        <table:table-row table:style-name="ro2">
          <table:table-cell table:number-columns-repeated="2" office:value-type="float" office:value="99" calcext:value-type="float">
            <text:p>99</text:p>
          </table:table-cell>
          <table:table-cell office:value-type="float" office:value="137" calcext:value-type="float">
            <text:p>137</text:p>
          </table:table-cell>
          <table:table-cell table:formula="of:=[.C100]-[.$E$1]" office:value-type="float" office:value="137" calcext:value-type="float">
            <text:p>137</text:p>
          </table:table-cell>
          <table:table-cell table:number-columns-repeated="8"/>
        </table:table-row>
        <table:table-row table:style-name="ro2">
          <table:table-cell table:number-columns-repeated="2" office:value-type="float" office:value="100" calcext:value-type="float">
            <text:p>100</text:p>
          </table:table-cell>
          <table:table-cell office:value-type="float" office:value="141" calcext:value-type="float">
            <text:p>141</text:p>
          </table:table-cell>
          <table:table-cell table:formula="of:=[.C101]-[.$E$1]" office:value-type="float" office:value="141" calcext:value-type="float">
            <text:p>141</text:p>
          </table:table-cell>
          <table:table-cell table:number-columns-repeated="8"/>
        </table:table-row>
        <table:table-row table:style-name="ro2" table:number-rows-repeated="1048474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gen_obs3(btt)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randomseedNo</text:p>
          </table:table-cell>
          <table:table-cell office:value-type="string" calcext:value-type="string">
            <text:p>tick</text:p>
          </table:table-cell>
          <table:table-cell office:value-type="string" calcext:value-type="string">
            <text:p>Tick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and</text:p>
          </table:table-cell>
          <table:table-cell/>
          <table:table-cell table:style-name="ce1" office:value-type="string" calcext:value-type="string">
            <text:p>$arg1</text:p>
          </table:table-cell>
          <table:table-cell table:style-name="ce1" office:value-type="string" calcext:value-type="string">
            <text:p>$arg2</text:p>
          </table:table-cell>
          <table:table-cell/>
          <table:table-cell office:value-type="string" calcext:value-type="string">
            <text:p>word로 옮겨서 \t없에고 sh로 옮기세요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table:formula="of:=[.C2]-[.$E$1]" office:value-type="float" office:value="124" calcext:value-type="float">
            <text:p>124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2]" office:value-type="float" office:value="1" calcext:value-type="float">
            <text:p>1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2]" office:value-type="float" office:value="124" calcext:value-type="float">
            <text:p>124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table:formula="of:=[.C3]-[.$E$1]" office:value-type="float" office:value="125" calcext:value-type="float">
            <text:p>125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3]" office:value-type="float" office:value="4" calcext:value-type="float">
            <text:p>4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3]" office:value-type="float" office:value="125" calcext:value-type="float">
            <text:p>125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126" calcext:value-type="float">
            <text:p>126</text:p>
          </table:table-cell>
          <table:table-cell table:formula="of:=[.C4]-[.$E$1]" office:value-type="float" office:value="126" calcext:value-type="float">
            <text:p>126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4]" office:value-type="float" office:value="5" calcext:value-type="float">
            <text:p>5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4]" office:value-type="float" office:value="126" calcext:value-type="float">
            <text:p>126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table:formula="of:=[.C5]-[.$E$1]" office:value-type="float" office:value="114" calcext:value-type="float">
            <text:p>114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5]" office:value-type="float" office:value="8" calcext:value-type="float">
            <text:p>8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5]" office:value-type="float" office:value="114" calcext:value-type="float">
            <text:p>114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15" calcext:value-type="float">
            <text:p>115</text:p>
          </table:table-cell>
          <table:table-cell table:formula="of:=[.C6]-[.$E$1]" office:value-type="float" office:value="115" calcext:value-type="float">
            <text:p>115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6]" office:value-type="float" office:value="9" calcext:value-type="float">
            <text:p>9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6]" office:value-type="float" office:value="115" calcext:value-type="float">
            <text:p>115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Default" office:value-type="float" office:value="12" calcext:value-type="float">
            <text:p>12</text:p>
          </table:table-cell>
          <table:table-cell office:value-type="float" office:value="123" calcext:value-type="float">
            <text:p>123</text:p>
          </table:table-cell>
          <table:table-cell table:formula="of:=[.C7]-[.$E$1]" office:value-type="float" office:value="123" calcext:value-type="float">
            <text:p>123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7]" office:value-type="float" office:value="12" calcext:value-type="float">
            <text:p>12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7]" office:value-type="float" office:value="123" calcext:value-type="float">
            <text:p>123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Default" office:value-type="float" office:value="13" calcext:value-type="float">
            <text:p>13</text:p>
          </table:table-cell>
          <table:table-cell office:value-type="float" office:value="119" calcext:value-type="float">
            <text:p>119</text:p>
          </table:table-cell>
          <table:table-cell table:formula="of:=[.C8]-[.$E$1]" office:value-type="float" office:value="119" calcext:value-type="float">
            <text:p>119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8]" office:value-type="float" office:value="13" calcext:value-type="float">
            <text:p>13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8]" office:value-type="float" office:value="119" calcext:value-type="float">
            <text:p>119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126" calcext:value-type="float">
            <text:p>126</text:p>
          </table:table-cell>
          <table:table-cell table:formula="of:=[.C9]-[.$E$1]" office:value-type="float" office:value="126" calcext:value-type="float">
            <text:p>126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9]" office:value-type="float" office:value="14" calcext:value-type="float">
            <text:p>14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9]" office:value-type="float" office:value="126" calcext:value-type="float">
            <text:p>126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117" calcext:value-type="float">
            <text:p>117</text:p>
          </table:table-cell>
          <table:table-cell table:formula="of:=[.C10]-[.$E$1]" office:value-type="float" office:value="117" calcext:value-type="float">
            <text:p>117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10]" office:value-type="float" office:value="15" calcext:value-type="float">
            <text:p>15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10]" office:value-type="float" office:value="117" calcext:value-type="float">
            <text:p>117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131" calcext:value-type="float">
            <text:p>131</text:p>
          </table:table-cell>
          <table:table-cell table:formula="of:=[.C11]-[.$E$1]" office:value-type="float" office:value="131" calcext:value-type="float">
            <text:p>131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11]" office:value-type="float" office:value="16" calcext:value-type="float">
            <text:p>16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11]" office:value-type="float" office:value="131" calcext:value-type="float">
            <text:p>131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Default" office:value-type="float" office:value="17" calcext:value-type="float">
            <text:p>17</text:p>
          </table:table-cell>
          <table:table-cell office:value-type="float" office:value="111" calcext:value-type="float">
            <text:p>111</text:p>
          </table:table-cell>
          <table:table-cell table:formula="of:=[.C12]-[.$E$1]" office:value-type="float" office:value="111" calcext:value-type="float">
            <text:p>111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12]" office:value-type="float" office:value="17" calcext:value-type="float">
            <text:p>17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12]" office:value-type="float" office:value="111" calcext:value-type="float">
            <text:p>111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Default"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  <table:table-cell table:formula="of:=[.C13]-[.$E$1]" office:value-type="float" office:value="120" calcext:value-type="float">
            <text:p>120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13]" office:value-type="float" office:value="18" calcext:value-type="float">
            <text:p>18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13]" office:value-type="float" office:value="120" calcext:value-type="float">
            <text:p>120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Default" office:value-type="float" office:value="19" calcext:value-type="float">
            <text:p>19</text:p>
          </table:table-cell>
          <table:table-cell office:value-type="float" office:value="118" calcext:value-type="float">
            <text:p>118</text:p>
          </table:table-cell>
          <table:table-cell table:formula="of:=[.C14]-[.$E$1]" office:value-type="float" office:value="118" calcext:value-type="float">
            <text:p>118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14]" office:value-type="float" office:value="19" calcext:value-type="float">
            <text:p>19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14]" office:value-type="float" office:value="118" calcext:value-type="float">
            <text:p>118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Default" office:value-type="float" office:value="21" calcext:value-type="float">
            <text:p>21</text:p>
          </table:table-cell>
          <table:table-cell office:value-type="float" office:value="116" calcext:value-type="float">
            <text:p>116</text:p>
          </table:table-cell>
          <table:table-cell table:formula="of:=[.C15]-[.$E$1]" office:value-type="float" office:value="116" calcext:value-type="float">
            <text:p>116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15]" office:value-type="float" office:value="21" calcext:value-type="float">
            <text:p>21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15]" office:value-type="float" office:value="116" calcext:value-type="float">
            <text:p>116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Default" office:value-type="float" office:value="22" calcext:value-type="float">
            <text:p>22</text:p>
          </table:table-cell>
          <table:table-cell office:value-type="float" office:value="117" calcext:value-type="float">
            <text:p>117</text:p>
          </table:table-cell>
          <table:table-cell table:formula="of:=[.C16]-[.$E$1]" office:value-type="float" office:value="117" calcext:value-type="float">
            <text:p>117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16]" office:value-type="float" office:value="22" calcext:value-type="float">
            <text:p>22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16]" office:value-type="float" office:value="117" calcext:value-type="float">
            <text:p>117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118" calcext:value-type="float">
            <text:p>118</text:p>
          </table:table-cell>
          <table:table-cell table:formula="of:=[.C17]-[.$E$1]" office:value-type="float" office:value="118" calcext:value-type="float">
            <text:p>118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17]" office:value-type="float" office:value="23" calcext:value-type="float">
            <text:p>23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17]" office:value-type="float" office:value="118" calcext:value-type="float">
            <text:p>118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Default" office:value-type="float" office:value="24" calcext:value-type="float">
            <text:p>24</text:p>
          </table:table-cell>
          <table:table-cell office:value-type="float" office:value="114" calcext:value-type="float">
            <text:p>114</text:p>
          </table:table-cell>
          <table:table-cell table:formula="of:=[.C18]-[.$E$1]" office:value-type="float" office:value="114" calcext:value-type="float">
            <text:p>114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18]" office:value-type="float" office:value="24" calcext:value-type="float">
            <text:p>24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18]" office:value-type="float" office:value="114" calcext:value-type="float">
            <text:p>114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Default" office:value-type="float" office:value="25" calcext:value-type="float">
            <text:p>25</text:p>
          </table:table-cell>
          <table:table-cell office:value-type="float" office:value="117" calcext:value-type="float">
            <text:p>117</text:p>
          </table:table-cell>
          <table:table-cell table:formula="of:=[.C19]-[.$E$1]" office:value-type="float" office:value="117" calcext:value-type="float">
            <text:p>117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19]" office:value-type="float" office:value="25" calcext:value-type="float">
            <text:p>25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19]" office:value-type="float" office:value="117" calcext:value-type="float">
            <text:p>117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table:formula="of:=[.C20]-[.$E$1]" office:value-type="float" office:value="112" calcext:value-type="float">
            <text:p>112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20]" office:value-type="float" office:value="26" calcext:value-type="float">
            <text:p>26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20]" office:value-type="float" office:value="112" calcext:value-type="float">
            <text:p>112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Default" office:value-type="float" office:value="27" calcext:value-type="float">
            <text:p>27</text:p>
          </table:table-cell>
          <table:table-cell office:value-type="float" office:value="109" calcext:value-type="float">
            <text:p>109</text:p>
          </table:table-cell>
          <table:table-cell table:formula="of:=[.C21]-[.$E$1]" office:value-type="float" office:value="109" calcext:value-type="float">
            <text:p>109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21]" office:value-type="float" office:value="27" calcext:value-type="float">
            <text:p>27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21]" office:value-type="float" office:value="109" calcext:value-type="float">
            <text:p>109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Default" office:value-type="float" office:value="30" calcext:value-type="float">
            <text:p>30</text:p>
          </table:table-cell>
          <table:table-cell office:value-type="float" office:value="121" calcext:value-type="float">
            <text:p>121</text:p>
          </table:table-cell>
          <table:table-cell table:formula="of:=[.C22]-[.$E$1]" office:value-type="float" office:value="121" calcext:value-type="float">
            <text:p>121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22]" office:value-type="float" office:value="30" calcext:value-type="float">
            <text:p>30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22]" office:value-type="float" office:value="121" calcext:value-type="float">
            <text:p>121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Default" office:value-type="float" office:value="31" calcext:value-type="float">
            <text:p>31</text:p>
          </table:table-cell>
          <table:table-cell office:value-type="float" office:value="114" calcext:value-type="float">
            <text:p>114</text:p>
          </table:table-cell>
          <table:table-cell table:formula="of:=[.C23]-[.$E$1]" office:value-type="float" office:value="114" calcext:value-type="float">
            <text:p>114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23]" office:value-type="float" office:value="31" calcext:value-type="float">
            <text:p>31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23]" office:value-type="float" office:value="114" calcext:value-type="float">
            <text:p>114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Default" office:value-type="float" office:value="32" calcext:value-type="float">
            <text:p>32</text:p>
          </table:table-cell>
          <table:table-cell office:value-type="float" office:value="120" calcext:value-type="float">
            <text:p>120</text:p>
          </table:table-cell>
          <table:table-cell table:formula="of:=[.C24]-[.$E$1]" office:value-type="float" office:value="120" calcext:value-type="float">
            <text:p>120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24]" office:value-type="float" office:value="32" calcext:value-type="float">
            <text:p>32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24]" office:value-type="float" office:value="120" calcext:value-type="float">
            <text:p>120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Default" office:value-type="float" office:value="33" calcext:value-type="float">
            <text:p>33</text:p>
          </table:table-cell>
          <table:table-cell office:value-type="float" office:value="120" calcext:value-type="float">
            <text:p>120</text:p>
          </table:table-cell>
          <table:table-cell table:formula="of:=[.C25]-[.$E$1]" office:value-type="float" office:value="120" calcext:value-type="float">
            <text:p>120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25]" office:value-type="float" office:value="33" calcext:value-type="float">
            <text:p>33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25]" office:value-type="float" office:value="120" calcext:value-type="float">
            <text:p>120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Default" office:value-type="float" office:value="34" calcext:value-type="float">
            <text:p>34</text:p>
          </table:table-cell>
          <table:table-cell office:value-type="float" office:value="122" calcext:value-type="float">
            <text:p>122</text:p>
          </table:table-cell>
          <table:table-cell table:formula="of:=[.C26]-[.$E$1]" office:value-type="float" office:value="122" calcext:value-type="float">
            <text:p>122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26]" office:value-type="float" office:value="34" calcext:value-type="float">
            <text:p>34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26]" office:value-type="float" office:value="122" calcext:value-type="float">
            <text:p>122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Default" office:value-type="float" office:value="36" calcext:value-type="float">
            <text:p>36</text:p>
          </table:table-cell>
          <table:table-cell office:value-type="float" office:value="116" calcext:value-type="float">
            <text:p>116</text:p>
          </table:table-cell>
          <table:table-cell table:formula="of:=[.C27]-[.$E$1]" office:value-type="float" office:value="116" calcext:value-type="float">
            <text:p>116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27]" office:value-type="float" office:value="36" calcext:value-type="float">
            <text:p>36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27]" office:value-type="float" office:value="116" calcext:value-type="float">
            <text:p>116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Default" office:value-type="float" office:value="38" calcext:value-type="float">
            <text:p>38</text:p>
          </table:table-cell>
          <table:table-cell office:value-type="float" office:value="118" calcext:value-type="float">
            <text:p>118</text:p>
          </table:table-cell>
          <table:table-cell table:formula="of:=[.C28]-[.$E$1]" office:value-type="float" office:value="118" calcext:value-type="float">
            <text:p>118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28]" office:value-type="float" office:value="38" calcext:value-type="float">
            <text:p>38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28]" office:value-type="float" office:value="118" calcext:value-type="float">
            <text:p>118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Default" office:value-type="float" office:value="39" calcext:value-type="float">
            <text:p>39</text:p>
          </table:table-cell>
          <table:table-cell office:value-type="float" office:value="111" calcext:value-type="float">
            <text:p>111</text:p>
          </table:table-cell>
          <table:table-cell table:formula="of:=[.C29]-[.$E$1]" office:value-type="float" office:value="111" calcext:value-type="float">
            <text:p>111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29]" office:value-type="float" office:value="39" calcext:value-type="float">
            <text:p>39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29]" office:value-type="float" office:value="111" calcext:value-type="float">
            <text:p>111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Default" office:value-type="float" office:value="40" calcext:value-type="float">
            <text:p>40</text:p>
          </table:table-cell>
          <table:table-cell office:value-type="float" office:value="121" calcext:value-type="float">
            <text:p>121</text:p>
          </table:table-cell>
          <table:table-cell table:formula="of:=[.C30]-[.$E$1]" office:value-type="float" office:value="121" calcext:value-type="float">
            <text:p>121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30]" office:value-type="float" office:value="40" calcext:value-type="float">
            <text:p>40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30]" office:value-type="float" office:value="121" calcext:value-type="float">
            <text:p>121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Default" office:value-type="float" office:value="41" calcext:value-type="float">
            <text:p>41</text:p>
          </table:table-cell>
          <table:table-cell office:value-type="float" office:value="120" calcext:value-type="float">
            <text:p>120</text:p>
          </table:table-cell>
          <table:table-cell table:formula="of:=[.C31]-[.$E$1]" office:value-type="float" office:value="120" calcext:value-type="float">
            <text:p>120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31]" office:value-type="float" office:value="41" calcext:value-type="float">
            <text:p>41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31]" office:value-type="float" office:value="120" calcext:value-type="float">
            <text:p>120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Default" office:value-type="float" office:value="42" calcext:value-type="float">
            <text:p>42</text:p>
          </table:table-cell>
          <table:table-cell office:value-type="float" office:value="119" calcext:value-type="float">
            <text:p>119</text:p>
          </table:table-cell>
          <table:table-cell table:formula="of:=[.C32]-[.$E$1]" office:value-type="float" office:value="119" calcext:value-type="float">
            <text:p>119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32]" office:value-type="float" office:value="42" calcext:value-type="float">
            <text:p>42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32]" office:value-type="float" office:value="119" calcext:value-type="float">
            <text:p>119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Default" office:value-type="float" office:value="43" calcext:value-type="float">
            <text:p>43</text:p>
          </table:table-cell>
          <table:table-cell office:value-type="float" office:value="116" calcext:value-type="float">
            <text:p>116</text:p>
          </table:table-cell>
          <table:table-cell table:formula="of:=[.C33]-[.$E$1]" office:value-type="float" office:value="116" calcext:value-type="float">
            <text:p>116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33]" office:value-type="float" office:value="43" calcext:value-type="float">
            <text:p>43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33]" office:value-type="float" office:value="116" calcext:value-type="float">
            <text:p>116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Default" office:value-type="float" office:value="46" calcext:value-type="float">
            <text:p>46</text:p>
          </table:table-cell>
          <table:table-cell office:value-type="float" office:value="117" calcext:value-type="float">
            <text:p>117</text:p>
          </table:table-cell>
          <table:table-cell table:formula="of:=[.C34]-[.$E$1]" office:value-type="float" office:value="117" calcext:value-type="float">
            <text:p>117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34]" office:value-type="float" office:value="46" calcext:value-type="float">
            <text:p>46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34]" office:value-type="float" office:value="117" calcext:value-type="float">
            <text:p>117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Default" office:value-type="float" office:value="47" calcext:value-type="float">
            <text:p>47</text:p>
          </table:table-cell>
          <table:table-cell office:value-type="float" office:value="120" calcext:value-type="float">
            <text:p>120</text:p>
          </table:table-cell>
          <table:table-cell table:formula="of:=[.C35]-[.$E$1]" office:value-type="float" office:value="120" calcext:value-type="float">
            <text:p>120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35]" office:value-type="float" office:value="47" calcext:value-type="float">
            <text:p>47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35]" office:value-type="float" office:value="120" calcext:value-type="float">
            <text:p>120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Default" office:value-type="float" office:value="48" calcext:value-type="float">
            <text:p>48</text:p>
          </table:table-cell>
          <table:table-cell office:value-type="float" office:value="122" calcext:value-type="float">
            <text:p>122</text:p>
          </table:table-cell>
          <table:table-cell table:formula="of:=[.C36]-[.$E$1]" office:value-type="float" office:value="122" calcext:value-type="float">
            <text:p>122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36]" office:value-type="float" office:value="48" calcext:value-type="float">
            <text:p>48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36]" office:value-type="float" office:value="122" calcext:value-type="float">
            <text:p>122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Default" office:value-type="float" office:value="49" calcext:value-type="float">
            <text:p>49</text:p>
          </table:table-cell>
          <table:table-cell office:value-type="float" office:value="119" calcext:value-type="float">
            <text:p>119</text:p>
          </table:table-cell>
          <table:table-cell table:formula="of:=[.C37]-[.$E$1]" office:value-type="float" office:value="119" calcext:value-type="float">
            <text:p>119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37]" office:value-type="float" office:value="49" calcext:value-type="float">
            <text:p>49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37]" office:value-type="float" office:value="119" calcext:value-type="float">
            <text:p>119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Default" office:value-type="float" office:value="51" calcext:value-type="float">
            <text:p>51</text:p>
          </table:table-cell>
          <table:table-cell office:value-type="float" office:value="116" calcext:value-type="float">
            <text:p>116</text:p>
          </table:table-cell>
          <table:table-cell table:formula="of:=[.C38]-[.$E$1]" office:value-type="float" office:value="116" calcext:value-type="float">
            <text:p>116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38]" office:value-type="float" office:value="51" calcext:value-type="float">
            <text:p>51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38]" office:value-type="float" office:value="116" calcext:value-type="float">
            <text:p>116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Default" office:value-type="float" office:value="52" calcext:value-type="float">
            <text:p>52</text:p>
          </table:table-cell>
          <table:table-cell office:value-type="float" office:value="129" calcext:value-type="float">
            <text:p>129</text:p>
          </table:table-cell>
          <table:table-cell table:formula="of:=[.C39]-[.$E$1]" office:value-type="float" office:value="129" calcext:value-type="float">
            <text:p>129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39]" office:value-type="float" office:value="52" calcext:value-type="float">
            <text:p>52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39]" office:value-type="float" office:value="129" calcext:value-type="float">
            <text:p>129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Default" office:value-type="float" office:value="54" calcext:value-type="float">
            <text:p>54</text:p>
          </table:table-cell>
          <table:table-cell office:value-type="float" office:value="111" calcext:value-type="float">
            <text:p>111</text:p>
          </table:table-cell>
          <table:table-cell table:formula="of:=[.C40]-[.$E$1]" office:value-type="float" office:value="111" calcext:value-type="float">
            <text:p>111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40]" office:value-type="float" office:value="54" calcext:value-type="float">
            <text:p>54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40]" office:value-type="float" office:value="111" calcext:value-type="float">
            <text:p>111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Default" office:value-type="float" office:value="55" calcext:value-type="float">
            <text:p>55</text:p>
          </table:table-cell>
          <table:table-cell office:value-type="float" office:value="112" calcext:value-type="float">
            <text:p>112</text:p>
          </table:table-cell>
          <table:table-cell table:formula="of:=[.C41]-[.$E$1]" office:value-type="float" office:value="112" calcext:value-type="float">
            <text:p>112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41]" office:value-type="float" office:value="55" calcext:value-type="float">
            <text:p>55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41]" office:value-type="float" office:value="112" calcext:value-type="float">
            <text:p>112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Default" office:value-type="float" office:value="56" calcext:value-type="float">
            <text:p>56</text:p>
          </table:table-cell>
          <table:table-cell office:value-type="float" office:value="120" calcext:value-type="float">
            <text:p>120</text:p>
          </table:table-cell>
          <table:table-cell table:formula="of:=[.C42]-[.$E$1]" office:value-type="float" office:value="120" calcext:value-type="float">
            <text:p>120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42]" office:value-type="float" office:value="56" calcext:value-type="float">
            <text:p>56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42]" office:value-type="float" office:value="120" calcext:value-type="float">
            <text:p>120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Default" office:value-type="float" office:value="57" calcext:value-type="float">
            <text:p>57</text:p>
          </table:table-cell>
          <table:table-cell office:value-type="float" office:value="113" calcext:value-type="float">
            <text:p>113</text:p>
          </table:table-cell>
          <table:table-cell table:formula="of:=[.C43]-[.$E$1]" office:value-type="float" office:value="113" calcext:value-type="float">
            <text:p>113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43]" office:value-type="float" office:value="57" calcext:value-type="float">
            <text:p>57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43]" office:value-type="float" office:value="113" calcext:value-type="float">
            <text:p>113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Default" office:value-type="float" office:value="58" calcext:value-type="float">
            <text:p>58</text:p>
          </table:table-cell>
          <table:table-cell office:value-type="float" office:value="114" calcext:value-type="float">
            <text:p>114</text:p>
          </table:table-cell>
          <table:table-cell table:formula="of:=[.C44]-[.$E$1]" office:value-type="float" office:value="114" calcext:value-type="float">
            <text:p>114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44]" office:value-type="float" office:value="58" calcext:value-type="float">
            <text:p>58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44]" office:value-type="float" office:value="114" calcext:value-type="float">
            <text:p>114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Default" office:value-type="float" office:value="59" calcext:value-type="float">
            <text:p>59</text:p>
          </table:table-cell>
          <table:table-cell office:value-type="float" office:value="119" calcext:value-type="float">
            <text:p>119</text:p>
          </table:table-cell>
          <table:table-cell table:formula="of:=[.C45]-[.$E$1]" office:value-type="float" office:value="119" calcext:value-type="float">
            <text:p>119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45]" office:value-type="float" office:value="59" calcext:value-type="float">
            <text:p>59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45]" office:value-type="float" office:value="119" calcext:value-type="float">
            <text:p>119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Default" office:value-type="float" office:value="60" calcext:value-type="float">
            <text:p>60</text:p>
          </table:table-cell>
          <table:table-cell office:value-type="float" office:value="112" calcext:value-type="float">
            <text:p>112</text:p>
          </table:table-cell>
          <table:table-cell table:formula="of:=[.C46]-[.$E$1]" office:value-type="float" office:value="112" calcext:value-type="float">
            <text:p>112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46]" office:value-type="float" office:value="60" calcext:value-type="float">
            <text:p>60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46]" office:value-type="float" office:value="112" calcext:value-type="float">
            <text:p>112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Default" office:value-type="float" office:value="61" calcext:value-type="float">
            <text:p>61</text:p>
          </table:table-cell>
          <table:table-cell office:value-type="float" office:value="122" calcext:value-type="float">
            <text:p>122</text:p>
          </table:table-cell>
          <table:table-cell table:formula="of:=[.C47]-[.$E$1]" office:value-type="float" office:value="122" calcext:value-type="float">
            <text:p>122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47]" office:value-type="float" office:value="61" calcext:value-type="float">
            <text:p>61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47]" office:value-type="float" office:value="122" calcext:value-type="float">
            <text:p>122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Default" office:value-type="float" office:value="66" calcext:value-type="float">
            <text:p>66</text:p>
          </table:table-cell>
          <table:table-cell office:value-type="float" office:value="122" calcext:value-type="float">
            <text:p>122</text:p>
          </table:table-cell>
          <table:table-cell table:formula="of:=[.C48]-[.$E$1]" office:value-type="float" office:value="122" calcext:value-type="float">
            <text:p>122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48]" office:value-type="float" office:value="66" calcext:value-type="float">
            <text:p>66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48]" office:value-type="float" office:value="122" calcext:value-type="float">
            <text:p>122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Default" office:value-type="float" office:value="67" calcext:value-type="float">
            <text:p>67</text:p>
          </table:table-cell>
          <table:table-cell office:value-type="float" office:value="126" calcext:value-type="float">
            <text:p>126</text:p>
          </table:table-cell>
          <table:table-cell table:formula="of:=[.C49]-[.$E$1]" office:value-type="float" office:value="126" calcext:value-type="float">
            <text:p>126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49]" office:value-type="float" office:value="67" calcext:value-type="float">
            <text:p>67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49]" office:value-type="float" office:value="126" calcext:value-type="float">
            <text:p>126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Default" office:value-type="float" office:value="68" calcext:value-type="float">
            <text:p>68</text:p>
          </table:table-cell>
          <table:table-cell office:value-type="float" office:value="122" calcext:value-type="float">
            <text:p>122</text:p>
          </table:table-cell>
          <table:table-cell table:formula="of:=[.C50]-[.$E$1]" office:value-type="float" office:value="122" calcext:value-type="float">
            <text:p>122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50]" office:value-type="float" office:value="68" calcext:value-type="float">
            <text:p>68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50]" office:value-type="float" office:value="122" calcext:value-type="float">
            <text:p>122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Default" office:value-type="float" office:value="69" calcext:value-type="float">
            <text:p>69</text:p>
          </table:table-cell>
          <table:table-cell office:value-type="float" office:value="140" calcext:value-type="float">
            <text:p>140</text:p>
          </table:table-cell>
          <table:table-cell table:formula="of:=[.C51]-[.$E$1]" office:value-type="float" office:value="140" calcext:value-type="float">
            <text:p>140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51]" office:value-type="float" office:value="69" calcext:value-type="float">
            <text:p>69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51]" office:value-type="float" office:value="140" calcext:value-type="float">
            <text:p>140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Default"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table:formula="of:=[.C52]-[.$E$1]" office:value-type="float" office:value="110" calcext:value-type="float">
            <text:p>110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52]" office:value-type="float" office:value="70" calcext:value-type="float">
            <text:p>70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52]" office:value-type="float" office:value="110" calcext:value-type="float">
            <text:p>110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Default" office:value-type="float" office:value="72" calcext:value-type="float">
            <text:p>72</text:p>
          </table:table-cell>
          <table:table-cell office:value-type="float" office:value="115" calcext:value-type="float">
            <text:p>115</text:p>
          </table:table-cell>
          <table:table-cell table:formula="of:=[.C53]-[.$E$1]" office:value-type="float" office:value="115" calcext:value-type="float">
            <text:p>115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53]" office:value-type="float" office:value="72" calcext:value-type="float">
            <text:p>72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53]" office:value-type="float" office:value="115" calcext:value-type="float">
            <text:p>115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Default" office:value-type="float" office:value="73" calcext:value-type="float">
            <text:p>73</text:p>
          </table:table-cell>
          <table:table-cell office:value-type="float" office:value="126" calcext:value-type="float">
            <text:p>126</text:p>
          </table:table-cell>
          <table:table-cell table:formula="of:=[.C54]-[.$E$1]" office:value-type="float" office:value="126" calcext:value-type="float">
            <text:p>126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54]" office:value-type="float" office:value="73" calcext:value-type="float">
            <text:p>73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54]" office:value-type="float" office:value="126" calcext:value-type="float">
            <text:p>126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Default" office:value-type="float" office:value="74" calcext:value-type="float">
            <text:p>74</text:p>
          </table:table-cell>
          <table:table-cell office:value-type="float" office:value="117" calcext:value-type="float">
            <text:p>117</text:p>
          </table:table-cell>
          <table:table-cell table:formula="of:=[.C55]-[.$E$1]" office:value-type="float" office:value="117" calcext:value-type="float">
            <text:p>117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55]" office:value-type="float" office:value="74" calcext:value-type="float">
            <text:p>74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55]" office:value-type="float" office:value="117" calcext:value-type="float">
            <text:p>117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table:formula="of:=[.C56]-[.$E$1]" office:value-type="float" office:value="120" calcext:value-type="float">
            <text:p>120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56]" office:value-type="float" office:value="75" calcext:value-type="float">
            <text:p>75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56]" office:value-type="float" office:value="120" calcext:value-type="float">
            <text:p>120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Default" office:value-type="float" office:value="76" calcext:value-type="float">
            <text:p>76</text:p>
          </table:table-cell>
          <table:table-cell office:value-type="float" office:value="126" calcext:value-type="float">
            <text:p>126</text:p>
          </table:table-cell>
          <table:table-cell table:formula="of:=[.C57]-[.$E$1]" office:value-type="float" office:value="126" calcext:value-type="float">
            <text:p>126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57]" office:value-type="float" office:value="76" calcext:value-type="float">
            <text:p>76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57]" office:value-type="float" office:value="126" calcext:value-type="float">
            <text:p>126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Default"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table:formula="of:=[.C58]-[.$E$1]" office:value-type="float" office:value="107" calcext:value-type="float">
            <text:p>107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58]" office:value-type="float" office:value="77" calcext:value-type="float">
            <text:p>77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58]" office:value-type="float" office:value="107" calcext:value-type="float">
            <text:p>107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Default" office:value-type="float" office:value="78" calcext:value-type="float">
            <text:p>78</text:p>
          </table:table-cell>
          <table:table-cell office:value-type="float" office:value="117" calcext:value-type="float">
            <text:p>117</text:p>
          </table:table-cell>
          <table:table-cell table:formula="of:=[.C59]-[.$E$1]" office:value-type="float" office:value="117" calcext:value-type="float">
            <text:p>117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59]" office:value-type="float" office:value="78" calcext:value-type="float">
            <text:p>78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59]" office:value-type="float" office:value="117" calcext:value-type="float">
            <text:p>117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Default" office:value-type="float" office:value="79" calcext:value-type="float">
            <text:p>79</text:p>
          </table:table-cell>
          <table:table-cell office:value-type="float" office:value="121" calcext:value-type="float">
            <text:p>121</text:p>
          </table:table-cell>
          <table:table-cell table:formula="of:=[.C60]-[.$E$1]" office:value-type="float" office:value="121" calcext:value-type="float">
            <text:p>121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60]" office:value-type="float" office:value="79" calcext:value-type="float">
            <text:p>79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60]" office:value-type="float" office:value="121" calcext:value-type="float">
            <text:p>121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Default" office:value-type="float" office:value="80" calcext:value-type="float">
            <text:p>80</text:p>
          </table:table-cell>
          <table:table-cell office:value-type="float" office:value="116" calcext:value-type="float">
            <text:p>116</text:p>
          </table:table-cell>
          <table:table-cell table:formula="of:=[.C61]-[.$E$1]" office:value-type="float" office:value="116" calcext:value-type="float">
            <text:p>116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61]" office:value-type="float" office:value="80" calcext:value-type="float">
            <text:p>80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61]" office:value-type="float" office:value="116" calcext:value-type="float">
            <text:p>116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Default" office:value-type="float" office:value="81" calcext:value-type="float">
            <text:p>81</text:p>
          </table:table-cell>
          <table:table-cell office:value-type="float" office:value="123" calcext:value-type="float">
            <text:p>123</text:p>
          </table:table-cell>
          <table:table-cell table:formula="of:=[.C62]-[.$E$1]" office:value-type="float" office:value="123" calcext:value-type="float">
            <text:p>123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62]" office:value-type="float" office:value="81" calcext:value-type="float">
            <text:p>81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62]" office:value-type="float" office:value="123" calcext:value-type="float">
            <text:p>123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Default" office:value-type="float" office:value="82" calcext:value-type="float">
            <text:p>82</text:p>
          </table:table-cell>
          <table:table-cell office:value-type="float" office:value="108" calcext:value-type="float">
            <text:p>108</text:p>
          </table:table-cell>
          <table:table-cell table:formula="of:=[.C63]-[.$E$1]" office:value-type="float" office:value="108" calcext:value-type="float">
            <text:p>108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63]" office:value-type="float" office:value="82" calcext:value-type="float">
            <text:p>82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63]" office:value-type="float" office:value="108" calcext:value-type="float">
            <text:p>108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Default" office:value-type="float" office:value="83" calcext:value-type="float">
            <text:p>83</text:p>
          </table:table-cell>
          <table:table-cell office:value-type="float" office:value="113" calcext:value-type="float">
            <text:p>113</text:p>
          </table:table-cell>
          <table:table-cell table:formula="of:=[.C64]-[.$E$1]" office:value-type="float" office:value="113" calcext:value-type="float">
            <text:p>113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64]" office:value-type="float" office:value="83" calcext:value-type="float">
            <text:p>83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64]" office:value-type="float" office:value="113" calcext:value-type="float">
            <text:p>113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113" calcext:value-type="float">
            <text:p>113</text:p>
          </table:table-cell>
          <table:table-cell table:formula="of:=[.C65]-[.$E$1]" office:value-type="float" office:value="113" calcext:value-type="float">
            <text:p>113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65]" office:value-type="float" office:value="85" calcext:value-type="float">
            <text:p>85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65]" office:value-type="float" office:value="113" calcext:value-type="float">
            <text:p>113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Default" office:value-type="float" office:value="86" calcext:value-type="float">
            <text:p>86</text:p>
          </table:table-cell>
          <table:table-cell office:value-type="float" office:value="125" calcext:value-type="float">
            <text:p>125</text:p>
          </table:table-cell>
          <table:table-cell table:formula="of:=[.C66]-[.$E$1]" office:value-type="float" office:value="125" calcext:value-type="float">
            <text:p>125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66]" office:value-type="float" office:value="86" calcext:value-type="float">
            <text:p>86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66]" office:value-type="float" office:value="125" calcext:value-type="float">
            <text:p>125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Default" office:value-type="float" office:value="87" calcext:value-type="float">
            <text:p>87</text:p>
          </table:table-cell>
          <table:table-cell office:value-type="float" office:value="118" calcext:value-type="float">
            <text:p>118</text:p>
          </table:table-cell>
          <table:table-cell table:formula="of:=[.C67]-[.$E$1]" office:value-type="float" office:value="118" calcext:value-type="float">
            <text:p>118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67]" office:value-type="float" office:value="87" calcext:value-type="float">
            <text:p>87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67]" office:value-type="float" office:value="118" calcext:value-type="float">
            <text:p>118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Default" office:value-type="float" office:value="88" calcext:value-type="float">
            <text:p>88</text:p>
          </table:table-cell>
          <table:table-cell office:value-type="float" office:value="114" calcext:value-type="float">
            <text:p>114</text:p>
          </table:table-cell>
          <table:table-cell table:formula="of:=[.C68]-[.$E$1]" office:value-type="float" office:value="114" calcext:value-type="float">
            <text:p>114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68]" office:value-type="float" office:value="88" calcext:value-type="float">
            <text:p>88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68]" office:value-type="float" office:value="114" calcext:value-type="float">
            <text:p>114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Default" office:value-type="float" office:value="90" calcext:value-type="float">
            <text:p>90</text:p>
          </table:table-cell>
          <table:table-cell office:value-type="float" office:value="118" calcext:value-type="float">
            <text:p>118</text:p>
          </table:table-cell>
          <table:table-cell table:formula="of:=[.C69]-[.$E$1]" office:value-type="float" office:value="118" calcext:value-type="float">
            <text:p>118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69]" office:value-type="float" office:value="90" calcext:value-type="float">
            <text:p>90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69]" office:value-type="float" office:value="118" calcext:value-type="float">
            <text:p>118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Default" office:value-type="float" office:value="91" calcext:value-type="float">
            <text:p>91</text:p>
          </table:table-cell>
          <table:table-cell office:value-type="float" office:value="115" calcext:value-type="float">
            <text:p>115</text:p>
          </table:table-cell>
          <table:table-cell table:formula="of:=[.C70]-[.$E$1]" office:value-type="float" office:value="115" calcext:value-type="float">
            <text:p>115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70]" office:value-type="float" office:value="91" calcext:value-type="float">
            <text:p>91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70]" office:value-type="float" office:value="115" calcext:value-type="float">
            <text:p>115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Default" office:value-type="float" office:value="92" calcext:value-type="float">
            <text:p>92</text:p>
          </table:table-cell>
          <table:table-cell office:value-type="float" office:value="114" calcext:value-type="float">
            <text:p>114</text:p>
          </table:table-cell>
          <table:table-cell table:formula="of:=[.C71]-[.$E$1]" office:value-type="float" office:value="114" calcext:value-type="float">
            <text:p>114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71]" office:value-type="float" office:value="92" calcext:value-type="float">
            <text:p>92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71]" office:value-type="float" office:value="114" calcext:value-type="float">
            <text:p>114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Default" office:value-type="float" office:value="95" calcext:value-type="float">
            <text:p>95</text:p>
          </table:table-cell>
          <table:table-cell office:value-type="float" office:value="122" calcext:value-type="float">
            <text:p>122</text:p>
          </table:table-cell>
          <table:table-cell table:formula="of:=[.C72]-[.$E$1]" office:value-type="float" office:value="122" calcext:value-type="float">
            <text:p>122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72]" office:value-type="float" office:value="95" calcext:value-type="float">
            <text:p>95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72]" office:value-type="float" office:value="122" calcext:value-type="float">
            <text:p>122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Default" office:value-type="float" office:value="98" calcext:value-type="float">
            <text:p>98</text:p>
          </table:table-cell>
          <table:table-cell office:value-type="float" office:value="124" calcext:value-type="float">
            <text:p>124</text:p>
          </table:table-cell>
          <table:table-cell table:formula="of:=[.C73]-[.$E$1]" office:value-type="float" office:value="124" calcext:value-type="float">
            <text:p>124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73]" office:value-type="float" office:value="98" calcext:value-type="float">
            <text:p>98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73]" office:value-type="float" office:value="124" calcext:value-type="float">
            <text:p>124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Default" office:value-type="float" office:value="99" calcext:value-type="float">
            <text:p>99</text:p>
          </table:table-cell>
          <table:table-cell office:value-type="float" office:value="112" calcext:value-type="float">
            <text:p>112</text:p>
          </table:table-cell>
          <table:table-cell table:formula="of:=[.C74]-[.$E$1]" office:value-type="float" office:value="112" calcext:value-type="float">
            <text:p>112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74]" office:value-type="float" office:value="99" calcext:value-type="float">
            <text:p>99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74]" office:value-type="float" office:value="112" calcext:value-type="float">
            <text:p>112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Default" office:value-type="float" office:value="101" calcext:value-type="float">
            <text:p>101</text:p>
          </table:table-cell>
          <table:table-cell office:value-type="float" office:value="114" calcext:value-type="float">
            <text:p>114</text:p>
          </table:table-cell>
          <table:table-cell table:formula="of:=[.C75]-[.$E$1]" office:value-type="float" office:value="114" calcext:value-type="float">
            <text:p>114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75]" office:value-type="float" office:value="101" calcext:value-type="float">
            <text:p>101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75]" office:value-type="float" office:value="114" calcext:value-type="float">
            <text:p>114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Default"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table:formula="of:=[.C76]-[.$E$1]" office:value-type="float" office:value="119" calcext:value-type="float">
            <text:p>119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76]" office:value-type="float" office:value="102" calcext:value-type="float">
            <text:p>102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76]" office:value-type="float" office:value="119" calcext:value-type="float">
            <text:p>119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Default" office:value-type="float" office:value="105" calcext:value-type="float">
            <text:p>105</text:p>
          </table:table-cell>
          <table:table-cell office:value-type="float" office:value="119" calcext:value-type="float">
            <text:p>119</text:p>
          </table:table-cell>
          <table:table-cell table:formula="of:=[.C77]-[.$E$1]" office:value-type="float" office:value="119" calcext:value-type="float">
            <text:p>119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77]" office:value-type="float" office:value="105" calcext:value-type="float">
            <text:p>105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77]" office:value-type="float" office:value="119" calcext:value-type="float">
            <text:p>119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Default"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table:formula="of:=[.C78]-[.$E$1]" office:value-type="float" office:value="107" calcext:value-type="float">
            <text:p>107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78]" office:value-type="float" office:value="106" calcext:value-type="float">
            <text:p>106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78]" office:value-type="float" office:value="107" calcext:value-type="float">
            <text:p>107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Default" office:value-type="float" office:value="107" calcext:value-type="float">
            <text:p>107</text:p>
          </table:table-cell>
          <table:table-cell office:value-type="float" office:value="135" calcext:value-type="float">
            <text:p>135</text:p>
          </table:table-cell>
          <table:table-cell table:formula="of:=[.C79]-[.$E$1]" office:value-type="float" office:value="135" calcext:value-type="float">
            <text:p>135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79]" office:value-type="float" office:value="107" calcext:value-type="float">
            <text:p>107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79]" office:value-type="float" office:value="135" calcext:value-type="float">
            <text:p>135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133" calcext:value-type="float">
            <text:p>133</text:p>
          </table:table-cell>
          <table:table-cell table:formula="of:=[.C80]-[.$E$1]" office:value-type="float" office:value="133" calcext:value-type="float">
            <text:p>133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80]" office:value-type="float" office:value="108" calcext:value-type="float">
            <text:p>108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80]" office:value-type="float" office:value="133" calcext:value-type="float">
            <text:p>133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Default" office:value-type="float" office:value="110" calcext:value-type="float">
            <text:p>110</text:p>
          </table:table-cell>
          <table:table-cell office:value-type="float" office:value="124" calcext:value-type="float">
            <text:p>124</text:p>
          </table:table-cell>
          <table:table-cell table:formula="of:=[.C81]-[.$E$1]" office:value-type="float" office:value="124" calcext:value-type="float">
            <text:p>124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81]" office:value-type="float" office:value="110" calcext:value-type="float">
            <text:p>110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81]" office:value-type="float" office:value="124" calcext:value-type="float">
            <text:p>124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Default"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table:formula="of:=[.C82]-[.$E$1]" office:value-type="float" office:value="110" calcext:value-type="float">
            <text:p>110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82]" office:value-type="float" office:value="111" calcext:value-type="float">
            <text:p>111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82]" office:value-type="float" office:value="110" calcext:value-type="float">
            <text:p>110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Default"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table:formula="of:=[.C83]-[.$E$1]" office:value-type="float" office:value="120" calcext:value-type="float">
            <text:p>120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83]" office:value-type="float" office:value="112" calcext:value-type="float">
            <text:p>112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83]" office:value-type="float" office:value="120" calcext:value-type="float">
            <text:p>120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Default"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table:formula="of:=[.C84]-[.$E$1]" office:value-type="float" office:value="118" calcext:value-type="float">
            <text:p>118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84]" office:value-type="float" office:value="116" calcext:value-type="float">
            <text:p>116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84]" office:value-type="float" office:value="118" calcext:value-type="float">
            <text:p>118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Default" office:value-type="float" office:value="117" calcext:value-type="float">
            <text:p>117</text:p>
          </table:table-cell>
          <table:table-cell office:value-type="float" office:value="113" calcext:value-type="float">
            <text:p>113</text:p>
          </table:table-cell>
          <table:table-cell table:formula="of:=[.C85]-[.$E$1]" office:value-type="float" office:value="113" calcext:value-type="float">
            <text:p>113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85]" office:value-type="float" office:value="117" calcext:value-type="float">
            <text:p>117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85]" office:value-type="float" office:value="113" calcext:value-type="float">
            <text:p>113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Default" office:value-type="float" office:value="118" calcext:value-type="float">
            <text:p>118</text:p>
          </table:table-cell>
          <table:table-cell office:value-type="float" office:value="128" calcext:value-type="float">
            <text:p>128</text:p>
          </table:table-cell>
          <table:table-cell table:formula="of:=[.C86]-[.$E$1]" office:value-type="float" office:value="128" calcext:value-type="float">
            <text:p>128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86]" office:value-type="float" office:value="118" calcext:value-type="float">
            <text:p>118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86]" office:value-type="float" office:value="128" calcext:value-type="float">
            <text:p>128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formula="of:=[.C87]-[.$E$1]" office:value-type="float" office:value="120" calcext:value-type="float">
            <text:p>120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87]" office:value-type="float" office:value="119" calcext:value-type="float">
            <text:p>119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87]" office:value-type="float" office:value="120" calcext:value-type="float">
            <text:p>120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Default"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 table:formula="of:=[.C88]-[.$E$1]" office:value-type="float" office:value="124" calcext:value-type="float">
            <text:p>124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88]" office:value-type="float" office:value="120" calcext:value-type="float">
            <text:p>120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88]" office:value-type="float" office:value="124" calcext:value-type="float">
            <text:p>124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Default"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table:formula="of:=[.C89]-[.$E$1]" office:value-type="float" office:value="118" calcext:value-type="float">
            <text:p>118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89]" office:value-type="float" office:value="121" calcext:value-type="float">
            <text:p>121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89]" office:value-type="float" office:value="118" calcext:value-type="float">
            <text:p>118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Default" office:value-type="float" office:value="124" calcext:value-type="float">
            <text:p>124</text:p>
          </table:table-cell>
          <table:table-cell office:value-type="float" office:value="114" calcext:value-type="float">
            <text:p>114</text:p>
          </table:table-cell>
          <table:table-cell table:formula="of:=[.C90]-[.$E$1]" office:value-type="float" office:value="114" calcext:value-type="float">
            <text:p>114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90]" office:value-type="float" office:value="124" calcext:value-type="float">
            <text:p>124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90]" office:value-type="float" office:value="114" calcext:value-type="float">
            <text:p>114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Default"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table:formula="of:=[.C91]-[.$E$1]" office:value-type="float" office:value="112" calcext:value-type="float">
            <text:p>112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91]" office:value-type="float" office:value="125" calcext:value-type="float">
            <text:p>125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91]" office:value-type="float" office:value="112" calcext:value-type="float">
            <text:p>112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Default" office:value-type="float" office:value="126" calcext:value-type="float">
            <text:p>126</text:p>
          </table:table-cell>
          <table:table-cell office:value-type="float" office:value="117" calcext:value-type="float">
            <text:p>117</text:p>
          </table:table-cell>
          <table:table-cell table:formula="of:=[.C92]-[.$E$1]" office:value-type="float" office:value="117" calcext:value-type="float">
            <text:p>117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92]" office:value-type="float" office:value="126" calcext:value-type="float">
            <text:p>126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92]" office:value-type="float" office:value="117" calcext:value-type="float">
            <text:p>117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Default"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table:formula="of:=[.C93]-[.$E$1]" office:value-type="float" office:value="116" calcext:value-type="float">
            <text:p>116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93]" office:value-type="float" office:value="127" calcext:value-type="float">
            <text:p>127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93]" office:value-type="float" office:value="116" calcext:value-type="float">
            <text:p>116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Default"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table:formula="of:=[.C94]-[.$E$1]" office:value-type="float" office:value="112" calcext:value-type="float">
            <text:p>112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94]" office:value-type="float" office:value="128" calcext:value-type="float">
            <text:p>128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94]" office:value-type="float" office:value="112" calcext:value-type="float">
            <text:p>112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Default" office:value-type="float" office:value="129" calcext:value-type="float">
            <text:p>129</text:p>
          </table:table-cell>
          <table:table-cell office:value-type="float" office:value="137" calcext:value-type="float">
            <text:p>137</text:p>
          </table:table-cell>
          <table:table-cell table:formula="of:=[.C95]-[.$E$1]" office:value-type="float" office:value="137" calcext:value-type="float">
            <text:p>137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95]" office:value-type="float" office:value="129" calcext:value-type="float">
            <text:p>129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95]" office:value-type="float" office:value="137" calcext:value-type="float">
            <text:p>137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Default" office:value-type="float" office:value="131" calcext:value-type="float">
            <text:p>131</text:p>
          </table:table-cell>
          <table:table-cell office:value-type="float" office:value="110" calcext:value-type="float">
            <text:p>110</text:p>
          </table:table-cell>
          <table:table-cell table:formula="of:=[.C96]-[.$E$1]" office:value-type="float" office:value="110" calcext:value-type="float">
            <text:p>110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96]" office:value-type="float" office:value="131" calcext:value-type="float">
            <text:p>131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96]" office:value-type="float" office:value="110" calcext:value-type="float">
            <text:p>110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Default" office:value-type="float" office:value="133" calcext:value-type="float">
            <text:p>133</text:p>
          </table:table-cell>
          <table:table-cell office:value-type="float" office:value="122" calcext:value-type="float">
            <text:p>122</text:p>
          </table:table-cell>
          <table:table-cell table:formula="of:=[.C97]-[.$E$1]" office:value-type="float" office:value="122" calcext:value-type="float">
            <text:p>122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97]" office:value-type="float" office:value="133" calcext:value-type="float">
            <text:p>133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97]" office:value-type="float" office:value="122" calcext:value-type="float">
            <text:p>122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Default" office:value-type="float" office:value="136" calcext:value-type="float">
            <text:p>136</text:p>
          </table:table-cell>
          <table:table-cell office:value-type="float" office:value="117" calcext:value-type="float">
            <text:p>117</text:p>
          </table:table-cell>
          <table:table-cell table:formula="of:=[.C98]-[.$E$1]" office:value-type="float" office:value="117" calcext:value-type="float">
            <text:p>117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98]" office:value-type="float" office:value="136" calcext:value-type="float">
            <text:p>136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98]" office:value-type="float" office:value="117" calcext:value-type="float">
            <text:p>117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Default" office:value-type="float" office:value="138" calcext:value-type="float">
            <text:p>138</text:p>
          </table:table-cell>
          <table:table-cell office:value-type="float" office:value="112" calcext:value-type="float">
            <text:p>112</text:p>
          </table:table-cell>
          <table:table-cell table:formula="of:=[.C99]-[.$E$1]" office:value-type="float" office:value="112" calcext:value-type="float">
            <text:p>112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99]" office:value-type="float" office:value="138" calcext:value-type="float">
            <text:p>138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99]" office:value-type="float" office:value="112" calcext:value-type="float">
            <text:p>112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Default" office:value-type="float" office:value="140" calcext:value-type="float">
            <text:p>140</text:p>
          </table:table-cell>
          <table:table-cell office:value-type="float" office:value="117" calcext:value-type="float">
            <text:p>117</text:p>
          </table:table-cell>
          <table:table-cell table:formula="of:=[.C100]-[.$E$1]" office:value-type="float" office:value="117" calcext:value-type="float">
            <text:p>117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100]" office:value-type="float" office:value="140" calcext:value-type="float">
            <text:p>140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100]" office:value-type="float" office:value="117" calcext:value-type="float">
            <text:p>117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120" calcext:value-type="float">
            <text:p>120</text:p>
          </table:table-cell>
          <table:table-cell table:formula="of:=[.C101]-[.$E$1]" office:value-type="float" office:value="120" calcext:value-type="float">
            <text:p>120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101]" office:value-type="float" office:value="141" calcext:value-type="float">
            <text:p>141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101]" office:value-type="float" office:value="120" calcext:value-type="float">
            <text:p>120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/>
          <table:table-cell table:style-name="Default" office:value-type="float" office:value="142" calcext:value-type="float">
            <text:p>142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2">
          <table:table-cell/>
          <table:table-cell table:style-name="Default" office:value-type="float" office:value="143" calcext:value-type="float">
            <text:p>143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2">
          <table:table-cell/>
          <table:table-cell table:style-name="Default" office:value-type="float" office:value="144" calcext:value-type="float">
            <text:p>144</text:p>
          </table:table-cell>
          <table:table-cell office:value-type="float" office:value="120" calcext:value-type="float">
            <text:p>120</text:p>
          </table:table-cell>
          <table:table-cell table:number-columns-repeated="9"/>
        </table:table-row>
        <table:table-row table:style-name="ro2">
          <table:table-cell/>
          <table:table-cell table:style-name="Default" office:value-type="float" office:value="145" calcext:value-type="float">
            <text:p>145</text:p>
          </table:table-cell>
          <table:table-cell office:value-type="float" office:value="121" calcext:value-type="float">
            <text:p>121</text:p>
          </table:table-cell>
          <table:table-cell table:number-columns-repeated="9"/>
        </table:table-row>
        <table:table-row table:style-name="ro2">
          <table:table-cell/>
          <table:table-cell table:style-name="Default" office:value-type="float" office:value="146" calcext:value-type="float">
            <text:p>146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2">
          <table:table-cell/>
          <table:table-cell table:style-name="Default" office:value-type="float" office:value="147" calcext:value-type="float">
            <text:p>147</text:p>
          </table:table-cell>
          <table:table-cell office:value-type="float" office:value="118" calcext:value-type="float">
            <text:p>118</text:p>
          </table:table-cell>
          <table:table-cell table:number-columns-repeated="9"/>
        </table:table-row>
        <table:table-row table:style-name="ro2">
          <table:table-cell/>
          <table:table-cell table:style-name="Default" office:value-type="float" office:value="148" calcext:value-type="float">
            <text:p>148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2">
          <table:table-cell/>
          <table:table-cell table:style-name="Default" office:value-type="float" office:value="149" calcext:value-type="float">
            <text:p>149</text:p>
          </table:table-cell>
          <table:table-cell office:value-type="float" office:value="113" calcext:value-type="float">
            <text:p>113</text:p>
          </table:table-cell>
          <table:table-cell table:number-columns-repeated="9"/>
        </table:table-row>
        <table:table-row table:style-name="ro2">
          <table:table-cell/>
          <table:table-cell table:style-name="Default" office:value-type="float" office:value="150" calcext:value-type="float">
            <text:p>150</text:p>
          </table:table-cell>
          <table:table-cell office:value-type="float" office:value="126" calcext:value-type="float">
            <text:p>126</text:p>
          </table:table-cell>
          <table:table-cell table:number-columns-repeated="9"/>
        </table:table-row>
        <table:table-row table:style-name="ro2" table:number-rows-repeated="1048465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2" table:style-name="ta1">
        <table:table-column table:style-name="co1" table:number-columns-repeated="32" table:default-cell-style-name="Default"/>
        <table:table-row table:style-name="ro2">
          <table:table-cell table:number-columns-repeated="9"/>
          <table:table-cell office:value-type="string" calcext:value-type="string">
            <text:p>version</text:p>
          </table:table-cell>
          <table:table-cell table:number-columns-repeated="22"/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4" calcext:value-type="float">
            <text:p>124</text:p>
          </table:table-cell>
          <table:table-cell office:value-type="float" office:value="-1" calcext:value-type="float">
            <text:p>-1</text:p>
          </table:table-cell>
          <table:table-cell office:value-type="float" office:value="0.0251997859408" calcext:value-type="float">
            <text:p>0.0251997859</text:p>
          </table:table-cell>
          <table:table-cell office:value-type="float" office:value="0.472347615183" calcext:value-type="float">
            <text:p>0.4723476152</text:p>
          </table:table-cell>
          <table:table-cell office:value-type="float" office:value="0.237507264809" calcext:value-type="float">
            <text:p>0.2375072648</text:p>
          </table:table-cell>
          <table:table-cell office:value-type="float" office:value="0.590007563535" calcext:value-type="float">
            <text:p>0.5900075635</text:p>
          </table:table-cell>
          <table:table-cell office:value-type="float" office:value="-0.0399922646489" calcext:value-type="float">
            <text:p>-0.0399922646</text:p>
          </table:table-cell>
          <table:table-cell office:value-type="float" office:value="0.83765582997" calcext:value-type="float">
            <text:p>0.83765583</text:p>
          </table:table-cell>
          <table:table-cell office:value-type="float" office:value="-0.205623016783" calcext:value-type="float">
            <text:p>-0.2056230168</text:p>
          </table:table-cell>
          <table:table-cell office:value-type="float" office:value="0.972895003705" calcext:value-type="float">
            <text:p>0.9728950037</text:p>
          </table:table-cell>
          <table:table-cell office:value-type="float" office:value="5.19" calcext:value-type="float">
            <text:p>5.19</text:p>
          </table:table-cell>
          <table:table-cell office:value-type="float" office:value="2.05" calcext:value-type="float">
            <text:p>2.05</text:p>
          </table:table-cell>
          <table:table-cell office:value-type="float" office:value="1.11" calcext:value-type="float">
            <text:p>1.11</text:p>
          </table:table-cell>
          <table:table-cell office:value-type="float" office:value="-1.01" calcext:value-type="float">
            <text:p>-1.01</text:p>
          </table:table-cell>
          <table:table-cell office:value-type="float" office:value="0.05" calcext:value-type="float">
            <text:p>0.05</text:p>
          </table:table-cell>
          <table:table-cell office:value-type="float" office:value="0.23" calcext:value-type="float">
            <text:p>0.23</text:p>
          </table:table-cell>
          <table:table-cell office:value-type="float" office:value="0.272002017331" calcext:value-type="float">
            <text:p>0.2720020173</text:p>
          </table:table-cell>
          <table:table-cell office:value-type="float" office:value="0.118264853331" calcext:value-type="float">
            <text:p>0.1182648533</text:p>
          </table:table-cell>
          <table:table-cell office:value-type="float" office:value="0.246495835271" calcext:value-type="float">
            <text:p>0.2464958353</text:p>
          </table:table-cell>
          <table:table-cell office:value-type="float" office:value="0.417178611256" calcext:value-type="float">
            <text:p>0.4171786113</text:p>
          </table:table-cell>
          <table:table-cell office:value-type="float" office:value="0.000382018397541" calcext:value-type="float">
            <text:p>0.0003820184</text:p>
          </table:table-cell>
          <table:table-cell office:value-type="float" office:value="0.245632730675" calcext:value-type="float">
            <text:p>0.2456327307</text:p>
          </table:table-cell>
          <table:table-cell office:value-type="float" office:value="-0.0251241636631" calcext:value-type="float">
            <text:p>-0.0251241637</text:p>
          </table:table-cell>
          <table:table-cell office:value-type="float" office:value="0.5445464886" calcext:value-type="float">
            <text:p>0.5445464886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4" calcext:value-type="float">
            <text:p>124</text:p>
          </table:table-cell>
          <table:table-cell office:value-type="float" office:value="-2" calcext:value-type="float">
            <text:p>-2</text:p>
          </table:table-cell>
          <table:table-cell office:value-type="float" office:value="0.00159513714807" calcext:value-type="float">
            <text:p>0.0015951371</text:p>
          </table:table-cell>
          <table:table-cell office:value-type="float" office:value="0.504640347421" calcext:value-type="float">
            <text:p>0.5046403474</text:p>
          </table:table-cell>
          <table:table-cell office:value-type="float" office:value="0.214940770285" calcext:value-type="float">
            <text:p>0.2149407703</text:p>
          </table:table-cell>
          <table:table-cell office:value-type="float" office:value="0.62303411838" calcext:value-type="float">
            <text:p>0.6230341184</text:p>
          </table:table-cell>
          <table:table-cell office:value-type="float" office:value="-0.0503205406634" calcext:value-type="float">
            <text:p>-0.0503205407</text:p>
          </table:table-cell>
          <table:table-cell office:value-type="float" office:value="0.876299415655" calcext:value-type="float">
            <text:p>0.8762994157</text:p>
          </table:table-cell>
          <table:table-cell office:value-type="float" office:value="-0.220030820321" calcext:value-type="float">
            <text:p>-0.2200308203</text:p>
          </table:table-cell>
          <table:table-cell office:value-type="float" office:value="1.01021008373" calcext:value-type="float">
            <text:p>1.0102100837</text:p>
          </table:table-cell>
          <table:table-cell office:value-type="float" office:value="5.13" calcext:value-type="float">
            <text:p>5.13</text:p>
          </table:table-cell>
          <table:table-cell office:value-type="float" office:value="2.05" calcext:value-type="float">
            <text:p>2.05</text:p>
          </table:table-cell>
          <table:table-cell office:value-type="float" office:value="1.12" calcext:value-type="float">
            <text:p>1.12</text:p>
          </table:table-cell>
          <table:table-cell office:value-type="float" office:value="-1.02" calcext:value-type="float">
            <text:p>-1.02</text:p>
          </table:table-cell>
          <table:table-cell office:value-type="float" office:value="0.05" calcext:value-type="float">
            <text:p>0.05</text:p>
          </table:table-cell>
          <table:table-cell office:value-type="float" office:value="0.21" calcext:value-type="float">
            <text:p>0.21</text:p>
          </table:table-cell>
          <table:table-cell office:value-type="float" office:value="0.239109674927" calcext:value-type="float">
            <text:p>0.2391096749</text:p>
          </table:table-cell>
          <table:table-cell office:value-type="float" office:value="0.158540079105" calcext:value-type="float">
            <text:p>0.1585400791</text:p>
          </table:table-cell>
          <table:table-cell office:value-type="float" office:value="0.215779571554" calcext:value-type="float">
            <text:p>0.2157795716</text:p>
          </table:table-cell>
          <table:table-cell office:value-type="float" office:value="0.457631547182" calcext:value-type="float">
            <text:p>0.4576315472</text:p>
          </table:table-cell>
          <table:table-cell office:value-type="float" office:value="-0.0315761861697" calcext:value-type="float">
            <text:p>-0.0315761862</text:p>
          </table:table-cell>
          <table:table-cell office:value-type="float" office:value="0.28788135095" calcext:value-type="float">
            <text:p>0.287881351</text:p>
          </table:table-cell>
          <table:table-cell office:value-type="float" office:value="-0.054906289542" calcext:value-type="float">
            <text:p>-0.0549062895</text:p>
          </table:table-cell>
          <table:table-cell office:value-type="float" office:value="0.586972819027" calcext:value-type="float">
            <text:p>0.586972819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4" calcext:value-type="float">
            <text:p>124</text:p>
          </table:table-cell>
          <table:table-cell office:value-type="float" office:value="-3" calcext:value-type="float">
            <text:p>-3</text:p>
          </table:table-cell>
          <table:table-cell office:value-type="float" office:value="-0.0214892879169" calcext:value-type="float">
            <text:p>-0.0214892879</text:p>
          </table:table-cell>
          <table:table-cell office:value-type="float" office:value="0.537306986664" calcext:value-type="float">
            <text:p>0.5373069867</text:p>
          </table:table-cell>
          <table:table-cell office:value-type="float" office:value="0.188000715291" calcext:value-type="float">
            <text:p>0.1880007153</text:p>
          </table:table-cell>
          <table:table-cell office:value-type="float" office:value="0.652601557175" calcext:value-type="float">
            <text:p>0.6526015572</text:p>
          </table:table-cell>
          <table:table-cell office:value-type="float" office:value="-0.0587254924078" calcext:value-type="float">
            <text:p>-0.0587254924</text:p>
          </table:table-cell>
          <table:table-cell office:value-type="float" office:value="0.915406407181" calcext:value-type="float">
            <text:p>0.9154064072</text:p>
          </table:table-cell>
          <table:table-cell office:value-type="float" office:value="-0.231987634855" calcext:value-type="float">
            <text:p>-0.2319876349</text:p>
          </table:table-cell>
          <table:table-cell office:value-type="float" office:value="1.04838120614" calcext:value-type="float">
            <text:p>1.0483812061</text:p>
          </table:table-cell>
          <table:table-cell office:value-type="float" office:value="5.07" calcext:value-type="float">
            <text:p>5.07</text:p>
          </table:table-cell>
          <table:table-cell office:value-type="float" office:value="2.05" calcext:value-type="float">
            <text:p>2.05</text:p>
          </table:table-cell>
          <table:table-cell office:value-type="float" office:value="1.13" calcext:value-type="float">
            <text:p>1.13</text:p>
          </table:table-cell>
          <table:table-cell office:value-type="float" office:value="-1.03" calcext:value-type="float">
            <text:p>-1.03</text:p>
          </table:table-cell>
          <table:table-cell office:value-type="float" office:value="0.05" calcext:value-type="float">
            <text:p>0.05</text:p>
          </table:table-cell>
          <table:table-cell office:value-type="float" office:value="0.19" calcext:value-type="float">
            <text:p>0.19</text:p>
          </table:table-cell>
          <table:table-cell office:value-type="float" office:value="0.206217332522" calcext:value-type="float">
            <text:p>0.2062173325</text:p>
          </table:table-cell>
          <table:table-cell office:value-type="float" office:value="0.198815304878" calcext:value-type="float">
            <text:p>0.1988153049</text:p>
          </table:table-cell>
          <table:table-cell office:value-type="float" office:value="0.185660721781" calcext:value-type="float">
            <text:p>0.1856607218</text:p>
          </table:table-cell>
          <table:table-cell office:value-type="float" office:value="0.498110185815" calcext:value-type="float">
            <text:p>0.4981101858</text:p>
          </table:table-cell>
          <table:table-cell office:value-type="float" office:value="-0.0632579429623" calcext:value-type="float">
            <text:p>-0.063257943</text:p>
          </table:table-cell>
          <table:table-cell office:value-type="float" office:value="0.330660198229" calcext:value-type="float">
            <text:p>0.3306601982</text:p>
          </table:table-cell>
          <table:table-cell office:value-type="float" office:value="-0.0838145537032" calcext:value-type="float">
            <text:p>-0.0838145537</text:p>
          </table:table-cell>
          <table:table-cell office:value-type="float" office:value="0.629955079166" calcext:value-type="float">
            <text:p>0.6299550792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4" calcext:value-type="float">
            <text:p>124</text:p>
          </table:table-cell>
          <table:table-cell office:value-type="float" office:value="-4" calcext:value-type="float">
            <text:p>-4</text:p>
          </table:table-cell>
          <table:table-cell office:value-type="float" office:value="-0.0439816887732" calcext:value-type="float">
            <text:p>-0.0439816888</text:p>
          </table:table-cell>
          <table:table-cell office:value-type="float" office:value="0.570384046747" calcext:value-type="float">
            <text:p>0.5703840467</text:p>
          </table:table-cell>
          <table:table-cell office:value-type="float" office:value="0.170185293259" calcext:value-type="float">
            <text:p>0.1701852933</text:p>
          </table:table-cell>
          <table:table-cell office:value-type="float" office:value="0.688415112399" calcext:value-type="float">
            <text:p>0.6884151124</text:p>
          </table:table-cell>
          <table:table-cell office:value-type="float" office:value="-0.0661329574932" calcext:value-type="float">
            <text:p>-0.0661329575</text:p>
          </table:table-cell>
          <table:table-cell office:value-type="float" office:value="0.954714541975" calcext:value-type="float">
            <text:p>0.954714542</text:p>
          </table:table-cell>
          <table:table-cell office:value-type="float" office:value="-0.242667364981" calcext:value-type="float">
            <text:p>-0.242667365</text:p>
          </table:table-cell>
          <table:table-cell office:value-type="float" office:value="1.08692914207" calcext:value-type="float">
            <text:p>1.0869291421</text:p>
          </table:table-cell>
          <table:table-cell office:value-type="float" office:value="5.01" calcext:value-type="float">
            <text:p>5.01</text:p>
          </table:table-cell>
          <table:table-cell office:value-type="float" office:value="2.05" calcext:value-type="float">
            <text:p>2.05</text:p>
          </table:table-cell>
          <table:table-cell office:value-type="float" office:value="1.14" calcext:value-type="float">
            <text:p>1.14</text:p>
          </table:table-cell>
          <table:table-cell office:value-type="float" office:value="-1.04" calcext:value-type="float">
            <text:p>-1.04</text:p>
          </table:table-cell>
          <table:table-cell office:value-type="float" office:value="0.05" calcext:value-type="float">
            <text:p>0.05</text:p>
          </table:table-cell>
          <table:table-cell office:value-type="float" office:value="0.17" calcext:value-type="float">
            <text:p>0.17</text:p>
          </table:table-cell>
          <table:table-cell office:value-type="float" office:value="0.173324990117" calcext:value-type="float">
            <text:p>0.1733249901</text:p>
          </table:table-cell>
          <table:table-cell office:value-type="float" office:value="0.239090530652" calcext:value-type="float">
            <text:p>0.2390905307</text:p>
          </table:table-cell>
          <table:table-cell office:value-type="float" office:value="0.156253218042" calcext:value-type="float">
            <text:p>0.156253218</text:p>
          </table:table-cell>
          <table:table-cell office:value-type="float" office:value="0.538604394435" calcext:value-type="float">
            <text:p>0.5386043944</text:p>
          </table:table-cell>
          <table:table-cell office:value-type="float" office:value="-0.094597510742" calcext:value-type="float">
            <text:p>-0.0945975107</text:p>
          </table:table-cell>
          <table:table-cell office:value-type="float" office:value="0.374062874239" calcext:value-type="float">
            <text:p>0.3740628742</text:p>
          </table:table-cell>
          <table:table-cell office:value-type="float" office:value="-0.111669282817" calcext:value-type="float">
            <text:p>-0.1116692828</text:p>
          </table:table-cell>
          <table:table-cell office:value-type="float" office:value="0.673576738022" calcext:value-type="float">
            <text:p>0.673576738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5" calcext:value-type="float">
            <text:p>125</text:p>
          </table:table-cell>
          <table:table-cell office:value-type="float" office:value="-1" calcext:value-type="float">
            <text:p>-1</text:p>
          </table:table-cell>
          <table:table-cell office:value-type="float" office:value="0.28094016595" calcext:value-type="float">
            <text:p>0.280940166</text:p>
          </table:table-cell>
          <table:table-cell office:value-type="float" office:value="0.467759241369" calcext:value-type="float">
            <text:p>0.4677592414</text:p>
          </table:table-cell>
          <table:table-cell office:value-type="float" office:value="0.346552715763" calcext:value-type="float">
            <text:p>0.3465527158</text:p>
          </table:table-cell>
          <table:table-cell office:value-type="float" office:value="0.609138448397" calcext:value-type="float">
            <text:p>0.6091384484</text:p>
          </table:table-cell>
          <table:table-cell office:value-type="float" office:value="0.30455147543" calcext:value-type="float">
            <text:p>0.3045514754</text:p>
          </table:table-cell>
          <table:table-cell office:value-type="float" office:value="0.890220027877" calcext:value-type="float">
            <text:p>0.8902200279</text:p>
          </table:table-cell>
          <table:table-cell office:value-type="float" office:value="0.109534675425" calcext:value-type="float">
            <text:p>0.1095346754</text:p>
          </table:table-cell>
          <table:table-cell office:value-type="float" office:value="0.891282391475" calcext:value-type="float">
            <text:p>0.8912823915</text:p>
          </table:table-cell>
          <table:table-cell office:value-type="float" office:value="5.25" calcext:value-type="float">
            <text:p>5.25</text:p>
          </table:table-cell>
          <table:table-cell office:value-type="float" office:value="2.05" calcext:value-type="float">
            <text:p>2.05</text:p>
          </table:table-cell>
          <table:table-cell office:value-type="float" office:value="1.1" calcext:value-type="float">
            <text:p>1.1</text:p>
          </table:table-cell>
          <table:table-cell office:value-type="float" office:value="-1" calcext:value-type="float">
            <text:p>-1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0.297534754121" calcext:value-type="float">
            <text:p>0.2975347541</text:p>
          </table:table-cell>
          <table:table-cell office:value-type="float" office:value="-0.0629688957593" calcext:value-type="float">
            <text:p>-0.0629688958</text:p>
          </table:table-cell>
          <table:table-cell office:value-type="float" office:value="0.439341893947" calcext:value-type="float">
            <text:p>0.4393418939</text:p>
          </table:table-cell>
          <table:table-cell office:value-type="float" office:value="0.201399663442" calcext:value-type="float">
            <text:p>0.2013996634</text:p>
          </table:table-cell>
          <table:table-cell office:value-type="float" office:value="0.139488435804" calcext:value-type="float">
            <text:p>0.1394884358</text:p>
          </table:table-cell>
          <table:table-cell office:value-type="float" office:value="0.192023969369" calcext:value-type="float">
            <text:p>0.1920239694</text:p>
          </table:table-cell>
          <table:table-cell office:value-type="float" office:value="0.28129557563" calcext:value-type="float">
            <text:p>0.2812955756</text:p>
          </table:table-cell>
          <table:table-cell office:value-type="float" office:value="0.456392528571" calcext:value-type="float">
            <text:p>0.4563925286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5" calcext:value-type="float">
            <text:p>125</text:p>
          </table:table-cell>
          <table:table-cell office:value-type="float" office:value="-2" calcext:value-type="float">
            <text:p>-2</text:p>
          </table:table-cell>
          <table:table-cell office:value-type="float" office:value="0.280833269919" calcext:value-type="float">
            <text:p>0.2808332699</text:p>
          </table:table-cell>
          <table:table-cell office:value-type="float" office:value="0.507759098534" calcext:value-type="float">
            <text:p>0.5077590985</text:p>
          </table:table-cell>
          <table:table-cell office:value-type="float" office:value="0.339705799203" calcext:value-type="float">
            <text:p>0.3397057992</text:p>
          </table:table-cell>
          <table:table-cell office:value-type="float" office:value="0.648548088507" calcext:value-type="float">
            <text:p>0.6485480885</text:p>
          </table:table-cell>
          <table:table-cell office:value-type="float" office:value="0.305324749681" calcext:value-type="float">
            <text:p>0.3053247497</text:p>
          </table:table-cell>
          <table:table-cell office:value-type="float" office:value="0.930212552766" calcext:value-type="float">
            <text:p>0.9302125528</text:p>
          </table:table-cell>
          <table:table-cell office:value-type="float" office:value="0.108799238458" calcext:value-type="float">
            <text:p>0.1087992385</text:p>
          </table:table-cell>
          <table:table-cell office:value-type="float" office:value="0.931275630059" calcext:value-type="float">
            <text:p>0.9312756301</text:p>
          </table:table-cell>
          <table:table-cell office:value-type="float" office:value="5.19" calcext:value-type="float">
            <text:p>5.19</text:p>
          </table:table-cell>
          <table:table-cell office:value-type="float" office:value="2.05" calcext:value-type="float">
            <text:p>2.05</text:p>
          </table:table-cell>
          <table:table-cell office:value-type="float" office:value="1.11" calcext:value-type="float">
            <text:p>1.11</text:p>
          </table:table-cell>
          <table:table-cell office:value-type="float" office:value="-1.01" calcext:value-type="float">
            <text:p>-1.01</text:p>
          </table:table-cell>
          <table:table-cell office:value-type="float" office:value="0.05" calcext:value-type="float">
            <text:p>0.05</text:p>
          </table:table-cell>
          <table:table-cell office:value-type="float" office:value="0.23" calcext:value-type="float">
            <text:p>0.23</text:p>
          </table:table-cell>
          <table:table-cell office:value-type="float" office:value="0.296405782283" calcext:value-type="float">
            <text:p>0.2964057823</text:p>
          </table:table-cell>
          <table:table-cell office:value-type="float" office:value="-0.0109811527559" calcext:value-type="float">
            <text:p>-0.0109811528</text:p>
          </table:table-cell>
          <table:table-cell office:value-type="float" office:value="0.438542360773" calcext:value-type="float">
            <text:p>0.4385423608</text:p>
          </table:table-cell>
          <table:table-cell office:value-type="float" office:value="0.253210431242" calcext:value-type="float">
            <text:p>0.2532104312</text:p>
          </table:table-cell>
          <table:table-cell office:value-type="float" office:value="0.13867744832" calcext:value-type="float">
            <text:p>0.1386774483</text:p>
          </table:table-cell>
          <table:table-cell office:value-type="float" office:value="0.244208527022" calcext:value-type="float">
            <text:p>0.244208527</text:p>
          </table:table-cell>
          <table:table-cell office:value-type="float" office:value="0.28081402681" calcext:value-type="float">
            <text:p>0.2808140268</text:p>
          </table:table-cell>
          <table:table-cell office:value-type="float" office:value="0.50840011102" calcext:value-type="float">
            <text:p>0.508400111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5" calcext:value-type="float">
            <text:p>125</text:p>
          </table:table-cell>
          <table:table-cell office:value-type="float" office:value="-3" calcext:value-type="float">
            <text:p>-3</text:p>
          </table:table-cell>
          <table:table-cell office:value-type="float" office:value="0.280735193903" calcext:value-type="float">
            <text:p>0.2807351939</text:p>
          </table:table-cell>
          <table:table-cell office:value-type="float" office:value="0.547758978298" calcext:value-type="float">
            <text:p>0.5477589783</text:p>
          </table:table-cell>
          <table:table-cell office:value-type="float" office:value="0.342691240949" calcext:value-type="float">
            <text:p>0.3426912409</text:p>
          </table:table-cell>
          <table:table-cell office:value-type="float" office:value="0.688436522139" calcext:value-type="float">
            <text:p>0.6884365221</text:p>
          </table:table-cell>
          <table:table-cell office:value-type="float" office:value="0.306108685713" calcext:value-type="float">
            <text:p>0.3061086857</text:p>
          </table:table-cell>
          <table:table-cell office:value-type="float" office:value="0.970204870081" calcext:value-type="float">
            <text:p>0.9702048701</text:p>
          </table:table-cell>
          <table:table-cell office:value-type="float" office:value="0.108047020978" calcext:value-type="float">
            <text:p>0.108047021</text:p>
          </table:table-cell>
          <table:table-cell office:value-type="float" office:value="0.971268556544" calcext:value-type="float">
            <text:p>0.9712685565</text:p>
          </table:table-cell>
          <table:table-cell office:value-type="float" office:value="5.13" calcext:value-type="float">
            <text:p>5.13</text:p>
          </table:table-cell>
          <table:table-cell office:value-type="float" office:value="2.05" calcext:value-type="float">
            <text:p>2.05</text:p>
          </table:table-cell>
          <table:table-cell office:value-type="float" office:value="1.12" calcext:value-type="float">
            <text:p>1.12</text:p>
          </table:table-cell>
          <table:table-cell office:value-type="float" office:value="-1.02" calcext:value-type="float">
            <text:p>-1.02</text:p>
          </table:table-cell>
          <table:table-cell office:value-type="float" office:value="0.05" calcext:value-type="float">
            <text:p>0.05</text:p>
          </table:table-cell>
          <table:table-cell office:value-type="float" office:value="0.21" calcext:value-type="float">
            <text:p>0.21</text:p>
          </table:table-cell>
          <table:table-cell office:value-type="float" office:value="0.296405782283" calcext:value-type="float">
            <text:p>0.2964057823</text:p>
          </table:table-cell>
          <table:table-cell office:value-type="float" office:value="-0.0109811527559" calcext:value-type="float">
            <text:p>-0.0109811528</text:p>
          </table:table-cell>
          <table:table-cell office:value-type="float" office:value="0.439063046427" calcext:value-type="float">
            <text:p>0.4390630464</text:p>
          </table:table-cell>
          <table:table-cell office:value-type="float" office:value="0.252929637071" calcext:value-type="float">
            <text:p>0.2529296371</text:p>
          </table:table-cell>
          <table:table-cell office:value-type="float" office:value="0.139180966032" calcext:value-type="float">
            <text:p>0.139180966</text:p>
          </table:table-cell>
          <table:table-cell office:value-type="float" office:value="0.24451905694" calcext:value-type="float">
            <text:p>0.2445190569</text:p>
          </table:table-cell>
          <table:table-cell office:value-type="float" office:value="0.281838230176" calcext:value-type="float">
            <text:p>0.2818382302</text:p>
          </table:table-cell>
          <table:table-cell office:value-type="float" office:value="0.508429846767" calcext:value-type="float">
            <text:p>0.5084298468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5" calcext:value-type="float">
            <text:p>125</text:p>
          </table:table-cell>
          <table:table-cell office:value-type="float" office:value="-4" calcext:value-type="float">
            <text:p>-4</text:p>
          </table:table-cell>
          <table:table-cell office:value-type="float" office:value="0.280643711198" calcext:value-type="float">
            <text:p>0.2806437112</text:p>
          </table:table-cell>
          <table:table-cell office:value-type="float" office:value="0.587758873684" calcext:value-type="float">
            <text:p>0.5877588737</text:p>
          </table:table-cell>
          <table:table-cell office:value-type="float" office:value="0.345185750742" calcext:value-type="float">
            <text:p>0.3451857507</text:p>
          </table:table-cell>
          <table:table-cell office:value-type="float" office:value="0.728358664126" calcext:value-type="float">
            <text:p>0.7283586641</text:p>
          </table:table-cell>
          <table:table-cell office:value-type="float" office:value="0.306851646158" calcext:value-type="float">
            <text:p>0.3068516462</text:p>
          </table:table-cell>
          <table:table-cell office:value-type="float" office:value="1.01019796961" calcext:value-type="float">
            <text:p>1.0101979696</text:p>
          </table:table-cell>
          <table:table-cell office:value-type="float" office:value="0.107357715858" calcext:value-type="float">
            <text:p>0.1073577159</text:p>
          </table:table-cell>
          <table:table-cell office:value-type="float" office:value="1.01126261683" calcext:value-type="float">
            <text:p>1.0112626168</text:p>
          </table:table-cell>
          <table:table-cell office:value-type="float" office:value="5.07" calcext:value-type="float">
            <text:p>5.07</text:p>
          </table:table-cell>
          <table:table-cell office:value-type="float" office:value="2.05" calcext:value-type="float">
            <text:p>2.05</text:p>
          </table:table-cell>
          <table:table-cell office:value-type="float" office:value="1.13" calcext:value-type="float">
            <text:p>1.13</text:p>
          </table:table-cell>
          <table:table-cell office:value-type="float" office:value="-1.03" calcext:value-type="float">
            <text:p>-1.03</text:p>
          </table:table-cell>
          <table:table-cell office:value-type="float" office:value="0.05" calcext:value-type="float">
            <text:p>0.05</text:p>
          </table:table-cell>
          <table:table-cell office:value-type="float" office:value="0.19" calcext:value-type="float">
            <text:p>0.19</text:p>
          </table:table-cell>
          <table:table-cell office:value-type="float" office:value="0.295276810445" calcext:value-type="float">
            <text:p>0.2952768104</text:p>
          </table:table-cell>
          <table:table-cell office:value-type="float" office:value="0.0410065902475" calcext:value-type="float">
            <text:p>0.0410065902</text:p>
          </table:table-cell>
          <table:table-cell office:value-type="float" office:value="0.438272200052" calcext:value-type="float">
            <text:p>0.4382722001</text:p>
          </table:table-cell>
          <table:table-cell office:value-type="float" office:value="0.304734325898" calcext:value-type="float">
            <text:p>0.3047343259</text:p>
          </table:table-cell>
          <table:table-cell office:value-type="float" office:value="0.138379586493" calcext:value-type="float">
            <text:p>0.1383795865</text:p>
          </table:table-cell>
          <table:table-cell office:value-type="float" office:value="0.296708098096" calcext:value-type="float">
            <text:p>0.2967080981</text:p>
          </table:table-cell>
          <table:table-cell office:value-type="float" office:value="0.2813749761" calcext:value-type="float">
            <text:p>0.2813749761</text:p>
          </table:table-cell>
          <table:table-cell office:value-type="float" office:value="0.560435833746" calcext:value-type="float">
            <text:p>0.5604358337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6" calcext:value-type="float">
            <text:p>126</text:p>
          </table:table-cell>
          <table:table-cell office:value-type="float" office:value="-1" calcext:value-type="float">
            <text:p>-1</text:p>
          </table:table-cell>
          <table:table-cell office:value-type="float" office:value="0.0826393711039" calcext:value-type="float">
            <text:p>0.0826393711</text:p>
          </table:table-cell>
          <table:table-cell office:value-type="float" office:value="0.519358995004" calcext:value-type="float">
            <text:p>0.519358995</text:p>
          </table:table-cell>
          <table:table-cell office:value-type="float" office:value="0.253396787624" calcext:value-type="float">
            <text:p>0.2533967876</text:p>
          </table:table-cell>
          <table:table-cell office:value-type="float" office:value="0.675086939952" calcext:value-type="float">
            <text:p>0.67508694</text:p>
          </table:table-cell>
          <table:table-cell office:value-type="float" office:value="-0.0320725975998" calcext:value-type="float">
            <text:p>-0.0320725976</text:p>
          </table:table-cell>
          <table:table-cell office:value-type="float" office:value="1.09718132433" calcext:value-type="float">
            <text:p>1.0971813243</text:p>
          </table:table-cell>
          <table:table-cell office:value-type="float" office:value="0.0527184145841" calcext:value-type="float">
            <text:p>0.0527184146</text:p>
          </table:table-cell>
          <table:table-cell office:value-type="float" office:value="0.875152053623" calcext:value-type="float">
            <text:p>0.8751520536</text:p>
          </table:table-cell>
          <table:table-cell office:value-type="float" office:value="5.31" calcext:value-type="float">
            <text:p>5.31</text:p>
          </table:table-cell>
          <table:table-cell office:value-type="float" office:value="2.05" calcext:value-type="float">
            <text:p>2.05</text:p>
          </table:table-cell>
          <table:table-cell office:value-type="float" office:value="1.09" calcext:value-type="float">
            <text:p>1.09</text:p>
          </table:table-cell>
          <table:table-cell office:value-type="float" office:value="-0.99" calcext:value-type="float">
            <text:p>-0.99</text:p>
          </table:table-cell>
          <table:table-cell office:value-type="float" office:value="0.05" calcext:value-type="float">
            <text:p>0.05</text:p>
          </table:table-cell>
          <table:table-cell office:value-type="float" office:value="0.27" calcext:value-type="float">
            <text:p>0.27</text:p>
          </table:table-cell>
          <table:table-cell office:value-type="float" office:value="0.284467449607" calcext:value-type="float">
            <text:p>0.2844674496</text:p>
          </table:table-cell>
          <table:table-cell office:value-type="float" office:value="0.163724580915" calcext:value-type="float">
            <text:p>0.1637245809</text:p>
          </table:table-cell>
          <table:table-cell office:value-type="float" office:value="0.286689652411" calcext:value-type="float">
            <text:p>0.2866896524</text:p>
          </table:table-cell>
          <table:table-cell office:value-type="float" office:value="0.463716350493" calcext:value-type="float">
            <text:p>0.4637163505</text:p>
          </table:table-cell>
          <table:table-cell office:value-type="float" office:value="0.0257780576282" calcext:value-type="float">
            <text:p>0.0257780576</text:p>
          </table:table-cell>
          <table:table-cell office:value-type="float" office:value="0.315644949785" calcext:value-type="float">
            <text:p>0.3156449498</text:p>
          </table:table-cell>
          <table:table-cell office:value-type="float" office:value="0.028000260432" calcext:value-type="float">
            <text:p>0.0280002604</text:p>
          </table:table-cell>
          <table:table-cell office:value-type="float" office:value="0.615636719363" calcext:value-type="float">
            <text:p>0.6156367194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6" calcext:value-type="float">
            <text:p>126</text:p>
          </table:table-cell>
          <table:table-cell office:value-type="float" office:value="-2" calcext:value-type="float">
            <text:p>-2</text:p>
          </table:table-cell>
          <table:table-cell office:value-type="float" office:value="0.0622932546025" calcext:value-type="float">
            <text:p>0.0622932546</text:p>
          </table:table-cell>
          <table:table-cell office:value-type="float" office:value="0.553797861758" calcext:value-type="float">
            <text:p>0.5537978618</text:p>
          </table:table-cell>
          <table:table-cell office:value-type="float" office:value="0.229908838833" calcext:value-type="float">
            <text:p>0.2299088388</text:p>
          </table:table-cell>
          <table:table-cell office:value-type="float" office:value="0.707464652372" calcext:value-type="float">
            <text:p>0.7074646524</text:p>
          </table:table-cell>
          <table:table-cell office:value-type="float" office:value="-0.0347433478675" calcext:value-type="float">
            <text:p>-0.0347433479</text:p>
          </table:table-cell>
          <table:table-cell office:value-type="float" office:value="1.1370920634" calcext:value-type="float">
            <text:p>1.1370920634</text:p>
          </table:table-cell>
          <table:table-cell office:value-type="float" office:value="0.0500784748583" calcext:value-type="float">
            <text:p>0.0500784749</text:p>
          </table:table-cell>
          <table:table-cell office:value-type="float" office:value="0.915064842529" calcext:value-type="float">
            <text:p>0.9150648425</text:p>
          </table:table-cell>
          <table:table-cell office:value-type="float" office:value="5.25" calcext:value-type="float">
            <text:p>5.25</text:p>
          </table:table-cell>
          <table:table-cell office:value-type="float" office:value="2.05" calcext:value-type="float">
            <text:p>2.05</text:p>
          </table:table-cell>
          <table:table-cell office:value-type="float" office:value="1.1" calcext:value-type="float">
            <text:p>1.1</text:p>
          </table:table-cell>
          <table:table-cell office:value-type="float" office:value="-1" calcext:value-type="float">
            <text:p>-1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0.251574303314" calcext:value-type="float">
            <text:p>0.2515743033</text:p>
          </table:table-cell>
          <table:table-cell office:value-type="float" office:value="0.203999150148" calcext:value-type="float">
            <text:p>0.2039991501</text:p>
          </table:table-cell>
          <table:table-cell office:value-type="float" office:value="0.259854231512" calcext:value-type="float">
            <text:p>0.2598542315</text:p>
          </table:table-cell>
          <table:table-cell office:value-type="float" office:value="0.503884866362" calcext:value-type="float">
            <text:p>0.5038848664</text:p>
          </table:table-cell>
          <table:table-cell office:value-type="float" office:value="-0.00399438106024" calcext:value-type="float">
            <text:p>-0.0039943811</text:p>
          </table:table-cell>
          <table:table-cell office:value-type="float" office:value="0.361112636416" calcext:value-type="float">
            <text:p>0.3611126364</text:p>
          </table:table-cell>
          <table:table-cell office:value-type="float" office:value="0.0042855471376" calcext:value-type="float">
            <text:p>0.0042855471</text:p>
          </table:table-cell>
          <table:table-cell office:value-type="float" office:value="0.66099835263" calcext:value-type="float">
            <text:p>0.6609983526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6" calcext:value-type="float">
            <text:p>126</text:p>
          </table:table-cell>
          <table:table-cell office:value-type="float" office:value="-3" calcext:value-type="float">
            <text:p>-3</text:p>
          </table:table-cell>
          <table:table-cell office:value-type="float" office:value="0.0423978901047" calcext:value-type="float">
            <text:p>0.0423978901</text:p>
          </table:table-cell>
          <table:table-cell office:value-type="float" office:value="0.588499078905" calcext:value-type="float">
            <text:p>0.5884990789</text:p>
          </table:table-cell>
          <table:table-cell office:value-type="float" office:value="0.210150761113" calcext:value-type="float">
            <text:p>0.2101507611</text:p>
          </table:table-cell>
          <table:table-cell office:value-type="float" office:value="0.742244220582" calcext:value-type="float">
            <text:p>0.7422442206</text:p>
          </table:table-cell>
          <table:table-cell office:value-type="float" office:value="-0.035821891476" calcext:value-type="float">
            <text:p>-0.0358218915</text:p>
          </table:table-cell>
          <table:table-cell office:value-type="float" office:value="1.17707752005" calcext:value-type="float">
            <text:p>1.1770775201</text:p>
          </table:table-cell>
          <table:table-cell office:value-type="float" office:value="0.0482756717665" calcext:value-type="float">
            <text:p>0.0482756718</text:p>
          </table:table-cell>
          <table:table-cell office:value-type="float" office:value="0.95502419564" calcext:value-type="float">
            <text:p>0.9550241956</text:p>
          </table:table-cell>
          <table:table-cell office:value-type="float" office:value="5.19" calcext:value-type="float">
            <text:p>5.19</text:p>
          </table:table-cell>
          <table:table-cell office:value-type="float" office:value="2.05" calcext:value-type="float">
            <text:p>2.05</text:p>
          </table:table-cell>
          <table:table-cell office:value-type="float" office:value="1.11" calcext:value-type="float">
            <text:p>1.11</text:p>
          </table:table-cell>
          <table:table-cell office:value-type="float" office:value="-1.01" calcext:value-type="float">
            <text:p>-1.01</text:p>
          </table:table-cell>
          <table:table-cell office:value-type="float" office:value="0.05" calcext:value-type="float">
            <text:p>0.05</text:p>
          </table:table-cell>
          <table:table-cell office:value-type="float" office:value="0.23" calcext:value-type="float">
            <text:p>0.23</text:p>
          </table:table-cell>
          <table:table-cell office:value-type="float" office:value="0.218681157021" calcext:value-type="float">
            <text:p>0.218681157</text:p>
          </table:table-cell>
          <table:table-cell office:value-type="float" office:value="0.244273719382" calcext:value-type="float">
            <text:p>0.2442737194</text:p>
          </table:table-cell>
          <table:table-cell office:value-type="float" office:value="0.233766449527" calcext:value-type="float">
            <text:p>0.2337664495</text:p>
          </table:table-cell>
          <table:table-cell office:value-type="float" office:value="0.543894202577" calcext:value-type="float">
            <text:p>0.5438942026</text:p>
          </table:table-cell>
          <table:table-cell office:value-type="float" office:value="-0.0332551466673" calcext:value-type="float">
            <text:p>-0.0332551467</text:p>
          </table:table-cell>
          <table:table-cell office:value-type="float" office:value="0.407148207513" calcext:value-type="float">
            <text:p>0.4071482075</text:p>
          </table:table-cell>
          <table:table-cell office:value-type="float" office:value="-0.0181698541613" calcext:value-type="float">
            <text:p>-0.0181698542</text:p>
          </table:table-cell>
          <table:table-cell office:value-type="float" office:value="0.706768690708" calcext:value-type="float">
            <text:p>0.7067686907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6" calcext:value-type="float">
            <text:p>126</text:p>
          </table:table-cell>
          <table:table-cell office:value-type="float" office:value="-4" calcext:value-type="float">
            <text:p>-4</text:p>
          </table:table-cell>
          <table:table-cell office:value-type="float" office:value="0.023943780639" calcext:value-type="float">
            <text:p>0.0239437806</text:p>
          </table:table-cell>
          <table:table-cell office:value-type="float" office:value="0.623987750955" calcext:value-type="float">
            <text:p>0.623987751</text:p>
          </table:table-cell>
          <table:table-cell office:value-type="float" office:value="0.190603453576" calcext:value-type="float">
            <text:p>0.1906034536</text:p>
          </table:table-cell>
          <table:table-cell office:value-type="float" office:value="0.777142684273" calcext:value-type="float">
            <text:p>0.7771426843</text:p>
          </table:table-cell>
          <table:table-cell office:value-type="float" office:value="-0.0352421318476" calcext:value-type="float">
            <text:p>-0.0352421318</text:p>
          </table:table-cell>
          <table:table-cell office:value-type="float" office:value="1.21707331831" calcext:value-type="float">
            <text:p>1.2170733183</text:p>
          </table:table-cell>
          <table:table-cell office:value-type="float" office:value="0.0481597649182" calcext:value-type="float">
            <text:p>0.0481597649</text:p>
          </table:table-cell>
          <table:table-cell office:value-type="float" office:value="0.995024027709" calcext:value-type="float">
            <text:p>0.9950240277</text:p>
          </table:table-cell>
          <table:table-cell office:value-type="float" office:value="5.13" calcext:value-type="float">
            <text:p>5.13</text:p>
          </table:table-cell>
          <table:table-cell office:value-type="float" office:value="2.05" calcext:value-type="float">
            <text:p>2.05</text:p>
          </table:table-cell>
          <table:table-cell office:value-type="float" office:value="1.12" calcext:value-type="float">
            <text:p>1.12</text:p>
          </table:table-cell>
          <table:table-cell office:value-type="float" office:value="-1.02" calcext:value-type="float">
            <text:p>-1.02</text:p>
          </table:table-cell>
          <table:table-cell office:value-type="float" office:value="0.05" calcext:value-type="float">
            <text:p>0.05</text:p>
          </table:table-cell>
          <table:table-cell office:value-type="float" office:value="0.21" calcext:value-type="float">
            <text:p>0.21</text:p>
          </table:table-cell>
          <table:table-cell office:value-type="float" office:value="0.185788010727" calcext:value-type="float">
            <text:p>0.1857880107</text:p>
          </table:table-cell>
          <table:table-cell office:value-type="float" office:value="0.284548288615" calcext:value-type="float">
            <text:p>0.2845482886</text:p>
          </table:table-cell>
          <table:table-cell office:value-type="float" office:value="0.209368872652" calcext:value-type="float">
            <text:p>0.2093688727</text:p>
          </table:table-cell>
          <table:table-cell office:value-type="float" office:value="0.583620090948" calcext:value-type="float">
            <text:p>0.5836200909</text:p>
          </table:table-cell>
          <table:table-cell office:value-type="float" office:value="-0.0614253366864" calcext:value-type="float">
            <text:p>-0.0614253367</text:p>
          </table:table-cell>
          <table:table-cell office:value-type="float" office:value="0.454505815252" calcext:value-type="float">
            <text:p>0.4545058153</text:p>
          </table:table-cell>
          <table:table-cell office:value-type="float" office:value="-0.0378444747615" calcext:value-type="float">
            <text:p>-0.0378444748</text:p>
          </table:table-cell>
          <table:table-cell office:value-type="float" office:value="0.753577617585" calcext:value-type="float">
            <text:p>0.7535776176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4" calcext:value-type="float">
            <text:p>114</text:p>
          </table:table-cell>
          <table:table-cell office:value-type="float" office:value="-1" calcext:value-type="float">
            <text:p>-1</text:p>
          </table:table-cell>
          <table:table-cell office:value-type="float" office:value="0.334195266984" calcext:value-type="float">
            <text:p>0.334195267</text:p>
          </table:table-cell>
          <table:table-cell office:value-type="float" office:value="0.18109976871" calcext:value-type="float">
            <text:p>0.1810997687</text:p>
          </table:table-cell>
          <table:table-cell office:value-type="float" office:value="0.35044130279" calcext:value-type="float">
            <text:p>0.3504413028</text:p>
          </table:table-cell>
          <table:table-cell office:value-type="float" office:value="0.391010867846" calcext:value-type="float">
            <text:p>0.3910108678</text:p>
          </table:table-cell>
          <table:table-cell office:value-type="float" office:value="0.333053263186" calcext:value-type="float">
            <text:p>0.3330532632</text:p>
          </table:table-cell>
          <table:table-cell office:value-type="float" office:value="0.674849736109" calcext:value-type="float">
            <text:p>0.6748497361</text:p>
          </table:table-cell>
          <table:table-cell office:value-type="float" office:value="0.138260757016" calcext:value-type="float">
            <text:p>0.138260757</text:p>
          </table:table-cell>
          <table:table-cell office:value-type="float" office:value="0.671956707621" calcext:value-type="float">
            <text:p>0.6719567076</text:p>
          </table:table-cell>
          <table:table-cell office:value-type="float" office:value="4.59" calcext:value-type="float">
            <text:p>4.59</text:p>
          </table:table-cell>
          <table:table-cell office:value-type="float" office:value="2.05" calcext:value-type="float">
            <text:p>2.05</text:p>
          </table:table-cell>
          <table:table-cell office:value-type="float" office:value="1.21" calcext:value-type="float">
            <text:p>1.21</text:p>
          </table:table-cell>
          <table:table-cell office:value-type="float" office:value="-1.11" calcext:value-type="float">
            <text:p>-1.11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474302147422" calcext:value-type="float">
            <text:p>0.4743021474</text:p>
          </table:table-cell>
          <table:table-cell office:value-type="float" office:value="-0.285109325751" calcext:value-type="float">
            <text:p>-0.2851093258</text:p>
          </table:table-cell>
          <table:table-cell office:value-type="float" office:value="0.543180661563" calcext:value-type="float">
            <text:p>0.5431806616</text:p>
          </table:table-cell>
          <table:table-cell office:value-type="float" office:value="0.00687654769079" calcext:value-type="float">
            <text:p>0.0068765477</text:p>
          </table:table-cell>
          <table:table-cell office:value-type="float" office:value="0.255874220545" calcext:value-type="float">
            <text:p>0.2558742205</text:p>
          </table:table-cell>
          <table:table-cell office:value-type="float" office:value="-0.0794658460099" calcext:value-type="float">
            <text:p>-0.079465846</text:p>
          </table:table-cell>
          <table:table-cell office:value-type="float" office:value="0.324752734686" calcext:value-type="float">
            <text:p>0.3247527347</text:p>
          </table:table-cell>
          <table:table-cell office:value-type="float" office:value="0.212520027432" calcext:value-type="float">
            <text:p>0.2125200274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4" calcext:value-type="float">
            <text:p>114</text:p>
          </table:table-cell>
          <table:table-cell office:value-type="float" office:value="-2" calcext:value-type="float">
            <text:p>-2</text:p>
          </table:table-cell>
          <table:table-cell office:value-type="float" office:value="0.332965988275" calcext:value-type="float">
            <text:p>0.3329659883</text:p>
          </table:table-cell>
          <table:table-cell office:value-type="float" office:value="0.221080875172" calcext:value-type="float">
            <text:p>0.2210808752</text:p>
          </table:table-cell>
          <table:table-cell office:value-type="float" office:value="0.352265537659" calcext:value-type="float">
            <text:p>0.3522655377</text:p>
          </table:table-cell>
          <table:table-cell office:value-type="float" office:value="0.430969248283" calcext:value-type="float">
            <text:p>0.4309692483</text:p>
          </table:table-cell>
          <table:table-cell office:value-type="float" office:value="0.333524420317" calcext:value-type="float">
            <text:p>0.3335244203</text:p>
          </table:table-cell>
          <table:table-cell office:value-type="float" office:value="0.714846961149" calcext:value-type="float">
            <text:p>0.7148469611</text:p>
          </table:table-cell>
          <table:table-cell office:value-type="float" office:value="0.13670331363" calcext:value-type="float">
            <text:p>0.1367033136</text:p>
          </table:table-cell>
          <table:table-cell office:value-type="float" office:value="0.711926375747" calcext:value-type="float">
            <text:p>0.7119263757</text:p>
          </table:table-cell>
          <table:table-cell office:value-type="float" office:value="4.53" calcext:value-type="float">
            <text:p>4.53</text:p>
          </table:table-cell>
          <table:table-cell office:value-type="float" office:value="2.05" calcext:value-type="float">
            <text:p>2.05</text:p>
          </table:table-cell>
          <table:table-cell office:value-type="float" office:value="1.22" calcext:value-type="float">
            <text:p>1.22</text:p>
          </table:table-cell>
          <table:table-cell office:value-type="float" office:value="-1.12" calcext:value-type="float">
            <text:p>-1.12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4686911532" calcext:value-type="float">
            <text:p>0.4686911532</text:p>
          </table:table-cell>
          <table:table-cell office:value-type="float" office:value="-0.233412935705" calcext:value-type="float">
            <text:p>-0.2334129357</text:p>
          </table:table-cell>
          <table:table-cell office:value-type="float" office:value="0.538077148496" calcext:value-type="float">
            <text:p>0.5380771485</text:p>
          </table:table-cell>
          <table:table-cell office:value-type="float" office:value="0.0584527588479" calcext:value-type="float">
            <text:p>0.0584527588</text:p>
          </table:table-cell>
          <table:table-cell office:value-type="float" office:value="0.250621044872" calcext:value-type="float">
            <text:p>0.2506210449</text:p>
          </table:table-cell>
          <table:table-cell office:value-type="float" office:value="-0.0273900538356" calcext:value-type="float">
            <text:p>-0.0273900538</text:p>
          </table:table-cell>
          <table:table-cell office:value-type="float" office:value="0.320007040167" calcext:value-type="float">
            <text:p>0.3200070402</text:p>
          </table:table-cell>
          <table:table-cell office:value-type="float" office:value="0.264475640717" calcext:value-type="float">
            <text:p>0.2644756407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4" calcext:value-type="float">
            <text:p>114</text:p>
          </table:table-cell>
          <table:table-cell office:value-type="float" office:value="-3" calcext:value-type="float">
            <text:p>-3</text:p>
          </table:table-cell>
          <table:table-cell office:value-type="float" office:value="0.33252634808" calcext:value-type="float">
            <text:p>0.3325263481</text:p>
          </table:table-cell>
          <table:table-cell office:value-type="float" office:value="0.261078459055" calcext:value-type="float">
            <text:p>0.2610784591</text:p>
          </table:table-cell>
          <table:table-cell office:value-type="float" office:value="0.349445897752" calcext:value-type="float">
            <text:p>0.3494458978</text:p>
          </table:table-cell>
          <table:table-cell office:value-type="float" office:value="0.470869744906" calcext:value-type="float">
            <text:p>0.4708697449</text:p>
          </table:table-cell>
          <table:table-cell office:value-type="float" office:value="0.329376867361" calcext:value-type="float">
            <text:p>0.3293768674</text:p>
          </table:table-cell>
          <table:table-cell office:value-type="float" office:value="0.754631352617" calcext:value-type="float">
            <text:p>0.7546313526</text:p>
          </table:table-cell>
          <table:table-cell office:value-type="float" office:value="0.13511192672" calcext:value-type="float">
            <text:p>0.1351119267</text:p>
          </table:table-cell>
          <table:table-cell office:value-type="float" office:value="0.751894706806" calcext:value-type="float">
            <text:p>0.7518947068</text:p>
          </table:table-cell>
          <table:table-cell office:value-type="float" office:value="4.47" calcext:value-type="float">
            <text:p>4.47</text:p>
          </table:table-cell>
          <table:table-cell office:value-type="float" office:value="2.05" calcext:value-type="float">
            <text:p>2.05</text:p>
          </table:table-cell>
          <table:table-cell office:value-type="float" office:value="1.23" calcext:value-type="float">
            <text:p>1.23</text:p>
          </table:table-cell>
          <table:table-cell office:value-type="float" office:value="-1.13" calcext:value-type="float">
            <text:p>-1.13</text:p>
          </table:table-cell>
          <table:table-cell office:value-type="float" office:value="0.05" calcext:value-type="float">
            <text:p>0.05</text:p>
          </table:table-cell>
          <table:table-cell office:value-type="float" office:value="-0.01" calcext:value-type="float">
            <text:p>-0.01</text:p>
          </table:table-cell>
          <table:table-cell office:value-type="float" office:value="0.463080158977" calcext:value-type="float">
            <text:p>0.463080159</text:p>
          </table:table-cell>
          <table:table-cell office:value-type="float" office:value="-0.181716545659" calcext:value-type="float">
            <text:p>-0.1817165457</text:p>
          </table:table-cell>
          <table:table-cell office:value-type="float" office:value="0.53348211413" calcext:value-type="float">
            <text:p>0.5334821141</text:p>
          </table:table-cell>
          <table:table-cell office:value-type="float" office:value="0.109905752376" calcext:value-type="float">
            <text:p>0.1099057524</text:p>
          </table:table-cell>
          <table:table-cell office:value-type="float" office:value="0.245728818146" calcext:value-type="float">
            <text:p>0.2457288181</text:p>
          </table:table-cell>
          <table:table-cell office:value-type="float" office:value="0.0250644849967" calcext:value-type="float">
            <text:p>0.025064485</text:p>
          </table:table-cell>
          <table:table-cell office:value-type="float" office:value="0.316130773299" calcext:value-type="float">
            <text:p>0.3161307733</text:p>
          </table:table-cell>
          <table:table-cell office:value-type="float" office:value="0.316686783031" calcext:value-type="float">
            <text:p>0.316686783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4" calcext:value-type="float">
            <text:p>114</text:p>
          </table:table-cell>
          <table:table-cell office:value-type="float" office:value="-4" calcext:value-type="float">
            <text:p>-4</text:p>
          </table:table-cell>
          <table:table-cell office:value-type="float" office:value="0.332077644268" calcext:value-type="float">
            <text:p>0.3320776443</text:p>
          </table:table-cell>
          <table:table-cell office:value-type="float" office:value="0.301075942287" calcext:value-type="float">
            <text:p>0.3010759423</text:p>
          </table:table-cell>
          <table:table-cell office:value-type="float" office:value="0.352417270165" calcext:value-type="float">
            <text:p>0.3524172702</text:p>
          </table:table-cell>
          <table:table-cell office:value-type="float" office:value="0.510759229059" calcext:value-type="float">
            <text:p>0.5107592291</text:p>
          </table:table-cell>
          <table:table-cell office:value-type="float" office:value="0.330382933314" calcext:value-type="float">
            <text:p>0.3303829333</text:p>
          </table:table-cell>
          <table:table-cell office:value-type="float" office:value="0.794618698507" calcext:value-type="float">
            <text:p>0.7946186985</text:p>
          </table:table-cell>
          <table:table-cell office:value-type="float" office:value="0.138177035578" calcext:value-type="float">
            <text:p>0.1381770356</text:p>
          </table:table-cell>
          <table:table-cell office:value-type="float" office:value="0.791777097754" calcext:value-type="float">
            <text:p>0.7917770978</text:p>
          </table:table-cell>
          <table:table-cell office:value-type="float" office:value="4.41" calcext:value-type="float">
            <text:p>4.41</text:p>
          </table:table-cell>
          <table:table-cell office:value-type="float" office:value="2.05" calcext:value-type="float">
            <text:p>2.05</text:p>
          </table:table-cell>
          <table:table-cell office:value-type="float" office:value="1.24" calcext:value-type="float">
            <text:p>1.24</text:p>
          </table:table-cell>
          <table:table-cell office:value-type="float" office:value="-1.14" calcext:value-type="float">
            <text:p>-1.14</text:p>
          </table:table-cell>
          <table:table-cell office:value-type="float" office:value="0.05" calcext:value-type="float">
            <text:p>0.05</text:p>
          </table:table-cell>
          <table:table-cell office:value-type="float" office:value="-0.03" calcext:value-type="float">
            <text:p>-0.03</text:p>
          </table:table-cell>
          <table:table-cell office:value-type="float" office:value="0.463080158977" calcext:value-type="float">
            <text:p>0.463080159</text:p>
          </table:table-cell>
          <table:table-cell office:value-type="float" office:value="-0.181716545659" calcext:value-type="float">
            <text:p>-0.1817165457</text:p>
          </table:table-cell>
          <table:table-cell office:value-type="float" office:value="0.539808609682" calcext:value-type="float">
            <text:p>0.5398086097</text:p>
          </table:table-cell>
          <table:table-cell office:value-type="float" office:value="0.108305427393" calcext:value-type="float">
            <text:p>0.1083054274</text:p>
          </table:table-cell>
          <table:table-cell office:value-type="float" office:value="0.250277988012" calcext:value-type="float">
            <text:p>0.250277988</text:p>
          </table:table-cell>
          <table:table-cell office:value-type="float" office:value="0.0297432283705" calcext:value-type="float">
            <text:p>0.0297432284</text:p>
          </table:table-cell>
          <table:table-cell office:value-type="float" office:value="0.327006438717" calcext:value-type="float">
            <text:p>0.3270064387</text:p>
          </table:table-cell>
          <table:table-cell office:value-type="float" office:value="0.319765201422" calcext:value-type="float">
            <text:p>0.3197652014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5" calcext:value-type="float">
            <text:p>115</text:p>
          </table:table-cell>
          <table:table-cell office:value-type="float" office:value="-1" calcext:value-type="float">
            <text:p>-1</text:p>
          </table:table-cell>
          <table:table-cell office:value-type="float" office:value="0.343511257139" calcext:value-type="float">
            <text:p>0.3435112571</text:p>
          </table:table-cell>
          <table:table-cell office:value-type="float" office:value="0.19916664009" calcext:value-type="float">
            <text:p>0.1991666401</text:p>
          </table:table-cell>
          <table:table-cell office:value-type="float" office:value="0.347014608295" calcext:value-type="float">
            <text:p>0.3470146083</text:p>
          </table:table-cell>
          <table:table-cell office:value-type="float" office:value="0.459393716479" calcext:value-type="float">
            <text:p>0.4593937165</text:p>
          </table:table-cell>
          <table:table-cell office:value-type="float" office:value="0.18596224528" calcext:value-type="float">
            <text:p>0.1859622453</text:p>
          </table:table-cell>
          <table:table-cell office:value-type="float" office:value="0.788796397027" calcext:value-type="float">
            <text:p>0.788796397</text:p>
          </table:table-cell>
          <table:table-cell office:value-type="float" office:value="0.331756064289" calcext:value-type="float">
            <text:p>0.3317560643</text:p>
          </table:table-cell>
          <table:table-cell office:value-type="float" office:value="0.596703156496" calcext:value-type="float">
            <text:p>0.5967031565</text:p>
          </table:table-cell>
          <table:table-cell office:value-type="float" office:value="4.65" calcext:value-type="float">
            <text:p>4.65</text:p>
          </table:table-cell>
          <table:table-cell office:value-type="float" office:value="2.05" calcext:value-type="float">
            <text:p>2.05</text:p>
          </table:table-cell>
          <table:table-cell office:value-type="float" office:value="1.2" calcext:value-type="float">
            <text:p>1.2</text:p>
          </table:table-cell>
          <table:table-cell office:value-type="float" office:value="-1.1" calcext:value-type="float">
            <text:p>-1.1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543841667362" calcext:value-type="float">
            <text:p>0.5438416674</text:p>
          </table:table-cell>
          <table:table-cell office:value-type="float" office:value="-0.229486009935" calcext:value-type="float">
            <text:p>-0.2294860099</text:p>
          </table:table-cell>
          <table:table-cell office:value-type="float" office:value="0.569732840484" calcext:value-type="float">
            <text:p>0.5697328405</text:p>
          </table:table-cell>
          <table:table-cell office:value-type="float" office:value="0.0693946471082" calcext:value-type="float">
            <text:p>0.0693946471</text:p>
          </table:table-cell>
          <table:table-cell office:value-type="float" office:value="0.297949012224" calcext:value-type="float">
            <text:p>0.2979490122</text:p>
          </table:table-cell>
          <table:table-cell office:value-type="float" office:value="-0.0576232677564" calcext:value-type="float">
            <text:p>-0.0576232678</text:p>
          </table:table-cell>
          <table:table-cell office:value-type="float" office:value="0.323840185346" calcext:value-type="float">
            <text:p>0.3238401853</text:p>
          </table:table-cell>
          <table:table-cell office:value-type="float" office:value="0.241257389286" calcext:value-type="float">
            <text:p>0.2412573893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5" calcext:value-type="float">
            <text:p>115</text:p>
          </table:table-cell>
          <table:table-cell office:value-type="float" office:value="-2" calcext:value-type="float">
            <text:p>-2</text:p>
          </table:table-cell>
          <table:table-cell office:value-type="float" office:value="0.33611213841" calcext:value-type="float">
            <text:p>0.3361121384</text:p>
          </table:table-cell>
          <table:table-cell office:value-type="float" office:value="0.238476346805" calcext:value-type="float">
            <text:p>0.2384763468</text:p>
          </table:table-cell>
          <table:table-cell office:value-type="float" office:value="0.340690604621" calcext:value-type="float">
            <text:p>0.3406906046</text:p>
          </table:table-cell>
          <table:table-cell office:value-type="float" office:value="0.498890640126" calcext:value-type="float">
            <text:p>0.4988906401</text:p>
          </table:table-cell>
          <table:table-cell office:value-type="float" office:value="0.182424336918" calcext:value-type="float">
            <text:p>0.1824243369</text:p>
          </table:table-cell>
          <table:table-cell office:value-type="float" office:value="0.828639629883" calcext:value-type="float">
            <text:p>0.8286396299</text:p>
          </table:table-cell>
          <table:table-cell office:value-type="float" office:value="0.330699340168" calcext:value-type="float">
            <text:p>0.3306993402</text:p>
          </table:table-cell>
          <table:table-cell office:value-type="float" office:value="0.636689195736" calcext:value-type="float">
            <text:p>0.6366891957</text:p>
          </table:table-cell>
          <table:table-cell office:value-type="float" office:value="4.59" calcext:value-type="float">
            <text:p>4.59</text:p>
          </table:table-cell>
          <table:table-cell office:value-type="float" office:value="2.05" calcext:value-type="float">
            <text:p>2.05</text:p>
          </table:table-cell>
          <table:table-cell office:value-type="float" office:value="1.21" calcext:value-type="float">
            <text:p>1.21</text:p>
          </table:table-cell>
          <table:table-cell office:value-type="float" office:value="-1.11" calcext:value-type="float">
            <text:p>-1.11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514292118482" calcext:value-type="float">
            <text:p>0.5142921185</text:p>
          </table:table-cell>
          <table:table-cell office:value-type="float" office:value="-0.186697878859" calcext:value-type="float">
            <text:p>-0.1866978789</text:p>
          </table:table-cell>
          <table:table-cell office:value-type="float" office:value="0.552217514874" calcext:value-type="float">
            <text:p>0.5522175149</text:p>
          </table:table-cell>
          <table:table-cell office:value-type="float" office:value="0.11089523986" calcext:value-type="float">
            <text:p>0.1108952399</text:p>
          </table:table-cell>
          <table:table-cell office:value-type="float" office:value="0.275531615876" calcext:value-type="float">
            <text:p>0.2755316159</text:p>
          </table:table-cell>
          <table:table-cell office:value-type="float" office:value="-0.00505696277601" calcext:value-type="float">
            <text:p>-0.0050569628</text:p>
          </table:table-cell>
          <table:table-cell office:value-type="float" office:value="0.313457012268" calcext:value-type="float">
            <text:p>0.3134570123</text:p>
          </table:table-cell>
          <table:table-cell office:value-type="float" office:value="0.292536155942" calcext:value-type="float">
            <text:p>0.2925361559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5" calcext:value-type="float">
            <text:p>115</text:p>
          </table:table-cell>
          <table:table-cell office:value-type="float" office:value="-3" calcext:value-type="float">
            <text:p>-3</text:p>
          </table:table-cell>
          <table:table-cell office:value-type="float" office:value="0.327581941945" calcext:value-type="float">
            <text:p>0.3275819419</text:p>
          </table:table-cell>
          <table:table-cell office:value-type="float" office:value="0.277556210524" calcext:value-type="float">
            <text:p>0.2775562105</text:p>
          </table:table-cell>
          <table:table-cell office:value-type="float" office:value="0.333954606452" calcext:value-type="float">
            <text:p>0.3339546065</text:p>
          </table:table-cell>
          <table:table-cell office:value-type="float" office:value="0.538319390152" calcext:value-type="float">
            <text:p>0.5383193902</text:p>
          </table:table-cell>
          <table:table-cell office:value-type="float" office:value="0.179305534835" calcext:value-type="float">
            <text:p>0.1793055348</text:p>
          </table:table-cell>
          <table:table-cell office:value-type="float" office:value="0.868517857947" calcext:value-type="float">
            <text:p>0.8685178579</text:p>
          </table:table-cell>
          <table:table-cell office:value-type="float" office:value="0.331396561357" calcext:value-type="float">
            <text:p>0.3313965614</text:p>
          </table:table-cell>
          <table:table-cell office:value-type="float" office:value="0.676683118807" calcext:value-type="float">
            <text:p>0.6766831188</text:p>
          </table:table-cell>
          <table:table-cell office:value-type="float" office:value="4.53" calcext:value-type="float">
            <text:p>4.53</text:p>
          </table:table-cell>
          <table:table-cell office:value-type="float" office:value="2.05" calcext:value-type="float">
            <text:p>2.05</text:p>
          </table:table-cell>
          <table:table-cell office:value-type="float" office:value="1.22" calcext:value-type="float">
            <text:p>1.22</text:p>
          </table:table-cell>
          <table:table-cell office:value-type="float" office:value="-1.12" calcext:value-type="float">
            <text:p>-1.12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484742569602" calcext:value-type="float">
            <text:p>0.4847425696</text:p>
          </table:table-cell>
          <table:table-cell office:value-type="float" office:value="-0.143909747783" calcext:value-type="float">
            <text:p>-0.1439097478</text:p>
          </table:table-cell>
          <table:table-cell office:value-type="float" office:value="0.534515017296" calcext:value-type="float">
            <text:p>0.5345150173</text:p>
          </table:table-cell>
          <table:table-cell office:value-type="float" office:value="0.151932614718" calcext:value-type="float">
            <text:p>0.1519326147</text:p>
          </table:table-cell>
          <table:table-cell office:value-type="float" office:value="0.253421792007" calcext:value-type="float">
            <text:p>0.253421792</text:p>
          </table:table-cell>
          <table:table-cell office:value-type="float" office:value="0.0471156375799" calcext:value-type="float">
            <text:p>0.0471156376</text:p>
          </table:table-cell>
          <table:table-cell office:value-type="float" office:value="0.303194239702" calcext:value-type="float">
            <text:p>0.3031942397</text:p>
          </table:table-cell>
          <table:table-cell office:value-type="float" office:value="0.342958000081" calcext:value-type="float">
            <text:p>0.3429580001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5" calcext:value-type="float">
            <text:p>115</text:p>
          </table:table-cell>
          <table:table-cell office:value-type="float" office:value="-4" calcext:value-type="float">
            <text:p>-4</text:p>
          </table:table-cell>
          <table:table-cell office:value-type="float" office:value="0.321557768209" calcext:value-type="float">
            <text:p>0.3215577682</text:p>
          </table:table-cell>
          <table:table-cell office:value-type="float" office:value="0.317099975276" calcext:value-type="float">
            <text:p>0.3170999753</text:p>
          </table:table-cell>
          <table:table-cell office:value-type="float" office:value="0.327916812928" calcext:value-type="float">
            <text:p>0.3279168129</text:p>
          </table:table-cell>
          <table:table-cell office:value-type="float" office:value="0.57786107764" calcext:value-type="float">
            <text:p>0.5778610776</text:p>
          </table:table-cell>
          <table:table-cell office:value-type="float" office:value="0.177149652028" calcext:value-type="float">
            <text:p>0.177149652</text:p>
          </table:table-cell>
          <table:table-cell office:value-type="float" office:value="0.90845971781" calcext:value-type="float">
            <text:p>0.9084597178</text:p>
          </table:table-cell>
          <table:table-cell office:value-type="float" office:value="0.333918534891" calcext:value-type="float">
            <text:p>0.3339185349</text:p>
          </table:table-cell>
          <table:table-cell office:value-type="float" office:value="0.716603535256" calcext:value-type="float">
            <text:p>0.7166035353</text:p>
          </table:table-cell>
          <table:table-cell office:value-type="float" office:value="4.47" calcext:value-type="float">
            <text:p>4.47</text:p>
          </table:table-cell>
          <table:table-cell office:value-type="float" office:value="2.05" calcext:value-type="float">
            <text:p>2.05</text:p>
          </table:table-cell>
          <table:table-cell office:value-type="float" office:value="1.23" calcext:value-type="float">
            <text:p>1.23</text:p>
          </table:table-cell>
          <table:table-cell office:value-type="float" office:value="-1.13" calcext:value-type="float">
            <text:p>-1.13</text:p>
          </table:table-cell>
          <table:table-cell office:value-type="float" office:value="0.05" calcext:value-type="float">
            <text:p>0.05</text:p>
          </table:table-cell>
          <table:table-cell office:value-type="float" office:value="-0.01" calcext:value-type="float">
            <text:p>-0.01</text:p>
          </table:table-cell>
          <table:table-cell office:value-type="float" office:value="0.455193020721" calcext:value-type="float">
            <text:p>0.4551930207</text:p>
          </table:table-cell>
          <table:table-cell office:value-type="float" office:value="-0.101121616707" calcext:value-type="float">
            <text:p>-0.1011216167</text:p>
          </table:table-cell>
          <table:table-cell office:value-type="float" office:value="0.518998008469" calcext:value-type="float">
            <text:p>0.5189980085</text:p>
          </table:table-cell>
          <table:table-cell office:value-type="float" office:value="0.192014739855" calcext:value-type="float">
            <text:p>0.1920147399</text:p>
          </table:table-cell>
          <table:table-cell office:value-type="float" office:value="0.23323198304" calcext:value-type="float">
            <text:p>0.233231983</text:p>
          </table:table-cell>
          <table:table-cell office:value-type="float" office:value="0.100703301852" calcext:value-type="float">
            <text:p>0.1007033019</text:p>
          </table:table-cell>
          <table:table-cell office:value-type="float" office:value="0.297036970788" calcext:value-type="float">
            <text:p>0.2970369708</text:p>
          </table:table-cell>
          <table:table-cell office:value-type="float" office:value="0.393839658414" calcext:value-type="float">
            <text:p>0.3938396584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3" calcext:value-type="float">
            <text:p>123</text:p>
          </table:table-cell>
          <table:table-cell office:value-type="float" office:value="-1" calcext:value-type="float">
            <text:p>-1</text:p>
          </table:table-cell>
          <table:table-cell office:value-type="float" office:value="0.18941508047" calcext:value-type="float">
            <text:p>0.1894150805</text:p>
          </table:table-cell>
          <table:table-cell office:value-type="float" office:value="0.418987661462" calcext:value-type="float">
            <text:p>0.4189876615</text:p>
          </table:table-cell>
          <table:table-cell office:value-type="float" office:value="0.364996892997" calcext:value-type="float">
            <text:p>0.364996893</text:p>
          </table:table-cell>
          <table:table-cell office:value-type="float" office:value="0.506030715671" calcext:value-type="float">
            <text:p>0.5060307157</text:p>
          </table:table-cell>
          <table:table-cell office:value-type="float" office:value="0.0637591850028" calcext:value-type="float">
            <text:p>0.063759185</text:p>
          </table:table-cell>
          <table:table-cell office:value-type="float" office:value="0.958964036679" calcext:value-type="float">
            <text:p>0.9589640367</text:p>
          </table:table-cell>
          <table:table-cell office:value-type="float" office:value="0.134159538889" calcext:value-type="float">
            <text:p>0.1341595389</text:p>
          </table:table-cell>
          <table:table-cell office:value-type="float" office:value="0.724205094683" calcext:value-type="float">
            <text:p>0.7242050947</text:p>
          </table:table-cell>
          <table:table-cell office:value-type="float" office:value="5.13" calcext:value-type="float">
            <text:p>5.13</text:p>
          </table:table-cell>
          <table:table-cell office:value-type="float" office:value="2.05" calcext:value-type="float">
            <text:p>2.05</text:p>
          </table:table-cell>
          <table:table-cell office:value-type="float" office:value="1.12" calcext:value-type="float">
            <text:p>1.12</text:p>
          </table:table-cell>
          <table:table-cell office:value-type="float" office:value="-1.02" calcext:value-type="float">
            <text:p>-1.02</text:p>
          </table:table-cell>
          <table:table-cell office:value-type="float" office:value="0.05" calcext:value-type="float">
            <text:p>0.05</text:p>
          </table:table-cell>
          <table:table-cell office:value-type="float" office:value="0.21" calcext:value-type="float">
            <text:p>0.21</text:p>
          </table:table-cell>
          <table:table-cell office:value-type="float" office:value="0.445309848067" calcext:value-type="float">
            <text:p>0.4453098481</text:p>
          </table:table-cell>
          <table:table-cell office:value-type="float" office:value="-0.111757807497" calcext:value-type="float">
            <text:p>-0.1117578075</text:p>
          </table:table-cell>
          <table:table-cell office:value-type="float" office:value="0.467591080854" calcext:value-type="float">
            <text:p>0.4675910809</text:p>
          </table:table-cell>
          <table:table-cell office:value-type="float" office:value="0.187413626075" calcext:value-type="float">
            <text:p>0.1874136261</text:p>
          </table:table-cell>
          <table:table-cell office:value-type="float" office:value="0.1973604029" calcext:value-type="float">
            <text:p>0.1973604029</text:p>
          </table:table-cell>
          <table:table-cell office:value-type="float" office:value="0.0571240229097" calcext:value-type="float">
            <text:p>0.0571240229</text:p>
          </table:table-cell>
          <table:table-cell office:value-type="float" office:value="0.219641635687" calcext:value-type="float">
            <text:p>0.2196416357</text:p>
          </table:table-cell>
          <table:table-cell office:value-type="float" office:value="0.356295456482" calcext:value-type="float">
            <text:p>0.3562954565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3" calcext:value-type="float">
            <text:p>123</text:p>
          </table:table-cell>
          <table:table-cell office:value-type="float" office:value="-2" calcext:value-type="float">
            <text:p>-2</text:p>
          </table:table-cell>
          <table:table-cell office:value-type="float" office:value="0.170882805931" calcext:value-type="float">
            <text:p>0.1708828059</text:p>
          </table:table-cell>
          <table:table-cell office:value-type="float" office:value="0.454435578191" calcext:value-type="float">
            <text:p>0.4544355782</text:p>
          </table:table-cell>
          <table:table-cell office:value-type="float" office:value="0.358733486867" calcext:value-type="float">
            <text:p>0.3587334869</text:p>
          </table:table-cell>
          <table:table-cell office:value-type="float" office:value="0.545537294157" calcext:value-type="float">
            <text:p>0.5455372942</text:p>
          </table:table-cell>
          <table:table-cell office:value-type="float" office:value="0.05762730283" calcext:value-type="float">
            <text:p>0.0576273028</text:p>
          </table:table-cell>
          <table:table-cell office:value-type="float" office:value="0.998491242766" calcext:value-type="float">
            <text:p>0.9984912428</text:p>
          </table:table-cell>
          <table:table-cell office:value-type="float" office:value="0.125199022762" calcext:value-type="float">
            <text:p>0.1251990228</text:p>
          </table:table-cell>
          <table:table-cell office:value-type="float" office:value="0.763188541821" calcext:value-type="float">
            <text:p>0.7631885418</text:p>
          </table:table-cell>
          <table:table-cell office:value-type="float" office:value="5.07" calcext:value-type="float">
            <text:p>5.07</text:p>
          </table:table-cell>
          <table:table-cell office:value-type="float" office:value="2.05" calcext:value-type="float">
            <text:p>2.05</text:p>
          </table:table-cell>
          <table:table-cell office:value-type="float" office:value="1.13" calcext:value-type="float">
            <text:p>1.13</text:p>
          </table:table-cell>
          <table:table-cell office:value-type="float" office:value="-1.03" calcext:value-type="float">
            <text:p>-1.03</text:p>
          </table:table-cell>
          <table:table-cell office:value-type="float" office:value="0.05" calcext:value-type="float">
            <text:p>0.05</text:p>
          </table:table-cell>
          <table:table-cell office:value-type="float" office:value="0.19" calcext:value-type="float">
            <text:p>0.19</text:p>
          </table:table-cell>
          <table:table-cell office:value-type="float" office:value="0.418494707892" calcext:value-type="float">
            <text:p>0.4184947079</text:p>
          </table:table-cell>
          <table:table-cell office:value-type="float" office:value="-0.0672050493627" calcext:value-type="float">
            <text:p>-0.0672050494</text:p>
          </table:table-cell>
          <table:table-cell office:value-type="float" office:value="0.44259240842" calcext:value-type="float">
            <text:p>0.4425924084</text:p>
          </table:table-cell>
          <table:table-cell office:value-type="float" office:value="0.231825552465" calcext:value-type="float">
            <text:p>0.2318255525</text:p>
          </table:table-cell>
          <table:table-cell office:value-type="float" office:value="0.171575460465" calcext:value-type="float">
            <text:p>0.1715754605</text:p>
          </table:table-cell>
          <table:table-cell office:value-type="float" office:value="0.103179472381" calcext:value-type="float">
            <text:p>0.1031794724</text:p>
          </table:table-cell>
          <table:table-cell office:value-type="float" office:value="0.195673160993" calcext:value-type="float">
            <text:p>0.195673161</text:p>
          </table:table-cell>
          <table:table-cell office:value-type="float" office:value="0.402210074209" calcext:value-type="float">
            <text:p>0.4022100742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3" calcext:value-type="float">
            <text:p>123</text:p>
          </table:table-cell>
          <table:table-cell office:value-type="float" office:value="-3" calcext:value-type="float">
            <text:p>-3</text:p>
          </table:table-cell>
          <table:table-cell office:value-type="float" office:value="0.153647603172" calcext:value-type="float">
            <text:p>0.1536476032</text:p>
          </table:table-cell>
          <table:table-cell office:value-type="float" office:value="0.490531946233" calcext:value-type="float">
            <text:p>0.4905319462</text:p>
          </table:table-cell>
          <table:table-cell office:value-type="float" office:value="0.347309934681" calcext:value-type="float">
            <text:p>0.3473099347</text:p>
          </table:table-cell>
          <table:table-cell office:value-type="float" office:value="0.583871384148" calcext:value-type="float">
            <text:p>0.5838713841</text:p>
          </table:table-cell>
          <table:table-cell office:value-type="float" office:value="0.0522961480251" calcext:value-type="float">
            <text:p>0.052296148</text:p>
          </table:table-cell>
          <table:table-cell office:value-type="float" office:value="1.03813438578" calcext:value-type="float">
            <text:p>1.0381343858</text:p>
          </table:table-cell>
          <table:table-cell office:value-type="float" office:value="0.116723877719" calcext:value-type="float">
            <text:p>0.1167238777</text:p>
          </table:table-cell>
          <table:table-cell office:value-type="float" office:value="0.802280381333" calcext:value-type="float">
            <text:p>0.8022803813</text:p>
          </table:table-cell>
          <table:table-cell office:value-type="float" office:value="5.01" calcext:value-type="float">
            <text:p>5.01</text:p>
          </table:table-cell>
          <table:table-cell office:value-type="float" office:value="2.05" calcext:value-type="float">
            <text:p>2.05</text:p>
          </table:table-cell>
          <table:table-cell office:value-type="float" office:value="1.14" calcext:value-type="float">
            <text:p>1.14</text:p>
          </table:table-cell>
          <table:table-cell office:value-type="float" office:value="-1.04" calcext:value-type="float">
            <text:p>-1.04</text:p>
          </table:table-cell>
          <table:table-cell office:value-type="float" office:value="0.05" calcext:value-type="float">
            <text:p>0.05</text:p>
          </table:table-cell>
          <table:table-cell office:value-type="float" office:value="0.17" calcext:value-type="float">
            <text:p>0.17</text:p>
          </table:table-cell>
          <table:table-cell office:value-type="float" office:value="0.391679567717" calcext:value-type="float">
            <text:p>0.3916795677</text:p>
          </table:table-cell>
          <table:table-cell office:value-type="float" office:value="-0.022652291228" calcext:value-type="float">
            <text:p>-0.0226522912</text:p>
          </table:table-cell>
          <table:table-cell office:value-type="float" office:value="0.418434205385" calcext:value-type="float">
            <text:p>0.4184342054</text:p>
          </table:table-cell>
          <table:table-cell office:value-type="float" office:value="0.276152309411" calcext:value-type="float">
            <text:p>0.2761523094</text:p>
          </table:table-cell>
          <table:table-cell office:value-type="float" office:value="0.14628451163" calcext:value-type="float">
            <text:p>0.1462845116</text:p>
          </table:table-cell>
          <table:table-cell office:value-type="float" office:value="0.149920204981" calcext:value-type="float">
            <text:p>0.149920205</text:p>
          </table:table-cell>
          <table:table-cell office:value-type="float" office:value="0.173039149298" calcext:value-type="float">
            <text:p>0.1730391493</text:p>
          </table:table-cell>
          <table:table-cell office:value-type="float" office:value="0.448724805621" calcext:value-type="float">
            <text:p>0.4487248056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3" calcext:value-type="float">
            <text:p>123</text:p>
          </table:table-cell>
          <table:table-cell office:value-type="float" office:value="-4" calcext:value-type="float">
            <text:p>-4</text:p>
          </table:table-cell>
          <table:table-cell office:value-type="float" office:value="0.136156187403" calcext:value-type="float">
            <text:p>0.1361561874</text:p>
          </table:table-cell>
          <table:table-cell office:value-type="float" office:value="0.526504857909" calcext:value-type="float">
            <text:p>0.5265048579</text:p>
          </table:table-cell>
          <table:table-cell office:value-type="float" office:value="0.336613114517" calcext:value-type="float">
            <text:p>0.3366131145</text:p>
          </table:table-cell>
          <table:table-cell office:value-type="float" office:value="0.622414581192" calcext:value-type="float">
            <text:p>0.6224145812</text:p>
          </table:table-cell>
          <table:table-cell office:value-type="float" office:value="0.047878840084" calcext:value-type="float">
            <text:p>0.0478788401</text:p>
          </table:table-cell>
          <table:table-cell office:value-type="float" office:value="1.07788972996" calcext:value-type="float">
            <text:p>1.07788973</text:p>
          </table:table-cell>
          <table:table-cell office:value-type="float" office:value="0.109180461704" calcext:value-type="float">
            <text:p>0.1091804617</text:p>
          </table:table-cell>
          <table:table-cell office:value-type="float" office:value="0.841562653096" calcext:value-type="float">
            <text:p>0.8415626531</text:p>
          </table:table-cell>
          <table:table-cell office:value-type="float" office:value="4.95" calcext:value-type="float">
            <text:p>4.95</text:p>
          </table:table-cell>
          <table:table-cell office:value-type="float" office:value="2.05" calcext:value-type="float">
            <text:p>2.05</text:p>
          </table:table-cell>
          <table:table-cell office:value-type="float" office:value="1.15" calcext:value-type="float">
            <text:p>1.15</text:p>
          </table:table-cell>
          <table:table-cell office:value-type="float" office:value="-1.05" calcext:value-type="float">
            <text:p>-1.05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364864427542" calcext:value-type="float">
            <text:p>0.3648644275</text:p>
          </table:table-cell>
          <table:table-cell office:value-type="float" office:value="0.0219004669067" calcext:value-type="float">
            <text:p>0.0219004669</text:p>
          </table:table-cell>
          <table:table-cell office:value-type="float" office:value="0.394232772155" calcext:value-type="float">
            <text:p>0.3942327722</text:p>
          </table:table-cell>
          <table:table-cell office:value-type="float" office:value="0.320459506855" calcext:value-type="float">
            <text:p>0.3204595069</text:p>
          </table:table-cell>
          <table:table-cell office:value-type="float" office:value="0.120988886724" calcext:value-type="float">
            <text:p>0.1209888867</text:p>
          </table:table-cell>
          <table:table-cell office:value-type="float" office:value="0.196613719382" calcext:value-type="float">
            <text:p>0.1966137194</text:p>
          </table:table-cell>
          <table:table-cell office:value-type="float" office:value="0.150357231336" calcext:value-type="float">
            <text:p>0.1503572313</text:p>
          </table:table-cell>
          <table:table-cell office:value-type="float" office:value="0.49517275933" calcext:value-type="float">
            <text:p>0.4951727593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9" calcext:value-type="float">
            <text:p>119</text:p>
          </table:table-cell>
          <table:table-cell office:value-type="float" office:value="-1" calcext:value-type="float">
            <text:p>-1</text:p>
          </table:table-cell>
          <table:table-cell office:value-type="float" office:value="0.349819302123" calcext:value-type="float">
            <text:p>0.3498193021</text:p>
          </table:table-cell>
          <table:table-cell office:value-type="float" office:value="0.260375758851" calcext:value-type="float">
            <text:p>0.2603757589</text:p>
          </table:table-cell>
          <table:table-cell office:value-type="float" office:value="0.362156998566" calcext:value-type="float">
            <text:p>0.3621569986</text:p>
          </table:table-cell>
          <table:table-cell office:value-type="float" office:value="0.409097426473" calcext:value-type="float">
            <text:p>0.4090974265</text:p>
          </table:table-cell>
          <table:table-cell office:value-type="float" office:value="0.323890833285" calcext:value-type="float">
            <text:p>0.3238908333</text:p>
          </table:table-cell>
          <table:table-cell office:value-type="float" office:value="0.718084220889" calcext:value-type="float">
            <text:p>0.7180842209</text:p>
          </table:table-cell>
          <table:table-cell office:value-type="float" office:value="0.131492789389" calcext:value-type="float">
            <text:p>0.1314927894</text:p>
          </table:table-cell>
          <table:table-cell office:value-type="float" office:value="0.642653631248" calcext:value-type="float">
            <text:p>0.6426536312</text:p>
          </table:table-cell>
          <table:table-cell office:value-type="float" office:value="4.89" calcext:value-type="float">
            <text:p>4.89</text:p>
          </table:table-cell>
          <table:table-cell office:value-type="float" office:value="2.05" calcext:value-type="float">
            <text:p>2.05</text:p>
          </table:table-cell>
          <table:table-cell office:value-type="float" office:value="1.16" calcext:value-type="float">
            <text:p>1.16</text:p>
          </table:table-cell>
          <table:table-cell office:value-type="float" office:value="-1.06" calcext:value-type="float">
            <text:p>-1.06</text:p>
          </table:table-cell>
          <table:table-cell office:value-type="float" office:value="0.05" calcext:value-type="float">
            <text:p>0.05</text:p>
          </table:table-cell>
          <table:table-cell office:value-type="float" office:value="0.13" calcext:value-type="float">
            <text:p>0.13</text:p>
          </table:table-cell>
          <table:table-cell office:value-type="float" office:value="0.563276763147" calcext:value-type="float">
            <text:p>0.5632767631</text:p>
          </table:table-cell>
          <table:table-cell office:value-type="float" office:value="-0.224313212486" calcext:value-type="float">
            <text:p>-0.2243132125</text:p>
          </table:table-cell>
          <table:table-cell office:value-type="float" office:value="0.595839305316" calcext:value-type="float">
            <text:p>0.5958393053</text:p>
          </table:table-cell>
          <table:table-cell office:value-type="float" office:value="0.0739143530528" calcext:value-type="float">
            <text:p>0.0739143531</text:p>
          </table:table-cell>
          <table:table-cell office:value-type="float" office:value="0.321285386366" calcext:value-type="float">
            <text:p>0.3212853864</text:p>
          </table:table-cell>
          <table:table-cell office:value-type="float" office:value="-0.0469994409864" calcext:value-type="float">
            <text:p>-0.046999441</text:p>
          </table:table-cell>
          <table:table-cell office:value-type="float" office:value="0.353847928535" calcext:value-type="float">
            <text:p>0.3538479285</text:p>
          </table:table-cell>
          <table:table-cell office:value-type="float" office:value="0.251228124553" calcext:value-type="float">
            <text:p>0.2512281246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9" calcext:value-type="float">
            <text:p>119</text:p>
          </table:table-cell>
          <table:table-cell office:value-type="float" office:value="-2" calcext:value-type="float">
            <text:p>-2</text:p>
          </table:table-cell>
          <table:table-cell office:value-type="float" office:value="0.345601309815" calcext:value-type="float">
            <text:p>0.3456013098</text:p>
          </table:table-cell>
          <table:table-cell office:value-type="float" office:value="0.300152743917" calcext:value-type="float">
            <text:p>0.3001527439</text:p>
          </table:table-cell>
          <table:table-cell office:value-type="float" office:value="0.376836668535" calcext:value-type="float">
            <text:p>0.3768366685</text:p>
          </table:table-cell>
          <table:table-cell office:value-type="float" office:value="0.446306394338" calcext:value-type="float">
            <text:p>0.4463063943</text:p>
          </table:table-cell>
          <table:table-cell office:value-type="float" office:value="0.320938173678" calcext:value-type="float">
            <text:p>0.3209381737</text:p>
          </table:table-cell>
          <table:table-cell office:value-type="float" office:value="0.757975094548" calcext:value-type="float">
            <text:p>0.7579750945</text:p>
          </table:table-cell>
          <table:table-cell office:value-type="float" office:value="0.127003919234" calcext:value-type="float">
            <text:p>0.1270039192</text:p>
          </table:table-cell>
          <table:table-cell office:value-type="float" office:value="0.682400958765" calcext:value-type="float">
            <text:p>0.6824009588</text:p>
          </table:table-cell>
          <table:table-cell office:value-type="float" office:value="4.83" calcext:value-type="float">
            <text:p>4.83</text:p>
          </table:table-cell>
          <table:table-cell office:value-type="float" office:value="2.05" calcext:value-type="float">
            <text:p>2.05</text:p>
          </table:table-cell>
          <table:table-cell office:value-type="float" office:value="1.17" calcext:value-type="float">
            <text:p>1.17</text:p>
          </table:table-cell>
          <table:table-cell office:value-type="float" office:value="-1.07" calcext:value-type="float">
            <text:p>-1.07</text:p>
          </table:table-cell>
          <table:table-cell office:value-type="float" office:value="0.05" calcext:value-type="float">
            <text:p>0.05</text:p>
          </table:table-cell>
          <table:table-cell office:value-type="float" office:value="0.11" calcext:value-type="float">
            <text:p>0.11</text:p>
          </table:table-cell>
          <table:table-cell office:value-type="float" office:value="0.540082647649" calcext:value-type="float">
            <text:p>0.5400826476</text:p>
          </table:table-cell>
          <table:table-cell office:value-type="float" office:value="-0.177772552776" calcext:value-type="float">
            <text:p>-0.1777725528</text:p>
          </table:table-cell>
          <table:table-cell office:value-type="float" office:value="0.581094028012" calcext:value-type="float">
            <text:p>0.581094028</text:p>
          </table:table-cell>
          <table:table-cell office:value-type="float" office:value="0.119411004442" calcext:value-type="float">
            <text:p>0.1194110044</text:p>
          </table:table-cell>
          <table:table-cell office:value-type="float" office:value="0.303219827693" calcext:value-type="float">
            <text:p>0.3032198277</text:p>
          </table:table-cell>
          <table:table-cell office:value-type="float" office:value="0.0063361230713" calcext:value-type="float">
            <text:p>0.0063361231</text:p>
          </table:table-cell>
          <table:table-cell office:value-type="float" office:value="0.344231208055" calcext:value-type="float">
            <text:p>0.3442312081</text:p>
          </table:table-cell>
          <table:table-cell office:value-type="float" office:value="0.303519680289" calcext:value-type="float">
            <text:p>0.3035196803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9" calcext:value-type="float">
            <text:p>119</text:p>
          </table:table-cell>
          <table:table-cell office:value-type="float" office:value="-3" calcext:value-type="float">
            <text:p>-3</text:p>
          </table:table-cell>
          <table:table-cell office:value-type="float" office:value="0.338928546438" calcext:value-type="float">
            <text:p>0.3389285464</text:p>
          </table:table-cell>
          <table:table-cell office:value-type="float" office:value="0.339592244787" calcext:value-type="float">
            <text:p>0.3395922448</text:p>
          </table:table-cell>
          <table:table-cell office:value-type="float" office:value="0.35739357657" calcext:value-type="float">
            <text:p>0.3573935766</text:p>
          </table:table-cell>
          <table:table-cell office:value-type="float" office:value="0.481263027111" calcext:value-type="float">
            <text:p>0.4812630271</text:p>
          </table:table-cell>
          <table:table-cell office:value-type="float" office:value="0.316987850132" calcext:value-type="float">
            <text:p>0.3169878501</text:p>
          </table:table-cell>
          <table:table-cell office:value-type="float" office:value="0.797779553392" calcext:value-type="float">
            <text:p>0.7977795534</text:p>
          </table:table-cell>
          <table:table-cell office:value-type="float" office:value="0.118862648734" calcext:value-type="float">
            <text:p>0.1188626487</text:p>
          </table:table-cell>
          <table:table-cell office:value-type="float" office:value="0.721563692513" calcext:value-type="float">
            <text:p>0.7215636925</text:p>
          </table:table-cell>
          <table:table-cell office:value-type="float" office:value="4.77" calcext:value-type="float">
            <text:p>4.77</text:p>
          </table:table-cell>
          <table:table-cell office:value-type="float" office:value="2.05" calcext:value-type="float">
            <text:p>2.05</text:p>
          </table:table-cell>
          <table:table-cell office:value-type="float" office:value="1.18" calcext:value-type="float">
            <text:p>1.18</text:p>
          </table:table-cell>
          <table:table-cell office:value-type="float" office:value="-1.08" calcext:value-type="float">
            <text:p>-1.08</text:p>
          </table:table-cell>
          <table:table-cell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office:value-type="float" office:value="0.516888532152" calcext:value-type="float">
            <text:p>0.5168885322</text:p>
          </table:table-cell>
          <table:table-cell office:value-type="float" office:value="-0.131231893066" calcext:value-type="float">
            <text:p>-0.1312318931</text:p>
          </table:table-cell>
          <table:table-cell office:value-type="float" office:value="0.565341963995" calcext:value-type="float">
            <text:p>0.565341964</text:p>
          </table:table-cell>
          <table:table-cell office:value-type="float" office:value="0.164829358946" calcext:value-type="float">
            <text:p>0.1648293589</text:p>
          </table:table-cell>
          <table:table-cell office:value-type="float" office:value="0.284718682755" calcext:value-type="float">
            <text:p>0.2847186828</text:p>
          </table:table-cell>
          <table:table-cell office:value-type="float" office:value="0.0587606358167" calcext:value-type="float">
            <text:p>0.0587606358</text:p>
          </table:table-cell>
          <table:table-cell office:value-type="float" office:value="0.333172114598" calcext:value-type="float">
            <text:p>0.3331721146</text:p>
          </table:table-cell>
          <table:table-cell office:value-type="float" office:value="0.354821887828" calcext:value-type="float">
            <text:p>0.3548218878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9" calcext:value-type="float">
            <text:p>119</text:p>
          </table:table-cell>
          <table:table-cell office:value-type="float" office:value="-4" calcext:value-type="float">
            <text:p>-4</text:p>
          </table:table-cell>
          <table:table-cell office:value-type="float" office:value="0.334563416511" calcext:value-type="float">
            <text:p>0.3345634165</text:p>
          </table:table-cell>
          <table:table-cell office:value-type="float" office:value="0.379353351924" calcext:value-type="float">
            <text:p>0.3793533519</text:p>
          </table:table-cell>
          <table:table-cell office:value-type="float" office:value="0.363454726525" calcext:value-type="float">
            <text:p>0.3634547265</text:p>
          </table:table-cell>
          <table:table-cell office:value-type="float" office:value="0.520801141144" calcext:value-type="float">
            <text:p>0.5208011411</text:p>
          </table:table-cell>
          <table:table-cell office:value-type="float" office:value="0.314049626261" calcext:value-type="float">
            <text:p>0.3140496263</text:p>
          </table:table-cell>
          <table:table-cell office:value-type="float" office:value="0.837671492935" calcext:value-type="float">
            <text:p>0.8376714929</text:p>
          </table:table-cell>
          <table:table-cell office:value-type="float" office:value="0.115087458279" calcext:value-type="float">
            <text:p>0.1150874583</text:p>
          </table:table-cell>
          <table:table-cell office:value-type="float" office:value="0.761385143228" calcext:value-type="float">
            <text:p>0.7613851432</text:p>
          </table:table-cell>
          <table:table-cell office:value-type="float" office:value="4.71" calcext:value-type="float">
            <text:p>4.71</text:p>
          </table:table-cell>
          <table:table-cell office:value-type="float" office:value="2.05" calcext:value-type="float">
            <text:p>2.05</text:p>
          </table:table-cell>
          <table:table-cell office:value-type="float" office:value="1.19" calcext:value-type="float">
            <text:p>1.19</text:p>
          </table:table-cell>
          <table:table-cell office:value-type="float" office:value="-1.09" calcext:value-type="float">
            <text:p>-1.09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493694416654" calcext:value-type="float">
            <text:p>0.4936944167</text:p>
          </table:table-cell>
          <table:table-cell office:value-type="float" office:value="-0.0846912333552" calcext:value-type="float">
            <text:p>-0.0846912334</text:p>
          </table:table-cell>
          <table:table-cell office:value-type="float" office:value="0.551307346496" calcext:value-type="float">
            <text:p>0.5513073465</text:p>
          </table:table-cell>
          <table:table-cell office:value-type="float" office:value="0.209724714438" calcext:value-type="float">
            <text:p>0.2097247144</text:p>
          </table:table-cell>
          <table:table-cell office:value-type="float" office:value="0.267529191507" calcext:value-type="float">
            <text:p>0.2675291915</text:p>
          </table:table-cell>
          <table:table-cell office:value-type="float" office:value="0.112411001371" calcext:value-type="float">
            <text:p>0.1124110014</text:p>
          </table:table-cell>
          <table:table-cell office:value-type="float" office:value="0.325142121349" calcext:value-type="float">
            <text:p>0.3251421213</text:p>
          </table:table-cell>
          <table:table-cell office:value-type="float" office:value="0.406826949164" calcext:value-type="float">
            <text:p>0.4068269492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6" calcext:value-type="float">
            <text:p>126</text:p>
          </table:table-cell>
          <table:table-cell office:value-type="float" office:value="-1" calcext:value-type="float">
            <text:p>-1</text:p>
          </table:table-cell>
          <table:table-cell office:value-type="float" office:value="0.197570958702" calcext:value-type="float">
            <text:p>0.1975709587</text:p>
          </table:table-cell>
          <table:table-cell office:value-type="float" office:value="0.486955239619" calcext:value-type="float">
            <text:p>0.4869552396</text:p>
          </table:table-cell>
          <table:table-cell office:value-type="float" office:value="0.363342986012" calcext:value-type="float">
            <text:p>0.363342986</text:p>
          </table:table-cell>
          <table:table-cell office:value-type="float" office:value="0.565734994092" calcext:value-type="float">
            <text:p>0.5657349941</text:p>
          </table:table-cell>
          <table:table-cell office:value-type="float" office:value="0.110624232661" calcext:value-type="float">
            <text:p>0.1106242327</text:p>
          </table:table-cell>
          <table:table-cell office:value-type="float" office:value="0.827548684568" calcext:value-type="float">
            <text:p>0.8275486846</text:p>
          </table:table-cell>
          <table:table-cell office:value-type="float" office:value="-0.0277809472199" calcext:value-type="float">
            <text:p>-0.0277809472</text:p>
          </table:table-cell>
          <table:table-cell office:value-type="float" office:value="0.97076692877" calcext:value-type="float">
            <text:p>0.9707669288</text:p>
          </table:table-cell>
          <table:table-cell office:value-type="float" office:value="5.31" calcext:value-type="float">
            <text:p>5.31</text:p>
          </table:table-cell>
          <table:table-cell office:value-type="float" office:value="2.05" calcext:value-type="float">
            <text:p>2.05</text:p>
          </table:table-cell>
          <table:table-cell office:value-type="float" office:value="1.09" calcext:value-type="float">
            <text:p>1.09</text:p>
          </table:table-cell>
          <table:table-cell office:value-type="float" office:value="-0.99" calcext:value-type="float">
            <text:p>-0.99</text:p>
          </table:table-cell>
          <table:table-cell office:value-type="float" office:value="0.05" calcext:value-type="float">
            <text:p>0.05</text:p>
          </table:table-cell>
          <table:table-cell office:value-type="float" office:value="0.27" calcext:value-type="float">
            <text:p>0.27</text:p>
          </table:table-cell>
          <table:table-cell office:value-type="float" office:value="0.472403658127" calcext:value-type="float">
            <text:p>0.4724036581</text:p>
          </table:table-cell>
          <table:table-cell office:value-type="float" office:value="0.00419553449153" calcext:value-type="float">
            <text:p>0.0041955345</text:p>
          </table:table-cell>
          <table:table-cell office:value-type="float" office:value="0.47422239809" calcext:value-type="float">
            <text:p>0.4742223981</text:p>
          </table:table-cell>
          <table:table-cell office:value-type="float" office:value="0.304190021416" calcext:value-type="float">
            <text:p>0.3041900214</text:p>
          </table:table-cell>
          <table:table-cell office:value-type="float" office:value="0.213510181437" calcext:value-type="float">
            <text:p>0.2135101814</text:p>
          </table:table-cell>
          <table:table-cell office:value-type="float" office:value="0.155767852965" calcext:value-type="float">
            <text:p>0.155767853</text:p>
          </table:table-cell>
          <table:table-cell office:value-type="float" office:value="0.2153289214" calcext:value-type="float">
            <text:p>0.2153289214</text:p>
          </table:table-cell>
          <table:table-cell office:value-type="float" office:value="0.455762339889" calcext:value-type="float">
            <text:p>0.4557623399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6" calcext:value-type="float">
            <text:p>126</text:p>
          </table:table-cell>
          <table:table-cell office:value-type="float" office:value="-2" calcext:value-type="float">
            <text:p>-2</text:p>
          </table:table-cell>
          <table:table-cell office:value-type="float" office:value="0.176505140003" calcext:value-type="float">
            <text:p>0.17650514</text:p>
          </table:table-cell>
          <table:table-cell office:value-type="float" office:value="0.520958640663" calcext:value-type="float">
            <text:p>0.5209586407</text:p>
          </table:table-cell>
          <table:table-cell office:value-type="float" office:value="0.361679732301" calcext:value-type="float">
            <text:p>0.3616797323</text:p>
          </table:table-cell>
          <table:table-cell office:value-type="float" office:value="0.60570039897" calcext:value-type="float">
            <text:p>0.605700399</text:p>
          </table:table-cell>
          <table:table-cell office:value-type="float" office:value="0.0982709955459" calcext:value-type="float">
            <text:p>0.0982709955</text:p>
          </table:table-cell>
          <table:table-cell office:value-type="float" office:value="0.865593362682" calcext:value-type="float">
            <text:p>0.8655933627</text:p>
          </table:table-cell>
          <table:table-cell office:value-type="float" office:value="-0.0439778582175" calcext:value-type="float">
            <text:p>-0.0439778582</text:p>
          </table:table-cell>
          <table:table-cell office:value-type="float" office:value="1.00734096429" calcext:value-type="float">
            <text:p>1.0073409643</text:p>
          </table:table-cell>
          <table:table-cell office:value-type="float" office:value="5.25" calcext:value-type="float">
            <text:p>5.25</text:p>
          </table:table-cell>
          <table:table-cell office:value-type="float" office:value="2.05" calcext:value-type="float">
            <text:p>2.05</text:p>
          </table:table-cell>
          <table:table-cell office:value-type="float" office:value="1.1" calcext:value-type="float">
            <text:p>1.1</text:p>
          </table:table-cell>
          <table:table-cell office:value-type="float" office:value="-1" calcext:value-type="float">
            <text:p>-1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0.445230725666" calcext:value-type="float">
            <text:p>0.4452307257</text:p>
          </table:table-cell>
          <table:table-cell office:value-type="float" office:value="0.0474425749587" calcext:value-type="float">
            <text:p>0.047442575</text:p>
          </table:table-cell>
          <table:table-cell office:value-type="float" office:value="0.447453968" calcext:value-type="float">
            <text:p>0.447453968</text:p>
          </table:table-cell>
          <table:table-cell office:value-type="float" office:value="0.347434336835" calcext:value-type="float">
            <text:p>0.3474343368</text:p>
          </table:table-cell>
          <table:table-cell office:value-type="float" office:value="0.186541860122" calcext:value-type="float">
            <text:p>0.1865418601</text:p>
          </table:table-cell>
          <table:table-cell office:value-type="float" office:value="0.199363840237" calcext:value-type="float">
            <text:p>0.1993638402</text:p>
          </table:table-cell>
          <table:table-cell office:value-type="float" office:value="0.188765102456" calcext:value-type="float">
            <text:p>0.1887651025</text:p>
          </table:table-cell>
          <table:table-cell office:value-type="float" office:value="0.499355602113" calcext:value-type="float">
            <text:p>0.4993556021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6" calcext:value-type="float">
            <text:p>126</text:p>
          </table:table-cell>
          <table:table-cell office:value-type="float" office:value="-3" calcext:value-type="float">
            <text:p>-3</text:p>
          </table:table-cell>
          <table:table-cell office:value-type="float" office:value="0.156329040552" calcext:value-type="float">
            <text:p>0.1563290406</text:p>
          </table:table-cell>
          <table:table-cell office:value-type="float" office:value="0.55549738718" calcext:value-type="float">
            <text:p>0.5554973872</text:p>
          </table:table-cell>
          <table:table-cell office:value-type="float" office:value="0.345299647069" calcext:value-type="float">
            <text:p>0.3452996471</text:p>
          </table:table-cell>
          <table:table-cell office:value-type="float" office:value="0.642192765402" calcext:value-type="float">
            <text:p>0.6421927654</text:p>
          </table:table-cell>
          <table:table-cell office:value-type="float" office:value="0.0867272906808" calcext:value-type="float">
            <text:p>0.0867272907</text:p>
          </table:table-cell>
          <table:table-cell office:value-type="float" office:value="0.90389144198" calcext:value-type="float">
            <text:p>0.903891442</text:p>
          </table:table-cell>
          <table:table-cell office:value-type="float" office:value="-0.0591221945216" calcext:value-type="float">
            <text:p>-0.0591221945</text:p>
          </table:table-cell>
          <table:table-cell office:value-type="float" office:value="1.04436324242" calcext:value-type="float">
            <text:p>1.0443632424</text:p>
          </table:table-cell>
          <table:table-cell office:value-type="float" office:value="5.19" calcext:value-type="float">
            <text:p>5.19</text:p>
          </table:table-cell>
          <table:table-cell office:value-type="float" office:value="2.05" calcext:value-type="float">
            <text:p>2.05</text:p>
          </table:table-cell>
          <table:table-cell office:value-type="float" office:value="1.11" calcext:value-type="float">
            <text:p>1.11</text:p>
          </table:table-cell>
          <table:table-cell office:value-type="float" office:value="-1.01" calcext:value-type="float">
            <text:p>-1.01</text:p>
          </table:table-cell>
          <table:table-cell office:value-type="float" office:value="0.05" calcext:value-type="float">
            <text:p>0.05</text:p>
          </table:table-cell>
          <table:table-cell office:value-type="float" office:value="0.23" calcext:value-type="float">
            <text:p>0.23</text:p>
          </table:table-cell>
          <table:table-cell office:value-type="float" office:value="0.41756577601" calcext:value-type="float">
            <text:p>0.417565776</text:p>
          </table:table-cell>
          <table:table-cell office:value-type="float" office:value="0.0914726846629" calcext:value-type="float">
            <text:p>0.0914726847</text:p>
          </table:table-cell>
          <table:table-cell office:value-type="float" office:value="0.420819087307" calcext:value-type="float">
            <text:p>0.4208190873</text:p>
          </table:table-cell>
          <table:table-cell office:value-type="float" office:value="0.391455044087" calcext:value-type="float">
            <text:p>0.3914550441</text:p>
          </table:table-cell>
          <table:table-cell office:value-type="float" office:value="0.15940008771" calcext:value-type="float">
            <text:p>0.1594000877</text:p>
          </table:table-cell>
          <table:table-cell office:value-type="float" office:value="0.244281314605" calcext:value-type="float">
            <text:p>0.2442813146</text:p>
          </table:table-cell>
          <table:table-cell office:value-type="float" office:value="0.162653399007" calcext:value-type="float">
            <text:p>0.162653399</text:p>
          </table:table-cell>
          <table:table-cell office:value-type="float" office:value="0.544263674029" calcext:value-type="float">
            <text:p>0.544263674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6" calcext:value-type="float">
            <text:p>126</text:p>
          </table:table-cell>
          <table:table-cell office:value-type="float" office:value="-4" calcext:value-type="float">
            <text:p>-4</text:p>
          </table:table-cell>
          <table:table-cell office:value-type="float" office:value="0.136370462758" calcext:value-type="float">
            <text:p>0.1363704628</text:p>
          </table:table-cell>
          <table:table-cell office:value-type="float" office:value="0.590162285455" calcext:value-type="float">
            <text:p>0.5901622855</text:p>
          </table:table-cell>
          <table:table-cell office:value-type="float" office:value="0.342401795333" calcext:value-type="float">
            <text:p>0.3424017953</text:p>
          </table:table-cell>
          <table:table-cell office:value-type="float" office:value="0.682087657999" calcext:value-type="float">
            <text:p>0.682087658</text:p>
          </table:table-cell>
          <table:table-cell office:value-type="float" office:value="0.0757170094889" calcext:value-type="float">
            <text:p>0.0757170095</text:p>
          </table:table-cell>
          <table:table-cell office:value-type="float" office:value="0.942346268831" calcext:value-type="float">
            <text:p>0.9423462688</text:p>
          </table:table-cell>
          <table:table-cell office:value-type="float" office:value="-0.0742684933002" calcext:value-type="float">
            <text:p>-0.0742684933</text:p>
          </table:table-cell>
          <table:table-cell office:value-type="float" office:value="1.08138471772" calcext:value-type="float">
            <text:p>1.0813847177</text:p>
          </table:table-cell>
          <table:table-cell office:value-type="float" office:value="5.13" calcext:value-type="float">
            <text:p>5.13</text:p>
          </table:table-cell>
          <table:table-cell office:value-type="float" office:value="2.05" calcext:value-type="float">
            <text:p>2.05</text:p>
          </table:table-cell>
          <table:table-cell office:value-type="float" office:value="1.12" calcext:value-type="float">
            <text:p>1.12</text:p>
          </table:table-cell>
          <table:table-cell office:value-type="float" office:value="-1.02" calcext:value-type="float">
            <text:p>-1.02</text:p>
          </table:table-cell>
          <table:table-cell office:value-type="float" office:value="0.05" calcext:value-type="float">
            <text:p>0.05</text:p>
          </table:table-cell>
          <table:table-cell office:value-type="float" office:value="0.21" calcext:value-type="float">
            <text:p>0.21</text:p>
          </table:table-cell>
          <table:table-cell office:value-type="float" office:value="0.389900826355" calcext:value-type="float">
            <text:p>0.3899008264</text:p>
          </table:table-cell>
          <table:table-cell office:value-type="float" office:value="0.135502794367" calcext:value-type="float">
            <text:p>0.1355027944</text:p>
          </table:table-cell>
          <table:table-cell office:value-type="float" office:value="0.394376312815" calcext:value-type="float">
            <text:p>0.3943763128</text:p>
          </table:table-cell>
          <table:table-cell office:value-type="float" office:value="0.435469409211" calcext:value-type="float">
            <text:p>0.4354694092</text:p>
          </table:table-cell>
          <table:table-cell office:value-type="float" office:value="0.132359860843" calcext:value-type="float">
            <text:p>0.1323598608</text:p>
          </table:table-cell>
          <table:table-cell office:value-type="float" office:value="0.289361986758" calcext:value-type="float">
            <text:p>0.2893619868</text:p>
          </table:table-cell>
          <table:table-cell office:value-type="float" office:value="0.136835347302" calcext:value-type="float">
            <text:p>0.1368353473</text:p>
          </table:table-cell>
          <table:table-cell office:value-type="float" office:value="0.589328601601" calcext:value-type="float">
            <text:p>0.5893286016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7" calcext:value-type="float">
            <text:p>117</text:p>
          </table:table-cell>
          <table:table-cell office:value-type="float" office:value="-1" calcext:value-type="float">
            <text:p>-1</text:p>
          </table:table-cell>
          <table:table-cell office:value-type="float" office:value="0.342474352535" calcext:value-type="float">
            <text:p>0.3424743525</text:p>
          </table:table-cell>
          <table:table-cell office:value-type="float" office:value="0.265477848492" calcext:value-type="float">
            <text:p>0.2654778485</text:p>
          </table:table-cell>
          <table:table-cell office:value-type="float" office:value="0.353207081107" calcext:value-type="float">
            <text:p>0.3532070811</text:p>
          </table:table-cell>
          <table:table-cell office:value-type="float" office:value="0.529821158255" calcext:value-type="float">
            <text:p>0.5298211583</text:p>
          </table:table-cell>
          <table:table-cell office:value-type="float" office:value="0.331021869273" calcext:value-type="float">
            <text:p>0.3310218693</text:p>
          </table:table-cell>
          <table:table-cell office:value-type="float" office:value="0.801592534275" calcext:value-type="float">
            <text:p>0.8015925343</text:p>
          </table:table-cell>
          <table:table-cell office:value-type="float" office:value="0.132303861531" calcext:value-type="float">
            <text:p>0.1323038615</text:p>
          </table:table-cell>
          <table:table-cell office:value-type="float" office:value="0.811902315094" calcext:value-type="float">
            <text:p>0.8119023151</text:p>
          </table:table-cell>
          <table:table-cell office:value-type="float" office:value="4.77" calcext:value-type="float">
            <text:p>4.77</text:p>
          </table:table-cell>
          <table:table-cell office:value-type="float" office:value="2.05" calcext:value-type="float">
            <text:p>2.05</text:p>
          </table:table-cell>
          <table:table-cell office:value-type="float" office:value="1.18" calcext:value-type="float">
            <text:p>1.18</text:p>
          </table:table-cell>
          <table:table-cell office:value-type="float" office:value="-1.08" calcext:value-type="float">
            <text:p>-1.08</text:p>
          </table:table-cell>
          <table:table-cell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office:value-type="float" office:value="0.537327796023" calcext:value-type="float">
            <text:p>0.537327796</text:p>
          </table:table-cell>
          <table:table-cell office:value-type="float" office:value="-0.169970590765" calcext:value-type="float">
            <text:p>-0.1699705908</text:p>
          </table:table-cell>
          <table:table-cell office:value-type="float" office:value="0.56812676107" calcext:value-type="float">
            <text:p>0.5681267611</text:p>
          </table:table-cell>
          <table:table-cell office:value-type="float" office:value="0.128444260997" calcext:value-type="float">
            <text:p>0.128444261</text:p>
          </table:table-cell>
          <table:table-cell office:value-type="float" office:value="0.294292436054" calcext:value-type="float">
            <text:p>0.2942924361</text:p>
          </table:table-cell>
          <table:table-cell office:value-type="float" office:value="0.00590952125665" calcext:value-type="float">
            <text:p>0.0059095213</text:p>
          </table:table-cell>
          <table:table-cell office:value-type="float" office:value="0.325091401101" calcext:value-type="float">
            <text:p>0.3250914011</text:p>
          </table:table-cell>
          <table:table-cell office:value-type="float" office:value="0.304324373018" calcext:value-type="float">
            <text:p>0.304324373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7" calcext:value-type="float">
            <text:p>117</text:p>
          </table:table-cell>
          <table:table-cell office:value-type="float" office:value="-2" calcext:value-type="float">
            <text:p>-2</text:p>
          </table:table-cell>
          <table:table-cell office:value-type="float" office:value="0.336068341663" calcext:value-type="float">
            <text:p>0.3360683417</text:p>
          </table:table-cell>
          <table:table-cell office:value-type="float" office:value="0.304961554305" calcext:value-type="float">
            <text:p>0.3049615543</text:p>
          </table:table-cell>
          <table:table-cell office:value-type="float" office:value="0.353239476776" calcext:value-type="float">
            <text:p>0.3532394768</text:p>
          </table:table-cell>
          <table:table-cell office:value-type="float" office:value="0.569821145137" calcext:value-type="float">
            <text:p>0.5698211451</text:p>
          </table:table-cell>
          <table:table-cell office:value-type="float" office:value="0.325435548397" calcext:value-type="float">
            <text:p>0.3254355484</text:p>
          </table:table-cell>
          <table:table-cell office:value-type="float" office:value="0.841200526134" calcext:value-type="float">
            <text:p>0.8412005261</text:p>
          </table:table-cell>
          <table:table-cell office:value-type="float" office:value="0.130177427123" calcext:value-type="float">
            <text:p>0.1301774271</text:p>
          </table:table-cell>
          <table:table-cell office:value-type="float" office:value="0.851845753563" calcext:value-type="float">
            <text:p>0.8518457536</text:p>
          </table:table-cell>
          <table:table-cell office:value-type="float" office:value="4.71" calcext:value-type="float">
            <text:p>4.71</text:p>
          </table:table-cell>
          <table:table-cell office:value-type="float" office:value="2.05" calcext:value-type="float">
            <text:p>2.05</text:p>
          </table:table-cell>
          <table:table-cell office:value-type="float" office:value="1.19" calcext:value-type="float">
            <text:p>1.19</text:p>
          </table:table-cell>
          <table:table-cell office:value-type="float" office:value="-1.09" calcext:value-type="float">
            <text:p>-1.09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511874010046" calcext:value-type="float">
            <text:p>0.51187401</text:p>
          </table:table-cell>
          <table:table-cell office:value-type="float" office:value="-0.124626299179" calcext:value-type="float">
            <text:p>-0.1246262992</text:p>
          </table:table-cell>
          <table:table-cell office:value-type="float" office:value="0.55229571836" calcext:value-type="float">
            <text:p>0.5522957184</text:p>
          </table:table-cell>
          <table:table-cell office:value-type="float" office:value="0.172638036887" calcext:value-type="float">
            <text:p>0.1726380369</text:p>
          </table:table-cell>
          <table:table-cell office:value-type="float" office:value="0.27464639753" calcext:value-type="float">
            <text:p>0.2746463975</text:p>
          </table:table-cell>
          <table:table-cell office:value-type="float" office:value="0.0590120951182" calcext:value-type="float">
            <text:p>0.0590120951</text:p>
          </table:table-cell>
          <table:table-cell office:value-type="float" office:value="0.315068105844" calcext:value-type="float">
            <text:p>0.3150681058</text:p>
          </table:table-cell>
          <table:table-cell office:value-type="float" office:value="0.356276431185" calcext:value-type="float">
            <text:p>0.3562764312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7" calcext:value-type="float">
            <text:p>117</text:p>
          </table:table-cell>
          <table:table-cell office:value-type="float" office:value="-3" calcext:value-type="float">
            <text:p>-3</text:p>
          </table:table-cell>
          <table:table-cell office:value-type="float" office:value="0.331332773892" calcext:value-type="float">
            <text:p>0.3313327739</text:p>
          </table:table-cell>
          <table:table-cell office:value-type="float" office:value="0.344680245092" calcext:value-type="float">
            <text:p>0.3446802451</text:p>
          </table:table-cell>
          <table:table-cell office:value-type="float" office:value="0.34899631956" calcext:value-type="float">
            <text:p>0.3489963196</text:p>
          </table:table-cell>
          <table:table-cell office:value-type="float" office:value="0.609595453639" calcext:value-type="float">
            <text:p>0.6095954536</text:p>
          </table:table-cell>
          <table:table-cell office:value-type="float" office:value="0.322877335455" calcext:value-type="float">
            <text:p>0.3228773355</text:p>
          </table:table-cell>
          <table:table-cell office:value-type="float" office:value="0.881118636642" calcext:value-type="float">
            <text:p>0.8811186366</text:p>
          </table:table-cell>
          <table:table-cell office:value-type="float" office:value="0.128009005163" calcext:value-type="float">
            <text:p>0.1280090052</text:p>
          </table:table-cell>
          <table:table-cell office:value-type="float" office:value="0.891786934645" calcext:value-type="float">
            <text:p>0.8917869346</text:p>
          </table:table-cell>
          <table:table-cell office:value-type="float" office:value="4.65" calcext:value-type="float">
            <text:p>4.65</text:p>
          </table:table-cell>
          <table:table-cell office:value-type="float" office:value="2.05" calcext:value-type="float">
            <text:p>2.05</text:p>
          </table:table-cell>
          <table:table-cell office:value-type="float" office:value="1.2" calcext:value-type="float">
            <text:p>1.2</text:p>
          </table:table-cell>
          <table:table-cell office:value-type="float" office:value="-1.1" calcext:value-type="float">
            <text:p>-1.1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486420224069" calcext:value-type="float">
            <text:p>0.4864202241</text:p>
          </table:table-cell>
          <table:table-cell office:value-type="float" office:value="-0.0792820075931" calcext:value-type="float">
            <text:p>-0.0792820076</text:p>
          </table:table-cell>
          <table:table-cell office:value-type="float" office:value="0.538036272099" calcext:value-type="float">
            <text:p>0.5380362721</text:p>
          </table:table-cell>
          <table:table-cell office:value-type="float" office:value="0.216244274801" calcext:value-type="float">
            <text:p>0.2162442748</text:p>
          </table:table-cell>
          <table:table-cell office:value-type="float" office:value="0.256294980045" calcext:value-type="float">
            <text:p>0.25629498</text:p>
          </table:table-cell>
          <table:table-cell office:value-type="float" office:value="0.113181942441" calcext:value-type="float">
            <text:p>0.1131819424</text:p>
          </table:table-cell>
          <table:table-cell office:value-type="float" office:value="0.307911028075" calcext:value-type="float">
            <text:p>0.3079110281</text:p>
          </table:table-cell>
          <table:table-cell office:value-type="float" office:value="0.408708224835" calcext:value-type="float">
            <text:p>0.4087082248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7" calcext:value-type="float">
            <text:p>117</text:p>
          </table:table-cell>
          <table:table-cell office:value-type="float" office:value="-4" calcext:value-type="float">
            <text:p>-4</text:p>
          </table:table-cell>
          <table:table-cell office:value-type="float" office:value="0.325308600156" calcext:value-type="float">
            <text:p>0.3253086002</text:p>
          </table:table-cell>
          <table:table-cell office:value-type="float" office:value="0.384224009845" calcext:value-type="float">
            <text:p>0.3842240098</text:p>
          </table:table-cell>
          <table:table-cell office:value-type="float" office:value="0.346602085009" calcext:value-type="float">
            <text:p>0.346602085</text:p>
          </table:table-cell>
          <table:table-cell office:value-type="float" office:value="0.649523734856" calcext:value-type="float">
            <text:p>0.6495237349</text:p>
          </table:table-cell>
          <table:table-cell office:value-type="float" office:value="0.321236183863" calcext:value-type="float">
            <text:p>0.3212361839</text:p>
          </table:table-cell>
          <table:table-cell office:value-type="float" office:value="0.92108495523" calcext:value-type="float">
            <text:p>0.9210849552</text:p>
          </table:table-cell>
          <table:table-cell office:value-type="float" office:value="0.126602516151" calcext:value-type="float">
            <text:p>0.1266025162</text:p>
          </table:table-cell>
          <table:table-cell office:value-type="float" office:value="0.931762199355" calcext:value-type="float">
            <text:p>0.9317621994</text:p>
          </table:table-cell>
          <table:table-cell office:value-type="float" office:value="4.59" calcext:value-type="float">
            <text:p>4.59</text:p>
          </table:table-cell>
          <table:table-cell office:value-type="float" office:value="2.05" calcext:value-type="float">
            <text:p>2.05</text:p>
          </table:table-cell>
          <table:table-cell office:value-type="float" office:value="1.21" calcext:value-type="float">
            <text:p>1.21</text:p>
          </table:table-cell>
          <table:table-cell office:value-type="float" office:value="-1.11" calcext:value-type="float">
            <text:p>-1.11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460966438092" calcext:value-type="float">
            <text:p>0.4609664381</text:p>
          </table:table-cell>
          <table:table-cell office:value-type="float" office:value="-0.033937716007" calcext:value-type="float">
            <text:p>-0.033937716</text:p>
          </table:table-cell>
          <table:table-cell office:value-type="float" office:value="0.523473979047" calcext:value-type="float">
            <text:p>0.523473979</text:p>
          </table:table-cell>
          <table:table-cell office:value-type="float" office:value="0.259478042472" calcext:value-type="float">
            <text:p>0.2594780425</text:p>
          </table:table-cell>
          <table:table-cell office:value-type="float" office:value="0.238114707856" calcext:value-type="float">
            <text:p>0.2381147079</text:p>
          </table:table-cell>
          <table:table-cell office:value-type="float" office:value="0.166903281628" calcext:value-type="float">
            <text:p>0.1669032816</text:p>
          </table:table-cell>
          <table:table-cell office:value-type="float" office:value="0.300622248812" calcext:value-type="float">
            <text:p>0.3006222488</text:p>
          </table:table-cell>
          <table:table-cell office:value-type="float" office:value="0.460319040107" calcext:value-type="float">
            <text:p>0.4603190401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31" calcext:value-type="float">
            <text:p>131</text:p>
          </table:table-cell>
          <table:table-cell office:value-type="float" office:value="-1" calcext:value-type="float">
            <text:p>-1</text:p>
          </table:table-cell>
          <table:table-cell office:value-type="float" office:value="0.13813157196" calcext:value-type="float">
            <text:p>0.138131572</text:p>
          </table:table-cell>
          <table:table-cell office:value-type="float" office:value="0.621641217607" calcext:value-type="float">
            <text:p>0.6216412176</text:p>
          </table:table-cell>
          <table:table-cell office:value-type="float" office:value="0.237571242283" calcext:value-type="float">
            <text:p>0.2375712423</text:p>
          </table:table-cell>
          <table:table-cell office:value-type="float" office:value="0.825506176475" calcext:value-type="float">
            <text:p>0.8255061765</text:p>
          </table:table-cell>
          <table:table-cell office:value-type="float" office:value="-0.00175723779513" calcext:value-type="float">
            <text:p>-0.0017572378</text:p>
          </table:table-cell>
          <table:table-cell office:value-type="float" office:value="1.01070137282" calcext:value-type="float">
            <text:p>1.0107013728</text:p>
          </table:table-cell>
          <table:table-cell office:value-type="float" office:value="-0.1936132404" calcext:value-type="float">
            <text:p>-0.1936132404</text:p>
          </table:table-cell>
          <table:table-cell office:value-type="float" office:value="1.03551089279" calcext:value-type="float">
            <text:p>1.0355108928</text:p>
          </table:table-cell>
          <table:table-cell office:value-type="float" office:value="5.61" calcext:value-type="float">
            <text:p>5.61</text:p>
          </table:table-cell>
          <table:table-cell office:value-type="float" office:value="2.05" calcext:value-type="float">
            <text:p>2.05</text:p>
          </table:table-cell>
          <table:table-cell office:value-type="float" office:value="1.04" calcext:value-type="float">
            <text:p>1.04</text:p>
          </table:table-cell>
          <table:table-cell office:value-type="float" office:value="-0.94" calcext:value-type="float">
            <text:p>-0.94</text:p>
          </table:table-cell>
          <table:table-cell office:value-type="float" office:value="0.05" calcext:value-type="float">
            <text:p>0.05</text:p>
          </table:table-cell>
          <table:table-cell office:value-type="float" office:value="0.37" calcext:value-type="float">
            <text:p>0.37</text:p>
          </table:table-cell>
          <table:table-cell office:value-type="float" office:value="0.344644307074" calcext:value-type="float">
            <text:p>0.3446443071</text:p>
          </table:table-cell>
          <table:table-cell office:value-type="float" office:value="0.249782989291" calcext:value-type="float">
            <text:p>0.2497829893</text:p>
          </table:table-cell>
          <table:table-cell office:value-type="float" office:value="0.349640502356" calcext:value-type="float">
            <text:p>0.3496405024</text:p>
          </table:table-cell>
          <table:table-cell office:value-type="float" office:value="0.549741383127" calcext:value-type="float">
            <text:p>0.5497413831</text:p>
          </table:table-cell>
          <table:table-cell office:value-type="float" office:value="0.087370815575" calcext:value-type="float">
            <text:p>0.0873708156</text:p>
          </table:table-cell>
          <table:table-cell office:value-type="float" office:value="0.404089018246" calcext:value-type="float">
            <text:p>0.4040890182</text:p>
          </table:table-cell>
          <table:table-cell office:value-type="float" office:value="0.0923670108571" calcext:value-type="float">
            <text:p>0.0923670109</text:p>
          </table:table-cell>
          <table:table-cell office:value-type="float" office:value="0.704047412082" calcext:value-type="float">
            <text:p>0.7040474121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31" calcext:value-type="float">
            <text:p>131</text:p>
          </table:table-cell>
          <table:table-cell office:value-type="float" office:value="-2" calcext:value-type="float">
            <text:p>-2</text:p>
          </table:table-cell>
          <table:table-cell office:value-type="float" office:value="0.117932756527" calcext:value-type="float">
            <text:p>0.1179327565</text:p>
          </table:table-cell>
          <table:table-cell office:value-type="float" office:value="0.656166684368" calcext:value-type="float">
            <text:p>0.6561666844</text:p>
          </table:table-cell>
          <table:table-cell office:value-type="float" office:value="0.218379799059" calcext:value-type="float">
            <text:p>0.2183797991</text:p>
          </table:table-cell>
          <table:table-cell office:value-type="float" office:value="0.860601596504" calcext:value-type="float">
            <text:p>0.8606015965</text:p>
          </table:table-cell>
          <table:table-cell office:value-type="float" office:value="-0.019675258339" calcext:value-type="float">
            <text:p>-0.0196752583</text:p>
          </table:table-cell>
          <table:table-cell office:value-type="float" office:value="1.04646370691" calcext:value-type="float">
            <text:p>1.0464637069</text:p>
          </table:table-cell>
          <table:table-cell office:value-type="float" office:value="-0.209787744667" calcext:value-type="float">
            <text:p>-0.2097877447</text:p>
          </table:table-cell>
          <table:table-cell office:value-type="float" office:value="1.07209484298" calcext:value-type="float">
            <text:p>1.072094843</text:p>
          </table:table-cell>
          <table:table-cell office:value-type="float" office:value="5.55" calcext:value-type="float">
            <text:p>5.55</text:p>
          </table:table-cell>
          <table:table-cell office:value-type="float" office:value="2.05" calcext:value-type="float">
            <text:p>2.05</text:p>
          </table:table-cell>
          <table:table-cell office:value-type="float" office:value="1.05" calcext:value-type="float">
            <text:p>1.05</text:p>
          </table:table-cell>
          <table:table-cell office:value-type="float" office:value="-0.95" calcext:value-type="float">
            <text:p>-0.95</text:p>
          </table:table-cell>
          <table:table-cell office:value-type="float" office:value="0.05" calcext:value-type="float">
            <text:p>0.05</text:p>
          </table:table-cell>
          <table:table-cell office:value-type="float" office:value="0.35" calcext:value-type="float">
            <text:p>0.35</text:p>
          </table:table-cell>
          <table:table-cell office:value-type="float" office:value="0.318452382351" calcext:value-type="float">
            <text:p>0.3184523824</text:p>
          </table:table-cell>
          <table:table-cell office:value-type="float" office:value="0.294704955848" calcext:value-type="float">
            <text:p>0.2947049558</text:p>
          </table:table-cell>
          <table:table-cell office:value-type="float" office:value="0.323587750631" calcext:value-type="float">
            <text:p>0.3235877506</text:p>
          </table:table-cell>
          <table:table-cell office:value-type="float" office:value="0.594660999282" calcext:value-type="float">
            <text:p>0.5946609993</text:p>
          </table:table-cell>
          <table:table-cell office:value-type="float" office:value="0.0612505128586" calcext:value-type="float">
            <text:p>0.0612505129</text:p>
          </table:table-cell>
          <table:table-cell office:value-type="float" office:value="0.449130336953" calcext:value-type="float">
            <text:p>0.449130337</text:p>
          </table:table-cell>
          <table:table-cell office:value-type="float" office:value="0.0663858811388" calcext:value-type="float">
            <text:p>0.0663858811</text:p>
          </table:table-cell>
          <table:table-cell office:value-type="float" office:value="0.749086380387" calcext:value-type="float">
            <text:p>0.7490863804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31" calcext:value-type="float">
            <text:p>131</text:p>
          </table:table-cell>
          <table:table-cell office:value-type="float" office:value="-3" calcext:value-type="float">
            <text:p>-3</text:p>
          </table:table-cell>
          <table:table-cell office:value-type="float" office:value="0.0981345976697" calcext:value-type="float">
            <text:p>0.0981345977</text:p>
          </table:table-cell>
          <table:table-cell office:value-type="float" office:value="0.690923452139" calcext:value-type="float">
            <text:p>0.6909234521</text:p>
          </table:table-cell>
          <table:table-cell office:value-type="float" office:value="0.198356834081" calcext:value-type="float">
            <text:p>0.1983568341</text:p>
          </table:table-cell>
          <table:table-cell office:value-type="float" office:value="0.895229343665" calcext:value-type="float">
            <text:p>0.8952293437</text:p>
          </table:table-cell>
          <table:table-cell office:value-type="float" office:value="-0.0380929172087" calcext:value-type="float">
            <text:p>-0.0380929172</text:p>
          </table:table-cell>
          <table:table-cell office:value-type="float" office:value="1.0819713095" calcext:value-type="float">
            <text:p>1.0819713095</text:p>
          </table:table-cell>
          <table:table-cell office:value-type="float" office:value="-0.228081766418" calcext:value-type="float">
            <text:p>-0.2280817664</text:p>
          </table:table-cell>
          <table:table-cell office:value-type="float" office:value="1.10766630301" calcext:value-type="float">
            <text:p>1.107666303</text:p>
          </table:table-cell>
          <table:table-cell office:value-type="float" office:value="5.49" calcext:value-type="float">
            <text:p>5.49</text:p>
          </table:table-cell>
          <table:table-cell office:value-type="float" office:value="2.05" calcext:value-type="float">
            <text:p>2.05</text:p>
          </table:table-cell>
          <table:table-cell office:value-type="float" office:value="1.06" calcext:value-type="float">
            <text:p>1.06</text:p>
          </table:table-cell>
          <table:table-cell office:value-type="float" office:value="-0.96" calcext:value-type="float">
            <text:p>-0.96</text:p>
          </table:table-cell>
          <table:table-cell office:value-type="float" office:value="0.05" calcext:value-type="float">
            <text:p>0.05</text:p>
          </table:table-cell>
          <table:table-cell office:value-type="float" office:value="0.33" calcext:value-type="float">
            <text:p>0.33</text:p>
          </table:table-cell>
          <table:table-cell office:value-type="float" office:value="0.292260457628" calcext:value-type="float">
            <text:p>0.2922604576</text:p>
          </table:table-cell>
          <table:table-cell office:value-type="float" office:value="0.339626922404" calcext:value-type="float">
            <text:p>0.3396269224</text:p>
          </table:table-cell>
          <table:table-cell office:value-type="float" office:value="0.297889000013" calcext:value-type="float">
            <text:p>0.297889</text:p>
          </table:table-cell>
          <table:table-cell office:value-type="float" office:value="0.639574116941" calcext:value-type="float">
            <text:p>0.6395741169</text:p>
          </table:table-cell>
          <table:table-cell office:value-type="float" office:value="0.0353128385574" calcext:value-type="float">
            <text:p>0.0353128386</text:p>
          </table:table-cell>
          <table:table-cell office:value-type="float" office:value="0.494474980364" calcext:value-type="float">
            <text:p>0.4944749804</text:p>
          </table:table-cell>
          <table:table-cell office:value-type="float" office:value="0.0409413809421" calcext:value-type="float">
            <text:p>0.0409413809</text:p>
          </table:table-cell>
          <table:table-cell office:value-type="float" office:value="0.794422174901" calcext:value-type="float">
            <text:p>0.7944221749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31" calcext:value-type="float">
            <text:p>131</text:p>
          </table:table-cell>
          <table:table-cell office:value-type="float" office:value="-4" calcext:value-type="float">
            <text:p>-4</text:p>
          </table:table-cell>
          <table:table-cell office:value-type="float" office:value="0.0779518768979" calcext:value-type="float">
            <text:p>0.0779518769</text:p>
          </table:table-cell>
          <table:table-cell office:value-type="float" office:value="0.725458329904" calcext:value-type="float">
            <text:p>0.7254583299</text:p>
          </table:table-cell>
          <table:table-cell office:value-type="float" office:value="0.179068744817" calcext:value-type="float">
            <text:p>0.1790687448</text:p>
          </table:table-cell>
          <table:table-cell office:value-type="float" office:value="0.930271741022" calcext:value-type="float">
            <text:p>0.930271741</text:p>
          </table:table-cell>
          <table:table-cell office:value-type="float" office:value="-0.0560118524345" calcext:value-type="float">
            <text:p>-0.0560118524</text:p>
          </table:table-cell>
          <table:table-cell office:value-type="float" office:value="1.11773318529" calcext:value-type="float">
            <text:p>1.1177331853</text:p>
          </table:table-cell>
          <table:table-cell office:value-type="float" office:value="-0.246819992258" calcext:value-type="float">
            <text:p>-0.2468199923</text:p>
          </table:table-cell>
          <table:table-cell office:value-type="float" office:value="1.14300578365" calcext:value-type="float">
            <text:p>1.1430057837</text:p>
          </table:table-cell>
          <table:table-cell office:value-type="float" office:value="5.43" calcext:value-type="float">
            <text:p>5.43</text:p>
          </table:table-cell>
          <table:table-cell office:value-type="float" office:value="2.05" calcext:value-type="float">
            <text:p>2.05</text:p>
          </table:table-cell>
          <table:table-cell office:value-type="float" office:value="1.07" calcext:value-type="float">
            <text:p>1.07</text:p>
          </table:table-cell>
          <table:table-cell office:value-type="float" office:value="-0.97" calcext:value-type="float">
            <text:p>-0.97</text:p>
          </table:table-cell>
          <table:table-cell office:value-type="float" office:value="0.05" calcext:value-type="float">
            <text:p>0.05</text:p>
          </table:table-cell>
          <table:table-cell office:value-type="float" office:value="0.31" calcext:value-type="float">
            <text:p>0.31</text:p>
          </table:table-cell>
          <table:table-cell office:value-type="float" office:value="0.266068532905" calcext:value-type="float">
            <text:p>0.2660685329</text:p>
          </table:table-cell>
          <table:table-cell office:value-type="float" office:value="0.38454888896" calcext:value-type="float">
            <text:p>0.384548889</text:p>
          </table:table-cell>
          <table:table-cell office:value-type="float" office:value="0.271878660105" calcext:value-type="float">
            <text:p>0.2718786601</text:p>
          </table:table-cell>
          <table:table-cell office:value-type="float" office:value="0.684492621053" calcext:value-type="float">
            <text:p>0.6844926211</text:p>
          </table:table-cell>
          <table:table-cell office:value-type="float" office:value="0.00921470480658" calcext:value-type="float">
            <text:p>0.0092147048</text:p>
          </table:table-cell>
          <table:table-cell office:value-type="float" office:value="0.539552472762" calcext:value-type="float">
            <text:p>0.5395524728</text:p>
          </table:table-cell>
          <table:table-cell office:value-type="float" office:value="0.0150248320072" calcext:value-type="float">
            <text:p>0.015024832</text:p>
          </table:table-cell>
          <table:table-cell office:value-type="float" office:value="0.839496204855" calcext:value-type="float">
            <text:p>0.8394962049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1" calcext:value-type="float">
            <text:p>111</text:p>
          </table:table-cell>
          <table:table-cell office:value-type="float" office:value="-1" calcext:value-type="float">
            <text:p>-1</text:p>
          </table:table-cell>
          <table:table-cell office:value-type="float" office:value="0.0883463055337" calcext:value-type="float">
            <text:p>0.0883463055</text:p>
          </table:table-cell>
          <table:table-cell office:value-type="float" office:value="0.204694053346" calcext:value-type="float">
            <text:p>0.2046940533</text:p>
          </table:table-cell>
          <table:table-cell office:value-type="float" office:value="0.233756230019" calcext:value-type="float">
            <text:p>0.23375623</text:p>
          </table:table-cell>
          <table:table-cell office:value-type="float" office:value="0.433716695371" calcext:value-type="float">
            <text:p>0.4337166954</text:p>
          </table:table-cell>
          <table:table-cell office:value-type="float" office:value="0.123839622139" calcext:value-type="float">
            <text:p>0.1238396221</text:p>
          </table:table-cell>
          <table:table-cell office:value-type="float" office:value="0.704245658359" calcext:value-type="float">
            <text:p>0.7042456584</text:p>
          </table:table-cell>
          <table:table-cell office:value-type="float" office:value="-0.0874980203679" calcext:value-type="float">
            <text:p>-0.0874980204</text:p>
          </table:table-cell>
          <table:table-cell office:value-type="float" office:value="0.661548154154" calcext:value-type="float">
            <text:p>0.6615481542</text:p>
          </table:table-cell>
          <table:table-cell office:value-type="float" office:value="4.41" calcext:value-type="float">
            <text:p>4.41</text:p>
          </table:table-cell>
          <table:table-cell office:value-type="float" office:value="2.05" calcext:value-type="float">
            <text:p>2.05</text:p>
          </table:table-cell>
          <table:table-cell office:value-type="float" office:value="1.24" calcext:value-type="float">
            <text:p>1.24</text:p>
          </table:table-cell>
          <table:table-cell office:value-type="float" office:value="-1.14" calcext:value-type="float">
            <text:p>-1.14</text:p>
          </table:table-cell>
          <table:table-cell office:value-type="float" office:value="0.05" calcext:value-type="float">
            <text:p>0.05</text:p>
          </table:table-cell>
          <table:table-cell office:value-type="float" office:value="-0.03" calcext:value-type="float">
            <text:p>-0.03</text:p>
          </table:table-cell>
          <table:table-cell office:value-type="float" office:value="0.223130153955" calcext:value-type="float">
            <text:p>0.223130154</text:p>
          </table:table-cell>
          <table:table-cell office:value-type="float" office:value="-0.232356762284" calcext:value-type="float">
            <text:p>-0.2323567623</text:p>
          </table:table-cell>
          <table:table-cell office:value-type="float" office:value="0.289903834013" calcext:value-type="float">
            <text:p>0.289903834</text:p>
          </table:table-cell>
          <table:table-cell office:value-type="float" office:value="0.0601176394191" calcext:value-type="float">
            <text:p>0.0601176394</text:p>
          </table:table-cell>
          <table:table-cell office:value-type="float" office:value="0.00322673215242" calcext:value-type="float">
            <text:p>0.0032267322</text:p>
          </table:table-cell>
          <table:table-cell office:value-type="float" office:value="-0.0282918581978" calcext:value-type="float">
            <text:p>-0.0282918582</text:p>
          </table:table-cell>
          <table:table-cell office:value-type="float" office:value="0.0700004122105" calcext:value-type="float">
            <text:p>0.0700004122</text:p>
          </table:table-cell>
          <table:table-cell office:value-type="float" office:value="0.264182543505" calcext:value-type="float">
            <text:p>0.2641825435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1" calcext:value-type="float">
            <text:p>111</text:p>
          </table:table-cell>
          <table:table-cell office:value-type="float" office:value="-2" calcext:value-type="float">
            <text:p>-2</text:p>
          </table:table-cell>
          <table:table-cell office:value-type="float" office:value="0.0756472456203" calcext:value-type="float">
            <text:p>0.0756472456</text:p>
          </table:table-cell>
          <table:table-cell office:value-type="float" office:value="0.242624698969" calcext:value-type="float">
            <text:p>0.242624699</text:p>
          </table:table-cell>
          <table:table-cell office:value-type="float" office:value="0.227361437378" calcext:value-type="float">
            <text:p>0.2273614374</text:p>
          </table:table-cell>
          <table:table-cell office:value-type="float" office:value="0.473202219644" calcext:value-type="float">
            <text:p>0.4732022196</text:p>
          </table:table-cell>
          <table:table-cell office:value-type="float" office:value="0.122540170203" calcext:value-type="float">
            <text:p>0.1225401702</text:p>
          </table:table-cell>
          <table:table-cell office:value-type="float" office:value="0.744224545596" calcext:value-type="float">
            <text:p>0.7442245456</text:p>
          </table:table-cell>
          <table:table-cell office:value-type="float" office:value="-0.0885013571917" calcext:value-type="float">
            <text:p>-0.0885013572</text:p>
          </table:table-cell>
          <table:table-cell office:value-type="float" office:value="0.701535568614" calcext:value-type="float">
            <text:p>0.7015355686</text:p>
          </table:table-cell>
          <table:table-cell office:value-type="float" office:value="4.35" calcext:value-type="float">
            <text:p>4.35</text:p>
          </table:table-cell>
          <table:table-cell office:value-type="float" office:value="2.05" calcext:value-type="float">
            <text:p>2.05</text:p>
          </table:table-cell>
          <table:table-cell office:value-type="float" office:value="1.25" calcext:value-type="float">
            <text:p>1.25</text:p>
          </table:table-cell>
          <table:table-cell office:value-type="float" office:value="-1.15" calcext:value-type="float">
            <text:p>-1.15</text:p>
          </table:table-cell>
          <table:table-cell office:value-type="float" office:value="0.05" calcext:value-type="float">
            <text:p>0.05</text:p>
          </table:table-cell>
          <table:table-cell office:value-type="float" office:value="-0.05" calcext:value-type="float">
            <text:p>-0.05</text:p>
          </table:table-cell>
          <table:table-cell office:value-type="float" office:value="0.192405364113" calcext:value-type="float">
            <text:p>0.1924053641</text:p>
          </table:table-cell>
          <table:table-cell office:value-type="float" office:value="-0.190404559848" calcext:value-type="float">
            <text:p>-0.1904045598</text:p>
          </table:table-cell>
          <table:table-cell office:value-type="float" office:value="0.269596465672" calcext:value-type="float">
            <text:p>0.2695964657</text:p>
          </table:table-cell>
          <table:table-cell office:value-type="float" office:value="0.0994946189022" calcext:value-type="float">
            <text:p>0.0994946189</text:p>
          </table:table-cell>
          <table:table-cell office:value-type="float" office:value="-0.0200591384418" calcext:value-type="float">
            <text:p>-0.0200591384</text:p>
          </table:table-cell>
          <table:table-cell office:value-type="float" office:value="0.0213944844226" calcext:value-type="float">
            <text:p>0.0213944844</text:p>
          </table:table-cell>
          <table:table-cell office:value-type="float" office:value="0.0571319631166" calcext:value-type="float">
            <text:p>0.0571319631</text:p>
          </table:table-cell>
          <table:table-cell office:value-type="float" office:value="0.311293663173" calcext:value-type="float">
            <text:p>0.3112936632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1" calcext:value-type="float">
            <text:p>111</text:p>
          </table:table-cell>
          <table:table-cell office:value-type="float" office:value="-3" calcext:value-type="float">
            <text:p>-3</text:p>
          </table:table-cell>
          <table:table-cell office:value-type="float" office:value="0.0647119033729" calcext:value-type="float">
            <text:p>0.0647119034</text:p>
          </table:table-cell>
          <table:table-cell office:value-type="float" office:value="0.281100903172" calcext:value-type="float">
            <text:p>0.2811009032</text:p>
          </table:table-cell>
          <table:table-cell office:value-type="float" office:value="0.222988195037" calcext:value-type="float">
            <text:p>0.222988195</text:p>
          </table:table-cell>
          <table:table-cell office:value-type="float" office:value="0.51296243533" calcext:value-type="float">
            <text:p>0.5129624353</text:p>
          </table:table-cell>
          <table:table-cell office:value-type="float" office:value="0.122853535664" calcext:value-type="float">
            <text:p>0.1228535357</text:p>
          </table:table-cell>
          <table:table-cell office:value-type="float" office:value="0.784223318103" calcext:value-type="float">
            <text:p>0.7842233181</text:p>
          </table:table-cell>
          <table:table-cell office:value-type="float" office:value="-0.0876464675297" calcext:value-type="float">
            <text:p>-0.0876464675</text:p>
          </table:table-cell>
          <table:table-cell office:value-type="float" office:value="0.741526432117" calcext:value-type="float">
            <text:p>0.7415264321</text:p>
          </table:table-cell>
          <table:table-cell office:value-type="float" office:value="4.29" calcext:value-type="float">
            <text:p>4.29</text:p>
          </table:table-cell>
          <table:table-cell office:value-type="float" office:value="2.05" calcext:value-type="float">
            <text:p>2.05</text:p>
          </table:table-cell>
          <table:table-cell office:value-type="float" office:value="1.26" calcext:value-type="float">
            <text:p>1.26</text:p>
          </table:table-cell>
          <table:table-cell office:value-type="float" office:value="-1.16" calcext:value-type="float">
            <text:p>-1.16</text:p>
          </table:table-cell>
          <table:table-cell office:value-type="float" office:value="0.05" calcext:value-type="float">
            <text:p>0.05</text:p>
          </table:table-cell>
          <table:table-cell office:value-type="float" office:value="-0.07" calcext:value-type="float">
            <text:p>-0.07</text:p>
          </table:table-cell>
          <table:table-cell office:value-type="float" office:value="0.161680574272" calcext:value-type="float">
            <text:p>0.1616805743</text:p>
          </table:table-cell>
          <table:table-cell office:value-type="float" office:value="-0.148452357413" calcext:value-type="float">
            <text:p>-0.1484523574</text:p>
          </table:table-cell>
          <table:table-cell office:value-type="float" office:value="0.25078854799" calcext:value-type="float">
            <text:p>0.250788548</text:p>
          </table:table-cell>
          <table:table-cell office:value-type="float" office:value="0.138008406078" calcext:value-type="float">
            <text:p>0.1380084061</text:p>
          </table:table-cell>
          <table:table-cell office:value-type="float" office:value="-0.0418477372398" calcext:value-type="float">
            <text:p>-0.0418477372</text:p>
          </table:table-cell>
          <table:table-cell office:value-type="float" office:value="0.0719477932526" calcext:value-type="float">
            <text:p>0.0719477933</text:p>
          </table:table-cell>
          <table:table-cell office:value-type="float" office:value="0.0472602364787" calcext:value-type="float">
            <text:p>0.0472602365</text:p>
          </table:table-cell>
          <table:table-cell office:value-type="float" office:value="0.358408556744" calcext:value-type="float">
            <text:p>0.3584085567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1" calcext:value-type="float">
            <text:p>111</text:p>
          </table:table-cell>
          <table:table-cell office:value-type="float" office:value="-4" calcext:value-type="float">
            <text:p>-4</text:p>
          </table:table-cell>
          <table:table-cell office:value-type="float" office:value="0.0549102379674" calcext:value-type="float">
            <text:p>0.054910238</text:p>
          </table:table-cell>
          <table:table-cell office:value-type="float" office:value="0.319881405429" calcext:value-type="float">
            <text:p>0.3198814054</text:p>
          </table:table-cell>
          <table:table-cell office:value-type="float" office:value="0.218621984119" calcext:value-type="float">
            <text:p>0.2186219841</text:p>
          </table:table-cell>
          <table:table-cell office:value-type="float" office:value="0.552723423777" calcext:value-type="float">
            <text:p>0.5527234238</text:p>
          </table:table-cell>
          <table:table-cell office:value-type="float" office:value="0.124272778325" calcext:value-type="float">
            <text:p>0.1242727783</text:p>
          </table:table-cell>
          <table:table-cell office:value-type="float" office:value="0.824198132052" calcext:value-type="float">
            <text:p>0.8241981321</text:p>
          </table:table-cell>
          <table:table-cell office:value-type="float" office:value="-0.085852014518" calcext:value-type="float">
            <text:p>-0.0858520145</text:p>
          </table:table-cell>
          <table:table-cell office:value-type="float" office:value="0.781486161074" calcext:value-type="float">
            <text:p>0.7814861611</text:p>
          </table:table-cell>
          <table:table-cell office:value-type="float" office:value="4.23" calcext:value-type="float">
            <text:p>4.23</text:p>
          </table:table-cell>
          <table:table-cell office:value-type="float" office:value="2.05" calcext:value-type="float">
            <text:p>2.05</text:p>
          </table:table-cell>
          <table:table-cell office:value-type="float" office:value="1.27" calcext:value-type="float">
            <text:p>1.27</text:p>
          </table:table-cell>
          <table:table-cell office:value-type="float" office:value="-1.17" calcext:value-type="float">
            <text:p>-1.17</text:p>
          </table:table-cell>
          <table:table-cell office:value-type="float" office:value="0.05" calcext:value-type="float">
            <text:p>0.05</text:p>
          </table:table-cell>
          <table:table-cell office:value-type="float" office:value="-0.09" calcext:value-type="float">
            <text:p>-0.09</text:p>
          </table:table-cell>
          <table:table-cell office:value-type="float" office:value="0.13095578443" calcext:value-type="float">
            <text:p>0.1309557844</text:p>
          </table:table-cell>
          <table:table-cell office:value-type="float" office:value="-0.106500154977" calcext:value-type="float">
            <text:p>-0.106500155</text:p>
          </table:table-cell>
          <table:table-cell office:value-type="float" office:value="0.233008460935" calcext:value-type="float">
            <text:p>0.2330084609</text:p>
          </table:table-cell>
          <table:table-cell office:value-type="float" office:value="0.17560842557" calcext:value-type="float">
            <text:p>0.1756084256</text:p>
          </table:table-cell>
          <table:table-cell office:value-type="float" office:value="-0.0623310746969" calcext:value-type="float">
            <text:p>-0.0623310747</text:p>
          </table:table-cell>
          <table:table-cell office:value-type="float" office:value="0.122934345673" calcext:value-type="float">
            <text:p>0.1229343457</text:p>
          </table:table-cell>
          <table:table-cell office:value-type="float" office:value="0.0397216018078" calcext:value-type="float">
            <text:p>0.0397216018</text:p>
          </table:table-cell>
          <table:table-cell office:value-type="float" office:value="0.40504292622" calcext:value-type="float">
            <text:p>0.4050429262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0" calcext:value-type="float">
            <text:p>120</text:p>
          </table:table-cell>
          <table:table-cell office:value-type="float" office:value="-1" calcext:value-type="float">
            <text:p>-1</text:p>
          </table:table-cell>
          <table:table-cell office:value-type="float" office:value="0.337936173161" calcext:value-type="float">
            <text:p>0.3379361732</text:p>
          </table:table-cell>
          <table:table-cell office:value-type="float" office:value="0.301613657822" calcext:value-type="float">
            <text:p>0.3016136578</text:p>
          </table:table-cell>
          <table:table-cell office:value-type="float" office:value="0.352061604057" calcext:value-type="float">
            <text:p>0.3520616041</text:p>
          </table:table-cell>
          <table:table-cell office:value-type="float" office:value="0.577336019262" calcext:value-type="float">
            <text:p>0.5773360193</text:p>
          </table:table-cell>
          <table:table-cell office:value-type="float" office:value="0.131187445631" calcext:value-type="float">
            <text:p>0.1311874456</text:p>
          </table:table-cell>
          <table:table-cell office:value-type="float" office:value="0.882604408523" calcext:value-type="float">
            <text:p>0.8826044085</text:p>
          </table:table-cell>
          <table:table-cell office:value-type="float" office:value="0.319427663206" calcext:value-type="float">
            <text:p>0.3194276632</text:p>
          </table:table-cell>
          <table:table-cell office:value-type="float" office:value="0.978072467939" calcext:value-type="float">
            <text:p>0.9780724679</text:p>
          </table:table-cell>
          <table:table-cell office:value-type="float" office:value="4.95" calcext:value-type="float">
            <text:p>4.95</text:p>
          </table:table-cell>
          <table:table-cell office:value-type="float" office:value="2.05" calcext:value-type="float">
            <text:p>2.05</text:p>
          </table:table-cell>
          <table:table-cell office:value-type="float" office:value="1.15" calcext:value-type="float">
            <text:p>1.15</text:p>
          </table:table-cell>
          <table:table-cell office:value-type="float" office:value="-1.05" calcext:value-type="float">
            <text:p>-1.05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486491064966" calcext:value-type="float">
            <text:p>0.486491065</text:p>
          </table:table-cell>
          <table:table-cell office:value-type="float" office:value="-0.0811140164646" calcext:value-type="float">
            <text:p>-0.0811140165</text:p>
          </table:table-cell>
          <table:table-cell office:value-type="float" office:value="0.53231638467" calcext:value-type="float">
            <text:p>0.5323163847</text:p>
          </table:table-cell>
          <table:table-cell office:value-type="float" office:value="0.215365392726" calcext:value-type="float">
            <text:p>0.2153653927</text:p>
          </table:table-cell>
          <table:table-cell office:value-type="float" office:value="0.25264502476" calcext:value-type="float">
            <text:p>0.2526450248</text:p>
          </table:table-cell>
          <table:table-cell office:value-type="float" office:value="0.106811579131" calcext:value-type="float">
            <text:p>0.1068115791</text:p>
          </table:table-cell>
          <table:table-cell office:value-type="float" office:value="0.298470344464" calcext:value-type="float">
            <text:p>0.2984703445</text:p>
          </table:table-cell>
          <table:table-cell office:value-type="float" office:value="0.403290988321" calcext:value-type="float">
            <text:p>0.4032909883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0" calcext:value-type="float">
            <text:p>120</text:p>
          </table:table-cell>
          <table:table-cell office:value-type="float" office:value="-2" calcext:value-type="float">
            <text:p>-2</text:p>
          </table:table-cell>
          <table:table-cell office:value-type="float" office:value="0.335537926893" calcext:value-type="float">
            <text:p>0.3355379269</text:p>
          </table:table-cell>
          <table:table-cell office:value-type="float" office:value="0.34154169828" calcext:value-type="float">
            <text:p>0.3415416983</text:p>
          </table:table-cell>
          <table:table-cell office:value-type="float" office:value="0.349470870026" calcext:value-type="float">
            <text:p>0.34947087</text:p>
          </table:table-cell>
          <table:table-cell office:value-type="float" office:value="0.617252032304" calcext:value-type="float">
            <text:p>0.6172520323</text:p>
          </table:table-cell>
          <table:table-cell office:value-type="float" office:value="0.132603723694" calcext:value-type="float">
            <text:p>0.1326037237</text:p>
          </table:table-cell>
          <table:table-cell office:value-type="float" office:value="0.922579327616" calcext:value-type="float">
            <text:p>0.9225793276</text:p>
          </table:table-cell>
          <table:table-cell office:value-type="float" office:value="0.320771742291" calcext:value-type="float">
            <text:p>0.3207717423</text:p>
          </table:table-cell>
          <table:table-cell office:value-type="float" office:value="1.0180498797" calcext:value-type="float">
            <text:p>1.0180498797</text:p>
          </table:table-cell>
          <table:table-cell office:value-type="float" office:value="4.89" calcext:value-type="float">
            <text:p>4.89</text:p>
          </table:table-cell>
          <table:table-cell office:value-type="float" office:value="2.05" calcext:value-type="float">
            <text:p>2.05</text:p>
          </table:table-cell>
          <table:table-cell office:value-type="float" office:value="1.16" calcext:value-type="float">
            <text:p>1.16</text:p>
          </table:table-cell>
          <table:table-cell office:value-type="float" office:value="-1.06" calcext:value-type="float">
            <text:p>-1.06</text:p>
          </table:table-cell>
          <table:table-cell office:value-type="float" office:value="0.05" calcext:value-type="float">
            <text:p>0.05</text:p>
          </table:table-cell>
          <table:table-cell office:value-type="float" office:value="0.13" calcext:value-type="float">
            <text:p>0.13</text:p>
          </table:table-cell>
          <table:table-cell office:value-type="float" office:value="0.478355527814" calcext:value-type="float">
            <text:p>0.4783555278</text:p>
          </table:table-cell>
          <table:table-cell office:value-type="float" office:value="-0.0297543724312" calcext:value-type="float">
            <text:p>-0.0297543724</text:p>
          </table:table-cell>
          <table:table-cell office:value-type="float" office:value="0.525083928328" calcext:value-type="float">
            <text:p>0.5250839283</text:p>
          </table:table-cell>
          <table:table-cell office:value-type="float" office:value="0.266584043211" calcext:value-type="float">
            <text:p>0.2665840432</text:p>
          </table:table-cell>
          <table:table-cell office:value-type="float" office:value="0.245083132007" calcext:value-type="float">
            <text:p>0.245083132</text:p>
          </table:table-cell>
          <table:table-cell office:value-type="float" office:value="0.158882817314" calcext:value-type="float">
            <text:p>0.1588828173</text:p>
          </table:table-cell>
          <table:table-cell office:value-type="float" office:value="0.291811532522" calcext:value-type="float">
            <text:p>0.2918115325</text:p>
          </table:table-cell>
          <table:table-cell office:value-type="float" office:value="0.455221232956" calcext:value-type="float">
            <text:p>0.455221233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0" calcext:value-type="float">
            <text:p>120</text:p>
          </table:table-cell>
          <table:table-cell office:value-type="float" office:value="-3" calcext:value-type="float">
            <text:p>-3</text:p>
          </table:table-cell>
          <table:table-cell office:value-type="float" office:value="0.334014009249" calcext:value-type="float">
            <text:p>0.3340140092</text:p>
          </table:table-cell>
          <table:table-cell office:value-type="float" office:value="0.381512658677" calcext:value-type="float">
            <text:p>0.3815126587</text:p>
          </table:table-cell>
          <table:table-cell office:value-type="float" office:value="0.347847550949" calcext:value-type="float">
            <text:p>0.3478475509</text:p>
          </table:table-cell>
          <table:table-cell office:value-type="float" office:value="0.65721907917" calcext:value-type="float">
            <text:p>0.6572190792</text:p>
          </table:table-cell>
          <table:table-cell office:value-type="float" office:value="0.13450632553" calcext:value-type="float">
            <text:p>0.1345063255</text:p>
          </table:table-cell>
          <table:table-cell office:value-type="float" office:value="0.962534053322" calcext:value-type="float">
            <text:p>0.9625340533</text:p>
          </table:table-cell>
          <table:table-cell office:value-type="float" office:value="0.322140205341" calcext:value-type="float">
            <text:p>0.3221402053</text:p>
          </table:table-cell>
          <table:table-cell office:value-type="float" office:value="1.05802646421" calcext:value-type="float">
            <text:p>1.0580264642</text:p>
          </table:table-cell>
          <table:table-cell office:value-type="float" office:value="4.83" calcext:value-type="float">
            <text:p>4.83</text:p>
          </table:table-cell>
          <table:table-cell office:value-type="float" office:value="2.05" calcext:value-type="float">
            <text:p>2.05</text:p>
          </table:table-cell>
          <table:table-cell office:value-type="float" office:value="1.17" calcext:value-type="float">
            <text:p>1.17</text:p>
          </table:table-cell>
          <table:table-cell office:value-type="float" office:value="-1.07" calcext:value-type="float">
            <text:p>-1.07</text:p>
          </table:table-cell>
          <table:table-cell office:value-type="float" office:value="0.05" calcext:value-type="float">
            <text:p>0.05</text:p>
          </table:table-cell>
          <table:table-cell office:value-type="float" office:value="0.11" calcext:value-type="float">
            <text:p>0.11</text:p>
          </table:table-cell>
          <table:table-cell office:value-type="float" office:value="0.470219990661" calcext:value-type="float">
            <text:p>0.4702199907</text:p>
          </table:table-cell>
          <table:table-cell office:value-type="float" office:value="0.0216052716023" calcext:value-type="float">
            <text:p>0.0216052716</text:p>
          </table:table-cell>
          <table:table-cell office:value-type="float" office:value="0.518551213282" calcext:value-type="float">
            <text:p>0.5185512133</text:p>
          </table:table-cell>
          <table:table-cell office:value-type="float" office:value="0.317686498498" calcext:value-type="float">
            <text:p>0.3176864985</text:p>
          </table:table-cell>
          <table:table-cell office:value-type="float" office:value="0.237971737896" calcext:value-type="float">
            <text:p>0.2379717379</text:p>
          </table:table-cell>
          <table:table-cell office:value-type="float" office:value="0.211501951635" calcext:value-type="float">
            <text:p>0.2115019516</text:p>
          </table:table-cell>
          <table:table-cell office:value-type="float" office:value="0.286302960517" calcext:value-type="float">
            <text:p>0.2863029605</text:p>
          </table:table-cell>
          <table:table-cell office:value-type="float" office:value="0.507583178531" calcext:value-type="float">
            <text:p>0.5075831785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0" calcext:value-type="float">
            <text:p>120</text:p>
          </table:table-cell>
          <table:table-cell office:value-type="float" office:value="-4" calcext:value-type="float">
            <text:p>-4</text:p>
          </table:table-cell>
          <table:table-cell office:value-type="float" office:value="0.332451569551" calcext:value-type="float">
            <text:p>0.3324515696</text:p>
          </table:table-cell>
          <table:table-cell office:value-type="float" office:value="0.421482131805" calcext:value-type="float">
            <text:p>0.4214821318</text:p>
          </table:table-cell>
          <table:table-cell office:value-type="float" office:value="0.347246303833" calcext:value-type="float">
            <text:p>0.3472463038</text:p>
          </table:table-cell>
          <table:table-cell office:value-type="float" office:value="0.697214560188" calcext:value-type="float">
            <text:p>0.6972145602</text:p>
          </table:table-cell>
          <table:table-cell office:value-type="float" office:value="0.136934787267" calcext:value-type="float">
            <text:p>0.1369347873</text:p>
          </table:table-cell>
          <table:table-cell office:value-type="float" office:value="1.00246026744" calcext:value-type="float">
            <text:p>1.0024602674</text:p>
          </table:table-cell>
          <table:table-cell office:value-type="float" office:value="0.324271719893" calcext:value-type="float">
            <text:p>0.3242717199</text:p>
          </table:table-cell>
          <table:table-cell office:value-type="float" office:value="1.09796963191" calcext:value-type="float">
            <text:p>1.0979696319</text:p>
          </table:table-cell>
          <table:table-cell office:value-type="float" office:value="4.77" calcext:value-type="float">
            <text:p>4.77</text:p>
          </table:table-cell>
          <table:table-cell office:value-type="float" office:value="2.05" calcext:value-type="float">
            <text:p>2.05</text:p>
          </table:table-cell>
          <table:table-cell office:value-type="float" office:value="1.18" calcext:value-type="float">
            <text:p>1.18</text:p>
          </table:table-cell>
          <table:table-cell office:value-type="float" office:value="-1.08" calcext:value-type="float">
            <text:p>-1.08</text:p>
          </table:table-cell>
          <table:table-cell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office:value-type="float" office:value="0.470219990661" calcext:value-type="float">
            <text:p>0.4702199907</text:p>
          </table:table-cell>
          <table:table-cell office:value-type="float" office:value="0.0216052716023" calcext:value-type="float">
            <text:p>0.0216052716</text:p>
          </table:table-cell>
          <table:table-cell office:value-type="float" office:value="0.527410167906" calcext:value-type="float">
            <text:p>0.5274101679</text:p>
          </table:table-cell>
          <table:table-cell office:value-type="float" office:value="0.316103630896" calcext:value-type="float">
            <text:p>0.3161036309</text:p>
          </table:table-cell>
          <table:table-cell office:value-type="float" office:value="0.243772018762" calcext:value-type="float">
            <text:p>0.2437720188</text:p>
          </table:table-cell>
          <table:table-cell office:value-type="float" office:value="0.21838259759" calcext:value-type="float">
            <text:p>0.2183825976</text:p>
          </table:table-cell>
          <table:table-cell office:value-type="float" office:value="0.300962196007" calcext:value-type="float">
            <text:p>0.300962196</text:p>
          </table:table-cell>
          <table:table-cell office:value-type="float" office:value="0.512880956884" calcext:value-type="float">
            <text:p>0.5128809569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8" calcext:value-type="float">
            <text:p>118</text:p>
          </table:table-cell>
          <table:table-cell office:value-type="float" office:value="-1" calcext:value-type="float">
            <text:p>-1</text:p>
          </table:table-cell>
          <table:table-cell office:value-type="float" office:value="0.210033974849" calcext:value-type="float">
            <text:p>0.2100339748</text:p>
          </table:table-cell>
          <table:table-cell office:value-type="float" office:value="0.365033403568" calcext:value-type="float">
            <text:p>0.3650334036</text:p>
          </table:table-cell>
          <table:table-cell office:value-type="float" office:value="0.155282717967" calcext:value-type="float">
            <text:p>0.155282718</text:p>
          </table:table-cell>
          <table:table-cell office:value-type="float" office:value="0.583208264667" calcext:value-type="float">
            <text:p>0.5832082647</text:p>
          </table:table-cell>
          <table:table-cell office:value-type="float" office:value="0.0990792480675" calcext:value-type="float">
            <text:p>0.0990792481</text:p>
          </table:table-cell>
          <table:table-cell office:value-type="float" office:value="0.835760315815" calcext:value-type="float">
            <text:p>0.8357603158</text:p>
          </table:table-cell>
          <table:table-cell office:value-type="float" office:value="0.346158415712" calcext:value-type="float">
            <text:p>0.3461584157</text:p>
          </table:table-cell>
          <table:table-cell office:value-type="float" office:value="0.542637219692" calcext:value-type="float">
            <text:p>0.5426372197</text:p>
          </table:table-cell>
          <table:table-cell office:value-type="float" office:value="4.83" calcext:value-type="float">
            <text:p>4.83</text:p>
          </table:table-cell>
          <table:table-cell office:value-type="float" office:value="2.05" calcext:value-type="float">
            <text:p>2.05</text:p>
          </table:table-cell>
          <table:table-cell office:value-type="float" office:value="1.17" calcext:value-type="float">
            <text:p>1.17</text:p>
          </table:table-cell>
          <table:table-cell office:value-type="float" office:value="-1.07" calcext:value-type="float">
            <text:p>-1.07</text:p>
          </table:table-cell>
          <table:table-cell office:value-type="float" office:value="0.05" calcext:value-type="float">
            <text:p>0.05</text:p>
          </table:table-cell>
          <table:table-cell office:value-type="float" office:value="0.11" calcext:value-type="float">
            <text:p>0.11</text:p>
          </table:table-cell>
          <table:table-cell office:value-type="float" office:value="0.407686852063" calcext:value-type="float">
            <text:p>0.4076868521</text:p>
          </table:table-cell>
          <table:table-cell office:value-type="float" office:value="-0.145063624305" calcext:value-type="float">
            <text:p>-0.1450636243</text:p>
          </table:table-cell>
          <table:table-cell office:value-type="float" office:value="0.453684016825" calcext:value-type="float">
            <text:p>0.4536840168</text:p>
          </table:table-cell>
          <table:table-cell office:value-type="float" office:value="0.15138917267" calcext:value-type="float">
            <text:p>0.1513891727</text:p>
          </table:table-cell>
          <table:table-cell office:value-type="float" office:value="0.173949781241" calcext:value-type="float">
            <text:p>0.1739497812</text:p>
          </table:table-cell>
          <table:table-cell office:value-type="float" office:value="0.0429974873684" calcext:value-type="float">
            <text:p>0.0429974874</text:p>
          </table:table-cell>
          <table:table-cell office:value-type="float" office:value="0.219946946003" calcext:value-type="float">
            <text:p>0.219946946</text:p>
          </table:table-cell>
          <table:table-cell office:value-type="float" office:value="0.339450284343" calcext:value-type="float">
            <text:p>0.3394502843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8" calcext:value-type="float">
            <text:p>118</text:p>
          </table:table-cell>
          <table:table-cell office:value-type="float" office:value="-2" calcext:value-type="float">
            <text:p>-2</text:p>
          </table:table-cell>
          <table:table-cell office:value-type="float" office:value="0.19535112753" calcext:value-type="float">
            <text:p>0.1953511275</text:p>
          </table:table-cell>
          <table:table-cell office:value-type="float" office:value="0.402241117749" calcext:value-type="float">
            <text:p>0.4022411177</text:p>
          </table:table-cell>
          <table:table-cell office:value-type="float" office:value="0.146730679723" calcext:value-type="float">
            <text:p>0.1467306797</text:p>
          </table:table-cell>
          <table:table-cell office:value-type="float" office:value="0.622283354455" calcext:value-type="float">
            <text:p>0.6222833545</text:p>
          </table:table-cell>
          <table:table-cell office:value-type="float" office:value="0.0949768977261" calcext:value-type="float">
            <text:p>0.0949768977</text:p>
          </table:table-cell>
          <table:table-cell office:value-type="float" office:value="0.875549393734" calcext:value-type="float">
            <text:p>0.8755493937</text:p>
          </table:table-cell>
          <table:table-cell office:value-type="float" office:value="0.337651503235" calcext:value-type="float">
            <text:p>0.3376515032</text:p>
          </table:table-cell>
          <table:table-cell office:value-type="float" office:value="0.581722158481" calcext:value-type="float">
            <text:p>0.5817221585</text:p>
          </table:table-cell>
          <table:table-cell office:value-type="float" office:value="4.77" calcext:value-type="float">
            <text:p>4.77</text:p>
          </table:table-cell>
          <table:table-cell office:value-type="float" office:value="2.05" calcext:value-type="float">
            <text:p>2.05</text:p>
          </table:table-cell>
          <table:table-cell office:value-type="float" office:value="1.18" calcext:value-type="float">
            <text:p>1.18</text:p>
          </table:table-cell>
          <table:table-cell office:value-type="float" office:value="-1.08" calcext:value-type="float">
            <text:p>-1.08</text:p>
          </table:table-cell>
          <table:table-cell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office:value-type="float" office:value="0.402679060203" calcext:value-type="float">
            <text:p>0.4026790602</text:p>
          </table:table-cell>
          <table:table-cell office:value-type="float" office:value="-0.136990974311" calcext:value-type="float">
            <text:p>-0.1369909743</text:p>
          </table:table-cell>
          <table:table-cell office:value-type="float" office:value="0.449448446714" calcext:value-type="float">
            <text:p>0.4494484467</text:p>
          </table:table-cell>
          <table:table-cell office:value-type="float" office:value="0.159340975511" calcext:value-type="float">
            <text:p>0.1593409755</text:p>
          </table:table-cell>
          <table:table-cell office:value-type="float" office:value="0.16943275696" calcext:value-type="float">
            <text:p>0.169432757</text:p>
          </table:table-cell>
          <table:table-cell office:value-type="float" office:value="0.0516784774376" calcext:value-type="float">
            <text:p>0.0516784774</text:p>
          </table:table-cell>
          <table:table-cell office:value-type="float" office:value="0.21620214347" calcext:value-type="float">
            <text:p>0.2162021435</text:p>
          </table:table-cell>
          <table:table-cell office:value-type="float" office:value="0.34801042726" calcext:value-type="float">
            <text:p>0.3480104273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8" calcext:value-type="float">
            <text:p>118</text:p>
          </table:table-cell>
          <table:table-cell office:value-type="float" office:value="-3" calcext:value-type="float">
            <text:p>-3</text:p>
          </table:table-cell>
          <table:table-cell office:value-type="float" office:value="0.18055221859" calcext:value-type="float">
            <text:p>0.1805522186</text:p>
          </table:table-cell>
          <table:table-cell office:value-type="float" office:value="0.439402822422" calcext:value-type="float">
            <text:p>0.4394028224</text:p>
          </table:table-cell>
          <table:table-cell office:value-type="float" office:value="0.137940648751" calcext:value-type="float">
            <text:p>0.1379406488</text:p>
          </table:table-cell>
          <table:table-cell office:value-type="float" office:value="0.66130559626" calcext:value-type="float">
            <text:p>0.6613055963</text:p>
          </table:table-cell>
          <table:table-cell office:value-type="float" office:value="0.0914789982425" calcext:value-type="float">
            <text:p>0.0914789982</text:p>
          </table:table-cell>
          <table:table-cell office:value-type="float" office:value="0.915396158963" calcext:value-type="float">
            <text:p>0.915396159</text:p>
          </table:table-cell>
          <table:table-cell office:value-type="float" office:value="0.32356557232" calcext:value-type="float">
            <text:p>0.3235655723</text:p>
          </table:table-cell>
          <table:table-cell office:value-type="float" office:value="0.619159927515" calcext:value-type="float">
            <text:p>0.6191599275</text:p>
          </table:table-cell>
          <table:table-cell office:value-type="float" office:value="4.71" calcext:value-type="float">
            <text:p>4.71</text:p>
          </table:table-cell>
          <table:table-cell office:value-type="float" office:value="2.05" calcext:value-type="float">
            <text:p>2.05</text:p>
          </table:table-cell>
          <table:table-cell office:value-type="float" office:value="1.19" calcext:value-type="float">
            <text:p>1.19</text:p>
          </table:table-cell>
          <table:table-cell office:value-type="float" office:value="-1.09" calcext:value-type="float">
            <text:p>-1.09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375267329447" calcext:value-type="float">
            <text:p>0.3752673294</text:p>
          </table:table-cell>
          <table:table-cell office:value-type="float" office:value="-0.0928027743367" calcext:value-type="float">
            <text:p>-0.0928027743</text:p>
          </table:table-cell>
          <table:table-cell office:value-type="float" office:value="0.426867842836" calcext:value-type="float">
            <text:p>0.4268678428</text:p>
          </table:table-cell>
          <table:table-cell office:value-type="float" office:value="0.202726220887" calcext:value-type="float">
            <text:p>0.2027262209</text:p>
          </table:table-cell>
          <table:table-cell office:value-type="float" office:value="0.145131968723" calcext:value-type="float">
            <text:p>0.1451319687</text:p>
          </table:table-cell>
          <table:table-cell office:value-type="float" office:value="0.0996490787179" calcext:value-type="float">
            <text:p>0.0996490787</text:p>
          </table:table-cell>
          <table:table-cell office:value-type="float" office:value="0.196732482111" calcext:value-type="float">
            <text:p>0.1967324821</text:p>
          </table:table-cell>
          <table:table-cell office:value-type="float" office:value="0.395178073942" calcext:value-type="float">
            <text:p>0.3951780739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8" calcext:value-type="float">
            <text:p>118</text:p>
          </table:table-cell>
          <table:table-cell office:value-type="float" office:value="-4" calcext:value-type="float">
            <text:p>-4</text:p>
          </table:table-cell>
          <table:table-cell office:value-type="float" office:value="0.166326164091" calcext:value-type="float">
            <text:p>0.1663261641</text:p>
          </table:table-cell>
          <table:table-cell office:value-type="float" office:value="0.476787570293" calcext:value-type="float">
            <text:p>0.4767875703</text:p>
          </table:table-cell>
          <table:table-cell office:value-type="float" office:value="0.127291253391" calcext:value-type="float">
            <text:p>0.1272912534</text:p>
          </table:table-cell>
          <table:table-cell office:value-type="float" office:value="0.699861923606" calcext:value-type="float">
            <text:p>0.6998619236</text:p>
          </table:table-cell>
          <table:table-cell office:value-type="float" office:value="0.0884445963398" calcext:value-type="float">
            <text:p>0.0884445963</text:p>
          </table:table-cell>
          <table:table-cell office:value-type="float" office:value="0.955280897963" calcext:value-type="float">
            <text:p>0.955280898</text:p>
          </table:table-cell>
          <table:table-cell office:value-type="float" office:value="0.320380634663" calcext:value-type="float">
            <text:p>0.3203806347</text:p>
          </table:table-cell>
          <table:table-cell office:value-type="float" office:value="0.659032928055" calcext:value-type="float">
            <text:p>0.6590329281</text:p>
          </table:table-cell>
          <table:table-cell office:value-type="float" office:value="4.65" calcext:value-type="float">
            <text:p>4.65</text:p>
          </table:table-cell>
          <table:table-cell office:value-type="float" office:value="2.05" calcext:value-type="float">
            <text:p>2.05</text:p>
          </table:table-cell>
          <table:table-cell office:value-type="float" office:value="1.2" calcext:value-type="float">
            <text:p>1.2</text:p>
          </table:table-cell>
          <table:table-cell office:value-type="float" office:value="-1.1" calcext:value-type="float">
            <text:p>-1.1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347855598691" calcext:value-type="float">
            <text:p>0.3478555987</text:p>
          </table:table-cell>
          <table:table-cell office:value-type="float" office:value="-0.0486145743626" calcext:value-type="float">
            <text:p>-0.0486145744</text:p>
          </table:table-cell>
          <table:table-cell office:value-type="float" office:value="0.404788219182" calcext:value-type="float">
            <text:p>0.4047882192</text:p>
          </table:table-cell>
          <table:table-cell office:value-type="float" office:value="0.245933684373" calcext:value-type="float">
            <text:p>0.2459336844</text:p>
          </table:table-cell>
          <table:table-cell office:value-type="float" office:value="0.121235634231" calcext:value-type="float">
            <text:p>0.1212356342</text:p>
          </table:table-cell>
          <table:table-cell office:value-type="float" office:value="0.147964650654" calcext:value-type="float">
            <text:p>0.1479646507</text:p>
          </table:table-cell>
          <table:table-cell office:value-type="float" office:value="0.178168254722" calcext:value-type="float">
            <text:p>0.1781682547</text:p>
          </table:table-cell>
          <table:table-cell office:value-type="float" office:value="0.442512909389" calcext:value-type="float">
            <text:p>0.4425129094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office:value-type="float" office:value="0.323935274278" calcext:value-type="float">
            <text:p>0.3239352743</text:p>
          </table:table-cell>
          <table:table-cell office:value-type="float" office:value="0.221996159469" calcext:value-type="float">
            <text:p>0.2219961595</text:p>
          </table:table-cell>
          <table:table-cell office:value-type="float" office:value="0.352094412565" calcext:value-type="float">
            <text:p>0.3520944126</text:p>
          </table:table-cell>
          <table:table-cell office:value-type="float" office:value="0.442883988511" calcext:value-type="float">
            <text:p>0.4428839885</text:p>
          </table:table-cell>
          <table:table-cell office:value-type="float" office:value="0.332524696066" calcext:value-type="float">
            <text:p>0.3325246961</text:p>
          </table:table-cell>
          <table:table-cell office:value-type="float" office:value="0.656245548043" calcext:value-type="float">
            <text:p>0.656245548</text:p>
          </table:table-cell>
          <table:table-cell office:value-type="float" office:value="0.149880052708" calcext:value-type="float">
            <text:p>0.1498800527</text:p>
          </table:table-cell>
          <table:table-cell office:value-type="float" office:value="0.704147257008" calcext:value-type="float">
            <text:p>0.704147257</text:p>
          </table:table-cell>
          <table:table-cell office:value-type="float" office:value="4.71" calcext:value-type="float">
            <text:p>4.71</text:p>
          </table:table-cell>
          <table:table-cell office:value-type="float" office:value="2.05" calcext:value-type="float">
            <text:p>2.05</text:p>
          </table:table-cell>
          <table:table-cell office:value-type="float" office:value="1.19" calcext:value-type="float">
            <text:p>1.19</text:p>
          </table:table-cell>
          <table:table-cell office:value-type="float" office:value="-1.09" calcext:value-type="float">
            <text:p>-1.09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425242636068" calcext:value-type="float">
            <text:p>0.4252426361</text:p>
          </table:table-cell>
          <table:table-cell office:value-type="float" office:value="-0.277385005859" calcext:value-type="float">
            <text:p>-0.2773850059</text:p>
          </table:table-cell>
          <table:table-cell office:value-type="float" office:value="0.520594260239" calcext:value-type="float">
            <text:p>0.5205942602</text:p>
          </table:table-cell>
          <table:table-cell office:value-type="float" office:value="0.00705842923429" calcext:value-type="float">
            <text:p>0.0070584292</text:p>
          </table:table-cell>
          <table:table-cell office:value-type="float" office:value="0.226583207423" calcext:value-type="float">
            <text:p>0.2265832074</text:p>
          </table:table-cell>
          <table:table-cell office:value-type="float" office:value="-0.0525863594882" calcext:value-type="float">
            <text:p>-0.0525863595</text:p>
          </table:table-cell>
          <table:table-cell office:value-type="float" office:value="0.321934831594" calcext:value-type="float">
            <text:p>0.3219348316</text:p>
          </table:table-cell>
          <table:table-cell office:value-type="float" office:value="0.231857075605" calcext:value-type="float">
            <text:p>0.2318570756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6" calcext:value-type="float">
            <text:p>116</text:p>
          </table:table-cell>
          <table:table-cell office:value-type="float" office:value="-2" calcext:value-type="float">
            <text:p>-2</text:p>
          </table:table-cell>
          <table:table-cell office:value-type="float" office:value="0.323201248141" calcext:value-type="float">
            <text:p>0.3232012481</text:p>
          </table:table-cell>
          <table:table-cell office:value-type="float" office:value="0.261989423973" calcext:value-type="float">
            <text:p>0.261989424</text:p>
          </table:table-cell>
          <table:table-cell office:value-type="float" office:value="0.349969312787" calcext:value-type="float">
            <text:p>0.3499693128</text:p>
          </table:table-cell>
          <table:table-cell office:value-type="float" office:value="0.482827498008" calcext:value-type="float">
            <text:p>0.482827498</text:p>
          </table:table-cell>
          <table:table-cell office:value-type="float" office:value="0.331677823772" calcext:value-type="float">
            <text:p>0.3316778238</text:p>
          </table:table-cell>
          <table:table-cell office:value-type="float" office:value="0.696236582129" calcext:value-type="float">
            <text:p>0.6962365821</text:p>
          </table:table-cell>
          <table:table-cell office:value-type="float" office:value="0.151008808893" calcext:value-type="float">
            <text:p>0.1510088089</text:p>
          </table:table-cell>
          <table:table-cell office:value-type="float" office:value="0.744131327705" calcext:value-type="float">
            <text:p>0.7441313277</text:p>
          </table:table-cell>
          <table:table-cell office:value-type="float" office:value="4.65" calcext:value-type="float">
            <text:p>4.65</text:p>
          </table:table-cell>
          <table:table-cell office:value-type="float" office:value="2.05" calcext:value-type="float">
            <text:p>2.05</text:p>
          </table:table-cell>
          <table:table-cell office:value-type="float" office:value="1.2" calcext:value-type="float">
            <text:p>1.2</text:p>
          </table:table-cell>
          <table:table-cell office:value-type="float" office:value="-1.1" calcext:value-type="float">
            <text:p>-1.1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422486325812" calcext:value-type="float">
            <text:p>0.4224863258</text:p>
          </table:table-cell>
          <table:table-cell office:value-type="float" office:value="-0.225458107687" calcext:value-type="float">
            <text:p>-0.2254581077</text:p>
          </table:table-cell>
          <table:table-cell office:value-type="float" office:value="0.517614529077" calcext:value-type="float">
            <text:p>0.5176145291</text:p>
          </table:table-cell>
          <table:table-cell office:value-type="float" office:value="0.0590601253727" calcext:value-type="float">
            <text:p>0.0590601254</text:p>
          </table:table-cell>
          <table:table-cell office:value-type="float" office:value="0.223650409775" calcext:value-type="float">
            <text:p>0.2236504098</text:p>
          </table:table-cell>
          <table:table-cell office:value-type="float" office:value="-0.000815550513737" calcext:value-type="float">
            <text:p>-0.0008155505</text:p>
          </table:table-cell>
          <table:table-cell office:value-type="float" office:value="0.318778613039" calcext:value-type="float">
            <text:p>0.318778613</text:p>
          </table:table-cell>
          <table:table-cell office:value-type="float" office:value="0.283702682546" calcext:value-type="float">
            <text:p>0.2837026825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6" calcext:value-type="float">
            <text:p>116</text:p>
          </table:table-cell>
          <table:table-cell office:value-type="float" office:value="-3" calcext:value-type="float">
            <text:p>-3</text:p>
          </table:table-cell>
          <table:table-cell office:value-type="float" office:value="0.322491601255" calcext:value-type="float">
            <text:p>0.3224916013</text:p>
          </table:table-cell>
          <table:table-cell office:value-type="float" office:value="0.301983128494" calcext:value-type="float">
            <text:p>0.3019831285</text:p>
          </table:table-cell>
          <table:table-cell office:value-type="float" office:value="0.348494211081" calcext:value-type="float">
            <text:p>0.3484942111</text:p>
          </table:table-cell>
          <table:table-cell office:value-type="float" office:value="0.522800289691" calcext:value-type="float">
            <text:p>0.5228002897</text:p>
          </table:table-cell>
          <table:table-cell office:value-type="float" office:value="0.333131979421" calcext:value-type="float">
            <text:p>0.3331319794</text:p>
          </table:table-cell>
          <table:table-cell office:value-type="float" office:value="0.736210141282" calcext:value-type="float">
            <text:p>0.7362101413</text:p>
          </table:table-cell>
          <table:table-cell office:value-type="float" office:value="0.149274766658" calcext:value-type="float">
            <text:p>0.1492747667</text:p>
          </table:table-cell>
          <table:table-cell office:value-type="float" office:value="0.784093723748" calcext:value-type="float">
            <text:p>0.7840937237</text:p>
          </table:table-cell>
          <table:table-cell office:value-type="float" office:value="4.59" calcext:value-type="float">
            <text:p>4.59</text:p>
          </table:table-cell>
          <table:table-cell office:value-type="float" office:value="2.05" calcext:value-type="float">
            <text:p>2.05</text:p>
          </table:table-cell>
          <table:table-cell office:value-type="float" office:value="1.21" calcext:value-type="float">
            <text:p>1.21</text:p>
          </table:table-cell>
          <table:table-cell office:value-type="float" office:value="-1.11" calcext:value-type="float">
            <text:p>-1.11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419730015556" calcext:value-type="float">
            <text:p>0.4197300156</text:p>
          </table:table-cell>
          <table:table-cell office:value-type="float" office:value="-0.173531209515" calcext:value-type="float">
            <text:p>-0.1735312095</text:p>
          </table:table-cell>
          <table:table-cell office:value-type="float" office:value="0.514637654476" calcext:value-type="float">
            <text:p>0.5146376545</text:p>
          </table:table-cell>
          <table:table-cell office:value-type="float" office:value="0.111060673845" calcext:value-type="float">
            <text:p>0.1110606738</text:p>
          </table:table-cell>
          <table:table-cell office:value-type="float" office:value="0.220720034315" calcext:value-type="float">
            <text:p>0.2207200343</text:p>
          </table:table-cell>
          <table:table-cell office:value-type="float" office:value="0.0509571584826" calcext:value-type="float">
            <text:p>0.0509571585</text:p>
          </table:table-cell>
          <table:table-cell office:value-type="float" office:value="0.315627673235" calcext:value-type="float">
            <text:p>0.3156276732</text:p>
          </table:table-cell>
          <table:table-cell office:value-type="float" office:value="0.335549041843" calcext:value-type="float">
            <text:p>0.3355490418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6" calcext:value-type="float">
            <text:p>116</text:p>
          </table:table-cell>
          <table:table-cell office:value-type="float" office:value="-4" calcext:value-type="float">
            <text:p>-4</text:p>
          </table:table-cell>
          <table:table-cell office:value-type="float" office:value="0.322544759923" calcext:value-type="float">
            <text:p>0.3225447599</text:p>
          </table:table-cell>
          <table:table-cell office:value-type="float" office:value="0.34198309317" calcext:value-type="float">
            <text:p>0.3419830932</text:p>
          </table:table-cell>
          <table:table-cell office:value-type="float" office:value="0.35076572882" calcext:value-type="float">
            <text:p>0.3507657288</text:p>
          </table:table-cell>
          <table:table-cell office:value-type="float" office:value="0.562735740198" calcext:value-type="float">
            <text:p>0.5627357402</text:p>
          </table:table-cell>
          <table:table-cell office:value-type="float" office:value="0.332249670921" calcext:value-type="float">
            <text:p>0.3322496709</text:p>
          </table:table-cell>
          <table:table-cell office:value-type="float" office:value="0.776200409245" calcext:value-type="float">
            <text:p>0.7762004092</text:p>
          </table:table-cell>
          <table:table-cell office:value-type="float" office:value="0.151393483105" calcext:value-type="float">
            <text:p>0.1513934831</text:p>
          </table:table-cell>
          <table:table-cell office:value-type="float" office:value="0.824037572344" calcext:value-type="float">
            <text:p>0.8240375723</text:p>
          </table:table-cell>
          <table:table-cell office:value-type="float" office:value="4.53" calcext:value-type="float">
            <text:p>4.53</text:p>
          </table:table-cell>
          <table:table-cell office:value-type="float" office:value="2.05" calcext:value-type="float">
            <text:p>2.05</text:p>
          </table:table-cell>
          <table:table-cell office:value-type="float" office:value="1.22" calcext:value-type="float">
            <text:p>1.22</text:p>
          </table:table-cell>
          <table:table-cell office:value-type="float" office:value="-1.12" calcext:value-type="float">
            <text:p>-1.12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419730015556" calcext:value-type="float">
            <text:p>0.4197300156</text:p>
          </table:table-cell>
          <table:table-cell office:value-type="float" office:value="-0.173531209515" calcext:value-type="float">
            <text:p>-0.1735312095</text:p>
          </table:table-cell>
          <table:table-cell office:value-type="float" office:value="0.519002158855" calcext:value-type="float">
            <text:p>0.5190021589</text:p>
          </table:table-cell>
          <table:table-cell office:value-type="float" office:value="0.109567786535" calcext:value-type="float">
            <text:p>0.1095677865</text:p>
          </table:table-cell>
          <table:table-cell office:value-type="float" office:value="0.22419516484" calcext:value-type="float">
            <text:p>0.2241951648</text:p>
          </table:table-cell>
          <table:table-cell office:value-type="float" office:value="0.0539904864947" calcext:value-type="float">
            <text:p>0.0539904865</text:p>
          </table:table-cell>
          <table:table-cell office:value-type="float" office:value="0.323467308138" calcext:value-type="float">
            <text:p>0.3234673081</text:p>
          </table:table-cell>
          <table:table-cell office:value-type="float" office:value="0.337089482545" calcext:value-type="float">
            <text:p>0.3370894825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7" calcext:value-type="float">
            <text:p>117</text:p>
          </table:table-cell>
          <table:table-cell office:value-type="float" office:value="-1" calcext:value-type="float">
            <text:p>-1</text:p>
          </table:table-cell>
          <table:table-cell office:value-type="float" office:value="0.349296482384" calcext:value-type="float">
            <text:p>0.3492964824</text:p>
          </table:table-cell>
          <table:table-cell office:value-type="float" office:value="0.223659571358" calcext:value-type="float">
            <text:p>0.2236595714</text:p>
          </table:table-cell>
          <table:table-cell office:value-type="float" office:value="0.360085657195" calcext:value-type="float">
            <text:p>0.3600856572</text:p>
          </table:table-cell>
          <table:table-cell office:value-type="float" office:value="0.42482248448" calcext:value-type="float">
            <text:p>0.4248224845</text:p>
          </table:table-cell>
          <table:table-cell office:value-type="float" office:value="0.322071546573" calcext:value-type="float">
            <text:p>0.3220715466</text:p>
          </table:table-cell>
          <table:table-cell office:value-type="float" office:value="0.741435509715" calcext:value-type="float">
            <text:p>0.7414355097</text:p>
          </table:table-cell>
          <table:table-cell office:value-type="float" office:value="0.126069078568" calcext:value-type="float">
            <text:p>0.1260690786</text:p>
          </table:table-cell>
          <table:table-cell office:value-type="float" office:value="0.700152542726" calcext:value-type="float">
            <text:p>0.7001525427</text:p>
          </table:table-cell>
          <table:table-cell office:value-type="float" office:value="4.77" calcext:value-type="float">
            <text:p>4.77</text:p>
          </table:table-cell>
          <table:table-cell office:value-type="float" office:value="2.05" calcext:value-type="float">
            <text:p>2.05</text:p>
          </table:table-cell>
          <table:table-cell office:value-type="float" office:value="1.18" calcext:value-type="float">
            <text:p>1.18</text:p>
          </table:table-cell>
          <table:table-cell office:value-type="float" office:value="-1.08" calcext:value-type="float">
            <text:p>-1.08</text:p>
          </table:table-cell>
          <table:table-cell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office:value-type="float" office:value="0.576151485248" calcext:value-type="float">
            <text:p>0.5761514852</text:p>
          </table:table-cell>
          <table:table-cell office:value-type="float" office:value="-0.236211827514" calcext:value-type="float">
            <text:p>-0.2362118275</text:p>
          </table:table-cell>
          <table:table-cell office:value-type="float" office:value="0.595734973807" calcext:value-type="float">
            <text:p>0.5957349738</text:p>
          </table:table-cell>
          <table:table-cell office:value-type="float" office:value="0.0631483017218" calcext:value-type="float">
            <text:p>0.0631483017</text:p>
          </table:table-cell>
          <table:table-cell office:value-type="float" office:value="0.32668975273" calcext:value-type="float">
            <text:p>0.3266897527</text:p>
          </table:table-cell>
          <table:table-cell office:value-type="float" office:value="-0.0695719643093" calcext:value-type="float">
            <text:p>-0.0695719643</text:p>
          </table:table-cell>
          <table:table-cell office:value-type="float" office:value="0.346273241288" calcext:value-type="float">
            <text:p>0.3462732413</text:p>
          </table:table-cell>
          <table:table-cell office:value-type="float" office:value="0.229788164926" calcext:value-type="float">
            <text:p>0.2297881649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7" calcext:value-type="float">
            <text:p>117</text:p>
          </table:table-cell>
          <table:table-cell office:value-type="float" office:value="-2" calcext:value-type="float">
            <text:p>-2</text:p>
          </table:table-cell>
          <table:table-cell office:value-type="float" office:value="0.344035786891" calcext:value-type="float">
            <text:p>0.3440357869</text:p>
          </table:table-cell>
          <table:table-cell office:value-type="float" office:value="0.263312125915" calcext:value-type="float">
            <text:p>0.2633121259</text:p>
          </table:table-cell>
          <table:table-cell office:value-type="float" office:value="0.356318490255" calcext:value-type="float">
            <text:p>0.3563184903</text:p>
          </table:table-cell>
          <table:table-cell office:value-type="float" office:value="0.464644695032" calcext:value-type="float">
            <text:p>0.464644695</text:p>
          </table:table-cell>
          <table:table-cell office:value-type="float" office:value="0.320070413165" calcext:value-type="float">
            <text:p>0.3200704132</text:p>
          </table:table-cell>
          <table:table-cell office:value-type="float" office:value="0.781385421669" calcext:value-type="float">
            <text:p>0.7813854217</text:p>
          </table:table-cell>
          <table:table-cell office:value-type="float" office:value="0.119735719185" calcext:value-type="float">
            <text:p>0.1197357192</text:p>
          </table:table-cell>
          <table:table-cell office:value-type="float" office:value="0.739647967258" calcext:value-type="float">
            <text:p>0.7396479673</text:p>
          </table:table-cell>
          <table:table-cell office:value-type="float" office:value="4.71" calcext:value-type="float">
            <text:p>4.71</text:p>
          </table:table-cell>
          <table:table-cell office:value-type="float" office:value="2.05" calcext:value-type="float">
            <text:p>2.05</text:p>
          </table:table-cell>
          <table:table-cell office:value-type="float" office:value="1.19" calcext:value-type="float">
            <text:p>1.19</text:p>
          </table:table-cell>
          <table:table-cell office:value-type="float" office:value="-1.09" calcext:value-type="float">
            <text:p>-1.09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549441693717" calcext:value-type="float">
            <text:p>0.5494416937</text:p>
          </table:table-cell>
          <table:table-cell office:value-type="float" office:value="-0.191595832217" calcext:value-type="float">
            <text:p>-0.1915958322</text:p>
          </table:table-cell>
          <table:table-cell office:value-type="float" office:value="0.579233755151" calcext:value-type="float">
            <text:p>0.5792337552</text:p>
          </table:table-cell>
          <table:table-cell office:value-type="float" office:value="0.106921224374" calcext:value-type="float">
            <text:p>0.1069212244</text:p>
          </table:table-cell>
          <table:table-cell office:value-type="float" office:value="0.305814369964" calcext:value-type="float">
            <text:p>0.30581437</text:p>
          </table:table-cell>
          <table:table-cell office:value-type="float" office:value="-0.016536621888" calcext:value-type="float">
            <text:p>-0.0165366219</text:p>
          </table:table-cell>
          <table:table-cell office:value-type="float" office:value="0.335606431398" calcext:value-type="float">
            <text:p>0.3356064314</text:p>
          </table:table-cell>
          <table:table-cell office:value-type="float" office:value="0.281980434703" calcext:value-type="float">
            <text:p>0.2819804347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7" calcext:value-type="float">
            <text:p>117</text:p>
          </table:table-cell>
          <table:table-cell office:value-type="float" office:value="-3" calcext:value-type="float">
            <text:p>-3</text:p>
          </table:table-cell>
          <table:table-cell office:value-type="float" office:value="0.337232082754" calcext:value-type="float">
            <text:p>0.3372320828</text:p>
          </table:table-cell>
          <table:table-cell office:value-type="float" office:value="0.302729249225" calcext:value-type="float">
            <text:p>0.3027292492</text:p>
          </table:table-cell>
          <table:table-cell office:value-type="float" office:value="0.354827564136" calcext:value-type="float">
            <text:p>0.3548275641</text:p>
          </table:table-cell>
          <table:table-cell office:value-type="float" office:value="0.504616899616" calcext:value-type="float">
            <text:p>0.5046168996</text:p>
          </table:table-cell>
          <table:table-cell office:value-type="float" office:value="0.315374979477" calcext:value-type="float">
            <text:p>0.3153749795</text:p>
          </table:table-cell>
          <table:table-cell office:value-type="float" office:value="0.821108876988" calcext:value-type="float">
            <text:p>0.821108877</text:p>
          </table:table-cell>
          <table:table-cell office:value-type="float" office:value="0.113936947828" calcext:value-type="float">
            <text:p>0.1139369478</text:p>
          </table:table-cell>
          <table:table-cell office:value-type="float" office:value="0.779225413496" calcext:value-type="float">
            <text:p>0.7792254135</text:p>
          </table:table-cell>
          <table:table-cell office:value-type="float" office:value="4.65" calcext:value-type="float">
            <text:p>4.65</text:p>
          </table:table-cell>
          <table:table-cell office:value-type="float" office:value="2.05" calcext:value-type="float">
            <text:p>2.05</text:p>
          </table:table-cell>
          <table:table-cell office:value-type="float" office:value="1.2" calcext:value-type="float">
            <text:p>1.2</text:p>
          </table:table-cell>
          <table:table-cell office:value-type="float" office:value="-1.1" calcext:value-type="float">
            <text:p>-1.1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522731902185" calcext:value-type="float">
            <text:p>0.5227319022</text:p>
          </table:table-cell>
          <table:table-cell office:value-type="float" office:value="-0.146979836919" calcext:value-type="float">
            <text:p>-0.1469798369</text:p>
          </table:table-cell>
          <table:table-cell office:value-type="float" office:value="0.562327938864" calcext:value-type="float">
            <text:p>0.5623279389</text:p>
          </table:table-cell>
          <table:table-cell office:value-type="float" office:value="0.15039560571" calcext:value-type="float">
            <text:p>0.1503956057</text:p>
          </table:table-cell>
          <table:table-cell office:value-type="float" office:value="0.284995232745" calcext:value-type="float">
            <text:p>0.2849952327</text:p>
          </table:table-cell>
          <table:table-cell office:value-type="float" office:value="0.0359990580481" calcext:value-type="float">
            <text:p>0.035999058</text:p>
          </table:table-cell>
          <table:table-cell office:value-type="float" office:value="0.324591269424" calcext:value-type="float">
            <text:p>0.3245912694</text:p>
          </table:table-cell>
          <table:table-cell office:value-type="float" office:value="0.333374500678" calcext:value-type="float">
            <text:p>0.3333745007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7" calcext:value-type="float">
            <text:p>117</text:p>
          </table:table-cell>
          <table:table-cell office:value-type="float" office:value="-4" calcext:value-type="float">
            <text:p>-4</text:p>
          </table:table-cell>
          <table:table-cell office:value-type="float" office:value="0.331883366867" calcext:value-type="float">
            <text:p>0.3318833669</text:p>
          </table:table-cell>
          <table:table-cell office:value-type="float" office:value="0.342370026694" calcext:value-type="float">
            <text:p>0.3423700267</text:p>
          </table:table-cell>
          <table:table-cell office:value-type="float" office:value="0.354370445047" calcext:value-type="float">
            <text:p>0.354370445</text:p>
          </table:table-cell>
          <table:table-cell office:value-type="float" office:value="0.544614287557" calcext:value-type="float">
            <text:p>0.5446142876</text:p>
          </table:table-cell>
          <table:table-cell office:value-type="float" office:value="0.311610491853" calcext:value-type="float">
            <text:p>0.3116104919</text:p>
          </table:table-cell>
          <table:table-cell office:value-type="float" office:value="0.860931340911" calcext:value-type="float">
            <text:p>0.8609313409</text:p>
          </table:table-cell>
          <table:table-cell office:value-type="float" office:value="0.112205285722" calcext:value-type="float">
            <text:p>0.1122052857</text:p>
          </table:table-cell>
          <table:table-cell office:value-type="float" office:value="0.819187912747" calcext:value-type="float">
            <text:p>0.8191879127</text:p>
          </table:table-cell>
          <table:table-cell office:value-type="float" office:value="4.59" calcext:value-type="float">
            <text:p>4.59</text:p>
          </table:table-cell>
          <table:table-cell office:value-type="float" office:value="2.05" calcext:value-type="float">
            <text:p>2.05</text:p>
          </table:table-cell>
          <table:table-cell office:value-type="float" office:value="1.21" calcext:value-type="float">
            <text:p>1.21</text:p>
          </table:table-cell>
          <table:table-cell office:value-type="float" office:value="-1.11" calcext:value-type="float">
            <text:p>-1.11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496022110654" calcext:value-type="float">
            <text:p>0.4960221107</text:p>
          </table:table-cell>
          <table:table-cell office:value-type="float" office:value="-0.102363841622" calcext:value-type="float">
            <text:p>-0.1023638416</text:p>
          </table:table-cell>
          <table:table-cell office:value-type="float" office:value="0.54678731329" calcext:value-type="float">
            <text:p>0.5467873133</text:p>
          </table:table-cell>
          <table:table-cell office:value-type="float" office:value="0.19330978622" calcext:value-type="float">
            <text:p>0.1933097862</text:p>
          </table:table-cell>
          <table:table-cell office:value-type="float" office:value="0.265343839031" calcext:value-type="float">
            <text:p>0.265343839</text:p>
          </table:table-cell>
          <table:table-cell office:value-type="float" office:value="0.0894369274094" calcext:value-type="float">
            <text:p>0.0894369274</text:p>
          </table:table-cell>
          <table:table-cell office:value-type="float" office:value="0.316109041667" calcext:value-type="float">
            <text:p>0.3161090417</text:p>
          </table:table-cell>
          <table:table-cell office:value-type="float" office:value="0.385110555252" calcext:value-type="float">
            <text:p>0.3851105553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8" calcext:value-type="float">
            <text:p>118</text:p>
          </table:table-cell>
          <table:table-cell office:value-type="float" office:value="-1" calcext:value-type="float">
            <text:p>-1</text:p>
          </table:table-cell>
          <table:table-cell office:value-type="float" office:value="0.343844242741" calcext:value-type="float">
            <text:p>0.3438442427</text:p>
          </table:table-cell>
          <table:table-cell office:value-type="float" office:value="0.268012680235" calcext:value-type="float">
            <text:p>0.2680126802</text:p>
          </table:table-cell>
          <table:table-cell office:value-type="float" office:value="0.377788595763" calcext:value-type="float">
            <text:p>0.3777885958</text:p>
          </table:table-cell>
          <table:table-cell office:value-type="float" office:value="0.410466567555" calcext:value-type="float">
            <text:p>0.4104665676</text:p>
          </table:table-cell>
          <table:table-cell office:value-type="float" office:value="0.332897244467" calcext:value-type="float">
            <text:p>0.3328972445</text:p>
          </table:table-cell>
          <table:table-cell office:value-type="float" office:value="0.701268021205" calcext:value-type="float">
            <text:p>0.7012680212</text:p>
          </table:table-cell>
          <table:table-cell office:value-type="float" office:value="0.144142803807" calcext:value-type="float">
            <text:p>0.1441428038</text:p>
          </table:table-cell>
          <table:table-cell office:value-type="float" office:value="0.734795973636" calcext:value-type="float">
            <text:p>0.7347959736</text:p>
          </table:table-cell>
          <table:table-cell office:value-type="float" office:value="4.83" calcext:value-type="float">
            <text:p>4.83</text:p>
          </table:table-cell>
          <table:table-cell office:value-type="float" office:value="2.05" calcext:value-type="float">
            <text:p>2.05</text:p>
          </table:table-cell>
          <table:table-cell office:value-type="float" office:value="1.17" calcext:value-type="float">
            <text:p>1.17</text:p>
          </table:table-cell>
          <table:table-cell office:value-type="float" office:value="-1.07" calcext:value-type="float">
            <text:p>-1.07</text:p>
          </table:table-cell>
          <table:table-cell office:value-type="float" office:value="0.05" calcext:value-type="float">
            <text:p>0.05</text:p>
          </table:table-cell>
          <table:table-cell office:value-type="float" office:value="0.11" calcext:value-type="float">
            <text:p>0.11</text:p>
          </table:table-cell>
          <table:table-cell office:value-type="float" office:value="0.539022420787" calcext:value-type="float">
            <text:p>0.5390224208</text:p>
          </table:table-cell>
          <table:table-cell office:value-type="float" office:value="-0.224738144133" calcext:value-type="float">
            <text:p>-0.2247381441</text:p>
          </table:table-cell>
          <table:table-cell office:value-type="float" office:value="0.582803425347" calcext:value-type="float">
            <text:p>0.5828034253</text:p>
          </table:table-cell>
          <table:table-cell office:value-type="float" office:value="0.0720500356181" calcext:value-type="float">
            <text:p>0.0720500356</text:p>
          </table:table-cell>
          <table:table-cell office:value-type="float" office:value="0.30388681986" calcext:value-type="float">
            <text:p>0.3038868199</text:p>
          </table:table-cell>
          <table:table-cell office:value-type="float" office:value="-0.0384285921054" calcext:value-type="float">
            <text:p>-0.0384285921</text:p>
          </table:table-cell>
          <table:table-cell office:value-type="float" office:value="0.34766782442" calcext:value-type="float">
            <text:p>0.3476678244</text:p>
          </table:table-cell>
          <table:table-cell office:value-type="float" office:value="0.258359587645" calcext:value-type="float">
            <text:p>0.2583595876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8" calcext:value-type="float">
            <text:p>118</text:p>
          </table:table-cell>
          <table:table-cell office:value-type="float" office:value="-2" calcext:value-type="float">
            <text:p>-2</text:p>
          </table:table-cell>
          <table:table-cell office:value-type="float" office:value="0.341893179028" calcext:value-type="float">
            <text:p>0.341893179</text:p>
          </table:table-cell>
          <table:table-cell office:value-type="float" office:value="0.307965068779" calcext:value-type="float">
            <text:p>0.3079650688</text:p>
          </table:table-cell>
          <table:table-cell office:value-type="float" office:value="0.358367245712" calcext:value-type="float">
            <text:p>0.3583672457</text:p>
          </table:table-cell>
          <table:table-cell office:value-type="float" office:value="0.445435284463" calcext:value-type="float">
            <text:p>0.4454352845</text:p>
          </table:table-cell>
          <table:table-cell office:value-type="float" office:value="0.331394243367" calcext:value-type="float">
            <text:p>0.3313942434</text:p>
          </table:table-cell>
          <table:table-cell office:value-type="float" office:value="0.741239773577" calcext:value-type="float">
            <text:p>0.7412397736</text:p>
          </table:table-cell>
          <table:table-cell office:value-type="float" office:value="0.138575988627" calcext:value-type="float">
            <text:p>0.1385759886</text:p>
          </table:table-cell>
          <table:table-cell office:value-type="float" office:value="0.774406711684" calcext:value-type="float">
            <text:p>0.7744067117</text:p>
          </table:table-cell>
          <table:table-cell office:value-type="float" office:value="4.77" calcext:value-type="float">
            <text:p>4.77</text:p>
          </table:table-cell>
          <table:table-cell office:value-type="float" office:value="2.05" calcext:value-type="float">
            <text:p>2.05</text:p>
          </table:table-cell>
          <table:table-cell office:value-type="float" office:value="1.18" calcext:value-type="float">
            <text:p>1.18</text:p>
          </table:table-cell>
          <table:table-cell office:value-type="float" office:value="-1.08" calcext:value-type="float">
            <text:p>-1.08</text:p>
          </table:table-cell>
          <table:table-cell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office:value-type="float" office:value="0.521924503753" calcext:value-type="float">
            <text:p>0.5219245038</text:p>
          </table:table-cell>
          <table:table-cell office:value-type="float" office:value="-0.175629476536" calcext:value-type="float">
            <text:p>-0.1756294765</text:p>
          </table:table-cell>
          <table:table-cell office:value-type="float" office:value="0.571856197849" calcext:value-type="float">
            <text:p>0.5718561978</text:p>
          </table:table-cell>
          <table:table-cell office:value-type="float" office:value="0.120186050312" calcext:value-type="float">
            <text:p>0.1201860503</text:p>
          </table:table-cell>
          <table:table-cell office:value-type="float" office:value="0.290706589717" calcext:value-type="float">
            <text:p>0.2907065897</text:p>
          </table:table-cell>
          <table:table-cell office:value-type="float" office:value="0.0155204024291" calcext:value-type="float">
            <text:p>0.0155204024</text:p>
          </table:table-cell>
          <table:table-cell office:value-type="float" office:value="0.340638283812" calcext:value-type="float">
            <text:p>0.3406382838</text:p>
          </table:table-cell>
          <table:table-cell office:value-type="float" office:value="0.311335929278" calcext:value-type="float">
            <text:p>0.3113359293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8" calcext:value-type="float">
            <text:p>118</text:p>
          </table:table-cell>
          <table:table-cell office:value-type="float" office:value="-3" calcext:value-type="float">
            <text:p>-3</text:p>
          </table:table-cell>
          <table:table-cell office:value-type="float" office:value="0.336850937306" calcext:value-type="float">
            <text:p>0.3368509373</text:p>
          </table:table-cell>
          <table:table-cell office:value-type="float" office:value="0.347645993648" calcext:value-type="float">
            <text:p>0.3476459936</text:p>
          </table:table-cell>
          <table:table-cell office:value-type="float" office:value="0.361172100138" calcext:value-type="float">
            <text:p>0.3611721001</text:p>
          </table:table-cell>
          <table:table-cell office:value-type="float" office:value="0.485336823176" calcext:value-type="float">
            <text:p>0.4853368232</text:p>
          </table:table-cell>
          <table:table-cell office:value-type="float" office:value="0.326025950103" calcext:value-type="float">
            <text:p>0.3260259501</text:p>
          </table:table-cell>
          <table:table-cell office:value-type="float" office:value="0.780877904555" calcext:value-type="float">
            <text:p>0.7808779046</text:p>
          </table:table-cell>
          <table:table-cell office:value-type="float" office:value="0.132773567937" calcext:value-type="float">
            <text:p>0.1327735679</text:p>
          </table:table-cell>
          <table:table-cell office:value-type="float" office:value="0.813983623061" calcext:value-type="float">
            <text:p>0.8139836231</text:p>
          </table:table-cell>
          <table:table-cell office:value-type="float" office:value="4.71" calcext:value-type="float">
            <text:p>4.71</text:p>
          </table:table-cell>
          <table:table-cell office:value-type="float" office:value="2.05" calcext:value-type="float">
            <text:p>2.05</text:p>
          </table:table-cell>
          <table:table-cell office:value-type="float" office:value="1.19" calcext:value-type="float">
            <text:p>1.19</text:p>
          </table:table-cell>
          <table:table-cell office:value-type="float" office:value="-1.09" calcext:value-type="float">
            <text:p>-1.09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50482658672" calcext:value-type="float">
            <text:p>0.5048265867</text:p>
          </table:table-cell>
          <table:table-cell office:value-type="float" office:value="-0.12652080894" calcext:value-type="float">
            <text:p>-0.1265208089</text:p>
          </table:table-cell>
          <table:table-cell office:value-type="float" office:value="0.559461658787" calcext:value-type="float">
            <text:p>0.5594616588</text:p>
          </table:table-cell>
          <table:table-cell office:value-type="float" office:value="0.168462256507" calcext:value-type="float">
            <text:p>0.1684622565</text:p>
          </table:table-cell>
          <table:table-cell office:value-type="float" office:value="0.27668129439" calcext:value-type="float">
            <text:p>0.2766812944</text:p>
          </table:table-cell>
          <table:table-cell office:value-type="float" office:value="0.0682860841313" calcext:value-type="float">
            <text:p>0.0682860841</text:p>
          </table:table-cell>
          <table:table-cell office:value-type="float" office:value="0.331316366457" calcext:value-type="float">
            <text:p>0.3313163665</text:p>
          </table:table-cell>
          <table:table-cell office:value-type="float" office:value="0.363269149578" calcext:value-type="float">
            <text:p>0.3632691496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8" calcext:value-type="float">
            <text:p>118</text:p>
          </table:table-cell>
          <table:table-cell office:value-type="float" office:value="-4" calcext:value-type="float">
            <text:p>-4</text:p>
          </table:table-cell>
          <table:table-cell office:value-type="float" office:value="0.333266143324" calcext:value-type="float">
            <text:p>0.3332661433</text:p>
          </table:table-cell>
          <table:table-cell office:value-type="float" office:value="0.387485035455" calcext:value-type="float">
            <text:p>0.3874850355</text:p>
          </table:table-cell>
          <table:table-cell office:value-type="float" office:value="0.36872698821" calcext:value-type="float">
            <text:p>0.3687269882</text:p>
          </table:table-cell>
          <table:table-cell office:value-type="float" office:value="0.52461689021" calcext:value-type="float">
            <text:p>0.5246168902</text:p>
          </table:table-cell>
          <table:table-cell office:value-type="float" office:value="0.319690099441" calcext:value-type="float">
            <text:p>0.3196900994</text:p>
          </table:table-cell>
          <table:table-cell office:value-type="float" office:value="0.820372929513" calcext:value-type="float">
            <text:p>0.8203729295</text:p>
          </table:table-cell>
          <table:table-cell office:value-type="float" office:value="0.126845789749" calcext:value-type="float">
            <text:p>0.1268457897</text:p>
          </table:table-cell>
          <table:table-cell office:value-type="float" office:value="0.853541952725" calcext:value-type="float">
            <text:p>0.8535419527</text:p>
          </table:table-cell>
          <table:table-cell office:value-type="float" office:value="4.65" calcext:value-type="float">
            <text:p>4.65</text:p>
          </table:table-cell>
          <table:table-cell office:value-type="float" office:value="2.05" calcext:value-type="float">
            <text:p>2.05</text:p>
          </table:table-cell>
          <table:table-cell office:value-type="float" office:value="1.2" calcext:value-type="float">
            <text:p>1.2</text:p>
          </table:table-cell>
          <table:table-cell office:value-type="float" office:value="-1.1" calcext:value-type="float">
            <text:p>-1.1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50482658672" calcext:value-type="float">
            <text:p>0.5048265867</text:p>
          </table:table-cell>
          <table:table-cell office:value-type="float" office:value="-0.12652080894" calcext:value-type="float">
            <text:p>-0.1265208089</text:p>
          </table:table-cell>
          <table:table-cell office:value-type="float" office:value="0.564854835225" calcext:value-type="float">
            <text:p>0.5648548352</text:p>
          </table:table-cell>
          <table:table-cell office:value-type="float" office:value="0.167412192578" calcext:value-type="float">
            <text:p>0.1674121926</text:p>
          </table:table-cell>
          <table:table-cell office:value-type="float" office:value="0.280287264647" calcext:value-type="float">
            <text:p>0.2802872646</text:p>
          </table:table-cell>
          <table:table-cell office:value-type="float" office:value="0.0724316799698" calcext:value-type="float">
            <text:p>0.07243168</text:p>
          </table:table-cell>
          <table:table-cell office:value-type="float" office:value="0.340315513153" calcext:value-type="float">
            <text:p>0.3403155132</text:p>
          </table:table-cell>
          <table:table-cell office:value-type="float" office:value="0.366364681488" calcext:value-type="float">
            <text:p>0.3663646815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4" calcext:value-type="float">
            <text:p>114</text:p>
          </table:table-cell>
          <table:table-cell office:value-type="float" office:value="-1" calcext:value-type="float">
            <text:p>-1</text:p>
          </table:table-cell>
          <table:table-cell office:value-type="float" office:value="0.336591991909" calcext:value-type="float">
            <text:p>0.3365919919</text:p>
          </table:table-cell>
          <table:table-cell office:value-type="float" office:value="0.203787922796" calcext:value-type="float">
            <text:p>0.2037879228</text:p>
          </table:table-cell>
          <table:table-cell office:value-type="float" office:value="0.171743564267" calcext:value-type="float">
            <text:p>0.1717435643</text:p>
          </table:table-cell>
          <table:table-cell office:value-type="float" office:value="0.646043910727" calcext:value-type="float">
            <text:p>0.6460439107</text:p>
          </table:table-cell>
          <table:table-cell office:value-type="float" office:value="0.343363546483" calcext:value-type="float">
            <text:p>0.3433635465</text:p>
          </table:table-cell>
          <table:table-cell office:value-type="float" office:value="0.693594675943" calcext:value-type="float">
            <text:p>0.6935946759</text:p>
          </table:table-cell>
          <table:table-cell office:value-type="float" office:value="0.333002093693" calcext:value-type="float">
            <text:p>0.3330020937</text:p>
          </table:table-cell>
          <table:table-cell office:value-type="float" office:value="0.468181902637" calcext:value-type="float">
            <text:p>0.4681819026</text:p>
          </table:table-cell>
          <table:table-cell office:value-type="float" office:value="4.59" calcext:value-type="float">
            <text:p>4.59</text:p>
          </table:table-cell>
          <table:table-cell office:value-type="float" office:value="2.05" calcext:value-type="float">
            <text:p>2.05</text:p>
          </table:table-cell>
          <table:table-cell office:value-type="float" office:value="1.21" calcext:value-type="float">
            <text:p>1.21</text:p>
          </table:table-cell>
          <table:table-cell office:value-type="float" office:value="-1.11" calcext:value-type="float">
            <text:p>-1.11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506435302178" calcext:value-type="float">
            <text:p>0.5064353022</text:p>
          </table:table-cell>
          <table:table-cell office:value-type="float" office:value="-0.239541989574" calcext:value-type="float">
            <text:p>-0.2395419896</text:p>
          </table:table-cell>
          <table:table-cell office:value-type="float" office:value="0.553560885605" calcext:value-type="float">
            <text:p>0.5535608856</text:p>
          </table:table-cell>
          <table:table-cell office:value-type="float" office:value="0.0567335230597" calcext:value-type="float">
            <text:p>0.0567335231</text:p>
          </table:table-cell>
          <table:table-cell office:value-type="float" office:value="0.273415973431" calcext:value-type="float">
            <text:p>0.2734159734</text:p>
          </table:table-cell>
          <table:table-cell office:value-type="float" office:value="-0.0505922808413" calcext:value-type="float">
            <text:p>-0.0505922808</text:p>
          </table:table-cell>
          <table:table-cell office:value-type="float" office:value="0.320541556858" calcext:value-type="float">
            <text:p>0.3205415569</text:p>
          </table:table-cell>
          <table:table-cell office:value-type="float" office:value="0.245683231793" calcext:value-type="float">
            <text:p>0.2456832318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4" calcext:value-type="float">
            <text:p>114</text:p>
          </table:table-cell>
          <table:table-cell office:value-type="float" office:value="-2" calcext:value-type="float">
            <text:p>-2</text:p>
          </table:table-cell>
          <table:table-cell office:value-type="float" office:value="0.332782551878" calcext:value-type="float">
            <text:p>0.3327825519</text:p>
          </table:table-cell>
          <table:table-cell office:value-type="float" office:value="0.243606111688" calcext:value-type="float">
            <text:p>0.2436061117</text:p>
          </table:table-cell>
          <table:table-cell office:value-type="float" office:value="0.170753345629" calcext:value-type="float">
            <text:p>0.1707533456</text:p>
          </table:table-cell>
          <table:table-cell office:value-type="float" office:value="0.686031652187" calcext:value-type="float">
            <text:p>0.6860316522</text:p>
          </table:table-cell>
          <table:table-cell office:value-type="float" office:value="0.339036467377" calcext:value-type="float">
            <text:p>0.3390364674</text:p>
          </table:table-cell>
          <table:table-cell office:value-type="float" office:value="0.733359942023" calcext:value-type="float">
            <text:p>0.733359942</text:p>
          </table:table-cell>
          <table:table-cell office:value-type="float" office:value="0.332903080829" calcext:value-type="float">
            <text:p>0.3329030808</text:p>
          </table:table-cell>
          <table:table-cell office:value-type="float" office:value="0.508181780092" calcext:value-type="float">
            <text:p>0.5081817801</text:p>
          </table:table-cell>
          <table:table-cell office:value-type="float" office:value="4.53" calcext:value-type="float">
            <text:p>4.53</text:p>
          </table:table-cell>
          <table:table-cell office:value-type="float" office:value="2.05" calcext:value-type="float">
            <text:p>2.05</text:p>
          </table:table-cell>
          <table:table-cell office:value-type="float" office:value="1.22" calcext:value-type="float">
            <text:p>1.22</text:p>
          </table:table-cell>
          <table:table-cell office:value-type="float" office:value="-1.12" calcext:value-type="float">
            <text:p>-1.12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487194520043" calcext:value-type="float">
            <text:p>0.48719452</text:p>
          </table:table-cell>
          <table:table-cell office:value-type="float" office:value="-0.191232649868" calcext:value-type="float">
            <text:p>-0.1912326499</text:p>
          </table:table-cell>
          <table:table-cell office:value-type="float" office:value="0.541607560148" calcext:value-type="float">
            <text:p>0.5416075601</text:p>
          </table:table-cell>
          <table:table-cell office:value-type="float" office:value="0.10379145265" calcext:value-type="float">
            <text:p>0.1037914527</text:p>
          </table:table-cell>
          <table:table-cell office:value-type="float" office:value="0.258902672586" calcext:value-type="float">
            <text:p>0.2589026726</text:p>
          </table:table-cell>
          <table:table-cell office:value-type="float" office:value="0.00340247641867" calcext:value-type="float">
            <text:p>0.0034024764</text:p>
          </table:table-cell>
          <table:table-cell office:value-type="float" office:value="0.313315712691" calcext:value-type="float">
            <text:p>0.3133157127</text:p>
          </table:table-cell>
          <table:table-cell office:value-type="float" office:value="0.298426578937" calcext:value-type="float">
            <text:p>0.2984265789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4" calcext:value-type="float">
            <text:p>114</text:p>
          </table:table-cell>
          <table:table-cell office:value-type="float" office:value="-3" calcext:value-type="float">
            <text:p>-3</text:p>
          </table:table-cell>
          <table:table-cell office:value-type="float" office:value="0.330643228598" calcext:value-type="float">
            <text:p>0.3306432286</text:p>
          </table:table-cell>
          <table:table-cell office:value-type="float" office:value="0.283548861917" calcext:value-type="float">
            <text:p>0.2835488619</text:p>
          </table:table-cell>
          <table:table-cell office:value-type="float" office:value="0.170480066972" calcext:value-type="float">
            <text:p>0.170480067</text:p>
          </table:table-cell>
          <table:table-cell office:value-type="float" office:value="0.726030718661" calcext:value-type="float">
            <text:p>0.7260307187</text:p>
          </table:table-cell>
          <table:table-cell office:value-type="float" office:value="0.335831202135" calcext:value-type="float">
            <text:p>0.3358312021</text:p>
          </table:table-cell>
          <table:table-cell office:value-type="float" office:value="0.773231313642" calcext:value-type="float">
            <text:p>0.7732313136</text:p>
          </table:table-cell>
          <table:table-cell office:value-type="float" office:value="0.329588809117" calcext:value-type="float">
            <text:p>0.3295888091</text:p>
          </table:table-cell>
          <table:table-cell office:value-type="float" office:value="0.548044238659" calcext:value-type="float">
            <text:p>0.5480442387</text:p>
          </table:table-cell>
          <table:table-cell office:value-type="float" office:value="4.47" calcext:value-type="float">
            <text:p>4.47</text:p>
          </table:table-cell>
          <table:table-cell office:value-type="float" office:value="2.05" calcext:value-type="float">
            <text:p>2.05</text:p>
          </table:table-cell>
          <table:table-cell office:value-type="float" office:value="1.23" calcext:value-type="float">
            <text:p>1.23</text:p>
          </table:table-cell>
          <table:table-cell office:value-type="float" office:value="-1.13" calcext:value-type="float">
            <text:p>-1.13</text:p>
          </table:table-cell>
          <table:table-cell office:value-type="float" office:value="0.05" calcext:value-type="float">
            <text:p>0.05</text:p>
          </table:table-cell>
          <table:table-cell office:value-type="float" office:value="-0.01" calcext:value-type="float">
            <text:p>-0.01</text:p>
          </table:table-cell>
          <table:table-cell office:value-type="float" office:value="0.467953737909" calcext:value-type="float">
            <text:p>0.4679537379</text:p>
          </table:table-cell>
          <table:table-cell office:value-type="float" office:value="-0.142923310162" calcext:value-type="float">
            <text:p>-0.1429233102</text:p>
          </table:table-cell>
          <table:table-cell office:value-type="float" office:value="0.53111107459" calcext:value-type="float">
            <text:p>0.5311110746</text:p>
          </table:table-cell>
          <table:table-cell office:value-type="float" office:value="0.15035326719" calcext:value-type="float">
            <text:p>0.1503532672</text:p>
          </table:table-cell>
          <table:table-cell office:value-type="float" office:value="0.245547439928" calcext:value-type="float">
            <text:p>0.2455474399</text:p>
          </table:table-cell>
          <table:table-cell office:value-type="float" office:value="0.0584108365153" calcext:value-type="float">
            <text:p>0.0584108365</text:p>
          </table:table-cell>
          <table:table-cell office:value-type="float" office:value="0.308704776609" calcext:value-type="float">
            <text:p>0.3087047766</text:p>
          </table:table-cell>
          <table:table-cell office:value-type="float" office:value="0.351687413867" calcext:value-type="float">
            <text:p>0.3516874139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4" calcext:value-type="float">
            <text:p>114</text:p>
          </table:table-cell>
          <table:table-cell office:value-type="float" office:value="-4" calcext:value-type="float">
            <text:p>-4</text:p>
          </table:table-cell>
          <table:table-cell office:value-type="float" office:value="0.326424686076" calcext:value-type="float">
            <text:p>0.3264246861</text:p>
          </table:table-cell>
          <table:table-cell office:value-type="float" office:value="0.323325788633" calcext:value-type="float">
            <text:p>0.3233257886</text:p>
          </table:table-cell>
          <table:table-cell office:value-type="float" office:value="0.170729943642" calcext:value-type="float">
            <text:p>0.1707299436</text:p>
          </table:table-cell>
          <table:table-cell office:value-type="float" office:value="0.766029938174" calcext:value-type="float">
            <text:p>0.7660299382</text:p>
          </table:table-cell>
          <table:table-cell office:value-type="float" office:value="0.333206952435" calcext:value-type="float">
            <text:p>0.3332069524</text:p>
          </table:table-cell>
          <table:table-cell office:value-type="float" office:value="0.813145137231" calcext:value-type="float">
            <text:p>0.8131451372</text:p>
          </table:table-cell>
          <table:table-cell office:value-type="float" office:value="0.331053876546" calcext:value-type="float">
            <text:p>0.3310538765</text:p>
          </table:table-cell>
          <table:table-cell office:value-type="float" office:value="0.588017399373" calcext:value-type="float">
            <text:p>0.5880173994</text:p>
          </table:table-cell>
          <table:table-cell office:value-type="float" office:value="4.41" calcext:value-type="float">
            <text:p>4.41</text:p>
          </table:table-cell>
          <table:table-cell office:value-type="float" office:value="2.05" calcext:value-type="float">
            <text:p>2.05</text:p>
          </table:table-cell>
          <table:table-cell office:value-type="float" office:value="1.24" calcext:value-type="float">
            <text:p>1.24</text:p>
          </table:table-cell>
          <table:table-cell office:value-type="float" office:value="-1.14" calcext:value-type="float">
            <text:p>-1.14</text:p>
          </table:table-cell>
          <table:table-cell office:value-type="float" office:value="0.05" calcext:value-type="float">
            <text:p>0.05</text:p>
          </table:table-cell>
          <table:table-cell office:value-type="float" office:value="-0.03" calcext:value-type="float">
            <text:p>-0.03</text:p>
          </table:table-cell>
          <table:table-cell office:value-type="float" office:value="0.448712955775" calcext:value-type="float">
            <text:p>0.4487129558</text:p>
          </table:table-cell>
          <table:table-cell office:value-type="float" office:value="-0.0946139704555" calcext:value-type="float">
            <text:p>-0.0946139705</text:p>
          </table:table-cell>
          <table:table-cell office:value-type="float" office:value="0.519716775295" calcext:value-type="float">
            <text:p>0.5197167753</text:p>
          </table:table-cell>
          <table:table-cell office:value-type="float" office:value="0.196862370975" calcext:value-type="float">
            <text:p>0.196862371</text:p>
          </table:table-cell>
          <table:table-cell office:value-type="float" office:value="0.231788949254" calcext:value-type="float">
            <text:p>0.2317889493</text:p>
          </table:table-cell>
          <table:table-cell office:value-type="float" office:value="0.11261531173" calcext:value-type="float">
            <text:p>0.1126153117</text:p>
          </table:table-cell>
          <table:table-cell office:value-type="float" office:value="0.302792768775" calcext:value-type="float">
            <text:p>0.3027927688</text:p>
          </table:table-cell>
          <table:table-cell office:value-type="float" office:value="0.40409165316" calcext:value-type="float">
            <text:p>0.4040916532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7" calcext:value-type="float">
            <text:p>117</text:p>
          </table:table-cell>
          <table:table-cell office:value-type="float" office:value="-1" calcext:value-type="float">
            <text:p>-1</text:p>
          </table:table-cell>
          <table:table-cell office:value-type="float" office:value="0.3381172209" calcext:value-type="float">
            <text:p>0.3381172209</text:p>
          </table:table-cell>
          <table:table-cell office:value-type="float" office:value="0.241719990398" calcext:value-type="float">
            <text:p>0.2417199904</text:p>
          </table:table-cell>
          <table:table-cell office:value-type="float" office:value="0.362029431224" calcext:value-type="float">
            <text:p>0.3620294312</text:p>
          </table:table-cell>
          <table:table-cell office:value-type="float" office:value="0.393118456116" calcext:value-type="float">
            <text:p>0.3931184561</text:p>
          </table:table-cell>
          <table:table-cell office:value-type="float" office:value="0.333910733982" calcext:value-type="float">
            <text:p>0.333910734</text:p>
          </table:table-cell>
          <table:table-cell office:value-type="float" office:value="0.642290603668" calcext:value-type="float">
            <text:p>0.6422906037</text:p>
          </table:table-cell>
          <table:table-cell office:value-type="float" office:value="0.139865935683" calcext:value-type="float">
            <text:p>0.1398659357</text:p>
          </table:table-cell>
          <table:table-cell office:value-type="float" office:value="0.656659449164" calcext:value-type="float">
            <text:p>0.6566594492</text:p>
          </table:table-cell>
          <table:table-cell office:value-type="float" office:value="4.77" calcext:value-type="float">
            <text:p>4.77</text:p>
          </table:table-cell>
          <table:table-cell office:value-type="float" office:value="2.05" calcext:value-type="float">
            <text:p>2.05</text:p>
          </table:table-cell>
          <table:table-cell office:value-type="float" office:value="1.18" calcext:value-type="float">
            <text:p>1.18</text:p>
          </table:table-cell>
          <table:table-cell office:value-type="float" office:value="-1.08" calcext:value-type="float">
            <text:p>-1.08</text:p>
          </table:table-cell>
          <table:table-cell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office:value-type="float" office:value="0.521066124913" calcext:value-type="float">
            <text:p>0.5210661249</text:p>
          </table:table-cell>
          <table:table-cell office:value-type="float" office:value="-0.246139184174" calcext:value-type="float">
            <text:p>-0.2461391842</text:p>
          </table:table-cell>
          <table:table-cell office:value-type="float" office:value="0.570290044181" calcext:value-type="float">
            <text:p>0.5702900442</text:p>
          </table:table-cell>
          <table:table-cell office:value-type="float" office:value="0.0497949398666" calcext:value-type="float">
            <text:p>0.0497949399</text:p>
          </table:table-cell>
          <table:table-cell office:value-type="float" office:value="0.289391615281" calcext:value-type="float">
            <text:p>0.2893916153</text:p>
          </table:table-cell>
          <table:table-cell office:value-type="float" office:value="-0.0555429575938" calcext:value-type="float">
            <text:p>-0.0555429576</text:p>
          </table:table-cell>
          <table:table-cell office:value-type="float" office:value="0.338615534549" calcext:value-type="float">
            <text:p>0.3386155345</text:p>
          </table:table-cell>
          <table:table-cell office:value-type="float" office:value="0.240391166447" calcext:value-type="float">
            <text:p>0.2403911664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7" calcext:value-type="float">
            <text:p>117</text:p>
          </table:table-cell>
          <table:table-cell office:value-type="float" office:value="-2" calcext:value-type="float">
            <text:p>-2</text:p>
          </table:table-cell>
          <table:table-cell office:value-type="float" office:value="0.329924989596" calcext:value-type="float">
            <text:p>0.3299249896</text:p>
          </table:table-cell>
          <table:table-cell office:value-type="float" office:value="0.280872095658" calcext:value-type="float">
            <text:p>0.2808720957</text:p>
          </table:table-cell>
          <table:table-cell office:value-type="float" office:value="0.364173410642" calcext:value-type="float">
            <text:p>0.3641734106</text:p>
          </table:table-cell>
          <table:table-cell office:value-type="float" office:value="0.433060956691" calcext:value-type="float">
            <text:p>0.4330609567</text:p>
          </table:table-cell>
          <table:table-cell office:value-type="float" office:value="0.332860331727" calcext:value-type="float">
            <text:p>0.3328603317</text:p>
          </table:table-cell>
          <table:table-cell office:value-type="float" office:value="0.682276809478" calcext:value-type="float">
            <text:p>0.6822768095</text:p>
          </table:table-cell>
          <table:table-cell office:value-type="float" office:value="0.13627397956" calcext:value-type="float">
            <text:p>0.1362739796</text:p>
          </table:table-cell>
          <table:table-cell office:value-type="float" office:value="0.696497845859" calcext:value-type="float">
            <text:p>0.6964978459</text:p>
          </table:table-cell>
          <table:table-cell office:value-type="float" office:value="4.71" calcext:value-type="float">
            <text:p>4.71</text:p>
          </table:table-cell>
          <table:table-cell office:value-type="float" office:value="2.05" calcext:value-type="float">
            <text:p>2.05</text:p>
          </table:table-cell>
          <table:table-cell office:value-type="float" office:value="1.19" calcext:value-type="float">
            <text:p>1.19</text:p>
          </table:table-cell>
          <table:table-cell office:value-type="float" office:value="-1.09" calcext:value-type="float">
            <text:p>-1.09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488762180958" calcext:value-type="float">
            <text:p>0.488762181</text:p>
          </table:table-cell>
          <table:table-cell office:value-type="float" office:value="-0.205390500699" calcext:value-type="float">
            <text:p>-0.2053905007</text:p>
          </table:table-cell>
          <table:table-cell office:value-type="float" office:value="0.550676848685" calcext:value-type="float">
            <text:p>0.5506768487</text:p>
          </table:table-cell>
          <table:table-cell office:value-type="float" office:value="0.0881509340594" calcext:value-type="float">
            <text:p>0.0881509341</text:p>
          </table:table-cell>
          <table:table-cell office:value-type="float" office:value="0.265505175257" calcext:value-type="float">
            <text:p>0.2655051753</text:p>
          </table:table-cell>
          <table:table-cell office:value-type="float" office:value="-0.00500010820143" calcext:value-type="float">
            <text:p>-0.0050001082</text:p>
          </table:table-cell>
          <table:table-cell office:value-type="float" office:value="0.327419842984" calcext:value-type="float">
            <text:p>0.327419843</text:p>
          </table:table-cell>
          <table:table-cell office:value-type="float" office:value="0.288541326557" calcext:value-type="float">
            <text:p>0.2885413266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7" calcext:value-type="float">
            <text:p>117</text:p>
          </table:table-cell>
          <table:table-cell office:value-type="float" office:value="-3" calcext:value-type="float">
            <text:p>-3</text:p>
          </table:table-cell>
          <table:table-cell office:value-type="float" office:value="0.324689239641" calcext:value-type="float">
            <text:p>0.3246892396</text:p>
          </table:table-cell>
          <table:table-cell office:value-type="float" office:value="0.32052795175" calcext:value-type="float">
            <text:p>0.3205279518</text:p>
          </table:table-cell>
          <table:table-cell office:value-type="float" office:value="0.358405507917" calcext:value-type="float">
            <text:p>0.3584055079</text:p>
          </table:table-cell>
          <table:table-cell office:value-type="float" office:value="0.472642913416" calcext:value-type="float">
            <text:p>0.4726429134</text:p>
          </table:table-cell>
          <table:table-cell office:value-type="float" office:value="0.332887048542" calcext:value-type="float">
            <text:p>0.3328870485</text:p>
          </table:table-cell>
          <table:table-cell office:value-type="float" office:value="0.722276800556" calcext:value-type="float">
            <text:p>0.7222768006</text:p>
          </table:table-cell>
          <table:table-cell office:value-type="float" office:value="0.133637125782" calcext:value-type="float">
            <text:p>0.1336371258</text:p>
          </table:table-cell>
          <table:table-cell office:value-type="float" office:value="0.736410838757" calcext:value-type="float">
            <text:p>0.7364108388</text:p>
          </table:table-cell>
          <table:table-cell office:value-type="float" office:value="4.65" calcext:value-type="float">
            <text:p>4.65</text:p>
          </table:table-cell>
          <table:table-cell office:value-type="float" office:value="2.05" calcext:value-type="float">
            <text:p>2.05</text:p>
          </table:table-cell>
          <table:table-cell office:value-type="float" office:value="1.2" calcext:value-type="float">
            <text:p>1.2</text:p>
          </table:table-cell>
          <table:table-cell office:value-type="float" office:value="-1.1" calcext:value-type="float">
            <text:p>-1.1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456458237002" calcext:value-type="float">
            <text:p>0.456458237</text:p>
          </table:table-cell>
          <table:table-cell office:value-type="float" office:value="-0.164641817224" calcext:value-type="float">
            <text:p>-0.1646418172</text:p>
          </table:table-cell>
          <table:table-cell office:value-type="float" office:value="0.533119083811" calcext:value-type="float">
            <text:p>0.5331190838</text:p>
          </table:table-cell>
          <table:table-cell office:value-type="float" office:value="0.125398032739" calcext:value-type="float">
            <text:p>0.1253980327</text:p>
          </table:table-cell>
          <table:table-cell office:value-type="float" office:value="0.243606782229" calcext:value-type="float">
            <text:p>0.2436067822</text:p>
          </table:table-cell>
          <table:table-cell office:value-type="float" office:value="0.0467683485688" calcext:value-type="float">
            <text:p>0.0467683486</text:p>
          </table:table-cell>
          <table:table-cell office:value-type="float" office:value="0.320267629037" calcext:value-type="float">
            <text:p>0.320267629</text:p>
          </table:table-cell>
          <table:table-cell office:value-type="float" office:value="0.336808198532" calcext:value-type="float">
            <text:p>0.3368081985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7" calcext:value-type="float">
            <text:p>117</text:p>
          </table:table-cell>
          <table:table-cell office:value-type="float" office:value="-4" calcext:value-type="float">
            <text:p>-4</text:p>
          </table:table-cell>
          <table:table-cell office:value-type="float" office:value="0.321702130958" calcext:value-type="float">
            <text:p>0.321702131</text:p>
          </table:table-cell>
          <table:table-cell office:value-type="float" office:value="0.360416260585" calcext:value-type="float">
            <text:p>0.3604162606</text:p>
          </table:table-cell>
          <table:table-cell office:value-type="float" office:value="0.346590174092" calcext:value-type="float">
            <text:p>0.3465901741</text:p>
          </table:table-cell>
          <table:table-cell office:value-type="float" office:value="0.510858065995" calcext:value-type="float">
            <text:p>0.510858066</text:p>
          </table:table-cell>
          <table:table-cell office:value-type="float" office:value="0.32908415612" calcext:value-type="float">
            <text:p>0.3290841561</text:p>
          </table:table-cell>
          <table:table-cell office:value-type="float" office:value="0.76209561532" calcext:value-type="float">
            <text:p>0.7620956153</text:p>
          </table:table-cell>
          <table:table-cell office:value-type="float" office:value="0.130935453167" calcext:value-type="float">
            <text:p>0.1309354532</text:p>
          </table:table-cell>
          <table:table-cell office:value-type="float" office:value="0.776319496528" calcext:value-type="float">
            <text:p>0.7763194965</text:p>
          </table:table-cell>
          <table:table-cell office:value-type="float" office:value="4.59" calcext:value-type="float">
            <text:p>4.59</text:p>
          </table:table-cell>
          <table:table-cell office:value-type="float" office:value="2.05" calcext:value-type="float">
            <text:p>2.05</text:p>
          </table:table-cell>
          <table:table-cell office:value-type="float" office:value="1.21" calcext:value-type="float">
            <text:p>1.21</text:p>
          </table:table-cell>
          <table:table-cell office:value-type="float" office:value="-1.11" calcext:value-type="float">
            <text:p>-1.11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424154293047" calcext:value-type="float">
            <text:p>0.424154293</text:p>
          </table:table-cell>
          <table:table-cell office:value-type="float" office:value="-0.123893133749" calcext:value-type="float">
            <text:p>-0.1238931337</text:p>
          </table:table-cell>
          <table:table-cell office:value-type="float" office:value="0.517136146695" calcext:value-type="float">
            <text:p>0.5171361467</text:p>
          </table:table-cell>
          <table:table-cell office:value-type="float" office:value="0.161333749437" calcext:value-type="float">
            <text:p>0.1613337494</text:p>
          </table:table-cell>
          <table:table-cell office:value-type="float" office:value="0.22363149319" calcext:value-type="float">
            <text:p>0.2236314932</text:p>
          </table:table-cell>
          <table:table-cell office:value-type="float" office:value="0.0992449551939" calcext:value-type="float">
            <text:p>0.0992449552</text:p>
          </table:table-cell>
          <table:table-cell office:value-type="float" office:value="0.316613346838" calcext:value-type="float">
            <text:p>0.3166133468</text:p>
          </table:table-cell>
          <table:table-cell office:value-type="float" office:value="0.38447183838" calcext:value-type="float">
            <text:p>0.3844718384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2" calcext:value-type="float">
            <text:p>112</text:p>
          </table:table-cell>
          <table:table-cell office:value-type="float" office:value="-1" calcext:value-type="float">
            <text:p>-1</text:p>
          </table:table-cell>
          <table:table-cell office:value-type="float" office:value="0.333512143596" calcext:value-type="float">
            <text:p>0.3335121436</text:p>
          </table:table-cell>
          <table:table-cell office:value-type="float" office:value="0.16026387205" calcext:value-type="float">
            <text:p>0.1602638721</text:p>
          </table:table-cell>
          <table:table-cell office:value-type="float" office:value="0.169134840826" calcext:value-type="float">
            <text:p>0.1691348408</text:p>
          </table:table-cell>
          <table:table-cell office:value-type="float" office:value="0.53749811409" calcext:value-type="float">
            <text:p>0.5374981141</text:p>
          </table:table-cell>
          <table:table-cell office:value-type="float" office:value="0.321577525261" calcext:value-type="float">
            <text:p>0.3215775253</text:p>
          </table:table-cell>
          <table:table-cell office:value-type="float" office:value="0.625370586404" calcext:value-type="float">
            <text:p>0.6253705864</text:p>
          </table:table-cell>
          <table:table-cell office:value-type="float" office:value="0.337972747583" calcext:value-type="float">
            <text:p>0.3379727476</text:p>
          </table:table-cell>
          <table:table-cell office:value-type="float" office:value="0.37420519285" calcext:value-type="float">
            <text:p>0.3742051929</text:p>
          </table:table-cell>
          <table:table-cell office:value-type="float" office:value="4.47" calcext:value-type="float">
            <text:p>4.47</text:p>
          </table:table-cell>
          <table:table-cell office:value-type="float" office:value="2.05" calcext:value-type="float">
            <text:p>2.05</text:p>
          </table:table-cell>
          <table:table-cell office:value-type="float" office:value="1.23" calcext:value-type="float">
            <text:p>1.23</text:p>
          </table:table-cell>
          <table:table-cell office:value-type="float" office:value="-1.13" calcext:value-type="float">
            <text:p>-1.13</text:p>
          </table:table-cell>
          <table:table-cell office:value-type="float" office:value="0.05" calcext:value-type="float">
            <text:p>0.05</text:p>
          </table:table-cell>
          <table:table-cell office:value-type="float" office:value="-0.01" calcext:value-type="float">
            <text:p>-0.01</text:p>
          </table:table-cell>
          <table:table-cell office:value-type="float" office:value="0.494593232313" calcext:value-type="float">
            <text:p>0.4945932323</text:p>
          </table:table-cell>
          <table:table-cell office:value-type="float" office:value="-0.317434176557" calcext:value-type="float">
            <text:p>-0.3174341766</text:p>
          </table:table-cell>
          <table:table-cell office:value-type="float" office:value="0.553714644483" calcext:value-type="float">
            <text:p>0.5537146445</text:p>
          </table:table-cell>
          <table:table-cell office:value-type="float" office:value="-0.0233174333702" calcext:value-type="float">
            <text:p>-0.0233174334</text:p>
          </table:table-cell>
          <table:table-cell office:value-type="float" office:value="0.26944136712" calcext:value-type="float">
            <text:p>0.2694413671</text:p>
          </table:table-cell>
          <table:table-cell office:value-type="float" office:value="-0.119175160117" calcext:value-type="float">
            <text:p>-0.1191751601</text:p>
          </table:table-cell>
          <table:table-cell office:value-type="float" office:value="0.32856277929" calcext:value-type="float">
            <text:p>0.3285627793</text:p>
          </table:table-cell>
          <table:table-cell office:value-type="float" office:value="0.17494158307" calcext:value-type="float">
            <text:p>0.1749415831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2" calcext:value-type="float">
            <text:p>112</text:p>
          </table:table-cell>
          <table:table-cell office:value-type="float" office:value="-2" calcext:value-type="float">
            <text:p>-2</text:p>
          </table:table-cell>
          <table:table-cell office:value-type="float" office:value="0.330765734974" calcext:value-type="float">
            <text:p>0.330765735</text:p>
          </table:table-cell>
          <table:table-cell office:value-type="float" office:value="0.200169476164" calcext:value-type="float">
            <text:p>0.2001694762</text:p>
          </table:table-cell>
          <table:table-cell office:value-type="float" office:value="0.16369934885" calcext:value-type="float">
            <text:p>0.1636993489</text:p>
          </table:table-cell>
          <table:table-cell office:value-type="float" office:value="0.577127086155" calcext:value-type="float">
            <text:p>0.5771270862</text:p>
          </table:table-cell>
          <table:table-cell office:value-type="float" office:value="0.320922623981" calcext:value-type="float">
            <text:p>0.320922624</text:p>
          </table:table-cell>
          <table:table-cell office:value-type="float" office:value="0.665365224848" calcext:value-type="float">
            <text:p>0.6653652248</text:p>
          </table:table-cell>
          <table:table-cell office:value-type="float" office:value="0.342991604882" calcext:value-type="float">
            <text:p>0.3429916049</text:p>
          </table:table-cell>
          <table:table-cell office:value-type="float" office:value="0.413889082168" calcext:value-type="float">
            <text:p>0.4138890822</text:p>
          </table:table-cell>
          <table:table-cell office:value-type="float" office:value="4.41" calcext:value-type="float">
            <text:p>4.41</text:p>
          </table:table-cell>
          <table:table-cell office:value-type="float" office:value="2.05" calcext:value-type="float">
            <text:p>2.05</text:p>
          </table:table-cell>
          <table:table-cell office:value-type="float" office:value="1.24" calcext:value-type="float">
            <text:p>1.24</text:p>
          </table:table-cell>
          <table:table-cell office:value-type="float" office:value="-1.14" calcext:value-type="float">
            <text:p>-1.14</text:p>
          </table:table-cell>
          <table:table-cell office:value-type="float" office:value="0.05" calcext:value-type="float">
            <text:p>0.05</text:p>
          </table:table-cell>
          <table:table-cell office:value-type="float" office:value="-0.03" calcext:value-type="float">
            <text:p>-0.03</text:p>
          </table:table-cell>
          <table:table-cell office:value-type="float" office:value="0.473071670295" calcext:value-type="float">
            <text:p>0.4730716703</text:p>
          </table:table-cell>
          <table:table-cell office:value-type="float" office:value="-0.270096851239" calcext:value-type="float">
            <text:p>-0.2700968512</text:p>
          </table:table-cell>
          <table:table-cell office:value-type="float" office:value="0.541392442006" calcext:value-type="float">
            <text:p>0.541392442</text:p>
          </table:table-cell>
          <table:table-cell office:value-type="float" office:value="0.0220200297402" calcext:value-type="float">
            <text:p>0.0220200297</text:p>
          </table:table-cell>
          <table:table-cell office:value-type="float" office:value="0.254251416349" calcext:value-type="float">
            <text:p>0.2542514163</text:p>
          </table:table-cell>
          <table:table-cell office:value-type="float" office:value="-0.0648708868413" calcext:value-type="float">
            <text:p>-0.0648708868</text:p>
          </table:table-cell>
          <table:table-cell office:value-type="float" office:value="0.32257218806" calcext:value-type="float">
            <text:p>0.3225721881</text:p>
          </table:table-cell>
          <table:table-cell office:value-type="float" office:value="0.227245994138" calcext:value-type="float">
            <text:p>0.2272459941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2" calcext:value-type="float">
            <text:p>112</text:p>
          </table:table-cell>
          <table:table-cell office:value-type="float" office:value="-3" calcext:value-type="float">
            <text:p>-3</text:p>
          </table:table-cell>
          <table:table-cell office:value-type="float" office:value="0.326099548311" calcext:value-type="float">
            <text:p>0.3260995483</text:p>
          </table:table-cell>
          <table:table-cell office:value-type="float" office:value="0.239896377654" calcext:value-type="float">
            <text:p>0.2398963777</text:p>
          </table:table-cell>
          <table:table-cell office:value-type="float" office:value="0.161387185042" calcext:value-type="float">
            <text:p>0.161387185</text:p>
          </table:table-cell>
          <table:table-cell office:value-type="float" office:value="0.617060203972" calcext:value-type="float">
            <text:p>0.617060204</text:p>
          </table:table-cell>
          <table:table-cell office:value-type="float" office:value="0.317449004408" calcext:value-type="float">
            <text:p>0.3174490044</text:p>
          </table:table-cell>
          <table:table-cell office:value-type="float" office:value="0.705214114006" calcext:value-type="float">
            <text:p>0.705214114</text:p>
          </table:table-cell>
          <table:table-cell office:value-type="float" office:value="0.339776366576" calcext:value-type="float">
            <text:p>0.3397763666</text:p>
          </table:table-cell>
          <table:table-cell office:value-type="float" office:value="0.453759650795" calcext:value-type="float">
            <text:p>0.4537596508</text:p>
          </table:table-cell>
          <table:table-cell office:value-type="float" office:value="4.35" calcext:value-type="float">
            <text:p>4.35</text:p>
          </table:table-cell>
          <table:table-cell office:value-type="float" office:value="2.05" calcext:value-type="float">
            <text:p>2.05</text:p>
          </table:table-cell>
          <table:table-cell office:value-type="float" office:value="1.25" calcext:value-type="float">
            <text:p>1.25</text:p>
          </table:table-cell>
          <table:table-cell office:value-type="float" office:value="-1.15" calcext:value-type="float">
            <text:p>-1.15</text:p>
          </table:table-cell>
          <table:table-cell office:value-type="float" office:value="0.05" calcext:value-type="float">
            <text:p>0.05</text:p>
          </table:table-cell>
          <table:table-cell office:value-type="float" office:value="-0.05" calcext:value-type="float">
            <text:p>-0.05</text:p>
          </table:table-cell>
          <table:table-cell office:value-type="float" office:value="0.451550108278" calcext:value-type="float">
            <text:p>0.4515501083</text:p>
          </table:table-cell>
          <table:table-cell office:value-type="float" office:value="-0.22275952592" calcext:value-type="float">
            <text:p>-0.2227595259</text:p>
          </table:table-cell>
          <table:table-cell office:value-type="float" office:value="0.528329957039" calcext:value-type="float">
            <text:p>0.528329957</text:p>
          </table:table-cell>
          <table:table-cell office:value-type="float" office:value="0.0672488443459" calcext:value-type="float">
            <text:p>0.0672488443</text:p>
          </table:table-cell>
          <table:table-cell office:value-type="float" office:value="0.238785416698" calcext:value-type="float">
            <text:p>0.2387854167</text:p>
          </table:table-cell>
          <table:table-cell office:value-type="float" office:value="-0.0112620412614" calcext:value-type="float">
            <text:p>-0.0112620413</text:p>
          </table:table-cell>
          <table:table-cell office:value-type="float" office:value="0.315565265459" calcext:value-type="float">
            <text:p>0.3155652655</text:p>
          </table:table-cell>
          <table:table-cell office:value-type="float" office:value="0.278746329004" calcext:value-type="float">
            <text:p>0.278746329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2" calcext:value-type="float">
            <text:p>112</text:p>
          </table:table-cell>
          <table:table-cell office:value-type="float" office:value="-4" calcext:value-type="float">
            <text:p>-4</text:p>
          </table:table-cell>
          <table:table-cell office:value-type="float" office:value="0.322932505398" calcext:value-type="float">
            <text:p>0.3229325054</text:p>
          </table:table-cell>
          <table:table-cell office:value-type="float" office:value="0.279770803533" calcext:value-type="float">
            <text:p>0.2797708035</text:p>
          </table:table-cell>
          <table:table-cell office:value-type="float" office:value="0.160328863991" calcext:value-type="float">
            <text:p>0.160328864</text:p>
          </table:table-cell>
          <table:table-cell office:value-type="float" office:value="0.657046200977" calcext:value-type="float">
            <text:p>0.657046201</text:p>
          </table:table-cell>
          <table:table-cell office:value-type="float" office:value="0.315205066971" calcext:value-type="float">
            <text:p>0.315205067</text:p>
          </table:table-cell>
          <table:table-cell office:value-type="float" office:value="0.745151123718" calcext:value-type="float">
            <text:p>0.7451511237</text:p>
          </table:table-cell>
          <table:table-cell office:value-type="float" office:value="0.337729158245" calcext:value-type="float">
            <text:p>0.3377291582</text:p>
          </table:table-cell>
          <table:table-cell office:value-type="float" office:value="0.493707228169" calcext:value-type="float">
            <text:p>0.4937072282</text:p>
          </table:table-cell>
          <table:table-cell office:value-type="float" office:value="4.29" calcext:value-type="float">
            <text:p>4.29</text:p>
          </table:table-cell>
          <table:table-cell office:value-type="float" office:value="2.05" calcext:value-type="float">
            <text:p>2.05</text:p>
          </table:table-cell>
          <table:table-cell office:value-type="float" office:value="1.26" calcext:value-type="float">
            <text:p>1.26</text:p>
          </table:table-cell>
          <table:table-cell office:value-type="float" office:value="-1.16" calcext:value-type="float">
            <text:p>-1.16</text:p>
          </table:table-cell>
          <table:table-cell office:value-type="float" office:value="0.05" calcext:value-type="float">
            <text:p>0.05</text:p>
          </table:table-cell>
          <table:table-cell office:value-type="float" office:value="-0.07" calcext:value-type="float">
            <text:p>-0.07</text:p>
          </table:table-cell>
          <table:table-cell office:value-type="float" office:value="0.43002854626" calcext:value-type="float">
            <text:p>0.4300285463</text:p>
          </table:table-cell>
          <table:table-cell office:value-type="float" office:value="-0.175422200601" calcext:value-type="float">
            <text:p>-0.1754222006</text:p>
          </table:table-cell>
          <table:table-cell office:value-type="float" office:value="0.516539857612" calcext:value-type="float">
            <text:p>0.5165398576</text:p>
          </table:table-cell>
          <table:table-cell office:value-type="float" office:value="0.111833422509" calcext:value-type="float">
            <text:p>0.1118334225</text:p>
          </table:table-cell>
          <table:table-cell office:value-type="float" office:value="0.224513534943" calcext:value-type="float">
            <text:p>0.2245135349</text:p>
          </table:table-cell>
          <table:table-cell office:value-type="float" office:value="0.0431266042989" calcext:value-type="float">
            <text:p>0.0431266043</text:p>
          </table:table-cell>
          <table:table-cell office:value-type="float" office:value="0.311024846295" calcext:value-type="float">
            <text:p>0.3110248463</text:p>
          </table:table-cell>
          <table:table-cell office:value-type="float" office:value="0.330382227409" calcext:value-type="float">
            <text:p>0.3303822274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09" calcext:value-type="float">
            <text:p>109</text:p>
          </table:table-cell>
          <table:table-cell office:value-type="float" office:value="-1" calcext:value-type="float">
            <text:p>-1</text:p>
          </table:table-cell>
          <table:table-cell office:value-type="float" office:value="0.31213107623" calcext:value-type="float">
            <text:p>0.3121310762</text:p>
          </table:table-cell>
          <table:table-cell office:value-type="float" office:value="0.158964820006" calcext:value-type="float">
            <text:p>0.15896482</text:p>
          </table:table-cell>
          <table:table-cell office:value-type="float" office:value="0.279594466006" calcext:value-type="float">
            <text:p>0.279594466</text:p>
          </table:table-cell>
          <table:table-cell office:value-type="float" office:value="0.421261573126" calcext:value-type="float">
            <text:p>0.4212615731</text:p>
          </table:table-cell>
          <table:table-cell office:value-type="float" office:value="0.153433103159" calcext:value-type="float">
            <text:p>0.1534331032</text:p>
          </table:table-cell>
          <table:table-cell office:value-type="float" office:value="0.749682274892" calcext:value-type="float">
            <text:p>0.7496822749</text:p>
          </table:table-cell>
          <table:table-cell office:value-type="float" office:value="0.337142975301" calcext:value-type="float">
            <text:p>0.3371429753</text:p>
          </table:table-cell>
          <table:table-cell office:value-type="float" office:value="0.563060712369" calcext:value-type="float">
            <text:p>0.5630607124</text:p>
          </table:table-cell>
          <table:table-cell office:value-type="float" office:value="4.29" calcext:value-type="float">
            <text:p>4.29</text:p>
          </table:table-cell>
          <table:table-cell office:value-type="float" office:value="2.05" calcext:value-type="float">
            <text:p>2.05</text:p>
          </table:table-cell>
          <table:table-cell office:value-type="float" office:value="1.26" calcext:value-type="float">
            <text:p>1.26</text:p>
          </table:table-cell>
          <table:table-cell office:value-type="float" office:value="-1.16" calcext:value-type="float">
            <text:p>-1.16</text:p>
          </table:table-cell>
          <table:table-cell office:value-type="float" office:value="0.05" calcext:value-type="float">
            <text:p>0.05</text:p>
          </table:table-cell>
          <table:table-cell office:value-type="float" office:value="-0.07" calcext:value-type="float">
            <text:p>-0.07</text:p>
          </table:table-cell>
          <table:table-cell office:value-type="float" office:value="0.488532710852" calcext:value-type="float">
            <text:p>0.4885327109</text:p>
          </table:table-cell>
          <table:table-cell office:value-type="float" office:value="-0.281433052862" calcext:value-type="float">
            <text:p>-0.2814330529</text:p>
          </table:table-cell>
          <table:table-cell office:value-type="float" office:value="0.531173165682" calcext:value-type="float">
            <text:p>0.5311731657</text:p>
          </table:table-cell>
          <table:table-cell office:value-type="float" office:value="0.0155211382381" calcext:value-type="float">
            <text:p>0.0155211382</text:p>
          </table:table-cell>
          <table:table-cell office:value-type="float" office:value="0.252683065014" calcext:value-type="float">
            <text:p>0.252683065</text:p>
          </table:table-cell>
          <table:table-cell office:value-type="float" office:value="-0.0960282401995" calcext:value-type="float">
            <text:p>-0.0960282402</text:p>
          </table:table-cell>
          <table:table-cell office:value-type="float" office:value="0.295323519845" calcext:value-type="float">
            <text:p>0.2953235198</text:p>
          </table:table-cell>
          <table:table-cell office:value-type="float" office:value="0.2009259509" calcext:value-type="float">
            <text:p>0.2009259509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09" calcext:value-type="float">
            <text:p>109</text:p>
          </table:table-cell>
          <table:table-cell office:value-type="float" office:value="-2" calcext:value-type="float">
            <text:p>-2</text:p>
          </table:table-cell>
          <table:table-cell office:value-type="float" office:value="0.298770598374" calcext:value-type="float">
            <text:p>0.2987705984</text:p>
          </table:table-cell>
          <table:table-cell office:value-type="float" office:value="0.196667573638" calcext:value-type="float">
            <text:p>0.1966675736</text:p>
          </table:table-cell>
          <table:table-cell office:value-type="float" office:value="0.274049950072" calcext:value-type="float">
            <text:p>0.2740499501</text:p>
          </table:table-cell>
          <table:table-cell office:value-type="float" office:value="0.460875438667" calcext:value-type="float">
            <text:p>0.4608754387</text:p>
          </table:table-cell>
          <table:table-cell office:value-type="float" office:value="0.150575314031" calcext:value-type="float">
            <text:p>0.150575314</text:p>
          </table:table-cell>
          <table:table-cell office:value-type="float" office:value="0.789580057303" calcext:value-type="float">
            <text:p>0.7895800573</text:p>
          </table:table-cell>
          <table:table-cell office:value-type="float" office:value="0.337502880381" calcext:value-type="float">
            <text:p>0.3375028804</text:p>
          </table:table-cell>
          <table:table-cell office:value-type="float" office:value="0.603059093191" calcext:value-type="float">
            <text:p>0.6030590932</text:p>
          </table:table-cell>
          <table:table-cell office:value-type="float" office:value="4.23" calcext:value-type="float">
            <text:p>4.23</text:p>
          </table:table-cell>
          <table:table-cell office:value-type="float" office:value="2.05" calcext:value-type="float">
            <text:p>2.05</text:p>
          </table:table-cell>
          <table:table-cell office:value-type="float" office:value="1.27" calcext:value-type="float">
            <text:p>1.27</text:p>
          </table:table-cell>
          <table:table-cell office:value-type="float" office:value="-1.17" calcext:value-type="float">
            <text:p>-1.17</text:p>
          </table:table-cell>
          <table:table-cell office:value-type="float" office:value="0.05" calcext:value-type="float">
            <text:p>0.05</text:p>
          </table:table-cell>
          <table:table-cell office:value-type="float" office:value="-0.09" calcext:value-type="float">
            <text:p>-0.09</text:p>
          </table:table-cell>
          <table:table-cell office:value-type="float" office:value="0.455807217344" calcext:value-type="float">
            <text:p>0.4558072173</text:p>
          </table:table-cell>
          <table:table-cell office:value-type="float" office:value="-0.241022137571" calcext:value-type="float">
            <text:p>-0.2410221376</text:p>
          </table:table-cell>
          <table:table-cell office:value-type="float" office:value="0.509256032347" calcext:value-type="float">
            <text:p>0.5092560323</text:p>
          </table:table-cell>
          <table:table-cell office:value-type="float" office:value="0.0541781743783" calcext:value-type="float">
            <text:p>0.0541781744</text:p>
          </table:table-cell>
          <table:table-cell office:value-type="float" office:value="0.226880655492" calcext:value-type="float">
            <text:p>0.2268806555</text:p>
          </table:table-cell>
          <table:table-cell office:value-type="float" office:value="-0.0471339500013" calcext:value-type="float">
            <text:p>-0.04713395</text:p>
          </table:table-cell>
          <table:table-cell office:value-type="float" office:value="0.280329470495" calcext:value-type="float">
            <text:p>0.2803294705</text:p>
          </table:table-cell>
          <table:table-cell office:value-type="float" office:value="0.248066361948" calcext:value-type="float">
            <text:p>0.2480663619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09" calcext:value-type="float">
            <text:p>109</text:p>
          </table:table-cell>
          <table:table-cell office:value-type="float" office:value="-3" calcext:value-type="float">
            <text:p>-3</text:p>
          </table:table-cell>
          <table:table-cell office:value-type="float" office:value="0.285904437909" calcext:value-type="float">
            <text:p>0.2859044379</text:p>
          </table:table-cell>
          <table:table-cell office:value-type="float" office:value="0.234541864587" calcext:value-type="float">
            <text:p>0.2345418646</text:p>
          </table:table-cell>
          <table:table-cell office:value-type="float" office:value="0.2693844371" calcext:value-type="float">
            <text:p>0.2693844371</text:p>
          </table:table-cell>
          <table:table-cell office:value-type="float" office:value="0.500602419281" calcext:value-type="float">
            <text:p>0.5006024193</text:p>
          </table:table-cell>
          <table:table-cell office:value-type="float" office:value="0.148653772493" calcext:value-type="float">
            <text:p>0.1486537725</text:p>
          </table:table-cell>
          <table:table-cell office:value-type="float" office:value="0.829533876621" calcext:value-type="float">
            <text:p>0.8295338766</text:p>
          </table:table-cell>
          <table:table-cell office:value-type="float" office:value="0.329310916907" calcext:value-type="float">
            <text:p>0.3293109169</text:p>
          </table:table-cell>
          <table:table-cell office:value-type="float" office:value="0.642211254491" calcext:value-type="float">
            <text:p>0.6422112545</text:p>
          </table:table-cell>
          <table:table-cell office:value-type="float" office:value="4.17" calcext:value-type="float">
            <text:p>4.17</text:p>
          </table:table-cell>
          <table:table-cell office:value-type="float" office:value="2.05" calcext:value-type="float">
            <text:p>2.05</text:p>
          </table:table-cell>
          <table:table-cell office:value-type="float" office:value="1.28" calcext:value-type="float">
            <text:p>1.28</text:p>
          </table:table-cell>
          <table:table-cell office:value-type="float" office:value="-1.18" calcext:value-type="float">
            <text:p>-1.18</text:p>
          </table:table-cell>
          <table:table-cell office:value-type="float" office:value="0.05" calcext:value-type="float">
            <text:p>0.05</text:p>
          </table:table-cell>
          <table:table-cell office:value-type="float" office:value="-0.11" calcext:value-type="float">
            <text:p>-0.11</text:p>
          </table:table-cell>
          <table:table-cell office:value-type="float" office:value="0.423081723836" calcext:value-type="float">
            <text:p>0.4230817238</text:p>
          </table:table-cell>
          <table:table-cell office:value-type="float" office:value="-0.200611222279" calcext:value-type="float">
            <text:p>-0.2006112223</text:p>
          </table:table-cell>
          <table:table-cell office:value-type="float" office:value="0.488029498286" calcext:value-type="float">
            <text:p>0.4880294983</text:p>
          </table:table-cell>
          <table:table-cell office:value-type="float" office:value="0.0922740566166" calcext:value-type="float">
            <text:p>0.0922740566</text:p>
          </table:table-cell>
          <table:table-cell office:value-type="float" office:value="0.201909519142" calcext:value-type="float">
            <text:p>0.2019095191</text:p>
          </table:table-cell>
          <table:table-cell office:value-type="float" office:value="0.00207783976132" calcext:value-type="float">
            <text:p>0.0020778398</text:p>
          </table:table-cell>
          <table:table-cell office:value-type="float" office:value="0.266857293592" calcext:value-type="float">
            <text:p>0.2668572936</text:p>
          </table:table-cell>
          <table:table-cell office:value-type="float" office:value="0.294963118657" calcext:value-type="float">
            <text:p>0.2949631187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09" calcext:value-type="float">
            <text:p>109</text:p>
          </table:table-cell>
          <table:table-cell office:value-type="float" office:value="-4" calcext:value-type="float">
            <text:p>-4</text:p>
          </table:table-cell>
          <table:table-cell office:value-type="float" office:value="0.273871116331" calcext:value-type="float">
            <text:p>0.2738711163</text:p>
          </table:table-cell>
          <table:table-cell office:value-type="float" office:value="0.2726889375" calcext:value-type="float">
            <text:p>0.2726889375</text:p>
          </table:table-cell>
          <table:table-cell office:value-type="float" office:value="0.265315644688" calcext:value-type="float">
            <text:p>0.2653156447</text:p>
          </table:table-cell>
          <table:table-cell office:value-type="float" office:value="0.540394942804" calcext:value-type="float">
            <text:p>0.5403949428</text:p>
          </table:table-cell>
          <table:table-cell office:value-type="float" office:value="0.147980851364" calcext:value-type="float">
            <text:p>0.1479808514</text:p>
          </table:table-cell>
          <table:table-cell office:value-type="float" office:value="0.869528215935" calcext:value-type="float">
            <text:p>0.8695282159</text:p>
          </table:table-cell>
          <table:table-cell office:value-type="float" office:value="0.317613158854" calcext:value-type="float">
            <text:p>0.3176131589</text:p>
          </table:table-cell>
          <table:table-cell office:value-type="float" office:value="0.68046256109" calcext:value-type="float">
            <text:p>0.6804625611</text:p>
          </table:table-cell>
          <table:table-cell office:value-type="float" office:value="4.11" calcext:value-type="float">
            <text:p>4.11</text:p>
          </table:table-cell>
          <table:table-cell office:value-type="float" office:value="2.05" calcext:value-type="float">
            <text:p>2.05</text:p>
          </table:table-cell>
          <table:table-cell office:value-type="float" office:value="1.29" calcext:value-type="float">
            <text:p>1.29</text:p>
          </table:table-cell>
          <table:table-cell office:value-type="float" office:value="-1.19" calcext:value-type="float">
            <text:p>-1.19</text:p>
          </table:table-cell>
          <table:table-cell office:value-type="float" office:value="0.05" calcext:value-type="float">
            <text:p>0.05</text:p>
          </table:table-cell>
          <table:table-cell office:value-type="float" office:value="-0.13" calcext:value-type="float">
            <text:p>-0.13</text:p>
          </table:table-cell>
          <table:table-cell office:value-type="float" office:value="0.390356230328" calcext:value-type="float">
            <text:p>0.3903562303</text:p>
          </table:table-cell>
          <table:table-cell office:value-type="float" office:value="-0.160200306988" calcext:value-type="float">
            <text:p>-0.160200307</text:p>
          </table:table-cell>
          <table:table-cell office:value-type="float" office:value="0.467694209425" calcext:value-type="float">
            <text:p>0.4676942094</text:p>
          </table:table-cell>
          <table:table-cell office:value-type="float" office:value="0.129659723008" calcext:value-type="float">
            <text:p>0.129659723</text:p>
          </table:table-cell>
          <table:table-cell office:value-type="float" office:value="0.177999070359" calcext:value-type="float">
            <text:p>0.1779990704</text:p>
          </table:table-cell>
          <table:table-cell office:value-type="float" office:value="0.0517063625851" calcext:value-type="float">
            <text:p>0.0517063626</text:p>
          </table:table-cell>
          <table:table-cell office:value-type="float" office:value="0.255337049456" calcext:value-type="float">
            <text:p>0.2553370495</text:p>
          </table:table-cell>
          <table:table-cell office:value-type="float" office:value="0.341566392581" calcext:value-type="float">
            <text:p>0.3415663926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1" calcext:value-type="float">
            <text:p>121</text:p>
          </table:table-cell>
          <table:table-cell office:value-type="float" office:value="-1" calcext:value-type="float">
            <text:p>-1</text:p>
          </table:table-cell>
          <table:table-cell office:value-type="float" office:value="0.338764152901" calcext:value-type="float">
            <text:p>0.3387641529</text:p>
          </table:table-cell>
          <table:table-cell office:value-type="float" office:value="0.31749290938" calcext:value-type="float">
            <text:p>0.3174929094</text:p>
          </table:table-cell>
          <table:table-cell office:value-type="float" office:value="0.204335632446" calcext:value-type="float">
            <text:p>0.2043356324</text:p>
          </table:table-cell>
          <table:table-cell office:value-type="float" office:value="0.675772560569" calcext:value-type="float">
            <text:p>0.6757725606</text:p>
          </table:table-cell>
          <table:table-cell office:value-type="float" office:value="0.247845962224" calcext:value-type="float">
            <text:p>0.2478459622</text:p>
          </table:table-cell>
          <table:table-cell office:value-type="float" office:value="0.835352338262" calcext:value-type="float">
            <text:p>0.8353523383</text:p>
          </table:table-cell>
          <table:table-cell office:value-type="float" office:value="0.371848592059" calcext:value-type="float">
            <text:p>0.3718485921</text:p>
          </table:table-cell>
          <table:table-cell office:value-type="float" office:value="0.580899482757" calcext:value-type="float">
            <text:p>0.5808994828</text:p>
          </table:table-cell>
          <table:table-cell office:value-type="float" office:value="5.01" calcext:value-type="float">
            <text:p>5.01</text:p>
          </table:table-cell>
          <table:table-cell office:value-type="float" office:value="2.05" calcext:value-type="float">
            <text:p>2.05</text:p>
          </table:table-cell>
          <table:table-cell office:value-type="float" office:value="1.14" calcext:value-type="float">
            <text:p>1.14</text:p>
          </table:table-cell>
          <table:table-cell office:value-type="float" office:value="-1.04" calcext:value-type="float">
            <text:p>-1.04</text:p>
          </table:table-cell>
          <table:table-cell office:value-type="float" office:value="0.05" calcext:value-type="float">
            <text:p>0.05</text:p>
          </table:table-cell>
          <table:table-cell office:value-type="float" office:value="0.17" calcext:value-type="float">
            <text:p>0.17</text:p>
          </table:table-cell>
          <table:table-cell office:value-type="float" office:value="0.504388056828" calcext:value-type="float">
            <text:p>0.5043880568</text:p>
          </table:table-cell>
          <table:table-cell office:value-type="float" office:value="-0.131571845397" calcext:value-type="float">
            <text:p>-0.1315718454</text:p>
          </table:table-cell>
          <table:table-cell office:value-type="float" office:value="0.555218889335" calcext:value-type="float">
            <text:p>0.5552188893</text:p>
          </table:table-cell>
          <table:table-cell office:value-type="float" office:value="0.164090506732" calcext:value-type="float">
            <text:p>0.1640905067</text:p>
          </table:table-cell>
          <table:table-cell office:value-type="float" office:value="0.273752365195" calcext:value-type="float">
            <text:p>0.2737523652</text:p>
          </table:table-cell>
          <table:table-cell office:value-type="float" office:value="0.0602801229138" calcext:value-type="float">
            <text:p>0.0602801229</text:p>
          </table:table-cell>
          <table:table-cell office:value-type="float" office:value="0.324583197701" calcext:value-type="float">
            <text:p>0.3245831977</text:p>
          </table:table-cell>
          <table:table-cell office:value-type="float" office:value="0.355942475043" calcext:value-type="float">
            <text:p>0.355942475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1" calcext:value-type="float">
            <text:p>121</text:p>
          </table:table-cell>
          <table:table-cell office:value-type="float" office:value="-2" calcext:value-type="float">
            <text:p>-2</text:p>
          </table:table-cell>
          <table:table-cell office:value-type="float" office:value="0.335016601254" calcext:value-type="float">
            <text:p>0.3350166013</text:p>
          </table:table-cell>
          <table:table-cell office:value-type="float" office:value="0.357316970658" calcext:value-type="float">
            <text:p>0.3573169707</text:p>
          </table:table-cell>
          <table:table-cell office:value-type="float" office:value="0.202105396921" calcext:value-type="float">
            <text:p>0.2021053969</text:p>
          </table:table-cell>
          <table:table-cell office:value-type="float" office:value="0.715710337791" calcext:value-type="float">
            <text:p>0.7157103378</text:p>
          </table:table-cell>
          <table:table-cell office:value-type="float" office:value="0.243944607198" calcext:value-type="float">
            <text:p>0.2439446072</text:p>
          </table:table-cell>
          <table:table-cell office:value-type="float" office:value="0.875161626487" calcext:value-type="float">
            <text:p>0.8751616265</text:p>
          </table:table-cell>
          <table:table-cell office:value-type="float" office:value="0.367101307153" calcext:value-type="float">
            <text:p>0.3671013072</text:p>
          </table:table-cell>
          <table:table-cell office:value-type="float" office:value="0.620616774785" calcext:value-type="float">
            <text:p>0.6206167748</text:p>
          </table:table-cell>
          <table:table-cell office:value-type="float" office:value="4.95" calcext:value-type="float">
            <text:p>4.95</text:p>
          </table:table-cell>
          <table:table-cell office:value-type="float" office:value="2.05" calcext:value-type="float">
            <text:p>2.05</text:p>
          </table:table-cell>
          <table:table-cell office:value-type="float" office:value="1.15" calcext:value-type="float">
            <text:p>1.15</text:p>
          </table:table-cell>
          <table:table-cell office:value-type="float" office:value="-1.05" calcext:value-type="float">
            <text:p>-1.05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504388056828" calcext:value-type="float">
            <text:p>0.5043880568</text:p>
          </table:table-cell>
          <table:table-cell office:value-type="float" office:value="-0.131571845397" calcext:value-type="float">
            <text:p>-0.1315718454</text:p>
          </table:table-cell>
          <table:table-cell office:value-type="float" office:value="0.561074441385" calcext:value-type="float">
            <text:p>0.5610744414</text:p>
          </table:table-cell>
          <table:table-cell office:value-type="float" office:value="0.163023901018" calcext:value-type="float">
            <text:p>0.163023901</text:p>
          </table:table-cell>
          <table:table-cell office:value-type="float" office:value="0.277603848864" calcext:value-type="float">
            <text:p>0.2776038489</text:p>
          </table:table-cell>
          <table:table-cell office:value-type="float" office:value="0.0648178768852" calcext:value-type="float">
            <text:p>0.0648178769</text:p>
          </table:table-cell>
          <table:table-cell office:value-type="float" office:value="0.334290233421" calcext:value-type="float">
            <text:p>0.3342902334</text:p>
          </table:table-cell>
          <table:table-cell office:value-type="float" office:value="0.3594136233" calcext:value-type="float">
            <text:p>0.3594136233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1" calcext:value-type="float">
            <text:p>121</text:p>
          </table:table-cell>
          <table:table-cell office:value-type="float" office:value="-3" calcext:value-type="float">
            <text:p>-3</text:p>
          </table:table-cell>
          <table:table-cell office:value-type="float" office:value="0.328307993993" calcext:value-type="float">
            <text:p>0.328307994</text:p>
          </table:table-cell>
          <table:table-cell office:value-type="float" office:value="0.39675039035" calcext:value-type="float">
            <text:p>0.3967503904</text:p>
          </table:table-cell>
          <table:table-cell office:value-type="float" office:value="0.19763067721" calcext:value-type="float">
            <text:p>0.1976306772</text:p>
          </table:table-cell>
          <table:table-cell office:value-type="float" office:value="0.75545926084" calcext:value-type="float">
            <text:p>0.7554592608</text:p>
          </table:table-cell>
          <table:table-cell office:value-type="float" office:value="0.239911439227" calcext:value-type="float">
            <text:p>0.2399114392</text:p>
          </table:table-cell>
          <table:table-cell office:value-type="float" office:value="0.914957776503" calcext:value-type="float">
            <text:p>0.9149577765</text:p>
          </table:table-cell>
          <table:table-cell office:value-type="float" office:value="0.361846054571" calcext:value-type="float">
            <text:p>0.3618460546</text:p>
          </table:table-cell>
          <table:table-cell office:value-type="float" office:value="0.660270051072" calcext:value-type="float">
            <text:p>0.6602700511</text:p>
          </table:table-cell>
          <table:table-cell office:value-type="float" office:value="4.89" calcext:value-type="float">
            <text:p>4.89</text:p>
          </table:table-cell>
          <table:table-cell office:value-type="float" office:value="2.05" calcext:value-type="float">
            <text:p>2.05</text:p>
          </table:table-cell>
          <table:table-cell office:value-type="float" office:value="1.16" calcext:value-type="float">
            <text:p>1.16</text:p>
          </table:table-cell>
          <table:table-cell office:value-type="float" office:value="-1.06" calcext:value-type="float">
            <text:p>-1.06</text:p>
          </table:table-cell>
          <table:table-cell office:value-type="float" office:value="0.05" calcext:value-type="float">
            <text:p>0.05</text:p>
          </table:table-cell>
          <table:table-cell office:value-type="float" office:value="0.13" calcext:value-type="float">
            <text:p>0.13</text:p>
          </table:table-cell>
          <table:table-cell office:value-type="float" office:value="0.481608620871" calcext:value-type="float">
            <text:p>0.4816086209</text:p>
          </table:table-cell>
          <table:table-cell office:value-type="float" office:value="-0.0848268210898" calcext:value-type="float">
            <text:p>-0.0848268211</text:p>
          </table:table-cell>
          <table:table-cell office:value-type="float" office:value="0.545733349823" calcext:value-type="float">
            <text:p>0.5457333498</text:p>
          </table:table-cell>
          <table:table-cell office:value-type="float" office:value="0.208239756904" calcext:value-type="float">
            <text:p>0.2082397569</text:p>
          </table:table-cell>
          <table:table-cell office:value-type="float" office:value="0.259867883805" calcext:value-type="float">
            <text:p>0.2598678838</text:p>
          </table:table-cell>
          <table:table-cell office:value-type="float" office:value="0.11724011219" calcext:value-type="float">
            <text:p>0.1172401122</text:p>
          </table:table-cell>
          <table:table-cell office:value-type="float" office:value="0.323992612756" calcext:value-type="float">
            <text:p>0.3239926128</text:p>
          </table:table-cell>
          <table:table-cell office:value-type="float" office:value="0.410306690183" calcext:value-type="float">
            <text:p>0.4103066902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1" calcext:value-type="float">
            <text:p>121</text:p>
          </table:table-cell>
          <table:table-cell office:value-type="float" office:value="-4" calcext:value-type="float">
            <text:p>-4</text:p>
          </table:table-cell>
          <table:table-cell office:value-type="float" office:value="0.322972370994" calcext:value-type="float">
            <text:p>0.322972371</text:p>
          </table:table-cell>
          <table:table-cell office:value-type="float" office:value="0.436392932236" calcext:value-type="float">
            <text:p>0.4363929322</text:p>
          </table:table-cell>
          <table:table-cell office:value-type="float" office:value="0.194057730246" calcext:value-type="float">
            <text:p>0.1940577302</text:p>
          </table:table-cell>
          <table:table-cell office:value-type="float" office:value="0.795299366889" calcext:value-type="float">
            <text:p>0.7952993669</text:p>
          </table:table-cell>
          <table:table-cell office:value-type="float" office:value="0.236787501144" calcext:value-type="float">
            <text:p>0.2367875011</text:p>
          </table:table-cell>
          <table:table-cell office:value-type="float" office:value="0.954835602558" calcext:value-type="float">
            <text:p>0.9548356026</text:p>
          </table:table-cell>
          <table:table-cell office:value-type="float" office:value="0.362448105636" calcext:value-type="float">
            <text:p>0.3624481056</text:p>
          </table:table-cell>
          <table:table-cell office:value-type="float" office:value="0.700265519997" calcext:value-type="float">
            <text:p>0.70026552</text:p>
          </table:table-cell>
          <table:table-cell office:value-type="float" office:value="4.83" calcext:value-type="float">
            <text:p>4.83</text:p>
          </table:table-cell>
          <table:table-cell office:value-type="float" office:value="2.05" calcext:value-type="float">
            <text:p>2.05</text:p>
          </table:table-cell>
          <table:table-cell office:value-type="float" office:value="1.17" calcext:value-type="float">
            <text:p>1.17</text:p>
          </table:table-cell>
          <table:table-cell office:value-type="float" office:value="-1.07" calcext:value-type="float">
            <text:p>-1.07</text:p>
          </table:table-cell>
          <table:table-cell office:value-type="float" office:value="0.05" calcext:value-type="float">
            <text:p>0.05</text:p>
          </table:table-cell>
          <table:table-cell office:value-type="float" office:value="0.11" calcext:value-type="float">
            <text:p>0.11</text:p>
          </table:table-cell>
          <table:table-cell office:value-type="float" office:value="0.458829184915" calcext:value-type="float">
            <text:p>0.4588291849</text:p>
          </table:table-cell>
          <table:table-cell office:value-type="float" office:value="-0.0380817967824" calcext:value-type="float">
            <text:p>-0.0380817968</text:p>
          </table:table-cell>
          <table:table-cell office:value-type="float" office:value="0.531517224582" calcext:value-type="float">
            <text:p>0.5315172246</text:p>
          </table:table-cell>
          <table:table-cell office:value-type="float" office:value="0.252979105589" calcext:value-type="float">
            <text:p>0.2529791056</text:p>
          </table:table-cell>
          <table:table-cell office:value-type="float" office:value="0.243107069246" calcext:value-type="float">
            <text:p>0.2431070692</text:p>
          </table:table-cell>
          <table:table-cell office:value-type="float" office:value="0.170398343306" calcext:value-type="float">
            <text:p>0.1703983433</text:p>
          </table:table-cell>
          <table:table-cell office:value-type="float" office:value="0.315795108913" calcext:value-type="float">
            <text:p>0.3157951089</text:p>
          </table:table-cell>
          <table:table-cell office:value-type="float" office:value="0.461459245678" calcext:value-type="float">
            <text:p>0.4614592457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4" calcext:value-type="float">
            <text:p>114</text:p>
          </table:table-cell>
          <table:table-cell office:value-type="float" office:value="-1" calcext:value-type="float">
            <text:p>-1</text:p>
          </table:table-cell>
          <table:table-cell office:value-type="float" office:value="0.345521167412" calcext:value-type="float">
            <text:p>0.3455211674</text:p>
          </table:table-cell>
          <table:table-cell office:value-type="float" office:value="0.194781312435" calcext:value-type="float">
            <text:p>0.1947813124</text:p>
          </table:table-cell>
          <table:table-cell office:value-type="float" office:value="0.36324500571" calcext:value-type="float">
            <text:p>0.3632450057</text:p>
          </table:table-cell>
          <table:table-cell office:value-type="float" office:value="0.372125254478" calcext:value-type="float">
            <text:p>0.3721252545</text:p>
          </table:table-cell>
          <table:table-cell office:value-type="float" office:value="0.319096205144" calcext:value-type="float">
            <text:p>0.3190962051</text:p>
          </table:table-cell>
          <table:table-cell office:value-type="float" office:value="0.710693882849" calcext:value-type="float">
            <text:p>0.7106938828</text:p>
          </table:table-cell>
          <table:table-cell office:value-type="float" office:value="0.112486688284" calcext:value-type="float">
            <text:p>0.1124866883</text:p>
          </table:table-cell>
          <table:table-cell office:value-type="float" office:value="0.678480941523" calcext:value-type="float">
            <text:p>0.6784809415</text:p>
          </table:table-cell>
          <table:table-cell office:value-type="float" office:value="4.59" calcext:value-type="float">
            <text:p>4.59</text:p>
          </table:table-cell>
          <table:table-cell office:value-type="float" office:value="2.05" calcext:value-type="float">
            <text:p>2.05</text:p>
          </table:table-cell>
          <table:table-cell office:value-type="float" office:value="1.21" calcext:value-type="float">
            <text:p>1.21</text:p>
          </table:table-cell>
          <table:table-cell office:value-type="float" office:value="-1.11" calcext:value-type="float">
            <text:p>-1.11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561773338353" calcext:value-type="float">
            <text:p>0.5617733384</text:p>
          </table:table-cell>
          <table:table-cell office:value-type="float" office:value="-0.260548667856" calcext:value-type="float">
            <text:p>-0.2605486679</text:p>
          </table:table-cell>
          <table:table-cell office:value-type="float" office:value="0.585808578884" calcext:value-type="float">
            <text:p>0.5858085789</text:p>
          </table:table-cell>
          <table:table-cell office:value-type="float" office:value="0.0384869608113" calcext:value-type="float">
            <text:p>0.0384869608</text:p>
          </table:table-cell>
          <table:table-cell office:value-type="float" office:value="0.314818507556" calcext:value-type="float">
            <text:p>0.3148185076</text:p>
          </table:table-cell>
          <table:table-cell office:value-type="float" office:value="-0.0902157246366" calcext:value-type="float">
            <text:p>-0.0902157246</text:p>
          </table:table-cell>
          <table:table-cell office:value-type="float" office:value="0.338853748087" calcext:value-type="float">
            <text:p>0.3388537481</text:p>
          </table:table-cell>
          <table:table-cell office:value-type="float" office:value="0.208819904031" calcext:value-type="float">
            <text:p>0.208819904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4" calcext:value-type="float">
            <text:p>114</text:p>
          </table:table-cell>
          <table:table-cell office:value-type="float" office:value="-2" calcext:value-type="float">
            <text:p>-2</text:p>
          </table:table-cell>
          <table:table-cell office:value-type="float" office:value="0.337185652057" calcext:value-type="float">
            <text:p>0.3371856521</text:p>
          </table:table-cell>
          <table:table-cell office:value-type="float" office:value="0.233903162899" calcext:value-type="float">
            <text:p>0.2339031629</text:p>
          </table:table-cell>
          <table:table-cell office:value-type="float" office:value="0.359059637339" calcext:value-type="float">
            <text:p>0.3590596373</text:p>
          </table:table-cell>
          <table:table-cell office:value-type="float" office:value="0.411905685491" calcext:value-type="float">
            <text:p>0.4119056855</text:p>
          </table:table-cell>
          <table:table-cell office:value-type="float" office:value="0.313560340444" calcext:value-type="float">
            <text:p>0.3135603404</text:p>
          </table:table-cell>
          <table:table-cell office:value-type="float" office:value="0.750308958287" calcext:value-type="float">
            <text:p>0.7503089583</text:p>
          </table:table-cell>
          <table:table-cell office:value-type="float" office:value="0.110139218383" calcext:value-type="float">
            <text:p>0.1101392184</text:p>
          </table:table-cell>
          <table:table-cell office:value-type="float" office:value="0.718411999423" calcext:value-type="float">
            <text:p>0.7184119994</text:p>
          </table:table-cell>
          <table:table-cell office:value-type="float" office:value="4.53" calcext:value-type="float">
            <text:p>4.53</text:p>
          </table:table-cell>
          <table:table-cell office:value-type="float" office:value="2.05" calcext:value-type="float">
            <text:p>2.05</text:p>
          </table:table-cell>
          <table:table-cell office:value-type="float" office:value="1.22" calcext:value-type="float">
            <text:p>1.22</text:p>
          </table:table-cell>
          <table:table-cell office:value-type="float" office:value="-1.12" calcext:value-type="float">
            <text:p>-1.12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536537533777" calcext:value-type="float">
            <text:p>0.5365375338</text:p>
          </table:table-cell>
          <table:table-cell office:value-type="float" office:value="-0.215082700723" calcext:value-type="float">
            <text:p>-0.2150827007</text:p>
          </table:table-cell>
          <table:table-cell office:value-type="float" office:value="0.568200938175" calcext:value-type="float">
            <text:p>0.5682009382</text:p>
          </table:table-cell>
          <table:table-cell office:value-type="float" office:value="0.0832416677452" calcext:value-type="float">
            <text:p>0.0832416677</text:p>
          </table:table-cell>
          <table:table-cell office:value-type="float" office:value="0.294012754315" calcext:value-type="float">
            <text:p>0.2940127543</text:p>
          </table:table-cell>
          <table:table-cell office:value-type="float" office:value="-0.0384992039093" calcext:value-type="float">
            <text:p>-0.0384992039</text:p>
          </table:table-cell>
          <table:table-cell office:value-type="float" office:value="0.325676158713" calcext:value-type="float">
            <text:p>0.3256761587</text:p>
          </table:table-cell>
          <table:table-cell office:value-type="float" office:value="0.259825164559" calcext:value-type="float">
            <text:p>0.2598251646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4" calcext:value-type="float">
            <text:p>114</text:p>
          </table:table-cell>
          <table:table-cell office:value-type="float" office:value="-3" calcext:value-type="float">
            <text:p>-3</text:p>
          </table:table-cell>
          <table:table-cell office:value-type="float" office:value="0.331037655738" calcext:value-type="float">
            <text:p>0.3310376557</text:p>
          </table:table-cell>
          <table:table-cell office:value-type="float" office:value="0.273427865824" calcext:value-type="float">
            <text:p>0.2734278658</text:p>
          </table:table-cell>
          <table:table-cell office:value-type="float" office:value="0.357372734635" calcext:value-type="float">
            <text:p>0.3573727346</text:p>
          </table:table-cell>
          <table:table-cell office:value-type="float" office:value="0.451870099152" calcext:value-type="float">
            <text:p>0.4518700992</text:p>
          </table:table-cell>
          <table:table-cell office:value-type="float" office:value="0.306847785544" calcext:value-type="float">
            <text:p>0.3068477855</text:p>
          </table:table-cell>
          <table:table-cell office:value-type="float" office:value="0.789741706184" calcext:value-type="float">
            <text:p>0.7897417062</text:p>
          </table:table-cell>
          <table:table-cell office:value-type="float" office:value="0.104466652056" calcext:value-type="float">
            <text:p>0.1044666521</text:p>
          </table:table-cell>
          <table:table-cell office:value-type="float" office:value="0.758007731406" calcext:value-type="float">
            <text:p>0.7580077314</text:p>
          </table:table-cell>
          <table:table-cell office:value-type="float" office:value="4.47" calcext:value-type="float">
            <text:p>4.47</text:p>
          </table:table-cell>
          <table:table-cell office:value-type="float" office:value="2.05" calcext:value-type="float">
            <text:p>2.05</text:p>
          </table:table-cell>
          <table:table-cell office:value-type="float" office:value="1.23" calcext:value-type="float">
            <text:p>1.23</text:p>
          </table:table-cell>
          <table:table-cell office:value-type="float" office:value="-1.13" calcext:value-type="float">
            <text:p>-1.13</text:p>
          </table:table-cell>
          <table:table-cell office:value-type="float" office:value="0.05" calcext:value-type="float">
            <text:p>0.05</text:p>
          </table:table-cell>
          <table:table-cell office:value-type="float" office:value="-0.01" calcext:value-type="float">
            <text:p>-0.01</text:p>
          </table:table-cell>
          <table:table-cell office:value-type="float" office:value="0.5113017292" calcext:value-type="float">
            <text:p>0.5113017292</text:p>
          </table:table-cell>
          <table:table-cell office:value-type="float" office:value="-0.16961673359" calcext:value-type="float">
            <text:p>-0.1696167336</text:p>
          </table:table-cell>
          <table:table-cell office:value-type="float" office:value="0.552326530479" calcext:value-type="float">
            <text:p>0.5523265305</text:p>
          </table:table-cell>
          <table:table-cell office:value-type="float" office:value="0.127564971231" calcext:value-type="float">
            <text:p>0.1275649712</text:p>
          </table:table-cell>
          <table:table-cell office:value-type="float" office:value="0.274447223925" calcext:value-type="float">
            <text:p>0.2744472239</text:p>
          </table:table-cell>
          <table:table-cell office:value-type="float" office:value="0.0145026389137" calcext:value-type="float">
            <text:p>0.0145026389</text:p>
          </table:table-cell>
          <table:table-cell office:value-type="float" office:value="0.315472025204" calcext:value-type="float">
            <text:p>0.3154720252</text:p>
          </table:table-cell>
          <table:table-cell office:value-type="float" office:value="0.311684343734" calcext:value-type="float">
            <text:p>0.3116843437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4" calcext:value-type="float">
            <text:p>114</text:p>
          </table:table-cell>
          <table:table-cell office:value-type="float" office:value="-4" calcext:value-type="float">
            <text:p>-4</text:p>
          </table:table-cell>
          <table:table-cell office:value-type="float" office:value="0.322851265345" calcext:value-type="float">
            <text:p>0.3228512653</text:p>
          </table:table-cell>
          <table:table-cell office:value-type="float" office:value="0.312581192787" calcext:value-type="float">
            <text:p>0.3125811928</text:p>
          </table:table-cell>
          <table:table-cell office:value-type="float" office:value="0.349174647686" calcext:value-type="float">
            <text:p>0.3491746477</text:p>
          </table:table-cell>
          <table:table-cell office:value-type="float" office:value="0.491020978713" calcext:value-type="float">
            <text:p>0.4910209787</text:p>
          </table:table-cell>
          <table:table-cell office:value-type="float" office:value="0.303017760793" calcext:value-type="float">
            <text:p>0.3030177608</text:p>
          </table:table-cell>
          <table:table-cell office:value-type="float" office:value="0.829557920349" calcext:value-type="float">
            <text:p>0.8295579203</text:p>
          </table:table-cell>
          <table:table-cell office:value-type="float" office:value="0.0984063360756" calcext:value-type="float">
            <text:p>0.0984063361</text:p>
          </table:table-cell>
          <table:table-cell office:value-type="float" office:value="0.797545973277" calcext:value-type="float">
            <text:p>0.7975459733</text:p>
          </table:table-cell>
          <table:table-cell office:value-type="float" office:value="4.41" calcext:value-type="float">
            <text:p>4.41</text:p>
          </table:table-cell>
          <table:table-cell office:value-type="float" office:value="2.05" calcext:value-type="float">
            <text:p>2.05</text:p>
          </table:table-cell>
          <table:table-cell office:value-type="float" office:value="1.24" calcext:value-type="float">
            <text:p>1.24</text:p>
          </table:table-cell>
          <table:table-cell office:value-type="float" office:value="-1.14" calcext:value-type="float">
            <text:p>-1.14</text:p>
          </table:table-cell>
          <table:table-cell office:value-type="float" office:value="0.05" calcext:value-type="float">
            <text:p>0.05</text:p>
          </table:table-cell>
          <table:table-cell office:value-type="float" office:value="-0.03" calcext:value-type="float">
            <text:p>-0.03</text:p>
          </table:table-cell>
          <table:table-cell office:value-type="float" office:value="0.486065924624" calcext:value-type="float">
            <text:p>0.4860659246</text:p>
          </table:table-cell>
          <table:table-cell office:value-type="float" office:value="-0.124150766456" calcext:value-type="float">
            <text:p>-0.1241507665</text:p>
          </table:table-cell>
          <table:table-cell office:value-type="float" office:value="0.535623439065" calcext:value-type="float">
            <text:p>0.5356234391</text:p>
          </table:table-cell>
          <table:table-cell office:value-type="float" office:value="0.171727676088" calcext:value-type="float">
            <text:p>0.1717276761</text:p>
          </table:table-cell>
          <table:table-cell office:value-type="float" office:value="0.254606434169" calcext:value-type="float">
            <text:p>0.2546064342</text:p>
          </table:table-cell>
          <table:table-cell office:value-type="float" office:value="0.0667065212706" calcext:value-type="float">
            <text:p>0.0667065213</text:p>
          </table:table-cell>
          <table:table-cell office:value-type="float" office:value="0.30416394861" calcext:value-type="float">
            <text:p>0.3041639486</text:p>
          </table:table-cell>
          <table:table-cell office:value-type="float" office:value="0.362584963815" calcext:value-type="float">
            <text:p>0.3625849638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0" calcext:value-type="float">
            <text:p>120</text:p>
          </table:table-cell>
          <table:table-cell office:value-type="float" office:value="-1" calcext:value-type="float">
            <text:p>-1</text:p>
          </table:table-cell>
          <table:table-cell office:value-type="float" office:value="0.2643294154" calcext:value-type="float">
            <text:p>0.2643294154</text:p>
          </table:table-cell>
          <table:table-cell office:value-type="float" office:value="0.37817573602" calcext:value-type="float">
            <text:p>0.378175736</text:p>
          </table:table-cell>
          <table:table-cell office:value-type="float" office:value="0.175856732783" calcext:value-type="float">
            <text:p>0.1758567328</text:p>
          </table:table-cell>
          <table:table-cell office:value-type="float" office:value="0.616724353238" calcext:value-type="float">
            <text:p>0.6167243532</text:p>
          </table:table-cell>
          <table:table-cell office:value-type="float" office:value="0.137422368794" calcext:value-type="float">
            <text:p>0.1374223688</text:p>
          </table:table-cell>
          <table:table-cell office:value-type="float" office:value="0.945245275257" calcext:value-type="float">
            <text:p>0.9452452753</text:p>
          </table:table-cell>
          <table:table-cell office:value-type="float" office:value="0.319966491075" calcext:value-type="float">
            <text:p>0.3199664911</text:p>
          </table:table-cell>
          <table:table-cell office:value-type="float" office:value="0.722220961999" calcext:value-type="float">
            <text:p>0.722220962</text:p>
          </table:table-cell>
          <table:table-cell office:value-type="float" office:value="4.95" calcext:value-type="float">
            <text:p>4.95</text:p>
          </table:table-cell>
          <table:table-cell office:value-type="float" office:value="2.05" calcext:value-type="float">
            <text:p>2.05</text:p>
          </table:table-cell>
          <table:table-cell office:value-type="float" office:value="1.15" calcext:value-type="float">
            <text:p>1.15</text:p>
          </table:table-cell>
          <table:table-cell office:value-type="float" office:value="-1.05" calcext:value-type="float">
            <text:p>-1.05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443616865403" calcext:value-type="float">
            <text:p>0.4436168654</text:p>
          </table:table-cell>
          <table:table-cell office:value-type="float" office:value="-0.0547675818585" calcext:value-type="float">
            <text:p>-0.0547675819</text:p>
          </table:table-cell>
          <table:table-cell office:value-type="float" office:value="0.482800257771" calcext:value-type="float">
            <text:p>0.4828002578</text:p>
          </table:table-cell>
          <table:table-cell office:value-type="float" office:value="0.242662513731" calcext:value-type="float">
            <text:p>0.2426625137</text:p>
          </table:table-cell>
          <table:table-cell office:value-type="float" office:value="0.205626542956" calcext:value-type="float">
            <text:p>0.205626543</text:p>
          </table:table-cell>
          <table:table-cell office:value-type="float" office:value="0.127881279134" calcext:value-type="float">
            <text:p>0.1278812791</text:p>
          </table:table-cell>
          <table:table-cell office:value-type="float" office:value="0.244809935324" calcext:value-type="float">
            <text:p>0.2448099353</text:p>
          </table:table-cell>
          <table:table-cell office:value-type="float" office:value="0.425311374724" calcext:value-type="float">
            <text:p>0.4253113747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0" calcext:value-type="float">
            <text:p>120</text:p>
          </table:table-cell>
          <table:table-cell office:value-type="float" office:value="-2" calcext:value-type="float">
            <text:p>-2</text:p>
          </table:table-cell>
          <table:table-cell office:value-type="float" office:value="0.248105533006" calcext:value-type="float">
            <text:p>0.248105533</text:p>
          </table:table-cell>
          <table:table-cell office:value-type="float" office:value="0.414737815283" calcext:value-type="float">
            <text:p>0.4147378153</text:p>
          </table:table-cell>
          <table:table-cell office:value-type="float" office:value="0.168935987426" calcext:value-type="float">
            <text:p>0.1689359874</text:p>
          </table:table-cell>
          <table:table-cell office:value-type="float" office:value="0.656121095282" calcext:value-type="float">
            <text:p>0.6561210953</text:p>
          </table:table-cell>
          <table:table-cell office:value-type="float" office:value="0.134409258555" calcext:value-type="float">
            <text:p>0.1344092586</text:p>
          </table:table-cell>
          <table:table-cell office:value-type="float" office:value="0.985131628396" calcext:value-type="float">
            <text:p>0.9851316284</text:p>
          </table:table-cell>
          <table:table-cell office:value-type="float" office:value="0.313838423215" calcext:value-type="float">
            <text:p>0.3138384232</text:p>
          </table:table-cell>
          <table:table-cell office:value-type="float" office:value="0.761748759614" calcext:value-type="float">
            <text:p>0.7617487596</text:p>
          </table:table-cell>
          <table:table-cell office:value-type="float" office:value="4.89" calcext:value-type="float">
            <text:p>4.89</text:p>
          </table:table-cell>
          <table:table-cell office:value-type="float" office:value="2.05" calcext:value-type="float">
            <text:p>2.05</text:p>
          </table:table-cell>
          <table:table-cell office:value-type="float" office:value="1.16" calcext:value-type="float">
            <text:p>1.16</text:p>
          </table:table-cell>
          <table:table-cell office:value-type="float" office:value="-1.06" calcext:value-type="float">
            <text:p>-1.06</text:p>
          </table:table-cell>
          <table:table-cell office:value-type="float" office:value="0.05" calcext:value-type="float">
            <text:p>0.05</text:p>
          </table:table-cell>
          <table:table-cell office:value-type="float" office:value="0.13" calcext:value-type="float">
            <text:p>0.13</text:p>
          </table:table-cell>
          <table:table-cell office:value-type="float" office:value="0.411973842351" calcext:value-type="float">
            <text:p>0.4119738424</text:p>
          </table:table-cell>
          <table:table-cell office:value-type="float" office:value="-0.0135035649414" calcext:value-type="float">
            <text:p>-0.0135035649</text:p>
          </table:table-cell>
          <table:table-cell office:value-type="float" office:value="0.459216757337" calcext:value-type="float">
            <text:p>0.4592167573</text:p>
          </table:table-cell>
          <table:table-cell office:value-type="float" office:value="0.282753261113" calcext:value-type="float">
            <text:p>0.2827532611</text:p>
          </table:table-cell>
          <table:table-cell office:value-type="float" office:value="0.179029362437" calcext:value-type="float">
            <text:p>0.1790293624</text:p>
          </table:table-cell>
          <table:table-cell office:value-type="float" office:value="0.175538412613" calcext:value-type="float">
            <text:p>0.1755384126</text:p>
          </table:table-cell>
          <table:table-cell office:value-type="float" office:value="0.226272277423" calcext:value-type="float">
            <text:p>0.2262722774</text:p>
          </table:table-cell>
          <table:table-cell office:value-type="float" office:value="0.471795238667" calcext:value-type="float">
            <text:p>0.4717952387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0" calcext:value-type="float">
            <text:p>120</text:p>
          </table:table-cell>
          <table:table-cell office:value-type="float" office:value="-3" calcext:value-type="float">
            <text:p>-3</text:p>
          </table:table-cell>
          <table:table-cell office:value-type="float" office:value="0.233318835051" calcext:value-type="float">
            <text:p>0.2333188351</text:p>
          </table:table-cell>
          <table:table-cell office:value-type="float" office:value="0.451904380414" calcext:value-type="float">
            <text:p>0.4519043804</text:p>
          </table:table-cell>
          <table:table-cell office:value-type="float" office:value="0.164214896102" calcext:value-type="float">
            <text:p>0.1642148961</text:p>
          </table:table-cell>
          <table:table-cell office:value-type="float" office:value="0.695841509388" calcext:value-type="float">
            <text:p>0.6958415094</text:p>
          </table:table-cell>
          <table:table-cell office:value-type="float" office:value="0.132804045332" calcext:value-type="float">
            <text:p>0.1328040453</text:p>
          </table:table-cell>
          <table:table-cell office:value-type="float" office:value="1.02509940655" calcext:value-type="float">
            <text:p>1.0250994066</text:p>
          </table:table-cell>
          <table:table-cell office:value-type="float" office:value="0.311645747587" calcext:value-type="float">
            <text:p>0.3116457476</text:p>
          </table:table-cell>
          <table:table-cell office:value-type="float" office:value="0.801688616569" calcext:value-type="float">
            <text:p>0.8016886166</text:p>
          </table:table-cell>
          <table:table-cell office:value-type="float" office:value="4.83" calcext:value-type="float">
            <text:p>4.83</text:p>
          </table:table-cell>
          <table:table-cell office:value-type="float" office:value="2.05" calcext:value-type="float">
            <text:p>2.05</text:p>
          </table:table-cell>
          <table:table-cell office:value-type="float" office:value="1.17" calcext:value-type="float">
            <text:p>1.17</text:p>
          </table:table-cell>
          <table:table-cell office:value-type="float" office:value="-1.07" calcext:value-type="float">
            <text:p>-1.07</text:p>
          </table:table-cell>
          <table:table-cell office:value-type="float" office:value="0.05" calcext:value-type="float">
            <text:p>0.05</text:p>
          </table:table-cell>
          <table:table-cell office:value-type="float" office:value="0.11" calcext:value-type="float">
            <text:p>0.11</text:p>
          </table:table-cell>
          <table:table-cell office:value-type="float" office:value="0.380330819299" calcext:value-type="float">
            <text:p>0.3803308193</text:p>
          </table:table-cell>
          <table:table-cell office:value-type="float" office:value="0.0277604519757" calcext:value-type="float">
            <text:p>0.027760452</text:p>
          </table:table-cell>
          <table:table-cell office:value-type="float" office:value="0.436973265559" calcext:value-type="float">
            <text:p>0.4369732656</text:p>
          </table:table-cell>
          <table:table-cell office:value-type="float" office:value="0.32236464964" calcext:value-type="float">
            <text:p>0.3223646496</text:p>
          </table:table-cell>
          <table:table-cell office:value-type="float" office:value="0.153517323189" calcext:value-type="float">
            <text:p>0.1535173232</text:p>
          </table:table-cell>
          <table:table-cell office:value-type="float" office:value="0.224116348202" calcext:value-type="float">
            <text:p>0.2241163482</text:p>
          </table:table-cell>
          <table:table-cell office:value-type="float" office:value="0.210159769449" calcext:value-type="float">
            <text:p>0.2101597694</text:p>
          </table:table-cell>
          <table:table-cell office:value-type="float" office:value="0.518720545866" calcext:value-type="float">
            <text:p>0.5187205459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0" calcext:value-type="float">
            <text:p>120</text:p>
          </table:table-cell>
          <table:table-cell office:value-type="float" office:value="-4" calcext:value-type="float">
            <text:p>-4</text:p>
          </table:table-cell>
          <table:table-cell office:value-type="float" office:value="0.218959671878" calcext:value-type="float">
            <text:p>0.2189596719</text:p>
          </table:table-cell>
          <table:table-cell office:value-type="float" office:value="0.489238204662" calcext:value-type="float">
            <text:p>0.4892382047</text:p>
          </table:table-cell>
          <table:table-cell office:value-type="float" office:value="0.160989053246" calcext:value-type="float">
            <text:p>0.1609890532</text:p>
          </table:table-cell>
          <table:table-cell office:value-type="float" office:value="0.735711221424" calcext:value-type="float">
            <text:p>0.7357112214</text:p>
          </table:table-cell>
          <table:table-cell office:value-type="float" office:value="0.132157630576" calcext:value-type="float">
            <text:p>0.1321576306</text:p>
          </table:table-cell>
          <table:table-cell office:value-type="float" office:value="1.06509418306" calcext:value-type="float">
            <text:p>1.0650941831</text:p>
          </table:table-cell>
          <table:table-cell office:value-type="float" office:value="0.311058421703" calcext:value-type="float">
            <text:p>0.3110584217</text:p>
          </table:table-cell>
          <table:table-cell office:value-type="float" office:value="0.84168430444" calcext:value-type="float">
            <text:p>0.8416843044</text:p>
          </table:table-cell>
          <table:table-cell office:value-type="float" office:value="4.77" calcext:value-type="float">
            <text:p>4.77</text:p>
          </table:table-cell>
          <table:table-cell office:value-type="float" office:value="2.05" calcext:value-type="float">
            <text:p>2.05</text:p>
          </table:table-cell>
          <table:table-cell office:value-type="float" office:value="1.18" calcext:value-type="float">
            <text:p>1.18</text:p>
          </table:table-cell>
          <table:table-cell office:value-type="float" office:value="-1.08" calcext:value-type="float">
            <text:p>-1.08</text:p>
          </table:table-cell>
          <table:table-cell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office:value-type="float" office:value="0.348687796247" calcext:value-type="float">
            <text:p>0.3486877962</text:p>
          </table:table-cell>
          <table:table-cell office:value-type="float" office:value="0.0690244688928" calcext:value-type="float">
            <text:p>0.0690244689</text:p>
          </table:table-cell>
          <table:table-cell office:value-type="float" office:value="0.415374580087" calcext:value-type="float">
            <text:p>0.4153745801</text:p>
          </table:table-cell>
          <table:table-cell office:value-type="float" office:value="0.361518695949" calcext:value-type="float">
            <text:p>0.3615186959</text:p>
          </table:table-cell>
          <table:table-cell office:value-type="float" office:value="0.128723757076" calcext:value-type="float">
            <text:p>0.1287237571</text:p>
          </table:table-cell>
          <table:table-cell office:value-type="float" office:value="0.273024031323" calcext:value-type="float">
            <text:p>0.2730240313</text:p>
          </table:table-cell>
          <table:table-cell office:value-type="float" office:value="0.195410540917" calcext:value-type="float">
            <text:p>0.1954105409</text:p>
          </table:table-cell>
          <table:table-cell office:value-type="float" office:value="0.565518258379" calcext:value-type="float">
            <text:p>0.5655182584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0" calcext:value-type="float">
            <text:p>120</text:p>
          </table:table-cell>
          <table:table-cell office:value-type="float" office:value="-1" calcext:value-type="float">
            <text:p>-1</text:p>
          </table:table-cell>
          <table:table-cell office:value-type="float" office:value="0.338876989437" calcext:value-type="float">
            <text:p>0.3388769894</text:p>
          </table:table-cell>
          <table:table-cell office:value-type="float" office:value="0.305946086397" calcext:value-type="float">
            <text:p>0.3059460864</text:p>
          </table:table-cell>
          <table:table-cell office:value-type="float" office:value="0.349682485606" calcext:value-type="float">
            <text:p>0.3496824856</text:p>
          </table:table-cell>
          <table:table-cell office:value-type="float" office:value="0.571216751314" calcext:value-type="float">
            <text:p>0.5712167513</text:p>
          </table:table-cell>
          <table:table-cell office:value-type="float" office:value="0.325208272584" calcext:value-type="float">
            <text:p>0.3252082726</text:p>
          </table:table-cell>
          <table:table-cell office:value-type="float" office:value="0.88536274323" calcext:value-type="float">
            <text:p>0.8853627432</text:p>
          </table:table-cell>
          <table:table-cell office:value-type="float" office:value="0.129911840577" calcext:value-type="float">
            <text:p>0.1299118406</text:p>
          </table:table-cell>
          <table:table-cell office:value-type="float" office:value="0.826671719205" calcext:value-type="float">
            <text:p>0.8266717192</text:p>
          </table:table-cell>
          <table:table-cell office:value-type="float" office:value="4.95" calcext:value-type="float">
            <text:p>4.95</text:p>
          </table:table-cell>
          <table:table-cell office:value-type="float" office:value="2.05" calcext:value-type="float">
            <text:p>2.05</text:p>
          </table:table-cell>
          <table:table-cell office:value-type="float" office:value="1.15" calcext:value-type="float">
            <text:p>1.15</text:p>
          </table:table-cell>
          <table:table-cell office:value-type="float" office:value="-1.05" calcext:value-type="float">
            <text:p>-1.05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470864874969" calcext:value-type="float">
            <text:p>0.470864875</text:p>
          </table:table-cell>
          <table:table-cell office:value-type="float" office:value="-0.10541101008" calcext:value-type="float">
            <text:p>-0.1054110101</text:p>
          </table:table-cell>
          <table:table-cell office:value-type="float" office:value="0.534316875209" calcext:value-type="float">
            <text:p>0.5343168752</text:p>
          </table:table-cell>
          <table:table-cell office:value-type="float" office:value="0.187801956321" calcext:value-type="float">
            <text:p>0.1878019563</text:p>
          </table:table-cell>
          <table:table-cell office:value-type="float" office:value="0.248660997467" calcext:value-type="float">
            <text:p>0.2486609975</text:p>
          </table:table-cell>
          <table:table-cell office:value-type="float" office:value="0.0961465172496" calcext:value-type="float">
            <text:p>0.0961465172</text:p>
          </table:table-cell>
          <table:table-cell office:value-type="float" office:value="0.312112997707" calcext:value-type="float">
            <text:p>0.3121129977</text:p>
          </table:table-cell>
          <table:table-cell office:value-type="float" office:value="0.38935948365" calcext:value-type="float">
            <text:p>0.3893594837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0" calcext:value-type="float">
            <text:p>120</text:p>
          </table:table-cell>
          <table:table-cell office:value-type="float" office:value="-2" calcext:value-type="float">
            <text:p>-2</text:p>
          </table:table-cell>
          <table:table-cell office:value-type="float" office:value="0.337482150907" calcext:value-type="float">
            <text:p>0.3374821509</text:p>
          </table:table-cell>
          <table:table-cell office:value-type="float" office:value="0.345921759318" calcext:value-type="float">
            <text:p>0.3459217593</text:p>
          </table:table-cell>
          <table:table-cell office:value-type="float" office:value="0.347241322296" calcext:value-type="float">
            <text:p>0.3472413223</text:p>
          </table:table-cell>
          <table:table-cell office:value-type="float" office:value="0.611142190844" calcext:value-type="float">
            <text:p>0.6111421908</text:p>
          </table:table-cell>
          <table:table-cell office:value-type="float" office:value="0.325868768799" calcext:value-type="float">
            <text:p>0.3258687688</text:p>
          </table:table-cell>
          <table:table-cell office:value-type="float" office:value="0.925357289667" calcext:value-type="float">
            <text:p>0.9253572897</text:p>
          </table:table-cell>
          <table:table-cell office:value-type="float" office:value="0.129537376583" calcext:value-type="float">
            <text:p>0.1295373766</text:p>
          </table:table-cell>
          <table:table-cell office:value-type="float" office:value="0.866669966375" calcext:value-type="float">
            <text:p>0.8666699664</text:p>
          </table:table-cell>
          <table:table-cell office:value-type="float" office:value="4.89" calcext:value-type="float">
            <text:p>4.89</text:p>
          </table:table-cell>
          <table:table-cell office:value-type="float" office:value="2.05" calcext:value-type="float">
            <text:p>2.05</text:p>
          </table:table-cell>
          <table:table-cell office:value-type="float" office:value="1.16" calcext:value-type="float">
            <text:p>1.16</text:p>
          </table:table-cell>
          <table:table-cell office:value-type="float" office:value="-1.06" calcext:value-type="float">
            <text:p>-1.06</text:p>
          </table:table-cell>
          <table:table-cell office:value-type="float" office:value="0.05" calcext:value-type="float">
            <text:p>0.05</text:p>
          </table:table-cell>
          <table:table-cell office:value-type="float" office:value="0.13" calcext:value-type="float">
            <text:p>0.13</text:p>
          </table:table-cell>
          <table:table-cell office:value-type="float" office:value="0.470287293512" calcext:value-type="float">
            <text:p>0.4702872935</text:p>
          </table:table-cell>
          <table:table-cell office:value-type="float" office:value="-0.0534142178741" calcext:value-type="float">
            <text:p>-0.0534142179</text:p>
          </table:table-cell>
          <table:table-cell office:value-type="float" office:value="0.530634692966" calcext:value-type="float">
            <text:p>0.530634693</text:p>
          </table:table-cell>
          <table:table-cell office:value-type="float" office:value="0.240453424746" calcext:value-type="float">
            <text:p>0.2404534247</text:p>
          </table:table-cell>
          <table:table-cell office:value-type="float" office:value="0.24596414938" calcext:value-type="float">
            <text:p>0.2459641494</text:p>
          </table:table-cell>
          <table:table-cell office:value-type="float" office:value="0.145781984415" calcext:value-type="float">
            <text:p>0.1457819844</text:p>
          </table:table-cell>
          <table:table-cell office:value-type="float" office:value="0.306311548834" calcext:value-type="float">
            <text:p>0.3063115488</text:p>
          </table:table-cell>
          <table:table-cell office:value-type="float" office:value="0.439649627036" calcext:value-type="float">
            <text:p>0.439649627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0" calcext:value-type="float">
            <text:p>120</text:p>
          </table:table-cell>
          <table:table-cell office:value-type="float" office:value="-3" calcext:value-type="float">
            <text:p>-3</text:p>
          </table:table-cell>
          <table:table-cell office:value-type="float" office:value="0.340632123909" calcext:value-type="float">
            <text:p>0.3406321239</text:p>
          </table:table-cell>
          <table:table-cell office:value-type="float" office:value="0.385797537305" calcext:value-type="float">
            <text:p>0.3857975373</text:p>
          </table:table-cell>
          <table:table-cell office:value-type="float" office:value="0.350220929821" calcext:value-type="float">
            <text:p>0.3502209298</text:p>
          </table:table-cell>
          <table:table-cell office:value-type="float" office:value="0.651031060708" calcext:value-type="float">
            <text:p>0.6510310607</text:p>
          </table:table-cell>
          <table:table-cell office:value-type="float" office:value="0.326537693429" calcext:value-type="float">
            <text:p>0.3265376934</text:p>
          </table:table-cell>
          <table:table-cell office:value-type="float" office:value="0.965351696024" calcext:value-type="float">
            <text:p>0.965351696</text:p>
          </table:table-cell>
          <table:table-cell office:value-type="float" office:value="0.129987536841" calcext:value-type="float">
            <text:p>0.1299875368</text:p>
          </table:table-cell>
          <table:table-cell office:value-type="float" office:value="0.906667433242" calcext:value-type="float">
            <text:p>0.9066674332</text:p>
          </table:table-cell>
          <table:table-cell office:value-type="float" office:value="4.83" calcext:value-type="float">
            <text:p>4.83</text:p>
          </table:table-cell>
          <table:table-cell office:value-type="float" office:value="2.05" calcext:value-type="float">
            <text:p>2.05</text:p>
          </table:table-cell>
          <table:table-cell office:value-type="float" office:value="1.17" calcext:value-type="float">
            <text:p>1.17</text:p>
          </table:table-cell>
          <table:table-cell office:value-type="float" office:value="-1.07" calcext:value-type="float">
            <text:p>-1.07</text:p>
          </table:table-cell>
          <table:table-cell office:value-type="float" office:value="0.05" calcext:value-type="float">
            <text:p>0.05</text:p>
          </table:table-cell>
          <table:table-cell office:value-type="float" office:value="0.11" calcext:value-type="float">
            <text:p>0.11</text:p>
          </table:table-cell>
          <table:table-cell office:value-type="float" office:value="0.470287293512" calcext:value-type="float">
            <text:p>0.4702872935</text:p>
          </table:table-cell>
          <table:table-cell office:value-type="float" office:value="-0.0534142178741" calcext:value-type="float">
            <text:p>-0.0534142179</text:p>
          </table:table-cell>
          <table:table-cell office:value-type="float" office:value="0.540592832277" calcext:value-type="float">
            <text:p>0.5405928323</text:p>
          </table:table-cell>
          <table:table-cell office:value-type="float" office:value="0.238231339642" calcext:value-type="float">
            <text:p>0.2382313396</text:p>
          </table:table-cell>
          <table:table-cell office:value-type="float" office:value="0.252867601185" calcext:value-type="float">
            <text:p>0.2528676012</text:p>
          </table:table-cell>
          <table:table-cell office:value-type="float" office:value="0.153294943481" calcext:value-type="float">
            <text:p>0.1532949435</text:p>
          </table:table-cell>
          <table:table-cell office:value-type="float" office:value="0.32317313995" calcext:value-type="float">
            <text:p>0.32317314</text:p>
          </table:table-cell>
          <table:table-cell office:value-type="float" office:value="0.444940500998" calcext:value-type="float">
            <text:p>0.444940501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0" calcext:value-type="float">
            <text:p>120</text:p>
          </table:table-cell>
          <table:table-cell office:value-type="float" office:value="-4" calcext:value-type="float">
            <text:p>-4</text:p>
          </table:table-cell>
          <table:table-cell office:value-type="float" office:value="0.339332526078" calcext:value-type="float">
            <text:p>0.3393325261</text:p>
          </table:table-cell>
          <table:table-cell office:value-type="float" office:value="0.4257764198" calcext:value-type="float">
            <text:p>0.4257764198</text:p>
          </table:table-cell>
          <table:table-cell office:value-type="float" office:value="0.352000126726" calcext:value-type="float">
            <text:p>0.3520001267</text:p>
          </table:table-cell>
          <table:table-cell office:value-type="float" office:value="0.690991471847" calcext:value-type="float">
            <text:p>0.6909914718</text:p>
          </table:table-cell>
          <table:table-cell office:value-type="float" office:value="0.32669029567" calcext:value-type="float">
            <text:p>0.3266902957</text:p>
          </table:table-cell>
          <table:table-cell office:value-type="float" office:value="1.00535140493" calcext:value-type="float">
            <text:p>1.0053514049</text:p>
          </table:table-cell>
          <table:table-cell office:value-type="float" office:value="0.128844651839" calcext:value-type="float">
            <text:p>0.1288446518</text:p>
          </table:table-cell>
          <table:table-cell office:value-type="float" office:value="0.946651102582" calcext:value-type="float">
            <text:p>0.9466511026</text:p>
          </table:table-cell>
          <table:table-cell office:value-type="float" office:value="4.77" calcext:value-type="float">
            <text:p>4.77</text:p>
          </table:table-cell>
          <table:table-cell office:value-type="float" office:value="2.05" calcext:value-type="float">
            <text:p>2.05</text:p>
          </table:table-cell>
          <table:table-cell office:value-type="float" office:value="1.18" calcext:value-type="float">
            <text:p>1.18</text:p>
          </table:table-cell>
          <table:table-cell office:value-type="float" office:value="-1.08" calcext:value-type="float">
            <text:p>-1.08</text:p>
          </table:table-cell>
          <table:table-cell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office:value-type="float" office:value="0.469709712056" calcext:value-type="float">
            <text:p>0.4697097121</text:p>
          </table:table-cell>
          <table:table-cell office:value-type="float" office:value="-0.00141742566864" calcext:value-type="float">
            <text:p>-0.0014174257</text:p>
          </table:table-cell>
          <table:table-cell office:value-type="float" office:value="0.537338392177" calcext:value-type="float">
            <text:p>0.5373383922</text:p>
          </table:table-cell>
          <table:table-cell office:value-type="float" office:value="0.290860458587" calcext:value-type="float">
            <text:p>0.2908604586</text:p>
          </table:table-cell>
          <table:table-cell office:value-type="float" office:value="0.250403979387" calcext:value-type="float">
            <text:p>0.2504039794</text:p>
          </table:table-cell>
          <table:table-cell office:value-type="float" office:value="0.203289671469" calcext:value-type="float">
            <text:p>0.2032896715</text:p>
          </table:table-cell>
          <table:table-cell office:value-type="float" office:value="0.318032659508" calcext:value-type="float">
            <text:p>0.3180326595</text:p>
          </table:table-cell>
          <table:table-cell office:value-type="float" office:value="0.495567555725" calcext:value-type="float">
            <text:p>0.4955675557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2" calcext:value-type="float">
            <text:p>122</text:p>
          </table:table-cell>
          <table:table-cell office:value-type="float" office:value="-1" calcext:value-type="float">
            <text:p>-1</text:p>
          </table:table-cell>
          <table:table-cell office:value-type="float" office:value="0.331847029068" calcext:value-type="float">
            <text:p>0.3318470291</text:p>
          </table:table-cell>
          <table:table-cell office:value-type="float" office:value="0.323565712564" calcext:value-type="float">
            <text:p>0.3235657126</text:p>
          </table:table-cell>
          <table:table-cell office:value-type="float" office:value="0.370399028402" calcext:value-type="float">
            <text:p>0.3703990284</text:p>
          </table:table-cell>
          <table:table-cell office:value-type="float" office:value="0.497553009993" calcext:value-type="float">
            <text:p>0.49755301</text:p>
          </table:table-cell>
          <table:table-cell office:value-type="float" office:value="0.340893402354" calcext:value-type="float">
            <text:p>0.3408934024</text:p>
          </table:table-cell>
          <table:table-cell office:value-type="float" office:value="0.634010094356" calcext:value-type="float">
            <text:p>0.6340100944</text:p>
          </table:table-cell>
          <table:table-cell office:value-type="float" office:value="0.206902808706" calcext:value-type="float">
            <text:p>0.2069028087</text:p>
          </table:table-cell>
          <table:table-cell office:value-type="float" office:value="0.748990007084" calcext:value-type="float">
            <text:p>0.7489900071</text:p>
          </table:table-cell>
          <table:table-cell office:value-type="float" office:value="5.07" calcext:value-type="float">
            <text:p>5.07</text:p>
          </table:table-cell>
          <table:table-cell office:value-type="float" office:value="2.05" calcext:value-type="float">
            <text:p>2.05</text:p>
          </table:table-cell>
          <table:table-cell office:value-type="float" office:value="1.13" calcext:value-type="float">
            <text:p>1.13</text:p>
          </table:table-cell>
          <table:table-cell office:value-type="float" office:value="-1.03" calcext:value-type="float">
            <text:p>-1.03</text:p>
          </table:table-cell>
          <table:table-cell office:value-type="float" office:value="0.05" calcext:value-type="float">
            <text:p>0.05</text:p>
          </table:table-cell>
          <table:table-cell office:value-type="float" office:value="0.19" calcext:value-type="float">
            <text:p>0.19</text:p>
          </table:table-cell>
          <table:table-cell office:value-type="float" office:value="0.479751583948" calcext:value-type="float">
            <text:p>0.4797515839</text:p>
          </table:table-cell>
          <table:table-cell office:value-type="float" office:value="-0.192213849127" calcext:value-type="float">
            <text:p>-0.1922138491</text:p>
          </table:table-cell>
          <table:table-cell office:value-type="float" office:value="0.552324426344" calcext:value-type="float">
            <text:p>0.5523244263</text:p>
          </table:table-cell>
          <table:table-cell office:value-type="float" office:value="0.0988757977974" calcext:value-type="float">
            <text:p>0.0988757978</text:p>
          </table:table-cell>
          <table:table-cell office:value-type="float" office:value="0.263946976131" calcext:value-type="float">
            <text:p>0.2639469761</text:p>
          </table:table-cell>
          <table:table-cell office:value-type="float" office:value="0.0161808994742" calcext:value-type="float">
            <text:p>0.0161808995</text:p>
          </table:table-cell>
          <table:table-cell office:value-type="float" office:value="0.336519818526" calcext:value-type="float">
            <text:p>0.3365198185</text:p>
          </table:table-cell>
          <table:table-cell office:value-type="float" office:value="0.307270546399" calcext:value-type="float">
            <text:p>0.3072705464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2" calcext:value-type="float">
            <text:p>122</text:p>
          </table:table-cell>
          <table:table-cell office:value-type="float" office:value="-2" calcext:value-type="float">
            <text:p>-2</text:p>
          </table:table-cell>
          <table:table-cell office:value-type="float" office:value="0.330708491832" calcext:value-type="float">
            <text:p>0.3307084918</text:p>
          </table:table-cell>
          <table:table-cell office:value-type="float" office:value="0.363549505943" calcext:value-type="float">
            <text:p>0.3635495059</text:p>
          </table:table-cell>
          <table:table-cell office:value-type="float" office:value="0.370328237566" calcext:value-type="float">
            <text:p>0.3703282376</text:p>
          </table:table-cell>
          <table:table-cell office:value-type="float" office:value="0.537552947351" calcext:value-type="float">
            <text:p>0.5375529474</text:p>
          </table:table-cell>
          <table:table-cell office:value-type="float" office:value="0.340745140692" calcext:value-type="float">
            <text:p>0.3407451407</text:p>
          </table:table-cell>
          <table:table-cell office:value-type="float" office:value="0.674009819586" calcext:value-type="float">
            <text:p>0.6740098196</text:p>
          </table:table-cell>
          <table:table-cell office:value-type="float" office:value="0.205565049766" calcext:value-type="float">
            <text:p>0.2055650498</text:p>
          </table:table-cell>
          <table:table-cell office:value-type="float" office:value="0.788967630838" calcext:value-type="float">
            <text:p>0.7889676308</text:p>
          </table:table-cell>
          <table:table-cell office:value-type="float" office:value="5.01" calcext:value-type="float">
            <text:p>5.01</text:p>
          </table:table-cell>
          <table:table-cell office:value-type="float" office:value="2.05" calcext:value-type="float">
            <text:p>2.05</text:p>
          </table:table-cell>
          <table:table-cell office:value-type="float" office:value="1.14" calcext:value-type="float">
            <text:p>1.14</text:p>
          </table:table-cell>
          <table:table-cell office:value-type="float" office:value="-1.04" calcext:value-type="float">
            <text:p>-1.04</text:p>
          </table:table-cell>
          <table:table-cell office:value-type="float" office:value="0.05" calcext:value-type="float">
            <text:p>0.05</text:p>
          </table:table-cell>
          <table:table-cell office:value-type="float" office:value="0.17" calcext:value-type="float">
            <text:p>0.17</text:p>
          </table:table-cell>
          <table:table-cell office:value-type="float" office:value="0.469613877413" calcext:value-type="float">
            <text:p>0.4696138774</text:p>
          </table:table-cell>
          <table:table-cell office:value-type="float" office:value="-0.141211624605" calcext:value-type="float">
            <text:p>-0.1412116246</text:p>
          </table:table-cell>
          <table:table-cell office:value-type="float" office:value="0.545303645905" calcext:value-type="float">
            <text:p>0.5453036459</text:p>
          </table:table-cell>
          <table:table-cell office:value-type="float" office:value="0.149083154793" calcext:value-type="float">
            <text:p>0.1490831548</text:p>
          </table:table-cell>
          <table:table-cell office:value-type="float" office:value="0.256056108114" calcext:value-type="float">
            <text:p>0.2560561081</text:p>
          </table:table-cell>
          <table:table-cell office:value-type="float" office:value="0.069485027414" calcext:value-type="float">
            <text:p>0.0694850274</text:p>
          </table:table-cell>
          <table:table-cell office:value-type="float" office:value="0.331745876606" calcext:value-type="float">
            <text:p>0.3317458766</text:p>
          </table:table-cell>
          <table:table-cell office:value-type="float" office:value="0.359779806812" calcext:value-type="float">
            <text:p>0.3597798068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2" calcext:value-type="float">
            <text:p>122</text:p>
          </table:table-cell>
          <table:table-cell office:value-type="float" office:value="-3" calcext:value-type="float">
            <text:p>-3</text:p>
          </table:table-cell>
          <table:table-cell office:value-type="float" office:value="0.330309181377" calcext:value-type="float">
            <text:p>0.3303091814</text:p>
          </table:table-cell>
          <table:table-cell office:value-type="float" office:value="0.403547512783" calcext:value-type="float">
            <text:p>0.4035475128</text:p>
          </table:table-cell>
          <table:table-cell office:value-type="float" office:value="0.370807575781" calcext:value-type="float">
            <text:p>0.3708075758</text:p>
          </table:table-cell>
          <table:table-cell office:value-type="float" office:value="0.577550075184" calcext:value-type="float">
            <text:p>0.5775500752</text:p>
          </table:table-cell>
          <table:table-cell office:value-type="float" office:value="0.341328311794" calcext:value-type="float">
            <text:p>0.3413283118</text:p>
          </table:table-cell>
          <table:table-cell office:value-type="float" office:value="0.714005568253" calcext:value-type="float">
            <text:p>0.7140055683</text:p>
          </table:table-cell>
          <table:table-cell office:value-type="float" office:value="0.20418493594" calcext:value-type="float">
            <text:p>0.2041849359</text:p>
          </table:table-cell>
          <table:table-cell office:value-type="float" office:value="0.828943814821" calcext:value-type="float">
            <text:p>0.8289438148</text:p>
          </table:table-cell>
          <table:table-cell office:value-type="float" office:value="4.95" calcext:value-type="float">
            <text:p>4.95</text:p>
          </table:table-cell>
          <table:table-cell office:value-type="float" office:value="2.05" calcext:value-type="float">
            <text:p>2.05</text:p>
          </table:table-cell>
          <table:table-cell office:value-type="float" office:value="1.15" calcext:value-type="float">
            <text:p>1.15</text:p>
          </table:table-cell>
          <table:table-cell office:value-type="float" office:value="-1.05" calcext:value-type="float">
            <text:p>-1.05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459476170878" calcext:value-type="float">
            <text:p>0.4594761709</text:p>
          </table:table-cell>
          <table:table-cell office:value-type="float" office:value="-0.0902094000829" calcext:value-type="float">
            <text:p>-0.0902094001</text:p>
          </table:table-cell>
          <table:table-cell office:value-type="float" office:value="0.538839725037" calcext:value-type="float">
            <text:p>0.538839725</text:p>
          </table:table-cell>
          <table:table-cell office:value-type="float" office:value="0.199102587694" calcext:value-type="float">
            <text:p>0.1991025877</text:p>
          </table:table-cell>
          <table:table-cell office:value-type="float" office:value="0.248606416924" calcext:value-type="float">
            <text:p>0.2486064169</text:p>
          </table:table-cell>
          <table:table-cell office:value-type="float" office:value="0.123177447842" calcext:value-type="float">
            <text:p>0.1231774478</text:p>
          </table:table-cell>
          <table:table-cell office:value-type="float" office:value="0.327969971083" calcext:value-type="float">
            <text:p>0.3279699711</text:p>
          </table:table-cell>
          <table:table-cell office:value-type="float" office:value="0.412489435618" calcext:value-type="float">
            <text:p>0.4124894356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2" calcext:value-type="float">
            <text:p>122</text:p>
          </table:table-cell>
          <table:table-cell office:value-type="float" office:value="-4" calcext:value-type="float">
            <text:p>-4</text:p>
          </table:table-cell>
          <table:table-cell office:value-type="float" office:value="0.327377603758" calcext:value-type="float">
            <text:p>0.3273776038</text:p>
          </table:table-cell>
          <table:table-cell office:value-type="float" office:value="0.443439941296" calcext:value-type="float">
            <text:p>0.4434399413</text:p>
          </table:table-cell>
          <table:table-cell office:value-type="float" office:value="0.370999529658" calcext:value-type="float">
            <text:p>0.3709995297</text:p>
          </table:table-cell>
          <table:table-cell office:value-type="float" office:value="0.617549614603" calcext:value-type="float">
            <text:p>0.6175496146</text:p>
          </table:table-cell>
          <table:table-cell office:value-type="float" office:value="0.339943796706" calcext:value-type="float">
            <text:p>0.3399437967</text:p>
          </table:table-cell>
          <table:table-cell office:value-type="float" office:value="0.753981600047" calcext:value-type="float">
            <text:p>0.7539816</text:p>
          </table:table-cell>
          <table:table-cell office:value-type="float" office:value="0.204064280517" calcext:value-type="float">
            <text:p>0.2040642805</text:p>
          </table:table-cell>
          <table:table-cell office:value-type="float" office:value="0.868943632849" calcext:value-type="float">
            <text:p>0.8689436328</text:p>
          </table:table-cell>
          <table:table-cell office:value-type="float" office:value="4.89" calcext:value-type="float">
            <text:p>4.89</text:p>
          </table:table-cell>
          <table:table-cell office:value-type="float" office:value="2.05" calcext:value-type="float">
            <text:p>2.05</text:p>
          </table:table-cell>
          <table:table-cell office:value-type="float" office:value="1.16" calcext:value-type="float">
            <text:p>1.16</text:p>
          </table:table-cell>
          <table:table-cell office:value-type="float" office:value="-1.06" calcext:value-type="float">
            <text:p>-1.06</text:p>
          </table:table-cell>
          <table:table-cell office:value-type="float" office:value="0.05" calcext:value-type="float">
            <text:p>0.05</text:p>
          </table:table-cell>
          <table:table-cell office:value-type="float" office:value="0.13" calcext:value-type="float">
            <text:p>0.13</text:p>
          </table:table-cell>
          <table:table-cell office:value-type="float" office:value="0.449338464343" calcext:value-type="float">
            <text:p>0.4493384643</text:p>
          </table:table-cell>
          <table:table-cell office:value-type="float" office:value="-0.0392071755607" calcext:value-type="float">
            <text:p>-0.0392071756</text:p>
          </table:table-cell>
          <table:table-cell office:value-type="float" office:value="0.531116769335" calcext:value-type="float">
            <text:p>0.5311167693</text:p>
          </table:table-cell>
          <table:table-cell office:value-type="float" office:value="0.249431541234" calcext:value-type="float">
            <text:p>0.2494315412</text:p>
          </table:table-cell>
          <table:table-cell office:value-type="float" office:value="0.240259155579" calcext:value-type="float">
            <text:p>0.2402591556</text:p>
          </table:table-cell>
          <table:table-cell office:value-type="float" office:value="0.175934272437" calcext:value-type="float">
            <text:p>0.1759342724</text:p>
          </table:table-cell>
          <table:table-cell office:value-type="float" office:value="0.322037460571" calcext:value-type="float">
            <text:p>0.3220374606</text:p>
          </table:table-cell>
          <table:table-cell office:value-type="float" office:value="0.464572989232" calcext:value-type="float">
            <text:p>0.4645729892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office:value-type="float" office:value="0.330113662352" calcext:value-type="float">
            <text:p>0.3301136624</text:p>
          </table:table-cell>
          <table:table-cell office:value-type="float" office:value="0.207868222447" calcext:value-type="float">
            <text:p>0.2078682224</text:p>
          </table:table-cell>
          <table:table-cell office:value-type="float" office:value="0.190903620655" calcext:value-type="float">
            <text:p>0.1909036207</text:p>
          </table:table-cell>
          <table:table-cell office:value-type="float" office:value="0.611087129455" calcext:value-type="float">
            <text:p>0.6110871295</text:p>
          </table:table-cell>
          <table:table-cell office:value-type="float" office:value="0.234340933176" calcext:value-type="float">
            <text:p>0.2343409332</text:p>
          </table:table-cell>
          <table:table-cell office:value-type="float" office:value="0.796967977554" calcext:value-type="float">
            <text:p>0.7969679776</text:p>
          </table:table-cell>
          <table:table-cell office:value-type="float" office:value="0.368646762184" calcext:value-type="float">
            <text:p>0.3686467622</text:p>
          </table:table-cell>
          <table:table-cell office:value-type="float" office:value="0.580710277988" calcext:value-type="float">
            <text:p>0.580710278</text:p>
          </table:table-cell>
          <table:table-cell office:value-type="float" office:value="4.71" calcext:value-type="float">
            <text:p>4.71</text:p>
          </table:table-cell>
          <table:table-cell office:value-type="float" office:value="2.05" calcext:value-type="float">
            <text:p>2.05</text:p>
          </table:table-cell>
          <table:table-cell office:value-type="float" office:value="1.19" calcext:value-type="float">
            <text:p>1.19</text:p>
          </table:table-cell>
          <table:table-cell office:value-type="float" office:value="-1.09" calcext:value-type="float">
            <text:p>-1.09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465286291613" calcext:value-type="float">
            <text:p>0.4652862916</text:p>
          </table:table-cell>
          <table:table-cell office:value-type="float" office:value="-0.182778597889" calcext:value-type="float">
            <text:p>-0.1827785979</text:p>
          </table:table-cell>
          <table:table-cell office:value-type="float" office:value="0.522082911337" calcext:value-type="float">
            <text:p>0.5220829113</text:p>
          </table:table-cell>
          <table:table-cell office:value-type="float" office:value="0.111795915584" calcext:value-type="float">
            <text:p>0.1117959156</text:p>
          </table:table-cell>
          <table:table-cell office:value-type="float" office:value="0.2385755895" calcext:value-type="float">
            <text:p>0.2385755895</text:p>
          </table:table-cell>
          <table:table-cell office:value-type="float" office:value="0.0136959743774" calcext:value-type="float">
            <text:p>0.0136959744</text:p>
          </table:table-cell>
          <table:table-cell office:value-type="float" office:value="0.295372209224" calcext:value-type="float">
            <text:p>0.2953722092</text:p>
          </table:table-cell>
          <table:table-cell office:value-type="float" office:value="0.30827048785" calcext:value-type="float">
            <text:p>0.3082704879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6" calcext:value-type="float">
            <text:p>116</text:p>
          </table:table-cell>
          <table:table-cell office:value-type="float" office:value="-2" calcext:value-type="float">
            <text:p>-2</text:p>
          </table:table-cell>
          <table:table-cell office:value-type="float" office:value="0.325370510875" calcext:value-type="float">
            <text:p>0.3253705109</text:p>
          </table:table-cell>
          <table:table-cell office:value-type="float" office:value="0.247586008313" calcext:value-type="float">
            <text:p>0.2475860083</text:p>
          </table:table-cell>
          <table:table-cell office:value-type="float" office:value="0.190858729523" calcext:value-type="float">
            <text:p>0.1908587295</text:p>
          </table:table-cell>
          <table:table-cell office:value-type="float" office:value="0.651087104265" calcext:value-type="float">
            <text:p>0.6510871043</text:p>
          </table:table-cell>
          <table:table-cell office:value-type="float" office:value="0.23452941571" calcext:value-type="float">
            <text:p>0.2345294157</text:p>
          </table:table-cell>
          <table:table-cell office:value-type="float" office:value="0.83696753348" calcext:value-type="float">
            <text:p>0.8369675335</text:p>
          </table:table-cell>
          <table:table-cell office:value-type="float" office:value="0.366171904594" calcext:value-type="float">
            <text:p>0.3661719046</text:p>
          </table:table-cell>
          <table:table-cell office:value-type="float" office:value="0.620633643075" calcext:value-type="float">
            <text:p>0.6206336431</text:p>
          </table:table-cell>
          <table:table-cell office:value-type="float" office:value="4.65" calcext:value-type="float">
            <text:p>4.65</text:p>
          </table:table-cell>
          <table:table-cell office:value-type="float" office:value="2.05" calcext:value-type="float">
            <text:p>2.05</text:p>
          </table:table-cell>
          <table:table-cell office:value-type="float" office:value="1.2" calcext:value-type="float">
            <text:p>1.2</text:p>
          </table:table-cell>
          <table:table-cell office:value-type="float" office:value="-1.1" calcext:value-type="float">
            <text:p>-1.1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449131764763" calcext:value-type="float">
            <text:p>0.4491317648</text:p>
          </table:table-cell>
          <table:table-cell office:value-type="float" office:value="-0.133351568217" calcext:value-type="float">
            <text:p>-0.1333515682</text:p>
          </table:table-cell>
          <table:table-cell office:value-type="float" office:value="0.511514237836" calcext:value-type="float">
            <text:p>0.5115142378</text:p>
          </table:table-cell>
          <table:table-cell office:value-type="float" office:value="0.160090806115" calcext:value-type="float">
            <text:p>0.1600908061</text:p>
          </table:table-cell>
          <table:table-cell office:value-type="float" office:value="0.226194450582" calcext:value-type="float">
            <text:p>0.2261944506</text:p>
          </table:table-cell>
          <table:table-cell office:value-type="float" office:value="0.0673944253811" calcext:value-type="float">
            <text:p>0.0673944254</text:p>
          </table:table-cell>
          <table:table-cell office:value-type="float" office:value="0.288576923655" calcext:value-type="float">
            <text:p>0.2885769237</text:p>
          </table:table-cell>
          <table:table-cell office:value-type="float" office:value="0.360836799713" calcext:value-type="float">
            <text:p>0.3608367997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6" calcext:value-type="float">
            <text:p>116</text:p>
          </table:table-cell>
          <table:table-cell office:value-type="float" office:value="-3" calcext:value-type="float">
            <text:p>-3</text:p>
          </table:table-cell>
          <table:table-cell office:value-type="float" office:value="0.322551936252" calcext:value-type="float">
            <text:p>0.3225519363</text:p>
          </table:table-cell>
          <table:table-cell office:value-type="float" office:value="0.287486580202" calcext:value-type="float">
            <text:p>0.2874865802</text:p>
          </table:table-cell>
          <table:table-cell office:value-type="float" office:value="0.191366342078" calcext:value-type="float">
            <text:p>0.1913663421</text:p>
          </table:table-cell>
          <table:table-cell office:value-type="float" office:value="0.691083883254" calcext:value-type="float">
            <text:p>0.6910838833</text:p>
          </table:table-cell>
          <table:table-cell office:value-type="float" office:value="0.235317886346" calcext:value-type="float">
            <text:p>0.2353178863</text:p>
          </table:table-cell>
          <table:table-cell office:value-type="float" office:value="0.876959761651" calcext:value-type="float">
            <text:p>0.8769597617</text:p>
          </table:table-cell>
          <table:table-cell office:value-type="float" office:value="0.364603250573" calcext:value-type="float">
            <text:p>0.3646032506</text:p>
          </table:table-cell>
          <table:table-cell office:value-type="float" office:value="0.660602872797" calcext:value-type="float">
            <text:p>0.6606028728</text:p>
          </table:table-cell>
          <table:table-cell office:value-type="float" office:value="4.59" calcext:value-type="float">
            <text:p>4.59</text:p>
          </table:table-cell>
          <table:table-cell office:value-type="float" office:value="2.05" calcext:value-type="float">
            <text:p>2.05</text:p>
          </table:table-cell>
          <table:table-cell office:value-type="float" office:value="1.21" calcext:value-type="float">
            <text:p>1.21</text:p>
          </table:table-cell>
          <table:table-cell office:value-type="float" office:value="-1.11" calcext:value-type="float">
            <text:p>-1.11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432977237914" calcext:value-type="float">
            <text:p>0.4329772379</text:p>
          </table:table-cell>
          <table:table-cell office:value-type="float" office:value="-0.0839245385438" calcext:value-type="float">
            <text:p>-0.0839245385</text:p>
          </table:table-cell>
          <table:table-cell office:value-type="float" office:value="0.502716071992" calcext:value-type="float">
            <text:p>0.502716072</text:p>
          </table:table-cell>
          <table:table-cell office:value-type="float" office:value="0.207857049329" calcext:value-type="float">
            <text:p>0.2078570493</text:p>
          </table:table-cell>
          <table:table-cell office:value-type="float" office:value="0.215156387499" calcext:value-type="float">
            <text:p>0.2151563875</text:p>
          </table:table-cell>
          <table:table-cell office:value-type="float" office:value="0.122361857334" calcext:value-type="float">
            <text:p>0.1223618573</text:p>
          </table:table-cell>
          <table:table-cell office:value-type="float" office:value="0.284895221577" calcext:value-type="float">
            <text:p>0.2848952216</text:p>
          </table:table-cell>
          <table:table-cell office:value-type="float" office:value="0.414143445207" calcext:value-type="float">
            <text:p>0.4141434452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6" calcext:value-type="float">
            <text:p>116</text:p>
          </table:table-cell>
          <table:table-cell office:value-type="float" office:value="-4" calcext:value-type="float">
            <text:p>-4</text:p>
          </table:table-cell>
          <table:table-cell office:value-type="float" office:value="0.320646390444" calcext:value-type="float">
            <text:p>0.3206463904</text:p>
          </table:table-cell>
          <table:table-cell office:value-type="float" office:value="0.327441165611" calcext:value-type="float">
            <text:p>0.3274411656</text:p>
          </table:table-cell>
          <table:table-cell office:value-type="float" office:value="0.189421522203" calcext:value-type="float">
            <text:p>0.1894215222</text:p>
          </table:table-cell>
          <table:table-cell office:value-type="float" office:value="0.731036576225" calcext:value-type="float">
            <text:p>0.7310365762</text:p>
          </table:table-cell>
          <table:table-cell office:value-type="float" office:value="0.236745591855" calcext:value-type="float">
            <text:p>0.2367455919</text:p>
          </table:table-cell>
          <table:table-cell office:value-type="float" office:value="0.916934274243" calcext:value-type="float">
            <text:p>0.9169342742</text:p>
          </table:table-cell>
          <table:table-cell office:value-type="float" office:value="0.362992851718" calcext:value-type="float">
            <text:p>0.3629928517</text:p>
          </table:table-cell>
          <table:table-cell office:value-type="float" office:value="0.700570442345" calcext:value-type="float">
            <text:p>0.7005704423</text:p>
          </table:table-cell>
          <table:table-cell office:value-type="float" office:value="4.53" calcext:value-type="float">
            <text:p>4.53</text:p>
          </table:table-cell>
          <table:table-cell office:value-type="float" office:value="2.05" calcext:value-type="float">
            <text:p>2.05</text:p>
          </table:table-cell>
          <table:table-cell office:value-type="float" office:value="1.22" calcext:value-type="float">
            <text:p>1.22</text:p>
          </table:table-cell>
          <table:table-cell office:value-type="float" office:value="-1.12" calcext:value-type="float">
            <text:p>-1.12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416822711065" calcext:value-type="float">
            <text:p>0.4168227111</text:p>
          </table:table-cell>
          <table:table-cell office:value-type="float" office:value="-0.0344975088709" calcext:value-type="float">
            <text:p>-0.0344975089</text:p>
          </table:table-cell>
          <table:table-cell office:value-type="float" office:value="0.495069812883" calcext:value-type="float">
            <text:p>0.4950698129</text:p>
          </table:table-cell>
          <table:table-cell office:value-type="float" office:value="0.255118428289" calcext:value-type="float">
            <text:p>0.2551184283</text:p>
          </table:table-cell>
          <table:table-cell office:value-type="float" office:value="0.205131503052" calcext:value-type="float">
            <text:p>0.2051315031</text:p>
          </table:table-cell>
          <table:table-cell office:value-type="float" office:value="0.178074437656" calcext:value-type="float">
            <text:p>0.1780744377</text:p>
          </table:table-cell>
          <table:table-cell office:value-type="float" office:value="0.28337860487" calcext:value-type="float">
            <text:p>0.2833786049</text:p>
          </table:table-cell>
          <table:table-cell office:value-type="float" office:value="0.467690374816" calcext:value-type="float">
            <text:p>0.4676903748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8" calcext:value-type="float">
            <text:p>118</text:p>
          </table:table-cell>
          <table:table-cell office:value-type="float" office:value="-1" calcext:value-type="float">
            <text:p>-1</text:p>
          </table:table-cell>
          <table:table-cell office:value-type="float" office:value="0.000583894846406" calcext:value-type="float">
            <text:p>0.0005838948</text:p>
          </table:table-cell>
          <table:table-cell office:value-type="float" office:value="0.324754943889" calcext:value-type="float">
            <text:p>0.3247549439</text:p>
          </table:table-cell>
          <table:table-cell office:value-type="float" office:value="0.0691269497834" calcext:value-type="float">
            <text:p>0.0691269498</text:p>
          </table:table-cell>
          <table:table-cell office:value-type="float" office:value="0.524050578652" calcext:value-type="float">
            <text:p>0.5240505787</text:p>
          </table:table-cell>
          <table:table-cell office:value-type="float" office:value="-0.0456254406993" calcext:value-type="float">
            <text:p>-0.0456254407</text:p>
          </table:table-cell>
          <table:table-cell office:value-type="float" office:value="0.90478743747" calcext:value-type="float">
            <text:p>0.9047874375</text:p>
          </table:table-cell>
          <table:table-cell office:value-type="float" office:value="0.0696982805559" calcext:value-type="float">
            <text:p>0.0696982806</text:p>
          </table:table-cell>
          <table:table-cell office:value-type="float" office:value="0.672018169214" calcext:value-type="float">
            <text:p>0.6720181692</text:p>
          </table:table-cell>
          <table:table-cell office:value-type="float" office:value="4.83" calcext:value-type="float">
            <text:p>4.83</text:p>
          </table:table-cell>
          <table:table-cell office:value-type="float" office:value="2.05" calcext:value-type="float">
            <text:p>2.05</text:p>
          </table:table-cell>
          <table:table-cell office:value-type="float" office:value="1.17" calcext:value-type="float">
            <text:p>1.17</text:p>
          </table:table-cell>
          <table:table-cell office:value-type="float" office:value="-1.07" calcext:value-type="float">
            <text:p>-1.07</text:p>
          </table:table-cell>
          <table:table-cell office:value-type="float" office:value="0.05" calcext:value-type="float">
            <text:p>0.05</text:p>
          </table:table-cell>
          <table:table-cell office:value-type="float" office:value="0.11" calcext:value-type="float">
            <text:p>0.11</text:p>
          </table:table-cell>
          <table:table-cell office:value-type="float" office:value="0.0894172583629" calcext:value-type="float">
            <text:p>0.0894172584</text:p>
          </table:table-cell>
          <table:table-cell office:value-type="float" office:value="-0.159111474949" calcext:value-type="float">
            <text:p>-0.1591114749</text:p>
          </table:table-cell>
          <table:table-cell office:value-type="float" office:value="0.190037327527" calcext:value-type="float">
            <text:p>0.1900373275</text:p>
          </table:table-cell>
          <table:table-cell office:value-type="float" office:value="0.123511244734" calcext:value-type="float">
            <text:p>0.1235112447</text:p>
          </table:table-cell>
          <table:table-cell office:value-type="float" office:value="-0.105031161988" calcext:value-type="float">
            <text:p>-0.105031162</text:p>
          </table:table-cell>
          <table:table-cell office:value-type="float" office:value="0.0693394209191" calcext:value-type="float">
            <text:p>0.0693394209</text:p>
          </table:table-cell>
          <table:table-cell office:value-type="float" office:value="-0.00441109282341" calcext:value-type="float">
            <text:p>-0.0044110928</text:p>
          </table:table-cell>
          <table:table-cell office:value-type="float" office:value="0.351962140603" calcext:value-type="float">
            <text:p>0.3519621406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8" calcext:value-type="float">
            <text:p>118</text:p>
          </table:table-cell>
          <table:table-cell office:value-type="float" office:value="-2" calcext:value-type="float">
            <text:p>-2</text:p>
          </table:table-cell>
          <table:table-cell office:value-type="float" office:value="-0.00686977393297" calcext:value-type="float">
            <text:p>-0.0068697739</text:p>
          </table:table-cell>
          <table:table-cell office:value-type="float" office:value="0.364054343652" calcext:value-type="float">
            <text:p>0.3640543437</text:p>
          </table:table-cell>
          <table:table-cell office:value-type="float" office:value="0.0637555468023" calcext:value-type="float">
            <text:p>0.0637555468</text:p>
          </table:table-cell>
          <table:table-cell office:value-type="float" office:value="0.563688288349" calcext:value-type="float">
            <text:p>0.5636882883</text:p>
          </table:table-cell>
          <table:table-cell office:value-type="float" office:value="-0.042523099541" calcext:value-type="float">
            <text:p>-0.0425230995</text:p>
          </table:table-cell>
          <table:table-cell office:value-type="float" office:value="0.944666949495" calcext:value-type="float">
            <text:p>0.9446669495</text:p>
          </table:table-cell>
          <table:table-cell office:value-type="float" office:value="0.0731330854228" calcext:value-type="float">
            <text:p>0.0731330854</text:p>
          </table:table-cell>
          <table:table-cell office:value-type="float" office:value="0.711870422796" calcext:value-type="float">
            <text:p>0.7118704228</text:p>
          </table:table-cell>
          <table:table-cell office:value-type="float" office:value="4.77" calcext:value-type="float">
            <text:p>4.77</text:p>
          </table:table-cell>
          <table:table-cell office:value-type="float" office:value="2.05" calcext:value-type="float">
            <text:p>2.05</text:p>
          </table:table-cell>
          <table:table-cell office:value-type="float" office:value="1.18" calcext:value-type="float">
            <text:p>1.18</text:p>
          </table:table-cell>
          <table:table-cell office:value-type="float" office:value="-1.08" calcext:value-type="float">
            <text:p>-1.08</text:p>
          </table:table-cell>
          <table:table-cell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office:value-type="float" office:value="0.0894172583629" calcext:value-type="float">
            <text:p>0.0894172584</text:p>
          </table:table-cell>
          <table:table-cell office:value-type="float" office:value="-0.159111474949" calcext:value-type="float">
            <text:p>-0.1591114749</text:p>
          </table:table-cell>
          <table:table-cell office:value-type="float" office:value="0.189912600909" calcext:value-type="float">
            <text:p>0.1899126009</text:p>
          </table:table-cell>
          <table:table-cell office:value-type="float" office:value="0.123555619221" calcext:value-type="float">
            <text:p>0.1235556192</text:p>
          </table:table-cell>
          <table:table-cell office:value-type="float" office:value="-0.10513195473" calcext:value-type="float">
            <text:p>-0.1051319547</text:p>
          </table:table-cell>
          <table:table-cell office:value-type="float" office:value="0.0692535917423" calcext:value-type="float">
            <text:p>0.0692535917</text:p>
          </table:table-cell>
          <table:table-cell office:value-type="float" office:value="-0.00463661218368" calcext:value-type="float">
            <text:p>-0.0046366122</text:p>
          </table:table-cell>
          <table:table-cell office:value-type="float" office:value="0.351920685912" calcext:value-type="float">
            <text:p>0.3519206859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8" calcext:value-type="float">
            <text:p>118</text:p>
          </table:table-cell>
          <table:table-cell office:value-type="float" office:value="-3" calcext:value-type="float">
            <text:p>-3</text:p>
          </table:table-cell>
          <table:table-cell office:value-type="float" office:value="-0.0143054406572" calcext:value-type="float">
            <text:p>-0.0143054407</text:p>
          </table:table-cell>
          <table:table-cell office:value-type="float" office:value="0.40335715348" calcext:value-type="float">
            <text:p>0.4033571535</text:p>
          </table:table-cell>
          <table:table-cell office:value-type="float" office:value="0.0597508701397" calcext:value-type="float">
            <text:p>0.0597508701</text:p>
          </table:table-cell>
          <table:table-cell office:value-type="float" office:value="0.603487315533" calcext:value-type="float">
            <text:p>0.6034873155</text:p>
          </table:table-cell>
          <table:table-cell office:value-type="float" office:value="-0.0390902210569" calcext:value-type="float">
            <text:p>-0.0390902211</text:p>
          </table:table-cell>
          <table:table-cell office:value-type="float" office:value="0.984519369062" calcext:value-type="float">
            <text:p>0.9845193691</text:p>
          </table:table-cell>
          <table:table-cell office:value-type="float" office:value="0.076062508132" calcext:value-type="float">
            <text:p>0.0760625081</text:p>
          </table:table-cell>
          <table:table-cell office:value-type="float" office:value="0.751763009608" calcext:value-type="float">
            <text:p>0.7517630096</text:p>
          </table:table-cell>
          <table:table-cell office:value-type="float" office:value="4.71" calcext:value-type="float">
            <text:p>4.71</text:p>
          </table:table-cell>
          <table:table-cell office:value-type="float" office:value="2.05" calcext:value-type="float">
            <text:p>2.05</text:p>
          </table:table-cell>
          <table:table-cell office:value-type="float" office:value="1.19" calcext:value-type="float">
            <text:p>1.19</text:p>
          </table:table-cell>
          <table:table-cell office:value-type="float" office:value="-1.09" calcext:value-type="float">
            <text:p>-1.09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688175555863" calcext:value-type="float">
            <text:p>0.0688175556</text:p>
          </table:table-cell>
          <table:table-cell office:value-type="float" office:value="-0.111365771001" calcext:value-type="float">
            <text:p>-0.111365771</text:p>
          </table:table-cell>
          <table:table-cell office:value-type="float" office:value="0.17547914899" calcext:value-type="float">
            <text:p>0.175479149</text:p>
          </table:table-cell>
          <table:table-cell office:value-type="float" office:value="0.169032703482" calcext:value-type="float">
            <text:p>0.1690327035</text:p>
          </table:table-cell>
          <table:table-cell office:value-type="float" office:value="-0.120683849797" calcext:value-type="float">
            <text:p>-0.1206838498</text:p>
          </table:table-cell>
          <table:table-cell office:value-type="float" office:value="0.121205115736" calcext:value-type="float">
            <text:p>0.1212051157</text:p>
          </table:table-cell>
          <table:table-cell office:value-type="float" office:value="-0.0140222563936" calcext:value-type="float">
            <text:p>-0.0140222564</text:p>
          </table:table-cell>
          <table:table-cell office:value-type="float" office:value="0.401603590219" calcext:value-type="float">
            <text:p>0.4016035902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8" calcext:value-type="float">
            <text:p>118</text:p>
          </table:table-cell>
          <table:table-cell office:value-type="float" office:value="-4" calcext:value-type="float">
            <text:p>-4</text:p>
          </table:table-cell>
          <table:table-cell office:value-type="float" office:value="-0.0210541343634" calcext:value-type="float">
            <text:p>-0.0210541344</text:p>
          </table:table-cell>
          <table:table-cell office:value-type="float" office:value="0.4427837325" calcext:value-type="float">
            <text:p>0.4427837325</text:p>
          </table:table-cell>
          <table:table-cell office:value-type="float" office:value="0.0562117600503" calcext:value-type="float">
            <text:p>0.0562117601</text:p>
          </table:table-cell>
          <table:table-cell office:value-type="float" office:value="0.643330441663" calcext:value-type="float">
            <text:p>0.6433304417</text:p>
          </table:table-cell>
          <table:table-cell office:value-type="float" office:value="-0.0346498013316" calcext:value-type="float">
            <text:p>-0.0346498013</text:p>
          </table:table-cell>
          <table:table-cell office:value-type="float" office:value="1.02427213843" calcext:value-type="float">
            <text:p>1.0242721384</text:p>
          </table:table-cell>
          <table:table-cell office:value-type="float" office:value="0.0789020515192" calcext:value-type="float">
            <text:p>0.0789020515</text:p>
          </table:table-cell>
          <table:table-cell office:value-type="float" office:value="0.791662094727" calcext:value-type="float">
            <text:p>0.7916620947</text:p>
          </table:table-cell>
          <table:table-cell office:value-type="float" office:value="4.65" calcext:value-type="float">
            <text:p>4.65</text:p>
          </table:table-cell>
          <table:table-cell office:value-type="float" office:value="2.05" calcext:value-type="float">
            <text:p>2.05</text:p>
          </table:table-cell>
          <table:table-cell office:value-type="float" office:value="1.2" calcext:value-type="float">
            <text:p>1.2</text:p>
          </table:table-cell>
          <table:table-cell office:value-type="float" office:value="-1.1" calcext:value-type="float">
            <text:p>-1.1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482178528096" calcext:value-type="float">
            <text:p>0.0482178528</text:p>
          </table:table-cell>
          <table:table-cell office:value-type="float" office:value="-0.063620067053" calcext:value-type="float">
            <text:p>-0.0636200671</text:p>
          </table:table-cell>
          <table:table-cell office:value-type="float" office:value="0.161622153436" calcext:value-type="float">
            <text:p>0.1616221534</text:p>
          </table:table-cell>
          <table:table-cell office:value-type="float" office:value="0.214119855535" calcext:value-type="float">
            <text:p>0.2141198555</text:p>
          </table:table-cell>
          <table:table-cell office:value-type="float" office:value="-0.135609825484" calcext:value-type="float">
            <text:p>-0.1356098255</text:p>
          </table:table-cell>
          <table:table-cell office:value-type="float" office:value="0.173460899482" calcext:value-type="float">
            <text:p>0.1734608995</text:p>
          </table:table-cell>
          <table:table-cell office:value-type="float" office:value="-0.022205524857" calcext:value-type="float">
            <text:p>-0.0222055249</text:p>
          </table:table-cell>
          <table:table-cell office:value-type="float" office:value="0.451200822071" calcext:value-type="float">
            <text:p>0.4512008221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1" calcext:value-type="float">
            <text:p>111</text:p>
          </table:table-cell>
          <table:table-cell office:value-type="float" office:value="-1" calcext:value-type="float">
            <text:p>-1</text:p>
          </table:table-cell>
          <table:table-cell office:value-type="float" office:value="0.344161299346" calcext:value-type="float">
            <text:p>0.3441612993</text:p>
          </table:table-cell>
          <table:table-cell office:value-type="float" office:value="0.0829916468482" calcext:value-type="float">
            <text:p>0.0829916468</text:p>
          </table:table-cell>
          <table:table-cell office:value-type="float" office:value="0.357487728343" calcext:value-type="float">
            <text:p>0.3574877283</text:p>
          </table:table-cell>
          <table:table-cell office:value-type="float" office:value="0.290014730621" calcext:value-type="float">
            <text:p>0.2900147306</text:p>
          </table:table-cell>
          <table:table-cell office:value-type="float" office:value="0.339118500223" calcext:value-type="float">
            <text:p>0.3391185002</text:p>
          </table:table-cell>
          <table:table-cell office:value-type="float" office:value="0.577523541365" calcext:value-type="float">
            <text:p>0.5775235414</text:p>
          </table:table-cell>
          <table:table-cell office:value-type="float" office:value="0.141254579625" calcext:value-type="float">
            <text:p>0.1412545796</text:p>
          </table:table-cell>
          <table:table-cell office:value-type="float" office:value="0.56116268051" calcext:value-type="float">
            <text:p>0.5611626805</text:p>
          </table:table-cell>
          <table:table-cell office:value-type="float" office:value="4.41" calcext:value-type="float">
            <text:p>4.41</text:p>
          </table:table-cell>
          <table:table-cell office:value-type="float" office:value="2.05" calcext:value-type="float">
            <text:p>2.05</text:p>
          </table:table-cell>
          <table:table-cell office:value-type="float" office:value="1.24" calcext:value-type="float">
            <text:p>1.24</text:p>
          </table:table-cell>
          <table:table-cell office:value-type="float" office:value="-1.14" calcext:value-type="float">
            <text:p>-1.14</text:p>
          </table:table-cell>
          <table:table-cell office:value-type="float" office:value="0.05" calcext:value-type="float">
            <text:p>0.05</text:p>
          </table:table-cell>
          <table:table-cell office:value-type="float" office:value="-0.03" calcext:value-type="float">
            <text:p>-0.03</text:p>
          </table:table-cell>
          <table:table-cell office:value-type="float" office:value="0.528207146735" calcext:value-type="float">
            <text:p>0.5282071467</text:p>
          </table:table-cell>
          <table:table-cell office:value-type="float" office:value="-0.374471087226" calcext:value-type="float">
            <text:p>-0.3744710872</text:p>
          </table:table-cell>
          <table:table-cell office:value-type="float" office:value="0.570395357682" calcext:value-type="float">
            <text:p>0.5703953577</text:p>
          </table:table-cell>
          <table:table-cell office:value-type="float" office:value="-0.0774523085985" calcext:value-type="float">
            <text:p>-0.0774523086</text:p>
          </table:table-cell>
          <table:table-cell office:value-type="float" office:value="0.292075444517" calcext:value-type="float">
            <text:p>0.2920754445</text:p>
          </table:table-cell>
          <table:table-cell office:value-type="float" office:value="-0.189425635492" calcext:value-type="float">
            <text:p>-0.1894256355</text:p>
          </table:table-cell>
          <table:table-cell office:value-type="float" office:value="0.334263655464" calcext:value-type="float">
            <text:p>0.3342636555</text:p>
          </table:table-cell>
          <table:table-cell office:value-type="float" office:value="0.107593143135" calcext:value-type="float">
            <text:p>0.1075931431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1" calcext:value-type="float">
            <text:p>111</text:p>
          </table:table-cell>
          <table:table-cell office:value-type="float" office:value="-2" calcext:value-type="float">
            <text:p>-2</text:p>
          </table:table-cell>
          <table:table-cell office:value-type="float" office:value="0.342888713575" calcext:value-type="float">
            <text:p>0.3428887136</text:p>
          </table:table-cell>
          <table:table-cell office:value-type="float" office:value="0.122971398291" calcext:value-type="float">
            <text:p>0.1229713983</text:p>
          </table:table-cell>
          <table:table-cell office:value-type="float" office:value="0.355998822947" calcext:value-type="float">
            <text:p>0.3559988229</text:p>
          </table:table-cell>
          <table:table-cell office:value-type="float" office:value="0.329987010525" calcext:value-type="float">
            <text:p>0.3299870105</text:p>
          </table:table-cell>
          <table:table-cell office:value-type="float" office:value="0.34014959038" calcext:value-type="float">
            <text:p>0.3401495904</text:p>
          </table:table-cell>
          <table:table-cell office:value-type="float" office:value="0.617510249821" calcext:value-type="float">
            <text:p>0.6175102498</text:p>
          </table:table-cell>
          <table:table-cell office:value-type="float" office:value="0.144107401479" calcext:value-type="float">
            <text:p>0.1441074015</text:p>
          </table:table-cell>
          <table:table-cell office:value-type="float" office:value="0.601060818405" calcext:value-type="float">
            <text:p>0.6010608184</text:p>
          </table:table-cell>
          <table:table-cell office:value-type="float" office:value="4.35" calcext:value-type="float">
            <text:p>4.35</text:p>
          </table:table-cell>
          <table:table-cell office:value-type="float" office:value="2.05" calcext:value-type="float">
            <text:p>2.05</text:p>
          </table:table-cell>
          <table:table-cell office:value-type="float" office:value="1.25" calcext:value-type="float">
            <text:p>1.25</text:p>
          </table:table-cell>
          <table:table-cell office:value-type="float" office:value="-1.15" calcext:value-type="float">
            <text:p>-1.15</text:p>
          </table:table-cell>
          <table:table-cell office:value-type="float" office:value="0.05" calcext:value-type="float">
            <text:p>0.05</text:p>
          </table:table-cell>
          <table:table-cell office:value-type="float" office:value="-0.05" calcext:value-type="float">
            <text:p>-0.05</text:p>
          </table:table-cell>
          <table:table-cell office:value-type="float" office:value="0.523020533916" calcext:value-type="float">
            <text:p>0.5230205339</text:p>
          </table:table-cell>
          <table:table-cell office:value-type="float" office:value="-0.322730396783" calcext:value-type="float">
            <text:p>-0.3227303968</text:p>
          </table:table-cell>
          <table:table-cell office:value-type="float" office:value="0.564740029513" calcext:value-type="float">
            <text:p>0.5647400295</text:p>
          </table:table-cell>
          <table:table-cell office:value-type="float" office:value="-0.0256454195676" calcext:value-type="float">
            <text:p>-0.0256454196</text:p>
          </table:table-cell>
          <table:table-cell office:value-type="float" office:value="0.286597144363" calcext:value-type="float">
            <text:p>0.2865971444</text:p>
          </table:table-cell>
          <table:table-cell office:value-type="float" office:value="-0.138057765155" calcext:value-type="float">
            <text:p>-0.1380577652</text:p>
          </table:table-cell>
          <table:table-cell office:value-type="float" office:value="0.328316639961" calcext:value-type="float">
            <text:p>0.32831664</text:p>
          </table:table-cell>
          <table:table-cell office:value-type="float" office:value="0.15902721206" calcext:value-type="float">
            <text:p>0.1590272121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1" calcext:value-type="float">
            <text:p>111</text:p>
          </table:table-cell>
          <table:table-cell office:value-type="float" office:value="-3" calcext:value-type="float">
            <text:p>-3</text:p>
          </table:table-cell>
          <table:table-cell office:value-type="float" office:value="0.341599706804" calcext:value-type="float">
            <text:p>0.3415997068</text:p>
          </table:table-cell>
          <table:table-cell office:value-type="float" office:value="0.162950623666" calcext:value-type="float">
            <text:p>0.1629506237</text:p>
          </table:table-cell>
          <table:table-cell office:value-type="float" office:value="0.355643222368" calcext:value-type="float">
            <text:p>0.3556432224</text:p>
          </table:table-cell>
          <table:table-cell office:value-type="float" office:value="0.369985429847" calcext:value-type="float">
            <text:p>0.3699854298</text:p>
          </table:table-cell>
          <table:table-cell office:value-type="float" office:value="0.339145475294" calcext:value-type="float">
            <text:p>0.3391454753</text:p>
          </table:table-cell>
          <table:table-cell office:value-type="float" office:value="0.657497644746" calcext:value-type="float">
            <text:p>0.6574976447</text:p>
          </table:table-cell>
          <table:table-cell office:value-type="float" office:value="0.139904825706" calcext:value-type="float">
            <text:p>0.1399048257</text:p>
          </table:table-cell>
          <table:table-cell office:value-type="float" office:value="0.640839435234" calcext:value-type="float">
            <text:p>0.6408394352</text:p>
          </table:table-cell>
          <table:table-cell office:value-type="float" office:value="4.29" calcext:value-type="float">
            <text:p>4.29</text:p>
          </table:table-cell>
          <table:table-cell office:value-type="float" office:value="2.05" calcext:value-type="float">
            <text:p>2.05</text:p>
          </table:table-cell>
          <table:table-cell office:value-type="float" office:value="1.26" calcext:value-type="float">
            <text:p>1.26</text:p>
          </table:table-cell>
          <table:table-cell office:value-type="float" office:value="-1.16" calcext:value-type="float">
            <text:p>-1.16</text:p>
          </table:table-cell>
          <table:table-cell office:value-type="float" office:value="0.05" calcext:value-type="float">
            <text:p>0.05</text:p>
          </table:table-cell>
          <table:table-cell office:value-type="float" office:value="-0.07" calcext:value-type="float">
            <text:p>-0.07</text:p>
          </table:table-cell>
          <table:table-cell office:value-type="float" office:value="0.517833921097" calcext:value-type="float">
            <text:p>0.5178339211</text:p>
          </table:table-cell>
          <table:table-cell office:value-type="float" office:value="-0.270989706341" calcext:value-type="float">
            <text:p>-0.2709897063</text:p>
          </table:table-cell>
          <table:table-cell office:value-type="float" office:value="0.559050050356" calcext:value-type="float">
            <text:p>0.5590500504</text:p>
          </table:table-cell>
          <table:table-cell office:value-type="float" office:value="0.0261655236132" calcext:value-type="float">
            <text:p>0.0261655236</text:p>
          </table:table-cell>
          <table:table-cell office:value-type="float" office:value="0.281098007719" calcext:value-type="float">
            <text:p>0.2810980077</text:p>
          </table:table-cell>
          <table:table-cell office:value-type="float" office:value="-0.0867178763798" calcext:value-type="float">
            <text:p>-0.0867178764</text:p>
          </table:table-cell>
          <table:table-cell office:value-type="float" office:value="0.322314136978" calcext:value-type="float">
            <text:p>0.322314137</text:p>
          </table:table-cell>
          <table:table-cell office:value-type="float" office:value="0.210437353574" calcext:value-type="float">
            <text:p>0.2104373536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1" calcext:value-type="float">
            <text:p>111</text:p>
          </table:table-cell>
          <table:table-cell office:value-type="float" office:value="-4" calcext:value-type="float">
            <text:p>-4</text:p>
          </table:table-cell>
          <table:table-cell office:value-type="float" office:value="0.341125017826" calcext:value-type="float">
            <text:p>0.3411250178</text:p>
          </table:table-cell>
          <table:table-cell office:value-type="float" office:value="0.202947806946" calcext:value-type="float">
            <text:p>0.2029478069</text:p>
          </table:table-cell>
          <table:table-cell office:value-type="float" office:value="0.356490500933" calcext:value-type="float">
            <text:p>0.3564905009</text:p>
          </table:table-cell>
          <table:table-cell office:value-type="float" office:value="0.409976455328" calcext:value-type="float">
            <text:p>0.4099764553</text:p>
          </table:table-cell>
          <table:table-cell office:value-type="float" office:value="0.340724098754" calcext:value-type="float">
            <text:p>0.3407240988</text:p>
          </table:table-cell>
          <table:table-cell office:value-type="float" office:value="0.697466481956" calcext:value-type="float">
            <text:p>0.697466482</text:p>
          </table:table-cell>
          <table:table-cell office:value-type="float" office:value="0.14386093204" calcext:value-type="float">
            <text:p>0.143860932</text:p>
          </table:table-cell>
          <table:table-cell office:value-type="float" office:value="0.680643319752" calcext:value-type="float">
            <text:p>0.6806433198</text:p>
          </table:table-cell>
          <table:table-cell office:value-type="float" office:value="4.23" calcext:value-type="float">
            <text:p>4.23</text:p>
          </table:table-cell>
          <table:table-cell office:value-type="float" office:value="2.05" calcext:value-type="float">
            <text:p>2.05</text:p>
          </table:table-cell>
          <table:table-cell office:value-type="float" office:value="1.27" calcext:value-type="float">
            <text:p>1.27</text:p>
          </table:table-cell>
          <table:table-cell office:value-type="float" office:value="-1.17" calcext:value-type="float">
            <text:p>-1.17</text:p>
          </table:table-cell>
          <table:table-cell office:value-type="float" office:value="0.05" calcext:value-type="float">
            <text:p>0.05</text:p>
          </table:table-cell>
          <table:table-cell office:value-type="float" office:value="-0.09" calcext:value-type="float">
            <text:p>-0.09</text:p>
          </table:table-cell>
          <table:table-cell office:value-type="float" office:value="0.517833921097" calcext:value-type="float">
            <text:p>0.5178339211</text:p>
          </table:table-cell>
          <table:table-cell office:value-type="float" office:value="-0.270989706341" calcext:value-type="float">
            <text:p>-0.2709897063</text:p>
          </table:table-cell>
          <table:table-cell office:value-type="float" office:value="0.567616159691" calcext:value-type="float">
            <text:p>0.5676161597</text:p>
          </table:table-cell>
          <table:table-cell office:value-type="float" office:value="0.0248510087758" calcext:value-type="float">
            <text:p>0.0248510088</text:p>
          </table:table-cell>
          <table:table-cell office:value-type="float" office:value="0.28651946563" calcext:value-type="float">
            <text:p>0.2865194656</text:p>
          </table:table-cell>
          <table:table-cell office:value-type="float" office:value="-0.0799566655026" calcext:value-type="float">
            <text:p>-0.0799566655</text:p>
          </table:table-cell>
          <table:table-cell office:value-type="float" office:value="0.336301704224" calcext:value-type="float">
            <text:p>0.3363017042</text:p>
          </table:table-cell>
          <table:table-cell office:value-type="float" office:value="0.215884049614" calcext:value-type="float">
            <text:p>0.2158840496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1" calcext:value-type="float">
            <text:p>121</text:p>
          </table:table-cell>
          <table:table-cell office:value-type="float" office:value="-1" calcext:value-type="float">
            <text:p>-1</text:p>
          </table:table-cell>
          <table:table-cell office:value-type="float" office:value="0.292118699066" calcext:value-type="float">
            <text:p>0.2921186991</text:p>
          </table:table-cell>
          <table:table-cell office:value-type="float" office:value="0.373407100096" calcext:value-type="float">
            <text:p>0.3734071001</text:p>
          </table:table-cell>
          <table:table-cell office:value-type="float" office:value="0.410610996738" calcext:value-type="float">
            <text:p>0.4106109967</text:p>
          </table:table-cell>
          <table:table-cell office:value-type="float" office:value="0.43535661098" calcext:value-type="float">
            <text:p>0.435356611</text:p>
          </table:table-cell>
          <table:table-cell office:value-type="float" office:value="0.0784563783357" calcext:value-type="float">
            <text:p>0.0784563783</text:p>
          </table:table-cell>
          <table:table-cell office:value-type="float" office:value="0.796505581944" calcext:value-type="float">
            <text:p>0.7965055819</text:p>
          </table:table-cell>
          <table:table-cell office:value-type="float" office:value="0.241658157606" calcext:value-type="float">
            <text:p>0.2416581576</text:p>
          </table:table-cell>
          <table:table-cell office:value-type="float" office:value="0.592139449224" calcext:value-type="float">
            <text:p>0.5921394492</text:p>
          </table:table-cell>
          <table:table-cell office:value-type="float" office:value="5.01" calcext:value-type="float">
            <text:p>5.01</text:p>
          </table:table-cell>
          <table:table-cell office:value-type="float" office:value="2.05" calcext:value-type="float">
            <text:p>2.05</text:p>
          </table:table-cell>
          <table:table-cell office:value-type="float" office:value="1.14" calcext:value-type="float">
            <text:p>1.14</text:p>
          </table:table-cell>
          <table:table-cell office:value-type="float" office:value="-1.04" calcext:value-type="float">
            <text:p>-1.04</text:p>
          </table:table-cell>
          <table:table-cell office:value-type="float" office:value="0.05" calcext:value-type="float">
            <text:p>0.05</text:p>
          </table:table-cell>
          <table:table-cell office:value-type="float" office:value="0.17" calcext:value-type="float">
            <text:p>0.17</text:p>
          </table:table-cell>
          <table:table-cell office:value-type="float" office:value="0.58132270696" calcext:value-type="float">
            <text:p>0.581322707</text:p>
          </table:table-cell>
          <table:table-cell office:value-type="float" office:value="-0.177059738513" calcext:value-type="float">
            <text:p>-0.1770597385</text:p>
          </table:table-cell>
          <table:table-cell office:value-type="float" office:value="0.593275831232" calcext:value-type="float">
            <text:p>0.5932758312</text:p>
          </table:table-cell>
          <table:table-cell office:value-type="float" office:value="0.12270203827" calcext:value-type="float">
            <text:p>0.1227020383</text:p>
          </table:table-cell>
          <table:table-cell office:value-type="float" office:value="0.327697955319" calcext:value-type="float">
            <text:p>0.3276979553</text:p>
          </table:table-cell>
          <table:table-cell office:value-type="float" office:value="-0.0168271408469" calcext:value-type="float">
            <text:p>-0.0168271408</text:p>
          </table:table-cell>
          <table:table-cell office:value-type="float" office:value="0.339651079591" calcext:value-type="float">
            <text:p>0.3396510796</text:p>
          </table:table-cell>
          <table:table-cell office:value-type="float" office:value="0.282934635936" calcext:value-type="float">
            <text:p>0.2829346359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1" calcext:value-type="float">
            <text:p>121</text:p>
          </table:table-cell>
          <table:table-cell office:value-type="float" office:value="-2" calcext:value-type="float">
            <text:p>-2</text:p>
          </table:table-cell>
          <table:table-cell office:value-type="float" office:value="0.272977664757" calcext:value-type="float">
            <text:p>0.2729776648</text:p>
          </table:table-cell>
          <table:table-cell office:value-type="float" office:value="0.40853003855" calcext:value-type="float">
            <text:p>0.4085300386</text:p>
          </table:table-cell>
          <table:table-cell office:value-type="float" office:value="0.391838376627" calcext:value-type="float">
            <text:p>0.3918383766</text:p>
          </table:table-cell>
          <table:table-cell office:value-type="float" office:value="0.47067783313" calcext:value-type="float">
            <text:p>0.4706778331</text:p>
          </table:table-cell>
          <table:table-cell office:value-type="float" office:value="0.0668896114401" calcext:value-type="float">
            <text:p>0.0668896114</text:p>
          </table:table-cell>
          <table:table-cell office:value-type="float" office:value="0.834796702371" calcext:value-type="float">
            <text:p>0.8347967024</text:p>
          </table:table-cell>
          <table:table-cell office:value-type="float" office:value="0.226464164181" calcext:value-type="float">
            <text:p>0.2264641642</text:p>
          </table:table-cell>
          <table:table-cell office:value-type="float" office:value="0.629141375712" calcext:value-type="float">
            <text:p>0.6291413757</text:p>
          </table:table-cell>
          <table:table-cell office:value-type="float" office:value="4.95" calcext:value-type="float">
            <text:p>4.95</text:p>
          </table:table-cell>
          <table:table-cell office:value-type="float" office:value="2.05" calcext:value-type="float">
            <text:p>2.05</text:p>
          </table:table-cell>
          <table:table-cell office:value-type="float" office:value="1.15" calcext:value-type="float">
            <text:p>1.15</text:p>
          </table:table-cell>
          <table:table-cell office:value-type="float" office:value="-1.05" calcext:value-type="float">
            <text:p>-1.05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553714762201" calcext:value-type="float">
            <text:p>0.5537147622</text:p>
          </table:table-cell>
          <table:table-cell office:value-type="float" office:value="-0.132993862983" calcext:value-type="float">
            <text:p>-0.132993863</text:p>
          </table:table-cell>
          <table:table-cell office:value-type="float" office:value="0.567307183915" calcext:value-type="float">
            <text:p>0.5673071839</text:p>
          </table:table-cell>
          <table:table-cell office:value-type="float" office:value="0.166698055613" calcext:value-type="float">
            <text:p>0.1666980556</text:p>
          </table:table-cell>
          <table:table-cell office:value-type="float" office:value="0.300970158245" calcext:value-type="float">
            <text:p>0.3009701582</text:p>
          </table:table-cell>
          <table:table-cell office:value-type="float" office:value="0.028623478818" calcext:value-type="float">
            <text:p>0.0286234788</text:p>
          </table:table-cell>
          <table:table-cell office:value-type="float" office:value="0.314562579958" calcext:value-type="float">
            <text:p>0.31456258</text:p>
          </table:table-cell>
          <table:table-cell office:value-type="float" office:value="0.328315397414" calcext:value-type="float">
            <text:p>0.3283153974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1" calcext:value-type="float">
            <text:p>121</text:p>
          </table:table-cell>
          <table:table-cell office:value-type="float" office:value="-3" calcext:value-type="float">
            <text:p>-3</text:p>
          </table:table-cell>
          <table:table-cell office:value-type="float" office:value="0.254233925883" calcext:value-type="float">
            <text:p>0.2542339259</text:p>
          </table:table-cell>
          <table:table-cell office:value-type="float" office:value="0.443866595442" calcext:value-type="float">
            <text:p>0.4438665954</text:p>
          </table:table-cell>
          <table:table-cell office:value-type="float" office:value="0.41207533582" calcext:value-type="float">
            <text:p>0.4120753358</text:p>
          </table:table-cell>
          <table:table-cell office:value-type="float" office:value="0.505180955925" calcext:value-type="float">
            <text:p>0.5051809559</text:p>
          </table:table-cell>
          <table:table-cell office:value-type="float" office:value="0.0557607943779" calcext:value-type="float">
            <text:p>0.0557607944</text:p>
          </table:table-cell>
          <table:table-cell office:value-type="float" office:value="0.87321739251" calcext:value-type="float">
            <text:p>0.8732173925</text:p>
          </table:table-cell>
          <table:table-cell office:value-type="float" office:value="0.212439623417" calcext:value-type="float">
            <text:p>0.2124396234</text:p>
          </table:table-cell>
          <table:table-cell office:value-type="float" office:value="0.666602185318" calcext:value-type="float">
            <text:p>0.6666021853</text:p>
          </table:table-cell>
          <table:table-cell office:value-type="float" office:value="4.89" calcext:value-type="float">
            <text:p>4.89</text:p>
          </table:table-cell>
          <table:table-cell office:value-type="float" office:value="2.05" calcext:value-type="float">
            <text:p>2.05</text:p>
          </table:table-cell>
          <table:table-cell office:value-type="float" office:value="1.16" calcext:value-type="float">
            <text:p>1.16</text:p>
          </table:table-cell>
          <table:table-cell office:value-type="float" office:value="-1.06" calcext:value-type="float">
            <text:p>-1.06</text:p>
          </table:table-cell>
          <table:table-cell office:value-type="float" office:value="0.05" calcext:value-type="float">
            <text:p>0.05</text:p>
          </table:table-cell>
          <table:table-cell office:value-type="float" office:value="0.13" calcext:value-type="float">
            <text:p>0.13</text:p>
          </table:table-cell>
          <table:table-cell office:value-type="float" office:value="0.526106817443" calcext:value-type="float">
            <text:p>0.5261068174</text:p>
          </table:table-cell>
          <table:table-cell office:value-type="float" office:value="-0.0889279874533" calcext:value-type="float">
            <text:p>-0.0889279875</text:p>
          </table:table-cell>
          <table:table-cell office:value-type="float" office:value="0.541628874753" calcext:value-type="float">
            <text:p>0.5416288748</text:p>
          </table:table-cell>
          <table:table-cell office:value-type="float" office:value="0.210670186334" calcext:value-type="float">
            <text:p>0.2106701863</text:p>
          </table:table-cell>
          <table:table-cell office:value-type="float" office:value="0.27440821667" calcext:value-type="float">
            <text:p>0.2744082167</text:p>
          </table:table-cell>
          <table:table-cell office:value-type="float" office:value="0.0743135953899" calcext:value-type="float">
            <text:p>0.0743135954</text:p>
          </table:table-cell>
          <table:table-cell office:value-type="float" office:value="0.28993027398" calcext:value-type="float">
            <text:p>0.289930274</text:p>
          </table:table-cell>
          <table:table-cell office:value-type="float" office:value="0.373911769177" calcext:value-type="float">
            <text:p>0.3739117692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1" calcext:value-type="float">
            <text:p>121</text:p>
          </table:table-cell>
          <table:table-cell office:value-type="float" office:value="-4" calcext:value-type="float">
            <text:p>-4</text:p>
          </table:table-cell>
          <table:table-cell office:value-type="float" office:value="0.235459962165" calcext:value-type="float">
            <text:p>0.2354599622</text:p>
          </table:table-cell>
          <table:table-cell office:value-type="float" office:value="0.479187103455" calcext:value-type="float">
            <text:p>0.4791871035</text:p>
          </table:table-cell>
          <table:table-cell office:value-type="float" office:value="0.37913666415" calcext:value-type="float">
            <text:p>0.3791366642</text:p>
          </table:table-cell>
          <table:table-cell office:value-type="float" office:value="0.527875534762" calcext:value-type="float">
            <text:p>0.5278755348</text:p>
          </table:table-cell>
          <table:table-cell office:value-type="float" office:value="0.0453406344175" calcext:value-type="float">
            <text:p>0.0453406344</text:p>
          </table:table-cell>
          <table:table-cell office:value-type="float" office:value="0.911836303246" calcext:value-type="float">
            <text:p>0.9118363032</text:p>
          </table:table-cell>
          <table:table-cell office:value-type="float" office:value="0.198209691744" calcext:value-type="float">
            <text:p>0.1982096917</text:p>
          </table:table-cell>
          <table:table-cell office:value-type="float" office:value="0.703985457574" calcext:value-type="float">
            <text:p>0.7039854576</text:p>
          </table:table-cell>
          <table:table-cell office:value-type="float" office:value="4.83" calcext:value-type="float">
            <text:p>4.83</text:p>
          </table:table-cell>
          <table:table-cell office:value-type="float" office:value="2.05" calcext:value-type="float">
            <text:p>2.05</text:p>
          </table:table-cell>
          <table:table-cell office:value-type="float" office:value="1.17" calcext:value-type="float">
            <text:p>1.17</text:p>
          </table:table-cell>
          <table:table-cell office:value-type="float" office:value="-1.07" calcext:value-type="float">
            <text:p>-1.07</text:p>
          </table:table-cell>
          <table:table-cell office:value-type="float" office:value="0.05" calcext:value-type="float">
            <text:p>0.05</text:p>
          </table:table-cell>
          <table:table-cell office:value-type="float" office:value="0.11" calcext:value-type="float">
            <text:p>0.11</text:p>
          </table:table-cell>
          <table:table-cell office:value-type="float" office:value="0.498498872684" calcext:value-type="float">
            <text:p>0.4984988727</text:p>
          </table:table-cell>
          <table:table-cell office:value-type="float" office:value="-0.0448621119236" calcext:value-type="float">
            <text:p>-0.0448621119</text:p>
          </table:table-cell>
          <table:table-cell office:value-type="float" office:value="0.516010100677" calcext:value-type="float">
            <text:p>0.5160101007</text:p>
          </table:table-cell>
          <table:table-cell office:value-type="float" office:value="0.254626380166" calcext:value-type="float">
            <text:p>0.2546263802</text:p>
          </table:table-cell>
          <table:table-cell office:value-type="float" office:value="0.24788984439" calcext:value-type="float">
            <text:p>0.2478898444</text:p>
          </table:table-cell>
          <table:table-cell office:value-type="float" office:value="0.120047302415" calcext:value-type="float">
            <text:p>0.1200473024</text:p>
          </table:table-cell>
          <table:table-cell office:value-type="float" office:value="0.265401072383" calcext:value-type="float">
            <text:p>0.2654010724</text:p>
          </table:table-cell>
          <table:table-cell office:value-type="float" office:value="0.419535794505" calcext:value-type="float">
            <text:p>0.4195357945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0" calcext:value-type="float">
            <text:p>120</text:p>
          </table:table-cell>
          <table:table-cell office:value-type="float" office:value="-1" calcext:value-type="float">
            <text:p>-1</text:p>
          </table:table-cell>
          <table:table-cell office:value-type="float" office:value="0.336158068484" calcext:value-type="float">
            <text:p>0.3361580685</text:p>
          </table:table-cell>
          <table:table-cell office:value-type="float" office:value="0.320342694452" calcext:value-type="float">
            <text:p>0.3203426945</text:p>
          </table:table-cell>
          <table:table-cell office:value-type="float" office:value="0.348257847791" calcext:value-type="float">
            <text:p>0.3482578478</text:p>
          </table:table-cell>
          <table:table-cell office:value-type="float" office:value="0.526320913036" calcext:value-type="float">
            <text:p>0.526320913</text:p>
          </table:table-cell>
          <table:table-cell office:value-type="float" office:value="0.0952684424943" calcext:value-type="float">
            <text:p>0.0952684425</text:p>
          </table:table-cell>
          <table:table-cell office:value-type="float" office:value="0.829671781059" calcext:value-type="float">
            <text:p>0.8296717811</text:p>
          </table:table-cell>
          <table:table-cell office:value-type="float" office:value="0.304492704537" calcext:value-type="float">
            <text:p>0.3044927045</text:p>
          </table:table-cell>
          <table:table-cell office:value-type="float" office:value="0.923364500674" calcext:value-type="float">
            <text:p>0.9233645007</text:p>
          </table:table-cell>
          <table:table-cell office:value-type="float" office:value="4.95" calcext:value-type="float">
            <text:p>4.95</text:p>
          </table:table-cell>
          <table:table-cell office:value-type="float" office:value="2.05" calcext:value-type="float">
            <text:p>2.05</text:p>
          </table:table-cell>
          <table:table-cell office:value-type="float" office:value="1.15" calcext:value-type="float">
            <text:p>1.15</text:p>
          </table:table-cell>
          <table:table-cell office:value-type="float" office:value="-1.05" calcext:value-type="float">
            <text:p>-1.05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482462027901" calcext:value-type="float">
            <text:p>0.4824620279</text:p>
          </table:table-cell>
          <table:table-cell office:value-type="float" office:value="-0.122654850755" calcext:value-type="float">
            <text:p>-0.1226548508</text:p>
          </table:table-cell>
          <table:table-cell office:value-type="float" office:value="0.543419853812" calcext:value-type="float">
            <text:p>0.5434198538</text:p>
          </table:table-cell>
          <table:table-cell office:value-type="float" office:value="0.171086776292" calcext:value-type="float">
            <text:p>0.1710867763</text:p>
          </table:table-cell>
          <table:table-cell office:value-type="float" office:value="0.258553229685" calcext:value-type="float">
            <text:p>0.2585532297</text:p>
          </table:table-cell>
          <table:table-cell office:value-type="float" office:value="0.0770069885675" calcext:value-type="float">
            <text:p>0.0770069886</text:p>
          </table:table-cell>
          <table:table-cell office:value-type="float" office:value="0.319511055596" calcext:value-type="float">
            <text:p>0.3195110556</text:p>
          </table:table-cell>
          <table:table-cell office:value-type="float" office:value="0.370748615614" calcext:value-type="float">
            <text:p>0.3707486156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0" calcext:value-type="float">
            <text:p>120</text:p>
          </table:table-cell>
          <table:table-cell office:value-type="float" office:value="-2" calcext:value-type="float">
            <text:p>-2</text:p>
          </table:table-cell>
          <table:table-cell office:value-type="float" office:value="0.334062504455" calcext:value-type="float">
            <text:p>0.3340625045</text:p>
          </table:table-cell>
          <table:table-cell office:value-type="float" office:value="0.360287764378" calcext:value-type="float">
            <text:p>0.3602877644</text:p>
          </table:table-cell>
          <table:table-cell office:value-type="float" office:value="0.350161750814" calcext:value-type="float">
            <text:p>0.3501617508</text:p>
          </table:table-cell>
          <table:table-cell office:value-type="float" office:value="0.56627557676" calcext:value-type="float">
            <text:p>0.5662755768</text:p>
          </table:table-cell>
          <table:table-cell office:value-type="float" office:value="0.091587060141" calcext:value-type="float">
            <text:p>0.0915870601</text:p>
          </table:table-cell>
          <table:table-cell office:value-type="float" office:value="0.869502013596" calcext:value-type="float">
            <text:p>0.8695020136</text:p>
          </table:table-cell>
          <table:table-cell office:value-type="float" office:value="0.302578304898" calcext:value-type="float">
            <text:p>0.3025783049</text:p>
          </table:table-cell>
          <table:table-cell office:value-type="float" office:value="0.963318662835" calcext:value-type="float">
            <text:p>0.9633186628</text:p>
          </table:table-cell>
          <table:table-cell office:value-type="float" office:value="4.89" calcext:value-type="float">
            <text:p>4.89</text:p>
          </table:table-cell>
          <table:table-cell office:value-type="float" office:value="2.05" calcext:value-type="float">
            <text:p>2.05</text:p>
          </table:table-cell>
          <table:table-cell office:value-type="float" office:value="1.16" calcext:value-type="float">
            <text:p>1.16</text:p>
          </table:table-cell>
          <table:table-cell office:value-type="float" office:value="-1.06" calcext:value-type="float">
            <text:p>-1.06</text:p>
          </table:table-cell>
          <table:table-cell office:value-type="float" office:value="0.05" calcext:value-type="float">
            <text:p>0.05</text:p>
          </table:table-cell>
          <table:table-cell office:value-type="float" office:value="0.13" calcext:value-type="float">
            <text:p>0.13</text:p>
          </table:table-cell>
          <table:table-cell office:value-type="float" office:value="0.471347924979" calcext:value-type="float">
            <text:p>0.471347925</text:p>
          </table:table-cell>
          <table:table-cell office:value-type="float" office:value="-0.0718564579035" calcext:value-type="float">
            <text:p>-0.0718564579</text:p>
          </table:table-cell>
          <table:table-cell office:value-type="float" office:value="0.535644590044" calcext:value-type="float">
            <text:p>0.53564459</text:p>
          </table:table-cell>
          <table:table-cell office:value-type="float" office:value="0.221172446578" calcext:value-type="float">
            <text:p>0.2211724466</text:p>
          </table:table-cell>
          <table:table-cell office:value-type="float" office:value="0.249725782188" calcext:value-type="float">
            <text:p>0.2497257822</text:p>
          </table:table-cell>
          <table:table-cell office:value-type="float" office:value="0.130340539662" calcext:value-type="float">
            <text:p>0.1303405397</text:p>
          </table:table-cell>
          <table:table-cell office:value-type="float" office:value="0.314022447253" calcext:value-type="float">
            <text:p>0.3140224473</text:p>
          </table:table-cell>
          <table:table-cell office:value-type="float" office:value="0.423369444143" calcext:value-type="float">
            <text:p>0.4233694441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0" calcext:value-type="float">
            <text:p>120</text:p>
          </table:table-cell>
          <table:table-cell office:value-type="float" office:value="-3" calcext:value-type="float">
            <text:p>-3</text:p>
          </table:table-cell>
          <table:table-cell office:value-type="float" office:value="0.332762906624" calcext:value-type="float">
            <text:p>0.3327629066</text:p>
          </table:table-cell>
          <table:table-cell office:value-type="float" office:value="0.400266646872" calcext:value-type="float">
            <text:p>0.4002666469</text:p>
          </table:table-cell>
          <table:table-cell office:value-type="float" office:value="0.346609882322" calcext:value-type="float">
            <text:p>0.3466098823</text:p>
          </table:table-cell>
          <table:table-cell office:value-type="float" office:value="0.606117567551" calcext:value-type="float">
            <text:p>0.6061175676</text:p>
          </table:table-cell>
          <table:table-cell office:value-type="float" office:value="0.0866843405026" calcext:value-type="float">
            <text:p>0.0866843405</text:p>
          </table:table-cell>
          <table:table-cell office:value-type="float" office:value="0.909200418351" calcext:value-type="float">
            <text:p>0.9092004184</text:p>
          </table:table-cell>
          <table:table-cell office:value-type="float" office:value="0.300629313011" calcext:value-type="float">
            <text:p>0.300629313</text:p>
          </table:table-cell>
          <table:table-cell office:value-type="float" office:value="1.0032711525" calcext:value-type="float">
            <text:p>1.0032711525</text:p>
          </table:table-cell>
          <table:table-cell office:value-type="float" office:value="4.83" calcext:value-type="float">
            <text:p>4.83</text:p>
          </table:table-cell>
          <table:table-cell office:value-type="float" office:value="2.05" calcext:value-type="float">
            <text:p>2.05</text:p>
          </table:table-cell>
          <table:table-cell office:value-type="float" office:value="1.17" calcext:value-type="float">
            <text:p>1.17</text:p>
          </table:table-cell>
          <table:table-cell office:value-type="float" office:value="-1.07" calcext:value-type="float">
            <text:p>-1.07</text:p>
          </table:table-cell>
          <table:table-cell office:value-type="float" office:value="0.05" calcext:value-type="float">
            <text:p>0.05</text:p>
          </table:table-cell>
          <table:table-cell office:value-type="float" office:value="0.11" calcext:value-type="float">
            <text:p>0.11</text:p>
          </table:table-cell>
          <table:table-cell office:value-type="float" office:value="0.460233822058" calcext:value-type="float">
            <text:p>0.4602338221</text:p>
          </table:table-cell>
          <table:table-cell office:value-type="float" office:value="-0.0210580650524" calcext:value-type="float">
            <text:p>-0.0210580651</text:p>
          </table:table-cell>
          <table:table-cell office:value-type="float" office:value="0.528570434324" calcext:value-type="float">
            <text:p>0.5285704343</text:p>
          </table:table-cell>
          <table:table-cell office:value-type="float" office:value="0.271055110659" calcext:value-type="float">
            <text:p>0.2710551107</text:p>
          </table:table-cell>
          <table:table-cell office:value-type="float" office:value="0.241424697245" calcext:value-type="float">
            <text:p>0.2414246972</text:p>
          </table:table-cell>
          <table:table-cell office:value-type="float" office:value="0.184179765034" calcext:value-type="float">
            <text:p>0.184179765</text:p>
          </table:table-cell>
          <table:table-cell office:value-type="float" office:value="0.309761309511" calcext:value-type="float">
            <text:p>0.3097613095</text:p>
          </table:table-cell>
          <table:table-cell office:value-type="float" office:value="0.476292940745" calcext:value-type="float">
            <text:p>0.4762929407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0" calcext:value-type="float">
            <text:p>120</text:p>
          </table:table-cell>
          <table:table-cell office:value-type="float" office:value="-4" calcext:value-type="float">
            <text:p>-4</text:p>
          </table:table-cell>
          <table:table-cell office:value-type="float" office:value="0.328544364102" calcext:value-type="float">
            <text:p>0.3285443641</text:p>
          </table:table-cell>
          <table:table-cell office:value-type="float" office:value="0.440043573588" calcext:value-type="float">
            <text:p>0.4400435736</text:p>
          </table:table-cell>
          <table:table-cell office:value-type="float" office:value="0.344200909491" calcext:value-type="float">
            <text:p>0.3442009095</text:p>
          </table:table-cell>
          <table:table-cell office:value-type="float" office:value="0.646044962281" calcext:value-type="float">
            <text:p>0.6460449623</text:p>
          </table:table-cell>
          <table:table-cell office:value-type="float" office:value="0.0828622536996" calcext:value-type="float">
            <text:p>0.0828622537</text:p>
          </table:table-cell>
          <table:table-cell office:value-type="float" office:value="0.949017395289" calcext:value-type="float">
            <text:p>0.9490173953</text:p>
          </table:table-cell>
          <table:table-cell office:value-type="float" office:value="0.297336464983" calcext:value-type="float">
            <text:p>0.297336465</text:p>
          </table:table-cell>
          <table:table-cell office:value-type="float" office:value="1.0431353865" calcext:value-type="float">
            <text:p>1.0431353865</text:p>
          </table:table-cell>
          <table:table-cell office:value-type="float" office:value="4.77" calcext:value-type="float">
            <text:p>4.77</text:p>
          </table:table-cell>
          <table:table-cell office:value-type="float" office:value="2.05" calcext:value-type="float">
            <text:p>2.05</text:p>
          </table:table-cell>
          <table:table-cell office:value-type="float" office:value="1.18" calcext:value-type="float">
            <text:p>1.18</text:p>
          </table:table-cell>
          <table:table-cell office:value-type="float" office:value="-1.08" calcext:value-type="float">
            <text:p>-1.08</text:p>
          </table:table-cell>
          <table:table-cell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office:value-type="float" office:value="0.449119719137" calcext:value-type="float">
            <text:p>0.4491197191</text:p>
          </table:table-cell>
          <table:table-cell office:value-type="float" office:value="0.0297403277987" calcext:value-type="float">
            <text:p>0.0297403278</text:p>
          </table:table-cell>
          <table:table-cell office:value-type="float" office:value="0.519782345119" calcext:value-type="float">
            <text:p>0.5197823451</text:p>
          </table:table-cell>
          <table:table-cell office:value-type="float" office:value="0.321299572703" calcext:value-type="float">
            <text:p>0.3212995727</text:p>
          </table:table-cell>
          <table:table-cell office:value-type="float" office:value="0.231953319333" calcext:value-type="float">
            <text:p>0.2319533193</text:p>
          </table:table-cell>
          <table:table-cell office:value-type="float" office:value="0.23671557945" calcext:value-type="float">
            <text:p>0.2367155795</text:p>
          </table:table-cell>
          <table:table-cell office:value-type="float" office:value="0.302615945315" calcext:value-type="float">
            <text:p>0.3026159453</text:p>
          </table:table-cell>
          <table:table-cell office:value-type="float" office:value="0.528274824354" calcext:value-type="float">
            <text:p>0.5282748244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9" calcext:value-type="float">
            <text:p>119</text:p>
          </table:table-cell>
          <table:table-cell office:value-type="float" office:value="-1" calcext:value-type="float">
            <text:p>-1</text:p>
          </table:table-cell>
          <table:table-cell office:value-type="float" office:value="0.332656796145" calcext:value-type="float">
            <text:p>0.3326567961</text:p>
          </table:table-cell>
          <table:table-cell office:value-type="float" office:value="0.280294422729" calcext:value-type="float">
            <text:p>0.2802944227</text:p>
          </table:table-cell>
          <table:table-cell office:value-type="float" office:value="0.186315777471" calcext:value-type="float">
            <text:p>0.1863157775</text:p>
          </table:table-cell>
          <table:table-cell office:value-type="float" office:value="0.541296032983" calcext:value-type="float">
            <text:p>0.541296033</text:p>
          </table:table-cell>
          <table:table-cell office:value-type="float" office:value="0.209646082644" calcext:value-type="float">
            <text:p>0.2096460826</text:p>
          </table:table-cell>
          <table:table-cell office:value-type="float" office:value="0.766096583984" calcext:value-type="float">
            <text:p>0.766096584</text:p>
          </table:table-cell>
          <table:table-cell office:value-type="float" office:value="0.372948609798" calcext:value-type="float">
            <text:p>0.3729486098</text:p>
          </table:table-cell>
          <table:table-cell office:value-type="float" office:value="0.552399961697" calcext:value-type="float">
            <text:p>0.5523999617</text:p>
          </table:table-cell>
          <table:table-cell office:value-type="float" office:value="4.89" calcext:value-type="float">
            <text:p>4.89</text:p>
          </table:table-cell>
          <table:table-cell office:value-type="float" office:value="2.05" calcext:value-type="float">
            <text:p>2.05</text:p>
          </table:table-cell>
          <table:table-cell office:value-type="float" office:value="1.16" calcext:value-type="float">
            <text:p>1.16</text:p>
          </table:table-cell>
          <table:table-cell office:value-type="float" office:value="-1.06" calcext:value-type="float">
            <text:p>-1.06</text:p>
          </table:table-cell>
          <table:table-cell office:value-type="float" office:value="0.05" calcext:value-type="float">
            <text:p>0.05</text:p>
          </table:table-cell>
          <table:table-cell office:value-type="float" office:value="0.13" calcext:value-type="float">
            <text:p>0.13</text:p>
          </table:table-cell>
          <table:table-cell office:value-type="float" office:value="0.469580840503" calcext:value-type="float">
            <text:p>0.4695808405</text:p>
          </table:table-cell>
          <table:table-cell office:value-type="float" office:value="-0.0951237407175" calcext:value-type="float">
            <text:p>-0.0951237407</text:p>
          </table:table-cell>
          <table:table-cell office:value-type="float" office:value="0.521478665004" calcext:value-type="float">
            <text:p>0.521478665</text:p>
          </table:table-cell>
          <table:table-cell office:value-type="float" office:value="0.20035318869" calcext:value-type="float">
            <text:p>0.2003531887</text:p>
          </table:table-cell>
          <table:table-cell office:value-type="float" office:value="0.239639225655" calcext:value-type="float">
            <text:p>0.2396392257</text:p>
          </table:table-cell>
          <table:table-cell office:value-type="float" office:value="0.0975595584053" calcext:value-type="float">
            <text:p>0.0975595584</text:p>
          </table:table-cell>
          <table:table-cell office:value-type="float" office:value="0.291537050156" calcext:value-type="float">
            <text:p>0.2915370502</text:p>
          </table:table-cell>
          <table:table-cell office:value-type="float" office:value="0.393036487813" calcext:value-type="float">
            <text:p>0.3930364878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9" calcext:value-type="float">
            <text:p>119</text:p>
          </table:table-cell>
          <table:table-cell office:value-type="float" office:value="-2" calcext:value-type="float">
            <text:p>-2</text:p>
          </table:table-cell>
          <table:table-cell office:value-type="float" office:value="0.327732688505" calcext:value-type="float">
            <text:p>0.3277326885</text:p>
          </table:table-cell>
          <table:table-cell office:value-type="float" office:value="0.319990180234" calcext:value-type="float">
            <text:p>0.3199901802</text:p>
          </table:table-cell>
          <table:table-cell office:value-type="float" office:value="0.196460345673" calcext:value-type="float">
            <text:p>0.1964603457</text:p>
          </table:table-cell>
          <table:table-cell office:value-type="float" office:value="0.579988251012" calcext:value-type="float">
            <text:p>0.579988251</text:p>
          </table:table-cell>
          <table:table-cell office:value-type="float" office:value="0.208389407173" calcext:value-type="float">
            <text:p>0.2083894072</text:p>
          </table:table-cell>
          <table:table-cell office:value-type="float" office:value="0.806076838695" calcext:value-type="float">
            <text:p>0.8060768387</text:p>
          </table:table-cell>
          <table:table-cell office:value-type="float" office:value="0.346743693787" calcext:value-type="float">
            <text:p>0.3467436938</text:p>
          </table:table-cell>
          <table:table-cell office:value-type="float" office:value="0.58262085475" calcext:value-type="float">
            <text:p>0.5826208548</text:p>
          </table:table-cell>
          <table:table-cell office:value-type="float" office:value="4.83" calcext:value-type="float">
            <text:p>4.83</text:p>
          </table:table-cell>
          <table:table-cell office:value-type="float" office:value="2.05" calcext:value-type="float">
            <text:p>2.05</text:p>
          </table:table-cell>
          <table:table-cell office:value-type="float" office:value="1.17" calcext:value-type="float">
            <text:p>1.17</text:p>
          </table:table-cell>
          <table:table-cell office:value-type="float" office:value="-1.07" calcext:value-type="float">
            <text:p>-1.07</text:p>
          </table:table-cell>
          <table:table-cell office:value-type="float" office:value="0.05" calcext:value-type="float">
            <text:p>0.05</text:p>
          </table:table-cell>
          <table:table-cell office:value-type="float" office:value="0.11" calcext:value-type="float">
            <text:p>0.11</text:p>
          </table:table-cell>
          <table:table-cell office:value-type="float" office:value="0.433635191441" calcext:value-type="float">
            <text:p>0.4336351914</text:p>
          </table:table-cell>
          <table:table-cell office:value-type="float" office:value="-0.0575483456632" calcext:value-type="float">
            <text:p>-0.0575483457</text:p>
          </table:table-cell>
          <table:table-cell office:value-type="float" office:value="0.507891040907" calcext:value-type="float">
            <text:p>0.5078910409</text:p>
          </table:table-cell>
          <table:table-cell office:value-type="float" office:value="0.233116528066" calcext:value-type="float">
            <text:p>0.2331165281</text:p>
          </table:table-cell>
          <table:table-cell office:value-type="float" office:value="0.219039951537" calcext:value-type="float">
            <text:p>0.2190399515</text:p>
          </table:table-cell>
          <table:table-cell office:value-type="float" office:value="0.152091543219" calcext:value-type="float">
            <text:p>0.1520915432</text:p>
          </table:table-cell>
          <table:table-cell office:value-type="float" office:value="0.293295801003" calcext:value-type="float">
            <text:p>0.293295801</text:p>
          </table:table-cell>
          <table:table-cell office:value-type="float" office:value="0.442756416948" calcext:value-type="float">
            <text:p>0.4427564169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9" calcext:value-type="float">
            <text:p>119</text:p>
          </table:table-cell>
          <table:table-cell office:value-type="float" office:value="-3" calcext:value-type="float">
            <text:p>-3</text:p>
          </table:table-cell>
          <table:table-cell office:value-type="float" office:value="0.325827142697" calcext:value-type="float">
            <text:p>0.3258271427</text:p>
          </table:table-cell>
          <table:table-cell office:value-type="float" office:value="0.359944765643" calcext:value-type="float">
            <text:p>0.3599447656</text:p>
          </table:table-cell>
          <table:table-cell office:value-type="float" office:value="0.188806993574" calcext:value-type="float">
            <text:p>0.1888069936</text:p>
          </table:table-cell>
          <table:table-cell office:value-type="float" office:value="0.619249252039" calcext:value-type="float">
            <text:p>0.619249252</text:p>
          </table:table-cell>
          <table:table-cell office:value-type="float" office:value="0.207988448777" calcext:value-type="float">
            <text:p>0.2079884488</text:p>
          </table:table-cell>
          <table:table-cell office:value-type="float" office:value="0.846074829049" calcext:value-type="float">
            <text:p>0.846074829</text:p>
          </table:table-cell>
          <table:table-cell office:value-type="float" office:value="0.371614572937" calcext:value-type="float">
            <text:p>0.3716145729</text:p>
          </table:table-cell>
          <table:table-cell office:value-type="float" office:value="0.613948787499" calcext:value-type="float">
            <text:p>0.6139487875</text:p>
          </table:table-cell>
          <table:table-cell office:value-type="float" office:value="4.77" calcext:value-type="float">
            <text:p>4.77</text:p>
          </table:table-cell>
          <table:table-cell office:value-type="float" office:value="2.05" calcext:value-type="float">
            <text:p>2.05</text:p>
          </table:table-cell>
          <table:table-cell office:value-type="float" office:value="1.18" calcext:value-type="float">
            <text:p>1.18</text:p>
          </table:table-cell>
          <table:table-cell office:value-type="float" office:value="-1.08" calcext:value-type="float">
            <text:p>-1.08</text:p>
          </table:table-cell>
          <table:table-cell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office:value-type="float" office:value="0.433635191441" calcext:value-type="float">
            <text:p>0.4336351914</text:p>
          </table:table-cell>
          <table:table-cell office:value-type="float" office:value="-0.0575483456632" calcext:value-type="float">
            <text:p>-0.0575483457</text:p>
          </table:table-cell>
          <table:table-cell office:value-type="float" office:value="0.513912508264" calcext:value-type="float">
            <text:p>0.5139125083</text:p>
          </table:table-cell>
          <table:table-cell office:value-type="float" office:value="0.231511427401" calcext:value-type="float">
            <text:p>0.2315114274</text:p>
          </table:table-cell>
          <table:table-cell office:value-type="float" office:value="0.223440743167" calcext:value-type="float">
            <text:p>0.2234407432</text:p>
          </table:table-cell>
          <table:table-cell office:value-type="float" office:value="0.156503736585" calcext:value-type="float">
            <text:p>0.1565037366</text:p>
          </table:table-cell>
          <table:table-cell office:value-type="float" office:value="0.303718059991" calcext:value-type="float">
            <text:p>0.30371806</text:p>
          </table:table-cell>
          <table:table-cell office:value-type="float" office:value="0.445563509649" calcext:value-type="float">
            <text:p>0.4455635096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9" calcext:value-type="float">
            <text:p>119</text:p>
          </table:table-cell>
          <table:table-cell office:value-type="float" office:value="-4" calcext:value-type="float">
            <text:p>-4</text:p>
          </table:table-cell>
          <table:table-cell office:value-type="float" office:value="0.324092543927" calcext:value-type="float">
            <text:p>0.3240925439</text:p>
          </table:table-cell>
          <table:table-cell office:value-type="float" office:value="0.399907137533" calcext:value-type="float">
            <text:p>0.3999071375</text:p>
          </table:table-cell>
          <table:table-cell office:value-type="float" office:value="0.18958598015" calcext:value-type="float">
            <text:p>0.1895859802</text:p>
          </table:table-cell>
          <table:table-cell office:value-type="float" office:value="0.659241666068" calcext:value-type="float">
            <text:p>0.6592416661</text:p>
          </table:table-cell>
          <table:table-cell office:value-type="float" office:value="0.207095376367" calcext:value-type="float">
            <text:p>0.2070953764</text:p>
          </table:table-cell>
          <table:table-cell office:value-type="float" office:value="0.886064858077" calcext:value-type="float">
            <text:p>0.8860648581</text:p>
          </table:table-cell>
          <table:table-cell office:value-type="float" office:value="0.359218615588" calcext:value-type="float">
            <text:p>0.3592186156</text:p>
          </table:table-cell>
          <table:table-cell office:value-type="float" office:value="0.651979567683" calcext:value-type="float">
            <text:p>0.6519795677</text:p>
          </table:table-cell>
          <table:table-cell office:value-type="float" office:value="4.71" calcext:value-type="float">
            <text:p>4.71</text:p>
          </table:table-cell>
          <table:table-cell office:value-type="float" office:value="2.05" calcext:value-type="float">
            <text:p>2.05</text:p>
          </table:table-cell>
          <table:table-cell office:value-type="float" office:value="1.19" calcext:value-type="float">
            <text:p>1.19</text:p>
          </table:table-cell>
          <table:table-cell office:value-type="float" office:value="-1.09" calcext:value-type="float">
            <text:p>-1.09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431589765471" calcext:value-type="float">
            <text:p>0.4315897655</text:p>
          </table:table-cell>
          <table:table-cell office:value-type="float" office:value="-0.051312419446" calcext:value-type="float">
            <text:p>-0.0513124194</text:p>
          </table:table-cell>
          <table:table-cell office:value-type="float" office:value="0.51729533498" calcext:value-type="float">
            <text:p>0.517295335</text:p>
          </table:table-cell>
          <table:table-cell office:value-type="float" office:value="0.236184633331" calcext:value-type="float">
            <text:p>0.2361846333</text:p>
          </table:table-cell>
          <table:table-cell office:value-type="float" office:value="0.225462799008" calcext:value-type="float">
            <text:p>0.225462799</text:p>
          </table:table-cell>
          <table:table-cell office:value-type="float" office:value="0.166659307382" calcext:value-type="float">
            <text:p>0.1666593074</text:p>
          </table:table-cell>
          <table:table-cell office:value-type="float" office:value="0.311168368516" calcext:value-type="float">
            <text:p>0.3111683685</text:p>
          </table:table-cell>
          <table:table-cell office:value-type="float" office:value="0.454156360159" calcext:value-type="float">
            <text:p>0.4541563602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office:value-type="float" office:value="0.348537082506" calcext:value-type="float">
            <text:p>0.3485370825</text:p>
          </table:table-cell>
          <table:table-cell office:value-type="float" office:value="0.186326740486" calcext:value-type="float">
            <text:p>0.1863267405</text:p>
          </table:table-cell>
          <table:table-cell office:value-type="float" office:value="0.35105688333" calcext:value-type="float">
            <text:p>0.3510568833</text:p>
          </table:table-cell>
          <table:table-cell office:value-type="float" office:value="0.461901553261" calcext:value-type="float">
            <text:p>0.4619015533</text:p>
          </table:table-cell>
          <table:table-cell office:value-type="float" office:value="0.337392533439" calcext:value-type="float">
            <text:p>0.3373925334</text:p>
          </table:table-cell>
          <table:table-cell office:value-type="float" office:value="0.717266495069" calcext:value-type="float">
            <text:p>0.7172664951</text:p>
          </table:table-cell>
          <table:table-cell office:value-type="float" office:value="0.150771832321" calcext:value-type="float">
            <text:p>0.1507718323</text:p>
          </table:table-cell>
          <table:table-cell office:value-type="float" office:value="0.77426333779" calcext:value-type="float">
            <text:p>0.7742633378</text:p>
          </table:table-cell>
          <table:table-cell office:value-type="float" office:value="4.71" calcext:value-type="float">
            <text:p>4.71</text:p>
          </table:table-cell>
          <table:table-cell office:value-type="float" office:value="2.05" calcext:value-type="float">
            <text:p>2.05</text:p>
          </table:table-cell>
          <table:table-cell office:value-type="float" office:value="1.19" calcext:value-type="float">
            <text:p>1.19</text:p>
          </table:table-cell>
          <table:table-cell office:value-type="float" office:value="-1.09" calcext:value-type="float">
            <text:p>-1.09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550879464786" calcext:value-type="float">
            <text:p>0.5508794648</text:p>
          </table:table-cell>
          <table:table-cell office:value-type="float" office:value="-0.21929421913" calcext:value-type="float">
            <text:p>-0.2192942191</text:p>
          </table:table-cell>
          <table:table-cell office:value-type="float" office:value="0.569130631838" calcext:value-type="float">
            <text:p>0.5691306318</text:p>
          </table:table-cell>
          <table:table-cell office:value-type="float" office:value="0.0801500910539" calcext:value-type="float">
            <text:p>0.0801500911</text:p>
          </table:table-cell>
          <table:table-cell office:value-type="float" office:value="0.300678668675" calcext:value-type="float">
            <text:p>0.3006786687</text:p>
          </table:table-cell>
          <table:table-cell office:value-type="float" office:value="-0.0537660897222" calcext:value-type="float">
            <text:p>-0.0537660897</text:p>
          </table:table-cell>
          <table:table-cell office:value-type="float" office:value="0.318929835727" calcext:value-type="float">
            <text:p>0.3189298357</text:p>
          </table:table-cell>
          <table:table-cell office:value-type="float" office:value="0.245678220461" calcext:value-type="float">
            <text:p>0.2456782205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6" calcext:value-type="float">
            <text:p>116</text:p>
          </table:table-cell>
          <table:table-cell office:value-type="float" office:value="-2" calcext:value-type="float">
            <text:p>-2</text:p>
          </table:table-cell>
          <table:table-cell office:value-type="float" office:value="0.344352698397" calcext:value-type="float">
            <text:p>0.3443526984</text:p>
          </table:table-cell>
          <table:table-cell office:value-type="float" office:value="0.226107275043" calcext:value-type="float">
            <text:p>0.226107275</text:p>
          </table:table-cell>
          <table:table-cell office:value-type="float" office:value="0.350896992498" calcext:value-type="float">
            <text:p>0.3508969925</text:p>
          </table:table-cell>
          <table:table-cell office:value-type="float" office:value="0.501901233697" calcext:value-type="float">
            <text:p>0.5019012337</text:p>
          </table:table-cell>
          <table:table-cell office:value-type="float" office:value="0.335486343716" calcext:value-type="float">
            <text:p>0.3354863437</text:p>
          </table:table-cell>
          <table:table-cell office:value-type="float" office:value="0.757221049763" calcext:value-type="float">
            <text:p>0.7572210498</text:p>
          </table:table-cell>
          <table:table-cell office:value-type="float" office:value="0.148244755533" calcext:value-type="float">
            <text:p>0.1482447555</text:p>
          </table:table-cell>
          <table:table-cell office:value-type="float" office:value="0.814183431514" calcext:value-type="float">
            <text:p>0.8141834315</text:p>
          </table:table-cell>
          <table:table-cell office:value-type="float" office:value="4.65" calcext:value-type="float">
            <text:p>4.65</text:p>
          </table:table-cell>
          <table:table-cell office:value-type="float" office:value="2.05" calcext:value-type="float">
            <text:p>2.05</text:p>
          </table:table-cell>
          <table:table-cell office:value-type="float" office:value="1.2" calcext:value-type="float">
            <text:p>1.2</text:p>
          </table:table-cell>
          <table:table-cell office:value-type="float" office:value="-1.1" calcext:value-type="float">
            <text:p>-1.1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532656386848" calcext:value-type="float">
            <text:p>0.5326563868</text:p>
          </table:table-cell>
          <table:table-cell office:value-type="float" office:value="-0.170591863638" calcext:value-type="float">
            <text:p>-0.1705918636</text:p>
          </table:table-cell>
          <table:table-cell office:value-type="float" office:value="0.556754764334" calcext:value-type="float">
            <text:p>0.5567547643</text:p>
          </table:table-cell>
          <table:table-cell office:value-type="float" office:value="0.128438683636" calcext:value-type="float">
            <text:p>0.1284386836</text:p>
          </table:table-cell>
          <table:table-cell office:value-type="float" office:value="0.285737525145" calcext:value-type="float">
            <text:p>0.2857375251</text:p>
          </table:table-cell>
          <table:table-cell office:value-type="float" office:value="-0.000206782908088" calcext:value-type="float">
            <text:p>-0.0002067829</text:p>
          </table:table-cell>
          <table:table-cell office:value-type="float" office:value="0.309835902631" calcext:value-type="float">
            <text:p>0.3098359026</text:p>
          </table:table-cell>
          <table:table-cell office:value-type="float" office:value="0.298823764365" calcext:value-type="float">
            <text:p>0.2988237644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6" calcext:value-type="float">
            <text:p>116</text:p>
          </table:table-cell>
          <table:table-cell office:value-type="float" office:value="-3" calcext:value-type="float">
            <text:p>-3</text:p>
          </table:table-cell>
          <table:table-cell office:value-type="float" office:value="0.341999326568" calcext:value-type="float">
            <text:p>0.3419993266</text:p>
          </table:table-cell>
          <table:table-cell office:value-type="float" office:value="0.266037985543" calcext:value-type="float">
            <text:p>0.2660379855</text:p>
          </table:table-cell>
          <table:table-cell office:value-type="float" office:value="0.351637055552" calcext:value-type="float">
            <text:p>0.3516370556</text:p>
          </table:table-cell>
          <table:table-cell office:value-type="float" office:value="0.541894386944" calcext:value-type="float">
            <text:p>0.5418943869</text:p>
          </table:table-cell>
          <table:table-cell office:value-type="float" office:value="0.334510717093" calcext:value-type="float">
            <text:p>0.3345107171</text:p>
          </table:table-cell>
          <table:table-cell office:value-type="float" office:value="0.797209149901" calcext:value-type="float">
            <text:p>0.7972091499</text:p>
          </table:table-cell>
          <table:table-cell office:value-type="float" office:value="0.146448271772" calcext:value-type="float">
            <text:p>0.1464482718</text:p>
          </table:table-cell>
          <table:table-cell office:value-type="float" office:value="0.854143069226" calcext:value-type="float">
            <text:p>0.8541430692</text:p>
          </table:table-cell>
          <table:table-cell office:value-type="float" office:value="4.59" calcext:value-type="float">
            <text:p>4.59</text:p>
          </table:table-cell>
          <table:table-cell office:value-type="float" office:value="2.05" calcext:value-type="float">
            <text:p>2.05</text:p>
          </table:table-cell>
          <table:table-cell office:value-type="float" office:value="1.21" calcext:value-type="float">
            <text:p>1.21</text:p>
          </table:table-cell>
          <table:table-cell office:value-type="float" office:value="-1.11" calcext:value-type="float">
            <text:p>-1.11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51443330891" calcext:value-type="float">
            <text:p>0.5144333089</text:p>
          </table:table-cell>
          <table:table-cell office:value-type="float" office:value="-0.121889508146" calcext:value-type="float">
            <text:p>-0.1218895081</text:p>
          </table:table-cell>
          <table:table-cell office:value-type="float" office:value="0.545973196655" calcext:value-type="float">
            <text:p>0.5459731967</text:p>
          </table:table-cell>
          <table:table-cell office:value-type="float" office:value="0.176447944215" calcext:value-type="float">
            <text:p>0.1764479442</text:p>
          </table:table-cell>
          <table:table-cell office:value-type="float" office:value="0.271835440137" calcext:value-type="float">
            <text:p>0.2718354401</text:p>
          </table:table-cell>
          <table:table-cell office:value-type="float" office:value="0.0545935620542" calcext:value-type="float">
            <text:p>0.0545935621</text:p>
          </table:table-cell>
          <table:table-cell office:value-type="float" office:value="0.303375327883" calcext:value-type="float">
            <text:p>0.3033753279</text:p>
          </table:table-cell>
          <table:table-cell office:value-type="float" office:value="0.352931014415" calcext:value-type="float">
            <text:p>0.3529310144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6" calcext:value-type="float">
            <text:p>116</text:p>
          </table:table-cell>
          <table:table-cell office:value-type="float" office:value="-4" calcext:value-type="float">
            <text:p>-4</text:p>
          </table:table-cell>
          <table:table-cell office:value-type="float" office:value="0.336825200035" calcext:value-type="float">
            <text:p>0.3368252</text:p>
          </table:table-cell>
          <table:table-cell office:value-type="float" office:value="0.305701929051" calcext:value-type="float">
            <text:p>0.3057019291</text:p>
          </table:table-cell>
          <table:table-cell office:value-type="float" office:value="0.348181921661" calcext:value-type="float">
            <text:p>0.3481819217</text:p>
          </table:table-cell>
          <table:table-cell office:value-type="float" office:value="0.581744883174" calcext:value-type="float">
            <text:p>0.5817448832</text:p>
          </table:table-cell>
          <table:table-cell office:value-type="float" office:value="0.329964165901" calcext:value-type="float">
            <text:p>0.3299641659</text:p>
          </table:table-cell>
          <table:table-cell office:value-type="float" office:value="0.836949920808" calcext:value-type="float">
            <text:p>0.8369499208</text:p>
          </table:table-cell>
          <table:table-cell office:value-type="float" office:value="0.144578704944" calcext:value-type="float">
            <text:p>0.1445787049</text:p>
          </table:table-cell>
          <table:table-cell office:value-type="float" office:value="0.894099354337" calcext:value-type="float">
            <text:p>0.8940993543</text:p>
          </table:table-cell>
          <table:table-cell office:value-type="float" office:value="4.53" calcext:value-type="float">
            <text:p>4.53</text:p>
          </table:table-cell>
          <table:table-cell office:value-type="float" office:value="2.05" calcext:value-type="float">
            <text:p>2.05</text:p>
          </table:table-cell>
          <table:table-cell office:value-type="float" office:value="1.22" calcext:value-type="float">
            <text:p>1.22</text:p>
          </table:table-cell>
          <table:table-cell office:value-type="float" office:value="-1.12" calcext:value-type="float">
            <text:p>-1.12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496210230971" calcext:value-type="float">
            <text:p>0.496210231</text:p>
          </table:table-cell>
          <table:table-cell office:value-type="float" office:value="-0.0731871526541" calcext:value-type="float">
            <text:p>-0.0731871527</text:p>
          </table:table-cell>
          <table:table-cell office:value-type="float" office:value="0.533733618776" calcext:value-type="float">
            <text:p>0.5337336188</text:p>
          </table:table-cell>
          <table:table-cell office:value-type="float" office:value="0.224456922321" calcext:value-type="float">
            <text:p>0.2244569223</text:p>
          </table:table-cell>
          <table:table-cell office:value-type="float" office:value="0.25720459466" calcext:value-type="float">
            <text:p>0.2572045947</text:p>
          </table:table-cell>
          <table:table-cell office:value-type="float" office:value="0.108131091909" calcext:value-type="float">
            <text:p>0.1081310919</text:p>
          </table:table-cell>
          <table:table-cell office:value-type="float" office:value="0.294727982465" calcext:value-type="float">
            <text:p>0.2947279825</text:p>
          </table:table-cell>
          <table:table-cell office:value-type="float" office:value="0.405775166883" calcext:value-type="float">
            <text:p>0.4057751669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7" calcext:value-type="float">
            <text:p>117</text:p>
          </table:table-cell>
          <table:table-cell office:value-type="float" office:value="-1" calcext:value-type="float">
            <text:p>-1</text:p>
          </table:table-cell>
          <table:table-cell office:value-type="float" office:value="0.317879759581" calcext:value-type="float">
            <text:p>0.3178797596</text:p>
          </table:table-cell>
          <table:table-cell office:value-type="float" office:value="0.282493787986" calcext:value-type="float">
            <text:p>0.282493788</text:p>
          </table:table-cell>
          <table:table-cell office:value-type="float" office:value="0.340815667522" calcext:value-type="float">
            <text:p>0.3408156675</text:p>
          </table:table-cell>
          <table:table-cell office:value-type="float" office:value="0.571048694469" calcext:value-type="float">
            <text:p>0.5710486945</text:p>
          </table:table-cell>
          <table:table-cell office:value-type="float" office:value="0.291505405586" calcext:value-type="float">
            <text:p>0.2915054056</text:p>
          </table:table-cell>
          <table:table-cell office:value-type="float" office:value="0.926294012712" calcext:value-type="float">
            <text:p>0.9262940127</text:p>
          </table:table-cell>
          <table:table-cell office:value-type="float" office:value="0.1041991736" calcext:value-type="float">
            <text:p>0.1041991736</text:p>
          </table:table-cell>
          <table:table-cell office:value-type="float" office:value="0.806665789318" calcext:value-type="float">
            <text:p>0.8066657893</text:p>
          </table:table-cell>
          <table:table-cell office:value-type="float" office:value="4.77" calcext:value-type="float">
            <text:p>4.77</text:p>
          </table:table-cell>
          <table:table-cell office:value-type="float" office:value="2.05" calcext:value-type="float">
            <text:p>2.05</text:p>
          </table:table-cell>
          <table:table-cell office:value-type="float" office:value="1.18" calcext:value-type="float">
            <text:p>1.18</text:p>
          </table:table-cell>
          <table:table-cell office:value-type="float" office:value="-1.08" calcext:value-type="float">
            <text:p>-1.08</text:p>
          </table:table-cell>
          <table:table-cell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office:value-type="float" office:value="0.437918991374" calcext:value-type="float">
            <text:p>0.4379189914</text:p>
          </table:table-cell>
          <table:table-cell office:value-type="float" office:value="-0.0971200518693" calcext:value-type="float">
            <text:p>-0.0971200519</text:p>
          </table:table-cell>
          <table:table-cell office:value-type="float" office:value="0.502607085892" calcext:value-type="float">
            <text:p>0.5026070859</text:p>
          </table:table-cell>
          <table:table-cell office:value-type="float" office:value="0.195822690706" calcext:value-type="float">
            <text:p>0.1958226907</text:p>
          </table:table-cell>
          <table:table-cell office:value-type="float" office:value="0.216567181708" calcext:value-type="float">
            <text:p>0.2165671817</text:p>
          </table:table-cell>
          <table:table-cell office:value-type="float" office:value="0.105372852593" calcext:value-type="float">
            <text:p>0.1053728526</text:p>
          </table:table-cell>
          <table:table-cell office:value-type="float" office:value="0.281255276226" calcext:value-type="float">
            <text:p>0.2812552762</text:p>
          </table:table-cell>
          <table:table-cell office:value-type="float" office:value="0.398315595169" calcext:value-type="float">
            <text:p>0.3983155952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7" calcext:value-type="float">
            <text:p>117</text:p>
          </table:table-cell>
          <table:table-cell office:value-type="float" office:value="-2" calcext:value-type="float">
            <text:p>-2</text:p>
          </table:table-cell>
          <table:table-cell office:value-type="float" office:value="0.30933896941" calcext:value-type="float">
            <text:p>0.3093389694</text:p>
          </table:table-cell>
          <table:table-cell office:value-type="float" office:value="0.321571337849" calcext:value-type="float">
            <text:p>0.3215713378</text:p>
          </table:table-cell>
          <table:table-cell office:value-type="float" office:value="0.336356670485" calcext:value-type="float">
            <text:p>0.3363566705</text:p>
          </table:table-cell>
          <table:table-cell office:value-type="float" office:value="0.610799384343" calcext:value-type="float">
            <text:p>0.6107993843</text:p>
          </table:table-cell>
          <table:table-cell office:value-type="float" office:value="0.290836221036" calcext:value-type="float">
            <text:p>0.290836221</text:p>
          </table:table-cell>
          <table:table-cell office:value-type="float" office:value="0.966288414721" calcext:value-type="float">
            <text:p>0.9662884147</text:p>
          </table:table-cell>
          <table:table-cell office:value-type="float" office:value="0.102878999224" calcext:value-type="float">
            <text:p>0.1028789992</text:p>
          </table:table-cell>
          <table:table-cell office:value-type="float" office:value="0.846643997627" calcext:value-type="float">
            <text:p>0.8466439976</text:p>
          </table:table-cell>
          <table:table-cell office:value-type="float" office:value="4.71" calcext:value-type="float">
            <text:p>4.71</text:p>
          </table:table-cell>
          <table:table-cell office:value-type="float" office:value="2.05" calcext:value-type="float">
            <text:p>2.05</text:p>
          </table:table-cell>
          <table:table-cell office:value-type="float" office:value="1.19" calcext:value-type="float">
            <text:p>1.19</text:p>
          </table:table-cell>
          <table:table-cell office:value-type="float" office:value="-1.09" calcext:value-type="float">
            <text:p>-1.09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414602759941" calcext:value-type="float">
            <text:p>0.4146027599</text:p>
          </table:table-cell>
          <table:table-cell office:value-type="float" office:value="-0.0506404504105" calcext:value-type="float">
            <text:p>-0.0506404504</text:p>
          </table:table-cell>
          <table:table-cell office:value-type="float" office:value="0.48823948922" calcext:value-type="float">
            <text:p>0.4882394892</text:p>
          </table:table-cell>
          <table:table-cell office:value-type="float" office:value="0.240181887282" calcext:value-type="float">
            <text:p>0.2401818873</text:p>
          </table:table-cell>
          <table:table-cell office:value-type="float" office:value="0.199561592151" calcext:value-type="float">
            <text:p>0.1995615922</text:p>
          </table:table-cell>
          <table:table-cell office:value-type="float" office:value="0.158541996643" calcext:value-type="float">
            <text:p>0.1585419966</text:p>
          </table:table-cell>
          <table:table-cell office:value-type="float" office:value="0.27319832143" calcext:value-type="float">
            <text:p>0.2731983214</text:p>
          </table:table-cell>
          <table:table-cell office:value-type="float" office:value="0.449364334336" calcext:value-type="float">
            <text:p>0.4493643343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7" calcext:value-type="float">
            <text:p>117</text:p>
          </table:table-cell>
          <table:table-cell office:value-type="float" office:value="-3" calcext:value-type="float">
            <text:p>-3</text:p>
          </table:table-cell>
          <table:table-cell office:value-type="float" office:value="0.302641946586" calcext:value-type="float">
            <text:p>0.3026419466</text:p>
          </table:table-cell>
          <table:table-cell office:value-type="float" office:value="0.361006726592" calcext:value-type="float">
            <text:p>0.3610067266</text:p>
          </table:table-cell>
          <table:table-cell office:value-type="float" office:value="0.333734136383" calcext:value-type="float">
            <text:p>0.3337341364</text:p>
          </table:table-cell>
          <table:table-cell office:value-type="float" office:value="0.650713320692" calcext:value-type="float">
            <text:p>0.6507133207</text:p>
          </table:table-cell>
          <table:table-cell office:value-type="float" office:value="0.291157854329" calcext:value-type="float">
            <text:p>0.2911578543</text:p>
          </table:table-cell>
          <table:table-cell office:value-type="float" office:value="1.0062871216" calcext:value-type="float">
            <text:p>1.0062871216</text:p>
          </table:table-cell>
          <table:table-cell office:value-type="float" office:value="0.102365073043" calcext:value-type="float">
            <text:p>0.102365073</text:p>
          </table:table-cell>
          <table:table-cell office:value-type="float" office:value="0.886640695989" calcext:value-type="float">
            <text:p>0.886640696</text:p>
          </table:table-cell>
          <table:table-cell office:value-type="float" office:value="4.65" calcext:value-type="float">
            <text:p>4.65</text:p>
          </table:table-cell>
          <table:table-cell office:value-type="float" office:value="2.05" calcext:value-type="float">
            <text:p>2.05</text:p>
          </table:table-cell>
          <table:table-cell office:value-type="float" office:value="1.2" calcext:value-type="float">
            <text:p>1.2</text:p>
          </table:table-cell>
          <table:table-cell office:value-type="float" office:value="-1.1" calcext:value-type="float">
            <text:p>-1.1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391286528508" calcext:value-type="float">
            <text:p>0.3912865285</text:p>
          </table:table-cell>
          <table:table-cell office:value-type="float" office:value="-0.00416084895164" calcext:value-type="float">
            <text:p>-0.004160849</text:p>
          </table:table-cell>
          <table:table-cell office:value-type="float" office:value="0.475764691377" calcext:value-type="float">
            <text:p>0.4757646914</text:p>
          </table:table-cell>
          <table:table-cell office:value-type="float" office:value="0.283699255957" calcext:value-type="float">
            <text:p>0.283699256</text:p>
          </table:table-cell>
          <table:table-cell office:value-type="float" office:value="0.184231446356" calcext:value-type="float">
            <text:p>0.1842314464</text:p>
          </table:table-cell>
          <table:table-cell office:value-type="float" office:value="0.212929438613" calcext:value-type="float">
            <text:p>0.2129294386</text:p>
          </table:table-cell>
          <table:table-cell office:value-type="float" office:value="0.268709609225" calcext:value-type="float">
            <text:p>0.2687096092</text:p>
          </table:table-cell>
          <table:table-cell office:value-type="float" office:value="0.500789543522" calcext:value-type="float">
            <text:p>0.5007895435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7" calcext:value-type="float">
            <text:p>117</text:p>
          </table:table-cell>
          <table:table-cell office:value-type="float" office:value="-4" calcext:value-type="float">
            <text:p>-4</text:p>
          </table:table-cell>
          <table:table-cell office:value-type="float" office:value="0.295047124925" calcext:value-type="float">
            <text:p>0.2950471249</text:p>
          </table:table-cell>
          <table:table-cell office:value-type="float" office:value="0.400279091989" calcext:value-type="float">
            <text:p>0.400279092</text:p>
          </table:table-cell>
          <table:table-cell office:value-type="float" office:value="0.332091944258" calcext:value-type="float">
            <text:p>0.3320919443</text:p>
          </table:table-cell>
          <table:table-cell office:value-type="float" office:value="0.690679596538" calcext:value-type="float">
            <text:p>0.6906795965</text:p>
          </table:table-cell>
          <table:table-cell office:value-type="float" office:value="0.289602497629" calcext:value-type="float">
            <text:p>0.2896024976</text:p>
          </table:table-cell>
          <table:table-cell office:value-type="float" office:value="1.04625687098" calcext:value-type="float">
            <text:p>1.046256871</text:p>
          </table:table-cell>
          <table:table-cell office:value-type="float" office:value="0.102699530092" calcext:value-type="float">
            <text:p>0.1026995301</text:p>
          </table:table-cell>
          <table:table-cell office:value-type="float" office:value="0.926639297696" calcext:value-type="float">
            <text:p>0.9266392977</text:p>
          </table:table-cell>
          <table:table-cell office:value-type="float" office:value="4.59" calcext:value-type="float">
            <text:p>4.59</text:p>
          </table:table-cell>
          <table:table-cell office:value-type="float" office:value="2.05" calcext:value-type="float">
            <text:p>2.05</text:p>
          </table:table-cell>
          <table:table-cell office:value-type="float" office:value="1.21" calcext:value-type="float">
            <text:p>1.21</text:p>
          </table:table-cell>
          <table:table-cell office:value-type="float" office:value="-1.11" calcext:value-type="float">
            <text:p>-1.11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367970297076" calcext:value-type="float">
            <text:p>0.3679702971</text:p>
          </table:table-cell>
          <table:table-cell office:value-type="float" office:value="0.0423187525072" calcext:value-type="float">
            <text:p>0.0423187525</text:p>
          </table:table-cell>
          <table:table-cell office:value-type="float" office:value="0.463088949668" calcext:value-type="float">
            <text:p>0.4630889497</text:p>
          </table:table-cell>
          <table:table-cell office:value-type="float" office:value="0.326840178641" calcext:value-type="float">
            <text:p>0.3268401786</text:p>
          </table:table-cell>
          <table:table-cell office:value-type="float" office:value="0.169126840419" calcext:value-type="float">
            <text:p>0.1691268404</text:p>
          </table:table-cell>
          <table:table-cell office:value-type="float" office:value="0.266954635093" calcext:value-type="float">
            <text:p>0.2669546351</text:p>
          </table:table-cell>
          <table:table-cell office:value-type="float" office:value="0.264245493011" calcext:value-type="float">
            <text:p>0.264245493</text:p>
          </table:table-cell>
          <table:table-cell office:value-type="float" office:value="0.551476061226" calcext:value-type="float">
            <text:p>0.5514760612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0" calcext:value-type="float">
            <text:p>120</text:p>
          </table:table-cell>
          <table:table-cell office:value-type="float" office:value="-1" calcext:value-type="float">
            <text:p>-1</text:p>
          </table:table-cell>
          <table:table-cell office:value-type="float" office:value="0.34549965683" calcext:value-type="float">
            <text:p>0.3454996568</text:p>
          </table:table-cell>
          <table:table-cell office:value-type="float" office:value="0.270705919943" calcext:value-type="float">
            <text:p>0.2707059199</text:p>
          </table:table-cell>
          <table:table-cell office:value-type="float" office:value="0.359399693631" calcext:value-type="float">
            <text:p>0.3593996936</text:p>
          </table:table-cell>
          <table:table-cell office:value-type="float" office:value="0.554512614903" calcext:value-type="float">
            <text:p>0.5545126149</text:p>
          </table:table-cell>
          <table:table-cell office:value-type="float" office:value="0.341943265725" calcext:value-type="float">
            <text:p>0.3419432657</text:p>
          </table:table-cell>
          <table:table-cell office:value-type="float" office:value="0.747701760552" calcext:value-type="float">
            <text:p>0.7477017606</text:p>
          </table:table-cell>
          <table:table-cell office:value-type="float" office:value="0.159020372208" calcext:value-type="float">
            <text:p>0.1590203722</text:p>
          </table:table-cell>
          <table:table-cell office:value-type="float" office:value="0.809567023579" calcext:value-type="float">
            <text:p>0.8095670236</text:p>
          </table:table-cell>
          <table:table-cell office:value-type="float" office:value="4.95" calcext:value-type="float">
            <text:p>4.95</text:p>
          </table:table-cell>
          <table:table-cell office:value-type="float" office:value="2.05" calcext:value-type="float">
            <text:p>2.05</text:p>
          </table:table-cell>
          <table:table-cell office:value-type="float" office:value="1.15" calcext:value-type="float">
            <text:p>1.15</text:p>
          </table:table-cell>
          <table:table-cell office:value-type="float" office:value="-1.05" calcext:value-type="float">
            <text:p>-1.05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529862919332" calcext:value-type="float">
            <text:p>0.5298629193</text:p>
          </table:table-cell>
          <table:table-cell office:value-type="float" office:value="-0.144244177703" calcext:value-type="float">
            <text:p>-0.1442441777</text:p>
          </table:table-cell>
          <table:table-cell office:value-type="float" office:value="0.561452208587" calcext:value-type="float">
            <text:p>0.5614522086</text:p>
          </table:table-cell>
          <table:table-cell office:value-type="float" office:value="0.154088047852" calcext:value-type="float">
            <text:p>0.1540880479</text:p>
          </table:table-cell>
          <table:table-cell office:value-type="float" office:value="0.287294277862" calcext:value-type="float">
            <text:p>0.2872942779</text:p>
          </table:table-cell>
          <table:table-cell office:value-type="float" office:value="0.0322790620575" calcext:value-type="float">
            <text:p>0.0322790621</text:p>
          </table:table-cell>
          <table:table-cell office:value-type="float" office:value="0.318883567117" calcext:value-type="float">
            <text:p>0.3188835671</text:p>
          </table:table-cell>
          <table:table-cell office:value-type="float" office:value="0.330611287612" calcext:value-type="float">
            <text:p>0.3306112876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0" calcext:value-type="float">
            <text:p>120</text:p>
          </table:table-cell>
          <table:table-cell office:value-type="float" office:value="-2" calcext:value-type="float">
            <text:p>-2</text:p>
          </table:table-cell>
          <table:table-cell office:value-type="float" office:value="0.34411947594" calcext:value-type="float">
            <text:p>0.3441194759</text:p>
          </table:table-cell>
          <table:table-cell office:value-type="float" office:value="0.31068210161" calcext:value-type="float">
            <text:p>0.3106821016</text:p>
          </table:table-cell>
          <table:table-cell office:value-type="float" office:value="0.361198505444" calcext:value-type="float">
            <text:p>0.3611985054</text:p>
          </table:table-cell>
          <table:table-cell office:value-type="float" office:value="0.594472147884" calcext:value-type="float">
            <text:p>0.5944721479</text:p>
          </table:table-cell>
          <table:table-cell office:value-type="float" office:value="0.341300809594" calcext:value-type="float">
            <text:p>0.3413008096</text:p>
          </table:table-cell>
          <table:table-cell office:value-type="float" office:value="0.787696600846" calcext:value-type="float">
            <text:p>0.7876966008</text:p>
          </table:table-cell>
          <table:table-cell office:value-type="float" office:value="0.160473279163" calcext:value-type="float">
            <text:p>0.1604732792</text:p>
          </table:table-cell>
          <table:table-cell office:value-type="float" office:value="0.849540628138" calcext:value-type="float">
            <text:p>0.8495406281</text:p>
          </table:table-cell>
          <table:table-cell office:value-type="float" office:value="4.89" calcext:value-type="float">
            <text:p>4.89</text:p>
          </table:table-cell>
          <table:table-cell office:value-type="float" office:value="2.05" calcext:value-type="float">
            <text:p>2.05</text:p>
          </table:table-cell>
          <table:table-cell office:value-type="float" office:value="1.16" calcext:value-type="float">
            <text:p>1.16</text:p>
          </table:table-cell>
          <table:table-cell office:value-type="float" office:value="-1.06" calcext:value-type="float">
            <text:p>-1.06</text:p>
          </table:table-cell>
          <table:table-cell office:value-type="float" office:value="0.05" calcext:value-type="float">
            <text:p>0.05</text:p>
          </table:table-cell>
          <table:table-cell office:value-type="float" office:value="0.13" calcext:value-type="float">
            <text:p>0.13</text:p>
          </table:table-cell>
          <table:table-cell office:value-type="float" office:value="0.517926235237" calcext:value-type="float">
            <text:p>0.5179262352</text:p>
          </table:table-cell>
          <table:table-cell office:value-type="float" office:value="-0.0936327602871" calcext:value-type="float">
            <text:p>-0.0936327603</text:p>
          </table:table-cell>
          <table:table-cell office:value-type="float" office:value="0.553125637755" calcext:value-type="float">
            <text:p>0.5531256378</text:p>
          </table:table-cell>
          <table:table-cell office:value-type="float" office:value="0.204295086787" calcext:value-type="float">
            <text:p>0.2042950868</text:p>
          </table:table-cell>
          <table:table-cell office:value-type="float" office:value="0.277512852434" calcext:value-type="float">
            <text:p>0.2775128524</text:p>
          </table:table-cell>
          <table:table-cell office:value-type="float" office:value="0.0858147400287" calcext:value-type="float">
            <text:p>0.08581474</text:p>
          </table:table-cell>
          <table:table-cell office:value-type="float" office:value="0.312712254952" calcext:value-type="float">
            <text:p>0.312712255</text:p>
          </table:table-cell>
          <table:table-cell office:value-type="float" office:value="0.383742587103" calcext:value-type="float">
            <text:p>0.3837425871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0" calcext:value-type="float">
            <text:p>120</text:p>
          </table:table-cell>
          <table:table-cell office:value-type="float" office:value="-3" calcext:value-type="float">
            <text:p>-3</text:p>
          </table:table-cell>
          <table:table-cell office:value-type="float" office:value="0.34361279043" calcext:value-type="float">
            <text:p>0.3436127904</text:p>
          </table:table-cell>
          <table:table-cell office:value-type="float" office:value="0.350678892354" calcext:value-type="float">
            <text:p>0.3506788924</text:p>
          </table:table-cell>
          <table:table-cell office:value-type="float" office:value="0.359684273753" calcext:value-type="float">
            <text:p>0.3596842738</text:p>
          </table:table-cell>
          <table:table-cell office:value-type="float" office:value="0.634443476388" calcext:value-type="float">
            <text:p>0.6344434764</text:p>
          </table:table-cell>
          <table:table-cell office:value-type="float" office:value="0.338487024618" calcext:value-type="float">
            <text:p>0.3384870246</text:p>
          </table:table-cell>
          <table:table-cell office:value-type="float" office:value="0.827597510786" calcext:value-type="float">
            <text:p>0.8275975108</text:p>
          </table:table-cell>
          <table:table-cell office:value-type="float" office:value="0.158438152818" calcext:value-type="float">
            <text:p>0.1584381528</text:p>
          </table:table-cell>
          <table:table-cell office:value-type="float" office:value="0.88948882285" calcext:value-type="float">
            <text:p>0.8894888229</text:p>
          </table:table-cell>
          <table:table-cell office:value-type="float" office:value="4.83" calcext:value-type="float">
            <text:p>4.83</text:p>
          </table:table-cell>
          <table:table-cell office:value-type="float" office:value="2.05" calcext:value-type="float">
            <text:p>2.05</text:p>
          </table:table-cell>
          <table:table-cell office:value-type="float" office:value="1.17" calcext:value-type="float">
            <text:p>1.17</text:p>
          </table:table-cell>
          <table:table-cell office:value-type="float" office:value="-1.07" calcext:value-type="float">
            <text:p>-1.07</text:p>
          </table:table-cell>
          <table:table-cell office:value-type="float" office:value="0.05" calcext:value-type="float">
            <text:p>0.05</text:p>
          </table:table-cell>
          <table:table-cell office:value-type="float" office:value="0.11" calcext:value-type="float">
            <text:p>0.11</text:p>
          </table:table-cell>
          <table:table-cell office:value-type="float" office:value="0.505989551142" calcext:value-type="float">
            <text:p>0.5059895511</text:p>
          </table:table-cell>
          <table:table-cell office:value-type="float" office:value="-0.0430213428715" calcext:value-type="float">
            <text:p>-0.0430213429</text:p>
          </table:table-cell>
          <table:table-cell office:value-type="float" office:value="0.545598532106" calcext:value-type="float">
            <text:p>0.5455985321</text:p>
          </table:table-cell>
          <table:table-cell office:value-type="float" office:value="0.254352375918" calcext:value-type="float">
            <text:p>0.2543523759</text:p>
          </table:table-cell>
          <table:table-cell office:value-type="float" office:value="0.268260846734" calcext:value-type="float">
            <text:p>0.2682608467</text:p>
          </table:table-cell>
          <table:table-cell office:value-type="float" office:value="0.139967900257" calcext:value-type="float">
            <text:p>0.1399679003</text:p>
          </table:table-cell>
          <table:table-cell office:value-type="float" office:value="0.307869827699" calcext:value-type="float">
            <text:p>0.3078698277</text:p>
          </table:table-cell>
          <table:table-cell office:value-type="float" office:value="0.437341619047" calcext:value-type="float">
            <text:p>0.437341619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0" calcext:value-type="float">
            <text:p>120</text:p>
          </table:table-cell>
          <table:table-cell office:value-type="float" office:value="-4" calcext:value-type="float">
            <text:p>-4</text:p>
          </table:table-cell>
          <table:table-cell office:value-type="float" office:value="0.339456932455" calcext:value-type="float">
            <text:p>0.3394569325</text:p>
          </table:table-cell>
          <table:table-cell office:value-type="float" office:value="0.390462417141" calcext:value-type="float">
            <text:p>0.3904624171</text:p>
          </table:table-cell>
          <table:table-cell office:value-type="float" office:value="0.359119339428" calcext:value-type="float">
            <text:p>0.3591193394</text:p>
          </table:table-cell>
          <table:table-cell office:value-type="float" office:value="0.674439486804" calcext:value-type="float">
            <text:p>0.6744394868</text:p>
          </table:table-cell>
          <table:table-cell office:value-type="float" office:value="0.341265167558" calcext:value-type="float">
            <text:p>0.3412651676</text:p>
          </table:table-cell>
          <table:table-cell office:value-type="float" office:value="0.867500918182" calcext:value-type="float">
            <text:p>0.8675009182</text:p>
          </table:table-cell>
          <table:table-cell office:value-type="float" office:value="0.159959211493" calcext:value-type="float">
            <text:p>0.1599592115</text:p>
          </table:table-cell>
          <table:table-cell office:value-type="float" office:value="0.929459892144" calcext:value-type="float">
            <text:p>0.9294598921</text:p>
          </table:table-cell>
          <table:table-cell office:value-type="float" office:value="4.77" calcext:value-type="float">
            <text:p>4.77</text:p>
          </table:table-cell>
          <table:table-cell office:value-type="float" office:value="2.05" calcext:value-type="float">
            <text:p>2.05</text:p>
          </table:table-cell>
          <table:table-cell office:value-type="float" office:value="1.18" calcext:value-type="float">
            <text:p>1.18</text:p>
          </table:table-cell>
          <table:table-cell office:value-type="float" office:value="-1.08" calcext:value-type="float">
            <text:p>-1.08</text:p>
          </table:table-cell>
          <table:table-cell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office:value-type="float" office:value="0.494052867046" calcext:value-type="float">
            <text:p>0.494052867</text:p>
          </table:table-cell>
          <table:table-cell office:value-type="float" office:value="0.00759007454405" calcext:value-type="float">
            <text:p>0.0075900745</text:p>
          </table:table-cell>
          <table:table-cell office:value-type="float" office:value="0.535867859051" calcext:value-type="float">
            <text:p>0.5358678591</text:p>
          </table:table-cell>
          <table:table-cell office:value-type="float" office:value="0.304661625595" calcext:value-type="float">
            <text:p>0.3046616256</text:p>
          </table:table-cell>
          <table:table-cell office:value-type="float" office:value="0.257688853097" calcext:value-type="float">
            <text:p>0.2576888531</text:p>
          </table:table-cell>
          <table:table-cell office:value-type="float" office:value="0.192338695405" calcext:value-type="float">
            <text:p>0.1923386954</text:p>
          </table:table-cell>
          <table:table-cell office:value-type="float" office:value="0.299503845102" calcext:value-type="float">
            <text:p>0.2995038451</text:p>
          </table:table-cell>
          <table:table-cell office:value-type="float" office:value="0.489410246455" calcext:value-type="float">
            <text:p>0.4894102465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2" calcext:value-type="float">
            <text:p>122</text:p>
          </table:table-cell>
          <table:table-cell office:value-type="float" office:value="-1" calcext:value-type="float">
            <text:p>-1</text:p>
          </table:table-cell>
          <table:table-cell office:value-type="float" office:value="-0.132627096302" calcext:value-type="float">
            <text:p>-0.1326270963</text:p>
          </table:table-cell>
          <table:table-cell office:value-type="float" office:value="0.382513550132" calcext:value-type="float">
            <text:p>0.3825135501</text:p>
          </table:table-cell>
          <table:table-cell office:value-type="float" office:value="0.0510252779295" calcext:value-type="float">
            <text:p>0.0510252779</text:p>
          </table:table-cell>
          <table:table-cell office:value-type="float" office:value="0.527018680753" calcext:value-type="float">
            <text:p>0.5270186808</text:p>
          </table:table-cell>
          <table:table-cell office:value-type="float" office:value="-0.05562734062" calcext:value-type="float">
            <text:p>-0.0556273406</text:p>
          </table:table-cell>
          <table:table-cell office:value-type="float" office:value="0.888488678437" calcext:value-type="float">
            <text:p>0.8884886784</text:p>
          </table:table-cell>
          <table:table-cell office:value-type="float" office:value="-0.273605636349" calcext:value-type="float">
            <text:p>-0.2736056363</text:p>
          </table:table-cell>
          <table:table-cell office:value-type="float" office:value="0.835534045174" calcext:value-type="float">
            <text:p>0.8355340452</text:p>
          </table:table-cell>
          <table:table-cell office:value-type="float" office:value="5.07" calcext:value-type="float">
            <text:p>5.07</text:p>
          </table:table-cell>
          <table:table-cell office:value-type="float" office:value="2.05" calcext:value-type="float">
            <text:p>2.05</text:p>
          </table:table-cell>
          <table:table-cell office:value-type="float" office:value="1.13" calcext:value-type="float">
            <text:p>1.13</text:p>
          </table:table-cell>
          <table:table-cell office:value-type="float" office:value="-1.03" calcext:value-type="float">
            <text:p>-1.03</text:p>
          </table:table-cell>
          <table:table-cell office:value-type="float" office:value="0.05" calcext:value-type="float">
            <text:p>0.05</text:p>
          </table:table-cell>
          <table:table-cell office:value-type="float" office:value="0.19" calcext:value-type="float">
            <text:p>0.19</text:p>
          </table:table-cell>
          <table:table-cell office:value-type="float" office:value="0.0105278486555" calcext:value-type="float">
            <text:p>0.0105278487</text:p>
          </table:table-cell>
          <table:table-cell office:value-type="float" office:value="-0.00607397722007" calcext:value-type="float">
            <text:p>-0.0060739772</text:p>
          </table:table-cell>
          <table:table-cell office:value-type="float" office:value="0.0614683785639" calcext:value-type="float">
            <text:p>0.0614683786</text:p>
          </table:table-cell>
          <table:table-cell office:value-type="float" office:value="0.289569494571" calcext:value-type="float">
            <text:p>0.2895694946</text:p>
          </table:table-cell>
          <table:table-cell office:value-type="float" office:value="-0.220036643424" calcext:value-type="float">
            <text:p>-0.2200366434</text:p>
          </table:table-cell>
          <table:table-cell office:value-type="float" office:value="0.185863551658" calcext:value-type="float">
            <text:p>0.1858635517</text:p>
          </table:table-cell>
          <table:table-cell office:value-type="float" office:value="-0.169096113516" calcext:value-type="float">
            <text:p>-0.1690961135</text:p>
          </table:table-cell>
          <table:table-cell office:value-type="float" office:value="0.481507023449" calcext:value-type="float">
            <text:p>0.4815070234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2" calcext:value-type="float">
            <text:p>122</text:p>
          </table:table-cell>
          <table:table-cell office:value-type="float" office:value="-2" calcext:value-type="float">
            <text:p>-2</text:p>
          </table:table-cell>
          <table:table-cell office:value-type="float" office:value="-0.147090763966" calcext:value-type="float">
            <text:p>-0.147090764</text:p>
          </table:table-cell>
          <table:table-cell office:value-type="float" office:value="0.419807012263" calcext:value-type="float">
            <text:p>0.4198070123</text:p>
          </table:table-cell>
          <table:table-cell office:value-type="float" office:value="0.036161335186" calcext:value-type="float">
            <text:p>0.0361613352</text:p>
          </table:table-cell>
          <table:table-cell office:value-type="float" office:value="0.564154421032" calcext:value-type="float">
            <text:p>0.564154421</text:p>
          </table:table-cell>
          <table:table-cell office:value-type="float" office:value="-0.0520659011905" calcext:value-type="float">
            <text:p>-0.0520659012</text:p>
          </table:table-cell>
          <table:table-cell office:value-type="float" office:value="0.928329814832" calcext:value-type="float">
            <text:p>0.9283298148</text:p>
          </table:table-cell>
          <table:table-cell office:value-type="float" office:value="-0.273381972565" calcext:value-type="float">
            <text:p>-0.2733819726</text:p>
          </table:table-cell>
          <table:table-cell office:value-type="float" office:value="0.875533419851" calcext:value-type="float">
            <text:p>0.8755334199</text:p>
          </table:table-cell>
          <table:table-cell office:value-type="float" office:value="5.01" calcext:value-type="float">
            <text:p>5.01</text:p>
          </table:table-cell>
          <table:table-cell office:value-type="float" office:value="2.05" calcext:value-type="float">
            <text:p>2.05</text:p>
          </table:table-cell>
          <table:table-cell office:value-type="float" office:value="1.14" calcext:value-type="float">
            <text:p>1.14</text:p>
          </table:table-cell>
          <table:table-cell office:value-type="float" office:value="-1.04" calcext:value-type="float">
            <text:p>-1.04</text:p>
          </table:table-cell>
          <table:table-cell office:value-type="float" office:value="0.05" calcext:value-type="float">
            <text:p>0.05</text:p>
          </table:table-cell>
          <table:table-cell office:value-type="float" office:value="0.17" calcext:value-type="float">
            <text:p>0.17</text:p>
          </table:table-cell>
          <table:table-cell office:value-type="float" office:value="-0.0232969009741" calcext:value-type="float">
            <text:p>-0.023296901</text:p>
          </table:table-cell>
          <table:table-cell office:value-type="float" office:value="0.0334214188723" calcext:value-type="float">
            <text:p>0.0334214189</text:p>
          </table:table-cell>
          <table:table-cell office:value-type="float" office:value="0.0402801082764" calcext:value-type="float">
            <text:p>0.0402801083</text:p>
          </table:table-cell>
          <table:table-cell office:value-type="float" office:value="0.32660730512" calcext:value-type="float">
            <text:p>0.3266073051</text:p>
          </table:table-cell>
          <table:table-cell office:value-type="float" office:value="-0.24541482187" calcext:value-type="float">
            <text:p>-0.2454148219</text:p>
          </table:table-cell>
          <table:table-cell office:value-type="float" office:value="0.235073667104" calcext:value-type="float">
            <text:p>0.2350736671</text:p>
          </table:table-cell>
          <table:table-cell office:value-type="float" office:value="-0.18183781262" calcext:value-type="float">
            <text:p>-0.1818378126</text:p>
          </table:table-cell>
          <table:table-cell office:value-type="float" office:value="0.528259553351" calcext:value-type="float">
            <text:p>0.5282595534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2" calcext:value-type="float">
            <text:p>122</text:p>
          </table:table-cell>
          <table:table-cell office:value-type="float" office:value="-3" calcext:value-type="float">
            <text:p>-3</text:p>
          </table:table-cell>
          <table:table-cell office:value-type="float" office:value="-0.160284513711" calcext:value-type="float">
            <text:p>-0.1602845137</text:p>
          </table:table-cell>
          <table:table-cell office:value-type="float" office:value="0.457568433948" calcext:value-type="float">
            <text:p>0.4575684339</text:p>
          </table:table-cell>
          <table:table-cell office:value-type="float" office:value="0.0252493425989" calcext:value-type="float">
            <text:p>0.0252493426</text:p>
          </table:table-cell>
          <table:table-cell office:value-type="float" office:value="0.602637253799" calcext:value-type="float">
            <text:p>0.6026372538</text:p>
          </table:table-cell>
          <table:table-cell office:value-type="float" office:value="-0.0467966265511" calcext:value-type="float">
            <text:p>-0.0467966266</text:p>
          </table:table-cell>
          <table:table-cell office:value-type="float" office:value="0.967981230251" calcext:value-type="float">
            <text:p>0.9679812303</text:p>
          </table:table-cell>
          <table:table-cell office:value-type="float" office:value="-0.266516917298" calcext:value-type="float">
            <text:p>-0.2665169173</text:p>
          </table:table-cell>
          <table:table-cell office:value-type="float" office:value="0.914939904294" calcext:value-type="float">
            <text:p>0.9149399043</text:p>
          </table:table-cell>
          <table:table-cell office:value-type="float" office:value="4.95" calcext:value-type="float">
            <text:p>4.95</text:p>
          </table:table-cell>
          <table:table-cell office:value-type="float" office:value="2.05" calcext:value-type="float">
            <text:p>2.05</text:p>
          </table:table-cell>
          <table:table-cell office:value-type="float" office:value="1.15" calcext:value-type="float">
            <text:p>1.15</text:p>
          </table:table-cell>
          <table:table-cell office:value-type="float" office:value="-1.05" calcext:value-type="float">
            <text:p>-1.05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-0.0571216506038" calcext:value-type="float">
            <text:p>-0.0571216506</text:p>
          </table:table-cell>
          <table:table-cell office:value-type="float" office:value="0.0729168149647" calcext:value-type="float">
            <text:p>0.072916815</text:p>
          </table:table-cell>
          <table:table-cell office:value-type="float" office:value="0.0204567479007" calcext:value-type="float">
            <text:p>0.0204567479</text:p>
          </table:table-cell>
          <table:table-cell office:value-type="float" office:value="0.362712591479" calcext:value-type="float">
            <text:p>0.3627125915</text:p>
          </table:table-cell>
          <table:table-cell office:value-type="float" office:value="-0.269302955722" calcext:value-type="float">
            <text:p>-0.2693029557</text:p>
          </table:table-cell>
          <table:table-cell office:value-type="float" office:value="0.284999567112" calcext:value-type="float">
            <text:p>0.2849995671</text:p>
          </table:table-cell>
          <table:table-cell office:value-type="float" office:value="-0.191724557218" calcext:value-type="float">
            <text:p>-0.1917245572</text:p>
          </table:table-cell>
          <table:table-cell office:value-type="float" office:value="0.574795343626" calcext:value-type="float">
            <text:p>0.5747953436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2" calcext:value-type="float">
            <text:p>122</text:p>
          </table:table-cell>
          <table:table-cell office:value-type="float" office:value="-4" calcext:value-type="float">
            <text:p>-4</text:p>
          </table:table-cell>
          <table:table-cell office:value-type="float" office:value="-0.171820756955" calcext:value-type="float">
            <text:p>-0.171820757</text:p>
          </table:table-cell>
          <table:table-cell office:value-type="float" office:value="0.495868761516" calcext:value-type="float">
            <text:p>0.4958687615</text:p>
          </table:table-cell>
          <table:table-cell office:value-type="float" office:value="0.0170598921666" calcext:value-type="float">
            <text:p>0.0170598922</text:p>
          </table:table-cell>
          <table:table-cell office:value-type="float" office:value="0.641789940829" calcext:value-type="float">
            <text:p>0.6417899408</text:p>
          </table:table-cell>
          <table:table-cell office:value-type="float" office:value="-0.0403480885497" calcext:value-type="float">
            <text:p>-0.0403480885</text:p>
          </table:table-cell>
          <table:table-cell office:value-type="float" office:value="1.00745801277" calcext:value-type="float">
            <text:p>1.0074580128</text:p>
          </table:table-cell>
          <table:table-cell office:value-type="float" office:value="-0.262093885099" calcext:value-type="float">
            <text:p>-0.2620938851</text:p>
          </table:table-cell>
          <table:table-cell office:value-type="float" office:value="0.954694612018" calcext:value-type="float">
            <text:p>0.954694612</text:p>
          </table:table-cell>
          <table:table-cell office:value-type="float" office:value="4.89" calcext:value-type="float">
            <text:p>4.89</text:p>
          </table:table-cell>
          <table:table-cell office:value-type="float" office:value="2.05" calcext:value-type="float">
            <text:p>2.05</text:p>
          </table:table-cell>
          <table:table-cell office:value-type="float" office:value="1.16" calcext:value-type="float">
            <text:p>1.16</text:p>
          </table:table-cell>
          <table:table-cell office:value-type="float" office:value="-1.06" calcext:value-type="float">
            <text:p>-1.06</text:p>
          </table:table-cell>
          <table:table-cell office:value-type="float" office:value="0.05" calcext:value-type="float">
            <text:p>0.05</text:p>
          </table:table-cell>
          <table:table-cell office:value-type="float" office:value="0.13" calcext:value-type="float">
            <text:p>0.13</text:p>
          </table:table-cell>
          <table:table-cell office:value-type="float" office:value="-0.0909464002334" calcext:value-type="float">
            <text:p>-0.0909464002</text:p>
          </table:table-cell>
          <table:table-cell office:value-type="float" office:value="0.112412211057" calcext:value-type="float">
            <text:p>0.1124122111</text:p>
          </table:table-cell>
          <table:table-cell office:value-type="float" office:value="0.00220854771808" calcext:value-type="float">
            <text:p>0.0022085477</text:p>
          </table:table-cell>
          <table:table-cell office:value-type="float" office:value="0.397582608665" calcext:value-type="float">
            <text:p>0.3975826087</text:p>
          </table:table-cell>
          <table:table-cell office:value-type="float" office:value="-0.291333734994" calcext:value-type="float">
            <text:p>-0.291333735</text:p>
          </table:table-cell>
          <table:table-cell office:value-type="float" office:value="0.335671961275" calcext:value-type="float">
            <text:p>0.3356719613</text:p>
          </table:table-cell>
          <table:table-cell office:value-type="float" office:value="-0.198178787042" calcext:value-type="float">
            <text:p>-0.198178787</text:p>
          </table:table-cell>
          <table:table-cell office:value-type="float" office:value="0.620842358884" calcext:value-type="float">
            <text:p>0.6208423589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9" calcext:value-type="float">
            <text:p>119</text:p>
          </table:table-cell>
          <table:table-cell office:value-type="float" office:value="-1" calcext:value-type="float">
            <text:p>-1</text:p>
          </table:table-cell>
          <table:table-cell office:value-type="float" office:value="0.201850589493" calcext:value-type="float">
            <text:p>0.2018505895</text:p>
          </table:table-cell>
          <table:table-cell office:value-type="float" office:value="0.354751295118" calcext:value-type="float">
            <text:p>0.3547512951</text:p>
          </table:table-cell>
          <table:table-cell office:value-type="float" office:value="0.307539726305" calcext:value-type="float">
            <text:p>0.3075397263</text:p>
          </table:table-cell>
          <table:table-cell office:value-type="float" office:value="0.544047835781" calcext:value-type="float">
            <text:p>0.5440478358</text:p>
          </table:table-cell>
          <table:table-cell office:value-type="float" office:value="0.276205743485" calcext:value-type="float">
            <text:p>0.2762057435</text:p>
          </table:table-cell>
          <table:table-cell office:value-type="float" office:value="0.792781962551" calcext:value-type="float">
            <text:p>0.7927819626</text:p>
          </table:table-cell>
          <table:table-cell office:value-type="float" office:value="0.105821768359" calcext:value-type="float">
            <text:p>0.1058217684</text:p>
          </table:table-cell>
          <table:table-cell office:value-type="float" office:value="0.894532584527" calcext:value-type="float">
            <text:p>0.8945325845</text:p>
          </table:table-cell>
          <table:table-cell office:value-type="float" office:value="4.89" calcext:value-type="float">
            <text:p>4.89</text:p>
          </table:table-cell>
          <table:table-cell office:value-type="float" office:value="2.05" calcext:value-type="float">
            <text:p>2.05</text:p>
          </table:table-cell>
          <table:table-cell office:value-type="float" office:value="1.16" calcext:value-type="float">
            <text:p>1.16</text:p>
          </table:table-cell>
          <table:table-cell office:value-type="float" office:value="-1.06" calcext:value-type="float">
            <text:p>-1.06</text:p>
          </table:table-cell>
          <table:table-cell office:value-type="float" office:value="0.05" calcext:value-type="float">
            <text:p>0.05</text:p>
          </table:table-cell>
          <table:table-cell office:value-type="float" office:value="0.13" calcext:value-type="float">
            <text:p>0.13</text:p>
          </table:table-cell>
          <table:table-cell office:value-type="float" office:value="0.172324595407" calcext:value-type="float">
            <text:p>0.1723245954</text:p>
          </table:table-cell>
          <table:table-cell office:value-type="float" office:value="-0.140428821372" calcext:value-type="float">
            <text:p>-0.1404288214</text:p>
          </table:table-cell>
          <table:table-cell office:value-type="float" office:value="0.337522678196" calcext:value-type="float">
            <text:p>0.3375226782</text:p>
          </table:table-cell>
          <table:table-cell office:value-type="float" office:value="0.109990014666" calcext:value-type="float">
            <text:p>0.1099900147</text:p>
          </table:table-cell>
          <table:table-cell office:value-type="float" office:value="0.0380545632064" calcext:value-type="float">
            <text:p>0.0380545632</text:p>
          </table:table-cell>
          <table:table-cell office:value-type="float" office:value="0.127846332999" calcext:value-type="float">
            <text:p>0.127846333</text:p>
          </table:table-cell>
          <table:table-cell office:value-type="float" office:value="0.203252645995" calcext:value-type="float">
            <text:p>0.203252646</text:p>
          </table:table-cell>
          <table:table-cell office:value-type="float" office:value="0.378265169037" calcext:value-type="float">
            <text:p>0.378265169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9" calcext:value-type="float">
            <text:p>119</text:p>
          </table:table-cell>
          <table:table-cell office:value-type="float" office:value="-2" calcext:value-type="float">
            <text:p>-2</text:p>
          </table:table-cell>
          <table:table-cell office:value-type="float" office:value="0.203630028419" calcext:value-type="float">
            <text:p>0.2036300284</text:p>
          </table:table-cell>
          <table:table-cell office:value-type="float" office:value="0.39471169548" calcext:value-type="float">
            <text:p>0.3947116955</text:p>
          </table:table-cell>
          <table:table-cell office:value-type="float" office:value="0.310084206893" calcext:value-type="float">
            <text:p>0.3100842069</text:p>
          </table:table-cell>
          <table:table-cell office:value-type="float" office:value="0.583966823977" calcext:value-type="float">
            <text:p>0.583966824</text:p>
          </table:table-cell>
          <table:table-cell office:value-type="float" office:value="0.27817786828" calcext:value-type="float">
            <text:p>0.2781778683</text:p>
          </table:table-cell>
          <table:table-cell office:value-type="float" office:value="0.832733317019" calcext:value-type="float">
            <text:p>0.832733317</text:p>
          </table:table-cell>
          <table:table-cell office:value-type="float" office:value="0.107300361874" calcext:value-type="float">
            <text:p>0.1073003619</text:p>
          </table:table-cell>
          <table:table-cell office:value-type="float" office:value="0.9345052472" calcext:value-type="float">
            <text:p>0.9345052472</text:p>
          </table:table-cell>
          <table:table-cell office:value-type="float" office:value="4.83" calcext:value-type="float">
            <text:p>4.83</text:p>
          </table:table-cell>
          <table:table-cell office:value-type="float" office:value="2.05" calcext:value-type="float">
            <text:p>2.05</text:p>
          </table:table-cell>
          <table:table-cell office:value-type="float" office:value="1.17" calcext:value-type="float">
            <text:p>1.17</text:p>
          </table:table-cell>
          <table:table-cell office:value-type="float" office:value="-1.07" calcext:value-type="float">
            <text:p>-1.07</text:p>
          </table:table-cell>
          <table:table-cell office:value-type="float" office:value="0.05" calcext:value-type="float">
            <text:p>0.05</text:p>
          </table:table-cell>
          <table:table-cell office:value-type="float" office:value="0.11" calcext:value-type="float">
            <text:p>0.11</text:p>
          </table:table-cell>
          <table:table-cell office:value-type="float" office:value="0.17456149614" calcext:value-type="float">
            <text:p>0.1745614961</text:p>
          </table:table-cell>
          <table:table-cell office:value-type="float" office:value="-0.0884769563901" calcext:value-type="float">
            <text:p>-0.0884769564</text:p>
          </table:table-cell>
          <table:table-cell office:value-type="float" office:value="0.339892557466" calcext:value-type="float">
            <text:p>0.3398925575</text:p>
          </table:table-cell>
          <table:table-cell office:value-type="float" office:value="0.161854104728" calcext:value-type="float">
            <text:p>0.1618541047</text:p>
          </table:table-cell>
          <table:table-cell office:value-type="float" office:value="0.0404339685182" calcext:value-type="float">
            <text:p>0.0404339685</text:p>
          </table:table-cell>
          <table:table-cell office:value-type="float" office:value="0.179869473312" calcext:value-type="float">
            <text:p>0.1798694733</text:p>
          </table:table-cell>
          <table:table-cell office:value-type="float" office:value="0.205765029845" calcext:value-type="float">
            <text:p>0.2057650298</text:p>
          </table:table-cell>
          <table:table-cell office:value-type="float" office:value="0.430200534431" calcext:value-type="float">
            <text:p>0.4302005344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9" calcext:value-type="float">
            <text:p>119</text:p>
          </table:table-cell>
          <table:table-cell office:value-type="float" office:value="-3" calcext:value-type="float">
            <text:p>-3</text:p>
          </table:table-cell>
          <table:table-cell office:value-type="float" office:value="0.205569492173" calcext:value-type="float">
            <text:p>0.2055694922</text:p>
          </table:table-cell>
          <table:table-cell office:value-type="float" office:value="0.434664648817" calcext:value-type="float">
            <text:p>0.4346646488</text:p>
          </table:table-cell>
          <table:table-cell office:value-type="float" office:value="0.30984915043" calcext:value-type="float">
            <text:p>0.3098491504</text:p>
          </table:table-cell>
          <table:table-cell office:value-type="float" office:value="0.623966133326" calcext:value-type="float">
            <text:p>0.6239661333</text:p>
          </table:table-cell>
          <table:table-cell office:value-type="float" office:value="0.280612750727" calcext:value-type="float">
            <text:p>0.2806127507</text:p>
          </table:table-cell>
          <table:table-cell office:value-type="float" office:value="0.872659140085" calcext:value-type="float">
            <text:p>0.8726591401</text:p>
          </table:table-cell>
          <table:table-cell office:value-type="float" office:value="0.111230315306" calcext:value-type="float">
            <text:p>0.1112303153</text:p>
          </table:table-cell>
          <table:table-cell office:value-type="float" office:value="0.974311722377" calcext:value-type="float">
            <text:p>0.9743117224</text:p>
          </table:table-cell>
          <table:table-cell office:value-type="float" office:value="4.77" calcext:value-type="float">
            <text:p>4.77</text:p>
          </table:table-cell>
          <table:table-cell office:value-type="float" office:value="2.05" calcext:value-type="float">
            <text:p>2.05</text:p>
          </table:table-cell>
          <table:table-cell office:value-type="float" office:value="1.18" calcext:value-type="float">
            <text:p>1.18</text:p>
          </table:table-cell>
          <table:table-cell office:value-type="float" office:value="-1.08" calcext:value-type="float">
            <text:p>-1.08</text:p>
          </table:table-cell>
          <table:table-cell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office:value-type="float" office:value="0.176798396872" calcext:value-type="float">
            <text:p>0.1767983969</text:p>
          </table:table-cell>
          <table:table-cell office:value-type="float" office:value="-0.0365250914081" calcext:value-type="float">
            <text:p>-0.0365250914</text:p>
          </table:table-cell>
          <table:table-cell office:value-type="float" office:value="0.342354047193" calcext:value-type="float">
            <text:p>0.3423540472</text:p>
          </table:table-cell>
          <table:table-cell office:value-type="float" office:value="0.21365749521" calcext:value-type="float">
            <text:p>0.2136574952</text:p>
          </table:table-cell>
          <table:table-cell office:value-type="float" office:value="0.0429117464371" calcext:value-type="float">
            <text:p>0.0429117464</text:p>
          </table:table-cell>
          <table:table-cell office:value-type="float" office:value="0.231941600819" calcext:value-type="float">
            <text:p>0.2319416008</text:p>
          </table:table-cell>
          <table:table-cell office:value-type="float" office:value="0.208467396758" calcext:value-type="float">
            <text:p>0.2084673968</text:p>
          </table:table-cell>
          <table:table-cell office:value-type="float" office:value="0.482124187437" calcext:value-type="float">
            <text:p>0.4821241874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9" calcext:value-type="float">
            <text:p>119</text:p>
          </table:table-cell>
          <table:table-cell office:value-type="float" office:value="-4" calcext:value-type="float">
            <text:p>-4</text:p>
          </table:table-cell>
          <table:table-cell office:value-type="float" office:value="0.207547268168" calcext:value-type="float">
            <text:p>0.2075472682</text:p>
          </table:table-cell>
          <table:table-cell office:value-type="float" office:value="0.474615723923" calcext:value-type="float">
            <text:p>0.4746157239</text:p>
          </table:table-cell>
          <table:table-cell office:value-type="float" office:value="0.308682718306" calcext:value-type="float">
            <text:p>0.3086827183</text:p>
          </table:table-cell>
          <table:table-cell office:value-type="float" office:value="0.663949122661" calcext:value-type="float">
            <text:p>0.6639491227</text:p>
          </table:table-cell>
          <table:table-cell office:value-type="float" office:value="0.28311233549" calcext:value-type="float">
            <text:p>0.2831123355</text:p>
          </table:table-cell>
          <table:table-cell office:value-type="float" office:value="0.912580964642" calcext:value-type="float">
            <text:p>0.9125809646</text:p>
          </table:table-cell>
          <table:table-cell office:value-type="float" office:value="0.113697570653" calcext:value-type="float">
            <text:p>0.1136975707</text:p>
          </table:table-cell>
          <table:table-cell office:value-type="float" office:value="1.014235558" calcext:value-type="float">
            <text:p>1.014235558</text:p>
          </table:table-cell>
          <table:table-cell office:value-type="float" office:value="4.71" calcext:value-type="float">
            <text:p>4.71</text:p>
          </table:table-cell>
          <table:table-cell office:value-type="float" office:value="2.05" calcext:value-type="float">
            <text:p>2.05</text:p>
          </table:table-cell>
          <table:table-cell office:value-type="float" office:value="1.19" calcext:value-type="float">
            <text:p>1.19</text:p>
          </table:table-cell>
          <table:table-cell office:value-type="float" office:value="-1.09" calcext:value-type="float">
            <text:p>-1.09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176798396872" calcext:value-type="float">
            <text:p>0.1767983969</text:p>
          </table:table-cell>
          <table:table-cell office:value-type="float" office:value="-0.0365250914081" calcext:value-type="float">
            <text:p>-0.0365250914</text:p>
          </table:table-cell>
          <table:table-cell office:value-type="float" office:value="0.342128844547" calcext:value-type="float">
            <text:p>0.3421288445</text:p>
          </table:table-cell>
          <table:table-cell office:value-type="float" office:value="0.213806374995" calcext:value-type="float">
            <text:p>0.213806375</text:p>
          </table:table-cell>
          <table:table-cell office:value-type="float" office:value="0.0426702114375" calcext:value-type="float">
            <text:p>0.0426702114</text:p>
          </table:table-cell>
          <table:table-cell office:value-type="float" office:value="0.231821009499" calcext:value-type="float">
            <text:p>0.2318210095</text:p>
          </table:table-cell>
          <table:table-cell office:value-type="float" office:value="0.208000659112" calcext:value-type="float">
            <text:p>0.2080006591</text:p>
          </table:table-cell>
          <table:table-cell office:value-type="float" office:value="0.482152475902" calcext:value-type="float">
            <text:p>0.4821524759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office:value-type="float" office:value="0.358335605716" calcext:value-type="float">
            <text:p>0.3583356057</text:p>
          </table:table-cell>
          <table:table-cell office:value-type="float" office:value="0.20285466286" calcext:value-type="float">
            <text:p>0.2028546629</text:p>
          </table:table-cell>
          <table:table-cell office:value-type="float" office:value="0.369002042541" calcext:value-type="float">
            <text:p>0.3690020425</text:p>
          </table:table-cell>
          <table:table-cell office:value-type="float" office:value="0.375839803323" calcext:value-type="float">
            <text:p>0.3758398033</text:p>
          </table:table-cell>
          <table:table-cell office:value-type="float" office:value="0.344209624969" calcext:value-type="float">
            <text:p>0.344209625</text:p>
          </table:table-cell>
          <table:table-cell office:value-type="float" office:value="0.638370769343" calcext:value-type="float">
            <text:p>0.6383707693</text:p>
          </table:table-cell>
          <table:table-cell office:value-type="float" office:value="0.154281966035" calcext:value-type="float">
            <text:p>0.154281966</text:p>
          </table:table-cell>
          <table:table-cell office:value-type="float" office:value="0.66912507514" calcext:value-type="float">
            <text:p>0.6691250751</text:p>
          </table:table-cell>
          <table:table-cell office:value-type="float" office:value="4.71" calcext:value-type="float">
            <text:p>4.71</text:p>
          </table:table-cell>
          <table:table-cell office:value-type="float" office:value="2.05" calcext:value-type="float">
            <text:p>2.05</text:p>
          </table:table-cell>
          <table:table-cell office:value-type="float" office:value="1.19" calcext:value-type="float">
            <text:p>1.19</text:p>
          </table:table-cell>
          <table:table-cell office:value-type="float" office:value="-1.09" calcext:value-type="float">
            <text:p>-1.09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621337178204" calcext:value-type="float">
            <text:p>0.6213371782</text:p>
          </table:table-cell>
          <table:table-cell office:value-type="float" office:value="-0.27579994902" calcext:value-type="float">
            <text:p>-0.275799949</text:p>
          </table:table-cell>
          <table:table-cell office:value-type="float" office:value="0.627687773227" calcext:value-type="float">
            <text:p>0.6276877732</text:p>
          </table:table-cell>
          <table:table-cell office:value-type="float" office:value="0.0241328266863" calcext:value-type="float">
            <text:p>0.0241328267</text:p>
          </table:table-cell>
          <table:table-cell office:value-type="float" office:value="0.364763072526" calcext:value-type="float">
            <text:p>0.3647630725</text:p>
          </table:table-cell>
          <table:table-cell office:value-type="float" office:value="-0.120333784548" calcext:value-type="float">
            <text:p>-0.1203337845</text:p>
          </table:table-cell>
          <table:table-cell office:value-type="float" office:value="0.371113667549" calcext:value-type="float">
            <text:p>0.3711136675</text:p>
          </table:table-cell>
          <table:table-cell office:value-type="float" office:value="0.179598991158" calcext:value-type="float">
            <text:p>0.1795989912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6" calcext:value-type="float">
            <text:p>116</text:p>
          </table:table-cell>
          <table:table-cell office:value-type="float" office:value="-2" calcext:value-type="float">
            <text:p>-2</text:p>
          </table:table-cell>
          <table:table-cell office:value-type="float" office:value="0.349569794266" calcext:value-type="float">
            <text:p>0.3495697943</text:p>
          </table:table-cell>
          <table:table-cell office:value-type="float" office:value="0.241882352385" calcext:value-type="float">
            <text:p>0.2418823524</text:p>
          </table:table-cell>
          <table:table-cell office:value-type="float" office:value="0.367174159643" calcext:value-type="float">
            <text:p>0.3671741596</text:p>
          </table:table-cell>
          <table:table-cell office:value-type="float" office:value="0.415798017048" calcext:value-type="float">
            <text:p>0.415798017</text:p>
          </table:table-cell>
          <table:table-cell office:value-type="float" office:value="0.340159105064" calcext:value-type="float">
            <text:p>0.3401591051</text:p>
          </table:table-cell>
          <table:table-cell office:value-type="float" office:value="0.678165156994" calcext:value-type="float">
            <text:p>0.678165157</text:p>
          </table:table-cell>
          <table:table-cell office:value-type="float" office:value="0.150727815375" calcext:value-type="float">
            <text:p>0.1507278154</text:p>
          </table:table-cell>
          <table:table-cell office:value-type="float" office:value="0.708966862412" calcext:value-type="float">
            <text:p>0.7089668624</text:p>
          </table:table-cell>
          <table:table-cell office:value-type="float" office:value="4.65" calcext:value-type="float">
            <text:p>4.65</text:p>
          </table:table-cell>
          <table:table-cell office:value-type="float" office:value="2.05" calcext:value-type="float">
            <text:p>2.05</text:p>
          </table:table-cell>
          <table:table-cell office:value-type="float" office:value="1.2" calcext:value-type="float">
            <text:p>1.2</text:p>
          </table:table-cell>
          <table:table-cell office:value-type="float" office:value="-1.1" calcext:value-type="float">
            <text:p>-1.1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588794714209" calcext:value-type="float">
            <text:p>0.5887947142</text:p>
          </table:table-cell>
          <table:table-cell office:value-type="float" office:value="-0.235241496915" calcext:value-type="float">
            <text:p>-0.2352414969</text:p>
          </table:table-cell>
          <table:table-cell office:value-type="float" office:value="0.606436569703" calcext:value-type="float">
            <text:p>0.6064365697</text:p>
          </table:table-cell>
          <table:table-cell office:value-type="float" office:value="0.0642393287392" calcext:value-type="float">
            <text:p>0.0642393287</text:p>
          </table:table-cell>
          <table:table-cell office:value-type="float" office:value="0.338257638992" calcext:value-type="float">
            <text:p>0.338257639</text:p>
          </table:table-cell>
          <table:table-cell office:value-type="float" office:value="-0.0702227890602" calcext:value-type="float">
            <text:p>-0.0702227891</text:p>
          </table:table-cell>
          <table:table-cell office:value-type="float" office:value="0.355899494487" calcext:value-type="float">
            <text:p>0.3558994945</text:p>
          </table:table-cell>
          <table:table-cell office:value-type="float" office:value="0.229258036594" calcext:value-type="float">
            <text:p>0.2292580366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6" calcext:value-type="float">
            <text:p>116</text:p>
          </table:table-cell>
          <table:table-cell office:value-type="float" office:value="-3" calcext:value-type="float">
            <text:p>-3</text:p>
          </table:table-cell>
          <table:table-cell office:value-type="float" office:value="0.343757403599" calcext:value-type="float">
            <text:p>0.3437574036</text:p>
          </table:table-cell>
          <table:table-cell office:value-type="float" office:value="0.281457800768" calcext:value-type="float">
            <text:p>0.2814578008</text:p>
          </table:table-cell>
          <table:table-cell office:value-type="float" office:value="0.359237445151" calcext:value-type="float">
            <text:p>0.3592374452</text:p>
          </table:table-cell>
          <table:table-cell office:value-type="float" office:value="0.455002717826" calcext:value-type="float">
            <text:p>0.4550027178</text:p>
          </table:table-cell>
          <table:table-cell office:value-type="float" office:value="0.335105924317" calcext:value-type="float">
            <text:p>0.3351059243</text:p>
          </table:table-cell>
          <table:table-cell office:value-type="float" office:value="0.717844690312" calcext:value-type="float">
            <text:p>0.7178446903</text:p>
          </table:table-cell>
          <table:table-cell office:value-type="float" office:value="0.145161000195" calcext:value-type="float">
            <text:p>0.1451610002</text:p>
          </table:table-cell>
          <table:table-cell office:value-type="float" office:value="0.748577600461" calcext:value-type="float">
            <text:p>0.7485776005</text:p>
          </table:table-cell>
          <table:table-cell office:value-type="float" office:value="4.59" calcext:value-type="float">
            <text:p>4.59</text:p>
          </table:table-cell>
          <table:table-cell office:value-type="float" office:value="2.05" calcext:value-type="float">
            <text:p>2.05</text:p>
          </table:table-cell>
          <table:table-cell office:value-type="float" office:value="1.21" calcext:value-type="float">
            <text:p>1.21</text:p>
          </table:table-cell>
          <table:table-cell office:value-type="float" office:value="-1.11" calcext:value-type="float">
            <text:p>-1.11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556252250213" calcext:value-type="float">
            <text:p>0.5562522502</text:p>
          </table:table-cell>
          <table:table-cell office:value-type="float" office:value="-0.194683044811" calcext:value-type="float">
            <text:p>-0.1946830448</text:p>
          </table:table-cell>
          <table:table-cell office:value-type="float" office:value="0.587347687914" calcext:value-type="float">
            <text:p>0.5873476879</text:p>
          </table:table-cell>
          <table:table-cell office:value-type="float" office:value="0.103701059582" calcext:value-type="float">
            <text:p>0.1037010596</text:p>
          </table:table-cell>
          <table:table-cell office:value-type="float" office:value="0.313391754574" calcext:value-type="float">
            <text:p>0.3133917546</text:p>
          </table:table-cell>
          <table:table-cell office:value-type="float" office:value="-0.0185615536235" calcext:value-type="float">
            <text:p>-0.0185615536</text:p>
          </table:table-cell>
          <table:table-cell office:value-type="float" office:value="0.344487192276" calcext:value-type="float">
            <text:p>0.3444871923</text:p>
          </table:table-cell>
          <table:table-cell office:value-type="float" office:value="0.279822550769" calcext:value-type="float">
            <text:p>0.2798225508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6" calcext:value-type="float">
            <text:p>116</text:p>
          </table:table-cell>
          <table:table-cell office:value-type="float" office:value="-4" calcext:value-type="float">
            <text:p>-4</text:p>
          </table:table-cell>
          <table:table-cell office:value-type="float" office:value="0.336468627298" calcext:value-type="float">
            <text:p>0.3364686273</text:p>
          </table:table-cell>
          <table:table-cell office:value-type="float" office:value="0.320788116557" calcext:value-type="float">
            <text:p>0.3207881166</text:p>
          </table:table-cell>
          <table:table-cell office:value-type="float" office:value="0.354106763103" calcext:value-type="float">
            <text:p>0.3541067631</text:p>
          </table:table-cell>
          <table:table-cell office:value-type="float" office:value="0.494672304435" calcext:value-type="float">
            <text:p>0.4946723044</text:p>
          </table:table-cell>
          <table:table-cell office:value-type="float" office:value="0.330913842511" calcext:value-type="float">
            <text:p>0.3309138425</text:p>
          </table:table-cell>
          <table:table-cell office:value-type="float" office:value="0.75762441442" calcext:value-type="float">
            <text:p>0.7576244144</text:p>
          </table:table-cell>
          <table:table-cell office:value-type="float" office:value="0.143175480341" calcext:value-type="float">
            <text:p>0.1431754803</text:p>
          </table:table-cell>
          <table:table-cell office:value-type="float" office:value="0.788528291455" calcext:value-type="float">
            <text:p>0.7885282915</text:p>
          </table:table-cell>
          <table:table-cell office:value-type="float" office:value="4.53" calcext:value-type="float">
            <text:p>4.53</text:p>
          </table:table-cell>
          <table:table-cell office:value-type="float" office:value="2.05" calcext:value-type="float">
            <text:p>2.05</text:p>
          </table:table-cell>
          <table:table-cell office:value-type="float" office:value="1.22" calcext:value-type="float">
            <text:p>1.22</text:p>
          </table:table-cell>
          <table:table-cell office:value-type="float" office:value="-1.12" calcext:value-type="float">
            <text:p>-1.12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523709786218" calcext:value-type="float">
            <text:p>0.5237097862</text:p>
          </table:table-cell>
          <table:table-cell office:value-type="float" office:value="-0.154124592706" calcext:value-type="float">
            <text:p>-0.1541245927</text:p>
          </table:table-cell>
          <table:table-cell office:value-type="float" office:value="0.56796172117" calcext:value-type="float">
            <text:p>0.5679617212</text:p>
          </table:table-cell>
          <table:table-cell office:value-type="float" office:value="0.142593735432" calcext:value-type="float">
            <text:p>0.1425937354</text:p>
          </table:table-cell>
          <table:table-cell office:value-type="float" office:value="0.288870143758" calcext:value-type="float">
            <text:p>0.2888701438</text:p>
          </table:table-cell>
          <table:table-cell office:value-type="float" office:value="0.032557871198" calcext:value-type="float">
            <text:p>0.0325578712</text:p>
          </table:table-cell>
          <table:table-cell office:value-type="float" office:value="0.33312207871" calcext:value-type="float">
            <text:p>0.3331220787</text:p>
          </table:table-cell>
          <table:table-cell office:value-type="float" office:value="0.329276199336" calcext:value-type="float">
            <text:p>0.3292761993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9" calcext:value-type="float">
            <text:p>129</text:p>
          </table:table-cell>
          <table:table-cell office:value-type="float" office:value="-1" calcext:value-type="float">
            <text:p>-1</text:p>
          </table:table-cell>
          <table:table-cell office:value-type="float" office:value="0.0555164036404" calcext:value-type="float">
            <text:p>0.0555164036</text:p>
          </table:table-cell>
          <table:table-cell office:value-type="float" office:value="0.580026660797" calcext:value-type="float">
            <text:p>0.5800266608</text:p>
          </table:table-cell>
          <table:table-cell office:value-type="float" office:value="0.28864496914" calcext:value-type="float">
            <text:p>0.2886449691</text:p>
          </table:table-cell>
          <table:table-cell office:value-type="float" office:value="0.631994609873" calcext:value-type="float">
            <text:p>0.6319946099</text:p>
          </table:table-cell>
          <table:table-cell office:value-type="float" office:value="-0.193373456626" calcext:value-type="float">
            <text:p>-0.1933734566</text:p>
          </table:table-cell>
          <table:table-cell office:value-type="float" office:value="1.06619436229" calcext:value-type="float">
            <text:p>1.0661943623</text:p>
          </table:table-cell>
          <table:table-cell office:value-type="float" office:value="0.0347934475099" calcext:value-type="float">
            <text:p>0.0347934475</text:p>
          </table:table-cell>
          <table:table-cell office:value-type="float" office:value="0.920894370556" calcext:value-type="float">
            <text:p>0.9208943706</text:p>
          </table:table-cell>
          <table:table-cell office:value-type="float" office:value="5.49" calcext:value-type="float">
            <text:p>5.49</text:p>
          </table:table-cell>
          <table:table-cell office:value-type="float" office:value="2.05" calcext:value-type="float">
            <text:p>2.05</text:p>
          </table:table-cell>
          <table:table-cell office:value-type="float" office:value="1.06" calcext:value-type="float">
            <text:p>1.06</text:p>
          </table:table-cell>
          <table:table-cell office:value-type="float" office:value="-0.96" calcext:value-type="float">
            <text:p>-0.96</text:p>
          </table:table-cell>
          <table:table-cell office:value-type="float" office:value="0.05" calcext:value-type="float">
            <text:p>0.05</text:p>
          </table:table-cell>
          <table:table-cell office:value-type="float" office:value="0.33" calcext:value-type="float">
            <text:p>0.33</text:p>
          </table:table-cell>
          <table:table-cell office:value-type="float" office:value="0.238700690291" calcext:value-type="float">
            <text:p>0.2387006903</text:p>
          </table:table-cell>
          <table:table-cell office:value-type="float" office:value="0.0635779028028" calcext:value-type="float">
            <text:p>0.0635779028</text:p>
          </table:table-cell>
          <table:table-cell office:value-type="float" office:value="0.293219016232" calcext:value-type="float">
            <text:p>0.2932190162</text:p>
          </table:table-cell>
          <table:table-cell office:value-type="float" office:value="0.358582567404" calcext:value-type="float">
            <text:p>0.3585825674</text:p>
          </table:table-cell>
          <table:table-cell office:value-type="float" office:value="0.010478319482" calcext:value-type="float">
            <text:p>0.0104783195</text:p>
          </table:table-cell>
          <table:table-cell office:value-type="float" office:value="0.25829449034" calcext:value-type="float">
            <text:p>0.2582944903</text:p>
          </table:table-cell>
          <table:table-cell office:value-type="float" office:value="0.0649966454229" calcext:value-type="float">
            <text:p>0.0649966454</text:p>
          </table:table-cell>
          <table:table-cell office:value-type="float" office:value="0.553299154942" calcext:value-type="float">
            <text:p>0.5532991549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9" calcext:value-type="float">
            <text:p>129</text:p>
          </table:table-cell>
          <table:table-cell office:value-type="float" office:value="-2" calcext:value-type="float">
            <text:p>-2</text:p>
          </table:table-cell>
          <table:table-cell office:value-type="float" office:value="0.0419504942905" calcext:value-type="float">
            <text:p>0.0419504943</text:p>
          </table:table-cell>
          <table:table-cell office:value-type="float" office:value="0.617655985844" calcext:value-type="float">
            <text:p>0.6176559858</text:p>
          </table:table-cell>
          <table:table-cell office:value-type="float" office:value="0.275422429353" calcext:value-type="float">
            <text:p>0.2754224294</text:p>
          </table:table-cell>
          <table:table-cell office:value-type="float" office:value="0.669745960068" calcext:value-type="float">
            <text:p>0.6697459601</text:p>
          </table:table-cell>
          <table:table-cell office:value-type="float" office:value="-0.202643611093" calcext:value-type="float">
            <text:p>-0.2026436111</text:p>
          </table:table-cell>
          <table:table-cell office:value-type="float" office:value="1.10510534064" calcext:value-type="float">
            <text:p>1.1051053406</text:p>
          </table:table-cell>
          <table:table-cell office:value-type="float" office:value="0.0246922313045" calcext:value-type="float">
            <text:p>0.0246922313</text:p>
          </table:table-cell>
          <table:table-cell office:value-type="float" office:value="0.959597928935" calcext:value-type="float">
            <text:p>0.9595979289</text:p>
          </table:table-cell>
          <table:table-cell office:value-type="float" office:value="5.43" calcext:value-type="float">
            <text:p>5.43</text:p>
          </table:table-cell>
          <table:table-cell office:value-type="float" office:value="2.05" calcext:value-type="float">
            <text:p>2.05</text:p>
          </table:table-cell>
          <table:table-cell office:value-type="float" office:value="1.07" calcext:value-type="float">
            <text:p>1.07</text:p>
          </table:table-cell>
          <table:table-cell office:value-type="float" office:value="-0.97" calcext:value-type="float">
            <text:p>-0.97</text:p>
          </table:table-cell>
          <table:table-cell office:value-type="float" office:value="0.05" calcext:value-type="float">
            <text:p>0.05</text:p>
          </table:table-cell>
          <table:table-cell office:value-type="float" office:value="0.31" calcext:value-type="float">
            <text:p>0.31</text:p>
          </table:table-cell>
          <table:table-cell office:value-type="float" office:value="0.220137393239" calcext:value-type="float">
            <text:p>0.2201373932</text:p>
          </table:table-cell>
          <table:table-cell office:value-type="float" office:value="0.112151599415" calcext:value-type="float">
            <text:p>0.1121515994</text:p>
          </table:table-cell>
          <table:table-cell office:value-type="float" office:value="0.275234213865" calcext:value-type="float">
            <text:p>0.2752342139</text:p>
          </table:table-cell>
          <table:table-cell office:value-type="float" office:value="0.407048768538" calcext:value-type="float">
            <text:p>0.4070487685</text:p>
          </table:table-cell>
          <table:table-cell office:value-type="float" office:value="-0.00770263641292" calcext:value-type="float">
            <text:p>-0.0077026364</text:p>
          </table:table-cell>
          <table:table-cell office:value-type="float" office:value="0.307315430306" calcext:value-type="float">
            <text:p>0.3073154303</text:p>
          </table:table-cell>
          <table:table-cell office:value-type="float" office:value="0.0473941842135" calcext:value-type="float">
            <text:p>0.0473941842</text:p>
          </table:table-cell>
          <table:table-cell office:value-type="float" office:value="0.60221259943" calcext:value-type="float">
            <text:p>0.6022125994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9" calcext:value-type="float">
            <text:p>129</text:p>
          </table:table-cell>
          <table:table-cell office:value-type="float" office:value="-3" calcext:value-type="float">
            <text:p>-3</text:p>
          </table:table-cell>
          <table:table-cell office:value-type="float" office:value="0.0276381265967" calcext:value-type="float">
            <text:p>0.0276381266</text:p>
          </table:table-cell>
          <table:table-cell office:value-type="float" office:value="0.655007774704" calcext:value-type="float">
            <text:p>0.6550077747</text:p>
          </table:table-cell>
          <table:table-cell office:value-type="float" office:value="0.258858257806" calcext:value-type="float">
            <text:p>0.2588582578</text:p>
          </table:table-cell>
          <table:table-cell office:value-type="float" office:value="0.706155137771" calcext:value-type="float">
            <text:p>0.7061551378</text:p>
          </table:table-cell>
          <table:table-cell office:value-type="float" office:value="-0.21157280496" calcext:value-type="float">
            <text:p>-0.211572805</text:p>
          </table:table-cell>
          <table:table-cell office:value-type="float" office:value="1.14409597409" calcext:value-type="float">
            <text:p>1.1440959741</text:p>
          </table:table-cell>
          <table:table-cell office:value-type="float" office:value="0.0152641080357" calcext:value-type="float">
            <text:p>0.015264108</text:p>
          </table:table-cell>
          <table:table-cell office:value-type="float" office:value="0.998470933599" calcext:value-type="float">
            <text:p>0.9984709336</text:p>
          </table:table-cell>
          <table:table-cell office:value-type="float" office:value="5.37" calcext:value-type="float">
            <text:p>5.37</text:p>
          </table:table-cell>
          <table:table-cell office:value-type="float" office:value="2.05" calcext:value-type="float">
            <text:p>2.05</text:p>
          </table:table-cell>
          <table:table-cell office:value-type="float" office:value="1.08" calcext:value-type="float">
            <text:p>1.08</text:p>
          </table:table-cell>
          <table:table-cell office:value-type="float" office:value="-0.98" calcext:value-type="float">
            <text:p>-0.98</text:p>
          </table:table-cell>
          <table:table-cell office:value-type="float" office:value="0.05" calcext:value-type="float">
            <text:p>0.05</text:p>
          </table:table-cell>
          <table:table-cell office:value-type="float" office:value="0.29" calcext:value-type="float">
            <text:p>0.29</text:p>
          </table:table-cell>
          <table:table-cell office:value-type="float" office:value="0.201574096186" calcext:value-type="float">
            <text:p>0.2015740962</text:p>
          </table:table-cell>
          <table:table-cell office:value-type="float" office:value="0.160725296026" calcext:value-type="float">
            <text:p>0.160725296</text:p>
          </table:table-cell>
          <table:table-cell office:value-type="float" office:value="0.256827638479" calcext:value-type="float">
            <text:p>0.2568276385</text:p>
          </table:table-cell>
          <table:table-cell office:value-type="float" office:value="0.45559314111" calcext:value-type="float">
            <text:p>0.4555931411</text:p>
          </table:table-cell>
          <table:table-cell office:value-type="float" office:value="-0.0261621772687" calcext:value-type="float">
            <text:p>-0.0261621773</text:p>
          </table:table-cell>
          <table:table-cell office:value-type="float" office:value="0.356010189843" calcext:value-type="float">
            <text:p>0.3560101898</text:p>
          </table:table-cell>
          <table:table-cell office:value-type="float" office:value="0.0290913650247" calcext:value-type="float">
            <text:p>0.029091365</text:p>
          </table:table-cell>
          <table:table-cell office:value-type="float" office:value="0.650878034926" calcext:value-type="float">
            <text:p>0.6508780349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9" calcext:value-type="float">
            <text:p>129</text:p>
          </table:table-cell>
          <table:table-cell office:value-type="float" office:value="-4" calcext:value-type="float">
            <text:p>-4</text:p>
          </table:table-cell>
          <table:table-cell office:value-type="float" office:value="0.0137106654126" calcext:value-type="float">
            <text:p>0.0137106654</text:p>
          </table:table-cell>
          <table:table-cell office:value-type="float" office:value="0.692504785584" calcext:value-type="float">
            <text:p>0.6925047856</text:p>
          </table:table-cell>
          <table:table-cell office:value-type="float" office:value="0.246177391369" calcext:value-type="float">
            <text:p>0.2461773914</text:p>
          </table:table-cell>
          <table:table-cell office:value-type="float" office:value="0.74409186966" calcext:value-type="float">
            <text:p>0.7440918697</text:p>
          </table:table-cell>
          <table:table-cell office:value-type="float" office:value="-0.219270261044" calcext:value-type="float">
            <text:p>-0.219270261</text:p>
          </table:table-cell>
          <table:table-cell office:value-type="float" office:value="1.18334835197" calcext:value-type="float">
            <text:p>1.183348352</text:p>
          </table:table-cell>
          <table:table-cell office:value-type="float" office:value="0.00655280206275" calcext:value-type="float">
            <text:p>0.0065528021</text:p>
          </table:table-cell>
          <table:table-cell office:value-type="float" office:value="1.03751082535" calcext:value-type="float">
            <text:p>1.0375108254</text:p>
          </table:table-cell>
          <table:table-cell office:value-type="float" office:value="5.31" calcext:value-type="float">
            <text:p>5.31</text:p>
          </table:table-cell>
          <table:table-cell office:value-type="float" office:value="2.05" calcext:value-type="float">
            <text:p>2.05</text:p>
          </table:table-cell>
          <table:table-cell office:value-type="float" office:value="1.09" calcext:value-type="float">
            <text:p>1.09</text:p>
          </table:table-cell>
          <table:table-cell office:value-type="float" office:value="-0.99" calcext:value-type="float">
            <text:p>-0.99</text:p>
          </table:table-cell>
          <table:table-cell office:value-type="float" office:value="0.05" calcext:value-type="float">
            <text:p>0.05</text:p>
          </table:table-cell>
          <table:table-cell office:value-type="float" office:value="0.27" calcext:value-type="float">
            <text:p>0.27</text:p>
          </table:table-cell>
          <table:table-cell office:value-type="float" office:value="0.183010799133" calcext:value-type="float">
            <text:p>0.1830107991</text:p>
          </table:table-cell>
          <table:table-cell office:value-type="float" office:value="0.209298992638" calcext:value-type="float">
            <text:p>0.2092989926</text:p>
          </table:table-cell>
          <table:table-cell office:value-type="float" office:value="0.238665208387" calcext:value-type="float">
            <text:p>0.2386652084</text:p>
          </table:table-cell>
          <table:table-cell office:value-type="float" office:value="0.504091439506" calcext:value-type="float">
            <text:p>0.5040914395</text:p>
          </table:table-cell>
          <table:table-cell office:value-type="float" office:value="-0.0444597440714" calcext:value-type="float">
            <text:p>-0.0444597441</text:p>
          </table:table-cell>
          <table:table-cell office:value-type="float" office:value="0.404893348319" calcext:value-type="float">
            <text:p>0.4048933483</text:p>
          </table:table-cell>
          <table:table-cell office:value-type="float" office:value="0.0111946651828" calcext:value-type="float">
            <text:p>0.0111946652</text:p>
          </table:table-cell>
          <table:table-cell office:value-type="float" office:value="0.699685795187" calcext:value-type="float">
            <text:p>0.6996857952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1" calcext:value-type="float">
            <text:p>111</text:p>
          </table:table-cell>
          <table:table-cell office:value-type="float" office:value="-1" calcext:value-type="float">
            <text:p>-1</text:p>
          </table:table-cell>
          <table:table-cell office:value-type="float" office:value="0.343429545644" calcext:value-type="float">
            <text:p>0.3434295456</text:p>
          </table:table-cell>
          <table:table-cell office:value-type="float" office:value="0.12677073563" calcext:value-type="float">
            <text:p>0.1267707356</text:p>
          </table:table-cell>
          <table:table-cell office:value-type="float" office:value="0.199067239898" calcext:value-type="float">
            <text:p>0.1990672399</text:p>
          </table:table-cell>
          <table:table-cell office:value-type="float" office:value="0.366453800542" calcext:value-type="float">
            <text:p>0.3664538005</text:p>
          </table:table-cell>
          <table:table-cell office:value-type="float" office:value="0.350483711656" calcext:value-type="float">
            <text:p>0.3504837117</text:p>
          </table:table-cell>
          <table:table-cell office:value-type="float" office:value="0.410420016588" calcext:value-type="float">
            <text:p>0.4104200166</text:p>
          </table:table-cell>
          <table:table-cell office:value-type="float" office:value="0.301448744902" calcext:value-type="float">
            <text:p>0.3014487449</text:p>
          </table:table-cell>
          <table:table-cell office:value-type="float" office:value="0.628040361631" calcext:value-type="float">
            <text:p>0.6280403616</text:p>
          </table:table-cell>
          <table:table-cell office:value-type="float" office:value="4.41" calcext:value-type="float">
            <text:p>4.41</text:p>
          </table:table-cell>
          <table:table-cell office:value-type="float" office:value="2.05" calcext:value-type="float">
            <text:p>2.05</text:p>
          </table:table-cell>
          <table:table-cell office:value-type="float" office:value="1.24" calcext:value-type="float">
            <text:p>1.24</text:p>
          </table:table-cell>
          <table:table-cell office:value-type="float" office:value="-1.14" calcext:value-type="float">
            <text:p>-1.14</text:p>
          </table:table-cell>
          <table:table-cell office:value-type="float" office:value="0.05" calcext:value-type="float">
            <text:p>0.05</text:p>
          </table:table-cell>
          <table:table-cell office:value-type="float" office:value="-0.03" calcext:value-type="float">
            <text:p>-0.03</text:p>
          </table:table-cell>
          <table:table-cell office:value-type="float" office:value="0.529717686609" calcext:value-type="float">
            <text:p>0.5297176866</text:p>
          </table:table-cell>
          <table:table-cell office:value-type="float" office:value="-0.348891413727" calcext:value-type="float">
            <text:p>-0.3488914137</text:p>
          </table:table-cell>
          <table:table-cell office:value-type="float" office:value="0.574644146612" calcext:value-type="float">
            <text:p>0.5746441466</text:p>
          </table:table-cell>
          <table:table-cell office:value-type="float" office:value="-0.0522744668217" calcext:value-type="float">
            <text:p>-0.0522744668</text:p>
          </table:table-cell>
          <table:table-cell office:value-type="float" office:value="0.295303105397" calcext:value-type="float">
            <text:p>0.2953031054</text:p>
          </table:table-cell>
          <table:table-cell office:value-type="float" office:value="-0.16167548461" calcext:value-type="float">
            <text:p>-0.1616754846</text:p>
          </table:table-cell>
          <table:table-cell office:value-type="float" office:value="0.3402295654" calcext:value-type="float">
            <text:p>0.3402295654</text:p>
          </table:table-cell>
          <table:table-cell office:value-type="float" office:value="0.134941462296" calcext:value-type="float">
            <text:p>0.1349414623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1" calcext:value-type="float">
            <text:p>111</text:p>
          </table:table-cell>
          <table:table-cell office:value-type="float" office:value="-2" calcext:value-type="float">
            <text:p>-2</text:p>
          </table:table-cell>
          <table:table-cell office:value-type="float" office:value="0.338282357863" calcext:value-type="float">
            <text:p>0.3382823579</text:p>
          </table:table-cell>
          <table:table-cell office:value-type="float" office:value="0.166438183972" calcext:value-type="float">
            <text:p>0.166438184</text:p>
          </table:table-cell>
          <table:table-cell office:value-type="float" office:value="0.196223264566" calcext:value-type="float">
            <text:p>0.1962232646</text:p>
          </table:table-cell>
          <table:table-cell office:value-type="float" office:value="0.406352570001" calcext:value-type="float">
            <text:p>0.40635257</text:p>
          </table:table-cell>
          <table:table-cell office:value-type="float" office:value="0.350388853501" calcext:value-type="float">
            <text:p>0.3503888535</text:p>
          </table:table-cell>
          <table:table-cell office:value-type="float" office:value="0.450419904112" calcext:value-type="float">
            <text:p>0.4504199041</text:p>
          </table:table-cell>
          <table:table-cell office:value-type="float" office:value="0.301410179233" calcext:value-type="float">
            <text:p>0.3014101792</text:p>
          </table:table-cell>
          <table:table-cell office:value-type="float" office:value="0.668040343039" calcext:value-type="float">
            <text:p>0.668040343</text:p>
          </table:table-cell>
          <table:table-cell office:value-type="float" office:value="4.35" calcext:value-type="float">
            <text:p>4.35</text:p>
          </table:table-cell>
          <table:table-cell office:value-type="float" office:value="2.05" calcext:value-type="float">
            <text:p>2.05</text:p>
          </table:table-cell>
          <table:table-cell office:value-type="float" office:value="1.25" calcext:value-type="float">
            <text:p>1.25</text:p>
          </table:table-cell>
          <table:table-cell office:value-type="float" office:value="-1.15" calcext:value-type="float">
            <text:p>-1.15</text:p>
          </table:table-cell>
          <table:table-cell office:value-type="float" office:value="0.05" calcext:value-type="float">
            <text:p>0.05</text:p>
          </table:table-cell>
          <table:table-cell office:value-type="float" office:value="-0.05" calcext:value-type="float">
            <text:p>-0.05</text:p>
          </table:table-cell>
          <table:table-cell office:value-type="float" office:value="0.508145277291" calcext:value-type="float">
            <text:p>0.5081452773</text:p>
          </table:table-cell>
          <table:table-cell office:value-type="float" office:value="-0.301577238724" calcext:value-type="float">
            <text:p>-0.3015772387</text:p>
          </table:table-cell>
          <table:table-cell office:value-type="float" office:value="0.560507785801" calcext:value-type="float">
            <text:p>0.5605077858</text:p>
          </table:table-cell>
          <table:table-cell office:value-type="float" office:value="-0.00618230359094" calcext:value-type="float">
            <text:p>-0.0061823036</text:p>
          </table:table-cell>
          <table:table-cell office:value-type="float" office:value="0.278507013571" calcext:value-type="float">
            <text:p>0.2785070136</text:p>
          </table:table-cell>
          <table:table-cell office:value-type="float" office:value="-0.108532508582" calcext:value-type="float">
            <text:p>-0.1085325086</text:p>
          </table:table-cell>
          <table:table-cell office:value-type="float" office:value="0.330869522081" calcext:value-type="float">
            <text:p>0.3308695221</text:p>
          </table:table-cell>
          <table:table-cell office:value-type="float" office:value="0.186862426551" calcext:value-type="float">
            <text:p>0.1868624266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1" calcext:value-type="float">
            <text:p>111</text:p>
          </table:table-cell>
          <table:table-cell office:value-type="float" office:value="-3" calcext:value-type="float">
            <text:p>-3</text:p>
          </table:table-cell>
          <table:table-cell office:value-type="float" office:value="0.33469756388" calcext:value-type="float">
            <text:p>0.3346975639</text:p>
          </table:table-cell>
          <table:table-cell office:value-type="float" office:value="0.206277225779" calcext:value-type="float">
            <text:p>0.2062772258</text:p>
          </table:table-cell>
          <table:table-cell office:value-type="float" office:value="0.189526190312" calcext:value-type="float">
            <text:p>0.1895261903</text:p>
          </table:table-cell>
          <table:table-cell office:value-type="float" office:value="0.445787950009" calcext:value-type="float">
            <text:p>0.44578795</text:p>
          </table:table-cell>
          <table:table-cell office:value-type="float" office:value="0.351590618656" calcext:value-type="float">
            <text:p>0.3515906187</text:p>
          </table:table-cell>
          <table:table-cell office:value-type="float" office:value="0.490401847043" calcext:value-type="float">
            <text:p>0.490401847</text:p>
          </table:table-cell>
          <table:table-cell office:value-type="float" office:value="0.299933496376" calcext:value-type="float">
            <text:p>0.2999334964</text:p>
          </table:table-cell>
          <table:table-cell office:value-type="float" office:value="0.708013076343" calcext:value-type="float">
            <text:p>0.7080130763</text:p>
          </table:table-cell>
          <table:table-cell office:value-type="float" office:value="4.29" calcext:value-type="float">
            <text:p>4.29</text:p>
          </table:table-cell>
          <table:table-cell office:value-type="float" office:value="2.05" calcext:value-type="float">
            <text:p>2.05</text:p>
          </table:table-cell>
          <table:table-cell office:value-type="float" office:value="1.26" calcext:value-type="float">
            <text:p>1.26</text:p>
          </table:table-cell>
          <table:table-cell office:value-type="float" office:value="-1.16" calcext:value-type="float">
            <text:p>-1.16</text:p>
          </table:table-cell>
          <table:table-cell office:value-type="float" office:value="0.05" calcext:value-type="float">
            <text:p>0.05</text:p>
          </table:table-cell>
          <table:table-cell office:value-type="float" office:value="-0.07" calcext:value-type="float">
            <text:p>-0.07</text:p>
          </table:table-cell>
          <table:table-cell office:value-type="float" office:value="0.486572867973" calcext:value-type="float">
            <text:p>0.486572868</text:p>
          </table:table-cell>
          <table:table-cell office:value-type="float" office:value="-0.254263063722" calcext:value-type="float">
            <text:p>-0.2542630637</text:p>
          </table:table-cell>
          <table:table-cell office:value-type="float" office:value="0.547658553121" calcext:value-type="float">
            <text:p>0.5476585531</text:p>
          </table:table-cell>
          <table:table-cell office:value-type="float" office:value="0.0394520007031" calcext:value-type="float">
            <text:p>0.0394520007</text:p>
          </table:table-cell>
          <table:table-cell office:value-type="float" office:value="0.262751003281" calcext:value-type="float">
            <text:p>0.2627510033</text:p>
          </table:table-cell>
          <table:table-cell office:value-type="float" office:value="-0.054503776363" calcext:value-type="float">
            <text:p>-0.0545037764</text:p>
          </table:table-cell>
          <table:table-cell office:value-type="float" office:value="0.32383668843" calcext:value-type="float">
            <text:p>0.3238366884</text:p>
          </table:table-cell>
          <table:table-cell office:value-type="float" office:value="0.239211288062" calcext:value-type="float">
            <text:p>0.2392112881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1" calcext:value-type="float">
            <text:p>111</text:p>
          </table:table-cell>
          <table:table-cell office:value-type="float" office:value="-4" calcext:value-type="float">
            <text:p>-4</text:p>
          </table:table-cell>
          <table:table-cell office:value-type="float" office:value="0.332644445399" calcext:value-type="float">
            <text:p>0.3326444454</text:p>
          </table:table-cell>
          <table:table-cell office:value-type="float" office:value="0.246224499835" calcext:value-type="float">
            <text:p>0.2462244998</text:p>
          </table:table-cell>
          <table:table-cell office:value-type="float" office:value="0.188121540417" calcext:value-type="float">
            <text:p>0.1881215404</text:p>
          </table:table-cell>
          <table:table-cell office:value-type="float" office:value="0.485763279385" calcext:value-type="float">
            <text:p>0.4857632794</text:p>
          </table:table-cell>
          <table:table-cell office:value-type="float" office:value="0.349777734835" calcext:value-type="float">
            <text:p>0.3497777348</text:p>
          </table:table-cell>
          <table:table-cell office:value-type="float" office:value="0.530360744078" calcext:value-type="float">
            <text:p>0.5303607441</text:p>
          </table:table-cell>
          <table:table-cell office:value-type="float" office:value="0.299265933091" calcext:value-type="float">
            <text:p>0.2992659331</text:p>
          </table:table-cell>
          <table:table-cell office:value-type="float" office:value="0.748007505446" calcext:value-type="float">
            <text:p>0.7480075054</text:p>
          </table:table-cell>
          <table:table-cell office:value-type="float" office:value="4.23" calcext:value-type="float">
            <text:p>4.23</text:p>
          </table:table-cell>
          <table:table-cell office:value-type="float" office:value="2.05" calcext:value-type="float">
            <text:p>2.05</text:p>
          </table:table-cell>
          <table:table-cell office:value-type="float" office:value="1.27" calcext:value-type="float">
            <text:p>1.27</text:p>
          </table:table-cell>
          <table:table-cell office:value-type="float" office:value="-1.17" calcext:value-type="float">
            <text:p>-1.17</text:p>
          </table:table-cell>
          <table:table-cell office:value-type="float" office:value="0.05" calcext:value-type="float">
            <text:p>0.05</text:p>
          </table:table-cell>
          <table:table-cell office:value-type="float" office:value="-0.09" calcext:value-type="float">
            <text:p>-0.09</text:p>
          </table:table-cell>
          <table:table-cell office:value-type="float" office:value="0.465000458654" calcext:value-type="float">
            <text:p>0.4650004587</text:p>
          </table:table-cell>
          <table:table-cell office:value-type="float" office:value="-0.206948888719" calcext:value-type="float">
            <text:p>-0.2069488887</text:p>
          </table:table-cell>
          <table:table-cell office:value-type="float" office:value="0.536147394613" calcext:value-type="float">
            <text:p>0.5361473946</text:p>
          </table:table-cell>
          <table:table-cell office:value-type="float" office:value="0.0844925522326" calcext:value-type="float">
            <text:p>0.0844925522</text:p>
          </table:table-cell>
          <table:table-cell office:value-type="float" office:value="0.248178235054" calcext:value-type="float">
            <text:p>0.2481782351</text:p>
          </table:table-cell>
          <table:table-cell office:value-type="float" office:value="0.000386885698561" calcext:value-type="float">
            <text:p>0.0003868857</text:p>
          </table:table-cell>
          <table:table-cell office:value-type="float" office:value="0.319325171013" calcext:value-type="float">
            <text:p>0.319325171</text:p>
          </table:table-cell>
          <table:table-cell office:value-type="float" office:value="0.29182832665" calcext:value-type="float">
            <text:p>0.2918283267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2" calcext:value-type="float">
            <text:p>112</text:p>
          </table:table-cell>
          <table:table-cell office:value-type="float" office:value="-1" calcext:value-type="float">
            <text:p>-1</text:p>
          </table:table-cell>
          <table:table-cell office:value-type="float" office:value="0.206100881601" calcext:value-type="float">
            <text:p>0.2061008816</text:p>
          </table:table-cell>
          <table:table-cell office:value-type="float" office:value="0.235188822239" calcext:value-type="float">
            <text:p>0.2351888222</text:p>
          </table:table-cell>
          <table:table-cell office:value-type="float" office:value="0.310197091922" calcext:value-type="float">
            <text:p>0.3101970919</text:p>
          </table:table-cell>
          <table:table-cell office:value-type="float" office:value="0.440899089035" calcext:value-type="float">
            <text:p>0.440899089</text:p>
          </table:table-cell>
          <table:table-cell office:value-type="float" office:value="0.0867060843405" calcext:value-type="float">
            <text:p>0.0867060843</text:p>
          </table:table-cell>
          <table:table-cell office:value-type="float" office:value="0.649382091343" calcext:value-type="float">
            <text:p>0.6493820913</text:p>
          </table:table-cell>
          <table:table-cell office:value-type="float" office:value="0.263389354578" calcext:value-type="float">
            <text:p>0.2633893546</text:p>
          </table:table-cell>
          <table:table-cell office:value-type="float" office:value="0.829050191061" calcext:value-type="float">
            <text:p>0.8290501911</text:p>
          </table:table-cell>
          <table:table-cell office:value-type="float" office:value="4.47" calcext:value-type="float">
            <text:p>4.47</text:p>
          </table:table-cell>
          <table:table-cell office:value-type="float" office:value="2.05" calcext:value-type="float">
            <text:p>2.05</text:p>
          </table:table-cell>
          <table:table-cell office:value-type="float" office:value="1.23" calcext:value-type="float">
            <text:p>1.23</text:p>
          </table:table-cell>
          <table:table-cell office:value-type="float" office:value="-1.13" calcext:value-type="float">
            <text:p>-1.13</text:p>
          </table:table-cell>
          <table:table-cell office:value-type="float" office:value="0.05" calcext:value-type="float">
            <text:p>0.05</text:p>
          </table:table-cell>
          <table:table-cell office:value-type="float" office:value="-0.01" calcext:value-type="float">
            <text:p>-0.01</text:p>
          </table:table-cell>
          <table:table-cell office:value-type="float" office:value="0.163523012749" calcext:value-type="float">
            <text:p>0.1635230127</text:p>
          </table:table-cell>
          <table:table-cell office:value-type="float" office:value="-0.128706060269" calcext:value-type="float">
            <text:p>-0.1287060603</text:p>
          </table:table-cell>
          <table:table-cell office:value-type="float" office:value="0.342699721473" calcext:value-type="float">
            <text:p>0.3426997215</text:p>
          </table:table-cell>
          <table:table-cell office:value-type="float" office:value="0.111909207432" calcext:value-type="float">
            <text:p>0.1119092074</text:p>
          </table:table-cell>
          <table:table-cell office:value-type="float" office:value="0.0447324327439" calcext:value-type="float">
            <text:p>0.0447324327</text:p>
          </table:table-cell>
          <table:table-cell office:value-type="float" office:value="0.146773155103" calcext:value-type="float">
            <text:p>0.1467731551</text:p>
          </table:table-cell>
          <table:table-cell office:value-type="float" office:value="0.223909141468" calcext:value-type="float">
            <text:p>0.2239091415</text:p>
          </table:table-cell>
          <table:table-cell office:value-type="float" office:value="0.387388422804" calcext:value-type="float">
            <text:p>0.3873884228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2" calcext:value-type="float">
            <text:p>112</text:p>
          </table:table-cell>
          <table:table-cell office:value-type="float" office:value="-2" calcext:value-type="float">
            <text:p>-2</text:p>
          </table:table-cell>
          <table:table-cell office:value-type="float" office:value="0.209628799893" calcext:value-type="float">
            <text:p>0.2096287999</text:p>
          </table:table-cell>
          <table:table-cell office:value-type="float" office:value="0.275032940908" calcext:value-type="float">
            <text:p>0.2750329409</text:p>
          </table:table-cell>
          <table:table-cell office:value-type="float" office:value="0.312417025778" calcext:value-type="float">
            <text:p>0.3124170258</text:p>
          </table:table-cell>
          <table:table-cell office:value-type="float" office:value="0.480837440199" calcext:value-type="float">
            <text:p>0.4808374402</text:p>
          </table:table-cell>
          <table:table-cell office:value-type="float" office:value="0.0932119645105" calcext:value-type="float">
            <text:p>0.0932119645</text:p>
          </table:table-cell>
          <table:table-cell office:value-type="float" office:value="0.688849464238" calcext:value-type="float">
            <text:p>0.6888494642</text:p>
          </table:table-cell>
          <table:table-cell office:value-type="float" office:value="0.265507864289" calcext:value-type="float">
            <text:p>0.2655078643</text:p>
          </table:table-cell>
          <table:table-cell office:value-type="float" office:value="0.868994050622" calcext:value-type="float">
            <text:p>0.8689940506</text:p>
          </table:table-cell>
          <table:table-cell office:value-type="float" office:value="4.41" calcext:value-type="float">
            <text:p>4.41</text:p>
          </table:table-cell>
          <table:table-cell office:value-type="float" office:value="2.05" calcext:value-type="float">
            <text:p>2.05</text:p>
          </table:table-cell>
          <table:table-cell office:value-type="float" office:value="1.24" calcext:value-type="float">
            <text:p>1.24</text:p>
          </table:table-cell>
          <table:table-cell office:value-type="float" office:value="-1.14" calcext:value-type="float">
            <text:p>-1.14</text:p>
          </table:table-cell>
          <table:table-cell office:value-type="float" office:value="0.05" calcext:value-type="float">
            <text:p>0.05</text:p>
          </table:table-cell>
          <table:table-cell office:value-type="float" office:value="-0.03" calcext:value-type="float">
            <text:p>-0.03</text:p>
          </table:table-cell>
          <table:table-cell office:value-type="float" office:value="0.159776241778" calcext:value-type="float">
            <text:p>0.1597762418</text:p>
          </table:table-cell>
          <table:table-cell office:value-type="float" office:value="-0.120992129942" calcext:value-type="float">
            <text:p>-0.1209921299</text:p>
          </table:table-cell>
          <table:table-cell office:value-type="float" office:value="0.341050804351" calcext:value-type="float">
            <text:p>0.3410508044</text:p>
          </table:table-cell>
          <table:table-cell office:value-type="float" office:value="0.118046638804" calcext:value-type="float">
            <text:p>0.1180466388</text:p>
          </table:table-cell>
          <table:table-cell office:value-type="float" office:value="0.0433998768402" calcext:value-type="float">
            <text:p>0.0433998768</text:p>
          </table:table-cell>
          <table:table-cell office:value-type="float" office:value="0.155515630679" calcext:value-type="float">
            <text:p>0.1555156307</text:p>
          </table:table-cell>
          <table:table-cell office:value-type="float" office:value="0.224674439413" calcext:value-type="float">
            <text:p>0.2246744394</text:p>
          </table:table-cell>
          <table:table-cell office:value-type="float" office:value="0.394554399426" calcext:value-type="float">
            <text:p>0.3945543994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2" calcext:value-type="float">
            <text:p>112</text:p>
          </table:table-cell>
          <table:table-cell office:value-type="float" office:value="-3" calcext:value-type="float">
            <text:p>-3</text:p>
          </table:table-cell>
          <table:table-cell office:value-type="float" office:value="0.214646324449" calcext:value-type="float">
            <text:p>0.2146463244</text:p>
          </table:table-cell>
          <table:table-cell office:value-type="float" office:value="0.314716998756" calcext:value-type="float">
            <text:p>0.3147169988</text:p>
          </table:table-cell>
          <table:table-cell office:value-type="float" office:value="0.314411613046" calcext:value-type="float">
            <text:p>0.314411613</text:p>
          </table:table-cell>
          <table:table-cell office:value-type="float" office:value="0.520787679517" calcext:value-type="float">
            <text:p>0.5207876795</text:p>
          </table:table-cell>
          <table:table-cell office:value-type="float" office:value="0.0994119494873" calcext:value-type="float">
            <text:p>0.0994119495</text:p>
          </table:table-cell>
          <table:table-cell office:value-type="float" office:value="0.728366045394" calcext:value-type="float">
            <text:p>0.7283660454</text:p>
          </table:table-cell>
          <table:table-cell office:value-type="float" office:value="0.267380688441" calcext:value-type="float">
            <text:p>0.2673806884</text:p>
          </table:table-cell>
          <table:table-cell office:value-type="float" office:value="0.908950183189" calcext:value-type="float">
            <text:p>0.9089501832</text:p>
          </table:table-cell>
          <table:table-cell office:value-type="float" office:value="4.35" calcext:value-type="float">
            <text:p>4.35</text:p>
          </table:table-cell>
          <table:table-cell office:value-type="float" office:value="2.05" calcext:value-type="float">
            <text:p>2.05</text:p>
          </table:table-cell>
          <table:table-cell office:value-type="float" office:value="1.25" calcext:value-type="float">
            <text:p>1.25</text:p>
          </table:table-cell>
          <table:table-cell office:value-type="float" office:value="-1.15" calcext:value-type="float">
            <text:p>-1.15</text:p>
          </table:table-cell>
          <table:table-cell office:value-type="float" office:value="0.05" calcext:value-type="float">
            <text:p>0.05</text:p>
          </table:table-cell>
          <table:table-cell office:value-type="float" office:value="-0.05" calcext:value-type="float">
            <text:p>-0.05</text:p>
          </table:table-cell>
          <table:table-cell office:value-type="float" office:value="0.159776241778" calcext:value-type="float">
            <text:p>0.1597762418</text:p>
          </table:table-cell>
          <table:table-cell office:value-type="float" office:value="-0.120992129942" calcext:value-type="float">
            <text:p>-0.1209921299</text:p>
          </table:table-cell>
          <table:table-cell office:value-type="float" office:value="0.341062687007" calcext:value-type="float">
            <text:p>0.341062687</text:p>
          </table:table-cell>
          <table:table-cell office:value-type="float" office:value="0.118037627151" calcext:value-type="float">
            <text:p>0.1180376272</text:p>
          </table:table-cell>
          <table:table-cell office:value-type="float" office:value="0.0434136224894" calcext:value-type="float">
            <text:p>0.0434136225</text:p>
          </table:table-cell>
          <table:table-cell office:value-type="float" office:value="0.155521415535" calcext:value-type="float">
            <text:p>0.1555214155</text:p>
          </table:table-cell>
          <table:table-cell office:value-type="float" office:value="0.224700067719" calcext:value-type="float">
            <text:p>0.2247000677</text:p>
          </table:table-cell>
          <table:table-cell office:value-type="float" office:value="0.394551172628" calcext:value-type="float">
            <text:p>0.3945511726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2" calcext:value-type="float">
            <text:p>112</text:p>
          </table:table-cell>
          <table:table-cell office:value-type="float" office:value="-4" calcext:value-type="float">
            <text:p>-4</text:p>
          </table:table-cell>
          <table:table-cell office:value-type="float" office:value="0.220069467919" calcext:value-type="float">
            <text:p>0.2200694679</text:p>
          </table:table-cell>
          <table:table-cell office:value-type="float" office:value="0.354347662577" calcext:value-type="float">
            <text:p>0.3543476626</text:p>
          </table:table-cell>
          <table:table-cell office:value-type="float" office:value="0.315878765583" calcext:value-type="float">
            <text:p>0.3158787656</text:p>
          </table:table-cell>
          <table:table-cell office:value-type="float" office:value="0.560760763755" calcext:value-type="float">
            <text:p>0.5607607638</text:p>
          </table:table-cell>
          <table:table-cell office:value-type="float" office:value="0.10587933487" calcext:value-type="float">
            <text:p>0.1058793349</text:p>
          </table:table-cell>
          <table:table-cell office:value-type="float" office:value="0.767839744566" calcext:value-type="float">
            <text:p>0.7678397446</text:p>
          </table:table-cell>
          <table:table-cell office:value-type="float" office:value="0.270286935838" calcext:value-type="float">
            <text:p>0.2702869358</text:p>
          </table:table-cell>
          <table:table-cell office:value-type="float" office:value="0.948844465061" calcext:value-type="float">
            <text:p>0.9488444651</text:p>
          </table:table-cell>
          <table:table-cell office:value-type="float" office:value="4.29" calcext:value-type="float">
            <text:p>4.29</text:p>
          </table:table-cell>
          <table:table-cell office:value-type="float" office:value="2.05" calcext:value-type="float">
            <text:p>2.05</text:p>
          </table:table-cell>
          <table:table-cell office:value-type="float" office:value="1.26" calcext:value-type="float">
            <text:p>1.26</text:p>
          </table:table-cell>
          <table:table-cell office:value-type="float" office:value="-1.16" calcext:value-type="float">
            <text:p>-1.16</text:p>
          </table:table-cell>
          <table:table-cell office:value-type="float" office:value="0.05" calcext:value-type="float">
            <text:p>0.05</text:p>
          </table:table-cell>
          <table:table-cell office:value-type="float" office:value="-0.07" calcext:value-type="float">
            <text:p>-0.07</text:p>
          </table:table-cell>
          <table:table-cell office:value-type="float" office:value="0.161085093559" calcext:value-type="float">
            <text:p>0.1610850936</text:p>
          </table:table-cell>
          <table:table-cell office:value-type="float" office:value="-0.1118324537" calcext:value-type="float">
            <text:p>-0.1118324537</text:p>
          </table:table-cell>
          <table:table-cell office:value-type="float" office:value="0.342511306488" calcext:value-type="float">
            <text:p>0.3425113065</text:p>
          </table:table-cell>
          <table:table-cell office:value-type="float" office:value="0.127091235503" calcext:value-type="float">
            <text:p>0.1270912355</text:p>
          </table:table-cell>
          <table:table-cell office:value-type="float" office:value="0.0448842156084" calcext:value-type="float">
            <text:p>0.0448842156</text:p>
          </table:table-cell>
          <table:table-cell office:value-type="float" office:value="0.164749100211" calcext:value-type="float">
            <text:p>0.1647491002</text:p>
          </table:table-cell>
          <table:table-cell office:value-type="float" office:value="0.226310428537" calcext:value-type="float">
            <text:p>0.2263104285</text:p>
          </table:table-cell>
          <table:table-cell office:value-type="float" office:value="0.403672789413" calcext:value-type="float">
            <text:p>0.4036727894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0" calcext:value-type="float">
            <text:p>120</text:p>
          </table:table-cell>
          <table:table-cell office:value-type="float" office:value="-1" calcext:value-type="float">
            <text:p>-1</text:p>
          </table:table-cell>
          <table:table-cell office:value-type="float" office:value="0.334414461069" calcext:value-type="float">
            <text:p>0.3344144611</text:p>
          </table:table-cell>
          <table:table-cell office:value-type="float" office:value="0.322267989226" calcext:value-type="float">
            <text:p>0.3222679892</text:p>
          </table:table-cell>
          <table:table-cell office:value-type="float" office:value="0.204661087248" calcext:value-type="float">
            <text:p>0.2046610872</text:p>
          </table:table-cell>
          <table:table-cell office:value-type="float" office:value="0.542104283151" calcext:value-type="float">
            <text:p>0.5421042832</text:p>
          </table:table-cell>
          <table:table-cell office:value-type="float" office:value="0.247387144384" calcext:value-type="float">
            <text:p>0.2473871444</text:p>
          </table:table-cell>
          <table:table-cell office:value-type="float" office:value="0.741752809419" calcext:value-type="float">
            <text:p>0.7417528094</text:p>
          </table:table-cell>
          <table:table-cell office:value-type="float" office:value="0.373730156588" calcext:value-type="float">
            <text:p>0.3737301566</text:p>
          </table:table-cell>
          <table:table-cell office:value-type="float" office:value="0.534960149031" calcext:value-type="float">
            <text:p>0.534960149</text:p>
          </table:table-cell>
          <table:table-cell office:value-type="float" office:value="4.95" calcext:value-type="float">
            <text:p>4.95</text:p>
          </table:table-cell>
          <table:table-cell office:value-type="float" office:value="2.05" calcext:value-type="float">
            <text:p>2.05</text:p>
          </table:table-cell>
          <table:table-cell office:value-type="float" office:value="1.15" calcext:value-type="float">
            <text:p>1.15</text:p>
          </table:table-cell>
          <table:table-cell office:value-type="float" office:value="-1.05" calcext:value-type="float">
            <text:p>-1.05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472407825334" calcext:value-type="float">
            <text:p>0.4724078253</text:p>
          </table:table-cell>
          <table:table-cell office:value-type="float" office:value="-0.250482921176" calcext:value-type="float">
            <text:p>-0.2504829212</text:p>
          </table:table-cell>
          <table:table-cell office:value-type="float" office:value="0.557380702417" calcext:value-type="float">
            <text:p>0.5573807024</text:p>
          </table:table-cell>
          <table:table-cell office:value-type="float" office:value="0.0372315382458" calcext:value-type="float">
            <text:p>0.0372315382</text:p>
          </table:table-cell>
          <table:table-cell office:value-type="float" office:value="0.26572623298" calcext:value-type="float">
            <text:p>0.265726233</text:p>
          </table:table-cell>
          <table:table-cell office:value-type="float" office:value="-0.033037021279" calcext:value-type="float">
            <text:p>-0.0330370213</text:p>
          </table:table-cell>
          <table:table-cell office:value-type="float" office:value="0.350699110063" calcext:value-type="float">
            <text:p>0.3506991101</text:p>
          </table:table-cell>
          <table:table-cell office:value-type="float" office:value="0.254677438143" calcext:value-type="float">
            <text:p>0.2546774381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0" calcext:value-type="float">
            <text:p>120</text:p>
          </table:table-cell>
          <table:table-cell office:value-type="float" office:value="-2" calcext:value-type="float">
            <text:p>-2</text:p>
          </table:table-cell>
          <table:table-cell office:value-type="float" office:value="0.333410312298" calcext:value-type="float">
            <text:p>0.3334103123</text:p>
          </table:table-cell>
          <table:table-cell office:value-type="float" office:value="0.362255383305" calcext:value-type="float">
            <text:p>0.3622553833</text:p>
          </table:table-cell>
          <table:table-cell office:value-type="float" office:value="0.203829897669" calcext:value-type="float">
            <text:p>0.2038298977</text:p>
          </table:table-cell>
          <table:table-cell office:value-type="float" office:value="0.582095646267" calcext:value-type="float">
            <text:p>0.5820956463</text:p>
          </table:table-cell>
          <table:table-cell office:value-type="float" office:value="0.246959986168" calcext:value-type="float">
            <text:p>0.2469599862</text:p>
          </table:table-cell>
          <table:table-cell office:value-type="float" office:value="0.781750528552" calcext:value-type="float">
            <text:p>0.7817505286</text:p>
          </table:table-cell>
          <table:table-cell office:value-type="float" office:value="0.372656532426" calcext:value-type="float">
            <text:p>0.3726565324</text:p>
          </table:table-cell>
          <table:table-cell office:value-type="float" office:value="0.574945738074" calcext:value-type="float">
            <text:p>0.5749457381</text:p>
          </table:table-cell>
          <table:table-cell office:value-type="float" office:value="4.89" calcext:value-type="float">
            <text:p>4.89</text:p>
          </table:table-cell>
          <table:table-cell office:value-type="float" office:value="2.05" calcext:value-type="float">
            <text:p>2.05</text:p>
          </table:table-cell>
          <table:table-cell office:value-type="float" office:value="1.16" calcext:value-type="float">
            <text:p>1.16</text:p>
          </table:table-cell>
          <table:table-cell office:value-type="float" office:value="-1.06" calcext:value-type="float">
            <text:p>-1.06</text:p>
          </table:table-cell>
          <table:table-cell office:value-type="float" office:value="0.05" calcext:value-type="float">
            <text:p>0.05</text:p>
          </table:table-cell>
          <table:table-cell office:value-type="float" office:value="0.13" calcext:value-type="float">
            <text:p>0.13</text:p>
          </table:table-cell>
          <table:table-cell office:value-type="float" office:value="0.46744906801" calcext:value-type="float">
            <text:p>0.467449068</text:p>
          </table:table-cell>
          <table:table-cell office:value-type="float" office:value="-0.198719896479" calcext:value-type="float">
            <text:p>-0.1987198965</text:p>
          </table:table-cell>
          <table:table-cell office:value-type="float" office:value="0.552963738986" calcext:value-type="float">
            <text:p>0.552963739</text:p>
          </table:table-cell>
          <table:table-cell office:value-type="float" office:value="0.0888339959445" calcext:value-type="float">
            <text:p>0.0888339959</text:p>
          </table:table-cell>
          <table:table-cell office:value-type="float" office:value="0.261177427702" calcext:value-type="float">
            <text:p>0.2611774277</text:p>
          </table:table-cell>
          <table:table-cell office:value-type="float" office:value="0.0191149271947" calcext:value-type="float">
            <text:p>0.0191149272</text:p>
          </table:table-cell>
          <table:table-cell office:value-type="float" office:value="0.346692098679" calcext:value-type="float">
            <text:p>0.3466920987</text:p>
          </table:table-cell>
          <table:table-cell office:value-type="float" office:value="0.306668819618" calcext:value-type="float">
            <text:p>0.3066688196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0" calcext:value-type="float">
            <text:p>120</text:p>
          </table:table-cell>
          <table:table-cell office:value-type="float" office:value="-3" calcext:value-type="float">
            <text:p>-3</text:p>
          </table:table-cell>
          <table:table-cell office:value-type="float" office:value="0.333044554409" calcext:value-type="float">
            <text:p>0.3330445544</text:p>
          </table:table-cell>
          <table:table-cell office:value-type="float" office:value="0.402253711035" calcext:value-type="float">
            <text:p>0.402253711</text:p>
          </table:table-cell>
          <table:table-cell office:value-type="float" office:value="0.202986158767" calcext:value-type="float">
            <text:p>0.2029861588</text:p>
          </table:table-cell>
          <table:table-cell office:value-type="float" office:value="0.622086746585" calcext:value-type="float">
            <text:p>0.6220867466</text:p>
          </table:table-cell>
          <table:table-cell office:value-type="float" office:value="0.246526801385" calcext:value-type="float">
            <text:p>0.2465268014</text:p>
          </table:table-cell>
          <table:table-cell office:value-type="float" office:value="0.82174818287" calcext:value-type="float">
            <text:p>0.8217481829</text:p>
          </table:table-cell>
          <table:table-cell office:value-type="float" office:value="0.372631004478" calcext:value-type="float">
            <text:p>0.3726310045</text:p>
          </table:table-cell>
          <table:table-cell office:value-type="float" office:value="0.614945729928" calcext:value-type="float">
            <text:p>0.6149457299</text:p>
          </table:table-cell>
          <table:table-cell office:value-type="float" office:value="4.83" calcext:value-type="float">
            <text:p>4.83</text:p>
          </table:table-cell>
          <table:table-cell office:value-type="float" office:value="2.05" calcext:value-type="float">
            <text:p>2.05</text:p>
          </table:table-cell>
          <table:table-cell office:value-type="float" office:value="1.17" calcext:value-type="float">
            <text:p>1.17</text:p>
          </table:table-cell>
          <table:table-cell office:value-type="float" office:value="-1.07" calcext:value-type="float">
            <text:p>-1.07</text:p>
          </table:table-cell>
          <table:table-cell office:value-type="float" office:value="0.05" calcext:value-type="float">
            <text:p>0.05</text:p>
          </table:table-cell>
          <table:table-cell office:value-type="float" office:value="0.11" calcext:value-type="float">
            <text:p>0.11</text:p>
          </table:table-cell>
          <table:table-cell office:value-type="float" office:value="0.462490310685" calcext:value-type="float">
            <text:p>0.4624903107</text:p>
          </table:table-cell>
          <table:table-cell office:value-type="float" office:value="-0.146956871782" calcext:value-type="float">
            <text:p>-0.1469568718</text:p>
          </table:table-cell>
          <table:table-cell office:value-type="float" office:value="0.548887823803" calcext:value-type="float">
            <text:p>0.5488878238</text:p>
          </table:table-cell>
          <table:table-cell office:value-type="float" office:value="0.14033299878" calcext:value-type="float">
            <text:p>0.1403329988</text:p>
          </table:table-cell>
          <table:table-cell office:value-type="float" office:value="0.256888741088" calcext:value-type="float">
            <text:p>0.2568887411</text:p>
          </table:table-cell>
          <table:table-cell office:value-type="float" office:value="0.0715105046826" calcext:value-type="float">
            <text:p>0.0715105047</text:p>
          </table:table-cell>
          <table:table-cell office:value-type="float" office:value="0.343286254206" calcext:value-type="float">
            <text:p>0.3432862542</text:p>
          </table:table-cell>
          <table:table-cell office:value-type="float" office:value="0.358800375244" calcext:value-type="float">
            <text:p>0.3588003752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0" calcext:value-type="float">
            <text:p>120</text:p>
          </table:table-cell>
          <table:table-cell office:value-type="float" office:value="-4" calcext:value-type="float">
            <text:p>-4</text:p>
          </table:table-cell>
          <table:table-cell office:value-type="float" office:value="0.332672544785" calcext:value-type="float">
            <text:p>0.3326725448</text:p>
          </table:table-cell>
          <table:table-cell office:value-type="float" office:value="0.442251981108" calcext:value-type="float">
            <text:p>0.4422519811</text:p>
          </table:table-cell>
          <table:table-cell office:value-type="float" office:value="0.202738956803" calcext:value-type="float">
            <text:p>0.2027389568</text:p>
          </table:table-cell>
          <table:table-cell office:value-type="float" office:value="0.662085982718" calcext:value-type="float">
            <text:p>0.6620859827</text:p>
          </table:table-cell>
          <table:table-cell office:value-type="float" office:value="0.246661806542" calcext:value-type="float">
            <text:p>0.2466618065</text:p>
          </table:table-cell>
          <table:table-cell office:value-type="float" office:value="0.861747955039" calcext:value-type="float">
            <text:p>0.861747955</text:p>
          </table:table-cell>
          <table:table-cell office:value-type="float" office:value="0.372604769894" calcext:value-type="float">
            <text:p>0.3726047699</text:p>
          </table:table-cell>
          <table:table-cell office:value-type="float" office:value="0.654945721325" calcext:value-type="float">
            <text:p>0.6549457213</text:p>
          </table:table-cell>
          <table:table-cell office:value-type="float" office:value="4.77" calcext:value-type="float">
            <text:p>4.77</text:p>
          </table:table-cell>
          <table:table-cell office:value-type="float" office:value="2.05" calcext:value-type="float">
            <text:p>2.05</text:p>
          </table:table-cell>
          <table:table-cell office:value-type="float" office:value="1.18" calcext:value-type="float">
            <text:p>1.18</text:p>
          </table:table-cell>
          <table:table-cell office:value-type="float" office:value="-1.08" calcext:value-type="float">
            <text:p>-1.08</text:p>
          </table:table-cell>
          <table:table-cell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office:value-type="float" office:value="0.457531553361" calcext:value-type="float">
            <text:p>0.4575315534</text:p>
          </table:table-cell>
          <table:table-cell office:value-type="float" office:value="-0.0951938470845" calcext:value-type="float">
            <text:p>-0.0951938471</text:p>
          </table:table-cell>
          <table:table-cell office:value-type="float" office:value="0.544847878714" calcext:value-type="float">
            <text:p>0.5448478787</text:p>
          </table:table-cell>
          <table:table-cell office:value-type="float" office:value="0.191818102713" calcext:value-type="float">
            <text:p>0.1918181027</text:p>
          </table:table-cell>
          <table:table-cell office:value-type="float" office:value="0.252630076323" calcext:value-type="float">
            <text:p>0.2526300763</text:p>
          </table:table-cell>
          <table:table-cell office:value-type="float" office:value="0.123930283735" calcext:value-type="float">
            <text:p>0.1239302837</text:p>
          </table:table-cell>
          <table:table-cell office:value-type="float" office:value="0.339946401676" calcext:value-type="float">
            <text:p>0.3399464017</text:p>
          </table:table-cell>
          <table:table-cell office:value-type="float" office:value="0.410942233533" calcext:value-type="float">
            <text:p>0.4109422335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3" calcext:value-type="float">
            <text:p>113</text:p>
          </table:table-cell>
          <table:table-cell office:value-type="float" office:value="-1" calcext:value-type="float">
            <text:p>-1</text:p>
          </table:table-cell>
          <table:table-cell office:value-type="float" office:value="0.293518340662" calcext:value-type="float">
            <text:p>0.2935183407</text:p>
          </table:table-cell>
          <table:table-cell office:value-type="float" office:value="0.217987777585" calcext:value-type="float">
            <text:p>0.2179877776</text:p>
          </table:table-cell>
          <table:table-cell office:value-type="float" office:value="0.148568217787" calcext:value-type="float">
            <text:p>0.1485682178</text:p>
          </table:table-cell>
          <table:table-cell office:value-type="float" office:value="0.631384041233" calcext:value-type="float">
            <text:p>0.6313840412</text:p>
          </table:table-cell>
          <table:table-cell office:value-type="float" office:value="0.327577516811" calcext:value-type="float">
            <text:p>0.3275775168</text:p>
          </table:table-cell>
          <table:table-cell office:value-type="float" office:value="0.638943922387" calcext:value-type="float">
            <text:p>0.6389439224</text:p>
          </table:table-cell>
          <table:table-cell office:value-type="float" office:value="0.280741939896" calcext:value-type="float">
            <text:p>0.2807419399</text:p>
          </table:table-cell>
          <table:table-cell office:value-type="float" office:value="0.432321939278" calcext:value-type="float">
            <text:p>0.4323219393</text:p>
          </table:table-cell>
          <table:table-cell office:value-type="float" office:value="4.53" calcext:value-type="float">
            <text:p>4.53</text:p>
          </table:table-cell>
          <table:table-cell office:value-type="float" office:value="2.05" calcext:value-type="float">
            <text:p>2.05</text:p>
          </table:table-cell>
          <table:table-cell office:value-type="float" office:value="1.22" calcext:value-type="float">
            <text:p>1.22</text:p>
          </table:table-cell>
          <table:table-cell office:value-type="float" office:value="-1.12" calcext:value-type="float">
            <text:p>-1.12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406604364312" calcext:value-type="float">
            <text:p>0.4066043643</text:p>
          </table:table-cell>
          <table:table-cell office:value-type="float" office:value="-0.256497492381" calcext:value-type="float">
            <text:p>-0.2564974924</text:p>
          </table:table-cell>
          <table:table-cell office:value-type="float" office:value="0.492283532031" calcext:value-type="float">
            <text:p>0.492283532</text:p>
          </table:table-cell>
          <table:table-cell office:value-type="float" office:value="0.0310074296969" calcext:value-type="float">
            <text:p>0.0310074297</text:p>
          </table:table-cell>
          <table:table-cell office:value-type="float" office:value="0.200457381939" calcext:value-type="float">
            <text:p>0.2004573819</text:p>
          </table:table-cell>
          <table:table-cell office:value-type="float" office:value="-0.0385446955216" calcext:value-type="float">
            <text:p>-0.0385446955</text:p>
          </table:table-cell>
          <table:table-cell office:value-type="float" office:value="0.286136549659" calcext:value-type="float">
            <text:p>0.2861365497</text:p>
          </table:table-cell>
          <table:table-cell office:value-type="float" office:value="0.248960226556" calcext:value-type="float">
            <text:p>0.2489602266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3" calcext:value-type="float">
            <text:p>113</text:p>
          </table:table-cell>
          <table:table-cell office:value-type="float" office:value="-2" calcext:value-type="float">
            <text:p>-2</text:p>
          </table:table-cell>
          <table:table-cell office:value-type="float" office:value="0.284856604207" calcext:value-type="float">
            <text:p>0.2848566042</text:p>
          </table:table-cell>
          <table:table-cell office:value-type="float" office:value="0.257038697185" calcext:value-type="float">
            <text:p>0.2570386972</text:p>
          </table:table-cell>
          <table:table-cell office:value-type="float" office:value="0.144318242196" calcext:value-type="float">
            <text:p>0.1443182422</text:p>
          </table:table-cell>
          <table:table-cell office:value-type="float" office:value="0.671157621754" calcext:value-type="float">
            <text:p>0.6711576218</text:p>
          </table:table-cell>
          <table:table-cell office:value-type="float" office:value="0.323650737373" calcext:value-type="float">
            <text:p>0.3236507374</text:p>
          </table:table-cell>
          <table:table-cell office:value-type="float" office:value="0.678750710794" calcext:value-type="float">
            <text:p>0.6787507108</text:p>
          </table:table-cell>
          <table:table-cell office:value-type="float" office:value="0.279853456412" calcext:value-type="float">
            <text:p>0.2798534564</text:p>
          </table:table-cell>
          <table:table-cell office:value-type="float" office:value="0.472312070524" calcext:value-type="float">
            <text:p>0.4723120705</text:p>
          </table:table-cell>
          <table:table-cell office:value-type="float" office:value="4.47" calcext:value-type="float">
            <text:p>4.47</text:p>
          </table:table-cell>
          <table:table-cell office:value-type="float" office:value="2.05" calcext:value-type="float">
            <text:p>2.05</text:p>
          </table:table-cell>
          <table:table-cell office:value-type="float" office:value="1.23" calcext:value-type="float">
            <text:p>1.23</text:p>
          </table:table-cell>
          <table:table-cell office:value-type="float" office:value="-1.13" calcext:value-type="float">
            <text:p>-1.13</text:p>
          </table:table-cell>
          <table:table-cell office:value-type="float" office:value="0.05" calcext:value-type="float">
            <text:p>0.05</text:p>
          </table:table-cell>
          <table:table-cell office:value-type="float" office:value="-0.01" calcext:value-type="float">
            <text:p>-0.01</text:p>
          </table:table-cell>
          <table:table-cell office:value-type="float" office:value="0.376668666857" calcext:value-type="float">
            <text:p>0.3766686669</text:p>
          </table:table-cell>
          <table:table-cell office:value-type="float" office:value="-0.213978625769" calcext:value-type="float">
            <text:p>-0.2139786258</text:p>
          </table:table-cell>
          <table:table-cell office:value-type="float" office:value="0.47419080948" calcext:value-type="float">
            <text:p>0.4741908095</text:p>
          </table:table-cell>
          <table:table-cell office:value-type="float" office:value="0.0697279686169" calcext:value-type="float">
            <text:p>0.0697279686</text:p>
          </table:table-cell>
          <table:table-cell office:value-type="float" office:value="0.179732620209" calcext:value-type="float">
            <text:p>0.1797326202</text:p>
          </table:table-cell>
          <table:table-cell office:value-type="float" office:value="0.0123313243665" calcext:value-type="float">
            <text:p>0.0123313244</text:p>
          </table:table-cell>
          <table:table-cell office:value-type="float" office:value="0.277254762832" calcext:value-type="float">
            <text:p>0.2772547628</text:p>
          </table:table-cell>
          <table:table-cell office:value-type="float" office:value="0.296037918753" calcext:value-type="float">
            <text:p>0.2960379188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3" calcext:value-type="float">
            <text:p>113</text:p>
          </table:table-cell>
          <table:table-cell office:value-type="float" office:value="-3" calcext:value-type="float">
            <text:p>-3</text:p>
          </table:table-cell>
          <table:table-cell office:value-type="float" office:value="0.277098901846" calcext:value-type="float">
            <text:p>0.2770989018</text:p>
          </table:table-cell>
          <table:table-cell office:value-type="float" office:value="0.296279212651" calcext:value-type="float">
            <text:p>0.2962792127</text:p>
          </table:table-cell>
          <table:table-cell office:value-type="float" office:value="0.1375862063" calcext:value-type="float">
            <text:p>0.1375862063</text:p>
          </table:table-cell>
          <table:table-cell office:value-type="float" office:value="0.710587048489" calcext:value-type="float">
            <text:p>0.7105870485</text:p>
          </table:table-cell>
          <table:table-cell office:value-type="float" office:value="0.321863096372" calcext:value-type="float">
            <text:p>0.3218630964</text:p>
          </table:table-cell>
          <table:table-cell office:value-type="float" office:value="0.718710745074" calcext:value-type="float">
            <text:p>0.7187107451</text:p>
          </table:table-cell>
          <table:table-cell office:value-type="float" office:value="0.279575173088" calcext:value-type="float">
            <text:p>0.2795751731</text:p>
          </table:table-cell>
          <table:table-cell office:value-type="float" office:value="0.512311102492" calcext:value-type="float">
            <text:p>0.5123111025</text:p>
          </table:table-cell>
          <table:table-cell office:value-type="float" office:value="4.41" calcext:value-type="float">
            <text:p>4.41</text:p>
          </table:table-cell>
          <table:table-cell office:value-type="float" office:value="2.05" calcext:value-type="float">
            <text:p>2.05</text:p>
          </table:table-cell>
          <table:table-cell office:value-type="float" office:value="1.24" calcext:value-type="float">
            <text:p>1.24</text:p>
          </table:table-cell>
          <table:table-cell office:value-type="float" office:value="-1.14" calcext:value-type="float">
            <text:p>-1.14</text:p>
          </table:table-cell>
          <table:table-cell office:value-type="float" office:value="0.05" calcext:value-type="float">
            <text:p>0.05</text:p>
          </table:table-cell>
          <table:table-cell office:value-type="float" office:value="-0.03" calcext:value-type="float">
            <text:p>-0.03</text:p>
          </table:table-cell>
          <table:table-cell office:value-type="float" office:value="0.346732969403" calcext:value-type="float">
            <text:p>0.3467329694</text:p>
          </table:table-cell>
          <table:table-cell office:value-type="float" office:value="-0.171459759158" calcext:value-type="float">
            <text:p>-0.1714597592</text:p>
          </table:table-cell>
          <table:table-cell office:value-type="float" office:value="0.456840930924" calcext:value-type="float">
            <text:p>0.4568409309</text:p>
          </table:table-cell>
          <table:table-cell office:value-type="float" office:value="0.107603382101" calcext:value-type="float">
            <text:p>0.1076033821</text:p>
          </table:table-cell>
          <table:table-cell office:value-type="float" office:value="0.160111180573" calcext:value-type="float">
            <text:p>0.1601111806</text:p>
          </table:table-cell>
          <table:table-cell office:value-type="float" office:value="0.0634281033082" calcext:value-type="float">
            <text:p>0.0634281033</text:p>
          </table:table-cell>
          <table:table-cell office:value-type="float" office:value="0.270219142095" calcext:value-type="float">
            <text:p>0.2702191421</text:p>
          </table:table-cell>
          <table:table-cell office:value-type="float" office:value="0.342491244568" calcext:value-type="float">
            <text:p>0.3424912446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3" calcext:value-type="float">
            <text:p>113</text:p>
          </table:table-cell>
          <table:table-cell office:value-type="float" office:value="-4" calcext:value-type="float">
            <text:p>-4</text:p>
          </table:table-cell>
          <table:table-cell office:value-type="float" office:value="0.271619436946" calcext:value-type="float">
            <text:p>0.2716194369</text:p>
          </table:table-cell>
          <table:table-cell office:value-type="float" office:value="0.335902128551" calcext:value-type="float">
            <text:p>0.3359021286</text:p>
          </table:table-cell>
          <table:table-cell office:value-type="float" office:value="0.135445991017" calcext:value-type="float">
            <text:p>0.135445991</text:p>
          </table:table-cell>
          <table:table-cell office:value-type="float" office:value="0.750529750934" calcext:value-type="float">
            <text:p>0.7505297509</text:p>
          </table:table-cell>
          <table:table-cell office:value-type="float" office:value="0.31783846198" calcext:value-type="float">
            <text:p>0.317838462</text:p>
          </table:table-cell>
          <table:table-cell office:value-type="float" office:value="0.758507759007" calcext:value-type="float">
            <text:p>0.758507759</text:p>
          </table:table-cell>
          <table:table-cell office:value-type="float" office:value="0.279264730432" calcext:value-type="float">
            <text:p>0.2792647304</text:p>
          </table:table-cell>
          <table:table-cell office:value-type="float" office:value="0.552309897791" calcext:value-type="float">
            <text:p>0.5523098978</text:p>
          </table:table-cell>
          <table:table-cell office:value-type="float" office:value="4.35" calcext:value-type="float">
            <text:p>4.35</text:p>
          </table:table-cell>
          <table:table-cell office:value-type="float" office:value="2.05" calcext:value-type="float">
            <text:p>2.05</text:p>
          </table:table-cell>
          <table:table-cell office:value-type="float" office:value="1.25" calcext:value-type="float">
            <text:p>1.25</text:p>
          </table:table-cell>
          <table:table-cell office:value-type="float" office:value="-1.15" calcext:value-type="float">
            <text:p>-1.15</text:p>
          </table:table-cell>
          <table:table-cell office:value-type="float" office:value="0.05" calcext:value-type="float">
            <text:p>0.05</text:p>
          </table:table-cell>
          <table:table-cell office:value-type="float" office:value="-0.05" calcext:value-type="float">
            <text:p>-0.05</text:p>
          </table:table-cell>
          <table:table-cell office:value-type="float" office:value="0.316797271948" calcext:value-type="float">
            <text:p>0.3167972719</text:p>
          </table:table-cell>
          <table:table-cell office:value-type="float" office:value="-0.128940892547" calcext:value-type="float">
            <text:p>-0.1289408925</text:p>
          </table:table-cell>
          <table:table-cell office:value-type="float" office:value="0.44096167653" calcext:value-type="float">
            <text:p>0.4409616765</text:p>
          </table:table-cell>
          <table:table-cell office:value-type="float" office:value="0.144158357974" calcext:value-type="float">
            <text:p>0.144158358</text:p>
          </table:table-cell>
          <table:table-cell office:value-type="float" office:value="0.142368585534" calcext:value-type="float">
            <text:p>0.1423685855</text:p>
          </table:table-cell>
          <table:table-cell office:value-type="float" office:value="0.115138261327" calcext:value-type="float">
            <text:p>0.1151382613</text:p>
          </table:table-cell>
          <table:table-cell office:value-type="float" office:value="0.266532990115" calcext:value-type="float">
            <text:p>0.2665329901</text:p>
          </table:table-cell>
          <table:table-cell office:value-type="float" office:value="0.388237511848" calcext:value-type="float">
            <text:p>0.3882375118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4" calcext:value-type="float">
            <text:p>114</text:p>
          </table:table-cell>
          <table:table-cell office:value-type="float" office:value="-1" calcext:value-type="float">
            <text:p>-1</text:p>
          </table:table-cell>
          <table:table-cell office:value-type="float" office:value="0.347931412624" calcext:value-type="float">
            <text:p>0.3479314126</text:p>
          </table:table-cell>
          <table:table-cell office:value-type="float" office:value="0.174283877728" calcext:value-type="float">
            <text:p>0.1742838777</text:p>
          </table:table-cell>
          <table:table-cell office:value-type="float" office:value="0.363190166906" calcext:value-type="float">
            <text:p>0.3631901669</text:p>
          </table:table-cell>
          <table:table-cell office:value-type="float" office:value="0.354000224498" calcext:value-type="float">
            <text:p>0.3540002245</text:p>
          </table:table-cell>
          <table:table-cell office:value-type="float" office:value="0.342576258394" calcext:value-type="float">
            <text:p>0.3425762584</text:p>
          </table:table-cell>
          <table:table-cell office:value-type="float" office:value="0.606541259126" calcext:value-type="float">
            <text:p>0.6065412591</text:p>
          </table:table-cell>
          <table:table-cell office:value-type="float" office:value="0.145624454297" calcext:value-type="float">
            <text:p>0.1456244543</text:p>
          </table:table-cell>
          <table:table-cell office:value-type="float" office:value="0.615464558202" calcext:value-type="float">
            <text:p>0.6154645582</text:p>
          </table:table-cell>
          <table:table-cell office:value-type="float" office:value="4.59" calcext:value-type="float">
            <text:p>4.59</text:p>
          </table:table-cell>
          <table:table-cell office:value-type="float" office:value="2.05" calcext:value-type="float">
            <text:p>2.05</text:p>
          </table:table-cell>
          <table:table-cell office:value-type="float" office:value="1.21" calcext:value-type="float">
            <text:p>1.21</text:p>
          </table:table-cell>
          <table:table-cell office:value-type="float" office:value="-1.11" calcext:value-type="float">
            <text:p>-1.11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565604349711" calcext:value-type="float">
            <text:p>0.5656043497</text:p>
          </table:table-cell>
          <table:table-cell office:value-type="float" office:value="-0.274848023672" calcext:value-type="float">
            <text:p>-0.2748480237</text:p>
          </table:table-cell>
          <table:table-cell office:value-type="float" office:value="0.587276747455" calcext:value-type="float">
            <text:p>0.5872767475</text:p>
          </table:table-cell>
          <table:table-cell office:value-type="float" office:value="0.0243681309316" calcext:value-type="float">
            <text:p>0.0243681309</text:p>
          </table:table-cell>
          <table:table-cell office:value-type="float" office:value="0.317311757474" calcext:value-type="float">
            <text:p>0.3173117575</text:p>
          </table:table-cell>
          <table:table-cell office:value-type="float" office:value="-0.106471099363" calcext:value-type="float">
            <text:p>-0.1064710994</text:p>
          </table:table-cell>
          <table:table-cell office:value-type="float" office:value="0.338984155218" calcext:value-type="float">
            <text:p>0.3389841552</text:p>
          </table:table-cell>
          <table:table-cell office:value-type="float" office:value="0.192745055241" calcext:value-type="float">
            <text:p>0.1927450552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4" calcext:value-type="float">
            <text:p>114</text:p>
          </table:table-cell>
          <table:table-cell office:value-type="float" office:value="-2" calcext:value-type="float">
            <text:p>-2</text:p>
          </table:table-cell>
          <table:table-cell office:value-type="float" office:value="0.343371803744" calcext:value-type="float">
            <text:p>0.3433718037</text:p>
          </table:table-cell>
          <table:table-cell office:value-type="float" office:value="0.214023152594" calcext:value-type="float">
            <text:p>0.2140231526</text:p>
          </table:table-cell>
          <table:table-cell office:value-type="float" office:value="0.358985005816" calcext:value-type="float">
            <text:p>0.3589850058</text:p>
          </table:table-cell>
          <table:table-cell office:value-type="float" office:value="0.393778568106" calcext:value-type="float">
            <text:p>0.3937785681</text:p>
          </table:table-cell>
          <table:table-cell office:value-type="float" office:value="0.339950908408" calcext:value-type="float">
            <text:p>0.3399509084</text:p>
          </table:table-cell>
          <table:table-cell office:value-type="float" office:value="0.646455010358" calcext:value-type="float">
            <text:p>0.6464550104</text:p>
          </table:table-cell>
          <table:table-cell office:value-type="float" office:value="0.138976392297" calcext:value-type="float">
            <text:p>0.1389763923</text:p>
          </table:table-cell>
          <table:table-cell office:value-type="float" office:value="0.654908230338" calcext:value-type="float">
            <text:p>0.6549082303</text:p>
          </table:table-cell>
          <table:table-cell office:value-type="float" office:value="4.53" calcext:value-type="float">
            <text:p>4.53</text:p>
          </table:table-cell>
          <table:table-cell office:value-type="float" office:value="2.05" calcext:value-type="float">
            <text:p>2.05</text:p>
          </table:table-cell>
          <table:table-cell office:value-type="float" office:value="1.22" calcext:value-type="float">
            <text:p>1.22</text:p>
          </table:table-cell>
          <table:table-cell office:value-type="float" office:value="-1.12" calcext:value-type="float">
            <text:p>-1.12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538031737898" calcext:value-type="float">
            <text:p>0.5380317379</text:p>
          </table:table-cell>
          <table:table-cell office:value-type="float" office:value="-0.230760031228" calcext:value-type="float">
            <text:p>-0.2307600312</text:p>
          </table:table-cell>
          <table:table-cell office:value-type="float" office:value="0.571281692128" calcext:value-type="float">
            <text:p>0.5712816921</text:p>
          </table:table-cell>
          <table:table-cell office:value-type="float" office:value="0.0673916760349" calcext:value-type="float">
            <text:p>0.067391676</text:p>
          </table:table-cell>
          <table:table-cell office:value-type="float" office:value="0.296449762341" calcext:value-type="float">
            <text:p>0.2964497623</text:p>
          </table:table-cell>
          <table:table-cell office:value-type="float" office:value="-0.0528888725591" calcext:value-type="float">
            <text:p>-0.0528888726</text:p>
          </table:table-cell>
          <table:table-cell office:value-type="float" office:value="0.329699716571" calcext:value-type="float">
            <text:p>0.3296997166</text:p>
          </table:table-cell>
          <table:table-cell office:value-type="float" office:value="0.245262834704" calcext:value-type="float">
            <text:p>0.2452628347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4" calcext:value-type="float">
            <text:p>114</text:p>
          </table:table-cell>
          <table:table-cell office:value-type="float" office:value="-3" calcext:value-type="float">
            <text:p>-3</text:p>
          </table:table-cell>
          <table:table-cell office:value-type="float" office:value="0.337223807425" calcext:value-type="float">
            <text:p>0.3372238074</text:p>
          </table:table-cell>
          <table:table-cell office:value-type="float" office:value="0.253547855519" calcext:value-type="float">
            <text:p>0.2535478555</text:p>
          </table:table-cell>
          <table:table-cell office:value-type="float" office:value="0.356101035935" calcext:value-type="float">
            <text:p>0.3561010359</text:p>
          </table:table-cell>
          <table:table-cell office:value-type="float" office:value="0.433674466613" calcext:value-type="float">
            <text:p>0.4336744666</text:p>
          </table:table-cell>
          <table:table-cell office:value-type="float" office:value="0.335925340245" calcext:value-type="float">
            <text:p>0.3359253402</text:p>
          </table:table-cell>
          <table:table-cell office:value-type="float" office:value="0.686251929849" calcext:value-type="float">
            <text:p>0.6862519298</text:p>
          </table:table-cell>
          <table:table-cell office:value-type="float" office:value="0.141186199973" calcext:value-type="float">
            <text:p>0.1411862</text:p>
          </table:table-cell>
          <table:table-cell office:value-type="float" office:value="0.694847143068" calcext:value-type="float">
            <text:p>0.6948471431</text:p>
          </table:table-cell>
          <table:table-cell office:value-type="float" office:value="4.47" calcext:value-type="float">
            <text:p>4.47</text:p>
          </table:table-cell>
          <table:table-cell office:value-type="float" office:value="2.05" calcext:value-type="float">
            <text:p>2.05</text:p>
          </table:table-cell>
          <table:table-cell office:value-type="float" office:value="1.23" calcext:value-type="float">
            <text:p>1.23</text:p>
          </table:table-cell>
          <table:table-cell office:value-type="float" office:value="-1.13" calcext:value-type="float">
            <text:p>-1.13</text:p>
          </table:table-cell>
          <table:table-cell office:value-type="float" office:value="0.05" calcext:value-type="float">
            <text:p>0.05</text:p>
          </table:table-cell>
          <table:table-cell office:value-type="float" office:value="-0.01" calcext:value-type="float">
            <text:p>-0.01</text:p>
          </table:table-cell>
          <table:table-cell office:value-type="float" office:value="0.510459126085" calcext:value-type="float">
            <text:p>0.5104591261</text:p>
          </table:table-cell>
          <table:table-cell office:value-type="float" office:value="-0.186672038783" calcext:value-type="float">
            <text:p>-0.1866720388</text:p>
          </table:table-cell>
          <table:table-cell office:value-type="float" office:value="0.55490226233" calcext:value-type="float">
            <text:p>0.5549022623</text:p>
          </table:table-cell>
          <table:table-cell office:value-type="float" office:value="0.110017711024" calcext:value-type="float">
            <text:p>0.110017711</text:p>
          </table:table-cell>
          <table:table-cell office:value-type="float" office:value="0.275739833832" calcext:value-type="float">
            <text:p>0.2757398338</text:p>
          </table:table-cell>
          <table:table-cell office:value-type="float" office:value="0.000161721132203" calcext:value-type="float">
            <text:p>0.0001617211</text:p>
          </table:table-cell>
          <table:table-cell office:value-type="float" office:value="0.320182970076" calcext:value-type="float">
            <text:p>0.3201829701</text:p>
          </table:table-cell>
          <table:table-cell office:value-type="float" office:value="0.29685147094" calcext:value-type="float">
            <text:p>0.2968514709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4" calcext:value-type="float">
            <text:p>114</text:p>
          </table:table-cell>
          <table:table-cell office:value-type="float" office:value="-4" calcext:value-type="float">
            <text:p>-4</text:p>
          </table:table-cell>
          <table:table-cell office:value-type="float" office:value="0.332586581701" calcext:value-type="float">
            <text:p>0.3325865817</text:p>
          </table:table-cell>
          <table:table-cell office:value-type="float" office:value="0.293278147961" calcext:value-type="float">
            <text:p>0.293278148</text:p>
          </table:table-cell>
          <table:table-cell office:value-type="float" office:value="0.348257714555" calcext:value-type="float">
            <text:p>0.3482577146</text:p>
          </table:table-cell>
          <table:table-cell office:value-type="float" office:value="0.472897958423" calcext:value-type="float">
            <text:p>0.4728979584</text:p>
          </table:table-cell>
          <table:table-cell office:value-type="float" office:value="0.335399005109" calcext:value-type="float">
            <text:p>0.3353990051</text:p>
          </table:table-cell>
          <table:table-cell office:value-type="float" office:value="0.726248466841" calcext:value-type="float">
            <text:p>0.7262484668</text:p>
          </table:table-cell>
          <table:table-cell office:value-type="float" office:value="0.138484527358" calcext:value-type="float">
            <text:p>0.1384845274</text:p>
          </table:table-cell>
          <table:table-cell office:value-type="float" office:value="0.734755800839" calcext:value-type="float">
            <text:p>0.7347558008</text:p>
          </table:table-cell>
          <table:table-cell office:value-type="float" office:value="4.41" calcext:value-type="float">
            <text:p>4.41</text:p>
          </table:table-cell>
          <table:table-cell office:value-type="float" office:value="2.05" calcext:value-type="float">
            <text:p>2.05</text:p>
          </table:table-cell>
          <table:table-cell office:value-type="float" office:value="1.24" calcext:value-type="float">
            <text:p>1.24</text:p>
          </table:table-cell>
          <table:table-cell office:value-type="float" office:value="-1.14" calcext:value-type="float">
            <text:p>-1.14</text:p>
          </table:table-cell>
          <table:table-cell office:value-type="float" office:value="0.05" calcext:value-type="float">
            <text:p>0.05</text:p>
          </table:table-cell>
          <table:table-cell office:value-type="float" office:value="-0.03" calcext:value-type="float">
            <text:p>-0.03</text:p>
          </table:table-cell>
          <table:table-cell office:value-type="float" office:value="0.482886514271" calcext:value-type="float">
            <text:p>0.4828865143</text:p>
          </table:table-cell>
          <table:table-cell office:value-type="float" office:value="-0.142584046339" calcext:value-type="float">
            <text:p>-0.1425840463</text:p>
          </table:table-cell>
          <table:table-cell office:value-type="float" office:value="0.539996012831" calcext:value-type="float">
            <text:p>0.5399960128</text:p>
          </table:table-cell>
          <table:table-cell office:value-type="float" office:value="0.151929968904" calcext:value-type="float">
            <text:p>0.1519299689</text:p>
          </table:table-cell>
          <table:table-cell office:value-type="float" office:value="0.256384644581" calcext:value-type="float">
            <text:p>0.2563846446</text:p>
          </table:table-cell>
          <table:table-cell office:value-type="float" office:value="0.0541312378327" calcext:value-type="float">
            <text:p>0.0541312378</text:p>
          </table:table-cell>
          <table:table-cell office:value-type="float" office:value="0.313494143141" calcext:value-type="float">
            <text:p>0.3134941431</text:p>
          </table:table-cell>
          <table:table-cell office:value-type="float" office:value="0.348645253075" calcext:value-type="float">
            <text:p>0.3486452531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9" calcext:value-type="float">
            <text:p>119</text:p>
          </table:table-cell>
          <table:table-cell office:value-type="float" office:value="-1" calcext:value-type="float">
            <text:p>-1</text:p>
          </table:table-cell>
          <table:table-cell office:value-type="float" office:value="0.344105906418" calcext:value-type="float">
            <text:p>0.3441059064</text:p>
          </table:table-cell>
          <table:table-cell office:value-type="float" office:value="0.259561758071" calcext:value-type="float">
            <text:p>0.2595617581</text:p>
          </table:table-cell>
          <table:table-cell office:value-type="float" office:value="0.353918306603" calcext:value-type="float">
            <text:p>0.3539183066</text:p>
          </table:table-cell>
          <table:table-cell office:value-type="float" office:value="0.450226339956" calcext:value-type="float">
            <text:p>0.45022634</text:p>
          </table:table-cell>
          <table:table-cell office:value-type="float" office:value="0.151665761117" calcext:value-type="float">
            <text:p>0.1516657611</text:p>
          </table:table-cell>
          <table:table-cell office:value-type="float" office:value="0.743046419639" calcext:value-type="float">
            <text:p>0.7430464196</text:p>
          </table:table-cell>
          <table:table-cell office:value-type="float" office:value="0.322386883503" calcext:value-type="float">
            <text:p>0.3223868835</text:p>
          </table:table-cell>
          <table:table-cell office:value-type="float" office:value="0.867528035772" calcext:value-type="float">
            <text:p>0.8675280358</text:p>
          </table:table-cell>
          <table:table-cell office:value-type="float" office:value="4.89" calcext:value-type="float">
            <text:p>4.89</text:p>
          </table:table-cell>
          <table:table-cell office:value-type="float" office:value="2.05" calcext:value-type="float">
            <text:p>2.05</text:p>
          </table:table-cell>
          <table:table-cell office:value-type="float" office:value="1.16" calcext:value-type="float">
            <text:p>1.16</text:p>
          </table:table-cell>
          <table:table-cell office:value-type="float" office:value="-1.06" calcext:value-type="float">
            <text:p>-1.06</text:p>
          </table:table-cell>
          <table:table-cell office:value-type="float" office:value="0.05" calcext:value-type="float">
            <text:p>0.05</text:p>
          </table:table-cell>
          <table:table-cell office:value-type="float" office:value="0.13" calcext:value-type="float">
            <text:p>0.13</text:p>
          </table:table-cell>
          <table:table-cell office:value-type="float" office:value="0.51352458338" calcext:value-type="float">
            <text:p>0.5135245834</text:p>
          </table:table-cell>
          <table:table-cell office:value-type="float" office:value="-0.15025908333" calcext:value-type="float">
            <text:p>-0.1502590833</text:p>
          </table:table-cell>
          <table:table-cell office:value-type="float" office:value="0.552889814621" calcext:value-type="float">
            <text:p>0.5528898146</text:p>
          </table:table-cell>
          <table:table-cell office:value-type="float" office:value="0.147147000282" calcext:value-type="float">
            <text:p>0.1471470003</text:p>
          </table:table-cell>
          <table:table-cell office:value-type="float" office:value="0.275645975353" calcext:value-type="float">
            <text:p>0.2756459754</text:p>
          </table:table-cell>
          <table:table-cell office:value-type="float" office:value="0.032535248756" calcext:value-type="float">
            <text:p>0.0325352488</text:p>
          </table:table-cell>
          <table:table-cell office:value-type="float" office:value="0.315011206593" calcext:value-type="float">
            <text:p>0.3150112066</text:p>
          </table:table-cell>
          <table:table-cell office:value-type="float" office:value="0.329941332368" calcext:value-type="float">
            <text:p>0.3299413324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9" calcext:value-type="float">
            <text:p>119</text:p>
          </table:table-cell>
          <table:table-cell office:value-type="float" office:value="-2" calcext:value-type="float">
            <text:p>-2</text:p>
          </table:table-cell>
          <table:table-cell office:value-type="float" office:value="0.343592788047" calcext:value-type="float">
            <text:p>0.343592788</text:p>
          </table:table-cell>
          <table:table-cell office:value-type="float" office:value="0.299558466804" calcext:value-type="float">
            <text:p>0.2995584668</text:p>
          </table:table-cell>
          <table:table-cell office:value-type="float" office:value="0.354851885166" calcext:value-type="float">
            <text:p>0.3548518852</text:p>
          </table:table-cell>
          <table:table-cell office:value-type="float" office:value="0.49021544386" calcext:value-type="float">
            <text:p>0.4902154439</text:p>
          </table:table-cell>
          <table:table-cell office:value-type="float" office:value="0.154503035784" calcext:value-type="float">
            <text:p>0.1545030358</text:p>
          </table:table-cell>
          <table:table-cell office:value-type="float" office:value="0.782945666154" calcext:value-type="float">
            <text:p>0.7829456662</text:p>
          </table:table-cell>
          <table:table-cell office:value-type="float" office:value="0.319905410647" calcext:value-type="float">
            <text:p>0.3199054106</text:p>
          </table:table-cell>
          <table:table-cell office:value-type="float" office:value="0.907450990228" calcext:value-type="float">
            <text:p>0.9074509902</text:p>
          </table:table-cell>
          <table:table-cell office:value-type="float" office:value="4.83" calcext:value-type="float">
            <text:p>4.83</text:p>
          </table:table-cell>
          <table:table-cell office:value-type="float" office:value="2.05" calcext:value-type="float">
            <text:p>2.05</text:p>
          </table:table-cell>
          <table:table-cell office:value-type="float" office:value="1.17" calcext:value-type="float">
            <text:p>1.17</text:p>
          </table:table-cell>
          <table:table-cell office:value-type="float" office:value="-1.07" calcext:value-type="float">
            <text:p>-1.07</text:p>
          </table:table-cell>
          <table:table-cell office:value-type="float" office:value="0.05" calcext:value-type="float">
            <text:p>0.05</text:p>
          </table:table-cell>
          <table:table-cell office:value-type="float" office:value="0.11" calcext:value-type="float">
            <text:p>0.11</text:p>
          </table:table-cell>
          <table:table-cell office:value-type="float" office:value="0.51352458338" calcext:value-type="float">
            <text:p>0.5135245834</text:p>
          </table:table-cell>
          <table:table-cell office:value-type="float" office:value="-0.15025908333" calcext:value-type="float">
            <text:p>-0.1502590833</text:p>
          </table:table-cell>
          <table:table-cell office:value-type="float" office:value="0.562028821188" calcext:value-type="float">
            <text:p>0.5620288212</text:p>
          </table:table-cell>
          <table:table-cell office:value-type="float" office:value="0.145793849293" calcext:value-type="float">
            <text:p>0.1457938493</text:p>
          </table:table-cell>
          <table:table-cell office:value-type="float" office:value="0.281387341768" calcext:value-type="float">
            <text:p>0.2813873418</text:p>
          </table:table-cell>
          <table:table-cell office:value-type="float" office:value="0.0397732851139" calcext:value-type="float">
            <text:p>0.0397732851</text:p>
          </table:table-cell>
          <table:table-cell office:value-type="float" office:value="0.329891579575" calcext:value-type="float">
            <text:p>0.3298915796</text:p>
          </table:table-cell>
          <table:table-cell office:value-type="float" office:value="0.335826217737" calcext:value-type="float">
            <text:p>0.3358262177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9" calcext:value-type="float">
            <text:p>119</text:p>
          </table:table-cell>
          <table:table-cell office:value-type="float" office:value="-3" calcext:value-type="float">
            <text:p>-3</text:p>
          </table:table-cell>
          <table:table-cell office:value-type="float" office:value="0.343127885134" calcext:value-type="float">
            <text:p>0.3431278851</text:p>
          </table:table-cell>
          <table:table-cell office:value-type="float" office:value="0.339555765029" calcext:value-type="float">
            <text:p>0.339555765</text:p>
          </table:table-cell>
          <table:table-cell office:value-type="float" office:value="0.354495743917" calcext:value-type="float">
            <text:p>0.3544957439</text:p>
          </table:table-cell>
          <table:table-cell office:value-type="float" office:value="0.530213858371" calcext:value-type="float">
            <text:p>0.5302138584</text:p>
          </table:table-cell>
          <table:table-cell office:value-type="float" office:value="0.15576106141" calcext:value-type="float">
            <text:p>0.1557610614</text:p>
          </table:table-cell>
          <table:table-cell office:value-type="float" office:value="0.822925878404" calcext:value-type="float">
            <text:p>0.8229258784</text:p>
          </table:table-cell>
          <table:table-cell office:value-type="float" office:value="0.320413676821" calcext:value-type="float">
            <text:p>0.3204136768</text:p>
          </table:table-cell>
          <table:table-cell office:value-type="float" office:value="0.947447760916" calcext:value-type="float">
            <text:p>0.9474477609</text:p>
          </table:table-cell>
          <table:table-cell office:value-type="float" office:value="4.77" calcext:value-type="float">
            <text:p>4.77</text:p>
          </table:table-cell>
          <table:table-cell office:value-type="float" office:value="2.05" calcext:value-type="float">
            <text:p>2.05</text:p>
          </table:table-cell>
          <table:table-cell office:value-type="float" office:value="1.18" calcext:value-type="float">
            <text:p>1.18</text:p>
          </table:table-cell>
          <table:table-cell office:value-type="float" office:value="-1.08" calcext:value-type="float">
            <text:p>-1.08</text:p>
          </table:table-cell>
          <table:table-cell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office:value-type="float" office:value="0.507025762296" calcext:value-type="float">
            <text:p>0.5070257623</text:p>
          </table:table-cell>
          <table:table-cell office:value-type="float" office:value="-0.0986667842487" calcext:value-type="float">
            <text:p>-0.0986667842</text:p>
          </table:table-cell>
          <table:table-cell office:value-type="float" office:value="0.556508542091" calcext:value-type="float">
            <text:p>0.5565085421</text:p>
          </table:table-cell>
          <table:table-cell office:value-type="float" office:value="0.197224166109" calcext:value-type="float">
            <text:p>0.1972241661</text:p>
          </table:table-cell>
          <table:table-cell office:value-type="float" office:value="0.275518072434" calcext:value-type="float">
            <text:p>0.2755180724</text:p>
          </table:table-cell>
          <table:table-cell office:value-type="float" office:value="0.0921320352833" calcext:value-type="float">
            <text:p>0.0921320353</text:p>
          </table:table-cell>
          <table:table-cell office:value-type="float" office:value="0.32500085223" calcext:value-type="float">
            <text:p>0.3250008522</text:p>
          </table:table-cell>
          <table:table-cell office:value-type="float" office:value="0.388022985641" calcext:value-type="float">
            <text:p>0.3880229856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9" calcext:value-type="float">
            <text:p>119</text:p>
          </table:table-cell>
          <table:table-cell office:value-type="float" office:value="-4" calcext:value-type="float">
            <text:p>-4</text:p>
          </table:table-cell>
          <table:table-cell office:value-type="float" office:value="0.34350315218" calcext:value-type="float">
            <text:p>0.3435031522</text:p>
          </table:table-cell>
          <table:table-cell office:value-type="float" office:value="0.379554004674" calcext:value-type="float">
            <text:p>0.3795540047</text:p>
          </table:table-cell>
          <table:table-cell office:value-type="float" office:value="0.355344243439" calcext:value-type="float">
            <text:p>0.3553442434</text:p>
          </table:table-cell>
          <table:table-cell office:value-type="float" office:value="0.570204857966" calcext:value-type="float">
            <text:p>0.570204858</text:p>
          </table:table-cell>
          <table:table-cell office:value-type="float" office:value="0.157522840754" calcext:value-type="float">
            <text:p>0.1575228408</text:p>
          </table:table-cell>
          <table:table-cell office:value-type="float" office:value="0.862887061239" calcext:value-type="float">
            <text:p>0.8628870612</text:p>
          </table:table-cell>
          <table:table-cell office:value-type="float" office:value="0.32093167543" calcext:value-type="float">
            <text:p>0.3209316754</text:p>
          </table:table-cell>
          <table:table-cell office:value-type="float" office:value="0.987444406743" calcext:value-type="float">
            <text:p>0.9874444067</text:p>
          </table:table-cell>
          <table:table-cell office:value-type="float" office:value="4.71" calcext:value-type="float">
            <text:p>4.71</text:p>
          </table:table-cell>
          <table:table-cell office:value-type="float" office:value="2.05" calcext:value-type="float">
            <text:p>2.05</text:p>
          </table:table-cell>
          <table:table-cell office:value-type="float" office:value="1.19" calcext:value-type="float">
            <text:p>1.19</text:p>
          </table:table-cell>
          <table:table-cell office:value-type="float" office:value="-1.09" calcext:value-type="float">
            <text:p>-1.09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500526941211" calcext:value-type="float">
            <text:p>0.5005269412</text:p>
          </table:table-cell>
          <table:table-cell office:value-type="float" office:value="-0.0470744851673" calcext:value-type="float">
            <text:p>-0.0470744852</text:p>
          </table:table-cell>
          <table:table-cell office:value-type="float" office:value="0.551556183367" calcext:value-type="float">
            <text:p>0.5515561834</text:p>
          </table:table-cell>
          <table:table-cell office:value-type="float" office:value="0.24855368745" calcext:value-type="float">
            <text:p>0.2485536875</text:p>
          </table:table-cell>
          <table:table-cell office:value-type="float" office:value="0.270020054728" calcext:value-type="float">
            <text:p>0.2700200547</text:p>
          </table:table-cell>
          <table:table-cell office:value-type="float" office:value="0.144932221185" calcext:value-type="float">
            <text:p>0.1449322212</text:p>
          </table:table-cell>
          <table:table-cell office:value-type="float" office:value="0.321049296884" calcext:value-type="float">
            <text:p>0.3210492969</text:p>
          </table:table-cell>
          <table:table-cell office:value-type="float" office:value="0.440560393802" calcext:value-type="float">
            <text:p>0.4405603938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2" calcext:value-type="float">
            <text:p>112</text:p>
          </table:table-cell>
          <table:table-cell office:value-type="float" office:value="-1" calcext:value-type="float">
            <text:p>-1</text:p>
          </table:table-cell>
          <table:table-cell office:value-type="float" office:value="0.309789672729" calcext:value-type="float">
            <text:p>0.3097896727</text:p>
          </table:table-cell>
          <table:table-cell office:value-type="float" office:value="0.177741947513" calcext:value-type="float">
            <text:p>0.1777419475</text:p>
          </table:table-cell>
          <table:table-cell office:value-type="float" office:value="0.347168361436" calcext:value-type="float">
            <text:p>0.3471683614</text:p>
          </table:table-cell>
          <table:table-cell office:value-type="float" office:value="0.338780033572" calcext:value-type="float">
            <text:p>0.3387800336</text:p>
          </table:table-cell>
          <table:table-cell office:value-type="float" office:value="0.273497457822" calcext:value-type="float">
            <text:p>0.2734974578</text:p>
          </table:table-cell>
          <table:table-cell office:value-type="float" office:value="0.611863070156" calcext:value-type="float">
            <text:p>0.6118630702</text:p>
          </table:table-cell>
          <table:table-cell office:value-type="float" office:value="0.0752989703033" calcext:value-type="float">
            <text:p>0.0752989703</text:p>
          </table:table-cell>
          <table:table-cell office:value-type="float" office:value="0.635327648592" calcext:value-type="float">
            <text:p>0.6353276486</text:p>
          </table:table-cell>
          <table:table-cell office:value-type="float" office:value="4.47" calcext:value-type="float">
            <text:p>4.47</text:p>
          </table:table-cell>
          <table:table-cell office:value-type="float" office:value="2.05" calcext:value-type="float">
            <text:p>2.05</text:p>
          </table:table-cell>
          <table:table-cell office:value-type="float" office:value="1.23" calcext:value-type="float">
            <text:p>1.23</text:p>
          </table:table-cell>
          <table:table-cell office:value-type="float" office:value="-1.13" calcext:value-type="float">
            <text:p>-1.13</text:p>
          </table:table-cell>
          <table:table-cell office:value-type="float" office:value="0.05" calcext:value-type="float">
            <text:p>0.05</text:p>
          </table:table-cell>
          <table:table-cell office:value-type="float" office:value="-0.01" calcext:value-type="float">
            <text:p>-0.01</text:p>
          </table:table-cell>
          <table:table-cell office:value-type="float" office:value="0.479370647886" calcext:value-type="float">
            <text:p>0.4793706479</text:p>
          </table:table-cell>
          <table:table-cell office:value-type="float" office:value="-0.231760252474" calcext:value-type="float">
            <text:p>-0.2317602525</text:p>
          </table:table-cell>
          <table:table-cell office:value-type="float" office:value="0.518553546443" calcext:value-type="float">
            <text:p>0.5185535464</text:p>
          </table:table-cell>
          <table:table-cell office:value-type="float" office:value="0.0656699081694" calcext:value-type="float">
            <text:p>0.0656699082</text:p>
          </table:table-cell>
          <table:table-cell office:value-type="float" office:value="0.241380022195" calcext:value-type="float">
            <text:p>0.2413800222</text:p>
          </table:table-cell>
          <table:table-cell office:value-type="float" office:value="-0.049111786608" calcext:value-type="float">
            <text:p>-0.0491117866</text:p>
          </table:table-cell>
          <table:table-cell office:value-type="float" office:value="0.280562920752" calcext:value-type="float">
            <text:p>0.2805629208</text:p>
          </table:table-cell>
          <table:table-cell office:value-type="float" office:value="0.248318374036" calcext:value-type="float">
            <text:p>0.248318374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2" calcext:value-type="float">
            <text:p>112</text:p>
          </table:table-cell>
          <table:table-cell office:value-type="float" office:value="-2" calcext:value-type="float">
            <text:p>-2</text:p>
          </table:table-cell>
          <table:table-cell office:value-type="float" office:value="0.296256411476" calcext:value-type="float">
            <text:p>0.2962564115</text:p>
          </table:table-cell>
          <table:table-cell office:value-type="float" office:value="0.215383026667" calcext:value-type="float">
            <text:p>0.2153830267</text:p>
          </table:table-cell>
          <table:table-cell office:value-type="float" office:value="0.364572827202" calcext:value-type="float">
            <text:p>0.3645728272</text:p>
          </table:table-cell>
          <table:table-cell office:value-type="float" office:value="0.374795093913" calcext:value-type="float">
            <text:p>0.3747950939</text:p>
          </table:table-cell>
          <table:table-cell office:value-type="float" office:value="0.263962633085" calcext:value-type="float">
            <text:p>0.2639626331</text:p>
          </table:table-cell>
          <table:table-cell office:value-type="float" office:value="0.650710040658" calcext:value-type="float">
            <text:p>0.6507100407</text:p>
          </table:table-cell>
          <table:table-cell office:value-type="float" office:value="0.0655627572361" calcext:value-type="float">
            <text:p>0.0655627572</text:p>
          </table:table-cell>
          <table:table-cell office:value-type="float" office:value="0.67412463501" calcext:value-type="float">
            <text:p>0.674124635</text:p>
          </table:table-cell>
          <table:table-cell office:value-type="float" office:value="4.41" calcext:value-type="float">
            <text:p>4.41</text:p>
          </table:table-cell>
          <table:table-cell office:value-type="float" office:value="2.05" calcext:value-type="float">
            <text:p>2.05</text:p>
          </table:table-cell>
          <table:table-cell office:value-type="float" office:value="1.24" calcext:value-type="float">
            <text:p>1.24</text:p>
          </table:table-cell>
          <table:table-cell office:value-type="float" office:value="-1.14" calcext:value-type="float">
            <text:p>-1.14</text:p>
          </table:table-cell>
          <table:table-cell office:value-type="float" office:value="0.05" calcext:value-type="float">
            <text:p>0.05</text:p>
          </table:table-cell>
          <table:table-cell office:value-type="float" office:value="-0.03" calcext:value-type="float">
            <text:p>-0.03</text:p>
          </table:table-cell>
          <table:table-cell office:value-type="float" office:value="0.454634443494" calcext:value-type="float">
            <text:p>0.4546344435</text:p>
          </table:table-cell>
          <table:table-cell office:value-type="float" office:value="-0.186020552079" calcext:value-type="float">
            <text:p>-0.1860205521</text:p>
          </table:table-cell>
          <table:table-cell office:value-type="float" office:value="0.49881031522" calcext:value-type="float">
            <text:p>0.4988103152</text:p>
          </table:table-cell>
          <table:table-cell office:value-type="float" office:value="0.11070911" calcext:value-type="float">
            <text:p>0.11070911</text:p>
          </table:table-cell>
          <table:table-cell office:value-type="float" office:value="0.219746953941" calcext:value-type="float">
            <text:p>0.2197469539</text:p>
          </table:table-cell>
          <table:table-cell office:value-type="float" office:value="0.000601706109784" calcext:value-type="float">
            <text:p>0.0006017061</text:p>
          </table:table-cell>
          <table:table-cell office:value-type="float" office:value="0.263922825667" calcext:value-type="float">
            <text:p>0.2639228257</text:p>
          </table:table-cell>
          <table:table-cell office:value-type="float" office:value="0.297331368188" calcext:value-type="float">
            <text:p>0.2973313682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2" calcext:value-type="float">
            <text:p>112</text:p>
          </table:table-cell>
          <table:table-cell office:value-type="float" office:value="-3" calcext:value-type="float">
            <text:p>-3</text:p>
          </table:table-cell>
          <table:table-cell office:value-type="float" office:value="0.282344908449" calcext:value-type="float">
            <text:p>0.2823449084</text:p>
          </table:table-cell>
          <table:table-cell office:value-type="float" office:value="0.252885961" calcext:value-type="float">
            <text:p>0.252885961</text:p>
          </table:table-cell>
          <table:table-cell office:value-type="float" office:value="0.336911647183" calcext:value-type="float">
            <text:p>0.3369116472</text:p>
          </table:table-cell>
          <table:table-cell office:value-type="float" office:value="0.403689022686" calcext:value-type="float">
            <text:p>0.4036890227</text:p>
          </table:table-cell>
          <table:table-cell office:value-type="float" office:value="0.2555717209" calcext:value-type="float">
            <text:p>0.2555717209</text:p>
          </table:table-cell>
          <table:table-cell office:value-type="float" office:value="0.689820046957" calcext:value-type="float">
            <text:p>0.689820047</text:p>
          </table:table-cell>
          <table:table-cell office:value-type="float" office:value="0.0565276517517" calcext:value-type="float">
            <text:p>0.0565276518</text:p>
          </table:table-cell>
          <table:table-cell office:value-type="float" office:value="0.713090862296" calcext:value-type="float">
            <text:p>0.7130908623</text:p>
          </table:table-cell>
          <table:table-cell office:value-type="float" office:value="4.35" calcext:value-type="float">
            <text:p>4.35</text:p>
          </table:table-cell>
          <table:table-cell office:value-type="float" office:value="2.05" calcext:value-type="float">
            <text:p>2.05</text:p>
          </table:table-cell>
          <table:table-cell office:value-type="float" office:value="1.25" calcext:value-type="float">
            <text:p>1.25</text:p>
          </table:table-cell>
          <table:table-cell office:value-type="float" office:value="-1.15" calcext:value-type="float">
            <text:p>-1.15</text:p>
          </table:table-cell>
          <table:table-cell office:value-type="float" office:value="0.05" calcext:value-type="float">
            <text:p>0.05</text:p>
          </table:table-cell>
          <table:table-cell office:value-type="float" office:value="-0.05" calcext:value-type="float">
            <text:p>-0.05</text:p>
          </table:table-cell>
          <table:table-cell office:value-type="float" office:value="0.429898239102" calcext:value-type="float">
            <text:p>0.4298982391</text:p>
          </table:table-cell>
          <table:table-cell office:value-type="float" office:value="-0.140280851683" calcext:value-type="float">
            <text:p>-0.1402808517</text:p>
          </table:table-cell>
          <table:table-cell office:value-type="float" office:value="0.479046675433" calcext:value-type="float">
            <text:p>0.4790466754</text:p>
          </table:table-cell>
          <table:table-cell office:value-type="float" office:value="0.155665817847" calcext:value-type="float">
            <text:p>0.1556658178</text:p>
          </table:table-cell>
          <table:table-cell office:value-type="float" office:value="0.198175123288" calcext:value-type="float">
            <text:p>0.1981751233</text:p>
          </table:table-cell>
          <table:table-cell office:value-type="float" office:value="0.0502562775008" calcext:value-type="float">
            <text:p>0.0502562775</text:p>
          </table:table-cell>
          <table:table-cell office:value-type="float" office:value="0.247323559619" calcext:value-type="float">
            <text:p>0.2473235596</text:p>
          </table:table-cell>
          <table:table-cell office:value-type="float" office:value="0.346202947031" calcext:value-type="float">
            <text:p>0.346202947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2" calcext:value-type="float">
            <text:p>112</text:p>
          </table:table-cell>
          <table:table-cell office:value-type="float" office:value="-4" calcext:value-type="float">
            <text:p>-4</text:p>
          </table:table-cell>
          <table:table-cell office:value-type="float" office:value="0.268235358659" calcext:value-type="float">
            <text:p>0.2682353587</text:p>
          </table:table-cell>
          <table:table-cell office:value-type="float" office:value="0.290314834944" calcext:value-type="float">
            <text:p>0.2903148349</text:p>
          </table:table-cell>
          <table:table-cell office:value-type="float" office:value="0.351559149709" calcext:value-type="float">
            <text:p>0.3515591497</text:p>
          </table:table-cell>
          <table:table-cell office:value-type="float" office:value="0.440910665177" calcext:value-type="float">
            <text:p>0.4409106652</text:p>
          </table:table-cell>
          <table:table-cell office:value-type="float" office:value="0.247609803017" calcext:value-type="float">
            <text:p>0.247609803</text:p>
          </table:table-cell>
          <table:table-cell office:value-type="float" office:value="0.729019637052" calcext:value-type="float">
            <text:p>0.7290196371</text:p>
          </table:table-cell>
          <table:table-cell office:value-type="float" office:value="0.0474276076532" calcext:value-type="float">
            <text:p>0.0474276077</text:p>
          </table:table-cell>
          <table:table-cell office:value-type="float" office:value="0.752041975212" calcext:value-type="float">
            <text:p>0.7520419752</text:p>
          </table:table-cell>
          <table:table-cell office:value-type="float" office:value="4.29" calcext:value-type="float">
            <text:p>4.29</text:p>
          </table:table-cell>
          <table:table-cell office:value-type="float" office:value="2.05" calcext:value-type="float">
            <text:p>2.05</text:p>
          </table:table-cell>
          <table:table-cell office:value-type="float" office:value="1.26" calcext:value-type="float">
            <text:p>1.26</text:p>
          </table:table-cell>
          <table:table-cell office:value-type="float" office:value="-1.16" calcext:value-type="float">
            <text:p>-1.16</text:p>
          </table:table-cell>
          <table:table-cell office:value-type="float" office:value="0.05" calcext:value-type="float">
            <text:p>0.05</text:p>
          </table:table-cell>
          <table:table-cell office:value-type="float" office:value="-0.07" calcext:value-type="float">
            <text:p>-0.07</text:p>
          </table:table-cell>
          <table:table-cell office:value-type="float" office:value="0.40516203471" calcext:value-type="float">
            <text:p>0.4051620347</text:p>
          </table:table-cell>
          <table:table-cell office:value-type="float" office:value="-0.0945411512876" calcext:value-type="float">
            <text:p>-0.0945411513</text:p>
          </table:table-cell>
          <table:table-cell office:value-type="float" office:value="0.459395608823" calcext:value-type="float">
            <text:p>0.4593956088</text:p>
          </table:table-cell>
          <table:table-cell office:value-type="float" office:value="0.200515994769" calcext:value-type="float">
            <text:p>0.2005159948</text:p>
          </table:table-cell>
          <table:table-cell office:value-type="float" office:value="0.176751837714" calcext:value-type="float">
            <text:p>0.1767518377</text:p>
          </table:table-cell>
          <table:table-cell office:value-type="float" office:value="0.0999550746606" calcext:value-type="float">
            <text:p>0.0999550747</text:p>
          </table:table-cell>
          <table:table-cell office:value-type="float" office:value="0.230985411827" calcext:value-type="float">
            <text:p>0.2309854118</text:p>
          </table:table-cell>
          <table:table-cell office:value-type="float" office:value="0.395012220717" calcext:value-type="float">
            <text:p>0.3950122207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2" calcext:value-type="float">
            <text:p>122</text:p>
          </table:table-cell>
          <table:table-cell office:value-type="float" office:value="-1" calcext:value-type="float">
            <text:p>-1</text:p>
          </table:table-cell>
          <table:table-cell office:value-type="float" office:value="0.311804479582" calcext:value-type="float">
            <text:p>0.3118044796</text:p>
          </table:table-cell>
          <table:table-cell office:value-type="float" office:value="0.403601057154" calcext:value-type="float">
            <text:p>0.4036010572</text:p>
          </table:table-cell>
          <table:table-cell office:value-type="float" office:value="0.160736026738" calcext:value-type="float">
            <text:p>0.1607360267</text:p>
          </table:table-cell>
          <table:table-cell office:value-type="float" office:value="0.830474761366" calcext:value-type="float">
            <text:p>0.8304747614</text:p>
          </table:table-cell>
          <table:table-cell office:value-type="float" office:value="0.32405997884" calcext:value-type="float">
            <text:p>0.3240599788</text:p>
          </table:table-cell>
          <table:table-cell office:value-type="float" office:value="0.894223704385" calcext:value-type="float">
            <text:p>0.8942237044</text:p>
          </table:table-cell>
          <table:table-cell office:value-type="float" office:value="0.328544760467" calcext:value-type="float">
            <text:p>0.3285447605</text:p>
          </table:table-cell>
          <table:table-cell office:value-type="float" office:value="0.652959409146" calcext:value-type="float">
            <text:p>0.6529594091</text:p>
          </table:table-cell>
          <table:table-cell office:value-type="float" office:value="5.07" calcext:value-type="float">
            <text:p>5.07</text:p>
          </table:table-cell>
          <table:table-cell office:value-type="float" office:value="2.05" calcext:value-type="float">
            <text:p>2.05</text:p>
          </table:table-cell>
          <table:table-cell office:value-type="float" office:value="1.13" calcext:value-type="float">
            <text:p>1.13</text:p>
          </table:table-cell>
          <table:table-cell office:value-type="float" office:value="-1.03" calcext:value-type="float">
            <text:p>-1.03</text:p>
          </table:table-cell>
          <table:table-cell office:value-type="float" office:value="0.05" calcext:value-type="float">
            <text:p>0.05</text:p>
          </table:table-cell>
          <table:table-cell office:value-type="float" office:value="0.19" calcext:value-type="float">
            <text:p>0.19</text:p>
          </table:table-cell>
          <table:table-cell office:value-type="float" office:value="0.370826956967" calcext:value-type="float">
            <text:p>0.370826957</text:p>
          </table:table-cell>
          <table:table-cell office:value-type="float" office:value="-0.079294861742" calcext:value-type="float">
            <text:p>-0.0792948617</text:p>
          </table:table-cell>
          <table:table-cell office:value-type="float" office:value="0.488198221527" calcext:value-type="float">
            <text:p>0.4881982215</text:p>
          </table:table-cell>
          <table:table-cell office:value-type="float" office:value="0.196792056194" calcext:value-type="float">
            <text:p>0.1967920562</text:p>
          </table:table-cell>
          <table:table-cell office:value-type="float" office:value="0.190414304662" calcext:value-type="float">
            <text:p>0.1904143047</text:p>
          </table:table-cell>
          <table:table-cell office:value-type="float" office:value="0.16039509401" calcext:value-type="float">
            <text:p>0.160395094</text:p>
          </table:table-cell>
          <table:table-cell office:value-type="float" office:value="0.307785569223" calcext:value-type="float">
            <text:p>0.3077855692</text:p>
          </table:table-cell>
          <table:table-cell office:value-type="float" office:value="0.436482011946" calcext:value-type="float">
            <text:p>0.4364820119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2" calcext:value-type="float">
            <text:p>122</text:p>
          </table:table-cell>
          <table:table-cell office:value-type="float" office:value="-2" calcext:value-type="float">
            <text:p>-2</text:p>
          </table:table-cell>
          <table:table-cell office:value-type="float" office:value="0.309441440375" calcext:value-type="float">
            <text:p>0.3094414404</text:p>
          </table:table-cell>
          <table:table-cell office:value-type="float" office:value="0.443531196719" calcext:value-type="float">
            <text:p>0.4435311967</text:p>
          </table:table-cell>
          <table:table-cell office:value-type="float" office:value="0.159016887692" calcext:value-type="float">
            <text:p>0.1590168877</text:p>
          </table:table-cell>
          <table:table-cell office:value-type="float" office:value="0.870437801302" calcext:value-type="float">
            <text:p>0.8704378013</text:p>
          </table:table-cell>
          <table:table-cell office:value-type="float" office:value="0.323360948155" calcext:value-type="float">
            <text:p>0.3233609482</text:p>
          </table:table-cell>
          <table:table-cell office:value-type="float" office:value="0.934217595869" calcext:value-type="float">
            <text:p>0.9342175959</text:p>
          </table:table-cell>
          <table:table-cell office:value-type="float" office:value="0.326335003241" calcext:value-type="float">
            <text:p>0.3263350032</text:p>
          </table:table-cell>
          <table:table-cell office:value-type="float" office:value="0.692898324668" calcext:value-type="float">
            <text:p>0.6928983247</text:p>
          </table:table-cell>
          <table:table-cell office:value-type="float" office:value="5.01" calcext:value-type="float">
            <text:p>5.01</text:p>
          </table:table-cell>
          <table:table-cell office:value-type="float" office:value="2.05" calcext:value-type="float">
            <text:p>2.05</text:p>
          </table:table-cell>
          <table:table-cell office:value-type="float" office:value="1.14" calcext:value-type="float">
            <text:p>1.14</text:p>
          </table:table-cell>
          <table:table-cell office:value-type="float" office:value="-1.04" calcext:value-type="float">
            <text:p>-1.04</text:p>
          </table:table-cell>
          <table:table-cell office:value-type="float" office:value="0.05" calcext:value-type="float">
            <text:p>0.05</text:p>
          </table:table-cell>
          <table:table-cell office:value-type="float" office:value="0.17" calcext:value-type="float">
            <text:p>0.17</text:p>
          </table:table-cell>
          <table:table-cell office:value-type="float" office:value="0.369943451237" calcext:value-type="float">
            <text:p>0.3699434512</text:p>
          </table:table-cell>
          <table:table-cell office:value-type="float" office:value="-0.0273023678835" calcext:value-type="float">
            <text:p>-0.0273023679</text:p>
          </table:table-cell>
          <table:table-cell office:value-type="float" office:value="0.4856072069" calcext:value-type="float">
            <text:p>0.4856072069</text:p>
          </table:table-cell>
          <table:table-cell office:value-type="float" office:value="0.249504235408" calcext:value-type="float">
            <text:p>0.2495042354</text:p>
          </table:table-cell>
          <table:table-cell office:value-type="float" office:value="0.188053778682" calcext:value-type="float">
            <text:p>0.1880537787</text:p>
          </table:table-cell>
          <table:table-cell office:value-type="float" office:value="0.211268684464" calcext:value-type="float">
            <text:p>0.2112686845</text:p>
          </table:table-cell>
          <table:table-cell office:value-type="float" office:value="0.303717534345" calcext:value-type="float">
            <text:p>0.3037175343</text:p>
          </table:table-cell>
          <table:table-cell office:value-type="float" office:value="0.488075287755" calcext:value-type="float">
            <text:p>0.4880752878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2" calcext:value-type="float">
            <text:p>122</text:p>
          </table:table-cell>
          <table:table-cell office:value-type="float" office:value="-3" calcext:value-type="float">
            <text:p>-3</text:p>
          </table:table-cell>
          <table:table-cell office:value-type="float" office:value="0.310426097003" calcext:value-type="float">
            <text:p>0.310426097</text:p>
          </table:table-cell>
          <table:table-cell office:value-type="float" office:value="0.483519075524" calcext:value-type="float">
            <text:p>0.4835190755</text:p>
          </table:table-cell>
          <table:table-cell office:value-type="float" office:value="0.160389412203" calcext:value-type="float">
            <text:p>0.1603894122</text:p>
          </table:table-cell>
          <table:table-cell office:value-type="float" office:value="0.910414246573" calcext:value-type="float">
            <text:p>0.9104142466</text:p>
          </table:table-cell>
          <table:table-cell office:value-type="float" office:value="0.325150299009" calcext:value-type="float">
            <text:p>0.325150299</text:p>
          </table:table-cell>
          <table:table-cell office:value-type="float" office:value="0.974177553621" calcext:value-type="float">
            <text:p>0.9741775536</text:p>
          </table:table-cell>
          <table:table-cell office:value-type="float" office:value="0.330814987997" calcext:value-type="float">
            <text:p>0.330814988</text:p>
          </table:table-cell>
          <table:table-cell office:value-type="float" office:value="0.732646654652" calcext:value-type="float">
            <text:p>0.7326466547</text:p>
          </table:table-cell>
          <table:table-cell office:value-type="float" office:value="4.95" calcext:value-type="float">
            <text:p>4.95</text:p>
          </table:table-cell>
          <table:table-cell office:value-type="float" office:value="2.05" calcext:value-type="float">
            <text:p>2.05</text:p>
          </table:table-cell>
          <table:table-cell office:value-type="float" office:value="1.15" calcext:value-type="float">
            <text:p>1.15</text:p>
          </table:table-cell>
          <table:table-cell office:value-type="float" office:value="-1.05" calcext:value-type="float">
            <text:p>-1.05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369943451237" calcext:value-type="float">
            <text:p>0.3699434512</text:p>
          </table:table-cell>
          <table:table-cell office:value-type="float" office:value="-0.0273023678835" calcext:value-type="float">
            <text:p>-0.0273023679</text:p>
          </table:table-cell>
          <table:table-cell office:value-type="float" office:value="0.488867981887" calcext:value-type="float">
            <text:p>0.4888679819</text:p>
          </table:table-cell>
          <table:table-cell office:value-type="float" office:value="0.248119047423" calcext:value-type="float">
            <text:p>0.2481190474</text:p>
          </table:table-cell>
          <table:table-cell office:value-type="float" office:value="0.19088377416" calcext:value-type="float">
            <text:p>0.1908837742</text:p>
          </table:table-cell>
          <table:table-cell office:value-type="float" office:value="0.213400004446" calcext:value-type="float">
            <text:p>0.2134000044</text:p>
          </table:table-cell>
          <table:table-cell office:value-type="float" office:value="0.30980830481" calcext:value-type="float">
            <text:p>0.3098083048</text:p>
          </table:table-cell>
          <table:table-cell office:value-type="float" office:value="0.488821419753" calcext:value-type="float">
            <text:p>0.4888214198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2" calcext:value-type="float">
            <text:p>122</text:p>
          </table:table-cell>
          <table:table-cell office:value-type="float" office:value="-4" calcext:value-type="float">
            <text:p>-4</text:p>
          </table:table-cell>
          <table:table-cell office:value-type="float" office:value="0.311338524347" calcext:value-type="float">
            <text:p>0.3113385243</text:p>
          </table:table-cell>
          <table:table-cell office:value-type="float" office:value="0.523508667624" calcext:value-type="float">
            <text:p>0.5235086676</text:p>
          </table:table-cell>
          <table:table-cell office:value-type="float" office:value="0.158741428785" calcext:value-type="float">
            <text:p>0.1587414288</text:p>
          </table:table-cell>
          <table:table-cell office:value-type="float" office:value="0.950380284038" calcext:value-type="float">
            <text:p>0.950380284</text:p>
          </table:table-cell>
          <table:table-cell office:value-type="float" office:value="0.324482442562" calcext:value-type="float">
            <text:p>0.3244824426</text:p>
          </table:table-cell>
          <table:table-cell office:value-type="float" office:value="1.01417197783" calcext:value-type="float">
            <text:p>1.0141719778</text:p>
          </table:table-cell>
          <table:table-cell office:value-type="float" office:value="0.32873669554" calcext:value-type="float">
            <text:p>0.3287366955</text:p>
          </table:table-cell>
          <table:table-cell office:value-type="float" office:value="0.772592626921" calcext:value-type="float">
            <text:p>0.7725926269</text:p>
          </table:table-cell>
          <table:table-cell office:value-type="float" office:value="4.89" calcext:value-type="float">
            <text:p>4.89</text:p>
          </table:table-cell>
          <table:table-cell office:value-type="float" office:value="2.05" calcext:value-type="float">
            <text:p>2.05</text:p>
          </table:table-cell>
          <table:table-cell office:value-type="float" office:value="1.16" calcext:value-type="float">
            <text:p>1.16</text:p>
          </table:table-cell>
          <table:table-cell office:value-type="float" office:value="-1.06" calcext:value-type="float">
            <text:p>-1.06</text:p>
          </table:table-cell>
          <table:table-cell office:value-type="float" office:value="0.05" calcext:value-type="float">
            <text:p>0.05</text:p>
          </table:table-cell>
          <table:table-cell office:value-type="float" office:value="0.13" calcext:value-type="float">
            <text:p>0.13</text:p>
          </table:table-cell>
          <table:table-cell office:value-type="float" office:value="0.369059945507" calcext:value-type="float">
            <text:p>0.3690599455</text:p>
          </table:table-cell>
          <table:table-cell office:value-type="float" office:value="0.024690125975" calcext:value-type="float">
            <text:p>0.024690126</text:p>
          </table:table-cell>
          <table:table-cell office:value-type="float" office:value="0.488200964789" calcext:value-type="float">
            <text:p>0.4882009648</text:p>
          </table:table-cell>
          <table:table-cell office:value-type="float" office:value="0.300017962425" calcext:value-type="float">
            <text:p>0.3000179624</text:p>
          </table:table-cell>
          <table:table-cell office:value-type="float" office:value="0.190189554413" calcext:value-type="float">
            <text:p>0.1901895544</text:p>
          </table:table-cell>
          <table:table-cell office:value-type="float" office:value="0.265533193531" calcext:value-type="float">
            <text:p>0.2655331935</text:p>
          </table:table-cell>
          <table:table-cell office:value-type="float" office:value="0.309330573695" calcext:value-type="float">
            <text:p>0.3093305737</text:p>
          </table:table-cell>
          <table:table-cell office:value-type="float" office:value="0.540861029982" calcext:value-type="float">
            <text:p>0.54086103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2" calcext:value-type="float">
            <text:p>122</text:p>
          </table:table-cell>
          <table:table-cell office:value-type="float" office:value="-1" calcext:value-type="float">
            <text:p>-1</text:p>
          </table:table-cell>
          <table:table-cell office:value-type="float" office:value="0.0767729766582" calcext:value-type="float">
            <text:p>0.0767729767</text:p>
          </table:table-cell>
          <table:table-cell office:value-type="float" office:value="0.445698732114" calcext:value-type="float">
            <text:p>0.4456987321</text:p>
          </table:table-cell>
          <table:table-cell office:value-type="float" office:value="0.301651867466" calcext:value-type="float">
            <text:p>0.3016518675</text:p>
          </table:table-cell>
          <table:table-cell office:value-type="float" office:value="0.514047528505" calcext:value-type="float">
            <text:p>0.5140475285</text:p>
          </table:table-cell>
          <table:table-cell office:value-type="float" office:value="-0.0894642290845" calcext:value-type="float">
            <text:p>-0.0894642291</text:p>
          </table:table-cell>
          <table:table-cell office:value-type="float" office:value="0.968757354552" calcext:value-type="float">
            <text:p>0.9687573546</text:p>
          </table:table-cell>
          <table:table-cell office:value-type="float" office:value="0.0729594393347" calcext:value-type="float">
            <text:p>0.0729594393</text:p>
          </table:table-cell>
          <table:table-cell office:value-type="float" office:value="0.758654280191" calcext:value-type="float">
            <text:p>0.7586542802</text:p>
          </table:table-cell>
          <table:table-cell office:value-type="float" office:value="5.07" calcext:value-type="float">
            <text:p>5.07</text:p>
          </table:table-cell>
          <table:table-cell office:value-type="float" office:value="2.05" calcext:value-type="float">
            <text:p>2.05</text:p>
          </table:table-cell>
          <table:table-cell office:value-type="float" office:value="1.13" calcext:value-type="float">
            <text:p>1.13</text:p>
          </table:table-cell>
          <table:table-cell office:value-type="float" office:value="-1.03" calcext:value-type="float">
            <text:p>-1.03</text:p>
          </table:table-cell>
          <table:table-cell office:value-type="float" office:value="0.05" calcext:value-type="float">
            <text:p>0.05</text:p>
          </table:table-cell>
          <table:table-cell office:value-type="float" office:value="0.19" calcext:value-type="float">
            <text:p>0.19</text:p>
          </table:table-cell>
          <table:table-cell office:value-type="float" office:value="0.281128332761" calcext:value-type="float">
            <text:p>0.2811283328</text:p>
          </table:table-cell>
          <table:table-cell office:value-type="float" office:value="-0.0604632134521" calcext:value-type="float">
            <text:p>-0.0604632135</text:p>
          </table:table-cell>
          <table:table-cell office:value-type="float" office:value="0.322954613949" calcext:value-type="float">
            <text:p>0.3229546139</text:p>
          </table:table-cell>
          <table:table-cell office:value-type="float" office:value="0.236606748345" calcext:value-type="float">
            <text:p>0.2366067483</text:p>
          </table:table-cell>
          <table:table-cell office:value-type="float" office:value="0.0447713397376" calcext:value-type="float">
            <text:p>0.0447713397</text:p>
          </table:table-cell>
          <table:table-cell office:value-type="float" office:value="0.124294389501" calcext:value-type="float">
            <text:p>0.1242943895</text:p>
          </table:table-cell>
          <table:table-cell office:value-type="float" office:value="0.0865976209262" calcext:value-type="float">
            <text:p>0.0865976209</text:p>
          </table:table-cell>
          <table:table-cell office:value-type="float" office:value="0.421364351298" calcext:value-type="float">
            <text:p>0.4213643513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2" calcext:value-type="float">
            <text:p>122</text:p>
          </table:table-cell>
          <table:table-cell office:value-type="float" office:value="-2" calcext:value-type="float">
            <text:p>-2</text:p>
          </table:table-cell>
          <table:table-cell office:value-type="float" office:value="0.06149099996" calcext:value-type="float">
            <text:p>0.061491</text:p>
          </table:table-cell>
          <table:table-cell office:value-type="float" office:value="0.482664407925" calcext:value-type="float">
            <text:p>0.4826644079</text:p>
          </table:table-cell>
          <table:table-cell office:value-type="float" office:value="0.287136692556" calcext:value-type="float">
            <text:p>0.2871366926</text:p>
          </table:table-cell>
          <table:table-cell office:value-type="float" office:value="0.55132097344" calcext:value-type="float">
            <text:p>0.5513209734</text:p>
          </table:table-cell>
          <table:table-cell office:value-type="float" office:value="-0.0953036699287" calcext:value-type="float">
            <text:p>-0.0953036699</text:p>
          </table:table-cell>
          <table:table-cell office:value-type="float" office:value="1.00832882067" calcext:value-type="float">
            <text:p>1.0083288207</text:p>
          </table:table-cell>
          <table:table-cell office:value-type="float" office:value="0.0644979517749" calcext:value-type="float">
            <text:p>0.0644979518</text:p>
          </table:table-cell>
          <table:table-cell office:value-type="float" office:value="0.797749078161" calcext:value-type="float">
            <text:p>0.7977490782</text:p>
          </table:table-cell>
          <table:table-cell office:value-type="float" office:value="5.01" calcext:value-type="float">
            <text:p>5.01</text:p>
          </table:table-cell>
          <table:table-cell office:value-type="float" office:value="2.05" calcext:value-type="float">
            <text:p>2.05</text:p>
          </table:table-cell>
          <table:table-cell office:value-type="float" office:value="1.14" calcext:value-type="float">
            <text:p>1.14</text:p>
          </table:table-cell>
          <table:table-cell office:value-type="float" office:value="-1.04" calcext:value-type="float">
            <text:p>-1.04</text:p>
          </table:table-cell>
          <table:table-cell office:value-type="float" office:value="0.05" calcext:value-type="float">
            <text:p>0.05</text:p>
          </table:table-cell>
          <table:table-cell office:value-type="float" office:value="0.17" calcext:value-type="float">
            <text:p>0.17</text:p>
          </table:table-cell>
          <table:table-cell office:value-type="float" office:value="0.24877662184" calcext:value-type="float">
            <text:p>0.2487766218</text:p>
          </table:table-cell>
          <table:table-cell office:value-type="float" office:value="-0.0197524433723" calcext:value-type="float">
            <text:p>-0.0197524434</text:p>
          </table:table-cell>
          <table:table-cell office:value-type="float" office:value="0.298580511864" calcext:value-type="float">
            <text:p>0.2985805119</text:p>
          </table:table-cell>
          <table:table-cell office:value-type="float" office:value="0.276084627561" calcext:value-type="float">
            <text:p>0.2760846276</text:p>
          </table:table-cell>
          <table:table-cell office:value-type="float" office:value="0.0174761480423" calcext:value-type="float">
            <text:p>0.017476148</text:p>
          </table:table-cell>
          <table:table-cell office:value-type="float" office:value="0.171297526063" calcext:value-type="float">
            <text:p>0.1712975261</text:p>
          </table:table-cell>
          <table:table-cell office:value-type="float" office:value="0.0672800380666" calcext:value-type="float">
            <text:p>0.0672800381</text:p>
          </table:table-cell>
          <table:table-cell office:value-type="float" office:value="0.467134596996" calcext:value-type="float">
            <text:p>0.467134597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2" calcext:value-type="float">
            <text:p>122</text:p>
          </table:table-cell>
          <table:table-cell office:value-type="float" office:value="-3" calcext:value-type="float">
            <text:p>-3</text:p>
          </table:table-cell>
          <table:table-cell office:value-type="float" office:value="0.0469417896211" calcext:value-type="float">
            <text:p>0.0469417896</text:p>
          </table:table-cell>
          <table:table-cell office:value-type="float" office:value="0.519924580745" calcext:value-type="float">
            <text:p>0.5199245807</text:p>
          </table:table-cell>
          <table:table-cell office:value-type="float" office:value="0.272567672755" calcext:value-type="float">
            <text:p>0.2725676728</text:p>
          </table:table-cell>
          <table:table-cell office:value-type="float" office:value="0.588573405066" calcext:value-type="float">
            <text:p>0.5885734051</text:p>
          </table:table-cell>
          <table:table-cell office:value-type="float" office:value="-0.0997964853399" calcext:value-type="float">
            <text:p>-0.0997964853</text:p>
          </table:table-cell>
          <table:table-cell office:value-type="float" office:value="1.04807570243" calcext:value-type="float">
            <text:p>1.0480757024</text:p>
          </table:table-cell>
          <table:table-cell office:value-type="float" office:value="0.056839685187" calcext:value-type="float">
            <text:p>0.0568396852</text:p>
          </table:table-cell>
          <table:table-cell office:value-type="float" office:value="0.837009120861" calcext:value-type="float">
            <text:p>0.8370091209</text:p>
          </table:table-cell>
          <table:table-cell office:value-type="float" office:value="4.95" calcext:value-type="float">
            <text:p>4.95</text:p>
          </table:table-cell>
          <table:table-cell office:value-type="float" office:value="2.05" calcext:value-type="float">
            <text:p>2.05</text:p>
          </table:table-cell>
          <table:table-cell office:value-type="float" office:value="1.15" calcext:value-type="float">
            <text:p>1.15</text:p>
          </table:table-cell>
          <table:table-cell office:value-type="float" office:value="-1.05" calcext:value-type="float">
            <text:p>-1.05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216424910919" calcext:value-type="float">
            <text:p>0.2164249109</text:p>
          </table:table-cell>
          <table:table-cell office:value-type="float" office:value="0.0209583267075" calcext:value-type="float">
            <text:p>0.0209583267</text:p>
          </table:table-cell>
          <table:table-cell office:value-type="float" office:value="0.274895484812" calcext:value-type="float">
            <text:p>0.2748954848</text:p>
          </table:table-cell>
          <table:table-cell office:value-type="float" office:value="0.315205148251" calcext:value-type="float">
            <text:p>0.3152051483</text:p>
          </table:table-cell>
          <table:table-cell office:value-type="float" office:value="-0.00916502457453" calcext:value-type="float">
            <text:p>-0.0091650246</text:p>
          </table:table-cell>
          <table:table-cell office:value-type="float" office:value="0.218718739845" calcext:value-type="float">
            <text:p>0.2187187398</text:p>
          </table:table-cell>
          <table:table-cell office:value-type="float" office:value="0.0493055493185" calcext:value-type="float">
            <text:p>0.0493055493</text:p>
          </table:table-cell>
          <table:table-cell office:value-type="float" office:value="0.512965561388" calcext:value-type="float">
            <text:p>0.5129655614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2" calcext:value-type="float">
            <text:p>122</text:p>
          </table:table-cell>
          <table:table-cell office:value-type="float" office:value="-4" calcext:value-type="float">
            <text:p>-4</text:p>
          </table:table-cell>
          <table:table-cell office:value-type="float" office:value="0.0336477805894" calcext:value-type="float">
            <text:p>0.0336477806</text:p>
          </table:table-cell>
          <table:table-cell office:value-type="float" office:value="0.557650822591" calcext:value-type="float">
            <text:p>0.5576508226</text:p>
          </table:table-cell>
          <table:table-cell office:value-type="float" office:value="0.258352221673" calcext:value-type="float">
            <text:p>0.2583522217</text:p>
          </table:table-cell>
          <table:table-cell office:value-type="float" office:value="0.625962186144" calcext:value-type="float">
            <text:p>0.6259621861</text:p>
          </table:table-cell>
          <table:table-cell office:value-type="float" office:value="-0.103811645648" calcext:value-type="float">
            <text:p>-0.1038116456</text:p>
          </table:table-cell>
          <table:table-cell office:value-type="float" office:value="1.08787367333" calcext:value-type="float">
            <text:p>1.0878736733</text:p>
          </table:table-cell>
          <table:table-cell office:value-type="float" office:value="0.0506877024714" calcext:value-type="float">
            <text:p>0.0506877025</text:p>
          </table:table-cell>
          <table:table-cell office:value-type="float" office:value="0.876533203503" calcext:value-type="float">
            <text:p>0.8765332035</text:p>
          </table:table-cell>
          <table:table-cell office:value-type="float" office:value="4.89" calcext:value-type="float">
            <text:p>4.89</text:p>
          </table:table-cell>
          <table:table-cell office:value-type="float" office:value="2.05" calcext:value-type="float">
            <text:p>2.05</text:p>
          </table:table-cell>
          <table:table-cell office:value-type="float" office:value="1.16" calcext:value-type="float">
            <text:p>1.16</text:p>
          </table:table-cell>
          <table:table-cell office:value-type="float" office:value="-1.06" calcext:value-type="float">
            <text:p>-1.06</text:p>
          </table:table-cell>
          <table:table-cell office:value-type="float" office:value="0.05" calcext:value-type="float">
            <text:p>0.05</text:p>
          </table:table-cell>
          <table:table-cell office:value-type="float" office:value="0.13" calcext:value-type="float">
            <text:p>0.13</text:p>
          </table:table-cell>
          <table:table-cell office:value-type="float" office:value="0.184073199998" calcext:value-type="float">
            <text:p>0.1840732</text:p>
          </table:table-cell>
          <table:table-cell office:value-type="float" office:value="0.0616690967873" calcext:value-type="float">
            <text:p>0.0616690968</text:p>
          </table:table-cell>
          <table:table-cell office:value-type="float" office:value="0.252211718146" calcext:value-type="float">
            <text:p>0.2522117181</text:p>
          </table:table-cell>
          <table:table-cell office:value-type="float" office:value="0.35382854357" calcext:value-type="float">
            <text:p>0.3538285436</text:p>
          </table:table-cell>
          <table:table-cell office:value-type="float" office:value="-0.0348750437981" calcext:value-type="float">
            <text:p>-0.0348750438</text:p>
          </table:table-cell>
          <table:table-cell office:value-type="float" office:value="0.266758507871" calcext:value-type="float">
            <text:p>0.2667585079</text:p>
          </table:table-cell>
          <table:table-cell office:value-type="float" office:value="0.0332634743497" calcext:value-type="float">
            <text:p>0.0332634743</text:p>
          </table:table-cell>
          <table:table-cell office:value-type="float" office:value="0.558917954654" calcext:value-type="float">
            <text:p>0.5589179547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6" calcext:value-type="float">
            <text:p>126</text:p>
          </table:table-cell>
          <table:table-cell office:value-type="float" office:value="-1" calcext:value-type="float">
            <text:p>-1</text:p>
          </table:table-cell>
          <table:table-cell office:value-type="float" office:value="0.224044915325" calcext:value-type="float">
            <text:p>0.2240449153</text:p>
          </table:table-cell>
          <table:table-cell office:value-type="float" office:value="0.526818621273" calcext:value-type="float">
            <text:p>0.5268186213</text:p>
          </table:table-cell>
          <table:table-cell office:value-type="float" office:value="0.31359826824" calcext:value-type="float">
            <text:p>0.3135982682</text:p>
          </table:table-cell>
          <table:table-cell office:value-type="float" office:value="0.74118304716" calcext:value-type="float">
            <text:p>0.7411830472</text:p>
          </table:table-cell>
          <table:table-cell office:value-type="float" office:value="0.0613683453169" calcext:value-type="float">
            <text:p>0.0613683453</text:p>
          </table:table-cell>
          <table:table-cell office:value-type="float" office:value="1.10107853614" calcext:value-type="float">
            <text:p>1.1010785361</text:p>
          </table:table-cell>
          <table:table-cell office:value-type="float" office:value="0.290910284635" calcext:value-type="float">
            <text:p>0.2909102846</text:p>
          </table:table-cell>
          <table:table-cell office:value-type="float" office:value="1.02004134565" calcext:value-type="float">
            <text:p>1.0200413457</text:p>
          </table:table-cell>
          <table:table-cell office:value-type="float" office:value="5.31" calcext:value-type="float">
            <text:p>5.31</text:p>
          </table:table-cell>
          <table:table-cell office:value-type="float" office:value="2.05" calcext:value-type="float">
            <text:p>2.05</text:p>
          </table:table-cell>
          <table:table-cell office:value-type="float" office:value="1.09" calcext:value-type="float">
            <text:p>1.09</text:p>
          </table:table-cell>
          <table:table-cell office:value-type="float" office:value="-0.99" calcext:value-type="float">
            <text:p>-0.99</text:p>
          </table:table-cell>
          <table:table-cell office:value-type="float" office:value="0.05" calcext:value-type="float">
            <text:p>0.05</text:p>
          </table:table-cell>
          <table:table-cell office:value-type="float" office:value="0.27" calcext:value-type="float">
            <text:p>0.27</text:p>
          </table:table-cell>
          <table:table-cell office:value-type="float" office:value="0.284198775336" calcext:value-type="float">
            <text:p>0.2841987753</text:p>
          </table:table-cell>
          <table:table-cell office:value-type="float" office:value="0.0745550430542" calcext:value-type="float">
            <text:p>0.0745550431</text:p>
          </table:table-cell>
          <table:table-cell office:value-type="float" office:value="0.398634963208" calcext:value-type="float">
            <text:p>0.3986349632</text:p>
          </table:table-cell>
          <table:table-cell office:value-type="float" office:value="0.351871394728" calcext:value-type="float">
            <text:p>0.3518713947</text:p>
          </table:table-cell>
          <table:table-cell office:value-type="float" office:value="0.101253863838" calcext:value-type="float">
            <text:p>0.1012538638</text:p>
          </table:table-cell>
          <table:table-cell office:value-type="float" office:value="0.3123178647" calcext:value-type="float">
            <text:p>0.3123178647</text:p>
          </table:table-cell>
          <table:table-cell office:value-type="float" office:value="0.215690051709" calcext:value-type="float">
            <text:p>0.2156900517</text:p>
          </table:table-cell>
          <table:table-cell office:value-type="float" office:value="0.589634216373" calcext:value-type="float">
            <text:p>0.5896342164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6" calcext:value-type="float">
            <text:p>126</text:p>
          </table:table-cell>
          <table:table-cell office:value-type="float" office:value="-2" calcext:value-type="float">
            <text:p>-2</text:p>
          </table:table-cell>
          <table:table-cell office:value-type="float" office:value="0.217931125061" calcext:value-type="float">
            <text:p>0.2179311251</text:p>
          </table:table-cell>
          <table:table-cell office:value-type="float" office:value="0.56634862973" calcext:value-type="float">
            <text:p>0.5663486297</text:p>
          </table:table-cell>
          <table:table-cell office:value-type="float" office:value="0.311756923962" calcext:value-type="float">
            <text:p>0.311756924</text:p>
          </table:table-cell>
          <table:table-cell office:value-type="float" office:value="0.781140642824" calcext:value-type="float">
            <text:p>0.7811406428</text:p>
          </table:table-cell>
          <table:table-cell office:value-type="float" office:value="0.0628540654861" calcext:value-type="float">
            <text:p>0.0628540655</text:p>
          </table:table-cell>
          <table:table-cell office:value-type="float" office:value="1.14105093456" calcext:value-type="float">
            <text:p>1.1410509346</text:p>
          </table:table-cell>
          <table:table-cell office:value-type="float" office:value="0.289079737749" calcext:value-type="float">
            <text:p>0.2890797377</text:p>
          </table:table-cell>
          <table:table-cell office:value-type="float" office:value="1.05999943742" calcext:value-type="float">
            <text:p>1.0599994374</text:p>
          </table:table-cell>
          <table:table-cell office:value-type="float" office:value="5.25" calcext:value-type="float">
            <text:p>5.25</text:p>
          </table:table-cell>
          <table:table-cell office:value-type="float" office:value="2.05" calcext:value-type="float">
            <text:p>2.05</text:p>
          </table:table-cell>
          <table:table-cell office:value-type="float" office:value="1.1" calcext:value-type="float">
            <text:p>1.1</text:p>
          </table:table-cell>
          <table:table-cell office:value-type="float" office:value="-1" calcext:value-type="float">
            <text:p>-1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0.260792910165" calcext:value-type="float">
            <text:p>0.2607929102</text:p>
          </table:table-cell>
          <table:table-cell office:value-type="float" office:value="0.120989571969" calcext:value-type="float">
            <text:p>0.120989572</text:p>
          </table:table-cell>
          <table:table-cell office:value-type="float" office:value="0.385213888687" calcext:value-type="float">
            <text:p>0.3852138887</text:p>
          </table:table-cell>
          <table:table-cell office:value-type="float" office:value="0.393972025808" calcext:value-type="float">
            <text:p>0.3939720258</text:p>
          </table:table-cell>
          <table:table-cell office:value-type="float" office:value="0.0865936596145" calcext:value-type="float">
            <text:p>0.0865936596</text:p>
          </table:table-cell>
          <table:table-cell office:value-type="float" office:value="0.365232527052" calcext:value-type="float">
            <text:p>0.3652325271</text:p>
          </table:table-cell>
          <table:table-cell office:value-type="float" office:value="0.211014638137" calcext:value-type="float">
            <text:p>0.2110146381</text:p>
          </table:table-cell>
          <table:table-cell office:value-type="float" office:value="0.638214980891" calcext:value-type="float">
            <text:p>0.6382149809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6" calcext:value-type="float">
            <text:p>126</text:p>
          </table:table-cell>
          <table:table-cell office:value-type="float" office:value="-3" calcext:value-type="float">
            <text:p>-3</text:p>
          </table:table-cell>
          <table:table-cell office:value-type="float" office:value="0.213330285616" calcext:value-type="float">
            <text:p>0.2133302856</text:p>
          </table:table-cell>
          <table:table-cell office:value-type="float" office:value="0.606083152206" calcext:value-type="float">
            <text:p>0.6060831522</text:p>
          </table:table-cell>
          <table:table-cell office:value-type="float" office:value="0.310866352044" calcext:value-type="float">
            <text:p>0.310866352</text:p>
          </table:table-cell>
          <table:table-cell office:value-type="float" office:value="0.821130727616" calcext:value-type="float">
            <text:p>0.8211307276</text:p>
          </table:table-cell>
          <table:table-cell office:value-type="float" office:value="0.0653551124182" calcext:value-type="float">
            <text:p>0.0653551124</text:p>
          </table:table-cell>
          <table:table-cell office:value-type="float" office:value="1.18097266754" calcext:value-type="float">
            <text:p>1.1809726675</text:p>
          </table:table-cell>
          <table:table-cell office:value-type="float" office:value="0.287210308868" calcext:value-type="float">
            <text:p>0.2872103089</text:p>
          </table:table-cell>
          <table:table-cell office:value-type="float" office:value="1.09995572899" calcext:value-type="float">
            <text:p>1.099955729</text:p>
          </table:table-cell>
          <table:table-cell office:value-type="float" office:value="5.19" calcext:value-type="float">
            <text:p>5.19</text:p>
          </table:table-cell>
          <table:table-cell office:value-type="float" office:value="2.05" calcext:value-type="float">
            <text:p>2.05</text:p>
          </table:table-cell>
          <table:table-cell office:value-type="float" office:value="1.11" calcext:value-type="float">
            <text:p>1.11</text:p>
          </table:table-cell>
          <table:table-cell office:value-type="float" office:value="-1.01" calcext:value-type="float">
            <text:p>-1.01</text:p>
          </table:table-cell>
          <table:table-cell office:value-type="float" office:value="0.05" calcext:value-type="float">
            <text:p>0.05</text:p>
          </table:table-cell>
          <table:table-cell office:value-type="float" office:value="0.23" calcext:value-type="float">
            <text:p>0.23</text:p>
          </table:table-cell>
          <table:table-cell office:value-type="float" office:value="0.237387044993" calcext:value-type="float">
            <text:p>0.237387045</text:p>
          </table:table-cell>
          <table:table-cell office:value-type="float" office:value="0.167424100884" calcext:value-type="float">
            <text:p>0.1674241009</text:p>
          </table:table-cell>
          <table:table-cell office:value-type="float" office:value="0.372935098113" calcext:value-type="float">
            <text:p>0.3729350981</text:p>
          </table:table-cell>
          <table:table-cell office:value-type="float" office:value="0.435055797989" calcext:value-type="float">
            <text:p>0.435055798</text:p>
          </table:table-cell>
          <table:table-cell office:value-type="float" office:value="0.0733852230018" calcext:value-type="float">
            <text:p>0.073385223</text:p>
          </table:table-cell>
          <table:table-cell office:value-type="float" office:value="0.418628006872" calcext:value-type="float">
            <text:p>0.4186280069</text:p>
          </table:table-cell>
          <table:table-cell office:value-type="float" office:value="0.208933276122" calcext:value-type="float">
            <text:p>0.2089332761</text:p>
          </table:table-cell>
          <table:table-cell office:value-type="float" office:value="0.686259703977" calcext:value-type="float">
            <text:p>0.686259704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6" calcext:value-type="float">
            <text:p>126</text:p>
          </table:table-cell>
          <table:table-cell office:value-type="float" office:value="-4" calcext:value-type="float">
            <text:p>-4</text:p>
          </table:table-cell>
          <table:table-cell office:value-type="float" office:value="0.211227932292" calcext:value-type="float">
            <text:p>0.2112279323</text:p>
          </table:table-cell>
          <table:table-cell office:value-type="float" office:value="0.64602786538" calcext:value-type="float">
            <text:p>0.6460278654</text:p>
          </table:table-cell>
          <table:table-cell office:value-type="float" office:value="0.310932030889" calcext:value-type="float">
            <text:p>0.3109320309</text:p>
          </table:table-cell>
          <table:table-cell office:value-type="float" office:value="0.861130673694" calcext:value-type="float">
            <text:p>0.8611306737</text:p>
          </table:table-cell>
          <table:table-cell office:value-type="float" office:value="0.0673514766701" calcext:value-type="float">
            <text:p>0.0673514767</text:p>
          </table:table-cell>
          <table:table-cell office:value-type="float" office:value="1.2209228181" calcext:value-type="float">
            <text:p>1.2209228181</text:p>
          </table:table-cell>
          <table:table-cell office:value-type="float" office:value="0.290538516348" calcext:value-type="float">
            <text:p>0.2905385163</text:p>
          </table:table-cell>
          <table:table-cell office:value-type="float" office:value="1.13981702645" calcext:value-type="float">
            <text:p>1.1398170265</text:p>
          </table:table-cell>
          <table:table-cell office:value-type="float" office:value="5.13" calcext:value-type="float">
            <text:p>5.13</text:p>
          </table:table-cell>
          <table:table-cell office:value-type="float" office:value="2.05" calcext:value-type="float">
            <text:p>2.05</text:p>
          </table:table-cell>
          <table:table-cell office:value-type="float" office:value="1.12" calcext:value-type="float">
            <text:p>1.12</text:p>
          </table:table-cell>
          <table:table-cell office:value-type="float" office:value="-1.02" calcext:value-type="float">
            <text:p>-1.02</text:p>
          </table:table-cell>
          <table:table-cell office:value-type="float" office:value="0.05" calcext:value-type="float">
            <text:p>0.05</text:p>
          </table:table-cell>
          <table:table-cell office:value-type="float" office:value="0.21" calcext:value-type="float">
            <text:p>0.21</text:p>
          </table:table-cell>
          <table:table-cell office:value-type="float" office:value="0.213981179821" calcext:value-type="float">
            <text:p>0.2139811798</text:p>
          </table:table-cell>
          <table:table-cell office:value-type="float" office:value="0.213858629799" calcext:value-type="float">
            <text:p>0.2138586298</text:p>
          </table:table-cell>
          <table:table-cell office:value-type="float" office:value="0.362322996874" calcext:value-type="float">
            <text:p>0.3623229969</text:p>
          </table:table-cell>
          <table:table-cell office:value-type="float" office:value="0.474616573712" calcext:value-type="float">
            <text:p>0.4746165737</text:p>
          </table:table-cell>
          <table:table-cell office:value-type="float" office:value="0.0623290846806" calcext:value-type="float">
            <text:p>0.0623290847</text:p>
          </table:table-cell>
          <table:table-cell office:value-type="float" office:value="0.472705383767" calcext:value-type="float">
            <text:p>0.4727053838</text:p>
          </table:table-cell>
          <table:table-cell office:value-type="float" office:value="0.210670901733" calcext:value-type="float">
            <text:p>0.2106709017</text:p>
          </table:table-cell>
          <table:table-cell office:value-type="float" office:value="0.733463327679" calcext:value-type="float">
            <text:p>0.7334633277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2" calcext:value-type="float">
            <text:p>122</text:p>
          </table:table-cell>
          <table:table-cell office:value-type="float" office:value="-1" calcext:value-type="float">
            <text:p>-1</text:p>
          </table:table-cell>
          <table:table-cell office:value-type="float" office:value="0.324972173295" calcext:value-type="float">
            <text:p>0.3249721733</text:p>
          </table:table-cell>
          <table:table-cell office:value-type="float" office:value="0.355981897338" calcext:value-type="float">
            <text:p>0.3559818973</text:p>
          </table:table-cell>
          <table:table-cell office:value-type="float" office:value="0.34667855141" calcext:value-type="float">
            <text:p>0.3466785514</text:p>
          </table:table-cell>
          <table:table-cell office:value-type="float" office:value="0.575265255373" calcext:value-type="float">
            <text:p>0.5752652554</text:p>
          </table:table-cell>
          <table:table-cell office:value-type="float" office:value="0.316479154179" calcext:value-type="float">
            <text:p>0.3164791542</text:p>
          </table:table-cell>
          <table:table-cell office:value-type="float" office:value="0.877744396599" calcext:value-type="float">
            <text:p>0.8777443966</text:p>
          </table:table-cell>
          <table:table-cell office:value-type="float" office:value="0.128789279795" calcext:value-type="float">
            <text:p>0.1287892798</text:p>
          </table:table-cell>
          <table:table-cell office:value-type="float" office:value="0.939219106776" calcext:value-type="float">
            <text:p>0.9392191068</text:p>
          </table:table-cell>
          <table:table-cell office:value-type="float" office:value="5.07" calcext:value-type="float">
            <text:p>5.07</text:p>
          </table:table-cell>
          <table:table-cell office:value-type="float" office:value="2.05" calcext:value-type="float">
            <text:p>2.05</text:p>
          </table:table-cell>
          <table:table-cell office:value-type="float" office:value="1.13" calcext:value-type="float">
            <text:p>1.13</text:p>
          </table:table-cell>
          <table:table-cell office:value-type="float" office:value="-1.03" calcext:value-type="float">
            <text:p>-1.03</text:p>
          </table:table-cell>
          <table:table-cell office:value-type="float" office:value="0.05" calcext:value-type="float">
            <text:p>0.05</text:p>
          </table:table-cell>
          <table:table-cell office:value-type="float" office:value="0.19" calcext:value-type="float">
            <text:p>0.19</text:p>
          </table:table-cell>
          <table:table-cell office:value-type="float" office:value="0.46309797745" calcext:value-type="float">
            <text:p>0.4630979775</text:p>
          </table:table-cell>
          <table:table-cell office:value-type="float" office:value="-0.071370666549" calcext:value-type="float">
            <text:p>-0.0713706665</text:p>
          </table:table-cell>
          <table:table-cell office:value-type="float" office:value="0.525924695458" calcext:value-type="float">
            <text:p>0.5259246955</text:p>
          </table:table-cell>
          <table:table-cell office:value-type="float" office:value="0.221976914836" calcext:value-type="float">
            <text:p>0.2219769148</text:p>
          </table:table-cell>
          <table:table-cell office:value-type="float" office:value="0.240464878836" calcext:value-type="float">
            <text:p>0.2404648788</text:p>
          </table:table-cell>
          <table:table-cell office:value-type="float" office:value="0.129712657974" calcext:value-type="float">
            <text:p>0.129712658</text:p>
          </table:table-cell>
          <table:table-cell office:value-type="float" office:value="0.303291596843" calcext:value-type="float">
            <text:p>0.3032915968</text:p>
          </table:table-cell>
          <table:table-cell office:value-type="float" office:value="0.423060239359" calcext:value-type="float">
            <text:p>0.4230602394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2" calcext:value-type="float">
            <text:p>122</text:p>
          </table:table-cell>
          <table:table-cell office:value-type="float" office:value="-2" calcext:value-type="float">
            <text:p>-2</text:p>
          </table:table-cell>
          <table:table-cell office:value-type="float" office:value="0.320733025353" calcext:value-type="float">
            <text:p>0.3207330254</text:p>
          </table:table-cell>
          <table:table-cell office:value-type="float" office:value="0.395756633348" calcext:value-type="float">
            <text:p>0.3957566333</text:p>
          </table:table-cell>
          <table:table-cell office:value-type="float" office:value="0.344875189653" calcext:value-type="float">
            <text:p>0.3448751897</text:p>
          </table:table-cell>
          <table:table-cell office:value-type="float" office:value="0.615224583275" calcext:value-type="float">
            <text:p>0.6152245833</text:p>
          </table:table-cell>
          <table:table-cell office:value-type="float" office:value="0.313465329825" calcext:value-type="float">
            <text:p>0.3134653298</text:p>
          </table:table-cell>
          <table:table-cell office:value-type="float" office:value="0.917630695785" calcext:value-type="float">
            <text:p>0.9176306958</text:p>
          </table:table-cell>
          <table:table-cell office:value-type="float" office:value="0.125369461864" calcext:value-type="float">
            <text:p>0.1253694619</text:p>
          </table:table-cell>
          <table:table-cell office:value-type="float" office:value="0.97907264922" calcext:value-type="float">
            <text:p>0.9790726492</text:p>
          </table:table-cell>
          <table:table-cell office:value-type="float" office:value="5.01" calcext:value-type="float">
            <text:p>5.01</text:p>
          </table:table-cell>
          <table:table-cell office:value-type="float" office:value="2.05" calcext:value-type="float">
            <text:p>2.05</text:p>
          </table:table-cell>
          <table:table-cell office:value-type="float" office:value="1.14" calcext:value-type="float">
            <text:p>1.14</text:p>
          </table:table-cell>
          <table:table-cell office:value-type="float" office:value="-1.04" calcext:value-type="float">
            <text:p>-1.04</text:p>
          </table:table-cell>
          <table:table-cell office:value-type="float" office:value="0.05" calcext:value-type="float">
            <text:p>0.05</text:p>
          </table:table-cell>
          <table:table-cell office:value-type="float" office:value="0.17" calcext:value-type="float">
            <text:p>0.17</text:p>
          </table:table-cell>
          <table:table-cell office:value-type="float" office:value="0.445275936839" calcext:value-type="float">
            <text:p>0.4452759368</text:p>
          </table:table-cell>
          <table:table-cell office:value-type="float" office:value="-0.0225201305391" calcext:value-type="float">
            <text:p>-0.0225201305</text:p>
          </table:table-cell>
          <table:table-cell office:value-type="float" office:value="0.514896944657" calcext:value-type="float">
            <text:p>0.5148969447</text:p>
          </table:table-cell>
          <table:table-cell office:value-type="float" office:value="0.269289593889" calcext:value-type="float">
            <text:p>0.2692895939</text:p>
          </table:table-cell>
          <table:table-cell office:value-type="float" office:value="0.227371806322" calcext:value-type="float">
            <text:p>0.2273718063</text:p>
          </table:table-cell>
          <table:table-cell office:value-type="float" office:value="0.183678293082" calcext:value-type="float">
            <text:p>0.1836782931</text:p>
          </table:table-cell>
          <table:table-cell office:value-type="float" office:value="0.29699281414" calcext:value-type="float">
            <text:p>0.2969928141</text:p>
          </table:table-cell>
          <table:table-cell office:value-type="float" office:value="0.475488017509" calcext:value-type="float">
            <text:p>0.4754880175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2" calcext:value-type="float">
            <text:p>122</text:p>
          </table:table-cell>
          <table:table-cell office:value-type="float" office:value="-3" calcext:value-type="float">
            <text:p>-3</text:p>
          </table:table-cell>
          <table:table-cell office:value-type="float" office:value="0.314857674479" calcext:value-type="float">
            <text:p>0.3148576745</text:p>
          </table:table-cell>
          <table:table-cell office:value-type="float" office:value="0.435322783681" calcext:value-type="float">
            <text:p>0.4353227837</text:p>
          </table:table-cell>
          <table:table-cell office:value-type="float" office:value="0.344159982929" calcext:value-type="float">
            <text:p>0.3441599829</text:p>
          </table:table-cell>
          <table:table-cell office:value-type="float" office:value="0.655218188756" calcext:value-type="float">
            <text:p>0.6552181888</text:p>
          </table:table-cell>
          <table:table-cell office:value-type="float" office:value="0.309745037652" calcext:value-type="float">
            <text:p>0.3097450377</text:p>
          </table:table-cell>
          <table:table-cell office:value-type="float" office:value="0.957457312841" calcext:value-type="float">
            <text:p>0.9574573128</text:p>
          </table:table-cell>
          <table:table-cell office:value-type="float" office:value="0.119845042929" calcext:value-type="float">
            <text:p>0.1198450429</text:p>
          </table:table-cell>
          <table:table-cell office:value-type="float" office:value="1.01868932242" calcext:value-type="float">
            <text:p>1.0186893224</text:p>
          </table:table-cell>
          <table:table-cell office:value-type="float" office:value="4.95" calcext:value-type="float">
            <text:p>4.95</text:p>
          </table:table-cell>
          <table:table-cell office:value-type="float" office:value="2.05" calcext:value-type="float">
            <text:p>2.05</text:p>
          </table:table-cell>
          <table:table-cell office:value-type="float" office:value="1.15" calcext:value-type="float">
            <text:p>1.15</text:p>
          </table:table-cell>
          <table:table-cell office:value-type="float" office:value="-1.05" calcext:value-type="float">
            <text:p>-1.05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445275936839" calcext:value-type="float">
            <text:p>0.4452759368</text:p>
          </table:table-cell>
          <table:table-cell office:value-type="float" office:value="-0.0225201305391" calcext:value-type="float">
            <text:p>-0.0225201305</text:p>
          </table:table-cell>
          <table:table-cell office:value-type="float" office:value="0.518361452896" calcext:value-type="float">
            <text:p>0.5183614529</text:p>
          </table:table-cell>
          <table:table-cell office:value-type="float" office:value="0.268441219717" calcext:value-type="float">
            <text:p>0.2684412197</text:p>
          </table:table-cell>
          <table:table-cell office:value-type="float" office:value="0.229838774026" calcext:value-type="float">
            <text:p>0.229838774</text:p>
          </table:table-cell>
          <table:table-cell office:value-type="float" office:value="0.186254458142" calcext:value-type="float">
            <text:p>0.1862544581</text:p>
          </table:table-cell>
          <table:table-cell office:value-type="float" office:value="0.302924290083" calcext:value-type="float">
            <text:p>0.3029242901</text:p>
          </table:table-cell>
          <table:table-cell office:value-type="float" office:value="0.477215808398" calcext:value-type="float">
            <text:p>0.4772158084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2" calcext:value-type="float">
            <text:p>122</text:p>
          </table:table-cell>
          <table:table-cell office:value-type="float" office:value="-4" calcext:value-type="float">
            <text:p>-4</text:p>
          </table:table-cell>
          <table:table-cell office:value-type="float" office:value="0.306900637099" calcext:value-type="float">
            <text:p>0.3069006371</text:p>
          </table:table-cell>
          <table:table-cell office:value-type="float" office:value="0.47452336475" calcext:value-type="float">
            <text:p>0.4745233648</text:p>
          </table:table-cell>
          <table:table-cell office:value-type="float" office:value="0.343491565987" calcext:value-type="float">
            <text:p>0.343491566</text:p>
          </table:table-cell>
          <table:table-cell office:value-type="float" office:value="0.695212603601" calcext:value-type="float">
            <text:p>0.6952126036</text:p>
          </table:table-cell>
          <table:table-cell office:value-type="float" office:value="0.306198836172" calcext:value-type="float">
            <text:p>0.3061988362</text:p>
          </table:table-cell>
          <table:table-cell office:value-type="float" office:value="0.997299808434" calcext:value-type="float">
            <text:p>0.9972998084</text:p>
          </table:table-cell>
          <table:table-cell office:value-type="float" office:value="0.115872569819" calcext:value-type="float">
            <text:p>0.1158725698</text:p>
          </table:table-cell>
          <table:table-cell office:value-type="float" office:value="1.05849157685" calcext:value-type="float">
            <text:p>1.0584915769</text:p>
          </table:table-cell>
          <table:table-cell office:value-type="float" office:value="4.89" calcext:value-type="float">
            <text:p>4.89</text:p>
          </table:table-cell>
          <table:table-cell office:value-type="float" office:value="2.05" calcext:value-type="float">
            <text:p>2.05</text:p>
          </table:table-cell>
          <table:table-cell office:value-type="float" office:value="1.16" calcext:value-type="float">
            <text:p>1.16</text:p>
          </table:table-cell>
          <table:table-cell office:value-type="float" office:value="-1.06" calcext:value-type="float">
            <text:p>-1.06</text:p>
          </table:table-cell>
          <table:table-cell office:value-type="float" office:value="0.05" calcext:value-type="float">
            <text:p>0.05</text:p>
          </table:table-cell>
          <table:table-cell office:value-type="float" office:value="0.13" calcext:value-type="float">
            <text:p>0.13</text:p>
          </table:table-cell>
          <table:table-cell office:value-type="float" office:value="0.427453896228" calcext:value-type="float">
            <text:p>0.4274538962</text:p>
          </table:table-cell>
          <table:table-cell office:value-type="float" office:value="0.0263304054709" calcext:value-type="float">
            <text:p>0.0263304055</text:p>
          </table:table-cell>
          <table:table-cell office:value-type="float" office:value="0.504821965169" calcext:value-type="float">
            <text:p>0.5048219652</text:p>
          </table:table-cell>
          <table:table-cell office:value-type="float" office:value="0.316182405479" calcext:value-type="float">
            <text:p>0.3161824055</text:p>
          </table:table-cell>
          <table:table-cell office:value-type="float" office:value="0.215118735354" calcext:value-type="float">
            <text:p>0.2151187354</text:p>
          </table:table-cell>
          <table:table-cell office:value-type="float" office:value="0.238259118619" calcext:value-type="float">
            <text:p>0.2382591186</text:p>
          </table:table-cell>
          <table:table-cell office:value-type="float" office:value="0.292486804295" calcext:value-type="float">
            <text:p>0.2924868043</text:p>
          </table:table-cell>
          <table:table-cell office:value-type="float" office:value="0.528111118626" calcext:value-type="float">
            <text:p>0.5281111186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40" calcext:value-type="float">
            <text:p>140</text:p>
          </table:table-cell>
          <table:table-cell office:value-type="float" office:value="-1" calcext:value-type="float">
            <text:p>-1</text:p>
          </table:table-cell>
          <table:table-cell office:value-type="float" office:value="0.296559023875" calcext:value-type="float">
            <text:p>0.2965590239</text:p>
          </table:table-cell>
          <table:table-cell office:value-type="float" office:value="0.741544854338" calcext:value-type="float">
            <text:p>0.7415448543</text:p>
          </table:table-cell>
          <table:table-cell office:value-type="float" office:value="0.176507457406" calcext:value-type="float">
            <text:p>0.1765074574</text:p>
          </table:table-cell>
          <table:table-cell office:value-type="float" office:value="1.0532905208" calcext:value-type="float">
            <text:p>1.0532905208</text:p>
          </table:table-cell>
          <table:table-cell office:value-type="float" office:value="0.225249683695" calcext:value-type="float">
            <text:p>0.2252496837</text:p>
          </table:table-cell>
          <table:table-cell office:value-type="float" office:value="1.31036517921" calcext:value-type="float">
            <text:p>1.3103651792</text:p>
          </table:table-cell>
          <table:table-cell office:value-type="float" office:value="0.355018715225" calcext:value-type="float">
            <text:p>0.3550187152</text:p>
          </table:table-cell>
          <table:table-cell office:value-type="float" office:value="1.08429932882" calcext:value-type="float">
            <text:p>1.0842993288</text:p>
          </table:table-cell>
          <table:table-cell office:value-type="float" office:value="6.15" calcext:value-type="float">
            <text:p>6.15</text:p>
          </table:table-cell>
          <table:table-cell office:value-type="float" office:value="2.05" calcext:value-type="float">
            <text:p>2.05</text:p>
          </table:table-cell>
          <table:table-cell office:value-type="float" office:value="0.95" calcext:value-type="float">
            <text:p>0.95</text:p>
          </table:table-cell>
          <table:table-cell office:value-type="float" office:value="-0.85" calcext:value-type="float">
            <text:p>-0.85</text:p>
          </table:table-cell>
          <table:table-cell office:value-type="float" office:value="0.05" calcext:value-type="float">
            <text:p>0.05</text:p>
          </table:table-cell>
          <table:table-cell office:value-type="float" office:value="0.55" calcext:value-type="float">
            <text:p>0.55</text:p>
          </table:table-cell>
          <table:table-cell office:value-type="float" office:value="0.304952058546" calcext:value-type="float">
            <text:p>0.3049520585</text:p>
          </table:table-cell>
          <table:table-cell office:value-type="float" office:value="0.256471915691" calcext:value-type="float">
            <text:p>0.2564719157</text:p>
          </table:table-cell>
          <table:table-cell office:value-type="float" office:value="0.450434929206" calcext:value-type="float">
            <text:p>0.4504349292</text:p>
          </table:table-cell>
          <table:table-cell office:value-type="float" office:value="0.518835660032" calcext:value-type="float">
            <text:p>0.51883566</text:p>
          </table:table-cell>
          <table:table-cell office:value-type="float" office:value="0.150479826245" calcext:value-type="float">
            <text:p>0.1504798262</text:p>
          </table:table-cell>
          <table:table-cell office:value-type="float" office:value="0.513645649668" calcext:value-type="float">
            <text:p>0.5136456497</text:p>
          </table:table-cell>
          <table:table-cell office:value-type="float" office:value="0.295962696904" calcext:value-type="float">
            <text:p>0.2959626969</text:p>
          </table:table-cell>
          <table:table-cell office:value-type="float" office:value="0.776009394009" calcext:value-type="float">
            <text:p>0.776009394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40" calcext:value-type="float">
            <text:p>140</text:p>
          </table:table-cell>
          <table:table-cell office:value-type="float" office:value="-2" calcext:value-type="float">
            <text:p>-2</text:p>
          </table:table-cell>
          <table:table-cell office:value-type="float" office:value="0.297404883575" calcext:value-type="float">
            <text:p>0.2974048836</text:p>
          </table:table-cell>
          <table:table-cell office:value-type="float" office:value="0.781535909856" calcext:value-type="float">
            <text:p>0.7815359099</text:p>
          </table:table-cell>
          <table:table-cell office:value-type="float" office:value="0.179225089617" calcext:value-type="float">
            <text:p>0.1792250896</text:p>
          </table:table-cell>
          <table:table-cell office:value-type="float" office:value="1.09319809496" calcext:value-type="float">
            <text:p>1.093198095</text:p>
          </table:table-cell>
          <table:table-cell office:value-type="float" office:value="0.229004764104" calcext:value-type="float">
            <text:p>0.2290047641</text:p>
          </table:table-cell>
          <table:table-cell office:value-type="float" office:value="1.3501885313" calcext:value-type="float">
            <text:p>1.3501885313</text:p>
          </table:table-cell>
          <table:table-cell office:value-type="float" office:value="0.347572336947" calcext:value-type="float">
            <text:p>0.3475723369</text:p>
          </table:table-cell>
          <table:table-cell office:value-type="float" office:value="1.12360011062" calcext:value-type="float">
            <text:p>1.1236001106</text:p>
          </table:table-cell>
          <table:table-cell office:value-type="float" office:value="6.09" calcext:value-type="float">
            <text:p>6.09</text:p>
          </table:table-cell>
          <table:table-cell office:value-type="float" office:value="2.05" calcext:value-type="float">
            <text:p>2.05</text:p>
          </table:table-cell>
          <table:table-cell office:value-type="float" office:value="0.96" calcext:value-type="float">
            <text:p>0.96</text:p>
          </table:table-cell>
          <table:table-cell office:value-type="float" office:value="-0.86" calcext:value-type="float">
            <text:p>-0.86</text:p>
          </table:table-cell>
          <table:table-cell office:value-type="float" office:value="0.05" calcext:value-type="float">
            <text:p>0.05</text:p>
          </table:table-cell>
          <table:table-cell office:value-type="float" office:value="0.53" calcext:value-type="float">
            <text:p>0.53</text:p>
          </table:table-cell>
          <table:table-cell office:value-type="float" office:value="0.307673866698" calcext:value-type="float">
            <text:p>0.3076738667</text:p>
          </table:table-cell>
          <table:table-cell office:value-type="float" office:value="0.308400633761" calcext:value-type="float">
            <text:p>0.3084006338</text:p>
          </table:table-cell>
          <table:table-cell office:value-type="float" office:value="0.452000981849" calcext:value-type="float">
            <text:p>0.4520009818</text:p>
          </table:table-cell>
          <table:table-cell office:value-type="float" office:value="0.571401933819" calcext:value-type="float">
            <text:p>0.5714019338</text:p>
          </table:table-cell>
          <table:table-cell office:value-type="float" office:value="0.152071617195" calcext:value-type="float">
            <text:p>0.1520716172</text:p>
          </table:table-cell>
          <table:table-cell office:value-type="float" office:value="0.564892231965" calcext:value-type="float">
            <text:p>0.564892232</text:p>
          </table:table-cell>
          <table:table-cell office:value-type="float" office:value="0.296398732346" calcext:value-type="float">
            <text:p>0.2963987323</text:p>
          </table:table-cell>
          <table:table-cell office:value-type="float" office:value="0.827893532023" calcext:value-type="float">
            <text:p>0.827893532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40" calcext:value-type="float">
            <text:p>140</text:p>
          </table:table-cell>
          <table:table-cell office:value-type="float" office:value="-3" calcext:value-type="float">
            <text:p>-3</text:p>
          </table:table-cell>
          <table:table-cell office:value-type="float" office:value="0.298311654758" calcext:value-type="float">
            <text:p>0.2983116548</text:p>
          </table:table-cell>
          <table:table-cell office:value-type="float" office:value="0.82152563061" calcext:value-type="float">
            <text:p>0.8215256306</text:p>
          </table:table-cell>
          <table:table-cell office:value-type="float" office:value="0.178654746868" calcext:value-type="float">
            <text:p>0.1786547469</text:p>
          </table:table-cell>
          <table:table-cell office:value-type="float" office:value="1.13319402861" calcext:value-type="float">
            <text:p>1.1331940286</text:p>
          </table:table-cell>
          <table:table-cell office:value-type="float" office:value="0.233739380888" calcext:value-type="float">
            <text:p>0.2337393809</text:p>
          </table:table-cell>
          <table:table-cell office:value-type="float" office:value="1.38990733546" calcext:value-type="float">
            <text:p>1.3899073355</text:p>
          </table:table-cell>
          <table:table-cell office:value-type="float" office:value="0.350010363635" calcext:value-type="float">
            <text:p>0.3500103636</text:p>
          </table:table-cell>
          <table:table-cell office:value-type="float" office:value="1.16352574181" calcext:value-type="float">
            <text:p>1.1635257418</text:p>
          </table:table-cell>
          <table:table-cell office:value-type="float" office:value="6.03" calcext:value-type="float">
            <text:p>6.03</text:p>
          </table:table-cell>
          <table:table-cell office:value-type="float" office:value="2.05" calcext:value-type="float">
            <text:p>2.05</text:p>
          </table:table-cell>
          <table:table-cell office:value-type="float" office:value="0.97" calcext:value-type="float">
            <text:p>0.97</text:p>
          </table:table-cell>
          <table:table-cell office:value-type="float" office:value="-0.87" calcext:value-type="float">
            <text:p>-0.87</text:p>
          </table:table-cell>
          <table:table-cell office:value-type="float" office:value="0.05" calcext:value-type="float">
            <text:p>0.05</text:p>
          </table:table-cell>
          <table:table-cell office:value-type="float" office:value="0.51" calcext:value-type="float">
            <text:p>0.51</text:p>
          </table:table-cell>
          <table:table-cell office:value-type="float" office:value="0.310395674849" calcext:value-type="float">
            <text:p>0.3103956748</text:p>
          </table:table-cell>
          <table:table-cell office:value-type="float" office:value="0.360329351831" calcext:value-type="float">
            <text:p>0.3603293518</text:p>
          </table:table-cell>
          <table:table-cell office:value-type="float" office:value="0.453539206664" calcext:value-type="float">
            <text:p>0.4535392067</text:p>
          </table:table-cell>
          <table:table-cell office:value-type="float" office:value="0.623976709677" calcext:value-type="float">
            <text:p>0.6239767097</text:p>
          </table:table-cell>
          <table:table-cell office:value-type="float" office:value="0.153642131221" calcext:value-type="float">
            <text:p>0.1536421312</text:p>
          </table:table-cell>
          <table:table-cell office:value-type="float" office:value="0.616118965693" calcext:value-type="float">
            <text:p>0.6161189657</text:p>
          </table:table-cell>
          <table:table-cell office:value-type="float" office:value="0.296785663036" calcext:value-type="float">
            <text:p>0.296785663</text:p>
          </table:table-cell>
          <table:table-cell office:value-type="float" office:value="0.87976632354" calcext:value-type="float">
            <text:p>0.8797663235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40" calcext:value-type="float">
            <text:p>140</text:p>
          </table:table-cell>
          <table:table-cell office:value-type="float" office:value="-4" calcext:value-type="float">
            <text:p>-4</text:p>
          </table:table-cell>
          <table:table-cell office:value-type="float" office:value="0.298447224074" calcext:value-type="float">
            <text:p>0.2984472241</text:p>
          </table:table-cell>
          <table:table-cell office:value-type="float" office:value="0.861525400871" calcext:value-type="float">
            <text:p>0.8615254009</text:p>
          </table:table-cell>
          <table:table-cell office:value-type="float" office:value="0.178074846832" calcext:value-type="float">
            <text:p>0.1780748468</text:p>
          </table:table-cell>
          <table:table-cell office:value-type="float" office:value="1.17318982484" calcext:value-type="float">
            <text:p>1.1731898248</text:p>
          </table:table-cell>
          <table:table-cell office:value-type="float" office:value="0.238536299207" calcext:value-type="float">
            <text:p>0.2385362992</text:p>
          </table:table-cell>
          <table:table-cell office:value-type="float" office:value="1.42961866349" calcext:value-type="float">
            <text:p>1.4296186635</text:p>
          </table:table-cell>
          <table:table-cell office:value-type="float" office:value="0.351260839733" calcext:value-type="float">
            <text:p>0.3512608397</text:p>
          </table:table-cell>
          <table:table-cell office:value-type="float" office:value="1.20350619091" calcext:value-type="float">
            <text:p>1.2035061909</text:p>
          </table:table-cell>
          <table:table-cell office:value-type="float" office:value="5.97" calcext:value-type="float">
            <text:p>5.97</text:p>
          </table:table-cell>
          <table:table-cell office:value-type="float" office:value="2.05" calcext:value-type="float">
            <text:p>2.05</text:p>
          </table:table-cell>
          <table:table-cell office:value-type="float" office:value="0.98" calcext:value-type="float">
            <text:p>0.98</text:p>
          </table:table-cell>
          <table:table-cell office:value-type="float" office:value="-0.88" calcext:value-type="float">
            <text:p>-0.88</text:p>
          </table:table-cell>
          <table:table-cell office:value-type="float" office:value="0.05" calcext:value-type="float">
            <text:p>0.05</text:p>
          </table:table-cell>
          <table:table-cell office:value-type="float" office:value="0.49" calcext:value-type="float">
            <text:p>0.49</text:p>
          </table:table-cell>
          <table:table-cell office:value-type="float" office:value="0.313117483" calcext:value-type="float">
            <text:p>0.313117483</text:p>
          </table:table-cell>
          <table:table-cell office:value-type="float" office:value="0.4122580699" calcext:value-type="float">
            <text:p>0.4122580699</text:p>
          </table:table-cell>
          <table:table-cell office:value-type="float" office:value="0.454558405522" calcext:value-type="float">
            <text:p>0.4545584055</text:p>
          </table:table-cell>
          <table:table-cell office:value-type="float" office:value="0.676822741458" calcext:value-type="float">
            <text:p>0.6768227415</text:p>
          </table:table-cell>
          <table:table-cell office:value-type="float" office:value="0.154718217749" calcext:value-type="float">
            <text:p>0.1547182177</text:p>
          </table:table-cell>
          <table:table-cell office:value-type="float" office:value="0.667031837718" calcext:value-type="float">
            <text:p>0.6670318377</text:p>
          </table:table-cell>
          <table:table-cell office:value-type="float" office:value="0.296159140271" calcext:value-type="float">
            <text:p>0.2961591403</text:p>
          </table:table-cell>
          <table:table-cell office:value-type="float" office:value="0.931596509275" calcext:value-type="float">
            <text:p>0.9315965093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0" calcext:value-type="float">
            <text:p>110</text:p>
          </table:table-cell>
          <table:table-cell office:value-type="float" office:value="-1" calcext:value-type="float">
            <text:p>-1</text:p>
          </table:table-cell>
          <table:table-cell office:value-type="float" office:value="0.329021995695" calcext:value-type="float">
            <text:p>0.3290219957</text:p>
          </table:table-cell>
          <table:table-cell office:value-type="float" office:value="0.130493903533" calcext:value-type="float">
            <text:p>0.1304939035</text:p>
          </table:table-cell>
          <table:table-cell office:value-type="float" office:value="0.348971133019" calcext:value-type="float">
            <text:p>0.348971133</text:p>
          </table:table-cell>
          <table:table-cell office:value-type="float" office:value="0.324402833371" calcext:value-type="float">
            <text:p>0.3244028334</text:p>
          </table:table-cell>
          <table:table-cell office:value-type="float" office:value="0.329389101248" calcext:value-type="float">
            <text:p>0.3293891012</text:p>
          </table:table-cell>
          <table:table-cell office:value-type="float" office:value="0.599862472713" calcext:value-type="float">
            <text:p>0.5998624727</text:p>
          </table:table-cell>
          <table:table-cell office:value-type="float" office:value="0.133664876868" calcext:value-type="float">
            <text:p>0.1336648769</text:p>
          </table:table-cell>
          <table:table-cell office:value-type="float" office:value="0.599309623511" calcext:value-type="float">
            <text:p>0.5993096235</text:p>
          </table:table-cell>
          <table:table-cell office:value-type="float" office:value="4.35" calcext:value-type="float">
            <text:p>4.35</text:p>
          </table:table-cell>
          <table:table-cell office:value-type="float" office:value="2.05" calcext:value-type="float">
            <text:p>2.05</text:p>
          </table:table-cell>
          <table:table-cell office:value-type="float" office:value="1.25" calcext:value-type="float">
            <text:p>1.25</text:p>
          </table:table-cell>
          <table:table-cell office:value-type="float" office:value="-1.15" calcext:value-type="float">
            <text:p>-1.15</text:p>
          </table:table-cell>
          <table:table-cell office:value-type="float" office:value="0.05" calcext:value-type="float">
            <text:p>0.05</text:p>
          </table:table-cell>
          <table:table-cell office:value-type="float" office:value="-0.05" calcext:value-type="float">
            <text:p>-0.05</text:p>
          </table:table-cell>
          <table:table-cell office:value-type="float" office:value="0.437718976477" calcext:value-type="float">
            <text:p>0.4377189765</text:p>
          </table:table-cell>
          <table:table-cell office:value-type="float" office:value="-0.323719439187" calcext:value-type="float">
            <text:p>-0.3237194392</text:p>
          </table:table-cell>
          <table:table-cell office:value-type="float" office:value="0.523133160959" calcext:value-type="float">
            <text:p>0.523133161</text:p>
          </table:table-cell>
          <table:table-cell office:value-type="float" office:value="-0.0361356825359" calcext:value-type="float">
            <text:p>-0.0361356825</text:p>
          </table:table-cell>
          <table:table-cell office:value-type="float" office:value="0.231371229743" calcext:value-type="float">
            <text:p>0.2313712297</text:p>
          </table:table-cell>
          <table:table-cell office:value-type="float" office:value="-0.105956707256" calcext:value-type="float">
            <text:p>-0.1059567073</text:p>
          </table:table-cell>
          <table:table-cell office:value-type="float" office:value="0.316785414225" calcext:value-type="float">
            <text:p>0.3167854142</text:p>
          </table:table-cell>
          <table:table-cell office:value-type="float" office:value="0.181627049394" calcext:value-type="float">
            <text:p>0.1816270494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0" calcext:value-type="float">
            <text:p>110</text:p>
          </table:table-cell>
          <table:table-cell office:value-type="float" office:value="-2" calcext:value-type="float">
            <text:p>-2</text:p>
          </table:table-cell>
          <table:table-cell office:value-type="float" office:value="0.327460958652" calcext:value-type="float">
            <text:p>0.3274609587</text:p>
          </table:table-cell>
          <table:table-cell office:value-type="float" office:value="0.170463431468" calcext:value-type="float">
            <text:p>0.1704634315</text:p>
          </table:table-cell>
          <table:table-cell office:value-type="float" office:value="0.346177830267" calcext:value-type="float">
            <text:p>0.3461778303</text:p>
          </table:table-cell>
          <table:table-cell office:value-type="float" office:value="0.364305182422" calcext:value-type="float">
            <text:p>0.3643051824</text:p>
          </table:table-cell>
          <table:table-cell office:value-type="float" office:value="0.330979521533" calcext:value-type="float">
            <text:p>0.3309795215</text:p>
          </table:table-cell>
          <table:table-cell office:value-type="float" office:value="0.639830842249" calcext:value-type="float">
            <text:p>0.6398308422</text:p>
          </table:table-cell>
          <table:table-cell office:value-type="float" office:value="0.136953494924" calcext:value-type="float">
            <text:p>0.1369534949</text:p>
          </table:table-cell>
          <table:table-cell office:value-type="float" office:value="0.63917420668" calcext:value-type="float">
            <text:p>0.6391742067</text:p>
          </table:table-cell>
          <table:table-cell office:value-type="float" office:value="4.29" calcext:value-type="float">
            <text:p>4.29</text:p>
          </table:table-cell>
          <table:table-cell office:value-type="float" office:value="2.05" calcext:value-type="float">
            <text:p>2.05</text:p>
          </table:table-cell>
          <table:table-cell office:value-type="float" office:value="1.26" calcext:value-type="float">
            <text:p>1.26</text:p>
          </table:table-cell>
          <table:table-cell office:value-type="float" office:value="-1.16" calcext:value-type="float">
            <text:p>-1.16</text:p>
          </table:table-cell>
          <table:table-cell office:value-type="float" office:value="0.05" calcext:value-type="float">
            <text:p>0.05</text:p>
          </table:table-cell>
          <table:table-cell office:value-type="float" office:value="-0.07" calcext:value-type="float">
            <text:p>-0.07</text:p>
          </table:table-cell>
          <table:table-cell office:value-type="float" office:value="0.414443232011" calcext:value-type="float">
            <text:p>0.414443232</text:p>
          </table:table-cell>
          <table:table-cell office:value-type="float" office:value="-0.277219549729" calcext:value-type="float">
            <text:p>-0.2772195497</text:p>
          </table:table-cell>
          <table:table-cell office:value-type="float" office:value="0.512137173742" calcext:value-type="float">
            <text:p>0.5121371737</text:p>
          </table:table-cell>
          <table:table-cell office:value-type="float" office:value="0.00642793174909" calcext:value-type="float">
            <text:p>0.0064279317</text:p>
          </table:table-cell>
          <table:table-cell office:value-type="float" office:value="0.217644278196" calcext:value-type="float">
            <text:p>0.2176442782</text:p>
          </table:table-cell>
          <table:table-cell office:value-type="float" office:value="-0.0507903736552" calcext:value-type="float">
            <text:p>-0.0507903737</text:p>
          </table:table-cell>
          <table:table-cell office:value-type="float" office:value="0.315338219927" calcext:value-type="float">
            <text:p>0.3153382199</text:p>
          </table:table-cell>
          <table:table-cell office:value-type="float" office:value="0.232857107823" calcext:value-type="float">
            <text:p>0.2328571078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0" calcext:value-type="float">
            <text:p>110</text:p>
          </table:table-cell>
          <table:table-cell office:value-type="float" office:value="-3" calcext:value-type="float">
            <text:p>-3</text:p>
          </table:table-cell>
          <table:table-cell office:value-type="float" office:value="0.32751740548" calcext:value-type="float">
            <text:p>0.3275174055</text:p>
          </table:table-cell>
          <table:table-cell office:value-type="float" office:value="0.21046339164" calcext:value-type="float">
            <text:p>0.2104633916</text:p>
          </table:table-cell>
          <table:table-cell office:value-type="float" office:value="0.351086022332" calcext:value-type="float">
            <text:p>0.3510860223</text:p>
          </table:table-cell>
          <table:table-cell office:value-type="float" office:value="0.404002910954" calcext:value-type="float">
            <text:p>0.404002911</text:p>
          </table:table-cell>
          <table:table-cell office:value-type="float" office:value="0.328732354039" calcext:value-type="float">
            <text:p>0.328732354</text:p>
          </table:table-cell>
          <table:table-cell office:value-type="float" office:value="0.679767670343" calcext:value-type="float">
            <text:p>0.6797676703</text:p>
          </table:table-cell>
          <table:table-cell office:value-type="float" office:value="0.136146004713" calcext:value-type="float">
            <text:p>0.1361460047</text:p>
          </table:table-cell>
          <table:table-cell office:value-type="float" office:value="0.679166055344" calcext:value-type="float">
            <text:p>0.6791660553</text:p>
          </table:table-cell>
          <table:table-cell office:value-type="float" office:value="4.23" calcext:value-type="float">
            <text:p>4.23</text:p>
          </table:table-cell>
          <table:table-cell office:value-type="float" office:value="2.05" calcext:value-type="float">
            <text:p>2.05</text:p>
          </table:table-cell>
          <table:table-cell office:value-type="float" office:value="1.27" calcext:value-type="float">
            <text:p>1.27</text:p>
          </table:table-cell>
          <table:table-cell office:value-type="float" office:value="-1.17" calcext:value-type="float">
            <text:p>-1.17</text:p>
          </table:table-cell>
          <table:table-cell office:value-type="float" office:value="0.05" calcext:value-type="float">
            <text:p>0.05</text:p>
          </table:table-cell>
          <table:table-cell office:value-type="float" office:value="-0.09" calcext:value-type="float">
            <text:p>-0.09</text:p>
          </table:table-cell>
          <table:table-cell office:value-type="float" office:value="0.414443232011" calcext:value-type="float">
            <text:p>0.414443232</text:p>
          </table:table-cell>
          <table:table-cell office:value-type="float" office:value="-0.277219549729" calcext:value-type="float">
            <text:p>-0.2772195497</text:p>
          </table:table-cell>
          <table:table-cell office:value-type="float" office:value="0.516525553732" calcext:value-type="float">
            <text:p>0.5165255537</text:p>
          </table:table-cell>
          <table:table-cell office:value-type="float" office:value="0.00487830490989" calcext:value-type="float">
            <text:p>0.0048783049</text:p>
          </table:table-cell>
          <table:table-cell office:value-type="float" office:value="0.221180484401" calcext:value-type="float">
            <text:p>0.2211804844</text:p>
          </table:table-cell>
          <table:table-cell office:value-type="float" office:value="-0.047764738522" calcext:value-type="float">
            <text:p>-0.0477647385</text:p>
          </table:table-cell>
          <table:table-cell office:value-type="float" office:value="0.323262806122" calcext:value-type="float">
            <text:p>0.3232628061</text:p>
          </table:table-cell>
          <table:table-cell office:value-type="float" office:value="0.234333116117" calcext:value-type="float">
            <text:p>0.2343331161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0" calcext:value-type="float">
            <text:p>110</text:p>
          </table:table-cell>
          <table:table-cell office:value-type="float" office:value="-4" calcext:value-type="float">
            <text:p>-4</text:p>
          </table:table-cell>
          <table:table-cell office:value-type="float" office:value="0.327569551604" calcext:value-type="float">
            <text:p>0.3275695516</text:p>
          </table:table-cell>
          <table:table-cell office:value-type="float" office:value="0.25046335765" calcext:value-type="float">
            <text:p>0.2504633577</text:p>
          </table:table-cell>
          <table:table-cell office:value-type="float" office:value="0.349664060904" calcext:value-type="float">
            <text:p>0.3496640609</text:p>
          </table:table-cell>
          <table:table-cell office:value-type="float" office:value="0.443977628285" calcext:value-type="float">
            <text:p>0.4439776283</text:p>
          </table:table-cell>
          <table:table-cell office:value-type="float" office:value="0.330808866898" calcext:value-type="float">
            <text:p>0.3308088669</text:p>
          </table:table-cell>
          <table:table-cell office:value-type="float" office:value="0.71971373516" calcext:value-type="float">
            <text:p>0.7197137352</text:p>
          </table:table-cell>
          <table:table-cell office:value-type="float" office:value="0.138305257553" calcext:value-type="float">
            <text:p>0.1383052576</text:p>
          </table:table-cell>
          <table:table-cell office:value-type="float" office:value="0.719107733165" calcext:value-type="float">
            <text:p>0.7191077332</text:p>
          </table:table-cell>
          <table:table-cell office:value-type="float" office:value="4.17" calcext:value-type="float">
            <text:p>4.17</text:p>
          </table:table-cell>
          <table:table-cell office:value-type="float" office:value="2.05" calcext:value-type="float">
            <text:p>2.05</text:p>
          </table:table-cell>
          <table:table-cell office:value-type="float" office:value="1.28" calcext:value-type="float">
            <text:p>1.28</text:p>
          </table:table-cell>
          <table:table-cell office:value-type="float" office:value="-1.18" calcext:value-type="float">
            <text:p>-1.18</text:p>
          </table:table-cell>
          <table:table-cell office:value-type="float" office:value="0.05" calcext:value-type="float">
            <text:p>0.05</text:p>
          </table:table-cell>
          <table:table-cell office:value-type="float" office:value="-0.11" calcext:value-type="float">
            <text:p>-0.11</text:p>
          </table:table-cell>
          <table:table-cell office:value-type="float" office:value="0.415399691436" calcext:value-type="float">
            <text:p>0.4153996914</text:p>
          </table:table-cell>
          <table:table-cell office:value-type="float" office:value="-0.253510865715" calcext:value-type="float">
            <text:p>-0.2535108657</text:p>
          </table:table-cell>
          <table:table-cell office:value-type="float" office:value="0.518566735896" calcext:value-type="float">
            <text:p>0.5185667359</text:p>
          </table:table-cell>
          <table:table-cell office:value-type="float" office:value="0.0281921000793" calcext:value-type="float">
            <text:p>0.0281921001</text:p>
          </table:table-cell>
          <table:table-cell office:value-type="float" office:value="0.223021288966" calcext:value-type="float">
            <text:p>0.223021289</text:p>
          </table:table-cell>
          <table:table-cell office:value-type="float" office:value="-0.0233141014823" calcext:value-type="float">
            <text:p>-0.0233141015</text:p>
          </table:table-cell>
          <table:table-cell office:value-type="float" office:value="0.326188333426" calcext:value-type="float">
            <text:p>0.3261883334</text:p>
          </table:table-cell>
          <table:table-cell office:value-type="float" office:value="0.258388864312" calcext:value-type="float">
            <text:p>0.2583888643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5" calcext:value-type="float">
            <text:p>115</text:p>
          </table:table-cell>
          <table:table-cell office:value-type="float" office:value="-1" calcext:value-type="float">
            <text:p>-1</text:p>
          </table:table-cell>
          <table:table-cell office:value-type="float" office:value="0.341105955571" calcext:value-type="float">
            <text:p>0.3411059556</text:p>
          </table:table-cell>
          <table:table-cell office:value-type="float" office:value="0.176209822172" calcext:value-type="float">
            <text:p>0.1762098222</text:p>
          </table:table-cell>
          <table:table-cell office:value-type="float" office:value="0.354153022515" calcext:value-type="float">
            <text:p>0.3541530225</text:p>
          </table:table-cell>
          <table:table-cell office:value-type="float" office:value="0.381336001989" calcext:value-type="float">
            <text:p>0.381336002</text:p>
          </table:table-cell>
          <table:table-cell office:value-type="float" office:value="0.236837123558" calcext:value-type="float">
            <text:p>0.2368371236</text:p>
          </table:table-cell>
          <table:table-cell office:value-type="float" office:value="0.609168015357" calcext:value-type="float">
            <text:p>0.6091680154</text:p>
          </table:table-cell>
          <table:table-cell office:value-type="float" office:value="0.309541475082" calcext:value-type="float">
            <text:p>0.3095414751</text:p>
          </table:table-cell>
          <table:table-cell office:value-type="float" office:value="0.776129272088" calcext:value-type="float">
            <text:p>0.7761292721</text:p>
          </table:table-cell>
          <table:table-cell office:value-type="float" office:value="4.65" calcext:value-type="float">
            <text:p>4.65</text:p>
          </table:table-cell>
          <table:table-cell office:value-type="float" office:value="2.05" calcext:value-type="float">
            <text:p>2.05</text:p>
          </table:table-cell>
          <table:table-cell office:value-type="float" office:value="1.2" calcext:value-type="float">
            <text:p>1.2</text:p>
          </table:table-cell>
          <table:table-cell office:value-type="float" office:value="-1.1" calcext:value-type="float">
            <text:p>-1.1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472433724239" calcext:value-type="float">
            <text:p>0.4724337242</text:p>
          </table:table-cell>
          <table:table-cell office:value-type="float" office:value="-0.306592688108" calcext:value-type="float">
            <text:p>-0.3065926881</text:p>
          </table:table-cell>
          <table:table-cell office:value-type="float" office:value="0.548981729325" calcext:value-type="float">
            <text:p>0.5489817293</text:p>
          </table:table-cell>
          <table:table-cell office:value-type="float" office:value="-0.0165230362701" calcext:value-type="float">
            <text:p>-0.0165230363</text:p>
          </table:table-cell>
          <table:table-cell office:value-type="float" office:value="0.259500039423" calcext:value-type="float">
            <text:p>0.2595000394</text:p>
          </table:table-cell>
          <table:table-cell office:value-type="float" office:value="-0.0952653451763" calcext:value-type="float">
            <text:p>-0.0952653452</text:p>
          </table:table-cell>
          <table:table-cell office:value-type="float" office:value="0.336048044509" calcext:value-type="float">
            <text:p>0.3360480445</text:p>
          </table:table-cell>
          <table:table-cell office:value-type="float" office:value="0.194804306662" calcext:value-type="float">
            <text:p>0.1948043067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5" calcext:value-type="float">
            <text:p>115</text:p>
          </table:table-cell>
          <table:table-cell office:value-type="float" office:value="-2" calcext:value-type="float">
            <text:p>-2</text:p>
          </table:table-cell>
          <table:table-cell office:value-type="float" office:value="0.339862426908" calcext:value-type="float">
            <text:p>0.3398624269</text:p>
          </table:table-cell>
          <table:table-cell office:value-type="float" office:value="0.216190487955" calcext:value-type="float">
            <text:p>0.216190488</text:p>
          </table:table-cell>
          <table:table-cell office:value-type="float" office:value="0.354434226388" calcext:value-type="float">
            <text:p>0.3544342264</text:p>
          </table:table-cell>
          <table:table-cell office:value-type="float" office:value="0.421335013532" calcext:value-type="float">
            <text:p>0.4213350135</text:p>
          </table:table-cell>
          <table:table-cell office:value-type="float" office:value="0.239040473997" calcext:value-type="float">
            <text:p>0.239040474</text:p>
          </table:table-cell>
          <table:table-cell office:value-type="float" office:value="0.649107284841" calcext:value-type="float">
            <text:p>0.6491072848</text:p>
          </table:table-cell>
          <table:table-cell office:value-type="float" office:value="0.311076850881" calcext:value-type="float">
            <text:p>0.3110768509</text:p>
          </table:table-cell>
          <table:table-cell office:value-type="float" office:value="0.816099793991" calcext:value-type="float">
            <text:p>0.816099794</text:p>
          </table:table-cell>
          <table:table-cell office:value-type="float" office:value="4.59" calcext:value-type="float">
            <text:p>4.59</text:p>
          </table:table-cell>
          <table:table-cell office:value-type="float" office:value="2.05" calcext:value-type="float">
            <text:p>2.05</text:p>
          </table:table-cell>
          <table:table-cell office:value-type="float" office:value="1.21" calcext:value-type="float">
            <text:p>1.21</text:p>
          </table:table-cell>
          <table:table-cell office:value-type="float" office:value="-1.11" calcext:value-type="float">
            <text:p>-1.11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472807119721" calcext:value-type="float">
            <text:p>0.4728071197</text:p>
          </table:table-cell>
          <table:table-cell office:value-type="float" office:value="-0.254594028743" calcext:value-type="float">
            <text:p>-0.2545940287</text:p>
          </table:table-cell>
          <table:table-cell office:value-type="float" office:value="0.546556008319" calcext:value-type="float">
            <text:p>0.5465560083</text:p>
          </table:table-cell>
          <table:table-cell office:value-type="float" office:value="0.0361998869958" calcext:value-type="float">
            <text:p>0.036199887</text:p>
          </table:table-cell>
          <table:table-cell office:value-type="float" office:value="0.257846645724" calcext:value-type="float">
            <text:p>0.2578466457</text:p>
          </table:table-cell>
          <table:table-cell office:value-type="float" office:value="-0.0453286598464" calcext:value-type="float">
            <text:p>-0.0453286598</text:p>
          </table:table-cell>
          <table:table-cell office:value-type="float" office:value="0.331595534323" calcext:value-type="float">
            <text:p>0.3315955343</text:p>
          </table:table-cell>
          <table:table-cell office:value-type="float" office:value="0.245465255892" calcext:value-type="float">
            <text:p>0.2454652559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5" calcext:value-type="float">
            <text:p>115</text:p>
          </table:table-cell>
          <table:table-cell office:value-type="float" office:value="-3" calcext:value-type="float">
            <text:p>-3</text:p>
          </table:table-cell>
          <table:table-cell office:value-type="float" office:value="0.338639958524" calcext:value-type="float">
            <text:p>0.3386399585</text:p>
          </table:table-cell>
          <table:table-cell office:value-type="float" office:value="0.25617180323" calcext:value-type="float">
            <text:p>0.2561718032</text:p>
          </table:table-cell>
          <table:table-cell office:value-type="float" office:value="0.354674223905" calcext:value-type="float">
            <text:p>0.3546742239</text:p>
          </table:table-cell>
          <table:table-cell office:value-type="float" office:value="0.46133429354" calcext:value-type="float">
            <text:p>0.4613342935</text:p>
          </table:table-cell>
          <table:table-cell office:value-type="float" office:value="0.241461814348" calcext:value-type="float">
            <text:p>0.2414618143</text:p>
          </table:table-cell>
          <table:table-cell office:value-type="float" office:value="0.689033931468" calcext:value-type="float">
            <text:p>0.6890339315</text:p>
          </table:table-cell>
          <table:table-cell office:value-type="float" office:value="0.309987799672" calcext:value-type="float">
            <text:p>0.3099877997</text:p>
          </table:table-cell>
          <table:table-cell office:value-type="float" office:value="0.856084965836" calcext:value-type="float">
            <text:p>0.8560849658</text:p>
          </table:table-cell>
          <table:table-cell office:value-type="float" office:value="4.53" calcext:value-type="float">
            <text:p>4.53</text:p>
          </table:table-cell>
          <table:table-cell office:value-type="float" office:value="2.05" calcext:value-type="float">
            <text:p>2.05</text:p>
          </table:table-cell>
          <table:table-cell office:value-type="float" office:value="1.22" calcext:value-type="float">
            <text:p>1.22</text:p>
          </table:table-cell>
          <table:table-cell office:value-type="float" office:value="-1.12" calcext:value-type="float">
            <text:p>-1.12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473180515202" calcext:value-type="float">
            <text:p>0.4731805152</text:p>
          </table:table-cell>
          <table:table-cell office:value-type="float" office:value="-0.202595369377" calcext:value-type="float">
            <text:p>-0.2025953694</text:p>
          </table:table-cell>
          <table:table-cell office:value-type="float" office:value="0.544005109024" calcext:value-type="float">
            <text:p>0.544005109</text:p>
          </table:table-cell>
          <table:table-cell office:value-type="float" office:value="0.0889245731825" calcext:value-type="float">
            <text:p>0.0889245732</text:p>
          </table:table-cell>
          <table:table-cell office:value-type="float" office:value="0.256129136146" calcext:value-type="float">
            <text:p>0.2561291361</text:p>
          </table:table-cell>
          <table:table-cell office:value-type="float" office:value="0.00450049936536" calcext:value-type="float">
            <text:p>0.0045004994</text:p>
          </table:table-cell>
          <table:table-cell office:value-type="float" office:value="0.326953729968" calcext:value-type="float">
            <text:p>0.32695373</text:p>
          </table:table-cell>
          <table:table-cell office:value-type="float" office:value="0.296020441925" calcext:value-type="float">
            <text:p>0.2960204419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5" calcext:value-type="float">
            <text:p>115</text:p>
          </table:table-cell>
          <table:table-cell office:value-type="float" office:value="-4" calcext:value-type="float">
            <text:p>-4</text:p>
          </table:table-cell>
          <table:table-cell office:value-type="float" office:value="0.337392817579" calcext:value-type="float">
            <text:p>0.3373928176</text:p>
          </table:table-cell>
          <table:table-cell office:value-type="float" office:value="0.296152356496" calcext:value-type="float">
            <text:p>0.2961523565</text:p>
          </table:table-cell>
          <table:table-cell office:value-type="float" office:value="0.354919600279" calcext:value-type="float">
            <text:p>0.3549196003</text:p>
          </table:table-cell>
          <table:table-cell office:value-type="float" office:value="0.501333540913" calcext:value-type="float">
            <text:p>0.5013335409</text:p>
          </table:table-cell>
          <table:table-cell office:value-type="float" office:value="0.243907693668" calcext:value-type="float">
            <text:p>0.2439076937</text:p>
          </table:table-cell>
          <table:table-cell office:value-type="float" office:value="0.728959082367" calcext:value-type="float">
            <text:p>0.7289590824</text:p>
          </table:table-cell>
          <table:table-cell office:value-type="float" office:value="0.309703629522" calcext:value-type="float">
            <text:p>0.3097036295</text:p>
          </table:table-cell>
          <table:table-cell office:value-type="float" office:value="0.896083956414" calcext:value-type="float">
            <text:p>0.8960839564</text:p>
          </table:table-cell>
          <table:table-cell office:value-type="float" office:value="4.47" calcext:value-type="float">
            <text:p>4.47</text:p>
          </table:table-cell>
          <table:table-cell office:value-type="float" office:value="2.05" calcext:value-type="float">
            <text:p>2.05</text:p>
          </table:table-cell>
          <table:table-cell office:value-type="float" office:value="1.23" calcext:value-type="float">
            <text:p>1.23</text:p>
          </table:table-cell>
          <table:table-cell office:value-type="float" office:value="-1.13" calcext:value-type="float">
            <text:p>-1.13</text:p>
          </table:table-cell>
          <table:table-cell office:value-type="float" office:value="0.05" calcext:value-type="float">
            <text:p>0.05</text:p>
          </table:table-cell>
          <table:table-cell office:value-type="float" office:value="-0.01" calcext:value-type="float">
            <text:p>-0.01</text:p>
          </table:table-cell>
          <table:table-cell office:value-type="float" office:value="0.473553910683" calcext:value-type="float">
            <text:p>0.4735539107</text:p>
          </table:table-cell>
          <table:table-cell office:value-type="float" office:value="-0.150596710012" calcext:value-type="float">
            <text:p>-0.15059671</text:p>
          </table:table-cell>
          <table:table-cell office:value-type="float" office:value="0.541292862568" calcext:value-type="float">
            <text:p>0.5412928626</text:p>
          </table:table-cell>
          <table:table-cell office:value-type="float" office:value="0.141655637109" calcext:value-type="float">
            <text:p>0.1416556371</text:p>
          </table:table-cell>
          <table:table-cell office:value-type="float" office:value="0.254325429703" calcext:value-type="float">
            <text:p>0.2543254297</text:p>
          </table:table-cell>
          <table:table-cell office:value-type="float" office:value="0.0541931167069" calcext:value-type="float">
            <text:p>0.0541931167</text:p>
          </table:table-cell>
          <table:table-cell office:value-type="float" office:value="0.322064381588" calcext:value-type="float">
            <text:p>0.3220643816</text:p>
          </table:table-cell>
          <table:table-cell office:value-type="float" office:value="0.346445463828" calcext:value-type="float">
            <text:p>0.3464454638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6" calcext:value-type="float">
            <text:p>126</text:p>
          </table:table-cell>
          <table:table-cell office:value-type="float" office:value="-1" calcext:value-type="float">
            <text:p>-1</text:p>
          </table:table-cell>
          <table:table-cell office:value-type="float" office:value="0.338766673637" calcext:value-type="float">
            <text:p>0.3387666736</text:p>
          </table:table-cell>
          <table:table-cell office:value-type="float" office:value="0.395846551812" calcext:value-type="float">
            <text:p>0.3958465518</text:p>
          </table:table-cell>
          <table:table-cell office:value-type="float" office:value="0.200889726563" calcext:value-type="float">
            <text:p>0.2008897266</text:p>
          </table:table-cell>
          <table:table-cell office:value-type="float" office:value="0.786527199912" calcext:value-type="float">
            <text:p>0.7865271999</text:p>
          </table:table-cell>
          <table:table-cell office:value-type="float" office:value="0.328692777014" calcext:value-type="float">
            <text:p>0.328692777</text:p>
          </table:table-cell>
          <table:table-cell office:value-type="float" office:value="0.877918486974" calcext:value-type="float">
            <text:p>0.877918487</text:p>
          </table:table-cell>
          <table:table-cell office:value-type="float" office:value="0.337973348526" calcext:value-type="float">
            <text:p>0.3379733485</text:p>
          </table:table-cell>
          <table:table-cell office:value-type="float" office:value="0.603662602771" calcext:value-type="float">
            <text:p>0.6036626028</text:p>
          </table:table-cell>
          <table:table-cell office:value-type="float" office:value="5.31" calcext:value-type="float">
            <text:p>5.31</text:p>
          </table:table-cell>
          <table:table-cell office:value-type="float" office:value="2.05" calcext:value-type="float">
            <text:p>2.05</text:p>
          </table:table-cell>
          <table:table-cell office:value-type="float" office:value="1.09" calcext:value-type="float">
            <text:p>1.09</text:p>
          </table:table-cell>
          <table:table-cell office:value-type="float" office:value="-0.99" calcext:value-type="float">
            <text:p>-0.99</text:p>
          </table:table-cell>
          <table:table-cell office:value-type="float" office:value="0.05" calcext:value-type="float">
            <text:p>0.05</text:p>
          </table:table-cell>
          <table:table-cell office:value-type="float" office:value="0.27" calcext:value-type="float">
            <text:p>0.27</text:p>
          </table:table-cell>
          <table:table-cell office:value-type="float" office:value="0.477575662682" calcext:value-type="float">
            <text:p>0.4775756627</text:p>
          </table:table-cell>
          <table:table-cell office:value-type="float" office:value="0.0122809066356" calcext:value-type="float">
            <text:p>0.0122809066</text:p>
          </table:table-cell>
          <table:table-cell office:value-type="float" office:value="0.530212801706" calcext:value-type="float">
            <text:p>0.5302128017</text:p>
          </table:table-cell>
          <table:table-cell office:value-type="float" office:value="0.307627028322" calcext:value-type="float">
            <text:p>0.3076270283</text:p>
          </table:table-cell>
          <table:table-cell office:value-type="float" office:value="0.248116987904" calcext:value-type="float">
            <text:p>0.2481169879</text:p>
          </table:table-cell>
          <table:table-cell office:value-type="float" office:value="0.205539067057" calcext:value-type="float">
            <text:p>0.2055390671</text:p>
          </table:table-cell>
          <table:table-cell office:value-type="float" office:value="0.300754126929" calcext:value-type="float">
            <text:p>0.3007541269</text:p>
          </table:table-cell>
          <table:table-cell office:value-type="float" office:value="0.500885188743" calcext:value-type="float">
            <text:p>0.5008851887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6" calcext:value-type="float">
            <text:p>126</text:p>
          </table:table-cell>
          <table:table-cell office:value-type="float" office:value="-2" calcext:value-type="float">
            <text:p>-2</text:p>
          </table:table-cell>
          <table:table-cell office:value-type="float" office:value="0.337223840987" calcext:value-type="float">
            <text:p>0.337223841</text:p>
          </table:table-cell>
          <table:table-cell office:value-type="float" office:value="0.43581678658" calcext:value-type="float">
            <text:p>0.4358167866</text:p>
          </table:table-cell>
          <table:table-cell office:value-type="float" office:value="0.201661726042" calcext:value-type="float">
            <text:p>0.201661726</text:p>
          </table:table-cell>
          <table:table-cell office:value-type="float" office:value="0.826519749428" calcext:value-type="float">
            <text:p>0.8265197494</text:p>
          </table:table-cell>
          <table:table-cell office:value-type="float" office:value="0.331058140692" calcext:value-type="float">
            <text:p>0.3310581407</text:p>
          </table:table-cell>
          <table:table-cell office:value-type="float" office:value="0.91784848891" calcext:value-type="float">
            <text:p>0.9178484889</text:p>
          </table:table-cell>
          <table:table-cell office:value-type="float" office:value="0.337906915624" calcext:value-type="float">
            <text:p>0.3379069156</text:p>
          </table:table-cell>
          <table:table-cell office:value-type="float" office:value="0.643662547604" calcext:value-type="float">
            <text:p>0.6436625476</text:p>
          </table:table-cell>
          <table:table-cell office:value-type="float" office:value="5.25" calcext:value-type="float">
            <text:p>5.25</text:p>
          </table:table-cell>
          <table:table-cell office:value-type="float" office:value="2.05" calcext:value-type="float">
            <text:p>2.05</text:p>
          </table:table-cell>
          <table:table-cell office:value-type="float" office:value="1.1" calcext:value-type="float">
            <text:p>1.1</text:p>
          </table:table-cell>
          <table:table-cell office:value-type="float" office:value="-1" calcext:value-type="float">
            <text:p>-1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0.477575662682" calcext:value-type="float">
            <text:p>0.4775756627</text:p>
          </table:table-cell>
          <table:table-cell office:value-type="float" office:value="0.0122809066356" calcext:value-type="float">
            <text:p>0.0122809066</text:p>
          </table:table-cell>
          <table:table-cell office:value-type="float" office:value="0.538236361801" calcext:value-type="float">
            <text:p>0.5382363618</text:p>
          </table:table-cell>
          <table:table-cell office:value-type="float" office:value="0.30608403729" calcext:value-type="float">
            <text:p>0.3060840373</text:p>
          </table:table-cell>
          <table:table-cell office:value-type="float" office:value="0.253465037383" calcext:value-type="float">
            <text:p>0.2534650374</text:p>
          </table:table-cell>
          <table:table-cell office:value-type="float" office:value="0.211716178412" calcext:value-type="float">
            <text:p>0.2117161784</text:p>
          </table:table-cell>
          <table:table-cell office:value-type="float" office:value="0.314125736503" calcext:value-type="float">
            <text:p>0.3141257365</text:p>
          </table:table-cell>
          <table:table-cell office:value-type="float" office:value="0.505519309066" calcext:value-type="float">
            <text:p>0.5055193091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6" calcext:value-type="float">
            <text:p>126</text:p>
          </table:table-cell>
          <table:table-cell office:value-type="float" office:value="-3" calcext:value-type="float">
            <text:p>-3</text:p>
          </table:table-cell>
          <table:table-cell office:value-type="float" office:value="0.335867182308" calcext:value-type="float">
            <text:p>0.3358671823</text:p>
          </table:table-cell>
          <table:table-cell office:value-type="float" office:value="0.475793773425" calcext:value-type="float">
            <text:p>0.4757937734</text:p>
          </table:table-cell>
          <table:table-cell office:value-type="float" office:value="0.202350417661" calcext:value-type="float">
            <text:p>0.2023504177</text:p>
          </table:table-cell>
          <table:table-cell office:value-type="float" office:value="0.866513820287" calcext:value-type="float">
            <text:p>0.8665138203</text:p>
          </table:table-cell>
          <table:table-cell office:value-type="float" office:value="0.329299380813" calcext:value-type="float">
            <text:p>0.3292993808</text:p>
          </table:table-cell>
          <table:table-cell office:value-type="float" office:value="0.957809804751" calcext:value-type="float">
            <text:p>0.9578098048</text:p>
          </table:table-cell>
          <table:table-cell office:value-type="float" office:value="0.336698632913" calcext:value-type="float">
            <text:p>0.3366986329</text:p>
          </table:table-cell>
          <table:table-cell office:value-type="float" office:value="0.6836442941" calcext:value-type="float">
            <text:p>0.6836442941</text:p>
          </table:table-cell>
          <table:table-cell office:value-type="float" office:value="5.19" calcext:value-type="float">
            <text:p>5.19</text:p>
          </table:table-cell>
          <table:table-cell office:value-type="float" office:value="2.05" calcext:value-type="float">
            <text:p>2.05</text:p>
          </table:table-cell>
          <table:table-cell office:value-type="float" office:value="1.11" calcext:value-type="float">
            <text:p>1.11</text:p>
          </table:table-cell>
          <table:table-cell office:value-type="float" office:value="-1.01" calcext:value-type="float">
            <text:p>-1.01</text:p>
          </table:table-cell>
          <table:table-cell office:value-type="float" office:value="0.05" calcext:value-type="float">
            <text:p>0.05</text:p>
          </table:table-cell>
          <table:table-cell office:value-type="float" office:value="0.23" calcext:value-type="float">
            <text:p>0.23</text:p>
          </table:table-cell>
          <table:table-cell office:value-type="float" office:value="0.47396069427" calcext:value-type="float">
            <text:p>0.4739606943</text:p>
          </table:table-cell>
          <table:table-cell office:value-type="float" office:value="0.0435950584635" calcext:value-type="float">
            <text:p>0.0435950585</text:p>
          </table:table-cell>
          <table:table-cell office:value-type="float" office:value="0.53777053207" calcext:value-type="float">
            <text:p>0.5377705321</text:p>
          </table:table-cell>
          <table:table-cell office:value-type="float" office:value="0.336730359306" calcext:value-type="float">
            <text:p>0.3367303593</text:p>
          </table:table-cell>
          <table:table-cell office:value-type="float" office:value="0.252002995894" calcext:value-type="float">
            <text:p>0.2520029959</text:p>
          </table:table-cell>
          <table:table-cell office:value-type="float" office:value="0.245423649431" calcext:value-type="float">
            <text:p>0.2454236494</text:p>
          </table:table-cell>
          <table:table-cell office:value-type="float" office:value="0.315812833695" calcext:value-type="float">
            <text:p>0.3158128337</text:p>
          </table:table-cell>
          <table:table-cell office:value-type="float" office:value="0.538558950273" calcext:value-type="float">
            <text:p>0.5385589503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6" calcext:value-type="float">
            <text:p>126</text:p>
          </table:table-cell>
          <table:table-cell office:value-type="float" office:value="-4" calcext:value-type="float">
            <text:p>-4</text:p>
          </table:table-cell>
          <table:table-cell office:value-type="float" office:value="0.334539666596" calcext:value-type="float">
            <text:p>0.3345396666</text:p>
          </table:table-cell>
          <table:table-cell office:value-type="float" office:value="0.515771738631" calcext:value-type="float">
            <text:p>0.5157717386</text:p>
          </table:table-cell>
          <table:table-cell office:value-type="float" office:value="0.203042740226" calcext:value-type="float">
            <text:p>0.2030427402</text:p>
          </table:table-cell>
          <table:table-cell office:value-type="float" office:value="0.906507828457" calcext:value-type="float">
            <text:p>0.9065078285</text:p>
          </table:table-cell>
          <table:table-cell office:value-type="float" office:value="0.330786992005" calcext:value-type="float">
            <text:p>0.330786992</text:p>
          </table:table-cell>
          <table:table-cell office:value-type="float" office:value="0.997782132841" calcext:value-type="float">
            <text:p>0.9977821328</text:p>
          </table:table-cell>
          <table:table-cell office:value-type="float" office:value="0.341398491635" calcext:value-type="float">
            <text:p>0.3413984916</text:p>
          </table:table-cell>
          <table:table-cell office:value-type="float" office:value="0.723367226117" calcext:value-type="float">
            <text:p>0.7233672261</text:p>
          </table:table-cell>
          <table:table-cell office:value-type="float" office:value="5.13" calcext:value-type="float">
            <text:p>5.13</text:p>
          </table:table-cell>
          <table:table-cell office:value-type="float" office:value="2.05" calcext:value-type="float">
            <text:p>2.05</text:p>
          </table:table-cell>
          <table:table-cell office:value-type="float" office:value="1.12" calcext:value-type="float">
            <text:p>1.12</text:p>
          </table:table-cell>
          <table:table-cell office:value-type="float" office:value="-1.02" calcext:value-type="float">
            <text:p>-1.02</text:p>
          </table:table-cell>
          <table:table-cell office:value-type="float" office:value="0.05" calcext:value-type="float">
            <text:p>0.05</text:p>
          </table:table-cell>
          <table:table-cell office:value-type="float" office:value="0.21" calcext:value-type="float">
            <text:p>0.21</text:p>
          </table:table-cell>
          <table:table-cell office:value-type="float" office:value="0.47396069427" calcext:value-type="float">
            <text:p>0.4739606943</text:p>
          </table:table-cell>
          <table:table-cell office:value-type="float" office:value="0.0435950584635" calcext:value-type="float">
            <text:p>0.0435950585</text:p>
          </table:table-cell>
          <table:table-cell office:value-type="float" office:value="0.54424656229" calcext:value-type="float">
            <text:p>0.5442465623</text:p>
          </table:table-cell>
          <table:table-cell office:value-type="float" office:value="0.335245357206" calcext:value-type="float">
            <text:p>0.3352453572</text:p>
          </table:table-cell>
          <table:table-cell office:value-type="float" office:value="0.256527060548" calcext:value-type="float">
            <text:p>0.2565270605</text:p>
          </table:table-cell>
          <table:table-cell office:value-type="float" office:value="0.250289555068" calcext:value-type="float">
            <text:p>0.2502895551</text:p>
          </table:table-cell>
          <table:table-cell office:value-type="float" office:value="0.326812928568" calcext:value-type="float">
            <text:p>0.3268129286</text:p>
          </table:table-cell>
          <table:table-cell office:value-type="float" office:value="0.54193985381" calcext:value-type="float">
            <text:p>0.5419398538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7" calcext:value-type="float">
            <text:p>117</text:p>
          </table:table-cell>
          <table:table-cell office:value-type="float" office:value="-1" calcext:value-type="float">
            <text:p>-1</text:p>
          </table:table-cell>
          <table:table-cell office:value-type="float" office:value="0.357726428378" calcext:value-type="float">
            <text:p>0.3577264284</text:p>
          </table:table-cell>
          <table:table-cell office:value-type="float" office:value="0.219823371252" calcext:value-type="float">
            <text:p>0.2198233713</text:p>
          </table:table-cell>
          <table:table-cell office:value-type="float" office:value="0.361095226942" calcext:value-type="float">
            <text:p>0.3610952269</text:p>
          </table:table-cell>
          <table:table-cell office:value-type="float" office:value="0.428678962263" calcext:value-type="float">
            <text:p>0.4286789623</text:p>
          </table:table-cell>
          <table:table-cell office:value-type="float" office:value="0.34105593466" calcext:value-type="float">
            <text:p>0.3410559347</text:p>
          </table:table-cell>
          <table:table-cell office:value-type="float" office:value="0.679893923941" calcext:value-type="float">
            <text:p>0.6798939239</text:p>
          </table:table-cell>
          <table:table-cell office:value-type="float" office:value="0.155080466177" calcext:value-type="float">
            <text:p>0.1550804662</text:p>
          </table:table-cell>
          <table:table-cell office:value-type="float" office:value="0.712146206032" calcext:value-type="float">
            <text:p>0.712146206</text:p>
          </table:table-cell>
          <table:table-cell office:value-type="float" office:value="4.77" calcext:value-type="float">
            <text:p>4.77</text:p>
          </table:table-cell>
          <table:table-cell office:value-type="float" office:value="2.05" calcext:value-type="float">
            <text:p>2.05</text:p>
          </table:table-cell>
          <table:table-cell office:value-type="float" office:value="1.18" calcext:value-type="float">
            <text:p>1.18</text:p>
          </table:table-cell>
          <table:table-cell office:value-type="float" office:value="-1.08" calcext:value-type="float">
            <text:p>-1.08</text:p>
          </table:table-cell>
          <table:table-cell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office:value-type="float" office:value="0.607038011986" calcext:value-type="float">
            <text:p>0.607038012</text:p>
          </table:table-cell>
          <table:table-cell office:value-type="float" office:value="-0.214986945774" calcext:value-type="float">
            <text:p>-0.2149869458</text:p>
          </table:table-cell>
          <table:table-cell office:value-type="float" office:value="0.607932834114" calcext:value-type="float">
            <text:p>0.6079328341</text:p>
          </table:table-cell>
          <table:table-cell office:value-type="float" office:value="0.0850117197122" calcext:value-type="float">
            <text:p>0.0850117197</text:p>
          </table:table-cell>
          <table:table-cell office:value-type="float" office:value="0.347678957638" calcext:value-type="float">
            <text:p>0.3476789576</text:p>
          </table:table-cell>
          <table:table-cell office:value-type="float" office:value="-0.0642126743367" calcext:value-type="float">
            <text:p>-0.0642126743</text:p>
          </table:table-cell>
          <table:table-cell office:value-type="float" office:value="0.348573779765" calcext:value-type="float">
            <text:p>0.3485737798</text:p>
          </table:table-cell>
          <table:table-cell office:value-type="float" office:value="0.235785991149" calcext:value-type="float">
            <text:p>0.2357859911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7" calcext:value-type="float">
            <text:p>117</text:p>
          </table:table-cell>
          <table:table-cell office:value-type="float" office:value="-2" calcext:value-type="float">
            <text:p>-2</text:p>
          </table:table-cell>
          <table:table-cell office:value-type="float" office:value="0.349662444039" calcext:value-type="float">
            <text:p>0.349662444</text:p>
          </table:table-cell>
          <table:table-cell office:value-type="float" office:value="0.259002091963" calcext:value-type="float">
            <text:p>0.259002092</text:p>
          </table:table-cell>
          <table:table-cell office:value-type="float" office:value="0.356606440365" calcext:value-type="float">
            <text:p>0.3566064404</text:p>
          </table:table-cell>
          <table:table-cell office:value-type="float" office:value="0.468426299219" calcext:value-type="float">
            <text:p>0.4684262992</text:p>
          </table:table-cell>
          <table:table-cell office:value-type="float" office:value="0.340437358362" calcext:value-type="float">
            <text:p>0.3404373584</text:p>
          </table:table-cell>
          <table:table-cell office:value-type="float" office:value="0.719889140697" calcext:value-type="float">
            <text:p>0.7198891407</text:p>
          </table:table-cell>
          <table:table-cell office:value-type="float" office:value="0.149455880718" calcext:value-type="float">
            <text:p>0.1494558807</text:p>
          </table:table-cell>
          <table:table-cell office:value-type="float" office:value="0.75174878219" calcext:value-type="float">
            <text:p>0.7517487822</text:p>
          </table:table-cell>
          <table:table-cell office:value-type="float" office:value="4.71" calcext:value-type="float">
            <text:p>4.71</text:p>
          </table:table-cell>
          <table:table-cell office:value-type="float" office:value="2.05" calcext:value-type="float">
            <text:p>2.05</text:p>
          </table:table-cell>
          <table:table-cell office:value-type="float" office:value="1.19" calcext:value-type="float">
            <text:p>1.19</text:p>
          </table:table-cell>
          <table:table-cell office:value-type="float" office:value="-1.09" calcext:value-type="float">
            <text:p>-1.09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576679753725" calcext:value-type="float">
            <text:p>0.5766797537</text:p>
          </table:table-cell>
          <table:table-cell office:value-type="float" office:value="-0.172768748804" calcext:value-type="float">
            <text:p>-0.1727687488</text:p>
          </table:table-cell>
          <table:table-cell office:value-type="float" office:value="0.588538359327" calcext:value-type="float">
            <text:p>0.5885383593</text:p>
          </table:table-cell>
          <table:table-cell office:value-type="float" office:value="0.126996782025" calcext:value-type="float">
            <text:p>0.126996782</text:p>
          </table:table-cell>
          <table:table-cell office:value-type="float" office:value="0.323004491649" calcext:value-type="float">
            <text:p>0.3230044916</text:p>
          </table:table-cell>
          <table:table-cell office:value-type="float" office:value="-0.012616129685" calcext:value-type="float">
            <text:p>-0.0126161297</text:p>
          </table:table-cell>
          <table:table-cell office:value-type="float" office:value="0.334863097251" calcext:value-type="float">
            <text:p>0.3348630973</text:p>
          </table:table-cell>
          <table:table-cell office:value-type="float" office:value="0.287149401144" calcext:value-type="float">
            <text:p>0.2871494011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7" calcext:value-type="float">
            <text:p>117</text:p>
          </table:table-cell>
          <table:table-cell office:value-type="float" office:value="-3" calcext:value-type="float">
            <text:p>-3</text:p>
          </table:table-cell>
          <table:table-cell office:value-type="float" office:value="0.344071645527" calcext:value-type="float">
            <text:p>0.3440716455</text:p>
          </table:table-cell>
          <table:table-cell office:value-type="float" office:value="0.298609452037" calcext:value-type="float">
            <text:p>0.298609452</text:p>
          </table:table-cell>
          <table:table-cell office:value-type="float" office:value="0.354112049847" calcext:value-type="float">
            <text:p>0.3541120498</text:p>
          </table:table-cell>
          <table:table-cell office:value-type="float" office:value="0.508348448659" calcext:value-type="float">
            <text:p>0.5083484487</text:p>
          </table:table-cell>
          <table:table-cell office:value-type="float" office:value="0.33625733425" calcext:value-type="float">
            <text:p>0.3362573343</text:p>
          </table:table-cell>
          <table:table-cell office:value-type="float" office:value="0.759670133626" calcext:value-type="float">
            <text:p>0.7596701336</text:p>
          </table:table-cell>
          <table:table-cell office:value-type="float" office:value="0.144538601277" calcext:value-type="float">
            <text:p>0.1445386013</text:p>
          </table:table-cell>
          <table:table-cell office:value-type="float" office:value="0.791445386112" calcext:value-type="float">
            <text:p>0.7914453861</text:p>
          </table:table-cell>
          <table:table-cell office:value-type="float" office:value="4.65" calcext:value-type="float">
            <text:p>4.65</text:p>
          </table:table-cell>
          <table:table-cell office:value-type="float" office:value="2.05" calcext:value-type="float">
            <text:p>2.05</text:p>
          </table:table-cell>
          <table:table-cell office:value-type="float" office:value="1.2" calcext:value-type="float">
            <text:p>1.2</text:p>
          </table:table-cell>
          <table:table-cell office:value-type="float" office:value="-1.1" calcext:value-type="float">
            <text:p>-1.1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546321495464" calcext:value-type="float">
            <text:p>0.5463214955</text:p>
          </table:table-cell>
          <table:table-cell office:value-type="float" office:value="-0.130550551835" calcext:value-type="float">
            <text:p>-0.1305505518</text:p>
          </table:table-cell>
          <table:table-cell office:value-type="float" office:value="0.571252384538" calcext:value-type="float">
            <text:p>0.5712523845</text:p>
          </table:table-cell>
          <table:table-cell office:value-type="float" office:value="0.168411738045" calcext:value-type="float">
            <text:p>0.168411738</text:p>
          </table:table-cell>
          <table:table-cell office:value-type="float" office:value="0.299878002192" calcext:value-type="float">
            <text:p>0.2998780022</text:p>
          </table:table-cell>
          <table:table-cell office:value-type="float" office:value="0.0405213763821" calcext:value-type="float">
            <text:p>0.0405213764</text:p>
          </table:table-cell>
          <table:table-cell office:value-type="float" office:value="0.324808891266" calcext:value-type="float">
            <text:p>0.3248088913</text:p>
          </table:table-cell>
          <table:table-cell office:value-type="float" office:value="0.339483666262" calcext:value-type="float">
            <text:p>0.3394836663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7" calcext:value-type="float">
            <text:p>117</text:p>
          </table:table-cell>
          <table:table-cell office:value-type="float" office:value="-4" calcext:value-type="float">
            <text:p>-4</text:p>
          </table:table-cell>
          <table:table-cell office:value-type="float" office:value="0.336842907383" calcext:value-type="float">
            <text:p>0.3368429074</text:p>
          </table:table-cell>
          <table:table-cell office:value-type="float" office:value="0.337950846837" calcext:value-type="float">
            <text:p>0.3379508468</text:p>
          </table:table-cell>
          <table:table-cell office:value-type="float" office:value="0.352678806405" calcext:value-type="float">
            <text:p>0.3526788064</text:p>
          </table:table-cell>
          <table:table-cell office:value-type="float" office:value="0.548322763078" calcext:value-type="float">
            <text:p>0.5483227631</text:p>
          </table:table-cell>
          <table:table-cell office:value-type="float" office:value="0.333489937076" calcext:value-type="float">
            <text:p>0.3334899371</text:p>
          </table:table-cell>
          <table:table-cell office:value-type="float" office:value="0.799574287706" calcext:value-type="float">
            <text:p>0.7995742877</text:p>
          </table:table-cell>
          <table:table-cell office:value-type="float" office:value="0.143105260707" calcext:value-type="float">
            <text:p>0.1431052607</text:p>
          </table:table-cell>
          <table:table-cell office:value-type="float" office:value="0.831419697048" calcext:value-type="float">
            <text:p>0.831419697</text:p>
          </table:table-cell>
          <table:table-cell office:value-type="float" office:value="4.59" calcext:value-type="float">
            <text:p>4.59</text:p>
          </table:table-cell>
          <table:table-cell office:value-type="float" office:value="2.05" calcext:value-type="float">
            <text:p>2.05</text:p>
          </table:table-cell>
          <table:table-cell office:value-type="float" office:value="1.21" calcext:value-type="float">
            <text:p>1.21</text:p>
          </table:table-cell>
          <table:table-cell office:value-type="float" office:value="-1.11" calcext:value-type="float">
            <text:p>-1.11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515963237204" calcext:value-type="float">
            <text:p>0.5159632372</text:p>
          </table:table-cell>
          <table:table-cell office:value-type="float" office:value="-0.088332354865" calcext:value-type="float">
            <text:p>-0.0883323549</text:p>
          </table:table-cell>
          <table:table-cell office:value-type="float" office:value="0.553606304049" calcext:value-type="float">
            <text:p>0.553606304</text:p>
          </table:table-cell>
          <table:table-cell office:value-type="float" office:value="0.20929660797" calcext:value-type="float">
            <text:p>0.209296608</text:p>
          </table:table-cell>
          <table:table-cell office:value-type="float" office:value="0.277030527909" calcext:value-type="float">
            <text:p>0.2770305279</text:p>
          </table:table-cell>
          <table:table-cell office:value-type="float" office:value="0.0930819787171" calcext:value-type="float">
            <text:p>0.0930819787</text:p>
          </table:table-cell>
          <table:table-cell office:value-type="float" office:value="0.314673594754" calcext:value-type="float">
            <text:p>0.3146735948</text:p>
          </table:table-cell>
          <table:table-cell office:value-type="float" office:value="0.390710941553" calcext:value-type="float">
            <text:p>0.3907109416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0" calcext:value-type="float">
            <text:p>120</text:p>
          </table:table-cell>
          <table:table-cell office:value-type="float" office:value="-1" calcext:value-type="float">
            <text:p>-1</text:p>
          </table:table-cell>
          <table:table-cell office:value-type="float" office:value="0.335800490735" calcext:value-type="float">
            <text:p>0.3358004907</text:p>
          </table:table-cell>
          <table:table-cell office:value-type="float" office:value="0.306477530283" calcext:value-type="float">
            <text:p>0.3064775303</text:p>
          </table:table-cell>
          <table:table-cell office:value-type="float" office:value="0.371671829712" calcext:value-type="float">
            <text:p>0.3716718297</text:p>
          </table:table-cell>
          <table:table-cell office:value-type="float" office:value="0.547048283461" calcext:value-type="float">
            <text:p>0.5470482835</text:p>
          </table:table-cell>
          <table:table-cell office:value-type="float" office:value="0.220559229274" calcext:value-type="float">
            <text:p>0.2205592293</text:p>
          </table:table-cell>
          <table:table-cell office:value-type="float" office:value="0.861873198558" calcext:value-type="float">
            <text:p>0.8618731986</text:p>
          </table:table-cell>
          <table:table-cell office:value-type="float" office:value="0.32907982481" calcext:value-type="float">
            <text:p>0.3290798248</text:p>
          </table:table-cell>
          <table:table-cell office:value-type="float" office:value="0.672622880669" calcext:value-type="float">
            <text:p>0.6726228807</text:p>
          </table:table-cell>
          <table:table-cell office:value-type="float" office:value="4.95" calcext:value-type="float">
            <text:p>4.95</text:p>
          </table:table-cell>
          <table:table-cell office:value-type="float" office:value="2.05" calcext:value-type="float">
            <text:p>2.05</text:p>
          </table:table-cell>
          <table:table-cell office:value-type="float" office:value="1.15" calcext:value-type="float">
            <text:p>1.15</text:p>
          </table:table-cell>
          <table:table-cell office:value-type="float" office:value="-1.05" calcext:value-type="float">
            <text:p>-1.05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485377990875" calcext:value-type="float">
            <text:p>0.4853779909</text:p>
          </table:table-cell>
          <table:table-cell office:value-type="float" office:value="-0.164000694516" calcext:value-type="float">
            <text:p>-0.1640006945</text:p>
          </table:table-cell>
          <table:table-cell office:value-type="float" office:value="0.549610181883" calcext:value-type="float">
            <text:p>0.5496101819</text:p>
          </table:table-cell>
          <table:table-cell office:value-type="float" office:value="0.129042349487" calcext:value-type="float">
            <text:p>0.1290423495</text:p>
          </table:table-cell>
          <table:table-cell office:value-type="float" office:value="0.26371136587" calcext:value-type="float">
            <text:p>0.2637113659</text:p>
          </table:table-cell>
          <table:table-cell office:value-type="float" office:value="0.0381475366387" calcext:value-type="float">
            <text:p>0.0381475366</text:p>
          </table:table-cell>
          <table:table-cell office:value-type="float" office:value="0.327943556878" calcext:value-type="float">
            <text:p>0.3279435569</text:p>
          </table:table-cell>
          <table:table-cell office:value-type="float" office:value="0.331190580641" calcext:value-type="float">
            <text:p>0.3311905806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0" calcext:value-type="float">
            <text:p>120</text:p>
          </table:table-cell>
          <table:table-cell office:value-type="float" office:value="-2" calcext:value-type="float">
            <text:p>-2</text:p>
          </table:table-cell>
          <table:table-cell office:value-type="float" office:value="0.333781113505" calcext:value-type="float">
            <text:p>0.3337811135</text:p>
          </table:table-cell>
          <table:table-cell office:value-type="float" office:value="0.346426524208" calcext:value-type="float">
            <text:p>0.3464265242</text:p>
          </table:table-cell>
          <table:table-cell office:value-type="float" office:value="0.370496991581" calcext:value-type="float">
            <text:p>0.3704969916</text:p>
          </table:table-cell>
          <table:table-cell office:value-type="float" office:value="0.58703102668" calcext:value-type="float">
            <text:p>0.5870310267</text:p>
          </table:table-cell>
          <table:table-cell office:value-type="float" office:value="0.219984843638" calcext:value-type="float">
            <text:p>0.2199848436</text:p>
          </table:table-cell>
          <table:table-cell office:value-type="float" office:value="0.901869074359" calcext:value-type="float">
            <text:p>0.9018690744</text:p>
          </table:table-cell>
          <table:table-cell office:value-type="float" office:value="0.328831704599" calcext:value-type="float">
            <text:p>0.3288317046</text:p>
          </table:table-cell>
          <table:table-cell office:value-type="float" office:value="0.712622111116" calcext:value-type="float">
            <text:p>0.7126221111</text:p>
          </table:table-cell>
          <table:table-cell office:value-type="float" office:value="4.89" calcext:value-type="float">
            <text:p>4.89</text:p>
          </table:table-cell>
          <table:table-cell office:value-type="float" office:value="2.05" calcext:value-type="float">
            <text:p>2.05</text:p>
          </table:table-cell>
          <table:table-cell office:value-type="float" office:value="1.16" calcext:value-type="float">
            <text:p>1.16</text:p>
          </table:table-cell>
          <table:table-cell office:value-type="float" office:value="-1.06" calcext:value-type="float">
            <text:p>-1.06</text:p>
          </table:table-cell>
          <table:table-cell office:value-type="float" office:value="0.05" calcext:value-type="float">
            <text:p>0.05</text:p>
          </table:table-cell>
          <table:table-cell office:value-type="float" office:value="0.13" calcext:value-type="float">
            <text:p>0.13</text:p>
          </table:table-cell>
          <table:table-cell office:value-type="float" office:value="0.476385317868" calcext:value-type="float">
            <text:p>0.4763853179</text:p>
          </table:table-cell>
          <table:table-cell office:value-type="float" office:value="-0.112784175382" calcext:value-type="float">
            <text:p>-0.1127841754</text:p>
          </table:table-cell>
          <table:table-cell office:value-type="float" office:value="0.542585545156" calcext:value-type="float">
            <text:p>0.5425855452</text:p>
          </table:table-cell>
          <table:table-cell office:value-type="float" office:value="0.179820557845" calcext:value-type="float">
            <text:p>0.1798205578</text:p>
          </table:table-cell>
          <table:table-cell office:value-type="float" office:value="0.256082299269" calcext:value-type="float">
            <text:p>0.2560822993</text:p>
          </table:table-cell>
          <table:table-cell office:value-type="float" office:value="0.0908492697993" calcext:value-type="float">
            <text:p>0.0908492698</text:p>
          </table:table-cell>
          <table:table-cell office:value-type="float" office:value="0.322282526558" calcext:value-type="float">
            <text:p>0.3222825266</text:p>
          </table:table-cell>
          <table:table-cell office:value-type="float" office:value="0.383454003026" calcext:value-type="float">
            <text:p>0.383454003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0" calcext:value-type="float">
            <text:p>120</text:p>
          </table:table-cell>
          <table:table-cell office:value-type="float" office:value="-3" calcext:value-type="float">
            <text:p>-3</text:p>
          </table:table-cell>
          <table:table-cell office:value-type="float" office:value="0.33253397256" calcext:value-type="float">
            <text:p>0.3325339726</text:p>
          </table:table-cell>
          <table:table-cell office:value-type="float" office:value="0.386407077474" calcext:value-type="float">
            <text:p>0.3864070775</text:p>
          </table:table-cell>
          <table:table-cell office:value-type="float" office:value="0.367757313302" calcext:value-type="float">
            <text:p>0.3677573133</text:p>
          </table:table-cell>
          <table:table-cell office:value-type="float" office:value="0.626937093424" calcext:value-type="float">
            <text:p>0.6269370934</text:p>
          </table:table-cell>
          <table:table-cell office:value-type="float" office:value="0.22051107692" calcext:value-type="float">
            <text:p>0.2205110769</text:p>
          </table:table-cell>
          <table:table-cell office:value-type="float" office:value="0.941865612691" calcext:value-type="float">
            <text:p>0.9418656127</text:p>
          </table:table-cell>
          <table:table-cell office:value-type="float" office:value="0.332615825414" calcext:value-type="float">
            <text:p>0.3326158254</text:p>
          </table:table-cell>
          <table:table-cell office:value-type="float" office:value="0.752442714197" calcext:value-type="float">
            <text:p>0.7524427142</text:p>
          </table:table-cell>
          <table:table-cell office:value-type="float" office:value="4.83" calcext:value-type="float">
            <text:p>4.83</text:p>
          </table:table-cell>
          <table:table-cell office:value-type="float" office:value="2.05" calcext:value-type="float">
            <text:p>2.05</text:p>
          </table:table-cell>
          <table:table-cell office:value-type="float" office:value="1.17" calcext:value-type="float">
            <text:p>1.17</text:p>
          </table:table-cell>
          <table:table-cell office:value-type="float" office:value="-1.07" calcext:value-type="float">
            <text:p>-1.07</text:p>
          </table:table-cell>
          <table:table-cell office:value-type="float" office:value="0.05" calcext:value-type="float">
            <text:p>0.05</text:p>
          </table:table-cell>
          <table:table-cell office:value-type="float" office:value="0.11" calcext:value-type="float">
            <text:p>0.11</text:p>
          </table:table-cell>
          <table:table-cell office:value-type="float" office:value="0.476385317868" calcext:value-type="float">
            <text:p>0.4763853179</text:p>
          </table:table-cell>
          <table:table-cell office:value-type="float" office:value="-0.112784175382" calcext:value-type="float">
            <text:p>-0.1127841754</text:p>
          </table:table-cell>
          <table:table-cell office:value-type="float" office:value="0.548579107986" calcext:value-type="float">
            <text:p>0.548579108</text:p>
          </table:table-cell>
          <table:table-cell office:value-type="float" office:value="0.178399712682" calcext:value-type="float">
            <text:p>0.1783997127</text:p>
          </table:table-cell>
          <table:table-cell office:value-type="float" office:value="0.260309568691" calcext:value-type="float">
            <text:p>0.2603095687</text:p>
          </table:table-cell>
          <table:table-cell office:value-type="float" office:value="0.0953294248883" calcext:value-type="float">
            <text:p>0.0953294249</text:p>
          </table:table-cell>
          <table:table-cell office:value-type="float" office:value="0.332503358809" calcext:value-type="float">
            <text:p>0.3325033588</text:p>
          </table:table-cell>
          <table:table-cell office:value-type="float" office:value="0.386513312953" calcext:value-type="float">
            <text:p>0.386513313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0" calcext:value-type="float">
            <text:p>120</text:p>
          </table:table-cell>
          <table:table-cell office:value-type="float" office:value="-4" calcext:value-type="float">
            <text:p>-4</text:p>
          </table:table-cell>
          <table:table-cell office:value-type="float" office:value="0.331379995059" calcext:value-type="float">
            <text:p>0.3313799951</text:p>
          </table:table-cell>
          <table:table-cell office:value-type="float" office:value="0.426390428208" calcext:value-type="float">
            <text:p>0.4263904282</text:p>
          </table:table-cell>
          <table:table-cell office:value-type="float" office:value="0.365138153295" calcext:value-type="float">
            <text:p>0.3651381533</text:p>
          </table:table-cell>
          <table:table-cell office:value-type="float" office:value="0.666851251323" calcext:value-type="float">
            <text:p>0.6668512513</text:p>
          </table:table-cell>
          <table:table-cell office:value-type="float" office:value="0.219961611273" calcext:value-type="float">
            <text:p>0.2199616113</text:p>
          </table:table-cell>
          <table:table-cell office:value-type="float" office:value="0.981861838607" calcext:value-type="float">
            <text:p>0.9818618386</text:p>
          </table:table-cell>
          <table:table-cell office:value-type="float" office:value="0.333297582092" calcext:value-type="float">
            <text:p>0.3332975821</text:p>
          </table:table-cell>
          <table:table-cell office:value-type="float" office:value="0.792436903872" calcext:value-type="float">
            <text:p>0.7924369039</text:p>
          </table:table-cell>
          <table:table-cell office:value-type="float" office:value="4.77" calcext:value-type="float">
            <text:p>4.77</text:p>
          </table:table-cell>
          <table:table-cell office:value-type="float" office:value="2.05" calcext:value-type="float">
            <text:p>2.05</text:p>
          </table:table-cell>
          <table:table-cell office:value-type="float" office:value="1.18" calcext:value-type="float">
            <text:p>1.18</text:p>
          </table:table-cell>
          <table:table-cell office:value-type="float" office:value="-1.08" calcext:value-type="float">
            <text:p>-1.08</text:p>
          </table:table-cell>
          <table:table-cell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office:value-type="float" office:value="0.46739264486" calcext:value-type="float">
            <text:p>0.4673926449</text:p>
          </table:table-cell>
          <table:table-cell office:value-type="float" office:value="-0.0615676562485" calcext:value-type="float">
            <text:p>-0.0615676562</text:p>
          </table:table-cell>
          <table:table-cell office:value-type="float" office:value="0.542125404255" calcext:value-type="float">
            <text:p>0.5421254043</text:p>
          </table:table-cell>
          <table:table-cell office:value-type="float" office:value="0.228974964847" calcext:value-type="float">
            <text:p>0.2289749648</text:p>
          </table:table-cell>
          <table:table-cell office:value-type="float" office:value="0.253141733807" calcext:value-type="float">
            <text:p>0.2531417338</text:p>
          </table:table-cell>
          <table:table-cell office:value-type="float" office:value="0.14842412243" calcext:value-type="float">
            <text:p>0.1484241224</text:p>
          </table:table-cell>
          <table:table-cell office:value-type="float" office:value="0.327874493202" calcext:value-type="float">
            <text:p>0.3278744932</text:p>
          </table:table-cell>
          <table:table-cell office:value-type="float" office:value="0.438966743526" calcext:value-type="float">
            <text:p>0.4389667435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6" calcext:value-type="float">
            <text:p>126</text:p>
          </table:table-cell>
          <table:table-cell office:value-type="float" office:value="-1" calcext:value-type="float">
            <text:p>-1</text:p>
          </table:table-cell>
          <table:table-cell office:value-type="float" office:value="0.266018236964" calcext:value-type="float">
            <text:p>0.266018237</text:p>
          </table:table-cell>
          <table:table-cell office:value-type="float" office:value="0.484333041759" calcext:value-type="float">
            <text:p>0.4843330418</text:p>
          </table:table-cell>
          <table:table-cell office:value-type="float" office:value="0.353797535686" calcext:value-type="float">
            <text:p>0.3537975357</text:p>
          </table:table-cell>
          <table:table-cell office:value-type="float" office:value="0.617552983894" calcext:value-type="float">
            <text:p>0.6175529839</text:p>
          </table:table-cell>
          <table:table-cell office:value-type="float" office:value="0.0651472861117" calcext:value-type="float">
            <text:p>0.0651472861</text:p>
          </table:table-cell>
          <table:table-cell office:value-type="float" office:value="1.00519195994" calcext:value-type="float">
            <text:p>1.0051919599</text:p>
          </table:table-cell>
          <table:table-cell office:value-type="float" office:value="0.153679995966" calcext:value-type="float">
            <text:p>0.153679996</text:p>
          </table:table-cell>
          <table:table-cell office:value-type="float" office:value="0.787631752024" calcext:value-type="float">
            <text:p>0.787631752</text:p>
          </table:table-cell>
          <table:table-cell office:value-type="float" office:value="5.31" calcext:value-type="float">
            <text:p>5.31</text:p>
          </table:table-cell>
          <table:table-cell office:value-type="float" office:value="2.05" calcext:value-type="float">
            <text:p>2.05</text:p>
          </table:table-cell>
          <table:table-cell office:value-type="float" office:value="1.09" calcext:value-type="float">
            <text:p>1.09</text:p>
          </table:table-cell>
          <table:table-cell office:value-type="float" office:value="-0.99" calcext:value-type="float">
            <text:p>-0.99</text:p>
          </table:table-cell>
          <table:table-cell office:value-type="float" office:value="0.05" calcext:value-type="float">
            <text:p>0.05</text:p>
          </table:table-cell>
          <table:table-cell office:value-type="float" office:value="0.27" calcext:value-type="float">
            <text:p>0.27</text:p>
          </table:table-cell>
          <table:table-cell office:value-type="float" office:value="0.462591883022" calcext:value-type="float">
            <text:p>0.462591883</text:p>
          </table:table-cell>
          <table:table-cell office:value-type="float" office:value="0.0304343447278" calcext:value-type="float">
            <text:p>0.0304343447</text:p>
          </table:table-cell>
          <table:table-cell office:value-type="float" office:value="0.496987797279" calcext:value-type="float">
            <text:p>0.4969877973</text:p>
          </table:table-cell>
          <table:table-cell office:value-type="float" office:value="0.328456023608" calcext:value-type="float">
            <text:p>0.3284560236</text:p>
          </table:table-cell>
          <table:table-cell office:value-type="float" office:value="0.221695495362" calcext:value-type="float">
            <text:p>0.2216954954</text:p>
          </table:table-cell>
          <table:table-cell office:value-type="float" office:value="0.2092329197" calcext:value-type="float">
            <text:p>0.2092329197</text:p>
          </table:table-cell>
          <table:table-cell office:value-type="float" office:value="0.256091409618" calcext:value-type="float">
            <text:p>0.2560914096</text:p>
          </table:table-cell>
          <table:table-cell office:value-type="float" office:value="0.50725459858" calcext:value-type="float">
            <text:p>0.5072545986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6" calcext:value-type="float">
            <text:p>126</text:p>
          </table:table-cell>
          <table:table-cell office:value-type="float" office:value="-2" calcext:value-type="float">
            <text:p>-2</text:p>
          </table:table-cell>
          <table:table-cell office:value-type="float" office:value="0.248986179771" calcext:value-type="float">
            <text:p>0.2489861798</text:p>
          </table:table-cell>
          <table:table-cell office:value-type="float" office:value="0.520525707146" calcext:value-type="float">
            <text:p>0.5205257071</text:p>
          </table:table-cell>
          <table:table-cell office:value-type="float" office:value="0.376278712934" calcext:value-type="float">
            <text:p>0.3762787129</text:p>
          </table:table-cell>
          <table:table-cell office:value-type="float" office:value="0.650637673246" calcext:value-type="float">
            <text:p>0.6506376732</text:p>
          </table:table-cell>
          <table:table-cell office:value-type="float" office:value="0.0569299493749" calcext:value-type="float">
            <text:p>0.0569299494</text:p>
          </table:table-cell>
          <table:table-cell office:value-type="float" office:value="1.0443388037" calcext:value-type="float">
            <text:p>1.0443388037</text:p>
          </table:table-cell>
          <table:table-cell office:value-type="float" office:value="0.141365715794" calcext:value-type="float">
            <text:p>0.1413657158</text:p>
          </table:table-cell>
          <table:table-cell office:value-type="float" office:value="0.825689057549" calcext:value-type="float">
            <text:p>0.8256890575</text:p>
          </table:table-cell>
          <table:table-cell office:value-type="float" office:value="5.25" calcext:value-type="float">
            <text:p>5.25</text:p>
          </table:table-cell>
          <table:table-cell office:value-type="float" office:value="2.05" calcext:value-type="float">
            <text:p>2.05</text:p>
          </table:table-cell>
          <table:table-cell office:value-type="float" office:value="1.1" calcext:value-type="float">
            <text:p>1.1</text:p>
          </table:table-cell>
          <table:table-cell office:value-type="float" office:value="-1" calcext:value-type="float">
            <text:p>-1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0.440451356338" calcext:value-type="float">
            <text:p>0.4404513563</text:p>
          </table:table-cell>
          <table:table-cell office:value-type="float" office:value="0.0774853497981" calcext:value-type="float">
            <text:p>0.0774853498</text:p>
          </table:table-cell>
          <table:table-cell office:value-type="float" office:value="0.475077286545" calcext:value-type="float">
            <text:p>0.4750772865</text:p>
          </table:table-cell>
          <table:table-cell office:value-type="float" office:value="0.375480391632" calcext:value-type="float">
            <text:p>0.3754803916</text:p>
          </table:table-cell>
          <table:table-cell office:value-type="float" office:value="0.199693045012" calcext:value-type="float">
            <text:p>0.199693045</text:p>
          </table:table-cell>
          <table:table-cell office:value-type="float" office:value="0.256469805904" calcext:value-type="float">
            <text:p>0.2564698059</text:p>
          </table:table-cell>
          <table:table-cell office:value-type="float" office:value="0.234318975219" calcext:value-type="float">
            <text:p>0.2343189752</text:p>
          </table:table-cell>
          <table:table-cell office:value-type="float" office:value="0.554464847737" calcext:value-type="float">
            <text:p>0.5544648477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6" calcext:value-type="float">
            <text:p>126</text:p>
          </table:table-cell>
          <table:table-cell office:value-type="float" office:value="-3" calcext:value-type="float">
            <text:p>-3</text:p>
          </table:table-cell>
          <table:table-cell office:value-type="float" office:value="0.232491883824" calcext:value-type="float">
            <text:p>0.2324918838</text:p>
          </table:table-cell>
          <table:table-cell office:value-type="float" office:value="0.556966593541" calcext:value-type="float">
            <text:p>0.5569665935</text:p>
          </table:table-cell>
          <table:table-cell office:value-type="float" office:value="0.349129977069" calcext:value-type="float">
            <text:p>0.3491299771</text:p>
          </table:table-cell>
          <table:table-cell office:value-type="float" office:value="0.680013618183" calcext:value-type="float">
            <text:p>0.6800136182</text:p>
          </table:table-cell>
          <table:table-cell office:value-type="float" office:value="0.0495522944333" calcext:value-type="float">
            <text:p>0.0495522944</text:p>
          </table:table-cell>
          <table:table-cell office:value-type="float" office:value="1.0836525444" calcext:value-type="float">
            <text:p>1.0836525444</text:p>
          </table:table-cell>
          <table:table-cell office:value-type="float" office:value="0.128885880502" calcext:value-type="float">
            <text:p>0.1288858805</text:p>
          </table:table-cell>
          <table:table-cell office:value-type="float" office:value="0.863692395706" calcext:value-type="float">
            <text:p>0.8636923957</text:p>
          </table:table-cell>
          <table:table-cell office:value-type="float" office:value="5.19" calcext:value-type="float">
            <text:p>5.19</text:p>
          </table:table-cell>
          <table:table-cell office:value-type="float" office:value="2.05" calcext:value-type="float">
            <text:p>2.05</text:p>
          </table:table-cell>
          <table:table-cell office:value-type="float" office:value="1.11" calcext:value-type="float">
            <text:p>1.11</text:p>
          </table:table-cell>
          <table:table-cell office:value-type="float" office:value="-1.01" calcext:value-type="float">
            <text:p>-1.01</text:p>
          </table:table-cell>
          <table:table-cell office:value-type="float" office:value="0.05" calcext:value-type="float">
            <text:p>0.05</text:p>
          </table:table-cell>
          <table:table-cell office:value-type="float" office:value="0.23" calcext:value-type="float">
            <text:p>0.23</text:p>
          </table:table-cell>
          <table:table-cell office:value-type="float" office:value="0.418310829653" calcext:value-type="float">
            <text:p>0.4183108297</text:p>
          </table:table-cell>
          <table:table-cell office:value-type="float" office:value="0.124536354869" calcext:value-type="float">
            <text:p>0.1245363549</text:p>
          </table:table-cell>
          <table:table-cell office:value-type="float" office:value="0.453553291065" calcext:value-type="float">
            <text:p>0.4535532911</text:p>
          </table:table-cell>
          <table:table-cell office:value-type="float" office:value="0.422459111491" calcext:value-type="float">
            <text:p>0.4224591115</text:p>
          </table:table-cell>
          <table:table-cell office:value-type="float" office:value="0.177923384759" calcext:value-type="float">
            <text:p>0.1779233848</text:p>
          </table:table-cell>
          <table:table-cell office:value-type="float" office:value="0.304018600054" calcext:value-type="float">
            <text:p>0.3040186001</text:p>
          </table:table-cell>
          <table:table-cell office:value-type="float" office:value="0.213165846171" calcext:value-type="float">
            <text:p>0.2131658462</text:p>
          </table:table-cell>
          <table:table-cell office:value-type="float" office:value="0.601941356677" calcext:value-type="float">
            <text:p>0.6019413567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6" calcext:value-type="float">
            <text:p>126</text:p>
          </table:table-cell>
          <table:table-cell office:value-type="float" office:value="-4" calcext:value-type="float">
            <text:p>-4</text:p>
          </table:table-cell>
          <table:table-cell office:value-type="float" office:value="0.216355965486" calcext:value-type="float">
            <text:p>0.2163559655</text:p>
          </table:table-cell>
          <table:table-cell office:value-type="float" office:value="0.593567579038" calcext:value-type="float">
            <text:p>0.593567579</text:p>
          </table:table-cell>
          <table:table-cell office:value-type="float" office:value="0.351316544907" calcext:value-type="float">
            <text:p>0.3513165449</text:p>
          </table:table-cell>
          <table:table-cell office:value-type="float" office:value="0.719953809984" calcext:value-type="float">
            <text:p>0.71995381</text:p>
          </table:table-cell>
          <table:table-cell office:value-type="float" office:value="0.0430624270331" calcext:value-type="float">
            <text:p>0.043062427</text:p>
          </table:table-cell>
          <table:table-cell office:value-type="float" office:value="1.12312255353" calcext:value-type="float">
            <text:p>1.1231225535</text:p>
          </table:table-cell>
          <table:table-cell office:value-type="float" office:value="0.116912462958" calcext:value-type="float">
            <text:p>0.116912463</text:p>
          </table:table-cell>
          <table:table-cell office:value-type="float" office:value="0.901858313386" calcext:value-type="float">
            <text:p>0.9018583134</text:p>
          </table:table-cell>
          <table:table-cell office:value-type="float" office:value="5.13" calcext:value-type="float">
            <text:p>5.13</text:p>
          </table:table-cell>
          <table:table-cell office:value-type="float" office:value="2.05" calcext:value-type="float">
            <text:p>2.05</text:p>
          </table:table-cell>
          <table:table-cell office:value-type="float" office:value="1.12" calcext:value-type="float">
            <text:p>1.12</text:p>
          </table:table-cell>
          <table:table-cell office:value-type="float" office:value="-1.02" calcext:value-type="float">
            <text:p>-1.02</text:p>
          </table:table-cell>
          <table:table-cell office:value-type="float" office:value="0.05" calcext:value-type="float">
            <text:p>0.05</text:p>
          </table:table-cell>
          <table:table-cell office:value-type="float" office:value="0.21" calcext:value-type="float">
            <text:p>0.21</text:p>
          </table:table-cell>
          <table:table-cell office:value-type="float" office:value="0.396170302969" calcext:value-type="float">
            <text:p>0.396170303</text:p>
          </table:table-cell>
          <table:table-cell office:value-type="float" office:value="0.171587359939" calcext:value-type="float">
            <text:p>0.1715873599</text:p>
          </table:table-cell>
          <table:table-cell office:value-type="float" office:value="0.432316154367" calcext:value-type="float">
            <text:p>0.4323161544</text:p>
          </table:table-cell>
          <table:table-cell office:value-type="float" office:value="0.469401861645" calcext:value-type="float">
            <text:p>0.4694018616</text:p>
          </table:table-cell>
          <table:table-cell office:value-type="float" office:value="0.156328304575" calcext:value-type="float">
            <text:p>0.1563283046</text:p>
          </table:table-cell>
          <table:table-cell office:value-type="float" office:value="0.351797836344" calcext:value-type="float">
            <text:p>0.3517978363</text:p>
          </table:table-cell>
          <table:table-cell office:value-type="float" office:value="0.192474155972" calcext:value-type="float">
            <text:p>0.192474156</text:p>
          </table:table-cell>
          <table:table-cell office:value-type="float" office:value="0.649612338051" calcext:value-type="float">
            <text:p>0.6496123381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07" calcext:value-type="float">
            <text:p>107</text:p>
          </table:table-cell>
          <table:table-cell office:value-type="float" office:value="-1" calcext:value-type="float">
            <text:p>-1</text:p>
          </table:table-cell>
          <table:table-cell office:value-type="float" office:value="0.343870845704" calcext:value-type="float">
            <text:p>0.3438708457</text:p>
          </table:table-cell>
          <table:table-cell office:value-type="float" office:value="0.0439786019212" calcext:value-type="float">
            <text:p>0.0439786019</text:p>
          </table:table-cell>
          <table:table-cell office:value-type="float" office:value="0.192325166518" calcext:value-type="float">
            <text:p>0.1923251665</text:p>
          </table:table-cell>
          <table:table-cell office:value-type="float" office:value="0.345493452821" calcext:value-type="float">
            <text:p>0.3454934528</text:p>
          </table:table-cell>
          <table:table-cell office:value-type="float" office:value="0.353844153164" calcext:value-type="float">
            <text:p>0.3538441532</text:p>
          </table:table-cell>
          <table:table-cell office:value-type="float" office:value="0.372246801255" calcext:value-type="float">
            <text:p>0.3722468013</text:p>
          </table:table-cell>
          <table:table-cell office:value-type="float" office:value="0.298783979383" calcext:value-type="float">
            <text:p>0.2987839794</text:p>
          </table:table-cell>
          <table:table-cell office:value-type="float" office:value="0.639653623532" calcext:value-type="float">
            <text:p>0.6396536235</text:p>
          </table:table-cell>
          <table:table-cell office:value-type="float" office:value="4.17" calcext:value-type="float">
            <text:p>4.17</text:p>
          </table:table-cell>
          <table:table-cell office:value-type="float" office:value="2.05" calcext:value-type="float">
            <text:p>2.05</text:p>
          </table:table-cell>
          <table:table-cell office:value-type="float" office:value="1.28" calcext:value-type="float">
            <text:p>1.28</text:p>
          </table:table-cell>
          <table:table-cell office:value-type="float" office:value="-1.18" calcext:value-type="float">
            <text:p>-1.18</text:p>
          </table:table-cell>
          <table:table-cell office:value-type="float" office:value="0.05" calcext:value-type="float">
            <text:p>0.05</text:p>
          </table:table-cell>
          <table:table-cell office:value-type="float" office:value="-0.11" calcext:value-type="float">
            <text:p>-0.11</text:p>
          </table:table-cell>
          <table:table-cell office:value-type="float" office:value="0.528107709054" calcext:value-type="float">
            <text:p>0.5281077091</text:p>
          </table:table-cell>
          <table:table-cell office:value-type="float" office:value="-0.400416968839" calcext:value-type="float">
            <text:p>-0.4004169688</text:p>
          </table:table-cell>
          <table:table-cell office:value-type="float" office:value="0.567172919994" calcext:value-type="float">
            <text:p>0.56717292</text:p>
          </table:table-cell>
          <table:table-cell office:value-type="float" office:value="-0.102971327933" calcext:value-type="float">
            <text:p>-0.1029713279</text:p>
          </table:table-cell>
          <table:table-cell office:value-type="float" office:value="0.290044833254" calcext:value-type="float">
            <text:p>0.2900448333</text:p>
          </table:table-cell>
          <table:table-cell office:value-type="float" office:value="-0.217862683308" calcext:value-type="float">
            <text:p>-0.2178626833</text:p>
          </table:table-cell>
          <table:table-cell office:value-type="float" office:value="0.329110044195" calcext:value-type="float">
            <text:p>0.3291100442</text:p>
          </table:table-cell>
          <table:table-cell office:value-type="float" office:value="0.0795829575987" calcext:value-type="float">
            <text:p>0.0795829576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07" calcext:value-type="float">
            <text:p>107</text:p>
          </table:table-cell>
          <table:table-cell office:value-type="float" office:value="-2" calcext:value-type="float">
            <text:p>-2</text:p>
          </table:table-cell>
          <table:table-cell office:value-type="float" office:value="0.342523699933" calcext:value-type="float">
            <text:p>0.3425236999</text:p>
          </table:table-cell>
          <table:table-cell office:value-type="float" office:value="0.0839559104633" calcext:value-type="float">
            <text:p>0.0839559105</text:p>
          </table:table-cell>
          <table:table-cell office:value-type="float" office:value="0.192807498749" calcext:value-type="float">
            <text:p>0.1928074987</text:p>
          </table:table-cell>
          <table:table-cell office:value-type="float" office:value="0.38549054466" calcext:value-type="float">
            <text:p>0.3854905447</text:p>
          </table:table-cell>
          <table:table-cell office:value-type="float" office:value="0.351526413812" calcext:value-type="float">
            <text:p>0.3515264138</text:p>
          </table:table-cell>
          <table:table-cell office:value-type="float" office:value="0.412179595852" calcext:value-type="float">
            <text:p>0.4121795959</text:p>
          </table:table-cell>
          <table:table-cell office:value-type="float" office:value="0.298224550401" calcext:value-type="float">
            <text:p>0.2982245504</text:p>
          </table:table-cell>
          <table:table-cell office:value-type="float" office:value="0.67964971133" calcext:value-type="float">
            <text:p>0.6796497113</text:p>
          </table:table-cell>
          <table:table-cell office:value-type="float" office:value="4.11" calcext:value-type="float">
            <text:p>4.11</text:p>
          </table:table-cell>
          <table:table-cell office:value-type="float" office:value="2.05" calcext:value-type="float">
            <text:p>2.05</text:p>
          </table:table-cell>
          <table:table-cell office:value-type="float" office:value="1.29" calcext:value-type="float">
            <text:p>1.29</text:p>
          </table:table-cell>
          <table:table-cell office:value-type="float" office:value="-1.19" calcext:value-type="float">
            <text:p>-1.19</text:p>
          </table:table-cell>
          <table:table-cell office:value-type="float" office:value="0.05" calcext:value-type="float">
            <text:p>0.05</text:p>
          </table:table-cell>
          <table:table-cell office:value-type="float" office:value="-0.13" calcext:value-type="float">
            <text:p>-0.13</text:p>
          </table:table-cell>
          <table:table-cell office:value-type="float" office:value="0.51419852263" calcext:value-type="float">
            <text:p>0.5141985226</text:p>
          </table:table-cell>
          <table:table-cell office:value-type="float" office:value="-0.350311734252" calcext:value-type="float">
            <text:p>-0.3503117343</text:p>
          </table:table-cell>
          <table:table-cell office:value-type="float" office:value="0.558179369032" calcext:value-type="float">
            <text:p>0.558179369</text:p>
          </table:table-cell>
          <table:table-cell office:value-type="float" office:value="-0.0535531031228" calcext:value-type="float">
            <text:p>-0.0535531031</text:p>
          </table:table-cell>
          <table:table-cell office:value-type="float" office:value="0.27918843248" calcext:value-type="float">
            <text:p>0.2791884325</text:p>
          </table:table-cell>
          <table:table-cell office:value-type="float" office:value="-0.163843888424" calcext:value-type="float">
            <text:p>-0.1638438884</text:p>
          </table:table-cell>
          <table:table-cell office:value-type="float" office:value="0.323169278882" calcext:value-type="float">
            <text:p>0.3231692789</text:p>
          </table:table-cell>
          <table:table-cell office:value-type="float" office:value="0.132914742706" calcext:value-type="float">
            <text:p>0.1329147427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07" calcext:value-type="float">
            <text:p>107</text:p>
          </table:table-cell>
          <table:table-cell office:value-type="float" office:value="-3" calcext:value-type="float">
            <text:p>-3</text:p>
          </table:table-cell>
          <table:table-cell office:value-type="float" office:value="0.342049010955" calcext:value-type="float">
            <text:p>0.342049011</text:p>
          </table:table-cell>
          <table:table-cell office:value-type="float" office:value="0.123953093744" calcext:value-type="float">
            <text:p>0.1239530937</text:p>
          </table:table-cell>
          <table:table-cell office:value-type="float" office:value="0.18923693214" calcext:value-type="float">
            <text:p>0.1892369321</text:p>
          </table:table-cell>
          <table:table-cell office:value-type="float" office:value="0.425330864113" calcext:value-type="float">
            <text:p>0.4253308641</text:p>
          </table:table-cell>
          <table:table-cell office:value-type="float" office:value="0.350663917794" calcext:value-type="float">
            <text:p>0.3506639178</text:p>
          </table:table-cell>
          <table:table-cell office:value-type="float" office:value="0.452170296029" calcext:value-type="float">
            <text:p>0.452170296</text:p>
          </table:table-cell>
          <table:table-cell office:value-type="float" office:value="0.297645667026" calcext:value-type="float">
            <text:p>0.297645667</text:p>
          </table:table-cell>
          <table:table-cell office:value-type="float" office:value="0.719645522287" calcext:value-type="float">
            <text:p>0.7196455223</text:p>
          </table:table-cell>
          <table:table-cell office:value-type="float" office:value="4.05" calcext:value-type="float">
            <text:p>4.05</text:p>
          </table:table-cell>
          <table:table-cell office:value-type="float" office:value="2.05" calcext:value-type="float">
            <text:p>2.05</text:p>
          </table:table-cell>
          <table:table-cell office:value-type="float" office:value="1.3" calcext:value-type="float">
            <text:p>1.3</text:p>
          </table:table-cell>
          <table:table-cell office:value-type="float" office:value="-1.2" calcext:value-type="float">
            <text:p>-1.2</text:p>
          </table:table-cell>
          <table:table-cell office:value-type="float" office:value="0.05" calcext:value-type="float">
            <text:p>0.05</text:p>
          </table:table-cell>
          <table:table-cell office:value-type="float" office:value="-0.15" calcext:value-type="float">
            <text:p>-0.15</text:p>
          </table:table-cell>
          <table:table-cell office:value-type="float" office:value="0.500289336206" calcext:value-type="float">
            <text:p>0.5002893362</text:p>
          </table:table-cell>
          <table:table-cell office:value-type="float" office:value="-0.300206499665" calcext:value-type="float">
            <text:p>-0.3002064997</text:p>
          </table:table-cell>
          <table:table-cell office:value-type="float" office:value="0.550015697448" calcext:value-type="float">
            <text:p>0.5500156974</text:p>
          </table:table-cell>
          <table:table-cell office:value-type="float" office:value="-0.00435638728126" calcext:value-type="float">
            <text:p>-0.0043563873</text:p>
          </table:table-cell>
          <table:table-cell office:value-type="float" office:value="0.26893880379" calcext:value-type="float">
            <text:p>0.2689388038</text:p>
          </table:table-cell>
          <table:table-cell office:value-type="float" office:value="-0.1092171514" calcext:value-type="float">
            <text:p>-0.1092171514</text:p>
          </table:table-cell>
          <table:table-cell office:value-type="float" office:value="0.318665165032" calcext:value-type="float">
            <text:p>0.318665165</text:p>
          </table:table-cell>
          <table:table-cell office:value-type="float" office:value="0.186632960984" calcext:value-type="float">
            <text:p>0.186632961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07" calcext:value-type="float">
            <text:p>107</text:p>
          </table:table-cell>
          <table:table-cell office:value-type="float" office:value="-4" calcext:value-type="float">
            <text:p>-4</text:p>
          </table:table-cell>
          <table:table-cell office:value-type="float" office:value="0.338158650046" calcext:value-type="float">
            <text:p>0.33815865</text:p>
          </table:table-cell>
          <table:table-cell office:value-type="float" office:value="0.163763457872" calcext:value-type="float">
            <text:p>0.1637634579</text:p>
          </table:table-cell>
          <table:table-cell office:value-type="float" office:value="0.189737545935" calcext:value-type="float">
            <text:p>0.1897375459</text:p>
          </table:table-cell>
          <table:table-cell office:value-type="float" office:value="0.465327731313" calcext:value-type="float">
            <text:p>0.4653277313</text:p>
          </table:table-cell>
          <table:table-cell office:value-type="float" office:value="0.346212318702" calcext:value-type="float">
            <text:p>0.3462123187</text:p>
          </table:table-cell>
          <table:table-cell office:value-type="float" office:value="0.491921815063" calcext:value-type="float">
            <text:p>0.4919218151</text:p>
          </table:table-cell>
          <table:table-cell office:value-type="float" office:value="0.297764440303" calcext:value-type="float">
            <text:p>0.2977644403</text:p>
          </table:table-cell>
          <table:table-cell office:value-type="float" office:value="0.759645345948" calcext:value-type="float">
            <text:p>0.7596453459</text:p>
          </table:table-cell>
          <table:table-cell office:value-type="float" office:value="3.99" calcext:value-type="float">
            <text:p>3.99</text:p>
          </table:table-cell>
          <table:table-cell office:value-type="float" office:value="2.05" calcext:value-type="float">
            <text:p>2.05</text:p>
          </table:table-cell>
          <table:table-cell office:value-type="float" office:value="1.31" calcext:value-type="float">
            <text:p>1.31</text:p>
          </table:table-cell>
          <table:table-cell office:value-type="float" office:value="-1.21" calcext:value-type="float">
            <text:p>-1.21</text:p>
          </table:table-cell>
          <table:table-cell office:value-type="float" office:value="0.05" calcext:value-type="float">
            <text:p>0.05</text:p>
          </table:table-cell>
          <table:table-cell office:value-type="float" office:value="-0.17" calcext:value-type="float">
            <text:p>-0.17</text:p>
          </table:table-cell>
          <table:table-cell office:value-type="float" office:value="0.486380149781" calcext:value-type="float">
            <text:p>0.4863801498</text:p>
          </table:table-cell>
          <table:table-cell office:value-type="float" office:value="-0.250101265078" calcext:value-type="float">
            <text:p>-0.2501012651</text:p>
          </table:table-cell>
          <table:table-cell office:value-type="float" office:value="0.53999775694" calcext:value-type="float">
            <text:p>0.5399977569</text:p>
          </table:table-cell>
          <table:table-cell office:value-type="float" office:value="0.0450684356069" calcext:value-type="float">
            <text:p>0.0450684356</text:p>
          </table:table-cell>
          <table:table-cell office:value-type="float" office:value="0.25756449414" calcext:value-type="float">
            <text:p>0.2575644941</text:p>
          </table:table-cell>
          <table:table-cell office:value-type="float" office:value="-0.0560822048462" calcext:value-type="float">
            <text:p>-0.0560822048</text:p>
          </table:table-cell>
          <table:table-cell office:value-type="float" office:value="0.311182101299" calcext:value-type="float">
            <text:p>0.3111821013</text:p>
          </table:table-cell>
          <table:table-cell office:value-type="float" office:value="0.239087495839" calcext:value-type="float">
            <text:p>0.2390874958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7" calcext:value-type="float">
            <text:p>117</text:p>
          </table:table-cell>
          <table:table-cell office:value-type="float" office:value="-1" calcext:value-type="float">
            <text:p>-1</text:p>
          </table:table-cell>
          <table:table-cell office:value-type="float" office:value="0.344873421825" calcext:value-type="float">
            <text:p>0.3448734218</text:p>
          </table:table-cell>
          <table:table-cell office:value-type="float" office:value="0.260473350814" calcext:value-type="float">
            <text:p>0.2604733508</text:p>
          </table:table-cell>
          <table:table-cell office:value-type="float" office:value="0.376143635997" calcext:value-type="float">
            <text:p>0.376143636</text:p>
          </table:table-cell>
          <table:table-cell office:value-type="float" office:value="0.409250430211" calcext:value-type="float">
            <text:p>0.4092504302</text:p>
          </table:table-cell>
          <table:table-cell office:value-type="float" office:value="0.330929977751" calcext:value-type="float">
            <text:p>0.3309299778</text:p>
          </table:table-cell>
          <table:table-cell office:value-type="float" office:value="0.660227883183" calcext:value-type="float">
            <text:p>0.6602278832</text:p>
          </table:table-cell>
          <table:table-cell office:value-type="float" office:value="0.147767730947" calcext:value-type="float">
            <text:p>0.1477677309</text:p>
          </table:table-cell>
          <table:table-cell office:value-type="float" office:value="0.71728885731" calcext:value-type="float">
            <text:p>0.7172888573</text:p>
          </table:table-cell>
          <table:table-cell office:value-type="float" office:value="4.77" calcext:value-type="float">
            <text:p>4.77</text:p>
          </table:table-cell>
          <table:table-cell office:value-type="float" office:value="2.05" calcext:value-type="float">
            <text:p>2.05</text:p>
          </table:table-cell>
          <table:table-cell office:value-type="float" office:value="1.18" calcext:value-type="float">
            <text:p>1.18</text:p>
          </table:table-cell>
          <table:table-cell office:value-type="float" office:value="-1.08" calcext:value-type="float">
            <text:p>-1.08</text:p>
          </table:table-cell>
          <table:table-cell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office:value-type="float" office:value="0.556452830892" calcext:value-type="float">
            <text:p>0.5564528309</text:p>
          </table:table-cell>
          <table:table-cell office:value-type="float" office:value="-0.218785764442" calcext:value-type="float">
            <text:p>-0.2187857644</text:p>
          </table:table-cell>
          <table:table-cell office:value-type="float" office:value="0.588747962539" calcext:value-type="float">
            <text:p>0.5887479625</text:p>
          </table:table-cell>
          <table:table-cell office:value-type="float" office:value="0.079470877516" calcext:value-type="float">
            <text:p>0.0794708775</text:p>
          </table:table-cell>
          <table:table-cell office:value-type="float" office:value="0.314302567933" calcext:value-type="float">
            <text:p>0.3143025679</text:p>
          </table:table-cell>
          <table:table-cell office:value-type="float" office:value="-0.0416890390379" calcext:value-type="float">
            <text:p>-0.041689039</text:p>
          </table:table-cell>
          <table:table-cell office:value-type="float" office:value="0.34659769958" calcext:value-type="float">
            <text:p>0.3465976996</text:p>
          </table:table-cell>
          <table:table-cell office:value-type="float" office:value="0.25656760292" calcext:value-type="float">
            <text:p>0.2565676029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7" calcext:value-type="float">
            <text:p>117</text:p>
          </table:table-cell>
          <table:table-cell office:value-type="float" office:value="-2" calcext:value-type="float">
            <text:p>-2</text:p>
          </table:table-cell>
          <table:table-cell office:value-type="float" office:value="0.337443252096" calcext:value-type="float">
            <text:p>0.3374432521</text:p>
          </table:table-cell>
          <table:table-cell office:value-type="float" office:value="0.299777200215" calcext:value-type="float">
            <text:p>0.2997772002</text:p>
          </table:table-cell>
          <table:table-cell office:value-type="float" office:value="0.359631916079" calcext:value-type="float">
            <text:p>0.3596319161</text:p>
          </table:table-cell>
          <table:table-cell office:value-type="float" office:value="0.445683424946" calcext:value-type="float">
            <text:p>0.4456834249</text:p>
          </table:table-cell>
          <table:table-cell office:value-type="float" office:value="0.324199000108" calcext:value-type="float">
            <text:p>0.3241990001</text:p>
          </table:table-cell>
          <table:table-cell office:value-type="float" office:value="0.699657490586" calcext:value-type="float">
            <text:p>0.6996574906</text:p>
          </table:table-cell>
          <table:table-cell office:value-type="float" office:value="0.143395159953" calcext:value-type="float">
            <text:p>0.14339516</text:p>
          </table:table-cell>
          <table:table-cell office:value-type="float" office:value="0.757049146832" calcext:value-type="float">
            <text:p>0.7570491468</text:p>
          </table:table-cell>
          <table:table-cell office:value-type="float" office:value="4.71" calcext:value-type="float">
            <text:p>4.71</text:p>
          </table:table-cell>
          <table:table-cell office:value-type="float" office:value="2.05" calcext:value-type="float">
            <text:p>2.05</text:p>
          </table:table-cell>
          <table:table-cell office:value-type="float" office:value="1.19" calcext:value-type="float">
            <text:p>1.19</text:p>
          </table:table-cell>
          <table:table-cell office:value-type="float" office:value="-1.09" calcext:value-type="float">
            <text:p>-1.09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533255614872" calcext:value-type="float">
            <text:p>0.5332556149</text:p>
          </table:table-cell>
          <table:table-cell office:value-type="float" office:value="-0.172246650044" calcext:value-type="float">
            <text:p>-0.17224665</text:p>
          </table:table-cell>
          <table:table-cell office:value-type="float" office:value="0.572255546463" calcext:value-type="float">
            <text:p>0.5722555465</text:p>
          </table:table-cell>
          <table:table-cell office:value-type="float" office:value="0.12520755708" calcext:value-type="float">
            <text:p>0.1252075571</text:p>
          </table:table-cell>
          <table:table-cell office:value-type="float" office:value="0.295152680835" calcext:value-type="float">
            <text:p>0.2951526808</text:p>
          </table:table-cell>
          <table:table-cell office:value-type="float" office:value="0.0102553850219" calcext:value-type="float">
            <text:p>0.010255385</text:p>
          </table:table-cell>
          <table:table-cell office:value-type="float" office:value="0.334152612427" calcext:value-type="float">
            <text:p>0.3341526124</text:p>
          </table:table-cell>
          <table:table-cell office:value-type="float" office:value="0.307709592146" calcext:value-type="float">
            <text:p>0.3077095921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7" calcext:value-type="float">
            <text:p>117</text:p>
          </table:table-cell>
          <table:table-cell office:value-type="float" office:value="-3" calcext:value-type="float">
            <text:p>-3</text:p>
          </table:table-cell>
          <table:table-cell office:value-type="float" office:value="0.331533318505" calcext:value-type="float">
            <text:p>0.3315333185</text:p>
          </table:table-cell>
          <table:table-cell office:value-type="float" office:value="0.33933819976" calcext:value-type="float">
            <text:p>0.3393381998</text:p>
          </table:table-cell>
          <table:table-cell office:value-type="float" office:value="0.362053279073" calcext:value-type="float">
            <text:p>0.3620532791</text:p>
          </table:table-cell>
          <table:table-cell office:value-type="float" office:value="0.4856100702" calcext:value-type="float">
            <text:p>0.4856100702</text:p>
          </table:table-cell>
          <table:table-cell office:value-type="float" office:value="0.320293829815" calcext:value-type="float">
            <text:p>0.3202938298</text:p>
          </table:table-cell>
          <table:table-cell office:value-type="float" office:value="0.739466404726" calcext:value-type="float">
            <text:p>0.7394664047</text:p>
          </table:table-cell>
          <table:table-cell office:value-type="float" office:value="0.13773699531" calcext:value-type="float">
            <text:p>0.1377369953</text:p>
          </table:table-cell>
          <table:table-cell office:value-type="float" office:value="0.796646939358" calcext:value-type="float">
            <text:p>0.7966469394</text:p>
          </table:table-cell>
          <table:table-cell office:value-type="float" office:value="4.65" calcext:value-type="float">
            <text:p>4.65</text:p>
          </table:table-cell>
          <table:table-cell office:value-type="float" office:value="2.05" calcext:value-type="float">
            <text:p>2.05</text:p>
          </table:table-cell>
          <table:table-cell office:value-type="float" office:value="1.2" calcext:value-type="float">
            <text:p>1.2</text:p>
          </table:table-cell>
          <table:table-cell office:value-type="float" office:value="-1.1" calcext:value-type="float">
            <text:p>-1.1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533255614872" calcext:value-type="float">
            <text:p>0.5332556149</text:p>
          </table:table-cell>
          <table:table-cell office:value-type="float" office:value="-0.172246650044" calcext:value-type="float">
            <text:p>-0.17224665</text:p>
          </table:table-cell>
          <table:table-cell office:value-type="float" office:value="0.577496195829" calcext:value-type="float">
            <text:p>0.5774961958</text:p>
          </table:table-cell>
          <table:table-cell office:value-type="float" office:value="0.124473371182" calcext:value-type="float">
            <text:p>0.1244733712</text:p>
          </table:table-cell>
          <table:table-cell office:value-type="float" office:value="0.298408829157" calcext:value-type="float">
            <text:p>0.2984088292</text:p>
          </table:table-cell>
          <table:table-cell office:value-type="float" office:value="0.0144268275565" calcext:value-type="float">
            <text:p>0.0144268276</text:p>
          </table:table-cell>
          <table:table-cell office:value-type="float" office:value="0.342649410115" calcext:value-type="float">
            <text:p>0.3426494101</text:p>
          </table:table-cell>
          <table:table-cell office:value-type="float" office:value="0.311146848783" calcext:value-type="float">
            <text:p>0.3111468488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7" calcext:value-type="float">
            <text:p>117</text:p>
          </table:table-cell>
          <table:table-cell office:value-type="float" office:value="-4" calcext:value-type="float">
            <text:p>-4</text:p>
          </table:table-cell>
          <table:table-cell office:value-type="float" office:value="0.322978818038" calcext:value-type="float">
            <text:p>0.322978818</text:p>
          </table:table-cell>
          <table:table-cell office:value-type="float" office:value="0.37841275058" calcext:value-type="float">
            <text:p>0.3784127506</text:p>
          </table:table-cell>
          <table:table-cell office:value-type="float" office:value="0.374578160419" calcext:value-type="float">
            <text:p>0.3745781604</text:p>
          </table:table-cell>
          <table:table-cell office:value-type="float" office:value="0.523598586192" calcext:value-type="float">
            <text:p>0.5235985862</text:p>
          </table:table-cell>
          <table:table-cell office:value-type="float" office:value="0.31470398309" calcext:value-type="float">
            <text:p>0.3147039831</text:p>
          </table:table-cell>
          <table:table-cell office:value-type="float" office:value="0.779073899138" calcext:value-type="float">
            <text:p>0.7790738991</text:p>
          </table:table-cell>
          <table:table-cell office:value-type="float" office:value="0.128840943787" calcext:value-type="float">
            <text:p>0.1288409438</text:p>
          </table:table-cell>
          <table:table-cell office:value-type="float" office:value="0.835645147872" calcext:value-type="float">
            <text:p>0.8356451479</text:p>
          </table:table-cell>
          <table:table-cell office:value-type="float" office:value="4.59" calcext:value-type="float">
            <text:p>4.59</text:p>
          </table:table-cell>
          <table:table-cell office:value-type="float" office:value="2.05" calcext:value-type="float">
            <text:p>2.05</text:p>
          </table:table-cell>
          <table:table-cell office:value-type="float" office:value="1.21" calcext:value-type="float">
            <text:p>1.21</text:p>
          </table:table-cell>
          <table:table-cell office:value-type="float" office:value="-1.11" calcext:value-type="float">
            <text:p>-1.11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510058398851" calcext:value-type="float">
            <text:p>0.5100583989</text:p>
          </table:table-cell>
          <table:table-cell office:value-type="float" office:value="-0.125707535647" calcext:value-type="float">
            <text:p>-0.1257075356</text:p>
          </table:table-cell>
          <table:table-cell office:value-type="float" office:value="0.560295805192" calcext:value-type="float">
            <text:p>0.5602958052</text:p>
          </table:table-cell>
          <table:table-cell office:value-type="float" office:value="0.170056226508" calcext:value-type="float">
            <text:p>0.1700562265</text:p>
          </table:table-cell>
          <table:table-cell office:value-type="float" office:value="0.279038170476" calcext:value-type="float">
            <text:p>0.2790381705</text:p>
          </table:table-cell>
          <table:table-cell office:value-type="float" office:value="0.0656812155422" calcext:value-type="float">
            <text:p>0.0656812155</text:p>
          </table:table-cell>
          <table:table-cell office:value-type="float" office:value="0.329275576817" calcext:value-type="float">
            <text:p>0.3292755768</text:p>
          </table:table-cell>
          <table:table-cell office:value-type="float" office:value="0.361444977697" calcext:value-type="float">
            <text:p>0.3614449777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1" calcext:value-type="float">
            <text:p>121</text:p>
          </table:table-cell>
          <table:table-cell office:value-type="float" office:value="-1" calcext:value-type="float">
            <text:p>-1</text:p>
          </table:table-cell>
          <table:table-cell office:value-type="float" office:value="0.282121904401" calcext:value-type="float">
            <text:p>0.2821219044</text:p>
          </table:table-cell>
          <table:table-cell office:value-type="float" office:value="0.360999573553" calcext:value-type="float">
            <text:p>0.3609995736</text:p>
          </table:table-cell>
          <table:table-cell office:value-type="float" office:value="0.331752651748" calcext:value-type="float">
            <text:p>0.3317526517</text:p>
          </table:table-cell>
          <table:table-cell office:value-type="float" office:value="0.599782564723" calcext:value-type="float">
            <text:p>0.5997825647</text:p>
          </table:table-cell>
          <table:table-cell office:value-type="float" office:value="0.291321083818" calcext:value-type="float">
            <text:p>0.2913210838</text:p>
          </table:table-cell>
          <table:table-cell office:value-type="float" office:value="0.872442362019" calcext:value-type="float">
            <text:p>0.872442362</text:p>
          </table:table-cell>
          <table:table-cell office:value-type="float" office:value="0.094248216848" calcext:value-type="float">
            <text:p>0.0942482168</text:p>
          </table:table-cell>
          <table:table-cell office:value-type="float" office:value="0.84460698143" calcext:value-type="float">
            <text:p>0.8446069814</text:p>
          </table:table-cell>
          <table:table-cell office:value-type="float" office:value="5.01" calcext:value-type="float">
            <text:p>5.01</text:p>
          </table:table-cell>
          <table:table-cell office:value-type="float" office:value="2.05" calcext:value-type="float">
            <text:p>2.05</text:p>
          </table:table-cell>
          <table:table-cell office:value-type="float" office:value="1.14" calcext:value-type="float">
            <text:p>1.14</text:p>
          </table:table-cell>
          <table:table-cell office:value-type="float" office:value="-1.04" calcext:value-type="float">
            <text:p>-1.04</text:p>
          </table:table-cell>
          <table:table-cell office:value-type="float" office:value="0.05" calcext:value-type="float">
            <text:p>0.05</text:p>
          </table:table-cell>
          <table:table-cell office:value-type="float" office:value="0.17" calcext:value-type="float">
            <text:p>0.17</text:p>
          </table:table-cell>
          <table:table-cell office:value-type="float" office:value="0.30451788836" calcext:value-type="float">
            <text:p>0.3045178884</text:p>
          </table:table-cell>
          <table:table-cell office:value-type="float" office:value="-0.115744429173" calcext:value-type="float">
            <text:p>-0.1157444292</text:p>
          </table:table-cell>
          <table:table-cell office:value-type="float" office:value="0.442161121891" calcext:value-type="float">
            <text:p>0.4421611219</text:p>
          </table:table-cell>
          <table:table-cell office:value-type="float" office:value="0.150815770901" calcext:value-type="float">
            <text:p>0.1508157709</text:p>
          </table:table-cell>
          <table:table-cell office:value-type="float" office:value="0.142491600224" calcext:value-type="float">
            <text:p>0.1424916002</text:p>
          </table:table-cell>
          <table:table-cell office:value-type="float" office:value="0.13673820776" calcext:value-type="float">
            <text:p>0.1367382078</text:p>
          </table:table-cell>
          <table:table-cell office:value-type="float" office:value="0.280134833754" calcext:value-type="float">
            <text:p>0.2801348338</text:p>
          </table:table-cell>
          <table:table-cell office:value-type="float" office:value="0.403298407834" calcext:value-type="float">
            <text:p>0.4032984078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1" calcext:value-type="float">
            <text:p>121</text:p>
          </table:table-cell>
          <table:table-cell office:value-type="float" office:value="-2" calcext:value-type="float">
            <text:p>-2</text:p>
          </table:table-cell>
          <table:table-cell office:value-type="float" office:value="0.279627154812" calcext:value-type="float">
            <text:p>0.2796271548</text:p>
          </table:table-cell>
          <table:table-cell office:value-type="float" office:value="0.400921700557" calcext:value-type="float">
            <text:p>0.4009217006</text:p>
          </table:table-cell>
          <table:table-cell office:value-type="float" office:value="0.329212743939" calcext:value-type="float">
            <text:p>0.3292127439</text:p>
          </table:table-cell>
          <table:table-cell office:value-type="float" office:value="0.639701844129" calcext:value-type="float">
            <text:p>0.6397018441</text:p>
          </table:table-cell>
          <table:table-cell office:value-type="float" office:value="0.292703027179" calcext:value-type="float">
            <text:p>0.2927030272</text:p>
          </table:table-cell>
          <table:table-cell office:value-type="float" office:value="0.912418482798" calcext:value-type="float">
            <text:p>0.9124184828</text:p>
          </table:table-cell>
          <table:table-cell office:value-type="float" office:value="0.0898490882438" calcext:value-type="float">
            <text:p>0.0898490882</text:p>
          </table:table-cell>
          <table:table-cell office:value-type="float" office:value="0.884364341347" calcext:value-type="float">
            <text:p>0.8843643413</text:p>
          </table:table-cell>
          <table:table-cell office:value-type="float" office:value="4.95" calcext:value-type="float">
            <text:p>4.95</text:p>
          </table:table-cell>
          <table:table-cell office:value-type="float" office:value="2.05" calcext:value-type="float">
            <text:p>2.05</text:p>
          </table:table-cell>
          <table:table-cell office:value-type="float" office:value="1.15" calcext:value-type="float">
            <text:p>1.15</text:p>
          </table:table-cell>
          <table:table-cell office:value-type="float" office:value="-1.05" calcext:value-type="float">
            <text:p>-1.05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300929417372" calcext:value-type="float">
            <text:p>0.3009294174</text:p>
          </table:table-cell>
          <table:table-cell office:value-type="float" office:value="-0.063868395439" calcext:value-type="float">
            <text:p>-0.0638683954</text:p>
          </table:table-cell>
          <table:table-cell office:value-type="float" office:value="0.438877104296" calcext:value-type="float">
            <text:p>0.4388771043</text:p>
          </table:table-cell>
          <table:table-cell office:value-type="float" office:value="0.202534374202" calcext:value-type="float">
            <text:p>0.2025343742</text:p>
          </table:table-cell>
          <table:table-cell office:value-type="float" office:value="0.139191694687" calcext:value-type="float">
            <text:p>0.1391916947</text:p>
          </table:table-cell>
          <table:table-cell office:value-type="float" office:value="0.188799190651" calcext:value-type="float">
            <text:p>0.1887991907</text:p>
          </table:table-cell>
          <table:table-cell office:value-type="float" office:value="0.277139381611" calcext:value-type="float">
            <text:p>0.2771393816</text:p>
          </table:table-cell>
          <table:table-cell office:value-type="float" office:value="0.455201960292" calcext:value-type="float">
            <text:p>0.4552019603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1" calcext:value-type="float">
            <text:p>121</text:p>
          </table:table-cell>
          <table:table-cell office:value-type="float" office:value="-3" calcext:value-type="float">
            <text:p>-3</text:p>
          </table:table-cell>
          <table:table-cell office:value-type="float" office:value="0.277267973712" calcext:value-type="float">
            <text:p>0.2772679737</text:p>
          </table:table-cell>
          <table:table-cell office:value-type="float" office:value="0.440852068255" calcext:value-type="float">
            <text:p>0.4408520683</text:p>
          </table:table-cell>
          <table:table-cell office:value-type="float" office:value="0.331293572664" calcext:value-type="float">
            <text:p>0.3312935727</text:p>
          </table:table-cell>
          <table:table-cell office:value-type="float" office:value="0.679647684361" calcext:value-type="float">
            <text:p>0.6796476844</text:p>
          </table:table-cell>
          <table:table-cell office:value-type="float" office:value="0.292549743577" calcext:value-type="float">
            <text:p>0.2925497436</text:p>
          </table:table-cell>
          <table:table-cell office:value-type="float" office:value="0.952418189099" calcext:value-type="float">
            <text:p>0.9524181891</text:p>
          </table:table-cell>
          <table:table-cell office:value-type="float" office:value="0.0906428143602" calcext:value-type="float">
            <text:p>0.0906428144</text:p>
          </table:table-cell>
          <table:table-cell office:value-type="float" office:value="0.924356465557" calcext:value-type="float">
            <text:p>0.9243564656</text:p>
          </table:table-cell>
          <table:table-cell office:value-type="float" office:value="4.89" calcext:value-type="float">
            <text:p>4.89</text:p>
          </table:table-cell>
          <table:table-cell office:value-type="float" office:value="2.05" calcext:value-type="float">
            <text:p>2.05</text:p>
          </table:table-cell>
          <table:table-cell office:value-type="float" office:value="1.16" calcext:value-type="float">
            <text:p>1.16</text:p>
          </table:table-cell>
          <table:table-cell office:value-type="float" office:value="-1.06" calcext:value-type="float">
            <text:p>-1.06</text:p>
          </table:table-cell>
          <table:table-cell office:value-type="float" office:value="0.05" calcext:value-type="float">
            <text:p>0.05</text:p>
          </table:table-cell>
          <table:table-cell office:value-type="float" office:value="0.13" calcext:value-type="float">
            <text:p>0.13</text:p>
          </table:table-cell>
          <table:table-cell office:value-type="float" office:value="0.297340946384" calcext:value-type="float">
            <text:p>0.2973409464</text:p>
          </table:table-cell>
          <table:table-cell office:value-type="float" office:value="-0.011992361705" calcext:value-type="float">
            <text:p>-0.0119923617</text:p>
          </table:table-cell>
          <table:table-cell office:value-type="float" office:value="0.435688756118" calcext:value-type="float">
            <text:p>0.4356887561</text:p>
          </table:table-cell>
          <table:table-cell office:value-type="float" office:value="0.25420283649" calcext:value-type="float">
            <text:p>0.2542028365</text:p>
          </table:table-cell>
          <table:table-cell office:value-type="float" office:value="0.135983047249" calcext:value-type="float">
            <text:p>0.1359830472</text:p>
          </table:table-cell>
          <table:table-cell office:value-type="float" office:value="0.24091795518" calcext:value-type="float">
            <text:p>0.2409179552</text:p>
          </table:table-cell>
          <table:table-cell office:value-type="float" office:value="0.274330856983" calcext:value-type="float">
            <text:p>0.274330857</text:p>
          </table:table-cell>
          <table:table-cell office:value-type="float" office:value="0.507113153374" calcext:value-type="float">
            <text:p>0.5071131534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1" calcext:value-type="float">
            <text:p>121</text:p>
          </table:table-cell>
          <table:table-cell office:value-type="float" office:value="-4" calcext:value-type="float">
            <text:p>-4</text:p>
          </table:table-cell>
          <table:table-cell office:value-type="float" office:value="0.275666301605" calcext:value-type="float">
            <text:p>0.2756663016</text:p>
          </table:table-cell>
          <table:table-cell office:value-type="float" office:value="0.480819988472" calcext:value-type="float">
            <text:p>0.4808199885</text:p>
          </table:table-cell>
          <table:table-cell office:value-type="float" office:value="0.329517641775" calcext:value-type="float">
            <text:p>0.3295176418</text:p>
          </table:table-cell>
          <table:table-cell office:value-type="float" office:value="0.719608240782" calcext:value-type="float">
            <text:p>0.7196082408</text:p>
          </table:table-cell>
          <table:table-cell office:value-type="float" office:value="0.292392220203" calcext:value-type="float">
            <text:p>0.2923922202</text:p>
          </table:table-cell>
          <table:table-cell office:value-type="float" office:value="0.992417878927" calcext:value-type="float">
            <text:p>0.9924178789</text:p>
          </table:table-cell>
          <table:table-cell office:value-type="float" office:value="0.0914542907485" calcext:value-type="float">
            <text:p>0.0914542907</text:p>
          </table:table-cell>
          <table:table-cell office:value-type="float" office:value="0.964348233536" calcext:value-type="float">
            <text:p>0.9643482335</text:p>
          </table:table-cell>
          <table:table-cell office:value-type="float" office:value="4.83" calcext:value-type="float">
            <text:p>4.83</text:p>
          </table:table-cell>
          <table:table-cell office:value-type="float" office:value="2.05" calcext:value-type="float">
            <text:p>2.05</text:p>
          </table:table-cell>
          <table:table-cell office:value-type="float" office:value="1.17" calcext:value-type="float">
            <text:p>1.17</text:p>
          </table:table-cell>
          <table:table-cell office:value-type="float" office:value="-1.07" calcext:value-type="float">
            <text:p>-1.07</text:p>
          </table:table-cell>
          <table:table-cell office:value-type="float" office:value="0.05" calcext:value-type="float">
            <text:p>0.05</text:p>
          </table:table-cell>
          <table:table-cell office:value-type="float" office:value="0.11" calcext:value-type="float">
            <text:p>0.11</text:p>
          </table:table-cell>
          <table:table-cell office:value-type="float" office:value="0.297340946384" calcext:value-type="float">
            <text:p>0.2973409464</text:p>
          </table:table-cell>
          <table:table-cell office:value-type="float" office:value="-0.011992361705" calcext:value-type="float">
            <text:p>-0.0119923617</text:p>
          </table:table-cell>
          <table:table-cell office:value-type="float" office:value="0.435780375556" calcext:value-type="float">
            <text:p>0.4357803756</text:p>
          </table:table-cell>
          <table:table-cell office:value-type="float" office:value="0.254155199717" calcext:value-type="float">
            <text:p>0.2541551997</text:p>
          </table:table-cell>
          <table:table-cell office:value-type="float" office:value="0.136070111623" calcext:value-type="float">
            <text:p>0.1360701116</text:p>
          </table:table-cell>
          <table:table-cell office:value-type="float" office:value="0.240973481554" calcext:value-type="float">
            <text:p>0.2409734816</text:p>
          </table:table-cell>
          <table:table-cell office:value-type="float" office:value="0.274509540795" calcext:value-type="float">
            <text:p>0.2745095408</text:p>
          </table:table-cell>
          <table:table-cell office:value-type="float" office:value="0.507121042975" calcext:value-type="float">
            <text:p>0.507121043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office:value-type="float" office:value="0.354846237531" calcext:value-type="float">
            <text:p>0.3548462375</text:p>
          </table:table-cell>
          <table:table-cell office:value-type="float" office:value="0.197109628575" calcext:value-type="float">
            <text:p>0.1971096286</text:p>
          </table:table-cell>
          <table:table-cell office:value-type="float" office:value="0.362857955629" calcext:value-type="float">
            <text:p>0.3628579556</text:p>
          </table:table-cell>
          <table:table-cell office:value-type="float" office:value="0.355982119317" calcext:value-type="float">
            <text:p>0.3559821193</text:p>
          </table:table-cell>
          <table:table-cell office:value-type="float" office:value="0.29040004009" calcext:value-type="float">
            <text:p>0.2904000401</text:p>
          </table:table-cell>
          <table:table-cell office:value-type="float" office:value="0.668092498899" calcext:value-type="float">
            <text:p>0.6680924989</text:p>
          </table:table-cell>
          <table:table-cell office:value-type="float" office:value="0.105744162831" calcext:value-type="float">
            <text:p>0.1057441628</text:p>
          </table:table-cell>
          <table:table-cell office:value-type="float" office:value="0.555324333432" calcext:value-type="float">
            <text:p>0.5553243334</text:p>
          </table:table-cell>
          <table:table-cell office:value-type="float" office:value="4.71" calcext:value-type="float">
            <text:p>4.71</text:p>
          </table:table-cell>
          <table:table-cell office:value-type="float" office:value="2.05" calcext:value-type="float">
            <text:p>2.05</text:p>
          </table:table-cell>
          <table:table-cell office:value-type="float" office:value="1.19" calcext:value-type="float">
            <text:p>1.19</text:p>
          </table:table-cell>
          <table:table-cell office:value-type="float" office:value="-1.09" calcext:value-type="float">
            <text:p>-1.09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62638162926" calcext:value-type="float">
            <text:p>0.6263816293</text:p>
          </table:table-cell>
          <table:table-cell office:value-type="float" office:value="-0.261453354179" calcext:value-type="float">
            <text:p>-0.2614533542</text:p>
          </table:table-cell>
          <table:table-cell office:value-type="float" office:value="0.623074392314" calcext:value-type="float">
            <text:p>0.6230743923</text:p>
          </table:table-cell>
          <table:table-cell office:value-type="float" office:value="0.0385284155729" calcext:value-type="float">
            <text:p>0.0385284156</text:p>
          </table:table-cell>
          <table:table-cell office:value-type="float" office:value="0.364936177509" calcext:value-type="float">
            <text:p>0.3649361775</text:p>
          </table:table-cell>
          <table:table-cell office:value-type="float" office:value="-0.114326620514" calcext:value-type="float">
            <text:p>-0.1143266205</text:p>
          </table:table-cell>
          <table:table-cell office:value-type="float" office:value="0.361628940564" calcext:value-type="float">
            <text:p>0.3616289406</text:p>
          </table:table-cell>
          <table:table-cell office:value-type="float" office:value="0.185655149238" calcext:value-type="float">
            <text:p>0.1856551492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6" calcext:value-type="float">
            <text:p>116</text:p>
          </table:table-cell>
          <table:table-cell office:value-type="float" office:value="-2" calcext:value-type="float">
            <text:p>-2</text:p>
          </table:table-cell>
          <table:table-cell office:value-type="float" office:value="0.34574146381" calcext:value-type="float">
            <text:p>0.3457414638</text:p>
          </table:table-cell>
          <table:table-cell office:value-type="float" office:value="0.236059636219" calcext:value-type="float">
            <text:p>0.2360596362</text:p>
          </table:table-cell>
          <table:table-cell office:value-type="float" office:value="0.385350109693" calcext:value-type="float">
            <text:p>0.3853501097</text:p>
          </table:table-cell>
          <table:table-cell office:value-type="float" office:value="0.389059347217" calcext:value-type="float">
            <text:p>0.3890593472</text:p>
          </table:table-cell>
          <table:table-cell office:value-type="float" office:value="0.280350954332" calcext:value-type="float">
            <text:p>0.2803509543</text:p>
          </table:table-cell>
          <table:table-cell office:value-type="float" office:value="0.706809625283" calcext:value-type="float">
            <text:p>0.7068096253</text:p>
          </table:table-cell>
          <table:table-cell office:value-type="float" office:value="0.0945166278734" calcext:value-type="float">
            <text:p>0.0945166279</text:p>
          </table:table-cell>
          <table:table-cell office:value-type="float" office:value="0.593716291689" calcext:value-type="float">
            <text:p>0.5937162917</text:p>
          </table:table-cell>
          <table:table-cell office:value-type="float" office:value="4.65" calcext:value-type="float">
            <text:p>4.65</text:p>
          </table:table-cell>
          <table:table-cell office:value-type="float" office:value="2.05" calcext:value-type="float">
            <text:p>2.05</text:p>
          </table:table-cell>
          <table:table-cell office:value-type="float" office:value="1.2" calcext:value-type="float">
            <text:p>1.2</text:p>
          </table:table-cell>
          <table:table-cell office:value-type="float" office:value="-1.1" calcext:value-type="float">
            <text:p>-1.1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596389123231" calcext:value-type="float">
            <text:p>0.5963891232</text:p>
          </table:table-cell>
          <table:table-cell office:value-type="float" office:value="-0.218974540847" calcext:value-type="float">
            <text:p>-0.2189745408</text:p>
          </table:table-cell>
          <table:table-cell office:value-type="float" office:value="0.602423683064" calcext:value-type="float">
            <text:p>0.6024236831</text:p>
          </table:table-cell>
          <table:table-cell office:value-type="float" office:value="0.0809647598247" calcext:value-type="float">
            <text:p>0.0809647598</text:p>
          </table:table-cell>
          <table:table-cell office:value-type="float" office:value="0.339651349172" calcext:value-type="float">
            <text:p>0.3396513492</text:p>
          </table:table-cell>
          <table:table-cell office:value-type="float" office:value="-0.063778808395" calcext:value-type="float">
            <text:p>-0.0637788084</text:p>
          </table:table-cell>
          <table:table-cell office:value-type="float" office:value="0.345685909005" calcext:value-type="float">
            <text:p>0.345685909</text:p>
          </table:table-cell>
          <table:table-cell office:value-type="float" office:value="0.236160492277" calcext:value-type="float">
            <text:p>0.2361604923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6" calcext:value-type="float">
            <text:p>116</text:p>
          </table:table-cell>
          <table:table-cell office:value-type="float" office:value="-3" calcext:value-type="float">
            <text:p>-3</text:p>
          </table:table-cell>
          <table:table-cell office:value-type="float" office:value="0.334982722409" calcext:value-type="float">
            <text:p>0.3349827224</text:p>
          </table:table-cell>
          <table:table-cell office:value-type="float" office:value="0.274585594786" calcext:value-type="float">
            <text:p>0.2745855948</text:p>
          </table:table-cell>
          <table:table-cell office:value-type="float" office:value="0.35457097819" calcext:value-type="float">
            <text:p>0.3545709782</text:p>
          </table:table-cell>
          <table:table-cell office:value-type="float" office:value="0.414606266089" calcext:value-type="float">
            <text:p>0.4146062661</text:p>
          </table:table-cell>
          <table:table-cell office:value-type="float" office:value="0.270729501948" calcext:value-type="float">
            <text:p>0.2707295019</text:p>
          </table:table-cell>
          <table:table-cell office:value-type="float" office:value="0.745635230932" calcext:value-type="float">
            <text:p>0.7456352309</text:p>
          </table:table-cell>
          <table:table-cell office:value-type="float" office:value="0.0838787578761" calcext:value-type="float">
            <text:p>0.0838787579</text:p>
          </table:table-cell>
          <table:table-cell office:value-type="float" office:value="0.632275800528" calcext:value-type="float">
            <text:p>0.6322758005</text:p>
          </table:table-cell>
          <table:table-cell office:value-type="float" office:value="4.59" calcext:value-type="float">
            <text:p>4.59</text:p>
          </table:table-cell>
          <table:table-cell office:value-type="float" office:value="2.05" calcext:value-type="float">
            <text:p>2.05</text:p>
          </table:table-cell>
          <table:table-cell office:value-type="float" office:value="1.21" calcext:value-type="float">
            <text:p>1.21</text:p>
          </table:table-cell>
          <table:table-cell office:value-type="float" office:value="-1.11" calcext:value-type="float">
            <text:p>-1.11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596389123231" calcext:value-type="float">
            <text:p>0.5963891232</text:p>
          </table:table-cell>
          <table:table-cell office:value-type="float" office:value="-0.218974540847" calcext:value-type="float">
            <text:p>-0.2189745408</text:p>
          </table:table-cell>
          <table:table-cell office:value-type="float" office:value="0.607344398065" calcext:value-type="float">
            <text:p>0.6073443981</text:p>
          </table:table-cell>
          <table:table-cell office:value-type="float" office:value="0.0808253623437" calcext:value-type="float">
            <text:p>0.0808253623</text:p>
          </table:table-cell>
          <table:table-cell office:value-type="float" office:value="0.342232428432" calcext:value-type="float">
            <text:p>0.3422324284</text:p>
          </table:table-cell>
          <table:table-cell office:value-type="float" office:value="-0.05958704294" calcext:value-type="float">
            <text:p>-0.0595870429</text:p>
          </table:table-cell>
          <table:table-cell office:value-type="float" office:value="0.353187703266" calcext:value-type="float">
            <text:p>0.3531877033</text:p>
          </table:table-cell>
          <table:table-cell office:value-type="float" office:value="0.240212860251" calcext:value-type="float">
            <text:p>0.2402128603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6" calcext:value-type="float">
            <text:p>116</text:p>
          </table:table-cell>
          <table:table-cell office:value-type="float" office:value="-4" calcext:value-type="float">
            <text:p>-4</text:p>
          </table:table-cell>
          <table:table-cell office:value-type="float" office:value="0.322053914786" calcext:value-type="float">
            <text:p>0.3220539148</text:p>
          </table:table-cell>
          <table:table-cell office:value-type="float" office:value="0.312438546236" calcext:value-type="float">
            <text:p>0.3124385462</text:p>
          </table:table-cell>
          <table:table-cell office:value-type="float" office:value="0.382197481102" calcext:value-type="float">
            <text:p>0.3821974811</text:p>
          </table:table-cell>
          <table:table-cell office:value-type="float" office:value="0.443533352649" calcext:value-type="float">
            <text:p>0.4435333526</text:p>
          </table:table-cell>
          <table:table-cell office:value-type="float" office:value="0.258468452488" calcext:value-type="float">
            <text:p>0.2584684525</text:p>
          </table:table-cell>
          <table:table-cell office:value-type="float" office:value="0.783709719321" calcext:value-type="float">
            <text:p>0.7837097193</text:p>
          </table:table-cell>
          <table:table-cell office:value-type="float" office:value="0.0723312870824" calcext:value-type="float">
            <text:p>0.0723312871</text:p>
          </table:table-cell>
          <table:table-cell office:value-type="float" office:value="0.670572744509" calcext:value-type="float">
            <text:p>0.6705727445</text:p>
          </table:table-cell>
          <table:table-cell office:value-type="float" office:value="4.53" calcext:value-type="float">
            <text:p>4.53</text:p>
          </table:table-cell>
          <table:table-cell office:value-type="float" office:value="2.05" calcext:value-type="float">
            <text:p>2.05</text:p>
          </table:table-cell>
          <table:table-cell office:value-type="float" office:value="1.22" calcext:value-type="float">
            <text:p>1.22</text:p>
          </table:table-cell>
          <table:table-cell office:value-type="float" office:value="-1.12" calcext:value-type="float">
            <text:p>-1.12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566396617202" calcext:value-type="float">
            <text:p>0.5663966172</text:p>
          </table:table-cell>
          <table:table-cell office:value-type="float" office:value="-0.176495727515" calcext:value-type="float">
            <text:p>-0.1764957275</text:p>
          </table:table-cell>
          <table:table-cell office:value-type="float" office:value="0.584432171903" calcext:value-type="float">
            <text:p>0.5844321719</text:p>
          </table:table-cell>
          <table:table-cell office:value-type="float" office:value="0.122961646357" calcext:value-type="float">
            <text:p>0.1229616464</text:p>
          </table:table-cell>
          <table:table-cell office:value-type="float" office:value="0.316076701429" calcext:value-type="float">
            <text:p>0.3160767014</text:p>
          </table:table-cell>
          <table:table-cell office:value-type="float" office:value="-0.0111477920359" calcext:value-type="float">
            <text:p>-0.011147792</text:p>
          </table:table-cell>
          <table:table-cell office:value-type="float" office:value="0.33411225613" calcext:value-type="float">
            <text:p>0.3341122561</text:p>
          </table:table-cell>
          <table:table-cell office:value-type="float" office:value="0.288309581837" calcext:value-type="float">
            <text:p>0.2883095818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3" calcext:value-type="float">
            <text:p>123</text:p>
          </table:table-cell>
          <table:table-cell office:value-type="float" office:value="-1" calcext:value-type="float">
            <text:p>-1</text:p>
          </table:table-cell>
          <table:table-cell office:value-type="float" office:value="0.21680533795" calcext:value-type="float">
            <text:p>0.216805338</text:p>
          </table:table-cell>
          <table:table-cell office:value-type="float" office:value="0.448430224045" calcext:value-type="float">
            <text:p>0.448430224</text:p>
          </table:table-cell>
          <table:table-cell office:value-type="float" office:value="0.369546121649" calcext:value-type="float">
            <text:p>0.3695461216</text:p>
          </table:table-cell>
          <table:table-cell office:value-type="float" office:value="0.616730672469" calcext:value-type="float">
            <text:p>0.6167306725</text:p>
          </table:table-cell>
          <table:table-cell office:value-type="float" office:value="0.176775130754" calcext:value-type="float">
            <text:p>0.1767751308</text:p>
          </table:table-cell>
          <table:table-cell office:value-type="float" office:value="0.910213499372" calcext:value-type="float">
            <text:p>0.9102134994</text:p>
          </table:table-cell>
          <table:table-cell office:value-type="float" office:value="-0.0147750060904" calcext:value-type="float">
            <text:p>-0.0147750061</text:p>
          </table:table-cell>
          <table:table-cell office:value-type="float" office:value="0.809449685861" calcext:value-type="float">
            <text:p>0.8094496859</text:p>
          </table:table-cell>
          <table:table-cell office:value-type="float" office:value="5.13" calcext:value-type="float">
            <text:p>5.13</text:p>
          </table:table-cell>
          <table:table-cell office:value-type="float" office:value="2.05" calcext:value-type="float">
            <text:p>2.05</text:p>
          </table:table-cell>
          <table:table-cell office:value-type="float" office:value="1.12" calcext:value-type="float">
            <text:p>1.12</text:p>
          </table:table-cell>
          <table:table-cell office:value-type="float" office:value="-1.02" calcext:value-type="float">
            <text:p>-1.02</text:p>
          </table:table-cell>
          <table:table-cell office:value-type="float" office:value="0.05" calcext:value-type="float">
            <text:p>0.05</text:p>
          </table:table-cell>
          <table:table-cell office:value-type="float" office:value="0.21" calcext:value-type="float">
            <text:p>0.21</text:p>
          </table:table-cell>
          <table:table-cell office:value-type="float" office:value="0.345939287141" calcext:value-type="float">
            <text:p>0.3459392871</text:p>
          </table:table-cell>
          <table:table-cell office:value-type="float" office:value="0.118991984482" calcext:value-type="float">
            <text:p>0.1189919845</text:p>
          </table:table-cell>
          <table:table-cell office:value-type="float" office:value="0.390777634078" calcext:value-type="float">
            <text:p>0.3907776341</text:p>
          </table:table-cell>
          <table:table-cell office:value-type="float" office:value="0.41562226386" calcext:value-type="float">
            <text:p>0.4156222639</text:p>
          </table:table-cell>
          <table:table-cell office:value-type="float" office:value="0.111469103137" calcext:value-type="float">
            <text:p>0.1114691031</text:p>
          </table:table-cell>
          <table:table-cell office:value-type="float" office:value="0.306138271682" calcext:value-type="float">
            <text:p>0.3061382717</text:p>
          </table:table-cell>
          <table:table-cell office:value-type="float" office:value="0.156307450074" calcext:value-type="float">
            <text:p>0.1563074501</text:p>
          </table:table-cell>
          <table:table-cell office:value-type="float" office:value="0.60276855106" calcext:value-type="float">
            <text:p>0.6027685511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3" calcext:value-type="float">
            <text:p>123</text:p>
          </table:table-cell>
          <table:table-cell office:value-type="float" office:value="-2" calcext:value-type="float">
            <text:p>-2</text:p>
          </table:table-cell>
          <table:table-cell office:value-type="float" office:value="0.201899761992" calcext:value-type="float">
            <text:p>0.201899762</text:p>
          </table:table-cell>
          <table:table-cell office:value-type="float" office:value="0.485549273136" calcext:value-type="float">
            <text:p>0.4855492731</text:p>
          </table:table-cell>
          <table:table-cell office:value-type="float" office:value="0.333513089371" calcext:value-type="float">
            <text:p>0.3335130894</text:p>
          </table:table-cell>
          <table:table-cell office:value-type="float" office:value="0.599363445148" calcext:value-type="float">
            <text:p>0.5993634451</text:p>
          </table:table-cell>
          <table:table-cell office:value-type="float" office:value="0.173576251012" calcext:value-type="float">
            <text:p>0.173576251</text:p>
          </table:table-cell>
          <table:table-cell office:value-type="float" office:value="0.950085383807" calcext:value-type="float">
            <text:p>0.9500853838</text:p>
          </table:table-cell>
          <table:table-cell office:value-type="float" office:value="-0.0203859131967" calcext:value-type="float">
            <text:p>-0.0203859132</text:p>
          </table:table-cell>
          <table:table-cell office:value-type="float" office:value="0.849054202288" calcext:value-type="float">
            <text:p>0.8490542023</text:p>
          </table:table-cell>
          <table:table-cell office:value-type="float" office:value="5.07" calcext:value-type="float">
            <text:p>5.07</text:p>
          </table:table-cell>
          <table:table-cell office:value-type="float" office:value="2.05" calcext:value-type="float">
            <text:p>2.05</text:p>
          </table:table-cell>
          <table:table-cell office:value-type="float" office:value="1.13" calcext:value-type="float">
            <text:p>1.13</text:p>
          </table:table-cell>
          <table:table-cell office:value-type="float" office:value="-1.03" calcext:value-type="float">
            <text:p>-1.03</text:p>
          </table:table-cell>
          <table:table-cell office:value-type="float" office:value="0.05" calcext:value-type="float">
            <text:p>0.05</text:p>
          </table:table-cell>
          <table:table-cell office:value-type="float" office:value="0.19" calcext:value-type="float">
            <text:p>0.19</text:p>
          </table:table-cell>
          <table:table-cell office:value-type="float" office:value="0.341730214555" calcext:value-type="float">
            <text:p>0.3417302146</text:p>
          </table:table-cell>
          <table:table-cell office:value-type="float" office:value="0.124850768051" calcext:value-type="float">
            <text:p>0.1248507681</text:p>
          </table:table-cell>
          <table:table-cell office:value-type="float" office:value="0.387679749796" calcext:value-type="float">
            <text:p>0.3876797498</text:p>
          </table:table-cell>
          <table:table-cell office:value-type="float" office:value="0.421310951231" calcext:value-type="float">
            <text:p>0.4213109512</text:p>
          </table:table-cell>
          <table:table-cell office:value-type="float" office:value="0.107962932331" calcext:value-type="float">
            <text:p>0.1079629323</text:p>
          </table:table-cell>
          <table:table-cell office:value-type="float" office:value="0.312874324452" calcext:value-type="float">
            <text:p>0.3128743245</text:p>
          </table:table-cell>
          <table:table-cell office:value-type="float" office:value="0.153912467572" calcext:value-type="float">
            <text:p>0.1539124676</text:p>
          </table:table-cell>
          <table:table-cell office:value-type="float" office:value="0.609334507632" calcext:value-type="float">
            <text:p>0.6093345076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3" calcext:value-type="float">
            <text:p>123</text:p>
          </table:table-cell>
          <table:table-cell office:value-type="float" office:value="-3" calcext:value-type="float">
            <text:p>-3</text:p>
          </table:table-cell>
          <table:table-cell office:value-type="float" office:value="0.186481978458" calcext:value-type="float">
            <text:p>0.1864819785</text:p>
          </table:table-cell>
          <table:table-cell office:value-type="float" office:value="0.522458512506" calcext:value-type="float">
            <text:p>0.5224585125</text:p>
          </table:table-cell>
          <table:table-cell office:value-type="float" office:value="0.362901202894" calcext:value-type="float">
            <text:p>0.3629012029</text:p>
          </table:table-cell>
          <table:table-cell office:value-type="float" office:value="0.626499008226" calcext:value-type="float">
            <text:p>0.6264990082</text:p>
          </table:table-cell>
          <table:table-cell office:value-type="float" office:value="0.170429598362" calcext:value-type="float">
            <text:p>0.1704295984</text:p>
          </table:table-cell>
          <table:table-cell office:value-type="float" office:value="0.989961423945" calcext:value-type="float">
            <text:p>0.9899614239</text:p>
          </table:table-cell>
          <table:table-cell office:value-type="float" office:value="-0.0252779370412" calcext:value-type="float">
            <text:p>-0.025277937</text:p>
          </table:table-cell>
          <table:table-cell office:value-type="float" office:value="0.888753926503" calcext:value-type="float">
            <text:p>0.8887539265</text:p>
          </table:table-cell>
          <table:table-cell office:value-type="float" office:value="5.01" calcext:value-type="float">
            <text:p>5.01</text:p>
          </table:table-cell>
          <table:table-cell office:value-type="float" office:value="2.05" calcext:value-type="float">
            <text:p>2.05</text:p>
          </table:table-cell>
          <table:table-cell office:value-type="float" office:value="1.14" calcext:value-type="float">
            <text:p>1.14</text:p>
          </table:table-cell>
          <table:table-cell office:value-type="float" office:value="-1.04" calcext:value-type="float">
            <text:p>-1.04</text:p>
          </table:table-cell>
          <table:table-cell office:value-type="float" office:value="0.05" calcext:value-type="float">
            <text:p>0.05</text:p>
          </table:table-cell>
          <table:table-cell office:value-type="float" office:value="0.17" calcext:value-type="float">
            <text:p>0.17</text:p>
          </table:table-cell>
          <table:table-cell office:value-type="float" office:value="0.311390304805" calcext:value-type="float">
            <text:p>0.3113903048</text:p>
          </table:table-cell>
          <table:table-cell office:value-type="float" office:value="0.167082153019" calcext:value-type="float">
            <text:p>0.167082153</text:p>
          </table:table-cell>
          <table:table-cell office:value-type="float" office:value="0.3667525008" calcext:value-type="float">
            <text:p>0.3667525008</text:p>
          </table:table-cell>
          <table:table-cell office:value-type="float" office:value="0.461929617405" calcext:value-type="float">
            <text:p>0.4619296174</text:p>
          </table:table-cell>
          <table:table-cell office:value-type="float" office:value="0.0837260084031" calcext:value-type="float">
            <text:p>0.0837260084</text:p>
          </table:table-cell>
          <table:table-cell office:value-type="float" office:value="0.362450953354" calcext:value-type="float">
            <text:p>0.3624509534</text:p>
          </table:table-cell>
          <table:table-cell office:value-type="float" office:value="0.139088204399" calcext:value-type="float">
            <text:p>0.1390882044</text:p>
          </table:table-cell>
          <table:table-cell office:value-type="float" office:value="0.657298417739" calcext:value-type="float">
            <text:p>0.6572984177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3" calcext:value-type="float">
            <text:p>123</text:p>
          </table:table-cell>
          <table:table-cell office:value-type="float" office:value="-4" calcext:value-type="float">
            <text:p>-4</text:p>
          </table:table-cell>
          <table:table-cell office:value-type="float" office:value="0.172697827267" calcext:value-type="float">
            <text:p>0.1726978273</text:p>
          </table:table-cell>
          <table:table-cell office:value-type="float" office:value="0.560008441613" calcext:value-type="float">
            <text:p>0.5600084416</text:p>
          </table:table-cell>
          <table:table-cell office:value-type="float" office:value="0.330728002333" calcext:value-type="float">
            <text:p>0.3307280023</text:p>
          </table:table-cell>
          <table:table-cell office:value-type="float" office:value="0.650266321194" calcext:value-type="float">
            <text:p>0.6502663212</text:p>
          </table:table-cell>
          <table:table-cell office:value-type="float" office:value="0.167870210319" calcext:value-type="float">
            <text:p>0.1678702103</text:p>
          </table:table-cell>
          <table:table-cell office:value-type="float" office:value="1.02987945913" calcext:value-type="float">
            <text:p>1.0298794591</text:p>
          </table:table-cell>
          <table:table-cell office:value-type="float" office:value="-0.0322672250484" calcext:value-type="float">
            <text:p>-0.032267225</text:p>
          </table:table-cell>
          <table:table-cell office:value-type="float" office:value="0.928138566315" calcext:value-type="float">
            <text:p>0.9281385663</text:p>
          </table:table-cell>
          <table:table-cell office:value-type="float" office:value="4.95" calcext:value-type="float">
            <text:p>4.95</text:p>
          </table:table-cell>
          <table:table-cell office:value-type="float" office:value="2.05" calcext:value-type="float">
            <text:p>2.05</text:p>
          </table:table-cell>
          <table:table-cell office:value-type="float" office:value="1.15" calcext:value-type="float">
            <text:p>1.15</text:p>
          </table:table-cell>
          <table:table-cell office:value-type="float" office:value="-1.05" calcext:value-type="float">
            <text:p>-1.05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281050395054" calcext:value-type="float">
            <text:p>0.2810503951</text:p>
          </table:table-cell>
          <table:table-cell office:value-type="float" office:value="0.209313537987" calcext:value-type="float">
            <text:p>0.209313538</text:p>
          </table:table-cell>
          <table:table-cell office:value-type="float" office:value="0.347671501913" calcext:value-type="float">
            <text:p>0.3476715019</text:p>
          </table:table-cell>
          <table:table-cell office:value-type="float" office:value="0.501822731212" calcext:value-type="float">
            <text:p>0.5018227312</text:p>
          </table:table-cell>
          <table:table-cell office:value-type="float" office:value="0.0610405563106" calcext:value-type="float">
            <text:p>0.0610405563</text:p>
          </table:table-cell>
          <table:table-cell office:value-type="float" office:value="0.413263705568" calcext:value-type="float">
            <text:p>0.4132637056</text:p>
          </table:table-cell>
          <table:table-cell office:value-type="float" office:value="0.12766166317" calcext:value-type="float">
            <text:p>0.1276616632</text:p>
          </table:table-cell>
          <table:table-cell office:value-type="float" office:value="0.705772898792" calcext:value-type="float">
            <text:p>0.7057728988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08" calcext:value-type="float">
            <text:p>108</text:p>
          </table:table-cell>
          <table:table-cell office:value-type="float" office:value="-1" calcext:value-type="float">
            <text:p>-1</text:p>
          </table:table-cell>
          <table:table-cell office:value-type="float" office:value="0.341510246313" calcext:value-type="float">
            <text:p>0.3415102463</text:p>
          </table:table-cell>
          <table:table-cell office:value-type="float" office:value="0.0476859854622" calcext:value-type="float">
            <text:p>0.0476859855</text:p>
          </table:table-cell>
          <table:table-cell office:value-type="float" office:value="0.368674127616" calcext:value-type="float">
            <text:p>0.3686741276</text:p>
          </table:table-cell>
          <table:table-cell office:value-type="float" office:value="0.296178651829" calcext:value-type="float">
            <text:p>0.2961786518</text:p>
          </table:table-cell>
          <table:table-cell office:value-type="float" office:value="0.173503724522" calcext:value-type="float">
            <text:p>0.1735037245</text:p>
          </table:table-cell>
          <table:table-cell office:value-type="float" office:value="0.421816466471" calcext:value-type="float">
            <text:p>0.4218164665</text:p>
          </table:table-cell>
          <table:table-cell office:value-type="float" office:value="0.29922836538" calcext:value-type="float">
            <text:p>0.2992283654</text:p>
          </table:table-cell>
          <table:table-cell office:value-type="float" office:value="0.613835913145" calcext:value-type="float">
            <text:p>0.6138359131</text:p>
          </table:table-cell>
          <table:table-cell office:value-type="float" office:value="4.23" calcext:value-type="float">
            <text:p>4.23</text:p>
          </table:table-cell>
          <table:table-cell office:value-type="float" office:value="2.05" calcext:value-type="float">
            <text:p>2.05</text:p>
          </table:table-cell>
          <table:table-cell office:value-type="float" office:value="1.27" calcext:value-type="float">
            <text:p>1.27</text:p>
          </table:table-cell>
          <table:table-cell office:value-type="float" office:value="-1.17" calcext:value-type="float">
            <text:p>-1.17</text:p>
          </table:table-cell>
          <table:table-cell office:value-type="float" office:value="0.05" calcext:value-type="float">
            <text:p>0.05</text:p>
          </table:table-cell>
          <table:table-cell office:value-type="float" office:value="-0.09" calcext:value-type="float">
            <text:p>-0.09</text:p>
          </table:table-cell>
          <table:table-cell office:value-type="float" office:value="0.499032665147" calcext:value-type="float">
            <text:p>0.4990326651</text:p>
          </table:table-cell>
          <table:table-cell office:value-type="float" office:value="-0.346738477748" calcext:value-type="float">
            <text:p>-0.3467384777</text:p>
          </table:table-cell>
          <table:table-cell office:value-type="float" office:value="0.541974607435" calcext:value-type="float">
            <text:p>0.5419746074</text:p>
          </table:table-cell>
          <table:table-cell office:value-type="float" office:value="-0.0498277342701" calcext:value-type="float">
            <text:p>-0.0498277343</text:p>
          </table:table-cell>
          <table:table-cell office:value-type="float" office:value="0.263371389783" calcext:value-type="float">
            <text:p>0.2633713898</text:p>
          </table:table-cell>
          <table:table-cell office:value-type="float" office:value="-0.1610942931" calcext:value-type="float">
            <text:p>-0.1610942931</text:p>
          </table:table-cell>
          <table:table-cell office:value-type="float" office:value="0.306313332071" calcext:value-type="float">
            <text:p>0.3063133321</text:p>
          </table:table-cell>
          <table:table-cell office:value-type="float" office:value="0.135816450378" calcext:value-type="float">
            <text:p>0.1358164504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08" calcext:value-type="float">
            <text:p>108</text:p>
          </table:table-cell>
          <table:table-cell office:value-type="float" office:value="-2" calcext:value-type="float">
            <text:p>-2</text:p>
          </table:table-cell>
          <table:table-cell office:value-type="float" office:value="0.342774127214" calcext:value-type="float">
            <text:p>0.3427741272</text:p>
          </table:table-cell>
          <table:table-cell office:value-type="float" office:value="0.0876660130393" calcext:value-type="float">
            <text:p>0.087666013</text:p>
          </table:table-cell>
          <table:table-cell office:value-type="float" office:value="0.366882851611" calcext:value-type="float">
            <text:p>0.3668828516</text:p>
          </table:table-cell>
          <table:table-cell office:value-type="float" office:value="0.336138523328" calcext:value-type="float">
            <text:p>0.3361385233</text:p>
          </table:table-cell>
          <table:table-cell office:value-type="float" office:value="0.17344820778" calcext:value-type="float">
            <text:p>0.1734482078</text:p>
          </table:table-cell>
          <table:table-cell office:value-type="float" office:value="0.461816427945" calcext:value-type="float">
            <text:p>0.4618164279</text:p>
          </table:table-cell>
          <table:table-cell office:value-type="float" office:value="0.299375855812" calcext:value-type="float">
            <text:p>0.2993758558</text:p>
          </table:table-cell>
          <table:table-cell office:value-type="float" office:value="0.653835641226" calcext:value-type="float">
            <text:p>0.6538356412</text:p>
          </table:table-cell>
          <table:table-cell office:value-type="float" office:value="4.17" calcext:value-type="float">
            <text:p>4.17</text:p>
          </table:table-cell>
          <table:table-cell office:value-type="float" office:value="2.05" calcext:value-type="float">
            <text:p>2.05</text:p>
          </table:table-cell>
          <table:table-cell office:value-type="float" office:value="1.28" calcext:value-type="float">
            <text:p>1.28</text:p>
          </table:table-cell>
          <table:table-cell office:value-type="float" office:value="-1.18" calcext:value-type="float">
            <text:p>-1.18</text:p>
          </table:table-cell>
          <table:table-cell office:value-type="float" office:value="0.05" calcext:value-type="float">
            <text:p>0.05</text:p>
          </table:table-cell>
          <table:table-cell office:value-type="float" office:value="-0.11" calcext:value-type="float">
            <text:p>-0.11</text:p>
          </table:table-cell>
          <table:table-cell office:value-type="float" office:value="0.499032665147" calcext:value-type="float">
            <text:p>0.4990326651</text:p>
          </table:table-cell>
          <table:table-cell office:value-type="float" office:value="-0.346738477748" calcext:value-type="float">
            <text:p>-0.3467384777</text:p>
          </table:table-cell>
          <table:table-cell office:value-type="float" office:value="0.55224034665" calcext:value-type="float">
            <text:p>0.5522403467</text:p>
          </table:table-cell>
          <table:table-cell office:value-type="float" office:value="-0.0514946079909" calcext:value-type="float">
            <text:p>-0.051494608</text:p>
          </table:table-cell>
          <table:table-cell office:value-type="float" office:value="0.269947814377" calcext:value-type="float">
            <text:p>0.2699478144</text:p>
          </table:table-cell>
          <table:table-cell office:value-type="float" office:value="-0.153037339012" calcext:value-type="float">
            <text:p>-0.153037339</text:p>
          </table:table-cell>
          <table:table-cell office:value-type="float" office:value="0.32315549588" calcext:value-type="float">
            <text:p>0.3231554959</text:p>
          </table:table-cell>
          <table:table-cell office:value-type="float" office:value="0.142206530745" calcext:value-type="float">
            <text:p>0.1422065307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08" calcext:value-type="float">
            <text:p>108</text:p>
          </table:table-cell>
          <table:table-cell office:value-type="float" office:value="-3" calcext:value-type="float">
            <text:p>-3</text:p>
          </table:table-cell>
          <table:table-cell office:value-type="float" office:value="0.339734266228" calcext:value-type="float">
            <text:p>0.3397342662</text:p>
          </table:table-cell>
          <table:table-cell office:value-type="float" office:value="0.12755033634" calcext:value-type="float">
            <text:p>0.1275503363</text:p>
          </table:table-cell>
          <table:table-cell office:value-type="float" office:value="0.372093334705" calcext:value-type="float">
            <text:p>0.3720933347</text:p>
          </table:table-cell>
          <table:table-cell office:value-type="float" office:value="0.375797707207" calcext:value-type="float">
            <text:p>0.3757977072</text:p>
          </table:table-cell>
          <table:table-cell office:value-type="float" office:value="0.173393974428" calcext:value-type="float">
            <text:p>0.1733939744</text:p>
          </table:table-cell>
          <table:table-cell office:value-type="float" office:value="0.501816391179" calcext:value-type="float">
            <text:p>0.5018163912</text:p>
          </table:table-cell>
          <table:table-cell office:value-type="float" office:value="0.300129225638" calcext:value-type="float">
            <text:p>0.3001292256</text:p>
          </table:table-cell>
          <table:table-cell office:value-type="float" office:value="0.69382854602" calcext:value-type="float">
            <text:p>0.693828546</text:p>
          </table:table-cell>
          <table:table-cell office:value-type="float" office:value="4.11" calcext:value-type="float">
            <text:p>4.11</text:p>
          </table:table-cell>
          <table:table-cell office:value-type="float" office:value="2.05" calcext:value-type="float">
            <text:p>2.05</text:p>
          </table:table-cell>
          <table:table-cell office:value-type="float" office:value="1.29" calcext:value-type="float">
            <text:p>1.29</text:p>
          </table:table-cell>
          <table:table-cell office:value-type="float" office:value="-1.19" calcext:value-type="float">
            <text:p>-1.19</text:p>
          </table:table-cell>
          <table:table-cell office:value-type="float" office:value="0.05" calcext:value-type="float">
            <text:p>0.05</text:p>
          </table:table-cell>
          <table:table-cell office:value-type="float" office:value="-0.13" calcext:value-type="float">
            <text:p>-0.13</text:p>
          </table:table-cell>
          <table:table-cell office:value-type="float" office:value="0.495673417577" calcext:value-type="float">
            <text:p>0.4956734176</text:p>
          </table:table-cell>
          <table:table-cell office:value-type="float" office:value="-0.319598474923" calcext:value-type="float">
            <text:p>-0.3195984749</text:p>
          </table:table-cell>
          <table:table-cell office:value-type="float" office:value="0.551755311012" calcext:value-type="float">
            <text:p>0.551755311</text:p>
          </table:table-cell>
          <table:table-cell office:value-type="float" office:value="-0.0248870546679" calcext:value-type="float">
            <text:p>-0.0248870547</text:p>
          </table:table-cell>
          <table:table-cell office:value-type="float" office:value="0.268486787568" calcext:value-type="float">
            <text:p>0.2684867876</text:p>
          </table:table-cell>
          <table:table-cell office:value-type="float" office:value="-0.123674420388" calcext:value-type="float">
            <text:p>-0.1236744204</text:p>
          </table:table-cell>
          <table:table-cell office:value-type="float" office:value="0.324568681003" calcext:value-type="float">
            <text:p>0.324568681</text:p>
          </table:table-cell>
          <table:table-cell office:value-type="float" office:value="0.171036999867" calcext:value-type="float">
            <text:p>0.1710369999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08" calcext:value-type="float">
            <text:p>108</text:p>
          </table:table-cell>
          <table:table-cell office:value-type="float" office:value="-4" calcext:value-type="float">
            <text:p>-4</text:p>
          </table:table-cell>
          <table:table-cell office:value-type="float" office:value="0.340943201815" calcext:value-type="float">
            <text:p>0.3409432018</text:p>
          </table:table-cell>
          <table:table-cell office:value-type="float" office:value="0.167532063101" calcext:value-type="float">
            <text:p>0.1675320631</text:p>
          </table:table-cell>
          <table:table-cell office:value-type="float" office:value="0.369693929903" calcext:value-type="float">
            <text:p>0.3696939299</text:p>
          </table:table-cell>
          <table:table-cell office:value-type="float" office:value="0.415725678062" calcext:value-type="float">
            <text:p>0.4157256781</text:p>
          </table:table-cell>
          <table:table-cell office:value-type="float" office:value="0.172849848511" calcext:value-type="float">
            <text:p>0.1728498485</text:p>
          </table:table-cell>
          <table:table-cell office:value-type="float" office:value="0.541812690095" calcext:value-type="float">
            <text:p>0.5418126901</text:p>
          </table:table-cell>
          <table:table-cell office:value-type="float" office:value="0.300868096012" calcext:value-type="float">
            <text:p>0.300868096</text:p>
          </table:table-cell>
          <table:table-cell office:value-type="float" office:value="0.73382172132" calcext:value-type="float">
            <text:p>0.7338217213</text:p>
          </table:table-cell>
          <table:table-cell office:value-type="float" office:value="4.05" calcext:value-type="float">
            <text:p>4.05</text:p>
          </table:table-cell>
          <table:table-cell office:value-type="float" office:value="2.05" calcext:value-type="float">
            <text:p>2.05</text:p>
          </table:table-cell>
          <table:table-cell office:value-type="float" office:value="1.3" calcext:value-type="float">
            <text:p>1.3</text:p>
          </table:table-cell>
          <table:table-cell office:value-type="float" office:value="-1.2" calcext:value-type="float">
            <text:p>-1.2</text:p>
          </table:table-cell>
          <table:table-cell office:value-type="float" office:value="0.05" calcext:value-type="float">
            <text:p>0.05</text:p>
          </table:table-cell>
          <table:table-cell office:value-type="float" office:value="-0.15" calcext:value-type="float">
            <text:p>-0.15</text:p>
          </table:table-cell>
          <table:table-cell office:value-type="float" office:value="0.495673417577" calcext:value-type="float">
            <text:p>0.4956734176</text:p>
          </table:table-cell>
          <table:table-cell office:value-type="float" office:value="-0.319598474923" calcext:value-type="float">
            <text:p>-0.3195984749</text:p>
          </table:table-cell>
          <table:table-cell office:value-type="float" office:value="0.559982918806" calcext:value-type="float">
            <text:p>0.5599829188</text:p>
          </table:table-cell>
          <table:table-cell office:value-type="float" office:value="-0.0265723872591" calcext:value-type="float">
            <text:p>-0.0265723873</text:p>
          </table:table-cell>
          <table:table-cell office:value-type="float" office:value="0.274060132303" calcext:value-type="float">
            <text:p>0.2740601323</text:p>
          </table:table-cell>
          <table:table-cell office:value-type="float" office:value="-0.117391769321" calcext:value-type="float">
            <text:p>-0.1173917693</text:p>
          </table:table-cell>
          <table:table-cell office:value-type="float" office:value="0.338369633533" calcext:value-type="float">
            <text:p>0.3383696335</text:p>
          </table:table-cell>
          <table:table-cell office:value-type="float" office:value="0.175634318343" calcext:value-type="float">
            <text:p>0.1756343183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3" calcext:value-type="float">
            <text:p>113</text:p>
          </table:table-cell>
          <table:table-cell office:value-type="float" office:value="-1" calcext:value-type="float">
            <text:p>-1</text:p>
          </table:table-cell>
          <table:table-cell office:value-type="float" office:value="0.341946151893" calcext:value-type="float">
            <text:p>0.3419461519</text:p>
          </table:table-cell>
          <table:table-cell office:value-type="float" office:value="0.158907799665" calcext:value-type="float">
            <text:p>0.1589077997</text:p>
          </table:table-cell>
          <table:table-cell office:value-type="float" office:value="0.354310342605" calcext:value-type="float">
            <text:p>0.3543103426</text:p>
          </table:table-cell>
          <table:table-cell office:value-type="float" office:value="0.364262869094" calcext:value-type="float">
            <text:p>0.3642628691</text:p>
          </table:table-cell>
          <table:table-cell office:value-type="float" office:value="0.3299794127" calcext:value-type="float">
            <text:p>0.3299794127</text:p>
          </table:table-cell>
          <table:table-cell office:value-type="float" office:value="0.662194904127" calcext:value-type="float">
            <text:p>0.6621949041</text:p>
          </table:table-cell>
          <table:table-cell office:value-type="float" office:value="0.125094583433" calcext:value-type="float">
            <text:p>0.1250945834</text:p>
          </table:table-cell>
          <table:table-cell office:value-type="float" office:value="0.658983994394" calcext:value-type="float">
            <text:p>0.6589839944</text:p>
          </table:table-cell>
          <table:table-cell office:value-type="float" office:value="4.53" calcext:value-type="float">
            <text:p>4.53</text:p>
          </table:table-cell>
          <table:table-cell office:value-type="float" office:value="2.05" calcext:value-type="float">
            <text:p>2.05</text:p>
          </table:table-cell>
          <table:table-cell office:value-type="float" office:value="1.22" calcext:value-type="float">
            <text:p>1.22</text:p>
          </table:table-cell>
          <table:table-cell office:value-type="float" office:value="-1.12" calcext:value-type="float">
            <text:p>-1.12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551144337521" calcext:value-type="float">
            <text:p>0.5511443375</text:p>
          </table:table-cell>
          <table:table-cell office:value-type="float" office:value="-0.296124903753" calcext:value-type="float">
            <text:p>-0.2961249038</text:p>
          </table:table-cell>
          <table:table-cell office:value-type="float" office:value="0.578906165788" calcext:value-type="float">
            <text:p>0.5789061658</text:p>
          </table:table-cell>
          <table:table-cell office:value-type="float" office:value="0.00258780252419" calcext:value-type="float">
            <text:p>0.0025878025</text:p>
          </table:table-cell>
          <table:table-cell office:value-type="float" office:value="0.306332459585" calcext:value-type="float">
            <text:p>0.3063324596</text:p>
          </table:table-cell>
          <table:table-cell office:value-type="float" office:value="-0.122726102079" calcext:value-type="float">
            <text:p>-0.1227261021</text:p>
          </table:table-cell>
          <table:table-cell office:value-type="float" office:value="0.334094287853" calcext:value-type="float">
            <text:p>0.3340942879</text:p>
          </table:table-cell>
          <table:table-cell office:value-type="float" office:value="0.175986604198" calcext:value-type="float">
            <text:p>0.1759866042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3" calcext:value-type="float">
            <text:p>113</text:p>
          </table:table-cell>
          <table:table-cell office:value-type="float" office:value="-2" calcext:value-type="float">
            <text:p>-2</text:p>
          </table:table-cell>
          <table:table-cell office:value-type="float" office:value="0.334207095618" calcext:value-type="float">
            <text:p>0.3342070956</text:p>
          </table:table-cell>
          <table:table-cell office:value-type="float" office:value="0.19815199679" calcext:value-type="float">
            <text:p>0.1981519968</text:p>
          </table:table-cell>
          <table:table-cell office:value-type="float" office:value="0.353079395087" calcext:value-type="float">
            <text:p>0.3530793951</text:p>
          </table:table-cell>
          <table:table-cell office:value-type="float" office:value="0.40424392421" calcext:value-type="float">
            <text:p>0.4042439242</text:p>
          </table:table-cell>
          <table:table-cell office:value-type="float" office:value="0.325917904836" calcext:value-type="float">
            <text:p>0.3259179048</text:p>
          </table:table-cell>
          <table:table-cell office:value-type="float" office:value="0.701988171822" calcext:value-type="float">
            <text:p>0.7019881718</text:p>
          </table:table-cell>
          <table:table-cell office:value-type="float" office:value="0.122627010348" calcext:value-type="float">
            <text:p>0.1226270103</text:p>
          </table:table-cell>
          <table:table-cell office:value-type="float" office:value="0.698907810382" calcext:value-type="float">
            <text:p>0.6989078104</text:p>
          </table:table-cell>
          <table:table-cell office:value-type="float" office:value="4.47" calcext:value-type="float">
            <text:p>4.47</text:p>
          </table:table-cell>
          <table:table-cell office:value-type="float" office:value="2.05" calcext:value-type="float">
            <text:p>2.05</text:p>
          </table:table-cell>
          <table:table-cell office:value-type="float" office:value="1.23" calcext:value-type="float">
            <text:p>1.23</text:p>
          </table:table-cell>
          <table:table-cell office:value-type="float" office:value="-1.13" calcext:value-type="float">
            <text:p>-1.13</text:p>
          </table:table-cell>
          <table:table-cell office:value-type="float" office:value="0.05" calcext:value-type="float">
            <text:p>0.05</text:p>
          </table:table-cell>
          <table:table-cell office:value-type="float" office:value="-0.01" calcext:value-type="float">
            <text:p>-0.01</text:p>
          </table:table-cell>
          <table:table-cell office:value-type="float" office:value="0.519965386291" calcext:value-type="float">
            <text:p>0.5199653863</text:p>
          </table:table-cell>
          <table:table-cell office:value-type="float" office:value="-0.254509125492" calcext:value-type="float">
            <text:p>-0.2545091255</text:p>
          </table:table-cell>
          <table:table-cell office:value-type="float" office:value="0.560100283707" calcext:value-type="float">
            <text:p>0.5601002837</text:p>
          </table:table-cell>
          <table:table-cell office:value-type="float" office:value="0.0427940699322" calcext:value-type="float">
            <text:p>0.0427940699</text:p>
          </table:table-cell>
          <table:table-cell office:value-type="float" office:value="0.282560715135" calcext:value-type="float">
            <text:p>0.2825607151</text:p>
          </table:table-cell>
          <table:table-cell office:value-type="float" office:value="-0.0710996870398" calcext:value-type="float">
            <text:p>-0.071099687</text:p>
          </table:table-cell>
          <table:table-cell office:value-type="float" office:value="0.322695612551" calcext:value-type="float">
            <text:p>0.3226956126</text:p>
          </table:table-cell>
          <table:table-cell office:value-type="float" office:value="0.226203508384" calcext:value-type="float">
            <text:p>0.2262035084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3" calcext:value-type="float">
            <text:p>113</text:p>
          </table:table-cell>
          <table:table-cell office:value-type="float" office:value="-3" calcext:value-type="float">
            <text:p>-3</text:p>
          </table:table-cell>
          <table:table-cell office:value-type="float" office:value="0.326182635198" calcext:value-type="float">
            <text:p>0.3261826352</text:p>
          </table:table-cell>
          <table:table-cell office:value-type="float" office:value="0.23733883176" calcext:value-type="float">
            <text:p>0.2373388318</text:p>
          </table:table-cell>
          <table:table-cell office:value-type="float" office:value="0.346857449546" calcext:value-type="float">
            <text:p>0.3468574495</text:p>
          </table:table-cell>
          <table:table-cell office:value-type="float" office:value="0.443757053594" calcext:value-type="float">
            <text:p>0.4437570536</text:p>
          </table:table-cell>
          <table:table-cell office:value-type="float" office:value="0.322785702396" calcext:value-type="float">
            <text:p>0.3227857024</text:p>
          </table:table-cell>
          <table:table-cell office:value-type="float" office:value="0.741865349604" calcext:value-type="float">
            <text:p>0.7418653496</text:p>
          </table:table-cell>
          <table:table-cell office:value-type="float" office:value="0.120933118311" calcext:value-type="float">
            <text:p>0.1209331183</text:p>
          </table:table-cell>
          <table:table-cell office:value-type="float" office:value="0.73887192841" calcext:value-type="float">
            <text:p>0.7388719284</text:p>
          </table:table-cell>
          <table:table-cell office:value-type="float" office:value="4.41" calcext:value-type="float">
            <text:p>4.41</text:p>
          </table:table-cell>
          <table:table-cell office:value-type="float" office:value="2.05" calcext:value-type="float">
            <text:p>2.05</text:p>
          </table:table-cell>
          <table:table-cell office:value-type="float" office:value="1.24" calcext:value-type="float">
            <text:p>1.24</text:p>
          </table:table-cell>
          <table:table-cell office:value-type="float" office:value="-1.14" calcext:value-type="float">
            <text:p>-1.14</text:p>
          </table:table-cell>
          <table:table-cell office:value-type="float" office:value="0.05" calcext:value-type="float">
            <text:p>0.05</text:p>
          </table:table-cell>
          <table:table-cell office:value-type="float" office:value="-0.03" calcext:value-type="float">
            <text:p>-0.03</text:p>
          </table:table-cell>
          <table:table-cell office:value-type="float" office:value="0.488786435062" calcext:value-type="float">
            <text:p>0.4887864351</text:p>
          </table:table-cell>
          <table:table-cell office:value-type="float" office:value="-0.212893347231" calcext:value-type="float">
            <text:p>-0.2128933472</text:p>
          </table:table-cell>
          <table:table-cell office:value-type="float" office:value="0.541615719837" calcext:value-type="float">
            <text:p>0.5416157198</text:p>
          </table:table-cell>
          <table:table-cell office:value-type="float" office:value="0.082418465384" calcext:value-type="float">
            <text:p>0.0824184654</text:p>
          </table:table-cell>
          <table:table-cell office:value-type="float" office:value="0.259453545687" calcext:value-type="float">
            <text:p>0.2594535457</text:p>
          </table:table-cell>
          <table:table-cell office:value-type="float" office:value="-0.0194859382446" calcext:value-type="float">
            <text:p>-0.0194859382</text:p>
          </table:table-cell>
          <table:table-cell office:value-type="float" office:value="0.312282830462" calcext:value-type="float">
            <text:p>0.3122828305</text:p>
          </table:table-cell>
          <table:table-cell office:value-type="float" office:value="0.275825874371" calcext:value-type="float">
            <text:p>0.2758258744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3" calcext:value-type="float">
            <text:p>113</text:p>
          </table:table-cell>
          <table:table-cell office:value-type="float" office:value="-4" calcext:value-type="float">
            <text:p>-4</text:p>
          </table:table-cell>
          <table:table-cell office:value-type="float" office:value="0.320523391229" calcext:value-type="float">
            <text:p>0.3205233912</text:p>
          </table:table-cell>
          <table:table-cell office:value-type="float" office:value="0.276936470044" calcext:value-type="float">
            <text:p>0.27693647</text:p>
          </table:table-cell>
          <table:table-cell office:value-type="float" office:value="0.34271912878" calcext:value-type="float">
            <text:p>0.3427191288</text:p>
          </table:table-cell>
          <table:table-cell office:value-type="float" office:value="0.483542406441" calcext:value-type="float">
            <text:p>0.4835424064</text:p>
          </table:table-cell>
          <table:table-cell office:value-type="float" office:value="0.321090346789" calcext:value-type="float">
            <text:p>0.3210903468</text:p>
          </table:table-cell>
          <table:table-cell office:value-type="float" office:value="0.781829405572" calcext:value-type="float">
            <text:p>0.7818294056</text:p>
          </table:table-cell>
          <table:table-cell office:value-type="float" office:value="0.120047635491" calcext:value-type="float">
            <text:p>0.1200476355</text:p>
          </table:table-cell>
          <table:table-cell office:value-type="float" office:value="0.778862126212" calcext:value-type="float">
            <text:p>0.7788621262</text:p>
          </table:table-cell>
          <table:table-cell office:value-type="float" office:value="4.35" calcext:value-type="float">
            <text:p>4.35</text:p>
          </table:table-cell>
          <table:table-cell office:value-type="float" office:value="2.05" calcext:value-type="float">
            <text:p>2.05</text:p>
          </table:table-cell>
          <table:table-cell office:value-type="float" office:value="1.25" calcext:value-type="float">
            <text:p>1.25</text:p>
          </table:table-cell>
          <table:table-cell office:value-type="float" office:value="-1.15" calcext:value-type="float">
            <text:p>-1.15</text:p>
          </table:table-cell>
          <table:table-cell office:value-type="float" office:value="0.05" calcext:value-type="float">
            <text:p>0.05</text:p>
          </table:table-cell>
          <table:table-cell office:value-type="float" office:value="-0.05" calcext:value-type="float">
            <text:p>-0.05</text:p>
          </table:table-cell>
          <table:table-cell office:value-type="float" office:value="0.457607483833" calcext:value-type="float">
            <text:p>0.4576074838</text:p>
          </table:table-cell>
          <table:table-cell office:value-type="float" office:value="-0.171277568971" calcext:value-type="float">
            <text:p>-0.171277569</text:p>
          </table:table-cell>
          <table:table-cell office:value-type="float" office:value="0.525062199011" calcext:value-type="float">
            <text:p>0.525062199</text:p>
          </table:table-cell>
          <table:table-cell office:value-type="float" office:value="0.121040513604" calcext:value-type="float">
            <text:p>0.1210405136</text:p>
          </table:table-cell>
          <table:table-cell office:value-type="float" office:value="0.238179955926" calcext:value-type="float">
            <text:p>0.2381799559</text:p>
          </table:table-cell>
          <table:table-cell office:value-type="float" office:value="0.0332989692659" calcext:value-type="float">
            <text:p>0.0332989693</text:p>
          </table:table-cell>
          <table:table-cell office:value-type="float" office:value="0.305634671104" calcext:value-type="float">
            <text:p>0.3056346711</text:p>
          </table:table-cell>
          <table:table-cell office:value-type="float" office:value="0.325617051841" calcext:value-type="float">
            <text:p>0.3256170518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3" calcext:value-type="float">
            <text:p>113</text:p>
          </table:table-cell>
          <table:table-cell office:value-type="float" office:value="-1" calcext:value-type="float">
            <text:p>-1</text:p>
          </table:table-cell>
          <table:table-cell office:value-type="float" office:value="0.345966824898" calcext:value-type="float">
            <text:p>0.3459668249</text:p>
          </table:table-cell>
          <table:table-cell office:value-type="float" office:value="0.165349958068" calcext:value-type="float">
            <text:p>0.1653499581</text:p>
          </table:table-cell>
          <table:table-cell office:value-type="float" office:value="0.360936743374" calcext:value-type="float">
            <text:p>0.3609367434</text:p>
          </table:table-cell>
          <table:table-cell office:value-type="float" office:value="0.317631227971" calcext:value-type="float">
            <text:p>0.317631228</text:p>
          </table:table-cell>
          <table:table-cell office:value-type="float" office:value="0.334388274293" calcext:value-type="float">
            <text:p>0.3343882743</text:p>
          </table:table-cell>
          <table:table-cell office:value-type="float" office:value="0.592365007088" calcext:value-type="float">
            <text:p>0.5923650071</text:p>
          </table:table-cell>
          <table:table-cell office:value-type="float" office:value="0.137852050363" calcext:value-type="float">
            <text:p>0.1378520504</text:p>
          </table:table-cell>
          <table:table-cell office:value-type="float" office:value="0.570027156647" calcext:value-type="float">
            <text:p>0.5700271566</text:p>
          </table:table-cell>
          <table:table-cell office:value-type="float" office:value="4.53" calcext:value-type="float">
            <text:p>4.53</text:p>
          </table:table-cell>
          <table:table-cell office:value-type="float" office:value="2.05" calcext:value-type="float">
            <text:p>2.05</text:p>
          </table:table-cell>
          <table:table-cell office:value-type="float" office:value="1.22" calcext:value-type="float">
            <text:p>1.22</text:p>
          </table:table-cell>
          <table:table-cell office:value-type="float" office:value="-1.12" calcext:value-type="float">
            <text:p>-1.12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567626409531" calcext:value-type="float">
            <text:p>0.5676264095</text:p>
          </table:table-cell>
          <table:table-cell office:value-type="float" office:value="-0.314379687035" calcext:value-type="float">
            <text:p>-0.314379687</text:p>
          </table:table-cell>
          <table:table-cell office:value-type="float" office:value="0.594819586877" calcext:value-type="float">
            <text:p>0.5948195869</text:p>
          </table:table-cell>
          <table:table-cell office:value-type="float" office:value="-0.0156146771934" calcext:value-type="float">
            <text:p>-0.0156146772</text:p>
          </table:table-cell>
          <table:table-cell office:value-type="float" office:value="0.322484909919" calcext:value-type="float">
            <text:p>0.3224849099</text:p>
          </table:table-cell>
          <table:table-cell office:value-type="float" office:value="-0.141447199724" calcext:value-type="float">
            <text:p>-0.1414471997</text:p>
          </table:table-cell>
          <table:table-cell office:value-type="float" office:value="0.349678087265" calcext:value-type="float">
            <text:p>0.3496780873</text:p>
          </table:table-cell>
          <table:table-cell office:value-type="float" office:value="0.157317810118" calcext:value-type="float">
            <text:p>0.1573178101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3" calcext:value-type="float">
            <text:p>113</text:p>
          </table:table-cell>
          <table:table-cell office:value-type="float" office:value="-2" calcext:value-type="float">
            <text:p>-2</text:p>
          </table:table-cell>
          <table:table-cell office:value-type="float" office:value="0.341670409508" calcext:value-type="float">
            <text:p>0.3416704095</text:p>
          </table:table-cell>
          <table:table-cell office:value-type="float" office:value="0.205118548875" calcext:value-type="float">
            <text:p>0.2051185489</text:p>
          </table:table-cell>
          <table:table-cell office:value-type="float" office:value="0.360572868379" calcext:value-type="float">
            <text:p>0.3605728684</text:p>
          </table:table-cell>
          <table:table-cell office:value-type="float" office:value="0.357629572874" calcext:value-type="float">
            <text:p>0.3576295729</text:p>
          </table:table-cell>
          <table:table-cell office:value-type="float" office:value="0.331740081889" calcext:value-type="float">
            <text:p>0.3317400819</text:p>
          </table:table-cell>
          <table:table-cell office:value-type="float" office:value="0.632277249282" calcext:value-type="float">
            <text:p>0.6322772493</text:p>
          </table:table-cell>
          <table:table-cell office:value-type="float" office:value="0.135938345349" calcext:value-type="float">
            <text:p>0.1359383453</text:p>
          </table:table-cell>
          <table:table-cell office:value-type="float" office:value="0.609981352085" calcext:value-type="float">
            <text:p>0.6099813521</text:p>
          </table:table-cell>
          <table:table-cell office:value-type="float" office:value="4.47" calcext:value-type="float">
            <text:p>4.47</text:p>
          </table:table-cell>
          <table:table-cell office:value-type="float" office:value="2.05" calcext:value-type="float">
            <text:p>2.05</text:p>
          </table:table-cell>
          <table:table-cell office:value-type="float" office:value="1.23" calcext:value-type="float">
            <text:p>1.23</text:p>
          </table:table-cell>
          <table:table-cell office:value-type="float" office:value="-1.13" calcext:value-type="float">
            <text:p>-1.13</text:p>
          </table:table-cell>
          <table:table-cell office:value-type="float" office:value="0.05" calcext:value-type="float">
            <text:p>0.05</text:p>
          </table:table-cell>
          <table:table-cell office:value-type="float" office:value="-0.01" calcext:value-type="float">
            <text:p>-0.01</text:p>
          </table:table-cell>
          <table:table-cell office:value-type="float" office:value="0.533010855735" calcext:value-type="float">
            <text:p>0.5330108557</text:p>
          </table:table-cell>
          <table:table-cell office:value-type="float" office:value="-0.275575519278" calcext:value-type="float">
            <text:p>-0.2755755193</text:p>
          </table:table-cell>
          <table:table-cell office:value-type="float" office:value="0.576291570118" calcext:value-type="float">
            <text:p>0.5762915701</text:p>
          </table:table-cell>
          <table:table-cell office:value-type="float" office:value="0.0212860305439" calcext:value-type="float">
            <text:p>0.0212860305</text:p>
          </table:table-cell>
          <table:table-cell office:value-type="float" office:value="0.297561569374" calcext:value-type="float">
            <text:p>0.2975615694</text:p>
          </table:table-cell>
          <table:table-cell office:value-type="float" office:value="-0.0896625462173" calcext:value-type="float">
            <text:p>-0.0896625462</text:p>
          </table:table-cell>
          <table:table-cell office:value-type="float" office:value="0.340842283757" calcext:value-type="float">
            <text:p>0.3408422838</text:p>
          </table:table-cell>
          <table:table-cell office:value-type="float" office:value="0.207199003604" calcext:value-type="float">
            <text:p>0.2071990036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3" calcext:value-type="float">
            <text:p>113</text:p>
          </table:table-cell>
          <table:table-cell office:value-type="float" office:value="-3" calcext:value-type="float">
            <text:p>-3</text:p>
          </table:table-cell>
          <table:table-cell office:value-type="float" office:value="0.335872797793" calcext:value-type="float">
            <text:p>0.3358727978</text:p>
          </table:table-cell>
          <table:table-cell office:value-type="float" office:value="0.244696165003" calcext:value-type="float">
            <text:p>0.244696165</text:p>
          </table:table-cell>
          <table:table-cell office:value-type="float" office:value="0.364987897595" calcext:value-type="float">
            <text:p>0.3649878976</text:p>
          </table:table-cell>
          <table:table-cell office:value-type="float" office:value="0.397385170179" calcext:value-type="float">
            <text:p>0.3973851702</text:p>
          </table:table-cell>
          <table:table-cell office:value-type="float" office:value="0.33065102719" calcext:value-type="float">
            <text:p>0.3306510272</text:p>
          </table:table-cell>
          <table:table-cell office:value-type="float" office:value="0.672262421032" calcext:value-type="float">
            <text:p>0.672262421</text:p>
          </table:table-cell>
          <table:table-cell office:value-type="float" office:value="0.133979927081" calcext:value-type="float">
            <text:p>0.1339799271</text:p>
          </table:table-cell>
          <table:table-cell office:value-type="float" office:value="0.649933380793" calcext:value-type="float">
            <text:p>0.6499333808</text:p>
          </table:table-cell>
          <table:table-cell office:value-type="float" office:value="4.41" calcext:value-type="float">
            <text:p>4.41</text:p>
          </table:table-cell>
          <table:table-cell office:value-type="float" office:value="2.05" calcext:value-type="float">
            <text:p>2.05</text:p>
          </table:table-cell>
          <table:table-cell office:value-type="float" office:value="1.24" calcext:value-type="float">
            <text:p>1.24</text:p>
          </table:table-cell>
          <table:table-cell office:value-type="float" office:value="-1.14" calcext:value-type="float">
            <text:p>-1.14</text:p>
          </table:table-cell>
          <table:table-cell office:value-type="float" office:value="0.05" calcext:value-type="float">
            <text:p>0.05</text:p>
          </table:table-cell>
          <table:table-cell office:value-type="float" office:value="-0.03" calcext:value-type="float">
            <text:p>-0.03</text:p>
          </table:table-cell>
          <table:table-cell office:value-type="float" office:value="0.498395301939" calcext:value-type="float">
            <text:p>0.4983953019</text:p>
          </table:table-cell>
          <table:table-cell office:value-type="float" office:value="-0.23677135152" calcext:value-type="float">
            <text:p>-0.2367713515</text:p>
          </table:table-cell>
          <table:table-cell office:value-type="float" office:value="0.557423288131" calcext:value-type="float">
            <text:p>0.5574232881</text:p>
          </table:table-cell>
          <table:table-cell office:value-type="float" office:value="0.0573641561054" calcext:value-type="float">
            <text:p>0.0573641561</text:p>
          </table:table-cell>
          <table:table-cell office:value-type="float" office:value="0.273180473276" calcext:value-type="float">
            <text:p>0.2731804733</text:p>
          </table:table-cell>
          <table:table-cell office:value-type="float" office:value="-0.0385838621307" calcext:value-type="float">
            <text:p>-0.0385838621</text:p>
          </table:table-cell>
          <table:table-cell office:value-type="float" office:value="0.332208459468" calcext:value-type="float">
            <text:p>0.3322084595</text:p>
          </table:table-cell>
          <table:table-cell office:value-type="float" office:value="0.255551645495" calcext:value-type="float">
            <text:p>0.2555516455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3" calcext:value-type="float">
            <text:p>113</text:p>
          </table:table-cell>
          <table:table-cell office:value-type="float" office:value="-4" calcext:value-type="float">
            <text:p>-4</text:p>
          </table:table-cell>
          <table:table-cell office:value-type="float" office:value="0.33312660344" calcext:value-type="float">
            <text:p>0.3331266034</text:p>
          </table:table-cell>
          <table:table-cell office:value-type="float" office:value="0.284601783863" calcext:value-type="float">
            <text:p>0.2846017839</text:p>
          </table:table-cell>
          <table:table-cell office:value-type="float" office:value="0.359291875537" calcext:value-type="float">
            <text:p>0.3592918755</text:p>
          </table:table-cell>
          <table:table-cell office:value-type="float" office:value="0.436977534755" calcext:value-type="float">
            <text:p>0.4369775348</text:p>
          </table:table-cell>
          <table:table-cell office:value-type="float" office:value="0.330652904534" calcext:value-type="float">
            <text:p>0.3306529045</text:p>
          </table:table-cell>
          <table:table-cell office:value-type="float" office:value="0.712262420988" calcext:value-type="float">
            <text:p>0.712262421</text:p>
          </table:table-cell>
          <table:table-cell office:value-type="float" office:value="0.132931771158" calcext:value-type="float">
            <text:p>0.1329317712</text:p>
          </table:table-cell>
          <table:table-cell office:value-type="float" office:value="0.68991964555" calcext:value-type="float">
            <text:p>0.6899196456</text:p>
          </table:table-cell>
          <table:table-cell office:value-type="float" office:value="4.35" calcext:value-type="float">
            <text:p>4.35</text:p>
          </table:table-cell>
          <table:table-cell office:value-type="float" office:value="2.05" calcext:value-type="float">
            <text:p>2.05</text:p>
          </table:table-cell>
          <table:table-cell office:value-type="float" office:value="1.25" calcext:value-type="float">
            <text:p>1.25</text:p>
          </table:table-cell>
          <table:table-cell office:value-type="float" office:value="-1.15" calcext:value-type="float">
            <text:p>-1.15</text:p>
          </table:table-cell>
          <table:table-cell office:value-type="float" office:value="0.05" calcext:value-type="float">
            <text:p>0.05</text:p>
          </table:table-cell>
          <table:table-cell office:value-type="float" office:value="-0.05" calcext:value-type="float">
            <text:p>-0.05</text:p>
          </table:table-cell>
          <table:table-cell office:value-type="float" office:value="0.463779748142" calcext:value-type="float">
            <text:p>0.4637797481</text:p>
          </table:table-cell>
          <table:table-cell office:value-type="float" office:value="-0.197967183762" calcext:value-type="float">
            <text:p>-0.1979671838</text:p>
          </table:table-cell>
          <table:table-cell office:value-type="float" office:value="0.54066983085" calcext:value-type="float">
            <text:p>0.5406698309</text:p>
          </table:table-cell>
          <table:table-cell office:value-type="float" office:value="0.0920119795944" calcext:value-type="float">
            <text:p>0.0920119796</text:p>
          </table:table-cell>
          <table:table-cell office:value-type="float" office:value="0.251095467461" calcext:value-type="float">
            <text:p>0.2510954675</text:p>
          </table:table-cell>
          <table:table-cell office:value-type="float" office:value="0.0136111628403" calcext:value-type="float">
            <text:p>0.0136111628</text:p>
          </table:table-cell>
          <table:table-cell office:value-type="float" office:value="0.327985550169" calcext:value-type="float">
            <text:p>0.3279855502</text:p>
          </table:table-cell>
          <table:table-cell office:value-type="float" office:value="0.303590326197" calcext:value-type="float">
            <text:p>0.3035903262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5" calcext:value-type="float">
            <text:p>125</text:p>
          </table:table-cell>
          <table:table-cell office:value-type="float" office:value="-1" calcext:value-type="float">
            <text:p>-1</text:p>
          </table:table-cell>
          <table:table-cell office:value-type="float" office:value="0.328919695217" calcext:value-type="float">
            <text:p>0.3289196952</text:p>
          </table:table-cell>
          <table:table-cell office:value-type="float" office:value="0.413947462571" calcext:value-type="float">
            <text:p>0.4139474626</text:p>
          </table:table-cell>
          <table:table-cell office:value-type="float" office:value="0.342843285956" calcext:value-type="float">
            <text:p>0.342843286</text:p>
          </table:table-cell>
          <table:table-cell office:value-type="float" office:value="0.648269785609" calcext:value-type="float">
            <text:p>0.6482697856</text:p>
          </table:table-cell>
          <table:table-cell office:value-type="float" office:value="0.317772616563" calcext:value-type="float">
            <text:p>0.3177726166</text:p>
          </table:table-cell>
          <table:table-cell office:value-type="float" office:value="0.975859292238" calcext:value-type="float">
            <text:p>0.9758592922</text:p>
          </table:table-cell>
          <table:table-cell office:value-type="float" office:value="0.117940975657" calcext:value-type="float">
            <text:p>0.1179409757</text:p>
          </table:table-cell>
          <table:table-cell office:value-type="float" office:value="0.910713257731" calcext:value-type="float">
            <text:p>0.9107132577</text:p>
          </table:table-cell>
          <table:table-cell office:value-type="float" office:value="5.25" calcext:value-type="float">
            <text:p>5.25</text:p>
          </table:table-cell>
          <table:table-cell office:value-type="float" office:value="2.05" calcext:value-type="float">
            <text:p>2.05</text:p>
          </table:table-cell>
          <table:table-cell office:value-type="float" office:value="1.1" calcext:value-type="float">
            <text:p>1.1</text:p>
          </table:table-cell>
          <table:table-cell office:value-type="float" office:value="-1" calcext:value-type="float">
            <text:p>-1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0.459127209941" calcext:value-type="float">
            <text:p>0.4591272099</text:p>
          </table:table-cell>
          <table:table-cell office:value-type="float" office:value="-0.00984384588576" calcext:value-type="float">
            <text:p>-0.0098438459</text:p>
          </table:table-cell>
          <table:table-cell office:value-type="float" office:value="0.526207974724" calcext:value-type="float">
            <text:p>0.5262079747</text:p>
          </table:table-cell>
          <table:table-cell office:value-type="float" office:value="0.282560276856" calcext:value-type="float">
            <text:p>0.2825602769</text:p>
          </table:table-cell>
          <table:table-cell office:value-type="float" office:value="0.239438193868" calcext:value-type="float">
            <text:p>0.2394381939</text:p>
          </table:table-cell>
          <table:table-cell office:value-type="float" office:value="0.194451861892" calcext:value-type="float">
            <text:p>0.1944518619</text:p>
          </table:table-cell>
          <table:table-cell office:value-type="float" office:value="0.306518958651" calcext:value-type="float">
            <text:p>0.3065189587</text:p>
          </table:table-cell>
          <table:table-cell office:value-type="float" office:value="0.486855984634" calcext:value-type="float">
            <text:p>0.4868559846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5" calcext:value-type="float">
            <text:p>125</text:p>
          </table:table-cell>
          <table:table-cell office:value-type="float" office:value="-2" calcext:value-type="float">
            <text:p>-2</text:p>
          </table:table-cell>
          <table:table-cell office:value-type="float" office:value="0.32545517597" calcext:value-type="float">
            <text:p>0.325455176</text:p>
          </table:table-cell>
          <table:table-cell office:value-type="float" office:value="0.453797143955" calcext:value-type="float">
            <text:p>0.453797144</text:p>
          </table:table-cell>
          <table:table-cell office:value-type="float" office:value="0.341196843108" calcext:value-type="float">
            <text:p>0.3411968431</text:p>
          </table:table-cell>
          <table:table-cell office:value-type="float" office:value="0.688235886569" calcext:value-type="float">
            <text:p>0.6882358866</text:p>
          </table:table-cell>
          <table:table-cell office:value-type="float" office:value="0.316999448192" calcext:value-type="float">
            <text:p>0.3169994482</text:p>
          </table:table-cell>
          <table:table-cell office:value-type="float" office:value="1.01585181917" calcext:value-type="float">
            <text:p>1.0158518192</text:p>
          </table:table-cell>
          <table:table-cell office:value-type="float" office:value="0.117558719185" calcext:value-type="float">
            <text:p>0.1175587192</text:p>
          </table:table-cell>
          <table:table-cell office:value-type="float" office:value="0.950711431189" calcext:value-type="float">
            <text:p>0.9507114312</text:p>
          </table:table-cell>
          <table:table-cell office:value-type="float" office:value="5.19" calcext:value-type="float">
            <text:p>5.19</text:p>
          </table:table-cell>
          <table:table-cell office:value-type="float" office:value="2.05" calcext:value-type="float">
            <text:p>2.05</text:p>
          </table:table-cell>
          <table:table-cell office:value-type="float" office:value="1.11" calcext:value-type="float">
            <text:p>1.11</text:p>
          </table:table-cell>
          <table:table-cell office:value-type="float" office:value="-1.01" calcext:value-type="float">
            <text:p>-1.01</text:p>
          </table:table-cell>
          <table:table-cell office:value-type="float" office:value="0.05" calcext:value-type="float">
            <text:p>0.05</text:p>
          </table:table-cell>
          <table:table-cell office:value-type="float" office:value="0.23" calcext:value-type="float">
            <text:p>0.23</text:p>
          </table:table-cell>
          <table:table-cell office:value-type="float" office:value="0.445098464417" calcext:value-type="float">
            <text:p>0.4450984644</text:p>
          </table:table-cell>
          <table:table-cell office:value-type="float" office:value="0.0402280454207" calcext:value-type="float">
            <text:p>0.0402280454</text:p>
          </table:table-cell>
          <table:table-cell office:value-type="float" office:value="0.51698963901" calcext:value-type="float">
            <text:p>0.516989639</text:p>
          </table:table-cell>
          <table:table-cell office:value-type="float" office:value="0.331486794672" calcext:value-type="float">
            <text:p>0.3314867947</text:p>
          </table:table-cell>
          <table:table-cell office:value-type="float" office:value="0.228806575787" calcext:value-type="float">
            <text:p>0.2288065758</text:p>
          </table:table-cell>
          <table:table-cell office:value-type="float" office:value="0.248117003552" calcext:value-type="float">
            <text:p>0.2481170036</text:p>
          </table:table-cell>
          <table:table-cell office:value-type="float" office:value="0.30069775038" calcext:value-type="float">
            <text:p>0.3006977504</text:p>
          </table:table-cell>
          <table:table-cell office:value-type="float" office:value="0.539375752804" calcext:value-type="float">
            <text:p>0.5393757528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5" calcext:value-type="float">
            <text:p>125</text:p>
          </table:table-cell>
          <table:table-cell office:value-type="float" office:value="-3" calcext:value-type="float">
            <text:p>-3</text:p>
          </table:table-cell>
          <table:table-cell office:value-type="float" office:value="0.32282576699" calcext:value-type="float">
            <text:p>0.322825767</text:p>
          </table:table-cell>
          <table:table-cell office:value-type="float" office:value="0.493710627998" calcext:value-type="float">
            <text:p>0.493710628</text:p>
          </table:table-cell>
          <table:table-cell office:value-type="float" office:value="0.3405683683" calcext:value-type="float">
            <text:p>0.3405683683</text:p>
          </table:table-cell>
          <table:table-cell office:value-type="float" office:value="0.728230949007" calcext:value-type="float">
            <text:p>0.728230949</text:p>
          </table:table-cell>
          <table:table-cell office:value-type="float" office:value="0.316733315386" calcext:value-type="float">
            <text:p>0.3167333154</text:p>
          </table:table-cell>
          <table:table-cell office:value-type="float" office:value="1.05585093383" calcext:value-type="float">
            <text:p>1.0558509338</text:p>
          </table:table-cell>
          <table:table-cell office:value-type="float" office:value="0.11716833904" calcext:value-type="float">
            <text:p>0.117168339</text:p>
          </table:table-cell>
          <table:table-cell office:value-type="float" office:value="0.990709526186" calcext:value-type="float">
            <text:p>0.9907095262</text:p>
          </table:table-cell>
          <table:table-cell office:value-type="float" office:value="5.13" calcext:value-type="float">
            <text:p>5.13</text:p>
          </table:table-cell>
          <table:table-cell office:value-type="float" office:value="2.05" calcext:value-type="float">
            <text:p>2.05</text:p>
          </table:table-cell>
          <table:table-cell office:value-type="float" office:value="1.12" calcext:value-type="float">
            <text:p>1.12</text:p>
          </table:table-cell>
          <table:table-cell office:value-type="float" office:value="-1.02" calcext:value-type="float">
            <text:p>-1.02</text:p>
          </table:table-cell>
          <table:table-cell office:value-type="float" office:value="0.05" calcext:value-type="float">
            <text:p>0.05</text:p>
          </table:table-cell>
          <table:table-cell office:value-type="float" office:value="0.21" calcext:value-type="float">
            <text:p>0.21</text:p>
          </table:table-cell>
          <table:table-cell office:value-type="float" office:value="0.431069718892" calcext:value-type="float">
            <text:p>0.4310697189</text:p>
          </table:table-cell>
          <table:table-cell office:value-type="float" office:value="0.0902999367272" calcext:value-type="float">
            <text:p>0.0902999367</text:p>
          </table:table-cell>
          <table:table-cell office:value-type="float" office:value="0.50861465029" calcext:value-type="float">
            <text:p>0.5086146503</text:p>
          </table:table-cell>
          <table:table-cell office:value-type="float" office:value="0.380104670323" calcext:value-type="float">
            <text:p>0.3801046703</text:p>
          </table:table-cell>
          <table:table-cell office:value-type="float" office:value="0.21886392316" calcext:value-type="float">
            <text:p>0.2188639232</text:p>
          </table:table-cell>
          <table:table-cell office:value-type="float" office:value="0.30235818405" calcext:value-type="float">
            <text:p>0.3023581841</text:p>
          </table:table-cell>
          <table:table-cell office:value-type="float" office:value="0.296408854559" calcext:value-type="float">
            <text:p>0.2964088546</text:p>
          </table:table-cell>
          <table:table-cell office:value-type="float" office:value="0.592162917646" calcext:value-type="float">
            <text:p>0.5921629176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5" calcext:value-type="float">
            <text:p>125</text:p>
          </table:table-cell>
          <table:table-cell office:value-type="float" office:value="-4" calcext:value-type="float">
            <text:p>-4</text:p>
          </table:table-cell>
          <table:table-cell office:value-type="float" office:value="0.321051369974" calcext:value-type="float">
            <text:p>0.32105137</text:p>
          </table:table-cell>
          <table:table-cell office:value-type="float" office:value="0.533671252558" calcext:value-type="float">
            <text:p>0.5336712526</text:p>
          </table:table-cell>
          <table:table-cell office:value-type="float" office:value="0.341014733567" calcext:value-type="float">
            <text:p>0.3410147336</text:p>
          </table:table-cell>
          <table:table-cell office:value-type="float" office:value="0.768228458405" calcext:value-type="float">
            <text:p>0.7682284584</text:p>
          </table:table-cell>
          <table:table-cell office:value-type="float" office:value="0.3169910076" calcext:value-type="float">
            <text:p>0.3169910076</text:p>
          </table:table-cell>
          <table:table-cell office:value-type="float" office:value="1.09585010376" calcext:value-type="float">
            <text:p>1.0958501038</text:p>
          </table:table-cell>
          <table:table-cell office:value-type="float" office:value="0.117648472355" calcext:value-type="float">
            <text:p>0.1176484724</text:p>
          </table:table-cell>
          <table:table-cell office:value-type="float" office:value="1.03070664448" calcext:value-type="float">
            <text:p>1.0307066445</text:p>
          </table:table-cell>
          <table:table-cell office:value-type="float" office:value="5.07" calcext:value-type="float">
            <text:p>5.07</text:p>
          </table:table-cell>
          <table:table-cell office:value-type="float" office:value="2.05" calcext:value-type="float">
            <text:p>2.05</text:p>
          </table:table-cell>
          <table:table-cell office:value-type="float" office:value="1.13" calcext:value-type="float">
            <text:p>1.13</text:p>
          </table:table-cell>
          <table:table-cell office:value-type="float" office:value="-1.03" calcext:value-type="float">
            <text:p>-1.03</text:p>
          </table:table-cell>
          <table:table-cell office:value-type="float" office:value="0.05" calcext:value-type="float">
            <text:p>0.05</text:p>
          </table:table-cell>
          <table:table-cell office:value-type="float" office:value="0.19" calcext:value-type="float">
            <text:p>0.19</text:p>
          </table:table-cell>
          <table:table-cell office:value-type="float" office:value="0.417040973368" calcext:value-type="float">
            <text:p>0.4170409734</text:p>
          </table:table-cell>
          <table:table-cell office:value-type="float" office:value="0.140371828034" calcext:value-type="float">
            <text:p>0.140371828</text:p>
          </table:table-cell>
          <table:table-cell office:value-type="float" office:value="0.501162527202" calcext:value-type="float">
            <text:p>0.5011625272</text:p>
          </table:table-cell>
          <table:table-cell office:value-type="float" office:value="0.428336346995" calcext:value-type="float">
            <text:p>0.428336347</text:p>
          </table:table-cell>
          <table:table-cell office:value-type="float" office:value="0.209717161476" calcext:value-type="float">
            <text:p>0.2097171615</text:p>
          </table:table-cell>
          <table:table-cell office:value-type="float" office:value="0.35720549014" calcext:value-type="float">
            <text:p>0.3572054901</text:p>
          </table:table-cell>
          <table:table-cell office:value-type="float" office:value="0.293838715309" calcext:value-type="float">
            <text:p>0.2938387153</text:p>
          </table:table-cell>
          <table:table-cell office:value-type="float" office:value="0.645170009101" calcext:value-type="float">
            <text:p>0.6451700091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8" calcext:value-type="float">
            <text:p>118</text:p>
          </table:table-cell>
          <table:table-cell office:value-type="float" office:value="-1" calcext:value-type="float">
            <text:p>-1</text:p>
          </table:table-cell>
          <table:table-cell office:value-type="float" office:value="0.23879216705" calcext:value-type="float">
            <text:p>0.2387921671</text:p>
          </table:table-cell>
          <table:table-cell office:value-type="float" office:value="0.350794548693" calcext:value-type="float">
            <text:p>0.3507945487</text:p>
          </table:table-cell>
          <table:table-cell office:value-type="float" office:value="0.333052842663" calcext:value-type="float">
            <text:p>0.3330528427</text:p>
          </table:table-cell>
          <table:table-cell office:value-type="float" office:value="0.55269783084" calcext:value-type="float">
            <text:p>0.5526978308</text:p>
          </table:table-cell>
          <table:table-cell office:value-type="float" office:value="0.102864828631" calcext:value-type="float">
            <text:p>0.1028648286</text:p>
          </table:table-cell>
          <table:table-cell office:value-type="float" office:value="0.89140262427" calcext:value-type="float">
            <text:p>0.8914026243</text:p>
          </table:table-cell>
          <table:table-cell office:value-type="float" office:value="0.297339445858" calcext:value-type="float">
            <text:p>0.2973394459</text:p>
          </table:table-cell>
          <table:table-cell office:value-type="float" office:value="0.716054896133" calcext:value-type="float">
            <text:p>0.7160548961</text:p>
          </table:table-cell>
          <table:table-cell office:value-type="float" office:value="4.83" calcext:value-type="float">
            <text:p>4.83</text:p>
          </table:table-cell>
          <table:table-cell office:value-type="float" office:value="2.05" calcext:value-type="float">
            <text:p>2.05</text:p>
          </table:table-cell>
          <table:table-cell office:value-type="float" office:value="1.17" calcext:value-type="float">
            <text:p>1.17</text:p>
          </table:table-cell>
          <table:table-cell office:value-type="float" office:value="-1.07" calcext:value-type="float">
            <text:p>-1.07</text:p>
          </table:table-cell>
          <table:table-cell office:value-type="float" office:value="0.05" calcext:value-type="float">
            <text:p>0.05</text:p>
          </table:table-cell>
          <table:table-cell office:value-type="float" office:value="0.11" calcext:value-type="float">
            <text:p>0.11</text:p>
          </table:table-cell>
          <table:table-cell office:value-type="float" office:value="0.200160122829" calcext:value-type="float">
            <text:p>0.2001601228</text:p>
          </table:table-cell>
          <table:table-cell office:value-type="float" office:value="-0.160818893658" calcext:value-type="float">
            <text:p>-0.1608188937</text:p>
          </table:table-cell>
          <table:table-cell office:value-type="float" office:value="0.36929674811" calcext:value-type="float">
            <text:p>0.3692967481</text:p>
          </table:table-cell>
          <table:table-cell office:value-type="float" office:value="0.0869568153779" calcext:value-type="float">
            <text:p>0.0869568154</text:p>
          </table:table-cell>
          <table:table-cell office:value-type="float" office:value="0.0701483770033" calcext:value-type="float">
            <text:p>0.070148377</text:p>
          </table:table-cell>
          <table:table-cell office:value-type="float" office:value="0.109545575064" calcext:value-type="float">
            <text:p>0.1095455751</text:p>
          </table:table-cell>
          <table:table-cell office:value-type="float" office:value="0.239285002285" calcext:value-type="float">
            <text:p>0.2392850023</text:p>
          </table:table-cell>
          <table:table-cell office:value-type="float" office:value="0.3573212841" calcext:value-type="float">
            <text:p>0.3573212841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8" calcext:value-type="float">
            <text:p>118</text:p>
          </table:table-cell>
          <table:table-cell office:value-type="float" office:value="-2" calcext:value-type="float">
            <text:p>-2</text:p>
          </table:table-cell>
          <table:table-cell office:value-type="float" office:value="0.241309312997" calcext:value-type="float">
            <text:p>0.241309313</text:p>
          </table:table-cell>
          <table:table-cell office:value-type="float" office:value="0.390715269832" calcext:value-type="float">
            <text:p>0.3907152698</text:p>
          </table:table-cell>
          <table:table-cell office:value-type="float" office:value="0.332868687389" calcext:value-type="float">
            <text:p>0.3328686874</text:p>
          </table:table-cell>
          <table:table-cell office:value-type="float" office:value="0.592697406923" calcext:value-type="float">
            <text:p>0.5926974069</text:p>
          </table:table-cell>
          <table:table-cell office:value-type="float" office:value="0.106079682328" calcext:value-type="float">
            <text:p>0.1060796823</text:p>
          </table:table-cell>
          <table:table-cell office:value-type="float" office:value="0.931273223911" calcext:value-type="float">
            <text:p>0.9312732239</text:p>
          </table:table-cell>
          <table:table-cell office:value-type="float" office:value="0.298982798623" calcext:value-type="float">
            <text:p>0.2989827986</text:p>
          </table:table-cell>
          <table:table-cell office:value-type="float" office:value="0.756021124272" calcext:value-type="float">
            <text:p>0.7560211243</text:p>
          </table:table-cell>
          <table:table-cell office:value-type="float" office:value="4.77" calcext:value-type="float">
            <text:p>4.77</text:p>
          </table:table-cell>
          <table:table-cell office:value-type="float" office:value="2.05" calcext:value-type="float">
            <text:p>2.05</text:p>
          </table:table-cell>
          <table:table-cell office:value-type="float" office:value="1.18" calcext:value-type="float">
            <text:p>1.18</text:p>
          </table:table-cell>
          <table:table-cell office:value-type="float" office:value="-1.08" calcext:value-type="float">
            <text:p>-1.08</text:p>
          </table:table-cell>
          <table:table-cell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office:value-type="float" office:value="0.204395103831" calcext:value-type="float">
            <text:p>0.2043951038</text:p>
          </table:table-cell>
          <table:table-cell office:value-type="float" office:value="-0.10899163311" calcext:value-type="float">
            <text:p>-0.1089916331</text:p>
          </table:table-cell>
          <table:table-cell office:value-type="float" office:value="0.373127776712" calcext:value-type="float">
            <text:p>0.3731277767</text:p>
          </table:table-cell>
          <table:table-cell office:value-type="float" office:value="0.13905933968" calcext:value-type="float">
            <text:p>0.1390593397</text:p>
          </table:table-cell>
          <table:table-cell office:value-type="float" office:value="0.0739429964017" calcext:value-type="float">
            <text:p>0.0739429964</text:p>
          </table:table-cell>
          <table:table-cell office:value-type="float" office:value="0.161160634448" calcext:value-type="float">
            <text:p>0.1611606344</text:p>
          </table:table-cell>
          <table:table-cell office:value-type="float" office:value="0.242675669283" calcext:value-type="float">
            <text:p>0.2426756693</text:p>
          </table:table-cell>
          <table:table-cell office:value-type="float" office:value="0.409211607239" calcext:value-type="float">
            <text:p>0.4092116072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8" calcext:value-type="float">
            <text:p>118</text:p>
          </table:table-cell>
          <table:table-cell office:value-type="float" office:value="-3" calcext:value-type="float">
            <text:p>-3</text:p>
          </table:table-cell>
          <table:table-cell office:value-type="float" office:value="0.243920553535" calcext:value-type="float">
            <text:p>0.2439205535</text:p>
          </table:table-cell>
          <table:table-cell office:value-type="float" office:value="0.430629946617" calcext:value-type="float">
            <text:p>0.4306299466</text:p>
          </table:table-cell>
          <table:table-cell office:value-type="float" office:value="0.332187795693" calcext:value-type="float">
            <text:p>0.3321877957</text:p>
          </table:table-cell>
          <table:table-cell office:value-type="float" office:value="0.632691611334" calcext:value-type="float">
            <text:p>0.6326916113</text:p>
          </table:table-cell>
          <table:table-cell office:value-type="float" office:value="0.110300928906" calcext:value-type="float">
            <text:p>0.1103009289</text:p>
          </table:table-cell>
          <table:table-cell office:value-type="float" office:value="0.971049863755" calcext:value-type="float">
            <text:p>0.9710498638</text:p>
          </table:table-cell>
          <table:table-cell office:value-type="float" office:value="0.299118269491" calcext:value-type="float">
            <text:p>0.2991182695</text:p>
          </table:table-cell>
          <table:table-cell office:value-type="float" office:value="0.796020894867" calcext:value-type="float">
            <text:p>0.7960208949</text:p>
          </table:table-cell>
          <table:table-cell office:value-type="float" office:value="4.71" calcext:value-type="float">
            <text:p>4.71</text:p>
          </table:table-cell>
          <table:table-cell office:value-type="float" office:value="2.05" calcext:value-type="float">
            <text:p>2.05</text:p>
          </table:table-cell>
          <table:table-cell office:value-type="float" office:value="1.19" calcext:value-type="float">
            <text:p>1.19</text:p>
          </table:table-cell>
          <table:table-cell office:value-type="float" office:value="-1.09" calcext:value-type="float">
            <text:p>-1.09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208630084834" calcext:value-type="float">
            <text:p>0.2086300848</text:p>
          </table:table-cell>
          <table:table-cell office:value-type="float" office:value="-0.0571643725624" calcext:value-type="float">
            <text:p>-0.0571643726</text:p>
          </table:table-cell>
          <table:table-cell office:value-type="float" office:value="0.376986372625" calcext:value-type="float">
            <text:p>0.3769863726</text:p>
          </table:table-cell>
          <table:table-cell office:value-type="float" office:value="0.191142212854" calcext:value-type="float">
            <text:p>0.1911422129</text:p>
          </table:table-cell>
          <table:table-cell office:value-type="float" office:value="0.0777684178316" calcext:value-type="float">
            <text:p>0.0777684178</text:p>
          </table:table-cell>
          <table:table-cell office:value-type="float" office:value="0.21278974226" calcext:value-type="float">
            <text:p>0.2127897423</text:p>
          </table:table-cell>
          <table:table-cell office:value-type="float" office:value="0.246124705623" calcext:value-type="float">
            <text:p>0.2461247056</text:p>
          </table:table-cell>
          <table:table-cell office:value-type="float" office:value="0.461096327676" calcext:value-type="float">
            <text:p>0.4610963277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8" calcext:value-type="float">
            <text:p>118</text:p>
          </table:table-cell>
          <table:table-cell office:value-type="float" office:value="-4" calcext:value-type="float">
            <text:p>-4</text:p>
          </table:table-cell>
          <table:table-cell office:value-type="float" office:value="0.246581313956" calcext:value-type="float">
            <text:p>0.246581314</text:p>
          </table:table-cell>
          <table:table-cell office:value-type="float" office:value="0.470541352931" calcext:value-type="float">
            <text:p>0.4705413529</text:p>
          </table:table-cell>
          <table:table-cell office:value-type="float" office:value="0.331925136422" calcext:value-type="float">
            <text:p>0.3319251364</text:p>
          </table:table-cell>
          <table:table-cell office:value-type="float" office:value="0.672690748951" calcext:value-type="float">
            <text:p>0.672690749</text:p>
          </table:table-cell>
          <table:table-cell office:value-type="float" office:value="0.114161241148" calcext:value-type="float">
            <text:p>0.1141612411</text:p>
          </table:table-cell>
          <table:table-cell office:value-type="float" office:value="1.01086315286" calcext:value-type="float">
            <text:p>1.0108631529</text:p>
          </table:table-cell>
          <table:table-cell office:value-type="float" office:value="0.30253014217" calcext:value-type="float">
            <text:p>0.3025301422</text:p>
          </table:table-cell>
          <table:table-cell office:value-type="float" office:value="0.835875118292" calcext:value-type="float">
            <text:p>0.8358751183</text:p>
          </table:table-cell>
          <table:table-cell office:value-type="float" office:value="4.65" calcext:value-type="float">
            <text:p>4.65</text:p>
          </table:table-cell>
          <table:table-cell office:value-type="float" office:value="2.05" calcext:value-type="float">
            <text:p>2.05</text:p>
          </table:table-cell>
          <table:table-cell office:value-type="float" office:value="1.2" calcext:value-type="float">
            <text:p>1.2</text:p>
          </table:table-cell>
          <table:table-cell office:value-type="float" office:value="-1.1" calcext:value-type="float">
            <text:p>-1.1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208630084834" calcext:value-type="float">
            <text:p>0.2086300848</text:p>
          </table:table-cell>
          <table:table-cell office:value-type="float" office:value="-0.0571643725624" calcext:value-type="float">
            <text:p>-0.0571643726</text:p>
          </table:table-cell>
          <table:table-cell office:value-type="float" office:value="0.376880232783" calcext:value-type="float">
            <text:p>0.3768802328</text:p>
          </table:table-cell>
          <table:table-cell office:value-type="float" office:value="0.191214144454" calcext:value-type="float">
            <text:p>0.1912141445</text:p>
          </table:table-cell>
          <table:table-cell office:value-type="float" office:value="0.0776530533182" calcext:value-type="float">
            <text:p>0.0776530533</text:p>
          </table:table-cell>
          <table:table-cell office:value-type="float" office:value="0.21273378826" calcext:value-type="float">
            <text:p>0.2127337883</text:p>
          </table:table-cell>
          <table:table-cell office:value-type="float" office:value="0.245903201268" calcext:value-type="float">
            <text:p>0.2459032013</text:p>
          </table:table-cell>
          <table:table-cell office:value-type="float" office:value="0.461112305276" calcext:value-type="float">
            <text:p>0.4611123053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4" calcext:value-type="float">
            <text:p>114</text:p>
          </table:table-cell>
          <table:table-cell office:value-type="float" office:value="-1" calcext:value-type="float">
            <text:p>-1</text:p>
          </table:table-cell>
          <table:table-cell office:value-type="float" office:value="0.345377327581" calcext:value-type="float">
            <text:p>0.3453773276</text:p>
          </table:table-cell>
          <table:table-cell office:value-type="float" office:value="0.15497418549" calcext:value-type="float">
            <text:p>0.1549741855</text:p>
          </table:table-cell>
          <table:table-cell office:value-type="float" office:value="0.37012454449" calcext:value-type="float">
            <text:p>0.3701245445</text:p>
          </table:table-cell>
          <table:table-cell office:value-type="float" office:value="0.310558893916" calcext:value-type="float">
            <text:p>0.3105588939</text:p>
          </table:table-cell>
          <table:table-cell office:value-type="float" office:value="0.328360472338" calcext:value-type="float">
            <text:p>0.3283604723</text:p>
          </table:table-cell>
          <table:table-cell office:value-type="float" office:value="0.537714798776" calcext:value-type="float">
            <text:p>0.5377147988</text:p>
          </table:table-cell>
          <table:table-cell office:value-type="float" office:value="0.135150472361" calcext:value-type="float">
            <text:p>0.1351504724</text:p>
          </table:table-cell>
          <table:table-cell office:value-type="float" office:value="0.576849709359" calcext:value-type="float">
            <text:p>0.5768497094</text:p>
          </table:table-cell>
          <table:table-cell office:value-type="float" office:value="4.59" calcext:value-type="float">
            <text:p>4.59</text:p>
          </table:table-cell>
          <table:table-cell office:value-type="float" office:value="2.05" calcext:value-type="float">
            <text:p>2.05</text:p>
          </table:table-cell>
          <table:table-cell office:value-type="float" office:value="1.21" calcext:value-type="float">
            <text:p>1.21</text:p>
          </table:table-cell>
          <table:table-cell office:value-type="float" office:value="-1.11" calcext:value-type="float">
            <text:p>-1.11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569594271524" calcext:value-type="float">
            <text:p>0.5695942715</text:p>
          </table:table-cell>
          <table:table-cell office:value-type="float" office:value="-0.274237067029" calcext:value-type="float">
            <text:p>-0.274237067</text:p>
          </table:table-cell>
          <table:table-cell office:value-type="float" office:value="0.582249821451" calcext:value-type="float">
            <text:p>0.5822498215</text:p>
          </table:table-cell>
          <table:table-cell office:value-type="float" office:value="0.025495875865" calcext:value-type="float">
            <text:p>0.0254958759</text:p>
          </table:table-cell>
          <table:table-cell office:value-type="float" office:value="0.31634570359" calcext:value-type="float">
            <text:p>0.3163457036</text:p>
          </table:table-cell>
          <table:table-cell office:value-type="float" office:value="-0.113410567847" calcext:value-type="float">
            <text:p>-0.1134105678</text:p>
          </table:table-cell>
          <table:table-cell office:value-type="float" office:value="0.329001253517" calcext:value-type="float">
            <text:p>0.3290012535</text:p>
          </table:table-cell>
          <table:table-cell office:value-type="float" office:value="0.186322375047" calcext:value-type="float">
            <text:p>0.186322375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4" calcext:value-type="float">
            <text:p>114</text:p>
          </table:table-cell>
          <table:table-cell office:value-type="float" office:value="-2" calcext:value-type="float">
            <text:p>-2</text:p>
          </table:table-cell>
          <table:table-cell office:value-type="float" office:value="0.340619188331" calcext:value-type="float">
            <text:p>0.3406191883</text:p>
          </table:table-cell>
          <table:table-cell office:value-type="float" office:value="0.194690178627" calcext:value-type="float">
            <text:p>0.1946901786</text:p>
          </table:table-cell>
          <table:table-cell office:value-type="float" office:value="0.348656241046" calcext:value-type="float">
            <text:p>0.348656241</text:p>
          </table:table-cell>
          <table:table-cell office:value-type="float" office:value="0.344309626459" calcext:value-type="float">
            <text:p>0.3443096265</text:p>
          </table:table-cell>
          <table:table-cell office:value-type="float" office:value="0.321785698714" calcext:value-type="float">
            <text:p>0.3217856987</text:p>
          </table:table-cell>
          <table:table-cell office:value-type="float" office:value="0.577170753356" calcext:value-type="float">
            <text:p>0.5771707534</text:p>
          </table:table-cell>
          <table:table-cell office:value-type="float" office:value="0.132408126253" calcext:value-type="float">
            <text:p>0.1324081263</text:p>
          </table:table-cell>
          <table:table-cell office:value-type="float" office:value="0.616755592857" calcext:value-type="float">
            <text:p>0.6167555929</text:p>
          </table:table-cell>
          <table:table-cell office:value-type="float" office:value="4.53" calcext:value-type="float">
            <text:p>4.53</text:p>
          </table:table-cell>
          <table:table-cell office:value-type="float" office:value="2.05" calcext:value-type="float">
            <text:p>2.05</text:p>
          </table:table-cell>
          <table:table-cell office:value-type="float" office:value="1.22" calcext:value-type="float">
            <text:p>1.22</text:p>
          </table:table-cell>
          <table:table-cell office:value-type="float" office:value="-1.12" calcext:value-type="float">
            <text:p>-1.12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537455220763" calcext:value-type="float">
            <text:p>0.5374552208</text:p>
          </table:table-cell>
          <table:table-cell office:value-type="float" office:value="-0.233358204323" calcext:value-type="float">
            <text:p>-0.2333582043</text:p>
          </table:table-cell>
          <table:table-cell office:value-type="float" office:value="0.565191872524" calcext:value-type="float">
            <text:p>0.5651918725</text:p>
          </table:table-cell>
          <table:table-cell office:value-type="float" office:value="0.0653568407433" calcext:value-type="float">
            <text:p>0.0653568407</text:p>
          </table:table-cell>
          <table:table-cell office:value-type="float" office:value="0.292628729123" calcext:value-type="float">
            <text:p>0.2926287291</text:p>
          </table:table-cell>
          <table:table-cell office:value-type="float" office:value="-0.0599800367481" calcext:value-type="float">
            <text:p>-0.0599800367</text:p>
          </table:table-cell>
          <table:table-cell office:value-type="float" office:value="0.320365380885" calcext:value-type="float">
            <text:p>0.3203653809</text:p>
          </table:table-cell>
          <table:table-cell office:value-type="float" office:value="0.238735008318" calcext:value-type="float">
            <text:p>0.2387350083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4" calcext:value-type="float">
            <text:p>114</text:p>
          </table:table-cell>
          <table:table-cell office:value-type="float" office:value="-3" calcext:value-type="float">
            <text:p>-3</text:p>
          </table:table-cell>
          <table:table-cell office:value-type="float" office:value="0.33421340732" calcext:value-type="float">
            <text:p>0.3342134073</text:p>
          </table:table-cell>
          <table:table-cell office:value-type="float" office:value="0.234173921733" calcext:value-type="float">
            <text:p>0.2341739217</text:p>
          </table:table-cell>
          <table:table-cell office:value-type="float" office:value="0.371490680165" calcext:value-type="float">
            <text:p>0.3714906802</text:p>
          </table:table-cell>
          <table:table-cell office:value-type="float" office:value="0.377151495926" calcext:value-type="float">
            <text:p>0.3771514959</text:p>
          </table:table-cell>
          <table:table-cell office:value-type="float" office:value="0.314077184008" calcext:value-type="float">
            <text:p>0.314077184</text:p>
          </table:table-cell>
          <table:table-cell office:value-type="float" office:value="0.616420961012" calcext:value-type="float">
            <text:p>0.616420961</text:p>
          </table:table-cell>
          <table:table-cell office:value-type="float" office:value="0.125354554782" calcext:value-type="float">
            <text:p>0.1253545548</text:p>
          </table:table-cell>
          <table:table-cell office:value-type="float" office:value="0.65612877065" calcext:value-type="float">
            <text:p>0.6561287707</text:p>
          </table:table-cell>
          <table:table-cell office:value-type="float" office:value="4.47" calcext:value-type="float">
            <text:p>4.47</text:p>
          </table:table-cell>
          <table:table-cell office:value-type="float" office:value="2.05" calcext:value-type="float">
            <text:p>2.05</text:p>
          </table:table-cell>
          <table:table-cell office:value-type="float" office:value="1.23" calcext:value-type="float">
            <text:p>1.23</text:p>
          </table:table-cell>
          <table:table-cell office:value-type="float" office:value="-1.13" calcext:value-type="float">
            <text:p>-1.13</text:p>
          </table:table-cell>
          <table:table-cell office:value-type="float" office:value="0.05" calcext:value-type="float">
            <text:p>0.05</text:p>
          </table:table-cell>
          <table:table-cell office:value-type="float" office:value="-0.01" calcext:value-type="float">
            <text:p>-0.01</text:p>
          </table:table-cell>
          <table:table-cell office:value-type="float" office:value="0.505316170001" calcext:value-type="float">
            <text:p>0.50531617</text:p>
          </table:table-cell>
          <table:table-cell office:value-type="float" office:value="-0.192479341617" calcext:value-type="float">
            <text:p>-0.1924793416</text:p>
          </table:table-cell>
          <table:table-cell office:value-type="float" office:value="0.547832763598" calcext:value-type="float">
            <text:p>0.5478327636</text:p>
          </table:table-cell>
          <table:table-cell office:value-type="float" office:value="0.10449260869" calcext:value-type="float">
            <text:p>0.1044926087</text:p>
          </table:table-cell>
          <table:table-cell office:value-type="float" office:value="0.269389213623" calcext:value-type="float">
            <text:p>0.2693892136</text:p>
          </table:table-cell>
          <table:table-cell office:value-type="float" office:value="-0.00717291632614" calcext:value-type="float">
            <text:p>-0.0071729163</text:p>
          </table:table-cell>
          <table:table-cell office:value-type="float" office:value="0.31190580722" calcext:value-type="float">
            <text:p>0.3119058072</text:p>
          </table:table-cell>
          <table:table-cell office:value-type="float" office:value="0.28979903398" calcext:value-type="float">
            <text:p>0.289799034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4" calcext:value-type="float">
            <text:p>114</text:p>
          </table:table-cell>
          <table:table-cell office:value-type="float" office:value="-4" calcext:value-type="float">
            <text:p>-4</text:p>
          </table:table-cell>
          <table:table-cell office:value-type="float" office:value="0.330323046411" calcext:value-type="float">
            <text:p>0.3303230464</text:p>
          </table:table-cell>
          <table:table-cell office:value-type="float" office:value="0.273984285861" calcext:value-type="float">
            <text:p>0.2739842859</text:p>
          </table:table-cell>
          <table:table-cell office:value-type="float" office:value="0.35905788283" calcext:value-type="float">
            <text:p>0.3590578828</text:p>
          </table:table-cell>
          <table:table-cell office:value-type="float" office:value="0.415170248542" calcext:value-type="float">
            <text:p>0.4151702485</text:p>
          </table:table-cell>
          <table:table-cell office:value-type="float" office:value="0.310309535253" calcext:value-type="float">
            <text:p>0.3103095353</text:p>
          </table:table-cell>
          <table:table-cell office:value-type="float" office:value="0.656243125981" calcext:value-type="float">
            <text:p>0.656243126</text:p>
          </table:table-cell>
          <table:table-cell office:value-type="float" office:value="0.118117796182" calcext:value-type="float">
            <text:p>0.1181177962</text:p>
          </table:table-cell>
          <table:table-cell office:value-type="float" office:value="0.695468690896" calcext:value-type="float">
            <text:p>0.6954686909</text:p>
          </table:table-cell>
          <table:table-cell office:value-type="float" office:value="4.41" calcext:value-type="float">
            <text:p>4.41</text:p>
          </table:table-cell>
          <table:table-cell office:value-type="float" office:value="2.05" calcext:value-type="float">
            <text:p>2.05</text:p>
          </table:table-cell>
          <table:table-cell office:value-type="float" office:value="1.24" calcext:value-type="float">
            <text:p>1.24</text:p>
          </table:table-cell>
          <table:table-cell office:value-type="float" office:value="-1.14" calcext:value-type="float">
            <text:p>-1.14</text:p>
          </table:table-cell>
          <table:table-cell office:value-type="float" office:value="0.05" calcext:value-type="float">
            <text:p>0.05</text:p>
          </table:table-cell>
          <table:table-cell office:value-type="float" office:value="-0.03" calcext:value-type="float">
            <text:p>-0.03</text:p>
          </table:table-cell>
          <table:table-cell office:value-type="float" office:value="0.505316170001" calcext:value-type="float">
            <text:p>0.50531617</text:p>
          </table:table-cell>
          <table:table-cell office:value-type="float" office:value="-0.192479341617" calcext:value-type="float">
            <text:p>-0.1924793416</text:p>
          </table:table-cell>
          <table:table-cell office:value-type="float" office:value="0.554502477496" calcext:value-type="float">
            <text:p>0.5545024775</text:p>
          </table:table-cell>
          <table:table-cell office:value-type="float" office:value="0.103461036086" calcext:value-type="float">
            <text:p>0.1034610361</text:p>
          </table:table-cell>
          <table:table-cell office:value-type="float" office:value="0.273617438652" calcext:value-type="float">
            <text:p>0.2736174387</text:p>
          </table:table-cell>
          <table:table-cell office:value-type="float" office:value="-0.00191256095657" calcext:value-type="float">
            <text:p>-0.001912561</text:p>
          </table:table-cell>
          <table:table-cell office:value-type="float" office:value="0.322803746147" calcext:value-type="float">
            <text:p>0.3228037461</text:p>
          </table:table-cell>
          <table:table-cell office:value-type="float" office:value="0.294027816746" calcext:value-type="float">
            <text:p>0.2940278167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8" calcext:value-type="float">
            <text:p>118</text:p>
          </table:table-cell>
          <table:table-cell office:value-type="float" office:value="-1" calcext:value-type="float">
            <text:p>-1</text:p>
          </table:table-cell>
          <table:table-cell office:value-type="float" office:value="0.345871995189" calcext:value-type="float">
            <text:p>0.3458719952</text:p>
          </table:table-cell>
          <table:table-cell office:value-type="float" office:value="0.225748720666" calcext:value-type="float">
            <text:p>0.2257487207</text:p>
          </table:table-cell>
          <table:table-cell office:value-type="float" office:value="0.309311698273" calcext:value-type="float">
            <text:p>0.3093116983</text:p>
          </table:table-cell>
          <table:table-cell office:value-type="float" office:value="0.5798705527" calcext:value-type="float">
            <text:p>0.5798705527</text:p>
          </table:table-cell>
          <table:table-cell office:value-type="float" office:value="0.384538816301" calcext:value-type="float">
            <text:p>0.3845388163</text:p>
          </table:table-cell>
          <table:table-cell office:value-type="float" office:value="0.52845719076" calcext:value-type="float">
            <text:p>0.5284571908</text:p>
          </table:table-cell>
          <table:table-cell office:value-type="float" office:value="0.125911070359" calcext:value-type="float">
            <text:p>0.1259110704</text:p>
          </table:table-cell>
          <table:table-cell office:value-type="float" office:value="0.479463693087" calcext:value-type="float">
            <text:p>0.4794636931</text:p>
          </table:table-cell>
          <table:table-cell office:value-type="float" office:value="4.83" calcext:value-type="float">
            <text:p>4.83</text:p>
          </table:table-cell>
          <table:table-cell office:value-type="float" office:value="2.05" calcext:value-type="float">
            <text:p>2.05</text:p>
          </table:table-cell>
          <table:table-cell office:value-type="float" office:value="1.17" calcext:value-type="float">
            <text:p>1.17</text:p>
          </table:table-cell>
          <table:table-cell office:value-type="float" office:value="-1.07" calcext:value-type="float">
            <text:p>-1.07</text:p>
          </table:table-cell>
          <table:table-cell office:value-type="float" office:value="0.05" calcext:value-type="float">
            <text:p>0.05</text:p>
          </table:table-cell>
          <table:table-cell office:value-type="float" office:value="0.11" calcext:value-type="float">
            <text:p>0.11</text:p>
          </table:table-cell>
          <table:table-cell office:value-type="float" office:value="0.525675441493" calcext:value-type="float">
            <text:p>0.5256754415</text:p>
          </table:table-cell>
          <table:table-cell office:value-type="float" office:value="-0.277592383939" calcext:value-type="float">
            <text:p>-0.2775923839</text:p>
          </table:table-cell>
          <table:table-cell office:value-type="float" office:value="0.579533811032" calcext:value-type="float">
            <text:p>0.579533811</text:p>
          </table:table-cell>
          <table:table-cell office:value-type="float" office:value="0.0175334807872" calcext:value-type="float">
            <text:p>0.0175334808</text:p>
          </table:table-cell>
          <table:table-cell office:value-type="float" office:value="0.297018130095" calcext:value-type="float">
            <text:p>0.2970181301</text:p>
          </table:table-cell>
          <table:table-cell office:value-type="float" office:value="-0.0833867353495" calcext:value-type="float">
            <text:p>-0.0833867353</text:p>
          </table:table-cell>
          <table:table-cell office:value-type="float" office:value="0.350876499634" calcext:value-type="float">
            <text:p>0.3508764996</text:p>
          </table:table-cell>
          <table:table-cell office:value-type="float" office:value="0.211739129377" calcext:value-type="float">
            <text:p>0.2117391294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8" calcext:value-type="float">
            <text:p>118</text:p>
          </table:table-cell>
          <table:table-cell office:value-type="float" office:value="-2" calcext:value-type="float">
            <text:p>-2</text:p>
          </table:table-cell>
          <table:table-cell office:value-type="float" office:value="0.344694470236" calcext:value-type="float">
            <text:p>0.3446944702</text:p>
          </table:table-cell>
          <table:table-cell office:value-type="float" office:value="0.265731384847" calcext:value-type="float">
            <text:p>0.2657313848</text:p>
          </table:table-cell>
          <table:table-cell office:value-type="float" office:value="0.305204370916" calcext:value-type="float">
            <text:p>0.3052043709</text:p>
          </table:table-cell>
          <table:table-cell office:value-type="float" office:value="0.619659117162" calcext:value-type="float">
            <text:p>0.6196591172</text:p>
          </table:table-cell>
          <table:table-cell office:value-type="float" office:value="0.384590982704" calcext:value-type="float">
            <text:p>0.3845909827</text:p>
          </table:table-cell>
          <table:table-cell office:value-type="float" office:value="0.568457156744" calcext:value-type="float">
            <text:p>0.5684571567</text:p>
          </table:table-cell>
          <table:table-cell office:value-type="float" office:value="0.126002594689" calcext:value-type="float">
            <text:p>0.1260025947</text:p>
          </table:table-cell>
          <table:table-cell office:value-type="float" office:value="0.519463588378" calcext:value-type="float">
            <text:p>0.5194635884</text:p>
          </table:table-cell>
          <table:table-cell office:value-type="float" office:value="4.77" calcext:value-type="float">
            <text:p>4.77</text:p>
          </table:table-cell>
          <table:table-cell office:value-type="float" office:value="2.05" calcext:value-type="float">
            <text:p>2.05</text:p>
          </table:table-cell>
          <table:table-cell office:value-type="float" office:value="1.18" calcext:value-type="float">
            <text:p>1.18</text:p>
          </table:table-cell>
          <table:table-cell office:value-type="float" office:value="-1.08" calcext:value-type="float">
            <text:p>-1.08</text:p>
          </table:table-cell>
          <table:table-cell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office:value-type="float" office:value="0.525675441493" calcext:value-type="float">
            <text:p>0.5256754415</text:p>
          </table:table-cell>
          <table:table-cell office:value-type="float" office:value="-0.277592383939" calcext:value-type="float">
            <text:p>-0.2775923839</text:p>
          </table:table-cell>
          <table:table-cell office:value-type="float" office:value="0.58588136228" calcext:value-type="float">
            <text:p>0.5858813623</text:p>
          </table:table-cell>
          <table:table-cell office:value-type="float" office:value="0.0163042766443" calcext:value-type="float">
            <text:p>0.0163042766</text:p>
          </table:table-cell>
          <table:table-cell office:value-type="float" office:value="0.301256427734" calcext:value-type="float">
            <text:p>0.3012564277</text:p>
          </table:table-cell>
          <table:table-cell office:value-type="float" office:value="-0.0785041967884" calcext:value-type="float">
            <text:p>-0.0785041968</text:p>
          </table:table-cell>
          <table:table-cell office:value-type="float" office:value="0.36146234852" calcext:value-type="float">
            <text:p>0.3614623485</text:p>
          </table:table-cell>
          <table:table-cell office:value-type="float" office:value="0.215392463795" calcext:value-type="float">
            <text:p>0.2153924638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8" calcext:value-type="float">
            <text:p>118</text:p>
          </table:table-cell>
          <table:table-cell office:value-type="float" office:value="-3" calcext:value-type="float">
            <text:p>-3</text:p>
          </table:table-cell>
          <table:table-cell office:value-type="float" office:value="0.343607058117" calcext:value-type="float">
            <text:p>0.3436070581</text:p>
          </table:table-cell>
          <table:table-cell office:value-type="float" office:value="0.305716601301" calcext:value-type="float">
            <text:p>0.3057166013</text:p>
          </table:table-cell>
          <table:table-cell office:value-type="float" office:value="0.304148236918" calcext:value-type="float">
            <text:p>0.3041482369</text:p>
          </table:table-cell>
          <table:table-cell office:value-type="float" office:value="0.659645171994" calcext:value-type="float">
            <text:p>0.659645172</text:p>
          </table:table-cell>
          <table:table-cell office:value-type="float" office:value="0.384094432797" calcext:value-type="float">
            <text:p>0.3840944328</text:p>
          </table:table-cell>
          <table:table-cell office:value-type="float" office:value="0.608454074602" calcext:value-type="float">
            <text:p>0.6084540746</text:p>
          </table:table-cell>
          <table:table-cell office:value-type="float" office:value="0.119729662817" calcext:value-type="float">
            <text:p>0.1197296628</text:p>
          </table:table-cell>
          <table:table-cell office:value-type="float" office:value="0.558968655467" calcext:value-type="float">
            <text:p>0.5589686555</text:p>
          </table:table-cell>
          <table:table-cell office:value-type="float" office:value="4.71" calcext:value-type="float">
            <text:p>4.71</text:p>
          </table:table-cell>
          <table:table-cell office:value-type="float" office:value="2.05" calcext:value-type="float">
            <text:p>2.05</text:p>
          </table:table-cell>
          <table:table-cell office:value-type="float" office:value="1.19" calcext:value-type="float">
            <text:p>1.19</text:p>
          </table:table-cell>
          <table:table-cell office:value-type="float" office:value="-1.09" calcext:value-type="float">
            <text:p>-1.09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515309636732" calcext:value-type="float">
            <text:p>0.5153096367</text:p>
          </table:table-cell>
          <table:table-cell office:value-type="float" office:value="-0.226636029168" calcext:value-type="float">
            <text:p>-0.2266360292</text:p>
          </table:table-cell>
          <table:table-cell office:value-type="float" office:value="0.578316282709" calcext:value-type="float">
            <text:p>0.5783162827</text:p>
          </table:table-cell>
          <table:table-cell office:value-type="float" office:value="0.0666729590388" calcext:value-type="float">
            <text:p>0.066672959</text:p>
          </table:table-cell>
          <table:table-cell office:value-type="float" office:value="0.292799924775" calcext:value-type="float">
            <text:p>0.2927999248</text:p>
          </table:table-cell>
          <table:table-cell office:value-type="float" office:value="-0.0254161790403" calcext:value-type="float">
            <text:p>-0.025416179</text:p>
          </table:table-cell>
          <table:table-cell office:value-type="float" office:value="0.355806570753" calcext:value-type="float">
            <text:p>0.3558065708</text:p>
          </table:table-cell>
          <table:table-cell office:value-type="float" office:value="0.267892809166" calcext:value-type="float">
            <text:p>0.2678928092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8" calcext:value-type="float">
            <text:p>118</text:p>
          </table:table-cell>
          <table:table-cell office:value-type="float" office:value="-4" calcext:value-type="float">
            <text:p>-4</text:p>
          </table:table-cell>
          <table:table-cell office:value-type="float" office:value="0.343207975072" calcext:value-type="float">
            <text:p>0.3432079751</text:p>
          </table:table-cell>
          <table:table-cell office:value-type="float" office:value="0.34571461041" calcext:value-type="float">
            <text:p>0.3457146104</text:p>
          </table:table-cell>
          <table:table-cell office:value-type="float" office:value="0.299128874173" calcext:value-type="float">
            <text:p>0.2991288742</text:p>
          </table:table-cell>
          <table:table-cell office:value-type="float" office:value="0.699328997384" calcext:value-type="float">
            <text:p>0.6993289974</text:p>
          </table:table-cell>
          <table:table-cell office:value-type="float" office:value="0.379934069856" calcext:value-type="float">
            <text:p>0.3799340699</text:p>
          </table:table-cell>
          <table:table-cell office:value-type="float" office:value="0.648237128535" calcext:value-type="float">
            <text:p>0.6482371285</text:p>
          </table:table-cell>
          <table:table-cell office:value-type="float" office:value="0.11434226325" calcext:value-type="float">
            <text:p>0.1143422633</text:p>
          </table:table-cell>
          <table:table-cell office:value-type="float" office:value="0.59860419414" calcext:value-type="float">
            <text:p>0.5986041941</text:p>
          </table:table-cell>
          <table:table-cell office:value-type="float" office:value="4.65" calcext:value-type="float">
            <text:p>4.65</text:p>
          </table:table-cell>
          <table:table-cell office:value-type="float" office:value="2.05" calcext:value-type="float">
            <text:p>2.05</text:p>
          </table:table-cell>
          <table:table-cell office:value-type="float" office:value="1.2" calcext:value-type="float">
            <text:p>1.2</text:p>
          </table:table-cell>
          <table:table-cell office:value-type="float" office:value="-1.1" calcext:value-type="float">
            <text:p>-1.1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50494383197" calcext:value-type="float">
            <text:p>0.504943832</text:p>
          </table:table-cell>
          <table:table-cell office:value-type="float" office:value="-0.175679674396" calcext:value-type="float">
            <text:p>-0.1756796744</text:p>
          </table:table-cell>
          <table:table-cell office:value-type="float" office:value="0.571235664156" calcext:value-type="float">
            <text:p>0.5712356642</text:p>
          </table:table-cell>
          <table:table-cell office:value-type="float" office:value="0.116904318648" calcext:value-type="float">
            <text:p>0.1169043186</text:p>
          </table:table-cell>
          <table:table-cell office:value-type="float" office:value="0.284704577346" calcext:value-type="float">
            <text:p>0.2847045773</text:p>
          </table:table-cell>
          <table:table-cell office:value-type="float" office:value="0.0280227328627" calcext:value-type="float">
            <text:p>0.0280227329</text:p>
          </table:table-cell>
          <table:table-cell office:value-type="float" office:value="0.350996409532" calcext:value-type="float">
            <text:p>0.3509964095</text:p>
          </table:table-cell>
          <table:table-cell office:value-type="float" office:value="0.320606725906" calcext:value-type="float">
            <text:p>0.3206067259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5" calcext:value-type="float">
            <text:p>115</text:p>
          </table:table-cell>
          <table:table-cell office:value-type="float" office:value="-1" calcext:value-type="float">
            <text:p>-1</text:p>
          </table:table-cell>
          <table:table-cell office:value-type="float" office:value="0.307616379783" calcext:value-type="float">
            <text:p>0.3076163798</text:p>
          </table:table-cell>
          <table:table-cell office:value-type="float" office:value="0.255996098456" calcext:value-type="float">
            <text:p>0.2559960985</text:p>
          </table:table-cell>
          <table:table-cell office:value-type="float" office:value="0.18192654615" calcext:value-type="float">
            <text:p>0.1819265462</text:p>
          </table:table-cell>
          <table:table-cell office:value-type="float" office:value="0.621884345377" calcext:value-type="float">
            <text:p>0.6218843454</text:p>
          </table:table-cell>
          <table:table-cell office:value-type="float" office:value="0.166211321331" calcext:value-type="float">
            <text:p>0.1662113213</text:p>
          </table:table-cell>
          <table:table-cell office:value-type="float" office:value="0.82465349955" calcext:value-type="float">
            <text:p>0.8246534996</text:p>
          </table:table-cell>
          <table:table-cell office:value-type="float" office:value="0.35311919091" calcext:value-type="float">
            <text:p>0.3531191909</text:p>
          </table:table-cell>
          <table:table-cell office:value-type="float" office:value="0.578889303758" calcext:value-type="float">
            <text:p>0.5788893038</text:p>
          </table:table-cell>
          <table:table-cell office:value-type="float" office:value="4.65" calcext:value-type="float">
            <text:p>4.65</text:p>
          </table:table-cell>
          <table:table-cell office:value-type="float" office:value="2.05" calcext:value-type="float">
            <text:p>2.05</text:p>
          </table:table-cell>
          <table:table-cell office:value-type="float" office:value="1.2" calcext:value-type="float">
            <text:p>1.2</text:p>
          </table:table-cell>
          <table:table-cell office:value-type="float" office:value="-1.1" calcext:value-type="float">
            <text:p>-1.1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458292780254" calcext:value-type="float">
            <text:p>0.4582927803</text:p>
          </table:table-cell>
          <table:table-cell office:value-type="float" office:value="-0.143680362915" calcext:value-type="float">
            <text:p>-0.1436803629</text:p>
          </table:table-cell>
          <table:table-cell office:value-type="float" office:value="0.507000033159" calcext:value-type="float">
            <text:p>0.5070000332</text:p>
          </table:table-cell>
          <table:table-cell office:value-type="float" office:value="0.152339236967" calcext:value-type="float">
            <text:p>0.152339237</text:p>
          </table:table-cell>
          <table:table-cell office:value-type="float" office:value="0.226285913191" calcext:value-type="float">
            <text:p>0.2262859132</text:p>
          </table:table-cell>
          <table:table-cell office:value-type="float" office:value="0.0465111553902" calcext:value-type="float">
            <text:p>0.0465111554</text:p>
          </table:table-cell>
          <table:table-cell office:value-type="float" office:value="0.274993166095" calcext:value-type="float">
            <text:p>0.2749931661</text:p>
          </table:table-cell>
          <table:table-cell office:value-type="float" office:value="0.342530755273" calcext:value-type="float">
            <text:p>0.3425307553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5" calcext:value-type="float">
            <text:p>115</text:p>
          </table:table-cell>
          <table:table-cell office:value-type="float" office:value="-2" calcext:value-type="float">
            <text:p>-2</text:p>
          </table:table-cell>
          <table:table-cell office:value-type="float" office:value="0.295474929822" calcext:value-type="float">
            <text:p>0.2954749298</text:p>
          </table:table-cell>
          <table:table-cell office:value-type="float" office:value="0.294108894114" calcext:value-type="float">
            <text:p>0.2941088941</text:p>
          </table:table-cell>
          <table:table-cell office:value-type="float" office:value="0.173237205585" calcext:value-type="float">
            <text:p>0.1732372056</text:p>
          </table:table-cell>
          <table:table-cell office:value-type="float" office:value="0.660929131975" calcext:value-type="float">
            <text:p>0.660929132</text:p>
          </table:table-cell>
          <table:table-cell office:value-type="float" office:value="0.162953740237" calcext:value-type="float">
            <text:p>0.1629537402</text:p>
          </table:table-cell>
          <table:table-cell office:value-type="float" office:value="0.864520630942" calcext:value-type="float">
            <text:p>0.8645206309</text:p>
          </table:table-cell>
          <table:table-cell office:value-type="float" office:value="0.361891635245" calcext:value-type="float">
            <text:p>0.3618916352</text:p>
          </table:table-cell>
          <table:table-cell office:value-type="float" office:value="0.617915502912" calcext:value-type="float">
            <text:p>0.6179155029</text:p>
          </table:table-cell>
          <table:table-cell office:value-type="float" office:value="4.59" calcext:value-type="float">
            <text:p>4.59</text:p>
          </table:table-cell>
          <table:table-cell office:value-type="float" office:value="2.05" calcext:value-type="float">
            <text:p>2.05</text:p>
          </table:table-cell>
          <table:table-cell office:value-type="float" office:value="1.21" calcext:value-type="float">
            <text:p>1.21</text:p>
          </table:table-cell>
          <table:table-cell office:value-type="float" office:value="-1.11" calcext:value-type="float">
            <text:p>-1.11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431902316673" calcext:value-type="float">
            <text:p>0.4319023167</text:p>
          </table:table-cell>
          <table:table-cell office:value-type="float" office:value="-0.0988747446072" calcext:value-type="float">
            <text:p>-0.0988747446</text:p>
          </table:table-cell>
          <table:table-cell office:value-type="float" office:value="0.488400334397" calcext:value-type="float">
            <text:p>0.4884003344</text:p>
          </table:table-cell>
          <table:table-cell office:value-type="float" office:value="0.195757185083" calcext:value-type="float">
            <text:p>0.1957571851</text:p>
          </table:table-cell>
          <table:table-cell office:value-type="float" office:value="0.204992589657" calcext:value-type="float">
            <text:p>0.2049925897</text:p>
          </table:table-cell>
          <table:table-cell office:value-type="float" office:value="0.097369938851" calcext:value-type="float">
            <text:p>0.0973699389</text:p>
          </table:table-cell>
          <table:table-cell office:value-type="float" office:value="0.261490607382" calcext:value-type="float">
            <text:p>0.2614906074</text:p>
          </table:table-cell>
          <table:table-cell office:value-type="float" office:value="0.392001868542" calcext:value-type="float">
            <text:p>0.3920018685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5" calcext:value-type="float">
            <text:p>115</text:p>
          </table:table-cell>
          <table:table-cell office:value-type="float" office:value="-3" calcext:value-type="float">
            <text:p>-3</text:p>
          </table:table-cell>
          <table:table-cell office:value-type="float" office:value="0.282850405587" calcext:value-type="float">
            <text:p>0.2828504056</text:p>
          </table:table-cell>
          <table:table-cell office:value-type="float" office:value="0.332064412657" calcext:value-type="float">
            <text:p>0.3320644127</text:p>
          </table:table-cell>
          <table:table-cell office:value-type="float" office:value="0.17088500807" calcext:value-type="float">
            <text:p>0.1708850081</text:p>
          </table:table-cell>
          <table:table-cell office:value-type="float" office:value="0.700859911668" calcext:value-type="float">
            <text:p>0.7008599117</text:p>
          </table:table-cell>
          <table:table-cell office:value-type="float" office:value="0.160631071053" calcext:value-type="float">
            <text:p>0.1606310711</text:p>
          </table:table-cell>
          <table:table-cell office:value-type="float" office:value="0.904453139101" calcext:value-type="float">
            <text:p>0.9044531391</text:p>
          </table:table-cell>
          <table:table-cell office:value-type="float" office:value="0.348137058049" calcext:value-type="float">
            <text:p>0.348137058</text:p>
          </table:table-cell>
          <table:table-cell office:value-type="float" office:value="0.655476275084" calcext:value-type="float">
            <text:p>0.6554762751</text:p>
          </table:table-cell>
          <table:table-cell office:value-type="float" office:value="4.53" calcext:value-type="float">
            <text:p>4.53</text:p>
          </table:table-cell>
          <table:table-cell office:value-type="float" office:value="2.05" calcext:value-type="float">
            <text:p>2.05</text:p>
          </table:table-cell>
          <table:table-cell office:value-type="float" office:value="1.22" calcext:value-type="float">
            <text:p>1.22</text:p>
          </table:table-cell>
          <table:table-cell office:value-type="float" office:value="-1.12" calcext:value-type="float">
            <text:p>-1.12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405511853091" calcext:value-type="float">
            <text:p>0.4055118531</text:p>
          </table:table-cell>
          <table:table-cell office:value-type="float" office:value="-0.0540691262994" calcext:value-type="float">
            <text:p>-0.0540691263</text:p>
          </table:table-cell>
          <table:table-cell office:value-type="float" office:value="0.469813414226" calcext:value-type="float">
            <text:p>0.4698134142</text:p>
          </table:table-cell>
          <table:table-cell office:value-type="float" office:value="0.238958703839" calcext:value-type="float">
            <text:p>0.2389587038</text:p>
          </table:table-cell>
          <table:table-cell office:value-type="float" office:value="0.183893088743" calcext:value-type="float">
            <text:p>0.1838930887</text:p>
          </table:table-cell>
          <table:table-cell office:value-type="float" office:value="0.148131574216" calcext:value-type="float">
            <text:p>0.1481315742</text:p>
          </table:table-cell>
          <table:table-cell office:value-type="float" office:value="0.248194649879" calcext:value-type="float">
            <text:p>0.2481946499</text:p>
          </table:table-cell>
          <table:table-cell office:value-type="float" office:value="0.441159404354" calcext:value-type="float">
            <text:p>0.4411594044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5" calcext:value-type="float">
            <text:p>115</text:p>
          </table:table-cell>
          <table:table-cell office:value-type="float" office:value="-4" calcext:value-type="float">
            <text:p>-4</text:p>
          </table:table-cell>
          <table:table-cell office:value-type="float" office:value="0.271163681957" calcext:value-type="float">
            <text:p>0.271163682</text:p>
          </table:table-cell>
          <table:table-cell office:value-type="float" office:value="0.370319091988" calcext:value-type="float">
            <text:p>0.370319092</text:p>
          </table:table-cell>
          <table:table-cell office:value-type="float" office:value="0.163922778472" calcext:value-type="float">
            <text:p>0.1639227785</text:p>
          </table:table-cell>
          <table:table-cell office:value-type="float" office:value="0.740249343741" calcext:value-type="float">
            <text:p>0.7402493437</text:p>
          </table:table-cell>
          <table:table-cell office:value-type="float" office:value="0.158906266428" calcext:value-type="float">
            <text:p>0.1589062664</text:p>
          </table:table-cell>
          <table:table-cell office:value-type="float" office:value="0.944415934912" calcext:value-type="float">
            <text:p>0.9444159349</text:p>
          </table:table-cell>
          <table:table-cell office:value-type="float" office:value="0.352750285752" calcext:value-type="float">
            <text:p>0.3527502858</text:p>
          </table:table-cell>
          <table:table-cell office:value-type="float" office:value="0.695209361173" calcext:value-type="float">
            <text:p>0.6952093612</text:p>
          </table:table-cell>
          <table:table-cell office:value-type="float" office:value="4.47" calcext:value-type="float">
            <text:p>4.47</text:p>
          </table:table-cell>
          <table:table-cell office:value-type="float" office:value="2.05" calcext:value-type="float">
            <text:p>2.05</text:p>
          </table:table-cell>
          <table:table-cell office:value-type="float" office:value="1.23" calcext:value-type="float">
            <text:p>1.23</text:p>
          </table:table-cell>
          <table:table-cell office:value-type="float" office:value="-1.13" calcext:value-type="float">
            <text:p>-1.13</text:p>
          </table:table-cell>
          <table:table-cell office:value-type="float" office:value="0.05" calcext:value-type="float">
            <text:p>0.05</text:p>
          </table:table-cell>
          <table:table-cell office:value-type="float" office:value="-0.01" calcext:value-type="float">
            <text:p>-0.01</text:p>
          </table:table-cell>
          <table:table-cell office:value-type="float" office:value="0.379121389509" calcext:value-type="float">
            <text:p>0.3791213895</text:p>
          </table:table-cell>
          <table:table-cell office:value-type="float" office:value="-0.00926350799159" calcext:value-type="float">
            <text:p>-0.009263508</text:p>
          </table:table-cell>
          <table:table-cell office:value-type="float" office:value="0.452325892274" calcext:value-type="float">
            <text:p>0.4523258923</text:p>
          </table:table-cell>
          <table:table-cell office:value-type="float" office:value="0.281667928562" calcext:value-type="float">
            <text:p>0.2816679286</text:p>
          </table:table-cell>
          <table:table-cell office:value-type="float" office:value="0.163769626077" calcext:value-type="float">
            <text:p>0.1637696261</text:p>
          </table:table-cell>
          <table:table-cell office:value-type="float" office:value="0.19959916935" calcext:value-type="float">
            <text:p>0.1995991694</text:p>
          </table:table-cell>
          <table:table-cell office:value-type="float" office:value="0.236974128841" calcext:value-type="float">
            <text:p>0.2369741288</text:p>
          </table:table-cell>
          <table:table-cell office:value-type="float" office:value="0.490530605904" calcext:value-type="float">
            <text:p>0.4905306059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4" calcext:value-type="float">
            <text:p>114</text:p>
          </table:table-cell>
          <table:table-cell office:value-type="float" office:value="-1" calcext:value-type="float">
            <text:p>-1</text:p>
          </table:table-cell>
          <table:table-cell office:value-type="float" office:value="0.20748842893" calcext:value-type="float">
            <text:p>0.2074884289</text:p>
          </table:table-cell>
          <table:table-cell office:value-type="float" office:value="0.239329620505" calcext:value-type="float">
            <text:p>0.2393296205</text:p>
          </table:table-cell>
          <table:table-cell office:value-type="float" office:value="0.3237131368" calcext:value-type="float">
            <text:p>0.3237131368</text:p>
          </table:table-cell>
          <table:table-cell office:value-type="float" office:value="0.43034452596" calcext:value-type="float">
            <text:p>0.430344526</text:p>
          </table:table-cell>
          <table:table-cell office:value-type="float" office:value="-0.0187222470647" calcext:value-type="float">
            <text:p>-0.0187222471</text:p>
          </table:table-cell>
          <table:table-cell office:value-type="float" office:value="0.728434690961" calcext:value-type="float">
            <text:p>0.728434691</text:p>
          </table:table-cell>
          <table:table-cell office:value-type="float" office:value="0.219463436178" calcext:value-type="float">
            <text:p>0.2194634362</text:p>
          </table:table-cell>
          <table:table-cell office:value-type="float" office:value="0.701385172105" calcext:value-type="float">
            <text:p>0.7013851721</text:p>
          </table:table-cell>
          <table:table-cell office:value-type="float" office:value="4.59" calcext:value-type="float">
            <text:p>4.59</text:p>
          </table:table-cell>
          <table:table-cell office:value-type="float" office:value="2.05" calcext:value-type="float">
            <text:p>2.05</text:p>
          </table:table-cell>
          <table:table-cell office:value-type="float" office:value="1.21" calcext:value-type="float">
            <text:p>1.21</text:p>
          </table:table-cell>
          <table:table-cell office:value-type="float" office:value="-1.11" calcext:value-type="float">
            <text:p>-1.11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391275657201" calcext:value-type="float">
            <text:p>0.3912756572</text:p>
          </table:table-cell>
          <table:table-cell office:value-type="float" office:value="-0.233364595428" calcext:value-type="float">
            <text:p>-0.2333645954</text:p>
          </table:table-cell>
          <table:table-cell office:value-type="float" office:value="0.436930926123" calcext:value-type="float">
            <text:p>0.4369309261</text:p>
          </table:table-cell>
          <table:table-cell office:value-type="float" office:value="0.0631410477213" calcext:value-type="float">
            <text:p>0.0631410477</text:p>
          </table:table-cell>
          <table:table-cell office:value-type="float" office:value="0.157321872329" calcext:value-type="float">
            <text:p>0.1573218723</text:p>
          </table:table-cell>
          <table:table-cell office:value-type="float" office:value="-0.0455731511502" calcext:value-type="float">
            <text:p>-0.0455731512</text:p>
          </table:table-cell>
          <table:table-cell office:value-type="float" office:value="0.202977141251" calcext:value-type="float">
            <text:p>0.2029771413</text:p>
          </table:table-cell>
          <table:table-cell office:value-type="float" office:value="0.250932492" calcext:value-type="float">
            <text:p>0.250932492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4" calcext:value-type="float">
            <text:p>114</text:p>
          </table:table-cell>
          <table:table-cell office:value-type="float" office:value="-2" calcext:value-type="float">
            <text:p>-2</text:p>
          </table:table-cell>
          <table:table-cell office:value-type="float" office:value="0.191510654784" calcext:value-type="float">
            <text:p>0.1915106548</text:p>
          </table:table-cell>
          <table:table-cell office:value-type="float" office:value="0.275999918204" calcext:value-type="float">
            <text:p>0.2759999182</text:p>
          </table:table-cell>
          <table:table-cell office:value-type="float" office:value="0.31616908841" calcext:value-type="float">
            <text:p>0.3161690884</text:p>
          </table:table-cell>
          <table:table-cell office:value-type="float" office:value="0.469626676282" calcext:value-type="float">
            <text:p>0.4696266763</text:p>
          </table:table-cell>
          <table:table-cell office:value-type="float" office:value="-0.0249228288114" calcext:value-type="float">
            <text:p>-0.0249228288</text:p>
          </table:table-cell>
          <table:table-cell office:value-type="float" office:value="0.767951178482" calcext:value-type="float">
            <text:p>0.7679511785</text:p>
          </table:table-cell>
          <table:table-cell office:value-type="float" office:value="0.212918974729" calcext:value-type="float">
            <text:p>0.2129189747</text:p>
          </table:table-cell>
          <table:table-cell office:value-type="float" office:value="0.740846165812" calcext:value-type="float">
            <text:p>0.7408461658</text:p>
          </table:table-cell>
          <table:table-cell office:value-type="float" office:value="4.53" calcext:value-type="float">
            <text:p>4.53</text:p>
          </table:table-cell>
          <table:table-cell office:value-type="float" office:value="2.05" calcext:value-type="float">
            <text:p>2.05</text:p>
          </table:table-cell>
          <table:table-cell office:value-type="float" office:value="1.22" calcext:value-type="float">
            <text:p>1.22</text:p>
          </table:table-cell>
          <table:table-cell office:value-type="float" office:value="-1.12" calcext:value-type="float">
            <text:p>-1.12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36290281378" calcext:value-type="float">
            <text:p>0.3629028138</text:p>
          </table:table-cell>
          <table:table-cell office:value-type="float" office:value="-0.189787287616" calcext:value-type="float">
            <text:p>-0.1897872876</text:p>
          </table:table-cell>
          <table:table-cell office:value-type="float" office:value="0.413956811213" calcext:value-type="float">
            <text:p>0.4139568112</text:p>
          </table:table-cell>
          <table:table-cell office:value-type="float" office:value="0.105836610853" calcext:value-type="float">
            <text:p>0.1058366109</text:p>
          </table:table-cell>
          <table:table-cell office:value-type="float" office:value="0.132412006456" calcext:value-type="float">
            <text:p>0.1324120065</text:p>
          </table:table-cell>
          <table:table-cell office:value-type="float" office:value="0.00223872036086" calcext:value-type="float">
            <text:p>0.0022387204</text:p>
          </table:table-cell>
          <table:table-cell office:value-type="float" office:value="0.18346600389" calcext:value-type="float">
            <text:p>0.1834660039</text:p>
          </table:table-cell>
          <table:table-cell office:value-type="float" office:value="0.29786261883" calcext:value-type="float">
            <text:p>0.2978626188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4" calcext:value-type="float">
            <text:p>114</text:p>
          </table:table-cell>
          <table:table-cell office:value-type="float" office:value="-3" calcext:value-type="float">
            <text:p>-3</text:p>
          </table:table-cell>
          <table:table-cell office:value-type="float" office:value="0.176849674049" calcext:value-type="float">
            <text:p>0.176849674</text:p>
          </table:table-cell>
          <table:table-cell office:value-type="float" office:value="0.313216253917" calcext:value-type="float">
            <text:p>0.3132162539</text:p>
          </table:table-cell>
          <table:table-cell office:value-type="float" office:value="0.307249757275" calcext:value-type="float">
            <text:p>0.3072497573</text:p>
          </table:table-cell>
          <table:table-cell office:value-type="float" office:value="0.508619567071" calcext:value-type="float">
            <text:p>0.5086195671</text:p>
          </table:table-cell>
          <table:table-cell office:value-type="float" office:value="-0.0289754655156" calcext:value-type="float">
            <text:p>-0.0289754655</text:p>
          </table:table-cell>
          <table:table-cell office:value-type="float" office:value="0.807745350615" calcext:value-type="float">
            <text:p>0.8077453506</text:p>
          </table:table-cell>
          <table:table-cell office:value-type="float" office:value="0.207178874113" calcext:value-type="float">
            <text:p>0.2071788741</text:p>
          </table:table-cell>
          <table:table-cell office:value-type="float" office:value="0.780432163904" calcext:value-type="float">
            <text:p>0.7804321639</text:p>
          </table:table-cell>
          <table:table-cell office:value-type="float" office:value="4.47" calcext:value-type="float">
            <text:p>4.47</text:p>
          </table:table-cell>
          <table:table-cell office:value-type="float" office:value="2.05" calcext:value-type="float">
            <text:p>2.05</text:p>
          </table:table-cell>
          <table:table-cell office:value-type="float" office:value="1.23" calcext:value-type="float">
            <text:p>1.23</text:p>
          </table:table-cell>
          <table:table-cell office:value-type="float" office:value="-1.13" calcext:value-type="float">
            <text:p>-1.13</text:p>
          </table:table-cell>
          <table:table-cell office:value-type="float" office:value="0.05" calcext:value-type="float">
            <text:p>0.05</text:p>
          </table:table-cell>
          <table:table-cell office:value-type="float" office:value="-0.01" calcext:value-type="float">
            <text:p>-0.01</text:p>
          </table:table-cell>
          <table:table-cell office:value-type="float" office:value="0.334529970359" calcext:value-type="float">
            <text:p>0.3345299704</text:p>
          </table:table-cell>
          <table:table-cell office:value-type="float" office:value="-0.146209979803" calcext:value-type="float">
            <text:p>-0.1462099798</text:p>
          </table:table-cell>
          <table:table-cell office:value-type="float" office:value="0.392066625327" calcext:value-type="float">
            <text:p>0.3920666253</text:p>
          </table:table-cell>
          <table:table-cell office:value-type="float" office:value="0.148220883618" calcext:value-type="float">
            <text:p>0.1482208836</text:p>
          </table:table-cell>
          <table:table-cell office:value-type="float" office:value="0.108313690462" calcext:value-type="float">
            <text:p>0.1083136905</text:p>
          </table:table-cell>
          <table:table-cell office:value-type="float" office:value="0.050833656759" calcext:value-type="float">
            <text:p>0.0508336568</text:p>
          </table:table-cell>
          <table:table-cell office:value-type="float" office:value="0.16585034543" calcext:value-type="float">
            <text:p>0.1658503454</text:p>
          </table:table-cell>
          <table:table-cell office:value-type="float" office:value="0.34526452018" calcext:value-type="float">
            <text:p>0.3452645202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4" calcext:value-type="float">
            <text:p>114</text:p>
          </table:table-cell>
          <table:table-cell office:value-type="float" office:value="-4" calcext:value-type="float">
            <text:p>-4</text:p>
          </table:table-cell>
          <table:table-cell office:value-type="float" office:value="0.16351694536" calcext:value-type="float">
            <text:p>0.1635169454</text:p>
          </table:table-cell>
          <table:table-cell office:value-type="float" office:value="0.350928829349" calcext:value-type="float">
            <text:p>0.3509288293</text:p>
          </table:table-cell>
          <table:table-cell office:value-type="float" office:value="0.300646954976" calcext:value-type="float">
            <text:p>0.300646955</text:p>
          </table:table-cell>
          <table:table-cell office:value-type="float" office:value="0.548070840837" calcext:value-type="float">
            <text:p>0.5480708408</text:p>
          </table:table-cell>
          <table:table-cell office:value-type="float" office:value="-0.0333396094915" calcext:value-type="float">
            <text:p>-0.0333396095</text:p>
          </table:table-cell>
          <table:table-cell office:value-type="float" office:value="0.847506565981" calcext:value-type="float">
            <text:p>0.847506566</text:p>
          </table:table-cell>
          <table:table-cell office:value-type="float" office:value="0.202981514756" calcext:value-type="float">
            <text:p>0.2029815148</text:p>
          </table:table-cell>
          <table:table-cell office:value-type="float" office:value="0.820211331498" calcext:value-type="float">
            <text:p>0.8202113315</text:p>
          </table:table-cell>
          <table:table-cell office:value-type="float" office:value="4.41" calcext:value-type="float">
            <text:p>4.41</text:p>
          </table:table-cell>
          <table:table-cell office:value-type="float" office:value="2.05" calcext:value-type="float">
            <text:p>2.05</text:p>
          </table:table-cell>
          <table:table-cell office:value-type="float" office:value="1.24" calcext:value-type="float">
            <text:p>1.24</text:p>
          </table:table-cell>
          <table:table-cell office:value-type="float" office:value="-1.14" calcext:value-type="float">
            <text:p>-1.14</text:p>
          </table:table-cell>
          <table:table-cell office:value-type="float" office:value="0.05" calcext:value-type="float">
            <text:p>0.05</text:p>
          </table:table-cell>
          <table:table-cell office:value-type="float" office:value="-0.03" calcext:value-type="float">
            <text:p>-0.03</text:p>
          </table:table-cell>
          <table:table-cell office:value-type="float" office:value="0.334529970359" calcext:value-type="float">
            <text:p>0.3345299704</text:p>
          </table:table-cell>
          <table:table-cell office:value-type="float" office:value="-0.146209979803" calcext:value-type="float">
            <text:p>-0.1462099798</text:p>
          </table:table-cell>
          <table:table-cell office:value-type="float" office:value="0.391860370768" calcext:value-type="float">
            <text:p>0.3918603708</text:p>
          </table:table-cell>
          <table:table-cell office:value-type="float" office:value="0.148261114175" calcext:value-type="float">
            <text:p>0.1482611142</text:p>
          </table:table-cell>
          <table:table-cell office:value-type="float" office:value="0.108175722498" calcext:value-type="float">
            <text:p>0.1081757225</text:p>
          </table:table-cell>
          <table:table-cell office:value-type="float" office:value="0.0506751503498" calcext:value-type="float">
            <text:p>0.0506751503</text:p>
          </table:table-cell>
          <table:table-cell office:value-type="float" office:value="0.165506122907" calcext:value-type="float">
            <text:p>0.1655061229</text:p>
          </table:table-cell>
          <table:table-cell office:value-type="float" office:value="0.345146244328" calcext:value-type="float">
            <text:p>0.3451462443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2" calcext:value-type="float">
            <text:p>122</text:p>
          </table:table-cell>
          <table:table-cell office:value-type="float" office:value="-1" calcext:value-type="float">
            <text:p>-1</text:p>
          </table:table-cell>
          <table:table-cell office:value-type="float" office:value="0.319210200719" calcext:value-type="float">
            <text:p>0.3192102007</text:p>
          </table:table-cell>
          <table:table-cell office:value-type="float" office:value="0.380191203435" calcext:value-type="float">
            <text:p>0.3801912034</text:p>
          </table:table-cell>
          <table:table-cell office:value-type="float" office:value="0.353976050862" calcext:value-type="float">
            <text:p>0.3539760509</text:p>
          </table:table-cell>
          <table:table-cell office:value-type="float" office:value="0.52090227931" calcext:value-type="float">
            <text:p>0.5209022793</text:p>
          </table:table-cell>
          <table:table-cell office:value-type="float" office:value="0.329263763883" calcext:value-type="float">
            <text:p>0.3292637639</text:p>
          </table:table-cell>
          <table:table-cell office:value-type="float" office:value="0.751032805845" calcext:value-type="float">
            <text:p>0.7510328058</text:p>
          </table:table-cell>
          <table:table-cell office:value-type="float" office:value="0.133928851262" calcext:value-type="float">
            <text:p>0.1339288513</text:p>
          </table:table-cell>
          <table:table-cell office:value-type="float" office:value="0.783831405395" calcext:value-type="float">
            <text:p>0.7838314054</text:p>
          </table:table-cell>
          <table:table-cell office:value-type="float" office:value="5.07" calcext:value-type="float">
            <text:p>5.07</text:p>
          </table:table-cell>
          <table:table-cell office:value-type="float" office:value="2.05" calcext:value-type="float">
            <text:p>2.05</text:p>
          </table:table-cell>
          <table:table-cell office:value-type="float" office:value="1.13" calcext:value-type="float">
            <text:p>1.13</text:p>
          </table:table-cell>
          <table:table-cell office:value-type="float" office:value="-1.03" calcext:value-type="float">
            <text:p>-1.03</text:p>
          </table:table-cell>
          <table:table-cell office:value-type="float" office:value="0.05" calcext:value-type="float">
            <text:p>0.05</text:p>
          </table:table-cell>
          <table:table-cell office:value-type="float" office:value="0.19" calcext:value-type="float">
            <text:p>0.19</text:p>
          </table:table-cell>
          <table:table-cell office:value-type="float" office:value="0.409798713713" calcext:value-type="float">
            <text:p>0.4097987137</text:p>
          </table:table-cell>
          <table:table-cell office:value-type="float" office:value="-0.158857328089" calcext:value-type="float">
            <text:p>-0.1588573281</text:p>
          </table:table-cell>
          <table:table-cell office:value-type="float" office:value="0.514666848733" calcext:value-type="float">
            <text:p>0.5146668487</text:p>
          </table:table-cell>
          <table:table-cell office:value-type="float" office:value="0.122216815613" calcext:value-type="float">
            <text:p>0.1222168156</text:p>
          </table:table-cell>
          <table:table-cell office:value-type="float" office:value="0.21881543243" calcext:value-type="float">
            <text:p>0.2188154324</text:p>
          </table:table-cell>
          <table:table-cell office:value-type="float" office:value="0.0724982127359" calcext:value-type="float">
            <text:p>0.0724982127</text:p>
          </table:table-cell>
          <table:table-cell office:value-type="float" office:value="0.32368356745" calcext:value-type="float">
            <text:p>0.3236835675</text:p>
          </table:table-cell>
          <table:table-cell office:value-type="float" office:value="0.353572356437" calcext:value-type="float">
            <text:p>0.3535723564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2" calcext:value-type="float">
            <text:p>122</text:p>
          </table:table-cell>
          <table:table-cell office:value-type="float" office:value="-2" calcext:value-type="float">
            <text:p>-2</text:p>
          </table:table-cell>
          <table:table-cell office:value-type="float" office:value="0.317292541007" calcext:value-type="float">
            <text:p>0.317292541</text:p>
          </table:table-cell>
          <table:table-cell office:value-type="float" office:value="0.420145209257" calcext:value-type="float">
            <text:p>0.4201452093</text:p>
          </table:table-cell>
          <table:table-cell office:value-type="float" office:value="0.360508892216" calcext:value-type="float">
            <text:p>0.3605088922</text:p>
          </table:table-cell>
          <table:table-cell office:value-type="float" office:value="0.560365198409" calcext:value-type="float">
            <text:p>0.5603651984</text:p>
          </table:table-cell>
          <table:table-cell office:value-type="float" office:value="0.327769225339" calcext:value-type="float">
            <text:p>0.3277692253</text:p>
          </table:table-cell>
          <table:table-cell office:value-type="float" office:value="0.791004875526" calcext:value-type="float">
            <text:p>0.7910048755</text:p>
          </table:table-cell>
          <table:table-cell office:value-type="float" office:value="0.132702558986" calcext:value-type="float">
            <text:p>0.132702559</text:p>
          </table:table-cell>
          <table:table-cell office:value-type="float" office:value="0.823812603567" calcext:value-type="float">
            <text:p>0.8238126036</text:p>
          </table:table-cell>
          <table:table-cell office:value-type="float" office:value="5.01" calcext:value-type="float">
            <text:p>5.01</text:p>
          </table:table-cell>
          <table:table-cell office:value-type="float" office:value="2.05" calcext:value-type="float">
            <text:p>2.05</text:p>
          </table:table-cell>
          <table:table-cell office:value-type="float" office:value="1.14" calcext:value-type="float">
            <text:p>1.14</text:p>
          </table:table-cell>
          <table:table-cell office:value-type="float" office:value="-1.04" calcext:value-type="float">
            <text:p>-1.04</text:p>
          </table:table-cell>
          <table:table-cell office:value-type="float" office:value="0.05" calcext:value-type="float">
            <text:p>0.05</text:p>
          </table:table-cell>
          <table:table-cell office:value-type="float" office:value="0.17" calcext:value-type="float">
            <text:p>0.17</text:p>
          </table:table-cell>
          <table:table-cell office:value-type="float" office:value="0.403663371404" calcext:value-type="float">
            <text:p>0.4036633714</text:p>
          </table:table-cell>
          <table:table-cell office:value-type="float" office:value="-0.107220542996" calcext:value-type="float">
            <text:p>-0.107220543</text:p>
          </table:table-cell>
          <table:table-cell office:value-type="float" office:value="0.509699928697" calcext:value-type="float">
            <text:p>0.5096999287</text:p>
          </table:table-cell>
          <table:table-cell office:value-type="float" office:value="0.173414894035" calcext:value-type="float">
            <text:p>0.173414894</text:p>
          </table:table-cell>
          <table:table-cell office:value-type="float" office:value="0.21364423238" calcext:value-type="float">
            <text:p>0.2136442324</text:p>
          </table:table-cell>
          <table:table-cell office:value-type="float" office:value="0.124927527865" calcext:value-type="float">
            <text:p>0.1249275279</text:p>
          </table:table-cell>
          <table:table-cell office:value-type="float" office:value="0.319680789673" calcext:value-type="float">
            <text:p>0.3196807897</text:p>
          </table:table-cell>
          <table:table-cell office:value-type="float" office:value="0.405562964896" calcext:value-type="float">
            <text:p>0.4055629649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2" calcext:value-type="float">
            <text:p>122</text:p>
          </table:table-cell>
          <table:table-cell office:value-type="float" office:value="-3" calcext:value-type="float">
            <text:p>-3</text:p>
          </table:table-cell>
          <table:table-cell office:value-type="float" office:value="0.31534335906" calcext:value-type="float">
            <text:p>0.3153433591</text:p>
          </table:table-cell>
          <table:table-cell office:value-type="float" office:value="0.460097689652" calcext:value-type="float">
            <text:p>0.4600976897</text:p>
          </table:table-cell>
          <table:table-cell office:value-type="float" office:value="0.359828597897" calcext:value-type="float">
            <text:p>0.3598285979</text:p>
          </table:table-cell>
          <table:table-cell office:value-type="float" office:value="0.600359412986" calcext:value-type="float">
            <text:p>0.600359413</text:p>
          </table:table-cell>
          <table:table-cell office:value-type="float" office:value="0.326254755834" calcext:value-type="float">
            <text:p>0.3262547558</text:p>
          </table:table-cell>
          <table:table-cell office:value-type="float" office:value="0.83097619502" calcext:value-type="float">
            <text:p>0.830976195</text:p>
          </table:table-cell>
          <table:table-cell office:value-type="float" office:value="0.132418909136" calcext:value-type="float">
            <text:p>0.1324189091</text:p>
          </table:table-cell>
          <table:table-cell office:value-type="float" office:value="0.863811597839" calcext:value-type="float">
            <text:p>0.8638115978</text:p>
          </table:table-cell>
          <table:table-cell office:value-type="float" office:value="4.95" calcext:value-type="float">
            <text:p>4.95</text:p>
          </table:table-cell>
          <table:table-cell office:value-type="float" office:value="2.05" calcext:value-type="float">
            <text:p>2.05</text:p>
          </table:table-cell>
          <table:table-cell office:value-type="float" office:value="1.15" calcext:value-type="float">
            <text:p>1.15</text:p>
          </table:table-cell>
          <table:table-cell office:value-type="float" office:value="-1.05" calcext:value-type="float">
            <text:p>-1.05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403663371404" calcext:value-type="float">
            <text:p>0.4036633714</text:p>
          </table:table-cell>
          <table:table-cell office:value-type="float" office:value="-0.107220542996" calcext:value-type="float">
            <text:p>-0.107220543</text:p>
          </table:table-cell>
          <table:table-cell office:value-type="float" office:value="0.511912639301" calcext:value-type="float">
            <text:p>0.5119126393</text:p>
          </table:table-cell>
          <table:table-cell office:value-type="float" office:value="0.172568834929" calcext:value-type="float">
            <text:p>0.1725688349</text:p>
          </table:table-cell>
          <table:table-cell office:value-type="float" office:value="0.21548329636" calcext:value-type="float">
            <text:p>0.2154832964</text:p>
          </table:table-cell>
          <table:table-cell office:value-type="float" office:value="0.126420761906" calcext:value-type="float">
            <text:p>0.1264207619</text:p>
          </table:table-cell>
          <table:table-cell office:value-type="float" office:value="0.323732564256" calcext:value-type="float">
            <text:p>0.3237325643</text:p>
          </table:table-cell>
          <table:table-cell office:value-type="float" office:value="0.406210139832" calcext:value-type="float">
            <text:p>0.4062101398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2" calcext:value-type="float">
            <text:p>122</text:p>
          </table:table-cell>
          <table:table-cell office:value-type="float" office:value="-4" calcext:value-type="float">
            <text:p>-4</text:p>
          </table:table-cell>
          <table:table-cell office:value-type="float" office:value="0.313522772249" calcext:value-type="float">
            <text:p>0.3135227722</text:p>
          </table:table-cell>
          <table:table-cell office:value-type="float" office:value="0.500056236468" calcext:value-type="float">
            <text:p>0.5000562365</text:p>
          </table:table-cell>
          <table:table-cell office:value-type="float" office:value="0.357868970998" calcext:value-type="float">
            <text:p>0.357868971</text:p>
          </table:table-cell>
          <table:table-cell office:value-type="float" office:value="0.64031138243" calcext:value-type="float">
            <text:p>0.6403113824</text:p>
          </table:table-cell>
          <table:table-cell office:value-type="float" office:value="0.324818506829" calcext:value-type="float">
            <text:p>0.3248185068</text:p>
          </table:table-cell>
          <table:table-cell office:value-type="float" office:value="0.870950401564" calcext:value-type="float">
            <text:p>0.8709504016</text:p>
          </table:table-cell>
          <table:table-cell office:value-type="float" office:value="0.131274105578" calcext:value-type="float">
            <text:p>0.1312741056</text:p>
          </table:table-cell>
          <table:table-cell office:value-type="float" office:value="0.903795212293" calcext:value-type="float">
            <text:p>0.9037952123</text:p>
          </table:table-cell>
          <table:table-cell office:value-type="float" office:value="4.89" calcext:value-type="float">
            <text:p>4.89</text:p>
          </table:table-cell>
          <table:table-cell office:value-type="float" office:value="2.05" calcext:value-type="float">
            <text:p>2.05</text:p>
          </table:table-cell>
          <table:table-cell office:value-type="float" office:value="1.16" calcext:value-type="float">
            <text:p>1.16</text:p>
          </table:table-cell>
          <table:table-cell office:value-type="float" office:value="-1.06" calcext:value-type="float">
            <text:p>-1.06</text:p>
          </table:table-cell>
          <table:table-cell office:value-type="float" office:value="0.05" calcext:value-type="float">
            <text:p>0.05</text:p>
          </table:table-cell>
          <table:table-cell office:value-type="float" office:value="0.13" calcext:value-type="float">
            <text:p>0.13</text:p>
          </table:table-cell>
          <table:table-cell office:value-type="float" office:value="0.397528029095" calcext:value-type="float">
            <text:p>0.3975280291</text:p>
          </table:table-cell>
          <table:table-cell office:value-type="float" office:value="-0.0555837579029" calcext:value-type="float">
            <text:p>-0.0555837579</text:p>
          </table:table-cell>
          <table:table-cell office:value-type="float" office:value="0.507004526065" calcext:value-type="float">
            <text:p>0.5070045261</text:p>
          </table:table-cell>
          <table:table-cell office:value-type="float" office:value="0.223727710911" calcext:value-type="float">
            <text:p>0.2237277109</text:p>
          </table:table-cell>
          <table:table-cell office:value-type="float" office:value="0.210375450018" calcext:value-type="float">
            <text:p>0.21037545</text:p>
          </table:table-cell>
          <table:table-cell office:value-type="float" office:value="0.178881403998" calcext:value-type="float">
            <text:p>0.178881404</text:p>
          </table:table-cell>
          <table:table-cell office:value-type="float" office:value="0.319851946989" calcext:value-type="float">
            <text:p>0.319851947</text:p>
          </table:table-cell>
          <table:table-cell office:value-type="float" office:value="0.458192872812" calcext:value-type="float">
            <text:p>0.4581928728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4" calcext:value-type="float">
            <text:p>124</text:p>
          </table:table-cell>
          <table:table-cell office:value-type="float" office:value="-1" calcext:value-type="float">
            <text:p>-1</text:p>
          </table:table-cell>
          <table:table-cell office:value-type="float" office:value="0.0898679085513" calcext:value-type="float">
            <text:p>0.0898679086</text:p>
          </table:table-cell>
          <table:table-cell office:value-type="float" office:value="0.44451886074" calcext:value-type="float">
            <text:p>0.4445188607</text:p>
          </table:table-cell>
          <table:table-cell office:value-type="float" office:value="0.293415412315" calcext:value-type="float">
            <text:p>0.2934154123</text:p>
          </table:table-cell>
          <table:table-cell office:value-type="float" office:value="0.544826293018" calcext:value-type="float">
            <text:p>0.544826293</text:p>
          </table:table-cell>
          <table:table-cell office:value-type="float" office:value="-0.050485933327" calcext:value-type="float">
            <text:p>-0.0504859333</text:p>
          </table:table-cell>
          <table:table-cell office:value-type="float" office:value="1.00823535146" calcext:value-type="float">
            <text:p>1.0082353515</text:p>
          </table:table-cell>
          <table:table-cell office:value-type="float" office:value="0.056406574173" calcext:value-type="float">
            <text:p>0.0564065742</text:p>
          </table:table-cell>
          <table:table-cell office:value-type="float" office:value="0.789592395888" calcext:value-type="float">
            <text:p>0.7895923959</text:p>
          </table:table-cell>
          <table:table-cell office:value-type="float" office:value="5.19" calcext:value-type="float">
            <text:p>5.19</text:p>
          </table:table-cell>
          <table:table-cell office:value-type="float" office:value="2.05" calcext:value-type="float">
            <text:p>2.05</text:p>
          </table:table-cell>
          <table:table-cell office:value-type="float" office:value="1.11" calcext:value-type="float">
            <text:p>1.11</text:p>
          </table:table-cell>
          <table:table-cell office:value-type="float" office:value="-1.01" calcext:value-type="float">
            <text:p>-1.01</text:p>
          </table:table-cell>
          <table:table-cell office:value-type="float" office:value="0.05" calcext:value-type="float">
            <text:p>0.05</text:p>
          </table:table-cell>
          <table:table-cell office:value-type="float" office:value="0.23" calcext:value-type="float">
            <text:p>0.23</text:p>
          </table:table-cell>
          <table:table-cell office:value-type="float" office:value="0.236534796429" calcext:value-type="float">
            <text:p>0.2365347964</text:p>
          </table:table-cell>
          <table:table-cell office:value-type="float" office:value="0.116986374635" calcext:value-type="float">
            <text:p>0.1169863746</text:p>
          </table:table-cell>
          <table:table-cell office:value-type="float" office:value="0.267255262484" calcext:value-type="float">
            <text:p>0.2672552625</text:p>
          </table:table-cell>
          <table:table-cell office:value-type="float" office:value="0.41540931773" calcext:value-type="float">
            <text:p>0.4154093177</text:p>
          </table:table-cell>
          <table:table-cell office:value-type="float" office:value="-0.0065468203355" calcext:value-type="float">
            <text:p>-0.0065468203</text:p>
          </table:table-cell>
          <table:table-cell office:value-type="float" office:value="0.292802550202" calcext:value-type="float">
            <text:p>0.2928025502</text:p>
          </table:table-cell>
          <table:table-cell office:value-type="float" office:value="0.0241736457191" calcext:value-type="float">
            <text:p>0.0241736457</text:p>
          </table:table-cell>
          <table:table-cell office:value-type="float" office:value="0.591225493297" calcext:value-type="float">
            <text:p>0.5912254933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4" calcext:value-type="float">
            <text:p>124</text:p>
          </table:table-cell>
          <table:table-cell office:value-type="float" office:value="-2" calcext:value-type="float">
            <text:p>-2</text:p>
          </table:table-cell>
          <table:table-cell office:value-type="float" office:value="0.0692875847907" calcext:value-type="float">
            <text:p>0.0692875848</text:p>
          </table:table-cell>
          <table:table-cell office:value-type="float" office:value="0.478818281638" calcext:value-type="float">
            <text:p>0.4788182816</text:p>
          </table:table-cell>
          <table:table-cell office:value-type="float" office:value="0.280938671104" calcext:value-type="float">
            <text:p>0.2809386711</text:p>
          </table:table-cell>
          <table:table-cell office:value-type="float" office:value="0.582830647094" calcext:value-type="float">
            <text:p>0.5828306471</text:p>
          </table:table-cell>
          <table:table-cell office:value-type="float" office:value="-0.0527966294113" calcext:value-type="float">
            <text:p>-0.0527966294</text:p>
          </table:table-cell>
          <table:table-cell office:value-type="float" office:value="1.04816855423" calcext:value-type="float">
            <text:p>1.0481685542</text:p>
          </table:table-cell>
          <table:table-cell office:value-type="float" office:value="0.0528164192072" calcext:value-type="float">
            <text:p>0.0528164192</text:p>
          </table:table-cell>
          <table:table-cell office:value-type="float" office:value="0.82943095494" calcext:value-type="float">
            <text:p>0.8294309549</text:p>
          </table:table-cell>
          <table:table-cell office:value-type="float" office:value="5.13" calcext:value-type="float">
            <text:p>5.13</text:p>
          </table:table-cell>
          <table:table-cell office:value-type="float" office:value="2.05" calcext:value-type="float">
            <text:p>2.05</text:p>
          </table:table-cell>
          <table:table-cell office:value-type="float" office:value="1.12" calcext:value-type="float">
            <text:p>1.12</text:p>
          </table:table-cell>
          <table:table-cell office:value-type="float" office:value="-1.02" calcext:value-type="float">
            <text:p>-1.02</text:p>
          </table:table-cell>
          <table:table-cell office:value-type="float" office:value="0.05" calcext:value-type="float">
            <text:p>0.05</text:p>
          </table:table-cell>
          <table:table-cell office:value-type="float" office:value="0.21" calcext:value-type="float">
            <text:p>0.21</text:p>
          </table:table-cell>
          <table:table-cell office:value-type="float" office:value="0.218368525687" calcext:value-type="float">
            <text:p>0.2183685257</text:p>
          </table:table-cell>
          <table:table-cell office:value-type="float" office:value="0.141113808361" calcext:value-type="float">
            <text:p>0.1411138084</text:p>
          </table:table-cell>
          <table:table-cell office:value-type="float" office:value="0.250668150001" calcext:value-type="float">
            <text:p>0.25066815</text:p>
          </table:table-cell>
          <table:table-cell office:value-type="float" office:value="0.439369963819" calcext:value-type="float">
            <text:p>0.4393699638</text:p>
          </table:table-cell>
          <table:table-cell office:value-type="float" office:value="-0.0237790696184" calcext:value-type="float">
            <text:p>-0.0237790696</text:p>
          </table:table-cell>
          <table:table-cell office:value-type="float" office:value="0.318214181279" calcext:value-type="float">
            <text:p>0.3182141813</text:p>
          </table:table-cell>
          <table:table-cell office:value-type="float" office:value="0.00852055469624" calcext:value-type="float">
            <text:p>0.0085205547</text:p>
          </table:table-cell>
          <table:table-cell office:value-type="float" office:value="0.616470336738" calcext:value-type="float">
            <text:p>0.6164703367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4" calcext:value-type="float">
            <text:p>124</text:p>
          </table:table-cell>
          <table:table-cell office:value-type="float" office:value="-3" calcext:value-type="float">
            <text:p>-3</text:p>
          </table:table-cell>
          <table:table-cell office:value-type="float" office:value="0.0528107390861" calcext:value-type="float">
            <text:p>0.0528107391</text:p>
          </table:table-cell>
          <table:table-cell office:value-type="float" office:value="0.51526706153" calcext:value-type="float">
            <text:p>0.5152670615</text:p>
          </table:table-cell>
          <table:table-cell office:value-type="float" office:value="0.267203035682" calcext:value-type="float">
            <text:p>0.2672030357</text:p>
          </table:table-cell>
          <table:table-cell office:value-type="float" office:value="0.620398350239" calcext:value-type="float">
            <text:p>0.6203983502</text:p>
          </table:table-cell>
          <table:table-cell office:value-type="float" office:value="-0.0539067076009" calcext:value-type="float">
            <text:p>-0.0539067076</text:p>
          </table:table-cell>
          <table:table-cell office:value-type="float" office:value="1.08815314784" calcext:value-type="float">
            <text:p>1.0881531478</text:p>
          </table:table-cell>
          <table:table-cell office:value-type="float" office:value="0.0513938322072" calcext:value-type="float">
            <text:p>0.0513938322</text:p>
          </table:table-cell>
          <table:table-cell office:value-type="float" office:value="0.869405650013" calcext:value-type="float">
            <text:p>0.86940565</text:p>
          </table:table-cell>
          <table:table-cell office:value-type="float" office:value="5.07" calcext:value-type="float">
            <text:p>5.07</text:p>
          </table:table-cell>
          <table:table-cell office:value-type="float" office:value="2.05" calcext:value-type="float">
            <text:p>2.05</text:p>
          </table:table-cell>
          <table:table-cell office:value-type="float" office:value="1.13" calcext:value-type="float">
            <text:p>1.13</text:p>
          </table:table-cell>
          <table:table-cell office:value-type="float" office:value="-1.03" calcext:value-type="float">
            <text:p>-1.03</text:p>
          </table:table-cell>
          <table:table-cell office:value-type="float" office:value="0.05" calcext:value-type="float">
            <text:p>0.05</text:p>
          </table:table-cell>
          <table:table-cell office:value-type="float" office:value="0.19" calcext:value-type="float">
            <text:p>0.19</text:p>
          </table:table-cell>
          <table:table-cell office:value-type="float" office:value="0.187090679489" calcext:value-type="float">
            <text:p>0.1870906795</text:p>
          </table:table-cell>
          <table:table-cell office:value-type="float" office:value="0.182655309745" calcext:value-type="float">
            <text:p>0.1826553097</text:p>
          </table:table-cell>
          <table:table-cell office:value-type="float" office:value="0.228922418328" calcext:value-type="float">
            <text:p>0.2289224183</text:p>
          </table:table-cell>
          <table:table-cell office:value-type="float" office:value="0.479724503075" calcext:value-type="float">
            <text:p>0.4797245031</text:p>
          </table:table-cell>
          <table:table-cell office:value-type="float" office:value="-0.0492629191966" calcext:value-type="float">
            <text:p>-0.0492629192</text:p>
          </table:table-cell>
          <table:table-cell office:value-type="float" office:value="0.367417254929" calcext:value-type="float">
            <text:p>0.3674172549</text:p>
          </table:table-cell>
          <table:table-cell office:value-type="float" office:value="-0.00743118035743" calcext:value-type="float">
            <text:p>-0.0074311804</text:p>
          </table:table-cell>
          <table:table-cell office:value-type="float" office:value="0.664486448259" calcext:value-type="float">
            <text:p>0.6644864483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4" calcext:value-type="float">
            <text:p>124</text:p>
          </table:table-cell>
          <table:table-cell office:value-type="float" office:value="-4" calcext:value-type="float">
            <text:p>-4</text:p>
          </table:table-cell>
          <table:table-cell office:value-type="float" office:value="0.0371757939204" calcext:value-type="float">
            <text:p>0.0371757939</text:p>
          </table:table-cell>
          <table:table-cell office:value-type="float" office:value="0.552084835629" calcext:value-type="float">
            <text:p>0.5520848356</text:p>
          </table:table-cell>
          <table:table-cell office:value-type="float" office:value="0.247590269282" calcext:value-type="float">
            <text:p>0.2475902693</text:p>
          </table:table-cell>
          <table:table-cell office:value-type="float" office:value="0.655260068415" calcext:value-type="float">
            <text:p>0.6552600684</text:p>
          </table:table-cell>
          <table:table-cell office:value-type="float" office:value="-0.0538783540098" calcext:value-type="float">
            <text:p>-0.053878354</text:p>
          </table:table-cell>
          <table:table-cell office:value-type="float" office:value="1.1281531378" calcext:value-type="float">
            <text:p>1.1281531378</text:p>
          </table:table-cell>
          <table:table-cell office:value-type="float" office:value="0.0499935690755" calcext:value-type="float">
            <text:p>0.0499935691</text:p>
          </table:table-cell>
          <table:table-cell office:value-type="float" office:value="0.909381133289" calcext:value-type="float">
            <text:p>0.9093811333</text:p>
          </table:table-cell>
          <table:table-cell office:value-type="float" office:value="5.01" calcext:value-type="float">
            <text:p>5.01</text:p>
          </table:table-cell>
          <table:table-cell office:value-type="float" office:value="2.05" calcext:value-type="float">
            <text:p>2.05</text:p>
          </table:table-cell>
          <table:table-cell office:value-type="float" office:value="1.14" calcext:value-type="float">
            <text:p>1.14</text:p>
          </table:table-cell>
          <table:table-cell office:value-type="float" office:value="-1.04" calcext:value-type="float">
            <text:p>-1.04</text:p>
          </table:table-cell>
          <table:table-cell office:value-type="float" office:value="0.05" calcext:value-type="float">
            <text:p>0.05</text:p>
          </table:table-cell>
          <table:table-cell office:value-type="float" office:value="0.17" calcext:value-type="float">
            <text:p>0.17</text:p>
          </table:table-cell>
          <table:table-cell office:value-type="float" office:value="0.155812833292" calcext:value-type="float">
            <text:p>0.1558128333</text:p>
          </table:table-cell>
          <table:table-cell office:value-type="float" office:value="0.224196811129" calcext:value-type="float">
            <text:p>0.2241968111</text:p>
          </table:table-cell>
          <table:table-cell office:value-type="float" office:value="0.20846806381" calcext:value-type="float">
            <text:p>0.2084680638</text:p>
          </table:table-cell>
          <table:table-cell office:value-type="float" office:value="0.519539707944" calcext:value-type="float">
            <text:p>0.5195397079</text:p>
          </table:table-cell>
          <table:table-cell office:value-type="float" office:value="-0.0736340029179" calcext:value-type="float">
            <text:p>-0.0736340029</text:p>
          </table:table-cell>
          <table:table-cell office:value-type="float" office:value="0.417469026807" calcext:value-type="float">
            <text:p>0.4174690268</text:p>
          </table:table-cell>
          <table:table-cell office:value-type="float" office:value="-0.0209787723994" calcext:value-type="float">
            <text:p>-0.0209787724</text:p>
          </table:table-cell>
          <table:table-cell office:value-type="float" office:value="0.712811923622" calcext:value-type="float">
            <text:p>0.7128119236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2" calcext:value-type="float">
            <text:p>112</text:p>
          </table:table-cell>
          <table:table-cell office:value-type="float" office:value="-1" calcext:value-type="float">
            <text:p>-1</text:p>
          </table:table-cell>
          <table:table-cell office:value-type="float" office:value="0.309717773238" calcext:value-type="float">
            <text:p>0.3097177732</text:p>
          </table:table-cell>
          <table:table-cell office:value-type="float" office:value="0.171292384614" calcext:value-type="float">
            <text:p>0.1712923846</text:p>
          </table:table-cell>
          <table:table-cell office:value-type="float" office:value="0.346070208482" calcext:value-type="float">
            <text:p>0.3460702085</text:p>
          </table:table-cell>
          <table:table-cell office:value-type="float" office:value="0.336957796037" calcext:value-type="float">
            <text:p>0.336957796</text:p>
          </table:table-cell>
          <table:table-cell office:value-type="float" office:value="0.31099197706" calcext:value-type="float">
            <text:p>0.3109919771</text:p>
          </table:table-cell>
          <table:table-cell office:value-type="float" office:value="0.638293507405" calcext:value-type="float">
            <text:p>0.6382935074</text:p>
          </table:table-cell>
          <table:table-cell office:value-type="float" office:value="0.115225775823" calcext:value-type="float">
            <text:p>0.1152257758</text:p>
          </table:table-cell>
          <table:table-cell office:value-type="float" office:value="0.630822280773" calcext:value-type="float">
            <text:p>0.6308222808</text:p>
          </table:table-cell>
          <table:table-cell office:value-type="float" office:value="4.47" calcext:value-type="float">
            <text:p>4.47</text:p>
          </table:table-cell>
          <table:table-cell office:value-type="float" office:value="2.05" calcext:value-type="float">
            <text:p>2.05</text:p>
          </table:table-cell>
          <table:table-cell office:value-type="float" office:value="1.23" calcext:value-type="float">
            <text:p>1.23</text:p>
          </table:table-cell>
          <table:table-cell office:value-type="float" office:value="-1.13" calcext:value-type="float">
            <text:p>-1.13</text:p>
          </table:table-cell>
          <table:table-cell office:value-type="float" office:value="0.05" calcext:value-type="float">
            <text:p>0.05</text:p>
          </table:table-cell>
          <table:table-cell office:value-type="float" office:value="-0.01" calcext:value-type="float">
            <text:p>-0.01</text:p>
          </table:table-cell>
          <table:table-cell office:value-type="float" office:value="0.422341308298" calcext:value-type="float">
            <text:p>0.4223413083</text:p>
          </table:table-cell>
          <table:table-cell office:value-type="float" office:value="-0.265464932193" calcext:value-type="float">
            <text:p>-0.2654649322</text:p>
          </table:table-cell>
          <table:table-cell office:value-type="float" office:value="0.502717315695" calcext:value-type="float">
            <text:p>0.5027173157</text:p>
          </table:table-cell>
          <table:table-cell office:value-type="float" office:value="0.0235674145001" calcext:value-type="float">
            <text:p>0.0235674145</text:p>
          </table:table-cell>
          <table:table-cell office:value-type="float" office:value="0.212219957245" calcext:value-type="float">
            <text:p>0.2122199572</text:p>
          </table:table-cell>
          <table:table-cell office:value-type="float" office:value="-0.0513410945855" calcext:value-type="float">
            <text:p>-0.0513410946</text:p>
          </table:table-cell>
          <table:table-cell office:value-type="float" office:value="0.292595964642" calcext:value-type="float">
            <text:p>0.2925959646</text:p>
          </table:table-cell>
          <table:table-cell office:value-type="float" office:value="0.237691252108" calcext:value-type="float">
            <text:p>0.2376912521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2" calcext:value-type="float">
            <text:p>112</text:p>
          </table:table-cell>
          <table:table-cell office:value-type="float" office:value="-2" calcext:value-type="float">
            <text:p>-2</text:p>
          </table:table-cell>
          <table:table-cell office:value-type="float" office:value="0.30298688014" calcext:value-type="float">
            <text:p>0.3029868801</text:p>
          </table:table-cell>
          <table:table-cell office:value-type="float" office:value="0.21072200645" calcext:value-type="float">
            <text:p>0.2107220065</text:p>
          </table:table-cell>
          <table:table-cell office:value-type="float" office:value="0.351854784528" calcext:value-type="float">
            <text:p>0.3518547845</text:p>
          </table:table-cell>
          <table:table-cell office:value-type="float" office:value="0.37653731953" calcext:value-type="float">
            <text:p>0.3765373195</text:p>
          </table:table-cell>
          <table:table-cell office:value-type="float" office:value="0.307377122847" calcext:value-type="float">
            <text:p>0.3073771228</text:p>
          </table:table-cell>
          <table:table-cell office:value-type="float" office:value="0.678129832901" calcext:value-type="float">
            <text:p>0.6781298329</text:p>
          </table:table-cell>
          <table:table-cell office:value-type="float" office:value="0.10990718016" calcext:value-type="float">
            <text:p>0.1099071802</text:p>
          </table:table-cell>
          <table:table-cell office:value-type="float" office:value="0.670467110703" calcext:value-type="float">
            <text:p>0.6704671107</text:p>
          </table:table-cell>
          <table:table-cell office:value-type="float" office:value="4.41" calcext:value-type="float">
            <text:p>4.41</text:p>
          </table:table-cell>
          <table:table-cell office:value-type="float" office:value="2.05" calcext:value-type="float">
            <text:p>2.05</text:p>
          </table:table-cell>
          <table:table-cell office:value-type="float" office:value="1.24" calcext:value-type="float">
            <text:p>1.24</text:p>
          </table:table-cell>
          <table:table-cell office:value-type="float" office:value="-1.14" calcext:value-type="float">
            <text:p>-1.14</text:p>
          </table:table-cell>
          <table:table-cell office:value-type="float" office:value="0.05" calcext:value-type="float">
            <text:p>0.05</text:p>
          </table:table-cell>
          <table:table-cell office:value-type="float" office:value="-0.03" calcext:value-type="float">
            <text:p>-0.03</text:p>
          </table:table-cell>
          <table:table-cell office:value-type="float" office:value="0.391326556863" calcext:value-type="float">
            <text:p>0.3913265569</text:p>
          </table:table-cell>
          <table:table-cell office:value-type="float" office:value="-0.223726638104" calcext:value-type="float">
            <text:p>-0.2237266381</text:p>
          </table:table-cell>
          <table:table-cell office:value-type="float" office:value="0.486549331283" calcext:value-type="float">
            <text:p>0.4865493313</text:p>
          </table:table-cell>
          <table:table-cell office:value-type="float" office:value="0.0607599577696" calcext:value-type="float">
            <text:p>0.0607599578</text:p>
          </table:table-cell>
          <table:table-cell office:value-type="float" office:value="0.19256532501" calcext:value-type="float">
            <text:p>0.192565325</text:p>
          </table:table-cell>
          <table:table-cell office:value-type="float" office:value="0.000982001499318" calcext:value-type="float">
            <text:p>0.0009820015</text:p>
          </table:table-cell>
          <table:table-cell office:value-type="float" office:value="0.28778809943" calcext:value-type="float">
            <text:p>0.2877880994</text:p>
          </table:table-cell>
          <table:table-cell office:value-type="float" office:value="0.285468597373" calcext:value-type="float">
            <text:p>0.2854685974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2" calcext:value-type="float">
            <text:p>112</text:p>
          </table:table-cell>
          <table:table-cell office:value-type="float" office:value="-3" calcext:value-type="float">
            <text:p>-3</text:p>
          </table:table-cell>
          <table:table-cell office:value-type="float" office:value="0.29647918995" calcext:value-type="float">
            <text:p>0.29647919</text:p>
          </table:table-cell>
          <table:table-cell office:value-type="float" office:value="0.250189080935" calcext:value-type="float">
            <text:p>0.2501890809</text:p>
          </table:table-cell>
          <table:table-cell office:value-type="float" office:value="0.339987499293" calcext:value-type="float">
            <text:p>0.3399874993</text:p>
          </table:table-cell>
          <table:table-cell office:value-type="float" office:value="0.414736371104" calcext:value-type="float">
            <text:p>0.4147363711</text:p>
          </table:table-cell>
          <table:table-cell office:value-type="float" office:value="0.304784659836" calcext:value-type="float">
            <text:p>0.3047846598</text:p>
          </table:table-cell>
          <table:table-cell office:value-type="float" office:value="0.718045733687" calcext:value-type="float">
            <text:p>0.7180457337</text:p>
          </table:table-cell>
          <table:table-cell office:value-type="float" office:value="0.109079415701" calcext:value-type="float">
            <text:p>0.1090794157</text:p>
          </table:table-cell>
          <table:table-cell office:value-type="float" office:value="0.710458544861" calcext:value-type="float">
            <text:p>0.7104585449</text:p>
          </table:table-cell>
          <table:table-cell office:value-type="float" office:value="4.35" calcext:value-type="float">
            <text:p>4.35</text:p>
          </table:table-cell>
          <table:table-cell office:value-type="float" office:value="2.05" calcext:value-type="float">
            <text:p>2.05</text:p>
          </table:table-cell>
          <table:table-cell office:value-type="float" office:value="1.25" calcext:value-type="float">
            <text:p>1.25</text:p>
          </table:table-cell>
          <table:table-cell office:value-type="float" office:value="-1.15" calcext:value-type="float">
            <text:p>-1.15</text:p>
          </table:table-cell>
          <table:table-cell office:value-type="float" office:value="0.05" calcext:value-type="float">
            <text:p>0.05</text:p>
          </table:table-cell>
          <table:table-cell office:value-type="float" office:value="-0.05" calcext:value-type="float">
            <text:p>-0.05</text:p>
          </table:table-cell>
          <table:table-cell office:value-type="float" office:value="0.360311805428" calcext:value-type="float">
            <text:p>0.3603118054</text:p>
          </table:table-cell>
          <table:table-cell office:value-type="float" office:value="-0.181988344015" calcext:value-type="float">
            <text:p>-0.181988344</text:p>
          </table:table-cell>
          <table:table-cell office:value-type="float" office:value="0.470740198325" calcext:value-type="float">
            <text:p>0.4707401983</text:p>
          </table:table-cell>
          <table:table-cell office:value-type="float" office:value="0.0969481542102" calcext:value-type="float">
            <text:p>0.0969481542</text:p>
          </table:table-cell>
          <table:table-cell office:value-type="float" office:value="0.173959908371" calcext:value-type="float">
            <text:p>0.1739599084</text:p>
          </table:table-cell>
          <table:table-cell office:value-type="float" office:value="0.0531136986453" calcext:value-type="float">
            <text:p>0.0531136986</text:p>
          </table:table-cell>
          <table:table-cell office:value-type="float" office:value="0.284388301268" calcext:value-type="float">
            <text:p>0.2843883013</text:p>
          </table:table-cell>
          <table:table-cell office:value-type="float" office:value="0.332050196871" calcext:value-type="float">
            <text:p>0.3320501969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2" calcext:value-type="float">
            <text:p>112</text:p>
          </table:table-cell>
          <table:table-cell office:value-type="float" office:value="-4" calcext:value-type="float">
            <text:p>-4</text:p>
          </table:table-cell>
          <table:table-cell office:value-type="float" office:value="0.292344695801" calcext:value-type="float">
            <text:p>0.2923446958</text:p>
          </table:table-cell>
          <table:table-cell office:value-type="float" office:value="0.289974831627" calcext:value-type="float">
            <text:p>0.2899748316</text:p>
          </table:table-cell>
          <table:table-cell office:value-type="float" office:value="0.340441502654" calcext:value-type="float">
            <text:p>0.3404415027</text:p>
          </table:table-cell>
          <table:table-cell office:value-type="float" office:value="0.454733794533" calcext:value-type="float">
            <text:p>0.4547337945</text:p>
          </table:table-cell>
          <table:table-cell office:value-type="float" office:value="0.303301454369" calcext:value-type="float">
            <text:p>0.3033014544</text:p>
          </table:table-cell>
          <table:table-cell office:value-type="float" office:value="0.758018225497" calcext:value-type="float">
            <text:p>0.7580182255</text:p>
          </table:table-cell>
          <table:table-cell office:value-type="float" office:value="0.10823033293" calcext:value-type="float">
            <text:p>0.1082303329</text:p>
          </table:table-cell>
          <table:table-cell office:value-type="float" office:value="0.750449532076" calcext:value-type="float">
            <text:p>0.7504495321</text:p>
          </table:table-cell>
          <table:table-cell office:value-type="float" office:value="4.29" calcext:value-type="float">
            <text:p>4.29</text:p>
          </table:table-cell>
          <table:table-cell office:value-type="float" office:value="2.05" calcext:value-type="float">
            <text:p>2.05</text:p>
          </table:table-cell>
          <table:table-cell office:value-type="float" office:value="1.26" calcext:value-type="float">
            <text:p>1.26</text:p>
          </table:table-cell>
          <table:table-cell office:value-type="float" office:value="-1.16" calcext:value-type="float">
            <text:p>-1.16</text:p>
          </table:table-cell>
          <table:table-cell office:value-type="float" office:value="0.05" calcext:value-type="float">
            <text:p>0.05</text:p>
          </table:table-cell>
          <table:table-cell office:value-type="float" office:value="-0.07" calcext:value-type="float">
            <text:p>-0.07</text:p>
          </table:table-cell>
          <table:table-cell office:value-type="float" office:value="0.329297053994" calcext:value-type="float">
            <text:p>0.329297054</text:p>
          </table:table-cell>
          <table:table-cell office:value-type="float" office:value="-0.140250049926" calcext:value-type="float">
            <text:p>-0.1402500499</text:p>
          </table:table-cell>
          <table:table-cell office:value-type="float" office:value="0.456513579751" calcext:value-type="float">
            <text:p>0.4565135798</text:p>
          </table:table-cell>
          <table:table-cell office:value-type="float" office:value="0.131440869271" calcext:value-type="float">
            <text:p>0.1314408693</text:p>
          </table:table-cell>
          <table:table-cell office:value-type="float" office:value="0.15761407887" calcext:value-type="float">
            <text:p>0.1576140789</text:p>
          </table:table-cell>
          <table:table-cell office:value-type="float" office:value="0.10576815276" calcext:value-type="float">
            <text:p>0.1057681528</text:p>
          </table:table-cell>
          <table:table-cell office:value-type="float" office:value="0.284830604628" calcext:value-type="float">
            <text:p>0.2848306046</text:p>
          </table:table-cell>
          <table:table-cell office:value-type="float" office:value="0.377459071957" calcext:value-type="float">
            <text:p>0.377459072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4" calcext:value-type="float">
            <text:p>114</text:p>
          </table:table-cell>
          <table:table-cell office:value-type="float" office:value="-1" calcext:value-type="float">
            <text:p>-1</text:p>
          </table:table-cell>
          <table:table-cell office:value-type="float" office:value="0.155939955336" calcext:value-type="float">
            <text:p>0.1559399553</text:p>
          </table:table-cell>
          <table:table-cell office:value-type="float" office:value="0.256722900355" calcext:value-type="float">
            <text:p>0.2567229004</text:p>
          </table:table-cell>
          <table:table-cell office:value-type="float" office:value="0.286290579859" calcext:value-type="float">
            <text:p>0.2862905799</text:p>
          </table:table-cell>
          <table:table-cell office:value-type="float" office:value="0.451728295704" calcext:value-type="float">
            <text:p>0.4517282957</text:p>
          </table:table-cell>
          <table:table-cell office:value-type="float" office:value="0.24526808573" calcext:value-type="float">
            <text:p>0.2452680857</text:p>
          </table:table-cell>
          <table:table-cell office:value-type="float" office:value="0.721393773514" calcext:value-type="float">
            <text:p>0.7213937735</text:p>
          </table:table-cell>
          <table:table-cell office:value-type="float" office:value="0.038971262441" calcext:value-type="float">
            <text:p>0.0389712624</text:p>
          </table:table-cell>
          <table:table-cell office:value-type="float" office:value="0.735485227922" calcext:value-type="float">
            <text:p>0.7354852279</text:p>
          </table:table-cell>
          <table:table-cell office:value-type="float" office:value="4.59" calcext:value-type="float">
            <text:p>4.59</text:p>
          </table:table-cell>
          <table:table-cell office:value-type="float" office:value="2.05" calcext:value-type="float">
            <text:p>2.05</text:p>
          </table:table-cell>
          <table:table-cell office:value-type="float" office:value="1.21" calcext:value-type="float">
            <text:p>1.21</text:p>
          </table:table-cell>
          <table:table-cell office:value-type="float" office:value="-1.11" calcext:value-type="float">
            <text:p>-1.11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0693026252953" calcext:value-type="float">
            <text:p>0.0693026253</text:p>
          </table:table-cell>
          <table:table-cell office:value-type="float" office:value="-0.244425613246" calcext:value-type="float">
            <text:p>-0.2444256132</text:p>
          </table:table-cell>
          <table:table-cell office:value-type="float" office:value="0.261368558047" calcext:value-type="float">
            <text:p>0.261368558</text:p>
          </table:table-cell>
          <table:table-cell office:value-type="float" office:value="-0.0139680738252" calcext:value-type="float">
            <text:p>-0.0139680738</text:p>
          </table:table-cell>
          <table:table-cell office:value-type="float" office:value="-0.0342464919613" calcext:value-type="float">
            <text:p>-0.034246492</text:p>
          </table:table-cell>
          <table:table-cell office:value-type="float" office:value="0.0371371334289" calcext:value-type="float">
            <text:p>0.0371371334</text:p>
          </table:table-cell>
          <table:table-cell office:value-type="float" office:value="0.157819440791" calcext:value-type="float">
            <text:p>0.1578194408</text:p>
          </table:table-cell>
          <table:table-cell office:value-type="float" office:value="0.26759467285" calcext:value-type="float">
            <text:p>0.2675946729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4" calcext:value-type="float">
            <text:p>114</text:p>
          </table:table-cell>
          <table:table-cell office:value-type="float" office:value="-2" calcext:value-type="float">
            <text:p>-2</text:p>
          </table:table-cell>
          <table:table-cell office:value-type="float" office:value="0.162972393824" calcext:value-type="float">
            <text:p>0.1629723938</text:p>
          </table:table-cell>
          <table:table-cell office:value-type="float" office:value="0.296099858197" calcext:value-type="float">
            <text:p>0.2960998582</text:p>
          </table:table-cell>
          <table:table-cell office:value-type="float" office:value="0.288102900841" calcext:value-type="float">
            <text:p>0.2881029008</text:p>
          </table:table-cell>
          <table:table-cell office:value-type="float" office:value="0.49168721827" calcext:value-type="float">
            <text:p>0.4916872183</text:p>
          </table:table-cell>
          <table:table-cell office:value-type="float" office:value="0.249657683164" calcext:value-type="float">
            <text:p>0.2496576832</text:p>
          </table:table-cell>
          <table:table-cell office:value-type="float" office:value="0.761152186892" calcext:value-type="float">
            <text:p>0.7611521869</text:p>
          </table:table-cell>
          <table:table-cell office:value-type="float" office:value="0.0433728567287" calcext:value-type="float">
            <text:p>0.0433728567</text:p>
          </table:table-cell>
          <table:table-cell office:value-type="float" office:value="0.775242314935" calcext:value-type="float">
            <text:p>0.7752423149</text:p>
          </table:table-cell>
          <table:table-cell office:value-type="float" office:value="4.53" calcext:value-type="float">
            <text:p>4.53</text:p>
          </table:table-cell>
          <table:table-cell office:value-type="float" office:value="2.05" calcext:value-type="float">
            <text:p>2.05</text:p>
          </table:table-cell>
          <table:table-cell office:value-type="float" office:value="1.22" calcext:value-type="float">
            <text:p>1.22</text:p>
          </table:table-cell>
          <table:table-cell office:value-type="float" office:value="-1.12" calcext:value-type="float">
            <text:p>-1.12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0791538059532" calcext:value-type="float">
            <text:p>0.079153806</text:p>
          </table:table-cell>
          <table:table-cell office:value-type="float" office:value="-0.193367271718" calcext:value-type="float">
            <text:p>-0.1933672717</text:p>
          </table:table-cell>
          <table:table-cell office:value-type="float" office:value="0.270853984371" calcext:value-type="float">
            <text:p>0.2708539844</text:p>
          </table:table-cell>
          <table:table-cell office:value-type="float" office:value="0.0373946003377" calcext:value-type="float">
            <text:p>0.0373946003</text:p>
          </table:table-cell>
          <table:table-cell office:value-type="float" office:value="-0.024841748263" calcext:value-type="float">
            <text:p>-0.0248417483</text:p>
          </table:table-cell>
          <table:table-cell office:value-type="float" office:value="0.0880308887296" calcext:value-type="float">
            <text:p>0.0880308887</text:p>
          </table:table-cell>
          <table:table-cell office:value-type="float" office:value="0.166858430155" calcext:value-type="float">
            <text:p>0.1668584302</text:p>
          </table:table-cell>
          <table:table-cell office:value-type="float" office:value="0.318792760785" calcext:value-type="float">
            <text:p>0.3187927608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4" calcext:value-type="float">
            <text:p>114</text:p>
          </table:table-cell>
          <table:table-cell office:value-type="float" office:value="-3" calcext:value-type="float">
            <text:p>-3</text:p>
          </table:table-cell>
          <table:table-cell office:value-type="float" office:value="0.169365336724" calcext:value-type="float">
            <text:p>0.1693653367</text:p>
          </table:table-cell>
          <table:table-cell office:value-type="float" office:value="0.335585681996" calcext:value-type="float">
            <text:p>0.335585682</text:p>
          </table:table-cell>
          <table:table-cell office:value-type="float" office:value="0.291031950792" calcext:value-type="float">
            <text:p>0.2910319508</text:p>
          </table:table-cell>
          <table:table-cell office:value-type="float" office:value="0.531579832454" calcext:value-type="float">
            <text:p>0.5315798325</text:p>
          </table:table-cell>
          <table:table-cell office:value-type="float" office:value="0.254107246444" calcext:value-type="float">
            <text:p>0.2541072464</text:p>
          </table:table-cell>
          <table:table-cell office:value-type="float" office:value="0.800903933855" calcext:value-type="float">
            <text:p>0.8009039339</text:p>
          </table:table-cell>
          <table:table-cell office:value-type="float" office:value="0.0513423989418" calcext:value-type="float">
            <text:p>0.0513423989</text:p>
          </table:table-cell>
          <table:table-cell office:value-type="float" office:value="0.814440355663" calcext:value-type="float">
            <text:p>0.8144403557</text:p>
          </table:table-cell>
          <table:table-cell office:value-type="float" office:value="4.47" calcext:value-type="float">
            <text:p>4.47</text:p>
          </table:table-cell>
          <table:table-cell office:value-type="float" office:value="2.05" calcext:value-type="float">
            <text:p>2.05</text:p>
          </table:table-cell>
          <table:table-cell office:value-type="float" office:value="1.23" calcext:value-type="float">
            <text:p>1.23</text:p>
          </table:table-cell>
          <table:table-cell office:value-type="float" office:value="-1.13" calcext:value-type="float">
            <text:p>-1.13</text:p>
          </table:table-cell>
          <table:table-cell office:value-type="float" office:value="0.05" calcext:value-type="float">
            <text:p>0.05</text:p>
          </table:table-cell>
          <table:table-cell office:value-type="float" office:value="-0.01" calcext:value-type="float">
            <text:p>-0.01</text:p>
          </table:table-cell>
          <table:table-cell office:value-type="float" office:value="0.0890049866112" calcext:value-type="float">
            <text:p>0.0890049866</text:p>
          </table:table-cell>
          <table:table-cell office:value-type="float" office:value="-0.142308930189" calcext:value-type="float">
            <text:p>-0.1423089302</text:p>
          </table:table-cell>
          <table:table-cell office:value-type="float" office:value="0.280011295618" calcext:value-type="float">
            <text:p>0.2800112956</text:p>
          </table:table-cell>
          <table:table-cell office:value-type="float" office:value="0.0890275993939" calcext:value-type="float">
            <text:p>0.0890275994</text:p>
          </table:table-cell>
          <table:table-cell office:value-type="float" office:value="-0.015835170328" calcext:value-type="float">
            <text:p>-0.0158351703</text:p>
          </table:table-cell>
          <table:table-cell office:value-type="float" office:value="0.138775650485" calcext:value-type="float">
            <text:p>0.1387756505</text:p>
          </table:table-cell>
          <table:table-cell office:value-type="float" office:value="0.175171138679" calcext:value-type="float">
            <text:p>0.1751711387</text:p>
          </table:table-cell>
          <table:table-cell office:value-type="float" office:value="0.370112180068" calcext:value-type="float">
            <text:p>0.3701121801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4" calcext:value-type="float">
            <text:p>114</text:p>
          </table:table-cell>
          <table:table-cell office:value-type="float" office:value="-4" calcext:value-type="float">
            <text:p>-4</text:p>
          </table:table-cell>
          <table:table-cell office:value-type="float" office:value="0.175879153089" calcext:value-type="float">
            <text:p>0.1758791531</text:p>
          </table:table-cell>
          <table:table-cell office:value-type="float" office:value="0.375051745853" calcext:value-type="float">
            <text:p>0.3750517459</text:p>
          </table:table-cell>
          <table:table-cell office:value-type="float" office:value="0.293178492925" calcext:value-type="float">
            <text:p>0.2931784929</text:p>
          </table:table-cell>
          <table:table-cell office:value-type="float" office:value="0.571522195389" calcext:value-type="float">
            <text:p>0.5715221954</text:p>
          </table:table-cell>
          <table:table-cell office:value-type="float" office:value="0.25806685324" calcext:value-type="float">
            <text:p>0.2580668532</text:p>
          </table:table-cell>
          <table:table-cell office:value-type="float" office:value="0.840707470307" calcext:value-type="float">
            <text:p>0.8407074703</text:p>
          </table:table-cell>
          <table:table-cell office:value-type="float" office:value="0.0551531081488" calcext:value-type="float">
            <text:p>0.0551531081</text:p>
          </table:table-cell>
          <table:table-cell office:value-type="float" office:value="0.854258423111" calcext:value-type="float">
            <text:p>0.8542584231</text:p>
          </table:table-cell>
          <table:table-cell office:value-type="float" office:value="4.41" calcext:value-type="float">
            <text:p>4.41</text:p>
          </table:table-cell>
          <table:table-cell office:value-type="float" office:value="2.05" calcext:value-type="float">
            <text:p>2.05</text:p>
          </table:table-cell>
          <table:table-cell office:value-type="float" office:value="1.24" calcext:value-type="float">
            <text:p>1.24</text:p>
          </table:table-cell>
          <table:table-cell office:value-type="float" office:value="-1.14" calcext:value-type="float">
            <text:p>-1.14</text:p>
          </table:table-cell>
          <table:table-cell office:value-type="float" office:value="0.05" calcext:value-type="float">
            <text:p>0.05</text:p>
          </table:table-cell>
          <table:table-cell office:value-type="float" office:value="-0.03" calcext:value-type="float">
            <text:p>-0.03</text:p>
          </table:table-cell>
          <table:table-cell office:value-type="float" office:value="0.0890049866112" calcext:value-type="float">
            <text:p>0.0890049866</text:p>
          </table:table-cell>
          <table:table-cell office:value-type="float" office:value="-0.142308930189" calcext:value-type="float">
            <text:p>-0.1423089302</text:p>
          </table:table-cell>
          <table:table-cell office:value-type="float" office:value="0.279957976509" calcext:value-type="float">
            <text:p>0.2799579765</text:p>
          </table:table-cell>
          <table:table-cell office:value-type="float" office:value="0.0890716127459" calcext:value-type="float">
            <text:p>0.0890716127</text:p>
          </table:table-cell>
          <table:table-cell office:value-type="float" office:value="-0.0158999465632" calcext:value-type="float">
            <text:p>-0.0158999466</text:p>
          </table:table-cell>
          <table:table-cell office:value-type="float" office:value="0.138751481458" calcext:value-type="float">
            <text:p>0.1387514815</text:p>
          </table:table-cell>
          <table:table-cell office:value-type="float" office:value="0.175053043335" calcext:value-type="float">
            <text:p>0.1750530433</text:p>
          </table:table-cell>
          <table:table-cell office:value-type="float" office:value="0.370132024394" calcext:value-type="float">
            <text:p>0.3701320244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9" calcext:value-type="float">
            <text:p>119</text:p>
          </table:table-cell>
          <table:table-cell office:value-type="float" office:value="-1" calcext:value-type="float">
            <text:p>-1</text:p>
          </table:table-cell>
          <table:table-cell office:value-type="float" office:value="0.157845770853" calcext:value-type="float">
            <text:p>0.1578457709</text:p>
          </table:table-cell>
          <table:table-cell office:value-type="float" office:value="0.335602363244" calcext:value-type="float">
            <text:p>0.3356023632</text:p>
          </table:table-cell>
          <table:table-cell office:value-type="float" office:value="0.296658860011" calcext:value-type="float">
            <text:p>0.29665886</text:p>
          </table:table-cell>
          <table:table-cell office:value-type="float" office:value="0.501632727529" calcext:value-type="float">
            <text:p>0.5016327275</text:p>
          </table:table-cell>
          <table:table-cell office:value-type="float" office:value="0.231462047462" calcext:value-type="float">
            <text:p>0.2314620475</text:p>
          </table:table-cell>
          <table:table-cell office:value-type="float" office:value="0.805381904701" calcext:value-type="float">
            <text:p>0.8053819047</text:p>
          </table:table-cell>
          <table:table-cell office:value-type="float" office:value="0.0291890585196" calcext:value-type="float">
            <text:p>0.0291890585</text:p>
          </table:table-cell>
          <table:table-cell office:value-type="float" office:value="0.787940942747" calcext:value-type="float">
            <text:p>0.7879409427</text:p>
          </table:table-cell>
          <table:table-cell office:value-type="float" office:value="4.89" calcext:value-type="float">
            <text:p>4.89</text:p>
          </table:table-cell>
          <table:table-cell office:value-type="float" office:value="2.05" calcext:value-type="float">
            <text:p>2.05</text:p>
          </table:table-cell>
          <table:table-cell office:value-type="float" office:value="1.16" calcext:value-type="float">
            <text:p>1.16</text:p>
          </table:table-cell>
          <table:table-cell office:value-type="float" office:value="-1.06" calcext:value-type="float">
            <text:p>-1.06</text:p>
          </table:table-cell>
          <table:table-cell office:value-type="float" office:value="0.05" calcext:value-type="float">
            <text:p>0.05</text:p>
          </table:table-cell>
          <table:table-cell office:value-type="float" office:value="0.13" calcext:value-type="float">
            <text:p>0.13</text:p>
          </table:table-cell>
          <table:table-cell office:value-type="float" office:value="0.125768746552" calcext:value-type="float">
            <text:p>0.1257687466</text:p>
          </table:table-cell>
          <table:table-cell office:value-type="float" office:value="-0.0799011881973" calcext:value-type="float">
            <text:p>-0.0799011882</text:p>
          </table:table-cell>
          <table:table-cell office:value-type="float" office:value="0.29532148105" calcext:value-type="float">
            <text:p>0.2953214811</text:p>
          </table:table-cell>
          <table:table-cell office:value-type="float" office:value="0.167589963613" calcext:value-type="float">
            <text:p>0.1675899636</text:p>
          </table:table-cell>
          <table:table-cell office:value-type="float" office:value="-0.00378851087851" calcext:value-type="float">
            <text:p>-0.0037885109</text:p>
          </table:table-cell>
          <table:table-cell office:value-type="float" office:value="0.190681363064" calcext:value-type="float">
            <text:p>0.1906813631</text:p>
          </table:table-cell>
          <table:table-cell office:value-type="float" office:value="0.165764223619" calcext:value-type="float">
            <text:p>0.1657642236</text:p>
          </table:table-cell>
          <table:table-cell office:value-type="float" office:value="0.438172514874" calcext:value-type="float">
            <text:p>0.4381725149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9" calcext:value-type="float">
            <text:p>119</text:p>
          </table:table-cell>
          <table:table-cell office:value-type="float" office:value="-2" calcext:value-type="float">
            <text:p>-2</text:p>
          </table:table-cell>
          <table:table-cell office:value-type="float" office:value="0.16064898548" calcext:value-type="float">
            <text:p>0.1606489855</text:p>
          </table:table-cell>
          <table:table-cell office:value-type="float" office:value="0.375504017191" calcext:value-type="float">
            <text:p>0.3755040172</text:p>
          </table:table-cell>
          <table:table-cell office:value-type="float" office:value="0.296507440726" calcext:value-type="float">
            <text:p>0.2965074407</text:p>
          </table:table-cell>
          <table:table-cell office:value-type="float" office:value="0.54163244093" calcext:value-type="float">
            <text:p>0.5416324409</text:p>
          </table:table-cell>
          <table:table-cell office:value-type="float" office:value="0.236770286975" calcext:value-type="float">
            <text:p>0.236770287</text:p>
          </table:table-cell>
          <table:table-cell office:value-type="float" office:value="0.845028122595" calcext:value-type="float">
            <text:p>0.8450281226</text:p>
          </table:table-cell>
          <table:table-cell office:value-type="float" office:value="0.0297396321505" calcext:value-type="float">
            <text:p>0.0297396322</text:p>
          </table:table-cell>
          <table:table-cell office:value-type="float" office:value="0.827937153426" calcext:value-type="float">
            <text:p>0.8279371534</text:p>
          </table:table-cell>
          <table:table-cell office:value-type="float" office:value="4.83" calcext:value-type="float">
            <text:p>4.83</text:p>
          </table:table-cell>
          <table:table-cell office:value-type="float" office:value="2.05" calcext:value-type="float">
            <text:p>2.05</text:p>
          </table:table-cell>
          <table:table-cell office:value-type="float" office:value="1.17" calcext:value-type="float">
            <text:p>1.17</text:p>
          </table:table-cell>
          <table:table-cell office:value-type="float" office:value="-1.07" calcext:value-type="float">
            <text:p>-1.07</text:p>
          </table:table-cell>
          <table:table-cell office:value-type="float" office:value="0.05" calcext:value-type="float">
            <text:p>0.05</text:p>
          </table:table-cell>
          <table:table-cell office:value-type="float" office:value="0.11" calcext:value-type="float">
            <text:p>0.11</text:p>
          </table:table-cell>
          <table:table-cell office:value-type="float" office:value="0.105192275854" calcext:value-type="float">
            <text:p>0.1051922759</text:p>
          </table:table-cell>
          <table:table-cell office:value-type="float" office:value="-0.0321454675596" calcext:value-type="float">
            <text:p>-0.0321454676</text:p>
          </table:table-cell>
          <table:table-cell office:value-type="float" office:value="0.288844919088" calcext:value-type="float">
            <text:p>0.2888449191</text:p>
          </table:table-cell>
          <table:table-cell office:value-type="float" office:value="0.20507111414" calcext:value-type="float">
            <text:p>0.2050711141</text:p>
          </table:table-cell>
          <table:table-cell office:value-type="float" office:value="-0.00841698847959" calcext:value-type="float">
            <text:p>-0.0084169885</text:p>
          </table:table-cell>
          <table:table-cell office:value-type="float" office:value="0.245510677803" calcext:value-type="float">
            <text:p>0.2455106778</text:p>
          </table:table-cell>
          <table:table-cell office:value-type="float" office:value="0.175235654754" calcext:value-type="float">
            <text:p>0.1752356548</text:p>
          </table:table-cell>
          <table:table-cell office:value-type="float" office:value="0.482727259502" calcext:value-type="float">
            <text:p>0.4827272595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9" calcext:value-type="float">
            <text:p>119</text:p>
          </table:table-cell>
          <table:table-cell office:value-type="float" office:value="-3" calcext:value-type="float">
            <text:p>-3</text:p>
          </table:table-cell>
          <table:table-cell office:value-type="float" office:value="0.165555472362" calcext:value-type="float">
            <text:p>0.1655554724</text:p>
          </table:table-cell>
          <table:table-cell office:value-type="float" office:value="0.415201956514" calcext:value-type="float">
            <text:p>0.4152019565</text:p>
          </table:table-cell>
          <table:table-cell office:value-type="float" office:value="0.297641441565" calcext:value-type="float">
            <text:p>0.2976414416</text:p>
          </table:table-cell>
          <table:table-cell office:value-type="float" office:value="0.581616363225" calcext:value-type="float">
            <text:p>0.5816163632</text:p>
          </table:table-cell>
          <table:table-cell office:value-type="float" office:value="0.239642096793" calcext:value-type="float">
            <text:p>0.2396420968</text:p>
          </table:table-cell>
          <table:table-cell office:value-type="float" office:value="0.884924898259" calcext:value-type="float">
            <text:p>0.8849248983</text:p>
          </table:table-cell>
          <table:table-cell office:value-type="float" office:value="0.0347521745966" calcext:value-type="float">
            <text:p>0.0347521746</text:p>
          </table:table-cell>
          <table:table-cell office:value-type="float" office:value="0.867621840878" calcext:value-type="float">
            <text:p>0.8676218409</text:p>
          </table:table-cell>
          <table:table-cell office:value-type="float" office:value="4.77" calcext:value-type="float">
            <text:p>4.77</text:p>
          </table:table-cell>
          <table:table-cell office:value-type="float" office:value="2.05" calcext:value-type="float">
            <text:p>2.05</text:p>
          </table:table-cell>
          <table:table-cell office:value-type="float" office:value="1.18" calcext:value-type="float">
            <text:p>1.18</text:p>
          </table:table-cell>
          <table:table-cell office:value-type="float" office:value="-1.08" calcext:value-type="float">
            <text:p>-1.08</text:p>
          </table:table-cell>
          <table:table-cell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office:value-type="float" office:value="0.105192275854" calcext:value-type="float">
            <text:p>0.1051922759</text:p>
          </table:table-cell>
          <table:table-cell office:value-type="float" office:value="-0.0321454675596" calcext:value-type="float">
            <text:p>-0.0321454676</text:p>
          </table:table-cell>
          <table:table-cell office:value-type="float" office:value="0.288587563426" calcext:value-type="float">
            <text:p>0.2885875634</text:p>
          </table:table-cell>
          <table:table-cell office:value-type="float" office:value="0.205270135332" calcext:value-type="float">
            <text:p>0.2052701353</text:p>
          </table:table-cell>
          <table:table-cell office:value-type="float" office:value="-0.00871802371904" calcext:value-type="float">
            <text:p>-0.0087180237</text:p>
          </table:table-cell>
          <table:table-cell office:value-type="float" office:value="0.245387311858" calcext:value-type="float">
            <text:p>0.2453873119</text:p>
          </table:table-cell>
          <table:table-cell office:value-type="float" office:value="0.174677263853" calcext:value-type="float">
            <text:p>0.1746772639</text:p>
          </table:table-cell>
          <table:table-cell office:value-type="float" office:value="0.48280291475" calcext:value-type="float">
            <text:p>0.4828029148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9" calcext:value-type="float">
            <text:p>119</text:p>
          </table:table-cell>
          <table:table-cell office:value-type="float" office:value="-4" calcext:value-type="float">
            <text:p>-4</text:p>
          </table:table-cell>
          <table:table-cell office:value-type="float" office:value="0.170868791809" calcext:value-type="float">
            <text:p>0.1708687918</text:p>
          </table:table-cell>
          <table:table-cell office:value-type="float" office:value="0.454847493923" calcext:value-type="float">
            <text:p>0.4548474939</text:p>
          </table:table-cell>
          <table:table-cell office:value-type="float" office:value="0.298645956877" calcext:value-type="float">
            <text:p>0.2986459569</text:p>
          </table:table-cell>
          <table:table-cell office:value-type="float" office:value="0.621603748098" calcext:value-type="float">
            <text:p>0.6216037481</text:p>
          </table:table-cell>
          <table:table-cell office:value-type="float" office:value="0.245300783537" calcext:value-type="float">
            <text:p>0.2453007835</text:p>
          </table:table-cell>
          <table:table-cell office:value-type="float" office:value="0.924522616177" calcext:value-type="float">
            <text:p>0.9245226162</text:p>
          </table:table-cell>
          <table:table-cell office:value-type="float" office:value="0.0392695852019" calcext:value-type="float">
            <text:p>0.0392695852</text:p>
          </table:table-cell>
          <table:table-cell office:value-type="float" office:value="0.907365934797" calcext:value-type="float">
            <text:p>0.9073659348</text:p>
          </table:table-cell>
          <table:table-cell office:value-type="float" office:value="4.71" calcext:value-type="float">
            <text:p>4.71</text:p>
          </table:table-cell>
          <table:table-cell office:value-type="float" office:value="2.05" calcext:value-type="float">
            <text:p>2.05</text:p>
          </table:table-cell>
          <table:table-cell office:value-type="float" office:value="1.19" calcext:value-type="float">
            <text:p>1.19</text:p>
          </table:table-cell>
          <table:table-cell office:value-type="float" office:value="-1.09" calcext:value-type="float">
            <text:p>-1.09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105028676202" calcext:value-type="float">
            <text:p>0.1050286762</text:p>
          </table:table-cell>
          <table:table-cell office:value-type="float" office:value="-0.0208703938082" calcext:value-type="float">
            <text:p>-0.0208703938</text:p>
          </table:table-cell>
          <table:table-cell office:value-type="float" office:value="0.289230639824" calcext:value-type="float">
            <text:p>0.2892306398</text:p>
          </table:table-cell>
          <table:table-cell office:value-type="float" office:value="0.215919885971" calcext:value-type="float">
            <text:p>0.215919886</text:p>
          </table:table-cell>
          <table:table-cell office:value-type="float" office:value="-0.00793673964453" calcext:value-type="float">
            <text:p>-0.0079367396</text:p>
          </table:table-cell>
          <table:table-cell office:value-type="float" office:value="0.257048326005" calcext:value-type="float">
            <text:p>0.257048326</text:p>
          </table:table-cell>
          <table:table-cell office:value-type="float" office:value="0.176265223978" calcext:value-type="float">
            <text:p>0.176265224</text:p>
          </table:table-cell>
          <table:table-cell office:value-type="float" office:value="0.493838605784" calcext:value-type="float">
            <text:p>0.4938386058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9" calcext:value-type="float">
            <text:p>119</text:p>
          </table:table-cell>
          <table:table-cell office:value-type="float" office:value="-1" calcext:value-type="float">
            <text:p>-1</text:p>
          </table:table-cell>
          <table:table-cell office:value-type="float" office:value="0.342896971995" calcext:value-type="float">
            <text:p>0.342896972</text:p>
          </table:table-cell>
          <table:table-cell office:value-type="float" office:value="0.2891895377" calcext:value-type="float">
            <text:p>0.2891895377</text:p>
          </table:table-cell>
          <table:table-cell office:value-type="float" office:value="0.350638177082" calcext:value-type="float">
            <text:p>0.3506381771</text:p>
          </table:table-cell>
          <table:table-cell office:value-type="float" office:value="0.497197848982" calcext:value-type="float">
            <text:p>0.497197849</text:p>
          </table:table-cell>
          <table:table-cell office:value-type="float" office:value="0.329910576331" calcext:value-type="float">
            <text:p>0.3299105763</text:p>
          </table:table-cell>
          <table:table-cell office:value-type="float" office:value="0.833887616636" calcext:value-type="float">
            <text:p>0.8338876166</text:p>
          </table:table-cell>
          <table:table-cell office:value-type="float" office:value="0.130103973445" calcext:value-type="float">
            <text:p>0.1301039734</text:p>
          </table:table-cell>
          <table:table-cell office:value-type="float" office:value="0.763695879281" calcext:value-type="float">
            <text:p>0.7636958793</text:p>
          </table:table-cell>
          <table:table-cell office:value-type="float" office:value="4.89" calcext:value-type="float">
            <text:p>4.89</text:p>
          </table:table-cell>
          <table:table-cell office:value-type="float" office:value="2.05" calcext:value-type="float">
            <text:p>2.05</text:p>
          </table:table-cell>
          <table:table-cell office:value-type="float" office:value="1.16" calcext:value-type="float">
            <text:p>1.16</text:p>
          </table:table-cell>
          <table:table-cell office:value-type="float" office:value="-1.06" calcext:value-type="float">
            <text:p>-1.06</text:p>
          </table:table-cell>
          <table:table-cell office:value-type="float" office:value="0.05" calcext:value-type="float">
            <text:p>0.05</text:p>
          </table:table-cell>
          <table:table-cell office:value-type="float" office:value="0.13" calcext:value-type="float">
            <text:p>0.13</text:p>
          </table:table-cell>
          <table:table-cell office:value-type="float" office:value="0.509811612685" calcext:value-type="float">
            <text:p>0.5098116127</text:p>
          </table:table-cell>
          <table:table-cell office:value-type="float" office:value="-0.174565719891" calcext:value-type="float">
            <text:p>-0.1745657199</text:p>
          </table:table-cell>
          <table:table-cell office:value-type="float" office:value="0.562963821639" calcext:value-type="float">
            <text:p>0.5629638216</text:p>
          </table:table-cell>
          <table:table-cell office:value-type="float" office:value="0.120688141529" calcext:value-type="float">
            <text:p>0.1206881415</text:p>
          </table:table-cell>
          <table:table-cell office:value-type="float" office:value="0.280690372607" calcext:value-type="float">
            <text:p>0.2806903726</text:p>
          </table:table-cell>
          <table:table-cell office:value-type="float" office:value="0.0190923740412" calcext:value-type="float">
            <text:p>0.019092374</text:p>
          </table:table-cell>
          <table:table-cell office:value-type="float" office:value="0.333842581562" calcext:value-type="float">
            <text:p>0.3338425816</text:p>
          </table:table-cell>
          <table:table-cell office:value-type="float" office:value="0.314346235461" calcext:value-type="float">
            <text:p>0.3143462355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9" calcext:value-type="float">
            <text:p>119</text:p>
          </table:table-cell>
          <table:table-cell office:value-type="float" office:value="-2" calcext:value-type="float">
            <text:p>-2</text:p>
          </table:table-cell>
          <table:table-cell office:value-type="float" office:value="0.34324942473" calcext:value-type="float">
            <text:p>0.3432494247</text:p>
          </table:table-cell>
          <table:table-cell office:value-type="float" office:value="0.329187984883" calcext:value-type="float">
            <text:p>0.3291879849</text:p>
          </table:table-cell>
          <table:table-cell office:value-type="float" office:value="0.350502500845" calcext:value-type="float">
            <text:p>0.3505025008</text:p>
          </table:table-cell>
          <table:table-cell office:value-type="float" office:value="0.537197618881" calcext:value-type="float">
            <text:p>0.5371976189</text:p>
          </table:table-cell>
          <table:table-cell office:value-type="float" office:value="0.331242465869" calcext:value-type="float">
            <text:p>0.3312424659</text:p>
          </table:table-cell>
          <table:table-cell office:value-type="float" office:value="0.873865436364" calcext:value-type="float">
            <text:p>0.8738654364</text:p>
          </table:table-cell>
          <table:table-cell office:value-type="float" office:value="0.131912431285" calcext:value-type="float">
            <text:p>0.1319124313</text:p>
          </table:table-cell>
          <table:table-cell office:value-type="float" office:value="0.803654976872" calcext:value-type="float">
            <text:p>0.8036549769</text:p>
          </table:table-cell>
          <table:table-cell office:value-type="float" office:value="4.83" calcext:value-type="float">
            <text:p>4.83</text:p>
          </table:table-cell>
          <table:table-cell office:value-type="float" office:value="2.05" calcext:value-type="float">
            <text:p>2.05</text:p>
          </table:table-cell>
          <table:table-cell office:value-type="float" office:value="1.17" calcext:value-type="float">
            <text:p>1.17</text:p>
          </table:table-cell>
          <table:table-cell office:value-type="float" office:value="-1.07" calcext:value-type="float">
            <text:p>-1.07</text:p>
          </table:table-cell>
          <table:table-cell office:value-type="float" office:value="0.05" calcext:value-type="float">
            <text:p>0.05</text:p>
          </table:table-cell>
          <table:table-cell office:value-type="float" office:value="0.11" calcext:value-type="float">
            <text:p>0.11</text:p>
          </table:table-cell>
          <table:table-cell office:value-type="float" office:value="0.505429520249" calcext:value-type="float">
            <text:p>0.5054295202</text:p>
          </table:table-cell>
          <table:table-cell office:value-type="float" office:value="-0.122750690547" calcext:value-type="float">
            <text:p>-0.1227506905</text:p>
          </table:table-cell>
          <table:table-cell office:value-type="float" office:value="0.558860304538" calcext:value-type="float">
            <text:p>0.5588603045</text:p>
          </table:table-cell>
          <table:table-cell office:value-type="float" office:value="0.172452885465" calcext:value-type="float">
            <text:p>0.1724528855</text:p>
          </table:table-cell>
          <table:table-cell office:value-type="float" office:value="0.276491116279" calcext:value-type="float">
            <text:p>0.2764911163</text:p>
          </table:table-cell>
          <table:table-cell office:value-type="float" office:value="0.0711235139975" calcext:value-type="float">
            <text:p>0.071123514</text:p>
          </table:table-cell>
          <table:table-cell office:value-type="float" office:value="0.329921900568" calcext:value-type="float">
            <text:p>0.3299219006</text:p>
          </table:table-cell>
          <table:table-cell office:value-type="float" office:value="0.366327090009" calcext:value-type="float">
            <text:p>0.36632709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9" calcext:value-type="float">
            <text:p>119</text:p>
          </table:table-cell>
          <table:table-cell office:value-type="float" office:value="-3" calcext:value-type="float">
            <text:p>-3</text:p>
          </table:table-cell>
          <table:table-cell office:value-type="float" office:value="0.343609218126" calcext:value-type="float">
            <text:p>0.3436092181</text:p>
          </table:table-cell>
          <table:table-cell office:value-type="float" office:value="0.369186366709" calcext:value-type="float">
            <text:p>0.3691863667</text:p>
          </table:table-cell>
          <table:table-cell office:value-type="float" office:value="0.351455243352" calcext:value-type="float">
            <text:p>0.3514552434</text:p>
          </table:table-cell>
          <table:table-cell office:value-type="float" office:value="0.577186270793" calcext:value-type="float">
            <text:p>0.5771862708</text:p>
          </table:table-cell>
          <table:table-cell office:value-type="float" office:value="0.329151950224" calcext:value-type="float">
            <text:p>0.3291519502</text:p>
          </table:table-cell>
          <table:table-cell office:value-type="float" office:value="0.913810770815" calcext:value-type="float">
            <text:p>0.9138107708</text:p>
          </table:table-cell>
          <table:table-cell office:value-type="float" office:value="0.131069467197" calcext:value-type="float">
            <text:p>0.1310694672</text:p>
          </table:table-cell>
          <table:table-cell office:value-type="float" office:value="0.84364609353" calcext:value-type="float">
            <text:p>0.8436460935</text:p>
          </table:table-cell>
          <table:table-cell office:value-type="float" office:value="4.77" calcext:value-type="float">
            <text:p>4.77</text:p>
          </table:table-cell>
          <table:table-cell office:value-type="float" office:value="2.05" calcext:value-type="float">
            <text:p>2.05</text:p>
          </table:table-cell>
          <table:table-cell office:value-type="float" office:value="1.18" calcext:value-type="float">
            <text:p>1.18</text:p>
          </table:table-cell>
          <table:table-cell office:value-type="float" office:value="-1.08" calcext:value-type="float">
            <text:p>-1.08</text:p>
          </table:table-cell>
          <table:table-cell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office:value-type="float" office:value="0.501047427812" calcext:value-type="float">
            <text:p>0.5010474278</text:p>
          </table:table-cell>
          <table:table-cell office:value-type="float" office:value="-0.0709356612033" calcext:value-type="float">
            <text:p>-0.0709356612</text:p>
          </table:table-cell>
          <table:table-cell office:value-type="float" office:value="0.554776249115" calcext:value-type="float">
            <text:p>0.5547762491</text:p>
          </table:table-cell>
          <table:table-cell office:value-type="float" office:value="0.224213815776" calcext:value-type="float">
            <text:p>0.2242138158</text:p>
          </table:table-cell>
          <table:table-cell office:value-type="float" office:value="0.272304893486" calcext:value-type="float">
            <text:p>0.2723048935</text:p>
          </table:table-cell>
          <table:table-cell office:value-type="float" office:value="0.12316960145" calcext:value-type="float">
            <text:p>0.1231696015</text:p>
          </table:table-cell>
          <table:table-cell office:value-type="float" office:value="0.326033714789" calcext:value-type="float">
            <text:p>0.3260337148</text:p>
          </table:table-cell>
          <table:table-cell office:value-type="float" office:value="0.41831907843" calcext:value-type="float">
            <text:p>0.4183190784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9" calcext:value-type="float">
            <text:p>119</text:p>
          </table:table-cell>
          <table:table-cell office:value-type="float" office:value="-4" calcext:value-type="float">
            <text:p>-4</text:p>
          </table:table-cell>
          <table:table-cell office:value-type="float" office:value="0.339800008884" calcext:value-type="float">
            <text:p>0.3398000089</text:p>
          </table:table-cell>
          <table:table-cell office:value-type="float" office:value="0.40900457768" calcext:value-type="float">
            <text:p>0.4090045777</text:p>
          </table:table-cell>
          <table:table-cell office:value-type="float" office:value="0.352435077985" calcext:value-type="float">
            <text:p>0.352435078</text:p>
          </table:table-cell>
          <table:table-cell office:value-type="float" office:value="0.617174268043" calcext:value-type="float">
            <text:p>0.617174268</text:p>
          </table:table-cell>
          <table:table-cell office:value-type="float" office:value="0.328825924646" calcext:value-type="float">
            <text:p>0.3288259246</text:p>
          </table:table-cell>
          <table:table-cell office:value-type="float" office:value="0.953809442134" calcext:value-type="float">
            <text:p>0.9538094421</text:p>
          </table:table-cell>
          <table:table-cell office:value-type="float" office:value="0.129389022592" calcext:value-type="float">
            <text:p>0.1293890226</text:p>
          </table:table-cell>
          <table:table-cell office:value-type="float" office:value="0.883610779265" calcext:value-type="float">
            <text:p>0.8836107793</text:p>
          </table:table-cell>
          <table:table-cell office:value-type="float" office:value="4.71" calcext:value-type="float">
            <text:p>4.71</text:p>
          </table:table-cell>
          <table:table-cell office:value-type="float" office:value="2.05" calcext:value-type="float">
            <text:p>2.05</text:p>
          </table:table-cell>
          <table:table-cell office:value-type="float" office:value="1.19" calcext:value-type="float">
            <text:p>1.19</text:p>
          </table:table-cell>
          <table:table-cell office:value-type="float" office:value="-1.09" calcext:value-type="float">
            <text:p>-1.09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496665335376" calcext:value-type="float">
            <text:p>0.4966653354</text:p>
          </table:table-cell>
          <table:table-cell office:value-type="float" office:value="-0.0191206318597" calcext:value-type="float">
            <text:p>-0.0191206319</text:p>
          </table:table-cell>
          <table:table-cell office:value-type="float" office:value="0.548126130567" calcext:value-type="float">
            <text:p>0.5481261306</text:p>
          </table:table-cell>
          <table:table-cell office:value-type="float" office:value="0.276432724674" calcext:value-type="float">
            <text:p>0.2764327247</text:p>
          </table:table-cell>
          <table:table-cell office:value-type="float" office:value="0.26643901804" calcext:value-type="float">
            <text:p>0.266439018</text:p>
          </table:table-cell>
          <table:table-cell office:value-type="float" office:value="0.173222402342" calcext:value-type="float">
            <text:p>0.1732224023</text:p>
          </table:table-cell>
          <table:table-cell office:value-type="float" office:value="0.317899813231" calcext:value-type="float">
            <text:p>0.3178998132</text:p>
          </table:table-cell>
          <table:table-cell office:value-type="float" office:value="0.468775758875" calcext:value-type="float">
            <text:p>0.4687757589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07" calcext:value-type="float">
            <text:p>107</text:p>
          </table:table-cell>
          <table:table-cell office:value-type="float" office:value="-1" calcext:value-type="float">
            <text:p>-1</text:p>
          </table:table-cell>
          <table:table-cell office:value-type="float" office:value="0.305795912437" calcext:value-type="float">
            <text:p>0.3057959124</text:p>
          </table:table-cell>
          <table:table-cell office:value-type="float" office:value="0.0905187843229" calcext:value-type="float">
            <text:p>0.0905187843</text:p>
          </table:table-cell>
          <table:table-cell office:value-type="float" office:value="0.340921531891" calcext:value-type="float">
            <text:p>0.3409215319</text:p>
          </table:table-cell>
          <table:table-cell office:value-type="float" office:value="0.285413521721" calcext:value-type="float">
            <text:p>0.2854135217</text:p>
          </table:table-cell>
          <table:table-cell office:value-type="float" office:value="0.321359363901" calcext:value-type="float">
            <text:p>0.3213593639</text:p>
          </table:table-cell>
          <table:table-cell office:value-type="float" office:value="0.533324214357" calcext:value-type="float">
            <text:p>0.5333242144</text:p>
          </table:table-cell>
          <table:table-cell office:value-type="float" office:value="0.135769516187" calcext:value-type="float">
            <text:p>0.1357695162</text:p>
          </table:table-cell>
          <table:table-cell office:value-type="float" office:value="0.593219021545" calcext:value-type="float">
            <text:p>0.5932190215</text:p>
          </table:table-cell>
          <table:table-cell office:value-type="float" office:value="4.17" calcext:value-type="float">
            <text:p>4.17</text:p>
          </table:table-cell>
          <table:table-cell office:value-type="float" office:value="2.05" calcext:value-type="float">
            <text:p>2.05</text:p>
          </table:table-cell>
          <table:table-cell office:value-type="float" office:value="1.28" calcext:value-type="float">
            <text:p>1.28</text:p>
          </table:table-cell>
          <table:table-cell office:value-type="float" office:value="-1.18" calcext:value-type="float">
            <text:p>-1.18</text:p>
          </table:table-cell>
          <table:table-cell office:value-type="float" office:value="0.05" calcext:value-type="float">
            <text:p>0.05</text:p>
          </table:table-cell>
          <table:table-cell office:value-type="float" office:value="-0.11" calcext:value-type="float">
            <text:p>-0.11</text:p>
          </table:table-cell>
          <table:table-cell office:value-type="float" office:value="0.365750788037" calcext:value-type="float">
            <text:p>0.365750788</text:p>
          </table:table-cell>
          <table:table-cell office:value-type="float" office:value="-0.39542865686" calcext:value-type="float">
            <text:p>-0.3954286569</text:p>
          </table:table-cell>
          <table:table-cell office:value-type="float" office:value="0.482808867784" calcext:value-type="float">
            <text:p>0.4828088678</text:p>
          </table:table-cell>
          <table:table-cell office:value-type="float" office:value="-0.119208806078" calcext:value-type="float">
            <text:p>-0.1192088061</text:p>
          </table:table-cell>
          <table:table-cell office:value-type="float" office:value="0.185066420104" calcext:value-type="float">
            <text:p>0.1850664201</text:p>
          </table:table-cell>
          <table:table-cell office:value-type="float" office:value="-0.155943460691" calcext:value-type="float">
            <text:p>-0.1559434607</text:p>
          </table:table-cell>
          <table:table-cell office:value-type="float" office:value="0.30212449985" calcext:value-type="float">
            <text:p>0.3021244999</text:p>
          </table:table-cell>
          <table:table-cell office:value-type="float" office:value="0.120276390091" calcext:value-type="float">
            <text:p>0.1202763901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07" calcext:value-type="float">
            <text:p>107</text:p>
          </table:table-cell>
          <table:table-cell office:value-type="float" office:value="-2" calcext:value-type="float">
            <text:p>-2</text:p>
          </table:table-cell>
          <table:table-cell office:value-type="float" office:value="0.304233916785" calcext:value-type="float">
            <text:p>0.3042339168</text:p>
          </table:table-cell>
          <table:table-cell office:value-type="float" office:value="0.130488274807" calcext:value-type="float">
            <text:p>0.1304882748</text:p>
          </table:table-cell>
          <table:table-cell office:value-type="float" office:value="0.342164428257" calcext:value-type="float">
            <text:p>0.3421644283</text:p>
          </table:table-cell>
          <table:table-cell office:value-type="float" office:value="0.325394207165" calcext:value-type="float">
            <text:p>0.3253942072</text:p>
          </table:table-cell>
          <table:table-cell office:value-type="float" office:value="0.319142616094" calcext:value-type="float">
            <text:p>0.3191426161</text:p>
          </table:table-cell>
          <table:table-cell office:value-type="float" office:value="0.573262742487" calcext:value-type="float">
            <text:p>0.5732627425</text:p>
          </table:table-cell>
          <table:table-cell office:value-type="float" office:value="0.132914812703" calcext:value-type="float">
            <text:p>0.1329148127</text:p>
          </table:table-cell>
          <table:table-cell office:value-type="float" office:value="0.633117024854" calcext:value-type="float">
            <text:p>0.6331170249</text:p>
          </table:table-cell>
          <table:table-cell office:value-type="float" office:value="4.11" calcext:value-type="float">
            <text:p>4.11</text:p>
          </table:table-cell>
          <table:table-cell office:value-type="float" office:value="2.05" calcext:value-type="float">
            <text:p>2.05</text:p>
          </table:table-cell>
          <table:table-cell office:value-type="float" office:value="1.29" calcext:value-type="float">
            <text:p>1.29</text:p>
          </table:table-cell>
          <table:table-cell office:value-type="float" office:value="-1.19" calcext:value-type="float">
            <text:p>-1.19</text:p>
          </table:table-cell>
          <table:table-cell office:value-type="float" office:value="0.05" calcext:value-type="float">
            <text:p>0.05</text:p>
          </table:table-cell>
          <table:table-cell office:value-type="float" office:value="-0.13" calcext:value-type="float">
            <text:p>-0.13</text:p>
          </table:table-cell>
          <table:table-cell office:value-type="float" office:value="0.359892996073" calcext:value-type="float">
            <text:p>0.3598929961</text:p>
          </table:table-cell>
          <table:table-cell office:value-type="float" office:value="-0.343759649967" calcext:value-type="float">
            <text:p>-0.34375965</text:p>
          </table:table-cell>
          <table:table-cell office:value-type="float" office:value="0.478586588862" calcext:value-type="float">
            <text:p>0.4785865889</text:p>
          </table:table-cell>
          <table:table-cell office:value-type="float" office:value="-0.0682386325646" calcext:value-type="float">
            <text:p>-0.0682386326</text:p>
          </table:table-cell>
          <table:table-cell office:value-type="float" office:value="0.18063159212" calcext:value-type="float">
            <text:p>0.1806315921</text:p>
          </table:table-cell>
          <table:table-cell office:value-type="float" office:value="-0.103207474644" calcext:value-type="float">
            <text:p>-0.1032074746</text:p>
          </table:table-cell>
          <table:table-cell office:value-type="float" office:value="0.29932518491" calcext:value-type="float">
            <text:p>0.2993251849</text:p>
          </table:table-cell>
          <table:table-cell office:value-type="float" office:value="0.172313542759" calcext:value-type="float">
            <text:p>0.1723135428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07" calcext:value-type="float">
            <text:p>107</text:p>
          </table:table-cell>
          <table:table-cell office:value-type="float" office:value="-3" calcext:value-type="float">
            <text:p>-3</text:p>
          </table:table-cell>
          <table:table-cell office:value-type="float" office:value="0.30342038365" calcext:value-type="float">
            <text:p>0.3034203837</text:p>
          </table:table-cell>
          <table:table-cell office:value-type="float" office:value="0.170480001" calcext:value-type="float">
            <text:p>0.170480001</text:p>
          </table:table-cell>
          <table:table-cell office:value-type="float" office:value="0.339498994659" calcext:value-type="float">
            <text:p>0.3394989947</text:p>
          </table:table-cell>
          <table:table-cell office:value-type="float" office:value="0.36530530166" calcext:value-type="float">
            <text:p>0.3653053017</text:p>
          </table:table-cell>
          <table:table-cell office:value-type="float" office:value="0.32102539298" calcext:value-type="float">
            <text:p>0.321025393</text:p>
          </table:table-cell>
          <table:table-cell office:value-type="float" office:value="0.613218407307" calcext:value-type="float">
            <text:p>0.6132184073</text:p>
          </table:table-cell>
          <table:table-cell office:value-type="float" office:value="0.13348407223" calcext:value-type="float">
            <text:p>0.1334840722</text:p>
          </table:table-cell>
          <table:table-cell office:value-type="float" office:value="0.673112973943" calcext:value-type="float">
            <text:p>0.6731129739</text:p>
          </table:table-cell>
          <table:table-cell office:value-type="float" office:value="4.05" calcext:value-type="float">
            <text:p>4.05</text:p>
          </table:table-cell>
          <table:table-cell office:value-type="float" office:value="2.05" calcext:value-type="float">
            <text:p>2.05</text:p>
          </table:table-cell>
          <table:table-cell office:value-type="float" office:value="1.3" calcext:value-type="float">
            <text:p>1.3</text:p>
          </table:table-cell>
          <table:table-cell office:value-type="float" office:value="-1.2" calcext:value-type="float">
            <text:p>-1.2</text:p>
          </table:table-cell>
          <table:table-cell office:value-type="float" office:value="0.05" calcext:value-type="float">
            <text:p>0.05</text:p>
          </table:table-cell>
          <table:table-cell office:value-type="float" office:value="-0.15" calcext:value-type="float">
            <text:p>-0.15</text:p>
          </table:table-cell>
          <table:table-cell office:value-type="float" office:value="0.359892996073" calcext:value-type="float">
            <text:p>0.3598929961</text:p>
          </table:table-cell>
          <table:table-cell office:value-type="float" office:value="-0.343759649967" calcext:value-type="float">
            <text:p>-0.34375965</text:p>
          </table:table-cell>
          <table:table-cell office:value-type="float" office:value="0.480635630724" calcext:value-type="float">
            <text:p>0.4806356307</text:p>
          </table:table-cell>
          <table:table-cell office:value-type="float" office:value="-0.0691304159491" calcext:value-type="float">
            <text:p>-0.0691304159</text:p>
          </table:table-cell>
          <table:table-cell office:value-type="float" office:value="0.182428420117" calcext:value-type="float">
            <text:p>0.1824284201</text:p>
          </table:table-cell>
          <table:table-cell office:value-type="float" office:value="-0.101878844031" calcext:value-type="float">
            <text:p>-0.101878844</text:p>
          </table:table-cell>
          <table:table-cell office:value-type="float" office:value="0.303171054768" calcext:value-type="float">
            <text:p>0.3031710548</text:p>
          </table:table-cell>
          <table:table-cell office:value-type="float" office:value="0.172750389988" calcext:value-type="float">
            <text:p>0.17275039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07" calcext:value-type="float">
            <text:p>107</text:p>
          </table:table-cell>
          <table:table-cell office:value-type="float" office:value="-4" calcext:value-type="float">
            <text:p>-4</text:p>
          </table:table-cell>
          <table:table-cell office:value-type="float" office:value="0.302665461839" calcext:value-type="float">
            <text:p>0.3026654618</text:p>
          </table:table-cell>
          <table:table-cell office:value-type="float" office:value="0.210472876528" calcext:value-type="float">
            <text:p>0.2104728765</text:p>
          </table:table-cell>
          <table:table-cell office:value-type="float" office:value="0.340654693571" calcext:value-type="float">
            <text:p>0.3406546936</text:p>
          </table:table-cell>
          <table:table-cell office:value-type="float" office:value="0.405288602674" calcext:value-type="float">
            <text:p>0.4052886027</text:p>
          </table:table-cell>
          <table:table-cell office:value-type="float" office:value="0.318890279459" calcext:value-type="float">
            <text:p>0.3188902795</text:p>
          </table:table-cell>
          <table:table-cell office:value-type="float" office:value="0.653161382787" calcext:value-type="float">
            <text:p>0.6531613828</text:p>
          </table:table-cell>
          <table:table-cell office:value-type="float" office:value="0.13080313206" calcext:value-type="float">
            <text:p>0.1308031321</text:p>
          </table:table-cell>
          <table:table-cell office:value-type="float" office:value="0.713023029817" calcext:value-type="float">
            <text:p>0.7130230298</text:p>
          </table:table-cell>
          <table:table-cell office:value-type="float" office:value="3.99" calcext:value-type="float">
            <text:p>3.99</text:p>
          </table:table-cell>
          <table:table-cell office:value-type="float" office:value="2.05" calcext:value-type="float">
            <text:p>2.05</text:p>
          </table:table-cell>
          <table:table-cell office:value-type="float" office:value="1.31" calcext:value-type="float">
            <text:p>1.31</text:p>
          </table:table-cell>
          <table:table-cell office:value-type="float" office:value="-1.21" calcext:value-type="float">
            <text:p>-1.21</text:p>
          </table:table-cell>
          <table:table-cell office:value-type="float" office:value="0.05" calcext:value-type="float">
            <text:p>0.05</text:p>
          </table:table-cell>
          <table:table-cell office:value-type="float" office:value="-0.17" calcext:value-type="float">
            <text:p>-0.17</text:p>
          </table:table-cell>
          <table:table-cell office:value-type="float" office:value="0.354035204109" calcext:value-type="float">
            <text:p>0.3540352041</text:p>
          </table:table-cell>
          <table:table-cell office:value-type="float" office:value="-0.292090643075" calcext:value-type="float">
            <text:p>-0.2920906431</text:p>
          </table:table-cell>
          <table:table-cell office:value-type="float" office:value="0.476838998864" calcext:value-type="float">
            <text:p>0.4768389989</text:p>
          </table:table-cell>
          <table:table-cell office:value-type="float" office:value="-0.0183768728809" calcext:value-type="float">
            <text:p>-0.0183768729</text:p>
          </table:table-cell>
          <table:table-cell office:value-type="float" office:value="0.178394023133" calcext:value-type="float">
            <text:p>0.1783940231</text:p>
          </table:table-cell>
          <table:table-cell office:value-type="float" office:value="-0.0488825520382" calcext:value-type="float">
            <text:p>-0.048882552</text:p>
          </table:table-cell>
          <table:table-cell office:value-type="float" office:value="0.301197817889" calcext:value-type="float">
            <text:p>0.3011978179</text:p>
          </table:table-cell>
          <table:table-cell office:value-type="float" office:value="0.224831218155" calcext:value-type="float">
            <text:p>0.2248312182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35" calcext:value-type="float">
            <text:p>135</text:p>
          </table:table-cell>
          <table:table-cell office:value-type="float" office:value="-1" calcext:value-type="float">
            <text:p>-1</text:p>
          </table:table-cell>
          <table:table-cell office:value-type="float" office:value="0.0810159775982" calcext:value-type="float">
            <text:p>0.0810159776</text:p>
          </table:table-cell>
          <table:table-cell office:value-type="float" office:value="0.669149895949" calcext:value-type="float">
            <text:p>0.6691498959</text:p>
          </table:table-cell>
          <table:table-cell office:value-type="float" office:value="0.303417667622" calcext:value-type="float">
            <text:p>0.3034176676</text:p>
          </table:table-cell>
          <table:table-cell office:value-type="float" office:value="0.743459454152" calcext:value-type="float">
            <text:p>0.7434594542</text:p>
          </table:table-cell>
          <table:table-cell office:value-type="float" office:value="0.0226310290548" calcext:value-type="float">
            <text:p>0.0226310291</text:p>
          </table:table-cell>
          <table:table-cell office:value-type="float" office:value="1.06640264396" calcext:value-type="float">
            <text:p>1.066402644</text:p>
          </table:table-cell>
          <table:table-cell office:value-type="float" office:value="-0.180613632818" calcext:value-type="float">
            <text:p>-0.1806136328</text:p>
          </table:table-cell>
          <table:table-cell office:value-type="float" office:value="1.04308394667" calcext:value-type="float">
            <text:p>1.0430839467</text:p>
          </table:table-cell>
          <table:table-cell office:value-type="float" office:value="5.85" calcext:value-type="float">
            <text:p>5.85</text:p>
          </table:table-cell>
          <table:table-cell office:value-type="float" office:value="2.05" calcext:value-type="float">
            <text:p>2.05</text:p>
          </table:table-cell>
          <table:table-cell office:value-type="float" office:value="1" calcext:value-type="float">
            <text:p>1</text:p>
          </table:table-cell>
          <table:table-cell office:value-type="float" office:value="-0.9" calcext:value-type="float">
            <text:p>-0.9</text:p>
          </table:table-cell>
          <table:table-cell office:value-type="float" office:value="0.05" calcext:value-type="float">
            <text:p>0.05</text:p>
          </table:table-cell>
          <table:table-cell office:value-type="float" office:value="0.45" calcext:value-type="float">
            <text:p>0.45</text:p>
          </table:table-cell>
          <table:table-cell office:value-type="float" office:value="0.306333240617" calcext:value-type="float">
            <text:p>0.3063332406</text:p>
          </table:table-cell>
          <table:table-cell office:value-type="float" office:value="0.240863880827" calcext:value-type="float">
            <text:p>0.2408638808</text:p>
          </table:table-cell>
          <table:table-cell office:value-type="float" office:value="0.31811935892" calcext:value-type="float">
            <text:p>0.3181193589</text:p>
          </table:table-cell>
          <table:table-cell office:value-type="float" office:value="0.540632270447" calcext:value-type="float">
            <text:p>0.5406322704</text:p>
          </table:table-cell>
          <table:table-cell office:value-type="float" office:value="0.0526192591058" calcext:value-type="float">
            <text:p>0.0526192591</text:p>
          </table:table-cell>
          <table:table-cell office:value-type="float" office:value="0.4009551535" calcext:value-type="float">
            <text:p>0.4009551535</text:p>
          </table:table-cell>
          <table:table-cell office:value-type="float" office:value="0.0644053774088" calcext:value-type="float">
            <text:p>0.0644053774</text:p>
          </table:table-cell>
          <table:table-cell office:value-type="float" office:value="0.700723543119" calcext:value-type="float">
            <text:p>0.7007235431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35" calcext:value-type="float">
            <text:p>135</text:p>
          </table:table-cell>
          <table:table-cell office:value-type="float" office:value="-2" calcext:value-type="float">
            <text:p>-2</text:p>
          </table:table-cell>
          <table:table-cell office:value-type="float" office:value="0.0606386592525" calcext:value-type="float">
            <text:p>0.0606386593</text:p>
          </table:table-cell>
          <table:table-cell office:value-type="float" office:value="0.703570309907" calcext:value-type="float">
            <text:p>0.7035703099</text:p>
          </table:table-cell>
          <table:table-cell office:value-type="float" office:value="0.290606216305" calcext:value-type="float">
            <text:p>0.2906062163</text:p>
          </table:table-cell>
          <table:table-cell office:value-type="float" office:value="0.781352286128" calcext:value-type="float">
            <text:p>0.7813522861</text:p>
          </table:table-cell>
          <table:table-cell office:value-type="float" office:value="0.00904360274968" calcext:value-type="float">
            <text:p>0.0090436027</text:p>
          </table:table-cell>
          <table:table-cell office:value-type="float" office:value="1.10402420489" calcext:value-type="float">
            <text:p>1.1040242049</text:p>
          </table:table-cell>
          <table:table-cell office:value-type="float" office:value="-0.195753832619" calcext:value-type="float">
            <text:p>-0.1957538326</text:p>
          </table:table-cell>
          <table:table-cell office:value-type="float" office:value="1.08010791661" calcext:value-type="float">
            <text:p>1.0801079166</text:p>
          </table:table-cell>
          <table:table-cell office:value-type="float" office:value="5.79" calcext:value-type="float">
            <text:p>5.79</text:p>
          </table:table-cell>
          <table:table-cell office:value-type="float" office:value="2.05" calcext:value-type="float">
            <text:p>2.05</text:p>
          </table:table-cell>
          <table:table-cell office:value-type="float" office:value="1.01" calcext:value-type="float">
            <text:p>1.01</text:p>
          </table:table-cell>
          <table:table-cell office:value-type="float" office:value="-0.91" calcext:value-type="float">
            <text:p>-0.91</text:p>
          </table:table-cell>
          <table:table-cell office:value-type="float" office:value="0.05" calcext:value-type="float">
            <text:p>0.05</text:p>
          </table:table-cell>
          <table:table-cell office:value-type="float" office:value="0.43" calcext:value-type="float">
            <text:p>0.43</text:p>
          </table:table-cell>
          <table:table-cell office:value-type="float" office:value="0.274296734303" calcext:value-type="float">
            <text:p>0.2742967343</text:p>
          </table:table-cell>
          <table:table-cell office:value-type="float" office:value="0.281823156495" calcext:value-type="float">
            <text:p>0.2818231565</text:p>
          </table:table-cell>
          <table:table-cell office:value-type="float" office:value="0.29069354754" calcext:value-type="float">
            <text:p>0.2906935475</text:p>
          </table:table-cell>
          <table:table-cell office:value-type="float" office:value="0.581374728875" calcext:value-type="float">
            <text:p>0.5813747289</text:p>
          </table:table-cell>
          <table:table-cell office:value-type="float" office:value="0.0230758694964" calcext:value-type="float">
            <text:p>0.0230758695</text:p>
          </table:table-cell>
          <table:table-cell office:value-type="float" office:value="0.445798999489" calcext:value-type="float">
            <text:p>0.4457989995</text:p>
          </table:table-cell>
          <table:table-cell office:value-type="float" office:value="0.0394726827335" calcext:value-type="float">
            <text:p>0.0394726827</text:p>
          </table:table-cell>
          <table:table-cell office:value-type="float" office:value="0.74535057187" calcext:value-type="float">
            <text:p>0.7453505719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35" calcext:value-type="float">
            <text:p>135</text:p>
          </table:table-cell>
          <table:table-cell office:value-type="float" office:value="-3" calcext:value-type="float">
            <text:p>-3</text:p>
          </table:table-cell>
          <table:table-cell office:value-type="float" office:value="0.0419596805647" calcext:value-type="float">
            <text:p>0.0419596806</text:p>
          </table:table-cell>
          <table:table-cell office:value-type="float" office:value="0.73894114189" calcext:value-type="float">
            <text:p>0.7389411419</text:p>
          </table:table-cell>
          <table:table-cell office:value-type="float" office:value="0.272627198495" calcext:value-type="float">
            <text:p>0.2726271985</text:p>
          </table:table-cell>
          <table:table-cell office:value-type="float" office:value="0.817083993596" calcext:value-type="float">
            <text:p>0.8170839936</text:p>
          </table:table-cell>
          <table:table-cell office:value-type="float" office:value="-0.00122711673378" calcext:value-type="float">
            <text:p>-0.0012271167</text:p>
          </table:table-cell>
          <table:table-cell office:value-type="float" office:value="1.14268312781" calcext:value-type="float">
            <text:p>1.1426831278</text:p>
          </table:table-cell>
          <table:table-cell office:value-type="float" office:value="-0.210023541446" calcext:value-type="float">
            <text:p>-0.2100235414</text:p>
          </table:table-cell>
          <table:table-cell office:value-type="float" office:value="1.11747602347" calcext:value-type="float">
            <text:p>1.1174760235</text:p>
          </table:table-cell>
          <table:table-cell office:value-type="float" office:value="5.73" calcext:value-type="float">
            <text:p>5.73</text:p>
          </table:table-cell>
          <table:table-cell office:value-type="float" office:value="2.05" calcext:value-type="float">
            <text:p>2.05</text:p>
          </table:table-cell>
          <table:table-cell office:value-type="float" office:value="1.02" calcext:value-type="float">
            <text:p>1.02</text:p>
          </table:table-cell>
          <table:table-cell office:value-type="float" office:value="-0.92" calcext:value-type="float">
            <text:p>-0.92</text:p>
          </table:table-cell>
          <table:table-cell office:value-type="float" office:value="0.05" calcext:value-type="float">
            <text:p>0.05</text:p>
          </table:table-cell>
          <table:table-cell office:value-type="float" office:value="0.41" calcext:value-type="float">
            <text:p>0.41</text:p>
          </table:table-cell>
          <table:table-cell office:value-type="float" office:value="0.242260227989" calcext:value-type="float">
            <text:p>0.242260228</text:p>
          </table:table-cell>
          <table:table-cell office:value-type="float" office:value="0.322782432162" calcext:value-type="float">
            <text:p>0.3227824322</text:p>
          </table:table-cell>
          <table:table-cell office:value-type="float" office:value="0.264743990485" calcext:value-type="float">
            <text:p>0.2647439905</text:p>
          </table:table-cell>
          <table:table-cell office:value-type="float" office:value="0.621938713099" calcext:value-type="float">
            <text:p>0.6219387131</text:p>
          </table:table-cell>
          <table:table-cell office:value-type="float" office:value="-0.0055748297559" calcext:value-type="float">
            <text:p>-0.0055748298</text:p>
          </table:table-cell>
          <table:table-cell office:value-type="float" office:value="0.491832082125" calcext:value-type="float">
            <text:p>0.4918320821</text:p>
          </table:table-cell>
          <table:table-cell office:value-type="float" office:value="0.0169089327398" calcext:value-type="float">
            <text:p>0.0169089327</text:p>
          </table:table-cell>
          <table:table-cell office:value-type="float" office:value="0.790988363062" calcext:value-type="float">
            <text:p>0.7909883631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35" calcext:value-type="float">
            <text:p>135</text:p>
          </table:table-cell>
          <table:table-cell office:value-type="float" office:value="-4" calcext:value-type="float">
            <text:p>-4</text:p>
          </table:table-cell>
          <table:table-cell office:value-type="float" office:value="0.0239108828448" calcext:value-type="float">
            <text:p>0.0239108828</text:p>
          </table:table-cell>
          <table:table-cell office:value-type="float" office:value="0.774637652937" calcext:value-type="float">
            <text:p>0.7746376529</text:p>
          </table:table-cell>
          <table:table-cell office:value-type="float" office:value="0.249527839011" calcext:value-type="float">
            <text:p>0.249527839</text:p>
          </table:table-cell>
          <table:table-cell office:value-type="float" office:value="0.849740074062" calcext:value-type="float">
            <text:p>0.8497400741</text:p>
          </table:table-cell>
          <table:table-cell office:value-type="float" office:value="-0.0127531482774" calcext:value-type="float">
            <text:p>-0.0127531483</text:p>
          </table:table-cell>
          <table:table-cell office:value-type="float" office:value="1.1809865297" calcext:value-type="float">
            <text:p>1.1809865297</text:p>
          </table:table-cell>
          <table:table-cell office:value-type="float" office:value="-0.219159218745" calcext:value-type="float">
            <text:p>-0.2191592187</text:p>
          </table:table-cell>
          <table:table-cell office:value-type="float" office:value="1.1564187943" calcext:value-type="float">
            <text:p>1.1564187943</text:p>
          </table:table-cell>
          <table:table-cell office:value-type="float" office:value="5.67" calcext:value-type="float">
            <text:p>5.67</text:p>
          </table:table-cell>
          <table:table-cell office:value-type="float" office:value="2.05" calcext:value-type="float">
            <text:p>2.05</text:p>
          </table:table-cell>
          <table:table-cell office:value-type="float" office:value="1.03" calcext:value-type="float">
            <text:p>1.03</text:p>
          </table:table-cell>
          <table:table-cell office:value-type="float" office:value="-0.93" calcext:value-type="float">
            <text:p>-0.93</text:p>
          </table:table-cell>
          <table:table-cell office:value-type="float" office:value="0.05" calcext:value-type="float">
            <text:p>0.05</text:p>
          </table:table-cell>
          <table:table-cell office:value-type="float" office:value="0.39" calcext:value-type="float">
            <text:p>0.39</text:p>
          </table:table-cell>
          <table:table-cell office:value-type="float" office:value="0.210223721676" calcext:value-type="float">
            <text:p>0.2102237217</text:p>
          </table:table-cell>
          <table:table-cell office:value-type="float" office:value="0.36374170783" calcext:value-type="float">
            <text:p>0.3637417078</text:p>
          </table:table-cell>
          <table:table-cell office:value-type="float" office:value="0.239545495852" calcext:value-type="float">
            <text:p>0.2395454959</text:p>
          </table:table-cell>
          <table:table-cell office:value-type="float" office:value="0.662305325103" calcext:value-type="float">
            <text:p>0.6623053251</text:p>
          </table:table-cell>
          <table:table-cell office:value-type="float" office:value="-0.0336790684402" calcext:value-type="float">
            <text:p>-0.0336790684</text:p>
          </table:table-cell>
          <table:table-cell office:value-type="float" office:value="0.538416917787" calcext:value-type="float">
            <text:p>0.5384169178</text:p>
          </table:table-cell>
          <table:table-cell office:value-type="float" office:value="-0.00435729426358" calcext:value-type="float">
            <text:p>-0.0043572943</text:p>
          </table:table-cell>
          <table:table-cell office:value-type="float" office:value="0.83698053506" calcext:value-type="float">
            <text:p>0.8369805351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33" calcext:value-type="float">
            <text:p>133</text:p>
          </table:table-cell>
          <table:table-cell office:value-type="float" office:value="-1" calcext:value-type="float">
            <text:p>-1</text:p>
          </table:table-cell>
          <table:table-cell office:value-type="float" office:value="0.331246436" calcext:value-type="float">
            <text:p>0.331246436</text:p>
          </table:table-cell>
          <table:table-cell office:value-type="float" office:value="0.549870372153" calcext:value-type="float">
            <text:p>0.5498703722</text:p>
          </table:table-cell>
          <table:table-cell office:value-type="float" office:value="0.168114555043" calcext:value-type="float">
            <text:p>0.168114555</text:p>
          </table:table-cell>
          <table:table-cell office:value-type="float" office:value="0.823693626012" calcext:value-type="float">
            <text:p>0.823693626</text:p>
          </table:table-cell>
          <table:table-cell office:value-type="float" office:value="0.321201775385" calcext:value-type="float">
            <text:p>0.3212017754</text:p>
          </table:table-cell>
          <table:table-cell office:value-type="float" office:value="0.913687232495" calcext:value-type="float">
            <text:p>0.9136872325</text:p>
          </table:table-cell>
          <table:table-cell office:value-type="float" office:value="0.349861395014" calcext:value-type="float">
            <text:p>0.349861395</text:p>
          </table:table-cell>
          <table:table-cell office:value-type="float" office:value="0.693297101774" calcext:value-type="float">
            <text:p>0.6932971018</text:p>
          </table:table-cell>
          <table:table-cell office:value-type="float" office:value="5.73" calcext:value-type="float">
            <text:p>5.73</text:p>
          </table:table-cell>
          <table:table-cell office:value-type="float" office:value="2.05" calcext:value-type="float">
            <text:p>2.05</text:p>
          </table:table-cell>
          <table:table-cell office:value-type="float" office:value="1.02" calcext:value-type="float">
            <text:p>1.02</text:p>
          </table:table-cell>
          <table:table-cell office:value-type="float" office:value="-0.92" calcext:value-type="float">
            <text:p>-0.92</text:p>
          </table:table-cell>
          <table:table-cell office:value-type="float" office:value="0.05" calcext:value-type="float">
            <text:p>0.05</text:p>
          </table:table-cell>
          <table:table-cell office:value-type="float" office:value="0.41" calcext:value-type="float">
            <text:p>0.41</text:p>
          </table:table-cell>
          <table:table-cell office:value-type="float" office:value="0.477331494301" calcext:value-type="float">
            <text:p>0.4773314943</text:p>
          </table:table-cell>
          <table:table-cell office:value-type="float" office:value="-0.024554997912" calcext:value-type="float">
            <text:p>-0.0245549979</text:p>
          </table:table-cell>
          <table:table-cell office:value-type="float" office:value="0.558669382811" calcext:value-type="float">
            <text:p>0.5586693828</text:p>
          </table:table-cell>
          <table:table-cell office:value-type="float" office:value="0.264208136668" calcext:value-type="float">
            <text:p>0.2642081367</text:p>
          </table:table-cell>
          <table:table-cell office:value-type="float" office:value="0.267924228333" calcext:value-type="float">
            <text:p>0.2679242283</text:p>
          </table:table-cell>
          <table:table-cell office:value-type="float" office:value="0.190267247118" calcext:value-type="float">
            <text:p>0.1902672471</text:p>
          </table:table-cell>
          <table:table-cell office:value-type="float" office:value="0.349262116843" calcext:value-type="float">
            <text:p>0.3492621168</text:p>
          </table:table-cell>
          <table:table-cell office:value-type="float" office:value="0.479030381699" calcext:value-type="float">
            <text:p>0.4790303817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33" calcext:value-type="float">
            <text:p>133</text:p>
          </table:table-cell>
          <table:table-cell office:value-type="float" office:value="-2" calcext:value-type="float">
            <text:p>-2</text:p>
          </table:table-cell>
          <table:table-cell office:value-type="float" office:value="0.330201935173" calcext:value-type="float">
            <text:p>0.3302019352</text:p>
          </table:table-cell>
          <table:table-cell office:value-type="float" office:value="0.589856732553" calcext:value-type="float">
            <text:p>0.5898567326</text:p>
          </table:table-cell>
          <table:table-cell office:value-type="float" office:value="0.163598377356" calcext:value-type="float">
            <text:p>0.1635983774</text:p>
          </table:table-cell>
          <table:table-cell office:value-type="float" office:value="0.863437860048" calcext:value-type="float">
            <text:p>0.86343786</text:p>
          </table:table-cell>
          <table:table-cell office:value-type="float" office:value="0.320507304149" calcext:value-type="float">
            <text:p>0.3205073041</text:p>
          </table:table-cell>
          <table:table-cell office:value-type="float" office:value="0.953681203412" calcext:value-type="float">
            <text:p>0.9536812034</text:p>
          </table:table-cell>
          <table:table-cell office:value-type="float" office:value="0.354877525682" calcext:value-type="float">
            <text:p>0.3548775257</text:p>
          </table:table-cell>
          <table:table-cell office:value-type="float" office:value="0.732981335837" calcext:value-type="float">
            <text:p>0.7329813358</text:p>
          </table:table-cell>
          <table:table-cell office:value-type="float" office:value="5.67" calcext:value-type="float">
            <text:p>5.67</text:p>
          </table:table-cell>
          <table:table-cell office:value-type="float" office:value="2.05" calcext:value-type="float">
            <text:p>2.05</text:p>
          </table:table-cell>
          <table:table-cell office:value-type="float" office:value="1.03" calcext:value-type="float">
            <text:p>1.03</text:p>
          </table:table-cell>
          <table:table-cell office:value-type="float" office:value="-0.93" calcext:value-type="float">
            <text:p>-0.93</text:p>
          </table:table-cell>
          <table:table-cell office:value-type="float" office:value="0.05" calcext:value-type="float">
            <text:p>0.05</text:p>
          </table:table-cell>
          <table:table-cell office:value-type="float" office:value="0.39" calcext:value-type="float">
            <text:p>0.39</text:p>
          </table:table-cell>
          <table:table-cell office:value-type="float" office:value="0.466601062885" calcext:value-type="float">
            <text:p>0.4666010629</text:p>
          </table:table-cell>
          <table:table-cell office:value-type="float" office:value="0.0263258220659" calcext:value-type="float">
            <text:p>0.0263258221</text:p>
          </table:table-cell>
          <table:table-cell office:value-type="float" office:value="0.551271343101" calcext:value-type="float">
            <text:p>0.5512713431</text:p>
          </table:table-cell>
          <table:table-cell office:value-type="float" office:value="0.314129476748" calcext:value-type="float">
            <text:p>0.3141294767</text:p>
          </table:table-cell>
          <table:table-cell office:value-type="float" office:value="0.259690926737" calcext:value-type="float">
            <text:p>0.2596909267</text:p>
          </table:table-cell>
          <table:table-cell office:value-type="float" office:value="0.243554263019" calcext:value-type="float">
            <text:p>0.243554263</text:p>
          </table:table-cell>
          <table:table-cell office:value-type="float" office:value="0.344361206953" calcext:value-type="float">
            <text:p>0.344361207</text:p>
          </table:table-cell>
          <table:table-cell office:value-type="float" office:value="0.531357917701" calcext:value-type="float">
            <text:p>0.5313579177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33" calcext:value-type="float">
            <text:p>133</text:p>
          </table:table-cell>
          <table:table-cell office:value-type="float" office:value="-3" calcext:value-type="float">
            <text:p>-3</text:p>
          </table:table-cell>
          <table:table-cell office:value-type="float" office:value="0.326897931206" calcext:value-type="float">
            <text:p>0.3268979312</text:p>
          </table:table-cell>
          <table:table-cell office:value-type="float" office:value="0.629720043476" calcext:value-type="float">
            <text:p>0.6297200435</text:p>
          </table:table-cell>
          <table:table-cell office:value-type="float" office:value="0.158400753877" calcext:value-type="float">
            <text:p>0.1584007539</text:p>
          </table:table-cell>
          <table:table-cell office:value-type="float" office:value="0.903098731321" calcext:value-type="float">
            <text:p>0.9030987313</text:p>
          </table:table-cell>
          <table:table-cell office:value-type="float" office:value="0.316754236338" calcext:value-type="float">
            <text:p>0.3167542363</text:p>
          </table:table-cell>
          <table:table-cell office:value-type="float" office:value="0.993504745218" calcext:value-type="float">
            <text:p>0.9935047452</text:p>
          </table:table-cell>
          <table:table-cell office:value-type="float" office:value="0.34861607118" calcext:value-type="float">
            <text:p>0.3486160712</text:p>
          </table:table-cell>
          <table:table-cell office:value-type="float" office:value="0.772488223686" calcext:value-type="float">
            <text:p>0.7724882237</text:p>
          </table:table-cell>
          <table:table-cell office:value-type="float" office:value="5.61" calcext:value-type="float">
            <text:p>5.61</text:p>
          </table:table-cell>
          <table:table-cell office:value-type="float" office:value="2.05" calcext:value-type="float">
            <text:p>2.05</text:p>
          </table:table-cell>
          <table:table-cell office:value-type="float" office:value="1.04" calcext:value-type="float">
            <text:p>1.04</text:p>
          </table:table-cell>
          <table:table-cell office:value-type="float" office:value="-0.94" calcext:value-type="float">
            <text:p>-0.94</text:p>
          </table:table-cell>
          <table:table-cell office:value-type="float" office:value="0.05" calcext:value-type="float">
            <text:p>0.05</text:p>
          </table:table-cell>
          <table:table-cell office:value-type="float" office:value="0.37" calcext:value-type="float">
            <text:p>0.37</text:p>
          </table:table-cell>
          <table:table-cell office:value-type="float" office:value="0.455870631469" calcext:value-type="float">
            <text:p>0.4558706315</text:p>
          </table:table-cell>
          <table:table-cell office:value-type="float" office:value="0.0772066420438" calcext:value-type="float">
            <text:p>0.077206642</text:p>
          </table:table-cell>
          <table:table-cell office:value-type="float" office:value="0.542884755494" calcext:value-type="float">
            <text:p>0.5428847555</text:p>
          </table:table-cell>
          <table:table-cell office:value-type="float" office:value="0.364310355395" calcext:value-type="float">
            <text:p>0.3643103554</text:p>
          </table:table-cell>
          <table:table-cell office:value-type="float" office:value="0.250738584198" calcext:value-type="float">
            <text:p>0.2507385842</text:p>
          </table:table-cell>
          <table:table-cell office:value-type="float" office:value="0.296114940613" calcext:value-type="float">
            <text:p>0.2961149406</text:p>
          </table:table-cell>
          <table:table-cell office:value-type="float" office:value="0.337752708223" calcext:value-type="float">
            <text:p>0.3377527082</text:p>
          </table:table-cell>
          <table:table-cell office:value-type="float" office:value="0.583218653965" calcext:value-type="float">
            <text:p>0.583218654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33" calcext:value-type="float">
            <text:p>133</text:p>
          </table:table-cell>
          <table:table-cell office:value-type="float" office:value="-4" calcext:value-type="float">
            <text:p>-4</text:p>
          </table:table-cell>
          <table:table-cell office:value-type="float" office:value="0.324215736774" calcext:value-type="float">
            <text:p>0.3242157368</text:p>
          </table:table-cell>
          <table:table-cell office:value-type="float" office:value="0.669630015075" calcext:value-type="float">
            <text:p>0.6696300151</text:p>
          </table:table-cell>
          <table:table-cell office:value-type="float" office:value="0.153742953362" calcext:value-type="float">
            <text:p>0.1537429534</text:p>
          </table:table-cell>
          <table:table-cell office:value-type="float" office:value="0.942826616923" calcext:value-type="float">
            <text:p>0.9428266169</text:p>
          </table:table-cell>
          <table:table-cell office:value-type="float" office:value="0.314149335693" calcext:value-type="float">
            <text:p>0.3141493357</text:p>
          </table:table-cell>
          <table:table-cell office:value-type="float" office:value="1.03341983626" calcext:value-type="float">
            <text:p>1.0334198363</text:p>
          </table:table-cell>
          <table:table-cell office:value-type="float" office:value="0.347340941121" calcext:value-type="float">
            <text:p>0.3473409411</text:p>
          </table:table-cell>
          <table:table-cell office:value-type="float" office:value="0.812467894061" calcext:value-type="float">
            <text:p>0.8124678941</text:p>
          </table:table-cell>
          <table:table-cell office:value-type="float" office:value="5.55" calcext:value-type="float">
            <text:p>5.55</text:p>
          </table:table-cell>
          <table:table-cell office:value-type="float" office:value="2.05" calcext:value-type="float">
            <text:p>2.05</text:p>
          </table:table-cell>
          <table:table-cell office:value-type="float" office:value="1.05" calcext:value-type="float">
            <text:p>1.05</text:p>
          </table:table-cell>
          <table:table-cell office:value-type="float" office:value="-0.95" calcext:value-type="float">
            <text:p>-0.95</text:p>
          </table:table-cell>
          <table:table-cell office:value-type="float" office:value="0.05" calcext:value-type="float">
            <text:p>0.05</text:p>
          </table:table-cell>
          <table:table-cell office:value-type="float" office:value="0.35" calcext:value-type="float">
            <text:p>0.35</text:p>
          </table:table-cell>
          <table:table-cell office:value-type="float" office:value="0.455870631469" calcext:value-type="float">
            <text:p>0.4558706315</text:p>
          </table:table-cell>
          <table:table-cell office:value-type="float" office:value="0.0772066420438" calcext:value-type="float">
            <text:p>0.077206642</text:p>
          </table:table-cell>
          <table:table-cell office:value-type="float" office:value="0.545936084838" calcext:value-type="float">
            <text:p>0.5459360848</text:p>
          </table:table-cell>
          <table:table-cell office:value-type="float" office:value="0.363367810111" calcext:value-type="float">
            <text:p>0.3633678101</text:p>
          </table:table-cell>
          <table:table-cell office:value-type="float" office:value="0.253080517031" calcext:value-type="float">
            <text:p>0.253080517</text:p>
          </table:table-cell>
          <table:table-cell office:value-type="float" office:value="0.298286196698" calcext:value-type="float">
            <text:p>0.2982861967</text:p>
          </table:table-cell>
          <table:table-cell office:value-type="float" office:value="0.343145970399" calcext:value-type="float">
            <text:p>0.3431459704</text:p>
          </table:table-cell>
          <table:table-cell office:value-type="float" office:value="0.584447364765" calcext:value-type="float">
            <text:p>0.5844473648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4" calcext:value-type="float">
            <text:p>124</text:p>
          </table:table-cell>
          <table:table-cell office:value-type="float" office:value="-1" calcext:value-type="float">
            <text:p>-1</text:p>
          </table:table-cell>
          <table:table-cell office:value-type="float" office:value="0.351029741315" calcext:value-type="float">
            <text:p>0.3510297413</text:p>
          </table:table-cell>
          <table:table-cell office:value-type="float" office:value="0.352590874342" calcext:value-type="float">
            <text:p>0.3525908743</text:p>
          </table:table-cell>
          <table:table-cell office:value-type="float" office:value="0.354920573527" calcext:value-type="float">
            <text:p>0.3549205735</text:p>
          </table:table-cell>
          <table:table-cell office:value-type="float" office:value="0.535240039744" calcext:value-type="float">
            <text:p>0.5352400397</text:p>
          </table:table-cell>
          <table:table-cell office:value-type="float" office:value="0.210470032933" calcext:value-type="float">
            <text:p>0.2104700329</text:p>
          </table:table-cell>
          <table:table-cell office:value-type="float" office:value="0.853025093019" calcext:value-type="float">
            <text:p>0.853025093</text:p>
          </table:table-cell>
          <table:table-cell office:value-type="float" office:value="0.343063103874" calcext:value-type="float">
            <text:p>0.3430631039</text:p>
          </table:table-cell>
          <table:table-cell office:value-type="float" office:value="0.665277824819" calcext:value-type="float">
            <text:p>0.6652778248</text:p>
          </table:table-cell>
          <table:table-cell office:value-type="float" office:value="5.19" calcext:value-type="float">
            <text:p>5.19</text:p>
          </table:table-cell>
          <table:table-cell office:value-type="float" office:value="2.05" calcext:value-type="float">
            <text:p>2.05</text:p>
          </table:table-cell>
          <table:table-cell office:value-type="float" office:value="1.11" calcext:value-type="float">
            <text:p>1.11</text:p>
          </table:table-cell>
          <table:table-cell office:value-type="float" office:value="-1.01" calcext:value-type="float">
            <text:p>-1.01</text:p>
          </table:table-cell>
          <table:table-cell office:value-type="float" office:value="0.05" calcext:value-type="float">
            <text:p>0.05</text:p>
          </table:table-cell>
          <table:table-cell office:value-type="float" office:value="0.23" calcext:value-type="float">
            <text:p>0.23</text:p>
          </table:table-cell>
          <table:table-cell office:value-type="float" office:value="0.574130618045" calcext:value-type="float">
            <text:p>0.574130618</text:p>
          </table:table-cell>
          <table:table-cell office:value-type="float" office:value="-0.132594555016" calcext:value-type="float">
            <text:p>-0.132594555</text:p>
          </table:table-cell>
          <table:table-cell office:value-type="float" office:value="0.601872025303" calcext:value-type="float">
            <text:p>0.6018720253</text:p>
          </table:table-cell>
          <table:table-cell office:value-type="float" office:value="0.166120048449" calcext:value-type="float">
            <text:p>0.1661200484</text:p>
          </table:table-cell>
          <table:table-cell office:value-type="float" office:value="0.329306886592" calcext:value-type="float">
            <text:p>0.3293068866</text:p>
          </table:table-cell>
          <table:table-cell office:value-type="float" office:value="0.0407875101386" calcext:value-type="float">
            <text:p>0.0407875101</text:p>
          </table:table-cell>
          <table:table-cell office:value-type="float" office:value="0.35704829385" calcext:value-type="float">
            <text:p>0.3570482939</text:p>
          </table:table-cell>
          <table:table-cell office:value-type="float" office:value="0.339502113604" calcext:value-type="float">
            <text:p>0.3395021136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4" calcext:value-type="float">
            <text:p>124</text:p>
          </table:table-cell>
          <table:table-cell office:value-type="float" office:value="-2" calcext:value-type="float">
            <text:p>-2</text:p>
          </table:table-cell>
          <table:table-cell office:value-type="float" office:value="0.346062105817" calcext:value-type="float">
            <text:p>0.3460621058</text:p>
          </table:table-cell>
          <table:table-cell office:value-type="float" office:value="0.392281208147" calcext:value-type="float">
            <text:p>0.3922812081</text:p>
          </table:table-cell>
          <table:table-cell office:value-type="float" office:value="0.346082418149" calcext:value-type="float">
            <text:p>0.3460824181</text:p>
          </table:table-cell>
          <table:table-cell office:value-type="float" office:value="0.574251410004" calcext:value-type="float">
            <text:p>0.57425141</text:p>
          </table:table-cell>
          <table:table-cell office:value-type="float" office:value="0.20623395256" calcext:value-type="float">
            <text:p>0.2062339526</text:p>
          </table:table-cell>
          <table:table-cell office:value-type="float" office:value="0.892800155848" calcext:value-type="float">
            <text:p>0.8928001558</text:p>
          </table:table-cell>
          <table:table-cell office:value-type="float" office:value="0.34383604213" calcext:value-type="float">
            <text:p>0.3438360421</text:p>
          </table:table-cell>
          <table:table-cell office:value-type="float" office:value="0.705270356203" calcext:value-type="float">
            <text:p>0.7052703562</text:p>
          </table:table-cell>
          <table:table-cell office:value-type="float" office:value="5.13" calcext:value-type="float">
            <text:p>5.13</text:p>
          </table:table-cell>
          <table:table-cell office:value-type="float" office:value="2.05" calcext:value-type="float">
            <text:p>2.05</text:p>
          </table:table-cell>
          <table:table-cell office:value-type="float" office:value="1.12" calcext:value-type="float">
            <text:p>1.12</text:p>
          </table:table-cell>
          <table:table-cell office:value-type="float" office:value="-1.02" calcext:value-type="float">
            <text:p>-1.02</text:p>
          </table:table-cell>
          <table:table-cell office:value-type="float" office:value="0.05" calcext:value-type="float">
            <text:p>0.05</text:p>
          </table:table-cell>
          <table:table-cell office:value-type="float" office:value="0.21" calcext:value-type="float">
            <text:p>0.21</text:p>
          </table:table-cell>
          <table:table-cell office:value-type="float" office:value="0.548210478108" calcext:value-type="float">
            <text:p>0.5482104781</text:p>
          </table:table-cell>
          <table:table-cell office:value-type="float" office:value="-0.0875152211074" calcext:value-type="float">
            <text:p>-0.0875152211</text:p>
          </table:table-cell>
          <table:table-cell office:value-type="float" office:value="0.585567739411" calcext:value-type="float">
            <text:p>0.5855677394</text:p>
          </table:table-cell>
          <table:table-cell office:value-type="float" office:value="0.210149750006" calcext:value-type="float">
            <text:p>0.21014975</text:p>
          </table:table-cell>
          <table:table-cell office:value-type="float" office:value="0.309103681958" calcext:value-type="float">
            <text:p>0.309103682</text:p>
          </table:table-cell>
          <table:table-cell office:value-type="float" office:value="0.0936696017528" calcext:value-type="float">
            <text:p>0.0936696018</text:p>
          </table:table-cell>
          <table:table-cell office:value-type="float" office:value="0.346460943261" calcext:value-type="float">
            <text:p>0.3464609433</text:p>
          </table:table-cell>
          <table:table-cell office:value-type="float" office:value="0.391334572866" calcext:value-type="float">
            <text:p>0.3913345729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4" calcext:value-type="float">
            <text:p>124</text:p>
          </table:table-cell>
          <table:table-cell office:value-type="float" office:value="-3" calcext:value-type="float">
            <text:p>-3</text:p>
          </table:table-cell>
          <table:table-cell office:value-type="float" office:value="0.339515406485" calcext:value-type="float">
            <text:p>0.3395154065</text:p>
          </table:table-cell>
          <table:table-cell office:value-type="float" office:value="0.431741830644" calcext:value-type="float">
            <text:p>0.4317418306</text:p>
          </table:table-cell>
          <table:table-cell office:value-type="float" office:value="0.337789857973" calcext:value-type="float">
            <text:p>0.337789858</text:p>
          </table:table-cell>
          <table:table-cell office:value-type="float" office:value="0.613382388087" calcext:value-type="float">
            <text:p>0.6133823881</text:p>
          </table:table-cell>
          <table:table-cell office:value-type="float" office:value="0.202999058986" calcext:value-type="float">
            <text:p>0.202999059</text:p>
          </table:table-cell>
          <table:table-cell office:value-type="float" office:value="0.932669134561" calcext:value-type="float">
            <text:p>0.9326691346</text:p>
          </table:table-cell>
          <table:table-cell office:value-type="float" office:value="0.344596356624" calcext:value-type="float">
            <text:p>0.3445963566</text:p>
          </table:table-cell>
          <table:table-cell office:value-type="float" office:value="0.745263129573" calcext:value-type="float">
            <text:p>0.7452631296</text:p>
          </table:table-cell>
          <table:table-cell office:value-type="float" office:value="5.07" calcext:value-type="float">
            <text:p>5.07</text:p>
          </table:table-cell>
          <table:table-cell office:value-type="float" office:value="2.05" calcext:value-type="float">
            <text:p>2.05</text:p>
          </table:table-cell>
          <table:table-cell office:value-type="float" office:value="1.13" calcext:value-type="float">
            <text:p>1.13</text:p>
          </table:table-cell>
          <table:table-cell office:value-type="float" office:value="-1.03" calcext:value-type="float">
            <text:p>-1.03</text:p>
          </table:table-cell>
          <table:table-cell office:value-type="float" office:value="0.05" calcext:value-type="float">
            <text:p>0.05</text:p>
          </table:table-cell>
          <table:table-cell office:value-type="float" office:value="0.19" calcext:value-type="float">
            <text:p>0.19</text:p>
          </table:table-cell>
          <table:table-cell office:value-type="float" office:value="0.522290338172" calcext:value-type="float">
            <text:p>0.5222903382</text:p>
          </table:table-cell>
          <table:table-cell office:value-type="float" office:value="-0.0424358871984" calcext:value-type="float">
            <text:p>-0.0424358872</text:p>
          </table:table-cell>
          <table:table-cell office:value-type="float" office:value="0.568809567522" calcext:value-type="float">
            <text:p>0.5688095675</text:p>
          </table:table-cell>
          <table:table-cell office:value-type="float" office:value="0.253935436146" calcext:value-type="float">
            <text:p>0.2539354361</text:p>
          </table:table-cell>
          <table:table-cell office:value-type="float" office:value="0.288884857878" calcext:value-type="float">
            <text:p>0.2888848579</text:p>
          </table:table-cell>
          <table:table-cell office:value-type="float" office:value="0.146036608855" calcext:value-type="float">
            <text:p>0.1460366089</text:p>
          </table:table-cell>
          <table:table-cell office:value-type="float" office:value="0.335404087227" calcext:value-type="float">
            <text:p>0.3354040872</text:p>
          </table:table-cell>
          <table:table-cell office:value-type="float" office:value="0.442407932199" calcext:value-type="float">
            <text:p>0.4424079322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4" calcext:value-type="float">
            <text:p>124</text:p>
          </table:table-cell>
          <table:table-cell office:value-type="float" office:value="-4" calcext:value-type="float">
            <text:p>-4</text:p>
          </table:table-cell>
          <table:table-cell office:value-type="float" office:value="0.334473164764" calcext:value-type="float">
            <text:p>0.3344731648</text:p>
          </table:table-cell>
          <table:table-cell office:value-type="float" office:value="0.471422755512" calcext:value-type="float">
            <text:p>0.4714227555</text:p>
          </table:table-cell>
          <table:table-cell office:value-type="float" office:value="0.330380260382" calcext:value-type="float">
            <text:p>0.3303802604</text:p>
          </table:table-cell>
          <table:table-cell office:value-type="float" office:value="0.652690120959" calcext:value-type="float">
            <text:p>0.652690121</text:p>
          </table:table-cell>
          <table:table-cell office:value-type="float" office:value="0.20079892934" calcext:value-type="float">
            <text:p>0.2007989293</text:p>
          </table:table-cell>
          <table:table-cell office:value-type="float" office:value="0.972608581597" calcext:value-type="float">
            <text:p>0.9726085816</text:p>
          </table:table-cell>
          <table:table-cell office:value-type="float" office:value="0.34531996608" calcext:value-type="float">
            <text:p>0.3453199661</text:p>
          </table:table-cell>
          <table:table-cell office:value-type="float" office:value="0.785256583905" calcext:value-type="float">
            <text:p>0.7852565839</text:p>
          </table:table-cell>
          <table:table-cell office:value-type="float" office:value="5.01" calcext:value-type="float">
            <text:p>5.01</text:p>
          </table:table-cell>
          <table:table-cell office:value-type="float" office:value="2.05" calcext:value-type="float">
            <text:p>2.05</text:p>
          </table:table-cell>
          <table:table-cell office:value-type="float" office:value="1.14" calcext:value-type="float">
            <text:p>1.14</text:p>
          </table:table-cell>
          <table:table-cell office:value-type="float" office:value="-1.04" calcext:value-type="float">
            <text:p>-1.04</text:p>
          </table:table-cell>
          <table:table-cell office:value-type="float" office:value="0.05" calcext:value-type="float">
            <text:p>0.05</text:p>
          </table:table-cell>
          <table:table-cell office:value-type="float" office:value="0.17" calcext:value-type="float">
            <text:p>0.17</text:p>
          </table:table-cell>
          <table:table-cell office:value-type="float" office:value="0.496370198236" calcext:value-type="float">
            <text:p>0.4963701982</text:p>
          </table:table-cell>
          <table:table-cell office:value-type="float" office:value="0.00264344671051" calcext:value-type="float">
            <text:p>0.0026434467</text:p>
          </table:table-cell>
          <table:table-cell office:value-type="float" office:value="0.553341488802" calcext:value-type="float">
            <text:p>0.5533414888</text:p>
          </table:table-cell>
          <table:table-cell office:value-type="float" office:value="0.297184228354" calcext:value-type="float">
            <text:p>0.2971842284</text:p>
          </table:table-cell>
          <table:table-cell office:value-type="float" office:value="0.269776044165" calcext:value-type="float">
            <text:p>0.2697760442</text:p>
          </table:table-cell>
          <table:table-cell office:value-type="float" office:value="0.199252422449" calcext:value-type="float">
            <text:p>0.1992524224</text:p>
          </table:table-cell>
          <table:table-cell office:value-type="float" office:value="0.326747334731" calcext:value-type="float">
            <text:p>0.3267473347</text:p>
          </table:table-cell>
          <table:table-cell office:value-type="float" office:value="0.493793204093" calcext:value-type="float">
            <text:p>0.4937932041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0" calcext:value-type="float">
            <text:p>110</text:p>
          </table:table-cell>
          <table:table-cell office:value-type="float" office:value="-1" calcext:value-type="float">
            <text:p>-1</text:p>
          </table:table-cell>
          <table:table-cell office:value-type="float" office:value="0.342924043306" calcext:value-type="float">
            <text:p>0.3429240433</text:p>
          </table:table-cell>
          <table:table-cell office:value-type="float" office:value="0.0715260725463" calcext:value-type="float">
            <text:p>0.0715260725</text:p>
          </table:table-cell>
          <table:table-cell office:value-type="float" office:value="0.34872751481" calcext:value-type="float">
            <text:p>0.3487275148</text:p>
          </table:table-cell>
          <table:table-cell office:value-type="float" office:value="0.311792601547" calcext:value-type="float">
            <text:p>0.3117926015</text:p>
          </table:table-cell>
          <table:table-cell office:value-type="float" office:value="0.196699936574" calcext:value-type="float">
            <text:p>0.1966999366</text:p>
          </table:table-cell>
          <table:table-cell office:value-type="float" office:value="0.702534680302" calcext:value-type="float">
            <text:p>0.7025346803</text:p>
          </table:table-cell>
          <table:table-cell office:value-type="float" office:value="0.341085034822" calcext:value-type="float">
            <text:p>0.3410850348</text:p>
          </table:table-cell>
          <table:table-cell office:value-type="float" office:value="0.53269156396" calcext:value-type="float">
            <text:p>0.532691564</text:p>
          </table:table-cell>
          <table:table-cell office:value-type="float" office:value="4.35" calcext:value-type="float">
            <text:p>4.35</text:p>
          </table:table-cell>
          <table:table-cell office:value-type="float" office:value="2.05" calcext:value-type="float">
            <text:p>2.05</text:p>
          </table:table-cell>
          <table:table-cell office:value-type="float" office:value="1.25" calcext:value-type="float">
            <text:p>1.25</text:p>
          </table:table-cell>
          <table:table-cell office:value-type="float" office:value="-1.15" calcext:value-type="float">
            <text:p>-1.15</text:p>
          </table:table-cell>
          <table:table-cell office:value-type="float" office:value="0.05" calcext:value-type="float">
            <text:p>0.05</text:p>
          </table:table-cell>
          <table:table-cell office:value-type="float" office:value="-0.05" calcext:value-type="float">
            <text:p>-0.05</text:p>
          </table:table-cell>
          <table:table-cell office:value-type="float" office:value="0.507550465827" calcext:value-type="float">
            <text:p>0.5075504658</text:p>
          </table:table-cell>
          <table:table-cell office:value-type="float" office:value="-0.29870950621" calcext:value-type="float">
            <text:p>-0.2987095062</text:p>
          </table:table-cell>
          <table:table-cell office:value-type="float" office:value="0.539052334828" calcext:value-type="float">
            <text:p>0.5390523348</text:p>
          </table:table-cell>
          <table:table-cell office:value-type="float" office:value="-0.00036803700188" calcext:value-type="float">
            <text:p>-0.000368037</text:p>
          </table:table-cell>
          <table:table-cell office:value-type="float" office:value="0.264930108991" calcext:value-type="float">
            <text:p>0.264930109</text:p>
          </table:table-cell>
          <table:table-cell office:value-type="float" office:value="-0.122257352785" calcext:value-type="float">
            <text:p>-0.1222573528</text:p>
          </table:table-cell>
          <table:table-cell office:value-type="float" office:value="0.296431977992" calcext:value-type="float">
            <text:p>0.296431978</text:p>
          </table:table-cell>
          <table:table-cell office:value-type="float" office:value="0.176084116424" calcext:value-type="float">
            <text:p>0.1760841164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0" calcext:value-type="float">
            <text:p>110</text:p>
          </table:table-cell>
          <table:table-cell office:value-type="float" office:value="-2" calcext:value-type="float">
            <text:p>-2</text:p>
          </table:table-cell>
          <table:table-cell office:value-type="float" office:value="0.343347830718" calcext:value-type="float">
            <text:p>0.3433478307</text:p>
          </table:table-cell>
          <table:table-cell office:value-type="float" office:value="0.111523827536" calcext:value-type="float">
            <text:p>0.1115238275</text:p>
          </table:table-cell>
          <table:table-cell office:value-type="float" office:value="0.350388743906" calcext:value-type="float">
            <text:p>0.3503887439</text:p>
          </table:table-cell>
          <table:table-cell office:value-type="float" office:value="0.351758090633" calcext:value-type="float">
            <text:p>0.3517580906</text:p>
          </table:table-cell>
          <table:table-cell office:value-type="float" office:value="0.196817914968" calcext:value-type="float">
            <text:p>0.196817915</text:p>
          </table:table-cell>
          <table:table-cell office:value-type="float" office:value="0.742534506316" calcext:value-type="float">
            <text:p>0.7425345063</text:p>
          </table:table-cell>
          <table:table-cell office:value-type="float" office:value="0.339631864014" calcext:value-type="float">
            <text:p>0.339631864</text:p>
          </table:table-cell>
          <table:table-cell office:value-type="float" office:value="0.572665158927" calcext:value-type="float">
            <text:p>0.5726651589</text:p>
          </table:table-cell>
          <table:table-cell office:value-type="float" office:value="4.29" calcext:value-type="float">
            <text:p>4.29</text:p>
          </table:table-cell>
          <table:table-cell office:value-type="float" office:value="2.05" calcext:value-type="float">
            <text:p>2.05</text:p>
          </table:table-cell>
          <table:table-cell office:value-type="float" office:value="1.26" calcext:value-type="float">
            <text:p>1.26</text:p>
          </table:table-cell>
          <table:table-cell office:value-type="float" office:value="-1.16" calcext:value-type="float">
            <text:p>-1.16</text:p>
          </table:table-cell>
          <table:table-cell office:value-type="float" office:value="0.05" calcext:value-type="float">
            <text:p>0.05</text:p>
          </table:table-cell>
          <table:table-cell office:value-type="float" office:value="-0.07" calcext:value-type="float">
            <text:p>-0.07</text:p>
          </table:table-cell>
          <table:table-cell office:value-type="float" office:value="0.507550465827" calcext:value-type="float">
            <text:p>0.5075504658</text:p>
          </table:table-cell>
          <table:table-cell office:value-type="float" office:value="-0.29870950621" calcext:value-type="float">
            <text:p>-0.2987095062</text:p>
          </table:table-cell>
          <table:table-cell office:value-type="float" office:value="0.550263644412" calcext:value-type="float">
            <text:p>0.5502636444</text:p>
          </table:table-cell>
          <table:table-cell office:value-type="float" office:value="-0.00176576679962" calcext:value-type="float">
            <text:p>-0.0017657668</text:p>
          </table:table-cell>
          <table:table-cell office:value-type="float" office:value="0.271746233295" calcext:value-type="float">
            <text:p>0.2717462333</text:p>
          </table:table-cell>
          <table:table-cell office:value-type="float" office:value="-0.113246938774" calcext:value-type="float">
            <text:p>-0.1132469388</text:p>
          </table:table-cell>
          <table:table-cell office:value-type="float" office:value="0.31445941188" calcext:value-type="float">
            <text:p>0.3144594119</text:p>
          </table:table-cell>
          <table:table-cell office:value-type="float" office:value="0.183696800636" calcext:value-type="float">
            <text:p>0.1836968006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0" calcext:value-type="float">
            <text:p>110</text:p>
          </table:table-cell>
          <table:table-cell office:value-type="float" office:value="-3" calcext:value-type="float">
            <text:p>-3</text:p>
          </table:table-cell>
          <table:table-cell office:value-type="float" office:value="0.343739962113" calcext:value-type="float">
            <text:p>0.3437399621</text:p>
          </table:table-cell>
          <table:table-cell office:value-type="float" office:value="0.151521905402" calcext:value-type="float">
            <text:p>0.1515219054</text:p>
          </table:table-cell>
          <table:table-cell office:value-type="float" office:value="0.350434379109" calcext:value-type="float">
            <text:p>0.3504343791</text:p>
          </table:table-cell>
          <table:table-cell office:value-type="float" office:value="0.391758064601" calcext:value-type="float">
            <text:p>0.3917580646</text:p>
          </table:table-cell>
          <table:table-cell office:value-type="float" office:value="0.19637757025" calcext:value-type="float">
            <text:p>0.1963775703</text:p>
          </table:table-cell>
          <table:table-cell office:value-type="float" office:value="0.782532082449" calcext:value-type="float">
            <text:p>0.7825320824</text:p>
          </table:table-cell>
          <table:table-cell office:value-type="float" office:value="0.340908955122" calcext:value-type="float">
            <text:p>0.3409089551</text:p>
          </table:table-cell>
          <table:table-cell office:value-type="float" office:value="0.612644766708" calcext:value-type="float">
            <text:p>0.6126447667</text:p>
          </table:table-cell>
          <table:table-cell office:value-type="float" office:value="4.23" calcext:value-type="float">
            <text:p>4.23</text:p>
          </table:table-cell>
          <table:table-cell office:value-type="float" office:value="2.05" calcext:value-type="float">
            <text:p>2.05</text:p>
          </table:table-cell>
          <table:table-cell office:value-type="float" office:value="1.27" calcext:value-type="float">
            <text:p>1.27</text:p>
          </table:table-cell>
          <table:table-cell office:value-type="float" office:value="-1.17" calcext:value-type="float">
            <text:p>-1.17</text:p>
          </table:table-cell>
          <table:table-cell office:value-type="float" office:value="0.05" calcext:value-type="float">
            <text:p>0.05</text:p>
          </table:table-cell>
          <table:table-cell office:value-type="float" office:value="-0.09" calcext:value-type="float">
            <text:p>-0.09</text:p>
          </table:table-cell>
          <table:table-cell office:value-type="float" office:value="0.504989068494" calcext:value-type="float">
            <text:p>0.5049890685</text:p>
          </table:table-cell>
          <table:table-cell office:value-type="float" office:value="-0.27993033791" calcext:value-type="float">
            <text:p>-0.2799303379</text:p>
          </table:table-cell>
          <table:table-cell office:value-type="float" office:value="0.554542026178" calcext:value-type="float">
            <text:p>0.5545420262</text:p>
          </table:table-cell>
          <table:table-cell office:value-type="float" office:value="0.015948867822" calcext:value-type="float">
            <text:p>0.0159488678</text:p>
          </table:table-cell>
          <table:table-cell office:value-type="float" office:value="0.27352663872" calcext:value-type="float">
            <text:p>0.2735266387</text:p>
          </table:table-cell>
          <table:table-cell office:value-type="float" office:value="-0.0890766148574" calcext:value-type="float">
            <text:p>-0.0890766149</text:p>
          </table:table-cell>
          <table:table-cell office:value-type="float" office:value="0.323079596404" calcext:value-type="float">
            <text:p>0.3230795964</text:p>
          </table:table-cell>
          <table:table-cell office:value-type="float" office:value="0.206802590875" calcext:value-type="float">
            <text:p>0.2068025909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0" calcext:value-type="float">
            <text:p>110</text:p>
          </table:table-cell>
          <table:table-cell office:value-type="float" office:value="-4" calcext:value-type="float">
            <text:p>-4</text:p>
          </table:table-cell>
          <table:table-cell office:value-type="float" office:value="0.339849601205" calcext:value-type="float">
            <text:p>0.3398496012</text:p>
          </table:table-cell>
          <table:table-cell office:value-type="float" office:value="0.19133226953" calcext:value-type="float">
            <text:p>0.1913322695</text:p>
          </table:table-cell>
          <table:table-cell office:value-type="float" office:value="0.350478216059" calcext:value-type="float">
            <text:p>0.3504782161</text:p>
          </table:table-cell>
          <table:table-cell office:value-type="float" office:value="0.43175804058" calcext:value-type="float">
            <text:p>0.4317580406</text:p>
          </table:table-cell>
          <table:table-cell office:value-type="float" office:value="0.195942715094" calcext:value-type="float">
            <text:p>0.1959427151</text:p>
          </table:table-cell>
          <table:table-cell office:value-type="float" office:value="0.822529718641" calcext:value-type="float">
            <text:p>0.8225297186</text:p>
          </table:table-cell>
          <table:table-cell office:value-type="float" office:value="0.341416898249" calcext:value-type="float">
            <text:p>0.3414168982</text:p>
          </table:table-cell>
          <table:table-cell office:value-type="float" office:value="0.6526415415" calcext:value-type="float">
            <text:p>0.6526415415</text:p>
          </table:table-cell>
          <table:table-cell office:value-type="float" office:value="4.17" calcext:value-type="float">
            <text:p>4.17</text:p>
          </table:table-cell>
          <table:table-cell office:value-type="float" office:value="2.05" calcext:value-type="float">
            <text:p>2.05</text:p>
          </table:table-cell>
          <table:table-cell office:value-type="float" office:value="1.28" calcext:value-type="float">
            <text:p>1.28</text:p>
          </table:table-cell>
          <table:table-cell office:value-type="float" office:value="-1.18" calcext:value-type="float">
            <text:p>-1.18</text:p>
          </table:table-cell>
          <table:table-cell office:value-type="float" office:value="0.05" calcext:value-type="float">
            <text:p>0.05</text:p>
          </table:table-cell>
          <table:table-cell office:value-type="float" office:value="-0.11" calcext:value-type="float">
            <text:p>-0.11</text:p>
          </table:table-cell>
          <table:table-cell office:value-type="float" office:value="0.497961561271" calcext:value-type="float">
            <text:p>0.4979615613</text:p>
          </table:table-cell>
          <table:table-cell office:value-type="float" office:value="-0.228407390186" calcext:value-type="float">
            <text:p>-0.2284073902</text:p>
          </table:table-cell>
          <table:table-cell office:value-type="float" office:value="0.54674797248" calcext:value-type="float">
            <text:p>0.5467479725</text:p>
          </table:table-cell>
          <table:table-cell office:value-type="float" office:value="0.0675991740681" calcext:value-type="float">
            <text:p>0.0675991741</text:p>
          </table:table-cell>
          <table:table-cell office:value-type="float" office:value="0.266005562545" calcext:value-type="float">
            <text:p>0.2660055625</text:p>
          </table:table-cell>
          <table:table-cell office:value-type="float" office:value="-0.0381538365926" calcext:value-type="float">
            <text:p>-0.0381538366</text:p>
          </table:table-cell>
          <table:table-cell office:value-type="float" office:value="0.314791973753" calcext:value-type="float">
            <text:p>0.3147919738</text:p>
          </table:table-cell>
          <table:table-cell office:value-type="float" office:value="0.257852727661" calcext:value-type="float">
            <text:p>0.2578527277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0" calcext:value-type="float">
            <text:p>120</text:p>
          </table:table-cell>
          <table:table-cell office:value-type="float" office:value="-1" calcext:value-type="float">
            <text:p>-1</text:p>
          </table:table-cell>
          <table:table-cell office:value-type="float" office:value="0.344413986752" calcext:value-type="float">
            <text:p>0.3444139868</text:p>
          </table:table-cell>
          <table:table-cell office:value-type="float" office:value="0.325761833169" calcext:value-type="float">
            <text:p>0.3257618332</text:p>
          </table:table-cell>
          <table:table-cell office:value-type="float" office:value="0.369017344855" calcext:value-type="float">
            <text:p>0.3690173449</text:p>
          </table:table-cell>
          <table:table-cell office:value-type="float" office:value="0.478991068918" calcext:value-type="float">
            <text:p>0.4789910689</text:p>
          </table:table-cell>
          <table:table-cell office:value-type="float" office:value="0.333413629194" calcext:value-type="float">
            <text:p>0.3334136292</text:p>
          </table:table-cell>
          <table:table-cell office:value-type="float" office:value="0.771269922002" calcext:value-type="float">
            <text:p>0.771269922</text:p>
          </table:table-cell>
          <table:table-cell office:value-type="float" office:value="0.138550852916" calcext:value-type="float">
            <text:p>0.1385508529</text:p>
          </table:table-cell>
          <table:table-cell office:value-type="float" office:value="0.777227098402" calcext:value-type="float">
            <text:p>0.7772270984</text:p>
          </table:table-cell>
          <table:table-cell office:value-type="float" office:value="4.95" calcext:value-type="float">
            <text:p>4.95</text:p>
          </table:table-cell>
          <table:table-cell office:value-type="float" office:value="2.05" calcext:value-type="float">
            <text:p>2.05</text:p>
          </table:table-cell>
          <table:table-cell office:value-type="float" office:value="1.15" calcext:value-type="float">
            <text:p>1.15</text:p>
          </table:table-cell>
          <table:table-cell office:value-type="float" office:value="-1.05" calcext:value-type="float">
            <text:p>-1.05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566447020415" calcext:value-type="float">
            <text:p>0.5664470204</text:p>
          </table:table-cell>
          <table:table-cell office:value-type="float" office:value="-0.172871987183" calcext:value-type="float">
            <text:p>-0.1728719872</text:p>
          </table:table-cell>
          <table:table-cell office:value-type="float" office:value="0.597792100181" calcext:value-type="float">
            <text:p>0.5977921002</text:p>
          </table:table-cell>
          <table:table-cell office:value-type="float" office:value="0.125485995741" calcext:value-type="float">
            <text:p>0.1254859957</text:p>
          </table:table-cell>
          <table:table-cell office:value-type="float" office:value="0.323733967664" calcext:value-type="float">
            <text:p>0.3237339677</text:p>
          </table:table-cell>
          <table:table-cell office:value-type="float" office:value="0.00345263964006" calcext:value-type="float">
            <text:p>0.0034526396</text:p>
          </table:table-cell>
          <table:table-cell office:value-type="float" office:value="0.35507904743" calcext:value-type="float">
            <text:p>0.3550790474</text:p>
          </table:table-cell>
          <table:table-cell office:value-type="float" office:value="0.301810622564" calcext:value-type="float">
            <text:p>0.3018106226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0" calcext:value-type="float">
            <text:p>120</text:p>
          </table:table-cell>
          <table:table-cell office:value-type="float" office:value="-2" calcext:value-type="float">
            <text:p>-2</text:p>
          </table:table-cell>
          <table:table-cell office:value-type="float" office:value="0.336679147101" calcext:value-type="float">
            <text:p>0.3366791471</text:p>
          </table:table-cell>
          <table:table-cell office:value-type="float" office:value="0.365006861587" calcext:value-type="float">
            <text:p>0.3650068616</text:p>
          </table:table-cell>
          <table:table-cell office:value-type="float" office:value="0.36872138626" calcext:value-type="float">
            <text:p>0.3687213863</text:p>
          </table:table-cell>
          <table:table-cell office:value-type="float" office:value="0.518989974009" calcext:value-type="float">
            <text:p>0.518989974</text:p>
          </table:table-cell>
          <table:table-cell office:value-type="float" office:value="0.330403411945" calcext:value-type="float">
            <text:p>0.3304034119</text:p>
          </table:table-cell>
          <table:table-cell office:value-type="float" office:value="0.811156493578" calcext:value-type="float">
            <text:p>0.8111564936</text:p>
          </table:table-cell>
          <table:table-cell office:value-type="float" office:value="0.134535359241" calcext:value-type="float">
            <text:p>0.1345353592</text:p>
          </table:table-cell>
          <table:table-cell office:value-type="float" office:value="0.817025035667" calcext:value-type="float">
            <text:p>0.8170250357</text:p>
          </table:table-cell>
          <table:table-cell office:value-type="float" office:value="4.89" calcext:value-type="float">
            <text:p>4.89</text:p>
          </table:table-cell>
          <table:table-cell office:value-type="float" office:value="2.05" calcext:value-type="float">
            <text:p>2.05</text:p>
          </table:table-cell>
          <table:table-cell office:value-type="float" office:value="1.16" calcext:value-type="float">
            <text:p>1.16</text:p>
          </table:table-cell>
          <table:table-cell office:value-type="float" office:value="-1.06" calcext:value-type="float">
            <text:p>-1.06</text:p>
          </table:table-cell>
          <table:table-cell office:value-type="float" office:value="0.05" calcext:value-type="float">
            <text:p>0.05</text:p>
          </table:table-cell>
          <table:table-cell office:value-type="float" office:value="0.13" calcext:value-type="float">
            <text:p>0.13</text:p>
          </table:table-cell>
          <table:table-cell office:value-type="float" office:value="0.537673598939" calcext:value-type="float">
            <text:p>0.5376735989</text:p>
          </table:table-cell>
          <table:table-cell office:value-type="float" office:value="-0.129558130087" calcext:value-type="float">
            <text:p>-0.1295581301</text:p>
          </table:table-cell>
          <table:table-cell office:value-type="float" office:value="0.578818031904" calcext:value-type="float">
            <text:p>0.5788180319</text:p>
          </table:table-cell>
          <table:table-cell office:value-type="float" office:value="0.167607035496" calcext:value-type="float">
            <text:p>0.1676070355</text:p>
          </table:table-cell>
          <table:table-cell office:value-type="float" office:value="0.300893232907" calcext:value-type="float">
            <text:p>0.3008932329</text:p>
          </table:table-cell>
          <table:table-cell office:value-type="float" office:value="0.0546565768767" calcext:value-type="float">
            <text:p>0.0546565769</text:p>
          </table:table-cell>
          <table:table-cell office:value-type="float" office:value="0.342037665872" calcext:value-type="float">
            <text:p>0.3420376659</text:p>
          </table:table-cell>
          <table:table-cell office:value-type="float" office:value="0.35182174246" calcext:value-type="float">
            <text:p>0.3518217425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0" calcext:value-type="float">
            <text:p>120</text:p>
          </table:table-cell>
          <table:table-cell office:value-type="float" office:value="-3" calcext:value-type="float">
            <text:p>-3</text:p>
          </table:table-cell>
          <table:table-cell office:value-type="float" office:value="0.330989710712" calcext:value-type="float">
            <text:p>0.3309897107</text:p>
          </table:table-cell>
          <table:table-cell office:value-type="float" office:value="0.404600173063" calcext:value-type="float">
            <text:p>0.4046001731</text:p>
          </table:table-cell>
          <table:table-cell office:value-type="float" office:value="0.359042968116" calcext:value-type="float">
            <text:p>0.3590429681</text:p>
          </table:table-cell>
          <table:table-cell office:value-type="float" office:value="0.557801418484" calcext:value-type="float">
            <text:p>0.5578014185</text:p>
          </table:table-cell>
          <table:table-cell office:value-type="float" office:value="0.326169340973" calcext:value-type="float">
            <text:p>0.326169341</text:p>
          </table:table-cell>
          <table:table-cell office:value-type="float" office:value="0.850931770359" calcext:value-type="float">
            <text:p>0.8509317704</text:p>
          </table:table-cell>
          <table:table-cell office:value-type="float" office:value="0.127437657681" calcext:value-type="float">
            <text:p>0.1274376577</text:p>
          </table:table-cell>
          <table:table-cell office:value-type="float" office:value="0.856390282174" calcext:value-type="float">
            <text:p>0.8563902822</text:p>
          </table:table-cell>
          <table:table-cell office:value-type="float" office:value="4.83" calcext:value-type="float">
            <text:p>4.83</text:p>
          </table:table-cell>
          <table:table-cell office:value-type="float" office:value="2.05" calcext:value-type="float">
            <text:p>2.05</text:p>
          </table:table-cell>
          <table:table-cell office:value-type="float" office:value="1.17" calcext:value-type="float">
            <text:p>1.17</text:p>
          </table:table-cell>
          <table:table-cell office:value-type="float" office:value="-1.07" calcext:value-type="float">
            <text:p>-1.07</text:p>
          </table:table-cell>
          <table:table-cell office:value-type="float" office:value="0.05" calcext:value-type="float">
            <text:p>0.05</text:p>
          </table:table-cell>
          <table:table-cell office:value-type="float" office:value="0.11" calcext:value-type="float">
            <text:p>0.11</text:p>
          </table:table-cell>
          <table:table-cell office:value-type="float" office:value="0.508900177462" calcext:value-type="float">
            <text:p>0.5089001775</text:p>
          </table:table-cell>
          <table:table-cell office:value-type="float" office:value="-0.0862442729912" calcext:value-type="float">
            <text:p>-0.086244273</text:p>
          </table:table-cell>
          <table:table-cell office:value-type="float" office:value="0.561389306345" calcext:value-type="float">
            <text:p>0.5613893063</text:p>
          </table:table-cell>
          <table:table-cell office:value-type="float" office:value="0.209128189079" calcext:value-type="float">
            <text:p>0.2091281891</text:p>
          </table:table-cell>
          <table:table-cell office:value-type="float" office:value="0.279344686173" calcext:value-type="float">
            <text:p>0.2793446862</text:p>
          </table:table-cell>
          <table:table-cell office:value-type="float" office:value="0.106898877079" calcext:value-type="float">
            <text:p>0.1068988771</text:p>
          </table:table-cell>
          <table:table-cell office:value-type="float" office:value="0.331833815055" calcext:value-type="float">
            <text:p>0.3318338151</text:p>
          </table:table-cell>
          <table:table-cell office:value-type="float" office:value="0.402271339148" calcext:value-type="float">
            <text:p>0.4022713391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0" calcext:value-type="float">
            <text:p>120</text:p>
          </table:table-cell>
          <table:table-cell office:value-type="float" office:value="-4" calcext:value-type="float">
            <text:p>-4</text:p>
          </table:table-cell>
          <table:table-cell office:value-type="float" office:value="0.324281103452" calcext:value-type="float">
            <text:p>0.3242811035</text:p>
          </table:table-cell>
          <table:table-cell office:value-type="float" office:value="0.444033592755" calcext:value-type="float">
            <text:p>0.4440335928</text:p>
          </table:table-cell>
          <table:table-cell office:value-type="float" office:value="0.351474356561" calcext:value-type="float">
            <text:p>0.3514743566</text:p>
          </table:table-cell>
          <table:table-cell office:value-type="float" office:value="0.597078843542" calcext:value-type="float">
            <text:p>0.5970788435</text:p>
          </table:table-cell>
          <table:table-cell office:value-type="float" office:value="0.323392484313" calcext:value-type="float">
            <text:p>0.3233924843</text:p>
          </table:table-cell>
          <table:table-cell office:value-type="float" office:value="0.890835267287" calcext:value-type="float">
            <text:p>0.8908352673</text:p>
          </table:table-cell>
          <table:table-cell office:value-type="float" office:value="0.12411029631" calcext:value-type="float">
            <text:p>0.1241102963</text:p>
          </table:table-cell>
          <table:table-cell office:value-type="float" office:value="0.896251650267" calcext:value-type="float">
            <text:p>0.8962516503</text:p>
          </table:table-cell>
          <table:table-cell office:value-type="float" office:value="4.77" calcext:value-type="float">
            <text:p>4.77</text:p>
          </table:table-cell>
          <table:table-cell office:value-type="float" office:value="2.05" calcext:value-type="float">
            <text:p>2.05</text:p>
          </table:table-cell>
          <table:table-cell office:value-type="float" office:value="1.18" calcext:value-type="float">
            <text:p>1.18</text:p>
          </table:table-cell>
          <table:table-cell office:value-type="float" office:value="-1.08" calcext:value-type="float">
            <text:p>-1.08</text:p>
          </table:table-cell>
          <table:table-cell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office:value-type="float" office:value="0.480126755985" calcext:value-type="float">
            <text:p>0.480126756</text:p>
          </table:table-cell>
          <table:table-cell office:value-type="float" office:value="-0.0429304158953" calcext:value-type="float">
            <text:p>-0.0429304159</text:p>
          </table:table-cell>
          <table:table-cell office:value-type="float" office:value="0.543797945048" calcext:value-type="float">
            <text:p>0.543797945</text:p>
          </table:table-cell>
          <table:table-cell office:value-type="float" office:value="0.250235031733" calcext:value-type="float">
            <text:p>0.2502350317</text:p>
          </table:table-cell>
          <table:table-cell office:value-type="float" office:value="0.258073625358" calcext:value-type="float">
            <text:p>0.2580736254</text:p>
          </table:table-cell>
          <table:table-cell office:value-type="float" office:value="0.158793175137" calcext:value-type="float">
            <text:p>0.1587931751</text:p>
          </table:table-cell>
          <table:table-cell office:value-type="float" office:value="0.321744814421" calcext:value-type="float">
            <text:p>0.3217448144</text:p>
          </table:table-cell>
          <table:table-cell office:value-type="float" office:value="0.451958622765" calcext:value-type="float">
            <text:p>0.4519586228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8" calcext:value-type="float">
            <text:p>118</text:p>
          </table:table-cell>
          <table:table-cell office:value-type="float" office:value="-1" calcext:value-type="float">
            <text:p>-1</text:p>
          </table:table-cell>
          <table:table-cell office:value-type="float" office:value="0.32385094669" calcext:value-type="float">
            <text:p>0.3238509467</text:p>
          </table:table-cell>
          <table:table-cell office:value-type="float" office:value="0.319187743156" calcext:value-type="float">
            <text:p>0.3191877432</text:p>
          </table:table-cell>
          <table:table-cell office:value-type="float" office:value="0.380544347721" calcext:value-type="float">
            <text:p>0.3805443477</text:p>
          </table:table-cell>
          <table:table-cell office:value-type="float" office:value="0.478772863057" calcext:value-type="float">
            <text:p>0.4787728631</text:p>
          </table:table-cell>
          <table:table-cell office:value-type="float" office:value="0.278341675696" calcext:value-type="float">
            <text:p>0.2783416757</text:p>
          </table:table-cell>
          <table:table-cell office:value-type="float" office:value="0.767037120172" calcext:value-type="float">
            <text:p>0.7670371202</text:p>
          </table:table-cell>
          <table:table-cell office:value-type="float" office:value="0.0780733980022" calcext:value-type="float">
            <text:p>0.078073398</text:p>
          </table:table-cell>
          <table:table-cell office:value-type="float" office:value="0.705884747603" calcext:value-type="float">
            <text:p>0.7058847476</text:p>
          </table:table-cell>
          <table:table-cell office:value-type="float" office:value="4.83" calcext:value-type="float">
            <text:p>4.83</text:p>
          </table:table-cell>
          <table:table-cell office:value-type="float" office:value="2.05" calcext:value-type="float">
            <text:p>2.05</text:p>
          </table:table-cell>
          <table:table-cell office:value-type="float" office:value="1.17" calcext:value-type="float">
            <text:p>1.17</text:p>
          </table:table-cell>
          <table:table-cell office:value-type="float" office:value="-1.07" calcext:value-type="float">
            <text:p>-1.07</text:p>
          </table:table-cell>
          <table:table-cell office:value-type="float" office:value="0.05" calcext:value-type="float">
            <text:p>0.05</text:p>
          </table:table-cell>
          <table:table-cell office:value-type="float" office:value="0.11" calcext:value-type="float">
            <text:p>0.11</text:p>
          </table:table-cell>
          <table:table-cell office:value-type="float" office:value="0.559549629309" calcext:value-type="float">
            <text:p>0.5595496293</text:p>
          </table:table-cell>
          <table:table-cell office:value-type="float" office:value="-0.185465237443" calcext:value-type="float">
            <text:p>-0.1854652374</text:p>
          </table:table-cell>
          <table:table-cell office:value-type="float" office:value="0.585513921706" calcext:value-type="float">
            <text:p>0.5855139217</text:p>
          </table:table-cell>
          <table:table-cell office:value-type="float" office:value="0.113409076476" calcext:value-type="float">
            <text:p>0.1134090765</text:p>
          </table:table-cell>
          <table:table-cell office:value-type="float" office:value="0.313699027115" calcext:value-type="float">
            <text:p>0.3136990271</text:p>
          </table:table-cell>
          <table:table-cell office:value-type="float" office:value="-0.0135423436764" calcext:value-type="float">
            <text:p>-0.0135423437</text:p>
          </table:table-cell>
          <table:table-cell office:value-type="float" office:value="0.339663319512" calcext:value-type="float">
            <text:p>0.3396633195</text:p>
          </table:table-cell>
          <table:table-cell office:value-type="float" office:value="0.285331970242" calcext:value-type="float">
            <text:p>0.2853319702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8" calcext:value-type="float">
            <text:p>118</text:p>
          </table:table-cell>
          <table:table-cell office:value-type="float" office:value="-2" calcext:value-type="float">
            <text:p>-2</text:p>
          </table:table-cell>
          <table:table-cell office:value-type="float" office:value="0.309203775267" calcext:value-type="float">
            <text:p>0.3092037753</text:p>
          </table:table-cell>
          <table:table-cell office:value-type="float" office:value="0.356409515942" calcext:value-type="float">
            <text:p>0.3564095159</text:p>
          </table:table-cell>
          <table:table-cell office:value-type="float" office:value="0.413449402367" calcext:value-type="float">
            <text:p>0.4134494024</text:p>
          </table:table-cell>
          <table:table-cell office:value-type="float" office:value="0.501516156107" calcext:value-type="float">
            <text:p>0.5015161561</text:p>
          </table:table-cell>
          <table:table-cell office:value-type="float" office:value="0.267913428813" calcext:value-type="float">
            <text:p>0.2679134288</text:p>
          </table:table-cell>
          <table:table-cell office:value-type="float" office:value="0.805653847985" calcext:value-type="float">
            <text:p>0.805653848</text:p>
          </table:table-cell>
          <table:table-cell office:value-type="float" office:value="0.067726239081" calcext:value-type="float">
            <text:p>0.0677262391</text:p>
          </table:table-cell>
          <table:table-cell office:value-type="float" office:value="0.744523281508" calcext:value-type="float">
            <text:p>0.7445232815</text:p>
          </table:table-cell>
          <table:table-cell office:value-type="float" office:value="4.77" calcext:value-type="float">
            <text:p>4.77</text:p>
          </table:table-cell>
          <table:table-cell office:value-type="float" office:value="2.05" calcext:value-type="float">
            <text:p>2.05</text:p>
          </table:table-cell>
          <table:table-cell office:value-type="float" office:value="1.18" calcext:value-type="float">
            <text:p>1.18</text:p>
          </table:table-cell>
          <table:table-cell office:value-type="float" office:value="-1.08" calcext:value-type="float">
            <text:p>-1.08</text:p>
          </table:table-cell>
          <table:table-cell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office:value-type="float" office:value="0.532835931231" calcext:value-type="float">
            <text:p>0.5328359312</text:p>
          </table:table-cell>
          <table:table-cell office:value-type="float" office:value="-0.140851581069" calcext:value-type="float">
            <text:p>-0.1408515811</text:p>
          </table:table-cell>
          <table:table-cell office:value-type="float" office:value="0.563075848319" calcext:value-type="float">
            <text:p>0.5630758483</text:p>
          </table:table-cell>
          <table:table-cell office:value-type="float" office:value="0.157620440089" calcext:value-type="float">
            <text:p>0.1576204401</text:p>
          </table:table-cell>
          <table:table-cell office:value-type="float" office:value="0.289471537133" calcext:value-type="float">
            <text:p>0.2894715371</text:p>
          </table:table-cell>
          <table:table-cell office:value-type="float" office:value="0.0345729659168" calcext:value-type="float">
            <text:p>0.0345729659</text:p>
          </table:table-cell>
          <table:table-cell office:value-type="float" office:value="0.319711454221" calcext:value-type="float">
            <text:p>0.3197114542</text:p>
          </table:table-cell>
          <table:table-cell office:value-type="float" office:value="0.333044987075" calcext:value-type="float">
            <text:p>0.3330449871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8" calcext:value-type="float">
            <text:p>118</text:p>
          </table:table-cell>
          <table:table-cell office:value-type="float" office:value="-3" calcext:value-type="float">
            <text:p>-3</text:p>
          </table:table-cell>
          <table:table-cell office:value-type="float" office:value="0.294090567242" calcext:value-type="float">
            <text:p>0.2940905672</text:p>
          </table:table-cell>
          <table:table-cell office:value-type="float" office:value="0.393444512138" calcext:value-type="float">
            <text:p>0.3934445121</text:p>
          </table:table-cell>
          <table:table-cell office:value-type="float" office:value="0.373605176242" calcext:value-type="float">
            <text:p>0.3736051762</text:p>
          </table:table-cell>
          <table:table-cell office:value-type="float" office:value="0.49798945163" calcext:value-type="float">
            <text:p>0.4979894516</text:p>
          </table:table-cell>
          <table:table-cell office:value-type="float" office:value="0.258248753998" calcext:value-type="float">
            <text:p>0.258248754</text:p>
          </table:table-cell>
          <table:table-cell office:value-type="float" office:value="0.844468717052" calcext:value-type="float">
            <text:p>0.8444687171</text:p>
          </table:table-cell>
          <table:table-cell office:value-type="float" office:value="0.0579611243607" calcext:value-type="float">
            <text:p>0.0579611244</text:p>
          </table:table-cell>
          <table:table-cell office:value-type="float" office:value="0.783313003529" calcext:value-type="float">
            <text:p>0.7833130035</text:p>
          </table:table-cell>
          <table:table-cell office:value-type="float" office:value="4.71" calcext:value-type="float">
            <text:p>4.71</text:p>
          </table:table-cell>
          <table:table-cell office:value-type="float" office:value="2.05" calcext:value-type="float">
            <text:p>2.05</text:p>
          </table:table-cell>
          <table:table-cell office:value-type="float" office:value="1.19" calcext:value-type="float">
            <text:p>1.19</text:p>
          </table:table-cell>
          <table:table-cell office:value-type="float" office:value="-1.09" calcext:value-type="float">
            <text:p>-1.09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506122233153" calcext:value-type="float">
            <text:p>0.5061222332</text:p>
          </table:table-cell>
          <table:table-cell office:value-type="float" office:value="-0.0962379246958" calcext:value-type="float">
            <text:p>-0.0962379247</text:p>
          </table:table-cell>
          <table:table-cell office:value-type="float" office:value="0.540538205956" calcext:value-type="float">
            <text:p>0.540538206</text:p>
          </table:table-cell>
          <table:table-cell office:value-type="float" office:value="0.20178143846" calcext:value-type="float">
            <text:p>0.2017814385</text:p>
          </table:table-cell>
          <table:table-cell office:value-type="float" office:value="0.265237880241" calcext:value-type="float">
            <text:p>0.2652378802</text:p>
          </table:table-cell>
          <table:table-cell office:value-type="float" office:value="0.0825768636253" calcext:value-type="float">
            <text:p>0.0825768636</text:p>
          </table:table-cell>
          <table:table-cell office:value-type="float" office:value="0.299653853044" calcext:value-type="float">
            <text:p>0.299653853</text:p>
          </table:table-cell>
          <table:table-cell office:value-type="float" office:value="0.380596226782" calcext:value-type="float">
            <text:p>0.3805962268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8" calcext:value-type="float">
            <text:p>118</text:p>
          </table:table-cell>
          <table:table-cell office:value-type="float" office:value="-4" calcext:value-type="float">
            <text:p>-4</text:p>
          </table:table-cell>
          <table:table-cell office:value-type="float" office:value="0.278049079665" calcext:value-type="float">
            <text:p>0.2780490797</text:p>
          </table:table-cell>
          <table:table-cell office:value-type="float" office:value="0.430086983074" calcext:value-type="float">
            <text:p>0.4300869831</text:p>
          </table:table-cell>
          <table:table-cell office:value-type="float" office:value="0.410067589149" calcext:value-type="float">
            <text:p>0.4100675891</text:p>
          </table:table-cell>
          <table:table-cell office:value-type="float" office:value="0.514436106153" calcext:value-type="float">
            <text:p>0.5144361062</text:p>
          </table:table-cell>
          <table:table-cell office:value-type="float" office:value="0.248944849444" calcext:value-type="float">
            <text:p>0.2489448494</text:p>
          </table:table-cell>
          <table:table-cell office:value-type="float" office:value="0.883371639308" calcext:value-type="float">
            <text:p>0.8833716393</text:p>
          </table:table-cell>
          <table:table-cell office:value-type="float" office:value="0.048811262225" calcext:value-type="float">
            <text:p>0.0488112622</text:p>
          </table:table-cell>
          <table:table-cell office:value-type="float" office:value="0.822252443983" calcext:value-type="float">
            <text:p>0.822252444</text:p>
          </table:table-cell>
          <table:table-cell office:value-type="float" office:value="4.65" calcext:value-type="float">
            <text:p>4.65</text:p>
          </table:table-cell>
          <table:table-cell office:value-type="float" office:value="2.05" calcext:value-type="float">
            <text:p>2.05</text:p>
          </table:table-cell>
          <table:table-cell office:value-type="float" office:value="1.2" calcext:value-type="float">
            <text:p>1.2</text:p>
          </table:table-cell>
          <table:table-cell office:value-type="float" office:value="-1.1" calcext:value-type="float">
            <text:p>-1.1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506122233153" calcext:value-type="float">
            <text:p>0.5061222332</text:p>
          </table:table-cell>
          <table:table-cell office:value-type="float" office:value="-0.0962379246958" calcext:value-type="float">
            <text:p>-0.0962379247</text:p>
          </table:table-cell>
          <table:table-cell office:value-type="float" office:value="0.540454598388" calcext:value-type="float">
            <text:p>0.5404545984</text:p>
          </table:table-cell>
          <table:table-cell office:value-type="float" office:value="0.201791081774" calcext:value-type="float">
            <text:p>0.2017910818</text:p>
          </table:table-cell>
          <table:table-cell office:value-type="float" office:value="0.265187725103" calcext:value-type="float">
            <text:p>0.2651877251</text:p>
          </table:table-cell>
          <table:table-cell office:value-type="float" office:value="0.0825092790049" calcext:value-type="float">
            <text:p>0.082509279</text:p>
          </table:table-cell>
          <table:table-cell office:value-type="float" office:value="0.299520090339" calcext:value-type="float">
            <text:p>0.2995200903</text:p>
          </table:table-cell>
          <table:table-cell office:value-type="float" office:value="0.380538285475" calcext:value-type="float">
            <text:p>0.3805382855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3" calcext:value-type="float">
            <text:p>113</text:p>
          </table:table-cell>
          <table:table-cell office:value-type="float" office:value="-1" calcext:value-type="float">
            <text:p>-1</text:p>
          </table:table-cell>
          <table:table-cell office:value-type="float" office:value="0.238007294024" calcext:value-type="float">
            <text:p>0.238007294</text:p>
          </table:table-cell>
          <table:table-cell office:value-type="float" office:value="0.259047752978" calcext:value-type="float">
            <text:p>0.259047753</text:p>
          </table:table-cell>
          <table:table-cell office:value-type="float" office:value="0.0560341632618" calcext:value-type="float">
            <text:p>0.0560341633</text:p>
          </table:table-cell>
          <table:table-cell office:value-type="float" office:value="0.628469191981" calcext:value-type="float">
            <text:p>0.628469192</text:p>
          </table:table-cell>
          <table:table-cell office:value-type="float" office:value="0.229568846011" calcext:value-type="float">
            <text:p>0.229568846</text:p>
          </table:table-cell>
          <table:table-cell office:value-type="float" office:value="0.705196211155" calcext:value-type="float">
            <text:p>0.7051962112</text:p>
          </table:table-cell>
          <table:table-cell office:value-type="float" office:value="0.247501642027" calcext:value-type="float">
            <text:p>0.247501642</text:p>
          </table:table-cell>
          <table:table-cell office:value-type="float" office:value="0.441009865052" calcext:value-type="float">
            <text:p>0.4410098651</text:p>
          </table:table-cell>
          <table:table-cell office:value-type="float" office:value="4.53" calcext:value-type="float">
            <text:p>4.53</text:p>
          </table:table-cell>
          <table:table-cell office:value-type="float" office:value="2.05" calcext:value-type="float">
            <text:p>2.05</text:p>
          </table:table-cell>
          <table:table-cell office:value-type="float" office:value="1.22" calcext:value-type="float">
            <text:p>1.22</text:p>
          </table:table-cell>
          <table:table-cell office:value-type="float" office:value="-1.12" calcext:value-type="float">
            <text:p>-1.12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524034069317" calcext:value-type="float">
            <text:p>0.5240340693</text:p>
          </table:table-cell>
          <table:table-cell office:value-type="float" office:value="-0.214055700382" calcext:value-type="float">
            <text:p>-0.2140557004</text:p>
          </table:table-cell>
          <table:table-cell office:value-type="float" office:value="0.517980989733" calcext:value-type="float">
            <text:p>0.5179809897</text:p>
          </table:table-cell>
          <table:table-cell office:value-type="float" office:value="0.0858832271142" calcext:value-type="float">
            <text:p>0.0858832271</text:p>
          </table:table-cell>
          <table:table-cell office:value-type="float" office:value="0.261252798729" calcext:value-type="float">
            <text:p>0.2612527987</text:p>
          </table:table-cell>
          <table:table-cell office:value-type="float" office:value="-0.0693283573244" calcext:value-type="float">
            <text:p>-0.0693283573</text:p>
          </table:table-cell>
          <table:table-cell office:value-type="float" office:value="0.255199719146" calcext:value-type="float">
            <text:p>0.2551997191</text:p>
          </table:table-cell>
          <table:table-cell office:value-type="float" office:value="0.230610570172" calcext:value-type="float">
            <text:p>0.2306105702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3" calcext:value-type="float">
            <text:p>113</text:p>
          </table:table-cell>
          <table:table-cell office:value-type="float" office:value="-2" calcext:value-type="float">
            <text:p>-2</text:p>
          </table:table-cell>
          <table:table-cell office:value-type="float" office:value="0.216816098128" calcext:value-type="float">
            <text:p>0.2168160981</text:p>
          </table:table-cell>
          <table:table-cell office:value-type="float" office:value="0.29297315963" calcext:value-type="float">
            <text:p>0.2929731596</text:p>
          </table:table-cell>
          <table:table-cell office:value-type="float" office:value="0.0429699281421" calcext:value-type="float">
            <text:p>0.0429699281</text:p>
          </table:table-cell>
          <table:table-cell office:value-type="float" office:value="0.666275616842" calcext:value-type="float">
            <text:p>0.6662756168</text:p>
          </table:table-cell>
          <table:table-cell office:value-type="float" office:value="0.216625328947" calcext:value-type="float">
            <text:p>0.2166253289</text:p>
          </table:table-cell>
          <table:table-cell office:value-type="float" office:value="0.743044135352" calcext:value-type="float">
            <text:p>0.7430441354</text:p>
          </table:table-cell>
          <table:table-cell office:value-type="float" office:value="0.228960157535" calcext:value-type="float">
            <text:p>0.2289601575</text:p>
          </table:table-cell>
          <table:table-cell office:value-type="float" office:value="0.476452965267" calcext:value-type="float">
            <text:p>0.4764529653</text:p>
          </table:table-cell>
          <table:table-cell office:value-type="float" office:value="4.47" calcext:value-type="float">
            <text:p>4.47</text:p>
          </table:table-cell>
          <table:table-cell office:value-type="float" office:value="2.05" calcext:value-type="float">
            <text:p>2.05</text:p>
          </table:table-cell>
          <table:table-cell office:value-type="float" office:value="1.23" calcext:value-type="float">
            <text:p>1.23</text:p>
          </table:table-cell>
          <table:table-cell office:value-type="float" office:value="-1.13" calcext:value-type="float">
            <text:p>-1.13</text:p>
          </table:table-cell>
          <table:table-cell office:value-type="float" office:value="0.05" calcext:value-type="float">
            <text:p>0.05</text:p>
          </table:table-cell>
          <table:table-cell office:value-type="float" office:value="-0.01" calcext:value-type="float">
            <text:p>-0.01</text:p>
          </table:table-cell>
          <table:table-cell office:value-type="float" office:value="0.490157855647" calcext:value-type="float">
            <text:p>0.4901578556</text:p>
          </table:table-cell>
          <table:table-cell office:value-type="float" office:value="-0.174604437444" calcext:value-type="float">
            <text:p>-0.1746044374</text:p>
          </table:table-cell>
          <table:table-cell office:value-type="float" office:value="0.488533758015" calcext:value-type="float">
            <text:p>0.488533758</text:p>
          </table:table-cell>
          <table:table-cell office:value-type="float" office:value="0.125391166368" calcext:value-type="float">
            <text:p>0.1253911664</text:p>
          </table:table-cell>
          <table:table-cell office:value-type="float" office:value="0.229541992905" calcext:value-type="float">
            <text:p>0.2295419929</text:p>
          </table:table-cell>
          <table:table-cell office:value-type="float" office:value="-0.0260131453454" calcext:value-type="float">
            <text:p>-0.0260131453</text:p>
          </table:table-cell>
          <table:table-cell office:value-type="float" office:value="0.227917895273" calcext:value-type="float">
            <text:p>0.2279178953</text:p>
          </table:table-cell>
          <table:table-cell office:value-type="float" office:value="0.273982458467" calcext:value-type="float">
            <text:p>0.2739824585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3" calcext:value-type="float">
            <text:p>113</text:p>
          </table:table-cell>
          <table:table-cell office:value-type="float" office:value="-3" calcext:value-type="float">
            <text:p>-3</text:p>
          </table:table-cell>
          <table:table-cell office:value-type="float" office:value="0.195833012131" calcext:value-type="float">
            <text:p>0.1958330121</text:p>
          </table:table-cell>
          <table:table-cell office:value-type="float" office:value="0.327027676248" calcext:value-type="float">
            <text:p>0.3270276762</text:p>
          </table:table-cell>
          <table:table-cell office:value-type="float" office:value="0.0310231720565" calcext:value-type="float">
            <text:p>0.0310231721</text:p>
          </table:table-cell>
          <table:table-cell office:value-type="float" office:value="0.704449888532" calcext:value-type="float">
            <text:p>0.7044498885</text:p>
          </table:table-cell>
          <table:table-cell office:value-type="float" office:value="0.205159260976" calcext:value-type="float">
            <text:p>0.205159261</text:p>
          </table:table-cell>
          <table:table-cell office:value-type="float" office:value="0.781365529968" calcext:value-type="float">
            <text:p>0.78136553</text:p>
          </table:table-cell>
          <table:table-cell office:value-type="float" office:value="0.212240497805" calcext:value-type="float">
            <text:p>0.2122404978</text:p>
          </table:table-cell>
          <table:table-cell office:value-type="float" office:value="0.512791002893" calcext:value-type="float">
            <text:p>0.5127910029</text:p>
          </table:table-cell>
          <table:table-cell office:value-type="float" office:value="4.41" calcext:value-type="float">
            <text:p>4.41</text:p>
          </table:table-cell>
          <table:table-cell office:value-type="float" office:value="2.05" calcext:value-type="float">
            <text:p>2.05</text:p>
          </table:table-cell>
          <table:table-cell office:value-type="float" office:value="1.24" calcext:value-type="float">
            <text:p>1.24</text:p>
          </table:table-cell>
          <table:table-cell office:value-type="float" office:value="-1.14" calcext:value-type="float">
            <text:p>-1.14</text:p>
          </table:table-cell>
          <table:table-cell office:value-type="float" office:value="0.05" calcext:value-type="float">
            <text:p>0.05</text:p>
          </table:table-cell>
          <table:table-cell office:value-type="float" office:value="-0.03" calcext:value-type="float">
            <text:p>-0.03</text:p>
          </table:table-cell>
          <table:table-cell office:value-type="float" office:value="0.456281641977" calcext:value-type="float">
            <text:p>0.456281642</text:p>
          </table:table-cell>
          <table:table-cell office:value-type="float" office:value="-0.135153174506" calcext:value-type="float">
            <text:p>-0.1351531745</text:p>
          </table:table-cell>
          <table:table-cell office:value-type="float" office:value="0.459411795132" calcext:value-type="float">
            <text:p>0.4594117951</text:p>
          </table:table-cell>
          <table:table-cell office:value-type="float" office:value="0.164830495285" calcext:value-type="float">
            <text:p>0.1648304953</text:p>
          </table:table-cell>
          <table:table-cell office:value-type="float" office:value="0.198053239795" calcext:value-type="float">
            <text:p>0.1980532398</text:p>
          </table:table-cell>
          <table:table-cell office:value-type="float" office:value="0.0175494525394" calcext:value-type="float">
            <text:p>0.0175494525</text:p>
          </table:table-cell>
          <table:table-cell office:value-type="float" office:value="0.20118339295" calcext:value-type="float">
            <text:p>0.201183393</text:p>
          </table:table-cell>
          <table:table-cell office:value-type="float" office:value="0.31753312233" calcext:value-type="float">
            <text:p>0.3175331223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3" calcext:value-type="float">
            <text:p>113</text:p>
          </table:table-cell>
          <table:table-cell office:value-type="float" office:value="-4" calcext:value-type="float">
            <text:p>-4</text:p>
          </table:table-cell>
          <table:table-cell office:value-type="float" office:value="0.175874434337" calcext:value-type="float">
            <text:p>0.1758744343</text:p>
          </table:table-cell>
          <table:table-cell office:value-type="float" office:value="0.361692574523" calcext:value-type="float">
            <text:p>0.3616925745</text:p>
          </table:table-cell>
          <table:table-cell office:value-type="float" office:value="0.0209352187928" calcext:value-type="float">
            <text:p>0.0209352188</text:p>
          </table:table-cell>
          <table:table-cell office:value-type="float" office:value="0.74315690597" calcext:value-type="float">
            <text:p>0.743156906</text:p>
          </table:table-cell>
          <table:table-cell office:value-type="float" office:value="0.193368309202" calcext:value-type="float">
            <text:p>0.1933683092</text:p>
          </table:table-cell>
          <table:table-cell office:value-type="float" office:value="0.819588212452" calcext:value-type="float">
            <text:p>0.8195882125</text:p>
          </table:table-cell>
          <table:table-cell office:value-type="float" office:value="0.195911661176" calcext:value-type="float">
            <text:p>0.1959116612</text:p>
          </table:table-cell>
          <table:table-cell office:value-type="float" office:value="0.549306329735" calcext:value-type="float">
            <text:p>0.5493063297</text:p>
          </table:table-cell>
          <table:table-cell office:value-type="float" office:value="4.35" calcext:value-type="float">
            <text:p>4.35</text:p>
          </table:table-cell>
          <table:table-cell office:value-type="float" office:value="2.05" calcext:value-type="float">
            <text:p>2.05</text:p>
          </table:table-cell>
          <table:table-cell office:value-type="float" office:value="1.25" calcext:value-type="float">
            <text:p>1.25</text:p>
          </table:table-cell>
          <table:table-cell office:value-type="float" office:value="-1.15" calcext:value-type="float">
            <text:p>-1.15</text:p>
          </table:table-cell>
          <table:table-cell office:value-type="float" office:value="0.05" calcext:value-type="float">
            <text:p>0.05</text:p>
          </table:table-cell>
          <table:table-cell office:value-type="float" office:value="-0.05" calcext:value-type="float">
            <text:p>-0.05</text:p>
          </table:table-cell>
          <table:table-cell office:value-type="float" office:value="0.422405428307" calcext:value-type="float">
            <text:p>0.4224054283</text:p>
          </table:table-cell>
          <table:table-cell office:value-type="float" office:value="-0.0957019115685" calcext:value-type="float">
            <text:p>-0.0957019116</text:p>
          </table:table-cell>
          <table:table-cell office:value-type="float" office:value="0.431178553353" calcext:value-type="float">
            <text:p>0.4311785534</text:p>
          </table:table-cell>
          <table:table-cell office:value-type="float" office:value="0.204169781455" calcext:value-type="float">
            <text:p>0.2041697815</text:p>
          </table:table-cell>
          <table:table-cell office:value-type="float" office:value="0.167095486796" calcext:value-type="float">
            <text:p>0.1670954868</text:p>
          </table:table-cell>
          <table:table-cell office:value-type="float" office:value="0.0618316841041" calcext:value-type="float">
            <text:p>0.0618316841</text:p>
          </table:table-cell>
          <table:table-cell office:value-type="float" office:value="0.175868611842" calcext:value-type="float">
            <text:p>0.1758686118</text:p>
          </table:table-cell>
          <table:table-cell office:value-type="float" office:value="0.361703377128" calcext:value-type="float">
            <text:p>0.3617033771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8" calcext:value-type="float">
            <text:p>128</text:p>
          </table:table-cell>
          <table:table-cell office:value-type="float" office:value="-1" calcext:value-type="float">
            <text:p>-1</text:p>
          </table:table-cell>
          <table:table-cell office:value-type="float" office:value="0.0784509819201" calcext:value-type="float">
            <text:p>0.0784509819</text:p>
          </table:table-cell>
          <table:table-cell office:value-type="float" office:value="0.559676836351" calcext:value-type="float">
            <text:p>0.5596768364</text:p>
          </table:table-cell>
          <table:table-cell office:value-type="float" office:value="0.290637557396" calcext:value-type="float">
            <text:p>0.2906375574</text:p>
          </table:table-cell>
          <table:table-cell office:value-type="float" office:value="0.631439868104" calcext:value-type="float">
            <text:p>0.6314398681</text:p>
          </table:table-cell>
          <table:table-cell office:value-type="float" office:value="-0.0388771077068" calcext:value-type="float">
            <text:p>-0.0388771077</text:p>
          </table:table-cell>
          <table:table-cell office:value-type="float" office:value="1.14223966018" calcext:value-type="float">
            <text:p>1.1422396602</text:p>
          </table:table-cell>
          <table:table-cell office:value-type="float" office:value="0.0871459722151" calcext:value-type="float">
            <text:p>0.0871459722</text:p>
          </table:table-cell>
          <table:table-cell office:value-type="float" office:value="0.910936803763" calcext:value-type="float">
            <text:p>0.9109368038</text:p>
          </table:table-cell>
          <table:table-cell office:value-type="float" office:value="5.43" calcext:value-type="float">
            <text:p>5.43</text:p>
          </table:table-cell>
          <table:table-cell office:value-type="float" office:value="2.05" calcext:value-type="float">
            <text:p>2.05</text:p>
          </table:table-cell>
          <table:table-cell office:value-type="float" office:value="1.07" calcext:value-type="float">
            <text:p>1.07</text:p>
          </table:table-cell>
          <table:table-cell office:value-type="float" office:value="-0.97" calcext:value-type="float">
            <text:p>-0.97</text:p>
          </table:table-cell>
          <table:table-cell office:value-type="float" office:value="0.05" calcext:value-type="float">
            <text:p>0.05</text:p>
          </table:table-cell>
          <table:table-cell office:value-type="float" office:value="0.31" calcext:value-type="float">
            <text:p>0.31</text:p>
          </table:table-cell>
          <table:table-cell office:value-type="float" office:value="0.152116119084" calcext:value-type="float">
            <text:p>0.1521161191</text:p>
          </table:table-cell>
          <table:table-cell office:value-type="float" office:value="0.0223189600533" calcext:value-type="float">
            <text:p>0.0223189601</text:p>
          </table:table-cell>
          <table:table-cell office:value-type="float" office:value="0.265439807474" calcext:value-type="float">
            <text:p>0.2654398075</text:p>
          </table:table-cell>
          <table:table-cell office:value-type="float" office:value="0.300091783868" calcext:value-type="float">
            <text:p>0.3000917839</text:p>
          </table:table-cell>
          <table:table-cell office:value-type="float" office:value="-0.0317803586253" calcext:value-type="float">
            <text:p>-0.0317803586</text:p>
          </table:table-cell>
          <table:table-cell office:value-type="float" office:value="0.259346564956" calcext:value-type="float">
            <text:p>0.259346565</text:p>
          </table:table-cell>
          <table:table-cell office:value-type="float" office:value="0.0815433297639" calcext:value-type="float">
            <text:p>0.0815433298</text:p>
          </table:table-cell>
          <table:table-cell office:value-type="float" office:value="0.537119388771" calcext:value-type="float">
            <text:p>0.5371193888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8" calcext:value-type="float">
            <text:p>128</text:p>
          </table:table-cell>
          <table:table-cell office:value-type="float" office:value="-2" calcext:value-type="float">
            <text:p>-2</text:p>
          </table:table-cell>
          <table:table-cell office:value-type="float" office:value="0.0724561751727" calcext:value-type="float">
            <text:p>0.0724561752</text:p>
          </table:table-cell>
          <table:table-cell office:value-type="float" office:value="0.599225063771" calcext:value-type="float">
            <text:p>0.5992250638</text:p>
          </table:table-cell>
          <table:table-cell office:value-type="float" office:value="0.290182446274" calcext:value-type="float">
            <text:p>0.2901824463</text:p>
          </table:table-cell>
          <table:table-cell office:value-type="float" office:value="0.671437278943" calcext:value-type="float">
            <text:p>0.6714372789</text:p>
          </table:table-cell>
          <table:table-cell office:value-type="float" office:value="-0.0386542989421" calcext:value-type="float">
            <text:p>-0.0386542989</text:p>
          </table:table-cell>
          <table:table-cell office:value-type="float" office:value="1.18223903963" calcext:value-type="float">
            <text:p>1.1822390396</text:p>
          </table:table-cell>
          <table:table-cell office:value-type="float" office:value="0.0834335595231" calcext:value-type="float">
            <text:p>0.0834335595</text:p>
          </table:table-cell>
          <table:table-cell office:value-type="float" office:value="0.950764156073" calcext:value-type="float">
            <text:p>0.9507641561</text:p>
          </table:table-cell>
          <table:table-cell office:value-type="float" office:value="5.37" calcext:value-type="float">
            <text:p>5.37</text:p>
          </table:table-cell>
          <table:table-cell office:value-type="float" office:value="2.05" calcext:value-type="float">
            <text:p>2.05</text:p>
          </table:table-cell>
          <table:table-cell office:value-type="float" office:value="1.08" calcext:value-type="float">
            <text:p>1.08</text:p>
          </table:table-cell>
          <table:table-cell office:value-type="float" office:value="-0.98" calcext:value-type="float">
            <text:p>-0.98</text:p>
          </table:table-cell>
          <table:table-cell office:value-type="float" office:value="0.05" calcext:value-type="float">
            <text:p>0.05</text:p>
          </table:table-cell>
          <table:table-cell office:value-type="float" office:value="0.29" calcext:value-type="float">
            <text:p>0.29</text:p>
          </table:table-cell>
          <table:table-cell office:value-type="float" office:value="0.144336096239" calcext:value-type="float">
            <text:p>0.1443360962</text:p>
          </table:table-cell>
          <table:table-cell office:value-type="float" office:value="0.0737336587738" calcext:value-type="float">
            <text:p>0.0737336588</text:p>
          </table:table-cell>
          <table:table-cell office:value-type="float" office:value="0.257742004071" calcext:value-type="float">
            <text:p>0.2577420041</text:p>
          </table:table-cell>
          <table:table-cell office:value-type="float" office:value="0.351472925117" calcext:value-type="float">
            <text:p>0.3514729251</text:p>
          </table:table-cell>
          <table:table-cell office:value-type="float" office:value="-0.0394902101265" calcext:value-type="float">
            <text:p>-0.0394902101</text:p>
          </table:table-cell>
          <table:table-cell office:value-type="float" office:value="0.310815689067" calcext:value-type="float">
            <text:p>0.3108156891</text:p>
          </table:table-cell>
          <table:table-cell office:value-type="float" office:value="0.0739156977061" calcext:value-type="float">
            <text:p>0.0739156977</text:p>
          </table:table-cell>
          <table:table-cell office:value-type="float" office:value="0.58855495541" calcext:value-type="float">
            <text:p>0.5885549554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8" calcext:value-type="float">
            <text:p>128</text:p>
          </table:table-cell>
          <table:table-cell office:value-type="float" office:value="-3" calcext:value-type="float">
            <text:p>-3</text:p>
          </table:table-cell>
          <table:table-cell office:value-type="float" office:value="0.0664006561964" calcext:value-type="float">
            <text:p>0.0664006562</text:p>
          </table:table-cell>
          <table:table-cell office:value-type="float" office:value="0.638764040616" calcext:value-type="float">
            <text:p>0.6387640406</text:p>
          </table:table-cell>
          <table:table-cell office:value-type="float" office:value="0.286019586884" calcext:value-type="float">
            <text:p>0.2860195869</text:p>
          </table:table-cell>
          <table:table-cell office:value-type="float" office:value="0.711220071727" calcext:value-type="float">
            <text:p>0.7112200717</text:p>
          </table:table-cell>
          <table:table-cell office:value-type="float" office:value="-0.0384263364417" calcext:value-type="float">
            <text:p>-0.0384263364</text:p>
          </table:table-cell>
          <table:table-cell office:value-type="float" office:value="1.22223839004" calcext:value-type="float">
            <text:p>1.22223839</text:p>
          </table:table-cell>
          <table:table-cell office:value-type="float" office:value="0.0804109276246" calcext:value-type="float">
            <text:p>0.0804109276</text:p>
          </table:table-cell>
          <table:table-cell office:value-type="float" office:value="0.990649788779" calcext:value-type="float">
            <text:p>0.9906497888</text:p>
          </table:table-cell>
          <table:table-cell office:value-type="float" office:value="5.31" calcext:value-type="float">
            <text:p>5.31</text:p>
          </table:table-cell>
          <table:table-cell office:value-type="float" office:value="2.05" calcext:value-type="float">
            <text:p>2.05</text:p>
          </table:table-cell>
          <table:table-cell office:value-type="float" office:value="1.09" calcext:value-type="float">
            <text:p>1.09</text:p>
          </table:table-cell>
          <table:table-cell office:value-type="float" office:value="-0.99" calcext:value-type="float">
            <text:p>-0.99</text:p>
          </table:table-cell>
          <table:table-cell office:value-type="float" office:value="0.05" calcext:value-type="float">
            <text:p>0.05</text:p>
          </table:table-cell>
          <table:table-cell office:value-type="float" office:value="0.27" calcext:value-type="float">
            <text:p>0.27</text:p>
          </table:table-cell>
          <table:table-cell office:value-type="float" office:value="0.136556073393" calcext:value-type="float">
            <text:p>0.1365560734</text:p>
          </table:table-cell>
          <table:table-cell office:value-type="float" office:value="0.125148357494" calcext:value-type="float">
            <text:p>0.1251483575</text:p>
          </table:table-cell>
          <table:table-cell office:value-type="float" office:value="0.250015099903" calcext:value-type="float">
            <text:p>0.2500150999</text:p>
          </table:table-cell>
          <table:table-cell office:value-type="float" office:value="0.402865928605" calcext:value-type="float">
            <text:p>0.4028659286</text:p>
          </table:table-cell>
          <table:table-cell office:value-type="float" office:value="-0.047224885011" calcext:value-type="float">
            <text:p>-0.047224885</text:p>
          </table:table-cell>
          <table:table-cell office:value-type="float" office:value="0.362265542296" calcext:value-type="float">
            <text:p>0.3622655423</text:p>
          </table:table-cell>
          <table:table-cell office:value-type="float" office:value="0.0662341414988" calcext:value-type="float">
            <text:p>0.0662341415</text:p>
          </table:table-cell>
          <table:table-cell office:value-type="float" office:value="0.639983113406" calcext:value-type="float">
            <text:p>0.6399831134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8" calcext:value-type="float">
            <text:p>128</text:p>
          </table:table-cell>
          <table:table-cell office:value-type="float" office:value="-4" calcext:value-type="float">
            <text:p>-4</text:p>
          </table:table-cell>
          <table:table-cell office:value-type="float" office:value="0.0609474626058" calcext:value-type="float">
            <text:p>0.0609474626</text:p>
          </table:table-cell>
          <table:table-cell office:value-type="float" office:value="0.678390580708" calcext:value-type="float">
            <text:p>0.6783905807</text:p>
          </table:table-cell>
          <table:table-cell office:value-type="float" office:value="0.279498386905" calcext:value-type="float">
            <text:p>0.2794983869</text:p>
          </table:table-cell>
          <table:table-cell office:value-type="float" office:value="0.75068491622" calcext:value-type="float">
            <text:p>0.7506849162</text:p>
          </table:table-cell>
          <table:table-cell office:value-type="float" office:value="-0.0377238346094" calcext:value-type="float">
            <text:p>-0.0377238346</text:p>
          </table:table-cell>
          <table:table-cell office:value-type="float" office:value="1.2622322207" calcext:value-type="float">
            <text:p>1.2622322207</text:p>
          </table:table-cell>
          <table:table-cell office:value-type="float" office:value="0.0774078268714" calcext:value-type="float">
            <text:p>0.0774078269</text:p>
          </table:table-cell>
          <table:table-cell office:value-type="float" office:value="1.0305368968" calcext:value-type="float">
            <text:p>1.0305368968</text:p>
          </table:table-cell>
          <table:table-cell office:value-type="float" office:value="5.25" calcext:value-type="float">
            <text:p>5.25</text:p>
          </table:table-cell>
          <table:table-cell office:value-type="float" office:value="2.05" calcext:value-type="float">
            <text:p>2.05</text:p>
          </table:table-cell>
          <table:table-cell office:value-type="float" office:value="1.1" calcext:value-type="float">
            <text:p>1.1</text:p>
          </table:table-cell>
          <table:table-cell office:value-type="float" office:value="-1" calcext:value-type="float">
            <text:p>-1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0.128776050547" calcext:value-type="float">
            <text:p>0.1287760505</text:p>
          </table:table-cell>
          <table:table-cell office:value-type="float" office:value="0.176563056215" calcext:value-type="float">
            <text:p>0.1765630562</text:p>
          </table:table-cell>
          <table:table-cell office:value-type="float" office:value="0.242624389445" calcext:value-type="float">
            <text:p>0.2426243894</text:p>
          </table:table-cell>
          <table:table-cell office:value-type="float" office:value="0.454121258634" calcext:value-type="float">
            <text:p>0.4541212586</text:p>
          </table:table-cell>
          <table:table-cell office:value-type="float" office:value="-0.054672234328" calcext:value-type="float">
            <text:p>-0.0546722343</text:p>
          </table:table-cell>
          <table:table-cell office:value-type="float" office:value="0.413937711088" calcext:value-type="float">
            <text:p>0.4139377111</text:p>
          </table:table-cell>
          <table:table-cell office:value-type="float" office:value="0.0591761045695" calcext:value-type="float">
            <text:p>0.0591761046</text:p>
          </table:table-cell>
          <table:table-cell office:value-type="float" office:value="0.691495913508" calcext:value-type="float">
            <text:p>0.6914959135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0" calcext:value-type="float">
            <text:p>120</text:p>
          </table:table-cell>
          <table:table-cell office:value-type="float" office:value="-1" calcext:value-type="float">
            <text:p>-1</text:p>
          </table:table-cell>
          <table:table-cell office:value-type="float" office:value="0.344360140452" calcext:value-type="float">
            <text:p>0.3443601405</text:p>
          </table:table-cell>
          <table:table-cell office:value-type="float" office:value="0.285046597315" calcext:value-type="float">
            <text:p>0.2850465973</text:p>
          </table:table-cell>
          <table:table-cell office:value-type="float" office:value="0.351388473665" calcext:value-type="float">
            <text:p>0.3513884737</text:p>
          </table:table-cell>
          <table:table-cell office:value-type="float" office:value="0.472956408879" calcext:value-type="float">
            <text:p>0.4729564089</text:p>
          </table:table-cell>
          <table:table-cell office:value-type="float" office:value="0.316922061155" calcext:value-type="float">
            <text:p>0.3169220612</text:p>
          </table:table-cell>
          <table:table-cell office:value-type="float" office:value="0.787700191073" calcext:value-type="float">
            <text:p>0.7877001911</text:p>
          </table:table-cell>
          <table:table-cell office:value-type="float" office:value="0.114636224629" calcext:value-type="float">
            <text:p>0.1146362246</text:p>
          </table:table-cell>
          <table:table-cell office:value-type="float" office:value="0.713163703528" calcext:value-type="float">
            <text:p>0.7131637035</text:p>
          </table:table-cell>
          <table:table-cell office:value-type="float" office:value="4.95" calcext:value-type="float">
            <text:p>4.95</text:p>
          </table:table-cell>
          <table:table-cell office:value-type="float" office:value="2.05" calcext:value-type="float">
            <text:p>2.05</text:p>
          </table:table-cell>
          <table:table-cell office:value-type="float" office:value="1.15" calcext:value-type="float">
            <text:p>1.15</text:p>
          </table:table-cell>
          <table:table-cell office:value-type="float" office:value="-1.05" calcext:value-type="float">
            <text:p>-1.05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536406887535" calcext:value-type="float">
            <text:p>0.5364068875</text:p>
          </table:table-cell>
          <table:table-cell office:value-type="float" office:value="-0.106084818733" calcext:value-type="float">
            <text:p>-0.1060848187</text:p>
          </table:table-cell>
          <table:table-cell office:value-type="float" office:value="0.556544096226" calcext:value-type="float">
            <text:p>0.5565440962</text:p>
          </table:table-cell>
          <table:table-cell office:value-type="float" office:value="0.193238572979" calcext:value-type="float">
            <text:p>0.193238573</text:p>
          </table:table-cell>
          <table:table-cell office:value-type="float" office:value="0.287253830711" calcext:value-type="float">
            <text:p>0.2872538307</text:p>
          </table:table-cell>
          <table:table-cell office:value-type="float" office:value="0.0610162114108" calcext:value-type="float">
            <text:p>0.0610162114</text:p>
          </table:table-cell>
          <table:table-cell office:value-type="float" office:value="0.307391039402" calcext:value-type="float">
            <text:p>0.3073910394</text:p>
          </table:table-cell>
          <table:table-cell office:value-type="float" office:value="0.360339603123" calcext:value-type="float">
            <text:p>0.3603396031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0" calcext:value-type="float">
            <text:p>120</text:p>
          </table:table-cell>
          <table:table-cell office:value-type="float" office:value="-2" calcext:value-type="float">
            <text:p>-2</text:p>
          </table:table-cell>
          <table:table-cell office:value-type="float" office:value="0.337335708745" calcext:value-type="float">
            <text:p>0.3373357087</text:p>
          </table:table-cell>
          <table:table-cell office:value-type="float" office:value="0.32442498427" calcext:value-type="float">
            <text:p>0.3244249843</text:p>
          </table:table-cell>
          <table:table-cell office:value-type="float" office:value="0.352056758072" calcext:value-type="float">
            <text:p>0.3520567581</text:p>
          </table:table-cell>
          <table:table-cell office:value-type="float" office:value="0.512950825939" calcext:value-type="float">
            <text:p>0.5129508259</text:p>
          </table:table-cell>
          <table:table-cell office:value-type="float" office:value="0.313902994413" calcext:value-type="float">
            <text:p>0.3139029944</text:p>
          </table:table-cell>
          <table:table-cell office:value-type="float" office:value="0.827586093796" calcext:value-type="float">
            <text:p>0.8275860938</text:p>
          </table:table-cell>
          <table:table-cell office:value-type="float" office:value="0.113606938786" calcext:value-type="float">
            <text:p>0.1136069388</text:p>
          </table:table-cell>
          <table:table-cell office:value-type="float" office:value="0.753150458469" calcext:value-type="float">
            <text:p>0.7531504585</text:p>
          </table:table-cell>
          <table:table-cell office:value-type="float" office:value="4.89" calcext:value-type="float">
            <text:p>4.89</text:p>
          </table:table-cell>
          <table:table-cell office:value-type="float" office:value="2.05" calcext:value-type="float">
            <text:p>2.05</text:p>
          </table:table-cell>
          <table:table-cell office:value-type="float" office:value="1.16" calcext:value-type="float">
            <text:p>1.16</text:p>
          </table:table-cell>
          <table:table-cell office:value-type="float" office:value="-1.06" calcext:value-type="float">
            <text:p>-1.06</text:p>
          </table:table-cell>
          <table:table-cell office:value-type="float" office:value="0.05" calcext:value-type="float">
            <text:p>0.05</text:p>
          </table:table-cell>
          <table:table-cell office:value-type="float" office:value="0.13" calcext:value-type="float">
            <text:p>0.13</text:p>
          </table:table-cell>
          <table:table-cell office:value-type="float" office:value="0.506016456655" calcext:value-type="float">
            <text:p>0.5060164567</text:p>
          </table:table-cell>
          <table:table-cell office:value-type="float" office:value="-0.0638897750565" calcext:value-type="float">
            <text:p>-0.0638897751</text:p>
          </table:table-cell>
          <table:table-cell office:value-type="float" office:value="0.54008286332" calcext:value-type="float">
            <text:p>0.5400828633</text:p>
          </table:table-cell>
          <table:table-cell office:value-type="float" office:value="0.234169749094" calcext:value-type="float">
            <text:p>0.2341697491</text:p>
          </table:table-cell>
          <table:table-cell office:value-type="float" office:value="0.264922540233" calcext:value-type="float">
            <text:p>0.2649225402</text:p>
          </table:table-cell>
          <table:table-cell office:value-type="float" office:value="0.114642360607" calcext:value-type="float">
            <text:p>0.1146423606</text:p>
          </table:table-cell>
          <table:table-cell office:value-type="float" office:value="0.298988946898" calcext:value-type="float">
            <text:p>0.2989889469</text:p>
          </table:table-cell>
          <table:table-cell office:value-type="float" office:value="0.412701884757" calcext:value-type="float">
            <text:p>0.4127018848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0" calcext:value-type="float">
            <text:p>120</text:p>
          </table:table-cell>
          <table:table-cell office:value-type="float" office:value="-3" calcext:value-type="float">
            <text:p>-3</text:p>
          </table:table-cell>
          <table:table-cell office:value-type="float" office:value="0.329109234161" calcext:value-type="float">
            <text:p>0.3291092342</text:p>
          </table:table-cell>
          <table:table-cell office:value-type="float" office:value="0.363569908793" calcext:value-type="float">
            <text:p>0.3635699088</text:p>
          </table:table-cell>
          <table:table-cell office:value-type="float" office:value="0.345227469644" calcext:value-type="float">
            <text:p>0.3452274696</text:p>
          </table:table-cell>
          <table:table-cell office:value-type="float" office:value="0.552363524649" calcext:value-type="float">
            <text:p>0.5523635246</text:p>
          </table:table-cell>
          <table:table-cell office:value-type="float" office:value="0.31195743694" calcext:value-type="float">
            <text:p>0.3119574369</text:p>
          </table:table-cell>
          <table:table-cell office:value-type="float" office:value="0.867538750856" calcext:value-type="float">
            <text:p>0.8675387509</text:p>
          </table:table-cell>
          <table:table-cell office:value-type="float" office:value="0.113559091136" calcext:value-type="float">
            <text:p>0.1135590911</text:p>
          </table:table-cell>
          <table:table-cell office:value-type="float" office:value="0.793150429851" calcext:value-type="float">
            <text:p>0.7931504299</text:p>
          </table:table-cell>
          <table:table-cell office:value-type="float" office:value="4.83" calcext:value-type="float">
            <text:p>4.83</text:p>
          </table:table-cell>
          <table:table-cell office:value-type="float" office:value="2.05" calcext:value-type="float">
            <text:p>2.05</text:p>
          </table:table-cell>
          <table:table-cell office:value-type="float" office:value="1.17" calcext:value-type="float">
            <text:p>1.17</text:p>
          </table:table-cell>
          <table:table-cell office:value-type="float" office:value="-1.07" calcext:value-type="float">
            <text:p>-1.07</text:p>
          </table:table-cell>
          <table:table-cell office:value-type="float" office:value="0.05" calcext:value-type="float">
            <text:p>0.05</text:p>
          </table:table-cell>
          <table:table-cell office:value-type="float" office:value="0.11" calcext:value-type="float">
            <text:p>0.11</text:p>
          </table:table-cell>
          <table:table-cell office:value-type="float" office:value="0.475626025774" calcext:value-type="float">
            <text:p>0.4756260258</text:p>
          </table:table-cell>
          <table:table-cell office:value-type="float" office:value="-0.0216947313796" calcext:value-type="float">
            <text:p>-0.0216947314</text:p>
          </table:table-cell>
          <table:table-cell office:value-type="float" office:value="0.523477218082" calcext:value-type="float">
            <text:p>0.5234772181</text:p>
          </table:table-cell>
          <table:table-cell office:value-type="float" office:value="0.274464454523" calcext:value-type="float">
            <text:p>0.2744644545</text:p>
          </table:table-cell>
          <table:table-cell office:value-type="float" office:value="0.243070243372" calcext:value-type="float">
            <text:p>0.2430702434</text:p>
          </table:table-cell>
          <table:table-cell office:value-type="float" office:value="0.167825209712" calcext:value-type="float">
            <text:p>0.1678252097</text:p>
          </table:table-cell>
          <table:table-cell office:value-type="float" office:value="0.290921435681" calcext:value-type="float">
            <text:p>0.2909214357</text:p>
          </table:table-cell>
          <table:table-cell office:value-type="float" office:value="0.463984395615" calcext:value-type="float">
            <text:p>0.4639843956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0" calcext:value-type="float">
            <text:p>120</text:p>
          </table:table-cell>
          <table:table-cell office:value-type="float" office:value="-4" calcext:value-type="float">
            <text:p>-4</text:p>
          </table:table-cell>
          <table:table-cell office:value-type="float" office:value="0.323580180843" calcext:value-type="float">
            <text:p>0.3235801808</text:p>
          </table:table-cell>
          <table:table-cell office:value-type="float" office:value="0.403185935467" calcext:value-type="float">
            <text:p>0.4031859355</text:p>
          </table:table-cell>
          <table:table-cell office:value-type="float" office:value="0.341378599686" calcext:value-type="float">
            <text:p>0.3413785997</text:p>
          </table:table-cell>
          <table:table-cell office:value-type="float" office:value="0.592177921543" calcext:value-type="float">
            <text:p>0.5921779215</text:p>
          </table:table-cell>
          <table:table-cell office:value-type="float" office:value="0.311120326685" calcext:value-type="float">
            <text:p>0.3111203267</text:p>
          </table:table-cell>
          <table:table-cell office:value-type="float" office:value="0.907529990477" calcext:value-type="float">
            <text:p>0.9075299905</text:p>
          </table:table-cell>
          <table:table-cell office:value-type="float" office:value="0.11351000691" calcext:value-type="float">
            <text:p>0.1135100069</text:p>
          </table:table-cell>
          <table:table-cell office:value-type="float" office:value="0.833150399735" calcext:value-type="float">
            <text:p>0.8331503997</text:p>
          </table:table-cell>
          <table:table-cell office:value-type="float" office:value="4.77" calcext:value-type="float">
            <text:p>4.77</text:p>
          </table:table-cell>
          <table:table-cell office:value-type="float" office:value="2.05" calcext:value-type="float">
            <text:p>2.05</text:p>
          </table:table-cell>
          <table:table-cell office:value-type="float" office:value="1.18" calcext:value-type="float">
            <text:p>1.18</text:p>
          </table:table-cell>
          <table:table-cell office:value-type="float" office:value="-1.08" calcext:value-type="float">
            <text:p>-1.08</text:p>
          </table:table-cell>
          <table:table-cell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office:value-type="float" office:value="0.445235594893" calcext:value-type="float">
            <text:p>0.4452355949</text:p>
          </table:table-cell>
          <table:table-cell office:value-type="float" office:value="0.0205003122973" calcext:value-type="float">
            <text:p>0.0205003123</text:p>
          </table:table-cell>
          <table:table-cell office:value-type="float" office:value="0.509475081742" calcext:value-type="float">
            <text:p>0.5094750817</text:p>
          </table:table-cell>
          <table:table-cell office:value-type="float" office:value="0.313541757027" calcext:value-type="float">
            <text:p>0.313541757</text:p>
          </table:table-cell>
          <table:table-cell office:value-type="float" office:value="0.22357400282" calcext:value-type="float">
            <text:p>0.2235740028</text:p>
          </table:table-cell>
          <table:table-cell office:value-type="float" office:value="0.222654062199" calcext:value-type="float">
            <text:p>0.2226540622</text:p>
          </table:table-cell>
          <table:table-cell office:value-type="float" office:value="0.287813489668" calcext:value-type="float">
            <text:p>0.2878134897</text:p>
          </table:table-cell>
          <table:table-cell office:value-type="float" office:value="0.515695506929" calcext:value-type="float">
            <text:p>0.5156955069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4" calcext:value-type="float">
            <text:p>124</text:p>
          </table:table-cell>
          <table:table-cell office:value-type="float" office:value="-1" calcext:value-type="float">
            <text:p>-1</text:p>
          </table:table-cell>
          <table:table-cell office:value-type="float" office:value="0.238788454536" calcext:value-type="float">
            <text:p>0.2387884545</text:p>
          </table:table-cell>
          <table:table-cell office:value-type="float" office:value="0.46064060484" calcext:value-type="float">
            <text:p>0.4606406048</text:p>
          </table:table-cell>
          <table:table-cell office:value-type="float" office:value="0.326889923353" calcext:value-type="float">
            <text:p>0.3268899234</text:p>
          </table:table-cell>
          <table:table-cell office:value-type="float" office:value="0.662336222614" calcext:value-type="float">
            <text:p>0.6623362226</text:p>
          </table:table-cell>
          <table:table-cell office:value-type="float" office:value="0.117740909" calcext:value-type="float">
            <text:p>0.117740909</text:p>
          </table:table-cell>
          <table:table-cell office:value-type="float" office:value="1.07260137212" calcext:value-type="float">
            <text:p>1.0726013721</text:p>
          </table:table-cell>
          <table:table-cell office:value-type="float" office:value="0.288203856502" calcext:value-type="float">
            <text:p>0.2882038565</text:p>
          </table:table-cell>
          <table:table-cell office:value-type="float" office:value="0.873271037697" calcext:value-type="float">
            <text:p>0.8732710377</text:p>
          </table:table-cell>
          <table:table-cell office:value-type="float" office:value="5.19" calcext:value-type="float">
            <text:p>5.19</text:p>
          </table:table-cell>
          <table:table-cell office:value-type="float" office:value="2.05" calcext:value-type="float">
            <text:p>2.05</text:p>
          </table:table-cell>
          <table:table-cell office:value-type="float" office:value="1.11" calcext:value-type="float">
            <text:p>1.11</text:p>
          </table:table-cell>
          <table:table-cell office:value-type="float" office:value="-1.01" calcext:value-type="float">
            <text:p>-1.01</text:p>
          </table:table-cell>
          <table:table-cell office:value-type="float" office:value="0.05" calcext:value-type="float">
            <text:p>0.05</text:p>
          </table:table-cell>
          <table:table-cell office:value-type="float" office:value="0.23" calcext:value-type="float">
            <text:p>0.23</text:p>
          </table:table-cell>
          <table:table-cell office:value-type="float" office:value="0.345044861808" calcext:value-type="float">
            <text:p>0.3450448618</text:p>
          </table:table-cell>
          <table:table-cell office:value-type="float" office:value="-0.00331689027558" calcext:value-type="float">
            <text:p>-0.0033168903</text:p>
          </table:table-cell>
          <table:table-cell office:value-type="float" office:value="0.43325933425" calcext:value-type="float">
            <text:p>0.4332593343</text:p>
          </table:table-cell>
          <table:table-cell office:value-type="float" office:value="0.283420283547" calcext:value-type="float">
            <text:p>0.2834202835</text:p>
          </table:table-cell>
          <table:table-cell office:value-type="float" office:value="0.140830421289" calcext:value-type="float">
            <text:p>0.1408304213</text:p>
          </table:table-cell>
          <table:table-cell office:value-type="float" office:value="0.216447670752" calcext:value-type="float">
            <text:p>0.2164476708</text:p>
          </table:table-cell>
          <table:table-cell office:value-type="float" office:value="0.229044893731" calcext:value-type="float">
            <text:p>0.2290448937</text:p>
          </table:table-cell>
          <table:table-cell office:value-type="float" office:value="0.503184844575" calcext:value-type="float">
            <text:p>0.5031848446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4" calcext:value-type="float">
            <text:p>124</text:p>
          </table:table-cell>
          <table:table-cell office:value-type="float" office:value="-2" calcext:value-type="float">
            <text:p>-2</text:p>
          </table:table-cell>
          <table:table-cell office:value-type="float" office:value="0.228844512236" calcext:value-type="float">
            <text:p>0.2288445122</text:p>
          </table:table-cell>
          <table:table-cell office:value-type="float" office:value="0.49938486908" calcext:value-type="float">
            <text:p>0.4993848691</text:p>
          </table:table-cell>
          <table:table-cell office:value-type="float" office:value="0.323218254674" calcext:value-type="float">
            <text:p>0.3232182547</text:p>
          </table:table-cell>
          <table:table-cell office:value-type="float" office:value="0.70216735176" calcext:value-type="float">
            <text:p>0.7021673518</text:p>
          </table:table-cell>
          <table:table-cell office:value-type="float" office:value="0.117432271291" calcext:value-type="float">
            <text:p>0.1174322713</text:p>
          </table:table-cell>
          <table:table-cell office:value-type="float" office:value="1.11260018139" calcext:value-type="float">
            <text:p>1.1126001814</text:p>
          </table:table-cell>
          <table:table-cell office:value-type="float" office:value="0.286929565934" calcext:value-type="float">
            <text:p>0.2869295659</text:p>
          </table:table-cell>
          <table:table-cell office:value-type="float" office:value="0.913250734839" calcext:value-type="float">
            <text:p>0.9132507348</text:p>
          </table:table-cell>
          <table:table-cell office:value-type="float" office:value="5.13" calcext:value-type="float">
            <text:p>5.13</text:p>
          </table:table-cell>
          <table:table-cell office:value-type="float" office:value="2.05" calcext:value-type="float">
            <text:p>2.05</text:p>
          </table:table-cell>
          <table:table-cell office:value-type="float" office:value="1.12" calcext:value-type="float">
            <text:p>1.12</text:p>
          </table:table-cell>
          <table:table-cell office:value-type="float" office:value="-1.02" calcext:value-type="float">
            <text:p>-1.02</text:p>
          </table:table-cell>
          <table:table-cell office:value-type="float" office:value="0.05" calcext:value-type="float">
            <text:p>0.05</text:p>
          </table:table-cell>
          <table:table-cell office:value-type="float" office:value="0.21" calcext:value-type="float">
            <text:p>0.21</text:p>
          </table:table-cell>
          <table:table-cell office:value-type="float" office:value="0.322885397742" calcext:value-type="float">
            <text:p>0.3228853977</text:p>
          </table:table-cell>
          <table:table-cell office:value-type="float" office:value="0.043725198882" calcext:value-type="float">
            <text:p>0.0437251989</text:p>
          </table:table-cell>
          <table:table-cell office:value-type="float" office:value="0.417275959024" calcext:value-type="float">
            <text:p>0.417275959</text:p>
          </table:table-cell>
          <table:table-cell office:value-type="float" office:value="0.328488999146" calcext:value-type="float">
            <text:p>0.3284889991</text:p>
          </table:table-cell>
          <table:table-cell office:value-type="float" office:value="0.123467993276" calcext:value-type="float">
            <text:p>0.1234679933</text:p>
          </table:table-cell>
          <table:table-cell office:value-type="float" office:value="0.267851722962" calcext:value-type="float">
            <text:p>0.267851723</text:p>
          </table:table-cell>
          <table:table-cell office:value-type="float" office:value="0.217858554559" calcext:value-type="float">
            <text:p>0.2178585546</text:p>
          </table:table-cell>
          <table:table-cell office:value-type="float" office:value="0.552615523226" calcext:value-type="float">
            <text:p>0.5526155232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4" calcext:value-type="float">
            <text:p>124</text:p>
          </table:table-cell>
          <table:table-cell office:value-type="float" office:value="-3" calcext:value-type="float">
            <text:p>-3</text:p>
          </table:table-cell>
          <table:table-cell office:value-type="float" office:value="0.219615858929" calcext:value-type="float">
            <text:p>0.2196158589</text:p>
          </table:table-cell>
          <table:table-cell office:value-type="float" office:value="0.538305711288" calcext:value-type="float">
            <text:p>0.5383057113</text:p>
          </table:table-cell>
          <table:table-cell office:value-type="float" office:value="0.318668339669" calcext:value-type="float">
            <text:p>0.3186683397</text:p>
          </table:table-cell>
          <table:table-cell office:value-type="float" office:value="0.741907737685" calcext:value-type="float">
            <text:p>0.7419077377</text:p>
          </table:table-cell>
          <table:table-cell office:value-type="float" office:value="0.118067312307" calcext:value-type="float">
            <text:p>0.1180673123</text:p>
          </table:table-cell>
          <table:table-cell office:value-type="float" office:value="1.15259514011" calcext:value-type="float">
            <text:p>1.1525951401</text:p>
          </table:table-cell>
          <table:table-cell office:value-type="float" office:value="0.28654878793" calcext:value-type="float">
            <text:p>0.2865487879</text:p>
          </table:table-cell>
          <table:table-cell office:value-type="float" office:value="0.953248922399" calcext:value-type="float">
            <text:p>0.9532489224</text:p>
          </table:table-cell>
          <table:table-cell office:value-type="float" office:value="5.07" calcext:value-type="float">
            <text:p>5.07</text:p>
          </table:table-cell>
          <table:table-cell office:value-type="float" office:value="2.05" calcext:value-type="float">
            <text:p>2.05</text:p>
          </table:table-cell>
          <table:table-cell office:value-type="float" office:value="1.13" calcext:value-type="float">
            <text:p>1.13</text:p>
          </table:table-cell>
          <table:table-cell office:value-type="float" office:value="-1.03" calcext:value-type="float">
            <text:p>-1.03</text:p>
          </table:table-cell>
          <table:table-cell office:value-type="float" office:value="0.05" calcext:value-type="float">
            <text:p>0.05</text:p>
          </table:table-cell>
          <table:table-cell office:value-type="float" office:value="0.19" calcext:value-type="float">
            <text:p>0.19</text:p>
          </table:table-cell>
          <table:table-cell office:value-type="float" office:value="0.300725933676" calcext:value-type="float">
            <text:p>0.3007259337</text:p>
          </table:table-cell>
          <table:table-cell office:value-type="float" office:value="0.0907672880396" calcext:value-type="float">
            <text:p>0.090767288</text:p>
          </table:table-cell>
          <table:table-cell office:value-type="float" office:value="0.401989794713" calcext:value-type="float">
            <text:p>0.4019897947</text:p>
          </table:table-cell>
          <table:table-cell office:value-type="float" office:value="0.373159976415" calcext:value-type="float">
            <text:p>0.3731599764</text:p>
          </table:table-cell>
          <table:table-cell office:value-type="float" office:value="0.106798622218" calcext:value-type="float">
            <text:p>0.1067986222</text:p>
          </table:table-cell>
          <table:table-cell office:value-type="float" office:value="0.31966070837" calcext:value-type="float">
            <text:p>0.3196607084</text:p>
          </table:table-cell>
          <table:table-cell office:value-type="float" office:value="0.208062483255" calcext:value-type="float">
            <text:p>0.2080624833</text:p>
          </table:table-cell>
          <table:table-cell office:value-type="float" office:value="0.602053396746" calcext:value-type="float">
            <text:p>0.6020533967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4" calcext:value-type="float">
            <text:p>124</text:p>
          </table:table-cell>
          <table:table-cell office:value-type="float" office:value="-4" calcext:value-type="float">
            <text:p>-4</text:p>
          </table:table-cell>
          <table:table-cell office:value-type="float" office:value="0.211771213523" calcext:value-type="float">
            <text:p>0.2117712135</text:p>
          </table:table-cell>
          <table:table-cell office:value-type="float" office:value="0.577528938315" calcext:value-type="float">
            <text:p>0.5775289383</text:p>
          </table:table-cell>
          <table:table-cell office:value-type="float" office:value="0.314803474256" calcext:value-type="float">
            <text:p>0.3148034743</text:p>
          </table:table-cell>
          <table:table-cell office:value-type="float" office:value="0.78172058505" calcext:value-type="float">
            <text:p>0.7817205851</text:p>
          </table:table-cell>
          <table:table-cell office:value-type="float" office:value="0.120286617798" calcext:value-type="float">
            <text:p>0.1202866178</text:p>
          </table:table-cell>
          <table:table-cell office:value-type="float" office:value="1.19253352619" calcext:value-type="float">
            <text:p>1.1925335262</text:p>
          </table:table-cell>
          <table:table-cell office:value-type="float" office:value="0.287077980993" calcext:value-type="float">
            <text:p>0.287077981</text:p>
          </table:table-cell>
          <table:table-cell office:value-type="float" office:value="0.993245421679" calcext:value-type="float">
            <text:p>0.9932454217</text:p>
          </table:table-cell>
          <table:table-cell office:value-type="float" office:value="5.01" calcext:value-type="float">
            <text:p>5.01</text:p>
          </table:table-cell>
          <table:table-cell office:value-type="float" office:value="2.05" calcext:value-type="float">
            <text:p>2.05</text:p>
          </table:table-cell>
          <table:table-cell office:value-type="float" office:value="1.14" calcext:value-type="float">
            <text:p>1.14</text:p>
          </table:table-cell>
          <table:table-cell office:value-type="float" office:value="-1.04" calcext:value-type="float">
            <text:p>-1.04</text:p>
          </table:table-cell>
          <table:table-cell office:value-type="float" office:value="0.05" calcext:value-type="float">
            <text:p>0.05</text:p>
          </table:table-cell>
          <table:table-cell office:value-type="float" office:value="0.17" calcext:value-type="float">
            <text:p>0.17</text:p>
          </table:table-cell>
          <table:table-cell office:value-type="float" office:value="0.27856646961" calcext:value-type="float">
            <text:p>0.2785664696</text:p>
          </table:table-cell>
          <table:table-cell office:value-type="float" office:value="0.137809377197" calcext:value-type="float">
            <text:p>0.1378093772</text:p>
          </table:table-cell>
          <table:table-cell office:value-type="float" office:value="0.387846968837" calcext:value-type="float">
            <text:p>0.3878469688</text:p>
          </table:table-cell>
          <table:table-cell office:value-type="float" office:value="0.417197588274" calcext:value-type="float">
            <text:p>0.4171975883</text:p>
          </table:table-cell>
          <table:table-cell office:value-type="float" office:value="0.0912494309131" calcext:value-type="float">
            <text:p>0.0912494309</text:p>
          </table:table-cell>
          <table:table-cell office:value-type="float" office:value="0.372143171204" calcext:value-type="float">
            <text:p>0.3721431712</text:p>
          </table:table-cell>
          <table:table-cell office:value-type="float" office:value="0.20052993014" calcext:value-type="float">
            <text:p>0.2005299301</text:p>
          </table:table-cell>
          <table:table-cell office:value-type="float" office:value="0.651531382281" calcext:value-type="float">
            <text:p>0.6515313823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8" calcext:value-type="float">
            <text:p>118</text:p>
          </table:table-cell>
          <table:table-cell office:value-type="float" office:value="-1" calcext:value-type="float">
            <text:p>-1</text:p>
          </table:table-cell>
          <table:table-cell office:value-type="float" office:value="0.346962421715" calcext:value-type="float">
            <text:p>0.3469624217</text:p>
          </table:table-cell>
          <table:table-cell office:value-type="float" office:value="0.265441508795" calcext:value-type="float">
            <text:p>0.2654415088</text:p>
          </table:table-cell>
          <table:table-cell office:value-type="float" office:value="0.369279326629" calcext:value-type="float">
            <text:p>0.3692793266</text:p>
          </table:table-cell>
          <table:table-cell office:value-type="float" office:value="0.426692442193" calcext:value-type="float">
            <text:p>0.4266924422</text:p>
          </table:table-cell>
          <table:table-cell office:value-type="float" office:value="0.291774671162" calcext:value-type="float">
            <text:p>0.2917746712</text:p>
          </table:table-cell>
          <table:table-cell office:value-type="float" office:value="0.650016324168" calcext:value-type="float">
            <text:p>0.6500163242</text:p>
          </table:table-cell>
          <table:table-cell office:value-type="float" office:value="0.0949228312298" calcext:value-type="float">
            <text:p>0.0949228312</text:p>
          </table:table-cell>
          <table:table-cell office:value-type="float" office:value="0.629474237174" calcext:value-type="float">
            <text:p>0.6294742372</text:p>
          </table:table-cell>
          <table:table-cell office:value-type="float" office:value="4.83" calcext:value-type="float">
            <text:p>4.83</text:p>
          </table:table-cell>
          <table:table-cell office:value-type="float" office:value="2.05" calcext:value-type="float">
            <text:p>2.05</text:p>
          </table:table-cell>
          <table:table-cell office:value-type="float" office:value="1.17" calcext:value-type="float">
            <text:p>1.17</text:p>
          </table:table-cell>
          <table:table-cell office:value-type="float" office:value="-1.07" calcext:value-type="float">
            <text:p>-1.07</text:p>
          </table:table-cell>
          <table:table-cell office:value-type="float" office:value="0.05" calcext:value-type="float">
            <text:p>0.05</text:p>
          </table:table-cell>
          <table:table-cell office:value-type="float" office:value="0.11" calcext:value-type="float">
            <text:p>0.11</text:p>
          </table:table-cell>
          <table:table-cell office:value-type="float" office:value="0.592575262523" calcext:value-type="float">
            <text:p>0.5925752625</text:p>
          </table:table-cell>
          <table:table-cell office:value-type="float" office:value="-0.204133866968" calcext:value-type="float">
            <text:p>-0.204133867</text:p>
          </table:table-cell>
          <table:table-cell office:value-type="float" office:value="0.605075418966" calcext:value-type="float">
            <text:p>0.605075419</text:p>
          </table:table-cell>
          <table:table-cell office:value-type="float" office:value="0.0956055967146" calcext:value-type="float">
            <text:p>0.0956055967</text:p>
          </table:table-cell>
          <table:table-cell office:value-type="float" office:value="0.339243350679" calcext:value-type="float">
            <text:p>0.3392433507</text:p>
          </table:table-cell>
          <table:table-cell office:value-type="float" office:value="-0.0434386820957" calcext:value-type="float">
            <text:p>-0.0434386821</text:p>
          </table:table-cell>
          <table:table-cell office:value-type="float" office:value="0.351743507122" calcext:value-type="float">
            <text:p>0.3517435071</text:p>
          </table:table-cell>
          <table:table-cell office:value-type="float" office:value="0.256300781587" calcext:value-type="float">
            <text:p>0.2563007816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8" calcext:value-type="float">
            <text:p>118</text:p>
          </table:table-cell>
          <table:table-cell office:value-type="float" office:value="-2" calcext:value-type="float">
            <text:p>-2</text:p>
          </table:table-cell>
          <table:table-cell office:value-type="float" office:value="0.340274675898" calcext:value-type="float">
            <text:p>0.3402746759</text:p>
          </table:table-cell>
          <table:table-cell office:value-type="float" office:value="0.304878471861" calcext:value-type="float">
            <text:p>0.3048784719</text:p>
          </table:table-cell>
          <table:table-cell office:value-type="float" office:value="0.366739133968" calcext:value-type="float">
            <text:p>0.366739134</text:p>
          </table:table-cell>
          <table:table-cell office:value-type="float" office:value="0.466611703474" calcext:value-type="float">
            <text:p>0.4666117035</text:p>
          </table:table-cell>
          <table:table-cell office:value-type="float" office:value="0.278281733996" calcext:value-type="float">
            <text:p>0.278281734</text:p>
          </table:table-cell>
          <table:table-cell office:value-type="float" office:value="0.687671876835" calcext:value-type="float">
            <text:p>0.6876718768</text:p>
          </table:table-cell>
          <table:table-cell office:value-type="float" office:value="0.0794775406772" calcext:value-type="float">
            <text:p>0.0794775407</text:p>
          </table:table-cell>
          <table:table-cell office:value-type="float" office:value="0.666371974229" calcext:value-type="float">
            <text:p>0.6663719742</text:p>
          </table:table-cell>
          <table:table-cell office:value-type="float" office:value="4.77" calcext:value-type="float">
            <text:p>4.77</text:p>
          </table:table-cell>
          <table:table-cell office:value-type="float" office:value="2.05" calcext:value-type="float">
            <text:p>2.05</text:p>
          </table:table-cell>
          <table:table-cell office:value-type="float" office:value="1.18" calcext:value-type="float">
            <text:p>1.18</text:p>
          </table:table-cell>
          <table:table-cell office:value-type="float" office:value="-1.08" calcext:value-type="float">
            <text:p>-1.08</text:p>
          </table:table-cell>
          <table:table-cell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office:value-type="float" office:value="0.592575262523" calcext:value-type="float">
            <text:p>0.5925752625</text:p>
          </table:table-cell>
          <table:table-cell office:value-type="float" office:value="-0.204133866968" calcext:value-type="float">
            <text:p>-0.204133867</text:p>
          </table:table-cell>
          <table:table-cell office:value-type="float" office:value="0.611589595441" calcext:value-type="float">
            <text:p>0.6115895954</text:p>
          </table:table-cell>
          <table:table-cell office:value-type="float" office:value="0.095262951892" calcext:value-type="float">
            <text:p>0.0952629519</text:p>
          </table:table-cell>
          <table:table-cell office:value-type="float" office:value="0.342797178036" calcext:value-type="float">
            <text:p>0.342797178</text:p>
          </table:table-cell>
          <table:table-cell office:value-type="float" office:value="-0.0379685621954" calcext:value-type="float">
            <text:p>-0.0379685622</text:p>
          </table:table-cell>
          <table:table-cell office:value-type="float" office:value="0.361811510954" calcext:value-type="float">
            <text:p>0.361811511</text:p>
          </table:table-cell>
          <table:table-cell office:value-type="float" office:value="0.261428256665" calcext:value-type="float">
            <text:p>0.2614282567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8" calcext:value-type="float">
            <text:p>118</text:p>
          </table:table-cell>
          <table:table-cell office:value-type="float" office:value="-3" calcext:value-type="float">
            <text:p>-3</text:p>
          </table:table-cell>
          <table:table-cell office:value-type="float" office:value="0.327773182144" calcext:value-type="float">
            <text:p>0.3277731821</text:p>
          </table:table-cell>
          <table:table-cell office:value-type="float" office:value="0.342874690804" calcext:value-type="float">
            <text:p>0.3428746908</text:p>
          </table:table-cell>
          <table:table-cell office:value-type="float" office:value="0.371645011409" calcext:value-type="float">
            <text:p>0.3716450114</text:p>
          </table:table-cell>
          <table:table-cell office:value-type="float" office:value="0.506309718117" calcext:value-type="float">
            <text:p>0.5063097181</text:p>
          </table:table-cell>
          <table:table-cell office:value-type="float" office:value="0.264217694012" calcext:value-type="float">
            <text:p>0.264217694</text:p>
          </table:table-cell>
          <table:table-cell office:value-type="float" office:value="0.72511787501" calcext:value-type="float">
            <text:p>0.725117875</text:p>
          </table:table-cell>
          <table:table-cell office:value-type="float" office:value="0.0657484342239" calcext:value-type="float">
            <text:p>0.0657484342</text:p>
          </table:table-cell>
          <table:table-cell office:value-type="float" office:value="0.703942063874" calcext:value-type="float">
            <text:p>0.7039420639</text:p>
          </table:table-cell>
          <table:table-cell office:value-type="float" office:value="4.71" calcext:value-type="float">
            <text:p>4.71</text:p>
          </table:table-cell>
          <table:table-cell office:value-type="float" office:value="2.05" calcext:value-type="float">
            <text:p>2.05</text:p>
          </table:table-cell>
          <table:table-cell office:value-type="float" office:value="1.19" calcext:value-type="float">
            <text:p>1.19</text:p>
          </table:table-cell>
          <table:table-cell office:value-type="float" office:value="-1.09" calcext:value-type="float">
            <text:p>-1.09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565456554826" calcext:value-type="float">
            <text:p>0.5654565548</text:p>
          </table:table-cell>
          <table:table-cell office:value-type="float" office:value="-0.159765232858" calcext:value-type="float">
            <text:p>-0.1597652329</text:p>
          </table:table-cell>
          <table:table-cell office:value-type="float" office:value="0.58999601974" calcext:value-type="float">
            <text:p>0.5899960197</text:p>
          </table:table-cell>
          <table:table-cell office:value-type="float" office:value="0.139229440442" calcext:value-type="float">
            <text:p>0.1392294404</text:p>
          </table:table-cell>
          <table:table-cell office:value-type="float" office:value="0.318789304609" calcext:value-type="float">
            <text:p>0.3187893046</text:p>
          </table:table-cell>
          <table:table-cell office:value-type="float" office:value="0.0109839038028" calcext:value-type="float">
            <text:p>0.0109839038</text:p>
          </table:table-cell>
          <table:table-cell office:value-type="float" office:value="0.343328769523" calcext:value-type="float">
            <text:p>0.3433287695</text:p>
          </table:table-cell>
          <table:table-cell office:value-type="float" office:value="0.309978577103" calcext:value-type="float">
            <text:p>0.3099785771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8" calcext:value-type="float">
            <text:p>118</text:p>
          </table:table-cell>
          <table:table-cell office:value-type="float" office:value="-4" calcext:value-type="float">
            <text:p>-4</text:p>
          </table:table-cell>
          <table:table-cell office:value-type="float" office:value="0.314539370977" calcext:value-type="float">
            <text:p>0.314539371</text:p>
          </table:table-cell>
          <table:table-cell office:value-type="float" office:value="0.38062209127" calcext:value-type="float">
            <text:p>0.3806220913</text:p>
          </table:table-cell>
          <table:table-cell office:value-type="float" office:value="0.379701591957" calcext:value-type="float">
            <text:p>0.379701592</text:p>
          </table:table-cell>
          <table:table-cell office:value-type="float" office:value="0.545489961989" calcext:value-type="float">
            <text:p>0.545489962</text:p>
          </table:table-cell>
          <table:table-cell office:value-type="float" office:value="0.250906025627" calcext:value-type="float">
            <text:p>0.2509060256</text:p>
          </table:table-cell>
          <table:table-cell office:value-type="float" office:value="0.762837889389" calcext:value-type="float">
            <text:p>0.7628378894</text:p>
          </table:table-cell>
          <table:table-cell office:value-type="float" office:value="0.0528103051213" calcext:value-type="float">
            <text:p>0.0528103051</text:p>
          </table:table-cell>
          <table:table-cell office:value-type="float" office:value="0.741791830258" calcext:value-type="float">
            <text:p>0.7417918303</text:p>
          </table:table-cell>
          <table:table-cell office:value-type="float" office:value="4.65" calcext:value-type="float">
            <text:p>4.65</text:p>
          </table:table-cell>
          <table:table-cell office:value-type="float" office:value="2.05" calcext:value-type="float">
            <text:p>2.05</text:p>
          </table:table-cell>
          <table:table-cell office:value-type="float" office:value="1.2" calcext:value-type="float">
            <text:p>1.2</text:p>
          </table:table-cell>
          <table:table-cell office:value-type="float" office:value="-1.1" calcext:value-type="float">
            <text:p>-1.1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538337847128" calcext:value-type="float">
            <text:p>0.5383378471</text:p>
          </table:table-cell>
          <table:table-cell office:value-type="float" office:value="-0.115396598747" calcext:value-type="float">
            <text:p>-0.1153965987</text:p>
          </table:table-cell>
          <table:table-cell office:value-type="float" office:value="0.568215041287" calcext:value-type="float">
            <text:p>0.5682150413</text:p>
          </table:table-cell>
          <table:table-cell office:value-type="float" office:value="0.18311194932" calcext:value-type="float">
            <text:p>0.1831119493</text:p>
          </table:table-cell>
          <table:table-cell office:value-type="float" office:value="0.294760458335" calcext:value-type="float">
            <text:p>0.2947604583</text:p>
          </table:table-cell>
          <table:table-cell office:value-type="float" office:value="0.0597320844214" calcext:value-type="float">
            <text:p>0.0597320844</text:p>
          </table:table-cell>
          <table:table-cell office:value-type="float" office:value="0.324637652493" calcext:value-type="float">
            <text:p>0.3246376525</text:p>
          </table:table-cell>
          <table:table-cell office:value-type="float" office:value="0.358240632489" calcext:value-type="float">
            <text:p>0.3582406325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4" calcext:value-type="float">
            <text:p>114</text:p>
          </table:table-cell>
          <table:table-cell office:value-type="float" office:value="-1" calcext:value-type="float">
            <text:p>-1</text:p>
          </table:table-cell>
          <table:table-cell office:value-type="float" office:value="0.343489760357" calcext:value-type="float">
            <text:p>0.3434897604</text:p>
          </table:table-cell>
          <table:table-cell office:value-type="float" office:value="0.190617655893" calcext:value-type="float">
            <text:p>0.1906176559</text:p>
          </table:table-cell>
          <table:table-cell office:value-type="float" office:value="0.236406341865" calcext:value-type="float">
            <text:p>0.2364063419</text:p>
          </table:table-cell>
          <table:table-cell office:value-type="float" office:value="0.40748422179" calcext:value-type="float">
            <text:p>0.4074842218</text:p>
          </table:table-cell>
          <table:table-cell office:value-type="float" office:value="0.180830724241" calcext:value-type="float">
            <text:p>0.1808307242</text:p>
          </table:table-cell>
          <table:table-cell office:value-type="float" office:value="0.574108030754" calcext:value-type="float">
            <text:p>0.5741080308</text:p>
          </table:table-cell>
          <table:table-cell office:value-type="float" office:value="0.403599254133" calcext:value-type="float">
            <text:p>0.4035992541</text:p>
          </table:table-cell>
          <table:table-cell office:value-type="float" office:value="0.367387370247" calcext:value-type="float">
            <text:p>0.3673873702</text:p>
          </table:table-cell>
          <table:table-cell office:value-type="float" office:value="4.59" calcext:value-type="float">
            <text:p>4.59</text:p>
          </table:table-cell>
          <table:table-cell office:value-type="float" office:value="2.05" calcext:value-type="float">
            <text:p>2.05</text:p>
          </table:table-cell>
          <table:table-cell office:value-type="float" office:value="1.21" calcext:value-type="float">
            <text:p>1.21</text:p>
          </table:table-cell>
          <table:table-cell office:value-type="float" office:value="-1.11" calcext:value-type="float">
            <text:p>-1.11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570074122245" calcext:value-type="float">
            <text:p>0.5700741222</text:p>
          </table:table-cell>
          <table:table-cell office:value-type="float" office:value="-0.329329468238" calcext:value-type="float">
            <text:p>-0.3293294682</text:p>
          </table:table-cell>
          <table:table-cell office:value-type="float" office:value="0.603791729493" calcext:value-type="float">
            <text:p>0.6037917295</text:p>
          </table:table-cell>
          <table:table-cell office:value-type="float" office:value="-0.0312302851435" calcext:value-type="float">
            <text:p>-0.0312302851</text:p>
          </table:table-cell>
          <table:table-cell office:value-type="float" office:value="0.328771460462" calcext:value-type="float">
            <text:p>0.3287714605</text:p>
          </table:table-cell>
          <table:table-cell office:value-type="float" office:value="-0.151079572258" calcext:value-type="float">
            <text:p>-0.1510795723</text:p>
          </table:table-cell>
          <table:table-cell office:value-type="float" office:value="0.362489067711" calcext:value-type="float">
            <text:p>0.3624890677</text:p>
          </table:table-cell>
          <table:table-cell office:value-type="float" office:value="0.147019610836" calcext:value-type="float">
            <text:p>0.1470196108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4" calcext:value-type="float">
            <text:p>114</text:p>
          </table:table-cell>
          <table:table-cell office:value-type="float" office:value="-2" calcext:value-type="float">
            <text:p>-2</text:p>
          </table:table-cell>
          <table:table-cell office:value-type="float" office:value="0.335194893081" calcext:value-type="float">
            <text:p>0.3351948931</text:p>
          </table:table-cell>
          <table:table-cell office:value-type="float" office:value="0.229748144989" calcext:value-type="float">
            <text:p>0.229748145</text:p>
          </table:table-cell>
          <table:table-cell office:value-type="float" office:value="0.23419548095" calcext:value-type="float">
            <text:p>0.234195481</text:p>
          </table:table-cell>
          <table:table-cell office:value-type="float" office:value="0.44742307623" calcext:value-type="float">
            <text:p>0.4474230762</text:p>
          </table:table-cell>
          <table:table-cell office:value-type="float" office:value="0.172732133007" calcext:value-type="float">
            <text:p>0.172732133</text:p>
          </table:table-cell>
          <table:table-cell office:value-type="float" office:value="0.613279612545" calcext:value-type="float">
            <text:p>0.6132796125</text:p>
          </table:table-cell>
          <table:table-cell office:value-type="float" office:value="0.378490699562" calcext:value-type="float">
            <text:p>0.3784906996</text:p>
          </table:table-cell>
          <table:table-cell office:value-type="float" office:value="0.398525136502" calcext:value-type="float">
            <text:p>0.3985251365</text:p>
          </table:table-cell>
          <table:table-cell office:value-type="float" office:value="4.53" calcext:value-type="float">
            <text:p>4.53</text:p>
          </table:table-cell>
          <table:table-cell office:value-type="float" office:value="2.05" calcext:value-type="float">
            <text:p>2.05</text:p>
          </table:table-cell>
          <table:table-cell office:value-type="float" office:value="1.22" calcext:value-type="float">
            <text:p>1.22</text:p>
          </table:table-cell>
          <table:table-cell office:value-type="float" office:value="-1.12" calcext:value-type="float">
            <text:p>-1.12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570074122245" calcext:value-type="float">
            <text:p>0.5700741222</text:p>
          </table:table-cell>
          <table:table-cell office:value-type="float" office:value="-0.329329468238" calcext:value-type="float">
            <text:p>-0.3293294682</text:p>
          </table:table-cell>
          <table:table-cell office:value-type="float" office:value="0.607735336358" calcext:value-type="float">
            <text:p>0.6077353364</text:p>
          </table:table-cell>
          <table:table-cell office:value-type="float" office:value="-0.0317028011671" calcext:value-type="float">
            <text:p>-0.0317028012</text:p>
          </table:table-cell>
          <table:table-cell office:value-type="float" office:value="0.331152474774" calcext:value-type="float">
            <text:p>0.3311524748</text:p>
          </table:table-cell>
          <table:table-cell office:value-type="float" office:value="-0.147900566543" calcext:value-type="float">
            <text:p>-0.1479005665</text:p>
          </table:table-cell>
          <table:table-cell office:value-type="float" office:value="0.368813688888" calcext:value-type="float">
            <text:p>0.3688136889</text:p>
          </table:table-cell>
          <table:table-cell office:value-type="float" office:value="0.149726100528" calcext:value-type="float">
            <text:p>0.1497261005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4" calcext:value-type="float">
            <text:p>114</text:p>
          </table:table-cell>
          <table:table-cell office:value-type="float" office:value="-3" calcext:value-type="float">
            <text:p>-3</text:p>
          </table:table-cell>
          <table:table-cell office:value-type="float" office:value="0.324684313123" calcext:value-type="float">
            <text:p>0.3246843131</text:p>
          </table:table-cell>
          <table:table-cell office:value-type="float" office:value="0.268342544958" calcext:value-type="float">
            <text:p>0.268342545</text:p>
          </table:table-cell>
          <table:table-cell office:value-type="float" office:value="0.225262191749" calcext:value-type="float">
            <text:p>0.2252621917</text:p>
          </table:table-cell>
          <table:table-cell office:value-type="float" office:value="0.486412771588" calcext:value-type="float">
            <text:p>0.4864127716</text:p>
          </table:table-cell>
          <table:table-cell office:value-type="float" office:value="0.163986761836" calcext:value-type="float">
            <text:p>0.1639867618</text:p>
          </table:table-cell>
          <table:table-cell office:value-type="float" office:value="0.652311887435" calcext:value-type="float">
            <text:p>0.6523118874</text:p>
          </table:table-cell>
          <table:table-cell office:value-type="float" office:value="0.392710355226" calcext:value-type="float">
            <text:p>0.3927103552</text:p>
          </table:table-cell>
          <table:table-cell office:value-type="float" office:value="0.435912318701" calcext:value-type="float">
            <text:p>0.4359123187</text:p>
          </table:table-cell>
          <table:table-cell office:value-type="float" office:value="4.47" calcext:value-type="float">
            <text:p>4.47</text:p>
          </table:table-cell>
          <table:table-cell office:value-type="float" office:value="2.05" calcext:value-type="float">
            <text:p>2.05</text:p>
          </table:table-cell>
          <table:table-cell office:value-type="float" office:value="1.23" calcext:value-type="float">
            <text:p>1.23</text:p>
          </table:table-cell>
          <table:table-cell office:value-type="float" office:value="-1.13" calcext:value-type="float">
            <text:p>-1.13</text:p>
          </table:table-cell>
          <table:table-cell office:value-type="float" office:value="0.05" calcext:value-type="float">
            <text:p>0.05</text:p>
          </table:table-cell>
          <table:table-cell office:value-type="float" office:value="-0.01" calcext:value-type="float">
            <text:p>-0.01</text:p>
          </table:table-cell>
          <table:table-cell office:value-type="float" office:value="0.544605624544" calcext:value-type="float">
            <text:p>0.5446056245</text:p>
          </table:table-cell>
          <table:table-cell office:value-type="float" office:value="-0.283993438142" calcext:value-type="float">
            <text:p>-0.2839934381</text:p>
          </table:table-cell>
          <table:table-cell office:value-type="float" office:value="0.587856751059" calcext:value-type="float">
            <text:p>0.5878567511</text:p>
          </table:table-cell>
          <table:table-cell office:value-type="float" office:value="0.0128724239159" calcext:value-type="float">
            <text:p>0.0128724239</text:p>
          </table:table-cell>
          <table:table-cell office:value-type="float" office:value="0.309137809743" calcext:value-type="float">
            <text:p>0.3091378097</text:p>
          </table:table-cell>
          <table:table-cell office:value-type="float" office:value="-0.0981039328082" calcext:value-type="float">
            <text:p>-0.0981039328</text:p>
          </table:table-cell>
          <table:table-cell office:value-type="float" office:value="0.352388936259" calcext:value-type="float">
            <text:p>0.3523889363</text:p>
          </table:table-cell>
          <table:table-cell office:value-type="float" office:value="0.198761929249" calcext:value-type="float">
            <text:p>0.1987619292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4" calcext:value-type="float">
            <text:p>114</text:p>
          </table:table-cell>
          <table:table-cell office:value-type="float" office:value="-4" calcext:value-type="float">
            <text:p>-4</text:p>
          </table:table-cell>
          <table:table-cell office:value-type="float" office:value="0.313669819633" calcext:value-type="float">
            <text:p>0.3136698196</text:p>
          </table:table-cell>
          <table:table-cell office:value-type="float" office:value="0.306796165504" calcext:value-type="float">
            <text:p>0.3067961655</text:p>
          </table:table-cell>
          <table:table-cell office:value-type="float" office:value="0.222331656423" calcext:value-type="float">
            <text:p>0.2223316564</text:p>
          </table:table-cell>
          <table:table-cell office:value-type="float" office:value="0.526305276682" calcext:value-type="float">
            <text:p>0.5263052767</text:p>
          </table:table-cell>
          <table:table-cell office:value-type="float" office:value="0.156235708399" calcext:value-type="float">
            <text:p>0.1562357084</text:p>
          </table:table-cell>
          <table:table-cell office:value-type="float" office:value="0.691553716783" calcext:value-type="float">
            <text:p>0.6915537168</text:p>
          </table:table-cell>
          <table:table-cell office:value-type="float" office:value="0.375821430786" calcext:value-type="float">
            <text:p>0.3758214308</text:p>
          </table:table-cell>
          <table:table-cell office:value-type="float" office:value="0.472171996461" calcext:value-type="float">
            <text:p>0.4721719965</text:p>
          </table:table-cell>
          <table:table-cell office:value-type="float" office:value="4.41" calcext:value-type="float">
            <text:p>4.41</text:p>
          </table:table-cell>
          <table:table-cell office:value-type="float" office:value="2.05" calcext:value-type="float">
            <text:p>2.05</text:p>
          </table:table-cell>
          <table:table-cell office:value-type="float" office:value="1.24" calcext:value-type="float">
            <text:p>1.24</text:p>
          </table:table-cell>
          <table:table-cell office:value-type="float" office:value="-1.14" calcext:value-type="float">
            <text:p>-1.14</text:p>
          </table:table-cell>
          <table:table-cell office:value-type="float" office:value="0.05" calcext:value-type="float">
            <text:p>0.05</text:p>
          </table:table-cell>
          <table:table-cell office:value-type="float" office:value="-0.03" calcext:value-type="float">
            <text:p>-0.03</text:p>
          </table:table-cell>
          <table:table-cell office:value-type="float" office:value="0.519137126843" calcext:value-type="float">
            <text:p>0.5191371268</text:p>
          </table:table-cell>
          <table:table-cell office:value-type="float" office:value="-0.238657408046" calcext:value-type="float">
            <text:p>-0.238657408</text:p>
          </table:table-cell>
          <table:table-cell office:value-type="float" office:value="0.567923488265" calcext:value-type="float">
            <text:p>0.5679234883</text:p>
          </table:table-cell>
          <table:table-cell office:value-type="float" office:value="0.0573491644139" calcext:value-type="float">
            <text:p>0.0573491644</text:p>
          </table:table-cell>
          <table:table-cell office:value-type="float" office:value="0.287181096117" calcext:value-type="float">
            <text:p>0.2871810961</text:p>
          </table:table-cell>
          <table:table-cell office:value-type="float" office:value="-0.048403893466" calcext:value-type="float">
            <text:p>-0.0484038935</text:p>
          </table:table-cell>
          <table:table-cell office:value-type="float" office:value="0.335967457539" calcext:value-type="float">
            <text:p>0.3359674575</text:p>
          </table:table-cell>
          <table:table-cell office:value-type="float" office:value="0.247602678993" calcext:value-type="float">
            <text:p>0.247602679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2" calcext:value-type="float">
            <text:p>112</text:p>
          </table:table-cell>
          <table:table-cell office:value-type="float" office:value="-1" calcext:value-type="float">
            <text:p>-1</text:p>
          </table:table-cell>
          <table:table-cell office:value-type="float" office:value="0.35347580657" calcext:value-type="float">
            <text:p>0.3534758066</text:p>
          </table:table-cell>
          <table:table-cell office:value-type="float" office:value="0.118234394533" calcext:value-type="float">
            <text:p>0.1182343945</text:p>
          </table:table-cell>
          <table:table-cell office:value-type="float" office:value="0.353701580057" calcext:value-type="float">
            <text:p>0.3537015801</text:p>
          </table:table-cell>
          <table:table-cell office:value-type="float" office:value="0.35358243186" calcext:value-type="float">
            <text:p>0.3535824319</text:p>
          </table:table-cell>
          <table:table-cell office:value-type="float" office:value="0.333189035203" calcext:value-type="float">
            <text:p>0.3331890352</text:p>
          </table:table-cell>
          <table:table-cell office:value-type="float" office:value="0.636262659318" calcext:value-type="float">
            <text:p>0.6362626593</text:p>
          </table:table-cell>
          <table:table-cell office:value-type="float" office:value="0.135593607764" calcext:value-type="float">
            <text:p>0.1355936078</text:p>
          </table:table-cell>
          <table:table-cell office:value-type="float" office:value="0.648895676738" calcext:value-type="float">
            <text:p>0.6488956767</text:p>
          </table:table-cell>
          <table:table-cell office:value-type="float" office:value="4.47" calcext:value-type="float">
            <text:p>4.47</text:p>
          </table:table-cell>
          <table:table-cell office:value-type="float" office:value="2.05" calcext:value-type="float">
            <text:p>2.05</text:p>
          </table:table-cell>
          <table:table-cell office:value-type="float" office:value="1.23" calcext:value-type="float">
            <text:p>1.23</text:p>
          </table:table-cell>
          <table:table-cell office:value-type="float" office:value="-1.13" calcext:value-type="float">
            <text:p>-1.13</text:p>
          </table:table-cell>
          <table:table-cell office:value-type="float" office:value="0.05" calcext:value-type="float">
            <text:p>0.05</text:p>
          </table:table-cell>
          <table:table-cell office:value-type="float" office:value="-0.01" calcext:value-type="float">
            <text:p>-0.01</text:p>
          </table:table-cell>
          <table:table-cell office:value-type="float" office:value="0.579869916239" calcext:value-type="float">
            <text:p>0.5798699162</text:p>
          </table:table-cell>
          <table:table-cell office:value-type="float" office:value="-0.283264108238" calcext:value-type="float">
            <text:p>-0.2832641082</text:p>
          </table:table-cell>
          <table:table-cell office:value-type="float" office:value="0.582919976038" calcext:value-type="float">
            <text:p>0.582919976</text:p>
          </table:table-cell>
          <table:table-cell office:value-type="float" office:value="0.0167203865871" calcext:value-type="float">
            <text:p>0.0167203866</text:p>
          </table:table-cell>
          <table:table-cell office:value-type="float" office:value="0.321600752879" calcext:value-type="float">
            <text:p>0.3216007529</text:p>
          </table:table-cell>
          <table:table-cell office:value-type="float" office:value="-0.130630431556" calcext:value-type="float">
            <text:p>-0.1306304316</text:p>
          </table:table-cell>
          <table:table-cell office:value-type="float" office:value="0.324650812678" calcext:value-type="float">
            <text:p>0.3246508127</text:p>
          </table:table-cell>
          <table:table-cell office:value-type="float" office:value="0.169354063268" calcext:value-type="float">
            <text:p>0.1693540633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2" calcext:value-type="float">
            <text:p>112</text:p>
          </table:table-cell>
          <table:table-cell office:value-type="float" office:value="-2" calcext:value-type="float">
            <text:p>-2</text:p>
          </table:table-cell>
          <table:table-cell office:value-type="float" office:value="0.347501384356" calcext:value-type="float">
            <text:p>0.3475013844</text:p>
          </table:table-cell>
          <table:table-cell office:value-type="float" office:value="0.157785706511" calcext:value-type="float">
            <text:p>0.1577857065</text:p>
          </table:table-cell>
          <table:table-cell office:value-type="float" office:value="0.351613714132" calcext:value-type="float">
            <text:p>0.3516137141</text:p>
          </table:table-cell>
          <table:table-cell office:value-type="float" office:value="0.393527904894" calcext:value-type="float">
            <text:p>0.3935279049</text:p>
          </table:table-cell>
          <table:table-cell office:value-type="float" office:value="0.330268965728" calcext:value-type="float">
            <text:p>0.3302689657</text:p>
          </table:table-cell>
          <table:table-cell office:value-type="float" office:value="0.676155931862" calcext:value-type="float">
            <text:p>0.6761559319</text:p>
          </table:table-cell>
          <table:table-cell office:value-type="float" office:value="0.133336040058" calcext:value-type="float">
            <text:p>0.1333360401</text:p>
          </table:table-cell>
          <table:table-cell office:value-type="float" office:value="0.688831918275" calcext:value-type="float">
            <text:p>0.6888319183</text:p>
          </table:table-cell>
          <table:table-cell office:value-type="float" office:value="4.41" calcext:value-type="float">
            <text:p>4.41</text:p>
          </table:table-cell>
          <table:table-cell office:value-type="float" office:value="2.05" calcext:value-type="float">
            <text:p>2.05</text:p>
          </table:table-cell>
          <table:table-cell office:value-type="float" office:value="1.24" calcext:value-type="float">
            <text:p>1.24</text:p>
          </table:table-cell>
          <table:table-cell office:value-type="float" office:value="-1.14" calcext:value-type="float">
            <text:p>-1.14</text:p>
          </table:table-cell>
          <table:table-cell office:value-type="float" office:value="0.05" calcext:value-type="float">
            <text:p>0.05</text:p>
          </table:table-cell>
          <table:table-cell office:value-type="float" office:value="-0.03" calcext:value-type="float">
            <text:p>-0.03</text:p>
          </table:table-cell>
          <table:table-cell office:value-type="float" office:value="0.557129164088" calcext:value-type="float">
            <text:p>0.5571291641</text:p>
          </table:table-cell>
          <table:table-cell office:value-type="float" office:value="-0.236500252627" calcext:value-type="float">
            <text:p>-0.2365002526</text:p>
          </table:table-cell>
          <table:table-cell office:value-type="float" office:value="0.567609555525" calcext:value-type="float">
            <text:p>0.5676095555</text:p>
          </table:table-cell>
          <table:table-cell office:value-type="float" office:value="0.0633166271439" calcext:value-type="float">
            <text:p>0.0633166271</text:p>
          </table:table-cell>
          <table:table-cell office:value-type="float" office:value="0.302720325442" calcext:value-type="float">
            <text:p>0.3027203254</text:p>
          </table:table-cell>
          <table:table-cell office:value-type="float" office:value="-0.0775155275157" calcext:value-type="float">
            <text:p>-0.0775155275</text:p>
          </table:table-cell>
          <table:table-cell office:value-type="float" office:value="0.313200716878" calcext:value-type="float">
            <text:p>0.3132007169</text:p>
          </table:table-cell>
          <table:table-cell office:value-type="float" office:value="0.222301352255" calcext:value-type="float">
            <text:p>0.2223013523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2" calcext:value-type="float">
            <text:p>112</text:p>
          </table:table-cell>
          <table:table-cell office:value-type="float" office:value="-3" calcext:value-type="float">
            <text:p>-3</text:p>
          </table:table-cell>
          <table:table-cell office:value-type="float" office:value="0.343230658418" calcext:value-type="float">
            <text:p>0.3432306584</text:p>
          </table:table-cell>
          <table:table-cell office:value-type="float" office:value="0.197557064295" calcext:value-type="float">
            <text:p>0.1975570643</text:p>
          </table:table-cell>
          <table:table-cell office:value-type="float" office:value="0.351654427138" calcext:value-type="float">
            <text:p>0.3516544271</text:p>
          </table:table-cell>
          <table:table-cell office:value-type="float" office:value="0.433527884174" calcext:value-type="float">
            <text:p>0.4335278842</text:p>
          </table:table-cell>
          <table:table-cell office:value-type="float" office:value="0.330343479911" calcext:value-type="float">
            <text:p>0.3303434799</text:p>
          </table:table-cell>
          <table:table-cell office:value-type="float" office:value="0.716155862457" calcext:value-type="float">
            <text:p>0.7161558625</text:p>
          </table:table-cell>
          <table:table-cell office:value-type="float" office:value="0.128055135312" calcext:value-type="float">
            <text:p>0.1280551353</text:p>
          </table:table-cell>
          <table:table-cell office:value-type="float" office:value="0.728481786434" calcext:value-type="float">
            <text:p>0.7284817864</text:p>
          </table:table-cell>
          <table:table-cell office:value-type="float" office:value="4.35" calcext:value-type="float">
            <text:p>4.35</text:p>
          </table:table-cell>
          <table:table-cell office:value-type="float" office:value="2.05" calcext:value-type="float">
            <text:p>2.05</text:p>
          </table:table-cell>
          <table:table-cell office:value-type="float" office:value="1.25" calcext:value-type="float">
            <text:p>1.25</text:p>
          </table:table-cell>
          <table:table-cell office:value-type="float" office:value="-1.15" calcext:value-type="float">
            <text:p>-1.15</text:p>
          </table:table-cell>
          <table:table-cell office:value-type="float" office:value="0.05" calcext:value-type="float">
            <text:p>0.05</text:p>
          </table:table-cell>
          <table:table-cell office:value-type="float" office:value="-0.05" calcext:value-type="float">
            <text:p>-0.05</text:p>
          </table:table-cell>
          <table:table-cell office:value-type="float" office:value="0.534388411937" calcext:value-type="float">
            <text:p>0.5343884119</text:p>
          </table:table-cell>
          <table:table-cell office:value-type="float" office:value="-0.189736397016" calcext:value-type="float">
            <text:p>-0.189736397</text:p>
          </table:table-cell>
          <table:table-cell office:value-type="float" office:value="0.553906310084" calcext:value-type="float">
            <text:p>0.5539063101</text:p>
          </table:table-cell>
          <table:table-cell office:value-type="float" office:value="0.109628015786" calcext:value-type="float">
            <text:p>0.1096280158</text:p>
          </table:table-cell>
          <table:table-cell office:value-type="float" office:value="0.284890174535" calcext:value-type="float">
            <text:p>0.2848901745</text:p>
          </table:table-cell>
          <table:table-cell office:value-type="float" office:value="-0.0231511949914" calcext:value-type="float">
            <text:p>-0.023151195</text:p>
          </table:table-cell>
          <table:table-cell office:value-type="float" office:value="0.304408072682" calcext:value-type="float">
            <text:p>0.3044080727</text:p>
          </table:table-cell>
          <table:table-cell office:value-type="float" office:value="0.27621321781" calcext:value-type="float">
            <text:p>0.2762132178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2" calcext:value-type="float">
            <text:p>112</text:p>
          </table:table-cell>
          <table:table-cell office:value-type="float" office:value="-4" calcext:value-type="float">
            <text:p>-4</text:p>
          </table:table-cell>
          <table:table-cell office:value-type="float" office:value="0.34076429239" calcext:value-type="float">
            <text:p>0.3407642924</text:p>
          </table:table-cell>
          <table:table-cell office:value-type="float" office:value="0.23748095487" calcext:value-type="float">
            <text:p>0.2374809549</text:p>
          </table:table-cell>
          <table:table-cell office:value-type="float" office:value="0.346692697744" calcext:value-type="float">
            <text:p>0.3466926977</text:p>
          </table:table-cell>
          <table:table-cell office:value-type="float" office:value="0.47321895674" calcext:value-type="float">
            <text:p>0.4732189567</text:p>
          </table:table-cell>
          <table:table-cell office:value-type="float" office:value="0.327116042256" calcext:value-type="float">
            <text:p>0.3271160423</text:p>
          </table:table-cell>
          <table:table-cell office:value-type="float" office:value="0.756025445427" calcext:value-type="float">
            <text:p>0.7560254454</text:p>
          </table:table-cell>
          <table:table-cell office:value-type="float" office:value="0.123505367462" calcext:value-type="float">
            <text:p>0.1235053675</text:p>
          </table:table-cell>
          <table:table-cell office:value-type="float" office:value="0.768222189207" calcext:value-type="float">
            <text:p>0.7682221892</text:p>
          </table:table-cell>
          <table:table-cell office:value-type="float" office:value="4.29" calcext:value-type="float">
            <text:p>4.29</text:p>
          </table:table-cell>
          <table:table-cell office:value-type="float" office:value="2.05" calcext:value-type="float">
            <text:p>2.05</text:p>
          </table:table-cell>
          <table:table-cell office:value-type="float" office:value="1.26" calcext:value-type="float">
            <text:p>1.26</text:p>
          </table:table-cell>
          <table:table-cell office:value-type="float" office:value="-1.16" calcext:value-type="float">
            <text:p>-1.16</text:p>
          </table:table-cell>
          <table:table-cell office:value-type="float" office:value="0.05" calcext:value-type="float">
            <text:p>0.05</text:p>
          </table:table-cell>
          <table:table-cell office:value-type="float" office:value="-0.07" calcext:value-type="float">
            <text:p>-0.07</text:p>
          </table:table-cell>
          <table:table-cell office:value-type="float" office:value="0.511647659786" calcext:value-type="float">
            <text:p>0.5116476598</text:p>
          </table:table-cell>
          <table:table-cell office:value-type="float" office:value="-0.142972541405" calcext:value-type="float">
            <text:p>-0.1429725414</text:p>
          </table:table-cell>
          <table:table-cell office:value-type="float" office:value="0.542029308292" calcext:value-type="float">
            <text:p>0.5420293083</text:p>
          </table:table-cell>
          <table:table-cell office:value-type="float" office:value="0.155485086131" calcext:value-type="float">
            <text:p>0.1554850861</text:p>
          </table:table-cell>
          <table:table-cell office:value-type="float" office:value="0.26836659664" calcext:value-type="float">
            <text:p>0.2683665966</text:p>
          </table:table-cell>
          <table:table-cell office:value-type="float" office:value="0.0325675517783" calcext:value-type="float">
            <text:p>0.0325675518</text:p>
          </table:table-cell>
          <table:table-cell office:value-type="float" office:value="0.298748245147" calcext:value-type="float">
            <text:p>0.2987482451</text:p>
          </table:table-cell>
          <table:table-cell office:value-type="float" office:value="0.331025179314" calcext:value-type="float">
            <text:p>0.3310251793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7" calcext:value-type="float">
            <text:p>117</text:p>
          </table:table-cell>
          <table:table-cell office:value-type="float" office:value="-1" calcext:value-type="float">
            <text:p>-1</text:p>
          </table:table-cell>
          <table:table-cell office:value-type="float" office:value="0.352253013882" calcext:value-type="float">
            <text:p>0.3522530139</text:p>
          </table:table-cell>
          <table:table-cell office:value-type="float" office:value="0.207524600385" calcext:value-type="float">
            <text:p>0.2075246004</text:p>
          </table:table-cell>
          <table:table-cell office:value-type="float" office:value="0.357291266806" calcext:value-type="float">
            <text:p>0.3572912668</text:p>
          </table:table-cell>
          <table:table-cell office:value-type="float" office:value="0.44039515753" calcext:value-type="float">
            <text:p>0.4403951575</text:p>
          </table:table-cell>
          <table:table-cell office:value-type="float" office:value="0.343346067724" calcext:value-type="float">
            <text:p>0.3433460677</text:p>
          </table:table-cell>
          <table:table-cell office:value-type="float" office:value="0.654660852156" calcext:value-type="float">
            <text:p>0.6546608522</text:p>
          </table:table-cell>
          <table:table-cell office:value-type="float" office:value="0.163348029798" calcext:value-type="float">
            <text:p>0.1633480298</text:p>
          </table:table-cell>
          <table:table-cell office:value-type="float" office:value="0.718611774393" calcext:value-type="float">
            <text:p>0.7186117744</text:p>
          </table:table-cell>
          <table:table-cell office:value-type="float" office:value="4.77" calcext:value-type="float">
            <text:p>4.77</text:p>
          </table:table-cell>
          <table:table-cell office:value-type="float" office:value="2.05" calcext:value-type="float">
            <text:p>2.05</text:p>
          </table:table-cell>
          <table:table-cell office:value-type="float" office:value="1.18" calcext:value-type="float">
            <text:p>1.18</text:p>
          </table:table-cell>
          <table:table-cell office:value-type="float" office:value="-1.08" calcext:value-type="float">
            <text:p>-1.08</text:p>
          </table:table-cell>
          <table:table-cell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office:value-type="float" office:value="0.580678058532" calcext:value-type="float">
            <text:p>0.5806780585</text:p>
          </table:table-cell>
          <table:table-cell office:value-type="float" office:value="-0.236198567077" calcext:value-type="float">
            <text:p>-0.2361985671</text:p>
          </table:table-cell>
          <table:table-cell office:value-type="float" office:value="0.595128827991" calcext:value-type="float">
            <text:p>0.595128828</text:p>
          </table:table-cell>
          <table:table-cell office:value-type="float" office:value="0.0634531895711" calcext:value-type="float">
            <text:p>0.0634531896</text:p>
          </table:table-cell>
          <table:table-cell office:value-type="float" office:value="0.328397409716" calcext:value-type="float">
            <text:p>0.3283974097</text:p>
          </table:table-cell>
          <table:table-cell office:value-type="float" office:value="-0.0738579552976" calcext:value-type="float">
            <text:p>-0.0738579553</text:p>
          </table:table-cell>
          <table:table-cell office:value-type="float" office:value="0.342848179174" calcext:value-type="float">
            <text:p>0.3428481792</text:p>
          </table:table-cell>
          <table:table-cell office:value-type="float" office:value="0.22579380135" calcext:value-type="float">
            <text:p>0.2257938014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7" calcext:value-type="float">
            <text:p>117</text:p>
          </table:table-cell>
          <table:table-cell office:value-type="float" office:value="-2" calcext:value-type="float">
            <text:p>-2</text:p>
          </table:table-cell>
          <table:table-cell office:value-type="float" office:value="0.345953160838" calcext:value-type="float">
            <text:p>0.3459531608</text:p>
          </table:table-cell>
          <table:table-cell office:value-type="float" office:value="0.247025383309" calcext:value-type="float">
            <text:p>0.2470253833</text:p>
          </table:table-cell>
          <table:table-cell office:value-type="float" office:value="0.35401331102" calcext:value-type="float">
            <text:p>0.354013311</text:p>
          </table:table-cell>
          <table:table-cell office:value-type="float" office:value="0.480260618845" calcext:value-type="float">
            <text:p>0.4802606188</text:p>
          </table:table-cell>
          <table:table-cell office:value-type="float" office:value="0.340763758491" calcext:value-type="float">
            <text:p>0.3407637585</text:p>
          </table:table-cell>
          <table:table-cell office:value-type="float" office:value="0.694577411114" calcext:value-type="float">
            <text:p>0.6945774111</text:p>
          </table:table-cell>
          <table:table-cell office:value-type="float" office:value="0.162163616949" calcext:value-type="float">
            <text:p>0.1621636169</text:p>
          </table:table-cell>
          <table:table-cell office:value-type="float" office:value="0.758594235125" calcext:value-type="float">
            <text:p>0.7585942351</text:p>
          </table:table-cell>
          <table:table-cell office:value-type="float" office:value="4.71" calcext:value-type="float">
            <text:p>4.71</text:p>
          </table:table-cell>
          <table:table-cell office:value-type="float" office:value="2.05" calcext:value-type="float">
            <text:p>2.05</text:p>
          </table:table-cell>
          <table:table-cell office:value-type="float" office:value="1.19" calcext:value-type="float">
            <text:p>1.19</text:p>
          </table:table-cell>
          <table:table-cell office:value-type="float" office:value="-1.09" calcext:value-type="float">
            <text:p>-1.09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557073651912" calcext:value-type="float">
            <text:p>0.5570736519</text:p>
          </table:table-cell>
          <table:table-cell office:value-type="float" office:value="-0.194847758547" calcext:value-type="float">
            <text:p>-0.1948477585</text:p>
          </table:table-cell>
          <table:table-cell office:value-type="float" office:value="0.580414142449" calcext:value-type="float">
            <text:p>0.5804141424</text:p>
          </table:table-cell>
          <table:table-cell office:value-type="float" office:value="0.104242899116" calcext:value-type="float">
            <text:p>0.1042428991</text:p>
          </table:table-cell>
          <table:table-cell office:value-type="float" office:value="0.309723789609" calcext:value-type="float">
            <text:p>0.3097237896</text:p>
          </table:table-cell>
          <table:table-cell office:value-type="float" office:value="-0.0250889719733" calcext:value-type="float">
            <text:p>-0.025088972</text:p>
          </table:table-cell>
          <table:table-cell office:value-type="float" office:value="0.333064280147" calcext:value-type="float">
            <text:p>0.3330642801</text:p>
          </table:table-cell>
          <table:table-cell office:value-type="float" office:value="0.27400168569" calcext:value-type="float">
            <text:p>0.2740016857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7" calcext:value-type="float">
            <text:p>117</text:p>
          </table:table-cell>
          <table:table-cell office:value-type="float" office:value="-3" calcext:value-type="float">
            <text:p>-3</text:p>
          </table:table-cell>
          <table:table-cell office:value-type="float" office:value="0.342127633718" calcext:value-type="float">
            <text:p>0.3421276337</text:p>
          </table:table-cell>
          <table:table-cell office:value-type="float" office:value="0.286842029856" calcext:value-type="float">
            <text:p>0.2868420299</text:p>
          </table:table-cell>
          <table:table-cell office:value-type="float" office:value="0.351467622623" calcext:value-type="float">
            <text:p>0.3514676226</text:p>
          </table:table-cell>
          <table:table-cell office:value-type="float" office:value="0.520179530035" calcext:value-type="float">
            <text:p>0.52017953</text:p>
          </table:table-cell>
          <table:table-cell office:value-type="float" office:value="0.341250175186" calcext:value-type="float">
            <text:p>0.3412501752</text:p>
          </table:table-cell>
          <table:table-cell office:value-type="float" office:value="0.73457445349" calcext:value-type="float">
            <text:p>0.7345744535</text:p>
          </table:table-cell>
          <table:table-cell office:value-type="float" office:value="0.158527527431" calcext:value-type="float">
            <text:p>0.1585275274</text:p>
          </table:table-cell>
          <table:table-cell office:value-type="float" office:value="0.798428627966" calcext:value-type="float">
            <text:p>0.798428628</text:p>
          </table:table-cell>
          <table:table-cell office:value-type="float" office:value="4.65" calcext:value-type="float">
            <text:p>4.65</text:p>
          </table:table-cell>
          <table:table-cell office:value-type="float" office:value="2.05" calcext:value-type="float">
            <text:p>2.05</text:p>
          </table:table-cell>
          <table:table-cell office:value-type="float" office:value="1.2" calcext:value-type="float">
            <text:p>1.2</text:p>
          </table:table-cell>
          <table:table-cell office:value-type="float" office:value="-1.1" calcext:value-type="float">
            <text:p>-1.1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53129470483" calcext:value-type="float">
            <text:p>0.5312947048</text:p>
          </table:table-cell>
          <table:table-cell office:value-type="float" office:value="-0.149687533931" calcext:value-type="float">
            <text:p>-0.1496875339</text:p>
          </table:table-cell>
          <table:table-cell office:value-type="float" office:value="0.565624157429" calcext:value-type="float">
            <text:p>0.5656241574</text:p>
          </table:table-cell>
          <table:table-cell office:value-type="float" office:value="0.148341808054" calcext:value-type="float">
            <text:p>0.1483418081</text:p>
          </table:table-cell>
          <table:table-cell office:value-type="float" office:value="0.290358449897" calcext:value-type="float">
            <text:p>0.2903584499</text:p>
          </table:table-cell>
          <table:table-cell office:value-type="float" office:value="0.0290573151104" calcext:value-type="float">
            <text:p>0.0290573151</text:p>
          </table:table-cell>
          <table:table-cell office:value-type="float" office:value="0.324687902496" calcext:value-type="float">
            <text:p>0.3246879025</text:p>
          </table:table-cell>
          <table:table-cell office:value-type="float" office:value="0.327086657096" calcext:value-type="float">
            <text:p>0.3270866571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7" calcext:value-type="float">
            <text:p>117</text:p>
          </table:table-cell>
          <table:table-cell office:value-type="float" office:value="-4" calcext:value-type="float">
            <text:p>-4</text:p>
          </table:table-cell>
          <table:table-cell office:value-type="float" office:value="0.335721852707" calcext:value-type="float">
            <text:p>0.3357218527</text:p>
          </table:table-cell>
          <table:table-cell office:value-type="float" office:value="0.326325772962" calcext:value-type="float">
            <text:p>0.326325773</text:p>
          </table:table-cell>
          <table:table-cell office:value-type="float" office:value="0.350397325883" calcext:value-type="float">
            <text:p>0.3503973259</text:p>
          </table:table-cell>
          <table:table-cell office:value-type="float" office:value="0.560165208282" calcext:value-type="float">
            <text:p>0.5601652083</text:p>
          </table:table-cell>
          <table:table-cell office:value-type="float" office:value="0.342268659967" calcext:value-type="float">
            <text:p>0.34226866</text:p>
          </table:table-cell>
          <table:table-cell office:value-type="float" office:value="0.774561484997" calcext:value-type="float">
            <text:p>0.774561485</text:p>
          </table:table-cell>
          <table:table-cell office:value-type="float" office:value="0.155672823947" calcext:value-type="float">
            <text:p>0.1556728239</text:p>
          </table:table-cell>
          <table:table-cell office:value-type="float" office:value="0.838326631275" calcext:value-type="float">
            <text:p>0.8383266313</text:p>
          </table:table-cell>
          <table:table-cell office:value-type="float" office:value="4.59" calcext:value-type="float">
            <text:p>4.59</text:p>
          </table:table-cell>
          <table:table-cell office:value-type="float" office:value="2.05" calcext:value-type="float">
            <text:p>2.05</text:p>
          </table:table-cell>
          <table:table-cell office:value-type="float" office:value="1.21" calcext:value-type="float">
            <text:p>1.21</text:p>
          </table:table-cell>
          <table:table-cell office:value-type="float" office:value="-1.11" calcext:value-type="float">
            <text:p>-1.11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505515757748" calcext:value-type="float">
            <text:p>0.5055157577</text:p>
          </table:table-cell>
          <table:table-cell office:value-type="float" office:value="-0.104527309315" calcext:value-type="float">
            <text:p>-0.1045273093</text:p>
          </table:table-cell>
          <table:table-cell office:value-type="float" office:value="0.549813060289" calcext:value-type="float">
            <text:p>0.5498130603</text:p>
          </table:table-cell>
          <table:table-cell office:value-type="float" office:value="0.192184249252" calcext:value-type="float">
            <text:p>0.1921842493</text:p>
          </table:table-cell>
          <table:table-cell office:value-type="float" office:value="0.270704661702" calcext:value-type="float">
            <text:p>0.2707046617</text:p>
          </table:table-cell>
          <table:table-cell office:value-type="float" office:value="0.0821910592878" calcext:value-type="float">
            <text:p>0.0821910593</text:p>
          </table:table-cell>
          <table:table-cell office:value-type="float" office:value="0.315001964243" calcext:value-type="float">
            <text:p>0.3150019642</text:p>
          </table:table-cell>
          <table:table-cell office:value-type="float" office:value="0.378902617855" calcext:value-type="float">
            <text:p>0.3789026179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office:value-type="float" office:value="0.336538644334" calcext:value-type="float">
            <text:p>0.3365386443</text:p>
          </table:table-cell>
          <table:table-cell office:value-type="float" office:value="0.259838699857" calcext:value-type="float">
            <text:p>0.2598386999</text:p>
          </table:table-cell>
          <table:table-cell office:value-type="float" office:value="0.367057980529" calcext:value-type="float">
            <text:p>0.3670579805</text:p>
          </table:table-cell>
          <table:table-cell office:value-type="float" office:value="0.416007595507" calcext:value-type="float">
            <text:p>0.4160075955</text:p>
          </table:table-cell>
          <table:table-cell office:value-type="float" office:value="0.120386023635" calcext:value-type="float">
            <text:p>0.1203860236</text:p>
          </table:table-cell>
          <table:table-cell office:value-type="float" office:value="0.824148864317" calcext:value-type="float">
            <text:p>0.8241488643</text:p>
          </table:table-cell>
          <table:table-cell office:value-type="float" office:value="0.312986490055" calcext:value-type="float">
            <text:p>0.3129864901</text:p>
          </table:table-cell>
          <table:table-cell office:value-type="float" office:value="0.638022866914" calcext:value-type="float">
            <text:p>0.6380228669</text:p>
          </table:table-cell>
          <table:table-cell office:value-type="float" office:value="4.71" calcext:value-type="float">
            <text:p>4.71</text:p>
          </table:table-cell>
          <table:table-cell office:value-type="float" office:value="2.05" calcext:value-type="float">
            <text:p>2.05</text:p>
          </table:table-cell>
          <table:table-cell office:value-type="float" office:value="1.19" calcext:value-type="float">
            <text:p>1.19</text:p>
          </table:table-cell>
          <table:table-cell office:value-type="float" office:value="-1.09" calcext:value-type="float">
            <text:p>-1.09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554491912869" calcext:value-type="float">
            <text:p>0.5544919129</text:p>
          </table:table-cell>
          <table:table-cell office:value-type="float" office:value="-0.229050815111" calcext:value-type="float">
            <text:p>-0.2290508151</text:p>
          </table:table-cell>
          <table:table-cell office:value-type="float" office:value="0.585705003208" calcext:value-type="float">
            <text:p>0.5857050032</text:p>
          </table:table-cell>
          <table:table-cell office:value-type="float" office:value="0.0693210049246" calcext:value-type="float">
            <text:p>0.0693210049</text:p>
          </table:table-cell>
          <table:table-cell office:value-type="float" office:value="0.311700882115" calcext:value-type="float">
            <text:p>0.3117008821</text:p>
          </table:table-cell>
          <table:table-cell office:value-type="float" office:value="-0.052833575929" calcext:value-type="float">
            <text:p>-0.0528335759</text:p>
          </table:table-cell>
          <table:table-cell office:value-type="float" office:value="0.342913972454" calcext:value-type="float">
            <text:p>0.3429139725</text:p>
          </table:table-cell>
          <table:table-cell office:value-type="float" office:value="0.245538244107" calcext:value-type="float">
            <text:p>0.2455382441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6" calcext:value-type="float">
            <text:p>116</text:p>
          </table:table-cell>
          <table:table-cell office:value-type="float" office:value="-2" calcext:value-type="float">
            <text:p>-2</text:p>
          </table:table-cell>
          <table:table-cell office:value-type="float" office:value="0.326092221267" calcext:value-type="float">
            <text:p>0.3260922213</text:p>
          </table:table-cell>
          <table:table-cell office:value-type="float" office:value="0.298450514696" calcext:value-type="float">
            <text:p>0.2984505147</text:p>
          </table:table-cell>
          <table:table-cell office:value-type="float" office:value="0.35941045473" calcext:value-type="float">
            <text:p>0.3594104547</text:p>
          </table:table-cell>
          <table:table-cell office:value-type="float" office:value="0.455269731837" calcext:value-type="float">
            <text:p>0.4552697318</text:p>
          </table:table-cell>
          <table:table-cell office:value-type="float" office:value="0.112601144219" calcext:value-type="float">
            <text:p>0.1126011442</text:p>
          </table:table-cell>
          <table:table-cell office:value-type="float" office:value="0.863383997202" calcext:value-type="float">
            <text:p>0.8633839972</text:p>
          </table:table-cell>
          <table:table-cell office:value-type="float" office:value="0.305458335313" calcext:value-type="float">
            <text:p>0.3054583353</text:p>
          </table:table-cell>
          <table:table-cell office:value-type="float" office:value="0.677308066242" calcext:value-type="float">
            <text:p>0.6773080662</text:p>
          </table:table-cell>
          <table:table-cell office:value-type="float" office:value="4.65" calcext:value-type="float">
            <text:p>4.65</text:p>
          </table:table-cell>
          <table:table-cell office:value-type="float" office:value="2.05" calcext:value-type="float">
            <text:p>2.05</text:p>
          </table:table-cell>
          <table:table-cell office:value-type="float" office:value="1.2" calcext:value-type="float">
            <text:p>1.2</text:p>
          </table:table-cell>
          <table:table-cell office:value-type="float" office:value="-1.1" calcext:value-type="float">
            <text:p>-1.1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531939583221" calcext:value-type="float">
            <text:p>0.5319395832</text:p>
          </table:table-cell>
          <table:table-cell office:value-type="float" office:value="-0.182195800146" calcext:value-type="float">
            <text:p>-0.1821958001</text:p>
          </table:table-cell>
          <table:table-cell office:value-type="float" office:value="0.567543462677" calcext:value-type="float">
            <text:p>0.5675434627</text:p>
          </table:table-cell>
          <table:table-cell office:value-type="float" office:value="0.115683980584" calcext:value-type="float">
            <text:p>0.1156839806</text:p>
          </table:table-cell>
          <table:table-cell office:value-type="float" office:value="0.291770065563" calcext:value-type="float">
            <text:p>0.2917700656</text:p>
          </table:table-cell>
          <table:table-cell office:value-type="float" office:value="-0.00242204569797" calcext:value-type="float">
            <text:p>-0.0024220457</text:p>
          </table:table-cell>
          <table:table-cell office:value-type="float" office:value="0.32737394502" calcext:value-type="float">
            <text:p>0.327373945</text:p>
          </table:table-cell>
          <table:table-cell office:value-type="float" office:value="0.295457735032" calcext:value-type="float">
            <text:p>0.295457735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6" calcext:value-type="float">
            <text:p>116</text:p>
          </table:table-cell>
          <table:table-cell office:value-type="float" office:value="-3" calcext:value-type="float">
            <text:p>-3</text:p>
          </table:table-cell>
          <table:table-cell office:value-type="float" office:value="0.314389634518" calcext:value-type="float">
            <text:p>0.3143896345</text:p>
          </table:table-cell>
          <table:table-cell office:value-type="float" office:value="0.336700344282" calcext:value-type="float">
            <text:p>0.3367003443</text:p>
          </table:table-cell>
          <table:table-cell office:value-type="float" office:value="0.370027927659" calcext:value-type="float">
            <text:p>0.3700279277</text:p>
          </table:table-cell>
          <table:table-cell office:value-type="float" office:value="0.493834862053" calcext:value-type="float">
            <text:p>0.4938348621</text:p>
          </table:table-cell>
          <table:table-cell office:value-type="float" office:value="0.10499467527" calcext:value-type="float">
            <text:p>0.1049946753</text:p>
          </table:table-cell>
          <table:table-cell office:value-type="float" office:value="0.902654108357" calcext:value-type="float">
            <text:p>0.9026541084</text:p>
          </table:table-cell>
          <table:table-cell office:value-type="float" office:value="0.300479584065" calcext:value-type="float">
            <text:p>0.3004795841</text:p>
          </table:table-cell>
          <table:table-cell office:value-type="float" office:value="0.71699700722" calcext:value-type="float">
            <text:p>0.7169970072</text:p>
          </table:table-cell>
          <table:table-cell office:value-type="float" office:value="4.59" calcext:value-type="float">
            <text:p>4.59</text:p>
          </table:table-cell>
          <table:table-cell office:value-type="float" office:value="2.05" calcext:value-type="float">
            <text:p>2.05</text:p>
          </table:table-cell>
          <table:table-cell office:value-type="float" office:value="1.21" calcext:value-type="float">
            <text:p>1.21</text:p>
          </table:table-cell>
          <table:table-cell office:value-type="float" office:value="-1.11" calcext:value-type="float">
            <text:p>-1.11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509387253572" calcext:value-type="float">
            <text:p>0.5093872536</text:p>
          </table:table-cell>
          <table:table-cell office:value-type="float" office:value="-0.13534078518" calcext:value-type="float">
            <text:p>-0.1353407852</text:p>
          </table:table-cell>
          <table:table-cell office:value-type="float" office:value="0.548829294724" calcext:value-type="float">
            <text:p>0.5488292947</text:p>
          </table:table-cell>
          <table:table-cell office:value-type="float" office:value="0.162055121634" calcext:value-type="float">
            <text:p>0.1620551216</text:p>
          </table:table-cell>
          <table:table-cell office:value-type="float" office:value="0.271555863866" calcext:value-type="float">
            <text:p>0.2715558639</text:p>
          </table:table-cell>
          <table:table-cell office:value-type="float" office:value="0.0475149778418" calcext:value-type="float">
            <text:p>0.0475149778</text:p>
          </table:table-cell>
          <table:table-cell office:value-type="float" office:value="0.310997905018" calcext:value-type="float">
            <text:p>0.310997905</text:p>
          </table:table-cell>
          <table:table-cell office:value-type="float" office:value="0.344910884656" calcext:value-type="float">
            <text:p>0.3449108847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6" calcext:value-type="float">
            <text:p>116</text:p>
          </table:table-cell>
          <table:table-cell office:value-type="float" office:value="-4" calcext:value-type="float">
            <text:p>-4</text:p>
          </table:table-cell>
          <table:table-cell office:value-type="float" office:value="0.302275569709" calcext:value-type="float">
            <text:p>0.3022755697</text:p>
          </table:table-cell>
          <table:table-cell office:value-type="float" office:value="0.37482185309" calcext:value-type="float">
            <text:p>0.3748218531</text:p>
          </table:table-cell>
          <table:table-cell office:value-type="float" office:value="0.398656619532" calcext:value-type="float">
            <text:p>0.3986566195</text:p>
          </table:table-cell>
          <table:table-cell office:value-type="float" office:value="0.521770466604" calcext:value-type="float">
            <text:p>0.5217704666</text:p>
          </table:table-cell>
          <table:table-cell office:value-type="float" office:value="0.0977384032179" calcext:value-type="float">
            <text:p>0.0977384032</text:p>
          </table:table-cell>
          <table:table-cell office:value-type="float" office:value="0.94199043401" calcext:value-type="float">
            <text:p>0.941990434</text:p>
          </table:table-cell>
          <table:table-cell office:value-type="float" office:value="0.293830667241" calcext:value-type="float">
            <text:p>0.2938306672</text:p>
          </table:table-cell>
          <table:table-cell office:value-type="float" office:value="0.756440535271" calcext:value-type="float">
            <text:p>0.7564405353</text:p>
          </table:table-cell>
          <table:table-cell office:value-type="float" office:value="4.53" calcext:value-type="float">
            <text:p>4.53</text:p>
          </table:table-cell>
          <table:table-cell office:value-type="float" office:value="2.05" calcext:value-type="float">
            <text:p>2.05</text:p>
          </table:table-cell>
          <table:table-cell office:value-type="float" office:value="1.22" calcext:value-type="float">
            <text:p>1.22</text:p>
          </table:table-cell>
          <table:table-cell office:value-type="float" office:value="-1.12" calcext:value-type="float">
            <text:p>-1.12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486834923923" calcext:value-type="float">
            <text:p>0.4868349239</text:p>
          </table:table-cell>
          <table:table-cell office:value-type="float" office:value="-0.0884857702148" calcext:value-type="float">
            <text:p>-0.0884857702</text:p>
          </table:table-cell>
          <table:table-cell office:value-type="float" office:value="0.53003843736" calcext:value-type="float">
            <text:p>0.5300384374</text:p>
          </table:table-cell>
          <table:table-cell office:value-type="float" office:value="0.208387024812" calcext:value-type="float">
            <text:p>0.2083870248</text:p>
          </table:table-cell>
          <table:table-cell office:value-type="float" office:value="0.251337298456" calcext:value-type="float">
            <text:p>0.2513372985</text:p>
          </table:table-cell>
          <table:table-cell office:value-type="float" office:value="0.0973659674673" calcext:value-type="float">
            <text:p>0.0973659675</text:p>
          </table:table-cell>
          <table:table-cell office:value-type="float" office:value="0.294540811893" calcext:value-type="float">
            <text:p>0.2945408119</text:p>
          </table:table-cell>
          <table:table-cell office:value-type="float" office:value="0.394238762494" calcext:value-type="float">
            <text:p>0.3942387625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2" calcext:value-type="float">
            <text:p>112</text:p>
          </table:table-cell>
          <table:table-cell office:value-type="float" office:value="-1" calcext:value-type="float">
            <text:p>-1</text:p>
          </table:table-cell>
          <table:table-cell office:value-type="float" office:value="0.291525285539" calcext:value-type="float">
            <text:p>0.2915252855</text:p>
          </table:table-cell>
          <table:table-cell office:value-type="float" office:value="0.183178562468" calcext:value-type="float">
            <text:p>0.1831785625</text:p>
          </table:table-cell>
          <table:table-cell office:value-type="float" office:value="0.337146728962" calcext:value-type="float">
            <text:p>0.337146729</text:p>
          </table:table-cell>
          <table:table-cell office:value-type="float" office:value="0.344335782451" calcext:value-type="float">
            <text:p>0.3443357825</text:p>
          </table:table-cell>
          <table:table-cell office:value-type="float" office:value="0.30904354799" calcext:value-type="float">
            <text:p>0.309043548</text:p>
          </table:table-cell>
          <table:table-cell office:value-type="float" office:value="0.644627676891" calcext:value-type="float">
            <text:p>0.6446276769</text:p>
          </table:table-cell>
          <table:table-cell office:value-type="float" office:value="0.110685441995" calcext:value-type="float">
            <text:p>0.110685442</text:p>
          </table:table-cell>
          <table:table-cell office:value-type="float" office:value="0.646724262186" calcext:value-type="float">
            <text:p>0.6467242622</text:p>
          </table:table-cell>
          <table:table-cell office:value-type="float" office:value="4.47" calcext:value-type="float">
            <text:p>4.47</text:p>
          </table:table-cell>
          <table:table-cell office:value-type="float" office:value="2.05" calcext:value-type="float">
            <text:p>2.05</text:p>
          </table:table-cell>
          <table:table-cell office:value-type="float" office:value="1.23" calcext:value-type="float">
            <text:p>1.23</text:p>
          </table:table-cell>
          <table:table-cell office:value-type="float" office:value="-1.13" calcext:value-type="float">
            <text:p>-1.13</text:p>
          </table:table-cell>
          <table:table-cell office:value-type="float" office:value="0.05" calcext:value-type="float">
            <text:p>0.05</text:p>
          </table:table-cell>
          <table:table-cell office:value-type="float" office:value="-0.01" calcext:value-type="float">
            <text:p>-0.01</text:p>
          </table:table-cell>
          <table:table-cell office:value-type="float" office:value="0.321760224157" calcext:value-type="float">
            <text:p>0.3217602242</text:p>
          </table:table-cell>
          <table:table-cell office:value-type="float" office:value="-0.351916073908" calcext:value-type="float">
            <text:p>-0.3519160739</text:p>
          </table:table-cell>
          <table:table-cell office:value-type="float" office:value="0.456864576582" calcext:value-type="float">
            <text:p>0.4568645766</text:p>
          </table:table-cell>
          <table:table-cell office:value-type="float" office:value="-0.0840601164314" calcext:value-type="float">
            <text:p>-0.0840601164</text:p>
          </table:table-cell>
          <table:table-cell office:value-type="float" office:value="0.15734233664" calcext:value-type="float">
            <text:p>0.1573423366</text:p>
          </table:table-cell>
          <table:table-cell office:value-type="float" office:value="-0.100984293808" calcext:value-type="float">
            <text:p>-0.1009842938</text:p>
          </table:table-cell>
          <table:table-cell office:value-type="float" office:value="0.292446689064" calcext:value-type="float">
            <text:p>0.2924466891</text:p>
          </table:table-cell>
          <table:table-cell office:value-type="float" office:value="0.166871663669" calcext:value-type="float">
            <text:p>0.1668716637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2" calcext:value-type="float">
            <text:p>112</text:p>
          </table:table-cell>
          <table:table-cell office:value-type="float" office:value="-2" calcext:value-type="float">
            <text:p>-2</text:p>
          </table:table-cell>
          <table:table-cell office:value-type="float" office:value="0.290905204784" calcext:value-type="float">
            <text:p>0.2909052048</text:p>
          </table:table-cell>
          <table:table-cell office:value-type="float" office:value="0.223173755927" calcext:value-type="float">
            <text:p>0.2231737559</text:p>
          </table:table-cell>
          <table:table-cell office:value-type="float" office:value="0.340013450965" calcext:value-type="float">
            <text:p>0.340013451</text:p>
          </table:table-cell>
          <table:table-cell office:value-type="float" office:value="0.384232924015" calcext:value-type="float">
            <text:p>0.384232924</text:p>
          </table:table-cell>
          <table:table-cell office:value-type="float" office:value="0.30874860417" calcext:value-type="float">
            <text:p>0.3087486042</text:p>
          </table:table-cell>
          <table:table-cell office:value-type="float" office:value="0.684626589478" calcext:value-type="float">
            <text:p>0.6846265895</text:p>
          </table:table-cell>
          <table:table-cell office:value-type="float" office:value="0.109191722302" calcext:value-type="float">
            <text:p>0.1091917223</text:p>
          </table:table-cell>
          <table:table-cell office:value-type="float" office:value="0.686696362474" calcext:value-type="float">
            <text:p>0.6866963625</text:p>
          </table:table-cell>
          <table:table-cell office:value-type="float" office:value="4.41" calcext:value-type="float">
            <text:p>4.41</text:p>
          </table:table-cell>
          <table:table-cell office:value-type="float" office:value="2.05" calcext:value-type="float">
            <text:p>2.05</text:p>
          </table:table-cell>
          <table:table-cell office:value-type="float" office:value="1.24" calcext:value-type="float">
            <text:p>1.24</text:p>
          </table:table-cell>
          <table:table-cell office:value-type="float" office:value="-1.14" calcext:value-type="float">
            <text:p>-1.14</text:p>
          </table:table-cell>
          <table:table-cell office:value-type="float" office:value="0.05" calcext:value-type="float">
            <text:p>0.05</text:p>
          </table:table-cell>
          <table:table-cell office:value-type="float" office:value="-0.03" calcext:value-type="float">
            <text:p>-0.03</text:p>
          </table:table-cell>
          <table:table-cell office:value-type="float" office:value="0.319549972758" calcext:value-type="float">
            <text:p>0.3195499728</text:p>
          </table:table-cell>
          <table:table-cell office:value-type="float" office:value="-0.299963068329" calcext:value-type="float">
            <text:p>-0.2999630683</text:p>
          </table:table-cell>
          <table:table-cell office:value-type="float" office:value="0.455120920229" calcext:value-type="float">
            <text:p>0.4551209202</text:p>
          </table:table-cell>
          <table:table-cell office:value-type="float" office:value="-0.0323429678095" calcext:value-type="float">
            <text:p>-0.0323429678</text:p>
          </table:table-cell>
          <table:table-cell office:value-type="float" office:value="0.155569640881" calcext:value-type="float">
            <text:p>0.1555696409</text:p>
          </table:table-cell>
          <table:table-cell office:value-type="float" office:value="-0.0487451335445" calcext:value-type="float">
            <text:p>-0.0487451335</text:p>
          </table:table-cell>
          <table:table-cell office:value-type="float" office:value="0.291140588351" calcext:value-type="float">
            <text:p>0.2911405884</text:p>
          </table:table-cell>
          <table:table-cell office:value-type="float" office:value="0.218874966975" calcext:value-type="float">
            <text:p>0.218874967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2" calcext:value-type="float">
            <text:p>112</text:p>
          </table:table-cell>
          <table:table-cell office:value-type="float" office:value="-3" calcext:value-type="float">
            <text:p>-3</text:p>
          </table:table-cell>
          <table:table-cell office:value-type="float" office:value="0.2910261181" calcext:value-type="float">
            <text:p>0.2910261181</text:p>
          </table:table-cell>
          <table:table-cell office:value-type="float" office:value="0.263173573176" calcext:value-type="float">
            <text:p>0.2631735732</text:p>
          </table:table-cell>
          <table:table-cell office:value-type="float" office:value="0.342975236921" calcext:value-type="float">
            <text:p>0.3429752369</text:p>
          </table:table-cell>
          <table:table-cell office:value-type="float" office:value="0.424123121105" calcext:value-type="float">
            <text:p>0.4241231211</text:p>
          </table:table-cell>
          <table:table-cell office:value-type="float" office:value="0.310165911511" calcext:value-type="float">
            <text:p>0.3101659115</text:p>
          </table:table-cell>
          <table:table-cell office:value-type="float" office:value="0.72460147209" calcext:value-type="float">
            <text:p>0.7246014721</text:p>
          </table:table-cell>
          <table:table-cell office:value-type="float" office:value="0.112061696194" calcext:value-type="float">
            <text:p>0.1120616962</text:p>
          </table:table-cell>
          <table:table-cell office:value-type="float" office:value="0.726593270247" calcext:value-type="float">
            <text:p>0.7265932702</text:p>
          </table:table-cell>
          <table:table-cell office:value-type="float" office:value="4.35" calcext:value-type="float">
            <text:p>4.35</text:p>
          </table:table-cell>
          <table:table-cell office:value-type="float" office:value="2.05" calcext:value-type="float">
            <text:p>2.05</text:p>
          </table:table-cell>
          <table:table-cell office:value-type="float" office:value="1.25" calcext:value-type="float">
            <text:p>1.25</text:p>
          </table:table-cell>
          <table:table-cell office:value-type="float" office:value="-1.15" calcext:value-type="float">
            <text:p>-1.15</text:p>
          </table:table-cell>
          <table:table-cell office:value-type="float" office:value="0.05" calcext:value-type="float">
            <text:p>0.05</text:p>
          </table:table-cell>
          <table:table-cell office:value-type="float" office:value="-0.05" calcext:value-type="float">
            <text:p>-0.05</text:p>
          </table:table-cell>
          <table:table-cell office:value-type="float" office:value="0.31733972136" calcext:value-type="float">
            <text:p>0.3173397214</text:p>
          </table:table-cell>
          <table:table-cell office:value-type="float" office:value="-0.248010062749" calcext:value-type="float">
            <text:p>-0.2480100627</text:p>
          </table:table-cell>
          <table:table-cell office:value-type="float" office:value="0.453785253297" calcext:value-type="float">
            <text:p>0.4537852533</text:p>
          </table:table-cell>
          <table:table-cell office:value-type="float" office:value="0.0191651921197" calcext:value-type="float">
            <text:p>0.0191651921</text:p>
          </table:table-cell>
          <table:table-cell office:value-type="float" office:value="0.154181929349" calcext:value-type="float">
            <text:p>0.1541819293</text:p>
          </table:table-cell>
          <table:table-cell office:value-type="float" office:value="0.00374286157614" calcext:value-type="float">
            <text:p>0.0037428616</text:p>
          </table:table-cell>
          <table:table-cell office:value-type="float" office:value="0.290627461287" calcext:value-type="float">
            <text:p>0.2906274613</text:p>
          </table:table-cell>
          <table:table-cell office:value-type="float" office:value="0.270918116445" calcext:value-type="float">
            <text:p>0.2709181164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2" calcext:value-type="float">
            <text:p>112</text:p>
          </table:table-cell>
          <table:table-cell office:value-type="float" office:value="-4" calcext:value-type="float">
            <text:p>-4</text:p>
          </table:table-cell>
          <table:table-cell office:value-type="float" office:value="0.291149249988" calcext:value-type="float">
            <text:p>0.29114925</text:p>
          </table:table-cell>
          <table:table-cell office:value-type="float" office:value="0.303173383658" calcext:value-type="float">
            <text:p>0.3031733837</text:p>
          </table:table-cell>
          <table:table-cell office:value-type="float" office:value="0.339232599883" calcext:value-type="float">
            <text:p>0.3392325999</text:p>
          </table:table-cell>
          <table:table-cell office:value-type="float" office:value="0.463947644555" calcext:value-type="float">
            <text:p>0.4639476446</text:p>
          </table:table-cell>
          <table:table-cell office:value-type="float" office:value="0.309859248745" calcext:value-type="float">
            <text:p>0.3098592487</text:p>
          </table:table-cell>
          <table:table-cell office:value-type="float" office:value="0.764600296548" calcext:value-type="float">
            <text:p>0.7646002965</text:p>
          </table:table-cell>
          <table:table-cell office:value-type="float" office:value="0.107305629258" calcext:value-type="float">
            <text:p>0.1073056293</text:p>
          </table:table-cell>
          <table:table-cell office:value-type="float" office:value="0.766309511601" calcext:value-type="float">
            <text:p>0.7663095116</text:p>
          </table:table-cell>
          <table:table-cell office:value-type="float" office:value="4.29" calcext:value-type="float">
            <text:p>4.29</text:p>
          </table:table-cell>
          <table:table-cell office:value-type="float" office:value="2.05" calcext:value-type="float">
            <text:p>2.05</text:p>
          </table:table-cell>
          <table:table-cell office:value-type="float" office:value="1.26" calcext:value-type="float">
            <text:p>1.26</text:p>
          </table:table-cell>
          <table:table-cell office:value-type="float" office:value="-1.16" calcext:value-type="float">
            <text:p>-1.16</text:p>
          </table:table-cell>
          <table:table-cell office:value-type="float" office:value="0.05" calcext:value-type="float">
            <text:p>0.05</text:p>
          </table:table-cell>
          <table:table-cell office:value-type="float" office:value="-0.07" calcext:value-type="float">
            <text:p>-0.07</text:p>
          </table:table-cell>
          <table:table-cell office:value-type="float" office:value="0.315129469961" calcext:value-type="float">
            <text:p>0.31512947</text:p>
          </table:table-cell>
          <table:table-cell office:value-type="float" office:value="-0.19605705717" calcext:value-type="float">
            <text:p>-0.1960570572</text:p>
          </table:table-cell>
          <table:table-cell office:value-type="float" office:value="0.452491398084" calcext:value-type="float">
            <text:p>0.4524913981</text:p>
          </table:table-cell>
          <table:table-cell office:value-type="float" office:value="0.0706482121863" calcext:value-type="float">
            <text:p>0.0706482122</text:p>
          </table:table-cell>
          <table:table-cell office:value-type="float" office:value="0.152836895437" calcext:value-type="float">
            <text:p>0.1528368954</text:p>
          </table:table-cell>
          <table:table-cell office:value-type="float" office:value="0.0562544967762" calcext:value-type="float">
            <text:p>0.0562544968</text:p>
          </table:table-cell>
          <table:table-cell office:value-type="float" office:value="0.290198823561" calcext:value-type="float">
            <text:p>0.2901988236</text:p>
          </table:table-cell>
          <table:table-cell office:value-type="float" office:value="0.322959766132" calcext:value-type="float">
            <text:p>0.3229597661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37" calcext:value-type="float">
            <text:p>137</text:p>
          </table:table-cell>
          <table:table-cell office:value-type="float" office:value="-1" calcext:value-type="float">
            <text:p>-1</text:p>
          </table:table-cell>
          <table:table-cell office:value-type="float" office:value="0.321768237707" calcext:value-type="float">
            <text:p>0.3217682377</text:p>
          </table:table-cell>
          <table:table-cell office:value-type="float" office:value="0.685765676655" calcext:value-type="float">
            <text:p>0.6857656767</text:p>
          </table:table-cell>
          <table:table-cell office:value-type="float" office:value="0.344940105362" calcext:value-type="float">
            <text:p>0.3449401054</text:p>
          </table:table-cell>
          <table:table-cell office:value-type="float" office:value="0.903165204334" calcext:value-type="float">
            <text:p>0.9031652043</text:p>
          </table:table-cell>
          <table:table-cell office:value-type="float" office:value="0.323453864283" calcext:value-type="float">
            <text:p>0.3234538643</text:p>
          </table:table-cell>
          <table:table-cell office:value-type="float" office:value="1.13136884295" calcext:value-type="float">
            <text:p>1.131368843</text:p>
          </table:table-cell>
          <table:table-cell office:value-type="float" office:value="0.146480993076" calcext:value-type="float">
            <text:p>0.1464809931</text:p>
          </table:table-cell>
          <table:table-cell office:value-type="float" office:value="1.20944186623" calcext:value-type="float">
            <text:p>1.2094418662</text:p>
          </table:table-cell>
          <table:table-cell office:value-type="float" office:value="5.97" calcext:value-type="float">
            <text:p>5.97</text:p>
          </table:table-cell>
          <table:table-cell office:value-type="float" office:value="2.05" calcext:value-type="float">
            <text:p>2.05</text:p>
          </table:table-cell>
          <table:table-cell office:value-type="float" office:value="0.98" calcext:value-type="float">
            <text:p>0.98</text:p>
          </table:table-cell>
          <table:table-cell office:value-type="float" office:value="-0.88" calcext:value-type="float">
            <text:p>-0.88</text:p>
          </table:table-cell>
          <table:table-cell office:value-type="float" office:value="0.05" calcext:value-type="float">
            <text:p>0.05</text:p>
          </table:table-cell>
          <table:table-cell office:value-type="float" office:value="0.49" calcext:value-type="float">
            <text:p>0.49</text:p>
          </table:table-cell>
          <table:table-cell office:value-type="float" office:value="0.414953044617" calcext:value-type="float">
            <text:p>0.4149530446</text:p>
          </table:table-cell>
          <table:table-cell office:value-type="float" office:value="0.19133421335" calcext:value-type="float">
            <text:p>0.1913342134</text:p>
          </table:table-cell>
          <table:table-cell office:value-type="float" office:value="0.514239503909" calcext:value-type="float">
            <text:p>0.5142395039</text:p>
          </table:table-cell>
          <table:table-cell office:value-type="float" office:value="0.474428188915" calcext:value-type="float">
            <text:p>0.4744281889</text:p>
          </table:table-cell>
          <table:table-cell office:value-type="float" office:value="0.219429699765" calcext:value-type="float">
            <text:p>0.2194296998</text:p>
          </table:table-cell>
          <table:table-cell office:value-type="float" office:value="0.418865797131" calcext:value-type="float">
            <text:p>0.4188657971</text:p>
          </table:table-cell>
          <table:table-cell office:value-type="float" office:value="0.318716159057" calcext:value-type="float">
            <text:p>0.3187161591</text:p>
          </table:table-cell>
          <table:table-cell office:value-type="float" office:value="0.701959772696" calcext:value-type="float">
            <text:p>0.7019597727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37" calcext:value-type="float">
            <text:p>137</text:p>
          </table:table-cell>
          <table:table-cell office:value-type="float" office:value="-2" calcext:value-type="float">
            <text:p>-2</text:p>
          </table:table-cell>
          <table:table-cell office:value-type="float" office:value="0.318910908873" calcext:value-type="float">
            <text:p>0.3189109089</text:p>
          </table:table-cell>
          <table:table-cell office:value-type="float" office:value="0.725663492033" calcext:value-type="float">
            <text:p>0.725663492</text:p>
          </table:table-cell>
          <table:table-cell office:value-type="float" office:value="0.343862429411" calcext:value-type="float">
            <text:p>0.3438624294</text:p>
          </table:table-cell>
          <table:table-cell office:value-type="float" office:value="0.94315068438" calcext:value-type="float">
            <text:p>0.9431506844</text:p>
          </table:table-cell>
          <table:table-cell office:value-type="float" office:value="0.322491174444" calcext:value-type="float">
            <text:p>0.3224911744</text:p>
          </table:table-cell>
          <table:table-cell office:value-type="float" office:value="1.17135725663" calcext:value-type="float">
            <text:p>1.1713572566</text:p>
          </table:table-cell>
          <table:table-cell office:value-type="float" office:value="0.144785914113" calcext:value-type="float">
            <text:p>0.1447859141</text:p>
          </table:table-cell>
          <table:table-cell office:value-type="float" office:value="1.24940593393" calcext:value-type="float">
            <text:p>1.2494059339</text:p>
          </table:table-cell>
          <table:table-cell office:value-type="float" office:value="5.91" calcext:value-type="float">
            <text:p>5.91</text:p>
          </table:table-cell>
          <table:table-cell office:value-type="float" office:value="2.05" calcext:value-type="float">
            <text:p>2.05</text:p>
          </table:table-cell>
          <table:table-cell office:value-type="float" office:value="0.99" calcext:value-type="float">
            <text:p>0.99</text:p>
          </table:table-cell>
          <table:table-cell office:value-type="float" office:value="-0.89" calcext:value-type="float">
            <text:p>-0.89</text:p>
          </table:table-cell>
          <table:table-cell office:value-type="float" office:value="0.05" calcext:value-type="float">
            <text:p>0.05</text:p>
          </table:table-cell>
          <table:table-cell office:value-type="float" office:value="0.47" calcext:value-type="float">
            <text:p>0.47</text:p>
          </table:table-cell>
          <table:table-cell office:value-type="float" office:value="0.409443827379" calcext:value-type="float">
            <text:p>0.4094438274</text:p>
          </table:table-cell>
          <table:table-cell office:value-type="float" office:value="0.243041548665" calcext:value-type="float">
            <text:p>0.2430415487</text:p>
          </table:table-cell>
          <table:table-cell office:value-type="float" office:value="0.508971692107" calcext:value-type="float">
            <text:p>0.5089716921</text:p>
          </table:table-cell>
          <table:table-cell office:value-type="float" office:value="0.526050743114" calcext:value-type="float">
            <text:p>0.5260507431</text:p>
          </table:table-cell>
          <table:table-cell office:value-type="float" office:value="0.214114607845" calcext:value-type="float">
            <text:p>0.2141146078</text:p>
          </table:table-cell>
          <table:table-cell office:value-type="float" office:value="0.470739805128" calcext:value-type="float">
            <text:p>0.4707398051</text:p>
          </table:table-cell>
          <table:table-cell office:value-type="float" office:value="0.313642472572" calcext:value-type="float">
            <text:p>0.3136424726</text:p>
          </table:table-cell>
          <table:table-cell office:value-type="float" office:value="0.753748999577" calcext:value-type="float">
            <text:p>0.7537489996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37" calcext:value-type="float">
            <text:p>137</text:p>
          </table:table-cell>
          <table:table-cell office:value-type="float" office:value="-3" calcext:value-type="float">
            <text:p>-3</text:p>
          </table:table-cell>
          <table:table-cell office:value-type="float" office:value="0.316773002698" calcext:value-type="float">
            <text:p>0.3167730027</text:p>
          </table:table-cell>
          <table:table-cell office:value-type="float" office:value="0.765606318137" calcext:value-type="float">
            <text:p>0.7656063181</text:p>
          </table:table-cell>
          <table:table-cell office:value-type="float" office:value="0.343530719425" calcext:value-type="float">
            <text:p>0.3435307194</text:p>
          </table:table-cell>
          <table:table-cell office:value-type="float" office:value="0.983149308963" calcext:value-type="float">
            <text:p>0.983149309</text:p>
          </table:table-cell>
          <table:table-cell office:value-type="float" office:value="0.321503984533" calcext:value-type="float">
            <text:p>0.3215039845</text:p>
          </table:table-cell>
          <table:table-cell office:value-type="float" office:value="1.21134507298" calcext:value-type="float">
            <text:p>1.211345073</text:p>
          </table:table-cell>
          <table:table-cell office:value-type="float" office:value="0.143054509693" calcext:value-type="float">
            <text:p>0.1430545097</text:p>
          </table:table-cell>
          <table:table-cell office:value-type="float" office:value="1.28936844435" calcext:value-type="float">
            <text:p>1.2893684444</text:p>
          </table:table-cell>
          <table:table-cell office:value-type="float" office:value="5.85" calcext:value-type="float">
            <text:p>5.85</text:p>
          </table:table-cell>
          <table:table-cell office:value-type="float" office:value="2.05" calcext:value-type="float">
            <text:p>2.05</text:p>
          </table:table-cell>
          <table:table-cell office:value-type="float" office:value="1" calcext:value-type="float">
            <text:p>1</text:p>
          </table:table-cell>
          <table:table-cell office:value-type="float" office:value="-0.9" calcext:value-type="float">
            <text:p>-0.9</text:p>
          </table:table-cell>
          <table:table-cell office:value-type="float" office:value="0.05" calcext:value-type="float">
            <text:p>0.05</text:p>
          </table:table-cell>
          <table:table-cell office:value-type="float" office:value="0.45" calcext:value-type="float">
            <text:p>0.45</text:p>
          </table:table-cell>
          <table:table-cell office:value-type="float" office:value="0.403934610142" calcext:value-type="float">
            <text:p>0.4039346101</text:p>
          </table:table-cell>
          <table:table-cell office:value-type="float" office:value="0.294748883981" calcext:value-type="float">
            <text:p>0.294748884</text:p>
          </table:table-cell>
          <table:table-cell office:value-type="float" office:value="0.504138599435" calcext:value-type="float">
            <text:p>0.5041385994</text:p>
          </table:table-cell>
          <table:table-cell office:value-type="float" office:value="0.577519392573" calcext:value-type="float">
            <text:p>0.5775193926</text:p>
          </table:table-cell>
          <table:table-cell office:value-type="float" office:value="0.209150160906" calcext:value-type="float">
            <text:p>0.2091501609</text:p>
          </table:table-cell>
          <table:table-cell office:value-type="float" office:value="0.522913338565" calcext:value-type="float">
            <text:p>0.5229133386</text:p>
          </table:table-cell>
          <table:table-cell office:value-type="float" office:value="0.3093541502" calcext:value-type="float">
            <text:p>0.3093541502</text:p>
          </table:table-cell>
          <table:table-cell office:value-type="float" office:value="0.805683847158" calcext:value-type="float">
            <text:p>0.8056838472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37" calcext:value-type="float">
            <text:p>137</text:p>
          </table:table-cell>
          <table:table-cell office:value-type="float" office:value="-4" calcext:value-type="float">
            <text:p>-4</text:p>
          </table:table-cell>
          <table:table-cell office:value-type="float" office:value="0.314592886289" calcext:value-type="float">
            <text:p>0.3145928863</text:p>
          </table:table-cell>
          <table:table-cell office:value-type="float" office:value="0.805546862605" calcext:value-type="float">
            <text:p>0.8055468626</text:p>
          </table:table-cell>
          <table:table-cell office:value-type="float" office:value="0.343192357853" calcext:value-type="float">
            <text:p>0.3431923579</text:p>
          </table:table-cell>
          <table:table-cell office:value-type="float" office:value="1.02314787783" calcext:value-type="float">
            <text:p>1.0231478778</text:p>
          </table:table-cell>
          <table:table-cell office:value-type="float" office:value="0.321019660624" calcext:value-type="float">
            <text:p>0.3210196606</text:p>
          </table:table-cell>
          <table:table-cell office:value-type="float" office:value="1.25134214075" calcext:value-type="float">
            <text:p>1.2513421408</text:p>
          </table:table-cell>
          <table:table-cell office:value-type="float" office:value="0.142161312422" calcext:value-type="float">
            <text:p>0.1421613124</text:p>
          </table:table-cell>
          <table:table-cell office:value-type="float" office:value="1.32935847059" calcext:value-type="float">
            <text:p>1.3293584706</text:p>
          </table:table-cell>
          <table:table-cell office:value-type="float" office:value="5.79" calcext:value-type="float">
            <text:p>5.79</text:p>
          </table:table-cell>
          <table:table-cell office:value-type="float" office:value="2.05" calcext:value-type="float">
            <text:p>2.05</text:p>
          </table:table-cell>
          <table:table-cell office:value-type="float" office:value="1.01" calcext:value-type="float">
            <text:p>1.01</text:p>
          </table:table-cell>
          <table:table-cell office:value-type="float" office:value="-0.91" calcext:value-type="float">
            <text:p>-0.91</text:p>
          </table:table-cell>
          <table:table-cell office:value-type="float" office:value="0.05" calcext:value-type="float">
            <text:p>0.05</text:p>
          </table:table-cell>
          <table:table-cell office:value-type="float" office:value="0.43" calcext:value-type="float">
            <text:p>0.43</text:p>
          </table:table-cell>
          <table:table-cell office:value-type="float" office:value="0.398425392904" calcext:value-type="float">
            <text:p>0.3984253929</text:p>
          </table:table-cell>
          <table:table-cell office:value-type="float" office:value="0.346456219296" calcext:value-type="float">
            <text:p>0.3464562193</text:p>
          </table:table-cell>
          <table:table-cell office:value-type="float" office:value="0.499314800134" calcext:value-type="float">
            <text:p>0.4993148001</text:p>
          </table:table-cell>
          <table:table-cell office:value-type="float" office:value="0.628982903892" calcext:value-type="float">
            <text:p>0.6289829039</text:p>
          </table:table-cell>
          <table:table-cell office:value-type="float" office:value="0.204194810412" calcext:value-type="float">
            <text:p>0.2041948104</text:p>
          </table:table-cell>
          <table:table-cell office:value-type="float" office:value="0.575092351228" calcext:value-type="float">
            <text:p>0.5750923512</text:p>
          </table:table-cell>
          <table:table-cell office:value-type="float" office:value="0.305084217642" calcext:value-type="float">
            <text:p>0.3050842176</text:p>
          </table:table-cell>
          <table:table-cell office:value-type="float" office:value="0.857619035824" calcext:value-type="float">
            <text:p>0.8576190358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0" calcext:value-type="float">
            <text:p>110</text:p>
          </table:table-cell>
          <table:table-cell office:value-type="float" office:value="-1" calcext:value-type="float">
            <text:p>-1</text:p>
          </table:table-cell>
          <table:table-cell office:value-type="float" office:value="0.349399340115" calcext:value-type="float">
            <text:p>0.3493993401</text:p>
          </table:table-cell>
          <table:table-cell office:value-type="float" office:value="0.0837088326077" calcext:value-type="float">
            <text:p>0.0837088326</text:p>
          </table:table-cell>
          <table:table-cell office:value-type="float" office:value="0.375835595232" calcext:value-type="float">
            <text:p>0.3758355952</text:p>
          </table:table-cell>
          <table:table-cell office:value-type="float" office:value="0.380210722726" calcext:value-type="float">
            <text:p>0.3802107227</text:p>
          </table:table-cell>
          <table:table-cell office:value-type="float" office:value="0.150338157863" calcext:value-type="float">
            <text:p>0.1503381579</text:p>
          </table:table-cell>
          <table:table-cell office:value-type="float" office:value="0.39537329062" calcext:value-type="float">
            <text:p>0.3953732906</text:p>
          </table:table-cell>
          <table:table-cell office:value-type="float" office:value="0.309494451892" calcext:value-type="float">
            <text:p>0.3094944519</text:p>
          </table:table-cell>
          <table:table-cell office:value-type="float" office:value="0.565376243784" calcext:value-type="float">
            <text:p>0.5653762438</text:p>
          </table:table-cell>
          <table:table-cell office:value-type="float" office:value="4.35" calcext:value-type="float">
            <text:p>4.35</text:p>
          </table:table-cell>
          <table:table-cell office:value-type="float" office:value="2.05" calcext:value-type="float">
            <text:p>2.05</text:p>
          </table:table-cell>
          <table:table-cell office:value-type="float" office:value="1.25" calcext:value-type="float">
            <text:p>1.25</text:p>
          </table:table-cell>
          <table:table-cell office:value-type="float" office:value="-1.15" calcext:value-type="float">
            <text:p>-1.15</text:p>
          </table:table-cell>
          <table:table-cell office:value-type="float" office:value="0.05" calcext:value-type="float">
            <text:p>0.05</text:p>
          </table:table-cell>
          <table:table-cell office:value-type="float" office:value="-0.05" calcext:value-type="float">
            <text:p>-0.05</text:p>
          </table:table-cell>
          <table:table-cell office:value-type="float" office:value="0.541676871515" calcext:value-type="float">
            <text:p>0.5416768715</text:p>
          </table:table-cell>
          <table:table-cell office:value-type="float" office:value="-0.39422822865" calcext:value-type="float">
            <text:p>-0.3942282287</text:p>
          </table:table-cell>
          <table:table-cell office:value-type="float" office:value="0.583868036232" calcext:value-type="float">
            <text:p>0.5838680362</text:p>
          </table:table-cell>
          <table:table-cell office:value-type="float" office:value="-0.0972098695876" calcext:value-type="float">
            <text:p>-0.0972098696</text:p>
          </table:table-cell>
          <table:table-cell office:value-type="float" office:value="0.305547009535" calcext:value-type="float">
            <text:p>0.3055470095</text:p>
          </table:table-cell>
          <table:table-cell office:value-type="float" office:value="-0.209180428659" calcext:value-type="float">
            <text:p>-0.2091804287</text:p>
          </table:table-cell>
          <table:table-cell office:value-type="float" office:value="0.347738174252" calcext:value-type="float">
            <text:p>0.3477381743</text:p>
          </table:table-cell>
          <table:table-cell office:value-type="float" office:value="0.0878379304033" calcext:value-type="float">
            <text:p>0.0878379304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0" calcext:value-type="float">
            <text:p>110</text:p>
          </table:table-cell>
          <table:table-cell office:value-type="float" office:value="-2" calcext:value-type="float">
            <text:p>-2</text:p>
          </table:table-cell>
          <table:table-cell office:value-type="float" office:value="0.346635357559" calcext:value-type="float">
            <text:p>0.3466353576</text:p>
          </table:table-cell>
          <table:table-cell office:value-type="float" office:value="0.123613223349" calcext:value-type="float">
            <text:p>0.1236132233</text:p>
          </table:table-cell>
          <table:table-cell office:value-type="float" office:value="0.374406774637" calcext:value-type="float">
            <text:p>0.3744067746</text:p>
          </table:table-cell>
          <table:table-cell office:value-type="float" office:value="0.420185195477" calcext:value-type="float">
            <text:p>0.4201851955</text:p>
          </table:table-cell>
          <table:table-cell office:value-type="float" office:value="0.150101247896" calcext:value-type="float">
            <text:p>0.1501012479</text:p>
          </table:table-cell>
          <table:table-cell office:value-type="float" office:value="0.435372589035" calcext:value-type="float">
            <text:p>0.435372589</text:p>
          </table:table-cell>
          <table:table-cell office:value-type="float" office:value="0.31083907442" calcext:value-type="float">
            <text:p>0.3108390744</text:p>
          </table:table-cell>
          <table:table-cell office:value-type="float" office:value="0.605353637274" calcext:value-type="float">
            <text:p>0.6053536373</text:p>
          </table:table-cell>
          <table:table-cell office:value-type="float" office:value="4.29" calcext:value-type="float">
            <text:p>4.29</text:p>
          </table:table-cell>
          <table:table-cell office:value-type="float" office:value="2.05" calcext:value-type="float">
            <text:p>2.05</text:p>
          </table:table-cell>
          <table:table-cell office:value-type="float" office:value="1.26" calcext:value-type="float">
            <text:p>1.26</text:p>
          </table:table-cell>
          <table:table-cell office:value-type="float" office:value="-1.16" calcext:value-type="float">
            <text:p>-1.16</text:p>
          </table:table-cell>
          <table:table-cell office:value-type="float" office:value="0.05" calcext:value-type="float">
            <text:p>0.05</text:p>
          </table:table-cell>
          <table:table-cell office:value-type="float" office:value="-0.07" calcext:value-type="float">
            <text:p>-0.07</text:p>
          </table:table-cell>
          <table:table-cell office:value-type="float" office:value="0.534815170093" calcext:value-type="float">
            <text:p>0.5348151701</text:p>
          </table:table-cell>
          <table:table-cell office:value-type="float" office:value="-0.342682937365" calcext:value-type="float">
            <text:p>-0.3426829374</text:p>
          </table:table-cell>
          <table:table-cell office:value-type="float" office:value="0.576685455446" calcext:value-type="float">
            <text:p>0.5766854554</text:p>
          </table:table-cell>
          <table:table-cell office:value-type="float" office:value="-0.0456191745051" calcext:value-type="float">
            <text:p>-0.0456191745</text:p>
          </table:table-cell>
          <table:table-cell office:value-type="float" office:value="0.298485547589" calcext:value-type="float">
            <text:p>0.2984855476</text:p>
          </table:table-cell>
          <table:table-cell office:value-type="float" office:value="-0.157890325156" calcext:value-type="float">
            <text:p>-0.1578903252</text:p>
          </table:table-cell>
          <table:table-cell office:value-type="float" office:value="0.340355832942" calcext:value-type="float">
            <text:p>0.3403558329</text:p>
          </table:table-cell>
          <table:table-cell office:value-type="float" office:value="0.139173437704" calcext:value-type="float">
            <text:p>0.1391734377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0" calcext:value-type="float">
            <text:p>110</text:p>
          </table:table-cell>
          <table:table-cell office:value-type="float" office:value="-3" calcext:value-type="float">
            <text:p>-3</text:p>
          </table:table-cell>
          <table:table-cell office:value-type="float" office:value="0.344607289841" calcext:value-type="float">
            <text:p>0.3446072898</text:p>
          </table:table-cell>
          <table:table-cell office:value-type="float" office:value="0.163561777032" calcext:value-type="float">
            <text:p>0.163561777</text:p>
          </table:table-cell>
          <table:table-cell office:value-type="float" office:value="0.373507688759" calcext:value-type="float">
            <text:p>0.3735076888</text:p>
          </table:table-cell>
          <table:table-cell office:value-type="float" office:value="0.460175089758" calcext:value-type="float">
            <text:p>0.4601750898</text:p>
          </table:table-cell>
          <table:table-cell office:value-type="float" office:value="0.150596751281" calcext:value-type="float">
            <text:p>0.1505967513</text:p>
          </table:table-cell>
          <table:table-cell office:value-type="float" office:value="0.475369519872" calcext:value-type="float">
            <text:p>0.4753695199</text:p>
          </table:table-cell>
          <table:table-cell office:value-type="float" office:value="0.309034572372" calcext:value-type="float">
            <text:p>0.3090345724</text:p>
          </table:table-cell>
          <table:table-cell office:value-type="float" office:value="0.645312913698" calcext:value-type="float">
            <text:p>0.6453129137</text:p>
          </table:table-cell>
          <table:table-cell office:value-type="float" office:value="4.23" calcext:value-type="float">
            <text:p>4.23</text:p>
          </table:table-cell>
          <table:table-cell office:value-type="float" office:value="2.05" calcext:value-type="float">
            <text:p>2.05</text:p>
          </table:table-cell>
          <table:table-cell office:value-type="float" office:value="1.27" calcext:value-type="float">
            <text:p>1.27</text:p>
          </table:table-cell>
          <table:table-cell office:value-type="float" office:value="-1.17" calcext:value-type="float">
            <text:p>-1.17</text:p>
          </table:table-cell>
          <table:table-cell office:value-type="float" office:value="0.05" calcext:value-type="float">
            <text:p>0.05</text:p>
          </table:table-cell>
          <table:table-cell office:value-type="float" office:value="-0.09" calcext:value-type="float">
            <text:p>-0.09</text:p>
          </table:table-cell>
          <table:table-cell office:value-type="float" office:value="0.527953468672" calcext:value-type="float">
            <text:p>0.5279534687</text:p>
          </table:table-cell>
          <table:table-cell office:value-type="float" office:value="-0.291137646081" calcext:value-type="float">
            <text:p>-0.2911376461</text:p>
          </table:table-cell>
          <table:table-cell office:value-type="float" office:value="0.569910069689" calcext:value-type="float">
            <text:p>0.5699100697</text:p>
          </table:table-cell>
          <table:table-cell office:value-type="float" office:value="0.00591393804424" calcext:value-type="float">
            <text:p>0.005913938</text:p>
          </table:table-cell>
          <table:table-cell office:value-type="float" office:value="0.291677551094" calcext:value-type="float">
            <text:p>0.2916775511</text:p>
          </table:table-cell>
          <table:table-cell office:value-type="float" office:value="-0.106276371681" calcext:value-type="float">
            <text:p>-0.1062763717</text:p>
          </table:table-cell>
          <table:table-cell office:value-type="float" office:value="0.333634152111" calcext:value-type="float">
            <text:p>0.3336341521</text:p>
          </table:table-cell>
          <table:table-cell office:value-type="float" office:value="0.190775212444" calcext:value-type="float">
            <text:p>0.1907752124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0" calcext:value-type="float">
            <text:p>110</text:p>
          </table:table-cell>
          <table:table-cell office:value-type="float" office:value="-4" calcext:value-type="float">
            <text:p>-4</text:p>
          </table:table-cell>
          <table:table-cell office:value-type="float" office:value="0.343344297382" calcext:value-type="float">
            <text:p>0.3433442974</text:p>
          </table:table-cell>
          <table:table-cell office:value-type="float" office:value="0.203541832685" calcext:value-type="float">
            <text:p>0.2035418327</text:p>
          </table:table-cell>
          <table:table-cell office:value-type="float" office:value="0.369758403874" calcext:value-type="float">
            <text:p>0.3697584039</text:p>
          </table:table-cell>
          <table:table-cell office:value-type="float" office:value="0.499998987895" calcext:value-type="float">
            <text:p>0.4999989879</text:p>
          </table:table-cell>
          <table:table-cell office:value-type="float" office:value="0.148682010584" calcext:value-type="float">
            <text:p>0.1486820106</text:p>
          </table:table-cell>
          <table:table-cell office:value-type="float" office:value="0.515323665691" calcext:value-type="float">
            <text:p>0.5153236657</text:p>
          </table:table-cell>
          <table:table-cell office:value-type="float" office:value="0.311558339041" calcext:value-type="float">
            <text:p>0.311558339</text:p>
          </table:table-cell>
          <table:table-cell office:value-type="float" office:value="0.685233216826" calcext:value-type="float">
            <text:p>0.6852332168</text:p>
          </table:table-cell>
          <table:table-cell office:value-type="float" office:value="4.17" calcext:value-type="float">
            <text:p>4.17</text:p>
          </table:table-cell>
          <table:table-cell office:value-type="float" office:value="2.05" calcext:value-type="float">
            <text:p>2.05</text:p>
          </table:table-cell>
          <table:table-cell office:value-type="float" office:value="1.28" calcext:value-type="float">
            <text:p>1.28</text:p>
          </table:table-cell>
          <table:table-cell office:value-type="float" office:value="-1.18" calcext:value-type="float">
            <text:p>-1.18</text:p>
          </table:table-cell>
          <table:table-cell office:value-type="float" office:value="0.05" calcext:value-type="float">
            <text:p>0.05</text:p>
          </table:table-cell>
          <table:table-cell office:value-type="float" office:value="-0.11" calcext:value-type="float">
            <text:p>-0.11</text:p>
          </table:table-cell>
          <table:table-cell office:value-type="float" office:value="0.527953468672" calcext:value-type="float">
            <text:p>0.5279534687</text:p>
          </table:table-cell>
          <table:table-cell office:value-type="float" office:value="-0.291137646081" calcext:value-type="float">
            <text:p>-0.2911376461</text:p>
          </table:table-cell>
          <table:table-cell office:value-type="float" office:value="0.577648257085" calcext:value-type="float">
            <text:p>0.5776482571</text:p>
          </table:table-cell>
          <table:table-cell office:value-type="float" office:value="0.00471777131877" calcext:value-type="float">
            <text:p>0.0047177713</text:p>
          </table:table-cell>
          <table:table-cell office:value-type="float" office:value="0.296582555563" calcext:value-type="float">
            <text:p>0.2965825556</text:p>
          </table:table-cell>
          <table:table-cell office:value-type="float" office:value="-0.100172988179" calcext:value-type="float">
            <text:p>-0.1001729882</text:p>
          </table:table-cell>
          <table:table-cell office:value-type="float" office:value="0.346277343976" calcext:value-type="float">
            <text:p>0.346277344</text:p>
          </table:table-cell>
          <table:table-cell office:value-type="float" office:value="0.19568242922" calcext:value-type="float">
            <text:p>0.1956824292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2" calcext:value-type="float">
            <text:p>122</text:p>
          </table:table-cell>
          <table:table-cell office:value-type="float" office:value="-1" calcext:value-type="float">
            <text:p>-1</text:p>
          </table:table-cell>
          <table:table-cell office:value-type="float" office:value="0.350520558151" calcext:value-type="float">
            <text:p>0.3505205582</text:p>
          </table:table-cell>
          <table:table-cell office:value-type="float" office:value="0.304598005461" calcext:value-type="float">
            <text:p>0.3045980055</text:p>
          </table:table-cell>
          <table:table-cell office:value-type="float" office:value="0.364423494772" calcext:value-type="float">
            <text:p>0.3644234948</text:p>
          </table:table-cell>
          <table:table-cell office:value-type="float" office:value="0.4771308371" calcext:value-type="float">
            <text:p>0.4771308371</text:p>
          </table:table-cell>
          <table:table-cell office:value-type="float" office:value="0.222577700627" calcext:value-type="float">
            <text:p>0.2225777006</text:p>
          </table:table-cell>
          <table:table-cell office:value-type="float" office:value="0.869216068705" calcext:value-type="float">
            <text:p>0.8692160687</text:p>
          </table:table-cell>
          <table:table-cell office:value-type="float" office:value="0.335352770119" calcext:value-type="float">
            <text:p>0.3353527701</text:p>
          </table:table-cell>
          <table:table-cell office:value-type="float" office:value="0.673182581324" calcext:value-type="float">
            <text:p>0.6731825813</text:p>
          </table:table-cell>
          <table:table-cell office:value-type="float" office:value="5.07" calcext:value-type="float">
            <text:p>5.07</text:p>
          </table:table-cell>
          <table:table-cell office:value-type="float" office:value="2.05" calcext:value-type="float">
            <text:p>2.05</text:p>
          </table:table-cell>
          <table:table-cell office:value-type="float" office:value="1.13" calcext:value-type="float">
            <text:p>1.13</text:p>
          </table:table-cell>
          <table:table-cell office:value-type="float" office:value="-1.03" calcext:value-type="float">
            <text:p>-1.03</text:p>
          </table:table-cell>
          <table:table-cell office:value-type="float" office:value="0.05" calcext:value-type="float">
            <text:p>0.05</text:p>
          </table:table-cell>
          <table:table-cell office:value-type="float" office:value="0.19" calcext:value-type="float">
            <text:p>0.19</text:p>
          </table:table-cell>
          <table:table-cell office:value-type="float" office:value="0.546749418608" calcext:value-type="float">
            <text:p>0.5467494186</text:p>
          </table:table-cell>
          <table:table-cell office:value-type="float" office:value="-0.149641887276" calcext:value-type="float">
            <text:p>-0.1496418873</text:p>
          </table:table-cell>
          <table:table-cell office:value-type="float" office:value="0.58141754486" calcext:value-type="float">
            <text:p>0.5814175449</text:p>
          </table:table-cell>
          <table:table-cell office:value-type="float" office:value="0.148348248504" calcext:value-type="float">
            <text:p>0.1483482485</text:p>
          </table:table-cell>
          <table:table-cell office:value-type="float" office:value="0.306016454072" calcext:value-type="float">
            <text:p>0.3060164541</text:p>
          </table:table-cell>
          <table:table-cell office:value-type="float" office:value="0.0293766586499" calcext:value-type="float">
            <text:p>0.0293766586</text:p>
          </table:table-cell>
          <table:table-cell office:value-type="float" office:value="0.340684580324" calcext:value-type="float">
            <text:p>0.3406845803</text:p>
          </table:table-cell>
          <table:table-cell office:value-type="float" office:value="0.32736679443" calcext:value-type="float">
            <text:p>0.3273667944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2" calcext:value-type="float">
            <text:p>122</text:p>
          </table:table-cell>
          <table:table-cell office:value-type="float" office:value="-2" calcext:value-type="float">
            <text:p>-2</text:p>
          </table:table-cell>
          <table:table-cell office:value-type="float" office:value="0.347579572817" calcext:value-type="float">
            <text:p>0.3475795728</text:p>
          </table:table-cell>
          <table:table-cell office:value-type="float" office:value="0.344489741513" calcext:value-type="float">
            <text:p>0.3444897415</text:p>
          </table:table-cell>
          <table:table-cell office:value-type="float" office:value="0.364401217732" calcext:value-type="float">
            <text:p>0.3644012177</text:p>
          </table:table-cell>
          <table:table-cell office:value-type="float" office:value="0.517130830897" calcext:value-type="float">
            <text:p>0.5171308309</text:p>
          </table:table-cell>
          <table:table-cell office:value-type="float" office:value="0.219920901504" calcext:value-type="float">
            <text:p>0.2199209015</text:p>
          </table:table-cell>
          <table:table-cell office:value-type="float" office:value="0.909127738908" calcext:value-type="float">
            <text:p>0.9091277389</text:p>
          </table:table-cell>
          <table:table-cell office:value-type="float" office:value="0.334646858121" calcext:value-type="float">
            <text:p>0.3346468581</text:p>
          </table:table-cell>
          <table:table-cell office:value-type="float" office:value="0.713176351942" calcext:value-type="float">
            <text:p>0.7131763519</text:p>
          </table:table-cell>
          <table:table-cell office:value-type="float" office:value="5.01" calcext:value-type="float">
            <text:p>5.01</text:p>
          </table:table-cell>
          <table:table-cell office:value-type="float" office:value="2.05" calcext:value-type="float">
            <text:p>2.05</text:p>
          </table:table-cell>
          <table:table-cell office:value-type="float" office:value="1.14" calcext:value-type="float">
            <text:p>1.14</text:p>
          </table:table-cell>
          <table:table-cell office:value-type="float" office:value="-1.04" calcext:value-type="float">
            <text:p>-1.04</text:p>
          </table:table-cell>
          <table:table-cell office:value-type="float" office:value="0.05" calcext:value-type="float">
            <text:p>0.05</text:p>
          </table:table-cell>
          <table:table-cell office:value-type="float" office:value="0.17" calcext:value-type="float">
            <text:p>0.17</text:p>
          </table:table-cell>
          <table:table-cell office:value-type="float" office:value="0.546749418608" calcext:value-type="float">
            <text:p>0.5467494186</text:p>
          </table:table-cell>
          <table:table-cell office:value-type="float" office:value="-0.149641887276" calcext:value-type="float">
            <text:p>-0.1496418873</text:p>
          </table:table-cell>
          <table:table-cell office:value-type="float" office:value="0.588745518709" calcext:value-type="float">
            <text:p>0.5887455187</text:p>
          </table:table-cell>
          <table:table-cell office:value-type="float" office:value="0.147404115182" calcext:value-type="float">
            <text:p>0.1474041152</text:p>
          </table:table-cell>
          <table:table-cell office:value-type="float" office:value="0.310498084437" calcext:value-type="float">
            <text:p>0.3104980844</text:p>
          </table:table-cell>
          <table:table-cell office:value-type="float" office:value="0.0352508034998" calcext:value-type="float">
            <text:p>0.0352508035</text:p>
          </table:table-cell>
          <table:table-cell office:value-type="float" office:value="0.352494184537" calcext:value-type="float">
            <text:p>0.3524941845</text:p>
          </table:table-cell>
          <table:table-cell office:value-type="float" office:value="0.332296805958" calcext:value-type="float">
            <text:p>0.332296806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2" calcext:value-type="float">
            <text:p>122</text:p>
          </table:table-cell>
          <table:table-cell office:value-type="float" office:value="-3" calcext:value-type="float">
            <text:p>-3</text:p>
          </table:table-cell>
          <table:table-cell office:value-type="float" office:value="0.344870581825" calcext:value-type="float">
            <text:p>0.3448705818</text:p>
          </table:table-cell>
          <table:table-cell office:value-type="float" office:value="0.384397903182" calcext:value-type="float">
            <text:p>0.3843979032</text:p>
          </table:table-cell>
          <table:table-cell office:value-type="float" office:value="0.364128685061" calcext:value-type="float">
            <text:p>0.3641286851</text:p>
          </table:table-cell>
          <table:table-cell office:value-type="float" office:value="0.55712990246" calcext:value-type="float">
            <text:p>0.5571299025</text:p>
          </table:table-cell>
          <table:table-cell office:value-type="float" office:value="0.216861869455" calcext:value-type="float">
            <text:p>0.2168618695</text:p>
          </table:table-cell>
          <table:table-cell office:value-type="float" office:value="0.949010596415" calcext:value-type="float">
            <text:p>0.9490105964</text:p>
          </table:table-cell>
          <table:table-cell office:value-type="float" office:value="0.33324885003" calcext:value-type="float">
            <text:p>0.33324885</text:p>
          </table:table-cell>
          <table:table-cell office:value-type="float" office:value="0.753151914145" calcext:value-type="float">
            <text:p>0.7531519141</text:p>
          </table:table-cell>
          <table:table-cell office:value-type="float" office:value="4.95" calcext:value-type="float">
            <text:p>4.95</text:p>
          </table:table-cell>
          <table:table-cell office:value-type="float" office:value="2.05" calcext:value-type="float">
            <text:p>2.05</text:p>
          </table:table-cell>
          <table:table-cell office:value-type="float" office:value="1.15" calcext:value-type="float">
            <text:p>1.15</text:p>
          </table:table-cell>
          <table:table-cell office:value-type="float" office:value="-1.05" calcext:value-type="float">
            <text:p>-1.05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530391360886" calcext:value-type="float">
            <text:p>0.5303913609</text:p>
          </table:table-cell>
          <table:table-cell office:value-type="float" office:value="-0.100281843237" calcext:value-type="float">
            <text:p>-0.1002818432</text:p>
          </table:table-cell>
          <table:table-cell office:value-type="float" office:value="0.577604366372" calcext:value-type="float">
            <text:p>0.5776043664</text:p>
          </table:table-cell>
          <table:table-cell office:value-type="float" office:value="0.19597975082" calcext:value-type="float">
            <text:p>0.1959797508</text:p>
          </table:table-cell>
          <table:table-cell office:value-type="float" office:value="0.29742779701" calcext:value-type="float">
            <text:p>0.297427797</text:p>
          </table:table-cell>
          <table:table-cell office:value-type="float" office:value="0.0887366159318" calcext:value-type="float">
            <text:p>0.0887366159</text:p>
          </table:table-cell>
          <table:table-cell office:value-type="float" office:value="0.344640802497" calcext:value-type="float">
            <text:p>0.3446408025</text:p>
          </table:table-cell>
          <table:table-cell office:value-type="float" office:value="0.384998209988" calcext:value-type="float">
            <text:p>0.38499821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2" calcext:value-type="float">
            <text:p>122</text:p>
          </table:table-cell>
          <table:table-cell office:value-type="float" office:value="-4" calcext:value-type="float">
            <text:p>-4</text:p>
          </table:table-cell>
          <table:table-cell office:value-type="float" office:value="0.342919586399" calcext:value-type="float">
            <text:p>0.3429195864</text:p>
          </table:table-cell>
          <table:table-cell office:value-type="float" office:value="0.424350295061" calcext:value-type="float">
            <text:p>0.4243502951</text:p>
          </table:table-cell>
          <table:table-cell office:value-type="float" office:value="0.359570024637" calcext:value-type="float">
            <text:p>0.3595700246</text:p>
          </table:table-cell>
          <table:table-cell office:value-type="float" office:value="0.596869286139" calcext:value-type="float">
            <text:p>0.5968692861</text:p>
          </table:table-cell>
          <table:table-cell office:value-type="float" office:value="0.214783275963" calcext:value-type="float">
            <text:p>0.214783276</text:p>
          </table:table-cell>
          <table:table-cell office:value-type="float" office:value="0.98895655302" calcext:value-type="float">
            <text:p>0.988956553</text:p>
          </table:table-cell>
          <table:table-cell office:value-type="float" office:value="0.332534600231" calcext:value-type="float">
            <text:p>0.3325346002</text:p>
          </table:table-cell>
          <table:table-cell office:value-type="float" office:value="0.793145536726" calcext:value-type="float">
            <text:p>0.7931455367</text:p>
          </table:table-cell>
          <table:table-cell office:value-type="float" office:value="4.89" calcext:value-type="float">
            <text:p>4.89</text:p>
          </table:table-cell>
          <table:table-cell office:value-type="float" office:value="2.05" calcext:value-type="float">
            <text:p>2.05</text:p>
          </table:table-cell>
          <table:table-cell office:value-type="float" office:value="1.16" calcext:value-type="float">
            <text:p>1.16</text:p>
          </table:table-cell>
          <table:table-cell office:value-type="float" office:value="-1.06" calcext:value-type="float">
            <text:p>-1.06</text:p>
          </table:table-cell>
          <table:table-cell office:value-type="float" office:value="0.05" calcext:value-type="float">
            <text:p>0.05</text:p>
          </table:table-cell>
          <table:table-cell office:value-type="float" office:value="0.13" calcext:value-type="float">
            <text:p>0.13</text:p>
          </table:table-cell>
          <table:table-cell office:value-type="float" office:value="0.514033303163" calcext:value-type="float">
            <text:p>0.5140333032</text:p>
          </table:table-cell>
          <table:table-cell office:value-type="float" office:value="-0.0509217991977" calcext:value-type="float">
            <text:p>-0.0509217992</text:p>
          </table:table-cell>
          <table:table-cell office:value-type="float" office:value="0.567155846741" calcext:value-type="float">
            <text:p>0.5671558467</text:p>
          </table:table-cell>
          <table:table-cell office:value-type="float" office:value="0.244337401106" calcext:value-type="float">
            <text:p>0.2443374011</text:p>
          </table:table-cell>
          <table:table-cell office:value-type="float" office:value="0.284892606788" calcext:value-type="float">
            <text:p>0.2848926068</text:p>
          </table:table-cell>
          <table:table-cell office:value-type="float" office:value="0.142713273206" calcext:value-type="float">
            <text:p>0.1427132732</text:p>
          </table:table-cell>
          <table:table-cell office:value-type="float" office:value="0.338015150366" calcext:value-type="float">
            <text:p>0.3380151504</text:p>
          </table:table-cell>
          <table:table-cell office:value-type="float" office:value="0.437972473509" calcext:value-type="float">
            <text:p>0.4379724735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7" calcext:value-type="float">
            <text:p>117</text:p>
          </table:table-cell>
          <table:table-cell office:value-type="float" office:value="-1" calcext:value-type="float">
            <text:p>-1</text:p>
          </table:table-cell>
          <table:table-cell office:value-type="float" office:value="0.334523038466" calcext:value-type="float">
            <text:p>0.3345230385</text:p>
          </table:table-cell>
          <table:table-cell office:value-type="float" office:value="0.277216820236" calcext:value-type="float">
            <text:p>0.2772168202</text:p>
          </table:table-cell>
          <table:table-cell office:value-type="float" office:value="0.343661975428" calcext:value-type="float">
            <text:p>0.3436619754</text:p>
          </table:table-cell>
          <table:table-cell office:value-type="float" office:value="0.516867131897" calcext:value-type="float">
            <text:p>0.5168671319</text:p>
          </table:table-cell>
          <table:table-cell office:value-type="float" office:value="0.330389998841" calcext:value-type="float">
            <text:p>0.3303899988</text:p>
          </table:table-cell>
          <table:table-cell office:value-type="float" office:value="0.826206872386" calcext:value-type="float">
            <text:p>0.8262068724</text:p>
          </table:table-cell>
          <table:table-cell office:value-type="float" office:value="0.127612395006" calcext:value-type="float">
            <text:p>0.127612395</text:p>
          </table:table-cell>
          <table:table-cell office:value-type="float" office:value="0.825131312093" calcext:value-type="float">
            <text:p>0.8251313121</text:p>
          </table:table-cell>
          <table:table-cell office:value-type="float" office:value="4.77" calcext:value-type="float">
            <text:p>4.77</text:p>
          </table:table-cell>
          <table:table-cell office:value-type="float" office:value="2.05" calcext:value-type="float">
            <text:p>2.05</text:p>
          </table:table-cell>
          <table:table-cell office:value-type="float" office:value="1.18" calcext:value-type="float">
            <text:p>1.18</text:p>
          </table:table-cell>
          <table:table-cell office:value-type="float" office:value="-1.08" calcext:value-type="float">
            <text:p>-1.08</text:p>
          </table:table-cell>
          <table:table-cell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office:value-type="float" office:value="0.468809131957" calcext:value-type="float">
            <text:p>0.468809132</text:p>
          </table:table-cell>
          <table:table-cell office:value-type="float" office:value="-0.11159507298" calcext:value-type="float">
            <text:p>-0.111595073</text:p>
          </table:table-cell>
          <table:table-cell office:value-type="float" office:value="0.525776019007" calcext:value-type="float">
            <text:p>0.525776019</text:p>
          </table:table-cell>
          <table:table-cell office:value-type="float" office:value="0.182946560375" calcext:value-type="float">
            <text:p>0.1829465604</text:p>
          </table:table-cell>
          <table:table-cell office:value-type="float" office:value="0.242212038524" calcext:value-type="float">
            <text:p>0.2422120385</text:p>
          </table:table-cell>
          <table:table-cell office:value-type="float" office:value="0.0850105150581" calcext:value-type="float">
            <text:p>0.0850105151</text:p>
          </table:table-cell>
          <table:table-cell office:value-type="float" office:value="0.299178925575" calcext:value-type="float">
            <text:p>0.2991789256</text:p>
          </table:table-cell>
          <table:table-cell office:value-type="float" office:value="0.379552148414" calcext:value-type="float">
            <text:p>0.3795521484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7" calcext:value-type="float">
            <text:p>117</text:p>
          </table:table-cell>
          <table:table-cell office:value-type="float" office:value="-2" calcext:value-type="float">
            <text:p>-2</text:p>
          </table:table-cell>
          <table:table-cell office:value-type="float" office:value="0.329910921393" calcext:value-type="float">
            <text:p>0.3299109214</text:p>
          </table:table-cell>
          <table:table-cell office:value-type="float" office:value="0.31695003526" calcext:value-type="float">
            <text:p>0.3169500353</text:p>
          </table:table-cell>
          <table:table-cell office:value-type="float" office:value="0.341934734239" calcext:value-type="float">
            <text:p>0.3419347342</text:p>
          </table:table-cell>
          <table:table-cell office:value-type="float" office:value="0.556829822471" calcext:value-type="float">
            <text:p>0.5568298225</text:p>
          </table:table-cell>
          <table:table-cell office:value-type="float" office:value="0.329119537936" calcext:value-type="float">
            <text:p>0.3291195379</text:p>
          </table:table-cell>
          <table:table-cell office:value-type="float" office:value="0.866186691409" calcext:value-type="float">
            <text:p>0.8661866914</text:p>
          </table:table-cell>
          <table:table-cell office:value-type="float" office:value="0.124549356299" calcext:value-type="float">
            <text:p>0.1245493563</text:p>
          </table:table-cell>
          <table:table-cell office:value-type="float" office:value="0.865013862085" calcext:value-type="float">
            <text:p>0.8650138621</text:p>
          </table:table-cell>
          <table:table-cell office:value-type="float" office:value="4.71" calcext:value-type="float">
            <text:p>4.71</text:p>
          </table:table-cell>
          <table:table-cell office:value-type="float" office:value="2.05" calcext:value-type="float">
            <text:p>2.05</text:p>
          </table:table-cell>
          <table:table-cell office:value-type="float" office:value="1.19" calcext:value-type="float">
            <text:p>1.19</text:p>
          </table:table-cell>
          <table:table-cell office:value-type="float" office:value="-1.09" calcext:value-type="float">
            <text:p>-1.09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456980513803" calcext:value-type="float">
            <text:p>0.4569805138</text:p>
          </table:table-cell>
          <table:table-cell office:value-type="float" office:value="-0.0609582899804" calcext:value-type="float">
            <text:p>-0.06095829</text:p>
          </table:table-cell>
          <table:table-cell office:value-type="float" office:value="0.516355038704" calcext:value-type="float">
            <text:p>0.5163550387</text:p>
          </table:table-cell>
          <table:table-cell office:value-type="float" office:value="0.233107460818" calcext:value-type="float">
            <text:p>0.2331074608</text:p>
          </table:table-cell>
          <table:table-cell office:value-type="float" office:value="0.231999365679" calcext:value-type="float">
            <text:p>0.2319993657</text:p>
          </table:table-cell>
          <table:table-cell office:value-type="float" office:value="0.137494432321" calcext:value-type="float">
            <text:p>0.1374944323</text:p>
          </table:table-cell>
          <table:table-cell office:value-type="float" office:value="0.29137389058" calcext:value-type="float">
            <text:p>0.2913738906</text:p>
          </table:table-cell>
          <table:table-cell office:value-type="float" office:value="0.431560183119" calcext:value-type="float">
            <text:p>0.4315601831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7" calcext:value-type="float">
            <text:p>117</text:p>
          </table:table-cell>
          <table:table-cell office:value-type="float" office:value="-3" calcext:value-type="float">
            <text:p>-3</text:p>
          </table:table-cell>
          <table:table-cell office:value-type="float" office:value="0.330350328511" calcext:value-type="float">
            <text:p>0.3303503285</text:p>
          </table:table-cell>
          <table:table-cell office:value-type="float" office:value="0.356947621704" calcext:value-type="float">
            <text:p>0.3569476217</text:p>
          </table:table-cell>
          <table:table-cell office:value-type="float" office:value="0.341290234276" calcext:value-type="float">
            <text:p>0.3412902343</text:p>
          </table:table-cell>
          <table:table-cell office:value-type="float" office:value="0.596824629881" calcext:value-type="float">
            <text:p>0.5968246299</text:p>
          </table:table-cell>
          <table:table-cell office:value-type="float" office:value="0.328354835611" calcext:value-type="float">
            <text:p>0.3283548356</text:p>
          </table:table-cell>
          <table:table-cell office:value-type="float" office:value="0.90617938112" calcext:value-type="float">
            <text:p>0.9061793811</text:p>
          </table:table-cell>
          <table:table-cell office:value-type="float" office:value="0.124710006325" calcext:value-type="float">
            <text:p>0.1247100063</text:p>
          </table:table-cell>
          <table:table-cell office:value-type="float" office:value="0.905013539479" calcext:value-type="float">
            <text:p>0.9050135395</text:p>
          </table:table-cell>
          <table:table-cell office:value-type="float" office:value="4.65" calcext:value-type="float">
            <text:p>4.65</text:p>
          </table:table-cell>
          <table:table-cell office:value-type="float" office:value="2.05" calcext:value-type="float">
            <text:p>2.05</text:p>
          </table:table-cell>
          <table:table-cell office:value-type="float" office:value="1.2" calcext:value-type="float">
            <text:p>1.2</text:p>
          </table:table-cell>
          <table:table-cell office:value-type="float" office:value="-1.1" calcext:value-type="float">
            <text:p>-1.1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445151895649" calcext:value-type="float">
            <text:p>0.4451518956</text:p>
          </table:table-cell>
          <table:table-cell office:value-type="float" office:value="-0.0103215069805" calcext:value-type="float">
            <text:p>-0.010321507</text:p>
          </table:table-cell>
          <table:table-cell office:value-type="float" office:value="0.51080801866" calcext:value-type="float">
            <text:p>0.5108080187</text:p>
          </table:table-cell>
          <table:table-cell office:value-type="float" office:value="0.282405795318" calcext:value-type="float">
            <text:p>0.2824057953</text:p>
          </table:table-cell>
          <table:table-cell office:value-type="float" office:value="0.224470676982" calcext:value-type="float">
            <text:p>0.224470677</text:p>
          </table:table-cell>
          <table:table-cell office:value-type="float" office:value="0.19290201461" calcext:value-type="float">
            <text:p>0.1929020146</text:p>
          </table:table-cell>
          <table:table-cell office:value-type="float" office:value="0.290126799993" calcext:value-type="float">
            <text:p>0.2901268</text:p>
          </table:table-cell>
          <table:table-cell office:value-type="float" office:value="0.485629316909" calcext:value-type="float">
            <text:p>0.4856293169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7" calcext:value-type="float">
            <text:p>117</text:p>
          </table:table-cell>
          <table:table-cell office:value-type="float" office:value="-4" calcext:value-type="float">
            <text:p>-4</text:p>
          </table:table-cell>
          <table:table-cell office:value-type="float" office:value="0.327462517842" calcext:value-type="float">
            <text:p>0.3274625178</text:p>
          </table:table-cell>
          <table:table-cell office:value-type="float" office:value="0.396843242385" calcext:value-type="float">
            <text:p>0.3968432424</text:p>
          </table:table-cell>
          <table:table-cell office:value-type="float" office:value="0.340629824791" calcext:value-type="float">
            <text:p>0.3406298248</text:p>
          </table:table-cell>
          <table:table-cell office:value-type="float" office:value="0.636819177751" calcext:value-type="float">
            <text:p>0.6368191778</text:p>
          </table:table-cell>
          <table:table-cell office:value-type="float" office:value="0.328106378377" calcext:value-type="float">
            <text:p>0.3281063784</text:p>
          </table:table-cell>
          <table:table-cell office:value-type="float" office:value="0.946178609475" calcext:value-type="float">
            <text:p>0.9461786095</text:p>
          </table:table-cell>
          <table:table-cell office:value-type="float" office:value="0.124874408783" calcext:value-type="float">
            <text:p>0.1248744088</text:p>
          </table:table-cell>
          <table:table-cell office:value-type="float" office:value="0.945013201625" calcext:value-type="float">
            <text:p>0.9450132016</text:p>
          </table:table-cell>
          <table:table-cell office:value-type="float" office:value="4.59" calcext:value-type="float">
            <text:p>4.59</text:p>
          </table:table-cell>
          <table:table-cell office:value-type="float" office:value="2.05" calcext:value-type="float">
            <text:p>2.05</text:p>
          </table:table-cell>
          <table:table-cell office:value-type="float" office:value="1.21" calcext:value-type="float">
            <text:p>1.21</text:p>
          </table:table-cell>
          <table:table-cell office:value-type="float" office:value="-1.11" calcext:value-type="float">
            <text:p>-1.11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433323277496" calcext:value-type="float">
            <text:p>0.4333232775</text:p>
          </table:table-cell>
          <table:table-cell office:value-type="float" office:value="0.0403152760193" calcext:value-type="float">
            <text:p>0.040315276</text:p>
          </table:table-cell>
          <table:table-cell office:value-type="float" office:value="0.503167079839" calcext:value-type="float">
            <text:p>0.5031670798</text:p>
          </table:table-cell>
          <table:table-cell office:value-type="float" office:value="0.332071755423" calcext:value-type="float">
            <text:p>0.3320717554</text:p>
          </table:table-cell>
          <table:table-cell office:value-type="float" office:value="0.215576655785" calcext:value-type="float">
            <text:p>0.2155766558</text:p>
          </table:table-cell>
          <table:table-cell office:value-type="float" office:value="0.246680022848" calcext:value-type="float">
            <text:p>0.2466800228</text:p>
          </table:table-cell>
          <table:table-cell office:value-type="float" office:value="0.285420458128" calcext:value-type="float">
            <text:p>0.2854204581</text:p>
          </table:table-cell>
          <table:table-cell office:value-type="float" office:value="0.538436502252" calcext:value-type="float">
            <text:p>0.5384365023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2" calcext:value-type="float">
            <text:p>112</text:p>
          </table:table-cell>
          <table:table-cell office:value-type="float" office:value="-1" calcext:value-type="float">
            <text:p>-1</text:p>
          </table:table-cell>
          <table:table-cell office:value-type="float" office:value="0.32647875383" calcext:value-type="float">
            <text:p>0.3264787538</text:p>
          </table:table-cell>
          <table:table-cell office:value-type="float" office:value="0.169350579611" calcext:value-type="float">
            <text:p>0.1693505796</text:p>
          </table:table-cell>
          <table:table-cell office:value-type="float" office:value="0.346356423794" calcext:value-type="float">
            <text:p>0.3463564238</text:p>
          </table:table-cell>
          <table:table-cell office:value-type="float" office:value="0.412889795448" calcext:value-type="float">
            <text:p>0.4128897954</text:p>
          </table:table-cell>
          <table:table-cell office:value-type="float" office:value="0.329308376004" calcext:value-type="float">
            <text:p>0.329308376</text:p>
          </table:table-cell>
          <table:table-cell office:value-type="float" office:value="0.656035229273" calcext:value-type="float">
            <text:p>0.6560352293</text:p>
          </table:table-cell>
          <table:table-cell office:value-type="float" office:value="0.139571475141" calcext:value-type="float">
            <text:p>0.1395714751</text:p>
          </table:table-cell>
          <table:table-cell office:value-type="float" office:value="0.683398966832" calcext:value-type="float">
            <text:p>0.6833989668</text:p>
          </table:table-cell>
          <table:table-cell office:value-type="float" office:value="4.47" calcext:value-type="float">
            <text:p>4.47</text:p>
          </table:table-cell>
          <table:table-cell office:value-type="float" office:value="2.05" calcext:value-type="float">
            <text:p>2.05</text:p>
          </table:table-cell>
          <table:table-cell office:value-type="float" office:value="1.23" calcext:value-type="float">
            <text:p>1.23</text:p>
          </table:table-cell>
          <table:table-cell office:value-type="float" office:value="-1.13" calcext:value-type="float">
            <text:p>-1.13</text:p>
          </table:table-cell>
          <table:table-cell office:value-type="float" office:value="0.05" calcext:value-type="float">
            <text:p>0.05</text:p>
          </table:table-cell>
          <table:table-cell office:value-type="float" office:value="-0.01" calcext:value-type="float">
            <text:p>-0.01</text:p>
          </table:table-cell>
          <table:table-cell office:value-type="float" office:value="0.433162459652" calcext:value-type="float">
            <text:p>0.4331624597</text:p>
          </table:table-cell>
          <table:table-cell office:value-type="float" office:value="-0.28147481493" calcext:value-type="float">
            <text:p>-0.2814748149</text:p>
          </table:table-cell>
          <table:table-cell office:value-type="float" office:value="0.519302345423" calcext:value-type="float">
            <text:p>0.5193023454</text:p>
          </table:table-cell>
          <table:table-cell office:value-type="float" office:value="0.00589240672132" calcext:value-type="float">
            <text:p>0.0058924067</text:p>
          </table:table-cell>
          <table:table-cell office:value-type="float" office:value="0.227365088373" calcext:value-type="float">
            <text:p>0.2273650884</text:p>
          </table:table-cell>
          <table:table-cell office:value-type="float" office:value="-0.0631918747474" calcext:value-type="float">
            <text:p>-0.0631918747</text:p>
          </table:table-cell>
          <table:table-cell office:value-type="float" office:value="0.313504974144" calcext:value-type="float">
            <text:p>0.3135049741</text:p>
          </table:table-cell>
          <table:table-cell office:value-type="float" office:value="0.224175346904" calcext:value-type="float">
            <text:p>0.2241753469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2" calcext:value-type="float">
            <text:p>112</text:p>
          </table:table-cell>
          <table:table-cell office:value-type="float" office:value="-2" calcext:value-type="float">
            <text:p>-2</text:p>
          </table:table-cell>
          <table:table-cell office:value-type="float" office:value="0.324880126706" calcext:value-type="float">
            <text:p>0.3248801267</text:p>
          </table:table-cell>
          <table:table-cell office:value-type="float" office:value="0.209318621736" calcext:value-type="float">
            <text:p>0.2093186217</text:p>
          </table:table-cell>
          <table:table-cell office:value-type="float" office:value="0.34562100205" calcext:value-type="float">
            <text:p>0.3456210021</text:p>
          </table:table-cell>
          <table:table-cell office:value-type="float" office:value="0.452883034313" calcext:value-type="float">
            <text:p>0.4528830343</text:p>
          </table:table-cell>
          <table:table-cell office:value-type="float" office:value="0.331886174847" calcext:value-type="float">
            <text:p>0.3318861748</text:p>
          </table:table-cell>
          <table:table-cell office:value-type="float" office:value="0.695952079764" calcext:value-type="float">
            <text:p>0.6959520798</text:p>
          </table:table-cell>
          <table:table-cell office:value-type="float" office:value="0.139312977395" calcext:value-type="float">
            <text:p>0.1393129774</text:p>
          </table:table-cell>
          <table:table-cell office:value-type="float" office:value="0.72339813156" calcext:value-type="float">
            <text:p>0.7233981316</text:p>
          </table:table-cell>
          <table:table-cell office:value-type="float" office:value="4.41" calcext:value-type="float">
            <text:p>4.41</text:p>
          </table:table-cell>
          <table:table-cell office:value-type="float" office:value="2.05" calcext:value-type="float">
            <text:p>2.05</text:p>
          </table:table-cell>
          <table:table-cell office:value-type="float" office:value="1.24" calcext:value-type="float">
            <text:p>1.24</text:p>
          </table:table-cell>
          <table:table-cell office:value-type="float" office:value="-1.14" calcext:value-type="float">
            <text:p>-1.14</text:p>
          </table:table-cell>
          <table:table-cell office:value-type="float" office:value="0.05" calcext:value-type="float">
            <text:p>0.05</text:p>
          </table:table-cell>
          <table:table-cell office:value-type="float" office:value="-0.03" calcext:value-type="float">
            <text:p>-0.03</text:p>
          </table:table-cell>
          <table:table-cell office:value-type="float" office:value="0.429553416239" calcext:value-type="float">
            <text:p>0.4295534162</text:p>
          </table:table-cell>
          <table:table-cell office:value-type="float" office:value="-0.229600208371" calcext:value-type="float">
            <text:p>-0.2296002084</text:p>
          </table:table-cell>
          <table:table-cell office:value-type="float" office:value="0.515192939638" calcext:value-type="float">
            <text:p>0.5151929396</text:p>
          </table:table-cell>
          <table:table-cell office:value-type="float" office:value="0.0579165251112" calcext:value-type="float">
            <text:p>0.0579165251</text:p>
          </table:table-cell>
          <table:table-cell office:value-type="float" office:value="0.22337638273" calcext:value-type="float">
            <text:p>0.2233763827</text:p>
          </table:table-cell>
          <table:table-cell office:value-type="float" office:value="-0.0116758387987" calcext:value-type="float">
            <text:p>-0.0116758388</text:p>
          </table:table-cell>
          <table:table-cell office:value-type="float" office:value="0.309015906129" calcext:value-type="float">
            <text:p>0.3090159061</text:p>
          </table:table-cell>
          <table:table-cell office:value-type="float" office:value="0.275840894683" calcext:value-type="float">
            <text:p>0.2758408947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2" calcext:value-type="float">
            <text:p>112</text:p>
          </table:table-cell>
          <table:table-cell office:value-type="float" office:value="-3" calcext:value-type="float">
            <text:p>-3</text:p>
          </table:table-cell>
          <table:table-cell office:value-type="float" office:value="0.324078947116" calcext:value-type="float">
            <text:p>0.3240789471</text:p>
          </table:table-cell>
          <table:table-cell office:value-type="float" office:value="0.249310597322" calcext:value-type="float">
            <text:p>0.2493105973</text:p>
          </table:table-cell>
          <table:table-cell office:value-type="float" office:value="0.344800331204" calcext:value-type="float">
            <text:p>0.3448003312</text:p>
          </table:table-cell>
          <table:table-cell office:value-type="float" office:value="0.492874614669" calcext:value-type="float">
            <text:p>0.4928746147</text:p>
          </table:table-cell>
          <table:table-cell office:value-type="float" office:value="0.32994109369" calcext:value-type="float">
            <text:p>0.3299410937</text:p>
          </table:table-cell>
          <table:table-cell office:value-type="float" office:value="0.735904760016" calcext:value-type="float">
            <text:p>0.73590476</text:p>
          </table:table-cell>
          <table:table-cell office:value-type="float" office:value="0.136857132677" calcext:value-type="float">
            <text:p>0.1368571327</text:p>
          </table:table-cell>
          <table:table-cell office:value-type="float" office:value="0.763322670715" calcext:value-type="float">
            <text:p>0.7633226707</text:p>
          </table:table-cell>
          <table:table-cell office:value-type="float" office:value="4.35" calcext:value-type="float">
            <text:p>4.35</text:p>
          </table:table-cell>
          <table:table-cell office:value-type="float" office:value="2.05" calcext:value-type="float">
            <text:p>2.05</text:p>
          </table:table-cell>
          <table:table-cell office:value-type="float" office:value="1.25" calcext:value-type="float">
            <text:p>1.25</text:p>
          </table:table-cell>
          <table:table-cell office:value-type="float" office:value="-1.15" calcext:value-type="float">
            <text:p>-1.15</text:p>
          </table:table-cell>
          <table:table-cell office:value-type="float" office:value="0.05" calcext:value-type="float">
            <text:p>0.05</text:p>
          </table:table-cell>
          <table:table-cell office:value-type="float" office:value="-0.05" calcext:value-type="float">
            <text:p>-0.05</text:p>
          </table:table-cell>
          <table:table-cell office:value-type="float" office:value="0.429553416239" calcext:value-type="float">
            <text:p>0.4295534162</text:p>
          </table:table-cell>
          <table:table-cell office:value-type="float" office:value="-0.229600208371" calcext:value-type="float">
            <text:p>-0.2296002084</text:p>
          </table:table-cell>
          <table:table-cell office:value-type="float" office:value="0.520162376697" calcext:value-type="float">
            <text:p>0.5201623767</text:p>
          </table:table-cell>
          <table:table-cell office:value-type="float" office:value="0.0563893303974" calcext:value-type="float">
            <text:p>0.0563893304</text:p>
          </table:table-cell>
          <table:table-cell office:value-type="float" office:value="0.227183690678" calcext:value-type="float">
            <text:p>0.2271836907</text:p>
          </table:table-cell>
          <table:table-cell office:value-type="float" office:value="-0.00813577741985" calcext:value-type="float">
            <text:p>-0.0081357774</text:p>
          </table:table-cell>
          <table:table-cell office:value-type="float" office:value="0.317792651136" calcext:value-type="float">
            <text:p>0.3177926511</text:p>
          </table:table-cell>
          <table:table-cell office:value-type="float" office:value="0.277853761348" calcext:value-type="float">
            <text:p>0.2778537613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2" calcext:value-type="float">
            <text:p>112</text:p>
          </table:table-cell>
          <table:table-cell office:value-type="float" office:value="-4" calcext:value-type="float">
            <text:p>-4</text:p>
          </table:table-cell>
          <table:table-cell office:value-type="float" office:value="0.323341204781" calcext:value-type="float">
            <text:p>0.3233412048</text:p>
          </table:table-cell>
          <table:table-cell office:value-type="float" office:value="0.289303793446" calcext:value-type="float">
            <text:p>0.2893037934</text:p>
          </table:table-cell>
          <table:table-cell office:value-type="float" office:value="0.343343582572" calcext:value-type="float">
            <text:p>0.3433435826</text:p>
          </table:table-cell>
          <table:table-cell office:value-type="float" office:value="0.53284807941" calcext:value-type="float">
            <text:p>0.5328480794</text:p>
          </table:table-cell>
          <table:table-cell office:value-type="float" office:value="0.330253799117" calcext:value-type="float">
            <text:p>0.3302537991</text:p>
          </table:table-cell>
          <table:table-cell office:value-type="float" office:value="0.775903537688" calcext:value-type="float">
            <text:p>0.7759035377</text:p>
          </table:table-cell>
          <table:table-cell office:value-type="float" office:value="0.140702743295" calcext:value-type="float">
            <text:p>0.1407027433</text:p>
          </table:table-cell>
          <table:table-cell office:value-type="float" office:value="0.803137382555" calcext:value-type="float">
            <text:p>0.8031373826</text:p>
          </table:table-cell>
          <table:table-cell office:value-type="float" office:value="4.29" calcext:value-type="float">
            <text:p>4.29</text:p>
          </table:table-cell>
          <table:table-cell office:value-type="float" office:value="2.05" calcext:value-type="float">
            <text:p>2.05</text:p>
          </table:table-cell>
          <table:table-cell office:value-type="float" office:value="1.26" calcext:value-type="float">
            <text:p>1.26</text:p>
          </table:table-cell>
          <table:table-cell office:value-type="float" office:value="-1.16" calcext:value-type="float">
            <text:p>-1.16</text:p>
          </table:table-cell>
          <table:table-cell office:value-type="float" office:value="0.05" calcext:value-type="float">
            <text:p>0.05</text:p>
          </table:table-cell>
          <table:table-cell office:value-type="float" office:value="-0.07" calcext:value-type="float">
            <text:p>-0.07</text:p>
          </table:table-cell>
          <table:table-cell office:value-type="float" office:value="0.425944372826" calcext:value-type="float">
            <text:p>0.4259443728</text:p>
          </table:table-cell>
          <table:table-cell office:value-type="float" office:value="-0.177725601812" calcext:value-type="float">
            <text:p>-0.1777256018</text:p>
          </table:table-cell>
          <table:table-cell office:value-type="float" office:value="0.516702008973" calcext:value-type="float">
            <text:p>0.516702009</text:p>
          </table:table-cell>
          <table:table-cell office:value-type="float" office:value="0.10821679008" calcext:value-type="float">
            <text:p>0.1082167901</text:p>
          </table:table-cell>
          <table:table-cell office:value-type="float" office:value="0.223689815502" calcext:value-type="float">
            <text:p>0.2236898155</text:p>
          </table:table-cell>
          <table:table-cell office:value-type="float" office:value="0.043844012625" calcext:value-type="float">
            <text:p>0.0438440126</text:p>
          </table:table-cell>
          <table:table-cell office:value-type="float" office:value="0.314447451649" calcext:value-type="float">
            <text:p>0.3144474516</text:p>
          </table:table-cell>
          <table:table-cell office:value-type="float" office:value="0.329786404517" calcext:value-type="float">
            <text:p>0.3297864045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7" calcext:value-type="float">
            <text:p>117</text:p>
          </table:table-cell>
          <table:table-cell office:value-type="float" office:value="-1" calcext:value-type="float">
            <text:p>-1</text:p>
          </table:table-cell>
          <table:table-cell office:value-type="float" office:value="0.339673821521" calcext:value-type="float">
            <text:p>0.3396738215</text:p>
          </table:table-cell>
          <table:table-cell office:value-type="float" office:value="0.244873448032" calcext:value-type="float">
            <text:p>0.244873448</text:p>
          </table:table-cell>
          <table:table-cell office:value-type="float" office:value="0.367364344789" calcext:value-type="float">
            <text:p>0.3673643448</text:p>
          </table:table-cell>
          <table:table-cell office:value-type="float" office:value="0.381856146668" calcext:value-type="float">
            <text:p>0.3818561467</text:p>
          </table:table-cell>
          <table:table-cell office:value-type="float" office:value="0.334300378985" calcext:value-type="float">
            <text:p>0.334300379</text:p>
          </table:table-cell>
          <table:table-cell office:value-type="float" office:value="0.635163976492" calcext:value-type="float">
            <text:p>0.6351639765</text:p>
          </table:table-cell>
          <table:table-cell office:value-type="float" office:value="0.139838906769" calcext:value-type="float">
            <text:p>0.1398389068</text:p>
          </table:table-cell>
          <table:table-cell office:value-type="float" office:value="0.625415940189" calcext:value-type="float">
            <text:p>0.6254159402</text:p>
          </table:table-cell>
          <table:table-cell office:value-type="float" office:value="4.77" calcext:value-type="float">
            <text:p>4.77</text:p>
          </table:table-cell>
          <table:table-cell office:value-type="float" office:value="2.05" calcext:value-type="float">
            <text:p>2.05</text:p>
          </table:table-cell>
          <table:table-cell office:value-type="float" office:value="1.18" calcext:value-type="float">
            <text:p>1.18</text:p>
          </table:table-cell>
          <table:table-cell office:value-type="float" office:value="-1.08" calcext:value-type="float">
            <text:p>-1.08</text:p>
          </table:table-cell>
          <table:table-cell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office:value-type="float" office:value="0.4985474613" calcext:value-type="float">
            <text:p>0.4985474613</text:p>
          </table:table-cell>
          <table:table-cell office:value-type="float" office:value="-0.279101730485" calcext:value-type="float">
            <text:p>-0.2791017305</text:p>
          </table:table-cell>
          <table:table-cell office:value-type="float" office:value="0.566707356272" calcext:value-type="float">
            <text:p>0.5667073563</text:p>
          </table:table-cell>
          <table:table-cell office:value-type="float" office:value="0.0130527298907" calcext:value-type="float">
            <text:p>0.0130527299</text:p>
          </table:table-cell>
          <table:table-cell office:value-type="float" office:value="0.279614224272" calcext:value-type="float">
            <text:p>0.2796142243</text:p>
          </table:table-cell>
          <table:table-cell office:value-type="float" office:value="-0.0739962997318" calcext:value-type="float">
            <text:p>-0.0739962997</text:p>
          </table:table-cell>
          <table:table-cell office:value-type="float" office:value="0.347774119244" calcext:value-type="float">
            <text:p>0.3477741192</text:p>
          </table:table-cell>
          <table:table-cell office:value-type="float" office:value="0.218158160644" calcext:value-type="float">
            <text:p>0.2181581606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7" calcext:value-type="float">
            <text:p>117</text:p>
          </table:table-cell>
          <table:table-cell office:value-type="float" office:value="-2" calcext:value-type="float">
            <text:p>-2</text:p>
          </table:table-cell>
          <table:table-cell office:value-type="float" office:value="0.337118523151" calcext:value-type="float">
            <text:p>0.3371185232</text:p>
          </table:table-cell>
          <table:table-cell office:value-type="float" office:value="0.284791745219" calcext:value-type="float">
            <text:p>0.2847917452</text:p>
          </table:table-cell>
          <table:table-cell office:value-type="float" office:value="0.357055159931" calcext:value-type="float">
            <text:p>0.3570551599</text:p>
          </table:table-cell>
          <table:table-cell office:value-type="float" office:value="0.420504829797" calcext:value-type="float">
            <text:p>0.4205048298</text:p>
          </table:table-cell>
          <table:table-cell office:value-type="float" office:value="0.331289774382" calcext:value-type="float">
            <text:p>0.3312897744</text:p>
          </table:table-cell>
          <table:table-cell office:value-type="float" office:value="0.675050518833" calcext:value-type="float">
            <text:p>0.6750505188</text:p>
          </table:table-cell>
          <table:table-cell office:value-type="float" office:value="0.142076989215" calcext:value-type="float">
            <text:p>0.1420769892</text:p>
          </table:table-cell>
          <table:table-cell office:value-type="float" office:value="0.665353278445" calcext:value-type="float">
            <text:p>0.6653532784</text:p>
          </table:table-cell>
          <table:table-cell office:value-type="float" office:value="4.71" calcext:value-type="float">
            <text:p>4.71</text:p>
          </table:table-cell>
          <table:table-cell office:value-type="float" office:value="2.05" calcext:value-type="float">
            <text:p>2.05</text:p>
          </table:table-cell>
          <table:table-cell office:value-type="float" office:value="1.19" calcext:value-type="float">
            <text:p>1.19</text:p>
          </table:table-cell>
          <table:table-cell office:value-type="float" office:value="-1.09" calcext:value-type="float">
            <text:p>-1.09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488006999708" calcext:value-type="float">
            <text:p>0.4880069997</text:p>
          </table:table-cell>
          <table:table-cell office:value-type="float" office:value="-0.228181217237" calcext:value-type="float">
            <text:p>-0.2281812172</text:p>
          </table:table-cell>
          <table:table-cell office:value-type="float" office:value="0.558595499829" calcext:value-type="float">
            <text:p>0.5585954998</text:p>
          </table:table-cell>
          <table:table-cell office:value-type="float" office:value="0.0633959829185" calcext:value-type="float">
            <text:p>0.0633959829</text:p>
          </table:table-cell>
          <table:table-cell office:value-type="float" office:value="0.270787987269" calcext:value-type="float">
            <text:p>0.2707879873</text:p>
          </table:table-cell>
          <table:table-cell office:value-type="float" office:value="-0.0212611828389" calcext:value-type="float">
            <text:p>-0.0212611828</text:p>
          </table:table-cell>
          <table:table-cell office:value-type="float" office:value="0.341376487391" calcext:value-type="float">
            <text:p>0.3413764874</text:p>
          </table:table-cell>
          <table:table-cell office:value-type="float" office:value="0.270316017317" calcext:value-type="float">
            <text:p>0.2703160173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7" calcext:value-type="float">
            <text:p>117</text:p>
          </table:table-cell>
          <table:table-cell office:value-type="float" office:value="-3" calcext:value-type="float">
            <text:p>-3</text:p>
          </table:table-cell>
          <table:table-cell office:value-type="float" office:value="0.335253333972" calcext:value-type="float">
            <text:p>0.335253334</text:p>
          </table:table-cell>
          <table:table-cell office:value-type="float" office:value="0.324748234921" calcext:value-type="float">
            <text:p>0.3247482349</text:p>
          </table:table-cell>
          <table:table-cell office:value-type="float" office:value="0.361234572862" calcext:value-type="float">
            <text:p>0.3612345729</text:p>
          </table:table-cell>
          <table:table-cell office:value-type="float" office:value="0.460285886942" calcext:value-type="float">
            <text:p>0.4602858869</text:p>
          </table:table-cell>
          <table:table-cell office:value-type="float" office:value="0.330766343423" calcext:value-type="float">
            <text:p>0.3307663434</text:p>
          </table:table-cell>
          <table:table-cell office:value-type="float" office:value="0.715047093937" calcext:value-type="float">
            <text:p>0.7150470939</text:p>
          </table:table-cell>
          <table:table-cell office:value-type="float" office:value="0.139061279691" calcext:value-type="float">
            <text:p>0.1390612797</text:p>
          </table:table-cell>
          <table:table-cell office:value-type="float" office:value="0.705239435142" calcext:value-type="float">
            <text:p>0.7052394351</text:p>
          </table:table-cell>
          <table:table-cell office:value-type="float" office:value="4.65" calcext:value-type="float">
            <text:p>4.65</text:p>
          </table:table-cell>
          <table:table-cell office:value-type="float" office:value="2.05" calcext:value-type="float">
            <text:p>2.05</text:p>
          </table:table-cell>
          <table:table-cell office:value-type="float" office:value="1.2" calcext:value-type="float">
            <text:p>1.2</text:p>
          </table:table-cell>
          <table:table-cell office:value-type="float" office:value="-1.1" calcext:value-type="float">
            <text:p>-1.1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488006999708" calcext:value-type="float">
            <text:p>0.4880069997</text:p>
          </table:table-cell>
          <table:table-cell office:value-type="float" office:value="-0.228181217237" calcext:value-type="float">
            <text:p>-0.2281812172</text:p>
          </table:table-cell>
          <table:table-cell office:value-type="float" office:value="0.56340748125" calcext:value-type="float">
            <text:p>0.5634074813</text:p>
          </table:table-cell>
          <table:table-cell office:value-type="float" office:value="0.0621888352531" calcext:value-type="float">
            <text:p>0.0621888353</text:p>
          </table:table-cell>
          <table:table-cell office:value-type="float" office:value="0.274239398524" calcext:value-type="float">
            <text:p>0.2742393985</text:p>
          </table:table-cell>
          <table:table-cell office:value-type="float" office:value="-0.0176974585185" calcext:value-type="float">
            <text:p>-0.0176974585</text:p>
          </table:table-cell>
          <table:table-cell office:value-type="float" office:value="0.349639880067" calcext:value-type="float">
            <text:p>0.3496398801</text:p>
          </table:table-cell>
          <table:table-cell office:value-type="float" office:value="0.272672593972" calcext:value-type="float">
            <text:p>0.272672594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7" calcext:value-type="float">
            <text:p>117</text:p>
          </table:table-cell>
          <table:table-cell office:value-type="float" office:value="-4" calcext:value-type="float">
            <text:p>-4</text:p>
          </table:table-cell>
          <table:table-cell office:value-type="float" office:value="0.333515429534" calcext:value-type="float">
            <text:p>0.3335154295</text:p>
          </table:table-cell>
          <table:table-cell office:value-type="float" office:value="0.364710463189" calcext:value-type="float">
            <text:p>0.3647104632</text:p>
          </table:table-cell>
          <table:table-cell office:value-type="float" office:value="0.37472732635" calcext:value-type="float">
            <text:p>0.3747273264</text:p>
          </table:table-cell>
          <table:table-cell office:value-type="float" office:value="0.497941505424" calcext:value-type="float">
            <text:p>0.4979415054</text:p>
          </table:table-cell>
          <table:table-cell office:value-type="float" office:value="0.33026366023" calcext:value-type="float">
            <text:p>0.3302636602</text:p>
          </table:table-cell>
          <table:table-cell office:value-type="float" office:value="0.755043935183" calcext:value-type="float">
            <text:p>0.7550439352</text:p>
          </table:table-cell>
          <table:table-cell office:value-type="float" office:value="0.13631648456" calcext:value-type="float">
            <text:p>0.1363164846</text:p>
          </table:table-cell>
          <table:table-cell office:value-type="float" office:value="0.745145150267" calcext:value-type="float">
            <text:p>0.7451451503</text:p>
          </table:table-cell>
          <table:table-cell office:value-type="float" office:value="4.59" calcext:value-type="float">
            <text:p>4.59</text:p>
          </table:table-cell>
          <table:table-cell office:value-type="float" office:value="2.05" calcext:value-type="float">
            <text:p>2.05</text:p>
          </table:table-cell>
          <table:table-cell office:value-type="float" office:value="1.21" calcext:value-type="float">
            <text:p>1.21</text:p>
          </table:table-cell>
          <table:table-cell office:value-type="float" office:value="-1.11" calcext:value-type="float">
            <text:p>-1.11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477466538116" calcext:value-type="float">
            <text:p>0.4774665381</text:p>
          </table:table-cell>
          <table:table-cell office:value-type="float" office:value="-0.177260703989" calcext:value-type="float">
            <text:p>-0.177260704</text:p>
          </table:table-cell>
          <table:table-cell office:value-type="float" office:value="0.555745798894" calcext:value-type="float">
            <text:p>0.5557457989</text:p>
          </table:table-cell>
          <table:table-cell office:value-type="float" office:value="0.112346542695" calcext:value-type="float">
            <text:p>0.1123465427</text:p>
          </table:table-cell>
          <table:table-cell office:value-type="float" office:value="0.265798935756" calcext:value-type="float">
            <text:p>0.2657989358</text:p>
          </table:table-cell>
          <table:table-cell office:value-type="float" office:value="0.0353347477765" calcext:value-type="float">
            <text:p>0.0353347478</text:p>
          </table:table-cell>
          <table:table-cell office:value-type="float" office:value="0.344078196535" calcext:value-type="float">
            <text:p>0.3440781965</text:p>
          </table:table-cell>
          <table:table-cell office:value-type="float" office:value="0.324941994461" calcext:value-type="float">
            <text:p>0.3249419945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0" calcext:value-type="float">
            <text:p>120</text:p>
          </table:table-cell>
          <table:table-cell office:value-type="float" office:value="-1" calcext:value-type="float">
            <text:p>-1</text:p>
          </table:table-cell>
          <table:table-cell office:value-type="float" office:value="0.278761187837" calcext:value-type="float">
            <text:p>0.2787611878</text:p>
          </table:table-cell>
          <table:table-cell office:value-type="float" office:value="0.368550192966" calcext:value-type="float">
            <text:p>0.368550193</text:p>
          </table:table-cell>
          <table:table-cell office:value-type="float" office:value="0.330127194644" calcext:value-type="float">
            <text:p>0.3301271946</text:p>
          </table:table-cell>
          <table:table-cell office:value-type="float" office:value="0.624084607625" calcext:value-type="float">
            <text:p>0.6240846076</text:p>
          </table:table-cell>
          <table:table-cell office:value-type="float" office:value="0.115378185749" calcext:value-type="float">
            <text:p>0.1153781857</text:p>
          </table:table-cell>
          <table:table-cell office:value-type="float" office:value="0.983782177906" calcext:value-type="float">
            <text:p>0.9837821779</text:p>
          </table:table-cell>
          <table:table-cell office:value-type="float" office:value="0.315645224944" calcext:value-type="float">
            <text:p>0.3156452249</text:p>
          </table:table-cell>
          <table:table-cell office:value-type="float" office:value="0.835545289801" calcext:value-type="float">
            <text:p>0.8355452898</text:p>
          </table:table-cell>
          <table:table-cell office:value-type="float" office:value="4.95" calcext:value-type="float">
            <text:p>4.95</text:p>
          </table:table-cell>
          <table:table-cell office:value-type="float" office:value="2.05" calcext:value-type="float">
            <text:p>2.05</text:p>
          </table:table-cell>
          <table:table-cell office:value-type="float" office:value="1.15" calcext:value-type="float">
            <text:p>1.15</text:p>
          </table:table-cell>
          <table:table-cell office:value-type="float" office:value="-1.05" calcext:value-type="float">
            <text:p>-1.05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272679366794" calcext:value-type="float">
            <text:p>0.2726793668</text:p>
          </table:table-cell>
          <table:table-cell office:value-type="float" office:value="-0.100956601415" calcext:value-type="float">
            <text:p>-0.1009566014</text:p>
          </table:table-cell>
          <table:table-cell office:value-type="float" office:value="0.42603195517" calcext:value-type="float">
            <text:p>0.4260319552</text:p>
          </table:table-cell>
          <table:table-cell office:value-type="float" office:value="0.156886342329" calcext:value-type="float">
            <text:p>0.1568863423</text:p>
          </table:table-cell>
          <table:table-cell office:value-type="float" office:value="0.126057121513" calcext:value-type="float">
            <text:p>0.1260571215</text:p>
          </table:table-cell>
          <table:table-cell office:value-type="float" office:value="0.160772107727" calcext:value-type="float">
            <text:p>0.1607721077</text:p>
          </table:table-cell>
          <table:table-cell office:value-type="float" office:value="0.27940970989" calcext:value-type="float">
            <text:p>0.2794097099</text:p>
          </table:table-cell>
          <table:table-cell office:value-type="float" office:value="0.41861505147" calcext:value-type="float">
            <text:p>0.4186150515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0" calcext:value-type="float">
            <text:p>120</text:p>
          </table:table-cell>
          <table:table-cell office:value-type="float" office:value="-2" calcext:value-type="float">
            <text:p>-2</text:p>
          </table:table-cell>
          <table:table-cell office:value-type="float" office:value="0.278743875429" calcext:value-type="float">
            <text:p>0.2787438754</text:p>
          </table:table-cell>
          <table:table-cell office:value-type="float" office:value="0.408550189219" calcext:value-type="float">
            <text:p>0.4085501892</text:p>
          </table:table-cell>
          <table:table-cell office:value-type="float" office:value="0.331180579949" calcext:value-type="float">
            <text:p>0.3311805799</text:p>
          </table:table-cell>
          <table:table-cell office:value-type="float" office:value="0.664070734962" calcext:value-type="float">
            <text:p>0.664070735</text:p>
          </table:table-cell>
          <table:table-cell office:value-type="float" office:value="0.117613739752" calcext:value-type="float">
            <text:p>0.1176137398</text:p>
          </table:table-cell>
          <table:table-cell office:value-type="float" office:value="1.02371965777" calcext:value-type="float">
            <text:p>1.0237196578</text:p>
          </table:table-cell>
          <table:table-cell office:value-type="float" office:value="0.315460702662" calcext:value-type="float">
            <text:p>0.3154607027</text:p>
          </table:table-cell>
          <table:table-cell office:value-type="float" office:value="0.875544864193" calcext:value-type="float">
            <text:p>0.8755448642</text:p>
          </table:table-cell>
          <table:table-cell office:value-type="float" office:value="4.89" calcext:value-type="float">
            <text:p>4.89</text:p>
          </table:table-cell>
          <table:table-cell office:value-type="float" office:value="2.05" calcext:value-type="float">
            <text:p>2.05</text:p>
          </table:table-cell>
          <table:table-cell office:value-type="float" office:value="1.16" calcext:value-type="float">
            <text:p>1.16</text:p>
          </table:table-cell>
          <table:table-cell office:value-type="float" office:value="-1.06" calcext:value-type="float">
            <text:p>-1.06</text:p>
          </table:table-cell>
          <table:table-cell office:value-type="float" office:value="0.05" calcext:value-type="float">
            <text:p>0.05</text:p>
          </table:table-cell>
          <table:table-cell office:value-type="float" office:value="0.13" calcext:value-type="float">
            <text:p>0.13</text:p>
          </table:table-cell>
          <table:table-cell office:value-type="float" office:value="0.274012832534" calcext:value-type="float">
            <text:p>0.2740128325</text:p>
          </table:table-cell>
          <table:table-cell office:value-type="float" office:value="-0.0489737016387" calcext:value-type="float">
            <text:p>-0.0489737016</text:p>
          </table:table-cell>
          <table:table-cell office:value-type="float" office:value="0.426691220471" calcext:value-type="float">
            <text:p>0.4266912205</text:p>
          </table:table-cell>
          <table:table-cell office:value-type="float" office:value="0.209269032736" calcext:value-type="float">
            <text:p>0.2092690327</text:p>
          </table:table-cell>
          <table:table-cell office:value-type="float" office:value="0.126707258192" calcext:value-type="float">
            <text:p>0.1267072582</text:p>
          </table:table-cell>
          <table:table-cell office:value-type="float" office:value="0.21237102811" calcext:value-type="float">
            <text:p>0.2123710281</text:p>
          </table:table-cell>
          <table:table-cell office:value-type="float" office:value="0.279385646128" calcext:value-type="float">
            <text:p>0.2793856461</text:p>
          </table:table-cell>
          <table:table-cell office:value-type="float" office:value="0.470613762485" calcext:value-type="float">
            <text:p>0.4706137625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0" calcext:value-type="float">
            <text:p>120</text:p>
          </table:table-cell>
          <table:table-cell office:value-type="float" office:value="-3" calcext:value-type="float">
            <text:p>-3</text:p>
          </table:table-cell>
          <table:table-cell office:value-type="float" office:value="0.278757351621" calcext:value-type="float">
            <text:p>0.2787573516</text:p>
          </table:table-cell>
          <table:table-cell office:value-type="float" office:value="0.448550186949" calcext:value-type="float">
            <text:p>0.4485501869</text:p>
          </table:table-cell>
          <table:table-cell office:value-type="float" office:value="0.329869744062" calcext:value-type="float">
            <text:p>0.3298697441</text:p>
          </table:table-cell>
          <table:table-cell office:value-type="float" office:value="0.704049250558" calcext:value-type="float">
            <text:p>0.7040492506</text:p>
          </table:table-cell>
          <table:table-cell office:value-type="float" office:value="0.120365861292" calcext:value-type="float">
            <text:p>0.1203658613</text:p>
          </table:table-cell>
          <table:table-cell office:value-type="float" office:value="1.0636248683" calcext:value-type="float">
            <text:p>1.0636248683</text:p>
          </table:table-cell>
          <table:table-cell office:value-type="float" office:value="0.320879838701" calcext:value-type="float">
            <text:p>0.3208798387</text:p>
          </table:table-cell>
          <table:table-cell office:value-type="float" office:value="0.915176076193" calcext:value-type="float">
            <text:p>0.9151760762</text:p>
          </table:table-cell>
          <table:table-cell office:value-type="float" office:value="4.83" calcext:value-type="float">
            <text:p>4.83</text:p>
          </table:table-cell>
          <table:table-cell office:value-type="float" office:value="2.05" calcext:value-type="float">
            <text:p>2.05</text:p>
          </table:table-cell>
          <table:table-cell office:value-type="float" office:value="1.17" calcext:value-type="float">
            <text:p>1.17</text:p>
          </table:table-cell>
          <table:table-cell office:value-type="float" office:value="-1.07" calcext:value-type="float">
            <text:p>-1.07</text:p>
          </table:table-cell>
          <table:table-cell office:value-type="float" office:value="0.05" calcext:value-type="float">
            <text:p>0.05</text:p>
          </table:table-cell>
          <table:table-cell office:value-type="float" office:value="0.11" calcext:value-type="float">
            <text:p>0.11</text:p>
          </table:table-cell>
          <table:table-cell office:value-type="float" office:value="0.275346298275" calcext:value-type="float">
            <text:p>0.2753462983</text:p>
          </table:table-cell>
          <table:table-cell office:value-type="float" office:value="0.00300919813725" calcext:value-type="float">
            <text:p>0.0030091981</text:p>
          </table:table-cell>
          <table:table-cell office:value-type="float" office:value="0.427330926335" calcext:value-type="float">
            <text:p>0.4273309263</text:p>
          </table:table-cell>
          <table:table-cell office:value-type="float" office:value="0.261660841924" calcext:value-type="float">
            <text:p>0.2616608419</text:p>
          </table:table-cell>
          <table:table-cell office:value-type="float" office:value="0.127339718055" calcext:value-type="float">
            <text:p>0.1273397181</text:p>
          </table:table-cell>
          <table:table-cell office:value-type="float" office:value="0.263957568915" calcext:value-type="float">
            <text:p>0.2639575689</text:p>
          </table:table-cell>
          <table:table-cell office:value-type="float" office:value="0.279324346115" calcext:value-type="float">
            <text:p>0.2793243461</text:p>
          </table:table-cell>
          <table:table-cell office:value-type="float" office:value="0.522609212702" calcext:value-type="float">
            <text:p>0.5226092127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0" calcext:value-type="float">
            <text:p>120</text:p>
          </table:table-cell>
          <table:table-cell office:value-type="float" office:value="-4" calcext:value-type="float">
            <text:p>-4</text:p>
          </table:table-cell>
          <table:table-cell office:value-type="float" office:value="0.278771111522" calcext:value-type="float">
            <text:p>0.2787711115</text:p>
          </table:table-cell>
          <table:table-cell office:value-type="float" office:value="0.488550184583" calcext:value-type="float">
            <text:p>0.4885501846</text:p>
          </table:table-cell>
          <table:table-cell office:value-type="float" office:value="0.330974719776" calcext:value-type="float">
            <text:p>0.3309747198</text:p>
          </table:table-cell>
          <table:table-cell office:value-type="float" office:value="0.744033985504" calcext:value-type="float">
            <text:p>0.7440339855</text:p>
          </table:table-cell>
          <table:table-cell office:value-type="float" office:value="0.123893338371" calcext:value-type="float">
            <text:p>0.1238933384</text:p>
          </table:table-cell>
          <table:table-cell office:value-type="float" office:value="1.10346902603" calcext:value-type="float">
            <text:p>1.103469026</text:p>
          </table:table-cell>
          <table:table-cell office:value-type="float" office:value="0.318404101265" calcext:value-type="float">
            <text:p>0.3184041013</text:p>
          </table:table-cell>
          <table:table-cell office:value-type="float" office:value="0.955099386729" calcext:value-type="float">
            <text:p>0.9550993867</text:p>
          </table:table-cell>
          <table:table-cell office:value-type="float" office:value="4.77" calcext:value-type="float">
            <text:p>4.77</text:p>
          </table:table-cell>
          <table:table-cell office:value-type="float" office:value="2.05" calcext:value-type="float">
            <text:p>2.05</text:p>
          </table:table-cell>
          <table:table-cell office:value-type="float" office:value="1.18" calcext:value-type="float">
            <text:p>1.18</text:p>
          </table:table-cell>
          <table:table-cell office:value-type="float" office:value="-1.08" calcext:value-type="float">
            <text:p>-1.08</text:p>
          </table:table-cell>
          <table:table-cell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office:value-type="float" office:value="0.276679764016" calcext:value-type="float">
            <text:p>0.276679764</text:p>
          </table:table-cell>
          <table:table-cell office:value-type="float" office:value="0.0549920979132" calcext:value-type="float">
            <text:p>0.0549920979</text:p>
          </table:table-cell>
          <table:table-cell office:value-type="float" office:value="0.427931234417" calcext:value-type="float">
            <text:p>0.4279312344</text:p>
          </table:table-cell>
          <table:table-cell office:value-type="float" office:value="0.314073152222" calcext:value-type="float">
            <text:p>0.3140731522</text:p>
          </table:table-cell>
          <table:table-cell office:value-type="float" office:value="0.127934724546" calcext:value-type="float">
            <text:p>0.1279347245</text:p>
          </table:table-cell>
          <table:table-cell office:value-type="float" office:value="0.315520240794" calcext:value-type="float">
            <text:p>0.3155202408</text:p>
          </table:table-cell>
          <table:table-cell office:value-type="float" office:value="0.279186194946" calcext:value-type="float">
            <text:p>0.2791861949</text:p>
          </table:table-cell>
          <table:table-cell office:value-type="float" office:value="0.574601295103" calcext:value-type="float">
            <text:p>0.5746012951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2" calcext:value-type="float">
            <text:p>112</text:p>
          </table:table-cell>
          <table:table-cell office:value-type="float" office:value="-1" calcext:value-type="float">
            <text:p>-1</text:p>
          </table:table-cell>
          <table:table-cell office:value-type="float" office:value="0.0821010680871" calcext:value-type="float">
            <text:p>0.0821010681</text:p>
          </table:table-cell>
          <table:table-cell office:value-type="float" office:value="0.22868277323" calcext:value-type="float">
            <text:p>0.2286827732</text:p>
          </table:table-cell>
          <table:table-cell office:value-type="float" office:value="0.253687551536" calcext:value-type="float">
            <text:p>0.2536875515</text:p>
          </table:table-cell>
          <table:table-cell office:value-type="float" office:value="0.392505211186" calcext:value-type="float">
            <text:p>0.3925052112</text:p>
          </table:table-cell>
          <table:table-cell office:value-type="float" office:value="0.149357771366" calcext:value-type="float">
            <text:p>0.1493577714</text:p>
          </table:table-cell>
          <table:table-cell office:value-type="float" office:value="0.739988941717" calcext:value-type="float">
            <text:p>0.7399889417</text:p>
          </table:table-cell>
          <table:table-cell office:value-type="float" office:value="-0.0572655252764" calcext:value-type="float">
            <text:p>-0.0572655253</text:p>
          </table:table-cell>
          <table:table-cell office:value-type="float" office:value="0.703232928377" calcext:value-type="float">
            <text:p>0.7032329284</text:p>
          </table:table-cell>
          <table:table-cell office:value-type="float" office:value="4.47" calcext:value-type="float">
            <text:p>4.47</text:p>
          </table:table-cell>
          <table:table-cell office:value-type="float" office:value="2.05" calcext:value-type="float">
            <text:p>2.05</text:p>
          </table:table-cell>
          <table:table-cell office:value-type="float" office:value="1.23" calcext:value-type="float">
            <text:p>1.23</text:p>
          </table:table-cell>
          <table:table-cell office:value-type="float" office:value="-1.13" calcext:value-type="float">
            <text:p>-1.13</text:p>
          </table:table-cell>
          <table:table-cell office:value-type="float" office:value="0.05" calcext:value-type="float">
            <text:p>0.05</text:p>
          </table:table-cell>
          <table:table-cell office:value-type="float" office:value="-0.01" calcext:value-type="float">
            <text:p>-0.01</text:p>
          </table:table-cell>
          <table:table-cell office:value-type="float" office:value="0.105935553842" calcext:value-type="float">
            <text:p>0.1059355538</text:p>
          </table:table-cell>
          <table:table-cell office:value-type="float" office:value="-0.283445967209" calcext:value-type="float">
            <text:p>-0.2834459672</text:p>
          </table:table-cell>
          <table:table-cell office:value-type="float" office:value="0.243694988973" calcext:value-type="float">
            <text:p>0.243694989</text:p>
          </table:table-cell>
          <table:table-cell office:value-type="float" office:value="-0.0169458020453" calcext:value-type="float">
            <text:p>-0.016945802</text:p>
          </table:table-cell>
          <table:table-cell office:value-type="float" office:value="-0.0559806417373" calcext:value-type="float">
            <text:p>-0.0559806417</text:p>
          </table:table-cell>
          <table:table-cell office:value-type="float" office:value="-0.0308927141931" calcext:value-type="float">
            <text:p>-0.0308927142</text:p>
          </table:table-cell>
          <table:table-cell office:value-type="float" office:value="0.0817787933934" calcext:value-type="float">
            <text:p>0.0817787934</text:p>
          </table:table-cell>
          <table:table-cell office:value-type="float" office:value="0.235607450971" calcext:value-type="float">
            <text:p>0.235607451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2" calcext:value-type="float">
            <text:p>112</text:p>
          </table:table-cell>
          <table:table-cell office:value-type="float" office:value="-2" calcext:value-type="float">
            <text:p>-2</text:p>
          </table:table-cell>
          <table:table-cell office:value-type="float" office:value="0.0802031249153" calcext:value-type="float">
            <text:p>0.0802031249</text:p>
          </table:table-cell>
          <table:table-cell office:value-type="float" office:value="0.268637720505" calcext:value-type="float">
            <text:p>0.2686377205</text:p>
          </table:table-cell>
          <table:table-cell office:value-type="float" office:value="0.252235504769" calcext:value-type="float">
            <text:p>0.2522355048</text:p>
          </table:table-cell>
          <table:table-cell office:value-type="float" office:value="0.432478846999" calcext:value-type="float">
            <text:p>0.432478847</text:p>
          </table:table-cell>
          <table:table-cell office:value-type="float" office:value="0.152368425105" calcext:value-type="float">
            <text:p>0.1523684251</text:p>
          </table:table-cell>
          <table:table-cell office:value-type="float" office:value="0.779875480349" calcext:value-type="float">
            <text:p>0.7798754803</text:p>
          </table:table-cell>
          <table:table-cell office:value-type="float" office:value="-0.053335210154" calcext:value-type="float">
            <text:p>-0.0533352102</text:p>
          </table:table-cell>
          <table:table-cell office:value-type="float" office:value="0.743039367844" calcext:value-type="float">
            <text:p>0.7430393678</text:p>
          </table:table-cell>
          <table:table-cell office:value-type="float" office:value="4.41" calcext:value-type="float">
            <text:p>4.41</text:p>
          </table:table-cell>
          <table:table-cell office:value-type="float" office:value="2.05" calcext:value-type="float">
            <text:p>2.05</text:p>
          </table:table-cell>
          <table:table-cell office:value-type="float" office:value="1.24" calcext:value-type="float">
            <text:p>1.24</text:p>
          </table:table-cell>
          <table:table-cell office:value-type="float" office:value="-1.14" calcext:value-type="float">
            <text:p>-1.14</text:p>
          </table:table-cell>
          <table:table-cell office:value-type="float" office:value="0.05" calcext:value-type="float">
            <text:p>0.05</text:p>
          </table:table-cell>
          <table:table-cell office:value-type="float" office:value="-0.03" calcext:value-type="float">
            <text:p>-0.03</text:p>
          </table:table-cell>
          <table:table-cell office:value-type="float" office:value="0.0951765134348" calcext:value-type="float">
            <text:p>0.0951765134</text:p>
          </table:table-cell>
          <table:table-cell office:value-type="float" office:value="-0.232571189082" calcext:value-type="float">
            <text:p>-0.2325711891</text:p>
          </table:table-cell>
          <table:table-cell office:value-type="float" office:value="0.237351448164" calcext:value-type="float">
            <text:p>0.2373514482</text:p>
          </table:table-cell>
          <table:table-cell office:value-type="float" office:value="0.0315997554496" calcext:value-type="float">
            <text:p>0.0315997554</text:p>
          </table:table-cell>
          <table:table-cell office:value-type="float" office:value="-0.0625147681065" calcext:value-type="float">
            <text:p>-0.0625147681</text:p>
          </table:table-cell>
          <table:table-cell office:value-type="float" office:value="0.022641388441" calcext:value-type="float">
            <text:p>0.0226413884</text:p>
          </table:table-cell>
          <table:table-cell office:value-type="float" office:value="0.079660166623" calcext:value-type="float">
            <text:p>0.0796601666</text:p>
          </table:table-cell>
          <table:table-cell office:value-type="float" office:value="0.286812332972" calcext:value-type="float">
            <text:p>0.286812333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2" calcext:value-type="float">
            <text:p>112</text:p>
          </table:table-cell>
          <table:table-cell office:value-type="float" office:value="-3" calcext:value-type="float">
            <text:p>-3</text:p>
          </table:table-cell>
          <table:table-cell office:value-type="float" office:value="0.0783360034454" calcext:value-type="float">
            <text:p>0.0783360034</text:p>
          </table:table-cell>
          <table:table-cell office:value-type="float" office:value="0.30859411996" calcext:value-type="float">
            <text:p>0.30859412</text:p>
          </table:table-cell>
          <table:table-cell office:value-type="float" office:value="0.251738695859" calcext:value-type="float">
            <text:p>0.2517386959</text:p>
          </table:table-cell>
          <table:table-cell office:value-type="float" office:value="0.472475761642" calcext:value-type="float">
            <text:p>0.4724757616</text:p>
          </table:table-cell>
          <table:table-cell office:value-type="float" office:value="0.155971495721" calcext:value-type="float">
            <text:p>0.1559714957</text:p>
          </table:table-cell>
          <table:table-cell office:value-type="float" office:value="0.819712873363" calcext:value-type="float">
            <text:p>0.8197128734</text:p>
          </table:table-cell>
          <table:table-cell office:value-type="float" office:value="-0.0518573308805" calcext:value-type="float">
            <text:p>-0.0518573309</text:p>
          </table:table-cell>
          <table:table-cell office:value-type="float" office:value="0.783012056931" calcext:value-type="float">
            <text:p>0.7830120569</text:p>
          </table:table-cell>
          <table:table-cell office:value-type="float" office:value="4.35" calcext:value-type="float">
            <text:p>4.35</text:p>
          </table:table-cell>
          <table:table-cell office:value-type="float" office:value="2.05" calcext:value-type="float">
            <text:p>2.05</text:p>
          </table:table-cell>
          <table:table-cell office:value-type="float" office:value="1.25" calcext:value-type="float">
            <text:p>1.25</text:p>
          </table:table-cell>
          <table:table-cell office:value-type="float" office:value="-1.15" calcext:value-type="float">
            <text:p>-1.15</text:p>
          </table:table-cell>
          <table:table-cell office:value-type="float" office:value="0.05" calcext:value-type="float">
            <text:p>0.05</text:p>
          </table:table-cell>
          <table:table-cell office:value-type="float" office:value="-0.05" calcext:value-type="float">
            <text:p>-0.05</text:p>
          </table:table-cell>
          <table:table-cell office:value-type="float" office:value="0.0844174730274" calcext:value-type="float">
            <text:p>0.084417473</text:p>
          </table:table-cell>
          <table:table-cell office:value-type="float" office:value="-0.181696410955" calcext:value-type="float">
            <text:p>-0.181696411</text:p>
          </table:table-cell>
          <table:table-cell office:value-type="float" office:value="0.231183579317" calcext:value-type="float">
            <text:p>0.2311835793</text:p>
          </table:table-cell>
          <table:table-cell office:value-type="float" office:value="0.0799516542867" calcext:value-type="float">
            <text:p>0.0799516543</text:p>
          </table:table-cell>
          <table:table-cell office:value-type="float" office:value="-0.0687933451775" calcext:value-type="float">
            <text:p>-0.0687933452</text:p>
          </table:table-cell>
          <table:table-cell office:value-type="float" office:value="0.0762307981278" calcext:value-type="float">
            <text:p>0.0762307981</text:p>
          </table:table-cell>
          <table:table-cell office:value-type="float" office:value="0.0779727611125" calcext:value-type="float">
            <text:p>0.0779727611</text:p>
          </table:table-cell>
          <table:table-cell office:value-type="float" office:value="0.337878863369" calcext:value-type="float">
            <text:p>0.3378788634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2" calcext:value-type="float">
            <text:p>112</text:p>
          </table:table-cell>
          <table:table-cell office:value-type="float" office:value="-4" calcext:value-type="float">
            <text:p>-4</text:p>
          </table:table-cell>
          <table:table-cell office:value-type="float" office:value="0.0771936124895" calcext:value-type="float">
            <text:p>0.0771936125</text:p>
          </table:table-cell>
          <table:table-cell office:value-type="float" office:value="0.348577803418" calcext:value-type="float">
            <text:p>0.3485778034</text:p>
          </table:table-cell>
          <table:table-cell office:value-type="float" office:value="0.251480906777" calcext:value-type="float">
            <text:p>0.2514809068</text:p>
          </table:table-cell>
          <table:table-cell office:value-type="float" office:value="0.512474930943" calcext:value-type="float">
            <text:p>0.5124749309</text:p>
          </table:table-cell>
          <table:table-cell office:value-type="float" office:value="0.159621635339" calcext:value-type="float">
            <text:p>0.1596216353</text:p>
          </table:table-cell>
          <table:table-cell office:value-type="float" office:value="0.859545981211" calcext:value-type="float">
            <text:p>0.8595459812</text:p>
          </table:table-cell>
          <table:table-cell office:value-type="float" office:value="-0.0503486529479" calcext:value-type="float">
            <text:p>-0.0503486529</text:p>
          </table:table-cell>
          <table:table-cell office:value-type="float" office:value="0.822983595442" calcext:value-type="float">
            <text:p>0.8229835954</text:p>
          </table:table-cell>
          <table:table-cell office:value-type="float" office:value="4.29" calcext:value-type="float">
            <text:p>4.29</text:p>
          </table:table-cell>
          <table:table-cell office:value-type="float" office:value="2.05" calcext:value-type="float">
            <text:p>2.05</text:p>
          </table:table-cell>
          <table:table-cell office:value-type="float" office:value="1.26" calcext:value-type="float">
            <text:p>1.26</text:p>
          </table:table-cell>
          <table:table-cell office:value-type="float" office:value="-1.16" calcext:value-type="float">
            <text:p>-1.16</text:p>
          </table:table-cell>
          <table:table-cell office:value-type="float" office:value="0.05" calcext:value-type="float">
            <text:p>0.05</text:p>
          </table:table-cell>
          <table:table-cell office:value-type="float" office:value="-0.07" calcext:value-type="float">
            <text:p>-0.07</text:p>
          </table:table-cell>
          <table:table-cell office:value-type="float" office:value="0.0736584326201" calcext:value-type="float">
            <text:p>0.0736584326</text:p>
          </table:table-cell>
          <table:table-cell office:value-type="float" office:value="-0.130821632827" calcext:value-type="float">
            <text:p>-0.1308216328</text:p>
          </table:table-cell>
          <table:table-cell office:value-type="float" office:value="0.225570171623" calcext:value-type="float">
            <text:p>0.2255701716</text:p>
          </table:table-cell>
          <table:table-cell office:value-type="float" office:value="0.127872827015" calcext:value-type="float">
            <text:p>0.127872827</text:p>
          </table:table-cell>
          <table:table-cell office:value-type="float" office:value="-0.0744216719201" calcext:value-type="float">
            <text:p>-0.0744216719</text:p>
          </table:table-cell>
          <table:table-cell office:value-type="float" office:value="0.130085022204" calcext:value-type="float">
            <text:p>0.1300850222</text:p>
          </table:table-cell>
          <table:table-cell office:value-type="float" office:value="0.077490067083" calcext:value-type="float">
            <text:p>0.0774900671</text:p>
          </table:table-cell>
          <table:table-cell office:value-type="float" office:value="0.388779482046" calcext:value-type="float">
            <text:p>0.388779482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5" calcext:value-type="float">
            <text:p>115</text:p>
          </table:table-cell>
          <table:table-cell office:value-type="float" office:value="-1" calcext:value-type="float">
            <text:p>-1</text:p>
          </table:table-cell>
          <table:table-cell office:value-type="float" office:value="0.35158229276" calcext:value-type="float">
            <text:p>0.3515822928</text:p>
          </table:table-cell>
          <table:table-cell office:value-type="float" office:value="0.189576975014" calcext:value-type="float">
            <text:p>0.189576975</text:p>
          </table:table-cell>
          <table:table-cell office:value-type="float" office:value="0.398507723539" calcext:value-type="float">
            <text:p>0.3985077235</text:p>
          </table:table-cell>
          <table:table-cell office:value-type="float" office:value="0.524846584607" calcext:value-type="float">
            <text:p>0.5248465846</text:p>
          </table:table-cell>
          <table:table-cell office:value-type="float" office:value="0.254982688691" calcext:value-type="float">
            <text:p>0.2549826887</text:p>
          </table:table-cell>
          <table:table-cell office:value-type="float" office:value="0.432590094597" calcext:value-type="float">
            <text:p>0.4325900946</text:p>
          </table:table-cell>
          <table:table-cell office:value-type="float" office:value="0.0882061562743" calcext:value-type="float">
            <text:p>0.0882061563</text:p>
          </table:table-cell>
          <table:table-cell office:value-type="float" office:value="0.475609160341" calcext:value-type="float">
            <text:p>0.4756091603</text:p>
          </table:table-cell>
          <table:table-cell office:value-type="float" office:value="4.65" calcext:value-type="float">
            <text:p>4.65</text:p>
          </table:table-cell>
          <table:table-cell office:value-type="float" office:value="2.05" calcext:value-type="float">
            <text:p>2.05</text:p>
          </table:table-cell>
          <table:table-cell office:value-type="float" office:value="1.2" calcext:value-type="float">
            <text:p>1.2</text:p>
          </table:table-cell>
          <table:table-cell office:value-type="float" office:value="-1.1" calcext:value-type="float">
            <text:p>-1.1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553415368419" calcext:value-type="float">
            <text:p>0.5534153684</text:p>
          </table:table-cell>
          <table:table-cell office:value-type="float" office:value="-0.282644416656" calcext:value-type="float">
            <text:p>-0.2826444167</text:p>
          </table:table-cell>
          <table:table-cell office:value-type="float" office:value="0.589235786935" calcext:value-type="float">
            <text:p>0.5892357869</text:p>
          </table:table-cell>
          <table:table-cell office:value-type="float" office:value="0.0152094025527" calcext:value-type="float">
            <text:p>0.0152094026</text:p>
          </table:table-cell>
          <table:table-cell office:value-type="float" office:value="0.313376603628" calcext:value-type="float">
            <text:p>0.3133766036</text:p>
          </table:table-cell>
          <table:table-cell office:value-type="float" office:value="-0.102696114643" calcext:value-type="float">
            <text:p>-0.1026961146</text:p>
          </table:table-cell>
          <table:table-cell office:value-type="float" office:value="0.349197022144" calcext:value-type="float">
            <text:p>0.3491970221</text:p>
          </table:table-cell>
          <table:table-cell office:value-type="float" office:value="0.195157704566" calcext:value-type="float">
            <text:p>0.1951577046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5" calcext:value-type="float">
            <text:p>115</text:p>
          </table:table-cell>
          <table:table-cell office:value-type="float" office:value="-2" calcext:value-type="float">
            <text:p>-2</text:p>
          </table:table-cell>
          <table:table-cell office:value-type="float" office:value="0.34797944925" calcext:value-type="float">
            <text:p>0.3479794493</text:p>
          </table:table-cell>
          <table:table-cell office:value-type="float" office:value="0.229414388568" calcext:value-type="float">
            <text:p>0.2294143886</text:p>
          </table:table-cell>
          <table:table-cell office:value-type="float" office:value="0.395642762445" calcext:value-type="float">
            <text:p>0.3956427624</text:p>
          </table:table-cell>
          <table:table-cell office:value-type="float" office:value="0.564743852658" calcext:value-type="float">
            <text:p>0.5647438527</text:p>
          </table:table-cell>
          <table:table-cell office:value-type="float" office:value="0.25436078143" calcext:value-type="float">
            <text:p>0.2543607814</text:p>
          </table:table-cell>
          <table:table-cell office:value-type="float" office:value="0.472585259696" calcext:value-type="float">
            <text:p>0.4725852597</text:p>
          </table:table-cell>
          <table:table-cell office:value-type="float" office:value="0.0925600429773" calcext:value-type="float">
            <text:p>0.092560043</text:p>
          </table:table-cell>
          <table:table-cell office:value-type="float" office:value="0.515371500194" calcext:value-type="float">
            <text:p>0.5153715002</text:p>
          </table:table-cell>
          <table:table-cell office:value-type="float" office:value="4.59" calcext:value-type="float">
            <text:p>4.59</text:p>
          </table:table-cell>
          <table:table-cell office:value-type="float" office:value="2.05" calcext:value-type="float">
            <text:p>2.05</text:p>
          </table:table-cell>
          <table:table-cell office:value-type="float" office:value="1.21" calcext:value-type="float">
            <text:p>1.21</text:p>
          </table:table-cell>
          <table:table-cell office:value-type="float" office:value="-1.11" calcext:value-type="float">
            <text:p>-1.11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529727210545" calcext:value-type="float">
            <text:p>0.5297272105</text:p>
          </table:table-cell>
          <table:table-cell office:value-type="float" office:value="-0.236353260087" calcext:value-type="float">
            <text:p>-0.2363532601</text:p>
          </table:table-cell>
          <table:table-cell office:value-type="float" office:value="0.575021157189" calcext:value-type="float">
            <text:p>0.5750211572</text:p>
          </table:table-cell>
          <table:table-cell office:value-type="float" office:value="0.0602077933195" calcext:value-type="float">
            <text:p>0.0602077933</text:p>
          </table:table-cell>
          <table:table-cell office:value-type="float" office:value="0.295544777844" calcext:value-type="float">
            <text:p>0.2955447778</text:p>
          </table:table-cell>
          <table:table-cell office:value-type="float" office:value="-0.0488470249522" calcext:value-type="float">
            <text:p>-0.048847025</text:p>
          </table:table-cell>
          <table:table-cell office:value-type="float" office:value="0.340838724488" calcext:value-type="float">
            <text:p>0.3408387245</text:p>
          </table:table-cell>
          <table:table-cell office:value-type="float" office:value="0.247714028454" calcext:value-type="float">
            <text:p>0.2477140285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5" calcext:value-type="float">
            <text:p>115</text:p>
          </table:table-cell>
          <table:table-cell office:value-type="float" office:value="-3" calcext:value-type="float">
            <text:p>-3</text:p>
          </table:table-cell>
          <table:table-cell office:value-type="float" office:value="0.346716456791" calcext:value-type="float">
            <text:p>0.3467164568</text:p>
          </table:table-cell>
          <table:table-cell office:value-type="float" office:value="0.269394444221" calcext:value-type="float">
            <text:p>0.2693944442</text:p>
          </table:table-cell>
          <table:table-cell office:value-type="float" office:value="0.393730361071" calcext:value-type="float">
            <text:p>0.3937303611</text:p>
          </table:table-cell>
          <table:table-cell office:value-type="float" office:value="0.604698110516" calcext:value-type="float">
            <text:p>0.6046981105</text:p>
          </table:table-cell>
          <table:table-cell office:value-type="float" office:value="0.257525600392" calcext:value-type="float">
            <text:p>0.2575256004</text:p>
          </table:table-cell>
          <table:table-cell office:value-type="float" office:value="0.512459862151" calcext:value-type="float">
            <text:p>0.5124598622</text:p>
          </table:table-cell>
          <table:table-cell office:value-type="float" office:value="0.0883723209793" calcext:value-type="float">
            <text:p>0.088372321</text:p>
          </table:table-cell>
          <table:table-cell office:value-type="float" office:value="0.555151683508" calcext:value-type="float">
            <text:p>0.5551516835</text:p>
          </table:table-cell>
          <table:table-cell office:value-type="float" office:value="4.53" calcext:value-type="float">
            <text:p>4.53</text:p>
          </table:table-cell>
          <table:table-cell office:value-type="float" office:value="2.05" calcext:value-type="float">
            <text:p>2.05</text:p>
          </table:table-cell>
          <table:table-cell office:value-type="float" office:value="1.22" calcext:value-type="float">
            <text:p>1.22</text:p>
          </table:table-cell>
          <table:table-cell office:value-type="float" office:value="-1.12" calcext:value-type="float">
            <text:p>-1.12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529727210545" calcext:value-type="float">
            <text:p>0.5297272105</text:p>
          </table:table-cell>
          <table:table-cell office:value-type="float" office:value="-0.236353260087" calcext:value-type="float">
            <text:p>-0.2363532601</text:p>
          </table:table-cell>
          <table:table-cell office:value-type="float" office:value="0.582372009089" calcext:value-type="float">
            <text:p>0.5823720091</text:p>
          </table:table-cell>
          <table:table-cell office:value-type="float" office:value="0.0589914964035" calcext:value-type="float">
            <text:p>0.0589914964</text:p>
          </table:table-cell>
          <table:table-cell office:value-type="float" office:value="0.300273547822" calcext:value-type="float">
            <text:p>0.3002735478</text:p>
          </table:table-cell>
          <table:table-cell office:value-type="float" office:value="-0.0430891489256" calcext:value-type="float">
            <text:p>-0.0430891489</text:p>
          </table:table-cell>
          <table:table-cell office:value-type="float" office:value="0.352918346366" calcext:value-type="float">
            <text:p>0.3529183464</text:p>
          </table:table-cell>
          <table:table-cell office:value-type="float" office:value="0.252255607565" calcext:value-type="float">
            <text:p>0.2522556076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5" calcext:value-type="float">
            <text:p>115</text:p>
          </table:table-cell>
          <table:table-cell office:value-type="float" office:value="-4" calcext:value-type="float">
            <text:p>-4</text:p>
          </table:table-cell>
          <table:table-cell office:value-type="float" office:value="0.345547809817" calcext:value-type="float">
            <text:p>0.3455478098</text:p>
          </table:table-cell>
          <table:table-cell office:value-type="float" office:value="0.309377368879" calcext:value-type="float">
            <text:p>0.3093773689</text:p>
          </table:table-cell>
          <table:table-cell office:value-type="float" office:value="0.400434554717" calcext:value-type="float">
            <text:p>0.4004345547</text:p>
          </table:table-cell>
          <table:table-cell office:value-type="float" office:value="0.64413228082" calcext:value-type="float">
            <text:p>0.6441322808</text:p>
          </table:table-cell>
          <table:table-cell office:value-type="float" office:value="0.257416894381" calcext:value-type="float">
            <text:p>0.2574168944</text:p>
          </table:table-cell>
          <table:table-cell office:value-type="float" office:value="0.552459714439" calcext:value-type="float">
            <text:p>0.5524597144</text:p>
          </table:table-cell>
          <table:table-cell office:value-type="float" office:value="0.0906900042765" calcext:value-type="float">
            <text:p>0.0906900043</text:p>
          </table:table-cell>
          <table:table-cell office:value-type="float" office:value="0.595084481358" calcext:value-type="float">
            <text:p>0.5950844814</text:p>
          </table:table-cell>
          <table:table-cell office:value-type="float" office:value="4.47" calcext:value-type="float">
            <text:p>4.47</text:p>
          </table:table-cell>
          <table:table-cell office:value-type="float" office:value="2.05" calcext:value-type="float">
            <text:p>2.05</text:p>
          </table:table-cell>
          <table:table-cell office:value-type="float" office:value="1.23" calcext:value-type="float">
            <text:p>1.23</text:p>
          </table:table-cell>
          <table:table-cell office:value-type="float" office:value="-1.13" calcext:value-type="float">
            <text:p>-1.13</text:p>
          </table:table-cell>
          <table:table-cell office:value-type="float" office:value="0.05" calcext:value-type="float">
            <text:p>0.05</text:p>
          </table:table-cell>
          <table:table-cell office:value-type="float" office:value="-0.01" calcext:value-type="float">
            <text:p>-0.01</text:p>
          </table:table-cell>
          <table:table-cell office:value-type="float" office:value="0.526453391941" calcext:value-type="float">
            <text:p>0.5264533919</text:p>
          </table:table-cell>
          <table:table-cell office:value-type="float" office:value="-0.210063873218" calcext:value-type="float">
            <text:p>-0.2100638732</text:p>
          </table:table-cell>
          <table:table-cell office:value-type="float" office:value="0.582659183431" calcext:value-type="float">
            <text:p>0.5826591834</text:p>
          </table:table-cell>
          <table:table-cell office:value-type="float" office:value="0.0846239429583" calcext:value-type="float">
            <text:p>0.084623943</text:p>
          </table:table-cell>
          <table:table-cell office:value-type="float" office:value="0.299349152692" calcext:value-type="float">
            <text:p>0.2993491527</text:p>
          </table:table-cell>
          <table:table-cell office:value-type="float" office:value="-0.0140443218595" calcext:value-type="float">
            <text:p>-0.0140443219</text:p>
          </table:table-cell>
          <table:table-cell office:value-type="float" office:value="0.355554944182" calcext:value-type="float">
            <text:p>0.3555549442</text:p>
          </table:table-cell>
          <table:table-cell office:value-type="float" office:value="0.280643494317" calcext:value-type="float">
            <text:p>0.2806434943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0" calcext:value-type="float">
            <text:p>120</text:p>
          </table:table-cell>
          <table:table-cell office:value-type="float" office:value="-1" calcext:value-type="float">
            <text:p>-1</text:p>
          </table:table-cell>
          <table:table-cell office:value-type="float" office:value="0.274188686754" calcext:value-type="float">
            <text:p>0.2741886868</text:p>
          </table:table-cell>
          <table:table-cell office:value-type="float" office:value="0.385153382413" calcext:value-type="float">
            <text:p>0.3851533824</text:p>
          </table:table-cell>
          <table:table-cell office:value-type="float" office:value="0.325492307089" calcext:value-type="float">
            <text:p>0.3254923071</text:p>
          </table:table-cell>
          <table:table-cell office:value-type="float" office:value="0.644072320582" calcext:value-type="float">
            <text:p>0.6440723206</text:p>
          </table:table-cell>
          <table:table-cell office:value-type="float" office:value="0.0520387930926" calcext:value-type="float">
            <text:p>0.0520387931</text:p>
          </table:table-cell>
          <table:table-cell office:value-type="float" office:value="1.03133519121" calcext:value-type="float">
            <text:p>1.0313351912</text:p>
          </table:table-cell>
          <table:table-cell office:value-type="float" office:value="0.284223418034" calcext:value-type="float">
            <text:p>0.284223418</text:p>
          </table:table-cell>
          <table:table-cell office:value-type="float" office:value="1.02674466412" calcext:value-type="float">
            <text:p>1.0267446641</text:p>
          </table:table-cell>
          <table:table-cell office:value-type="float" office:value="4.95" calcext:value-type="float">
            <text:p>4.95</text:p>
          </table:table-cell>
          <table:table-cell office:value-type="float" office:value="2.05" calcext:value-type="float">
            <text:p>2.05</text:p>
          </table:table-cell>
          <table:table-cell office:value-type="float" office:value="1.15" calcext:value-type="float">
            <text:p>1.15</text:p>
          </table:table-cell>
          <table:table-cell office:value-type="float" office:value="-1.05" calcext:value-type="float">
            <text:p>-1.05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379024585458" calcext:value-type="float">
            <text:p>0.3790245855</text:p>
          </table:table-cell>
          <table:table-cell office:value-type="float" office:value="0.0684992792798" calcext:value-type="float">
            <text:p>0.0684992793</text:p>
          </table:table-cell>
          <table:table-cell office:value-type="float" office:value="0.43976664633" calcext:value-type="float">
            <text:p>0.4397666463</text:p>
          </table:table-cell>
          <table:table-cell office:value-type="float" office:value="0.362285599657" calcext:value-type="float">
            <text:p>0.3622855997</text:p>
          </table:table-cell>
          <table:table-cell office:value-type="float" office:value="0.154969199163" calcext:value-type="float">
            <text:p>0.1549691992</text:p>
          </table:table-cell>
          <table:table-cell office:value-type="float" office:value="0.267996607262" calcext:value-type="float">
            <text:p>0.2679966073</text:p>
          </table:table-cell>
          <table:table-cell office:value-type="float" office:value="0.215711260035" calcext:value-type="float">
            <text:p>0.21571126</text:p>
          </table:table-cell>
          <table:table-cell office:value-type="float" office:value="0.56178292764" calcext:value-type="float">
            <text:p>0.5617829276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0" calcext:value-type="float">
            <text:p>120</text:p>
          </table:table-cell>
          <table:table-cell office:value-type="float" office:value="-2" calcext:value-type="float">
            <text:p>-2</text:p>
          </table:table-cell>
          <table:table-cell office:value-type="float" office:value="0.261955378078" calcext:value-type="float">
            <text:p>0.2619553781</text:p>
          </table:table-cell>
          <table:table-cell office:value-type="float" office:value="0.42323679296" calcext:value-type="float">
            <text:p>0.423236793</text:p>
          </table:table-cell>
          <table:table-cell office:value-type="float" office:value="0.323044133149" calcext:value-type="float">
            <text:p>0.3230441331</text:p>
          </table:table-cell>
          <table:table-cell office:value-type="float" office:value="0.683997330843" calcext:value-type="float">
            <text:p>0.6839973308</text:p>
          </table:table-cell>
          <table:table-cell office:value-type="float" office:value="0.0511089818856" calcext:value-type="float">
            <text:p>0.0511089819</text:p>
          </table:table-cell>
          <table:table-cell office:value-type="float" office:value="1.07132438289" calcext:value-type="float">
            <text:p>1.0713243829</text:p>
          </table:table-cell>
          <table:table-cell office:value-type="float" office:value="0.283969278555" calcext:value-type="float">
            <text:p>0.2839692786</text:p>
          </table:table-cell>
          <table:table-cell office:value-type="float" office:value="1.06674385678" calcext:value-type="float">
            <text:p>1.0667438568</text:p>
          </table:table-cell>
          <table:table-cell office:value-type="float" office:value="4.89" calcext:value-type="float">
            <text:p>4.89</text:p>
          </table:table-cell>
          <table:table-cell office:value-type="float" office:value="2.05" calcext:value-type="float">
            <text:p>2.05</text:p>
          </table:table-cell>
          <table:table-cell office:value-type="float" office:value="1.16" calcext:value-type="float">
            <text:p>1.16</text:p>
          </table:table-cell>
          <table:table-cell office:value-type="float" office:value="-1.06" calcext:value-type="float">
            <text:p>-1.06</text:p>
          </table:table-cell>
          <table:table-cell office:value-type="float" office:value="0.05" calcext:value-type="float">
            <text:p>0.05</text:p>
          </table:table-cell>
          <table:table-cell office:value-type="float" office:value="0.13" calcext:value-type="float">
            <text:p>0.13</text:p>
          </table:table-cell>
          <table:table-cell office:value-type="float" office:value="0.350932770945" calcext:value-type="float">
            <text:p>0.3509327709</text:p>
          </table:table-cell>
          <table:table-cell office:value-type="float" office:value="0.112258277867" calcext:value-type="float">
            <text:p>0.1122582779</text:p>
          </table:table-cell>
          <table:table-cell office:value-type="float" office:value="0.423677376791" calcext:value-type="float">
            <text:p>0.4236773768</text:p>
          </table:table-cell>
          <table:table-cell office:value-type="float" office:value="0.403305047854" calcext:value-type="float">
            <text:p>0.4033050479</text:p>
          </table:table-cell>
          <table:table-cell office:value-type="float" office:value="0.135251177369" calcext:value-type="float">
            <text:p>0.1352511774</text:p>
          </table:table-cell>
          <table:table-cell office:value-type="float" office:value="0.320780339512" calcext:value-type="float">
            <text:p>0.3207803395</text:p>
          </table:table-cell>
          <table:table-cell office:value-type="float" office:value="0.207995783215" calcext:value-type="float">
            <text:p>0.2079957832</text:p>
          </table:table-cell>
          <table:table-cell office:value-type="float" office:value="0.611827109499" calcext:value-type="float">
            <text:p>0.6118271095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0" calcext:value-type="float">
            <text:p>120</text:p>
          </table:table-cell>
          <table:table-cell office:value-type="float" office:value="-3" calcext:value-type="float">
            <text:p>-3</text:p>
          </table:table-cell>
          <table:table-cell office:value-type="float" office:value="0.249306267437" calcext:value-type="float">
            <text:p>0.2493062674</text:p>
          </table:table-cell>
          <table:table-cell office:value-type="float" office:value="0.461184124882" calcext:value-type="float">
            <text:p>0.4611841249</text:p>
          </table:table-cell>
          <table:table-cell office:value-type="float" office:value="0.321861719104" calcext:value-type="float">
            <text:p>0.3218617191</text:p>
          </table:table-cell>
          <table:table-cell office:value-type="float" office:value="0.723979850737" calcext:value-type="float">
            <text:p>0.7239798507</text:p>
          </table:table-cell>
          <table:table-cell office:value-type="float" office:value="0.0511777959462" calcext:value-type="float">
            <text:p>0.0511777959</text:p>
          </table:table-cell>
          <table:table-cell office:value-type="float" office:value="1.1113243237" calcext:value-type="float">
            <text:p>1.1113243237</text:p>
          </table:table-cell>
          <table:table-cell office:value-type="float" office:value="0.284547096255" calcext:value-type="float">
            <text:p>0.2845470963</text:p>
          </table:table-cell>
          <table:table-cell office:value-type="float" office:value="1.10673968314" calcext:value-type="float">
            <text:p>1.1067396831</text:p>
          </table:table-cell>
          <table:table-cell office:value-type="float" office:value="4.83" calcext:value-type="float">
            <text:p>4.83</text:p>
          </table:table-cell>
          <table:table-cell office:value-type="float" office:value="2.05" calcext:value-type="float">
            <text:p>2.05</text:p>
          </table:table-cell>
          <table:table-cell office:value-type="float" office:value="1.17" calcext:value-type="float">
            <text:p>1.17</text:p>
          </table:table-cell>
          <table:table-cell office:value-type="float" office:value="-1.07" calcext:value-type="float">
            <text:p>-1.07</text:p>
          </table:table-cell>
          <table:table-cell office:value-type="float" office:value="0.05" calcext:value-type="float">
            <text:p>0.05</text:p>
          </table:table-cell>
          <table:table-cell office:value-type="float" office:value="0.11" calcext:value-type="float">
            <text:p>0.11</text:p>
          </table:table-cell>
          <table:table-cell office:value-type="float" office:value="0.322840956431" calcext:value-type="float">
            <text:p>0.3228409564</text:p>
          </table:table-cell>
          <table:table-cell office:value-type="float" office:value="0.156017276454" calcext:value-type="float">
            <text:p>0.1560172765</text:p>
          </table:table-cell>
          <table:table-cell office:value-type="float" office:value="0.407804405419" calcext:value-type="float">
            <text:p>0.4078044054</text:p>
          </table:table-cell>
          <table:table-cell office:value-type="float" office:value="0.443734520178" calcext:value-type="float">
            <text:p>0.4437345202</text:p>
          </table:table-cell>
          <table:table-cell office:value-type="float" office:value="0.116152238753" calcext:value-type="float">
            <text:p>0.1161522388</text:p>
          </table:table-cell>
          <table:table-cell office:value-type="float" office:value="0.373456403532" calcext:value-type="float">
            <text:p>0.3734564035</text:p>
          </table:table-cell>
          <table:table-cell office:value-type="float" office:value="0.201115687741" calcext:value-type="float">
            <text:p>0.2011156877</text:p>
          </table:table-cell>
          <table:table-cell office:value-type="float" office:value="0.661173647256" calcext:value-type="float">
            <text:p>0.6611736473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0" calcext:value-type="float">
            <text:p>120</text:p>
          </table:table-cell>
          <table:table-cell office:value-type="float" office:value="-4" calcext:value-type="float">
            <text:p>-4</text:p>
          </table:table-cell>
          <table:table-cell office:value-type="float" office:value="0.238393303427" calcext:value-type="float">
            <text:p>0.2383933034</text:p>
          </table:table-cell>
          <table:table-cell office:value-type="float" office:value="0.499666682184" calcext:value-type="float">
            <text:p>0.4996666822</text:p>
          </table:table-cell>
          <table:table-cell office:value-type="float" office:value="0.318374734541" calcext:value-type="float">
            <text:p>0.3183747345</text:p>
          </table:table-cell>
          <table:table-cell office:value-type="float" office:value="0.763827572612" calcext:value-type="float">
            <text:p>0.7638275726</text:p>
          </table:table-cell>
          <table:table-cell office:value-type="float" office:value="0.0522829761539" calcext:value-type="float">
            <text:p>0.0522829762</text:p>
          </table:table-cell>
          <table:table-cell office:value-type="float" office:value="1.15130905299" calcext:value-type="float">
            <text:p>1.151309053</text:p>
          </table:table-cell>
          <table:table-cell office:value-type="float" office:value="0.285137265702" calcext:value-type="float">
            <text:p>0.2851372657</text:p>
          </table:table-cell>
          <table:table-cell office:value-type="float" office:value="1.14673532916" calcext:value-type="float">
            <text:p>1.1467353292</text:p>
          </table:table-cell>
          <table:table-cell office:value-type="float" office:value="4.77" calcext:value-type="float">
            <text:p>4.77</text:p>
          </table:table-cell>
          <table:table-cell office:value-type="float" office:value="2.05" calcext:value-type="float">
            <text:p>2.05</text:p>
          </table:table-cell>
          <table:table-cell office:value-type="float" office:value="1.18" calcext:value-type="float">
            <text:p>1.18</text:p>
          </table:table-cell>
          <table:table-cell office:value-type="float" office:value="-1.08" calcext:value-type="float">
            <text:p>-1.08</text:p>
          </table:table-cell>
          <table:table-cell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office:value-type="float" office:value="0.294749141917" calcext:value-type="float">
            <text:p>0.2947491419</text:p>
          </table:table-cell>
          <table:table-cell office:value-type="float" office:value="0.199776275041" calcext:value-type="float">
            <text:p>0.199776275</text:p>
          </table:table-cell>
          <table:table-cell office:value-type="float" office:value="0.394185186081" calcext:value-type="float">
            <text:p>0.3941851861</text:p>
          </table:table-cell>
          <table:table-cell office:value-type="float" office:value="0.482817743948" calcext:value-type="float">
            <text:p>0.4828177439</text:p>
          </table:table-cell>
          <table:table-cell office:value-type="float" office:value="0.0993460616009" calcext:value-type="float">
            <text:p>0.0993460616</text:p>
          </table:table-cell>
          <table:table-cell office:value-type="float" office:value="0.427411149791" calcext:value-type="float">
            <text:p>0.4274111498</text:p>
          </table:table-cell>
          <table:table-cell office:value-type="float" office:value="0.198782105764" calcext:value-type="float">
            <text:p>0.1987821058</text:p>
          </table:table-cell>
          <table:table-cell office:value-type="float" office:value="0.710452618699" calcext:value-type="float">
            <text:p>0.7104526187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1" calcext:value-type="float">
            <text:p>121</text:p>
          </table:table-cell>
          <table:table-cell office:value-type="float" office:value="-1" calcext:value-type="float">
            <text:p>-1</text:p>
          </table:table-cell>
          <table:table-cell office:value-type="float" office:value="0.326890891295" calcext:value-type="float">
            <text:p>0.3268908913</text:p>
          </table:table-cell>
          <table:table-cell office:value-type="float" office:value="0.308586346039" calcext:value-type="float">
            <text:p>0.308586346</text:p>
          </table:table-cell>
          <table:table-cell office:value-type="float" office:value="0.193169040343" calcext:value-type="float">
            <text:p>0.1931690403</text:p>
          </table:table-cell>
          <table:table-cell office:value-type="float" office:value="0.693569574032" calcext:value-type="float">
            <text:p>0.693569574</text:p>
          </table:table-cell>
          <table:table-cell office:value-type="float" office:value="0.223113162434" calcext:value-type="float">
            <text:p>0.2231131624</text:p>
          </table:table-cell>
          <table:table-cell office:value-type="float" office:value="0.90993441292" calcext:value-type="float">
            <text:p>0.9099344129</text:p>
          </table:table-cell>
          <table:table-cell office:value-type="float" office:value="0.366968764265" calcext:value-type="float">
            <text:p>0.3669687643</text:p>
          </table:table-cell>
          <table:table-cell office:value-type="float" office:value="0.666822682812" calcext:value-type="float">
            <text:p>0.6668226828</text:p>
          </table:table-cell>
          <table:table-cell office:value-type="float" office:value="5.01" calcext:value-type="float">
            <text:p>5.01</text:p>
          </table:table-cell>
          <table:table-cell office:value-type="float" office:value="2.05" calcext:value-type="float">
            <text:p>2.05</text:p>
          </table:table-cell>
          <table:table-cell office:value-type="float" office:value="1.14" calcext:value-type="float">
            <text:p>1.14</text:p>
          </table:table-cell>
          <table:table-cell office:value-type="float" office:value="-1.04" calcext:value-type="float">
            <text:p>-1.04</text:p>
          </table:table-cell>
          <table:table-cell office:value-type="float" office:value="0.05" calcext:value-type="float">
            <text:p>0.05</text:p>
          </table:table-cell>
          <table:table-cell office:value-type="float" office:value="0.17" calcext:value-type="float">
            <text:p>0.17</text:p>
          </table:table-cell>
          <table:table-cell office:value-type="float" office:value="0.439288936462" calcext:value-type="float">
            <text:p>0.4392889365</text:p>
          </table:table-cell>
          <table:table-cell office:value-type="float" office:value="-0.0500481409951" calcext:value-type="float">
            <text:p>-0.050048141</text:p>
          </table:table-cell>
          <table:table-cell office:value-type="float" office:value="0.504725360281" calcext:value-type="float">
            <text:p>0.5047253603</text:p>
          </table:table-cell>
          <table:table-cell office:value-type="float" office:value="0.242728351295" calcext:value-type="float">
            <text:p>0.2427283513</text:p>
          </table:table-cell>
          <table:table-cell office:value-type="float" office:value="0.218455268417" calcext:value-type="float">
            <text:p>0.2184552684</text:p>
          </table:table-cell>
          <table:table-cell office:value-type="float" office:value="0.15300971051" calcext:value-type="float">
            <text:p>0.1530097105</text:p>
          </table:table-cell>
          <table:table-cell office:value-type="float" office:value="0.283891692236" calcext:value-type="float">
            <text:p>0.2838916922</text:p>
          </table:table-cell>
          <table:table-cell office:value-type="float" office:value="0.4457862028" calcext:value-type="float">
            <text:p>0.4457862028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1" calcext:value-type="float">
            <text:p>121</text:p>
          </table:table-cell>
          <table:table-cell office:value-type="float" office:value="-2" calcext:value-type="float">
            <text:p>-2</text:p>
          </table:table-cell>
          <table:table-cell office:value-type="float" office:value="0.324794665876" calcext:value-type="float">
            <text:p>0.3247946659</text:p>
          </table:table-cell>
          <table:table-cell office:value-type="float" office:value="0.348531381262" calcext:value-type="float">
            <text:p>0.3485313813</text:p>
          </table:table-cell>
          <table:table-cell office:value-type="float" office:value="0.189801758972" calcext:value-type="float">
            <text:p>0.189801759</text:p>
          </table:table-cell>
          <table:table-cell office:value-type="float" office:value="0.73342758974" calcext:value-type="float">
            <text:p>0.7334275897</text:p>
          </table:table-cell>
          <table:table-cell office:value-type="float" office:value="0.223562491545" calcext:value-type="float">
            <text:p>0.2235624915</text:p>
          </table:table-cell>
          <table:table-cell office:value-type="float" office:value="0.949931889132" calcext:value-type="float">
            <text:p>0.9499318891</text:p>
          </table:table-cell>
          <table:table-cell office:value-type="float" office:value="0.366626372736" calcext:value-type="float">
            <text:p>0.3666263727</text:p>
          </table:table-cell>
          <table:table-cell office:value-type="float" office:value="0.706821217386" calcext:value-type="float">
            <text:p>0.7068212174</text:p>
          </table:table-cell>
          <table:table-cell office:value-type="float" office:value="4.95" calcext:value-type="float">
            <text:p>4.95</text:p>
          </table:table-cell>
          <table:table-cell office:value-type="float" office:value="2.05" calcext:value-type="float">
            <text:p>2.05</text:p>
          </table:table-cell>
          <table:table-cell office:value-type="float" office:value="1.15" calcext:value-type="float">
            <text:p>1.15</text:p>
          </table:table-cell>
          <table:table-cell office:value-type="float" office:value="-1.05" calcext:value-type="float">
            <text:p>-1.05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439288936462" calcext:value-type="float">
            <text:p>0.4392889365</text:p>
          </table:table-cell>
          <table:table-cell office:value-type="float" office:value="-0.0500481409951" calcext:value-type="float">
            <text:p>-0.050048141</text:p>
          </table:table-cell>
          <table:table-cell office:value-type="float" office:value="0.511728234049" calcext:value-type="float">
            <text:p>0.511728234</text:p>
          </table:table-cell>
          <table:table-cell office:value-type="float" office:value="0.24107476804" calcext:value-type="float">
            <text:p>0.241074768</text:p>
          </table:table-cell>
          <table:table-cell office:value-type="float" office:value="0.223388750407" calcext:value-type="float">
            <text:p>0.2233887504</text:p>
          </table:table-cell>
          <table:table-cell office:value-type="float" office:value="0.158247585465" calcext:value-type="float">
            <text:p>0.1582475855</text:p>
          </table:table-cell>
          <table:table-cell office:value-type="float" office:value="0.295828047995" calcext:value-type="float">
            <text:p>0.295828048</text:p>
          </table:table-cell>
          <table:table-cell office:value-type="float" office:value="0.4493704945" calcext:value-type="float">
            <text:p>0.4493704945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1" calcext:value-type="float">
            <text:p>121</text:p>
          </table:table-cell>
          <table:table-cell office:value-type="float" office:value="-3" calcext:value-type="float">
            <text:p>-3</text:p>
          </table:table-cell>
          <table:table-cell office:value-type="float" office:value="0.32302026886" calcext:value-type="float">
            <text:p>0.3230202689</text:p>
          </table:table-cell>
          <table:table-cell office:value-type="float" office:value="0.388492005822" calcext:value-type="float">
            <text:p>0.3884920058</text:p>
          </table:table-cell>
          <table:table-cell office:value-type="float" office:value="0.189314048648" calcext:value-type="float">
            <text:p>0.1893140486</text:p>
          </table:table-cell>
          <table:table-cell office:value-type="float" office:value="0.773424616362" calcext:value-type="float">
            <text:p>0.7734246164</text:p>
          </table:table-cell>
          <table:table-cell office:value-type="float" office:value="0.223457027027" calcext:value-type="float">
            <text:p>0.223457027</text:p>
          </table:table-cell>
          <table:table-cell office:value-type="float" office:value="0.989931750097" calcext:value-type="float">
            <text:p>0.9899317501</text:p>
          </table:table-cell>
          <table:table-cell office:value-type="float" office:value="0.357682663231" calcext:value-type="float">
            <text:p>0.3576826632</text:p>
          </table:table-cell>
          <table:table-cell office:value-type="float" office:value="0.745808523786" calcext:value-type="float">
            <text:p>0.7458085238</text:p>
          </table:table-cell>
          <table:table-cell office:value-type="float" office:value="4.89" calcext:value-type="float">
            <text:p>4.89</text:p>
          </table:table-cell>
          <table:table-cell office:value-type="float" office:value="2.05" calcext:value-type="float">
            <text:p>2.05</text:p>
          </table:table-cell>
          <table:table-cell office:value-type="float" office:value="1.16" calcext:value-type="float">
            <text:p>1.16</text:p>
          </table:table-cell>
          <table:table-cell office:value-type="float" office:value="-1.06" calcext:value-type="float">
            <text:p>-1.06</text:p>
          </table:table-cell>
          <table:table-cell office:value-type="float" office:value="0.05" calcext:value-type="float">
            <text:p>0.05</text:p>
          </table:table-cell>
          <table:table-cell office:value-type="float" office:value="0.13" calcext:value-type="float">
            <text:p>0.13</text:p>
          </table:table-cell>
          <table:table-cell office:value-type="float" office:value="0.427189090431" calcext:value-type="float">
            <text:p>0.4271890904</text:p>
          </table:table-cell>
          <table:table-cell table:style-name="ce2" office:value-type="float" office:value="0.0000468947675266" calcext:value-type="float">
            <text:p>4.69E-05</text:p>
          </table:table-cell>
          <table:table-cell office:value-type="float" office:value="0.50477545736" calcext:value-type="float">
            <text:p>0.5047754574</text:p>
          </table:table-cell>
          <table:table-cell office:value-type="float" office:value="0.289840538015" calcext:value-type="float">
            <text:p>0.289840538</text:p>
          </table:table-cell>
          <table:table-cell office:value-type="float" office:value="0.215013616988" calcext:value-type="float">
            <text:p>0.215013617</text:p>
          </table:table-cell>
          <table:table-cell office:value-type="float" office:value="0.212135481139" calcext:value-type="float">
            <text:p>0.2121354811</text:p>
          </table:table-cell>
          <table:table-cell office:value-type="float" office:value="0.292599983917" calcext:value-type="float">
            <text:p>0.2925999839</text:p>
          </table:table-cell>
          <table:table-cell office:value-type="float" office:value="0.501929124387" calcext:value-type="float">
            <text:p>0.5019291244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1" calcext:value-type="float">
            <text:p>121</text:p>
          </table:table-cell>
          <table:table-cell office:value-type="float" office:value="-4" calcext:value-type="float">
            <text:p>-4</text:p>
          </table:table-cell>
          <table:table-cell office:value-type="float" office:value="0.32212260761" calcext:value-type="float">
            <text:p>0.3221226076</text:p>
          </table:table-cell>
          <table:table-cell office:value-type="float" office:value="0.428481932107" calcext:value-type="float">
            <text:p>0.4284819321</text:p>
          </table:table-cell>
          <table:table-cell office:value-type="float" office:value="0.186165212962" calcext:value-type="float">
            <text:p>0.186165213</text:p>
          </table:table-cell>
          <table:table-cell office:value-type="float" office:value="0.813300484175" calcext:value-type="float">
            <text:p>0.8133004842</text:p>
          </table:table-cell>
          <table:table-cell office:value-type="float" office:value="0.223877001393" calcext:value-type="float">
            <text:p>0.2238770014</text:p>
          </table:table-cell>
          <table:table-cell office:value-type="float" office:value="1.02992954531" calcext:value-type="float">
            <text:p>1.0299295453</text:p>
          </table:table-cell>
          <table:table-cell office:value-type="float" office:value="0.362931827194" calcext:value-type="float">
            <text:p>0.3629318272</text:p>
          </table:table-cell>
          <table:table-cell office:value-type="float" office:value="0.785462606523" calcext:value-type="float">
            <text:p>0.7854626065</text:p>
          </table:table-cell>
          <table:table-cell office:value-type="float" office:value="4.83" calcext:value-type="float">
            <text:p>4.83</text:p>
          </table:table-cell>
          <table:table-cell office:value-type="float" office:value="2.05" calcext:value-type="float">
            <text:p>2.05</text:p>
          </table:table-cell>
          <table:table-cell office:value-type="float" office:value="1.17" calcext:value-type="float">
            <text:p>1.17</text:p>
          </table:table-cell>
          <table:table-cell office:value-type="float" office:value="-1.07" calcext:value-type="float">
            <text:p>-1.07</text:p>
          </table:table-cell>
          <table:table-cell office:value-type="float" office:value="0.05" calcext:value-type="float">
            <text:p>0.05</text:p>
          </table:table-cell>
          <table:table-cell office:value-type="float" office:value="0.11" calcext:value-type="float">
            <text:p>0.11</text:p>
          </table:table-cell>
          <table:table-cell office:value-type="float" office:value="0.414980211575" calcext:value-type="float">
            <text:p>0.4149802116</text:p>
          </table:table-cell>
          <table:table-cell office:value-type="float" office:value="0.0505933414982" calcext:value-type="float">
            <text:p>0.0505933415</text:p>
          </table:table-cell>
          <table:table-cell office:value-type="float" office:value="0.49864931368" calcext:value-type="float">
            <text:p>0.4986493137</text:p>
          </table:table-cell>
          <table:table-cell office:value-type="float" office:value="0.338689647189" calcext:value-type="float">
            <text:p>0.3386896472</text:p>
          </table:table-cell>
          <table:table-cell office:value-type="float" office:value="0.207316043163" calcext:value-type="float">
            <text:p>0.2073160432</text:p>
          </table:table-cell>
          <table:table-cell office:value-type="float" office:value="0.267101062279" calcext:value-type="float">
            <text:p>0.2671010623</text:p>
          </table:table-cell>
          <table:table-cell office:value-type="float" office:value="0.290985145268" calcext:value-type="float">
            <text:p>0.2909851453</text:p>
          </table:table-cell>
          <table:table-cell office:value-type="float" office:value="0.55519736797" calcext:value-type="float">
            <text:p>0.555197368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08" calcext:value-type="float">
            <text:p>108</text:p>
          </table:table-cell>
          <table:table-cell office:value-type="float" office:value="-1" calcext:value-type="float">
            <text:p>-1</text:p>
          </table:table-cell>
          <table:table-cell office:value-type="float" office:value="0.309620837756" calcext:value-type="float">
            <text:p>0.3096208378</text:p>
          </table:table-cell>
          <table:table-cell office:value-type="float" office:value="0.0768651551203" calcext:value-type="float">
            <text:p>0.0768651551</text:p>
          </table:table-cell>
          <table:table-cell office:value-type="float" office:value="0.353051634539" calcext:value-type="float">
            <text:p>0.3530516345</text:p>
          </table:table-cell>
          <table:table-cell office:value-type="float" office:value="0.374171345547" calcext:value-type="float">
            <text:p>0.3741713455</text:p>
          </table:table-cell>
          <table:table-cell office:value-type="float" office:value="0.108956971192" calcext:value-type="float">
            <text:p>0.1089569712</text:p>
          </table:table-cell>
          <table:table-cell office:value-type="float" office:value="0.400540738003" calcext:value-type="float">
            <text:p>0.400540738</text:p>
          </table:table-cell>
          <table:table-cell office:value-type="float" office:value="0.298888056237" calcext:value-type="float">
            <text:p>0.2988880562</text:p>
          </table:table-cell>
          <table:table-cell office:value-type="float" office:value="0.569872207561" calcext:value-type="float">
            <text:p>0.5698722076</text:p>
          </table:table-cell>
          <table:table-cell office:value-type="float" office:value="4.23" calcext:value-type="float">
            <text:p>4.23</text:p>
          </table:table-cell>
          <table:table-cell office:value-type="float" office:value="2.05" calcext:value-type="float">
            <text:p>2.05</text:p>
          </table:table-cell>
          <table:table-cell office:value-type="float" office:value="1.27" calcext:value-type="float">
            <text:p>1.27</text:p>
          </table:table-cell>
          <table:table-cell office:value-type="float" office:value="-1.17" calcext:value-type="float">
            <text:p>-1.17</text:p>
          </table:table-cell>
          <table:table-cell office:value-type="float" office:value="0.05" calcext:value-type="float">
            <text:p>0.05</text:p>
          </table:table-cell>
          <table:table-cell office:value-type="float" office:value="-0.09" calcext:value-type="float">
            <text:p>-0.09</text:p>
          </table:table-cell>
          <table:table-cell office:value-type="float" office:value="0.365006984961" calcext:value-type="float">
            <text:p>0.365006985</text:p>
          </table:table-cell>
          <table:table-cell office:value-type="float" office:value="-0.450109273304" calcext:value-type="float">
            <text:p>-0.4501092733</text:p>
          </table:table-cell>
          <table:table-cell office:value-type="float" office:value="0.487028542218" calcext:value-type="float">
            <text:p>0.4870285422</text:p>
          </table:table-cell>
          <table:table-cell office:value-type="float" office:value="-0.176045887269" calcext:value-type="float">
            <text:p>-0.1760458873</text:p>
          </table:table-cell>
          <table:table-cell office:value-type="float" office:value="0.188671909037" calcext:value-type="float">
            <text:p>0.188671909</text:p>
          </table:table-cell>
          <table:table-cell office:value-type="float" office:value="-0.207403811893" calcext:value-type="float">
            <text:p>-0.2074038119</text:p>
          </table:table-cell>
          <table:table-cell office:value-type="float" office:value="0.310693466293" calcext:value-type="float">
            <text:p>0.3106934663</text:p>
          </table:table-cell>
          <table:table-cell office:value-type="float" office:value="0.0666595741417" calcext:value-type="float">
            <text:p>0.0666595741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08" calcext:value-type="float">
            <text:p>108</text:p>
          </table:table-cell>
          <table:table-cell office:value-type="float" office:value="-2" calcext:value-type="float">
            <text:p>-2</text:p>
          </table:table-cell>
          <table:table-cell office:value-type="float" office:value="0.310440813965" calcext:value-type="float">
            <text:p>0.310440814</text:p>
          </table:table-cell>
          <table:table-cell office:value-type="float" office:value="0.116856749725" calcext:value-type="float">
            <text:p>0.1168567497</text:p>
          </table:table-cell>
          <table:table-cell office:value-type="float" office:value="0.353853945546" calcext:value-type="float">
            <text:p>0.3538539455</text:p>
          </table:table-cell>
          <table:table-cell office:value-type="float" office:value="0.414163298451" calcext:value-type="float">
            <text:p>0.4141632985</text:p>
          </table:table-cell>
          <table:table-cell office:value-type="float" office:value="0.108264665268" calcext:value-type="float">
            <text:p>0.1082646653</text:p>
          </table:table-cell>
          <table:table-cell office:value-type="float" office:value="0.440534746461" calcext:value-type="float">
            <text:p>0.4405347465</text:p>
          </table:table-cell>
          <table:table-cell office:value-type="float" office:value="0.300166865554" calcext:value-type="float">
            <text:p>0.3001668656</text:p>
          </table:table-cell>
          <table:table-cell office:value-type="float" office:value="0.609851760419" calcext:value-type="float">
            <text:p>0.6098517604</text:p>
          </table:table-cell>
          <table:table-cell office:value-type="float" office:value="4.17" calcext:value-type="float">
            <text:p>4.17</text:p>
          </table:table-cell>
          <table:table-cell office:value-type="float" office:value="2.05" calcext:value-type="float">
            <text:p>2.05</text:p>
          </table:table-cell>
          <table:table-cell office:value-type="float" office:value="1.28" calcext:value-type="float">
            <text:p>1.28</text:p>
          </table:table-cell>
          <table:table-cell office:value-type="float" office:value="-1.18" calcext:value-type="float">
            <text:p>-1.18</text:p>
          </table:table-cell>
          <table:table-cell office:value-type="float" office:value="0.05" calcext:value-type="float">
            <text:p>0.05</text:p>
          </table:table-cell>
          <table:table-cell office:value-type="float" office:value="-0.11" calcext:value-type="float">
            <text:p>-0.11</text:p>
          </table:table-cell>
          <table:table-cell office:value-type="float" office:value="0.365511185418" calcext:value-type="float">
            <text:p>0.3655111854</text:p>
          </table:table-cell>
          <table:table-cell office:value-type="float" office:value="-0.398111717766" calcext:value-type="float">
            <text:p>-0.3981117178</text:p>
          </table:table-cell>
          <table:table-cell office:value-type="float" office:value="0.487034641548" calcext:value-type="float">
            <text:p>0.4870346415</text:p>
          </table:table-cell>
          <table:table-cell office:value-type="float" office:value="-0.123827103523" calcext:value-type="float">
            <text:p>-0.1238271035</text:p>
          </table:table-cell>
          <table:table-cell office:value-type="float" office:value="0.188735469682" calcext:value-type="float">
            <text:p>0.1887354697</text:p>
          </table:table-cell>
          <table:table-cell office:value-type="float" office:value="-0.15572701048" calcext:value-type="float">
            <text:p>-0.1557270105</text:p>
          </table:table-cell>
          <table:table-cell office:value-type="float" office:value="0.310258925812" calcext:value-type="float">
            <text:p>0.3102589258</text:p>
          </table:table-cell>
          <table:table-cell office:value-type="float" office:value="0.118557603762" calcext:value-type="float">
            <text:p>0.1185576038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08" calcext:value-type="float">
            <text:p>108</text:p>
          </table:table-cell>
          <table:table-cell office:value-type="float" office:value="-3" calcext:value-type="float">
            <text:p>-3</text:p>
          </table:table-cell>
          <table:table-cell office:value-type="float" office:value="0.311353241308" calcext:value-type="float">
            <text:p>0.3113532413</text:p>
          </table:table-cell>
          <table:table-cell office:value-type="float" office:value="0.156846341825" calcext:value-type="float">
            <text:p>0.1568463418</text:p>
          </table:table-cell>
          <table:table-cell office:value-type="float" office:value="0.35465640847" calcext:value-type="float">
            <text:p>0.3546564085</text:p>
          </table:table-cell>
          <table:table-cell office:value-type="float" office:value="0.454155248307" calcext:value-type="float">
            <text:p>0.4541552483</text:p>
          </table:table-cell>
          <table:table-cell office:value-type="float" office:value="0.10821088313" calcext:value-type="float">
            <text:p>0.1082108831</text:p>
          </table:table-cell>
          <table:table-cell office:value-type="float" office:value="0.480534710304" calcext:value-type="float">
            <text:p>0.4805347103</text:p>
          </table:table-cell>
          <table:table-cell office:value-type="float" office:value="0.298789566899" calcext:value-type="float">
            <text:p>0.2987895669</text:p>
          </table:table-cell>
          <table:table-cell office:value-type="float" office:value="0.649828041491" calcext:value-type="float">
            <text:p>0.6498280415</text:p>
          </table:table-cell>
          <table:table-cell office:value-type="float" office:value="4.11" calcext:value-type="float">
            <text:p>4.11</text:p>
          </table:table-cell>
          <table:table-cell office:value-type="float" office:value="2.05" calcext:value-type="float">
            <text:p>2.05</text:p>
          </table:table-cell>
          <table:table-cell office:value-type="float" office:value="1.29" calcext:value-type="float">
            <text:p>1.29</text:p>
          </table:table-cell>
          <table:table-cell office:value-type="float" office:value="-1.19" calcext:value-type="float">
            <text:p>-1.19</text:p>
          </table:table-cell>
          <table:table-cell office:value-type="float" office:value="0.05" calcext:value-type="float">
            <text:p>0.05</text:p>
          </table:table-cell>
          <table:table-cell office:value-type="float" office:value="-0.13" calcext:value-type="float">
            <text:p>-0.13</text:p>
          </table:table-cell>
          <table:table-cell office:value-type="float" office:value="0.366015385874" calcext:value-type="float">
            <text:p>0.3660153859</text:p>
          </table:table-cell>
          <table:table-cell office:value-type="float" office:value="-0.346114162228" calcext:value-type="float">
            <text:p>-0.3461141622</text:p>
          </table:table-cell>
          <table:table-cell office:value-type="float" office:value="0.48706648878" calcext:value-type="float">
            <text:p>0.4870664888</text:p>
          </table:table-cell>
          <table:table-cell office:value-type="float" office:value="-0.0716207552302" calcext:value-type="float">
            <text:p>-0.0716207552</text:p>
          </table:table-cell>
          <table:table-cell office:value-type="float" office:value="0.188822673696" calcext:value-type="float">
            <text:p>0.1888226737</text:p>
          </table:table-cell>
          <table:table-cell office:value-type="float" office:value="-0.104034128457" calcext:value-type="float">
            <text:p>-0.1040341285</text:p>
          </table:table-cell>
          <table:table-cell office:value-type="float" office:value="0.309873776601" calcext:value-type="float">
            <text:p>0.3098737766</text:p>
          </table:table-cell>
          <table:table-cell office:value-type="float" office:value="0.170459278541" calcext:value-type="float">
            <text:p>0.1704592785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08" calcext:value-type="float">
            <text:p>108</text:p>
          </table:table-cell>
          <table:table-cell office:value-type="float" office:value="-4" calcext:value-type="float">
            <text:p>-4</text:p>
          </table:table-cell>
          <table:table-cell office:value-type="float" office:value="0.309823415148" calcext:value-type="float">
            <text:p>0.3098234151</text:p>
          </table:table-cell>
          <table:table-cell office:value-type="float" office:value="0.196817076518" calcext:value-type="float">
            <text:p>0.1968170765</text:p>
          </table:table-cell>
          <table:table-cell office:value-type="float" office:value="0.354728235101" calcext:value-type="float">
            <text:p>0.3547282351</text:p>
          </table:table-cell>
          <table:table-cell office:value-type="float" office:value="0.494155183818" calcext:value-type="float">
            <text:p>0.4941551838</text:p>
          </table:table-cell>
          <table:table-cell office:value-type="float" office:value="0.11014508951" calcext:value-type="float">
            <text:p>0.1101450895</text:p>
          </table:table-cell>
          <table:table-cell office:value-type="float" office:value="0.520487918507" calcext:value-type="float">
            <text:p>0.5204879185</text:p>
          </table:table-cell>
          <table:table-cell office:value-type="float" office:value="0.298297675411" calcext:value-type="float">
            <text:p>0.2982976754</text:p>
          </table:table-cell>
          <table:table-cell office:value-type="float" office:value="0.689825016912" calcext:value-type="float">
            <text:p>0.6898250169</text:p>
          </table:table-cell>
          <table:table-cell office:value-type="float" office:value="4.05" calcext:value-type="float">
            <text:p>4.05</text:p>
          </table:table-cell>
          <table:table-cell office:value-type="float" office:value="2.05" calcext:value-type="float">
            <text:p>2.05</text:p>
          </table:table-cell>
          <table:table-cell office:value-type="float" office:value="1.3" calcext:value-type="float">
            <text:p>1.3</text:p>
          </table:table-cell>
          <table:table-cell office:value-type="float" office:value="-1.2" calcext:value-type="float">
            <text:p>-1.2</text:p>
          </table:table-cell>
          <table:table-cell office:value-type="float" office:value="0.05" calcext:value-type="float">
            <text:p>0.05</text:p>
          </table:table-cell>
          <table:table-cell office:value-type="float" office:value="-0.15" calcext:value-type="float">
            <text:p>-0.15</text:p>
          </table:table-cell>
          <table:table-cell office:value-type="float" office:value="0.366519586331" calcext:value-type="float">
            <text:p>0.3665195863</text:p>
          </table:table-cell>
          <table:table-cell office:value-type="float" office:value="-0.29411660669" calcext:value-type="float">
            <text:p>-0.2941166067</text:p>
          </table:table-cell>
          <table:table-cell office:value-type="float" office:value="0.485723053457" calcext:value-type="float">
            <text:p>0.4857230535</text:p>
          </table:table-cell>
          <table:table-cell office:value-type="float" office:value="-0.0188158013425" calcext:value-type="float">
            <text:p>-0.0188158013</text:p>
          </table:table-cell>
          <table:table-cell office:value-type="float" office:value="0.18770382878" calcext:value-type="float">
            <text:p>0.1877038288</text:p>
          </table:table-cell>
          <table:table-cell office:value-type="float" office:value="-0.0532329732663" calcext:value-type="float">
            <text:p>-0.0532329733</text:p>
          </table:table-cell>
          <table:table-cell office:value-type="float" office:value="0.306907295906" calcext:value-type="float">
            <text:p>0.3069072959</text:p>
          </table:table-cell>
          <table:table-cell office:value-type="float" office:value="0.222067832082" calcext:value-type="float">
            <text:p>0.2220678321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8" calcext:value-type="float">
            <text:p>118</text:p>
          </table:table-cell>
          <table:table-cell office:value-type="float" office:value="-1" calcext:value-type="float">
            <text:p>-1</text:p>
          </table:table-cell>
          <table:table-cell office:value-type="float" office:value="0.349317577891" calcext:value-type="float">
            <text:p>0.3493175779</text:p>
          </table:table-cell>
          <table:table-cell office:value-type="float" office:value="0.262022473694" calcext:value-type="float">
            <text:p>0.2620224737</text:p>
          </table:table-cell>
          <table:table-cell office:value-type="float" office:value="0.214522871012" calcext:value-type="float">
            <text:p>0.214522871</text:p>
          </table:table-cell>
          <table:table-cell office:value-type="float" office:value="0.562052399106" calcext:value-type="float">
            <text:p>0.5620523991</text:p>
          </table:table-cell>
          <table:table-cell office:value-type="float" office:value="0.28342204899" calcext:value-type="float">
            <text:p>0.283422049</text:p>
          </table:table-cell>
          <table:table-cell office:value-type="float" office:value="0.732464148615" calcext:value-type="float">
            <text:p>0.7324641486</text:p>
          </table:table-cell>
          <table:table-cell office:value-type="float" office:value="0.37192406136" calcext:value-type="float">
            <text:p>0.3719240614</text:p>
          </table:table-cell>
          <table:table-cell office:value-type="float" office:value="0.496543155552" calcext:value-type="float">
            <text:p>0.4965431556</text:p>
          </table:table-cell>
          <table:table-cell office:value-type="float" office:value="4.83" calcext:value-type="float">
            <text:p>4.83</text:p>
          </table:table-cell>
          <table:table-cell office:value-type="float" office:value="2.05" calcext:value-type="float">
            <text:p>2.05</text:p>
          </table:table-cell>
          <table:table-cell office:value-type="float" office:value="1.17" calcext:value-type="float">
            <text:p>1.17</text:p>
          </table:table-cell>
          <table:table-cell office:value-type="float" office:value="-1.07" calcext:value-type="float">
            <text:p>-1.07</text:p>
          </table:table-cell>
          <table:table-cell office:value-type="float" office:value="0.05" calcext:value-type="float">
            <text:p>0.05</text:p>
          </table:table-cell>
          <table:table-cell office:value-type="float" office:value="0.11" calcext:value-type="float">
            <text:p>0.11</text:p>
          </table:table-cell>
          <table:table-cell office:value-type="float" office:value="0.561082349883" calcext:value-type="float">
            <text:p>0.5610823499</text:p>
          </table:table-cell>
          <table:table-cell office:value-type="float" office:value="-0.155120127908" calcext:value-type="float">
            <text:p>-0.1551201279</text:p>
          </table:table-cell>
          <table:table-cell office:value-type="float" office:value="0.57722818643" calcext:value-type="float">
            <text:p>0.5772281864</text:p>
          </table:table-cell>
          <table:table-cell office:value-type="float" office:value="0.144445076951" calcext:value-type="float">
            <text:p>0.144445077</text:p>
          </table:table-cell>
          <table:table-cell office:value-type="float" office:value="0.309724190659" calcext:value-type="float">
            <text:p>0.3097241907</text:p>
          </table:table-cell>
          <table:table-cell office:value-type="float" office:value="0.00864517913672" calcext:value-type="float">
            <text:p>0.0086451791</text:p>
          </table:table-cell>
          <table:table-cell office:value-type="float" office:value="0.325870027206" calcext:value-type="float">
            <text:p>0.3258700272</text:p>
          </table:table-cell>
          <table:table-cell office:value-type="float" office:value="0.308210383996" calcext:value-type="float">
            <text:p>0.308210384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8" calcext:value-type="float">
            <text:p>118</text:p>
          </table:table-cell>
          <table:table-cell office:value-type="float" office:value="-2" calcext:value-type="float">
            <text:p>-2</text:p>
          </table:table-cell>
          <table:table-cell office:value-type="float" office:value="0.344462469245" calcext:value-type="float">
            <text:p>0.3444624692</text:p>
          </table:table-cell>
          <table:table-cell office:value-type="float" office:value="0.301726729386" calcext:value-type="float">
            <text:p>0.3017267294</text:p>
          </table:table-cell>
          <table:table-cell office:value-type="float" office:value="0.213415610852" calcext:value-type="float">
            <text:p>0.2134156109</text:p>
          </table:table-cell>
          <table:table-cell office:value-type="float" office:value="0.602037070855" calcext:value-type="float">
            <text:p>0.6020370709</text:p>
          </table:table-cell>
          <table:table-cell office:value-type="float" office:value="0.28148937079" calcext:value-type="float">
            <text:p>0.2814893708</text:p>
          </table:table-cell>
          <table:table-cell office:value-type="float" office:value="0.77241743077" calcext:value-type="float">
            <text:p>0.7724174308</text:p>
          </table:table-cell>
          <table:table-cell office:value-type="float" office:value="0.370841485966" calcext:value-type="float">
            <text:p>0.370841486</text:p>
          </table:table-cell>
          <table:table-cell office:value-type="float" office:value="0.536528503249" calcext:value-type="float">
            <text:p>0.5365285032</text:p>
          </table:table-cell>
          <table:table-cell office:value-type="float" office:value="4.77" calcext:value-type="float">
            <text:p>4.77</text:p>
          </table:table-cell>
          <table:table-cell office:value-type="float" office:value="2.05" calcext:value-type="float">
            <text:p>2.05</text:p>
          </table:table-cell>
          <table:table-cell office:value-type="float" office:value="1.18" calcext:value-type="float">
            <text:p>1.18</text:p>
          </table:table-cell>
          <table:table-cell office:value-type="float" office:value="-1.08" calcext:value-type="float">
            <text:p>-1.08</text:p>
          </table:table-cell>
          <table:table-cell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office:value-type="float" office:value="0.530372611058" calcext:value-type="float">
            <text:p>0.5303726111</text:p>
          </table:table-cell>
          <table:table-cell office:value-type="float" office:value="-0.113156906615" calcext:value-type="float">
            <text:p>-0.1131569066</text:p>
          </table:table-cell>
          <table:table-cell office:value-type="float" office:value="0.56101640253" calcext:value-type="float">
            <text:p>0.5610164025</text:p>
          </table:table-cell>
          <table:table-cell office:value-type="float" office:value="0.185273919615" calcext:value-type="float">
            <text:p>0.1852739196</text:p>
          </table:table-cell>
          <table:table-cell office:value-type="float" office:value="0.287245830007" calcext:value-type="float">
            <text:p>0.28724583</text:p>
          </table:table-cell>
          <table:table-cell office:value-type="float" office:value="0.0625968083831" calcext:value-type="float">
            <text:p>0.0625968084</text:p>
          </table:table-cell>
          <table:table-cell office:value-type="float" office:value="0.317889621479" calcext:value-type="float">
            <text:p>0.3178896215</text:p>
          </table:table-cell>
          <table:table-cell office:value-type="float" office:value="0.361027634613" calcext:value-type="float">
            <text:p>0.3610276346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8" calcext:value-type="float">
            <text:p>118</text:p>
          </table:table-cell>
          <table:table-cell office:value-type="float" office:value="-3" calcext:value-type="float">
            <text:p>-3</text:p>
          </table:table-cell>
          <table:table-cell office:value-type="float" office:value="0.342212207448" calcext:value-type="float">
            <text:p>0.3422122074</text:p>
          </table:table-cell>
          <table:table-cell office:value-type="float" office:value="0.34166338325" calcext:value-type="float">
            <text:p>0.3416633833</text:p>
          </table:table-cell>
          <table:table-cell office:value-type="float" office:value="0.212842026405" calcext:value-type="float">
            <text:p>0.2128420264</text:p>
          </table:table-cell>
          <table:table-cell office:value-type="float" office:value="0.642032958155" calcext:value-type="float">
            <text:p>0.6420329582</text:p>
          </table:table-cell>
          <table:table-cell office:value-type="float" office:value="0.279668413265" calcext:value-type="float">
            <text:p>0.2796684133</text:p>
          </table:table-cell>
          <table:table-cell office:value-type="float" office:value="0.812375960694" calcext:value-type="float">
            <text:p>0.8123759607</text:p>
          </table:table-cell>
          <table:table-cell office:value-type="float" office:value="0.370975321038" calcext:value-type="float">
            <text:p>0.370975321</text:p>
          </table:table-cell>
          <table:table-cell office:value-type="float" office:value="0.576528279351" calcext:value-type="float">
            <text:p>0.5765282794</text:p>
          </table:table-cell>
          <table:table-cell office:value-type="float" office:value="4.71" calcext:value-type="float">
            <text:p>4.71</text:p>
          </table:table-cell>
          <table:table-cell office:value-type="float" office:value="2.05" calcext:value-type="float">
            <text:p>2.05</text:p>
          </table:table-cell>
          <table:table-cell office:value-type="float" office:value="1.19" calcext:value-type="float">
            <text:p>1.19</text:p>
          </table:table-cell>
          <table:table-cell office:value-type="float" office:value="-1.09" calcext:value-type="float">
            <text:p>-1.09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499662872233" calcext:value-type="float">
            <text:p>0.4996628722</text:p>
          </table:table-cell>
          <table:table-cell office:value-type="float" office:value="-0.0711936853216" calcext:value-type="float">
            <text:p>-0.0711936853</text:p>
          </table:table-cell>
          <table:table-cell office:value-type="float" office:value="0.547238126032" calcext:value-type="float">
            <text:p>0.547238126</text:p>
          </table:table-cell>
          <table:table-cell office:value-type="float" office:value="0.225009952782" calcext:value-type="float">
            <text:p>0.2250099528</text:p>
          </table:table-cell>
          <table:table-cell office:value-type="float" office:value="0.266930623841" calcext:value-type="float">
            <text:p>0.2669306238</text:p>
          </table:table-cell>
          <table:table-cell office:value-type="float" office:value="0.118109512112" calcext:value-type="float">
            <text:p>0.1181095121</text:p>
          </table:table-cell>
          <table:table-cell office:value-type="float" office:value="0.31450587764" calcext:value-type="float">
            <text:p>0.3145058776</text:p>
          </table:table-cell>
          <table:table-cell office:value-type="float" office:value="0.414313150216" calcext:value-type="float">
            <text:p>0.4143131502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8" calcext:value-type="float">
            <text:p>118</text:p>
          </table:table-cell>
          <table:table-cell office:value-type="float" office:value="-4" calcext:value-type="float">
            <text:p>-4</text:p>
          </table:table-cell>
          <table:table-cell office:value-type="float" office:value="0.339105934926" calcext:value-type="float">
            <text:p>0.3391059349</text:p>
          </table:table-cell>
          <table:table-cell office:value-type="float" office:value="0.381542589248" calcext:value-type="float">
            <text:p>0.3815425892</text:p>
          </table:table-cell>
          <table:table-cell office:value-type="float" office:value="0.213679980185" calcext:value-type="float">
            <text:p>0.2136799802</text:p>
          </table:table-cell>
          <table:table-cell office:value-type="float" office:value="0.68202418011" calcext:value-type="float">
            <text:p>0.6820241801</text:p>
          </table:table-cell>
          <table:table-cell office:value-type="float" office:value="0.280267256525" calcext:value-type="float">
            <text:p>0.2802672565</text:p>
          </table:table-cell>
          <table:table-cell office:value-type="float" office:value="0.852371477777" calcext:value-type="float">
            <text:p>0.8523714778</text:p>
          </table:table-cell>
          <table:table-cell office:value-type="float" office:value="0.371117397803" calcext:value-type="float">
            <text:p>0.3711173978</text:p>
          </table:table-cell>
          <table:table-cell office:value-type="float" office:value="0.616528027028" calcext:value-type="float">
            <text:p>0.616528027</text:p>
          </table:table-cell>
          <table:table-cell office:value-type="float" office:value="4.65" calcext:value-type="float">
            <text:p>4.65</text:p>
          </table:table-cell>
          <table:table-cell office:value-type="float" office:value="2.05" calcext:value-type="float">
            <text:p>2.05</text:p>
          </table:table-cell>
          <table:table-cell office:value-type="float" office:value="1.2" calcext:value-type="float">
            <text:p>1.2</text:p>
          </table:table-cell>
          <table:table-cell office:value-type="float" office:value="-1.1" calcext:value-type="float">
            <text:p>-1.1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499662872233" calcext:value-type="float">
            <text:p>0.4996628722</text:p>
          </table:table-cell>
          <table:table-cell office:value-type="float" office:value="-0.0711936853216" calcext:value-type="float">
            <text:p>-0.0711936853</text:p>
          </table:table-cell>
          <table:table-cell office:value-type="float" office:value="0.554197718293" calcext:value-type="float">
            <text:p>0.5541977183</text:p>
          </table:table-cell>
          <table:table-cell office:value-type="float" office:value="0.223807925802" calcext:value-type="float">
            <text:p>0.2238079258</text:p>
          </table:table-cell>
          <table:table-cell office:value-type="float" office:value="0.271451405873" calcext:value-type="float">
            <text:p>0.2714514059</text:p>
          </table:table-cell>
          <table:table-cell office:value-type="float" office:value="0.123535682319" calcext:value-type="float">
            <text:p>0.1235356823</text:p>
          </table:table-cell>
          <table:table-cell office:value-type="float" office:value="0.325986251933" calcext:value-type="float">
            <text:p>0.3259862519</text:p>
          </table:table-cell>
          <table:table-cell office:value-type="float" office:value="0.418537293442" calcext:value-type="float">
            <text:p>0.4185372934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4" calcext:value-type="float">
            <text:p>114</text:p>
          </table:table-cell>
          <table:table-cell office:value-type="float" office:value="-1" calcext:value-type="float">
            <text:p>-1</text:p>
          </table:table-cell>
          <table:table-cell office:value-type="float" office:value="0.35327795367" calcext:value-type="float">
            <text:p>0.3532779537</text:p>
          </table:table-cell>
          <table:table-cell office:value-type="float" office:value="0.0879718826526" calcext:value-type="float">
            <text:p>0.0879718827</text:p>
          </table:table-cell>
          <table:table-cell office:value-type="float" office:value="0.360701475598" calcext:value-type="float">
            <text:p>0.3607014756</text:p>
          </table:table-cell>
          <table:table-cell office:value-type="float" office:value="0.309895944799" calcext:value-type="float">
            <text:p>0.3098959448</text:p>
          </table:table-cell>
          <table:table-cell office:value-type="float" office:value="0.348639159908" calcext:value-type="float">
            <text:p>0.3486391599</text:p>
          </table:table-cell>
          <table:table-cell office:value-type="float" office:value="0.533478859074" calcext:value-type="float">
            <text:p>0.5334788591</text:p>
          </table:table-cell>
          <table:table-cell office:value-type="float" office:value="0.171355756169" calcext:value-type="float">
            <text:p>0.1713557562</text:p>
          </table:table-cell>
          <table:table-cell office:value-type="float" office:value="0.601858437957" calcext:value-type="float">
            <text:p>0.601858438</text:p>
          </table:table-cell>
          <table:table-cell office:value-type="float" office:value="4.59" calcext:value-type="float">
            <text:p>4.59</text:p>
          </table:table-cell>
          <table:table-cell office:value-type="float" office:value="2.05" calcext:value-type="float">
            <text:p>2.05</text:p>
          </table:table-cell>
          <table:table-cell office:value-type="float" office:value="1.21" calcext:value-type="float">
            <text:p>1.21</text:p>
          </table:table-cell>
          <table:table-cell office:value-type="float" office:value="-1.11" calcext:value-type="float">
            <text:p>-1.11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558565993126" calcext:value-type="float">
            <text:p>0.5585659931</text:p>
          </table:table-cell>
          <table:table-cell office:value-type="float" office:value="-0.379790091538" calcext:value-type="float">
            <text:p>-0.3797900915</text:p>
          </table:table-cell>
          <table:table-cell office:value-type="float" office:value="0.591510398698" calcext:value-type="float">
            <text:p>0.5915103987</text:p>
          </table:table-cell>
          <table:table-cell office:value-type="float" office:value="-0.081604467905" calcext:value-type="float">
            <text:p>-0.0816044679</text:p>
          </table:table-cell>
          <table:table-cell office:value-type="float" office:value="0.316801870802" calcext:value-type="float">
            <text:p>0.3168018708</text:p>
          </table:table-cell>
          <table:table-cell office:value-type="float" office:value="-0.202166587584" calcext:value-type="float">
            <text:p>-0.2021665876</text:p>
          </table:table-cell>
          <table:table-cell office:value-type="float" office:value="0.349746276374" calcext:value-type="float">
            <text:p>0.3497462764</text:p>
          </table:table-cell>
          <table:table-cell office:value-type="float" office:value="0.0960190360496" calcext:value-type="float">
            <text:p>0.096019036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4" calcext:value-type="float">
            <text:p>114</text:p>
          </table:table-cell>
          <table:table-cell office:value-type="float" office:value="-2" calcext:value-type="float">
            <text:p>-2</text:p>
          </table:table-cell>
          <table:table-cell office:value-type="float" office:value="0.349571808561" calcext:value-type="float">
            <text:p>0.3495718086</text:p>
          </table:table-cell>
          <table:table-cell office:value-type="float" office:value="0.127799818683" calcext:value-type="float">
            <text:p>0.1277998187</text:p>
          </table:table-cell>
          <table:table-cell office:value-type="float" office:value="0.357793292839" calcext:value-type="float">
            <text:p>0.3577932928</text:p>
          </table:table-cell>
          <table:table-cell office:value-type="float" office:value="0.349790085634" calcext:value-type="float">
            <text:p>0.3497900856</text:p>
          </table:table-cell>
          <table:table-cell office:value-type="float" office:value="0.35010581396" calcext:value-type="float">
            <text:p>0.350105814</text:p>
          </table:table-cell>
          <table:table-cell office:value-type="float" office:value="0.573451961604" calcext:value-type="float">
            <text:p>0.5734519616</text:p>
          </table:table-cell>
          <table:table-cell office:value-type="float" office:value="0.17194205144" calcext:value-type="float">
            <text:p>0.1719420514</text:p>
          </table:table-cell>
          <table:table-cell office:value-type="float" office:value="0.64185414095" calcext:value-type="float">
            <text:p>0.641854141</text:p>
          </table:table-cell>
          <table:table-cell office:value-type="float" office:value="4.53" calcext:value-type="float">
            <text:p>4.53</text:p>
          </table:table-cell>
          <table:table-cell office:value-type="float" office:value="2.05" calcext:value-type="float">
            <text:p>2.05</text:p>
          </table:table-cell>
          <table:table-cell office:value-type="float" office:value="1.22" calcext:value-type="float">
            <text:p>1.22</text:p>
          </table:table-cell>
          <table:table-cell office:value-type="float" office:value="-1.12" calcext:value-type="float">
            <text:p>-1.12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549991854422" calcext:value-type="float">
            <text:p>0.5499918544</text:p>
          </table:table-cell>
          <table:table-cell office:value-type="float" office:value="-0.328501845853" calcext:value-type="float">
            <text:p>-0.3285018459</text:p>
          </table:table-cell>
          <table:table-cell office:value-type="float" office:value="0.582847708381" calcext:value-type="float">
            <text:p>0.5828477084</text:p>
          </table:table-cell>
          <table:table-cell office:value-type="float" office:value="-0.0303064520912" calcext:value-type="float">
            <text:p>-0.0303064521</text:p>
          </table:table-cell>
          <table:table-cell office:value-type="float" office:value="0.308174995112" calcext:value-type="float">
            <text:p>0.3081749951</text:p>
          </table:table-cell>
          <table:table-cell office:value-type="float" office:value="-0.150950144781" calcext:value-type="float">
            <text:p>-0.1509501448</text:p>
          </table:table-cell>
          <table:table-cell office:value-type="float" office:value="0.341030849071" calcext:value-type="float">
            <text:p>0.3410308491</text:p>
          </table:table-cell>
          <table:table-cell office:value-type="float" office:value="0.147245248981" calcext:value-type="float">
            <text:p>0.147245249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4" calcext:value-type="float">
            <text:p>114</text:p>
          </table:table-cell>
          <table:table-cell office:value-type="float" office:value="-3" calcext:value-type="float">
            <text:p>-3</text:p>
          </table:table-cell>
          <table:table-cell office:value-type="float" office:value="0.351254081069" calcext:value-type="float">
            <text:p>0.3512540811</text:p>
          </table:table-cell>
          <table:table-cell office:value-type="float" office:value="0.167764427516" calcext:value-type="float">
            <text:p>0.1677644275</text:p>
          </table:table-cell>
          <table:table-cell office:value-type="float" office:value="0.355539275532" calcext:value-type="float">
            <text:p>0.3555392755</text:p>
          </table:table-cell>
          <table:table-cell office:value-type="float" office:value="0.389726527714" calcext:value-type="float">
            <text:p>0.3897265277</text:p>
          </table:table-cell>
          <table:table-cell office:value-type="float" office:value="0.34742467361" calcext:value-type="float">
            <text:p>0.3474246736</text:p>
          </table:table-cell>
          <table:table-cell office:value-type="float" office:value="0.61336200403" calcext:value-type="float">
            <text:p>0.613362004</text:p>
          </table:table-cell>
          <table:table-cell office:value-type="float" office:value="0.170246972477" calcext:value-type="float">
            <text:p>0.1702469725</text:p>
          </table:table-cell>
          <table:table-cell office:value-type="float" office:value="0.681818208652" calcext:value-type="float">
            <text:p>0.6818182087</text:p>
          </table:table-cell>
          <table:table-cell office:value-type="float" office:value="4.47" calcext:value-type="float">
            <text:p>4.47</text:p>
          </table:table-cell>
          <table:table-cell office:value-type="float" office:value="2.05" calcext:value-type="float">
            <text:p>2.05</text:p>
          </table:table-cell>
          <table:table-cell office:value-type="float" office:value="1.23" calcext:value-type="float">
            <text:p>1.23</text:p>
          </table:table-cell>
          <table:table-cell office:value-type="float" office:value="-1.13" calcext:value-type="float">
            <text:p>-1.13</text:p>
          </table:table-cell>
          <table:table-cell office:value-type="float" office:value="0.05" calcext:value-type="float">
            <text:p>0.05</text:p>
          </table:table-cell>
          <table:table-cell office:value-type="float" office:value="-0.01" calcext:value-type="float">
            <text:p>-0.01</text:p>
          </table:table-cell>
          <table:table-cell office:value-type="float" office:value="0.541417715718" calcext:value-type="float">
            <text:p>0.5414177157</text:p>
          </table:table-cell>
          <table:table-cell office:value-type="float" office:value="-0.277213600167" calcext:value-type="float">
            <text:p>-0.2772136002</text:p>
          </table:table-cell>
          <table:table-cell office:value-type="float" office:value="0.577252454278" calcext:value-type="float">
            <text:p>0.5772524543</text:p>
          </table:table-cell>
          <table:table-cell office:value-type="float" office:value="0.0206384965388" calcext:value-type="float">
            <text:p>0.0206384965</text:p>
          </table:table-cell>
          <table:table-cell office:value-type="float" office:value="0.30138760268" calcext:value-type="float">
            <text:p>0.3013876027</text:p>
          </table:table-cell>
          <table:table-cell office:value-type="float" office:value="-0.0972537578829" calcext:value-type="float">
            <text:p>-0.0972537579</text:p>
          </table:table-cell>
          <table:table-cell office:value-type="float" office:value="0.337222341241" calcext:value-type="float">
            <text:p>0.3372223412</text:p>
          </table:table-cell>
          <table:table-cell office:value-type="float" office:value="0.200598338823" calcext:value-type="float">
            <text:p>0.2005983388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4" calcext:value-type="float">
            <text:p>114</text:p>
          </table:table-cell>
          <table:table-cell office:value-type="float" office:value="-4" calcext:value-type="float">
            <text:p>-4</text:p>
          </table:table-cell>
          <table:table-cell office:value-type="float" office:value="0.348261453644" calcext:value-type="float">
            <text:p>0.3482614536</text:p>
          </table:table-cell>
          <table:table-cell office:value-type="float" office:value="0.207652322686" calcext:value-type="float">
            <text:p>0.2076523227</text:p>
          </table:table-cell>
          <table:table-cell office:value-type="float" office:value="0.354101108502" calcext:value-type="float">
            <text:p>0.3541011085</text:p>
          </table:table-cell>
          <table:table-cell office:value-type="float" office:value="0.429700665298" calcext:value-type="float">
            <text:p>0.4297006653</text:p>
          </table:table-cell>
          <table:table-cell office:value-type="float" office:value="0.346635604863" calcext:value-type="float">
            <text:p>0.3466356049</text:p>
          </table:table-cell>
          <table:table-cell office:value-type="float" office:value="0.653354220404" calcext:value-type="float">
            <text:p>0.6533542204</text:p>
          </table:table-cell>
          <table:table-cell office:value-type="float" office:value="0.168477653158" calcext:value-type="float">
            <text:p>0.1684776532</text:p>
          </table:table-cell>
          <table:table-cell office:value-type="float" office:value="0.721779058357" calcext:value-type="float">
            <text:p>0.7217790584</text:p>
          </table:table-cell>
          <table:table-cell office:value-type="float" office:value="4.41" calcext:value-type="float">
            <text:p>4.41</text:p>
          </table:table-cell>
          <table:table-cell office:value-type="float" office:value="2.05" calcext:value-type="float">
            <text:p>2.05</text:p>
          </table:table-cell>
          <table:table-cell office:value-type="float" office:value="1.24" calcext:value-type="float">
            <text:p>1.24</text:p>
          </table:table-cell>
          <table:table-cell office:value-type="float" office:value="-1.14" calcext:value-type="float">
            <text:p>-1.14</text:p>
          </table:table-cell>
          <table:table-cell office:value-type="float" office:value="0.05" calcext:value-type="float">
            <text:p>0.05</text:p>
          </table:table-cell>
          <table:table-cell office:value-type="float" office:value="-0.03" calcext:value-type="float">
            <text:p>-0.03</text:p>
          </table:table-cell>
          <table:table-cell office:value-type="float" office:value="0.532843577014" calcext:value-type="float">
            <text:p>0.532843577</text:p>
          </table:table-cell>
          <table:table-cell office:value-type="float" office:value="-0.225925354482" calcext:value-type="float">
            <text:p>-0.2259253545</text:p>
          </table:table-cell>
          <table:table-cell office:value-type="float" office:value="0.569090664403" calcext:value-type="float">
            <text:p>0.5690906644</text:p>
          </table:table-cell>
          <table:table-cell office:value-type="float" office:value="0.0718768427157" calcext:value-type="float">
            <text:p>0.0718768427</text:p>
          </table:table-cell>
          <table:table-cell office:value-type="float" office:value="0.293062852632" calcext:value-type="float">
            <text:p>0.2930628526</text:p>
          </table:table-cell>
          <table:table-cell office:value-type="float" office:value="-0.0456333573908" calcext:value-type="float">
            <text:p>-0.0456333574</text:p>
          </table:table-cell>
          <table:table-cell office:value-type="float" office:value="0.329309940022" calcext:value-type="float">
            <text:p>0.32930994</text:p>
          </table:table-cell>
          <table:table-cell office:value-type="float" office:value="0.252168839807" calcext:value-type="float">
            <text:p>0.2521688398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3" calcext:value-type="float">
            <text:p>113</text:p>
          </table:table-cell>
          <table:table-cell office:value-type="float" office:value="-1" calcext:value-type="float">
            <text:p>-1</text:p>
          </table:table-cell>
          <table:table-cell office:value-type="float" office:value="0.341271595821" calcext:value-type="float">
            <text:p>0.3412715958</text:p>
          </table:table-cell>
          <table:table-cell office:value-type="float" office:value="0.161854378701" calcext:value-type="float">
            <text:p>0.1618543787</text:p>
          </table:table-cell>
          <table:table-cell office:value-type="float" office:value="0.353236050826" calcext:value-type="float">
            <text:p>0.3532360508</text:p>
          </table:table-cell>
          <table:table-cell office:value-type="float" office:value="0.416186680681" calcext:value-type="float">
            <text:p>0.4161866807</text:p>
          </table:table-cell>
          <table:table-cell office:value-type="float" office:value="0.340858416085" calcext:value-type="float">
            <text:p>0.3408584161</text:p>
          </table:table-cell>
          <table:table-cell office:value-type="float" office:value="0.628920991846" calcext:value-type="float">
            <text:p>0.6289209918</text:p>
          </table:table-cell>
          <table:table-cell office:value-type="float" office:value="0.151556017905" calcext:value-type="float">
            <text:p>0.1515560179</text:p>
          </table:table-cell>
          <table:table-cell office:value-type="float" office:value="0.655408212426" calcext:value-type="float">
            <text:p>0.6554082124</text:p>
          </table:table-cell>
          <table:table-cell office:value-type="float" office:value="4.53" calcext:value-type="float">
            <text:p>4.53</text:p>
          </table:table-cell>
          <table:table-cell office:value-type="float" office:value="2.05" calcext:value-type="float">
            <text:p>2.05</text:p>
          </table:table-cell>
          <table:table-cell office:value-type="float" office:value="1.22" calcext:value-type="float">
            <text:p>1.22</text:p>
          </table:table-cell>
          <table:table-cell office:value-type="float" office:value="-1.12" calcext:value-type="float">
            <text:p>-1.12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501067929628" calcext:value-type="float">
            <text:p>0.5010679296</text:p>
          </table:table-cell>
          <table:table-cell office:value-type="float" office:value="-0.294179529415" calcext:value-type="float">
            <text:p>-0.2941795294</text:p>
          </table:table-cell>
          <table:table-cell office:value-type="float" office:value="0.556712910994" calcext:value-type="float">
            <text:p>0.556712911</text:p>
          </table:table-cell>
          <table:table-cell office:value-type="float" office:value="0.000614697205593" calcext:value-type="float">
            <text:p>0.0006146972</text:p>
          </table:table-cell>
          <table:table-cell office:value-type="float" office:value="0.273591131169" calcext:value-type="float">
            <text:p>0.2735911312</text:p>
          </table:table-cell>
          <table:table-cell office:value-type="float" office:value="-0.098592448649" calcext:value-type="float">
            <text:p>-0.0985924486</text:p>
          </table:table-cell>
          <table:table-cell office:value-type="float" office:value="0.329236112534" calcext:value-type="float">
            <text:p>0.3292361125</text:p>
          </table:table-cell>
          <table:table-cell office:value-type="float" office:value="0.196201777972" calcext:value-type="float">
            <text:p>0.196201778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3" calcext:value-type="float">
            <text:p>113</text:p>
          </table:table-cell>
          <table:table-cell office:value-type="float" office:value="-2" calcext:value-type="float">
            <text:p>-2</text:p>
          </table:table-cell>
          <table:table-cell office:value-type="float" office:value="0.341624048556" calcext:value-type="float">
            <text:p>0.3416240486</text:p>
          </table:table-cell>
          <table:table-cell office:value-type="float" office:value="0.201852825885" calcext:value-type="float">
            <text:p>0.2018528259</text:p>
          </table:table-cell>
          <table:table-cell office:value-type="float" office:value="0.352924815347" calcext:value-type="float">
            <text:p>0.3529248153</text:p>
          </table:table-cell>
          <table:table-cell office:value-type="float" office:value="0.456185469819" calcext:value-type="float">
            <text:p>0.4561854698</text:p>
          </table:table-cell>
          <table:table-cell office:value-type="float" office:value="0.341177655385" calcext:value-type="float">
            <text:p>0.3411776554</text:p>
          </table:table-cell>
          <table:table-cell office:value-type="float" office:value="0.668919717904" calcext:value-type="float">
            <text:p>0.6689197179</text:p>
          </table:table-cell>
          <table:table-cell office:value-type="float" office:value="0.152184206841" calcext:value-type="float">
            <text:p>0.1521842068</text:p>
          </table:table-cell>
          <table:table-cell office:value-type="float" office:value="0.695403279355" calcext:value-type="float">
            <text:p>0.6954032794</text:p>
          </table:table-cell>
          <table:table-cell office:value-type="float" office:value="4.47" calcext:value-type="float">
            <text:p>4.47</text:p>
          </table:table-cell>
          <table:table-cell office:value-type="float" office:value="2.05" calcext:value-type="float">
            <text:p>2.05</text:p>
          </table:table-cell>
          <table:table-cell office:value-type="float" office:value="1.23" calcext:value-type="float">
            <text:p>1.23</text:p>
          </table:table-cell>
          <table:table-cell office:value-type="float" office:value="-1.13" calcext:value-type="float">
            <text:p>-1.13</text:p>
          </table:table-cell>
          <table:table-cell office:value-type="float" office:value="0.05" calcext:value-type="float">
            <text:p>0.05</text:p>
          </table:table-cell>
          <table:table-cell office:value-type="float" office:value="-0.01" calcext:value-type="float">
            <text:p>-0.01</text:p>
          </table:table-cell>
          <table:table-cell office:value-type="float" office:value="0.496505927261" calcext:value-type="float">
            <text:p>0.4965059273</text:p>
          </table:table-cell>
          <table:table-cell office:value-type="float" office:value="-0.242380030051" calcext:value-type="float">
            <text:p>-0.2423800301</text:p>
          </table:table-cell>
          <table:table-cell office:value-type="float" office:value="0.552611692916" calcext:value-type="float">
            <text:p>0.5526116929</text:p>
          </table:table-cell>
          <table:table-cell office:value-type="float" office:value="0.052326846456" calcext:value-type="float">
            <text:p>0.0523268465</text:p>
          </table:table-cell>
          <table:table-cell office:value-type="float" office:value="0.269335168364" calcext:value-type="float">
            <text:p>0.2693351684</text:p>
          </table:table-cell>
          <table:table-cell office:value-type="float" office:value="-0.0464375734412" calcext:value-type="float">
            <text:p>-0.0464375734</text:p>
          </table:table-cell>
          <table:table-cell office:value-type="float" office:value="0.325440934019" calcext:value-type="float">
            <text:p>0.325440934</text:p>
          </table:table-cell>
          <table:table-cell office:value-type="float" office:value="0.248269303065" calcext:value-type="float">
            <text:p>0.2482693031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3" calcext:value-type="float">
            <text:p>113</text:p>
          </table:table-cell>
          <table:table-cell office:value-type="float" office:value="-3" calcext:value-type="float">
            <text:p>-3</text:p>
          </table:table-cell>
          <table:table-cell office:value-type="float" office:value="0.342808079707" calcext:value-type="float">
            <text:p>0.3428080797</text:p>
          </table:table-cell>
          <table:table-cell office:value-type="float" office:value="0.241835297922" calcext:value-type="float">
            <text:p>0.2418352979</text:p>
          </table:table-cell>
          <table:table-cell office:value-type="float" office:value="0.352410516973" calcext:value-type="float">
            <text:p>0.352410517</text:p>
          </table:table-cell>
          <table:table-cell office:value-type="float" office:value="0.496182163397" calcext:value-type="float">
            <text:p>0.4961821634</text:p>
          </table:table-cell>
          <table:table-cell office:value-type="float" office:value="0.339380864984" calcext:value-type="float">
            <text:p>0.339380865</text:p>
          </table:table-cell>
          <table:table-cell office:value-type="float" office:value="0.70887934183" calcext:value-type="float">
            <text:p>0.7088793418</text:p>
          </table:table-cell>
          <table:table-cell office:value-type="float" office:value="0.148851974606" calcext:value-type="float">
            <text:p>0.1488519746</text:p>
          </table:table-cell>
          <table:table-cell office:value-type="float" office:value="0.735264240562" calcext:value-type="float">
            <text:p>0.7352642406</text:p>
          </table:table-cell>
          <table:table-cell office:value-type="float" office:value="4.41" calcext:value-type="float">
            <text:p>4.41</text:p>
          </table:table-cell>
          <table:table-cell office:value-type="float" office:value="2.05" calcext:value-type="float">
            <text:p>2.05</text:p>
          </table:table-cell>
          <table:table-cell office:value-type="float" office:value="1.24" calcext:value-type="float">
            <text:p>1.24</text:p>
          </table:table-cell>
          <table:table-cell office:value-type="float" office:value="-1.14" calcext:value-type="float">
            <text:p>-1.14</text:p>
          </table:table-cell>
          <table:table-cell office:value-type="float" office:value="0.05" calcext:value-type="float">
            <text:p>0.05</text:p>
          </table:table-cell>
          <table:table-cell office:value-type="float" office:value="-0.03" calcext:value-type="float">
            <text:p>-0.03</text:p>
          </table:table-cell>
          <table:table-cell office:value-type="float" office:value="0.491943924894" calcext:value-type="float">
            <text:p>0.4919439249</text:p>
          </table:table-cell>
          <table:table-cell office:value-type="float" office:value="-0.190580530686" calcext:value-type="float">
            <text:p>-0.1905805307</text:p>
          </table:table-cell>
          <table:table-cell office:value-type="float" office:value="0.549038610525" calcext:value-type="float">
            <text:p>0.5490386105</text:p>
          </table:table-cell>
          <table:table-cell office:value-type="float" office:value="0.103936356559" calcext:value-type="float">
            <text:p>0.1039363566</text:p>
          </table:table-cell>
          <table:table-cell office:value-type="float" office:value="0.265432161511" calcext:value-type="float">
            <text:p>0.2654321615</text:p>
          </table:table-cell>
          <table:table-cell office:value-type="float" office:value="0.00612336111376" calcext:value-type="float">
            <text:p>0.0061233611</text:p>
          </table:table-cell>
          <table:table-cell office:value-type="float" office:value="0.322526847142" calcext:value-type="float">
            <text:p>0.3225268471</text:p>
          </table:table-cell>
          <table:table-cell office:value-type="float" office:value="0.300640248359" calcext:value-type="float">
            <text:p>0.3006402484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13" calcext:value-type="float">
            <text:p>113</text:p>
          </table:table-cell>
          <table:table-cell office:value-type="float" office:value="-4" calcext:value-type="float">
            <text:p>-4</text:p>
          </table:table-cell>
          <table:table-cell office:value-type="float" office:value="0.339831857705" calcext:value-type="float">
            <text:p>0.3398318577</text:p>
          </table:table-cell>
          <table:table-cell office:value-type="float" office:value="0.281724420532" calcext:value-type="float">
            <text:p>0.2817244205</text:p>
          </table:table-cell>
          <table:table-cell office:value-type="float" office:value="0.352611299061" calcext:value-type="float">
            <text:p>0.3526112991</text:p>
          </table:table-cell>
          <table:table-cell office:value-type="float" office:value="0.536181659476" calcext:value-type="float">
            <text:p>0.5361816595</text:p>
          </table:table-cell>
          <table:table-cell office:value-type="float" office:value="0.337559844985" calcext:value-type="float">
            <text:p>0.337559845</text:p>
          </table:table-cell>
          <table:table-cell office:value-type="float" office:value="0.748837868907" calcext:value-type="float">
            <text:p>0.7488378689</text:p>
          </table:table-cell>
          <table:table-cell office:value-type="float" office:value="0.148575060748" calcext:value-type="float">
            <text:p>0.1485750607</text:p>
          </table:table-cell>
          <table:table-cell office:value-type="float" office:value="0.775263282034" calcext:value-type="float">
            <text:p>0.775263282</text:p>
          </table:table-cell>
          <table:table-cell office:value-type="float" office:value="4.35" calcext:value-type="float">
            <text:p>4.35</text:p>
          </table:table-cell>
          <table:table-cell office:value-type="float" office:value="2.05" calcext:value-type="float">
            <text:p>2.05</text:p>
          </table:table-cell>
          <table:table-cell office:value-type="float" office:value="1.25" calcext:value-type="float">
            <text:p>1.25</text:p>
          </table:table-cell>
          <table:table-cell office:value-type="float" office:value="-1.15" calcext:value-type="float">
            <text:p>-1.15</text:p>
          </table:table-cell>
          <table:table-cell office:value-type="float" office:value="0.05" calcext:value-type="float">
            <text:p>0.05</text:p>
          </table:table-cell>
          <table:table-cell office:value-type="float" office:value="-0.05" calcext:value-type="float">
            <text:p>-0.05</text:p>
          </table:table-cell>
          <table:table-cell office:value-type="float" office:value="0.491943924894" calcext:value-type="float">
            <text:p>0.4919439249</text:p>
          </table:table-cell>
          <table:table-cell office:value-type="float" office:value="-0.190580530686" calcext:value-type="float">
            <text:p>-0.1905805307</text:p>
          </table:table-cell>
          <table:table-cell office:value-type="float" office:value="0.555076024382" calcext:value-type="float">
            <text:p>0.5550760244</text:p>
          </table:table-cell>
          <table:table-cell office:value-type="float" office:value="0.102701480379" calcext:value-type="float">
            <text:p>0.1027014804</text:p>
          </table:table-cell>
          <table:table-cell office:value-type="float" office:value="0.269520302583" calcext:value-type="float">
            <text:p>0.2695203026</text:p>
          </table:table-cell>
          <table:table-cell office:value-type="float" office:value="0.0107344767968" calcext:value-type="float">
            <text:p>0.0107344768</text:p>
          </table:table-cell>
          <table:table-cell office:value-type="float" office:value="0.33265240207" calcext:value-type="float">
            <text:p>0.3326524021</text:p>
          </table:table-cell>
          <table:table-cell office:value-type="float" office:value="0.304016487862" calcext:value-type="float">
            <text:p>0.3040164879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6" calcext:value-type="float">
            <text:p>126</text:p>
          </table:table-cell>
          <table:table-cell office:value-type="float" office:value="-1" calcext:value-type="float">
            <text:p>-1</text:p>
          </table:table-cell>
          <table:table-cell office:value-type="float" office:value="0.339097427139" calcext:value-type="float">
            <text:p>0.3390974271</text:p>
          </table:table-cell>
          <table:table-cell office:value-type="float" office:value="0.446200922895" calcext:value-type="float">
            <text:p>0.4462009229</text:p>
          </table:table-cell>
          <table:table-cell office:value-type="float" office:value="0.35398326747" calcext:value-type="float">
            <text:p>0.3539832675</text:p>
          </table:table-cell>
          <table:table-cell office:value-type="float" office:value="0.623682933527" calcext:value-type="float">
            <text:p>0.6236829335</text:p>
          </table:table-cell>
          <table:table-cell office:value-type="float" office:value="0.341595763837" calcext:value-type="float">
            <text:p>0.3415957638</text:p>
          </table:table-cell>
          <table:table-cell office:value-type="float" office:value="0.861998647402" calcext:value-type="float">
            <text:p>0.8619986474</text:p>
          </table:table-cell>
          <table:table-cell office:value-type="float" office:value="0.157413558064" calcext:value-type="float">
            <text:p>0.1574135581</text:p>
          </table:table-cell>
          <table:table-cell office:value-type="float" office:value="0.925017915341" calcext:value-type="float">
            <text:p>0.9250179153</text:p>
          </table:table-cell>
          <table:table-cell office:value-type="float" office:value="5.31" calcext:value-type="float">
            <text:p>5.31</text:p>
          </table:table-cell>
          <table:table-cell office:value-type="float" office:value="2.05" calcext:value-type="float">
            <text:p>2.05</text:p>
          </table:table-cell>
          <table:table-cell office:value-type="float" office:value="1.09" calcext:value-type="float">
            <text:p>1.09</text:p>
          </table:table-cell>
          <table:table-cell office:value-type="float" office:value="-0.99" calcext:value-type="float">
            <text:p>-0.99</text:p>
          </table:table-cell>
          <table:table-cell office:value-type="float" office:value="0.05" calcext:value-type="float">
            <text:p>0.05</text:p>
          </table:table-cell>
          <table:table-cell office:value-type="float" office:value="0.27" calcext:value-type="float">
            <text:p>0.27</text:p>
          </table:table-cell>
          <table:table-cell office:value-type="float" office:value="0.501273452617" calcext:value-type="float">
            <text:p>0.5012734526</text:p>
          </table:table-cell>
          <table:table-cell office:value-type="float" office:value="-0.0358968304389" calcext:value-type="float">
            <text:p>-0.0358968304</text:p>
          </table:table-cell>
          <table:table-cell office:value-type="float" office:value="0.560607802976" calcext:value-type="float">
            <text:p>0.560607803</text:p>
          </table:table-cell>
          <table:table-cell office:value-type="float" office:value="0.258177029106" calcext:value-type="float">
            <text:p>0.2581770291</text:p>
          </table:table-cell>
          <table:table-cell office:value-type="float" office:value="0.276265194842" calcext:value-type="float">
            <text:p>0.2762651948</text:p>
          </table:table-cell>
          <table:table-cell office:value-type="float" office:value="0.162525154061" calcext:value-type="float">
            <text:p>0.1625251541</text:p>
          </table:table-cell>
          <table:table-cell office:value-type="float" office:value="0.3355995452" calcext:value-type="float">
            <text:p>0.3355995452</text:p>
          </table:table-cell>
          <table:table-cell office:value-type="float" office:value="0.456599013605" calcext:value-type="float">
            <text:p>0.4565990136</text:p>
          </table:table-cell>
        </table:table-row>
        <table:table-row table:style-name="ro2">
          <table:table-cell office:value-type="string" calcext:value-type="string">
            <text:p>randomseed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6" calcext:value-type="float">
            <text:p>126</text:p>
          </table:table-cell>
          <table:table-cell office:value-type="float" office:value="-2" calcext:value-type="float">
            <text:p>-2</text:p>
          </table:table-cell>
          <table:table-cell office:value-type="float" office:value="0.335581484493" calcext:value-type="float">
            <text:p>0.3355814845</text:p>
          </table:table-cell>
          <table:table-cell office:value-type="float" office:value="0.48604610011" calcext:value-type="float">
            <text:p>0.4860461001</text:p>
          </table:table-cell>
          <table:table-cell office:value-type="float" office:value="0.352225343462" calcext:value-type="float">
            <text:p>0.3522253435</text:p>
          </table:table-cell>
          <table:table-cell office:value-type="float" office:value="0.663644286146" calcext:value-type="float">
            <text:p>0.6636442861</text:p>
          </table:table-cell>
          <table:table-cell office:value-type="float" office:value="0.339005018991" calcext:value-type="float">
            <text:p>0.339005019</text:p>
          </table:table-cell>
          <table:table-cell office:value-type="float" office:value="0.901914659742" calcext:value-type="float">
            <text:p>0.9019146597</text:p>
          </table:table-cell>
          <table:table-cell office:value-type="float" office:value="0.15369919536" calcext:value-type="float">
            <text:p>0.1536991954</text:p>
          </table:table-cell>
          <table:table-cell office:value-type="float" office:value="0.964845085837" calcext:value-type="float">
            <text:p>0.9648450858</text:p>
          </table:table-cell>
          <table:table-cell office:value-type="float" office:value="5.25" calcext:value-type="float">
            <text:p>5.25</text:p>
          </table:table-cell>
          <table:table-cell office:value-type="float" office:value="2.05" calcext:value-type="float">
            <text:p>2.05</text:p>
          </table:table-cell>
          <table:table-cell office:value-type="float" office:value="1.1" calcext:value-type="float">
            <text:p>1.1</text:p>
          </table:table-cell>
          <table:table-cell office:value-type="float" office:value="-1" calcext:value-type="float">
            <text:p>-1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0.486293848559" calcext:value-type="float">
            <text:p>0.4862938486</text:p>
          </table:table-cell>
          <table:table-cell office:value-type="float" office:value="0.0138988667873" calcext:value-type="float">
            <text:p>0.0138988668</text:p>
          </table:table-cell>
          <table:table-cell office:value-type="float" office:value="0.550185520417" calcext:value-type="float">
            <text:p>0.5501855204</text:p>
          </table:table-cell>
          <table:table-cell office:value-type="float" office:value="0.307016341987" calcext:value-type="float">
            <text:p>0.307016342</text:p>
          </table:table-cell>
          <table:table-cell office:value-type="float" office:value="0.264392504672" calcext:value-type="float">
            <text:p>0.2643925047</text:p>
          </table:table-cell>
          <table:table-cell office:value-type="float" office:value="0.215789415306" calcext:value-type="float">
            <text:p>0.2157894153</text:p>
          </table:table-cell>
          <table:table-cell office:value-type="float" office:value="0.328284176531" calcext:value-type="float">
            <text:p>0.3282841765</text:p>
          </table:table-cell>
          <table:table-cell office:value-type="float" office:value="0.508906890506" calcext:value-type="float">
            <text:p>0.5089068905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6" calcext:value-type="float">
            <text:p>126</text:p>
          </table:table-cell>
          <table:table-cell office:value-type="float" office:value="-3" calcext:value-type="float">
            <text:p>-3</text:p>
          </table:table-cell>
          <table:table-cell office:value-type="float" office:value="0.333568917865" calcext:value-type="float">
            <text:p>0.3335689179</text:p>
          </table:table-cell>
          <table:table-cell office:value-type="float" office:value="0.525995437721" calcext:value-type="float">
            <text:p>0.5259954377</text:p>
          </table:table-cell>
          <table:table-cell office:value-type="float" office:value="0.351570289485" calcext:value-type="float">
            <text:p>0.3515702895</text:p>
          </table:table-cell>
          <table:table-cell office:value-type="float" office:value="0.70363892209" calcext:value-type="float">
            <text:p>0.7036389221</text:p>
          </table:table-cell>
          <table:table-cell office:value-type="float" office:value="0.336891589133" calcext:value-type="float">
            <text:p>0.3368915891</text:p>
          </table:table-cell>
          <table:table-cell office:value-type="float" office:value="0.9418587884" calcext:value-type="float">
            <text:p>0.9418587884</text:p>
          </table:table-cell>
          <table:table-cell office:value-type="float" office:value="0.153350613581" calcext:value-type="float">
            <text:p>0.1533506136</text:p>
          </table:table-cell>
          <table:table-cell office:value-type="float" office:value="1.00484356694" calcext:value-type="float">
            <text:p>1.0048435669</text:p>
          </table:table-cell>
          <table:table-cell office:value-type="float" office:value="5.19" calcext:value-type="float">
            <text:p>5.19</text:p>
          </table:table-cell>
          <table:table-cell office:value-type="float" office:value="2.05" calcext:value-type="float">
            <text:p>2.05</text:p>
          </table:table-cell>
          <table:table-cell office:value-type="float" office:value="1.11" calcext:value-type="float">
            <text:p>1.11</text:p>
          </table:table-cell>
          <table:table-cell office:value-type="float" office:value="-1.01" calcext:value-type="float">
            <text:p>-1.01</text:p>
          </table:table-cell>
          <table:table-cell office:value-type="float" office:value="0.05" calcext:value-type="float">
            <text:p>0.05</text:p>
          </table:table-cell>
          <table:table-cell office:value-type="float" office:value="0.23" calcext:value-type="float">
            <text:p>0.23</text:p>
          </table:table-cell>
          <table:table-cell office:value-type="float" office:value="0.486293848559" calcext:value-type="float">
            <text:p>0.4862938486</text:p>
          </table:table-cell>
          <table:table-cell office:value-type="float" office:value="0.0138988667873" calcext:value-type="float">
            <text:p>0.0138988668</text:p>
          </table:table-cell>
          <table:table-cell office:value-type="float" office:value="0.555785608014" calcext:value-type="float">
            <text:p>0.555785608</text:p>
          </table:table-cell>
          <table:table-cell office:value-type="float" office:value="0.305739397502" calcext:value-type="float">
            <text:p>0.3057393975</text:p>
          </table:table-cell>
          <table:table-cell office:value-type="float" office:value="0.268298414833" calcext:value-type="float">
            <text:p>0.2682984148</text:p>
          </table:table-cell>
          <table:table-cell office:value-type="float" office:value="0.220000761186" calcext:value-type="float">
            <text:p>0.2200007612</text:p>
          </table:table-cell>
          <table:table-cell office:value-type="float" office:value="0.337790174288" calcext:value-type="float">
            <text:p>0.3377901743</text:p>
          </table:table-cell>
          <table:table-cell office:value-type="float" office:value="0.511841291901" calcext:value-type="float">
            <text:p>0.5118412919</text:p>
          </table:table-cell>
        </table:table-row>
        <table:table-row table:style-name="ro2" table:visibility="filter">
          <table:table-cell office:value-type="string" calcext:value-type="string">
            <text:p>randomseed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_tick</text:p>
          </table:table-cell>
          <table:table-cell office:value-type="float" office:value="126" calcext:value-type="float">
            <text:p>126</text:p>
          </table:table-cell>
          <table:table-cell office:value-type="float" office:value="-4" calcext:value-type="float">
            <text:p>-4</text:p>
          </table:table-cell>
          <table:table-cell office:value-type="float" office:value="0.331703728686" calcext:value-type="float">
            <text:p>0.3317037287</text:p>
          </table:table-cell>
          <table:table-cell office:value-type="float" office:value="0.565951927423" calcext:value-type="float">
            <text:p>0.5659519274</text:p>
          </table:table-cell>
          <table:table-cell office:value-type="float" office:value="0.350983061044" calcext:value-type="float">
            <text:p>0.350983061</text:p>
          </table:table-cell>
          <table:table-cell office:value-type="float" office:value="0.743634611392" calcext:value-type="float">
            <text:p>0.7436346114</text:p>
          </table:table-cell>
          <table:table-cell office:value-type="float" office:value="0.334856270879" calcext:value-type="float">
            <text:p>0.3348562709</text:p>
          </table:table-cell>
          <table:table-cell office:value-type="float" office:value="0.981806973335" calcext:value-type="float">
            <text:p>0.9818069733</text:p>
          </table:table-cell>
          <table:table-cell office:value-type="float" office:value="0.152166200731" calcext:value-type="float">
            <text:p>0.1521662007</text:p>
          </table:table-cell>
          <table:table-cell office:value-type="float" office:value="1.04482602767" calcext:value-type="float">
            <text:p>1.0448260277</text:p>
          </table:table-cell>
          <table:table-cell office:value-type="float" office:value="5.13" calcext:value-type="float">
            <text:p>5.13</text:p>
          </table:table-cell>
          <table:table-cell office:value-type="float" office:value="2.05" calcext:value-type="float">
            <text:p>2.05</text:p>
          </table:table-cell>
          <table:table-cell office:value-type="float" office:value="1.12" calcext:value-type="float">
            <text:p>1.12</text:p>
          </table:table-cell>
          <table:table-cell office:value-type="float" office:value="-1.02" calcext:value-type="float">
            <text:p>-1.02</text:p>
          </table:table-cell>
          <table:table-cell office:value-type="float" office:value="0.05" calcext:value-type="float">
            <text:p>0.05</text:p>
          </table:table-cell>
          <table:table-cell office:value-type="float" office:value="0.21" calcext:value-type="float">
            <text:p>0.21</text:p>
          </table:table-cell>
          <table:table-cell office:value-type="float" office:value="0.471314244501" calcext:value-type="float">
            <text:p>0.4713142445</text:p>
          </table:table-cell>
          <table:table-cell office:value-type="float" office:value="0.0636945640136" calcext:value-type="float">
            <text:p>0.063694564</text:p>
          </table:table-cell>
          <table:table-cell office:value-type="float" office:value="0.546255234717" calcext:value-type="float">
            <text:p>0.5462552347</text:p>
          </table:table-cell>
          <table:table-cell office:value-type="float" office:value="0.354183544847" calcext:value-type="float">
            <text:p>0.3541835448</text:p>
          </table:table-cell>
          <table:table-cell office:value-type="float" office:value="0.257213902688" calcext:value-type="float">
            <text:p>0.2572139027</text:p>
          </table:table-cell>
          <table:table-cell office:value-type="float" office:value="0.273839855742" calcext:value-type="float">
            <text:p>0.2738398557</text:p>
          </table:table-cell>
          <table:table-cell office:value-type="float" office:value="0.332154892904" calcext:value-type="float">
            <text:p>0.3321548929</text:p>
          </table:table-cell>
          <table:table-cell office:value-type="float" office:value="0.564328836575" calcext:value-type="float">
            <text:p>0.5643288366</text:p>
          </table:table-cell>
        </table:table-row>
      </table:table>
      <table:table table:name="gen_obs3(btt)_2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randomseedNo</text:p>
          </table:table-cell>
          <table:table-cell office:value-type="string" calcext:value-type="string">
            <text:p>tick</text:p>
          </table:table-cell>
          <table:table-cell office:value-type="string" calcext:value-type="string">
            <text:p>Tick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and</text:p>
          </table:table-cell>
          <table:table-cell/>
          <table:table-cell table:style-name="ce1" office:value-type="string" calcext:value-type="string">
            <text:p>$arg1</text:p>
          </table:table-cell>
          <table:table-cell table:style-name="ce1" office:value-type="string" calcext:value-type="string">
            <text:p>$arg2</text:p>
          </table:table-cell>
          <table:table-cell/>
          <table:table-cell office:value-type="string" calcext:value-type="string">
            <text:p>word로 옮겨서 \t없에고 sh로 옮기세요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table:formula="of:=[.C2]-[.$E$1]" office:value-type="float" office:value="223" calcext:value-type="float">
            <text:p>223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2]" office:value-type="float" office:value="1" calcext:value-type="float">
            <text:p>1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2]" office:value-type="float" office:value="223" calcext:value-type="float">
            <text:p>223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table:formula="of:=[.C3]-[.$E$1]" office:value-type="float" office:value="201" calcext:value-type="float">
            <text:p>201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3]" office:value-type="float" office:value="2" calcext:value-type="float">
            <text:p>2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3]" office:value-type="float" office:value="201" calcext:value-type="float">
            <text:p>201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82" calcext:value-type="float">
            <text:p>182</text:p>
          </table:table-cell>
          <table:table-cell table:formula="of:=[.C4]-[.$E$1]" office:value-type="float" office:value="182" calcext:value-type="float">
            <text:p>182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4]" office:value-type="float" office:value="3" calcext:value-type="float">
            <text:p>3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4]" office:value-type="float" office:value="182" calcext:value-type="float">
            <text:p>182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223" calcext:value-type="float">
            <text:p>223</text:p>
          </table:table-cell>
          <table:table-cell table:formula="of:=[.C5]-[.$E$1]" office:value-type="float" office:value="223" calcext:value-type="float">
            <text:p>223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5]" office:value-type="float" office:value="4" calcext:value-type="float">
            <text:p>4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5]" office:value-type="float" office:value="223" calcext:value-type="float">
            <text:p>223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218" calcext:value-type="float">
            <text:p>218</text:p>
          </table:table-cell>
          <table:table-cell table:formula="of:=[.C6]-[.$E$1]" office:value-type="float" office:value="218" calcext:value-type="float">
            <text:p>218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6]" office:value-type="float" office:value="5" calcext:value-type="float">
            <text:p>5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6]" office:value-type="float" office:value="218" calcext:value-type="float">
            <text:p>218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187" calcext:value-type="float">
            <text:p>187</text:p>
          </table:table-cell>
          <table:table-cell table:formula="of:=[.C7]-[.$E$1]" office:value-type="float" office:value="187" calcext:value-type="float">
            <text:p>187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7]" office:value-type="float" office:value="6" calcext:value-type="float">
            <text:p>6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7]" office:value-type="float" office:value="187" calcext:value-type="float">
            <text:p>187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194" calcext:value-type="float">
            <text:p>194</text:p>
          </table:table-cell>
          <table:table-cell table:formula="of:=[.C8]-[.$E$1]" office:value-type="float" office:value="194" calcext:value-type="float">
            <text:p>194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8]" office:value-type="float" office:value="7" calcext:value-type="float">
            <text:p>7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8]" office:value-type="float" office:value="194" calcext:value-type="float">
            <text:p>194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181" calcext:value-type="float">
            <text:p>181</text:p>
          </table:table-cell>
          <table:table-cell table:formula="of:=[.C9]-[.$E$1]" office:value-type="float" office:value="181" calcext:value-type="float">
            <text:p>181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9]" office:value-type="float" office:value="8" calcext:value-type="float">
            <text:p>8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9]" office:value-type="float" office:value="181" calcext:value-type="float">
            <text:p>181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97" calcext:value-type="float">
            <text:p>197</text:p>
          </table:table-cell>
          <table:table-cell table:formula="of:=[.C10]-[.$E$1]" office:value-type="float" office:value="197" calcext:value-type="float">
            <text:p>197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10]" office:value-type="float" office:value="9" calcext:value-type="float">
            <text:p>9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10]" office:value-type="float" office:value="197" calcext:value-type="float">
            <text:p>197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96" calcext:value-type="float">
            <text:p>196</text:p>
          </table:table-cell>
          <table:table-cell table:formula="of:=[.C11]-[.$E$1]" office:value-type="float" office:value="196" calcext:value-type="float">
            <text:p>196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11]" office:value-type="float" office:value="10" calcext:value-type="float">
            <text:p>10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11]" office:value-type="float" office:value="196" calcext:value-type="float">
            <text:p>196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Default"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table:formula="of:=[.C12]-[.$E$1]" office:value-type="float" office:value="180" calcext:value-type="float">
            <text:p>180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12]" office:value-type="float" office:value="11" calcext:value-type="float">
            <text:p>11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12]" office:value-type="float" office:value="180" calcext:value-type="float">
            <text:p>180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Default" office:value-type="float" office:value="12" calcext:value-type="float">
            <text:p>12</text:p>
          </table:table-cell>
          <table:table-cell office:value-type="float" office:value="183" calcext:value-type="float">
            <text:p>183</text:p>
          </table:table-cell>
          <table:table-cell table:formula="of:=[.C13]-[.$E$1]" office:value-type="float" office:value="183" calcext:value-type="float">
            <text:p>183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13]" office:value-type="float" office:value="12" calcext:value-type="float">
            <text:p>12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13]" office:value-type="float" office:value="183" calcext:value-type="float">
            <text:p>183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Default" office:value-type="float" office:value="13" calcext:value-type="float">
            <text:p>13</text:p>
          </table:table-cell>
          <table:table-cell office:value-type="float" office:value="211" calcext:value-type="float">
            <text:p>211</text:p>
          </table:table-cell>
          <table:table-cell table:formula="of:=[.C14]-[.$E$1]" office:value-type="float" office:value="211" calcext:value-type="float">
            <text:p>211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14]" office:value-type="float" office:value="13" calcext:value-type="float">
            <text:p>13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14]" office:value-type="float" office:value="211" calcext:value-type="float">
            <text:p>211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210" calcext:value-type="float">
            <text:p>210</text:p>
          </table:table-cell>
          <table:table-cell table:formula="of:=[.C15]-[.$E$1]" office:value-type="float" office:value="210" calcext:value-type="float">
            <text:p>210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15]" office:value-type="float" office:value="14" calcext:value-type="float">
            <text:p>14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15]" office:value-type="float" office:value="210" calcext:value-type="float">
            <text:p>210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199" calcext:value-type="float">
            <text:p>199</text:p>
          </table:table-cell>
          <table:table-cell table:formula="of:=[.C16]-[.$E$1]" office:value-type="float" office:value="199" calcext:value-type="float">
            <text:p>199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16]" office:value-type="float" office:value="15" calcext:value-type="float">
            <text:p>15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16]" office:value-type="float" office:value="199" calcext:value-type="float">
            <text:p>199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188" calcext:value-type="float">
            <text:p>188</text:p>
          </table:table-cell>
          <table:table-cell table:formula="of:=[.C17]-[.$E$1]" office:value-type="float" office:value="188" calcext:value-type="float">
            <text:p>188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17]" office:value-type="float" office:value="16" calcext:value-type="float">
            <text:p>16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17]" office:value-type="float" office:value="188" calcext:value-type="float">
            <text:p>188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Default" office:value-type="float" office:value="17" calcext:value-type="float">
            <text:p>17</text:p>
          </table:table-cell>
          <table:table-cell office:value-type="float" office:value="185" calcext:value-type="float">
            <text:p>185</text:p>
          </table:table-cell>
          <table:table-cell table:formula="of:=[.C18]-[.$E$1]" office:value-type="float" office:value="185" calcext:value-type="float">
            <text:p>185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18]" office:value-type="float" office:value="17" calcext:value-type="float">
            <text:p>17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18]" office:value-type="float" office:value="185" calcext:value-type="float">
            <text:p>185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Default" office:value-type="float" office:value="18" calcext:value-type="float">
            <text:p>18</text:p>
          </table:table-cell>
          <table:table-cell office:value-type="float" office:value="197" calcext:value-type="float">
            <text:p>197</text:p>
          </table:table-cell>
          <table:table-cell table:formula="of:=[.C19]-[.$E$1]" office:value-type="float" office:value="197" calcext:value-type="float">
            <text:p>197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19]" office:value-type="float" office:value="18" calcext:value-type="float">
            <text:p>18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19]" office:value-type="float" office:value="197" calcext:value-type="float">
            <text:p>197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table:formula="of:=[.C20]-[.$E$1]" office:value-type="float" office:value="180" calcext:value-type="float">
            <text:p>180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20]" office:value-type="float" office:value="19" calcext:value-type="float">
            <text:p>19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20]" office:value-type="float" office:value="180" calcext:value-type="float">
            <text:p>180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183" calcext:value-type="float">
            <text:p>183</text:p>
          </table:table-cell>
          <table:table-cell table:formula="of:=[.C21]-[.$E$1]" office:value-type="float" office:value="183" calcext:value-type="float">
            <text:p>183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21]" office:value-type="float" office:value="20" calcext:value-type="float">
            <text:p>20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21]" office:value-type="float" office:value="183" calcext:value-type="float">
            <text:p>183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Default" office:value-type="float" office:value="21" calcext:value-type="float">
            <text:p>21</text:p>
          </table:table-cell>
          <table:table-cell office:value-type="float" office:value="184" calcext:value-type="float">
            <text:p>184</text:p>
          </table:table-cell>
          <table:table-cell table:formula="of:=[.C22]-[.$E$1]" office:value-type="float" office:value="184" calcext:value-type="float">
            <text:p>184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22]" office:value-type="float" office:value="21" calcext:value-type="float">
            <text:p>21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22]" office:value-type="float" office:value="184" calcext:value-type="float">
            <text:p>184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Default" office:value-type="float" office:value="22" calcext:value-type="float">
            <text:p>22</text:p>
          </table:table-cell>
          <table:table-cell office:value-type="float" office:value="202" calcext:value-type="float">
            <text:p>202</text:p>
          </table:table-cell>
          <table:table-cell table:formula="of:=[.C23]-[.$E$1]" office:value-type="float" office:value="202" calcext:value-type="float">
            <text:p>202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23]" office:value-type="float" office:value="22" calcext:value-type="float">
            <text:p>22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23]" office:value-type="float" office:value="202" calcext:value-type="float">
            <text:p>202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205" calcext:value-type="float">
            <text:p>205</text:p>
          </table:table-cell>
          <table:table-cell table:formula="of:=[.C24]-[.$E$1]" office:value-type="float" office:value="205" calcext:value-type="float">
            <text:p>205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24]" office:value-type="float" office:value="23" calcext:value-type="float">
            <text:p>23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24]" office:value-type="float" office:value="205" calcext:value-type="float">
            <text:p>205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Default" office:value-type="float" office:value="24" calcext:value-type="float">
            <text:p>24</text:p>
          </table:table-cell>
          <table:table-cell office:value-type="float" office:value="199" calcext:value-type="float">
            <text:p>199</text:p>
          </table:table-cell>
          <table:table-cell table:formula="of:=[.C25]-[.$E$1]" office:value-type="float" office:value="199" calcext:value-type="float">
            <text:p>199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25]" office:value-type="float" office:value="24" calcext:value-type="float">
            <text:p>24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25]" office:value-type="float" office:value="199" calcext:value-type="float">
            <text:p>199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Default" office:value-type="float" office:value="25" calcext:value-type="float">
            <text:p>25</text:p>
          </table:table-cell>
          <table:table-cell office:value-type="float" office:value="211" calcext:value-type="float">
            <text:p>211</text:p>
          </table:table-cell>
          <table:table-cell table:formula="of:=[.C26]-[.$E$1]" office:value-type="float" office:value="211" calcext:value-type="float">
            <text:p>211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26]" office:value-type="float" office:value="25" calcext:value-type="float">
            <text:p>25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26]" office:value-type="float" office:value="211" calcext:value-type="float">
            <text:p>211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Default" office:value-type="float" office:value="26" calcext:value-type="float">
            <text:p>26</text:p>
          </table:table-cell>
          <table:table-cell office:value-type="float" office:value="205" calcext:value-type="float">
            <text:p>205</text:p>
          </table:table-cell>
          <table:table-cell table:formula="of:=[.C27]-[.$E$1]" office:value-type="float" office:value="205" calcext:value-type="float">
            <text:p>205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27]" office:value-type="float" office:value="26" calcext:value-type="float">
            <text:p>26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27]" office:value-type="float" office:value="205" calcext:value-type="float">
            <text:p>205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Default" office:value-type="float" office:value="27" calcext:value-type="float">
            <text:p>27</text:p>
          </table:table-cell>
          <table:table-cell office:value-type="float" office:value="182" calcext:value-type="float">
            <text:p>182</text:p>
          </table:table-cell>
          <table:table-cell table:formula="of:=[.C28]-[.$E$1]" office:value-type="float" office:value="182" calcext:value-type="float">
            <text:p>182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28]" office:value-type="float" office:value="27" calcext:value-type="float">
            <text:p>27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28]" office:value-type="float" office:value="182" calcext:value-type="float">
            <text:p>182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Default"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table:formula="of:=[.C29]-[.$E$1]" office:value-type="float" office:value="180" calcext:value-type="float">
            <text:p>180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29]" office:value-type="float" office:value="28" calcext:value-type="float">
            <text:p>28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29]" office:value-type="float" office:value="180" calcext:value-type="float">
            <text:p>180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Default" office:value-type="float" office:value="29" calcext:value-type="float">
            <text:p>29</text:p>
          </table:table-cell>
          <table:table-cell office:value-type="float" office:value="181" calcext:value-type="float">
            <text:p>181</text:p>
          </table:table-cell>
          <table:table-cell table:formula="of:=[.C30]-[.$E$1]" office:value-type="float" office:value="181" calcext:value-type="float">
            <text:p>181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30]" office:value-type="float" office:value="29" calcext:value-type="float">
            <text:p>29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30]" office:value-type="float" office:value="181" calcext:value-type="float">
            <text:p>181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Default" office:value-type="float" office:value="30" calcext:value-type="float">
            <text:p>30</text:p>
          </table:table-cell>
          <table:table-cell office:value-type="float" office:value="189" calcext:value-type="float">
            <text:p>189</text:p>
          </table:table-cell>
          <table:table-cell table:formula="of:=[.C31]-[.$E$1]" office:value-type="float" office:value="189" calcext:value-type="float">
            <text:p>189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31]" office:value-type="float" office:value="30" calcext:value-type="float">
            <text:p>30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31]" office:value-type="float" office:value="189" calcext:value-type="float">
            <text:p>189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Default" office:value-type="float" office:value="31" calcext:value-type="float">
            <text:p>31</text:p>
          </table:table-cell>
          <table:table-cell office:value-type="float" office:value="192" calcext:value-type="float">
            <text:p>192</text:p>
          </table:table-cell>
          <table:table-cell table:formula="of:=[.C32]-[.$E$1]" office:value-type="float" office:value="192" calcext:value-type="float">
            <text:p>192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32]" office:value-type="float" office:value="31" calcext:value-type="float">
            <text:p>31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32]" office:value-type="float" office:value="192" calcext:value-type="float">
            <text:p>192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Default" office:value-type="float" office:value="32" calcext:value-type="float">
            <text:p>32</text:p>
          </table:table-cell>
          <table:table-cell office:value-type="float" office:value="196" calcext:value-type="float">
            <text:p>196</text:p>
          </table:table-cell>
          <table:table-cell table:formula="of:=[.C33]-[.$E$1]" office:value-type="float" office:value="196" calcext:value-type="float">
            <text:p>196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33]" office:value-type="float" office:value="32" calcext:value-type="float">
            <text:p>32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33]" office:value-type="float" office:value="196" calcext:value-type="float">
            <text:p>196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Default" office:value-type="float" office:value="33" calcext:value-type="float">
            <text:p>33</text:p>
          </table:table-cell>
          <table:table-cell office:value-type="float" office:value="208" calcext:value-type="float">
            <text:p>208</text:p>
          </table:table-cell>
          <table:table-cell table:formula="of:=[.C34]-[.$E$1]" office:value-type="float" office:value="208" calcext:value-type="float">
            <text:p>208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34]" office:value-type="float" office:value="33" calcext:value-type="float">
            <text:p>33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34]" office:value-type="float" office:value="208" calcext:value-type="float">
            <text:p>208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Default" office:value-type="float" office:value="34" calcext:value-type="float">
            <text:p>34</text:p>
          </table:table-cell>
          <table:table-cell office:value-type="float" office:value="219" calcext:value-type="float">
            <text:p>219</text:p>
          </table:table-cell>
          <table:table-cell table:formula="of:=[.C35]-[.$E$1]" office:value-type="float" office:value="219" calcext:value-type="float">
            <text:p>219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35]" office:value-type="float" office:value="34" calcext:value-type="float">
            <text:p>34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35]" office:value-type="float" office:value="219" calcext:value-type="float">
            <text:p>219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Default" office:value-type="float" office:value="35" calcext:value-type="float">
            <text:p>35</text:p>
          </table:table-cell>
          <table:table-cell office:value-type="float" office:value="212" calcext:value-type="float">
            <text:p>212</text:p>
          </table:table-cell>
          <table:table-cell table:formula="of:=[.C36]-[.$E$1]" office:value-type="float" office:value="212" calcext:value-type="float">
            <text:p>212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36]" office:value-type="float" office:value="35" calcext:value-type="float">
            <text:p>35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36]" office:value-type="float" office:value="212" calcext:value-type="float">
            <text:p>212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Default" office:value-type="float" office:value="36" calcext:value-type="float">
            <text:p>36</text:p>
          </table:table-cell>
          <table:table-cell office:value-type="float" office:value="225" calcext:value-type="float">
            <text:p>225</text:p>
          </table:table-cell>
          <table:table-cell table:formula="of:=[.C37]-[.$E$1]" office:value-type="float" office:value="225" calcext:value-type="float">
            <text:p>225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37]" office:value-type="float" office:value="36" calcext:value-type="float">
            <text:p>36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37]" office:value-type="float" office:value="225" calcext:value-type="float">
            <text:p>225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Default" office:value-type="float" office:value="37" calcext:value-type="float">
            <text:p>37</text:p>
          </table:table-cell>
          <table:table-cell office:value-type="float" office:value="185" calcext:value-type="float">
            <text:p>185</text:p>
          </table:table-cell>
          <table:table-cell table:formula="of:=[.C38]-[.$E$1]" office:value-type="float" office:value="185" calcext:value-type="float">
            <text:p>185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38]" office:value-type="float" office:value="37" calcext:value-type="float">
            <text:p>37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38]" office:value-type="float" office:value="185" calcext:value-type="float">
            <text:p>185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Default" office:value-type="float" office:value="38" calcext:value-type="float">
            <text:p>38</text:p>
          </table:table-cell>
          <table:table-cell office:value-type="float" office:value="204" calcext:value-type="float">
            <text:p>204</text:p>
          </table:table-cell>
          <table:table-cell table:formula="of:=[.C39]-[.$E$1]" office:value-type="float" office:value="204" calcext:value-type="float">
            <text:p>204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39]" office:value-type="float" office:value="38" calcext:value-type="float">
            <text:p>38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39]" office:value-type="float" office:value="204" calcext:value-type="float">
            <text:p>204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Default" office:value-type="float" office:value="39" calcext:value-type="float">
            <text:p>39</text:p>
          </table:table-cell>
          <table:table-cell office:value-type="float" office:value="191" calcext:value-type="float">
            <text:p>191</text:p>
          </table:table-cell>
          <table:table-cell table:formula="of:=[.C40]-[.$E$1]" office:value-type="float" office:value="191" calcext:value-type="float">
            <text:p>191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40]" office:value-type="float" office:value="39" calcext:value-type="float">
            <text:p>39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40]" office:value-type="float" office:value="191" calcext:value-type="float">
            <text:p>191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Default" office:value-type="float" office:value="40" calcext:value-type="float">
            <text:p>40</text:p>
          </table:table-cell>
          <table:table-cell office:value-type="float" office:value="191" calcext:value-type="float">
            <text:p>191</text:p>
          </table:table-cell>
          <table:table-cell table:formula="of:=[.C41]-[.$E$1]" office:value-type="float" office:value="191" calcext:value-type="float">
            <text:p>191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41]" office:value-type="float" office:value="40" calcext:value-type="float">
            <text:p>40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41]" office:value-type="float" office:value="191" calcext:value-type="float">
            <text:p>191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Default" office:value-type="float" office:value="41" calcext:value-type="float">
            <text:p>41</text:p>
          </table:table-cell>
          <table:table-cell office:value-type="float" office:value="191" calcext:value-type="float">
            <text:p>191</text:p>
          </table:table-cell>
          <table:table-cell table:formula="of:=[.C42]-[.$E$1]" office:value-type="float" office:value="191" calcext:value-type="float">
            <text:p>191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42]" office:value-type="float" office:value="41" calcext:value-type="float">
            <text:p>41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42]" office:value-type="float" office:value="191" calcext:value-type="float">
            <text:p>191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Default" office:value-type="float" office:value="42" calcext:value-type="float">
            <text:p>42</text:p>
          </table:table-cell>
          <table:table-cell office:value-type="float" office:value="200" calcext:value-type="float">
            <text:p>200</text:p>
          </table:table-cell>
          <table:table-cell table:formula="of:=[.C43]-[.$E$1]" office:value-type="float" office:value="200" calcext:value-type="float">
            <text:p>200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43]" office:value-type="float" office:value="42" calcext:value-type="float">
            <text:p>42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43]" office:value-type="float" office:value="200" calcext:value-type="float">
            <text:p>200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Default" office:value-type="float" office:value="43" calcext:value-type="float">
            <text:p>43</text:p>
          </table:table-cell>
          <table:table-cell office:value-type="float" office:value="184" calcext:value-type="float">
            <text:p>184</text:p>
          </table:table-cell>
          <table:table-cell table:formula="of:=[.C44]-[.$E$1]" office:value-type="float" office:value="184" calcext:value-type="float">
            <text:p>184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44]" office:value-type="float" office:value="43" calcext:value-type="float">
            <text:p>43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44]" office:value-type="float" office:value="184" calcext:value-type="float">
            <text:p>184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Default" office:value-type="float" office:value="44" calcext:value-type="float">
            <text:p>44</text:p>
          </table:table-cell>
          <table:table-cell office:value-type="float" office:value="183" calcext:value-type="float">
            <text:p>183</text:p>
          </table:table-cell>
          <table:table-cell table:formula="of:=[.C45]-[.$E$1]" office:value-type="float" office:value="183" calcext:value-type="float">
            <text:p>183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45]" office:value-type="float" office:value="44" calcext:value-type="float">
            <text:p>44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45]" office:value-type="float" office:value="183" calcext:value-type="float">
            <text:p>183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Default"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table:formula="of:=[.C46]-[.$E$1]" office:value-type="float" office:value="184" calcext:value-type="float">
            <text:p>184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46]" office:value-type="float" office:value="45" calcext:value-type="float">
            <text:p>45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46]" office:value-type="float" office:value="184" calcext:value-type="float">
            <text:p>184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Default" office:value-type="float" office:value="46" calcext:value-type="float">
            <text:p>46</text:p>
          </table:table-cell>
          <table:table-cell office:value-type="float" office:value="185" calcext:value-type="float">
            <text:p>185</text:p>
          </table:table-cell>
          <table:table-cell table:formula="of:=[.C47]-[.$E$1]" office:value-type="float" office:value="185" calcext:value-type="float">
            <text:p>185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47]" office:value-type="float" office:value="46" calcext:value-type="float">
            <text:p>46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47]" office:value-type="float" office:value="185" calcext:value-type="float">
            <text:p>185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Default" office:value-type="float" office:value="47" calcext:value-type="float">
            <text:p>47</text:p>
          </table:table-cell>
          <table:table-cell office:value-type="float" office:value="210" calcext:value-type="float">
            <text:p>210</text:p>
          </table:table-cell>
          <table:table-cell table:formula="of:=[.C48]-[.$E$1]" office:value-type="float" office:value="210" calcext:value-type="float">
            <text:p>210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48]" office:value-type="float" office:value="47" calcext:value-type="float">
            <text:p>47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48]" office:value-type="float" office:value="210" calcext:value-type="float">
            <text:p>210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Default" office:value-type="float" office:value="48" calcext:value-type="float">
            <text:p>48</text:p>
          </table:table-cell>
          <table:table-cell office:value-type="float" office:value="201" calcext:value-type="float">
            <text:p>201</text:p>
          </table:table-cell>
          <table:table-cell table:formula="of:=[.C49]-[.$E$1]" office:value-type="float" office:value="201" calcext:value-type="float">
            <text:p>201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49]" office:value-type="float" office:value="48" calcext:value-type="float">
            <text:p>48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49]" office:value-type="float" office:value="201" calcext:value-type="float">
            <text:p>201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Default" office:value-type="float" office:value="49" calcext:value-type="float">
            <text:p>49</text:p>
          </table:table-cell>
          <table:table-cell office:value-type="float" office:value="224" calcext:value-type="float">
            <text:p>224</text:p>
          </table:table-cell>
          <table:table-cell table:formula="of:=[.C50]-[.$E$1]" office:value-type="float" office:value="224" calcext:value-type="float">
            <text:p>224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50]" office:value-type="float" office:value="49" calcext:value-type="float">
            <text:p>49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50]" office:value-type="float" office:value="224" calcext:value-type="float">
            <text:p>224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Default" office:value-type="float" office:value="50" calcext:value-type="float">
            <text:p>50</text:p>
          </table:table-cell>
          <table:table-cell office:value-type="float" office:value="192" calcext:value-type="float">
            <text:p>192</text:p>
          </table:table-cell>
          <table:table-cell table:formula="of:=[.C51]-[.$E$1]" office:value-type="float" office:value="192" calcext:value-type="float">
            <text:p>192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51]" office:value-type="float" office:value="50" calcext:value-type="float">
            <text:p>50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51]" office:value-type="float" office:value="192" calcext:value-type="float">
            <text:p>192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Default" office:value-type="float" office:value="51" calcext:value-type="float">
            <text:p>51</text:p>
          </table:table-cell>
          <table:table-cell office:value-type="float" office:value="176" calcext:value-type="float">
            <text:p>176</text:p>
          </table:table-cell>
          <table:table-cell table:formula="of:=[.C52]-[.$E$1]" office:value-type="float" office:value="176" calcext:value-type="float">
            <text:p>176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52]" office:value-type="float" office:value="51" calcext:value-type="float">
            <text:p>51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52]" office:value-type="float" office:value="176" calcext:value-type="float">
            <text:p>176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Default" office:value-type="float" office:value="52" calcext:value-type="float">
            <text:p>52</text:p>
          </table:table-cell>
          <table:table-cell office:value-type="float" office:value="207" calcext:value-type="float">
            <text:p>207</text:p>
          </table:table-cell>
          <table:table-cell table:formula="of:=[.C53]-[.$E$1]" office:value-type="float" office:value="207" calcext:value-type="float">
            <text:p>207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53]" office:value-type="float" office:value="52" calcext:value-type="float">
            <text:p>52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53]" office:value-type="float" office:value="207" calcext:value-type="float">
            <text:p>207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Default" office:value-type="float" office:value="53" calcext:value-type="float">
            <text:p>53</text:p>
          </table:table-cell>
          <table:table-cell office:value-type="float" office:value="181" calcext:value-type="float">
            <text:p>181</text:p>
          </table:table-cell>
          <table:table-cell table:formula="of:=[.C54]-[.$E$1]" office:value-type="float" office:value="181" calcext:value-type="float">
            <text:p>181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54]" office:value-type="float" office:value="53" calcext:value-type="float">
            <text:p>53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54]" office:value-type="float" office:value="181" calcext:value-type="float">
            <text:p>181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Default" office:value-type="float" office:value="54" calcext:value-type="float">
            <text:p>54</text:p>
          </table:table-cell>
          <table:table-cell office:value-type="float" office:value="179" calcext:value-type="float">
            <text:p>179</text:p>
          </table:table-cell>
          <table:table-cell table:formula="of:=[.C55]-[.$E$1]" office:value-type="float" office:value="179" calcext:value-type="float">
            <text:p>179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55]" office:value-type="float" office:value="54" calcext:value-type="float">
            <text:p>54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55]" office:value-type="float" office:value="179" calcext:value-type="float">
            <text:p>179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Default" office:value-type="float" office:value="55" calcext:value-type="float">
            <text:p>55</text:p>
          </table:table-cell>
          <table:table-cell office:value-type="float" office:value="205" calcext:value-type="float">
            <text:p>205</text:p>
          </table:table-cell>
          <table:table-cell table:formula="of:=[.C56]-[.$E$1]" office:value-type="float" office:value="205" calcext:value-type="float">
            <text:p>205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56]" office:value-type="float" office:value="55" calcext:value-type="float">
            <text:p>55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56]" office:value-type="float" office:value="205" calcext:value-type="float">
            <text:p>205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Default" office:value-type="float" office:value="56" calcext:value-type="float">
            <text:p>56</text:p>
          </table:table-cell>
          <table:table-cell office:value-type="float" office:value="225" calcext:value-type="float">
            <text:p>225</text:p>
          </table:table-cell>
          <table:table-cell table:formula="of:=[.C57]-[.$E$1]" office:value-type="float" office:value="225" calcext:value-type="float">
            <text:p>225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57]" office:value-type="float" office:value="56" calcext:value-type="float">
            <text:p>56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57]" office:value-type="float" office:value="225" calcext:value-type="float">
            <text:p>225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Default" office:value-type="float" office:value="57" calcext:value-type="float">
            <text:p>57</text:p>
          </table:table-cell>
          <table:table-cell office:value-type="float" office:value="187" calcext:value-type="float">
            <text:p>187</text:p>
          </table:table-cell>
          <table:table-cell table:formula="of:=[.C58]-[.$E$1]" office:value-type="float" office:value="187" calcext:value-type="float">
            <text:p>187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58]" office:value-type="float" office:value="57" calcext:value-type="float">
            <text:p>57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58]" office:value-type="float" office:value="187" calcext:value-type="float">
            <text:p>187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Default" office:value-type="float" office:value="58" calcext:value-type="float">
            <text:p>58</text:p>
          </table:table-cell>
          <table:table-cell office:value-type="float" office:value="190" calcext:value-type="float">
            <text:p>190</text:p>
          </table:table-cell>
          <table:table-cell table:formula="of:=[.C59]-[.$E$1]" office:value-type="float" office:value="190" calcext:value-type="float">
            <text:p>190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59]" office:value-type="float" office:value="58" calcext:value-type="float">
            <text:p>58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59]" office:value-type="float" office:value="190" calcext:value-type="float">
            <text:p>190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Default" office:value-type="float" office:value="59" calcext:value-type="float">
            <text:p>59</text:p>
          </table:table-cell>
          <table:table-cell office:value-type="float" office:value="200" calcext:value-type="float">
            <text:p>200</text:p>
          </table:table-cell>
          <table:table-cell table:formula="of:=[.C60]-[.$E$1]" office:value-type="float" office:value="200" calcext:value-type="float">
            <text:p>200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60]" office:value-type="float" office:value="59" calcext:value-type="float">
            <text:p>59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60]" office:value-type="float" office:value="200" calcext:value-type="float">
            <text:p>200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Default" office:value-type="float" office:value="60" calcext:value-type="float">
            <text:p>60</text:p>
          </table:table-cell>
          <table:table-cell office:value-type="float" office:value="186" calcext:value-type="float">
            <text:p>186</text:p>
          </table:table-cell>
          <table:table-cell table:formula="of:=[.C61]-[.$E$1]" office:value-type="float" office:value="186" calcext:value-type="float">
            <text:p>186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61]" office:value-type="float" office:value="60" calcext:value-type="float">
            <text:p>60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61]" office:value-type="float" office:value="186" calcext:value-type="float">
            <text:p>186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Default" office:value-type="float" office:value="61" calcext:value-type="float">
            <text:p>61</text:p>
          </table:table-cell>
          <table:table-cell office:value-type="float" office:value="210" calcext:value-type="float">
            <text:p>210</text:p>
          </table:table-cell>
          <table:table-cell table:formula="of:=[.C62]-[.$E$1]" office:value-type="float" office:value="210" calcext:value-type="float">
            <text:p>210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62]" office:value-type="float" office:value="61" calcext:value-type="float">
            <text:p>61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62]" office:value-type="float" office:value="210" calcext:value-type="float">
            <text:p>210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Default"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table:formula="of:=[.C63]-[.$E$1]" office:value-type="float" office:value="180" calcext:value-type="float">
            <text:p>180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63]" office:value-type="float" office:value="62" calcext:value-type="float">
            <text:p>62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63]" office:value-type="float" office:value="180" calcext:value-type="float">
            <text:p>180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Default" office:value-type="float" office:value="63" calcext:value-type="float">
            <text:p>63</text:p>
          </table:table-cell>
          <table:table-cell office:value-type="float" office:value="173" calcext:value-type="float">
            <text:p>173</text:p>
          </table:table-cell>
          <table:table-cell table:formula="of:=[.C64]-[.$E$1]" office:value-type="float" office:value="173" calcext:value-type="float">
            <text:p>173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64]" office:value-type="float" office:value="63" calcext:value-type="float">
            <text:p>63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64]" office:value-type="float" office:value="173" calcext:value-type="float">
            <text:p>173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Default" office:value-type="float" office:value="64" calcext:value-type="float">
            <text:p>64</text:p>
          </table:table-cell>
          <table:table-cell office:value-type="float" office:value="196" calcext:value-type="float">
            <text:p>196</text:p>
          </table:table-cell>
          <table:table-cell table:formula="of:=[.C65]-[.$E$1]" office:value-type="float" office:value="196" calcext:value-type="float">
            <text:p>196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65]" office:value-type="float" office:value="64" calcext:value-type="float">
            <text:p>64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65]" office:value-type="float" office:value="196" calcext:value-type="float">
            <text:p>196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Default" office:value-type="float" office:value="65" calcext:value-type="float">
            <text:p>65</text:p>
          </table:table-cell>
          <table:table-cell office:value-type="float" office:value="191" calcext:value-type="float">
            <text:p>191</text:p>
          </table:table-cell>
          <table:table-cell table:formula="of:=[.C66]-[.$E$1]" office:value-type="float" office:value="191" calcext:value-type="float">
            <text:p>191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66]" office:value-type="float" office:value="65" calcext:value-type="float">
            <text:p>65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66]" office:value-type="float" office:value="191" calcext:value-type="float">
            <text:p>191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Default" office:value-type="float" office:value="66" calcext:value-type="float">
            <text:p>66</text:p>
          </table:table-cell>
          <table:table-cell office:value-type="float" office:value="193" calcext:value-type="float">
            <text:p>193</text:p>
          </table:table-cell>
          <table:table-cell table:formula="of:=[.C67]-[.$E$1]" office:value-type="float" office:value="193" calcext:value-type="float">
            <text:p>193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67]" office:value-type="float" office:value="66" calcext:value-type="float">
            <text:p>66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67]" office:value-type="float" office:value="193" calcext:value-type="float">
            <text:p>193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Default" office:value-type="float" office:value="67" calcext:value-type="float">
            <text:p>67</text:p>
          </table:table-cell>
          <table:table-cell office:value-type="float" office:value="204" calcext:value-type="float">
            <text:p>204</text:p>
          </table:table-cell>
          <table:table-cell table:formula="of:=[.C68]-[.$E$1]" office:value-type="float" office:value="204" calcext:value-type="float">
            <text:p>204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68]" office:value-type="float" office:value="67" calcext:value-type="float">
            <text:p>67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68]" office:value-type="float" office:value="204" calcext:value-type="float">
            <text:p>204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Default" office:value-type="float" office:value="68" calcext:value-type="float">
            <text:p>68</text:p>
          </table:table-cell>
          <table:table-cell office:value-type="float" office:value="206" calcext:value-type="float">
            <text:p>206</text:p>
          </table:table-cell>
          <table:table-cell table:formula="of:=[.C69]-[.$E$1]" office:value-type="float" office:value="206" calcext:value-type="float">
            <text:p>206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69]" office:value-type="float" office:value="68" calcext:value-type="float">
            <text:p>68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69]" office:value-type="float" office:value="206" calcext:value-type="float">
            <text:p>206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Default" office:value-type="float" office:value="69" calcext:value-type="float">
            <text:p>69</text:p>
          </table:table-cell>
          <table:table-cell office:value-type="float" office:value="220" calcext:value-type="float">
            <text:p>220</text:p>
          </table:table-cell>
          <table:table-cell table:formula="of:=[.C70]-[.$E$1]" office:value-type="float" office:value="220" calcext:value-type="float">
            <text:p>220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70]" office:value-type="float" office:value="69" calcext:value-type="float">
            <text:p>69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70]" office:value-type="float" office:value="220" calcext:value-type="float">
            <text:p>220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Default" office:value-type="float" office:value="70" calcext:value-type="float">
            <text:p>70</text:p>
          </table:table-cell>
          <table:table-cell office:value-type="float" office:value="197" calcext:value-type="float">
            <text:p>197</text:p>
          </table:table-cell>
          <table:table-cell table:formula="of:=[.C71]-[.$E$1]" office:value-type="float" office:value="197" calcext:value-type="float">
            <text:p>197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71]" office:value-type="float" office:value="70" calcext:value-type="float">
            <text:p>70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71]" office:value-type="float" office:value="197" calcext:value-type="float">
            <text:p>197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Default" office:value-type="float" office:value="71" calcext:value-type="float">
            <text:p>71</text:p>
          </table:table-cell>
          <table:table-cell office:value-type="float" office:value="190" calcext:value-type="float">
            <text:p>190</text:p>
          </table:table-cell>
          <table:table-cell table:formula="of:=[.C72]-[.$E$1]" office:value-type="float" office:value="190" calcext:value-type="float">
            <text:p>190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72]" office:value-type="float" office:value="71" calcext:value-type="float">
            <text:p>71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72]" office:value-type="float" office:value="190" calcext:value-type="float">
            <text:p>190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Default" office:value-type="float" office:value="72" calcext:value-type="float">
            <text:p>72</text:p>
          </table:table-cell>
          <table:table-cell office:value-type="float" office:value="188" calcext:value-type="float">
            <text:p>188</text:p>
          </table:table-cell>
          <table:table-cell table:formula="of:=[.C73]-[.$E$1]" office:value-type="float" office:value="188" calcext:value-type="float">
            <text:p>188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73]" office:value-type="float" office:value="72" calcext:value-type="float">
            <text:p>72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73]" office:value-type="float" office:value="188" calcext:value-type="float">
            <text:p>188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Default" office:value-type="float" office:value="73" calcext:value-type="float">
            <text:p>73</text:p>
          </table:table-cell>
          <table:table-cell office:value-type="float" office:value="203" calcext:value-type="float">
            <text:p>203</text:p>
          </table:table-cell>
          <table:table-cell table:formula="of:=[.C74]-[.$E$1]" office:value-type="float" office:value="203" calcext:value-type="float">
            <text:p>203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74]" office:value-type="float" office:value="73" calcext:value-type="float">
            <text:p>73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74]" office:value-type="float" office:value="203" calcext:value-type="float">
            <text:p>203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Default" office:value-type="float" office:value="74" calcext:value-type="float">
            <text:p>74</text:p>
          </table:table-cell>
          <table:table-cell office:value-type="float" office:value="196" calcext:value-type="float">
            <text:p>196</text:p>
          </table:table-cell>
          <table:table-cell table:formula="of:=[.C75]-[.$E$1]" office:value-type="float" office:value="196" calcext:value-type="float">
            <text:p>196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75]" office:value-type="float" office:value="74" calcext:value-type="float">
            <text:p>74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75]" office:value-type="float" office:value="196" calcext:value-type="float">
            <text:p>196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203" calcext:value-type="float">
            <text:p>203</text:p>
          </table:table-cell>
          <table:table-cell table:formula="of:=[.C76]-[.$E$1]" office:value-type="float" office:value="203" calcext:value-type="float">
            <text:p>203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76]" office:value-type="float" office:value="75" calcext:value-type="float">
            <text:p>75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76]" office:value-type="float" office:value="203" calcext:value-type="float">
            <text:p>203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Default" office:value-type="float" office:value="76" calcext:value-type="float">
            <text:p>76</text:p>
          </table:table-cell>
          <table:table-cell office:value-type="float" office:value="198" calcext:value-type="float">
            <text:p>198</text:p>
          </table:table-cell>
          <table:table-cell table:formula="of:=[.C77]-[.$E$1]" office:value-type="float" office:value="198" calcext:value-type="float">
            <text:p>198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77]" office:value-type="float" office:value="76" calcext:value-type="float">
            <text:p>76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77]" office:value-type="float" office:value="198" calcext:value-type="float">
            <text:p>198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Default" office:value-type="float" office:value="77" calcext:value-type="float">
            <text:p>77</text:p>
          </table:table-cell>
          <table:table-cell office:value-type="float" office:value="196" calcext:value-type="float">
            <text:p>196</text:p>
          </table:table-cell>
          <table:table-cell table:formula="of:=[.C78]-[.$E$1]" office:value-type="float" office:value="196" calcext:value-type="float">
            <text:p>196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78]" office:value-type="float" office:value="77" calcext:value-type="float">
            <text:p>77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78]" office:value-type="float" office:value="196" calcext:value-type="float">
            <text:p>196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Default" office:value-type="float" office:value="78" calcext:value-type="float">
            <text:p>78</text:p>
          </table:table-cell>
          <table:table-cell office:value-type="float" office:value="184" calcext:value-type="float">
            <text:p>184</text:p>
          </table:table-cell>
          <table:table-cell table:formula="of:=[.C79]-[.$E$1]" office:value-type="float" office:value="184" calcext:value-type="float">
            <text:p>184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79]" office:value-type="float" office:value="78" calcext:value-type="float">
            <text:p>78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79]" office:value-type="float" office:value="184" calcext:value-type="float">
            <text:p>184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Default" office:value-type="float" office:value="79" calcext:value-type="float">
            <text:p>79</text:p>
          </table:table-cell>
          <table:table-cell office:value-type="float" office:value="183" calcext:value-type="float">
            <text:p>183</text:p>
          </table:table-cell>
          <table:table-cell table:formula="of:=[.C80]-[.$E$1]" office:value-type="float" office:value="183" calcext:value-type="float">
            <text:p>183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80]" office:value-type="float" office:value="79" calcext:value-type="float">
            <text:p>79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80]" office:value-type="float" office:value="183" calcext:value-type="float">
            <text:p>183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Default"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formula="of:=[.C81]-[.$E$1]" office:value-type="float" office:value="232" calcext:value-type="float">
            <text:p>232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81]" office:value-type="float" office:value="80" calcext:value-type="float">
            <text:p>80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81]" office:value-type="float" office:value="232" calcext:value-type="float">
            <text:p>232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Default" office:value-type="float" office:value="81" calcext:value-type="float">
            <text:p>81</text:p>
          </table:table-cell>
          <table:table-cell office:value-type="float" office:value="204" calcext:value-type="float">
            <text:p>204</text:p>
          </table:table-cell>
          <table:table-cell table:formula="of:=[.C82]-[.$E$1]" office:value-type="float" office:value="204" calcext:value-type="float">
            <text:p>204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82]" office:value-type="float" office:value="81" calcext:value-type="float">
            <text:p>81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82]" office:value-type="float" office:value="204" calcext:value-type="float">
            <text:p>204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Default" office:value-type="float" office:value="82" calcext:value-type="float">
            <text:p>82</text:p>
          </table:table-cell>
          <table:table-cell office:value-type="float" office:value="182" calcext:value-type="float">
            <text:p>182</text:p>
          </table:table-cell>
          <table:table-cell table:formula="of:=[.C83]-[.$E$1]" office:value-type="float" office:value="182" calcext:value-type="float">
            <text:p>182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83]" office:value-type="float" office:value="82" calcext:value-type="float">
            <text:p>82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83]" office:value-type="float" office:value="182" calcext:value-type="float">
            <text:p>182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Default" office:value-type="float" office:value="83" calcext:value-type="float">
            <text:p>83</text:p>
          </table:table-cell>
          <table:table-cell office:value-type="float" office:value="193" calcext:value-type="float">
            <text:p>193</text:p>
          </table:table-cell>
          <table:table-cell table:formula="of:=[.C84]-[.$E$1]" office:value-type="float" office:value="193" calcext:value-type="float">
            <text:p>193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84]" office:value-type="float" office:value="83" calcext:value-type="float">
            <text:p>83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84]" office:value-type="float" office:value="193" calcext:value-type="float">
            <text:p>193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Default" office:value-type="float" office:value="84" calcext:value-type="float">
            <text:p>84</text:p>
          </table:table-cell>
          <table:table-cell office:value-type="float" office:value="191" calcext:value-type="float">
            <text:p>191</text:p>
          </table:table-cell>
          <table:table-cell table:formula="of:=[.C85]-[.$E$1]" office:value-type="float" office:value="191" calcext:value-type="float">
            <text:p>191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85]" office:value-type="float" office:value="84" calcext:value-type="float">
            <text:p>84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85]" office:value-type="float" office:value="191" calcext:value-type="float">
            <text:p>191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190" calcext:value-type="float">
            <text:p>190</text:p>
          </table:table-cell>
          <table:table-cell table:formula="of:=[.C86]-[.$E$1]" office:value-type="float" office:value="190" calcext:value-type="float">
            <text:p>190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86]" office:value-type="float" office:value="85" calcext:value-type="float">
            <text:p>85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86]" office:value-type="float" office:value="190" calcext:value-type="float">
            <text:p>190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Default" office:value-type="float" office:value="86" calcext:value-type="float">
            <text:p>86</text:p>
          </table:table-cell>
          <table:table-cell office:value-type="float" office:value="210" calcext:value-type="float">
            <text:p>210</text:p>
          </table:table-cell>
          <table:table-cell table:formula="of:=[.C87]-[.$E$1]" office:value-type="float" office:value="210" calcext:value-type="float">
            <text:p>210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87]" office:value-type="float" office:value="86" calcext:value-type="float">
            <text:p>86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87]" office:value-type="float" office:value="210" calcext:value-type="float">
            <text:p>210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Default" office:value-type="float" office:value="87" calcext:value-type="float">
            <text:p>87</text:p>
          </table:table-cell>
          <table:table-cell office:value-type="float" office:value="203" calcext:value-type="float">
            <text:p>203</text:p>
          </table:table-cell>
          <table:table-cell table:formula="of:=[.C88]-[.$E$1]" office:value-type="float" office:value="203" calcext:value-type="float">
            <text:p>203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88]" office:value-type="float" office:value="87" calcext:value-type="float">
            <text:p>87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88]" office:value-type="float" office:value="203" calcext:value-type="float">
            <text:p>203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Default" office:value-type="float" office:value="88" calcext:value-type="float">
            <text:p>88</text:p>
          </table:table-cell>
          <table:table-cell office:value-type="float" office:value="207" calcext:value-type="float">
            <text:p>207</text:p>
          </table:table-cell>
          <table:table-cell table:formula="of:=[.C89]-[.$E$1]" office:value-type="float" office:value="207" calcext:value-type="float">
            <text:p>207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89]" office:value-type="float" office:value="88" calcext:value-type="float">
            <text:p>88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89]" office:value-type="float" office:value="207" calcext:value-type="float">
            <text:p>207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Default" office:value-type="float" office:value="89" calcext:value-type="float">
            <text:p>89</text:p>
          </table:table-cell>
          <table:table-cell office:value-type="float" office:value="188" calcext:value-type="float">
            <text:p>188</text:p>
          </table:table-cell>
          <table:table-cell table:formula="of:=[.C90]-[.$E$1]" office:value-type="float" office:value="188" calcext:value-type="float">
            <text:p>188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90]" office:value-type="float" office:value="89" calcext:value-type="float">
            <text:p>89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90]" office:value-type="float" office:value="188" calcext:value-type="float">
            <text:p>188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Default" office:value-type="float" office:value="90" calcext:value-type="float">
            <text:p>90</text:p>
          </table:table-cell>
          <table:table-cell office:value-type="float" office:value="208" calcext:value-type="float">
            <text:p>208</text:p>
          </table:table-cell>
          <table:table-cell table:formula="of:=[.C91]-[.$E$1]" office:value-type="float" office:value="208" calcext:value-type="float">
            <text:p>208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91]" office:value-type="float" office:value="90" calcext:value-type="float">
            <text:p>90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91]" office:value-type="float" office:value="208" calcext:value-type="float">
            <text:p>208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Default" office:value-type="float" office:value="91" calcext:value-type="float">
            <text:p>91</text:p>
          </table:table-cell>
          <table:table-cell office:value-type="float" office:value="190" calcext:value-type="float">
            <text:p>190</text:p>
          </table:table-cell>
          <table:table-cell table:formula="of:=[.C92]-[.$E$1]" office:value-type="float" office:value="190" calcext:value-type="float">
            <text:p>190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92]" office:value-type="float" office:value="91" calcext:value-type="float">
            <text:p>91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92]" office:value-type="float" office:value="190" calcext:value-type="float">
            <text:p>190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Default" office:value-type="float" office:value="92" calcext:value-type="float">
            <text:p>92</text:p>
          </table:table-cell>
          <table:table-cell office:value-type="float" office:value="186" calcext:value-type="float">
            <text:p>186</text:p>
          </table:table-cell>
          <table:table-cell table:formula="of:=[.C93]-[.$E$1]" office:value-type="float" office:value="186" calcext:value-type="float">
            <text:p>186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93]" office:value-type="float" office:value="92" calcext:value-type="float">
            <text:p>92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93]" office:value-type="float" office:value="186" calcext:value-type="float">
            <text:p>186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Default" office:value-type="float" office:value="93" calcext:value-type="float">
            <text:p>93</text:p>
          </table:table-cell>
          <table:table-cell office:value-type="float" office:value="181" calcext:value-type="float">
            <text:p>181</text:p>
          </table:table-cell>
          <table:table-cell table:formula="of:=[.C94]-[.$E$1]" office:value-type="float" office:value="181" calcext:value-type="float">
            <text:p>181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94]" office:value-type="float" office:value="93" calcext:value-type="float">
            <text:p>93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94]" office:value-type="float" office:value="181" calcext:value-type="float">
            <text:p>181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Default" office:value-type="float" office:value="94" calcext:value-type="float">
            <text:p>94</text:p>
          </table:table-cell>
          <table:table-cell office:value-type="float" office:value="190" calcext:value-type="float">
            <text:p>190</text:p>
          </table:table-cell>
          <table:table-cell table:formula="of:=[.C95]-[.$E$1]" office:value-type="float" office:value="190" calcext:value-type="float">
            <text:p>190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95]" office:value-type="float" office:value="94" calcext:value-type="float">
            <text:p>94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95]" office:value-type="float" office:value="190" calcext:value-type="float">
            <text:p>190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Default" office:value-type="float" office:value="95" calcext:value-type="float">
            <text:p>95</text:p>
          </table:table-cell>
          <table:table-cell office:value-type="float" office:value="188" calcext:value-type="float">
            <text:p>188</text:p>
          </table:table-cell>
          <table:table-cell table:formula="of:=[.C96]-[.$E$1]" office:value-type="float" office:value="188" calcext:value-type="float">
            <text:p>188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96]" office:value-type="float" office:value="95" calcext:value-type="float">
            <text:p>95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96]" office:value-type="float" office:value="188" calcext:value-type="float">
            <text:p>188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Default" office:value-type="float" office:value="96" calcext:value-type="float">
            <text:p>96</text:p>
          </table:table-cell>
          <table:table-cell office:value-type="float" office:value="188" calcext:value-type="float">
            <text:p>188</text:p>
          </table:table-cell>
          <table:table-cell table:formula="of:=[.C97]-[.$E$1]" office:value-type="float" office:value="188" calcext:value-type="float">
            <text:p>188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97]" office:value-type="float" office:value="96" calcext:value-type="float">
            <text:p>96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97]" office:value-type="float" office:value="188" calcext:value-type="float">
            <text:p>188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192" calcext:value-type="float">
            <text:p>192</text:p>
          </table:table-cell>
          <table:table-cell table:formula="of:=[.C98]-[.$E$1]" office:value-type="float" office:value="192" calcext:value-type="float">
            <text:p>192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98]" office:value-type="float" office:value="97" calcext:value-type="float">
            <text:p>97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98]" office:value-type="float" office:value="192" calcext:value-type="float">
            <text:p>192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Default" office:value-type="float" office:value="98" calcext:value-type="float">
            <text:p>98</text:p>
          </table:table-cell>
          <table:table-cell office:value-type="float" office:value="188" calcext:value-type="float">
            <text:p>188</text:p>
          </table:table-cell>
          <table:table-cell table:formula="of:=[.C99]-[.$E$1]" office:value-type="float" office:value="188" calcext:value-type="float">
            <text:p>188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99]" office:value-type="float" office:value="98" calcext:value-type="float">
            <text:p>98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99]" office:value-type="float" office:value="188" calcext:value-type="float">
            <text:p>188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Default" office:value-type="float" office:value="99" calcext:value-type="float">
            <text:p>99</text:p>
          </table:table-cell>
          <table:table-cell office:value-type="float" office:value="174" calcext:value-type="float">
            <text:p>174</text:p>
          </table:table-cell>
          <table:table-cell table:formula="of:=[.C100]-[.$E$1]" office:value-type="float" office:value="174" calcext:value-type="float">
            <text:p>174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100]" office:value-type="float" office:value="99" calcext:value-type="float">
            <text:p>99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100]" office:value-type="float" office:value="174" calcext:value-type="float">
            <text:p>174</text:p>
          </table:table-cell>
          <table:table-cell office:value-type="string" calcext:value-type="string">
            <text:p>-$arg3))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194" calcext:value-type="float">
            <text:p>194</text:p>
          </table:table-cell>
          <table:table-cell table:formula="of:=[.C101]-[.$E$1]" office:value-type="float" office:value="194" calcext:value-type="float">
            <text:p>194</text:p>
          </table:table-cell>
          <table:table-cell/>
          <table:table-cell office:value-type="string" calcext:value-type="string">
            <text:p>python scripts/layered_planner/layered_planner_sim_test_print_new_additional_program.py 2</text:p>
          </table:table-cell>
          <table:table-cell table:formula="of:=[.B101]" office:value-type="float" office:value="100" calcext:value-type="float">
            <text:p>100</text:p>
          </table:table-cell>
          <table:table-cell table:formula="of:=[.$H$1]" office:value-type="string" office:string-value="$arg1" calcext:value-type="string">
            <text:p>$arg1</text:p>
          </table:table-cell>
          <table:table-cell table:formula="of:=[.$I$1]" office:value-type="string" office:string-value="$arg2" calcext:value-type="string">
            <text:p>$arg2</text:p>
          </table:table-cell>
          <table:table-cell office:value-type="string" calcext:value-type="string">
            <text:p>$((</text:p>
          </table:table-cell>
          <table:table-cell table:formula="of:=[.D101]" office:value-type="float" office:value="194" calcext:value-type="float">
            <text:p>194</text:p>
          </table:table-cell>
          <table:table-cell office:value-type="string" calcext:value-type="string">
            <text:p>-$arg3))</text:p>
          </table:table-cell>
        </table:table-row>
        <table:table-row table:style-name="ro2" table:number-rows-repeated="9">
          <table:table-cell/>
          <table:table-cell table:style-name="Default"/>
          <table:table-cell table:number-columns-repeated="10"/>
        </table:table-row>
        <table:table-row table:style-name="ro2" table:number-rows-repeated="1048465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  <table:database-ranges>
        <table:database-range table:name="__Anonymous_Sheet_DB__2" table:target-range-address="Sheet2.J1:Sheet2.J437" table:display-filter-buttons="true" table:orientation="column">
          <table:filter>
            <table:filter-and>
              <table:filter-condition table:field-number="9" table:value="-2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9">00/00/0000</text:date>, <text:time style:data-style-name="N2" text:time-value="15:50:01.8497527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3T16:25:46.725124665</meta:creation-date>
    <dc:date>2020-08-19T16:07:59.945151842</dc:date>
    <meta:editing-duration>P1DT2H4M16S</meta:editing-duration>
    <meta:editing-cycles>13</meta:editing-cycles>
    <meta:generator>LibreOffice/5.1.6.2$Linux_X86_64 LibreOffice_project/10m0$Build-2</meta:generator>
    <meta:document-statistic meta:table-count="4" meta:cell-count="17047" meta:object-count="0"/>
  </office:meta>
</office:document-meta>
</file>